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mo" svg:font-family="Arimo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40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244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creen2-3_20__28_HEX_29_">
      <style:table-properties table:display="true" style:writing-mode="lr-tb"/>
    </style:style>
    <style:style style:name="ta3" style:family="table" style:master-page-name="PageStyle_5f_Screen3-3_20__28_HEX_29_">
      <style:table-properties table:display="true" style:writing-mode="lr-tb"/>
    </style:style>
    <style:style style:name="ta4" style:family="table" style:master-page-name="PageStyle_5f_Screen1-3">
      <style:table-properties table:display="true" style:writing-mode="lr-tb"/>
    </style:style>
    <style:style style:name="ta5" style:family="table" style:master-page-name="PageStyle_5f_Screen2-3">
      <style:table-properties table:display="true" style:writing-mode="lr-tb"/>
    </style:style>
    <style:style style:name="ta6" style:family="table" style:master-page-name="PageStyle_5f_Screen3-3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een1-3 (HEX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1">
          <table:table-cell table:style-name="ce79"/>
          <table:table-cell table:style-name="ce88" office:value-type="string" calcext:value-type="string">
            <text:p>0</text:p>
            <text:p>Pixel</text:p>
            <text:p>0-7</text:p>
            <text:p>$00-$07</text:p>
          </table:table-cell>
          <table:table-cell table:style-name="ce88" office:value-type="string" calcext:value-type="string">
            <text:p>1</text:p>
            <text:p>Pixel</text:p>
            <text:p>8-15</text:p>
            <text:p>$08-$0F</text:p>
          </table:table-cell>
          <table:table-cell table:style-name="ce88" office:value-type="string" calcext:value-type="string">
            <text:p>2</text:p>
            <text:p>Pixel</text:p>
            <text:p>16-23</text:p>
            <text:p>$10-$17</text:p>
          </table:table-cell>
          <table:table-cell table:style-name="ce88" office:value-type="string" calcext:value-type="string">
            <text:p>3</text:p>
            <text:p>Pixel</text:p>
            <text:p>24-31</text:p>
            <text:p>$18-$1F</text:p>
          </table:table-cell>
          <table:table-cell table:style-name="ce88" office:value-type="string" calcext:value-type="string">
            <text:p>4</text:p>
            <text:p>Pixel</text:p>
            <text:p>32-39</text:p>
            <text:p>$20-$27</text:p>
          </table:table-cell>
          <table:table-cell table:style-name="ce88" office:value-type="string" calcext:value-type="string">
            <text:p>5</text:p>
            <text:p>Pixel</text:p>
            <text:p>40-47</text:p>
            <text:p>$28-$2F</text:p>
          </table:table-cell>
          <table:table-cell table:style-name="ce88" office:value-type="string" calcext:value-type="string">
            <text:p>6</text:p>
            <text:p>Pixel</text:p>
            <text:p>48-55</text:p>
            <text:p>$30-$37</text:p>
          </table:table-cell>
          <table:table-cell table:style-name="ce88" office:value-type="string" calcext:value-type="string">
            <text:p>7</text:p>
            <text:p>Pixel</text:p>
            <text:p>56-63</text:p>
            <text:p>$38-$3F</text:p>
          </table:table-cell>
          <table:table-cell table:style-name="ce88" office:value-type="string" calcext:value-type="string">
            <text:p>8</text:p>
            <text:p>Pixel</text:p>
            <text:p>64-71</text:p>
            <text:p>$40-$47</text:p>
          </table:table-cell>
          <table:table-cell table:style-name="ce88" office:value-type="string" calcext:value-type="string">
            <text:p>9</text:p>
            <text:p>Pixel</text:p>
            <text:p>72-79</text:p>
            <text:p>$48-$4F</text:p>
          </table:table-cell>
          <table:table-cell table:style-name="ce88" office:value-type="string" calcext:value-type="string">
            <text:p>10</text:p>
            <text:p>Pixel</text:p>
            <text:p>80-87</text:p>
            <text:p>$50-$57</text:p>
          </table:table-cell>
          <table:table-cell table:style-name="ce88" office:value-type="string" calcext:value-type="string">
            <text:p>11</text:p>
            <text:p>Pixel</text:p>
            <text:p>88-95</text:p>
            <text:p>$58-$5F</text:p>
          </table:table-cell>
          <table:table-cell table:style-name="ce88" office:value-type="string" calcext:value-type="string">
            <text:p>12</text:p>
            <text:p>Pixel</text:p>
            <text:p>96-103</text:p>
            <text:p>$60-$67</text:p>
          </table:table-cell>
          <table:table-cell table:style-name="ce88" office:value-type="string" calcext:value-type="string">
            <text:p>13</text:p>
            <text:p>Pixel</text:p>
            <text:p>104-111</text:p>
            <text:p>$68-$6F</text:p>
          </table:table-cell>
          <table:table-cell table:style-name="ce88" office:value-type="string" calcext:value-type="string">
            <text:p>14</text:p>
            <text:p>Pixel</text:p>
            <text:p>112-119</text:p>
            <text:p>$70-$77</text:p>
          </table:table-cell>
          <table:table-cell table:style-name="ce88" office:value-type="string" calcext:value-type="string">
            <text:p>15</text:p>
            <text:p>Pixel</text:p>
            <text:p>120-127</text:p>
            <text:p>$78-$7F</text:p>
          </table:table-cell>
          <table:table-cell table:style-name="ce88" office:value-type="string" calcext:value-type="string">
            <text:p>16</text:p>
            <text:p>Pixel</text:p>
            <text:p>128-135</text:p>
            <text:p> $80-$87</text:p>
          </table:table-cell>
          <table:table-cell table:style-name="ce88" office:value-type="string" calcext:value-type="string">
            <text:p>17</text:p>
            <text:p>Pixel</text:p>
            <text:p>136-143</text:p>
            <text:p>$88-$8F</text:p>
          </table:table-cell>
          <table:table-cell table:style-name="ce88" office:value-type="string" calcext:value-type="string">
            <text:p>18</text:p>
            <text:p>Pixel</text:p>
            <text:p>144-151</text:p>
            <text:p>$90-$97</text:p>
          </table:table-cell>
          <table:table-cell table:style-name="ce88" office:value-type="string" calcext:value-type="string">
            <text:p>19</text:p>
            <text:p>Pixel</text:p>
            <text:p>152-159</text:p>
            <text:p>$98-$9F</text:p>
          </table:table-cell>
          <table:table-cell table:style-name="ce88" office:value-type="string" calcext:value-type="string">
            <text:p>20</text:p>
            <text:p>Pixel</text:p>
            <text:p>160-167</text:p>
            <text:p>$A0-$A7</text:p>
          </table:table-cell>
          <table:table-cell table:style-name="ce88" office:value-type="string" calcext:value-type="string">
            <text:p>21</text:p>
            <text:p>Pixel</text:p>
            <text:p>168-175</text:p>
            <text:p>$A8-$AF</text:p>
          </table:table-cell>
          <table:table-cell table:style-name="ce88" office:value-type="string" calcext:value-type="string">
            <text:p>22</text:p>
            <text:p>Pixel</text:p>
            <text:p>176-183</text:p>
            <text:p>$B0-$B7</text:p>
          </table:table-cell>
          <table:table-cell table:style-name="ce88" office:value-type="string" calcext:value-type="string">
            <text:p>23</text:p>
            <text:p>Pixel</text:p>
            <text:p>184-191</text:p>
            <text:p>$B8-$BF</text:p>
          </table:table-cell>
          <table:table-cell table:style-name="ce88" office:value-type="string" calcext:value-type="string">
            <text:p>24</text:p>
            <text:p>Pixel</text:p>
            <text:p>192-199</text:p>
            <text:p>$C0-$C7</text:p>
          </table:table-cell>
          <table:table-cell table:style-name="ce88" office:value-type="string" calcext:value-type="string">
            <text:p>25</text:p>
            <text:p>Pixel</text:p>
            <text:p>200-207</text:p>
            <text:p>$C8-$CF</text:p>
          </table:table-cell>
          <table:table-cell table:style-name="ce88" office:value-type="string" calcext:value-type="string">
            <text:p>26</text:p>
            <text:p>Pixel</text:p>
            <text:p>208-215</text:p>
            <text:p>$D0-$D7</text:p>
          </table:table-cell>
          <table:table-cell table:style-name="ce88" office:value-type="string" calcext:value-type="string">
            <text:p>27</text:p>
            <text:p>Pixel</text:p>
            <text:p>216-223</text:p>
            <text:p>$D8-$DF</text:p>
          </table:table-cell>
          <table:table-cell table:style-name="ce88" office:value-type="string" calcext:value-type="string">
            <text:p>28</text:p>
            <text:p>Pixel</text:p>
            <text:p>224-231</text:p>
            <text:p>$E0-$E7</text:p>
          </table:table-cell>
          <table:table-cell table:style-name="ce88" office:value-type="string" calcext:value-type="string">
            <text:p>29</text:p>
            <text:p>Pixel</text:p>
            <text:p>232-239</text:p>
            <text:p>$E8-$EF</text:p>
          </table:table-cell>
          <table:table-cell table:style-name="ce88" office:value-type="string" calcext:value-type="string">
            <text:p>30</text:p>
            <text:p>Pixel</text:p>
            <text:p>240-247</text:p>
            <text:p>$F0-$F7</text:p>
          </table:table-cell>
          <table:table-cell table:style-name="ce110" office:value-type="string" calcext:value-type="string">
            <text:p>31</text:p>
            <text:p>Pixel</text:p>
            <text:p>248-255</text:p>
            <text:p>$F8-$FF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0</text:p>
            <text:p>Y Pixel</text:p>
            <text:p>0-7</text:p>
            <text:p>$00-$07</text:p>
          </table:table-cell>
          <table:table-cell table:style-name="ce89" table:formula="of:=DEC2HEX(16384)" office:value-type="string" office:string-value="4000" calcext:value-type="string">
            <text:p>4000</text:p>
          </table:table-cell>
          <table:table-cell table:style-name="ce92" table:formula="of:=DEC2HEX(SUM(HEX2DEC([.B2]);1))" office:value-type="string" office:string-value="4001" calcext:value-type="string">
            <text:p>4001</text:p>
          </table:table-cell>
          <table:table-cell table:style-name="ce94" table:formula="of:=DEC2HEX(SUM(HEX2DEC([.C2]);1))" office:value-type="string" office:string-value="4002" calcext:value-type="string">
            <text:p>4002</text:p>
          </table:table-cell>
          <table:table-cell table:style-name="ce92" table:formula="of:=DEC2HEX(SUM(HEX2DEC([.D2]);1))" office:value-type="string" office:string-value="4003" calcext:value-type="string">
            <text:p>4003</text:p>
          </table:table-cell>
          <table:table-cell table:style-name="ce102" table:formula="of:=DEC2HEX(SUM(HEX2DEC([.E2]);1))" office:value-type="string" office:string-value="4004" calcext:value-type="string">
            <text:p>4004</text:p>
          </table:table-cell>
          <table:table-cell table:style-name="ce92" table:formula="of:=DEC2HEX(SUM(HEX2DEC([.F2]);1))" office:value-type="string" office:string-value="4005" calcext:value-type="string">
            <text:p>4005</text:p>
          </table:table-cell>
          <table:table-cell table:style-name="ce102" table:formula="of:=DEC2HEX(SUM(HEX2DEC([.G2]);1))" office:value-type="string" office:string-value="4006" calcext:value-type="string">
            <text:p>4006</text:p>
          </table:table-cell>
          <table:table-cell table:style-name="ce92" table:formula="of:=DEC2HEX(SUM(HEX2DEC([.H2]);1))" office:value-type="string" office:string-value="4007" calcext:value-type="string">
            <text:p>4007</text:p>
          </table:table-cell>
          <table:table-cell table:style-name="ce102" table:formula="of:=DEC2HEX(SUM(HEX2DEC([.I2]);1))" office:value-type="string" office:string-value="4008" calcext:value-type="string">
            <text:p>4008</text:p>
          </table:table-cell>
          <table:table-cell table:style-name="ce92" table:formula="of:=DEC2HEX(SUM(HEX2DEC([.J2]);1))" office:value-type="string" office:string-value="4009" calcext:value-type="string">
            <text:p>4009</text:p>
          </table:table-cell>
          <table:table-cell table:style-name="ce102" table:formula="of:=DEC2HEX(SUM(HEX2DEC([.K2]);1))" office:value-type="string" office:string-value="400A" calcext:value-type="string">
            <text:p>400A</text:p>
          </table:table-cell>
          <table:table-cell table:style-name="ce92" table:formula="of:=DEC2HEX(SUM(HEX2DEC([.L2]);1))" office:value-type="string" office:string-value="400B" calcext:value-type="string">
            <text:p>400B</text:p>
          </table:table-cell>
          <table:table-cell table:style-name="ce102" table:formula="of:=DEC2HEX(SUM(HEX2DEC([.M2]);1))" office:value-type="string" office:string-value="400C" calcext:value-type="string">
            <text:p>400C</text:p>
          </table:table-cell>
          <table:table-cell table:style-name="ce92" table:formula="of:=DEC2HEX(SUM(HEX2DEC([.N2]);1))" office:value-type="string" office:string-value="400D" calcext:value-type="string">
            <text:p>400D</text:p>
          </table:table-cell>
          <table:table-cell table:style-name="ce102" table:formula="of:=DEC2HEX(SUM(HEX2DEC([.O2]);1))" office:value-type="string" office:string-value="400E" calcext:value-type="string">
            <text:p>400E</text:p>
          </table:table-cell>
          <table:table-cell table:style-name="ce92" table:formula="of:=DEC2HEX(SUM(HEX2DEC([.P2]);1))" office:value-type="string" office:string-value="400F" calcext:value-type="string">
            <text:p>400F</text:p>
          </table:table-cell>
          <table:table-cell table:style-name="ce102" table:formula="of:=DEC2HEX(SUM(HEX2DEC([.Q2]);1))" office:value-type="string" office:string-value="4010" calcext:value-type="string">
            <text:p>4010</text:p>
          </table:table-cell>
          <table:table-cell table:style-name="ce92" table:formula="of:=DEC2HEX(SUM(HEX2DEC([.R2]);1))" office:value-type="string" office:string-value="4011" calcext:value-type="string">
            <text:p>4011</text:p>
          </table:table-cell>
          <table:table-cell table:style-name="ce107" table:formula="of:=DEC2HEX(SUM(HEX2DEC([.S2]);1))" office:value-type="string" office:string-value="4012" calcext:value-type="string">
            <text:p>4012</text:p>
          </table:table-cell>
          <table:table-cell table:style-name="ce92" table:formula="of:=DEC2HEX(SUM(HEX2DEC([.T2]);1))" office:value-type="string" office:string-value="4013" calcext:value-type="string">
            <text:p>4013</text:p>
          </table:table-cell>
          <table:table-cell table:style-name="ce102" table:formula="of:=DEC2HEX(SUM(HEX2DEC([.U2]);1))" office:value-type="string" office:string-value="4014" calcext:value-type="string">
            <text:p>4014</text:p>
          </table:table-cell>
          <table:table-cell table:style-name="ce92" table:formula="of:=DEC2HEX(SUM(HEX2DEC([.V2]);1))" office:value-type="string" office:string-value="4015" calcext:value-type="string">
            <text:p>4015</text:p>
          </table:table-cell>
          <table:table-cell table:style-name="ce102" table:formula="of:=DEC2HEX(SUM(HEX2DEC([.W2]);1))" office:value-type="string" office:string-value="4016" calcext:value-type="string">
            <text:p>4016</text:p>
          </table:table-cell>
          <table:table-cell table:style-name="ce92" table:formula="of:=DEC2HEX(SUM(HEX2DEC([.X2]);1))" office:value-type="string" office:string-value="4017" calcext:value-type="string">
            <text:p>4017</text:p>
          </table:table-cell>
          <table:table-cell table:style-name="ce102" table:formula="of:=DEC2HEX(SUM(HEX2DEC([.Y2]);1))" office:value-type="string" office:string-value="4018" calcext:value-type="string">
            <text:p>4018</text:p>
          </table:table-cell>
          <table:table-cell table:style-name="ce92" table:formula="of:=DEC2HEX(SUM(HEX2DEC([.Z2]);1))" office:value-type="string" office:string-value="4019" calcext:value-type="string">
            <text:p>4019</text:p>
          </table:table-cell>
          <table:table-cell table:style-name="ce102" table:formula="of:=DEC2HEX(SUM(HEX2DEC([.AA2]);1))" office:value-type="string" office:string-value="401A" calcext:value-type="string">
            <text:p>401A</text:p>
          </table:table-cell>
          <table:table-cell table:style-name="ce92" table:formula="of:=DEC2HEX(SUM(HEX2DEC([.AB2]);1))" office:value-type="string" office:string-value="401B" calcext:value-type="string">
            <text:p>401B</text:p>
          </table:table-cell>
          <table:table-cell table:style-name="ce102" table:formula="of:=DEC2HEX(SUM(HEX2DEC([.AC2]);1))" office:value-type="string" office:string-value="401C" calcext:value-type="string">
            <text:p>401C</text:p>
          </table:table-cell>
          <table:table-cell table:style-name="ce92" table:formula="of:=DEC2HEX(SUM(HEX2DEC([.AD2]);1))" office:value-type="string" office:string-value="401D" calcext:value-type="string">
            <text:p>401D</text:p>
          </table:table-cell>
          <table:table-cell table:style-name="ce102" table:formula="of:=DEC2HEX(SUM(HEX2DEC([.AE2]);1))" office:value-type="string" office:string-value="401E" calcext:value-type="string">
            <text:p>401E</text:p>
          </table:table-cell>
          <table:table-cell table:style-name="ce92" table:formula="of:=DEC2HEX(SUM(HEX2DEC([.AF2]);1))" office:value-type="string" office:string-value="401F" calcext:value-type="string">
            <text:p>40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58]);1))" office:value-type="string" office:string-value="4100" calcext:value-type="string">
            <text:p>4100</text:p>
          </table:table-cell>
          <table:table-cell table:style-name="ce92" table:formula="of:=DEC2HEX(SUM(HEX2DEC([.B3]);1))" office:value-type="string" office:string-value="4101" calcext:value-type="string">
            <text:p>4101</text:p>
          </table:table-cell>
          <table:table-cell table:style-name="ce94" table:formula="of:=DEC2HEX(SUM(HEX2DEC([.C3]);1))" office:value-type="string" office:string-value="4102" calcext:value-type="string">
            <text:p>4102</text:p>
          </table:table-cell>
          <table:table-cell table:style-name="ce92" table:formula="of:=DEC2HEX(SUM(HEX2DEC([.D3]);1))" office:value-type="string" office:string-value="4103" calcext:value-type="string">
            <text:p>4103</text:p>
          </table:table-cell>
          <table:table-cell table:style-name="ce102" table:formula="of:=DEC2HEX(SUM(HEX2DEC([.E3]);1))" office:value-type="string" office:string-value="4104" calcext:value-type="string">
            <text:p>4104</text:p>
          </table:table-cell>
          <table:table-cell table:style-name="ce92" table:formula="of:=DEC2HEX(SUM(HEX2DEC([.F3]);1))" office:value-type="string" office:string-value="4105" calcext:value-type="string">
            <text:p>4105</text:p>
          </table:table-cell>
          <table:table-cell table:style-name="ce102" table:formula="of:=DEC2HEX(SUM(HEX2DEC([.G3]);1))" office:value-type="string" office:string-value="4106" calcext:value-type="string">
            <text:p>4106</text:p>
          </table:table-cell>
          <table:table-cell table:style-name="ce92" table:formula="of:=DEC2HEX(SUM(HEX2DEC([.H3]);1))" office:value-type="string" office:string-value="4107" calcext:value-type="string">
            <text:p>4107</text:p>
          </table:table-cell>
          <table:table-cell table:style-name="ce102" table:formula="of:=DEC2HEX(SUM(HEX2DEC([.I3]);1))" office:value-type="string" office:string-value="4108" calcext:value-type="string">
            <text:p>4108</text:p>
          </table:table-cell>
          <table:table-cell table:style-name="ce92" table:formula="of:=DEC2HEX(SUM(HEX2DEC([.J3]);1))" office:value-type="string" office:string-value="4109" calcext:value-type="string">
            <text:p>4109</text:p>
          </table:table-cell>
          <table:table-cell table:style-name="ce102" table:formula="of:=DEC2HEX(SUM(HEX2DEC([.K3]);1))" office:value-type="string" office:string-value="410A" calcext:value-type="string">
            <text:p>410A</text:p>
          </table:table-cell>
          <table:table-cell table:style-name="ce92" table:formula="of:=DEC2HEX(SUM(HEX2DEC([.L3]);1))" office:value-type="string" office:string-value="410B" calcext:value-type="string">
            <text:p>410B</text:p>
          </table:table-cell>
          <table:table-cell table:style-name="ce102" table:formula="of:=DEC2HEX(SUM(HEX2DEC([.M3]);1))" office:value-type="string" office:string-value="410C" calcext:value-type="string">
            <text:p>410C</text:p>
          </table:table-cell>
          <table:table-cell table:style-name="ce92" table:formula="of:=DEC2HEX(SUM(HEX2DEC([.N3]);1))" office:value-type="string" office:string-value="410D" calcext:value-type="string">
            <text:p>410D</text:p>
          </table:table-cell>
          <table:table-cell table:style-name="ce102" table:formula="of:=DEC2HEX(SUM(HEX2DEC([.O3]);1))" office:value-type="string" office:string-value="410E" calcext:value-type="string">
            <text:p>410E</text:p>
          </table:table-cell>
          <table:table-cell table:style-name="ce92" table:formula="of:=DEC2HEX(SUM(HEX2DEC([.P3]);1))" office:value-type="string" office:string-value="410F" calcext:value-type="string">
            <text:p>410F</text:p>
          </table:table-cell>
          <table:table-cell table:style-name="ce102" table:formula="of:=DEC2HEX(SUM(HEX2DEC([.Q3]);1))" office:value-type="string" office:string-value="4110" calcext:value-type="string">
            <text:p>4110</text:p>
          </table:table-cell>
          <table:table-cell table:style-name="ce92" table:formula="of:=DEC2HEX(SUM(HEX2DEC([.R3]);1))" office:value-type="string" office:string-value="4111" calcext:value-type="string">
            <text:p>4111</text:p>
          </table:table-cell>
          <table:table-cell table:style-name="ce107" table:formula="of:=DEC2HEX(SUM(HEX2DEC([.S3]);1))" office:value-type="string" office:string-value="4112" calcext:value-type="string">
            <text:p>4112</text:p>
          </table:table-cell>
          <table:table-cell table:style-name="ce92" table:formula="of:=DEC2HEX(SUM(HEX2DEC([.T3]);1))" office:value-type="string" office:string-value="4113" calcext:value-type="string">
            <text:p>4113</text:p>
          </table:table-cell>
          <table:table-cell table:style-name="ce102" table:formula="of:=DEC2HEX(SUM(HEX2DEC([.U3]);1))" office:value-type="string" office:string-value="4114" calcext:value-type="string">
            <text:p>4114</text:p>
          </table:table-cell>
          <table:table-cell table:style-name="ce92" table:formula="of:=DEC2HEX(SUM(HEX2DEC([.V3]);1))" office:value-type="string" office:string-value="4115" calcext:value-type="string">
            <text:p>4115</text:p>
          </table:table-cell>
          <table:table-cell table:style-name="ce102" table:formula="of:=DEC2HEX(SUM(HEX2DEC([.W3]);1))" office:value-type="string" office:string-value="4116" calcext:value-type="string">
            <text:p>4116</text:p>
          </table:table-cell>
          <table:table-cell table:style-name="ce92" table:formula="of:=DEC2HEX(SUM(HEX2DEC([.X3]);1))" office:value-type="string" office:string-value="4117" calcext:value-type="string">
            <text:p>4117</text:p>
          </table:table-cell>
          <table:table-cell table:style-name="ce102" table:formula="of:=DEC2HEX(SUM(HEX2DEC([.Y3]);1))" office:value-type="string" office:string-value="4118" calcext:value-type="string">
            <text:p>4118</text:p>
          </table:table-cell>
          <table:table-cell table:style-name="ce92" table:formula="of:=DEC2HEX(SUM(HEX2DEC([.Z3]);1))" office:value-type="string" office:string-value="4119" calcext:value-type="string">
            <text:p>4119</text:p>
          </table:table-cell>
          <table:table-cell table:style-name="ce102" table:formula="of:=DEC2HEX(SUM(HEX2DEC([.AA3]);1))" office:value-type="string" office:string-value="411A" calcext:value-type="string">
            <text:p>411A</text:p>
          </table:table-cell>
          <table:table-cell table:style-name="ce92" table:formula="of:=DEC2HEX(SUM(HEX2DEC([.AB3]);1))" office:value-type="string" office:string-value="411B" calcext:value-type="string">
            <text:p>411B</text:p>
          </table:table-cell>
          <table:table-cell table:style-name="ce102" table:formula="of:=DEC2HEX(SUM(HEX2DEC([.AC3]);1))" office:value-type="string" office:string-value="411C" calcext:value-type="string">
            <text:p>411C</text:p>
          </table:table-cell>
          <table:table-cell table:style-name="ce92" table:formula="of:=DEC2HEX(SUM(HEX2DEC([.AD3]);1))" office:value-type="string" office:string-value="411D" calcext:value-type="string">
            <text:p>411D</text:p>
          </table:table-cell>
          <table:table-cell table:style-name="ce102" table:formula="of:=DEC2HEX(SUM(HEX2DEC([.AE3]);1))" office:value-type="string" office:string-value="411E" calcext:value-type="string">
            <text:p>411E</text:p>
          </table:table-cell>
          <table:table-cell table:style-name="ce92" table:formula="of:=DEC2HEX(SUM(HEX2DEC([.AF3]);1))" office:value-type="string" office:string-value="411F" calcext:value-type="string">
            <text:p>41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59]);1))" office:value-type="string" office:string-value="4200" calcext:value-type="string">
            <text:p>4200</text:p>
          </table:table-cell>
          <table:table-cell table:style-name="ce92" table:formula="of:=DEC2HEX(SUM(HEX2DEC([.B4]);1))" office:value-type="string" office:string-value="4201" calcext:value-type="string">
            <text:p>4201</text:p>
          </table:table-cell>
          <table:table-cell table:style-name="ce94" table:formula="of:=DEC2HEX(SUM(HEX2DEC([.C4]);1))" office:value-type="string" office:string-value="4202" calcext:value-type="string">
            <text:p>4202</text:p>
          </table:table-cell>
          <table:table-cell table:style-name="ce92" table:formula="of:=DEC2HEX(SUM(HEX2DEC([.D4]);1))" office:value-type="string" office:string-value="4203" calcext:value-type="string">
            <text:p>4203</text:p>
          </table:table-cell>
          <table:table-cell table:style-name="ce102" table:formula="of:=DEC2HEX(SUM(HEX2DEC([.E4]);1))" office:value-type="string" office:string-value="4204" calcext:value-type="string">
            <text:p>4204</text:p>
          </table:table-cell>
          <table:table-cell table:style-name="ce92" table:formula="of:=DEC2HEX(SUM(HEX2DEC([.F4]);1))" office:value-type="string" office:string-value="4205" calcext:value-type="string">
            <text:p>4205</text:p>
          </table:table-cell>
          <table:table-cell table:style-name="ce102" table:formula="of:=DEC2HEX(SUM(HEX2DEC([.G4]);1))" office:value-type="string" office:string-value="4206" calcext:value-type="string">
            <text:p>4206</text:p>
          </table:table-cell>
          <table:table-cell table:style-name="ce92" table:formula="of:=DEC2HEX(SUM(HEX2DEC([.H4]);1))" office:value-type="string" office:string-value="4207" calcext:value-type="string">
            <text:p>4207</text:p>
          </table:table-cell>
          <table:table-cell table:style-name="ce102" table:formula="of:=DEC2HEX(SUM(HEX2DEC([.I4]);1))" office:value-type="string" office:string-value="4208" calcext:value-type="string">
            <text:p>4208</text:p>
          </table:table-cell>
          <table:table-cell table:style-name="ce92" table:formula="of:=DEC2HEX(SUM(HEX2DEC([.J4]);1))" office:value-type="string" office:string-value="4209" calcext:value-type="string">
            <text:p>4209</text:p>
          </table:table-cell>
          <table:table-cell table:style-name="ce102" table:formula="of:=DEC2HEX(SUM(HEX2DEC([.K4]);1))" office:value-type="string" office:string-value="420A" calcext:value-type="string">
            <text:p>420A</text:p>
          </table:table-cell>
          <table:table-cell table:style-name="ce92" table:formula="of:=DEC2HEX(SUM(HEX2DEC([.L4]);1))" office:value-type="string" office:string-value="420B" calcext:value-type="string">
            <text:p>420B</text:p>
          </table:table-cell>
          <table:table-cell table:style-name="ce102" table:formula="of:=DEC2HEX(SUM(HEX2DEC([.M4]);1))" office:value-type="string" office:string-value="420C" calcext:value-type="string">
            <text:p>420C</text:p>
          </table:table-cell>
          <table:table-cell table:style-name="ce92" table:formula="of:=DEC2HEX(SUM(HEX2DEC([.N4]);1))" office:value-type="string" office:string-value="420D" calcext:value-type="string">
            <text:p>420D</text:p>
          </table:table-cell>
          <table:table-cell table:style-name="ce102" table:formula="of:=DEC2HEX(SUM(HEX2DEC([.O4]);1))" office:value-type="string" office:string-value="420E" calcext:value-type="string">
            <text:p>420E</text:p>
          </table:table-cell>
          <table:table-cell table:style-name="ce92" table:formula="of:=DEC2HEX(SUM(HEX2DEC([.P4]);1))" office:value-type="string" office:string-value="420F" calcext:value-type="string">
            <text:p>420F</text:p>
          </table:table-cell>
          <table:table-cell table:style-name="ce102" table:formula="of:=DEC2HEX(SUM(HEX2DEC([.Q4]);1))" office:value-type="string" office:string-value="4210" calcext:value-type="string">
            <text:p>4210</text:p>
          </table:table-cell>
          <table:table-cell table:style-name="ce92" table:formula="of:=DEC2HEX(SUM(HEX2DEC([.R4]);1))" office:value-type="string" office:string-value="4211" calcext:value-type="string">
            <text:p>4211</text:p>
          </table:table-cell>
          <table:table-cell table:style-name="ce107" table:formula="of:=DEC2HEX(SUM(HEX2DEC([.S4]);1))" office:value-type="string" office:string-value="4212" calcext:value-type="string">
            <text:p>4212</text:p>
          </table:table-cell>
          <table:table-cell table:style-name="ce92" table:formula="of:=DEC2HEX(SUM(HEX2DEC([.T4]);1))" office:value-type="string" office:string-value="4213" calcext:value-type="string">
            <text:p>4213</text:p>
          </table:table-cell>
          <table:table-cell table:style-name="ce102" table:formula="of:=DEC2HEX(SUM(HEX2DEC([.U4]);1))" office:value-type="string" office:string-value="4214" calcext:value-type="string">
            <text:p>4214</text:p>
          </table:table-cell>
          <table:table-cell table:style-name="ce92" table:formula="of:=DEC2HEX(SUM(HEX2DEC([.V4]);1))" office:value-type="string" office:string-value="4215" calcext:value-type="string">
            <text:p>4215</text:p>
          </table:table-cell>
          <table:table-cell table:style-name="ce102" table:formula="of:=DEC2HEX(SUM(HEX2DEC([.W4]);1))" office:value-type="string" office:string-value="4216" calcext:value-type="string">
            <text:p>4216</text:p>
          </table:table-cell>
          <table:table-cell table:style-name="ce92" table:formula="of:=DEC2HEX(SUM(HEX2DEC([.X4]);1))" office:value-type="string" office:string-value="4217" calcext:value-type="string">
            <text:p>4217</text:p>
          </table:table-cell>
          <table:table-cell table:style-name="ce102" table:formula="of:=DEC2HEX(SUM(HEX2DEC([.Y4]);1))" office:value-type="string" office:string-value="4218" calcext:value-type="string">
            <text:p>4218</text:p>
          </table:table-cell>
          <table:table-cell table:style-name="ce92" table:formula="of:=DEC2HEX(SUM(HEX2DEC([.Z4]);1))" office:value-type="string" office:string-value="4219" calcext:value-type="string">
            <text:p>4219</text:p>
          </table:table-cell>
          <table:table-cell table:style-name="ce102" table:formula="of:=DEC2HEX(SUM(HEX2DEC([.AA4]);1))" office:value-type="string" office:string-value="421A" calcext:value-type="string">
            <text:p>421A</text:p>
          </table:table-cell>
          <table:table-cell table:style-name="ce92" table:formula="of:=DEC2HEX(SUM(HEX2DEC([.AB4]);1))" office:value-type="string" office:string-value="421B" calcext:value-type="string">
            <text:p>421B</text:p>
          </table:table-cell>
          <table:table-cell table:style-name="ce102" table:formula="of:=DEC2HEX(SUM(HEX2DEC([.AC4]);1))" office:value-type="string" office:string-value="421C" calcext:value-type="string">
            <text:p>421C</text:p>
          </table:table-cell>
          <table:table-cell table:style-name="ce92" table:formula="of:=DEC2HEX(SUM(HEX2DEC([.AD4]);1))" office:value-type="string" office:string-value="421D" calcext:value-type="string">
            <text:p>421D</text:p>
          </table:table-cell>
          <table:table-cell table:style-name="ce102" table:formula="of:=DEC2HEX(SUM(HEX2DEC([.AE4]);1))" office:value-type="string" office:string-value="421E" calcext:value-type="string">
            <text:p>421E</text:p>
          </table:table-cell>
          <table:table-cell table:style-name="ce92" table:formula="of:=DEC2HEX(SUM(HEX2DEC([.AF4]);1))" office:value-type="string" office:string-value="421F" calcext:value-type="string">
            <text:p>42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0]);1))" office:value-type="string" office:string-value="4300" calcext:value-type="string">
            <text:p>4300</text:p>
          </table:table-cell>
          <table:table-cell table:style-name="ce92" table:formula="of:=DEC2HEX(SUM(HEX2DEC([.B5]);1))" office:value-type="string" office:string-value="4301" calcext:value-type="string">
            <text:p>4301</text:p>
          </table:table-cell>
          <table:table-cell table:style-name="ce94" table:formula="of:=DEC2HEX(SUM(HEX2DEC([.C5]);1))" office:value-type="string" office:string-value="4302" calcext:value-type="string">
            <text:p>4302</text:p>
          </table:table-cell>
          <table:table-cell table:style-name="ce92" table:formula="of:=DEC2HEX(SUM(HEX2DEC([.D5]);1))" office:value-type="string" office:string-value="4303" calcext:value-type="string">
            <text:p>4303</text:p>
          </table:table-cell>
          <table:table-cell table:style-name="ce102" table:formula="of:=DEC2HEX(SUM(HEX2DEC([.E5]);1))" office:value-type="string" office:string-value="4304" calcext:value-type="string">
            <text:p>4304</text:p>
          </table:table-cell>
          <table:table-cell table:style-name="ce92" table:formula="of:=DEC2HEX(SUM(HEX2DEC([.F5]);1))" office:value-type="string" office:string-value="4305" calcext:value-type="string">
            <text:p>4305</text:p>
          </table:table-cell>
          <table:table-cell table:style-name="ce102" table:formula="of:=DEC2HEX(SUM(HEX2DEC([.G5]);1))" office:value-type="string" office:string-value="4306" calcext:value-type="string">
            <text:p>4306</text:p>
          </table:table-cell>
          <table:table-cell table:style-name="ce92" table:formula="of:=DEC2HEX(SUM(HEX2DEC([.H5]);1))" office:value-type="string" office:string-value="4307" calcext:value-type="string">
            <text:p>4307</text:p>
          </table:table-cell>
          <table:table-cell table:style-name="ce102" table:formula="of:=DEC2HEX(SUM(HEX2DEC([.I5]);1))" office:value-type="string" office:string-value="4308" calcext:value-type="string">
            <text:p>4308</text:p>
          </table:table-cell>
          <table:table-cell table:style-name="ce92" table:formula="of:=DEC2HEX(SUM(HEX2DEC([.J5]);1))" office:value-type="string" office:string-value="4309" calcext:value-type="string">
            <text:p>4309</text:p>
          </table:table-cell>
          <table:table-cell table:style-name="ce102" table:formula="of:=DEC2HEX(SUM(HEX2DEC([.K5]);1))" office:value-type="string" office:string-value="430A" calcext:value-type="string">
            <text:p>430A</text:p>
          </table:table-cell>
          <table:table-cell table:style-name="ce92" table:formula="of:=DEC2HEX(SUM(HEX2DEC([.L5]);1))" office:value-type="string" office:string-value="430B" calcext:value-type="string">
            <text:p>430B</text:p>
          </table:table-cell>
          <table:table-cell table:style-name="ce102" table:formula="of:=DEC2HEX(SUM(HEX2DEC([.M5]);1))" office:value-type="string" office:string-value="430C" calcext:value-type="string">
            <text:p>430C</text:p>
          </table:table-cell>
          <table:table-cell table:style-name="ce92" table:formula="of:=DEC2HEX(SUM(HEX2DEC([.N5]);1))" office:value-type="string" office:string-value="430D" calcext:value-type="string">
            <text:p>430D</text:p>
          </table:table-cell>
          <table:table-cell table:style-name="ce102" table:formula="of:=DEC2HEX(SUM(HEX2DEC([.O5]);1))" office:value-type="string" office:string-value="430E" calcext:value-type="string">
            <text:p>430E</text:p>
          </table:table-cell>
          <table:table-cell table:style-name="ce92" table:formula="of:=DEC2HEX(SUM(HEX2DEC([.P5]);1))" office:value-type="string" office:string-value="430F" calcext:value-type="string">
            <text:p>430F</text:p>
          </table:table-cell>
          <table:table-cell table:style-name="ce102" table:formula="of:=DEC2HEX(SUM(HEX2DEC([.Q5]);1))" office:value-type="string" office:string-value="4310" calcext:value-type="string">
            <text:p>4310</text:p>
          </table:table-cell>
          <table:table-cell table:style-name="ce92" table:formula="of:=DEC2HEX(SUM(HEX2DEC([.R5]);1))" office:value-type="string" office:string-value="4311" calcext:value-type="string">
            <text:p>4311</text:p>
          </table:table-cell>
          <table:table-cell table:style-name="ce107" table:formula="of:=DEC2HEX(SUM(HEX2DEC([.S5]);1))" office:value-type="string" office:string-value="4312" calcext:value-type="string">
            <text:p>4312</text:p>
          </table:table-cell>
          <table:table-cell table:style-name="ce92" table:formula="of:=DEC2HEX(SUM(HEX2DEC([.T5]);1))" office:value-type="string" office:string-value="4313" calcext:value-type="string">
            <text:p>4313</text:p>
          </table:table-cell>
          <table:table-cell table:style-name="ce102" table:formula="of:=DEC2HEX(SUM(HEX2DEC([.U5]);1))" office:value-type="string" office:string-value="4314" calcext:value-type="string">
            <text:p>4314</text:p>
          </table:table-cell>
          <table:table-cell table:style-name="ce92" table:formula="of:=DEC2HEX(SUM(HEX2DEC([.V5]);1))" office:value-type="string" office:string-value="4315" calcext:value-type="string">
            <text:p>4315</text:p>
          </table:table-cell>
          <table:table-cell table:style-name="ce102" table:formula="of:=DEC2HEX(SUM(HEX2DEC([.W5]);1))" office:value-type="string" office:string-value="4316" calcext:value-type="string">
            <text:p>4316</text:p>
          </table:table-cell>
          <table:table-cell table:style-name="ce92" table:formula="of:=DEC2HEX(SUM(HEX2DEC([.X5]);1))" office:value-type="string" office:string-value="4317" calcext:value-type="string">
            <text:p>4317</text:p>
          </table:table-cell>
          <table:table-cell table:style-name="ce102" table:formula="of:=DEC2HEX(SUM(HEX2DEC([.Y5]);1))" office:value-type="string" office:string-value="4318" calcext:value-type="string">
            <text:p>4318</text:p>
          </table:table-cell>
          <table:table-cell table:style-name="ce92" table:formula="of:=DEC2HEX(SUM(HEX2DEC([.Z5]);1))" office:value-type="string" office:string-value="4319" calcext:value-type="string">
            <text:p>4319</text:p>
          </table:table-cell>
          <table:table-cell table:style-name="ce102" table:formula="of:=DEC2HEX(SUM(HEX2DEC([.AA5]);1))" office:value-type="string" office:string-value="431A" calcext:value-type="string">
            <text:p>431A</text:p>
          </table:table-cell>
          <table:table-cell table:style-name="ce92" table:formula="of:=DEC2HEX(SUM(HEX2DEC([.AB5]);1))" office:value-type="string" office:string-value="431B" calcext:value-type="string">
            <text:p>431B</text:p>
          </table:table-cell>
          <table:table-cell table:style-name="ce102" table:formula="of:=DEC2HEX(SUM(HEX2DEC([.AC5]);1))" office:value-type="string" office:string-value="431C" calcext:value-type="string">
            <text:p>431C</text:p>
          </table:table-cell>
          <table:table-cell table:style-name="ce92" table:formula="of:=DEC2HEX(SUM(HEX2DEC([.AD5]);1))" office:value-type="string" office:string-value="431D" calcext:value-type="string">
            <text:p>431D</text:p>
          </table:table-cell>
          <table:table-cell table:style-name="ce102" table:formula="of:=DEC2HEX(SUM(HEX2DEC([.AE5]);1))" office:value-type="string" office:string-value="431E" calcext:value-type="string">
            <text:p>431E</text:p>
          </table:table-cell>
          <table:table-cell table:style-name="ce92" table:formula="of:=DEC2HEX(SUM(HEX2DEC([.AF5]);1))" office:value-type="string" office:string-value="431F" calcext:value-type="string">
            <text:p>43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1]);1))" office:value-type="string" office:string-value="4400" calcext:value-type="string">
            <text:p>4400</text:p>
          </table:table-cell>
          <table:table-cell table:style-name="ce92" table:formula="of:=DEC2HEX(SUM(HEX2DEC([.B6]);1))" office:value-type="string" office:string-value="4401" calcext:value-type="string">
            <text:p>4401</text:p>
          </table:table-cell>
          <table:table-cell table:style-name="ce94" table:formula="of:=DEC2HEX(SUM(HEX2DEC([.C6]);1))" office:value-type="string" office:string-value="4402" calcext:value-type="string">
            <text:p>4402</text:p>
          </table:table-cell>
          <table:table-cell table:style-name="ce92" table:formula="of:=DEC2HEX(SUM(HEX2DEC([.D6]);1))" office:value-type="string" office:string-value="4403" calcext:value-type="string">
            <text:p>4403</text:p>
          </table:table-cell>
          <table:table-cell table:style-name="ce102" table:formula="of:=DEC2HEX(SUM(HEX2DEC([.E6]);1))" office:value-type="string" office:string-value="4404" calcext:value-type="string">
            <text:p>4404</text:p>
          </table:table-cell>
          <table:table-cell table:style-name="ce92" table:formula="of:=DEC2HEX(SUM(HEX2DEC([.F6]);1))" office:value-type="string" office:string-value="4405" calcext:value-type="string">
            <text:p>4405</text:p>
          </table:table-cell>
          <table:table-cell table:style-name="ce102" table:formula="of:=DEC2HEX(SUM(HEX2DEC([.G6]);1))" office:value-type="string" office:string-value="4406" calcext:value-type="string">
            <text:p>4406</text:p>
          </table:table-cell>
          <table:table-cell table:style-name="ce92" table:formula="of:=DEC2HEX(SUM(HEX2DEC([.H6]);1))" office:value-type="string" office:string-value="4407" calcext:value-type="string">
            <text:p>4407</text:p>
          </table:table-cell>
          <table:table-cell table:style-name="ce102" table:formula="of:=DEC2HEX(SUM(HEX2DEC([.I6]);1))" office:value-type="string" office:string-value="4408" calcext:value-type="string">
            <text:p>4408</text:p>
          </table:table-cell>
          <table:table-cell table:style-name="ce92" table:formula="of:=DEC2HEX(SUM(HEX2DEC([.J6]);1))" office:value-type="string" office:string-value="4409" calcext:value-type="string">
            <text:p>4409</text:p>
          </table:table-cell>
          <table:table-cell table:style-name="ce102" table:formula="of:=DEC2HEX(SUM(HEX2DEC([.K6]);1))" office:value-type="string" office:string-value="440A" calcext:value-type="string">
            <text:p>440A</text:p>
          </table:table-cell>
          <table:table-cell table:style-name="ce92" table:formula="of:=DEC2HEX(SUM(HEX2DEC([.L6]);1))" office:value-type="string" office:string-value="440B" calcext:value-type="string">
            <text:p>440B</text:p>
          </table:table-cell>
          <table:table-cell table:style-name="ce102" table:formula="of:=DEC2HEX(SUM(HEX2DEC([.M6]);1))" office:value-type="string" office:string-value="440C" calcext:value-type="string">
            <text:p>440C</text:p>
          </table:table-cell>
          <table:table-cell table:style-name="ce92" table:formula="of:=DEC2HEX(SUM(HEX2DEC([.N6]);1))" office:value-type="string" office:string-value="440D" calcext:value-type="string">
            <text:p>440D</text:p>
          </table:table-cell>
          <table:table-cell table:style-name="ce102" table:formula="of:=DEC2HEX(SUM(HEX2DEC([.O6]);1))" office:value-type="string" office:string-value="440E" calcext:value-type="string">
            <text:p>440E</text:p>
          </table:table-cell>
          <table:table-cell table:style-name="ce92" table:formula="of:=DEC2HEX(SUM(HEX2DEC([.P6]);1))" office:value-type="string" office:string-value="440F" calcext:value-type="string">
            <text:p>440F</text:p>
          </table:table-cell>
          <table:table-cell table:style-name="ce102" table:formula="of:=DEC2HEX(SUM(HEX2DEC([.Q6]);1))" office:value-type="string" office:string-value="4410" calcext:value-type="string">
            <text:p>4410</text:p>
          </table:table-cell>
          <table:table-cell table:style-name="ce92" table:formula="of:=DEC2HEX(SUM(HEX2DEC([.R6]);1))" office:value-type="string" office:string-value="4411" calcext:value-type="string">
            <text:p>4411</text:p>
          </table:table-cell>
          <table:table-cell table:style-name="ce107" table:formula="of:=DEC2HEX(SUM(HEX2DEC([.S6]);1))" office:value-type="string" office:string-value="4412" calcext:value-type="string">
            <text:p>4412</text:p>
          </table:table-cell>
          <table:table-cell table:style-name="ce92" table:formula="of:=DEC2HEX(SUM(HEX2DEC([.T6]);1))" office:value-type="string" office:string-value="4413" calcext:value-type="string">
            <text:p>4413</text:p>
          </table:table-cell>
          <table:table-cell table:style-name="ce102" table:formula="of:=DEC2HEX(SUM(HEX2DEC([.U6]);1))" office:value-type="string" office:string-value="4414" calcext:value-type="string">
            <text:p>4414</text:p>
          </table:table-cell>
          <table:table-cell table:style-name="ce92" table:formula="of:=DEC2HEX(SUM(HEX2DEC([.V6]);1))" office:value-type="string" office:string-value="4415" calcext:value-type="string">
            <text:p>4415</text:p>
          </table:table-cell>
          <table:table-cell table:style-name="ce102" table:formula="of:=DEC2HEX(SUM(HEX2DEC([.W6]);1))" office:value-type="string" office:string-value="4416" calcext:value-type="string">
            <text:p>4416</text:p>
          </table:table-cell>
          <table:table-cell table:style-name="ce92" table:formula="of:=DEC2HEX(SUM(HEX2DEC([.X6]);1))" office:value-type="string" office:string-value="4417" calcext:value-type="string">
            <text:p>4417</text:p>
          </table:table-cell>
          <table:table-cell table:style-name="ce102" table:formula="of:=DEC2HEX(SUM(HEX2DEC([.Y6]);1))" office:value-type="string" office:string-value="4418" calcext:value-type="string">
            <text:p>4418</text:p>
          </table:table-cell>
          <table:table-cell table:style-name="ce92" table:formula="of:=DEC2HEX(SUM(HEX2DEC([.Z6]);1))" office:value-type="string" office:string-value="4419" calcext:value-type="string">
            <text:p>4419</text:p>
          </table:table-cell>
          <table:table-cell table:style-name="ce102" table:formula="of:=DEC2HEX(SUM(HEX2DEC([.AA6]);1))" office:value-type="string" office:string-value="441A" calcext:value-type="string">
            <text:p>441A</text:p>
          </table:table-cell>
          <table:table-cell table:style-name="ce92" table:formula="of:=DEC2HEX(SUM(HEX2DEC([.AB6]);1))" office:value-type="string" office:string-value="441B" calcext:value-type="string">
            <text:p>441B</text:p>
          </table:table-cell>
          <table:table-cell table:style-name="ce102" table:formula="of:=DEC2HEX(SUM(HEX2DEC([.AC6]);1))" office:value-type="string" office:string-value="441C" calcext:value-type="string">
            <text:p>441C</text:p>
          </table:table-cell>
          <table:table-cell table:style-name="ce92" table:formula="of:=DEC2HEX(SUM(HEX2DEC([.AD6]);1))" office:value-type="string" office:string-value="441D" calcext:value-type="string">
            <text:p>441D</text:p>
          </table:table-cell>
          <table:table-cell table:style-name="ce102" table:formula="of:=DEC2HEX(SUM(HEX2DEC([.AE6]);1))" office:value-type="string" office:string-value="441E" calcext:value-type="string">
            <text:p>441E</text:p>
          </table:table-cell>
          <table:table-cell table:style-name="ce92" table:formula="of:=DEC2HEX(SUM(HEX2DEC([.AF6]);1))" office:value-type="string" office:string-value="441F" calcext:value-type="string">
            <text:p>44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2]);1))" office:value-type="string" office:string-value="4500" calcext:value-type="string">
            <text:p>4500</text:p>
          </table:table-cell>
          <table:table-cell table:style-name="ce92" table:formula="of:=DEC2HEX(SUM(HEX2DEC([.B7]);1))" office:value-type="string" office:string-value="4501" calcext:value-type="string">
            <text:p>4501</text:p>
          </table:table-cell>
          <table:table-cell table:style-name="ce94" table:formula="of:=DEC2HEX(SUM(HEX2DEC([.C7]);1))" office:value-type="string" office:string-value="4502" calcext:value-type="string">
            <text:p>4502</text:p>
          </table:table-cell>
          <table:table-cell table:style-name="ce92" table:formula="of:=DEC2HEX(SUM(HEX2DEC([.D7]);1))" office:value-type="string" office:string-value="4503" calcext:value-type="string">
            <text:p>4503</text:p>
          </table:table-cell>
          <table:table-cell table:style-name="ce102" table:formula="of:=DEC2HEX(SUM(HEX2DEC([.E7]);1))" office:value-type="string" office:string-value="4504" calcext:value-type="string">
            <text:p>4504</text:p>
          </table:table-cell>
          <table:table-cell table:style-name="ce92" table:formula="of:=DEC2HEX(SUM(HEX2DEC([.F7]);1))" office:value-type="string" office:string-value="4505" calcext:value-type="string">
            <text:p>4505</text:p>
          </table:table-cell>
          <table:table-cell table:style-name="ce102" table:formula="of:=DEC2HEX(SUM(HEX2DEC([.G7]);1))" office:value-type="string" office:string-value="4506" calcext:value-type="string">
            <text:p>4506</text:p>
          </table:table-cell>
          <table:table-cell table:style-name="ce92" table:formula="of:=DEC2HEX(SUM(HEX2DEC([.H7]);1))" office:value-type="string" office:string-value="4507" calcext:value-type="string">
            <text:p>4507</text:p>
          </table:table-cell>
          <table:table-cell table:style-name="ce102" table:formula="of:=DEC2HEX(SUM(HEX2DEC([.I7]);1))" office:value-type="string" office:string-value="4508" calcext:value-type="string">
            <text:p>4508</text:p>
          </table:table-cell>
          <table:table-cell table:style-name="ce92" table:formula="of:=DEC2HEX(SUM(HEX2DEC([.J7]);1))" office:value-type="string" office:string-value="4509" calcext:value-type="string">
            <text:p>4509</text:p>
          </table:table-cell>
          <table:table-cell table:style-name="ce102" table:formula="of:=DEC2HEX(SUM(HEX2DEC([.K7]);1))" office:value-type="string" office:string-value="450A" calcext:value-type="string">
            <text:p>450A</text:p>
          </table:table-cell>
          <table:table-cell table:style-name="ce92" table:formula="of:=DEC2HEX(SUM(HEX2DEC([.L7]);1))" office:value-type="string" office:string-value="450B" calcext:value-type="string">
            <text:p>450B</text:p>
          </table:table-cell>
          <table:table-cell table:style-name="ce102" table:formula="of:=DEC2HEX(SUM(HEX2DEC([.M7]);1))" office:value-type="string" office:string-value="450C" calcext:value-type="string">
            <text:p>450C</text:p>
          </table:table-cell>
          <table:table-cell table:style-name="ce92" table:formula="of:=DEC2HEX(SUM(HEX2DEC([.N7]);1))" office:value-type="string" office:string-value="450D" calcext:value-type="string">
            <text:p>450D</text:p>
          </table:table-cell>
          <table:table-cell table:style-name="ce102" table:formula="of:=DEC2HEX(SUM(HEX2DEC([.O7]);1))" office:value-type="string" office:string-value="450E" calcext:value-type="string">
            <text:p>450E</text:p>
          </table:table-cell>
          <table:table-cell table:style-name="ce92" table:formula="of:=DEC2HEX(SUM(HEX2DEC([.P7]);1))" office:value-type="string" office:string-value="450F" calcext:value-type="string">
            <text:p>450F</text:p>
          </table:table-cell>
          <table:table-cell table:style-name="ce102" table:formula="of:=DEC2HEX(SUM(HEX2DEC([.Q7]);1))" office:value-type="string" office:string-value="4510" calcext:value-type="string">
            <text:p>4510</text:p>
          </table:table-cell>
          <table:table-cell table:style-name="ce92" table:formula="of:=DEC2HEX(SUM(HEX2DEC([.R7]);1))" office:value-type="string" office:string-value="4511" calcext:value-type="string">
            <text:p>4511</text:p>
          </table:table-cell>
          <table:table-cell table:style-name="ce107" table:formula="of:=DEC2HEX(SUM(HEX2DEC([.S7]);1))" office:value-type="string" office:string-value="4512" calcext:value-type="string">
            <text:p>4512</text:p>
          </table:table-cell>
          <table:table-cell table:style-name="ce92" table:formula="of:=DEC2HEX(SUM(HEX2DEC([.T7]);1))" office:value-type="string" office:string-value="4513" calcext:value-type="string">
            <text:p>4513</text:p>
          </table:table-cell>
          <table:table-cell table:style-name="ce102" table:formula="of:=DEC2HEX(SUM(HEX2DEC([.U7]);1))" office:value-type="string" office:string-value="4514" calcext:value-type="string">
            <text:p>4514</text:p>
          </table:table-cell>
          <table:table-cell table:style-name="ce92" table:formula="of:=DEC2HEX(SUM(HEX2DEC([.V7]);1))" office:value-type="string" office:string-value="4515" calcext:value-type="string">
            <text:p>4515</text:p>
          </table:table-cell>
          <table:table-cell table:style-name="ce102" table:formula="of:=DEC2HEX(SUM(HEX2DEC([.W7]);1))" office:value-type="string" office:string-value="4516" calcext:value-type="string">
            <text:p>4516</text:p>
          </table:table-cell>
          <table:table-cell table:style-name="ce92" table:formula="of:=DEC2HEX(SUM(HEX2DEC([.X7]);1))" office:value-type="string" office:string-value="4517" calcext:value-type="string">
            <text:p>4517</text:p>
          </table:table-cell>
          <table:table-cell table:style-name="ce102" table:formula="of:=DEC2HEX(SUM(HEX2DEC([.Y7]);1))" office:value-type="string" office:string-value="4518" calcext:value-type="string">
            <text:p>4518</text:p>
          </table:table-cell>
          <table:table-cell table:style-name="ce92" table:formula="of:=DEC2HEX(SUM(HEX2DEC([.Z7]);1))" office:value-type="string" office:string-value="4519" calcext:value-type="string">
            <text:p>4519</text:p>
          </table:table-cell>
          <table:table-cell table:style-name="ce102" table:formula="of:=DEC2HEX(SUM(HEX2DEC([.AA7]);1))" office:value-type="string" office:string-value="451A" calcext:value-type="string">
            <text:p>451A</text:p>
          </table:table-cell>
          <table:table-cell table:style-name="ce92" table:formula="of:=DEC2HEX(SUM(HEX2DEC([.AB7]);1))" office:value-type="string" office:string-value="451B" calcext:value-type="string">
            <text:p>451B</text:p>
          </table:table-cell>
          <table:table-cell table:style-name="ce102" table:formula="of:=DEC2HEX(SUM(HEX2DEC([.AC7]);1))" office:value-type="string" office:string-value="451C" calcext:value-type="string">
            <text:p>451C</text:p>
          </table:table-cell>
          <table:table-cell table:style-name="ce92" table:formula="of:=DEC2HEX(SUM(HEX2DEC([.AD7]);1))" office:value-type="string" office:string-value="451D" calcext:value-type="string">
            <text:p>451D</text:p>
          </table:table-cell>
          <table:table-cell table:style-name="ce102" table:formula="of:=DEC2HEX(SUM(HEX2DEC([.AE7]);1))" office:value-type="string" office:string-value="451E" calcext:value-type="string">
            <text:p>451E</text:p>
          </table:table-cell>
          <table:table-cell table:style-name="ce92" table:formula="of:=DEC2HEX(SUM(HEX2DEC([.AF7]);1))" office:value-type="string" office:string-value="451F" calcext:value-type="string">
            <text:p>45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3]);1))" office:value-type="string" office:string-value="4600" calcext:value-type="string">
            <text:p>4600</text:p>
          </table:table-cell>
          <table:table-cell table:style-name="ce92" table:formula="of:=DEC2HEX(SUM(HEX2DEC([.B8]);1))" office:value-type="string" office:string-value="4601" calcext:value-type="string">
            <text:p>4601</text:p>
          </table:table-cell>
          <table:table-cell table:style-name="ce94" table:formula="of:=DEC2HEX(SUM(HEX2DEC([.C8]);1))" office:value-type="string" office:string-value="4602" calcext:value-type="string">
            <text:p>4602</text:p>
          </table:table-cell>
          <table:table-cell table:style-name="ce92" table:formula="of:=DEC2HEX(SUM(HEX2DEC([.D8]);1))" office:value-type="string" office:string-value="4603" calcext:value-type="string">
            <text:p>4603</text:p>
          </table:table-cell>
          <table:table-cell table:style-name="ce102" table:formula="of:=DEC2HEX(SUM(HEX2DEC([.E8]);1))" office:value-type="string" office:string-value="4604" calcext:value-type="string">
            <text:p>4604</text:p>
          </table:table-cell>
          <table:table-cell table:style-name="ce92" table:formula="of:=DEC2HEX(SUM(HEX2DEC([.F8]);1))" office:value-type="string" office:string-value="4605" calcext:value-type="string">
            <text:p>4605</text:p>
          </table:table-cell>
          <table:table-cell table:style-name="ce102" table:formula="of:=DEC2HEX(SUM(HEX2DEC([.G8]);1))" office:value-type="string" office:string-value="4606" calcext:value-type="string">
            <text:p>4606</text:p>
          </table:table-cell>
          <table:table-cell table:style-name="ce92" table:formula="of:=DEC2HEX(SUM(HEX2DEC([.H8]);1))" office:value-type="string" office:string-value="4607" calcext:value-type="string">
            <text:p>4607</text:p>
          </table:table-cell>
          <table:table-cell table:style-name="ce102" table:formula="of:=DEC2HEX(SUM(HEX2DEC([.I8]);1))" office:value-type="string" office:string-value="4608" calcext:value-type="string">
            <text:p>4608</text:p>
          </table:table-cell>
          <table:table-cell table:style-name="ce92" table:formula="of:=DEC2HEX(SUM(HEX2DEC([.J8]);1))" office:value-type="string" office:string-value="4609" calcext:value-type="string">
            <text:p>4609</text:p>
          </table:table-cell>
          <table:table-cell table:style-name="ce102" table:formula="of:=DEC2HEX(SUM(HEX2DEC([.K8]);1))" office:value-type="string" office:string-value="460A" calcext:value-type="string">
            <text:p>460A</text:p>
          </table:table-cell>
          <table:table-cell table:style-name="ce92" table:formula="of:=DEC2HEX(SUM(HEX2DEC([.L8]);1))" office:value-type="string" office:string-value="460B" calcext:value-type="string">
            <text:p>460B</text:p>
          </table:table-cell>
          <table:table-cell table:style-name="ce102" table:formula="of:=DEC2HEX(SUM(HEX2DEC([.M8]);1))" office:value-type="string" office:string-value="460C" calcext:value-type="string">
            <text:p>460C</text:p>
          </table:table-cell>
          <table:table-cell table:style-name="ce92" table:formula="of:=DEC2HEX(SUM(HEX2DEC([.N8]);1))" office:value-type="string" office:string-value="460D" calcext:value-type="string">
            <text:p>460D</text:p>
          </table:table-cell>
          <table:table-cell table:style-name="ce102" table:formula="of:=DEC2HEX(SUM(HEX2DEC([.O8]);1))" office:value-type="string" office:string-value="460E" calcext:value-type="string">
            <text:p>460E</text:p>
          </table:table-cell>
          <table:table-cell table:style-name="ce92" table:formula="of:=DEC2HEX(SUM(HEX2DEC([.P8]);1))" office:value-type="string" office:string-value="460F" calcext:value-type="string">
            <text:p>460F</text:p>
          </table:table-cell>
          <table:table-cell table:style-name="ce102" table:formula="of:=DEC2HEX(SUM(HEX2DEC([.Q8]);1))" office:value-type="string" office:string-value="4610" calcext:value-type="string">
            <text:p>4610</text:p>
          </table:table-cell>
          <table:table-cell table:style-name="ce92" table:formula="of:=DEC2HEX(SUM(HEX2DEC([.R8]);1))" office:value-type="string" office:string-value="4611" calcext:value-type="string">
            <text:p>4611</text:p>
          </table:table-cell>
          <table:table-cell table:style-name="ce107" table:formula="of:=DEC2HEX(SUM(HEX2DEC([.S8]);1))" office:value-type="string" office:string-value="4612" calcext:value-type="string">
            <text:p>4612</text:p>
          </table:table-cell>
          <table:table-cell table:style-name="ce92" table:formula="of:=DEC2HEX(SUM(HEX2DEC([.T8]);1))" office:value-type="string" office:string-value="4613" calcext:value-type="string">
            <text:p>4613</text:p>
          </table:table-cell>
          <table:table-cell table:style-name="ce102" table:formula="of:=DEC2HEX(SUM(HEX2DEC([.U8]);1))" office:value-type="string" office:string-value="4614" calcext:value-type="string">
            <text:p>4614</text:p>
          </table:table-cell>
          <table:table-cell table:style-name="ce92" table:formula="of:=DEC2HEX(SUM(HEX2DEC([.V8]);1))" office:value-type="string" office:string-value="4615" calcext:value-type="string">
            <text:p>4615</text:p>
          </table:table-cell>
          <table:table-cell table:style-name="ce102" table:formula="of:=DEC2HEX(SUM(HEX2DEC([.W8]);1))" office:value-type="string" office:string-value="4616" calcext:value-type="string">
            <text:p>4616</text:p>
          </table:table-cell>
          <table:table-cell table:style-name="ce92" table:formula="of:=DEC2HEX(SUM(HEX2DEC([.X8]);1))" office:value-type="string" office:string-value="4617" calcext:value-type="string">
            <text:p>4617</text:p>
          </table:table-cell>
          <table:table-cell table:style-name="ce102" table:formula="of:=DEC2HEX(SUM(HEX2DEC([.Y8]);1))" office:value-type="string" office:string-value="4618" calcext:value-type="string">
            <text:p>4618</text:p>
          </table:table-cell>
          <table:table-cell table:style-name="ce92" table:formula="of:=DEC2HEX(SUM(HEX2DEC([.Z8]);1))" office:value-type="string" office:string-value="4619" calcext:value-type="string">
            <text:p>4619</text:p>
          </table:table-cell>
          <table:table-cell table:style-name="ce102" table:formula="of:=DEC2HEX(SUM(HEX2DEC([.AA8]);1))" office:value-type="string" office:string-value="461A" calcext:value-type="string">
            <text:p>461A</text:p>
          </table:table-cell>
          <table:table-cell table:style-name="ce92" table:formula="of:=DEC2HEX(SUM(HEX2DEC([.AB8]);1))" office:value-type="string" office:string-value="461B" calcext:value-type="string">
            <text:p>461B</text:p>
          </table:table-cell>
          <table:table-cell table:style-name="ce102" table:formula="of:=DEC2HEX(SUM(HEX2DEC([.AC8]);1))" office:value-type="string" office:string-value="461C" calcext:value-type="string">
            <text:p>461C</text:p>
          </table:table-cell>
          <table:table-cell table:style-name="ce92" table:formula="of:=DEC2HEX(SUM(HEX2DEC([.AD8]);1))" office:value-type="string" office:string-value="461D" calcext:value-type="string">
            <text:p>461D</text:p>
          </table:table-cell>
          <table:table-cell table:style-name="ce102" table:formula="of:=DEC2HEX(SUM(HEX2DEC([.AE8]);1))" office:value-type="string" office:string-value="461E" calcext:value-type="string">
            <text:p>461E</text:p>
          </table:table-cell>
          <table:table-cell table:style-name="ce92" table:formula="of:=DEC2HEX(SUM(HEX2DEC([.AF8]);1))" office:value-type="string" office:string-value="461F" calcext:value-type="string">
            <text:p>461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0" table:formula="of:=DEC2HEX(SUM(HEX2DEC([.AG64]);1))" office:value-type="string" office:string-value="4700" calcext:value-type="string">
            <text:p>4700</text:p>
          </table:table-cell>
          <table:table-cell table:style-name="ce93" table:formula="of:=DEC2HEX(SUM(HEX2DEC([.B9]);1))" office:value-type="string" office:string-value="4701" calcext:value-type="string">
            <text:p>4701</text:p>
          </table:table-cell>
          <table:table-cell table:style-name="ce96" table:formula="of:=DEC2HEX(SUM(HEX2DEC([.C9]);1))" office:value-type="string" office:string-value="4702" calcext:value-type="string">
            <text:p>4702</text:p>
          </table:table-cell>
          <table:table-cell table:style-name="ce93" table:formula="of:=DEC2HEX(SUM(HEX2DEC([.D9]);1))" office:value-type="string" office:string-value="4703" calcext:value-type="string">
            <text:p>4703</text:p>
          </table:table-cell>
          <table:table-cell table:style-name="ce103" table:formula="of:=DEC2HEX(SUM(HEX2DEC([.E9]);1))" office:value-type="string" office:string-value="4704" calcext:value-type="string">
            <text:p>4704</text:p>
          </table:table-cell>
          <table:table-cell table:style-name="ce93" table:formula="of:=DEC2HEX(SUM(HEX2DEC([.F9]);1))" office:value-type="string" office:string-value="4705" calcext:value-type="string">
            <text:p>4705</text:p>
          </table:table-cell>
          <table:table-cell table:style-name="ce103" table:formula="of:=DEC2HEX(SUM(HEX2DEC([.G9]);1))" office:value-type="string" office:string-value="4706" calcext:value-type="string">
            <text:p>4706</text:p>
          </table:table-cell>
          <table:table-cell table:style-name="ce93" table:formula="of:=DEC2HEX(SUM(HEX2DEC([.H9]);1))" office:value-type="string" office:string-value="4707" calcext:value-type="string">
            <text:p>4707</text:p>
          </table:table-cell>
          <table:table-cell table:style-name="ce103" table:formula="of:=DEC2HEX(SUM(HEX2DEC([.I9]);1))" office:value-type="string" office:string-value="4708" calcext:value-type="string">
            <text:p>4708</text:p>
          </table:table-cell>
          <table:table-cell table:style-name="ce93" table:formula="of:=DEC2HEX(SUM(HEX2DEC([.J9]);1))" office:value-type="string" office:string-value="4709" calcext:value-type="string">
            <text:p>4709</text:p>
          </table:table-cell>
          <table:table-cell table:style-name="ce103" table:formula="of:=DEC2HEX(SUM(HEX2DEC([.K9]);1))" office:value-type="string" office:string-value="470A" calcext:value-type="string">
            <text:p>470A</text:p>
          </table:table-cell>
          <table:table-cell table:style-name="ce93" table:formula="of:=DEC2HEX(SUM(HEX2DEC([.L9]);1))" office:value-type="string" office:string-value="470B" calcext:value-type="string">
            <text:p>470B</text:p>
          </table:table-cell>
          <table:table-cell table:style-name="ce103" table:formula="of:=DEC2HEX(SUM(HEX2DEC([.M9]);1))" office:value-type="string" office:string-value="470C" calcext:value-type="string">
            <text:p>470C</text:p>
          </table:table-cell>
          <table:table-cell table:style-name="ce93" table:formula="of:=DEC2HEX(SUM(HEX2DEC([.N9]);1))" office:value-type="string" office:string-value="470D" calcext:value-type="string">
            <text:p>470D</text:p>
          </table:table-cell>
          <table:table-cell table:style-name="ce103" table:formula="of:=DEC2HEX(SUM(HEX2DEC([.O9]);1))" office:value-type="string" office:string-value="470E" calcext:value-type="string">
            <text:p>470E</text:p>
          </table:table-cell>
          <table:table-cell table:style-name="ce93" table:formula="of:=DEC2HEX(SUM(HEX2DEC([.P9]);1))" office:value-type="string" office:string-value="470F" calcext:value-type="string">
            <text:p>470F</text:p>
          </table:table-cell>
          <table:table-cell table:style-name="ce103" table:formula="of:=DEC2HEX(SUM(HEX2DEC([.Q9]);1))" office:value-type="string" office:string-value="4710" calcext:value-type="string">
            <text:p>4710</text:p>
          </table:table-cell>
          <table:table-cell table:style-name="ce93" table:formula="of:=DEC2HEX(SUM(HEX2DEC([.R9]);1))" office:value-type="string" office:string-value="4711" calcext:value-type="string">
            <text:p>4711</text:p>
          </table:table-cell>
          <table:table-cell table:style-name="ce108" table:formula="of:=DEC2HEX(SUM(HEX2DEC([.S9]);1))" office:value-type="string" office:string-value="4712" calcext:value-type="string">
            <text:p>4712</text:p>
          </table:table-cell>
          <table:table-cell table:style-name="ce93" table:formula="of:=DEC2HEX(SUM(HEX2DEC([.T9]);1))" office:value-type="string" office:string-value="4713" calcext:value-type="string">
            <text:p>4713</text:p>
          </table:table-cell>
          <table:table-cell table:style-name="ce103" table:formula="of:=DEC2HEX(SUM(HEX2DEC([.U9]);1))" office:value-type="string" office:string-value="4714" calcext:value-type="string">
            <text:p>4714</text:p>
          </table:table-cell>
          <table:table-cell table:style-name="ce93" table:formula="of:=DEC2HEX(SUM(HEX2DEC([.V9]);1))" office:value-type="string" office:string-value="4715" calcext:value-type="string">
            <text:p>4715</text:p>
          </table:table-cell>
          <table:table-cell table:style-name="ce103" table:formula="of:=DEC2HEX(SUM(HEX2DEC([.W9]);1))" office:value-type="string" office:string-value="4716" calcext:value-type="string">
            <text:p>4716</text:p>
          </table:table-cell>
          <table:table-cell table:style-name="ce93" table:formula="of:=DEC2HEX(SUM(HEX2DEC([.X9]);1))" office:value-type="string" office:string-value="4717" calcext:value-type="string">
            <text:p>4717</text:p>
          </table:table-cell>
          <table:table-cell table:style-name="ce103" table:formula="of:=DEC2HEX(SUM(HEX2DEC([.Y9]);1))" office:value-type="string" office:string-value="4718" calcext:value-type="string">
            <text:p>4718</text:p>
          </table:table-cell>
          <table:table-cell table:style-name="ce93" table:formula="of:=DEC2HEX(SUM(HEX2DEC([.Z9]);1))" office:value-type="string" office:string-value="4719" calcext:value-type="string">
            <text:p>4719</text:p>
          </table:table-cell>
          <table:table-cell table:style-name="ce103" table:formula="of:=DEC2HEX(SUM(HEX2DEC([.AA9]);1))" office:value-type="string" office:string-value="471A" calcext:value-type="string">
            <text:p>471A</text:p>
          </table:table-cell>
          <table:table-cell table:style-name="ce93" table:formula="of:=DEC2HEX(SUM(HEX2DEC([.AB9]);1))" office:value-type="string" office:string-value="471B" calcext:value-type="string">
            <text:p>471B</text:p>
          </table:table-cell>
          <table:table-cell table:style-name="ce102" table:formula="of:=DEC2HEX(SUM(HEX2DEC([.AC9]);1))" office:value-type="string" office:string-value="471C" calcext:value-type="string">
            <text:p>471C</text:p>
          </table:table-cell>
          <table:table-cell table:style-name="ce92" table:formula="of:=DEC2HEX(SUM(HEX2DEC([.AD9]);1))" office:value-type="string" office:string-value="471D" calcext:value-type="string">
            <text:p>471D</text:p>
          </table:table-cell>
          <table:table-cell table:style-name="ce102" table:formula="of:=DEC2HEX(SUM(HEX2DEC([.AE9]);1))" office:value-type="string" office:string-value="471E" calcext:value-type="string">
            <text:p>471E</text:p>
          </table:table-cell>
          <table:table-cell table:style-name="ce92" table:formula="of:=DEC2HEX(SUM(HEX2DEC([.AF9]);1))" office:value-type="string" office:string-value="471F" calcext:value-type="string">
            <text:p>471F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1 Y</text:p>
            <text:p>Pixel</text:p>
            <text:p>8-15</text:p>
            <text:p>$08-$0F</text:p>
          </table:table-cell>
          <table:table-cell table:style-name="ce91" table:formula="of:=DEC2HEX(SUM(HEX2DEC([.AG2]);1))" office:value-type="string" office:string-value="4020" calcext:value-type="string">
            <text:p>4020</text:p>
          </table:table-cell>
          <table:table-cell table:style-name="ce95" table:formula="of:=DEC2HEX(SUM(HEX2DEC([.B10]);1))" office:value-type="string" office:string-value="4021" calcext:value-type="string">
            <text:p>4021</text:p>
          </table:table-cell>
          <table:table-cell table:style-name="ce91" table:formula="of:=DEC2HEX(SUM(HEX2DEC([.C10]);1))" office:value-type="string" office:string-value="4022" calcext:value-type="string">
            <text:p>4022</text:p>
          </table:table-cell>
          <table:table-cell table:style-name="ce95" table:formula="of:=DEC2HEX(SUM(HEX2DEC([.D10]);1))" office:value-type="string" office:string-value="4023" calcext:value-type="string">
            <text:p>4023</text:p>
          </table:table-cell>
          <table:table-cell table:style-name="ce99" table:formula="of:=DEC2HEX(SUM(HEX2DEC([.E10]);1))" office:value-type="string" office:string-value="4024" calcext:value-type="string">
            <text:p>4024</text:p>
          </table:table-cell>
          <table:table-cell table:style-name="ce95" table:formula="of:=DEC2HEX(SUM(HEX2DEC([.F10]);1))" office:value-type="string" office:string-value="4025" calcext:value-type="string">
            <text:p>4025</text:p>
          </table:table-cell>
          <table:table-cell table:style-name="ce99" table:formula="of:=DEC2HEX(SUM(HEX2DEC([.G10]);1))" office:value-type="string" office:string-value="4026" calcext:value-type="string">
            <text:p>4026</text:p>
          </table:table-cell>
          <table:table-cell table:style-name="ce95" table:formula="of:=DEC2HEX(SUM(HEX2DEC([.H10]);1))" office:value-type="string" office:string-value="4027" calcext:value-type="string">
            <text:p>4027</text:p>
          </table:table-cell>
          <table:table-cell table:style-name="ce99" table:formula="of:=DEC2HEX(SUM(HEX2DEC([.I10]);1))" office:value-type="string" office:string-value="4028" calcext:value-type="string">
            <text:p>4028</text:p>
          </table:table-cell>
          <table:table-cell table:style-name="ce95" table:formula="of:=DEC2HEX(SUM(HEX2DEC([.J10]);1))" office:value-type="string" office:string-value="4029" calcext:value-type="string">
            <text:p>4029</text:p>
          </table:table-cell>
          <table:table-cell table:style-name="ce99" table:formula="of:=DEC2HEX(SUM(HEX2DEC([.K10]);1))" office:value-type="string" office:string-value="402A" calcext:value-type="string">
            <text:p>402A</text:p>
          </table:table-cell>
          <table:table-cell table:style-name="ce95" table:formula="of:=DEC2HEX(SUM(HEX2DEC([.L10]);1))" office:value-type="string" office:string-value="402B" calcext:value-type="string">
            <text:p>402B</text:p>
          </table:table-cell>
          <table:table-cell table:style-name="ce99" table:formula="of:=DEC2HEX(SUM(HEX2DEC([.M10]);1))" office:value-type="string" office:string-value="402C" calcext:value-type="string">
            <text:p>402C</text:p>
          </table:table-cell>
          <table:table-cell table:style-name="ce95" table:formula="of:=DEC2HEX(SUM(HEX2DEC([.N10]);1))" office:value-type="string" office:string-value="402D" calcext:value-type="string">
            <text:p>402D</text:p>
          </table:table-cell>
          <table:table-cell table:style-name="ce99" table:formula="of:=DEC2HEX(SUM(HEX2DEC([.O10]);1))" office:value-type="string" office:string-value="402E" calcext:value-type="string">
            <text:p>402E</text:p>
          </table:table-cell>
          <table:table-cell table:style-name="ce95" table:formula="of:=DEC2HEX(SUM(HEX2DEC([.P10]);1))" office:value-type="string" office:string-value="402F" calcext:value-type="string">
            <text:p>402F</text:p>
          </table:table-cell>
          <table:table-cell table:style-name="ce99" table:formula="of:=DEC2HEX(SUM(HEX2DEC([.Q10]);1))" office:value-type="string" office:string-value="4030" calcext:value-type="string">
            <text:p>4030</text:p>
          </table:table-cell>
          <table:table-cell table:style-name="ce95" table:formula="of:=DEC2HEX(SUM(HEX2DEC([.R10]);1))" office:value-type="string" office:string-value="4031" calcext:value-type="string">
            <text:p>4031</text:p>
          </table:table-cell>
          <table:table-cell table:style-name="ce87" table:formula="of:=DEC2HEX(SUM(HEX2DEC([.S10]);1))" office:value-type="string" office:string-value="4032" calcext:value-type="string">
            <text:p>4032</text:p>
          </table:table-cell>
          <table:table-cell table:style-name="ce94" table:formula="of:=DEC2HEX(SUM(HEX2DEC([.T10]);1))" office:value-type="string" office:string-value="4033" calcext:value-type="string">
            <text:p>4033</text:p>
          </table:table-cell>
          <table:table-cell table:style-name="ce87" table:formula="of:=DEC2HEX(SUM(HEX2DEC([.U10]);1))" office:value-type="string" office:string-value="4034" calcext:value-type="string">
            <text:p>4034</text:p>
          </table:table-cell>
          <table:table-cell table:style-name="ce94" table:formula="of:=DEC2HEX(SUM(HEX2DEC([.V10]);1))" office:value-type="string" office:string-value="4035" calcext:value-type="string">
            <text:p>4035</text:p>
          </table:table-cell>
          <table:table-cell table:style-name="ce87" table:formula="of:=DEC2HEX(SUM(HEX2DEC([.W10]);1))" office:value-type="string" office:string-value="4036" calcext:value-type="string">
            <text:p>4036</text:p>
          </table:table-cell>
          <table:table-cell table:style-name="ce94" table:formula="of:=DEC2HEX(SUM(HEX2DEC([.X10]);1))" office:value-type="string" office:string-value="4037" calcext:value-type="string">
            <text:p>4037</text:p>
          </table:table-cell>
          <table:table-cell table:style-name="ce87" table:formula="of:=DEC2HEX(SUM(HEX2DEC([.Y10]);1))" office:value-type="string" office:string-value="4038" calcext:value-type="string">
            <text:p>4038</text:p>
          </table:table-cell>
          <table:table-cell table:style-name="ce94" table:formula="of:=DEC2HEX(SUM(HEX2DEC([.Z10]);1))" office:value-type="string" office:string-value="4039" calcext:value-type="string">
            <text:p>4039</text:p>
          </table:table-cell>
          <table:table-cell table:style-name="ce87" table:formula="of:=DEC2HEX(SUM(HEX2DEC([.AA10]);1))" office:value-type="string" office:string-value="403A" calcext:value-type="string">
            <text:p>403A</text:p>
          </table:table-cell>
          <table:table-cell table:style-name="ce94" table:formula="of:=DEC2HEX(SUM(HEX2DEC([.AB10]);1))" office:value-type="string" office:string-value="403B" calcext:value-type="string">
            <text:p>403B</text:p>
          </table:table-cell>
          <table:table-cell table:style-name="ce99" table:formula="of:=DEC2HEX(SUM(HEX2DEC([.AC10]);1))" office:value-type="string" office:string-value="403C" calcext:value-type="string">
            <text:p>403C</text:p>
          </table:table-cell>
          <table:table-cell table:style-name="ce95" table:formula="of:=DEC2HEX(SUM(HEX2DEC([.AD10]);1))" office:value-type="string" office:string-value="403D" calcext:value-type="string">
            <text:p>403D</text:p>
          </table:table-cell>
          <table:table-cell table:style-name="ce99" table:formula="of:=DEC2HEX(SUM(HEX2DEC([.AE10]);1))" office:value-type="string" office:string-value="403E" calcext:value-type="string">
            <text:p>403E</text:p>
          </table:table-cell>
          <table:table-cell table:style-name="ce95" table:formula="of:=DEC2HEX(SUM(HEX2DEC([.AF10]);1))" office:value-type="string" office:string-value="403F" calcext:value-type="string">
            <text:p>40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3]);1))" office:value-type="string" office:string-value="4120" calcext:value-type="string">
            <text:p>4120</text:p>
          </table:table-cell>
          <table:table-cell table:style-name="ce94" table:formula="of:=DEC2HEX(SUM(HEX2DEC([.B11]);1))" office:value-type="string" office:string-value="4121" calcext:value-type="string">
            <text:p>4121</text:p>
          </table:table-cell>
          <table:table-cell table:style-name="ce92" table:formula="of:=DEC2HEX(SUM(HEX2DEC([.C11]);1))" office:value-type="string" office:string-value="4122" calcext:value-type="string">
            <text:p>4122</text:p>
          </table:table-cell>
          <table:table-cell table:style-name="ce94" table:formula="of:=DEC2HEX(SUM(HEX2DEC([.D11]);1))" office:value-type="string" office:string-value="4123" calcext:value-type="string">
            <text:p>4123</text:p>
          </table:table-cell>
          <table:table-cell table:style-name="ce87" table:formula="of:=DEC2HEX(SUM(HEX2DEC([.E11]);1))" office:value-type="string" office:string-value="4124" calcext:value-type="string">
            <text:p>4124</text:p>
          </table:table-cell>
          <table:table-cell table:style-name="ce94" table:formula="of:=DEC2HEX(SUM(HEX2DEC([.F11]);1))" office:value-type="string" office:string-value="4125" calcext:value-type="string">
            <text:p>4125</text:p>
          </table:table-cell>
          <table:table-cell table:style-name="ce87" table:formula="of:=DEC2HEX(SUM(HEX2DEC([.G11]);1))" office:value-type="string" office:string-value="4126" calcext:value-type="string">
            <text:p>4126</text:p>
          </table:table-cell>
          <table:table-cell table:style-name="ce94" table:formula="of:=DEC2HEX(SUM(HEX2DEC([.H11]);1))" office:value-type="string" office:string-value="4127" calcext:value-type="string">
            <text:p>4127</text:p>
          </table:table-cell>
          <table:table-cell table:style-name="ce87" table:formula="of:=DEC2HEX(SUM(HEX2DEC([.I11]);1))" office:value-type="string" office:string-value="4128" calcext:value-type="string">
            <text:p>4128</text:p>
          </table:table-cell>
          <table:table-cell table:style-name="ce94" table:formula="of:=DEC2HEX(SUM(HEX2DEC([.J11]);1))" office:value-type="string" office:string-value="4129" calcext:value-type="string">
            <text:p>4129</text:p>
          </table:table-cell>
          <table:table-cell table:style-name="ce87" table:formula="of:=DEC2HEX(SUM(HEX2DEC([.K11]);1))" office:value-type="string" office:string-value="412A" calcext:value-type="string">
            <text:p>412A</text:p>
          </table:table-cell>
          <table:table-cell table:style-name="ce94" table:formula="of:=DEC2HEX(SUM(HEX2DEC([.L11]);1))" office:value-type="string" office:string-value="412B" calcext:value-type="string">
            <text:p>412B</text:p>
          </table:table-cell>
          <table:table-cell table:style-name="ce87" table:formula="of:=DEC2HEX(SUM(HEX2DEC([.M11]);1))" office:value-type="string" office:string-value="412C" calcext:value-type="string">
            <text:p>412C</text:p>
          </table:table-cell>
          <table:table-cell table:style-name="ce94" table:formula="of:=DEC2HEX(SUM(HEX2DEC([.N11]);1))" office:value-type="string" office:string-value="412D" calcext:value-type="string">
            <text:p>412D</text:p>
          </table:table-cell>
          <table:table-cell table:style-name="ce87" table:formula="of:=DEC2HEX(SUM(HEX2DEC([.O11]);1))" office:value-type="string" office:string-value="412E" calcext:value-type="string">
            <text:p>412E</text:p>
          </table:table-cell>
          <table:table-cell table:style-name="ce94" table:formula="of:=DEC2HEX(SUM(HEX2DEC([.P11]);1))" office:value-type="string" office:string-value="412F" calcext:value-type="string">
            <text:p>412F</text:p>
          </table:table-cell>
          <table:table-cell table:style-name="ce87" table:formula="of:=DEC2HEX(SUM(HEX2DEC([.Q11]);1))" office:value-type="string" office:string-value="4130" calcext:value-type="string">
            <text:p>4130</text:p>
          </table:table-cell>
          <table:table-cell table:style-name="ce94" table:formula="of:=DEC2HEX(SUM(HEX2DEC([.R11]);1))" office:value-type="string" office:string-value="4131" calcext:value-type="string">
            <text:p>4131</text:p>
          </table:table-cell>
          <table:table-cell table:style-name="ce87" table:formula="of:=DEC2HEX(SUM(HEX2DEC([.S11]);1))" office:value-type="string" office:string-value="4132" calcext:value-type="string">
            <text:p>4132</text:p>
          </table:table-cell>
          <table:table-cell table:style-name="ce94" table:formula="of:=DEC2HEX(SUM(HEX2DEC([.T11]);1))" office:value-type="string" office:string-value="4133" calcext:value-type="string">
            <text:p>4133</text:p>
          </table:table-cell>
          <table:table-cell table:style-name="ce87" table:formula="of:=DEC2HEX(SUM(HEX2DEC([.U11]);1))" office:value-type="string" office:string-value="4134" calcext:value-type="string">
            <text:p>4134</text:p>
          </table:table-cell>
          <table:table-cell table:style-name="ce94" table:formula="of:=DEC2HEX(SUM(HEX2DEC([.V11]);1))" office:value-type="string" office:string-value="4135" calcext:value-type="string">
            <text:p>4135</text:p>
          </table:table-cell>
          <table:table-cell table:style-name="ce87" table:formula="of:=DEC2HEX(SUM(HEX2DEC([.W11]);1))" office:value-type="string" office:string-value="4136" calcext:value-type="string">
            <text:p>4136</text:p>
          </table:table-cell>
          <table:table-cell table:style-name="ce94" table:formula="of:=DEC2HEX(SUM(HEX2DEC([.X11]);1))" office:value-type="string" office:string-value="4137" calcext:value-type="string">
            <text:p>4137</text:p>
          </table:table-cell>
          <table:table-cell table:style-name="ce87" table:formula="of:=DEC2HEX(SUM(HEX2DEC([.Y11]);1))" office:value-type="string" office:string-value="4138" calcext:value-type="string">
            <text:p>4138</text:p>
          </table:table-cell>
          <table:table-cell table:style-name="ce94" table:formula="of:=DEC2HEX(SUM(HEX2DEC([.Z11]);1))" office:value-type="string" office:string-value="4139" calcext:value-type="string">
            <text:p>4139</text:p>
          </table:table-cell>
          <table:table-cell table:style-name="ce87" table:formula="of:=DEC2HEX(SUM(HEX2DEC([.AA11]);1))" office:value-type="string" office:string-value="413A" calcext:value-type="string">
            <text:p>413A</text:p>
          </table:table-cell>
          <table:table-cell table:style-name="ce94" table:formula="of:=DEC2HEX(SUM(HEX2DEC([.AB11]);1))" office:value-type="string" office:string-value="413B" calcext:value-type="string">
            <text:p>413B</text:p>
          </table:table-cell>
          <table:table-cell table:style-name="ce87" table:formula="of:=DEC2HEX(SUM(HEX2DEC([.AC11]);1))" office:value-type="string" office:string-value="413C" calcext:value-type="string">
            <text:p>413C</text:p>
          </table:table-cell>
          <table:table-cell table:style-name="ce94" table:formula="of:=DEC2HEX(SUM(HEX2DEC([.AD11]);1))" office:value-type="string" office:string-value="413D" calcext:value-type="string">
            <text:p>413D</text:p>
          </table:table-cell>
          <table:table-cell table:style-name="ce87" table:formula="of:=DEC2HEX(SUM(HEX2DEC([.AE11]);1))" office:value-type="string" office:string-value="413E" calcext:value-type="string">
            <text:p>413E</text:p>
          </table:table-cell>
          <table:table-cell table:style-name="ce94" table:formula="of:=DEC2HEX(SUM(HEX2DEC([.AF11]);1))" office:value-type="string" office:string-value="413F" calcext:value-type="string">
            <text:p>41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4]);1))" office:value-type="string" office:string-value="4220" calcext:value-type="string">
            <text:p>4220</text:p>
          </table:table-cell>
          <table:table-cell table:style-name="ce94" table:formula="of:=DEC2HEX(SUM(HEX2DEC([.B12]);1))" office:value-type="string" office:string-value="4221" calcext:value-type="string">
            <text:p>4221</text:p>
          </table:table-cell>
          <table:table-cell table:style-name="ce92" table:formula="of:=DEC2HEX(SUM(HEX2DEC([.C12]);1))" office:value-type="string" office:string-value="4222" calcext:value-type="string">
            <text:p>4222</text:p>
          </table:table-cell>
          <table:table-cell table:style-name="ce94" table:formula="of:=DEC2HEX(SUM(HEX2DEC([.D12]);1))" office:value-type="string" office:string-value="4223" calcext:value-type="string">
            <text:p>4223</text:p>
          </table:table-cell>
          <table:table-cell table:style-name="ce87" table:formula="of:=DEC2HEX(SUM(HEX2DEC([.E12]);1))" office:value-type="string" office:string-value="4224" calcext:value-type="string">
            <text:p>4224</text:p>
          </table:table-cell>
          <table:table-cell table:style-name="ce94" table:formula="of:=DEC2HEX(SUM(HEX2DEC([.F12]);1))" office:value-type="string" office:string-value="4225" calcext:value-type="string">
            <text:p>4225</text:p>
          </table:table-cell>
          <table:table-cell table:style-name="ce87" table:formula="of:=DEC2HEX(SUM(HEX2DEC([.G12]);1))" office:value-type="string" office:string-value="4226" calcext:value-type="string">
            <text:p>4226</text:p>
          </table:table-cell>
          <table:table-cell table:style-name="ce94" table:formula="of:=DEC2HEX(SUM(HEX2DEC([.H12]);1))" office:value-type="string" office:string-value="4227" calcext:value-type="string">
            <text:p>4227</text:p>
          </table:table-cell>
          <table:table-cell table:style-name="ce87" table:formula="of:=DEC2HEX(SUM(HEX2DEC([.I12]);1))" office:value-type="string" office:string-value="4228" calcext:value-type="string">
            <text:p>4228</text:p>
          </table:table-cell>
          <table:table-cell table:style-name="ce94" table:formula="of:=DEC2HEX(SUM(HEX2DEC([.J12]);1))" office:value-type="string" office:string-value="4229" calcext:value-type="string">
            <text:p>4229</text:p>
          </table:table-cell>
          <table:table-cell table:style-name="ce87" table:formula="of:=DEC2HEX(SUM(HEX2DEC([.K12]);1))" office:value-type="string" office:string-value="422A" calcext:value-type="string">
            <text:p>422A</text:p>
          </table:table-cell>
          <table:table-cell table:style-name="ce94" table:formula="of:=DEC2HEX(SUM(HEX2DEC([.L12]);1))" office:value-type="string" office:string-value="422B" calcext:value-type="string">
            <text:p>422B</text:p>
          </table:table-cell>
          <table:table-cell table:style-name="ce87" table:formula="of:=DEC2HEX(SUM(HEX2DEC([.M12]);1))" office:value-type="string" office:string-value="422C" calcext:value-type="string">
            <text:p>422C</text:p>
          </table:table-cell>
          <table:table-cell table:style-name="ce94" table:formula="of:=DEC2HEX(SUM(HEX2DEC([.N12]);1))" office:value-type="string" office:string-value="422D" calcext:value-type="string">
            <text:p>422D</text:p>
          </table:table-cell>
          <table:table-cell table:style-name="ce87" table:formula="of:=DEC2HEX(SUM(HEX2DEC([.O12]);1))" office:value-type="string" office:string-value="422E" calcext:value-type="string">
            <text:p>422E</text:p>
          </table:table-cell>
          <table:table-cell table:style-name="ce94" table:formula="of:=DEC2HEX(SUM(HEX2DEC([.P12]);1))" office:value-type="string" office:string-value="422F" calcext:value-type="string">
            <text:p>422F</text:p>
          </table:table-cell>
          <table:table-cell table:style-name="ce87" table:formula="of:=DEC2HEX(SUM(HEX2DEC([.Q12]);1))" office:value-type="string" office:string-value="4230" calcext:value-type="string">
            <text:p>4230</text:p>
          </table:table-cell>
          <table:table-cell table:style-name="ce94" table:formula="of:=DEC2HEX(SUM(HEX2DEC([.R12]);1))" office:value-type="string" office:string-value="4231" calcext:value-type="string">
            <text:p>4231</text:p>
          </table:table-cell>
          <table:table-cell table:style-name="ce87" table:formula="of:=DEC2HEX(SUM(HEX2DEC([.S12]);1))" office:value-type="string" office:string-value="4232" calcext:value-type="string">
            <text:p>4232</text:p>
          </table:table-cell>
          <table:table-cell table:style-name="ce94" table:formula="of:=DEC2HEX(SUM(HEX2DEC([.T12]);1))" office:value-type="string" office:string-value="4233" calcext:value-type="string">
            <text:p>4233</text:p>
          </table:table-cell>
          <table:table-cell table:style-name="ce87" table:formula="of:=DEC2HEX(SUM(HEX2DEC([.U12]);1))" office:value-type="string" office:string-value="4234" calcext:value-type="string">
            <text:p>4234</text:p>
          </table:table-cell>
          <table:table-cell table:style-name="ce94" table:formula="of:=DEC2HEX(SUM(HEX2DEC([.V12]);1))" office:value-type="string" office:string-value="4235" calcext:value-type="string">
            <text:p>4235</text:p>
          </table:table-cell>
          <table:table-cell table:style-name="ce87" table:formula="of:=DEC2HEX(SUM(HEX2DEC([.W12]);1))" office:value-type="string" office:string-value="4236" calcext:value-type="string">
            <text:p>4236</text:p>
          </table:table-cell>
          <table:table-cell table:style-name="ce94" table:formula="of:=DEC2HEX(SUM(HEX2DEC([.X12]);1))" office:value-type="string" office:string-value="4237" calcext:value-type="string">
            <text:p>4237</text:p>
          </table:table-cell>
          <table:table-cell table:style-name="ce87" table:formula="of:=DEC2HEX(SUM(HEX2DEC([.Y12]);1))" office:value-type="string" office:string-value="4238" calcext:value-type="string">
            <text:p>4238</text:p>
          </table:table-cell>
          <table:table-cell table:style-name="ce94" table:formula="of:=DEC2HEX(SUM(HEX2DEC([.Z12]);1))" office:value-type="string" office:string-value="4239" calcext:value-type="string">
            <text:p>4239</text:p>
          </table:table-cell>
          <table:table-cell table:style-name="ce87" table:formula="of:=DEC2HEX(SUM(HEX2DEC([.AA12]);1))" office:value-type="string" office:string-value="423A" calcext:value-type="string">
            <text:p>423A</text:p>
          </table:table-cell>
          <table:table-cell table:style-name="ce94" table:formula="of:=DEC2HEX(SUM(HEX2DEC([.AB12]);1))" office:value-type="string" office:string-value="423B" calcext:value-type="string">
            <text:p>423B</text:p>
          </table:table-cell>
          <table:table-cell table:style-name="ce87" table:formula="of:=DEC2HEX(SUM(HEX2DEC([.AC12]);1))" office:value-type="string" office:string-value="423C" calcext:value-type="string">
            <text:p>423C</text:p>
          </table:table-cell>
          <table:table-cell table:style-name="ce94" table:formula="of:=DEC2HEX(SUM(HEX2DEC([.AD12]);1))" office:value-type="string" office:string-value="423D" calcext:value-type="string">
            <text:p>423D</text:p>
          </table:table-cell>
          <table:table-cell table:style-name="ce87" table:formula="of:=DEC2HEX(SUM(HEX2DEC([.AE12]);1))" office:value-type="string" office:string-value="423E" calcext:value-type="string">
            <text:p>423E</text:p>
          </table:table-cell>
          <table:table-cell table:style-name="ce94" table:formula="of:=DEC2HEX(SUM(HEX2DEC([.AF12]);1))" office:value-type="string" office:string-value="423F" calcext:value-type="string">
            <text:p>42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5]);1))" office:value-type="string" office:string-value="4320" calcext:value-type="string">
            <text:p>4320</text:p>
          </table:table-cell>
          <table:table-cell table:style-name="ce94" table:formula="of:=DEC2HEX(SUM(HEX2DEC([.B13]);1))" office:value-type="string" office:string-value="4321" calcext:value-type="string">
            <text:p>4321</text:p>
          </table:table-cell>
          <table:table-cell table:style-name="ce92" table:formula="of:=DEC2HEX(SUM(HEX2DEC([.C13]);1))" office:value-type="string" office:string-value="4322" calcext:value-type="string">
            <text:p>4322</text:p>
          </table:table-cell>
          <table:table-cell table:style-name="ce94" table:formula="of:=DEC2HEX(SUM(HEX2DEC([.D13]);1))" office:value-type="string" office:string-value="4323" calcext:value-type="string">
            <text:p>4323</text:p>
          </table:table-cell>
          <table:table-cell table:style-name="ce87" table:formula="of:=DEC2HEX(SUM(HEX2DEC([.E13]);1))" office:value-type="string" office:string-value="4324" calcext:value-type="string">
            <text:p>4324</text:p>
          </table:table-cell>
          <table:table-cell table:style-name="ce94" table:formula="of:=DEC2HEX(SUM(HEX2DEC([.F13]);1))" office:value-type="string" office:string-value="4325" calcext:value-type="string">
            <text:p>4325</text:p>
          </table:table-cell>
          <table:table-cell table:style-name="ce87" table:formula="of:=DEC2HEX(SUM(HEX2DEC([.G13]);1))" office:value-type="string" office:string-value="4326" calcext:value-type="string">
            <text:p>4326</text:p>
          </table:table-cell>
          <table:table-cell table:style-name="ce94" table:formula="of:=DEC2HEX(SUM(HEX2DEC([.H13]);1))" office:value-type="string" office:string-value="4327" calcext:value-type="string">
            <text:p>4327</text:p>
          </table:table-cell>
          <table:table-cell table:style-name="ce87" table:formula="of:=DEC2HEX(SUM(HEX2DEC([.I13]);1))" office:value-type="string" office:string-value="4328" calcext:value-type="string">
            <text:p>4328</text:p>
          </table:table-cell>
          <table:table-cell table:style-name="ce94" table:formula="of:=DEC2HEX(SUM(HEX2DEC([.J13]);1))" office:value-type="string" office:string-value="4329" calcext:value-type="string">
            <text:p>4329</text:p>
          </table:table-cell>
          <table:table-cell table:style-name="ce87" table:formula="of:=DEC2HEX(SUM(HEX2DEC([.K13]);1))" office:value-type="string" office:string-value="432A" calcext:value-type="string">
            <text:p>432A</text:p>
          </table:table-cell>
          <table:table-cell table:style-name="ce94" table:formula="of:=DEC2HEX(SUM(HEX2DEC([.L13]);1))" office:value-type="string" office:string-value="432B" calcext:value-type="string">
            <text:p>432B</text:p>
          </table:table-cell>
          <table:table-cell table:style-name="ce87" table:formula="of:=DEC2HEX(SUM(HEX2DEC([.M13]);1))" office:value-type="string" office:string-value="432C" calcext:value-type="string">
            <text:p>432C</text:p>
          </table:table-cell>
          <table:table-cell table:style-name="ce94" table:formula="of:=DEC2HEX(SUM(HEX2DEC([.N13]);1))" office:value-type="string" office:string-value="432D" calcext:value-type="string">
            <text:p>432D</text:p>
          </table:table-cell>
          <table:table-cell table:style-name="ce87" table:formula="of:=DEC2HEX(SUM(HEX2DEC([.O13]);1))" office:value-type="string" office:string-value="432E" calcext:value-type="string">
            <text:p>432E</text:p>
          </table:table-cell>
          <table:table-cell table:style-name="ce94" table:formula="of:=DEC2HEX(SUM(HEX2DEC([.P13]);1))" office:value-type="string" office:string-value="432F" calcext:value-type="string">
            <text:p>432F</text:p>
          </table:table-cell>
          <table:table-cell table:style-name="ce87" table:formula="of:=DEC2HEX(SUM(HEX2DEC([.Q13]);1))" office:value-type="string" office:string-value="4330" calcext:value-type="string">
            <text:p>4330</text:p>
          </table:table-cell>
          <table:table-cell table:style-name="ce94" table:formula="of:=DEC2HEX(SUM(HEX2DEC([.R13]);1))" office:value-type="string" office:string-value="4331" calcext:value-type="string">
            <text:p>4331</text:p>
          </table:table-cell>
          <table:table-cell table:style-name="ce87" table:formula="of:=DEC2HEX(SUM(HEX2DEC([.S13]);1))" office:value-type="string" office:string-value="4332" calcext:value-type="string">
            <text:p>4332</text:p>
          </table:table-cell>
          <table:table-cell table:style-name="ce94" table:formula="of:=DEC2HEX(SUM(HEX2DEC([.T13]);1))" office:value-type="string" office:string-value="4333" calcext:value-type="string">
            <text:p>4333</text:p>
          </table:table-cell>
          <table:table-cell table:style-name="ce87" table:formula="of:=DEC2HEX(SUM(HEX2DEC([.U13]);1))" office:value-type="string" office:string-value="4334" calcext:value-type="string">
            <text:p>4334</text:p>
          </table:table-cell>
          <table:table-cell table:style-name="ce94" table:formula="of:=DEC2HEX(SUM(HEX2DEC([.V13]);1))" office:value-type="string" office:string-value="4335" calcext:value-type="string">
            <text:p>4335</text:p>
          </table:table-cell>
          <table:table-cell table:style-name="ce87" table:formula="of:=DEC2HEX(SUM(HEX2DEC([.W13]);1))" office:value-type="string" office:string-value="4336" calcext:value-type="string">
            <text:p>4336</text:p>
          </table:table-cell>
          <table:table-cell table:style-name="ce94" table:formula="of:=DEC2HEX(SUM(HEX2DEC([.X13]);1))" office:value-type="string" office:string-value="4337" calcext:value-type="string">
            <text:p>4337</text:p>
          </table:table-cell>
          <table:table-cell table:style-name="ce87" table:formula="of:=DEC2HEX(SUM(HEX2DEC([.Y13]);1))" office:value-type="string" office:string-value="4338" calcext:value-type="string">
            <text:p>4338</text:p>
          </table:table-cell>
          <table:table-cell table:style-name="ce94" table:formula="of:=DEC2HEX(SUM(HEX2DEC([.Z13]);1))" office:value-type="string" office:string-value="4339" calcext:value-type="string">
            <text:p>4339</text:p>
          </table:table-cell>
          <table:table-cell table:style-name="ce87" table:formula="of:=DEC2HEX(SUM(HEX2DEC([.AA13]);1))" office:value-type="string" office:string-value="433A" calcext:value-type="string">
            <text:p>433A</text:p>
          </table:table-cell>
          <table:table-cell table:style-name="ce94" table:formula="of:=DEC2HEX(SUM(HEX2DEC([.AB13]);1))" office:value-type="string" office:string-value="433B" calcext:value-type="string">
            <text:p>433B</text:p>
          </table:table-cell>
          <table:table-cell table:style-name="ce87" table:formula="of:=DEC2HEX(SUM(HEX2DEC([.AC13]);1))" office:value-type="string" office:string-value="433C" calcext:value-type="string">
            <text:p>433C</text:p>
          </table:table-cell>
          <table:table-cell table:style-name="ce94" table:formula="of:=DEC2HEX(SUM(HEX2DEC([.AD13]);1))" office:value-type="string" office:string-value="433D" calcext:value-type="string">
            <text:p>433D</text:p>
          </table:table-cell>
          <table:table-cell table:style-name="ce87" table:formula="of:=DEC2HEX(SUM(HEX2DEC([.AE13]);1))" office:value-type="string" office:string-value="433E" calcext:value-type="string">
            <text:p>433E</text:p>
          </table:table-cell>
          <table:table-cell table:style-name="ce94" table:formula="of:=DEC2HEX(SUM(HEX2DEC([.AF13]);1))" office:value-type="string" office:string-value="433F" calcext:value-type="string">
            <text:p>43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6]);1))" office:value-type="string" office:string-value="4420" calcext:value-type="string">
            <text:p>4420</text:p>
          </table:table-cell>
          <table:table-cell table:style-name="ce94" table:formula="of:=DEC2HEX(SUM(HEX2DEC([.B14]);1))" office:value-type="string" office:string-value="4421" calcext:value-type="string">
            <text:p>4421</text:p>
          </table:table-cell>
          <table:table-cell table:style-name="ce92" table:formula="of:=DEC2HEX(SUM(HEX2DEC([.C14]);1))" office:value-type="string" office:string-value="4422" calcext:value-type="string">
            <text:p>4422</text:p>
          </table:table-cell>
          <table:table-cell table:style-name="ce94" table:formula="of:=DEC2HEX(SUM(HEX2DEC([.D14]);1))" office:value-type="string" office:string-value="4423" calcext:value-type="string">
            <text:p>4423</text:p>
          </table:table-cell>
          <table:table-cell table:style-name="ce87" table:formula="of:=DEC2HEX(SUM(HEX2DEC([.E14]);1))" office:value-type="string" office:string-value="4424" calcext:value-type="string">
            <text:p>4424</text:p>
          </table:table-cell>
          <table:table-cell table:style-name="ce94" table:formula="of:=DEC2HEX(SUM(HEX2DEC([.F14]);1))" office:value-type="string" office:string-value="4425" calcext:value-type="string">
            <text:p>4425</text:p>
          </table:table-cell>
          <table:table-cell table:style-name="ce87" table:formula="of:=DEC2HEX(SUM(HEX2DEC([.G14]);1))" office:value-type="string" office:string-value="4426" calcext:value-type="string">
            <text:p>4426</text:p>
          </table:table-cell>
          <table:table-cell table:style-name="ce94" table:formula="of:=DEC2HEX(SUM(HEX2DEC([.H14]);1))" office:value-type="string" office:string-value="4427" calcext:value-type="string">
            <text:p>4427</text:p>
          </table:table-cell>
          <table:table-cell table:style-name="ce87" table:formula="of:=DEC2HEX(SUM(HEX2DEC([.I14]);1))" office:value-type="string" office:string-value="4428" calcext:value-type="string">
            <text:p>4428</text:p>
          </table:table-cell>
          <table:table-cell table:style-name="ce94" table:formula="of:=DEC2HEX(SUM(HEX2DEC([.J14]);1))" office:value-type="string" office:string-value="4429" calcext:value-type="string">
            <text:p>4429</text:p>
          </table:table-cell>
          <table:table-cell table:style-name="ce87" table:formula="of:=DEC2HEX(SUM(HEX2DEC([.K14]);1))" office:value-type="string" office:string-value="442A" calcext:value-type="string">
            <text:p>442A</text:p>
          </table:table-cell>
          <table:table-cell table:style-name="ce94" table:formula="of:=DEC2HEX(SUM(HEX2DEC([.L14]);1))" office:value-type="string" office:string-value="442B" calcext:value-type="string">
            <text:p>442B</text:p>
          </table:table-cell>
          <table:table-cell table:style-name="ce87" table:formula="of:=DEC2HEX(SUM(HEX2DEC([.M14]);1))" office:value-type="string" office:string-value="442C" calcext:value-type="string">
            <text:p>442C</text:p>
          </table:table-cell>
          <table:table-cell table:style-name="ce94" table:formula="of:=DEC2HEX(SUM(HEX2DEC([.N14]);1))" office:value-type="string" office:string-value="442D" calcext:value-type="string">
            <text:p>442D</text:p>
          </table:table-cell>
          <table:table-cell table:style-name="ce87" table:formula="of:=DEC2HEX(SUM(HEX2DEC([.O14]);1))" office:value-type="string" office:string-value="442E" calcext:value-type="string">
            <text:p>442E</text:p>
          </table:table-cell>
          <table:table-cell table:style-name="ce94" table:formula="of:=DEC2HEX(SUM(HEX2DEC([.P14]);1))" office:value-type="string" office:string-value="442F" calcext:value-type="string">
            <text:p>442F</text:p>
          </table:table-cell>
          <table:table-cell table:style-name="ce87" table:formula="of:=DEC2HEX(SUM(HEX2DEC([.Q14]);1))" office:value-type="string" office:string-value="4430" calcext:value-type="string">
            <text:p>4430</text:p>
          </table:table-cell>
          <table:table-cell table:style-name="ce94" table:formula="of:=DEC2HEX(SUM(HEX2DEC([.R14]);1))" office:value-type="string" office:string-value="4431" calcext:value-type="string">
            <text:p>4431</text:p>
          </table:table-cell>
          <table:table-cell table:style-name="ce87" table:formula="of:=DEC2HEX(SUM(HEX2DEC([.S14]);1))" office:value-type="string" office:string-value="4432" calcext:value-type="string">
            <text:p>4432</text:p>
          </table:table-cell>
          <table:table-cell table:style-name="ce94" table:formula="of:=DEC2HEX(SUM(HEX2DEC([.T14]);1))" office:value-type="string" office:string-value="4433" calcext:value-type="string">
            <text:p>4433</text:p>
          </table:table-cell>
          <table:table-cell table:style-name="ce87" table:formula="of:=DEC2HEX(SUM(HEX2DEC([.U14]);1))" office:value-type="string" office:string-value="4434" calcext:value-type="string">
            <text:p>4434</text:p>
          </table:table-cell>
          <table:table-cell table:style-name="ce94" table:formula="of:=DEC2HEX(SUM(HEX2DEC([.V14]);1))" office:value-type="string" office:string-value="4435" calcext:value-type="string">
            <text:p>4435</text:p>
          </table:table-cell>
          <table:table-cell table:style-name="ce87" table:formula="of:=DEC2HEX(SUM(HEX2DEC([.W14]);1))" office:value-type="string" office:string-value="4436" calcext:value-type="string">
            <text:p>4436</text:p>
          </table:table-cell>
          <table:table-cell table:style-name="ce94" table:formula="of:=DEC2HEX(SUM(HEX2DEC([.X14]);1))" office:value-type="string" office:string-value="4437" calcext:value-type="string">
            <text:p>4437</text:p>
          </table:table-cell>
          <table:table-cell table:style-name="ce87" table:formula="of:=DEC2HEX(SUM(HEX2DEC([.Y14]);1))" office:value-type="string" office:string-value="4438" calcext:value-type="string">
            <text:p>4438</text:p>
          </table:table-cell>
          <table:table-cell table:style-name="ce94" table:formula="of:=DEC2HEX(SUM(HEX2DEC([.Z14]);1))" office:value-type="string" office:string-value="4439" calcext:value-type="string">
            <text:p>4439</text:p>
          </table:table-cell>
          <table:table-cell table:style-name="ce87" table:formula="of:=DEC2HEX(SUM(HEX2DEC([.AA14]);1))" office:value-type="string" office:string-value="443A" calcext:value-type="string">
            <text:p>443A</text:p>
          </table:table-cell>
          <table:table-cell table:style-name="ce94" table:formula="of:=DEC2HEX(SUM(HEX2DEC([.AB14]);1))" office:value-type="string" office:string-value="443B" calcext:value-type="string">
            <text:p>443B</text:p>
          </table:table-cell>
          <table:table-cell table:style-name="ce87" table:formula="of:=DEC2HEX(SUM(HEX2DEC([.AC14]);1))" office:value-type="string" office:string-value="443C" calcext:value-type="string">
            <text:p>443C</text:p>
          </table:table-cell>
          <table:table-cell table:style-name="ce94" table:formula="of:=DEC2HEX(SUM(HEX2DEC([.AD14]);1))" office:value-type="string" office:string-value="443D" calcext:value-type="string">
            <text:p>443D</text:p>
          </table:table-cell>
          <table:table-cell table:style-name="ce87" table:formula="of:=DEC2HEX(SUM(HEX2DEC([.AE14]);1))" office:value-type="string" office:string-value="443E" calcext:value-type="string">
            <text:p>443E</text:p>
          </table:table-cell>
          <table:table-cell table:style-name="ce94" table:formula="of:=DEC2HEX(SUM(HEX2DEC([.AF14]);1))" office:value-type="string" office:string-value="443F" calcext:value-type="string">
            <text:p>44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7]);1))" office:value-type="string" office:string-value="4520" calcext:value-type="string">
            <text:p>4520</text:p>
          </table:table-cell>
          <table:table-cell table:style-name="ce94" table:formula="of:=DEC2HEX(SUM(HEX2DEC([.B15]);1))" office:value-type="string" office:string-value="4521" calcext:value-type="string">
            <text:p>4521</text:p>
          </table:table-cell>
          <table:table-cell table:style-name="ce92" table:formula="of:=DEC2HEX(SUM(HEX2DEC([.C15]);1))" office:value-type="string" office:string-value="4522" calcext:value-type="string">
            <text:p>4522</text:p>
          </table:table-cell>
          <table:table-cell table:style-name="ce94" table:formula="of:=DEC2HEX(SUM(HEX2DEC([.D15]);1))" office:value-type="string" office:string-value="4523" calcext:value-type="string">
            <text:p>4523</text:p>
          </table:table-cell>
          <table:table-cell table:style-name="ce87" table:formula="of:=DEC2HEX(SUM(HEX2DEC([.E15]);1))" office:value-type="string" office:string-value="4524" calcext:value-type="string">
            <text:p>4524</text:p>
          </table:table-cell>
          <table:table-cell table:style-name="ce94" table:formula="of:=DEC2HEX(SUM(HEX2DEC([.F15]);1))" office:value-type="string" office:string-value="4525" calcext:value-type="string">
            <text:p>4525</text:p>
          </table:table-cell>
          <table:table-cell table:style-name="ce87" table:formula="of:=DEC2HEX(SUM(HEX2DEC([.G15]);1))" office:value-type="string" office:string-value="4526" calcext:value-type="string">
            <text:p>4526</text:p>
          </table:table-cell>
          <table:table-cell table:style-name="ce94" table:formula="of:=DEC2HEX(SUM(HEX2DEC([.H15]);1))" office:value-type="string" office:string-value="4527" calcext:value-type="string">
            <text:p>4527</text:p>
          </table:table-cell>
          <table:table-cell table:style-name="ce87" table:formula="of:=DEC2HEX(SUM(HEX2DEC([.I15]);1))" office:value-type="string" office:string-value="4528" calcext:value-type="string">
            <text:p>4528</text:p>
          </table:table-cell>
          <table:table-cell table:style-name="ce94" table:formula="of:=DEC2HEX(SUM(HEX2DEC([.J15]);1))" office:value-type="string" office:string-value="4529" calcext:value-type="string">
            <text:p>4529</text:p>
          </table:table-cell>
          <table:table-cell table:style-name="ce87" table:formula="of:=DEC2HEX(SUM(HEX2DEC([.K15]);1))" office:value-type="string" office:string-value="452A" calcext:value-type="string">
            <text:p>452A</text:p>
          </table:table-cell>
          <table:table-cell table:style-name="ce94" table:formula="of:=DEC2HEX(SUM(HEX2DEC([.L15]);1))" office:value-type="string" office:string-value="452B" calcext:value-type="string">
            <text:p>452B</text:p>
          </table:table-cell>
          <table:table-cell table:style-name="ce87" table:formula="of:=DEC2HEX(SUM(HEX2DEC([.M15]);1))" office:value-type="string" office:string-value="452C" calcext:value-type="string">
            <text:p>452C</text:p>
          </table:table-cell>
          <table:table-cell table:style-name="ce94" table:formula="of:=DEC2HEX(SUM(HEX2DEC([.N15]);1))" office:value-type="string" office:string-value="452D" calcext:value-type="string">
            <text:p>452D</text:p>
          </table:table-cell>
          <table:table-cell table:style-name="ce87" table:formula="of:=DEC2HEX(SUM(HEX2DEC([.O15]);1))" office:value-type="string" office:string-value="452E" calcext:value-type="string">
            <text:p>452E</text:p>
          </table:table-cell>
          <table:table-cell table:style-name="ce94" table:formula="of:=DEC2HEX(SUM(HEX2DEC([.P15]);1))" office:value-type="string" office:string-value="452F" calcext:value-type="string">
            <text:p>452F</text:p>
          </table:table-cell>
          <table:table-cell table:style-name="ce87" table:formula="of:=DEC2HEX(SUM(HEX2DEC([.Q15]);1))" office:value-type="string" office:string-value="4530" calcext:value-type="string">
            <text:p>4530</text:p>
          </table:table-cell>
          <table:table-cell table:style-name="ce94" table:formula="of:=DEC2HEX(SUM(HEX2DEC([.R15]);1))" office:value-type="string" office:string-value="4531" calcext:value-type="string">
            <text:p>4531</text:p>
          </table:table-cell>
          <table:table-cell table:style-name="ce87" table:formula="of:=DEC2HEX(SUM(HEX2DEC([.S15]);1))" office:value-type="string" office:string-value="4532" calcext:value-type="string">
            <text:p>4532</text:p>
          </table:table-cell>
          <table:table-cell table:style-name="ce94" table:formula="of:=DEC2HEX(SUM(HEX2DEC([.T15]);1))" office:value-type="string" office:string-value="4533" calcext:value-type="string">
            <text:p>4533</text:p>
          </table:table-cell>
          <table:table-cell table:style-name="ce87" table:formula="of:=DEC2HEX(SUM(HEX2DEC([.U15]);1))" office:value-type="string" office:string-value="4534" calcext:value-type="string">
            <text:p>4534</text:p>
          </table:table-cell>
          <table:table-cell table:style-name="ce94" table:formula="of:=DEC2HEX(SUM(HEX2DEC([.V15]);1))" office:value-type="string" office:string-value="4535" calcext:value-type="string">
            <text:p>4535</text:p>
          </table:table-cell>
          <table:table-cell table:style-name="ce87" table:formula="of:=DEC2HEX(SUM(HEX2DEC([.W15]);1))" office:value-type="string" office:string-value="4536" calcext:value-type="string">
            <text:p>4536</text:p>
          </table:table-cell>
          <table:table-cell table:style-name="ce94" table:formula="of:=DEC2HEX(SUM(HEX2DEC([.X15]);1))" office:value-type="string" office:string-value="4537" calcext:value-type="string">
            <text:p>4537</text:p>
          </table:table-cell>
          <table:table-cell table:style-name="ce87" table:formula="of:=DEC2HEX(SUM(HEX2DEC([.Y15]);1))" office:value-type="string" office:string-value="4538" calcext:value-type="string">
            <text:p>4538</text:p>
          </table:table-cell>
          <table:table-cell table:style-name="ce94" table:formula="of:=DEC2HEX(SUM(HEX2DEC([.Z15]);1))" office:value-type="string" office:string-value="4539" calcext:value-type="string">
            <text:p>4539</text:p>
          </table:table-cell>
          <table:table-cell table:style-name="ce87" table:formula="of:=DEC2HEX(SUM(HEX2DEC([.AA15]);1))" office:value-type="string" office:string-value="453A" calcext:value-type="string">
            <text:p>453A</text:p>
          </table:table-cell>
          <table:table-cell table:style-name="ce94" table:formula="of:=DEC2HEX(SUM(HEX2DEC([.AB15]);1))" office:value-type="string" office:string-value="453B" calcext:value-type="string">
            <text:p>453B</text:p>
          </table:table-cell>
          <table:table-cell table:style-name="ce87" table:formula="of:=DEC2HEX(SUM(HEX2DEC([.AC15]);1))" office:value-type="string" office:string-value="453C" calcext:value-type="string">
            <text:p>453C</text:p>
          </table:table-cell>
          <table:table-cell table:style-name="ce94" table:formula="of:=DEC2HEX(SUM(HEX2DEC([.AD15]);1))" office:value-type="string" office:string-value="453D" calcext:value-type="string">
            <text:p>453D</text:p>
          </table:table-cell>
          <table:table-cell table:style-name="ce87" table:formula="of:=DEC2HEX(SUM(HEX2DEC([.AE15]);1))" office:value-type="string" office:string-value="453E" calcext:value-type="string">
            <text:p>453E</text:p>
          </table:table-cell>
          <table:table-cell table:style-name="ce94" table:formula="of:=DEC2HEX(SUM(HEX2DEC([.AF15]);1))" office:value-type="string" office:string-value="453F" calcext:value-type="string">
            <text:p>45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8]);1))" office:value-type="string" office:string-value="4620" calcext:value-type="string">
            <text:p>4620</text:p>
          </table:table-cell>
          <table:table-cell table:style-name="ce94" table:formula="of:=DEC2HEX(SUM(HEX2DEC([.B16]);1))" office:value-type="string" office:string-value="4621" calcext:value-type="string">
            <text:p>4621</text:p>
          </table:table-cell>
          <table:table-cell table:style-name="ce92" table:formula="of:=DEC2HEX(SUM(HEX2DEC([.C16]);1))" office:value-type="string" office:string-value="4622" calcext:value-type="string">
            <text:p>4622</text:p>
          </table:table-cell>
          <table:table-cell table:style-name="ce94" table:formula="of:=DEC2HEX(SUM(HEX2DEC([.D16]);1))" office:value-type="string" office:string-value="4623" calcext:value-type="string">
            <text:p>4623</text:p>
          </table:table-cell>
          <table:table-cell table:style-name="ce87" table:formula="of:=DEC2HEX(SUM(HEX2DEC([.E16]);1))" office:value-type="string" office:string-value="4624" calcext:value-type="string">
            <text:p>4624</text:p>
          </table:table-cell>
          <table:table-cell table:style-name="ce94" table:formula="of:=DEC2HEX(SUM(HEX2DEC([.F16]);1))" office:value-type="string" office:string-value="4625" calcext:value-type="string">
            <text:p>4625</text:p>
          </table:table-cell>
          <table:table-cell table:style-name="ce87" table:formula="of:=DEC2HEX(SUM(HEX2DEC([.G16]);1))" office:value-type="string" office:string-value="4626" calcext:value-type="string">
            <text:p>4626</text:p>
          </table:table-cell>
          <table:table-cell table:style-name="ce94" table:formula="of:=DEC2HEX(SUM(HEX2DEC([.H16]);1))" office:value-type="string" office:string-value="4627" calcext:value-type="string">
            <text:p>4627</text:p>
          </table:table-cell>
          <table:table-cell table:style-name="ce87" table:formula="of:=DEC2HEX(SUM(HEX2DEC([.I16]);1))" office:value-type="string" office:string-value="4628" calcext:value-type="string">
            <text:p>4628</text:p>
          </table:table-cell>
          <table:table-cell table:style-name="ce94" table:formula="of:=DEC2HEX(SUM(HEX2DEC([.J16]);1))" office:value-type="string" office:string-value="4629" calcext:value-type="string">
            <text:p>4629</text:p>
          </table:table-cell>
          <table:table-cell table:style-name="ce87" table:formula="of:=DEC2HEX(SUM(HEX2DEC([.K16]);1))" office:value-type="string" office:string-value="462A" calcext:value-type="string">
            <text:p>462A</text:p>
          </table:table-cell>
          <table:table-cell table:style-name="ce94" table:formula="of:=DEC2HEX(SUM(HEX2DEC([.L16]);1))" office:value-type="string" office:string-value="462B" calcext:value-type="string">
            <text:p>462B</text:p>
          </table:table-cell>
          <table:table-cell table:style-name="ce87" table:formula="of:=DEC2HEX(SUM(HEX2DEC([.M16]);1))" office:value-type="string" office:string-value="462C" calcext:value-type="string">
            <text:p>462C</text:p>
          </table:table-cell>
          <table:table-cell table:style-name="ce94" table:formula="of:=DEC2HEX(SUM(HEX2DEC([.N16]);1))" office:value-type="string" office:string-value="462D" calcext:value-type="string">
            <text:p>462D</text:p>
          </table:table-cell>
          <table:table-cell table:style-name="ce87" table:formula="of:=DEC2HEX(SUM(HEX2DEC([.O16]);1))" office:value-type="string" office:string-value="462E" calcext:value-type="string">
            <text:p>462E</text:p>
          </table:table-cell>
          <table:table-cell table:style-name="ce94" table:formula="of:=DEC2HEX(SUM(HEX2DEC([.P16]);1))" office:value-type="string" office:string-value="462F" calcext:value-type="string">
            <text:p>462F</text:p>
          </table:table-cell>
          <table:table-cell table:style-name="ce87" table:formula="of:=DEC2HEX(SUM(HEX2DEC([.Q16]);1))" office:value-type="string" office:string-value="4630" calcext:value-type="string">
            <text:p>4630</text:p>
          </table:table-cell>
          <table:table-cell table:style-name="ce94" table:formula="of:=DEC2HEX(SUM(HEX2DEC([.R16]);1))" office:value-type="string" office:string-value="4631" calcext:value-type="string">
            <text:p>4631</text:p>
          </table:table-cell>
          <table:table-cell table:style-name="ce87" table:formula="of:=DEC2HEX(SUM(HEX2DEC([.S16]);1))" office:value-type="string" office:string-value="4632" calcext:value-type="string">
            <text:p>4632</text:p>
          </table:table-cell>
          <table:table-cell table:style-name="ce94" table:formula="of:=DEC2HEX(SUM(HEX2DEC([.T16]);1))" office:value-type="string" office:string-value="4633" calcext:value-type="string">
            <text:p>4633</text:p>
          </table:table-cell>
          <table:table-cell table:style-name="ce87" table:formula="of:=DEC2HEX(SUM(HEX2DEC([.U16]);1))" office:value-type="string" office:string-value="4634" calcext:value-type="string">
            <text:p>4634</text:p>
          </table:table-cell>
          <table:table-cell table:style-name="ce94" table:formula="of:=DEC2HEX(SUM(HEX2DEC([.V16]);1))" office:value-type="string" office:string-value="4635" calcext:value-type="string">
            <text:p>4635</text:p>
          </table:table-cell>
          <table:table-cell table:style-name="ce87" table:formula="of:=DEC2HEX(SUM(HEX2DEC([.W16]);1))" office:value-type="string" office:string-value="4636" calcext:value-type="string">
            <text:p>4636</text:p>
          </table:table-cell>
          <table:table-cell table:style-name="ce94" table:formula="of:=DEC2HEX(SUM(HEX2DEC([.X16]);1))" office:value-type="string" office:string-value="4637" calcext:value-type="string">
            <text:p>4637</text:p>
          </table:table-cell>
          <table:table-cell table:style-name="ce87" table:formula="of:=DEC2HEX(SUM(HEX2DEC([.Y16]);1))" office:value-type="string" office:string-value="4638" calcext:value-type="string">
            <text:p>4638</text:p>
          </table:table-cell>
          <table:table-cell table:style-name="ce94" table:formula="of:=DEC2HEX(SUM(HEX2DEC([.Z16]);1))" office:value-type="string" office:string-value="4639" calcext:value-type="string">
            <text:p>4639</text:p>
          </table:table-cell>
          <table:table-cell table:style-name="ce87" table:formula="of:=DEC2HEX(SUM(HEX2DEC([.AA16]);1))" office:value-type="string" office:string-value="463A" calcext:value-type="string">
            <text:p>463A</text:p>
          </table:table-cell>
          <table:table-cell table:style-name="ce94" table:formula="of:=DEC2HEX(SUM(HEX2DEC([.AB16]);1))" office:value-type="string" office:string-value="463B" calcext:value-type="string">
            <text:p>463B</text:p>
          </table:table-cell>
          <table:table-cell table:style-name="ce87" table:formula="of:=DEC2HEX(SUM(HEX2DEC([.AC16]);1))" office:value-type="string" office:string-value="463C" calcext:value-type="string">
            <text:p>463C</text:p>
          </table:table-cell>
          <table:table-cell table:style-name="ce94" table:formula="of:=DEC2HEX(SUM(HEX2DEC([.AD16]);1))" office:value-type="string" office:string-value="463D" calcext:value-type="string">
            <text:p>463D</text:p>
          </table:table-cell>
          <table:table-cell table:style-name="ce87" table:formula="of:=DEC2HEX(SUM(HEX2DEC([.AE16]);1))" office:value-type="string" office:string-value="463E" calcext:value-type="string">
            <text:p>463E</text:p>
          </table:table-cell>
          <table:table-cell table:style-name="ce94" table:formula="of:=DEC2HEX(SUM(HEX2DEC([.AF16]);1))" office:value-type="string" office:string-value="463F" calcext:value-type="string">
            <text:p>463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3" table:formula="of:=DEC2HEX(SUM(HEX2DEC([.AG9]);1))" office:value-type="string" office:string-value="4720" calcext:value-type="string">
            <text:p>4720</text:p>
          </table:table-cell>
          <table:table-cell table:style-name="ce96" table:formula="of:=DEC2HEX(SUM(HEX2DEC([.B17]);1))" office:value-type="string" office:string-value="4721" calcext:value-type="string">
            <text:p>4721</text:p>
          </table:table-cell>
          <table:table-cell table:style-name="ce93" table:formula="of:=DEC2HEX(SUM(HEX2DEC([.C17]);1))" office:value-type="string" office:string-value="4722" calcext:value-type="string">
            <text:p>4722</text:p>
          </table:table-cell>
          <table:table-cell table:style-name="ce96" table:formula="of:=DEC2HEX(SUM(HEX2DEC([.D17]);1))" office:value-type="string" office:string-value="4723" calcext:value-type="string">
            <text:p>4723</text:p>
          </table:table-cell>
          <table:table-cell table:style-name="ce101" table:formula="of:=DEC2HEX(SUM(HEX2DEC([.E17]);1))" office:value-type="string" office:string-value="4724" calcext:value-type="string">
            <text:p>4724</text:p>
          </table:table-cell>
          <table:table-cell table:style-name="ce96" table:formula="of:=DEC2HEX(SUM(HEX2DEC([.F17]);1))" office:value-type="string" office:string-value="4725" calcext:value-type="string">
            <text:p>4725</text:p>
          </table:table-cell>
          <table:table-cell table:style-name="ce101" table:formula="of:=DEC2HEX(SUM(HEX2DEC([.G17]);1))" office:value-type="string" office:string-value="4726" calcext:value-type="string">
            <text:p>4726</text:p>
          </table:table-cell>
          <table:table-cell table:style-name="ce96" table:formula="of:=DEC2HEX(SUM(HEX2DEC([.H17]);1))" office:value-type="string" office:string-value="4727" calcext:value-type="string">
            <text:p>4727</text:p>
          </table:table-cell>
          <table:table-cell table:style-name="ce101" table:formula="of:=DEC2HEX(SUM(HEX2DEC([.I17]);1))" office:value-type="string" office:string-value="4728" calcext:value-type="string">
            <text:p>4728</text:p>
          </table:table-cell>
          <table:table-cell table:style-name="ce96" table:formula="of:=DEC2HEX(SUM(HEX2DEC([.J17]);1))" office:value-type="string" office:string-value="4729" calcext:value-type="string">
            <text:p>4729</text:p>
          </table:table-cell>
          <table:table-cell table:style-name="ce101" table:formula="of:=DEC2HEX(SUM(HEX2DEC([.K17]);1))" office:value-type="string" office:string-value="472A" calcext:value-type="string">
            <text:p>472A</text:p>
          </table:table-cell>
          <table:table-cell table:style-name="ce96" table:formula="of:=DEC2HEX(SUM(HEX2DEC([.L17]);1))" office:value-type="string" office:string-value="472B" calcext:value-type="string">
            <text:p>472B</text:p>
          </table:table-cell>
          <table:table-cell table:style-name="ce101" table:formula="of:=DEC2HEX(SUM(HEX2DEC([.M17]);1))" office:value-type="string" office:string-value="472C" calcext:value-type="string">
            <text:p>472C</text:p>
          </table:table-cell>
          <table:table-cell table:style-name="ce96" table:formula="of:=DEC2HEX(SUM(HEX2DEC([.N17]);1))" office:value-type="string" office:string-value="472D" calcext:value-type="string">
            <text:p>472D</text:p>
          </table:table-cell>
          <table:table-cell table:style-name="ce101" table:formula="of:=DEC2HEX(SUM(HEX2DEC([.O17]);1))" office:value-type="string" office:string-value="472E" calcext:value-type="string">
            <text:p>472E</text:p>
          </table:table-cell>
          <table:table-cell table:style-name="ce96" table:formula="of:=DEC2HEX(SUM(HEX2DEC([.P17]);1))" office:value-type="string" office:string-value="472F" calcext:value-type="string">
            <text:p>472F</text:p>
          </table:table-cell>
          <table:table-cell table:style-name="ce101" table:formula="of:=DEC2HEX(SUM(HEX2DEC([.Q17]);1))" office:value-type="string" office:string-value="4730" calcext:value-type="string">
            <text:p>4730</text:p>
          </table:table-cell>
          <table:table-cell table:style-name="ce96" table:formula="of:=DEC2HEX(SUM(HEX2DEC([.R17]);1))" office:value-type="string" office:string-value="4731" calcext:value-type="string">
            <text:p>4731</text:p>
          </table:table-cell>
          <table:table-cell table:style-name="ce101" table:formula="of:=DEC2HEX(SUM(HEX2DEC([.S17]);1))" office:value-type="string" office:string-value="4732" calcext:value-type="string">
            <text:p>4732</text:p>
          </table:table-cell>
          <table:table-cell table:style-name="ce94" table:formula="of:=DEC2HEX(SUM(HEX2DEC([.T17]);1))" office:value-type="string" office:string-value="4733" calcext:value-type="string">
            <text:p>4733</text:p>
          </table:table-cell>
          <table:table-cell table:style-name="ce87" table:formula="of:=DEC2HEX(SUM(HEX2DEC([.U17]);1))" office:value-type="string" office:string-value="4734" calcext:value-type="string">
            <text:p>4734</text:p>
          </table:table-cell>
          <table:table-cell table:style-name="ce94" table:formula="of:=DEC2HEX(SUM(HEX2DEC([.V17]);1))" office:value-type="string" office:string-value="4735" calcext:value-type="string">
            <text:p>4735</text:p>
          </table:table-cell>
          <table:table-cell table:style-name="ce87" table:formula="of:=DEC2HEX(SUM(HEX2DEC([.W17]);1))" office:value-type="string" office:string-value="4736" calcext:value-type="string">
            <text:p>4736</text:p>
          </table:table-cell>
          <table:table-cell table:style-name="ce94" table:formula="of:=DEC2HEX(SUM(HEX2DEC([.X17]);1))" office:value-type="string" office:string-value="4737" calcext:value-type="string">
            <text:p>4737</text:p>
          </table:table-cell>
          <table:table-cell table:style-name="ce87" table:formula="of:=DEC2HEX(SUM(HEX2DEC([.Y17]);1))" office:value-type="string" office:string-value="4738" calcext:value-type="string">
            <text:p>4738</text:p>
          </table:table-cell>
          <table:table-cell table:style-name="ce94" table:formula="of:=DEC2HEX(SUM(HEX2DEC([.Z17]);1))" office:value-type="string" office:string-value="4739" calcext:value-type="string">
            <text:p>4739</text:p>
          </table:table-cell>
          <table:table-cell table:style-name="ce87" table:formula="of:=DEC2HEX(SUM(HEX2DEC([.AA17]);1))" office:value-type="string" office:string-value="473A" calcext:value-type="string">
            <text:p>473A</text:p>
          </table:table-cell>
          <table:table-cell table:style-name="ce94" table:formula="of:=DEC2HEX(SUM(HEX2DEC([.AB17]);1))" office:value-type="string" office:string-value="473B" calcext:value-type="string">
            <text:p>473B</text:p>
          </table:table-cell>
          <table:table-cell table:style-name="ce101" table:formula="of:=DEC2HEX(SUM(HEX2DEC([.AC17]);1))" office:value-type="string" office:string-value="473C" calcext:value-type="string">
            <text:p>473C</text:p>
          </table:table-cell>
          <table:table-cell table:style-name="ce96" table:formula="of:=DEC2HEX(SUM(HEX2DEC([.AD17]);1))" office:value-type="string" office:string-value="473D" calcext:value-type="string">
            <text:p>473D</text:p>
          </table:table-cell>
          <table:table-cell table:style-name="ce101" table:formula="of:=DEC2HEX(SUM(HEX2DEC([.AE17]);1))" office:value-type="string" office:string-value="473E" calcext:value-type="string">
            <text:p>473E</text:p>
          </table:table-cell>
          <table:table-cell table:style-name="ce96" table:formula="of:=DEC2HEX(SUM(HEX2DEC([.AF17]);1))" office:value-type="string" office:string-value="473F" calcext:value-type="string">
            <text:p>473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 Y</text:p>
            <text:p> Pixel </text:p>
            <text:p>16-23</text:p>
            <text:p>$10-$17</text:p>
          </table:table-cell>
          <table:table-cell table:style-name="ce94" table:formula="of:=DEC2HEX(SUM(HEX2DEC([.AG10]);1))" office:value-type="string" office:string-value="4040" calcext:value-type="string">
            <text:p>4040</text:p>
          </table:table-cell>
          <table:table-cell table:style-name="ce92" table:formula="of:=DEC2HEX(SUM(HEX2DEC([.B18]);1))" office:value-type="string" office:string-value="4041" calcext:value-type="string">
            <text:p>4041</text:p>
          </table:table-cell>
          <table:table-cell table:style-name="ce94" table:formula="of:=DEC2HEX(SUM(HEX2DEC([.C18]);1))" office:value-type="string" office:string-value="4042" calcext:value-type="string">
            <text:p>4042</text:p>
          </table:table-cell>
          <table:table-cell table:style-name="ce92" table:formula="of:=DEC2HEX(SUM(HEX2DEC([.D18]);1))" office:value-type="string" office:string-value="4043" calcext:value-type="string">
            <text:p>4043</text:p>
          </table:table-cell>
          <table:table-cell table:style-name="ce102" table:formula="of:=DEC2HEX(SUM(HEX2DEC([.E18]);1))" office:value-type="string" office:string-value="4044" calcext:value-type="string">
            <text:p>4044</text:p>
          </table:table-cell>
          <table:table-cell table:style-name="ce92" table:formula="of:=DEC2HEX(SUM(HEX2DEC([.F18]);1))" office:value-type="string" office:string-value="4045" calcext:value-type="string">
            <text:p>4045</text:p>
          </table:table-cell>
          <table:table-cell table:style-name="ce102" table:formula="of:=DEC2HEX(SUM(HEX2DEC([.G18]);1))" office:value-type="string" office:string-value="4046" calcext:value-type="string">
            <text:p>4046</text:p>
          </table:table-cell>
          <table:table-cell table:style-name="ce92" table:formula="of:=DEC2HEX(SUM(HEX2DEC([.H18]);1))" office:value-type="string" office:string-value="4047" calcext:value-type="string">
            <text:p>4047</text:p>
          </table:table-cell>
          <table:table-cell table:style-name="ce102" table:formula="of:=DEC2HEX(SUM(HEX2DEC([.I18]);1))" office:value-type="string" office:string-value="4048" calcext:value-type="string">
            <text:p>4048</text:p>
          </table:table-cell>
          <table:table-cell table:style-name="ce92" table:formula="of:=DEC2HEX(SUM(HEX2DEC([.J18]);1))" office:value-type="string" office:string-value="4049" calcext:value-type="string">
            <text:p>4049</text:p>
          </table:table-cell>
          <table:table-cell table:style-name="ce102" table:formula="of:=DEC2HEX(SUM(HEX2DEC([.K18]);1))" office:value-type="string" office:string-value="404A" calcext:value-type="string">
            <text:p>404A</text:p>
          </table:table-cell>
          <table:table-cell table:style-name="ce92" table:formula="of:=DEC2HEX(SUM(HEX2DEC([.L18]);1))" office:value-type="string" office:string-value="404B" calcext:value-type="string">
            <text:p>404B</text:p>
          </table:table-cell>
          <table:table-cell table:style-name="ce102" table:formula="of:=DEC2HEX(SUM(HEX2DEC([.M18]);1))" office:value-type="string" office:string-value="404C" calcext:value-type="string">
            <text:p>404C</text:p>
          </table:table-cell>
          <table:table-cell table:style-name="ce91" table:formula="of:=DEC2HEX(SUM(HEX2DEC([.N18]);1))" office:value-type="string" office:string-value="404D" calcext:value-type="string">
            <text:p>404D</text:p>
          </table:table-cell>
          <table:table-cell table:style-name="ce102" table:formula="of:=DEC2HEX(SUM(HEX2DEC([.O18]);1))" office:value-type="string" office:string-value="404E" calcext:value-type="string">
            <text:p>404E</text:p>
          </table:table-cell>
          <table:table-cell table:style-name="ce92" table:formula="of:=DEC2HEX(SUM(HEX2DEC([.P18]);1))" office:value-type="string" office:string-value="404F" calcext:value-type="string">
            <text:p>404F</text:p>
          </table:table-cell>
          <table:table-cell table:style-name="ce102" table:formula="of:=DEC2HEX(SUM(HEX2DEC([.Q18]);1))" office:value-type="string" office:string-value="4050" calcext:value-type="string">
            <text:p>4050</text:p>
          </table:table-cell>
          <table:table-cell table:style-name="ce92" table:formula="of:=DEC2HEX(SUM(HEX2DEC([.R18]);1))" office:value-type="string" office:string-value="4051" calcext:value-type="string">
            <text:p>4051</text:p>
          </table:table-cell>
          <table:table-cell table:style-name="ce102" table:formula="of:=DEC2HEX(SUM(HEX2DEC([.S18]);1))" office:value-type="string" office:string-value="4052" calcext:value-type="string">
            <text:p>4052</text:p>
          </table:table-cell>
          <table:table-cell table:style-name="ce91" table:formula="of:=DEC2HEX(SUM(HEX2DEC([.T18]);1))" office:value-type="string" office:string-value="4053" calcext:value-type="string">
            <text:p>4053</text:p>
          </table:table-cell>
          <table:table-cell table:style-name="ce109" table:formula="of:=DEC2HEX(SUM(HEX2DEC([.U18]);1))" office:value-type="string" office:string-value="4054" calcext:value-type="string">
            <text:p>4054</text:p>
          </table:table-cell>
          <table:table-cell table:style-name="ce91" table:formula="of:=DEC2HEX(SUM(HEX2DEC([.V18]);1))" office:value-type="string" office:string-value="4055" calcext:value-type="string">
            <text:p>4055</text:p>
          </table:table-cell>
          <table:table-cell table:style-name="ce109" table:formula="of:=DEC2HEX(SUM(HEX2DEC([.W18]);1))" office:value-type="string" office:string-value="4056" calcext:value-type="string">
            <text:p>4056</text:p>
          </table:table-cell>
          <table:table-cell table:style-name="ce91" table:formula="of:=DEC2HEX(SUM(HEX2DEC([.X18]);1))" office:value-type="string" office:string-value="4057" calcext:value-type="string">
            <text:p>4057</text:p>
          </table:table-cell>
          <table:table-cell table:style-name="ce109" table:formula="of:=DEC2HEX(SUM(HEX2DEC([.Y18]);1))" office:value-type="string" office:string-value="4058" calcext:value-type="string">
            <text:p>4058</text:p>
          </table:table-cell>
          <table:table-cell table:style-name="ce91" table:formula="of:=DEC2HEX(SUM(HEX2DEC([.Z18]);1))" office:value-type="string" office:string-value="4059" calcext:value-type="string">
            <text:p>4059</text:p>
          </table:table-cell>
          <table:table-cell table:style-name="ce109" table:formula="of:=DEC2HEX(SUM(HEX2DEC([.AA18]);1))" office:value-type="string" office:string-value="405A" calcext:value-type="string">
            <text:p>405A</text:p>
          </table:table-cell>
          <table:table-cell table:style-name="ce91" table:formula="of:=DEC2HEX(SUM(HEX2DEC([.AB18]);1))" office:value-type="string" office:string-value="405B" calcext:value-type="string">
            <text:p>405B</text:p>
          </table:table-cell>
          <table:table-cell table:style-name="ce102" table:formula="of:=DEC2HEX(SUM(HEX2DEC([.AC18]);1))" office:value-type="string" office:string-value="405C" calcext:value-type="string">
            <text:p>405C</text:p>
          </table:table-cell>
          <table:table-cell table:style-name="ce92" table:formula="of:=DEC2HEX(SUM(HEX2DEC([.AD18]);1))" office:value-type="string" office:string-value="405D" calcext:value-type="string">
            <text:p>405D</text:p>
          </table:table-cell>
          <table:table-cell table:style-name="ce102" table:formula="of:=DEC2HEX(SUM(HEX2DEC([.AE18]);1))" office:value-type="string" office:string-value="405E" calcext:value-type="string">
            <text:p>405E</text:p>
          </table:table-cell>
          <table:table-cell table:style-name="ce92" table:formula="of:=DEC2HEX(SUM(HEX2DEC([.AF18]);1))" office:value-type="string" office:string-value="405F" calcext:value-type="string">
            <text:p>40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1]);1))" office:value-type="string" office:string-value="4140" calcext:value-type="string">
            <text:p>4140</text:p>
          </table:table-cell>
          <table:table-cell table:style-name="ce92" table:formula="of:=DEC2HEX(SUM(HEX2DEC([.B19]);1))" office:value-type="string" office:string-value="4141" calcext:value-type="string">
            <text:p>4141</text:p>
          </table:table-cell>
          <table:table-cell table:style-name="ce94" table:formula="of:=DEC2HEX(SUM(HEX2DEC([.C19]);1))" office:value-type="string" office:string-value="4142" calcext:value-type="string">
            <text:p>4142</text:p>
          </table:table-cell>
          <table:table-cell table:style-name="ce92" table:formula="of:=DEC2HEX(SUM(HEX2DEC([.D19]);1))" office:value-type="string" office:string-value="4143" calcext:value-type="string">
            <text:p>4143</text:p>
          </table:table-cell>
          <table:table-cell table:style-name="ce102" table:formula="of:=DEC2HEX(SUM(HEX2DEC([.E19]);1))" office:value-type="string" office:string-value="4144" calcext:value-type="string">
            <text:p>4144</text:p>
          </table:table-cell>
          <table:table-cell table:style-name="ce92" table:formula="of:=DEC2HEX(SUM(HEX2DEC([.F19]);1))" office:value-type="string" office:string-value="4145" calcext:value-type="string">
            <text:p>4145</text:p>
          </table:table-cell>
          <table:table-cell table:style-name="ce102" table:formula="of:=DEC2HEX(SUM(HEX2DEC([.G19]);1))" office:value-type="string" office:string-value="4146" calcext:value-type="string">
            <text:p>4146</text:p>
          </table:table-cell>
          <table:table-cell table:style-name="ce92" table:formula="of:=DEC2HEX(SUM(HEX2DEC([.H19]);1))" office:value-type="string" office:string-value="4147" calcext:value-type="string">
            <text:p>4147</text:p>
          </table:table-cell>
          <table:table-cell table:style-name="ce102" table:formula="of:=DEC2HEX(SUM(HEX2DEC([.I19]);1))" office:value-type="string" office:string-value="4148" calcext:value-type="string">
            <text:p>4148</text:p>
          </table:table-cell>
          <table:table-cell table:style-name="ce92" table:formula="of:=DEC2HEX(SUM(HEX2DEC([.J19]);1))" office:value-type="string" office:string-value="4149" calcext:value-type="string">
            <text:p>4149</text:p>
          </table:table-cell>
          <table:table-cell table:style-name="ce102" table:formula="of:=DEC2HEX(SUM(HEX2DEC([.K19]);1))" office:value-type="string" office:string-value="414A" calcext:value-type="string">
            <text:p>414A</text:p>
          </table:table-cell>
          <table:table-cell table:style-name="ce92" table:formula="of:=DEC2HEX(SUM(HEX2DEC([.L19]);1))" office:value-type="string" office:string-value="414B" calcext:value-type="string">
            <text:p>414B</text:p>
          </table:table-cell>
          <table:table-cell table:style-name="ce102" table:formula="of:=DEC2HEX(SUM(HEX2DEC([.M19]);1))" office:value-type="string" office:string-value="414C" calcext:value-type="string">
            <text:p>414C</text:p>
          </table:table-cell>
          <table:table-cell table:style-name="ce92" table:formula="of:=DEC2HEX(SUM(HEX2DEC([.N19]);1))" office:value-type="string" office:string-value="414D" calcext:value-type="string">
            <text:p>414D</text:p>
          </table:table-cell>
          <table:table-cell table:style-name="ce102" table:formula="of:=DEC2HEX(SUM(HEX2DEC([.O19]);1))" office:value-type="string" office:string-value="414E" calcext:value-type="string">
            <text:p>414E</text:p>
          </table:table-cell>
          <table:table-cell table:style-name="ce92" table:formula="of:=DEC2HEX(SUM(HEX2DEC([.P19]);1))" office:value-type="string" office:string-value="414F" calcext:value-type="string">
            <text:p>414F</text:p>
          </table:table-cell>
          <table:table-cell table:style-name="ce102" table:formula="of:=DEC2HEX(SUM(HEX2DEC([.Q19]);1))" office:value-type="string" office:string-value="4150" calcext:value-type="string">
            <text:p>4150</text:p>
          </table:table-cell>
          <table:table-cell table:style-name="ce92" table:formula="of:=DEC2HEX(SUM(HEX2DEC([.R19]);1))" office:value-type="string" office:string-value="4151" calcext:value-type="string">
            <text:p>4151</text:p>
          </table:table-cell>
          <table:table-cell table:style-name="ce102" table:formula="of:=DEC2HEX(SUM(HEX2DEC([.S19]);1))" office:value-type="string" office:string-value="4152" calcext:value-type="string">
            <text:p>4152</text:p>
          </table:table-cell>
          <table:table-cell table:style-name="ce92" table:formula="of:=DEC2HEX(SUM(HEX2DEC([.T19]);1))" office:value-type="string" office:string-value="4153" calcext:value-type="string">
            <text:p>4153</text:p>
          </table:table-cell>
          <table:table-cell table:style-name="ce102" table:formula="of:=DEC2HEX(SUM(HEX2DEC([.U19]);1))" office:value-type="string" office:string-value="4154" calcext:value-type="string">
            <text:p>4154</text:p>
          </table:table-cell>
          <table:table-cell table:style-name="ce92" table:formula="of:=DEC2HEX(SUM(HEX2DEC([.V19]);1))" office:value-type="string" office:string-value="4155" calcext:value-type="string">
            <text:p>4155</text:p>
          </table:table-cell>
          <table:table-cell table:style-name="ce102" table:formula="of:=DEC2HEX(SUM(HEX2DEC([.W19]);1))" office:value-type="string" office:string-value="4156" calcext:value-type="string">
            <text:p>4156</text:p>
          </table:table-cell>
          <table:table-cell table:style-name="ce92" table:formula="of:=DEC2HEX(SUM(HEX2DEC([.X19]);1))" office:value-type="string" office:string-value="4157" calcext:value-type="string">
            <text:p>4157</text:p>
          </table:table-cell>
          <table:table-cell table:style-name="ce102" table:formula="of:=DEC2HEX(SUM(HEX2DEC([.Y19]);1))" office:value-type="string" office:string-value="4158" calcext:value-type="string">
            <text:p>4158</text:p>
          </table:table-cell>
          <table:table-cell table:style-name="ce92" table:formula="of:=DEC2HEX(SUM(HEX2DEC([.Z19]);1))" office:value-type="string" office:string-value="4159" calcext:value-type="string">
            <text:p>4159</text:p>
          </table:table-cell>
          <table:table-cell table:style-name="ce102" table:formula="of:=DEC2HEX(SUM(HEX2DEC([.AA19]);1))" office:value-type="string" office:string-value="415A" calcext:value-type="string">
            <text:p>415A</text:p>
          </table:table-cell>
          <table:table-cell table:style-name="ce92" table:formula="of:=DEC2HEX(SUM(HEX2DEC([.AB19]);1))" office:value-type="string" office:string-value="415B" calcext:value-type="string">
            <text:p>415B</text:p>
          </table:table-cell>
          <table:table-cell table:style-name="ce102" table:formula="of:=DEC2HEX(SUM(HEX2DEC([.AC19]);1))" office:value-type="string" office:string-value="415C" calcext:value-type="string">
            <text:p>415C</text:p>
          </table:table-cell>
          <table:table-cell table:style-name="ce92" table:formula="of:=DEC2HEX(SUM(HEX2DEC([.AD19]);1))" office:value-type="string" office:string-value="415D" calcext:value-type="string">
            <text:p>415D</text:p>
          </table:table-cell>
          <table:table-cell table:style-name="ce102" table:formula="of:=DEC2HEX(SUM(HEX2DEC([.AE19]);1))" office:value-type="string" office:string-value="415E" calcext:value-type="string">
            <text:p>415E</text:p>
          </table:table-cell>
          <table:table-cell table:style-name="ce92" table:formula="of:=DEC2HEX(SUM(HEX2DEC([.AF19]);1))" office:value-type="string" office:string-value="415F" calcext:value-type="string">
            <text:p>41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2]);1))" office:value-type="string" office:string-value="4240" calcext:value-type="string">
            <text:p>4240</text:p>
          </table:table-cell>
          <table:table-cell table:style-name="ce92" table:formula="of:=DEC2HEX(SUM(HEX2DEC([.B20]);1))" office:value-type="string" office:string-value="4241" calcext:value-type="string">
            <text:p>4241</text:p>
          </table:table-cell>
          <table:table-cell table:style-name="ce94" table:formula="of:=DEC2HEX(SUM(HEX2DEC([.C20]);1))" office:value-type="string" office:string-value="4242" calcext:value-type="string">
            <text:p>4242</text:p>
          </table:table-cell>
          <table:table-cell table:style-name="ce92" table:formula="of:=DEC2HEX(SUM(HEX2DEC([.D20]);1))" office:value-type="string" office:string-value="4243" calcext:value-type="string">
            <text:p>4243</text:p>
          </table:table-cell>
          <table:table-cell table:style-name="ce102" table:formula="of:=DEC2HEX(SUM(HEX2DEC([.E20]);1))" office:value-type="string" office:string-value="4244" calcext:value-type="string">
            <text:p>4244</text:p>
          </table:table-cell>
          <table:table-cell table:style-name="ce92" table:formula="of:=DEC2HEX(SUM(HEX2DEC([.F20]);1))" office:value-type="string" office:string-value="4245" calcext:value-type="string">
            <text:p>4245</text:p>
          </table:table-cell>
          <table:table-cell table:style-name="ce102" table:formula="of:=DEC2HEX(SUM(HEX2DEC([.G20]);1))" office:value-type="string" office:string-value="4246" calcext:value-type="string">
            <text:p>4246</text:p>
          </table:table-cell>
          <table:table-cell table:style-name="ce92" table:formula="of:=DEC2HEX(SUM(HEX2DEC([.H20]);1))" office:value-type="string" office:string-value="4247" calcext:value-type="string">
            <text:p>4247</text:p>
          </table:table-cell>
          <table:table-cell table:style-name="ce102" table:formula="of:=DEC2HEX(SUM(HEX2DEC([.I20]);1))" office:value-type="string" office:string-value="4248" calcext:value-type="string">
            <text:p>4248</text:p>
          </table:table-cell>
          <table:table-cell table:style-name="ce92" table:formula="of:=DEC2HEX(SUM(HEX2DEC([.J20]);1))" office:value-type="string" office:string-value="4249" calcext:value-type="string">
            <text:p>4249</text:p>
          </table:table-cell>
          <table:table-cell table:style-name="ce102" table:formula="of:=DEC2HEX(SUM(HEX2DEC([.K20]);1))" office:value-type="string" office:string-value="424A" calcext:value-type="string">
            <text:p>424A</text:p>
          </table:table-cell>
          <table:table-cell table:style-name="ce92" table:formula="of:=DEC2HEX(SUM(HEX2DEC([.L20]);1))" office:value-type="string" office:string-value="424B" calcext:value-type="string">
            <text:p>424B</text:p>
          </table:table-cell>
          <table:table-cell table:style-name="ce102" table:formula="of:=DEC2HEX(SUM(HEX2DEC([.M20]);1))" office:value-type="string" office:string-value="424C" calcext:value-type="string">
            <text:p>424C</text:p>
          </table:table-cell>
          <table:table-cell table:style-name="ce92" table:formula="of:=DEC2HEX(SUM(HEX2DEC([.N20]);1))" office:value-type="string" office:string-value="424D" calcext:value-type="string">
            <text:p>424D</text:p>
          </table:table-cell>
          <table:table-cell table:style-name="ce102" table:formula="of:=DEC2HEX(SUM(HEX2DEC([.O20]);1))" office:value-type="string" office:string-value="424E" calcext:value-type="string">
            <text:p>424E</text:p>
          </table:table-cell>
          <table:table-cell table:style-name="ce92" table:formula="of:=DEC2HEX(SUM(HEX2DEC([.P20]);1))" office:value-type="string" office:string-value="424F" calcext:value-type="string">
            <text:p>424F</text:p>
          </table:table-cell>
          <table:table-cell table:style-name="ce102" table:formula="of:=DEC2HEX(SUM(HEX2DEC([.Q20]);1))" office:value-type="string" office:string-value="4250" calcext:value-type="string">
            <text:p>4250</text:p>
          </table:table-cell>
          <table:table-cell table:style-name="ce92" table:formula="of:=DEC2HEX(SUM(HEX2DEC([.R20]);1))" office:value-type="string" office:string-value="4251" calcext:value-type="string">
            <text:p>4251</text:p>
          </table:table-cell>
          <table:table-cell table:style-name="ce102" table:formula="of:=DEC2HEX(SUM(HEX2DEC([.S20]);1))" office:value-type="string" office:string-value="4252" calcext:value-type="string">
            <text:p>4252</text:p>
          </table:table-cell>
          <table:table-cell table:style-name="ce92" table:formula="of:=DEC2HEX(SUM(HEX2DEC([.T20]);1))" office:value-type="string" office:string-value="4253" calcext:value-type="string">
            <text:p>4253</text:p>
          </table:table-cell>
          <table:table-cell table:style-name="ce102" table:formula="of:=DEC2HEX(SUM(HEX2DEC([.U20]);1))" office:value-type="string" office:string-value="4254" calcext:value-type="string">
            <text:p>4254</text:p>
          </table:table-cell>
          <table:table-cell table:style-name="ce92" table:formula="of:=DEC2HEX(SUM(HEX2DEC([.V20]);1))" office:value-type="string" office:string-value="4255" calcext:value-type="string">
            <text:p>4255</text:p>
          </table:table-cell>
          <table:table-cell table:style-name="ce102" table:formula="of:=DEC2HEX(SUM(HEX2DEC([.W20]);1))" office:value-type="string" office:string-value="4256" calcext:value-type="string">
            <text:p>4256</text:p>
          </table:table-cell>
          <table:table-cell table:style-name="ce92" table:formula="of:=DEC2HEX(SUM(HEX2DEC([.X20]);1))" office:value-type="string" office:string-value="4257" calcext:value-type="string">
            <text:p>4257</text:p>
          </table:table-cell>
          <table:table-cell table:style-name="ce102" table:formula="of:=DEC2HEX(SUM(HEX2DEC([.Y20]);1))" office:value-type="string" office:string-value="4258" calcext:value-type="string">
            <text:p>4258</text:p>
          </table:table-cell>
          <table:table-cell table:style-name="ce92" table:formula="of:=DEC2HEX(SUM(HEX2DEC([.Z20]);1))" office:value-type="string" office:string-value="4259" calcext:value-type="string">
            <text:p>4259</text:p>
          </table:table-cell>
          <table:table-cell table:style-name="ce102" table:formula="of:=DEC2HEX(SUM(HEX2DEC([.AA20]);1))" office:value-type="string" office:string-value="425A" calcext:value-type="string">
            <text:p>425A</text:p>
          </table:table-cell>
          <table:table-cell table:style-name="ce92" table:formula="of:=DEC2HEX(SUM(HEX2DEC([.AB20]);1))" office:value-type="string" office:string-value="425B" calcext:value-type="string">
            <text:p>425B</text:p>
          </table:table-cell>
          <table:table-cell table:style-name="ce102" table:formula="of:=DEC2HEX(SUM(HEX2DEC([.AC20]);1))" office:value-type="string" office:string-value="425C" calcext:value-type="string">
            <text:p>425C</text:p>
          </table:table-cell>
          <table:table-cell table:style-name="ce92" table:formula="of:=DEC2HEX(SUM(HEX2DEC([.AD20]);1))" office:value-type="string" office:string-value="425D" calcext:value-type="string">
            <text:p>425D</text:p>
          </table:table-cell>
          <table:table-cell table:style-name="ce102" table:formula="of:=DEC2HEX(SUM(HEX2DEC([.AE20]);1))" office:value-type="string" office:string-value="425E" calcext:value-type="string">
            <text:p>425E</text:p>
          </table:table-cell>
          <table:table-cell table:style-name="ce92" table:formula="of:=DEC2HEX(SUM(HEX2DEC([.AF20]);1))" office:value-type="string" office:string-value="425F" calcext:value-type="string">
            <text:p>42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3]);1))" office:value-type="string" office:string-value="4340" calcext:value-type="string">
            <text:p>4340</text:p>
          </table:table-cell>
          <table:table-cell table:style-name="ce92" table:formula="of:=DEC2HEX(SUM(HEX2DEC([.B21]);1))" office:value-type="string" office:string-value="4341" calcext:value-type="string">
            <text:p>4341</text:p>
          </table:table-cell>
          <table:table-cell table:style-name="ce94" table:formula="of:=DEC2HEX(SUM(HEX2DEC([.C21]);1))" office:value-type="string" office:string-value="4342" calcext:value-type="string">
            <text:p>4342</text:p>
          </table:table-cell>
          <table:table-cell table:style-name="ce92" table:formula="of:=DEC2HEX(SUM(HEX2DEC([.D21]);1))" office:value-type="string" office:string-value="4343" calcext:value-type="string">
            <text:p>4343</text:p>
          </table:table-cell>
          <table:table-cell table:style-name="ce102" table:formula="of:=DEC2HEX(SUM(HEX2DEC([.E21]);1))" office:value-type="string" office:string-value="4344" calcext:value-type="string">
            <text:p>4344</text:p>
          </table:table-cell>
          <table:table-cell table:style-name="ce92" table:formula="of:=DEC2HEX(SUM(HEX2DEC([.F21]);1))" office:value-type="string" office:string-value="4345" calcext:value-type="string">
            <text:p>4345</text:p>
          </table:table-cell>
          <table:table-cell table:style-name="ce102" table:formula="of:=DEC2HEX(SUM(HEX2DEC([.G21]);1))" office:value-type="string" office:string-value="4346" calcext:value-type="string">
            <text:p>4346</text:p>
          </table:table-cell>
          <table:table-cell table:style-name="ce92" table:formula="of:=DEC2HEX(SUM(HEX2DEC([.H21]);1))" office:value-type="string" office:string-value="4347" calcext:value-type="string">
            <text:p>4347</text:p>
          </table:table-cell>
          <table:table-cell table:style-name="ce102" table:formula="of:=DEC2HEX(SUM(HEX2DEC([.I21]);1))" office:value-type="string" office:string-value="4348" calcext:value-type="string">
            <text:p>4348</text:p>
          </table:table-cell>
          <table:table-cell table:style-name="ce92" table:formula="of:=DEC2HEX(SUM(HEX2DEC([.J21]);1))" office:value-type="string" office:string-value="4349" calcext:value-type="string">
            <text:p>4349</text:p>
          </table:table-cell>
          <table:table-cell table:style-name="ce102" table:formula="of:=DEC2HEX(SUM(HEX2DEC([.K21]);1))" office:value-type="string" office:string-value="434A" calcext:value-type="string">
            <text:p>434A</text:p>
          </table:table-cell>
          <table:table-cell table:style-name="ce92" table:formula="of:=DEC2HEX(SUM(HEX2DEC([.L21]);1))" office:value-type="string" office:string-value="434B" calcext:value-type="string">
            <text:p>434B</text:p>
          </table:table-cell>
          <table:table-cell table:style-name="ce102" table:formula="of:=DEC2HEX(SUM(HEX2DEC([.M21]);1))" office:value-type="string" office:string-value="434C" calcext:value-type="string">
            <text:p>434C</text:p>
          </table:table-cell>
          <table:table-cell table:style-name="ce92" table:formula="of:=DEC2HEX(SUM(HEX2DEC([.N21]);1))" office:value-type="string" office:string-value="434D" calcext:value-type="string">
            <text:p>434D</text:p>
          </table:table-cell>
          <table:table-cell table:style-name="ce102" table:formula="of:=DEC2HEX(SUM(HEX2DEC([.O21]);1))" office:value-type="string" office:string-value="434E" calcext:value-type="string">
            <text:p>434E</text:p>
          </table:table-cell>
          <table:table-cell table:style-name="ce92" table:formula="of:=DEC2HEX(SUM(HEX2DEC([.P21]);1))" office:value-type="string" office:string-value="434F" calcext:value-type="string">
            <text:p>434F</text:p>
          </table:table-cell>
          <table:table-cell table:style-name="ce102" table:formula="of:=DEC2HEX(SUM(HEX2DEC([.Q21]);1))" office:value-type="string" office:string-value="4350" calcext:value-type="string">
            <text:p>4350</text:p>
          </table:table-cell>
          <table:table-cell table:style-name="ce92" table:formula="of:=DEC2HEX(SUM(HEX2DEC([.R21]);1))" office:value-type="string" office:string-value="4351" calcext:value-type="string">
            <text:p>4351</text:p>
          </table:table-cell>
          <table:table-cell table:style-name="ce102" table:formula="of:=DEC2HEX(SUM(HEX2DEC([.S21]);1))" office:value-type="string" office:string-value="4352" calcext:value-type="string">
            <text:p>4352</text:p>
          </table:table-cell>
          <table:table-cell table:style-name="ce92" table:formula="of:=DEC2HEX(SUM(HEX2DEC([.T21]);1))" office:value-type="string" office:string-value="4353" calcext:value-type="string">
            <text:p>4353</text:p>
          </table:table-cell>
          <table:table-cell table:style-name="ce102" table:formula="of:=DEC2HEX(SUM(HEX2DEC([.U21]);1))" office:value-type="string" office:string-value="4354" calcext:value-type="string">
            <text:p>4354</text:p>
          </table:table-cell>
          <table:table-cell table:style-name="ce92" table:formula="of:=DEC2HEX(SUM(HEX2DEC([.V21]);1))" office:value-type="string" office:string-value="4355" calcext:value-type="string">
            <text:p>4355</text:p>
          </table:table-cell>
          <table:table-cell table:style-name="ce102" table:formula="of:=DEC2HEX(SUM(HEX2DEC([.W21]);1))" office:value-type="string" office:string-value="4356" calcext:value-type="string">
            <text:p>4356</text:p>
          </table:table-cell>
          <table:table-cell table:style-name="ce92" table:formula="of:=DEC2HEX(SUM(HEX2DEC([.X21]);1))" office:value-type="string" office:string-value="4357" calcext:value-type="string">
            <text:p>4357</text:p>
          </table:table-cell>
          <table:table-cell table:style-name="ce102" table:formula="of:=DEC2HEX(SUM(HEX2DEC([.Y21]);1))" office:value-type="string" office:string-value="4358" calcext:value-type="string">
            <text:p>4358</text:p>
          </table:table-cell>
          <table:table-cell table:style-name="ce92" table:formula="of:=DEC2HEX(SUM(HEX2DEC([.Z21]);1))" office:value-type="string" office:string-value="4359" calcext:value-type="string">
            <text:p>4359</text:p>
          </table:table-cell>
          <table:table-cell table:style-name="ce102" table:formula="of:=DEC2HEX(SUM(HEX2DEC([.AA21]);1))" office:value-type="string" office:string-value="435A" calcext:value-type="string">
            <text:p>435A</text:p>
          </table:table-cell>
          <table:table-cell table:style-name="ce92" table:formula="of:=DEC2HEX(SUM(HEX2DEC([.AB21]);1))" office:value-type="string" office:string-value="435B" calcext:value-type="string">
            <text:p>435B</text:p>
          </table:table-cell>
          <table:table-cell table:style-name="ce102" table:formula="of:=DEC2HEX(SUM(HEX2DEC([.AC21]);1))" office:value-type="string" office:string-value="435C" calcext:value-type="string">
            <text:p>435C</text:p>
          </table:table-cell>
          <table:table-cell table:style-name="ce92" table:formula="of:=DEC2HEX(SUM(HEX2DEC([.AD21]);1))" office:value-type="string" office:string-value="435D" calcext:value-type="string">
            <text:p>435D</text:p>
          </table:table-cell>
          <table:table-cell table:style-name="ce102" table:formula="of:=DEC2HEX(SUM(HEX2DEC([.AE21]);1))" office:value-type="string" office:string-value="435E" calcext:value-type="string">
            <text:p>435E</text:p>
          </table:table-cell>
          <table:table-cell table:style-name="ce92" table:formula="of:=DEC2HEX(SUM(HEX2DEC([.AF21]);1))" office:value-type="string" office:string-value="435F" calcext:value-type="string">
            <text:p>43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4]);1))" office:value-type="string" office:string-value="4440" calcext:value-type="string">
            <text:p>4440</text:p>
          </table:table-cell>
          <table:table-cell table:style-name="ce92" table:formula="of:=DEC2HEX(SUM(HEX2DEC([.B22]);1))" office:value-type="string" office:string-value="4441" calcext:value-type="string">
            <text:p>4441</text:p>
          </table:table-cell>
          <table:table-cell table:style-name="ce94" table:formula="of:=DEC2HEX(SUM(HEX2DEC([.C22]);1))" office:value-type="string" office:string-value="4442" calcext:value-type="string">
            <text:p>4442</text:p>
          </table:table-cell>
          <table:table-cell table:style-name="ce92" table:formula="of:=DEC2HEX(SUM(HEX2DEC([.D22]);1))" office:value-type="string" office:string-value="4443" calcext:value-type="string">
            <text:p>4443</text:p>
          </table:table-cell>
          <table:table-cell table:style-name="ce102" table:formula="of:=DEC2HEX(SUM(HEX2DEC([.E22]);1))" office:value-type="string" office:string-value="4444" calcext:value-type="string">
            <text:p>4444</text:p>
          </table:table-cell>
          <table:table-cell table:style-name="ce92" table:formula="of:=DEC2HEX(SUM(HEX2DEC([.F22]);1))" office:value-type="string" office:string-value="4445" calcext:value-type="string">
            <text:p>4445</text:p>
          </table:table-cell>
          <table:table-cell table:style-name="ce102" table:formula="of:=DEC2HEX(SUM(HEX2DEC([.G22]);1))" office:value-type="string" office:string-value="4446" calcext:value-type="string">
            <text:p>4446</text:p>
          </table:table-cell>
          <table:table-cell table:style-name="ce92" table:formula="of:=DEC2HEX(SUM(HEX2DEC([.H22]);1))" office:value-type="string" office:string-value="4447" calcext:value-type="string">
            <text:p>4447</text:p>
          </table:table-cell>
          <table:table-cell table:style-name="ce102" table:formula="of:=DEC2HEX(SUM(HEX2DEC([.I22]);1))" office:value-type="string" office:string-value="4448" calcext:value-type="string">
            <text:p>4448</text:p>
          </table:table-cell>
          <table:table-cell table:style-name="ce92" table:formula="of:=DEC2HEX(SUM(HEX2DEC([.J22]);1))" office:value-type="string" office:string-value="4449" calcext:value-type="string">
            <text:p>4449</text:p>
          </table:table-cell>
          <table:table-cell table:style-name="ce102" table:formula="of:=DEC2HEX(SUM(HEX2DEC([.K22]);1))" office:value-type="string" office:string-value="444A" calcext:value-type="string">
            <text:p>444A</text:p>
          </table:table-cell>
          <table:table-cell table:style-name="ce92" table:formula="of:=DEC2HEX(SUM(HEX2DEC([.L22]);1))" office:value-type="string" office:string-value="444B" calcext:value-type="string">
            <text:p>444B</text:p>
          </table:table-cell>
          <table:table-cell table:style-name="ce102" table:formula="of:=DEC2HEX(SUM(HEX2DEC([.M22]);1))" office:value-type="string" office:string-value="444C" calcext:value-type="string">
            <text:p>444C</text:p>
          </table:table-cell>
          <table:table-cell table:style-name="ce92" table:formula="of:=DEC2HEX(SUM(HEX2DEC([.N22]);1))" office:value-type="string" office:string-value="444D" calcext:value-type="string">
            <text:p>444D</text:p>
          </table:table-cell>
          <table:table-cell table:style-name="ce102" table:formula="of:=DEC2HEX(SUM(HEX2DEC([.O22]);1))" office:value-type="string" office:string-value="444E" calcext:value-type="string">
            <text:p>444E</text:p>
          </table:table-cell>
          <table:table-cell table:style-name="ce92" table:formula="of:=DEC2HEX(SUM(HEX2DEC([.P22]);1))" office:value-type="string" office:string-value="444F" calcext:value-type="string">
            <text:p>444F</text:p>
          </table:table-cell>
          <table:table-cell table:style-name="ce102" table:formula="of:=DEC2HEX(SUM(HEX2DEC([.Q22]);1))" office:value-type="string" office:string-value="4450" calcext:value-type="string">
            <text:p>4450</text:p>
          </table:table-cell>
          <table:table-cell table:style-name="ce92" table:formula="of:=DEC2HEX(SUM(HEX2DEC([.R22]);1))" office:value-type="string" office:string-value="4451" calcext:value-type="string">
            <text:p>4451</text:p>
          </table:table-cell>
          <table:table-cell table:style-name="ce102" table:formula="of:=DEC2HEX(SUM(HEX2DEC([.S22]);1))" office:value-type="string" office:string-value="4452" calcext:value-type="string">
            <text:p>4452</text:p>
          </table:table-cell>
          <table:table-cell table:style-name="ce92" table:formula="of:=DEC2HEX(SUM(HEX2DEC([.T22]);1))" office:value-type="string" office:string-value="4453" calcext:value-type="string">
            <text:p>4453</text:p>
          </table:table-cell>
          <table:table-cell table:style-name="ce102" table:formula="of:=DEC2HEX(SUM(HEX2DEC([.U22]);1))" office:value-type="string" office:string-value="4454" calcext:value-type="string">
            <text:p>4454</text:p>
          </table:table-cell>
          <table:table-cell table:style-name="ce92" table:formula="of:=DEC2HEX(SUM(HEX2DEC([.V22]);1))" office:value-type="string" office:string-value="4455" calcext:value-type="string">
            <text:p>4455</text:p>
          </table:table-cell>
          <table:table-cell table:style-name="ce102" table:formula="of:=DEC2HEX(SUM(HEX2DEC([.W22]);1))" office:value-type="string" office:string-value="4456" calcext:value-type="string">
            <text:p>4456</text:p>
          </table:table-cell>
          <table:table-cell table:style-name="ce92" table:formula="of:=DEC2HEX(SUM(HEX2DEC([.X22]);1))" office:value-type="string" office:string-value="4457" calcext:value-type="string">
            <text:p>4457</text:p>
          </table:table-cell>
          <table:table-cell table:style-name="ce102" table:formula="of:=DEC2HEX(SUM(HEX2DEC([.Y22]);1))" office:value-type="string" office:string-value="4458" calcext:value-type="string">
            <text:p>4458</text:p>
          </table:table-cell>
          <table:table-cell table:style-name="ce92" table:formula="of:=DEC2HEX(SUM(HEX2DEC([.Z22]);1))" office:value-type="string" office:string-value="4459" calcext:value-type="string">
            <text:p>4459</text:p>
          </table:table-cell>
          <table:table-cell table:style-name="ce102" table:formula="of:=DEC2HEX(SUM(HEX2DEC([.AA22]);1))" office:value-type="string" office:string-value="445A" calcext:value-type="string">
            <text:p>445A</text:p>
          </table:table-cell>
          <table:table-cell table:style-name="ce92" table:formula="of:=DEC2HEX(SUM(HEX2DEC([.AB22]);1))" office:value-type="string" office:string-value="445B" calcext:value-type="string">
            <text:p>445B</text:p>
          </table:table-cell>
          <table:table-cell table:style-name="ce102" table:formula="of:=DEC2HEX(SUM(HEX2DEC([.AC22]);1))" office:value-type="string" office:string-value="445C" calcext:value-type="string">
            <text:p>445C</text:p>
          </table:table-cell>
          <table:table-cell table:style-name="ce92" table:formula="of:=DEC2HEX(SUM(HEX2DEC([.AD22]);1))" office:value-type="string" office:string-value="445D" calcext:value-type="string">
            <text:p>445D</text:p>
          </table:table-cell>
          <table:table-cell table:style-name="ce102" table:formula="of:=DEC2HEX(SUM(HEX2DEC([.AE22]);1))" office:value-type="string" office:string-value="445E" calcext:value-type="string">
            <text:p>445E</text:p>
          </table:table-cell>
          <table:table-cell table:style-name="ce92" table:formula="of:=DEC2HEX(SUM(HEX2DEC([.AF22]);1))" office:value-type="string" office:string-value="445F" calcext:value-type="string">
            <text:p>44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5]);1))" office:value-type="string" office:string-value="4540" calcext:value-type="string">
            <text:p>4540</text:p>
          </table:table-cell>
          <table:table-cell table:style-name="ce92" table:formula="of:=DEC2HEX(SUM(HEX2DEC([.B23]);1))" office:value-type="string" office:string-value="4541" calcext:value-type="string">
            <text:p>4541</text:p>
          </table:table-cell>
          <table:table-cell table:style-name="ce94" table:formula="of:=DEC2HEX(SUM(HEX2DEC([.C23]);1))" office:value-type="string" office:string-value="4542" calcext:value-type="string">
            <text:p>4542</text:p>
          </table:table-cell>
          <table:table-cell table:style-name="ce92" table:formula="of:=DEC2HEX(SUM(HEX2DEC([.D23]);1))" office:value-type="string" office:string-value="4543" calcext:value-type="string">
            <text:p>4543</text:p>
          </table:table-cell>
          <table:table-cell table:style-name="ce102" table:formula="of:=DEC2HEX(SUM(HEX2DEC([.E23]);1))" office:value-type="string" office:string-value="4544" calcext:value-type="string">
            <text:p>4544</text:p>
          </table:table-cell>
          <table:table-cell table:style-name="ce92" table:formula="of:=DEC2HEX(SUM(HEX2DEC([.F23]);1))" office:value-type="string" office:string-value="4545" calcext:value-type="string">
            <text:p>4545</text:p>
          </table:table-cell>
          <table:table-cell table:style-name="ce102" table:formula="of:=DEC2HEX(SUM(HEX2DEC([.G23]);1))" office:value-type="string" office:string-value="4546" calcext:value-type="string">
            <text:p>4546</text:p>
          </table:table-cell>
          <table:table-cell table:style-name="ce92" table:formula="of:=DEC2HEX(SUM(HEX2DEC([.H23]);1))" office:value-type="string" office:string-value="4547" calcext:value-type="string">
            <text:p>4547</text:p>
          </table:table-cell>
          <table:table-cell table:style-name="ce102" table:formula="of:=DEC2HEX(SUM(HEX2DEC([.I23]);1))" office:value-type="string" office:string-value="4548" calcext:value-type="string">
            <text:p>4548</text:p>
          </table:table-cell>
          <table:table-cell table:style-name="ce92" table:formula="of:=DEC2HEX(SUM(HEX2DEC([.J23]);1))" office:value-type="string" office:string-value="4549" calcext:value-type="string">
            <text:p>4549</text:p>
          </table:table-cell>
          <table:table-cell table:style-name="ce102" table:formula="of:=DEC2HEX(SUM(HEX2DEC([.K23]);1))" office:value-type="string" office:string-value="454A" calcext:value-type="string">
            <text:p>454A</text:p>
          </table:table-cell>
          <table:table-cell table:style-name="ce92" table:formula="of:=DEC2HEX(SUM(HEX2DEC([.L23]);1))" office:value-type="string" office:string-value="454B" calcext:value-type="string">
            <text:p>454B</text:p>
          </table:table-cell>
          <table:table-cell table:style-name="ce102" table:formula="of:=DEC2HEX(SUM(HEX2DEC([.M23]);1))" office:value-type="string" office:string-value="454C" calcext:value-type="string">
            <text:p>454C</text:p>
          </table:table-cell>
          <table:table-cell table:style-name="ce92" table:formula="of:=DEC2HEX(SUM(HEX2DEC([.N23]);1))" office:value-type="string" office:string-value="454D" calcext:value-type="string">
            <text:p>454D</text:p>
          </table:table-cell>
          <table:table-cell table:style-name="ce102" table:formula="of:=DEC2HEX(SUM(HEX2DEC([.O23]);1))" office:value-type="string" office:string-value="454E" calcext:value-type="string">
            <text:p>454E</text:p>
          </table:table-cell>
          <table:table-cell table:style-name="ce92" table:formula="of:=DEC2HEX(SUM(HEX2DEC([.P23]);1))" office:value-type="string" office:string-value="454F" calcext:value-type="string">
            <text:p>454F</text:p>
          </table:table-cell>
          <table:table-cell table:style-name="ce102" table:formula="of:=DEC2HEX(SUM(HEX2DEC([.Q23]);1))" office:value-type="string" office:string-value="4550" calcext:value-type="string">
            <text:p>4550</text:p>
          </table:table-cell>
          <table:table-cell table:style-name="ce92" table:formula="of:=DEC2HEX(SUM(HEX2DEC([.R23]);1))" office:value-type="string" office:string-value="4551" calcext:value-type="string">
            <text:p>4551</text:p>
          </table:table-cell>
          <table:table-cell table:style-name="ce102" table:formula="of:=DEC2HEX(SUM(HEX2DEC([.S23]);1))" office:value-type="string" office:string-value="4552" calcext:value-type="string">
            <text:p>4552</text:p>
          </table:table-cell>
          <table:table-cell table:style-name="ce92" table:formula="of:=DEC2HEX(SUM(HEX2DEC([.T23]);1))" office:value-type="string" office:string-value="4553" calcext:value-type="string">
            <text:p>4553</text:p>
          </table:table-cell>
          <table:table-cell table:style-name="ce102" table:formula="of:=DEC2HEX(SUM(HEX2DEC([.U23]);1))" office:value-type="string" office:string-value="4554" calcext:value-type="string">
            <text:p>4554</text:p>
          </table:table-cell>
          <table:table-cell table:style-name="ce92" table:formula="of:=DEC2HEX(SUM(HEX2DEC([.V23]);1))" office:value-type="string" office:string-value="4555" calcext:value-type="string">
            <text:p>4555</text:p>
          </table:table-cell>
          <table:table-cell table:style-name="ce102" table:formula="of:=DEC2HEX(SUM(HEX2DEC([.W23]);1))" office:value-type="string" office:string-value="4556" calcext:value-type="string">
            <text:p>4556</text:p>
          </table:table-cell>
          <table:table-cell table:style-name="ce92" table:formula="of:=DEC2HEX(SUM(HEX2DEC([.X23]);1))" office:value-type="string" office:string-value="4557" calcext:value-type="string">
            <text:p>4557</text:p>
          </table:table-cell>
          <table:table-cell table:style-name="ce102" table:formula="of:=DEC2HEX(SUM(HEX2DEC([.Y23]);1))" office:value-type="string" office:string-value="4558" calcext:value-type="string">
            <text:p>4558</text:p>
          </table:table-cell>
          <table:table-cell table:style-name="ce92" table:formula="of:=DEC2HEX(SUM(HEX2DEC([.Z23]);1))" office:value-type="string" office:string-value="4559" calcext:value-type="string">
            <text:p>4559</text:p>
          </table:table-cell>
          <table:table-cell table:style-name="ce102" table:formula="of:=DEC2HEX(SUM(HEX2DEC([.AA23]);1))" office:value-type="string" office:string-value="455A" calcext:value-type="string">
            <text:p>455A</text:p>
          </table:table-cell>
          <table:table-cell table:style-name="ce92" table:formula="of:=DEC2HEX(SUM(HEX2DEC([.AB23]);1))" office:value-type="string" office:string-value="455B" calcext:value-type="string">
            <text:p>455B</text:p>
          </table:table-cell>
          <table:table-cell table:style-name="ce102" table:formula="of:=DEC2HEX(SUM(HEX2DEC([.AC23]);1))" office:value-type="string" office:string-value="455C" calcext:value-type="string">
            <text:p>455C</text:p>
          </table:table-cell>
          <table:table-cell table:style-name="ce92" table:formula="of:=DEC2HEX(SUM(HEX2DEC([.AD23]);1))" office:value-type="string" office:string-value="455D" calcext:value-type="string">
            <text:p>455D</text:p>
          </table:table-cell>
          <table:table-cell table:style-name="ce102" table:formula="of:=DEC2HEX(SUM(HEX2DEC([.AE23]);1))" office:value-type="string" office:string-value="455E" calcext:value-type="string">
            <text:p>455E</text:p>
          </table:table-cell>
          <table:table-cell table:style-name="ce92" table:formula="of:=DEC2HEX(SUM(HEX2DEC([.AF23]);1))" office:value-type="string" office:string-value="455F" calcext:value-type="string">
            <text:p>45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6]);1))" office:value-type="string" office:string-value="4640" calcext:value-type="string">
            <text:p>4640</text:p>
          </table:table-cell>
          <table:table-cell table:style-name="ce92" table:formula="of:=DEC2HEX(SUM(HEX2DEC([.B24]);1))" office:value-type="string" office:string-value="4641" calcext:value-type="string">
            <text:p>4641</text:p>
          </table:table-cell>
          <table:table-cell table:style-name="ce94" table:formula="of:=DEC2HEX(SUM(HEX2DEC([.C24]);1))" office:value-type="string" office:string-value="4642" calcext:value-type="string">
            <text:p>4642</text:p>
          </table:table-cell>
          <table:table-cell table:style-name="ce92" table:formula="of:=DEC2HEX(SUM(HEX2DEC([.D24]);1))" office:value-type="string" office:string-value="4643" calcext:value-type="string">
            <text:p>4643</text:p>
          </table:table-cell>
          <table:table-cell table:style-name="ce102" table:formula="of:=DEC2HEX(SUM(HEX2DEC([.E24]);1))" office:value-type="string" office:string-value="4644" calcext:value-type="string">
            <text:p>4644</text:p>
          </table:table-cell>
          <table:table-cell table:style-name="ce92" table:formula="of:=DEC2HEX(SUM(HEX2DEC([.F24]);1))" office:value-type="string" office:string-value="4645" calcext:value-type="string">
            <text:p>4645</text:p>
          </table:table-cell>
          <table:table-cell table:style-name="ce102" table:formula="of:=DEC2HEX(SUM(HEX2DEC([.G24]);1))" office:value-type="string" office:string-value="4646" calcext:value-type="string">
            <text:p>4646</text:p>
          </table:table-cell>
          <table:table-cell table:style-name="ce92" table:formula="of:=DEC2HEX(SUM(HEX2DEC([.H24]);1))" office:value-type="string" office:string-value="4647" calcext:value-type="string">
            <text:p>4647</text:p>
          </table:table-cell>
          <table:table-cell table:style-name="ce102" table:formula="of:=DEC2HEX(SUM(HEX2DEC([.I24]);1))" office:value-type="string" office:string-value="4648" calcext:value-type="string">
            <text:p>4648</text:p>
          </table:table-cell>
          <table:table-cell table:style-name="ce92" table:formula="of:=DEC2HEX(SUM(HEX2DEC([.J24]);1))" office:value-type="string" office:string-value="4649" calcext:value-type="string">
            <text:p>4649</text:p>
          </table:table-cell>
          <table:table-cell table:style-name="ce102" table:formula="of:=DEC2HEX(SUM(HEX2DEC([.K24]);1))" office:value-type="string" office:string-value="464A" calcext:value-type="string">
            <text:p>464A</text:p>
          </table:table-cell>
          <table:table-cell table:style-name="ce92" table:formula="of:=DEC2HEX(SUM(HEX2DEC([.L24]);1))" office:value-type="string" office:string-value="464B" calcext:value-type="string">
            <text:p>464B</text:p>
          </table:table-cell>
          <table:table-cell table:style-name="ce102" table:formula="of:=DEC2HEX(SUM(HEX2DEC([.M24]);1))" office:value-type="string" office:string-value="464C" calcext:value-type="string">
            <text:p>464C</text:p>
          </table:table-cell>
          <table:table-cell table:style-name="ce92" table:formula="of:=DEC2HEX(SUM(HEX2DEC([.N24]);1))" office:value-type="string" office:string-value="464D" calcext:value-type="string">
            <text:p>464D</text:p>
          </table:table-cell>
          <table:table-cell table:style-name="ce102" table:formula="of:=DEC2HEX(SUM(HEX2DEC([.O24]);1))" office:value-type="string" office:string-value="464E" calcext:value-type="string">
            <text:p>464E</text:p>
          </table:table-cell>
          <table:table-cell table:style-name="ce92" table:formula="of:=DEC2HEX(SUM(HEX2DEC([.P24]);1))" office:value-type="string" office:string-value="464F" calcext:value-type="string">
            <text:p>464F</text:p>
          </table:table-cell>
          <table:table-cell table:style-name="ce102" table:formula="of:=DEC2HEX(SUM(HEX2DEC([.Q24]);1))" office:value-type="string" office:string-value="4650" calcext:value-type="string">
            <text:p>4650</text:p>
          </table:table-cell>
          <table:table-cell table:style-name="ce92" table:formula="of:=DEC2HEX(SUM(HEX2DEC([.R24]);1))" office:value-type="string" office:string-value="4651" calcext:value-type="string">
            <text:p>4651</text:p>
          </table:table-cell>
          <table:table-cell table:style-name="ce102" table:formula="of:=DEC2HEX(SUM(HEX2DEC([.S24]);1))" office:value-type="string" office:string-value="4652" calcext:value-type="string">
            <text:p>4652</text:p>
          </table:table-cell>
          <table:table-cell table:style-name="ce92" table:formula="of:=DEC2HEX(SUM(HEX2DEC([.T24]);1))" office:value-type="string" office:string-value="4653" calcext:value-type="string">
            <text:p>4653</text:p>
          </table:table-cell>
          <table:table-cell table:style-name="ce102" table:formula="of:=DEC2HEX(SUM(HEX2DEC([.U24]);1))" office:value-type="string" office:string-value="4654" calcext:value-type="string">
            <text:p>4654</text:p>
          </table:table-cell>
          <table:table-cell table:style-name="ce92" table:formula="of:=DEC2HEX(SUM(HEX2DEC([.V24]);1))" office:value-type="string" office:string-value="4655" calcext:value-type="string">
            <text:p>4655</text:p>
          </table:table-cell>
          <table:table-cell table:style-name="ce102" table:formula="of:=DEC2HEX(SUM(HEX2DEC([.W24]);1))" office:value-type="string" office:string-value="4656" calcext:value-type="string">
            <text:p>4656</text:p>
          </table:table-cell>
          <table:table-cell table:style-name="ce92" table:formula="of:=DEC2HEX(SUM(HEX2DEC([.X24]);1))" office:value-type="string" office:string-value="4657" calcext:value-type="string">
            <text:p>4657</text:p>
          </table:table-cell>
          <table:table-cell table:style-name="ce102" table:formula="of:=DEC2HEX(SUM(HEX2DEC([.Y24]);1))" office:value-type="string" office:string-value="4658" calcext:value-type="string">
            <text:p>4658</text:p>
          </table:table-cell>
          <table:table-cell table:style-name="ce92" table:formula="of:=DEC2HEX(SUM(HEX2DEC([.Z24]);1))" office:value-type="string" office:string-value="4659" calcext:value-type="string">
            <text:p>4659</text:p>
          </table:table-cell>
          <table:table-cell table:style-name="ce102" table:formula="of:=DEC2HEX(SUM(HEX2DEC([.AA24]);1))" office:value-type="string" office:string-value="465A" calcext:value-type="string">
            <text:p>465A</text:p>
          </table:table-cell>
          <table:table-cell table:style-name="ce92" table:formula="of:=DEC2HEX(SUM(HEX2DEC([.AB24]);1))" office:value-type="string" office:string-value="465B" calcext:value-type="string">
            <text:p>465B</text:p>
          </table:table-cell>
          <table:table-cell table:style-name="ce102" table:formula="of:=DEC2HEX(SUM(HEX2DEC([.AC24]);1))" office:value-type="string" office:string-value="465C" calcext:value-type="string">
            <text:p>465C</text:p>
          </table:table-cell>
          <table:table-cell table:style-name="ce92" table:formula="of:=DEC2HEX(SUM(HEX2DEC([.AD24]);1))" office:value-type="string" office:string-value="465D" calcext:value-type="string">
            <text:p>465D</text:p>
          </table:table-cell>
          <table:table-cell table:style-name="ce102" table:formula="of:=DEC2HEX(SUM(HEX2DEC([.AE24]);1))" office:value-type="string" office:string-value="465E" calcext:value-type="string">
            <text:p>465E</text:p>
          </table:table-cell>
          <table:table-cell table:style-name="ce92" table:formula="of:=DEC2HEX(SUM(HEX2DEC([.AF24]);1))" office:value-type="string" office:string-value="465F" calcext:value-type="string">
            <text:p>465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4" table:formula="of:=DEC2HEX(SUM(HEX2DEC([.AG17]);1))" office:value-type="string" office:string-value="4740" calcext:value-type="string">
            <text:p>4740</text:p>
          </table:table-cell>
          <table:table-cell table:style-name="ce92" table:formula="of:=DEC2HEX(SUM(HEX2DEC([.B25]);1))" office:value-type="string" office:string-value="4741" calcext:value-type="string">
            <text:p>4741</text:p>
          </table:table-cell>
          <table:table-cell table:style-name="ce96" table:formula="of:=DEC2HEX(SUM(HEX2DEC([.C25]);1))" office:value-type="string" office:string-value="4742" calcext:value-type="string">
            <text:p>4742</text:p>
          </table:table-cell>
          <table:table-cell table:style-name="ce93" table:formula="of:=DEC2HEX(SUM(HEX2DEC([.D25]);1))" office:value-type="string" office:string-value="4743" calcext:value-type="string">
            <text:p>4743</text:p>
          </table:table-cell>
          <table:table-cell table:style-name="ce102" table:formula="of:=DEC2HEX(SUM(HEX2DEC([.E25]);1))" office:value-type="string" office:string-value="4744" calcext:value-type="string">
            <text:p>4744</text:p>
          </table:table-cell>
          <table:table-cell table:style-name="ce92" table:formula="of:=DEC2HEX(SUM(HEX2DEC([.F25]);1))" office:value-type="string" office:string-value="4745" calcext:value-type="string">
            <text:p>4745</text:p>
          </table:table-cell>
          <table:table-cell table:style-name="ce102" table:formula="of:=DEC2HEX(SUM(HEX2DEC([.G25]);1))" office:value-type="string" office:string-value="4746" calcext:value-type="string">
            <text:p>4746</text:p>
          </table:table-cell>
          <table:table-cell table:style-name="ce92" table:formula="of:=DEC2HEX(SUM(HEX2DEC([.H25]);1))" office:value-type="string" office:string-value="4747" calcext:value-type="string">
            <text:p>4747</text:p>
          </table:table-cell>
          <table:table-cell table:style-name="ce102" table:formula="of:=DEC2HEX(SUM(HEX2DEC([.I25]);1))" office:value-type="string" office:string-value="4748" calcext:value-type="string">
            <text:p>4748</text:p>
          </table:table-cell>
          <table:table-cell table:style-name="ce92" table:formula="of:=DEC2HEX(SUM(HEX2DEC([.J25]);1))" office:value-type="string" office:string-value="4749" calcext:value-type="string">
            <text:p>4749</text:p>
          </table:table-cell>
          <table:table-cell table:style-name="ce102" table:formula="of:=DEC2HEX(SUM(HEX2DEC([.K25]);1))" office:value-type="string" office:string-value="474A" calcext:value-type="string">
            <text:p>474A</text:p>
          </table:table-cell>
          <table:table-cell table:style-name="ce92" table:formula="of:=DEC2HEX(SUM(HEX2DEC([.L25]);1))" office:value-type="string" office:string-value="474B" calcext:value-type="string">
            <text:p>474B</text:p>
          </table:table-cell>
          <table:table-cell table:style-name="ce102" table:formula="of:=DEC2HEX(SUM(HEX2DEC([.M25]);1))" office:value-type="string" office:string-value="474C" calcext:value-type="string">
            <text:p>474C</text:p>
          </table:table-cell>
          <table:table-cell table:style-name="ce93" table:formula="of:=DEC2HEX(SUM(HEX2DEC([.N25]);1))" office:value-type="string" office:string-value="474D" calcext:value-type="string">
            <text:p>474D</text:p>
          </table:table-cell>
          <table:table-cell table:style-name="ce102" table:formula="of:=DEC2HEX(SUM(HEX2DEC([.O25]);1))" office:value-type="string" office:string-value="474E" calcext:value-type="string">
            <text:p>474E</text:p>
          </table:table-cell>
          <table:table-cell table:style-name="ce92" table:formula="of:=DEC2HEX(SUM(HEX2DEC([.P25]);1))" office:value-type="string" office:string-value="474F" calcext:value-type="string">
            <text:p>474F</text:p>
          </table:table-cell>
          <table:table-cell table:style-name="ce102" table:formula="of:=DEC2HEX(SUM(HEX2DEC([.Q25]);1))" office:value-type="string" office:string-value="4750" calcext:value-type="string">
            <text:p>4750</text:p>
          </table:table-cell>
          <table:table-cell table:style-name="ce92" table:formula="of:=DEC2HEX(SUM(HEX2DEC([.R25]);1))" office:value-type="string" office:string-value="4751" calcext:value-type="string">
            <text:p>4751</text:p>
          </table:table-cell>
          <table:table-cell table:style-name="ce102" table:formula="of:=DEC2HEX(SUM(HEX2DEC([.S25]);1))" office:value-type="string" office:string-value="4752" calcext:value-type="string">
            <text:p>4752</text:p>
          </table:table-cell>
          <table:table-cell table:style-name="ce93" table:formula="of:=DEC2HEX(SUM(HEX2DEC([.T25]);1))" office:value-type="string" office:string-value="4753" calcext:value-type="string">
            <text:p>4753</text:p>
          </table:table-cell>
          <table:table-cell table:style-name="ce103" table:formula="of:=DEC2HEX(SUM(HEX2DEC([.U25]);1))" office:value-type="string" office:string-value="4754" calcext:value-type="string">
            <text:p>4754</text:p>
          </table:table-cell>
          <table:table-cell table:style-name="ce93" table:formula="of:=DEC2HEX(SUM(HEX2DEC([.V25]);1))" office:value-type="string" office:string-value="4755" calcext:value-type="string">
            <text:p>4755</text:p>
          </table:table-cell>
          <table:table-cell table:style-name="ce103" table:formula="of:=DEC2HEX(SUM(HEX2DEC([.W25]);1))" office:value-type="string" office:string-value="4756" calcext:value-type="string">
            <text:p>4756</text:p>
          </table:table-cell>
          <table:table-cell table:style-name="ce93" table:formula="of:=DEC2HEX(SUM(HEX2DEC([.X25]);1))" office:value-type="string" office:string-value="4757" calcext:value-type="string">
            <text:p>4757</text:p>
          </table:table-cell>
          <table:table-cell table:style-name="ce103" table:formula="of:=DEC2HEX(SUM(HEX2DEC([.Y25]);1))" office:value-type="string" office:string-value="4758" calcext:value-type="string">
            <text:p>4758</text:p>
          </table:table-cell>
          <table:table-cell table:style-name="ce93" table:formula="of:=DEC2HEX(SUM(HEX2DEC([.Z25]);1))" office:value-type="string" office:string-value="4759" calcext:value-type="string">
            <text:p>4759</text:p>
          </table:table-cell>
          <table:table-cell table:style-name="ce103" table:formula="of:=DEC2HEX(SUM(HEX2DEC([.AA25]);1))" office:value-type="string" office:string-value="475A" calcext:value-type="string">
            <text:p>475A</text:p>
          </table:table-cell>
          <table:table-cell table:style-name="ce93" table:formula="of:=DEC2HEX(SUM(HEX2DEC([.AB25]);1))" office:value-type="string" office:string-value="475B" calcext:value-type="string">
            <text:p>475B</text:p>
          </table:table-cell>
          <table:table-cell table:style-name="ce103" table:formula="of:=DEC2HEX(SUM(HEX2DEC([.AC25]);1))" office:value-type="string" office:string-value="475C" calcext:value-type="string">
            <text:p>475C</text:p>
          </table:table-cell>
          <table:table-cell table:style-name="ce93" table:formula="of:=DEC2HEX(SUM(HEX2DEC([.AD25]);1))" office:value-type="string" office:string-value="475D" calcext:value-type="string">
            <text:p>475D</text:p>
          </table:table-cell>
          <table:table-cell table:style-name="ce103" table:formula="of:=DEC2HEX(SUM(HEX2DEC([.AE25]);1))" office:value-type="string" office:string-value="475E" calcext:value-type="string">
            <text:p>475E</text:p>
          </table:table-cell>
          <table:table-cell table:style-name="ce93" table:formula="of:=DEC2HEX(SUM(HEX2DEC([.AF25]);1))" office:value-type="string" office:string-value="475F" calcext:value-type="string">
            <text:p>475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3 Y</text:p>
            <text:p>Pixel</text:p>
            <text:p>24-31</text:p>
            <text:p>$18-$1F</text:p>
          </table:table-cell>
          <table:table-cell table:style-name="ce91" table:formula="of:=DEC2HEX(SUM(HEX2DEC([.AG18]);1))" office:value-type="string" office:string-value="4060" calcext:value-type="string">
            <text:p>4060</text:p>
          </table:table-cell>
          <table:table-cell table:style-name="ce95" table:formula="of:=DEC2HEX(SUM(HEX2DEC([.B26]);1))" office:value-type="string" office:string-value="4061" calcext:value-type="string">
            <text:p>4061</text:p>
          </table:table-cell>
          <table:table-cell table:style-name="ce99" table:formula="of:=DEC2HEX(SUM(HEX2DEC([.C26]);1))" office:value-type="string" office:string-value="4062" calcext:value-type="string">
            <text:p>4062</text:p>
          </table:table-cell>
          <table:table-cell table:style-name="ce95" table:formula="of:=DEC2HEX(SUM(HEX2DEC([.D26]);1))" office:value-type="string" office:string-value="4063" calcext:value-type="string">
            <text:p>4063</text:p>
          </table:table-cell>
          <table:table-cell table:style-name="ce99" table:formula="of:=DEC2HEX(SUM(HEX2DEC([.E26]);1))" office:value-type="string" office:string-value="4064" calcext:value-type="string">
            <text:p>4064</text:p>
          </table:table-cell>
          <table:table-cell table:style-name="ce95" table:formula="of:=DEC2HEX(SUM(HEX2DEC([.F26]);1))" office:value-type="string" office:string-value="4065" calcext:value-type="string">
            <text:p>4065</text:p>
          </table:table-cell>
          <table:table-cell table:style-name="ce99" table:formula="of:=DEC2HEX(SUM(HEX2DEC([.G26]);1))" office:value-type="string" office:string-value="4066" calcext:value-type="string">
            <text:p>4066</text:p>
          </table:table-cell>
          <table:table-cell table:style-name="ce95" table:formula="of:=DEC2HEX(SUM(HEX2DEC([.H26]);1))" office:value-type="string" office:string-value="4067" calcext:value-type="string">
            <text:p>4067</text:p>
          </table:table-cell>
          <table:table-cell table:style-name="ce99" table:formula="of:=DEC2HEX(SUM(HEX2DEC([.I26]);1))" office:value-type="string" office:string-value="4068" calcext:value-type="string">
            <text:p>4068</text:p>
          </table:table-cell>
          <table:table-cell table:style-name="ce95" table:formula="of:=DEC2HEX(SUM(HEX2DEC([.J26]);1))" office:value-type="string" office:string-value="4069" calcext:value-type="string">
            <text:p>4069</text:p>
          </table:table-cell>
          <table:table-cell table:style-name="ce99" table:formula="of:=DEC2HEX(SUM(HEX2DEC([.K26]);1))" office:value-type="string" office:string-value="406A" calcext:value-type="string">
            <text:p>406A</text:p>
          </table:table-cell>
          <table:table-cell table:style-name="ce95" table:formula="of:=DEC2HEX(SUM(HEX2DEC([.L26]);1))" office:value-type="string" office:string-value="406B" calcext:value-type="string">
            <text:p>406B</text:p>
          </table:table-cell>
          <table:table-cell table:style-name="ce99" table:formula="of:=DEC2HEX(SUM(HEX2DEC([.M26]);1))" office:value-type="string" office:string-value="406C" calcext:value-type="string">
            <text:p>406C</text:p>
          </table:table-cell>
          <table:table-cell table:style-name="ce94" table:formula="of:=DEC2HEX(SUM(HEX2DEC([.N26]);1))" office:value-type="string" office:string-value="406D" calcext:value-type="string">
            <text:p>406D</text:p>
          </table:table-cell>
          <table:table-cell table:style-name="ce99" table:formula="of:=DEC2HEX(SUM(HEX2DEC([.O26]);1))" office:value-type="string" office:string-value="406E" calcext:value-type="string">
            <text:p>406E</text:p>
          </table:table-cell>
          <table:table-cell table:style-name="ce95" table:formula="of:=DEC2HEX(SUM(HEX2DEC([.P26]);1))" office:value-type="string" office:string-value="406F" calcext:value-type="string">
            <text:p>406F</text:p>
          </table:table-cell>
          <table:table-cell table:style-name="ce99" table:formula="of:=DEC2HEX(SUM(HEX2DEC([.Q26]);1))" office:value-type="string" office:string-value="4070" calcext:value-type="string">
            <text:p>4070</text:p>
          </table:table-cell>
          <table:table-cell table:style-name="ce95" table:formula="of:=DEC2HEX(SUM(HEX2DEC([.R26]);1))" office:value-type="string" office:string-value="4071" calcext:value-type="string">
            <text:p>4071</text:p>
          </table:table-cell>
          <table:table-cell table:style-name="ce99" table:formula="of:=DEC2HEX(SUM(HEX2DEC([.S26]);1))" office:value-type="string" office:string-value="4072" calcext:value-type="string">
            <text:p>4072</text:p>
          </table:table-cell>
          <table:table-cell table:style-name="ce95" table:formula="of:=DEC2HEX(SUM(HEX2DEC([.T26]);1))" office:value-type="string" office:string-value="4073" calcext:value-type="string">
            <text:p>4073</text:p>
          </table:table-cell>
          <table:table-cell table:style-name="ce99" table:formula="of:=DEC2HEX(SUM(HEX2DEC([.U26]);1))" office:value-type="string" office:string-value="4074" calcext:value-type="string">
            <text:p>4074</text:p>
          </table:table-cell>
          <table:table-cell table:style-name="ce95" table:formula="of:=DEC2HEX(SUM(HEX2DEC([.V26]);1))" office:value-type="string" office:string-value="4075" calcext:value-type="string">
            <text:p>4075</text:p>
          </table:table-cell>
          <table:table-cell table:style-name="ce99" table:formula="of:=DEC2HEX(SUM(HEX2DEC([.W26]);1))" office:value-type="string" office:string-value="4076" calcext:value-type="string">
            <text:p>4076</text:p>
          </table:table-cell>
          <table:table-cell table:style-name="ce95" table:formula="of:=DEC2HEX(SUM(HEX2DEC([.X26]);1))" office:value-type="string" office:string-value="4077" calcext:value-type="string">
            <text:p>4077</text:p>
          </table:table-cell>
          <table:table-cell table:style-name="ce99" table:formula="of:=DEC2HEX(SUM(HEX2DEC([.Y26]);1))" office:value-type="string" office:string-value="4078" calcext:value-type="string">
            <text:p>4078</text:p>
          </table:table-cell>
          <table:table-cell table:style-name="ce95" table:formula="of:=DEC2HEX(SUM(HEX2DEC([.Z26]);1))" office:value-type="string" office:string-value="4079" calcext:value-type="string">
            <text:p>4079</text:p>
          </table:table-cell>
          <table:table-cell table:style-name="ce99" table:formula="of:=DEC2HEX(SUM(HEX2DEC([.AA26]);1))" office:value-type="string" office:string-value="407A" calcext:value-type="string">
            <text:p>407A</text:p>
          </table:table-cell>
          <table:table-cell table:style-name="ce95" table:formula="of:=DEC2HEX(SUM(HEX2DEC([.AB26]);1))" office:value-type="string" office:string-value="407B" calcext:value-type="string">
            <text:p>407B</text:p>
          </table:table-cell>
          <table:table-cell table:style-name="ce99" table:formula="of:=DEC2HEX(SUM(HEX2DEC([.AC26]);1))" office:value-type="string" office:string-value="407C" calcext:value-type="string">
            <text:p>407C</text:p>
          </table:table-cell>
          <table:table-cell table:style-name="ce95" table:formula="of:=DEC2HEX(SUM(HEX2DEC([.AD26]);1))" office:value-type="string" office:string-value="407D" calcext:value-type="string">
            <text:p>407D</text:p>
          </table:table-cell>
          <table:table-cell table:style-name="ce87" table:formula="of:=DEC2HEX(SUM(HEX2DEC([.AE26]);1))" office:value-type="string" office:string-value="407E" calcext:value-type="string">
            <text:p>407E</text:p>
          </table:table-cell>
          <table:table-cell table:style-name="ce95" table:formula="of:=DEC2HEX(SUM(HEX2DEC([.AF26]);1))" office:value-type="string" office:string-value="407F" calcext:value-type="string">
            <text:p>40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19]);1))" office:value-type="string" office:string-value="4160" calcext:value-type="string">
            <text:p>4160</text:p>
          </table:table-cell>
          <table:table-cell table:style-name="ce94" table:formula="of:=DEC2HEX(SUM(HEX2DEC([.B27]);1))" office:value-type="string" office:string-value="4161" calcext:value-type="string">
            <text:p>4161</text:p>
          </table:table-cell>
          <table:table-cell table:style-name="ce87" table:formula="of:=DEC2HEX(SUM(HEX2DEC([.C27]);1))" office:value-type="string" office:string-value="4162" calcext:value-type="string">
            <text:p>4162</text:p>
          </table:table-cell>
          <table:table-cell table:style-name="ce94" table:formula="of:=DEC2HEX(SUM(HEX2DEC([.D27]);1))" office:value-type="string" office:string-value="4163" calcext:value-type="string">
            <text:p>4163</text:p>
          </table:table-cell>
          <table:table-cell table:style-name="ce87" table:formula="of:=DEC2HEX(SUM(HEX2DEC([.E27]);1))" office:value-type="string" office:string-value="4164" calcext:value-type="string">
            <text:p>4164</text:p>
          </table:table-cell>
          <table:table-cell table:style-name="ce94" table:formula="of:=DEC2HEX(SUM(HEX2DEC([.F27]);1))" office:value-type="string" office:string-value="4165" calcext:value-type="string">
            <text:p>4165</text:p>
          </table:table-cell>
          <table:table-cell table:style-name="ce87" table:formula="of:=DEC2HEX(SUM(HEX2DEC([.G27]);1))" office:value-type="string" office:string-value="4166" calcext:value-type="string">
            <text:p>4166</text:p>
          </table:table-cell>
          <table:table-cell table:style-name="ce94" table:formula="of:=DEC2HEX(SUM(HEX2DEC([.H27]);1))" office:value-type="string" office:string-value="4167" calcext:value-type="string">
            <text:p>4167</text:p>
          </table:table-cell>
          <table:table-cell table:style-name="ce87" table:formula="of:=DEC2HEX(SUM(HEX2DEC([.I27]);1))" office:value-type="string" office:string-value="4168" calcext:value-type="string">
            <text:p>4168</text:p>
          </table:table-cell>
          <table:table-cell table:style-name="ce94" table:formula="of:=DEC2HEX(SUM(HEX2DEC([.J27]);1))" office:value-type="string" office:string-value="4169" calcext:value-type="string">
            <text:p>4169</text:p>
          </table:table-cell>
          <table:table-cell table:style-name="ce87" table:formula="of:=DEC2HEX(SUM(HEX2DEC([.K27]);1))" office:value-type="string" office:string-value="416A" calcext:value-type="string">
            <text:p>416A</text:p>
          </table:table-cell>
          <table:table-cell table:style-name="ce94" table:formula="of:=DEC2HEX(SUM(HEX2DEC([.L27]);1))" office:value-type="string" office:string-value="416B" calcext:value-type="string">
            <text:p>416B</text:p>
          </table:table-cell>
          <table:table-cell table:style-name="ce87" table:formula="of:=DEC2HEX(SUM(HEX2DEC([.M27]);1))" office:value-type="string" office:string-value="416C" calcext:value-type="string">
            <text:p>416C</text:p>
          </table:table-cell>
          <table:table-cell table:style-name="ce94" table:formula="of:=DEC2HEX(SUM(HEX2DEC([.N27]);1))" office:value-type="string" office:string-value="416D" calcext:value-type="string">
            <text:p>416D</text:p>
          </table:table-cell>
          <table:table-cell table:style-name="ce87" table:formula="of:=DEC2HEX(SUM(HEX2DEC([.O27]);1))" office:value-type="string" office:string-value="416E" calcext:value-type="string">
            <text:p>416E</text:p>
          </table:table-cell>
          <table:table-cell table:style-name="ce94" table:formula="of:=DEC2HEX(SUM(HEX2DEC([.P27]);1))" office:value-type="string" office:string-value="416F" calcext:value-type="string">
            <text:p>416F</text:p>
          </table:table-cell>
          <table:table-cell table:style-name="ce87" table:formula="of:=DEC2HEX(SUM(HEX2DEC([.Q27]);1))" office:value-type="string" office:string-value="4170" calcext:value-type="string">
            <text:p>4170</text:p>
          </table:table-cell>
          <table:table-cell table:style-name="ce94" table:formula="of:=DEC2HEX(SUM(HEX2DEC([.R27]);1))" office:value-type="string" office:string-value="4171" calcext:value-type="string">
            <text:p>4171</text:p>
          </table:table-cell>
          <table:table-cell table:style-name="ce87" table:formula="of:=DEC2HEX(SUM(HEX2DEC([.S27]);1))" office:value-type="string" office:string-value="4172" calcext:value-type="string">
            <text:p>4172</text:p>
          </table:table-cell>
          <table:table-cell table:style-name="ce94" table:formula="of:=DEC2HEX(SUM(HEX2DEC([.T27]);1))" office:value-type="string" office:string-value="4173" calcext:value-type="string">
            <text:p>4173</text:p>
          </table:table-cell>
          <table:table-cell table:style-name="ce87" table:formula="of:=DEC2HEX(SUM(HEX2DEC([.U27]);1))" office:value-type="string" office:string-value="4174" calcext:value-type="string">
            <text:p>4174</text:p>
          </table:table-cell>
          <table:table-cell table:style-name="ce94" table:formula="of:=DEC2HEX(SUM(HEX2DEC([.V27]);1))" office:value-type="string" office:string-value="4175" calcext:value-type="string">
            <text:p>4175</text:p>
          </table:table-cell>
          <table:table-cell table:style-name="ce87" table:formula="of:=DEC2HEX(SUM(HEX2DEC([.W27]);1))" office:value-type="string" office:string-value="4176" calcext:value-type="string">
            <text:p>4176</text:p>
          </table:table-cell>
          <table:table-cell table:style-name="ce94" table:formula="of:=DEC2HEX(SUM(HEX2DEC([.X27]);1))" office:value-type="string" office:string-value="4177" calcext:value-type="string">
            <text:p>4177</text:p>
          </table:table-cell>
          <table:table-cell table:style-name="ce87" table:formula="of:=DEC2HEX(SUM(HEX2DEC([.Y27]);1))" office:value-type="string" office:string-value="4178" calcext:value-type="string">
            <text:p>4178</text:p>
          </table:table-cell>
          <table:table-cell table:style-name="ce94" table:formula="of:=DEC2HEX(SUM(HEX2DEC([.Z27]);1))" office:value-type="string" office:string-value="4179" calcext:value-type="string">
            <text:p>4179</text:p>
          </table:table-cell>
          <table:table-cell table:style-name="ce87" table:formula="of:=DEC2HEX(SUM(HEX2DEC([.AA27]);1))" office:value-type="string" office:string-value="417A" calcext:value-type="string">
            <text:p>417A</text:p>
          </table:table-cell>
          <table:table-cell table:style-name="ce94" table:formula="of:=DEC2HEX(SUM(HEX2DEC([.AB27]);1))" office:value-type="string" office:string-value="417B" calcext:value-type="string">
            <text:p>417B</text:p>
          </table:table-cell>
          <table:table-cell table:style-name="ce87" table:formula="of:=DEC2HEX(SUM(HEX2DEC([.AC27]);1))" office:value-type="string" office:string-value="417C" calcext:value-type="string">
            <text:p>417C</text:p>
          </table:table-cell>
          <table:table-cell table:style-name="ce94" table:formula="of:=DEC2HEX(SUM(HEX2DEC([.AD27]);1))" office:value-type="string" office:string-value="417D" calcext:value-type="string">
            <text:p>417D</text:p>
          </table:table-cell>
          <table:table-cell table:style-name="ce87" table:formula="of:=DEC2HEX(SUM(HEX2DEC([.AE27]);1))" office:value-type="string" office:string-value="417E" calcext:value-type="string">
            <text:p>417E</text:p>
          </table:table-cell>
          <table:table-cell table:style-name="ce94" table:formula="of:=DEC2HEX(SUM(HEX2DEC([.AF27]);1))" office:value-type="string" office:string-value="417F" calcext:value-type="string">
            <text:p>41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0]);1))" office:value-type="string" office:string-value="4260" calcext:value-type="string">
            <text:p>4260</text:p>
          </table:table-cell>
          <table:table-cell table:style-name="ce94" table:formula="of:=DEC2HEX(SUM(HEX2DEC([.B28]);1))" office:value-type="string" office:string-value="4261" calcext:value-type="string">
            <text:p>4261</text:p>
          </table:table-cell>
          <table:table-cell table:style-name="ce87" table:formula="of:=DEC2HEX(SUM(HEX2DEC([.C28]);1))" office:value-type="string" office:string-value="4262" calcext:value-type="string">
            <text:p>4262</text:p>
          </table:table-cell>
          <table:table-cell table:style-name="ce94" table:formula="of:=DEC2HEX(SUM(HEX2DEC([.D28]);1))" office:value-type="string" office:string-value="4263" calcext:value-type="string">
            <text:p>4263</text:p>
          </table:table-cell>
          <table:table-cell table:style-name="ce87" table:formula="of:=DEC2HEX(SUM(HEX2DEC([.E28]);1))" office:value-type="string" office:string-value="4264" calcext:value-type="string">
            <text:p>4264</text:p>
          </table:table-cell>
          <table:table-cell table:style-name="ce94" table:formula="of:=DEC2HEX(SUM(HEX2DEC([.F28]);1))" office:value-type="string" office:string-value="4265" calcext:value-type="string">
            <text:p>4265</text:p>
          </table:table-cell>
          <table:table-cell table:style-name="ce87" table:formula="of:=DEC2HEX(SUM(HEX2DEC([.G28]);1))" office:value-type="string" office:string-value="4266" calcext:value-type="string">
            <text:p>4266</text:p>
          </table:table-cell>
          <table:table-cell table:style-name="ce94" table:formula="of:=DEC2HEX(SUM(HEX2DEC([.H28]);1))" office:value-type="string" office:string-value="4267" calcext:value-type="string">
            <text:p>4267</text:p>
          </table:table-cell>
          <table:table-cell table:style-name="ce87" table:formula="of:=DEC2HEX(SUM(HEX2DEC([.I28]);1))" office:value-type="string" office:string-value="4268" calcext:value-type="string">
            <text:p>4268</text:p>
          </table:table-cell>
          <table:table-cell table:style-name="ce94" table:formula="of:=DEC2HEX(SUM(HEX2DEC([.J28]);1))" office:value-type="string" office:string-value="4269" calcext:value-type="string">
            <text:p>4269</text:p>
          </table:table-cell>
          <table:table-cell table:style-name="ce87" table:formula="of:=DEC2HEX(SUM(HEX2DEC([.K28]);1))" office:value-type="string" office:string-value="426A" calcext:value-type="string">
            <text:p>426A</text:p>
          </table:table-cell>
          <table:table-cell table:style-name="ce94" table:formula="of:=DEC2HEX(SUM(HEX2DEC([.L28]);1))" office:value-type="string" office:string-value="426B" calcext:value-type="string">
            <text:p>426B</text:p>
          </table:table-cell>
          <table:table-cell table:style-name="ce87" table:formula="of:=DEC2HEX(SUM(HEX2DEC([.M28]);1))" office:value-type="string" office:string-value="426C" calcext:value-type="string">
            <text:p>426C</text:p>
          </table:table-cell>
          <table:table-cell table:style-name="ce94" table:formula="of:=DEC2HEX(SUM(HEX2DEC([.N28]);1))" office:value-type="string" office:string-value="426D" calcext:value-type="string">
            <text:p>426D</text:p>
          </table:table-cell>
          <table:table-cell table:style-name="ce87" table:formula="of:=DEC2HEX(SUM(HEX2DEC([.O28]);1))" office:value-type="string" office:string-value="426E" calcext:value-type="string">
            <text:p>426E</text:p>
          </table:table-cell>
          <table:table-cell table:style-name="ce94" table:formula="of:=DEC2HEX(SUM(HEX2DEC([.P28]);1))" office:value-type="string" office:string-value="426F" calcext:value-type="string">
            <text:p>426F</text:p>
          </table:table-cell>
          <table:table-cell table:style-name="ce87" table:formula="of:=DEC2HEX(SUM(HEX2DEC([.Q28]);1))" office:value-type="string" office:string-value="4270" calcext:value-type="string">
            <text:p>4270</text:p>
          </table:table-cell>
          <table:table-cell table:style-name="ce94" table:formula="of:=DEC2HEX(SUM(HEX2DEC([.R28]);1))" office:value-type="string" office:string-value="4271" calcext:value-type="string">
            <text:p>4271</text:p>
          </table:table-cell>
          <table:table-cell table:style-name="ce87" table:formula="of:=DEC2HEX(SUM(HEX2DEC([.S28]);1))" office:value-type="string" office:string-value="4272" calcext:value-type="string">
            <text:p>4272</text:p>
          </table:table-cell>
          <table:table-cell table:style-name="ce94" table:formula="of:=DEC2HEX(SUM(HEX2DEC([.T28]);1))" office:value-type="string" office:string-value="4273" calcext:value-type="string">
            <text:p>4273</text:p>
          </table:table-cell>
          <table:table-cell table:style-name="ce87" table:formula="of:=DEC2HEX(SUM(HEX2DEC([.U28]);1))" office:value-type="string" office:string-value="4274" calcext:value-type="string">
            <text:p>4274</text:p>
          </table:table-cell>
          <table:table-cell table:style-name="ce94" table:formula="of:=DEC2HEX(SUM(HEX2DEC([.V28]);1))" office:value-type="string" office:string-value="4275" calcext:value-type="string">
            <text:p>4275</text:p>
          </table:table-cell>
          <table:table-cell table:style-name="ce87" table:formula="of:=DEC2HEX(SUM(HEX2DEC([.W28]);1))" office:value-type="string" office:string-value="4276" calcext:value-type="string">
            <text:p>4276</text:p>
          </table:table-cell>
          <table:table-cell table:style-name="ce94" table:formula="of:=DEC2HEX(SUM(HEX2DEC([.X28]);1))" office:value-type="string" office:string-value="4277" calcext:value-type="string">
            <text:p>4277</text:p>
          </table:table-cell>
          <table:table-cell table:style-name="ce87" table:formula="of:=DEC2HEX(SUM(HEX2DEC([.Y28]);1))" office:value-type="string" office:string-value="4278" calcext:value-type="string">
            <text:p>4278</text:p>
          </table:table-cell>
          <table:table-cell table:style-name="ce94" table:formula="of:=DEC2HEX(SUM(HEX2DEC([.Z28]);1))" office:value-type="string" office:string-value="4279" calcext:value-type="string">
            <text:p>4279</text:p>
          </table:table-cell>
          <table:table-cell table:style-name="ce87" table:formula="of:=DEC2HEX(SUM(HEX2DEC([.AA28]);1))" office:value-type="string" office:string-value="427A" calcext:value-type="string">
            <text:p>427A</text:p>
          </table:table-cell>
          <table:table-cell table:style-name="ce94" table:formula="of:=DEC2HEX(SUM(HEX2DEC([.AB28]);1))" office:value-type="string" office:string-value="427B" calcext:value-type="string">
            <text:p>427B</text:p>
          </table:table-cell>
          <table:table-cell table:style-name="ce87" table:formula="of:=DEC2HEX(SUM(HEX2DEC([.AC28]);1))" office:value-type="string" office:string-value="427C" calcext:value-type="string">
            <text:p>427C</text:p>
          </table:table-cell>
          <table:table-cell table:style-name="ce94" table:formula="of:=DEC2HEX(SUM(HEX2DEC([.AD28]);1))" office:value-type="string" office:string-value="427D" calcext:value-type="string">
            <text:p>427D</text:p>
          </table:table-cell>
          <table:table-cell table:style-name="ce87" table:formula="of:=DEC2HEX(SUM(HEX2DEC([.AE28]);1))" office:value-type="string" office:string-value="427E" calcext:value-type="string">
            <text:p>427E</text:p>
          </table:table-cell>
          <table:table-cell table:style-name="ce94" table:formula="of:=DEC2HEX(SUM(HEX2DEC([.AF28]);1))" office:value-type="string" office:string-value="427F" calcext:value-type="string">
            <text:p>42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1]);1))" office:value-type="string" office:string-value="4360" calcext:value-type="string">
            <text:p>4360</text:p>
          </table:table-cell>
          <table:table-cell table:style-name="ce94" table:formula="of:=DEC2HEX(SUM(HEX2DEC([.B29]);1))" office:value-type="string" office:string-value="4361" calcext:value-type="string">
            <text:p>4361</text:p>
          </table:table-cell>
          <table:table-cell table:style-name="ce87" table:formula="of:=DEC2HEX(SUM(HEX2DEC([.C29]);1))" office:value-type="string" office:string-value="4362" calcext:value-type="string">
            <text:p>4362</text:p>
          </table:table-cell>
          <table:table-cell table:style-name="ce94" table:formula="of:=DEC2HEX(SUM(HEX2DEC([.D29]);1))" office:value-type="string" office:string-value="4363" calcext:value-type="string">
            <text:p>4363</text:p>
          </table:table-cell>
          <table:table-cell table:style-name="ce87" table:formula="of:=DEC2HEX(SUM(HEX2DEC([.E29]);1))" office:value-type="string" office:string-value="4364" calcext:value-type="string">
            <text:p>4364</text:p>
          </table:table-cell>
          <table:table-cell table:style-name="ce94" table:formula="of:=DEC2HEX(SUM(HEX2DEC([.F29]);1))" office:value-type="string" office:string-value="4365" calcext:value-type="string">
            <text:p>4365</text:p>
          </table:table-cell>
          <table:table-cell table:style-name="ce87" table:formula="of:=DEC2HEX(SUM(HEX2DEC([.G29]);1))" office:value-type="string" office:string-value="4366" calcext:value-type="string">
            <text:p>4366</text:p>
          </table:table-cell>
          <table:table-cell table:style-name="ce94" table:formula="of:=DEC2HEX(SUM(HEX2DEC([.H29]);1))" office:value-type="string" office:string-value="4367" calcext:value-type="string">
            <text:p>4367</text:p>
          </table:table-cell>
          <table:table-cell table:style-name="ce87" table:formula="of:=DEC2HEX(SUM(HEX2DEC([.I29]);1))" office:value-type="string" office:string-value="4368" calcext:value-type="string">
            <text:p>4368</text:p>
          </table:table-cell>
          <table:table-cell table:style-name="ce94" table:formula="of:=DEC2HEX(SUM(HEX2DEC([.J29]);1))" office:value-type="string" office:string-value="4369" calcext:value-type="string">
            <text:p>4369</text:p>
          </table:table-cell>
          <table:table-cell table:style-name="ce87" table:formula="of:=DEC2HEX(SUM(HEX2DEC([.K29]);1))" office:value-type="string" office:string-value="436A" calcext:value-type="string">
            <text:p>436A</text:p>
          </table:table-cell>
          <table:table-cell table:style-name="ce94" table:formula="of:=DEC2HEX(SUM(HEX2DEC([.L29]);1))" office:value-type="string" office:string-value="436B" calcext:value-type="string">
            <text:p>436B</text:p>
          </table:table-cell>
          <table:table-cell table:style-name="ce87" table:formula="of:=DEC2HEX(SUM(HEX2DEC([.M29]);1))" office:value-type="string" office:string-value="436C" calcext:value-type="string">
            <text:p>436C</text:p>
          </table:table-cell>
          <table:table-cell table:style-name="ce94" table:formula="of:=DEC2HEX(SUM(HEX2DEC([.N29]);1))" office:value-type="string" office:string-value="436D" calcext:value-type="string">
            <text:p>436D</text:p>
          </table:table-cell>
          <table:table-cell table:style-name="ce87" table:formula="of:=DEC2HEX(SUM(HEX2DEC([.O29]);1))" office:value-type="string" office:string-value="436E" calcext:value-type="string">
            <text:p>436E</text:p>
          </table:table-cell>
          <table:table-cell table:style-name="ce94" table:formula="of:=DEC2HEX(SUM(HEX2DEC([.P29]);1))" office:value-type="string" office:string-value="436F" calcext:value-type="string">
            <text:p>436F</text:p>
          </table:table-cell>
          <table:table-cell table:style-name="ce87" table:formula="of:=DEC2HEX(SUM(HEX2DEC([.Q29]);1))" office:value-type="string" office:string-value="4370" calcext:value-type="string">
            <text:p>4370</text:p>
          </table:table-cell>
          <table:table-cell table:style-name="ce94" table:formula="of:=DEC2HEX(SUM(HEX2DEC([.R29]);1))" office:value-type="string" office:string-value="4371" calcext:value-type="string">
            <text:p>4371</text:p>
          </table:table-cell>
          <table:table-cell table:style-name="ce87" table:formula="of:=DEC2HEX(SUM(HEX2DEC([.S29]);1))" office:value-type="string" office:string-value="4372" calcext:value-type="string">
            <text:p>4372</text:p>
          </table:table-cell>
          <table:table-cell table:style-name="ce94" table:formula="of:=DEC2HEX(SUM(HEX2DEC([.T29]);1))" office:value-type="string" office:string-value="4373" calcext:value-type="string">
            <text:p>4373</text:p>
          </table:table-cell>
          <table:table-cell table:style-name="ce87" table:formula="of:=DEC2HEX(SUM(HEX2DEC([.U29]);1))" office:value-type="string" office:string-value="4374" calcext:value-type="string">
            <text:p>4374</text:p>
          </table:table-cell>
          <table:table-cell table:style-name="ce94" table:formula="of:=DEC2HEX(SUM(HEX2DEC([.V29]);1))" office:value-type="string" office:string-value="4375" calcext:value-type="string">
            <text:p>4375</text:p>
          </table:table-cell>
          <table:table-cell table:style-name="ce87" table:formula="of:=DEC2HEX(SUM(HEX2DEC([.W29]);1))" office:value-type="string" office:string-value="4376" calcext:value-type="string">
            <text:p>4376</text:p>
          </table:table-cell>
          <table:table-cell table:style-name="ce94" table:formula="of:=DEC2HEX(SUM(HEX2DEC([.X29]);1))" office:value-type="string" office:string-value="4377" calcext:value-type="string">
            <text:p>4377</text:p>
          </table:table-cell>
          <table:table-cell table:style-name="ce87" table:formula="of:=DEC2HEX(SUM(HEX2DEC([.Y29]);1))" office:value-type="string" office:string-value="4378" calcext:value-type="string">
            <text:p>4378</text:p>
          </table:table-cell>
          <table:table-cell table:style-name="ce94" table:formula="of:=DEC2HEX(SUM(HEX2DEC([.Z29]);1))" office:value-type="string" office:string-value="4379" calcext:value-type="string">
            <text:p>4379</text:p>
          </table:table-cell>
          <table:table-cell table:style-name="ce87" table:formula="of:=DEC2HEX(SUM(HEX2DEC([.AA29]);1))" office:value-type="string" office:string-value="437A" calcext:value-type="string">
            <text:p>437A</text:p>
          </table:table-cell>
          <table:table-cell table:style-name="ce94" table:formula="of:=DEC2HEX(SUM(HEX2DEC([.AB29]);1))" office:value-type="string" office:string-value="437B" calcext:value-type="string">
            <text:p>437B</text:p>
          </table:table-cell>
          <table:table-cell table:style-name="ce87" table:formula="of:=DEC2HEX(SUM(HEX2DEC([.AC29]);1))" office:value-type="string" office:string-value="437C" calcext:value-type="string">
            <text:p>437C</text:p>
          </table:table-cell>
          <table:table-cell table:style-name="ce94" table:formula="of:=DEC2HEX(SUM(HEX2DEC([.AD29]);1))" office:value-type="string" office:string-value="437D" calcext:value-type="string">
            <text:p>437D</text:p>
          </table:table-cell>
          <table:table-cell table:style-name="ce87" table:formula="of:=DEC2HEX(SUM(HEX2DEC([.AE29]);1))" office:value-type="string" office:string-value="437E" calcext:value-type="string">
            <text:p>437E</text:p>
          </table:table-cell>
          <table:table-cell table:style-name="ce94" table:formula="of:=DEC2HEX(SUM(HEX2DEC([.AF29]);1))" office:value-type="string" office:string-value="437F" calcext:value-type="string">
            <text:p>43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2]);1))" office:value-type="string" office:string-value="4460" calcext:value-type="string">
            <text:p>4460</text:p>
          </table:table-cell>
          <table:table-cell table:style-name="ce94" table:formula="of:=DEC2HEX(SUM(HEX2DEC([.B30]);1))" office:value-type="string" office:string-value="4461" calcext:value-type="string">
            <text:p>4461</text:p>
          </table:table-cell>
          <table:table-cell table:style-name="ce87" table:formula="of:=DEC2HEX(SUM(HEX2DEC([.C30]);1))" office:value-type="string" office:string-value="4462" calcext:value-type="string">
            <text:p>4462</text:p>
          </table:table-cell>
          <table:table-cell table:style-name="ce94" table:formula="of:=DEC2HEX(SUM(HEX2DEC([.D30]);1))" office:value-type="string" office:string-value="4463" calcext:value-type="string">
            <text:p>4463</text:p>
          </table:table-cell>
          <table:table-cell table:style-name="ce87" table:formula="of:=DEC2HEX(SUM(HEX2DEC([.E30]);1))" office:value-type="string" office:string-value="4464" calcext:value-type="string">
            <text:p>4464</text:p>
          </table:table-cell>
          <table:table-cell table:style-name="ce94" table:formula="of:=DEC2HEX(SUM(HEX2DEC([.F30]);1))" office:value-type="string" office:string-value="4465" calcext:value-type="string">
            <text:p>4465</text:p>
          </table:table-cell>
          <table:table-cell table:style-name="ce87" table:formula="of:=DEC2HEX(SUM(HEX2DEC([.G30]);1))" office:value-type="string" office:string-value="4466" calcext:value-type="string">
            <text:p>4466</text:p>
          </table:table-cell>
          <table:table-cell table:style-name="ce94" table:formula="of:=DEC2HEX(SUM(HEX2DEC([.H30]);1))" office:value-type="string" office:string-value="4467" calcext:value-type="string">
            <text:p>4467</text:p>
          </table:table-cell>
          <table:table-cell table:style-name="ce87" table:formula="of:=DEC2HEX(SUM(HEX2DEC([.I30]);1))" office:value-type="string" office:string-value="4468" calcext:value-type="string">
            <text:p>4468</text:p>
          </table:table-cell>
          <table:table-cell table:style-name="ce94" table:formula="of:=DEC2HEX(SUM(HEX2DEC([.J30]);1))" office:value-type="string" office:string-value="4469" calcext:value-type="string">
            <text:p>4469</text:p>
          </table:table-cell>
          <table:table-cell table:style-name="ce87" table:formula="of:=DEC2HEX(SUM(HEX2DEC([.K30]);1))" office:value-type="string" office:string-value="446A" calcext:value-type="string">
            <text:p>446A</text:p>
          </table:table-cell>
          <table:table-cell table:style-name="ce94" table:formula="of:=DEC2HEX(SUM(HEX2DEC([.L30]);1))" office:value-type="string" office:string-value="446B" calcext:value-type="string">
            <text:p>446B</text:p>
          </table:table-cell>
          <table:table-cell table:style-name="ce87" table:formula="of:=DEC2HEX(SUM(HEX2DEC([.M30]);1))" office:value-type="string" office:string-value="446C" calcext:value-type="string">
            <text:p>446C</text:p>
          </table:table-cell>
          <table:table-cell table:style-name="ce94" table:formula="of:=DEC2HEX(SUM(HEX2DEC([.N30]);1))" office:value-type="string" office:string-value="446D" calcext:value-type="string">
            <text:p>446D</text:p>
          </table:table-cell>
          <table:table-cell table:style-name="ce87" table:formula="of:=DEC2HEX(SUM(HEX2DEC([.O30]);1))" office:value-type="string" office:string-value="446E" calcext:value-type="string">
            <text:p>446E</text:p>
          </table:table-cell>
          <table:table-cell table:style-name="ce94" table:formula="of:=DEC2HEX(SUM(HEX2DEC([.P30]);1))" office:value-type="string" office:string-value="446F" calcext:value-type="string">
            <text:p>446F</text:p>
          </table:table-cell>
          <table:table-cell table:style-name="ce87" table:formula="of:=DEC2HEX(SUM(HEX2DEC([.Q30]);1))" office:value-type="string" office:string-value="4470" calcext:value-type="string">
            <text:p>4470</text:p>
          </table:table-cell>
          <table:table-cell table:style-name="ce94" table:formula="of:=DEC2HEX(SUM(HEX2DEC([.R30]);1))" office:value-type="string" office:string-value="4471" calcext:value-type="string">
            <text:p>4471</text:p>
          </table:table-cell>
          <table:table-cell table:style-name="ce87" table:formula="of:=DEC2HEX(SUM(HEX2DEC([.S30]);1))" office:value-type="string" office:string-value="4472" calcext:value-type="string">
            <text:p>4472</text:p>
          </table:table-cell>
          <table:table-cell table:style-name="ce94" table:formula="of:=DEC2HEX(SUM(HEX2DEC([.T30]);1))" office:value-type="string" office:string-value="4473" calcext:value-type="string">
            <text:p>4473</text:p>
          </table:table-cell>
          <table:table-cell table:style-name="ce87" table:formula="of:=DEC2HEX(SUM(HEX2DEC([.U30]);1))" office:value-type="string" office:string-value="4474" calcext:value-type="string">
            <text:p>4474</text:p>
          </table:table-cell>
          <table:table-cell table:style-name="ce94" table:formula="of:=DEC2HEX(SUM(HEX2DEC([.V30]);1))" office:value-type="string" office:string-value="4475" calcext:value-type="string">
            <text:p>4475</text:p>
          </table:table-cell>
          <table:table-cell table:style-name="ce87" table:formula="of:=DEC2HEX(SUM(HEX2DEC([.W30]);1))" office:value-type="string" office:string-value="4476" calcext:value-type="string">
            <text:p>4476</text:p>
          </table:table-cell>
          <table:table-cell table:style-name="ce94" table:formula="of:=DEC2HEX(SUM(HEX2DEC([.X30]);1))" office:value-type="string" office:string-value="4477" calcext:value-type="string">
            <text:p>4477</text:p>
          </table:table-cell>
          <table:table-cell table:style-name="ce87" table:formula="of:=DEC2HEX(SUM(HEX2DEC([.Y30]);1))" office:value-type="string" office:string-value="4478" calcext:value-type="string">
            <text:p>4478</text:p>
          </table:table-cell>
          <table:table-cell table:style-name="ce94" table:formula="of:=DEC2HEX(SUM(HEX2DEC([.Z30]);1))" office:value-type="string" office:string-value="4479" calcext:value-type="string">
            <text:p>4479</text:p>
          </table:table-cell>
          <table:table-cell table:style-name="ce87" table:formula="of:=DEC2HEX(SUM(HEX2DEC([.AA30]);1))" office:value-type="string" office:string-value="447A" calcext:value-type="string">
            <text:p>447A</text:p>
          </table:table-cell>
          <table:table-cell table:style-name="ce94" table:formula="of:=DEC2HEX(SUM(HEX2DEC([.AB30]);1))" office:value-type="string" office:string-value="447B" calcext:value-type="string">
            <text:p>447B</text:p>
          </table:table-cell>
          <table:table-cell table:style-name="ce87" table:formula="of:=DEC2HEX(SUM(HEX2DEC([.AC30]);1))" office:value-type="string" office:string-value="447C" calcext:value-type="string">
            <text:p>447C</text:p>
          </table:table-cell>
          <table:table-cell table:style-name="ce94" table:formula="of:=DEC2HEX(SUM(HEX2DEC([.AD30]);1))" office:value-type="string" office:string-value="447D" calcext:value-type="string">
            <text:p>447D</text:p>
          </table:table-cell>
          <table:table-cell table:style-name="ce87" table:formula="of:=DEC2HEX(SUM(HEX2DEC([.AE30]);1))" office:value-type="string" office:string-value="447E" calcext:value-type="string">
            <text:p>447E</text:p>
          </table:table-cell>
          <table:table-cell table:style-name="ce94" table:formula="of:=DEC2HEX(SUM(HEX2DEC([.AF30]);1))" office:value-type="string" office:string-value="447F" calcext:value-type="string">
            <text:p>44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3]);1))" office:value-type="string" office:string-value="4560" calcext:value-type="string">
            <text:p>4560</text:p>
          </table:table-cell>
          <table:table-cell table:style-name="ce94" table:formula="of:=DEC2HEX(SUM(HEX2DEC([.B31]);1))" office:value-type="string" office:string-value="4561" calcext:value-type="string">
            <text:p>4561</text:p>
          </table:table-cell>
          <table:table-cell table:style-name="ce87" table:formula="of:=DEC2HEX(SUM(HEX2DEC([.C31]);1))" office:value-type="string" office:string-value="4562" calcext:value-type="string">
            <text:p>4562</text:p>
          </table:table-cell>
          <table:table-cell table:style-name="ce94" table:formula="of:=DEC2HEX(SUM(HEX2DEC([.D31]);1))" office:value-type="string" office:string-value="4563" calcext:value-type="string">
            <text:p>4563</text:p>
          </table:table-cell>
          <table:table-cell table:style-name="ce87" table:formula="of:=DEC2HEX(SUM(HEX2DEC([.E31]);1))" office:value-type="string" office:string-value="4564" calcext:value-type="string">
            <text:p>4564</text:p>
          </table:table-cell>
          <table:table-cell table:style-name="ce94" table:formula="of:=DEC2HEX(SUM(HEX2DEC([.F31]);1))" office:value-type="string" office:string-value="4565" calcext:value-type="string">
            <text:p>4565</text:p>
          </table:table-cell>
          <table:table-cell table:style-name="ce87" table:formula="of:=DEC2HEX(SUM(HEX2DEC([.G31]);1))" office:value-type="string" office:string-value="4566" calcext:value-type="string">
            <text:p>4566</text:p>
          </table:table-cell>
          <table:table-cell table:style-name="ce94" table:formula="of:=DEC2HEX(SUM(HEX2DEC([.H31]);1))" office:value-type="string" office:string-value="4567" calcext:value-type="string">
            <text:p>4567</text:p>
          </table:table-cell>
          <table:table-cell table:style-name="ce87" table:formula="of:=DEC2HEX(SUM(HEX2DEC([.I31]);1))" office:value-type="string" office:string-value="4568" calcext:value-type="string">
            <text:p>4568</text:p>
          </table:table-cell>
          <table:table-cell table:style-name="ce94" table:formula="of:=DEC2HEX(SUM(HEX2DEC([.J31]);1))" office:value-type="string" office:string-value="4569" calcext:value-type="string">
            <text:p>4569</text:p>
          </table:table-cell>
          <table:table-cell table:style-name="ce87" table:formula="of:=DEC2HEX(SUM(HEX2DEC([.K31]);1))" office:value-type="string" office:string-value="456A" calcext:value-type="string">
            <text:p>456A</text:p>
          </table:table-cell>
          <table:table-cell table:style-name="ce94" table:formula="of:=DEC2HEX(SUM(HEX2DEC([.L31]);1))" office:value-type="string" office:string-value="456B" calcext:value-type="string">
            <text:p>456B</text:p>
          </table:table-cell>
          <table:table-cell table:style-name="ce87" table:formula="of:=DEC2HEX(SUM(HEX2DEC([.M31]);1))" office:value-type="string" office:string-value="456C" calcext:value-type="string">
            <text:p>456C</text:p>
          </table:table-cell>
          <table:table-cell table:style-name="ce94" table:formula="of:=DEC2HEX(SUM(HEX2DEC([.N31]);1))" office:value-type="string" office:string-value="456D" calcext:value-type="string">
            <text:p>456D</text:p>
          </table:table-cell>
          <table:table-cell table:style-name="ce87" table:formula="of:=DEC2HEX(SUM(HEX2DEC([.O31]);1))" office:value-type="string" office:string-value="456E" calcext:value-type="string">
            <text:p>456E</text:p>
          </table:table-cell>
          <table:table-cell table:style-name="ce94" table:formula="of:=DEC2HEX(SUM(HEX2DEC([.P31]);1))" office:value-type="string" office:string-value="456F" calcext:value-type="string">
            <text:p>456F</text:p>
          </table:table-cell>
          <table:table-cell table:style-name="ce87" table:formula="of:=DEC2HEX(SUM(HEX2DEC([.Q31]);1))" office:value-type="string" office:string-value="4570" calcext:value-type="string">
            <text:p>4570</text:p>
          </table:table-cell>
          <table:table-cell table:style-name="ce94" table:formula="of:=DEC2HEX(SUM(HEX2DEC([.R31]);1))" office:value-type="string" office:string-value="4571" calcext:value-type="string">
            <text:p>4571</text:p>
          </table:table-cell>
          <table:table-cell table:style-name="ce87" table:formula="of:=DEC2HEX(SUM(HEX2DEC([.S31]);1))" office:value-type="string" office:string-value="4572" calcext:value-type="string">
            <text:p>4572</text:p>
          </table:table-cell>
          <table:table-cell table:style-name="ce94" table:formula="of:=DEC2HEX(SUM(HEX2DEC([.T31]);1))" office:value-type="string" office:string-value="4573" calcext:value-type="string">
            <text:p>4573</text:p>
          </table:table-cell>
          <table:table-cell table:style-name="ce87" table:formula="of:=DEC2HEX(SUM(HEX2DEC([.U31]);1))" office:value-type="string" office:string-value="4574" calcext:value-type="string">
            <text:p>4574</text:p>
          </table:table-cell>
          <table:table-cell table:style-name="ce94" table:formula="of:=DEC2HEX(SUM(HEX2DEC([.V31]);1))" office:value-type="string" office:string-value="4575" calcext:value-type="string">
            <text:p>4575</text:p>
          </table:table-cell>
          <table:table-cell table:style-name="ce87" table:formula="of:=DEC2HEX(SUM(HEX2DEC([.W31]);1))" office:value-type="string" office:string-value="4576" calcext:value-type="string">
            <text:p>4576</text:p>
          </table:table-cell>
          <table:table-cell table:style-name="ce94" table:formula="of:=DEC2HEX(SUM(HEX2DEC([.X31]);1))" office:value-type="string" office:string-value="4577" calcext:value-type="string">
            <text:p>4577</text:p>
          </table:table-cell>
          <table:table-cell table:style-name="ce87" table:formula="of:=DEC2HEX(SUM(HEX2DEC([.Y31]);1))" office:value-type="string" office:string-value="4578" calcext:value-type="string">
            <text:p>4578</text:p>
          </table:table-cell>
          <table:table-cell table:style-name="ce94" table:formula="of:=DEC2HEX(SUM(HEX2DEC([.Z31]);1))" office:value-type="string" office:string-value="4579" calcext:value-type="string">
            <text:p>4579</text:p>
          </table:table-cell>
          <table:table-cell table:style-name="ce87" table:formula="of:=DEC2HEX(SUM(HEX2DEC([.AA31]);1))" office:value-type="string" office:string-value="457A" calcext:value-type="string">
            <text:p>457A</text:p>
          </table:table-cell>
          <table:table-cell table:style-name="ce94" table:formula="of:=DEC2HEX(SUM(HEX2DEC([.AB31]);1))" office:value-type="string" office:string-value="457B" calcext:value-type="string">
            <text:p>457B</text:p>
          </table:table-cell>
          <table:table-cell table:style-name="ce87" table:formula="of:=DEC2HEX(SUM(HEX2DEC([.AC31]);1))" office:value-type="string" office:string-value="457C" calcext:value-type="string">
            <text:p>457C</text:p>
          </table:table-cell>
          <table:table-cell table:style-name="ce94" table:formula="of:=DEC2HEX(SUM(HEX2DEC([.AD31]);1))" office:value-type="string" office:string-value="457D" calcext:value-type="string">
            <text:p>457D</text:p>
          </table:table-cell>
          <table:table-cell table:style-name="ce87" table:formula="of:=DEC2HEX(SUM(HEX2DEC([.AE31]);1))" office:value-type="string" office:string-value="457E" calcext:value-type="string">
            <text:p>457E</text:p>
          </table:table-cell>
          <table:table-cell table:style-name="ce94" table:formula="of:=DEC2HEX(SUM(HEX2DEC([.AF31]);1))" office:value-type="string" office:string-value="457F" calcext:value-type="string">
            <text:p>45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4]);1))" office:value-type="string" office:string-value="4660" calcext:value-type="string">
            <text:p>4660</text:p>
          </table:table-cell>
          <table:table-cell table:style-name="ce94" table:formula="of:=DEC2HEX(SUM(HEX2DEC([.B32]);1))" office:value-type="string" office:string-value="4661" calcext:value-type="string">
            <text:p>4661</text:p>
          </table:table-cell>
          <table:table-cell table:style-name="ce87" table:formula="of:=DEC2HEX(SUM(HEX2DEC([.C32]);1))" office:value-type="string" office:string-value="4662" calcext:value-type="string">
            <text:p>4662</text:p>
          </table:table-cell>
          <table:table-cell table:style-name="ce94" table:formula="of:=DEC2HEX(SUM(HEX2DEC([.D32]);1))" office:value-type="string" office:string-value="4663" calcext:value-type="string">
            <text:p>4663</text:p>
          </table:table-cell>
          <table:table-cell table:style-name="ce87" table:formula="of:=DEC2HEX(SUM(HEX2DEC([.E32]);1))" office:value-type="string" office:string-value="4664" calcext:value-type="string">
            <text:p>4664</text:p>
          </table:table-cell>
          <table:table-cell table:style-name="ce94" table:formula="of:=DEC2HEX(SUM(HEX2DEC([.F32]);1))" office:value-type="string" office:string-value="4665" calcext:value-type="string">
            <text:p>4665</text:p>
          </table:table-cell>
          <table:table-cell table:style-name="ce87" table:formula="of:=DEC2HEX(SUM(HEX2DEC([.G32]);1))" office:value-type="string" office:string-value="4666" calcext:value-type="string">
            <text:p>4666</text:p>
          </table:table-cell>
          <table:table-cell table:style-name="ce94" table:formula="of:=DEC2HEX(SUM(HEX2DEC([.H32]);1))" office:value-type="string" office:string-value="4667" calcext:value-type="string">
            <text:p>4667</text:p>
          </table:table-cell>
          <table:table-cell table:style-name="ce87" table:formula="of:=DEC2HEX(SUM(HEX2DEC([.I32]);1))" office:value-type="string" office:string-value="4668" calcext:value-type="string">
            <text:p>4668</text:p>
          </table:table-cell>
          <table:table-cell table:style-name="ce94" table:formula="of:=DEC2HEX(SUM(HEX2DEC([.J32]);1))" office:value-type="string" office:string-value="4669" calcext:value-type="string">
            <text:p>4669</text:p>
          </table:table-cell>
          <table:table-cell table:style-name="ce87" table:formula="of:=DEC2HEX(SUM(HEX2DEC([.K32]);1))" office:value-type="string" office:string-value="466A" calcext:value-type="string">
            <text:p>466A</text:p>
          </table:table-cell>
          <table:table-cell table:style-name="ce94" table:formula="of:=DEC2HEX(SUM(HEX2DEC([.L32]);1))" office:value-type="string" office:string-value="466B" calcext:value-type="string">
            <text:p>466B</text:p>
          </table:table-cell>
          <table:table-cell table:style-name="ce87" table:formula="of:=DEC2HEX(SUM(HEX2DEC([.M32]);1))" office:value-type="string" office:string-value="466C" calcext:value-type="string">
            <text:p>466C</text:p>
          </table:table-cell>
          <table:table-cell table:style-name="ce94" table:formula="of:=DEC2HEX(SUM(HEX2DEC([.N32]);1))" office:value-type="string" office:string-value="466D" calcext:value-type="string">
            <text:p>466D</text:p>
          </table:table-cell>
          <table:table-cell table:style-name="ce87" table:formula="of:=DEC2HEX(SUM(HEX2DEC([.O32]);1))" office:value-type="string" office:string-value="466E" calcext:value-type="string">
            <text:p>466E</text:p>
          </table:table-cell>
          <table:table-cell table:style-name="ce94" table:formula="of:=DEC2HEX(SUM(HEX2DEC([.P32]);1))" office:value-type="string" office:string-value="466F" calcext:value-type="string">
            <text:p>466F</text:p>
          </table:table-cell>
          <table:table-cell table:style-name="ce87" table:formula="of:=DEC2HEX(SUM(HEX2DEC([.Q32]);1))" office:value-type="string" office:string-value="4670" calcext:value-type="string">
            <text:p>4670</text:p>
          </table:table-cell>
          <table:table-cell table:style-name="ce94" table:formula="of:=DEC2HEX(SUM(HEX2DEC([.R32]);1))" office:value-type="string" office:string-value="4671" calcext:value-type="string">
            <text:p>4671</text:p>
          </table:table-cell>
          <table:table-cell table:style-name="ce87" table:formula="of:=DEC2HEX(SUM(HEX2DEC([.S32]);1))" office:value-type="string" office:string-value="4672" calcext:value-type="string">
            <text:p>4672</text:p>
          </table:table-cell>
          <table:table-cell table:style-name="ce94" table:formula="of:=DEC2HEX(SUM(HEX2DEC([.T32]);1))" office:value-type="string" office:string-value="4673" calcext:value-type="string">
            <text:p>4673</text:p>
          </table:table-cell>
          <table:table-cell table:style-name="ce87" table:formula="of:=DEC2HEX(SUM(HEX2DEC([.U32]);1))" office:value-type="string" office:string-value="4674" calcext:value-type="string">
            <text:p>4674</text:p>
          </table:table-cell>
          <table:table-cell table:style-name="ce94" table:formula="of:=DEC2HEX(SUM(HEX2DEC([.V32]);1))" office:value-type="string" office:string-value="4675" calcext:value-type="string">
            <text:p>4675</text:p>
          </table:table-cell>
          <table:table-cell table:style-name="ce87" table:formula="of:=DEC2HEX(SUM(HEX2DEC([.W32]);1))" office:value-type="string" office:string-value="4676" calcext:value-type="string">
            <text:p>4676</text:p>
          </table:table-cell>
          <table:table-cell table:style-name="ce94" table:formula="of:=DEC2HEX(SUM(HEX2DEC([.X32]);1))" office:value-type="string" office:string-value="4677" calcext:value-type="string">
            <text:p>4677</text:p>
          </table:table-cell>
          <table:table-cell table:style-name="ce87" table:formula="of:=DEC2HEX(SUM(HEX2DEC([.Y32]);1))" office:value-type="string" office:string-value="4678" calcext:value-type="string">
            <text:p>4678</text:p>
          </table:table-cell>
          <table:table-cell table:style-name="ce94" table:formula="of:=DEC2HEX(SUM(HEX2DEC([.Z32]);1))" office:value-type="string" office:string-value="4679" calcext:value-type="string">
            <text:p>4679</text:p>
          </table:table-cell>
          <table:table-cell table:style-name="ce87" table:formula="of:=DEC2HEX(SUM(HEX2DEC([.AA32]);1))" office:value-type="string" office:string-value="467A" calcext:value-type="string">
            <text:p>467A</text:p>
          </table:table-cell>
          <table:table-cell table:style-name="ce94" table:formula="of:=DEC2HEX(SUM(HEX2DEC([.AB32]);1))" office:value-type="string" office:string-value="467B" calcext:value-type="string">
            <text:p>467B</text:p>
          </table:table-cell>
          <table:table-cell table:style-name="ce87" table:formula="of:=DEC2HEX(SUM(HEX2DEC([.AC32]);1))" office:value-type="string" office:string-value="467C" calcext:value-type="string">
            <text:p>467C</text:p>
          </table:table-cell>
          <table:table-cell table:style-name="ce94" table:formula="of:=DEC2HEX(SUM(HEX2DEC([.AD32]);1))" office:value-type="string" office:string-value="467D" calcext:value-type="string">
            <text:p>467D</text:p>
          </table:table-cell>
          <table:table-cell table:style-name="ce87" table:formula="of:=DEC2HEX(SUM(HEX2DEC([.AE32]);1))" office:value-type="string" office:string-value="467E" calcext:value-type="string">
            <text:p>467E</text:p>
          </table:table-cell>
          <table:table-cell table:style-name="ce94" table:formula="of:=DEC2HEX(SUM(HEX2DEC([.AF32]);1))" office:value-type="string" office:string-value="467F" calcext:value-type="string">
            <text:p>467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2" table:formula="of:=DEC2HEX(SUM(HEX2DEC([.AG25]);1))" office:value-type="string" office:string-value="4760" calcext:value-type="string">
            <text:p>4760</text:p>
          </table:table-cell>
          <table:table-cell table:style-name="ce96" table:formula="of:=DEC2HEX(SUM(HEX2DEC([.B33]);1))" office:value-type="string" office:string-value="4761" calcext:value-type="string">
            <text:p>4761</text:p>
          </table:table-cell>
          <table:table-cell table:style-name="ce87" table:formula="of:=DEC2HEX(SUM(HEX2DEC([.C33]);1))" office:value-type="string" office:string-value="4762" calcext:value-type="string">
            <text:p>4762</text:p>
          </table:table-cell>
          <table:table-cell table:style-name="ce96" table:formula="of:=DEC2HEX(SUM(HEX2DEC([.D33]);1))" office:value-type="string" office:string-value="4763" calcext:value-type="string">
            <text:p>4763</text:p>
          </table:table-cell>
          <table:table-cell table:style-name="ce87" table:formula="of:=DEC2HEX(SUM(HEX2DEC([.E33]);1))" office:value-type="string" office:string-value="4764" calcext:value-type="string">
            <text:p>4764</text:p>
          </table:table-cell>
          <table:table-cell table:style-name="ce96" table:formula="of:=DEC2HEX(SUM(HEX2DEC([.F33]);1))" office:value-type="string" office:string-value="4765" calcext:value-type="string">
            <text:p>4765</text:p>
          </table:table-cell>
          <table:table-cell table:style-name="ce87" table:formula="of:=DEC2HEX(SUM(HEX2DEC([.G33]);1))" office:value-type="string" office:string-value="4766" calcext:value-type="string">
            <text:p>4766</text:p>
          </table:table-cell>
          <table:table-cell table:style-name="ce96" table:formula="of:=DEC2HEX(SUM(HEX2DEC([.H33]);1))" office:value-type="string" office:string-value="4767" calcext:value-type="string">
            <text:p>4767</text:p>
          </table:table-cell>
          <table:table-cell table:style-name="ce87" table:formula="of:=DEC2HEX(SUM(HEX2DEC([.I33]);1))" office:value-type="string" office:string-value="4768" calcext:value-type="string">
            <text:p>4768</text:p>
          </table:table-cell>
          <table:table-cell table:style-name="ce96" table:formula="of:=DEC2HEX(SUM(HEX2DEC([.J33]);1))" office:value-type="string" office:string-value="4769" calcext:value-type="string">
            <text:p>4769</text:p>
          </table:table-cell>
          <table:table-cell table:style-name="ce87" table:formula="of:=DEC2HEX(SUM(HEX2DEC([.K33]);1))" office:value-type="string" office:string-value="476A" calcext:value-type="string">
            <text:p>476A</text:p>
          </table:table-cell>
          <table:table-cell table:style-name="ce96" table:formula="of:=DEC2HEX(SUM(HEX2DEC([.L33]);1))" office:value-type="string" office:string-value="476B" calcext:value-type="string">
            <text:p>476B</text:p>
          </table:table-cell>
          <table:table-cell table:style-name="ce87" table:formula="of:=DEC2HEX(SUM(HEX2DEC([.M33]);1))" office:value-type="string" office:string-value="476C" calcext:value-type="string">
            <text:p>476C</text:p>
          </table:table-cell>
          <table:table-cell table:style-name="ce96" table:formula="of:=DEC2HEX(SUM(HEX2DEC([.N33]);1))" office:value-type="string" office:string-value="476D" calcext:value-type="string">
            <text:p>476D</text:p>
          </table:table-cell>
          <table:table-cell table:style-name="ce101" table:formula="of:=DEC2HEX(SUM(HEX2DEC([.O33]);1))" office:value-type="string" office:string-value="476E" calcext:value-type="string">
            <text:p>476E</text:p>
          </table:table-cell>
          <table:table-cell table:style-name="ce96" table:formula="of:=DEC2HEX(SUM(HEX2DEC([.P33]);1))" office:value-type="string" office:string-value="476F" calcext:value-type="string">
            <text:p>476F</text:p>
          </table:table-cell>
          <table:table-cell table:style-name="ce101" table:formula="of:=DEC2HEX(SUM(HEX2DEC([.Q33]);1))" office:value-type="string" office:string-value="4770" calcext:value-type="string">
            <text:p>4770</text:p>
          </table:table-cell>
          <table:table-cell table:style-name="ce96" table:formula="of:=DEC2HEX(SUM(HEX2DEC([.R33]);1))" office:value-type="string" office:string-value="4771" calcext:value-type="string">
            <text:p>4771</text:p>
          </table:table-cell>
          <table:table-cell table:style-name="ce101" table:formula="of:=DEC2HEX(SUM(HEX2DEC([.S33]);1))" office:value-type="string" office:string-value="4772" calcext:value-type="string">
            <text:p>4772</text:p>
          </table:table-cell>
          <table:table-cell table:style-name="ce96" table:formula="of:=DEC2HEX(SUM(HEX2DEC([.T33]);1))" office:value-type="string" office:string-value="4773" calcext:value-type="string">
            <text:p>4773</text:p>
          </table:table-cell>
          <table:table-cell table:style-name="ce101" table:formula="of:=DEC2HEX(SUM(HEX2DEC([.U33]);1))" office:value-type="string" office:string-value="4774" calcext:value-type="string">
            <text:p>4774</text:p>
          </table:table-cell>
          <table:table-cell table:style-name="ce96" table:formula="of:=DEC2HEX(SUM(HEX2DEC([.V33]);1))" office:value-type="string" office:string-value="4775" calcext:value-type="string">
            <text:p>4775</text:p>
          </table:table-cell>
          <table:table-cell table:style-name="ce101" table:formula="of:=DEC2HEX(SUM(HEX2DEC([.W33]);1))" office:value-type="string" office:string-value="4776" calcext:value-type="string">
            <text:p>4776</text:p>
          </table:table-cell>
          <table:table-cell table:style-name="ce96" table:formula="of:=DEC2HEX(SUM(HEX2DEC([.X33]);1))" office:value-type="string" office:string-value="4777" calcext:value-type="string">
            <text:p>4777</text:p>
          </table:table-cell>
          <table:table-cell table:style-name="ce101" table:formula="of:=DEC2HEX(SUM(HEX2DEC([.Y33]);1))" office:value-type="string" office:string-value="4778" calcext:value-type="string">
            <text:p>4778</text:p>
          </table:table-cell>
          <table:table-cell table:style-name="ce96" table:formula="of:=DEC2HEX(SUM(HEX2DEC([.Z33]);1))" office:value-type="string" office:string-value="4779" calcext:value-type="string">
            <text:p>4779</text:p>
          </table:table-cell>
          <table:table-cell table:style-name="ce101" table:formula="of:=DEC2HEX(SUM(HEX2DEC([.AA33]);1))" office:value-type="string" office:string-value="477A" calcext:value-type="string">
            <text:p>477A</text:p>
          </table:table-cell>
          <table:table-cell table:style-name="ce96" table:formula="of:=DEC2HEX(SUM(HEX2DEC([.AB33]);1))" office:value-type="string" office:string-value="477B" calcext:value-type="string">
            <text:p>477B</text:p>
          </table:table-cell>
          <table:table-cell table:style-name="ce101" table:formula="of:=DEC2HEX(SUM(HEX2DEC([.AC33]);1))" office:value-type="string" office:string-value="477C" calcext:value-type="string">
            <text:p>477C</text:p>
          </table:table-cell>
          <table:table-cell table:style-name="ce96" table:formula="of:=DEC2HEX(SUM(HEX2DEC([.AD33]);1))" office:value-type="string" office:string-value="477D" calcext:value-type="string">
            <text:p>477D</text:p>
          </table:table-cell>
          <table:table-cell table:style-name="ce87" table:formula="of:=DEC2HEX(SUM(HEX2DEC([.AE33]);1))" office:value-type="string" office:string-value="477E" calcext:value-type="string">
            <text:p>477E</text:p>
          </table:table-cell>
          <table:table-cell table:style-name="ce96" table:formula="of:=DEC2HEX(SUM(HEX2DEC([.AF33]);1))" office:value-type="string" office:string-value="477F" calcext:value-type="string">
            <text:p>477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4 Y</text:p>
            <text:p>Pixel</text:p>
            <text:p>32-39</text:p>
            <text:p>$20-$27</text:p>
          </table:table-cell>
          <table:table-cell table:style-name="ce95" table:formula="of:=DEC2HEX(SUM(HEX2DEC([.AG26]);1))" office:value-type="string" office:string-value="4080" calcext:value-type="string">
            <text:p>4080</text:p>
          </table:table-cell>
          <table:table-cell table:style-name="ce92" table:formula="of:=DEC2HEX(SUM(HEX2DEC([.B34]);1))" office:value-type="string" office:string-value="4081" calcext:value-type="string">
            <text:p>4081</text:p>
          </table:table-cell>
          <table:table-cell table:style-name="ce100" table:formula="of:=DEC2HEX(SUM(HEX2DEC([.C34]);1))" office:value-type="string" office:string-value="4082" calcext:value-type="string">
            <text:p>4082</text:p>
          </table:table-cell>
          <table:table-cell table:style-name="ce87" table:formula="of:=DEC2HEX(SUM(HEX2DEC([.D34]);1))" office:value-type="string" office:string-value="4083" calcext:value-type="string">
            <text:p>4083</text:p>
          </table:table-cell>
          <table:table-cell table:style-name="ce95" table:formula="of:=DEC2HEX(SUM(HEX2DEC([.E34]);1))" office:value-type="string" office:string-value="4084" calcext:value-type="string">
            <text:p>4084</text:p>
          </table:table-cell>
          <table:table-cell table:style-name="ce87" table:formula="of:=DEC2HEX(SUM(HEX2DEC([.F34]);1))" office:value-type="string" office:string-value="4085" calcext:value-type="string">
            <text:p>4085</text:p>
          </table:table-cell>
          <table:table-cell table:style-name="ce95" table:formula="of:=DEC2HEX(SUM(HEX2DEC([.G34]);1))" office:value-type="string" office:string-value="4086" calcext:value-type="string">
            <text:p>4086</text:p>
          </table:table-cell>
          <table:table-cell table:style-name="ce87" table:formula="of:=DEC2HEX(SUM(HEX2DEC([.H34]);1))" office:value-type="string" office:string-value="4087" calcext:value-type="string">
            <text:p>4087</text:p>
          </table:table-cell>
          <table:table-cell table:style-name="ce95" table:formula="of:=DEC2HEX(SUM(HEX2DEC([.I34]);1))" office:value-type="string" office:string-value="4088" calcext:value-type="string">
            <text:p>4088</text:p>
          </table:table-cell>
          <table:table-cell table:style-name="ce87" table:formula="of:=DEC2HEX(SUM(HEX2DEC([.J34]);1))" office:value-type="string" office:string-value="4089" calcext:value-type="string">
            <text:p>4089</text:p>
          </table:table-cell>
          <table:table-cell table:style-name="ce95" table:formula="of:=DEC2HEX(SUM(HEX2DEC([.K34]);1))" office:value-type="string" office:string-value="408A" calcext:value-type="string">
            <text:p>408A</text:p>
          </table:table-cell>
          <table:table-cell table:style-name="ce87" table:formula="of:=DEC2HEX(SUM(HEX2DEC([.L34]);1))" office:value-type="string" office:string-value="408B" calcext:value-type="string">
            <text:p>408B</text:p>
          </table:table-cell>
          <table:table-cell table:style-name="ce95" table:formula="of:=DEC2HEX(SUM(HEX2DEC([.M34]);1))" office:value-type="string" office:string-value="408C" calcext:value-type="string">
            <text:p>408C</text:p>
          </table:table-cell>
          <table:table-cell table:style-name="ce87" table:formula="of:=DEC2HEX(SUM(HEX2DEC([.N34]);1))" office:value-type="string" office:string-value="408D" calcext:value-type="string">
            <text:p>408D</text:p>
          </table:table-cell>
          <table:table-cell table:style-name="ce94" table:formula="of:=DEC2HEX(SUM(HEX2DEC([.O34]);1))" office:value-type="string" office:string-value="408E" calcext:value-type="string">
            <text:p>408E</text:p>
          </table:table-cell>
          <table:table-cell table:style-name="ce87" table:formula="of:=DEC2HEX(SUM(HEX2DEC([.P34]);1))" office:value-type="string" office:string-value="408F" calcext:value-type="string">
            <text:p>408F</text:p>
          </table:table-cell>
          <table:table-cell table:style-name="ce94" table:formula="of:=DEC2HEX(SUM(HEX2DEC([.Q34]);1))" office:value-type="string" office:string-value="4090" calcext:value-type="string">
            <text:p>4090</text:p>
          </table:table-cell>
          <table:table-cell table:style-name="ce87" table:formula="of:=DEC2HEX(SUM(HEX2DEC([.R34]);1))" office:value-type="string" office:string-value="4091" calcext:value-type="string">
            <text:p>4091</text:p>
          </table:table-cell>
          <table:table-cell table:style-name="ce94" table:formula="of:=DEC2HEX(SUM(HEX2DEC([.S34]);1))" office:value-type="string" office:string-value="4092" calcext:value-type="string">
            <text:p>4092</text:p>
          </table:table-cell>
          <table:table-cell table:style-name="ce87" table:formula="of:=DEC2HEX(SUM(HEX2DEC([.T34]);1))" office:value-type="string" office:string-value="4093" calcext:value-type="string">
            <text:p>4093</text:p>
          </table:table-cell>
          <table:table-cell table:style-name="ce94" table:formula="of:=DEC2HEX(SUM(HEX2DEC([.U34]);1))" office:value-type="string" office:string-value="4094" calcext:value-type="string">
            <text:p>4094</text:p>
          </table:table-cell>
          <table:table-cell table:style-name="ce87" table:formula="of:=DEC2HEX(SUM(HEX2DEC([.V34]);1))" office:value-type="string" office:string-value="4095" calcext:value-type="string">
            <text:p>4095</text:p>
          </table:table-cell>
          <table:table-cell table:style-name="ce94" table:formula="of:=DEC2HEX(SUM(HEX2DEC([.W34]);1))" office:value-type="string" office:string-value="4096" calcext:value-type="string">
            <text:p>4096</text:p>
          </table:table-cell>
          <table:table-cell table:style-name="ce87" table:formula="of:=DEC2HEX(SUM(HEX2DEC([.X34]);1))" office:value-type="string" office:string-value="4097" calcext:value-type="string">
            <text:p>4097</text:p>
          </table:table-cell>
          <table:table-cell table:style-name="ce94" table:formula="of:=DEC2HEX(SUM(HEX2DEC([.Y34]);1))" office:value-type="string" office:string-value="4098" calcext:value-type="string">
            <text:p>4098</text:p>
          </table:table-cell>
          <table:table-cell table:style-name="ce87" table:formula="of:=DEC2HEX(SUM(HEX2DEC([.Z34]);1))" office:value-type="string" office:string-value="4099" calcext:value-type="string">
            <text:p>4099</text:p>
          </table:table-cell>
          <table:table-cell table:style-name="ce94" table:formula="of:=DEC2HEX(SUM(HEX2DEC([.AA34]);1))" office:value-type="string" office:string-value="409A" calcext:value-type="string">
            <text:p>409A</text:p>
          </table:table-cell>
          <table:table-cell table:style-name="ce87" table:formula="of:=DEC2HEX(SUM(HEX2DEC([.AB34]);1))" office:value-type="string" office:string-value="409B" calcext:value-type="string">
            <text:p>409B</text:p>
          </table:table-cell>
          <table:table-cell table:style-name="ce107" table:formula="of:=DEC2HEX(SUM(HEX2DEC([.AC34]);1))" office:value-type="string" office:string-value="409C" calcext:value-type="string">
            <text:p>409C</text:p>
          </table:table-cell>
          <table:table-cell table:style-name="ce97" table:formula="of:=DEC2HEX(SUM(HEX2DEC([.AD34]);1))" office:value-type="string" office:string-value="409D" calcext:value-type="string">
            <text:p>409D</text:p>
          </table:table-cell>
          <table:table-cell table:style-name="ce95" table:formula="of:=DEC2HEX(SUM(HEX2DEC([.AE34]);1))" office:value-type="string" office:string-value="409E" calcext:value-type="string">
            <text:p>409E</text:p>
          </table:table-cell>
          <table:table-cell table:style-name="ce104" table:formula="of:=DEC2HEX(SUM(HEX2DEC([.AF34]);1))" office:value-type="string" office:string-value="409F" calcext:value-type="string">
            <text:p>40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7]);1))" office:value-type="string" office:string-value="4180" calcext:value-type="string">
            <text:p>4180</text:p>
          </table:table-cell>
          <table:table-cell table:style-name="ce92" table:formula="of:=DEC2HEX(SUM(HEX2DEC([.B35]);1))" office:value-type="string" office:string-value="4181" calcext:value-type="string">
            <text:p>4181</text:p>
          </table:table-cell>
          <table:table-cell table:style-name="ce89" table:formula="of:=DEC2HEX(SUM(HEX2DEC([.C35]);1))" office:value-type="string" office:string-value="4182" calcext:value-type="string">
            <text:p>4182</text:p>
          </table:table-cell>
          <table:table-cell table:style-name="ce87" table:formula="of:=DEC2HEX(SUM(HEX2DEC([.D35]);1))" office:value-type="string" office:string-value="4183" calcext:value-type="string">
            <text:p>4183</text:p>
          </table:table-cell>
          <table:table-cell table:style-name="ce94" table:formula="of:=DEC2HEX(SUM(HEX2DEC([.E35]);1))" office:value-type="string" office:string-value="4184" calcext:value-type="string">
            <text:p>4184</text:p>
          </table:table-cell>
          <table:table-cell table:style-name="ce87" table:formula="of:=DEC2HEX(SUM(HEX2DEC([.F35]);1))" office:value-type="string" office:string-value="4185" calcext:value-type="string">
            <text:p>4185</text:p>
          </table:table-cell>
          <table:table-cell table:style-name="ce94" table:formula="of:=DEC2HEX(SUM(HEX2DEC([.G35]);1))" office:value-type="string" office:string-value="4186" calcext:value-type="string">
            <text:p>4186</text:p>
          </table:table-cell>
          <table:table-cell table:style-name="ce87" table:formula="of:=DEC2HEX(SUM(HEX2DEC([.H35]);1))" office:value-type="string" office:string-value="4187" calcext:value-type="string">
            <text:p>4187</text:p>
          </table:table-cell>
          <table:table-cell table:style-name="ce94" table:formula="of:=DEC2HEX(SUM(HEX2DEC([.I35]);1))" office:value-type="string" office:string-value="4188" calcext:value-type="string">
            <text:p>4188</text:p>
          </table:table-cell>
          <table:table-cell table:style-name="ce87" table:formula="of:=DEC2HEX(SUM(HEX2DEC([.J35]);1))" office:value-type="string" office:string-value="4189" calcext:value-type="string">
            <text:p>4189</text:p>
          </table:table-cell>
          <table:table-cell table:style-name="ce94" table:formula="of:=DEC2HEX(SUM(HEX2DEC([.K35]);1))" office:value-type="string" office:string-value="418A" calcext:value-type="string">
            <text:p>418A</text:p>
          </table:table-cell>
          <table:table-cell table:style-name="ce87" table:formula="of:=DEC2HEX(SUM(HEX2DEC([.L35]);1))" office:value-type="string" office:string-value="418B" calcext:value-type="string">
            <text:p>418B</text:p>
          </table:table-cell>
          <table:table-cell table:style-name="ce94" table:formula="of:=DEC2HEX(SUM(HEX2DEC([.M35]);1))" office:value-type="string" office:string-value="418C" calcext:value-type="string">
            <text:p>418C</text:p>
          </table:table-cell>
          <table:table-cell table:style-name="ce87" table:formula="of:=DEC2HEX(SUM(HEX2DEC([.N35]);1))" office:value-type="string" office:string-value="418D" calcext:value-type="string">
            <text:p>418D</text:p>
          </table:table-cell>
          <table:table-cell table:style-name="ce94" table:formula="of:=DEC2HEX(SUM(HEX2DEC([.O35]);1))" office:value-type="string" office:string-value="418E" calcext:value-type="string">
            <text:p>418E</text:p>
          </table:table-cell>
          <table:table-cell table:style-name="ce87" table:formula="of:=DEC2HEX(SUM(HEX2DEC([.P35]);1))" office:value-type="string" office:string-value="418F" calcext:value-type="string">
            <text:p>418F</text:p>
          </table:table-cell>
          <table:table-cell table:style-name="ce94" table:formula="of:=DEC2HEX(SUM(HEX2DEC([.Q35]);1))" office:value-type="string" office:string-value="4190" calcext:value-type="string">
            <text:p>4190</text:p>
          </table:table-cell>
          <table:table-cell table:style-name="ce87" table:formula="of:=DEC2HEX(SUM(HEX2DEC([.R35]);1))" office:value-type="string" office:string-value="4191" calcext:value-type="string">
            <text:p>4191</text:p>
          </table:table-cell>
          <table:table-cell table:style-name="ce94" table:formula="of:=DEC2HEX(SUM(HEX2DEC([.S35]);1))" office:value-type="string" office:string-value="4192" calcext:value-type="string">
            <text:p>4192</text:p>
          </table:table-cell>
          <table:table-cell table:style-name="ce87" table:formula="of:=DEC2HEX(SUM(HEX2DEC([.T35]);1))" office:value-type="string" office:string-value="4193" calcext:value-type="string">
            <text:p>4193</text:p>
          </table:table-cell>
          <table:table-cell table:style-name="ce94" table:formula="of:=DEC2HEX(SUM(HEX2DEC([.U35]);1))" office:value-type="string" office:string-value="4194" calcext:value-type="string">
            <text:p>4194</text:p>
          </table:table-cell>
          <table:table-cell table:style-name="ce87" table:formula="of:=DEC2HEX(SUM(HEX2DEC([.V35]);1))" office:value-type="string" office:string-value="4195" calcext:value-type="string">
            <text:p>4195</text:p>
          </table:table-cell>
          <table:table-cell table:style-name="ce94" table:formula="of:=DEC2HEX(SUM(HEX2DEC([.W35]);1))" office:value-type="string" office:string-value="4196" calcext:value-type="string">
            <text:p>4196</text:p>
          </table:table-cell>
          <table:table-cell table:style-name="ce87" table:formula="of:=DEC2HEX(SUM(HEX2DEC([.X35]);1))" office:value-type="string" office:string-value="4197" calcext:value-type="string">
            <text:p>4197</text:p>
          </table:table-cell>
          <table:table-cell table:style-name="ce94" table:formula="of:=DEC2HEX(SUM(HEX2DEC([.Y35]);1))" office:value-type="string" office:string-value="4198" calcext:value-type="string">
            <text:p>4198</text:p>
          </table:table-cell>
          <table:table-cell table:style-name="ce87" table:formula="of:=DEC2HEX(SUM(HEX2DEC([.Z35]);1))" office:value-type="string" office:string-value="4199" calcext:value-type="string">
            <text:p>4199</text:p>
          </table:table-cell>
          <table:table-cell table:style-name="ce94" table:formula="of:=DEC2HEX(SUM(HEX2DEC([.AA35]);1))" office:value-type="string" office:string-value="419A" calcext:value-type="string">
            <text:p>419A</text:p>
          </table:table-cell>
          <table:table-cell table:style-name="ce87" table:formula="of:=DEC2HEX(SUM(HEX2DEC([.AB35]);1))" office:value-type="string" office:string-value="419B" calcext:value-type="string">
            <text:p>419B</text:p>
          </table:table-cell>
          <table:table-cell table:style-name="ce107" table:formula="of:=DEC2HEX(SUM(HEX2DEC([.AC35]);1))" office:value-type="string" office:string-value="419C" calcext:value-type="string">
            <text:p>419C</text:p>
          </table:table-cell>
          <table:table-cell table:style-name="ce97" table:formula="of:=DEC2HEX(SUM(HEX2DEC([.AD35]);1))" office:value-type="string" office:string-value="419D" calcext:value-type="string">
            <text:p>419D</text:p>
          </table:table-cell>
          <table:table-cell table:style-name="ce94" table:formula="of:=DEC2HEX(SUM(HEX2DEC([.AE35]);1))" office:value-type="string" office:string-value="419E" calcext:value-type="string">
            <text:p>419E</text:p>
          </table:table-cell>
          <table:table-cell table:style-name="ce104" table:formula="of:=DEC2HEX(SUM(HEX2DEC([.AF35]);1))" office:value-type="string" office:string-value="419F" calcext:value-type="string">
            <text:p>41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8]);1))" office:value-type="string" office:string-value="4280" calcext:value-type="string">
            <text:p>4280</text:p>
          </table:table-cell>
          <table:table-cell table:style-name="ce92" table:formula="of:=DEC2HEX(SUM(HEX2DEC([.B36]);1))" office:value-type="string" office:string-value="4281" calcext:value-type="string">
            <text:p>4281</text:p>
          </table:table-cell>
          <table:table-cell table:style-name="ce89" table:formula="of:=DEC2HEX(SUM(HEX2DEC([.C36]);1))" office:value-type="string" office:string-value="4282" calcext:value-type="string">
            <text:p>4282</text:p>
          </table:table-cell>
          <table:table-cell table:style-name="ce87" table:formula="of:=DEC2HEX(SUM(HEX2DEC([.D36]);1))" office:value-type="string" office:string-value="4283" calcext:value-type="string">
            <text:p>4283</text:p>
          </table:table-cell>
          <table:table-cell table:style-name="ce94" table:formula="of:=DEC2HEX(SUM(HEX2DEC([.E36]);1))" office:value-type="string" office:string-value="4284" calcext:value-type="string">
            <text:p>4284</text:p>
          </table:table-cell>
          <table:table-cell table:style-name="ce87" table:formula="of:=DEC2HEX(SUM(HEX2DEC([.F36]);1))" office:value-type="string" office:string-value="4285" calcext:value-type="string">
            <text:p>4285</text:p>
          </table:table-cell>
          <table:table-cell table:style-name="ce94" table:formula="of:=DEC2HEX(SUM(HEX2DEC([.G36]);1))" office:value-type="string" office:string-value="4286" calcext:value-type="string">
            <text:p>4286</text:p>
          </table:table-cell>
          <table:table-cell table:style-name="ce87" table:formula="of:=DEC2HEX(SUM(HEX2DEC([.H36]);1))" office:value-type="string" office:string-value="4287" calcext:value-type="string">
            <text:p>4287</text:p>
          </table:table-cell>
          <table:table-cell table:style-name="ce94" table:formula="of:=DEC2HEX(SUM(HEX2DEC([.I36]);1))" office:value-type="string" office:string-value="4288" calcext:value-type="string">
            <text:p>4288</text:p>
          </table:table-cell>
          <table:table-cell table:style-name="ce87" table:formula="of:=DEC2HEX(SUM(HEX2DEC([.J36]);1))" office:value-type="string" office:string-value="4289" calcext:value-type="string">
            <text:p>4289</text:p>
          </table:table-cell>
          <table:table-cell table:style-name="ce94" table:formula="of:=DEC2HEX(SUM(HEX2DEC([.K36]);1))" office:value-type="string" office:string-value="428A" calcext:value-type="string">
            <text:p>428A</text:p>
          </table:table-cell>
          <table:table-cell table:style-name="ce87" table:formula="of:=DEC2HEX(SUM(HEX2DEC([.L36]);1))" office:value-type="string" office:string-value="428B" calcext:value-type="string">
            <text:p>428B</text:p>
          </table:table-cell>
          <table:table-cell table:style-name="ce94" table:formula="of:=DEC2HEX(SUM(HEX2DEC([.M36]);1))" office:value-type="string" office:string-value="428C" calcext:value-type="string">
            <text:p>428C</text:p>
          </table:table-cell>
          <table:table-cell table:style-name="ce87" table:formula="of:=DEC2HEX(SUM(HEX2DEC([.N36]);1))" office:value-type="string" office:string-value="428D" calcext:value-type="string">
            <text:p>428D</text:p>
          </table:table-cell>
          <table:table-cell table:style-name="ce94" table:formula="of:=DEC2HEX(SUM(HEX2DEC([.O36]);1))" office:value-type="string" office:string-value="428E" calcext:value-type="string">
            <text:p>428E</text:p>
          </table:table-cell>
          <table:table-cell table:style-name="ce87" table:formula="of:=DEC2HEX(SUM(HEX2DEC([.P36]);1))" office:value-type="string" office:string-value="428F" calcext:value-type="string">
            <text:p>428F</text:p>
          </table:table-cell>
          <table:table-cell table:style-name="ce94" table:formula="of:=DEC2HEX(SUM(HEX2DEC([.Q36]);1))" office:value-type="string" office:string-value="4290" calcext:value-type="string">
            <text:p>4290</text:p>
          </table:table-cell>
          <table:table-cell table:style-name="ce87" table:formula="of:=DEC2HEX(SUM(HEX2DEC([.R36]);1))" office:value-type="string" office:string-value="4291" calcext:value-type="string">
            <text:p>4291</text:p>
          </table:table-cell>
          <table:table-cell table:style-name="ce94" table:formula="of:=DEC2HEX(SUM(HEX2DEC([.S36]);1))" office:value-type="string" office:string-value="4292" calcext:value-type="string">
            <text:p>4292</text:p>
          </table:table-cell>
          <table:table-cell table:style-name="ce87" table:formula="of:=DEC2HEX(SUM(HEX2DEC([.T36]);1))" office:value-type="string" office:string-value="4293" calcext:value-type="string">
            <text:p>4293</text:p>
          </table:table-cell>
          <table:table-cell table:style-name="ce94" table:formula="of:=DEC2HEX(SUM(HEX2DEC([.U36]);1))" office:value-type="string" office:string-value="4294" calcext:value-type="string">
            <text:p>4294</text:p>
          </table:table-cell>
          <table:table-cell table:style-name="ce87" table:formula="of:=DEC2HEX(SUM(HEX2DEC([.V36]);1))" office:value-type="string" office:string-value="4295" calcext:value-type="string">
            <text:p>4295</text:p>
          </table:table-cell>
          <table:table-cell table:style-name="ce94" table:formula="of:=DEC2HEX(SUM(HEX2DEC([.W36]);1))" office:value-type="string" office:string-value="4296" calcext:value-type="string">
            <text:p>4296</text:p>
          </table:table-cell>
          <table:table-cell table:style-name="ce87" table:formula="of:=DEC2HEX(SUM(HEX2DEC([.X36]);1))" office:value-type="string" office:string-value="4297" calcext:value-type="string">
            <text:p>4297</text:p>
          </table:table-cell>
          <table:table-cell table:style-name="ce94" table:formula="of:=DEC2HEX(SUM(HEX2DEC([.Y36]);1))" office:value-type="string" office:string-value="4298" calcext:value-type="string">
            <text:p>4298</text:p>
          </table:table-cell>
          <table:table-cell table:style-name="ce87" table:formula="of:=DEC2HEX(SUM(HEX2DEC([.Z36]);1))" office:value-type="string" office:string-value="4299" calcext:value-type="string">
            <text:p>4299</text:p>
          </table:table-cell>
          <table:table-cell table:style-name="ce94" table:formula="of:=DEC2HEX(SUM(HEX2DEC([.AA36]);1))" office:value-type="string" office:string-value="429A" calcext:value-type="string">
            <text:p>429A</text:p>
          </table:table-cell>
          <table:table-cell table:style-name="ce87" table:formula="of:=DEC2HEX(SUM(HEX2DEC([.AB36]);1))" office:value-type="string" office:string-value="429B" calcext:value-type="string">
            <text:p>429B</text:p>
          </table:table-cell>
          <table:table-cell table:style-name="ce107" table:formula="of:=DEC2HEX(SUM(HEX2DEC([.AC36]);1))" office:value-type="string" office:string-value="429C" calcext:value-type="string">
            <text:p>429C</text:p>
          </table:table-cell>
          <table:table-cell table:style-name="ce97" table:formula="of:=DEC2HEX(SUM(HEX2DEC([.AD36]);1))" office:value-type="string" office:string-value="429D" calcext:value-type="string">
            <text:p>429D</text:p>
          </table:table-cell>
          <table:table-cell table:style-name="ce94" table:formula="of:=DEC2HEX(SUM(HEX2DEC([.AE36]);1))" office:value-type="string" office:string-value="429E" calcext:value-type="string">
            <text:p>429E</text:p>
          </table:table-cell>
          <table:table-cell table:style-name="ce104" table:formula="of:=DEC2HEX(SUM(HEX2DEC([.AF36]);1))" office:value-type="string" office:string-value="429F" calcext:value-type="string">
            <text:p>42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9]);1))" office:value-type="string" office:string-value="4380" calcext:value-type="string">
            <text:p>4380</text:p>
          </table:table-cell>
          <table:table-cell table:style-name="ce92" table:formula="of:=DEC2HEX(SUM(HEX2DEC([.B37]);1))" office:value-type="string" office:string-value="4381" calcext:value-type="string">
            <text:p>4381</text:p>
          </table:table-cell>
          <table:table-cell table:style-name="ce89" table:formula="of:=DEC2HEX(SUM(HEX2DEC([.C37]);1))" office:value-type="string" office:string-value="4382" calcext:value-type="string">
            <text:p>4382</text:p>
          </table:table-cell>
          <table:table-cell table:style-name="ce87" table:formula="of:=DEC2HEX(SUM(HEX2DEC([.D37]);1))" office:value-type="string" office:string-value="4383" calcext:value-type="string">
            <text:p>4383</text:p>
          </table:table-cell>
          <table:table-cell table:style-name="ce94" table:formula="of:=DEC2HEX(SUM(HEX2DEC([.E37]);1))" office:value-type="string" office:string-value="4384" calcext:value-type="string">
            <text:p>4384</text:p>
          </table:table-cell>
          <table:table-cell table:style-name="ce87" table:formula="of:=DEC2HEX(SUM(HEX2DEC([.F37]);1))" office:value-type="string" office:string-value="4385" calcext:value-type="string">
            <text:p>4385</text:p>
          </table:table-cell>
          <table:table-cell table:style-name="ce94" table:formula="of:=DEC2HEX(SUM(HEX2DEC([.G37]);1))" office:value-type="string" office:string-value="4386" calcext:value-type="string">
            <text:p>4386</text:p>
          </table:table-cell>
          <table:table-cell table:style-name="ce87" table:formula="of:=DEC2HEX(SUM(HEX2DEC([.H37]);1))" office:value-type="string" office:string-value="4387" calcext:value-type="string">
            <text:p>4387</text:p>
          </table:table-cell>
          <table:table-cell table:style-name="ce94" table:formula="of:=DEC2HEX(SUM(HEX2DEC([.I37]);1))" office:value-type="string" office:string-value="4388" calcext:value-type="string">
            <text:p>4388</text:p>
          </table:table-cell>
          <table:table-cell table:style-name="ce87" table:formula="of:=DEC2HEX(SUM(HEX2DEC([.J37]);1))" office:value-type="string" office:string-value="4389" calcext:value-type="string">
            <text:p>4389</text:p>
          </table:table-cell>
          <table:table-cell table:style-name="ce94" table:formula="of:=DEC2HEX(SUM(HEX2DEC([.K37]);1))" office:value-type="string" office:string-value="438A" calcext:value-type="string">
            <text:p>438A</text:p>
          </table:table-cell>
          <table:table-cell table:style-name="ce87" table:formula="of:=DEC2HEX(SUM(HEX2DEC([.L37]);1))" office:value-type="string" office:string-value="438B" calcext:value-type="string">
            <text:p>438B</text:p>
          </table:table-cell>
          <table:table-cell table:style-name="ce94" table:formula="of:=DEC2HEX(SUM(HEX2DEC([.M37]);1))" office:value-type="string" office:string-value="438C" calcext:value-type="string">
            <text:p>438C</text:p>
          </table:table-cell>
          <table:table-cell table:style-name="ce87" table:formula="of:=DEC2HEX(SUM(HEX2DEC([.N37]);1))" office:value-type="string" office:string-value="438D" calcext:value-type="string">
            <text:p>438D</text:p>
          </table:table-cell>
          <table:table-cell table:style-name="ce94" table:formula="of:=DEC2HEX(SUM(HEX2DEC([.O37]);1))" office:value-type="string" office:string-value="438E" calcext:value-type="string">
            <text:p>438E</text:p>
          </table:table-cell>
          <table:table-cell table:style-name="ce87" table:formula="of:=DEC2HEX(SUM(HEX2DEC([.P37]);1))" office:value-type="string" office:string-value="438F" calcext:value-type="string">
            <text:p>438F</text:p>
          </table:table-cell>
          <table:table-cell table:style-name="ce94" table:formula="of:=DEC2HEX(SUM(HEX2DEC([.Q37]);1))" office:value-type="string" office:string-value="4390" calcext:value-type="string">
            <text:p>4390</text:p>
          </table:table-cell>
          <table:table-cell table:style-name="ce87" table:formula="of:=DEC2HEX(SUM(HEX2DEC([.R37]);1))" office:value-type="string" office:string-value="4391" calcext:value-type="string">
            <text:p>4391</text:p>
          </table:table-cell>
          <table:table-cell table:style-name="ce94" table:formula="of:=DEC2HEX(SUM(HEX2DEC([.S37]);1))" office:value-type="string" office:string-value="4392" calcext:value-type="string">
            <text:p>4392</text:p>
          </table:table-cell>
          <table:table-cell table:style-name="ce87" table:formula="of:=DEC2HEX(SUM(HEX2DEC([.T37]);1))" office:value-type="string" office:string-value="4393" calcext:value-type="string">
            <text:p>4393</text:p>
          </table:table-cell>
          <table:table-cell table:style-name="ce94" table:formula="of:=DEC2HEX(SUM(HEX2DEC([.U37]);1))" office:value-type="string" office:string-value="4394" calcext:value-type="string">
            <text:p>4394</text:p>
          </table:table-cell>
          <table:table-cell table:style-name="ce87" table:formula="of:=DEC2HEX(SUM(HEX2DEC([.V37]);1))" office:value-type="string" office:string-value="4395" calcext:value-type="string">
            <text:p>4395</text:p>
          </table:table-cell>
          <table:table-cell table:style-name="ce94" table:formula="of:=DEC2HEX(SUM(HEX2DEC([.W37]);1))" office:value-type="string" office:string-value="4396" calcext:value-type="string">
            <text:p>4396</text:p>
          </table:table-cell>
          <table:table-cell table:style-name="ce87" table:formula="of:=DEC2HEX(SUM(HEX2DEC([.X37]);1))" office:value-type="string" office:string-value="4397" calcext:value-type="string">
            <text:p>4397</text:p>
          </table:table-cell>
          <table:table-cell table:style-name="ce94" table:formula="of:=DEC2HEX(SUM(HEX2DEC([.Y37]);1))" office:value-type="string" office:string-value="4398" calcext:value-type="string">
            <text:p>4398</text:p>
          </table:table-cell>
          <table:table-cell table:style-name="ce87" table:formula="of:=DEC2HEX(SUM(HEX2DEC([.Z37]);1))" office:value-type="string" office:string-value="4399" calcext:value-type="string">
            <text:p>4399</text:p>
          </table:table-cell>
          <table:table-cell table:style-name="ce94" table:formula="of:=DEC2HEX(SUM(HEX2DEC([.AA37]);1))" office:value-type="string" office:string-value="439A" calcext:value-type="string">
            <text:p>439A</text:p>
          </table:table-cell>
          <table:table-cell table:style-name="ce87" table:formula="of:=DEC2HEX(SUM(HEX2DEC([.AB37]);1))" office:value-type="string" office:string-value="439B" calcext:value-type="string">
            <text:p>439B</text:p>
          </table:table-cell>
          <table:table-cell table:style-name="ce107" table:formula="of:=DEC2HEX(SUM(HEX2DEC([.AC37]);1))" office:value-type="string" office:string-value="439C" calcext:value-type="string">
            <text:p>439C</text:p>
          </table:table-cell>
          <table:table-cell table:style-name="ce97" table:formula="of:=DEC2HEX(SUM(HEX2DEC([.AD37]);1))" office:value-type="string" office:string-value="439D" calcext:value-type="string">
            <text:p>439D</text:p>
          </table:table-cell>
          <table:table-cell table:style-name="ce94" table:formula="of:=DEC2HEX(SUM(HEX2DEC([.AE37]);1))" office:value-type="string" office:string-value="439E" calcext:value-type="string">
            <text:p>439E</text:p>
          </table:table-cell>
          <table:table-cell table:style-name="ce104" table:formula="of:=DEC2HEX(SUM(HEX2DEC([.AF37]);1))" office:value-type="string" office:string-value="439F" calcext:value-type="string">
            <text:p>43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0]);1))" office:value-type="string" office:string-value="4480" calcext:value-type="string">
            <text:p>4480</text:p>
          </table:table-cell>
          <table:table-cell table:style-name="ce92" table:formula="of:=DEC2HEX(SUM(HEX2DEC([.B38]);1))" office:value-type="string" office:string-value="4481" calcext:value-type="string">
            <text:p>4481</text:p>
          </table:table-cell>
          <table:table-cell table:style-name="ce89" table:formula="of:=DEC2HEX(SUM(HEX2DEC([.C38]);1))" office:value-type="string" office:string-value="4482" calcext:value-type="string">
            <text:p>4482</text:p>
          </table:table-cell>
          <table:table-cell table:style-name="ce87" table:formula="of:=DEC2HEX(SUM(HEX2DEC([.D38]);1))" office:value-type="string" office:string-value="4483" calcext:value-type="string">
            <text:p>4483</text:p>
          </table:table-cell>
          <table:table-cell table:style-name="ce94" table:formula="of:=DEC2HEX(SUM(HEX2DEC([.E38]);1))" office:value-type="string" office:string-value="4484" calcext:value-type="string">
            <text:p>4484</text:p>
          </table:table-cell>
          <table:table-cell table:style-name="ce87" table:formula="of:=DEC2HEX(SUM(HEX2DEC([.F38]);1))" office:value-type="string" office:string-value="4485" calcext:value-type="string">
            <text:p>4485</text:p>
          </table:table-cell>
          <table:table-cell table:style-name="ce94" table:formula="of:=DEC2HEX(SUM(HEX2DEC([.G38]);1))" office:value-type="string" office:string-value="4486" calcext:value-type="string">
            <text:p>4486</text:p>
          </table:table-cell>
          <table:table-cell table:style-name="ce87" table:formula="of:=DEC2HEX(SUM(HEX2DEC([.H38]);1))" office:value-type="string" office:string-value="4487" calcext:value-type="string">
            <text:p>4487</text:p>
          </table:table-cell>
          <table:table-cell table:style-name="ce94" table:formula="of:=DEC2HEX(SUM(HEX2DEC([.I38]);1))" office:value-type="string" office:string-value="4488" calcext:value-type="string">
            <text:p>4488</text:p>
          </table:table-cell>
          <table:table-cell table:style-name="ce87" table:formula="of:=DEC2HEX(SUM(HEX2DEC([.J38]);1))" office:value-type="string" office:string-value="4489" calcext:value-type="string">
            <text:p>4489</text:p>
          </table:table-cell>
          <table:table-cell table:style-name="ce94" table:formula="of:=DEC2HEX(SUM(HEX2DEC([.K38]);1))" office:value-type="string" office:string-value="448A" calcext:value-type="string">
            <text:p>448A</text:p>
          </table:table-cell>
          <table:table-cell table:style-name="ce87" table:formula="of:=DEC2HEX(SUM(HEX2DEC([.L38]);1))" office:value-type="string" office:string-value="448B" calcext:value-type="string">
            <text:p>448B</text:p>
          </table:table-cell>
          <table:table-cell table:style-name="ce94" table:formula="of:=DEC2HEX(SUM(HEX2DEC([.M38]);1))" office:value-type="string" office:string-value="448C" calcext:value-type="string">
            <text:p>448C</text:p>
          </table:table-cell>
          <table:table-cell table:style-name="ce87" table:formula="of:=DEC2HEX(SUM(HEX2DEC([.N38]);1))" office:value-type="string" office:string-value="448D" calcext:value-type="string">
            <text:p>448D</text:p>
          </table:table-cell>
          <table:table-cell table:style-name="ce94" table:formula="of:=DEC2HEX(SUM(HEX2DEC([.O38]);1))" office:value-type="string" office:string-value="448E" calcext:value-type="string">
            <text:p>448E</text:p>
          </table:table-cell>
          <table:table-cell table:style-name="ce87" table:formula="of:=DEC2HEX(SUM(HEX2DEC([.P38]);1))" office:value-type="string" office:string-value="448F" calcext:value-type="string">
            <text:p>448F</text:p>
          </table:table-cell>
          <table:table-cell table:style-name="ce94" table:formula="of:=DEC2HEX(SUM(HEX2DEC([.Q38]);1))" office:value-type="string" office:string-value="4490" calcext:value-type="string">
            <text:p>4490</text:p>
          </table:table-cell>
          <table:table-cell table:style-name="ce87" table:formula="of:=DEC2HEX(SUM(HEX2DEC([.R38]);1))" office:value-type="string" office:string-value="4491" calcext:value-type="string">
            <text:p>4491</text:p>
          </table:table-cell>
          <table:table-cell table:style-name="ce94" table:formula="of:=DEC2HEX(SUM(HEX2DEC([.S38]);1))" office:value-type="string" office:string-value="4492" calcext:value-type="string">
            <text:p>4492</text:p>
          </table:table-cell>
          <table:table-cell table:style-name="ce87" table:formula="of:=DEC2HEX(SUM(HEX2DEC([.T38]);1))" office:value-type="string" office:string-value="4493" calcext:value-type="string">
            <text:p>4493</text:p>
          </table:table-cell>
          <table:table-cell table:style-name="ce94" table:formula="of:=DEC2HEX(SUM(HEX2DEC([.U38]);1))" office:value-type="string" office:string-value="4494" calcext:value-type="string">
            <text:p>4494</text:p>
          </table:table-cell>
          <table:table-cell table:style-name="ce87" table:formula="of:=DEC2HEX(SUM(HEX2DEC([.V38]);1))" office:value-type="string" office:string-value="4495" calcext:value-type="string">
            <text:p>4495</text:p>
          </table:table-cell>
          <table:table-cell table:style-name="ce94" table:formula="of:=DEC2HEX(SUM(HEX2DEC([.W38]);1))" office:value-type="string" office:string-value="4496" calcext:value-type="string">
            <text:p>4496</text:p>
          </table:table-cell>
          <table:table-cell table:style-name="ce87" table:formula="of:=DEC2HEX(SUM(HEX2DEC([.X38]);1))" office:value-type="string" office:string-value="4497" calcext:value-type="string">
            <text:p>4497</text:p>
          </table:table-cell>
          <table:table-cell table:style-name="ce94" table:formula="of:=DEC2HEX(SUM(HEX2DEC([.Y38]);1))" office:value-type="string" office:string-value="4498" calcext:value-type="string">
            <text:p>4498</text:p>
          </table:table-cell>
          <table:table-cell table:style-name="ce87" table:formula="of:=DEC2HEX(SUM(HEX2DEC([.Z38]);1))" office:value-type="string" office:string-value="4499" calcext:value-type="string">
            <text:p>4499</text:p>
          </table:table-cell>
          <table:table-cell table:style-name="ce94" table:formula="of:=DEC2HEX(SUM(HEX2DEC([.AA38]);1))" office:value-type="string" office:string-value="449A" calcext:value-type="string">
            <text:p>449A</text:p>
          </table:table-cell>
          <table:table-cell table:style-name="ce87" table:formula="of:=DEC2HEX(SUM(HEX2DEC([.AB38]);1))" office:value-type="string" office:string-value="449B" calcext:value-type="string">
            <text:p>449B</text:p>
          </table:table-cell>
          <table:table-cell table:style-name="ce107" table:formula="of:=DEC2HEX(SUM(HEX2DEC([.AC38]);1))" office:value-type="string" office:string-value="449C" calcext:value-type="string">
            <text:p>449C</text:p>
          </table:table-cell>
          <table:table-cell table:style-name="ce97" table:formula="of:=DEC2HEX(SUM(HEX2DEC([.AD38]);1))" office:value-type="string" office:string-value="449D" calcext:value-type="string">
            <text:p>449D</text:p>
          </table:table-cell>
          <table:table-cell table:style-name="ce94" table:formula="of:=DEC2HEX(SUM(HEX2DEC([.AE38]);1))" office:value-type="string" office:string-value="449E" calcext:value-type="string">
            <text:p>449E</text:p>
          </table:table-cell>
          <table:table-cell table:style-name="ce104" table:formula="of:=DEC2HEX(SUM(HEX2DEC([.AF38]);1))" office:value-type="string" office:string-value="449F" calcext:value-type="string">
            <text:p>44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1]);1))" office:value-type="string" office:string-value="4580" calcext:value-type="string">
            <text:p>4580</text:p>
          </table:table-cell>
          <table:table-cell table:style-name="ce92" table:formula="of:=DEC2HEX(SUM(HEX2DEC([.B39]);1))" office:value-type="string" office:string-value="4581" calcext:value-type="string">
            <text:p>4581</text:p>
          </table:table-cell>
          <table:table-cell table:style-name="ce89" table:formula="of:=DEC2HEX(SUM(HEX2DEC([.C39]);1))" office:value-type="string" office:string-value="4582" calcext:value-type="string">
            <text:p>4582</text:p>
          </table:table-cell>
          <table:table-cell table:style-name="ce87" table:formula="of:=DEC2HEX(SUM(HEX2DEC([.D39]);1))" office:value-type="string" office:string-value="4583" calcext:value-type="string">
            <text:p>4583</text:p>
          </table:table-cell>
          <table:table-cell table:style-name="ce94" table:formula="of:=DEC2HEX(SUM(HEX2DEC([.E39]);1))" office:value-type="string" office:string-value="4584" calcext:value-type="string">
            <text:p>4584</text:p>
          </table:table-cell>
          <table:table-cell table:style-name="ce87" table:formula="of:=DEC2HEX(SUM(HEX2DEC([.F39]);1))" office:value-type="string" office:string-value="4585" calcext:value-type="string">
            <text:p>4585</text:p>
          </table:table-cell>
          <table:table-cell table:style-name="ce94" table:formula="of:=DEC2HEX(SUM(HEX2DEC([.G39]);1))" office:value-type="string" office:string-value="4586" calcext:value-type="string">
            <text:p>4586</text:p>
          </table:table-cell>
          <table:table-cell table:style-name="ce87" table:formula="of:=DEC2HEX(SUM(HEX2DEC([.H39]);1))" office:value-type="string" office:string-value="4587" calcext:value-type="string">
            <text:p>4587</text:p>
          </table:table-cell>
          <table:table-cell table:style-name="ce94" table:formula="of:=DEC2HEX(SUM(HEX2DEC([.I39]);1))" office:value-type="string" office:string-value="4588" calcext:value-type="string">
            <text:p>4588</text:p>
          </table:table-cell>
          <table:table-cell table:style-name="ce87" table:formula="of:=DEC2HEX(SUM(HEX2DEC([.J39]);1))" office:value-type="string" office:string-value="4589" calcext:value-type="string">
            <text:p>4589</text:p>
          </table:table-cell>
          <table:table-cell table:style-name="ce94" table:formula="of:=DEC2HEX(SUM(HEX2DEC([.K39]);1))" office:value-type="string" office:string-value="458A" calcext:value-type="string">
            <text:p>458A</text:p>
          </table:table-cell>
          <table:table-cell table:style-name="ce87" table:formula="of:=DEC2HEX(SUM(HEX2DEC([.L39]);1))" office:value-type="string" office:string-value="458B" calcext:value-type="string">
            <text:p>458B</text:p>
          </table:table-cell>
          <table:table-cell table:style-name="ce94" table:formula="of:=DEC2HEX(SUM(HEX2DEC([.M39]);1))" office:value-type="string" office:string-value="458C" calcext:value-type="string">
            <text:p>458C</text:p>
          </table:table-cell>
          <table:table-cell table:style-name="ce87" table:formula="of:=DEC2HEX(SUM(HEX2DEC([.N39]);1))" office:value-type="string" office:string-value="458D" calcext:value-type="string">
            <text:p>458D</text:p>
          </table:table-cell>
          <table:table-cell table:style-name="ce94" table:formula="of:=DEC2HEX(SUM(HEX2DEC([.O39]);1))" office:value-type="string" office:string-value="458E" calcext:value-type="string">
            <text:p>458E</text:p>
          </table:table-cell>
          <table:table-cell table:style-name="ce87" table:formula="of:=DEC2HEX(SUM(HEX2DEC([.P39]);1))" office:value-type="string" office:string-value="458F" calcext:value-type="string">
            <text:p>458F</text:p>
          </table:table-cell>
          <table:table-cell table:style-name="ce94" table:formula="of:=DEC2HEX(SUM(HEX2DEC([.Q39]);1))" office:value-type="string" office:string-value="4590" calcext:value-type="string">
            <text:p>4590</text:p>
          </table:table-cell>
          <table:table-cell table:style-name="ce87" table:formula="of:=DEC2HEX(SUM(HEX2DEC([.R39]);1))" office:value-type="string" office:string-value="4591" calcext:value-type="string">
            <text:p>4591</text:p>
          </table:table-cell>
          <table:table-cell table:style-name="ce94" table:formula="of:=DEC2HEX(SUM(HEX2DEC([.S39]);1))" office:value-type="string" office:string-value="4592" calcext:value-type="string">
            <text:p>4592</text:p>
          </table:table-cell>
          <table:table-cell table:style-name="ce87" table:formula="of:=DEC2HEX(SUM(HEX2DEC([.T39]);1))" office:value-type="string" office:string-value="4593" calcext:value-type="string">
            <text:p>4593</text:p>
          </table:table-cell>
          <table:table-cell table:style-name="ce94" table:formula="of:=DEC2HEX(SUM(HEX2DEC([.U39]);1))" office:value-type="string" office:string-value="4594" calcext:value-type="string">
            <text:p>4594</text:p>
          </table:table-cell>
          <table:table-cell table:style-name="ce87" table:formula="of:=DEC2HEX(SUM(HEX2DEC([.V39]);1))" office:value-type="string" office:string-value="4595" calcext:value-type="string">
            <text:p>4595</text:p>
          </table:table-cell>
          <table:table-cell table:style-name="ce94" table:formula="of:=DEC2HEX(SUM(HEX2DEC([.W39]);1))" office:value-type="string" office:string-value="4596" calcext:value-type="string">
            <text:p>4596</text:p>
          </table:table-cell>
          <table:table-cell table:style-name="ce87" table:formula="of:=DEC2HEX(SUM(HEX2DEC([.X39]);1))" office:value-type="string" office:string-value="4597" calcext:value-type="string">
            <text:p>4597</text:p>
          </table:table-cell>
          <table:table-cell table:style-name="ce94" table:formula="of:=DEC2HEX(SUM(HEX2DEC([.Y39]);1))" office:value-type="string" office:string-value="4598" calcext:value-type="string">
            <text:p>4598</text:p>
          </table:table-cell>
          <table:table-cell table:style-name="ce87" table:formula="of:=DEC2HEX(SUM(HEX2DEC([.Z39]);1))" office:value-type="string" office:string-value="4599" calcext:value-type="string">
            <text:p>4599</text:p>
          </table:table-cell>
          <table:table-cell table:style-name="ce94" table:formula="of:=DEC2HEX(SUM(HEX2DEC([.AA39]);1))" office:value-type="string" office:string-value="459A" calcext:value-type="string">
            <text:p>459A</text:p>
          </table:table-cell>
          <table:table-cell table:style-name="ce87" table:formula="of:=DEC2HEX(SUM(HEX2DEC([.AB39]);1))" office:value-type="string" office:string-value="459B" calcext:value-type="string">
            <text:p>459B</text:p>
          </table:table-cell>
          <table:table-cell table:style-name="ce107" table:formula="of:=DEC2HEX(SUM(HEX2DEC([.AC39]);1))" office:value-type="string" office:string-value="459C" calcext:value-type="string">
            <text:p>459C</text:p>
          </table:table-cell>
          <table:table-cell table:style-name="ce97" table:formula="of:=DEC2HEX(SUM(HEX2DEC([.AD39]);1))" office:value-type="string" office:string-value="459D" calcext:value-type="string">
            <text:p>459D</text:p>
          </table:table-cell>
          <table:table-cell table:style-name="ce94" table:formula="of:=DEC2HEX(SUM(HEX2DEC([.AE39]);1))" office:value-type="string" office:string-value="459E" calcext:value-type="string">
            <text:p>459E</text:p>
          </table:table-cell>
          <table:table-cell table:style-name="ce104" table:formula="of:=DEC2HEX(SUM(HEX2DEC([.AF39]);1))" office:value-type="string" office:string-value="459F" calcext:value-type="string">
            <text:p>45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2]);1))" office:value-type="string" office:string-value="4680" calcext:value-type="string">
            <text:p>4680</text:p>
          </table:table-cell>
          <table:table-cell table:style-name="ce92" table:formula="of:=DEC2HEX(SUM(HEX2DEC([.B40]);1))" office:value-type="string" office:string-value="4681" calcext:value-type="string">
            <text:p>4681</text:p>
          </table:table-cell>
          <table:table-cell table:style-name="ce89" table:formula="of:=DEC2HEX(SUM(HEX2DEC([.C40]);1))" office:value-type="string" office:string-value="4682" calcext:value-type="string">
            <text:p>4682</text:p>
          </table:table-cell>
          <table:table-cell table:style-name="ce87" table:formula="of:=DEC2HEX(SUM(HEX2DEC([.D40]);1))" office:value-type="string" office:string-value="4683" calcext:value-type="string">
            <text:p>4683</text:p>
          </table:table-cell>
          <table:table-cell table:style-name="ce94" table:formula="of:=DEC2HEX(SUM(HEX2DEC([.E40]);1))" office:value-type="string" office:string-value="4684" calcext:value-type="string">
            <text:p>4684</text:p>
          </table:table-cell>
          <table:table-cell table:style-name="ce87" table:formula="of:=DEC2HEX(SUM(HEX2DEC([.F40]);1))" office:value-type="string" office:string-value="4685" calcext:value-type="string">
            <text:p>4685</text:p>
          </table:table-cell>
          <table:table-cell table:style-name="ce94" table:formula="of:=DEC2HEX(SUM(HEX2DEC([.G40]);1))" office:value-type="string" office:string-value="4686" calcext:value-type="string">
            <text:p>4686</text:p>
          </table:table-cell>
          <table:table-cell table:style-name="ce87" table:formula="of:=DEC2HEX(SUM(HEX2DEC([.H40]);1))" office:value-type="string" office:string-value="4687" calcext:value-type="string">
            <text:p>4687</text:p>
          </table:table-cell>
          <table:table-cell table:style-name="ce94" table:formula="of:=DEC2HEX(SUM(HEX2DEC([.I40]);1))" office:value-type="string" office:string-value="4688" calcext:value-type="string">
            <text:p>4688</text:p>
          </table:table-cell>
          <table:table-cell table:style-name="ce87" table:formula="of:=DEC2HEX(SUM(HEX2DEC([.J40]);1))" office:value-type="string" office:string-value="4689" calcext:value-type="string">
            <text:p>4689</text:p>
          </table:table-cell>
          <table:table-cell table:style-name="ce94" table:formula="of:=DEC2HEX(SUM(HEX2DEC([.K40]);1))" office:value-type="string" office:string-value="468A" calcext:value-type="string">
            <text:p>468A</text:p>
          </table:table-cell>
          <table:table-cell table:style-name="ce87" table:formula="of:=DEC2HEX(SUM(HEX2DEC([.L40]);1))" office:value-type="string" office:string-value="468B" calcext:value-type="string">
            <text:p>468B</text:p>
          </table:table-cell>
          <table:table-cell table:style-name="ce94" table:formula="of:=DEC2HEX(SUM(HEX2DEC([.M40]);1))" office:value-type="string" office:string-value="468C" calcext:value-type="string">
            <text:p>468C</text:p>
          </table:table-cell>
          <table:table-cell table:style-name="ce87" table:formula="of:=DEC2HEX(SUM(HEX2DEC([.N40]);1))" office:value-type="string" office:string-value="468D" calcext:value-type="string">
            <text:p>468D</text:p>
          </table:table-cell>
          <table:table-cell table:style-name="ce94" table:formula="of:=DEC2HEX(SUM(HEX2DEC([.O40]);1))" office:value-type="string" office:string-value="468E" calcext:value-type="string">
            <text:p>468E</text:p>
          </table:table-cell>
          <table:table-cell table:style-name="ce87" table:formula="of:=DEC2HEX(SUM(HEX2DEC([.P40]);1))" office:value-type="string" office:string-value="468F" calcext:value-type="string">
            <text:p>468F</text:p>
          </table:table-cell>
          <table:table-cell table:style-name="ce94" table:formula="of:=DEC2HEX(SUM(HEX2DEC([.Q40]);1))" office:value-type="string" office:string-value="4690" calcext:value-type="string">
            <text:p>4690</text:p>
          </table:table-cell>
          <table:table-cell table:style-name="ce87" table:formula="of:=DEC2HEX(SUM(HEX2DEC([.R40]);1))" office:value-type="string" office:string-value="4691" calcext:value-type="string">
            <text:p>4691</text:p>
          </table:table-cell>
          <table:table-cell table:style-name="ce94" table:formula="of:=DEC2HEX(SUM(HEX2DEC([.S40]);1))" office:value-type="string" office:string-value="4692" calcext:value-type="string">
            <text:p>4692</text:p>
          </table:table-cell>
          <table:table-cell table:style-name="ce87" table:formula="of:=DEC2HEX(SUM(HEX2DEC([.T40]);1))" office:value-type="string" office:string-value="4693" calcext:value-type="string">
            <text:p>4693</text:p>
          </table:table-cell>
          <table:table-cell table:style-name="ce94" table:formula="of:=DEC2HEX(SUM(HEX2DEC([.U40]);1))" office:value-type="string" office:string-value="4694" calcext:value-type="string">
            <text:p>4694</text:p>
          </table:table-cell>
          <table:table-cell table:style-name="ce87" table:formula="of:=DEC2HEX(SUM(HEX2DEC([.V40]);1))" office:value-type="string" office:string-value="4695" calcext:value-type="string">
            <text:p>4695</text:p>
          </table:table-cell>
          <table:table-cell table:style-name="ce94" table:formula="of:=DEC2HEX(SUM(HEX2DEC([.W40]);1))" office:value-type="string" office:string-value="4696" calcext:value-type="string">
            <text:p>4696</text:p>
          </table:table-cell>
          <table:table-cell table:style-name="ce87" table:formula="of:=DEC2HEX(SUM(HEX2DEC([.X40]);1))" office:value-type="string" office:string-value="4697" calcext:value-type="string">
            <text:p>4697</text:p>
          </table:table-cell>
          <table:table-cell table:style-name="ce94" table:formula="of:=DEC2HEX(SUM(HEX2DEC([.Y40]);1))" office:value-type="string" office:string-value="4698" calcext:value-type="string">
            <text:p>4698</text:p>
          </table:table-cell>
          <table:table-cell table:style-name="ce87" table:formula="of:=DEC2HEX(SUM(HEX2DEC([.Z40]);1))" office:value-type="string" office:string-value="4699" calcext:value-type="string">
            <text:p>4699</text:p>
          </table:table-cell>
          <table:table-cell table:style-name="ce94" table:formula="of:=DEC2HEX(SUM(HEX2DEC([.AA40]);1))" office:value-type="string" office:string-value="469A" calcext:value-type="string">
            <text:p>469A</text:p>
          </table:table-cell>
          <table:table-cell table:style-name="ce87" table:formula="of:=DEC2HEX(SUM(HEX2DEC([.AB40]);1))" office:value-type="string" office:string-value="469B" calcext:value-type="string">
            <text:p>469B</text:p>
          </table:table-cell>
          <table:table-cell table:style-name="ce107" table:formula="of:=DEC2HEX(SUM(HEX2DEC([.AC40]);1))" office:value-type="string" office:string-value="469C" calcext:value-type="string">
            <text:p>469C</text:p>
          </table:table-cell>
          <table:table-cell table:style-name="ce97" table:formula="of:=DEC2HEX(SUM(HEX2DEC([.AD40]);1))" office:value-type="string" office:string-value="469D" calcext:value-type="string">
            <text:p>469D</text:p>
          </table:table-cell>
          <table:table-cell table:style-name="ce94" table:formula="of:=DEC2HEX(SUM(HEX2DEC([.AE40]);1))" office:value-type="string" office:string-value="469E" calcext:value-type="string">
            <text:p>469E</text:p>
          </table:table-cell>
          <table:table-cell table:style-name="ce104" table:formula="of:=DEC2HEX(SUM(HEX2DEC([.AF40]);1))" office:value-type="string" office:string-value="469F" calcext:value-type="string">
            <text:p>469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DEC2HEX(SUM(HEX2DEC([.AG33]);1))" office:value-type="string" office:string-value="4780" calcext:value-type="string">
            <text:p>4780</text:p>
          </table:table-cell>
          <table:table-cell table:style-name="ce92" table:formula="of:=DEC2HEX(SUM(HEX2DEC([.B41]);1))" office:value-type="string" office:string-value="4781" calcext:value-type="string">
            <text:p>4781</text:p>
          </table:table-cell>
          <table:table-cell table:style-name="ce90" table:formula="of:=DEC2HEX(SUM(HEX2DEC([.C41]);1))" office:value-type="string" office:string-value="4782" calcext:value-type="string">
            <text:p>4782</text:p>
          </table:table-cell>
          <table:table-cell table:style-name="ce87" table:formula="of:=DEC2HEX(SUM(HEX2DEC([.D41]);1))" office:value-type="string" office:string-value="4783" calcext:value-type="string">
            <text:p>4783</text:p>
          </table:table-cell>
          <table:table-cell table:style-name="ce96" table:formula="of:=DEC2HEX(SUM(HEX2DEC([.E41]);1))" office:value-type="string" office:string-value="4784" calcext:value-type="string">
            <text:p>4784</text:p>
          </table:table-cell>
          <table:table-cell table:style-name="ce87" table:formula="of:=DEC2HEX(SUM(HEX2DEC([.F41]);1))" office:value-type="string" office:string-value="4785" calcext:value-type="string">
            <text:p>4785</text:p>
          </table:table-cell>
          <table:table-cell table:style-name="ce96" table:formula="of:=DEC2HEX(SUM(HEX2DEC([.G41]);1))" office:value-type="string" office:string-value="4786" calcext:value-type="string">
            <text:p>4786</text:p>
          </table:table-cell>
          <table:table-cell table:style-name="ce87" table:formula="of:=DEC2HEX(SUM(HEX2DEC([.H41]);1))" office:value-type="string" office:string-value="4787" calcext:value-type="string">
            <text:p>4787</text:p>
          </table:table-cell>
          <table:table-cell table:style-name="ce96" table:formula="of:=DEC2HEX(SUM(HEX2DEC([.I41]);1))" office:value-type="string" office:string-value="4788" calcext:value-type="string">
            <text:p>4788</text:p>
          </table:table-cell>
          <table:table-cell table:style-name="ce87" table:formula="of:=DEC2HEX(SUM(HEX2DEC([.J41]);1))" office:value-type="string" office:string-value="4789" calcext:value-type="string">
            <text:p>4789</text:p>
          </table:table-cell>
          <table:table-cell table:style-name="ce96" table:formula="of:=DEC2HEX(SUM(HEX2DEC([.K41]);1))" office:value-type="string" office:string-value="478A" calcext:value-type="string">
            <text:p>478A</text:p>
          </table:table-cell>
          <table:table-cell table:style-name="ce87" table:formula="of:=DEC2HEX(SUM(HEX2DEC([.L41]);1))" office:value-type="string" office:string-value="478B" calcext:value-type="string">
            <text:p>478B</text:p>
          </table:table-cell>
          <table:table-cell table:style-name="ce96" table:formula="of:=DEC2HEX(SUM(HEX2DEC([.M41]);1))" office:value-type="string" office:string-value="478C" calcext:value-type="string">
            <text:p>478C</text:p>
          </table:table-cell>
          <table:table-cell table:style-name="ce87" table:formula="of:=DEC2HEX(SUM(HEX2DEC([.N41]);1))" office:value-type="string" office:string-value="478D" calcext:value-type="string">
            <text:p>478D</text:p>
          </table:table-cell>
          <table:table-cell table:style-name="ce96" table:formula="of:=DEC2HEX(SUM(HEX2DEC([.O41]);1))" office:value-type="string" office:string-value="478E" calcext:value-type="string">
            <text:p>478E</text:p>
          </table:table-cell>
          <table:table-cell table:style-name="ce87" table:formula="of:=DEC2HEX(SUM(HEX2DEC([.P41]);1))" office:value-type="string" office:string-value="478F" calcext:value-type="string">
            <text:p>478F</text:p>
          </table:table-cell>
          <table:table-cell table:style-name="ce96" table:formula="of:=DEC2HEX(SUM(HEX2DEC([.Q41]);1))" office:value-type="string" office:string-value="4790" calcext:value-type="string">
            <text:p>4790</text:p>
          </table:table-cell>
          <table:table-cell table:style-name="ce87" table:formula="of:=DEC2HEX(SUM(HEX2DEC([.R41]);1))" office:value-type="string" office:string-value="4791" calcext:value-type="string">
            <text:p>4791</text:p>
          </table:table-cell>
          <table:table-cell table:style-name="ce96" table:formula="of:=DEC2HEX(SUM(HEX2DEC([.S41]);1))" office:value-type="string" office:string-value="4792" calcext:value-type="string">
            <text:p>4792</text:p>
          </table:table-cell>
          <table:table-cell table:style-name="ce87" table:formula="of:=DEC2HEX(SUM(HEX2DEC([.T41]);1))" office:value-type="string" office:string-value="4793" calcext:value-type="string">
            <text:p>4793</text:p>
          </table:table-cell>
          <table:table-cell table:style-name="ce96" table:formula="of:=DEC2HEX(SUM(HEX2DEC([.U41]);1))" office:value-type="string" office:string-value="4794" calcext:value-type="string">
            <text:p>4794</text:p>
          </table:table-cell>
          <table:table-cell table:style-name="ce87" table:formula="of:=DEC2HEX(SUM(HEX2DEC([.V41]);1))" office:value-type="string" office:string-value="4795" calcext:value-type="string">
            <text:p>4795</text:p>
          </table:table-cell>
          <table:table-cell table:style-name="ce96" table:formula="of:=DEC2HEX(SUM(HEX2DEC([.W41]);1))" office:value-type="string" office:string-value="4796" calcext:value-type="string">
            <text:p>4796</text:p>
          </table:table-cell>
          <table:table-cell table:style-name="ce87" table:formula="of:=DEC2HEX(SUM(HEX2DEC([.X41]);1))" office:value-type="string" office:string-value="4797" calcext:value-type="string">
            <text:p>4797</text:p>
          </table:table-cell>
          <table:table-cell table:style-name="ce96" table:formula="of:=DEC2HEX(SUM(HEX2DEC([.Y41]);1))" office:value-type="string" office:string-value="4798" calcext:value-type="string">
            <text:p>4798</text:p>
          </table:table-cell>
          <table:table-cell table:style-name="ce87" table:formula="of:=DEC2HEX(SUM(HEX2DEC([.Z41]);1))" office:value-type="string" office:string-value="4799" calcext:value-type="string">
            <text:p>4799</text:p>
          </table:table-cell>
          <table:table-cell table:style-name="ce96" table:formula="of:=DEC2HEX(SUM(HEX2DEC([.AA41]);1))" office:value-type="string" office:string-value="479A" calcext:value-type="string">
            <text:p>479A</text:p>
          </table:table-cell>
          <table:table-cell table:style-name="ce87" table:formula="of:=DEC2HEX(SUM(HEX2DEC([.AB41]);1))" office:value-type="string" office:string-value="479B" calcext:value-type="string">
            <text:p>479B</text:p>
          </table:table-cell>
          <table:table-cell table:style-name="ce108" table:formula="of:=DEC2HEX(SUM(HEX2DEC([.AC41]);1))" office:value-type="string" office:string-value="479C" calcext:value-type="string">
            <text:p>479C</text:p>
          </table:table-cell>
          <table:table-cell table:style-name="ce97" table:formula="of:=DEC2HEX(SUM(HEX2DEC([.AD41]);1))" office:value-type="string" office:string-value="479D" calcext:value-type="string">
            <text:p>479D</text:p>
          </table:table-cell>
          <table:table-cell table:style-name="ce96" table:formula="of:=DEC2HEX(SUM(HEX2DEC([.AE41]);1))" office:value-type="string" office:string-value="479E" calcext:value-type="string">
            <text:p>479E</text:p>
          </table:table-cell>
          <table:table-cell table:style-name="ce104" table:formula="of:=DEC2HEX(SUM(HEX2DEC([.AF41]);1))" office:value-type="string" office:string-value="479F" calcext:value-type="string">
            <text:p>479F</text:p>
          </table:table-cell>
          <table:table-cell table:number-columns-repeated="31"/>
        </table:table-row>
        <table:table-row table:style-name="ro2">
          <table:table-cell table:style-name="ce84" office:value-type="string" calcext:value-type="string" table:number-columns-spanned="1" table:number-rows-spanned="8">
            <text:p>5 Y</text:p>
            <text:p>Pixel</text:p>
            <text:p>40-47</text:p>
            <text:p>$28-$2F</text:p>
          </table:table-cell>
          <table:table-cell table:style-name="ce91" table:formula="of:=DEC2HEX(SUM(HEX2DEC([.AG34]);1))" office:value-type="string" office:string-value="40A0" calcext:value-type="string">
            <text:p>40A0</text:p>
          </table:table-cell>
          <table:table-cell table:style-name="ce95" table:formula="of:=DEC2HEX(SUM(HEX2DEC([.B42]);1))" office:value-type="string" office:string-value="40A1" calcext:value-type="string">
            <text:p>40A1</text:p>
          </table:table-cell>
          <table:table-cell table:style-name="ce87" table:formula="of:=DEC2HEX(SUM(HEX2DEC([.C42]);1))" office:value-type="string" office:string-value="40A2" calcext:value-type="string">
            <text:p>40A2</text:p>
          </table:table-cell>
          <table:table-cell table:style-name="ce95" table:formula="of:=DEC2HEX(SUM(HEX2DEC([.D42]);1))" office:value-type="string" office:string-value="40A3" calcext:value-type="string">
            <text:p>40A3</text:p>
          </table:table-cell>
          <table:table-cell table:style-name="ce87" table:formula="of:=DEC2HEX(SUM(HEX2DEC([.E42]);1))" office:value-type="string" office:string-value="40A4" calcext:value-type="string">
            <text:p>40A4</text:p>
          </table:table-cell>
          <table:table-cell table:style-name="ce95" table:formula="of:=DEC2HEX(SUM(HEX2DEC([.F42]);1))" office:value-type="string" office:string-value="40A5" calcext:value-type="string">
            <text:p>40A5</text:p>
          </table:table-cell>
          <table:table-cell table:style-name="ce87" table:formula="of:=DEC2HEX(SUM(HEX2DEC([.G42]);1))" office:value-type="string" office:string-value="40A6" calcext:value-type="string">
            <text:p>40A6</text:p>
          </table:table-cell>
          <table:table-cell table:style-name="ce95" table:formula="of:=DEC2HEX(SUM(HEX2DEC([.H42]);1))" office:value-type="string" office:string-value="40A7" calcext:value-type="string">
            <text:p>40A7</text:p>
          </table:table-cell>
          <table:table-cell table:style-name="ce87" table:formula="of:=DEC2HEX(SUM(HEX2DEC([.I42]);1))" office:value-type="string" office:string-value="40A8" calcext:value-type="string">
            <text:p>40A8</text:p>
          </table:table-cell>
          <table:table-cell table:style-name="ce95" table:formula="of:=DEC2HEX(SUM(HEX2DEC([.J42]);1))" office:value-type="string" office:string-value="40A9" calcext:value-type="string">
            <text:p>40A9</text:p>
          </table:table-cell>
          <table:table-cell table:style-name="ce87" table:formula="of:=DEC2HEX(SUM(HEX2DEC([.K42]);1))" office:value-type="string" office:string-value="40AA" calcext:value-type="string">
            <text:p>40AA</text:p>
          </table:table-cell>
          <table:table-cell table:style-name="ce95" table:formula="of:=DEC2HEX(SUM(HEX2DEC([.L42]);1))" office:value-type="string" office:string-value="40AB" calcext:value-type="string">
            <text:p>40AB</text:p>
          </table:table-cell>
          <table:table-cell table:style-name="ce104" table:formula="of:=DEC2HEX(SUM(HEX2DEC([.M42]);1))" office:value-type="string" office:string-value="40AC" calcext:value-type="string">
            <text:p>40AC</text:p>
          </table:table-cell>
          <table:table-cell table:style-name="ce100" table:formula="of:=DEC2HEX(SUM(HEX2DEC([.N42]);1))" office:value-type="string" office:string-value="40AD" calcext:value-type="string">
            <text:p>40AD</text:p>
          </table:table-cell>
          <table:table-cell table:style-name="ce87" table:formula="of:=DEC2HEX(SUM(HEX2DEC([.O42]);1))" office:value-type="string" office:string-value="40AE" calcext:value-type="string">
            <text:p>40AE</text:p>
          </table:table-cell>
          <table:table-cell table:style-name="ce95" table:formula="of:=DEC2HEX(SUM(HEX2DEC([.P42]);1))" office:value-type="string" office:string-value="40AF" calcext:value-type="string">
            <text:p>40AF</text:p>
          </table:table-cell>
          <table:table-cell table:style-name="ce87" table:formula="of:=DEC2HEX(SUM(HEX2DEC([.Q42]);1))" office:value-type="string" office:string-value="40B0" calcext:value-type="string">
            <text:p>40B0</text:p>
          </table:table-cell>
          <table:table-cell table:style-name="ce95" table:formula="of:=DEC2HEX(SUM(HEX2DEC([.R42]);1))" office:value-type="string" office:string-value="40B1" calcext:value-type="string">
            <text:p>40B1</text:p>
          </table:table-cell>
          <table:table-cell table:style-name="ce87" table:formula="of:=DEC2HEX(SUM(HEX2DEC([.S42]);1))" office:value-type="string" office:string-value="40B2" calcext:value-type="string">
            <text:p>40B2</text:p>
          </table:table-cell>
          <table:table-cell table:style-name="ce95" table:formula="of:=DEC2HEX(SUM(HEX2DEC([.T42]);1))" office:value-type="string" office:string-value="40B3" calcext:value-type="string">
            <text:p>40B3</text:p>
          </table:table-cell>
          <table:table-cell table:style-name="ce87" table:formula="of:=DEC2HEX(SUM(HEX2DEC([.U42]);1))" office:value-type="string" office:string-value="40B4" calcext:value-type="string">
            <text:p>40B4</text:p>
          </table:table-cell>
          <table:table-cell table:style-name="ce95" table:formula="of:=DEC2HEX(SUM(HEX2DEC([.V42]);1))" office:value-type="string" office:string-value="40B5" calcext:value-type="string">
            <text:p>40B5</text:p>
          </table:table-cell>
          <table:table-cell table:style-name="ce87" table:formula="of:=DEC2HEX(SUM(HEX2DEC([.W42]);1))" office:value-type="string" office:string-value="40B6" calcext:value-type="string">
            <text:p>40B6</text:p>
          </table:table-cell>
          <table:table-cell table:style-name="ce95" table:formula="of:=DEC2HEX(SUM(HEX2DEC([.X42]);1))" office:value-type="string" office:string-value="40B7" calcext:value-type="string">
            <text:p>40B7</text:p>
          </table:table-cell>
          <table:table-cell table:style-name="ce87" table:formula="of:=DEC2HEX(SUM(HEX2DEC([.Y42]);1))" office:value-type="string" office:string-value="40B8" calcext:value-type="string">
            <text:p>40B8</text:p>
          </table:table-cell>
          <table:table-cell table:style-name="ce95" table:formula="of:=DEC2HEX(SUM(HEX2DEC([.Z42]);1))" office:value-type="string" office:string-value="40B9" calcext:value-type="string">
            <text:p>40B9</text:p>
          </table:table-cell>
          <table:table-cell table:style-name="ce87" table:formula="of:=DEC2HEX(SUM(HEX2DEC([.AA42]);1))" office:value-type="string" office:string-value="40BA" calcext:value-type="string">
            <text:p>40BA</text:p>
          </table:table-cell>
          <table:table-cell table:style-name="ce95" table:formula="of:=DEC2HEX(SUM(HEX2DEC([.AB42]);1))" office:value-type="string" office:string-value="40BB" calcext:value-type="string">
            <text:p>40BB</text:p>
          </table:table-cell>
          <table:table-cell table:style-name="ce87" table:formula="of:=DEC2HEX(SUM(HEX2DEC([.AC42]);1))" office:value-type="string" office:string-value="40BC" calcext:value-type="string">
            <text:p>40BC</text:p>
          </table:table-cell>
          <table:table-cell table:style-name="ce95" table:formula="of:=DEC2HEX(SUM(HEX2DEC([.AD42]);1))" office:value-type="string" office:string-value="40BD" calcext:value-type="string">
            <text:p>40BD</text:p>
          </table:table-cell>
          <table:table-cell table:style-name="ce87" table:formula="of:=DEC2HEX(SUM(HEX2DEC([.AE42]);1))" office:value-type="string" office:string-value="40BE" calcext:value-type="string">
            <text:p>40BE</text:p>
          </table:table-cell>
          <table:table-cell table:style-name="ce95" table:formula="of:=DEC2HEX(SUM(HEX2DEC([.AF42]);1))" office:value-type="string" office:string-value="40BF" calcext:value-type="string">
            <text:p>40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5]);1))" office:value-type="string" office:string-value="41A0" calcext:value-type="string">
            <text:p>41A0</text:p>
          </table:table-cell>
          <table:table-cell table:style-name="ce94" table:formula="of:=DEC2HEX(SUM(HEX2DEC([.B43]);1))" office:value-type="string" office:string-value="41A1" calcext:value-type="string">
            <text:p>41A1</text:p>
          </table:table-cell>
          <table:table-cell table:style-name="ce87" table:formula="of:=DEC2HEX(SUM(HEX2DEC([.C43]);1))" office:value-type="string" office:string-value="41A2" calcext:value-type="string">
            <text:p>41A2</text:p>
          </table:table-cell>
          <table:table-cell table:style-name="ce94" table:formula="of:=DEC2HEX(SUM(HEX2DEC([.D43]);1))" office:value-type="string" office:string-value="41A3" calcext:value-type="string">
            <text:p>41A3</text:p>
          </table:table-cell>
          <table:table-cell table:style-name="ce87" table:formula="of:=DEC2HEX(SUM(HEX2DEC([.E43]);1))" office:value-type="string" office:string-value="41A4" calcext:value-type="string">
            <text:p>41A4</text:p>
          </table:table-cell>
          <table:table-cell table:style-name="ce94" table:formula="of:=DEC2HEX(SUM(HEX2DEC([.F43]);1))" office:value-type="string" office:string-value="41A5" calcext:value-type="string">
            <text:p>41A5</text:p>
          </table:table-cell>
          <table:table-cell table:style-name="ce87" table:formula="of:=DEC2HEX(SUM(HEX2DEC([.G43]);1))" office:value-type="string" office:string-value="41A6" calcext:value-type="string">
            <text:p>41A6</text:p>
          </table:table-cell>
          <table:table-cell table:style-name="ce94" table:formula="of:=DEC2HEX(SUM(HEX2DEC([.H43]);1))" office:value-type="string" office:string-value="41A7" calcext:value-type="string">
            <text:p>41A7</text:p>
          </table:table-cell>
          <table:table-cell table:style-name="ce87" table:formula="of:=DEC2HEX(SUM(HEX2DEC([.I43]);1))" office:value-type="string" office:string-value="41A8" calcext:value-type="string">
            <text:p>41A8</text:p>
          </table:table-cell>
          <table:table-cell table:style-name="ce94" table:formula="of:=DEC2HEX(SUM(HEX2DEC([.J43]);1))" office:value-type="string" office:string-value="41A9" calcext:value-type="string">
            <text:p>41A9</text:p>
          </table:table-cell>
          <table:table-cell table:style-name="ce87" table:formula="of:=DEC2HEX(SUM(HEX2DEC([.K43]);1))" office:value-type="string" office:string-value="41AA" calcext:value-type="string">
            <text:p>41AA</text:p>
          </table:table-cell>
          <table:table-cell table:style-name="ce94" table:formula="of:=DEC2HEX(SUM(HEX2DEC([.L43]);1))" office:value-type="string" office:string-value="41AB" calcext:value-type="string">
            <text:p>41AB</text:p>
          </table:table-cell>
          <table:table-cell table:style-name="ce104" table:formula="of:=DEC2HEX(SUM(HEX2DEC([.M43]);1))" office:value-type="string" office:string-value="41AC" calcext:value-type="string">
            <text:p>41AC</text:p>
          </table:table-cell>
          <table:table-cell table:style-name="ce89" table:formula="of:=DEC2HEX(SUM(HEX2DEC([.N43]);1))" office:value-type="string" office:string-value="41AD" calcext:value-type="string">
            <text:p>41AD</text:p>
          </table:table-cell>
          <table:table-cell table:style-name="ce87" table:formula="of:=DEC2HEX(SUM(HEX2DEC([.O43]);1))" office:value-type="string" office:string-value="41AE" calcext:value-type="string">
            <text:p>41AE</text:p>
          </table:table-cell>
          <table:table-cell table:style-name="ce94" table:formula="of:=DEC2HEX(SUM(HEX2DEC([.P43]);1))" office:value-type="string" office:string-value="41AF" calcext:value-type="string">
            <text:p>41AF</text:p>
          </table:table-cell>
          <table:table-cell table:style-name="ce87" table:formula="of:=DEC2HEX(SUM(HEX2DEC([.Q43]);1))" office:value-type="string" office:string-value="41B0" calcext:value-type="string">
            <text:p>41B0</text:p>
          </table:table-cell>
          <table:table-cell table:style-name="ce94" table:formula="of:=DEC2HEX(SUM(HEX2DEC([.R43]);1))" office:value-type="string" office:string-value="41B1" calcext:value-type="string">
            <text:p>41B1</text:p>
          </table:table-cell>
          <table:table-cell table:style-name="ce87" table:formula="of:=DEC2HEX(SUM(HEX2DEC([.S43]);1))" office:value-type="string" office:string-value="41B2" calcext:value-type="string">
            <text:p>41B2</text:p>
          </table:table-cell>
          <table:table-cell table:style-name="ce94" table:formula="of:=DEC2HEX(SUM(HEX2DEC([.T43]);1))" office:value-type="string" office:string-value="41B3" calcext:value-type="string">
            <text:p>41B3</text:p>
          </table:table-cell>
          <table:table-cell table:style-name="ce87" table:formula="of:=DEC2HEX(SUM(HEX2DEC([.U43]);1))" office:value-type="string" office:string-value="41B4" calcext:value-type="string">
            <text:p>41B4</text:p>
          </table:table-cell>
          <table:table-cell table:style-name="ce94" table:formula="of:=DEC2HEX(SUM(HEX2DEC([.V43]);1))" office:value-type="string" office:string-value="41B5" calcext:value-type="string">
            <text:p>41B5</text:p>
          </table:table-cell>
          <table:table-cell table:style-name="ce87" table:formula="of:=DEC2HEX(SUM(HEX2DEC([.W43]);1))" office:value-type="string" office:string-value="41B6" calcext:value-type="string">
            <text:p>41B6</text:p>
          </table:table-cell>
          <table:table-cell table:style-name="ce94" table:formula="of:=DEC2HEX(SUM(HEX2DEC([.X43]);1))" office:value-type="string" office:string-value="41B7" calcext:value-type="string">
            <text:p>41B7</text:p>
          </table:table-cell>
          <table:table-cell table:style-name="ce87" table:formula="of:=DEC2HEX(SUM(HEX2DEC([.Y43]);1))" office:value-type="string" office:string-value="41B8" calcext:value-type="string">
            <text:p>41B8</text:p>
          </table:table-cell>
          <table:table-cell table:style-name="ce94" table:formula="of:=DEC2HEX(SUM(HEX2DEC([.Z43]);1))" office:value-type="string" office:string-value="41B9" calcext:value-type="string">
            <text:p>41B9</text:p>
          </table:table-cell>
          <table:table-cell table:style-name="ce87" table:formula="of:=DEC2HEX(SUM(HEX2DEC([.AA43]);1))" office:value-type="string" office:string-value="41BA" calcext:value-type="string">
            <text:p>41BA</text:p>
          </table:table-cell>
          <table:table-cell table:style-name="ce94" table:formula="of:=DEC2HEX(SUM(HEX2DEC([.AB43]);1))" office:value-type="string" office:string-value="41BB" calcext:value-type="string">
            <text:p>41BB</text:p>
          </table:table-cell>
          <table:table-cell table:style-name="ce87" table:formula="of:=DEC2HEX(SUM(HEX2DEC([.AC43]);1))" office:value-type="string" office:string-value="41BC" calcext:value-type="string">
            <text:p>41BC</text:p>
          </table:table-cell>
          <table:table-cell table:style-name="ce94" table:formula="of:=DEC2HEX(SUM(HEX2DEC([.AD43]);1))" office:value-type="string" office:string-value="41BD" calcext:value-type="string">
            <text:p>41BD</text:p>
          </table:table-cell>
          <table:table-cell table:style-name="ce87" table:formula="of:=DEC2HEX(SUM(HEX2DEC([.AE43]);1))" office:value-type="string" office:string-value="41BE" calcext:value-type="string">
            <text:p>41BE</text:p>
          </table:table-cell>
          <table:table-cell table:style-name="ce94" table:formula="of:=DEC2HEX(SUM(HEX2DEC([.AF43]);1))" office:value-type="string" office:string-value="41BF" calcext:value-type="string">
            <text:p>41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6]);1))" office:value-type="string" office:string-value="42A0" calcext:value-type="string">
            <text:p>42A0</text:p>
          </table:table-cell>
          <table:table-cell table:style-name="ce94" table:formula="of:=DEC2HEX(SUM(HEX2DEC([.B44]);1))" office:value-type="string" office:string-value="42A1" calcext:value-type="string">
            <text:p>42A1</text:p>
          </table:table-cell>
          <table:table-cell table:style-name="ce87" table:formula="of:=DEC2HEX(SUM(HEX2DEC([.C44]);1))" office:value-type="string" office:string-value="42A2" calcext:value-type="string">
            <text:p>42A2</text:p>
          </table:table-cell>
          <table:table-cell table:style-name="ce94" table:formula="of:=DEC2HEX(SUM(HEX2DEC([.D44]);1))" office:value-type="string" office:string-value="42A3" calcext:value-type="string">
            <text:p>42A3</text:p>
          </table:table-cell>
          <table:table-cell table:style-name="ce87" table:formula="of:=DEC2HEX(SUM(HEX2DEC([.E44]);1))" office:value-type="string" office:string-value="42A4" calcext:value-type="string">
            <text:p>42A4</text:p>
          </table:table-cell>
          <table:table-cell table:style-name="ce94" table:formula="of:=DEC2HEX(SUM(HEX2DEC([.F44]);1))" office:value-type="string" office:string-value="42A5" calcext:value-type="string">
            <text:p>42A5</text:p>
          </table:table-cell>
          <table:table-cell table:style-name="ce87" table:formula="of:=DEC2HEX(SUM(HEX2DEC([.G44]);1))" office:value-type="string" office:string-value="42A6" calcext:value-type="string">
            <text:p>42A6</text:p>
          </table:table-cell>
          <table:table-cell table:style-name="ce94" table:formula="of:=DEC2HEX(SUM(HEX2DEC([.H44]);1))" office:value-type="string" office:string-value="42A7" calcext:value-type="string">
            <text:p>42A7</text:p>
          </table:table-cell>
          <table:table-cell table:style-name="ce87" table:formula="of:=DEC2HEX(SUM(HEX2DEC([.I44]);1))" office:value-type="string" office:string-value="42A8" calcext:value-type="string">
            <text:p>42A8</text:p>
          </table:table-cell>
          <table:table-cell table:style-name="ce94" table:formula="of:=DEC2HEX(SUM(HEX2DEC([.J44]);1))" office:value-type="string" office:string-value="42A9" calcext:value-type="string">
            <text:p>42A9</text:p>
          </table:table-cell>
          <table:table-cell table:style-name="ce87" table:formula="of:=DEC2HEX(SUM(HEX2DEC([.K44]);1))" office:value-type="string" office:string-value="42AA" calcext:value-type="string">
            <text:p>42AA</text:p>
          </table:table-cell>
          <table:table-cell table:style-name="ce94" table:formula="of:=DEC2HEX(SUM(HEX2DEC([.L44]);1))" office:value-type="string" office:string-value="42AB" calcext:value-type="string">
            <text:p>42AB</text:p>
          </table:table-cell>
          <table:table-cell table:style-name="ce104" table:formula="of:=DEC2HEX(SUM(HEX2DEC([.M44]);1))" office:value-type="string" office:string-value="42AC" calcext:value-type="string">
            <text:p>42AC</text:p>
          </table:table-cell>
          <table:table-cell table:style-name="ce89" table:formula="of:=DEC2HEX(SUM(HEX2DEC([.N44]);1))" office:value-type="string" office:string-value="42AD" calcext:value-type="string">
            <text:p>42AD</text:p>
          </table:table-cell>
          <table:table-cell table:style-name="ce87" table:formula="of:=DEC2HEX(SUM(HEX2DEC([.O44]);1))" office:value-type="string" office:string-value="42AE" calcext:value-type="string">
            <text:p>42AE</text:p>
          </table:table-cell>
          <table:table-cell table:style-name="ce94" table:formula="of:=DEC2HEX(SUM(HEX2DEC([.P44]);1))" office:value-type="string" office:string-value="42AF" calcext:value-type="string">
            <text:p>42AF</text:p>
          </table:table-cell>
          <table:table-cell table:style-name="ce87" table:formula="of:=DEC2HEX(SUM(HEX2DEC([.Q44]);1))" office:value-type="string" office:string-value="42B0" calcext:value-type="string">
            <text:p>42B0</text:p>
          </table:table-cell>
          <table:table-cell table:style-name="ce94" table:formula="of:=DEC2HEX(SUM(HEX2DEC([.R44]);1))" office:value-type="string" office:string-value="42B1" calcext:value-type="string">
            <text:p>42B1</text:p>
          </table:table-cell>
          <table:table-cell table:style-name="ce87" table:formula="of:=DEC2HEX(SUM(HEX2DEC([.S44]);1))" office:value-type="string" office:string-value="42B2" calcext:value-type="string">
            <text:p>42B2</text:p>
          </table:table-cell>
          <table:table-cell table:style-name="ce94" table:formula="of:=DEC2HEX(SUM(HEX2DEC([.T44]);1))" office:value-type="string" office:string-value="42B3" calcext:value-type="string">
            <text:p>42B3</text:p>
          </table:table-cell>
          <table:table-cell table:style-name="ce87" table:formula="of:=DEC2HEX(SUM(HEX2DEC([.U44]);1))" office:value-type="string" office:string-value="42B4" calcext:value-type="string">
            <text:p>42B4</text:p>
          </table:table-cell>
          <table:table-cell table:style-name="ce94" table:formula="of:=DEC2HEX(SUM(HEX2DEC([.V44]);1))" office:value-type="string" office:string-value="42B5" calcext:value-type="string">
            <text:p>42B5</text:p>
          </table:table-cell>
          <table:table-cell table:style-name="ce87" table:formula="of:=DEC2HEX(SUM(HEX2DEC([.W44]);1))" office:value-type="string" office:string-value="42B6" calcext:value-type="string">
            <text:p>42B6</text:p>
          </table:table-cell>
          <table:table-cell table:style-name="ce94" table:formula="of:=DEC2HEX(SUM(HEX2DEC([.X44]);1))" office:value-type="string" office:string-value="42B7" calcext:value-type="string">
            <text:p>42B7</text:p>
          </table:table-cell>
          <table:table-cell table:style-name="ce87" table:formula="of:=DEC2HEX(SUM(HEX2DEC([.Y44]);1))" office:value-type="string" office:string-value="42B8" calcext:value-type="string">
            <text:p>42B8</text:p>
          </table:table-cell>
          <table:table-cell table:style-name="ce94" table:formula="of:=DEC2HEX(SUM(HEX2DEC([.Z44]);1))" office:value-type="string" office:string-value="42B9" calcext:value-type="string">
            <text:p>42B9</text:p>
          </table:table-cell>
          <table:table-cell table:style-name="ce87" table:formula="of:=DEC2HEX(SUM(HEX2DEC([.AA44]);1))" office:value-type="string" office:string-value="42BA" calcext:value-type="string">
            <text:p>42BA</text:p>
          </table:table-cell>
          <table:table-cell table:style-name="ce94" table:formula="of:=DEC2HEX(SUM(HEX2DEC([.AB44]);1))" office:value-type="string" office:string-value="42BB" calcext:value-type="string">
            <text:p>42BB</text:p>
          </table:table-cell>
          <table:table-cell table:style-name="ce87" table:formula="of:=DEC2HEX(SUM(HEX2DEC([.AC44]);1))" office:value-type="string" office:string-value="42BC" calcext:value-type="string">
            <text:p>42BC</text:p>
          </table:table-cell>
          <table:table-cell table:style-name="ce94" table:formula="of:=DEC2HEX(SUM(HEX2DEC([.AD44]);1))" office:value-type="string" office:string-value="42BD" calcext:value-type="string">
            <text:p>42BD</text:p>
          </table:table-cell>
          <table:table-cell table:style-name="ce87" table:formula="of:=DEC2HEX(SUM(HEX2DEC([.AE44]);1))" office:value-type="string" office:string-value="42BE" calcext:value-type="string">
            <text:p>42BE</text:p>
          </table:table-cell>
          <table:table-cell table:style-name="ce94" table:formula="of:=DEC2HEX(SUM(HEX2DEC([.AF44]);1))" office:value-type="string" office:string-value="42BF" calcext:value-type="string">
            <text:p>42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7]);1))" office:value-type="string" office:string-value="43A0" calcext:value-type="string">
            <text:p>43A0</text:p>
          </table:table-cell>
          <table:table-cell table:style-name="ce94" table:formula="of:=DEC2HEX(SUM(HEX2DEC([.B45]);1))" office:value-type="string" office:string-value="43A1" calcext:value-type="string">
            <text:p>43A1</text:p>
          </table:table-cell>
          <table:table-cell table:style-name="ce87" table:formula="of:=DEC2HEX(SUM(HEX2DEC([.C45]);1))" office:value-type="string" office:string-value="43A2" calcext:value-type="string">
            <text:p>43A2</text:p>
          </table:table-cell>
          <table:table-cell table:style-name="ce94" table:formula="of:=DEC2HEX(SUM(HEX2DEC([.D45]);1))" office:value-type="string" office:string-value="43A3" calcext:value-type="string">
            <text:p>43A3</text:p>
          </table:table-cell>
          <table:table-cell table:style-name="ce87" table:formula="of:=DEC2HEX(SUM(HEX2DEC([.E45]);1))" office:value-type="string" office:string-value="43A4" calcext:value-type="string">
            <text:p>43A4</text:p>
          </table:table-cell>
          <table:table-cell table:style-name="ce94" table:formula="of:=DEC2HEX(SUM(HEX2DEC([.F45]);1))" office:value-type="string" office:string-value="43A5" calcext:value-type="string">
            <text:p>43A5</text:p>
          </table:table-cell>
          <table:table-cell table:style-name="ce87" table:formula="of:=DEC2HEX(SUM(HEX2DEC([.G45]);1))" office:value-type="string" office:string-value="43A6" calcext:value-type="string">
            <text:p>43A6</text:p>
          </table:table-cell>
          <table:table-cell table:style-name="ce94" table:formula="of:=DEC2HEX(SUM(HEX2DEC([.H45]);1))" office:value-type="string" office:string-value="43A7" calcext:value-type="string">
            <text:p>43A7</text:p>
          </table:table-cell>
          <table:table-cell table:style-name="ce87" table:formula="of:=DEC2HEX(SUM(HEX2DEC([.I45]);1))" office:value-type="string" office:string-value="43A8" calcext:value-type="string">
            <text:p>43A8</text:p>
          </table:table-cell>
          <table:table-cell table:style-name="ce94" table:formula="of:=DEC2HEX(SUM(HEX2DEC([.J45]);1))" office:value-type="string" office:string-value="43A9" calcext:value-type="string">
            <text:p>43A9</text:p>
          </table:table-cell>
          <table:table-cell table:style-name="ce87" table:formula="of:=DEC2HEX(SUM(HEX2DEC([.K45]);1))" office:value-type="string" office:string-value="43AA" calcext:value-type="string">
            <text:p>43AA</text:p>
          </table:table-cell>
          <table:table-cell table:style-name="ce94" table:formula="of:=DEC2HEX(SUM(HEX2DEC([.L45]);1))" office:value-type="string" office:string-value="43AB" calcext:value-type="string">
            <text:p>43AB</text:p>
          </table:table-cell>
          <table:table-cell table:style-name="ce104" table:formula="of:=DEC2HEX(SUM(HEX2DEC([.M45]);1))" office:value-type="string" office:string-value="43AC" calcext:value-type="string">
            <text:p>43AC</text:p>
          </table:table-cell>
          <table:table-cell table:style-name="ce89" table:formula="of:=DEC2HEX(SUM(HEX2DEC([.N45]);1))" office:value-type="string" office:string-value="43AD" calcext:value-type="string">
            <text:p>43AD</text:p>
          </table:table-cell>
          <table:table-cell table:style-name="ce87" table:formula="of:=DEC2HEX(SUM(HEX2DEC([.O45]);1))" office:value-type="string" office:string-value="43AE" calcext:value-type="string">
            <text:p>43AE</text:p>
          </table:table-cell>
          <table:table-cell table:style-name="ce94" table:formula="of:=DEC2HEX(SUM(HEX2DEC([.P45]);1))" office:value-type="string" office:string-value="43AF" calcext:value-type="string">
            <text:p>43AF</text:p>
          </table:table-cell>
          <table:table-cell table:style-name="ce87" table:formula="of:=DEC2HEX(SUM(HEX2DEC([.Q45]);1))" office:value-type="string" office:string-value="43B0" calcext:value-type="string">
            <text:p>43B0</text:p>
          </table:table-cell>
          <table:table-cell table:style-name="ce94" table:formula="of:=DEC2HEX(SUM(HEX2DEC([.R45]);1))" office:value-type="string" office:string-value="43B1" calcext:value-type="string">
            <text:p>43B1</text:p>
          </table:table-cell>
          <table:table-cell table:style-name="ce87" table:formula="of:=DEC2HEX(SUM(HEX2DEC([.S45]);1))" office:value-type="string" office:string-value="43B2" calcext:value-type="string">
            <text:p>43B2</text:p>
          </table:table-cell>
          <table:table-cell table:style-name="ce94" table:formula="of:=DEC2HEX(SUM(HEX2DEC([.T45]);1))" office:value-type="string" office:string-value="43B3" calcext:value-type="string">
            <text:p>43B3</text:p>
          </table:table-cell>
          <table:table-cell table:style-name="ce87" table:formula="of:=DEC2HEX(SUM(HEX2DEC([.U45]);1))" office:value-type="string" office:string-value="43B4" calcext:value-type="string">
            <text:p>43B4</text:p>
          </table:table-cell>
          <table:table-cell table:style-name="ce94" table:formula="of:=DEC2HEX(SUM(HEX2DEC([.V45]);1))" office:value-type="string" office:string-value="43B5" calcext:value-type="string">
            <text:p>43B5</text:p>
          </table:table-cell>
          <table:table-cell table:style-name="ce87" table:formula="of:=DEC2HEX(SUM(HEX2DEC([.W45]);1))" office:value-type="string" office:string-value="43B6" calcext:value-type="string">
            <text:p>43B6</text:p>
          </table:table-cell>
          <table:table-cell table:style-name="ce94" table:formula="of:=DEC2HEX(SUM(HEX2DEC([.X45]);1))" office:value-type="string" office:string-value="43B7" calcext:value-type="string">
            <text:p>43B7</text:p>
          </table:table-cell>
          <table:table-cell table:style-name="ce87" table:formula="of:=DEC2HEX(SUM(HEX2DEC([.Y45]);1))" office:value-type="string" office:string-value="43B8" calcext:value-type="string">
            <text:p>43B8</text:p>
          </table:table-cell>
          <table:table-cell table:style-name="ce94" table:formula="of:=DEC2HEX(SUM(HEX2DEC([.Z45]);1))" office:value-type="string" office:string-value="43B9" calcext:value-type="string">
            <text:p>43B9</text:p>
          </table:table-cell>
          <table:table-cell table:style-name="ce87" table:formula="of:=DEC2HEX(SUM(HEX2DEC([.AA45]);1))" office:value-type="string" office:string-value="43BA" calcext:value-type="string">
            <text:p>43BA</text:p>
          </table:table-cell>
          <table:table-cell table:style-name="ce94" table:formula="of:=DEC2HEX(SUM(HEX2DEC([.AB45]);1))" office:value-type="string" office:string-value="43BB" calcext:value-type="string">
            <text:p>43BB</text:p>
          </table:table-cell>
          <table:table-cell table:style-name="ce87" table:formula="of:=DEC2HEX(SUM(HEX2DEC([.AC45]);1))" office:value-type="string" office:string-value="43BC" calcext:value-type="string">
            <text:p>43BC</text:p>
          </table:table-cell>
          <table:table-cell table:style-name="ce94" table:formula="of:=DEC2HEX(SUM(HEX2DEC([.AD45]);1))" office:value-type="string" office:string-value="43BD" calcext:value-type="string">
            <text:p>43BD</text:p>
          </table:table-cell>
          <table:table-cell table:style-name="ce87" table:formula="of:=DEC2HEX(SUM(HEX2DEC([.AE45]);1))" office:value-type="string" office:string-value="43BE" calcext:value-type="string">
            <text:p>43BE</text:p>
          </table:table-cell>
          <table:table-cell table:style-name="ce94" table:formula="of:=DEC2HEX(SUM(HEX2DEC([.AF45]);1))" office:value-type="string" office:string-value="43BF" calcext:value-type="string">
            <text:p>43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8]);1))" office:value-type="string" office:string-value="44A0" calcext:value-type="string">
            <text:p>44A0</text:p>
          </table:table-cell>
          <table:table-cell table:style-name="ce94" table:formula="of:=DEC2HEX(SUM(HEX2DEC([.B46]);1))" office:value-type="string" office:string-value="44A1" calcext:value-type="string">
            <text:p>44A1</text:p>
          </table:table-cell>
          <table:table-cell table:style-name="ce87" table:formula="of:=DEC2HEX(SUM(HEX2DEC([.C46]);1))" office:value-type="string" office:string-value="44A2" calcext:value-type="string">
            <text:p>44A2</text:p>
          </table:table-cell>
          <table:table-cell table:style-name="ce94" table:formula="of:=DEC2HEX(SUM(HEX2DEC([.D46]);1))" office:value-type="string" office:string-value="44A3" calcext:value-type="string">
            <text:p>44A3</text:p>
          </table:table-cell>
          <table:table-cell table:style-name="ce87" table:formula="of:=DEC2HEX(SUM(HEX2DEC([.E46]);1))" office:value-type="string" office:string-value="44A4" calcext:value-type="string">
            <text:p>44A4</text:p>
          </table:table-cell>
          <table:table-cell table:style-name="ce94" table:formula="of:=DEC2HEX(SUM(HEX2DEC([.F46]);1))" office:value-type="string" office:string-value="44A5" calcext:value-type="string">
            <text:p>44A5</text:p>
          </table:table-cell>
          <table:table-cell table:style-name="ce87" table:formula="of:=DEC2HEX(SUM(HEX2DEC([.G46]);1))" office:value-type="string" office:string-value="44A6" calcext:value-type="string">
            <text:p>44A6</text:p>
          </table:table-cell>
          <table:table-cell table:style-name="ce94" table:formula="of:=DEC2HEX(SUM(HEX2DEC([.H46]);1))" office:value-type="string" office:string-value="44A7" calcext:value-type="string">
            <text:p>44A7</text:p>
          </table:table-cell>
          <table:table-cell table:style-name="ce87" table:formula="of:=DEC2HEX(SUM(HEX2DEC([.I46]);1))" office:value-type="string" office:string-value="44A8" calcext:value-type="string">
            <text:p>44A8</text:p>
          </table:table-cell>
          <table:table-cell table:style-name="ce94" table:formula="of:=DEC2HEX(SUM(HEX2DEC([.J46]);1))" office:value-type="string" office:string-value="44A9" calcext:value-type="string">
            <text:p>44A9</text:p>
          </table:table-cell>
          <table:table-cell table:style-name="ce87" table:formula="of:=DEC2HEX(SUM(HEX2DEC([.K46]);1))" office:value-type="string" office:string-value="44AA" calcext:value-type="string">
            <text:p>44AA</text:p>
          </table:table-cell>
          <table:table-cell table:style-name="ce94" table:formula="of:=DEC2HEX(SUM(HEX2DEC([.L46]);1))" office:value-type="string" office:string-value="44AB" calcext:value-type="string">
            <text:p>44AB</text:p>
          </table:table-cell>
          <table:table-cell table:style-name="ce104" table:formula="of:=DEC2HEX(SUM(HEX2DEC([.M46]);1))" office:value-type="string" office:string-value="44AC" calcext:value-type="string">
            <text:p>44AC</text:p>
          </table:table-cell>
          <table:table-cell table:style-name="ce89" table:formula="of:=DEC2HEX(SUM(HEX2DEC([.N46]);1))" office:value-type="string" office:string-value="44AD" calcext:value-type="string">
            <text:p>44AD</text:p>
          </table:table-cell>
          <table:table-cell table:style-name="ce87" table:formula="of:=DEC2HEX(SUM(HEX2DEC([.O46]);1))" office:value-type="string" office:string-value="44AE" calcext:value-type="string">
            <text:p>44AE</text:p>
          </table:table-cell>
          <table:table-cell table:style-name="ce94" table:formula="of:=DEC2HEX(SUM(HEX2DEC([.P46]);1))" office:value-type="string" office:string-value="44AF" calcext:value-type="string">
            <text:p>44AF</text:p>
          </table:table-cell>
          <table:table-cell table:style-name="ce87" table:formula="of:=DEC2HEX(SUM(HEX2DEC([.Q46]);1))" office:value-type="string" office:string-value="44B0" calcext:value-type="string">
            <text:p>44B0</text:p>
          </table:table-cell>
          <table:table-cell table:style-name="ce94" table:formula="of:=DEC2HEX(SUM(HEX2DEC([.R46]);1))" office:value-type="string" office:string-value="44B1" calcext:value-type="string">
            <text:p>44B1</text:p>
          </table:table-cell>
          <table:table-cell table:style-name="ce87" table:formula="of:=DEC2HEX(SUM(HEX2DEC([.S46]);1))" office:value-type="string" office:string-value="44B2" calcext:value-type="string">
            <text:p>44B2</text:p>
          </table:table-cell>
          <table:table-cell table:style-name="ce94" table:formula="of:=DEC2HEX(SUM(HEX2DEC([.T46]);1))" office:value-type="string" office:string-value="44B3" calcext:value-type="string">
            <text:p>44B3</text:p>
          </table:table-cell>
          <table:table-cell table:style-name="ce87" table:formula="of:=DEC2HEX(SUM(HEX2DEC([.U46]);1))" office:value-type="string" office:string-value="44B4" calcext:value-type="string">
            <text:p>44B4</text:p>
          </table:table-cell>
          <table:table-cell table:style-name="ce94" table:formula="of:=DEC2HEX(SUM(HEX2DEC([.V46]);1))" office:value-type="string" office:string-value="44B5" calcext:value-type="string">
            <text:p>44B5</text:p>
          </table:table-cell>
          <table:table-cell table:style-name="ce87" table:formula="of:=DEC2HEX(SUM(HEX2DEC([.W46]);1))" office:value-type="string" office:string-value="44B6" calcext:value-type="string">
            <text:p>44B6</text:p>
          </table:table-cell>
          <table:table-cell table:style-name="ce94" table:formula="of:=DEC2HEX(SUM(HEX2DEC([.X46]);1))" office:value-type="string" office:string-value="44B7" calcext:value-type="string">
            <text:p>44B7</text:p>
          </table:table-cell>
          <table:table-cell table:style-name="ce87" table:formula="of:=DEC2HEX(SUM(HEX2DEC([.Y46]);1))" office:value-type="string" office:string-value="44B8" calcext:value-type="string">
            <text:p>44B8</text:p>
          </table:table-cell>
          <table:table-cell table:style-name="ce94" table:formula="of:=DEC2HEX(SUM(HEX2DEC([.Z46]);1))" office:value-type="string" office:string-value="44B9" calcext:value-type="string">
            <text:p>44B9</text:p>
          </table:table-cell>
          <table:table-cell table:style-name="ce87" table:formula="of:=DEC2HEX(SUM(HEX2DEC([.AA46]);1))" office:value-type="string" office:string-value="44BA" calcext:value-type="string">
            <text:p>44BA</text:p>
          </table:table-cell>
          <table:table-cell table:style-name="ce94" table:formula="of:=DEC2HEX(SUM(HEX2DEC([.AB46]);1))" office:value-type="string" office:string-value="44BB" calcext:value-type="string">
            <text:p>44BB</text:p>
          </table:table-cell>
          <table:table-cell table:style-name="ce87" table:formula="of:=DEC2HEX(SUM(HEX2DEC([.AC46]);1))" office:value-type="string" office:string-value="44BC" calcext:value-type="string">
            <text:p>44BC</text:p>
          </table:table-cell>
          <table:table-cell table:style-name="ce94" table:formula="of:=DEC2HEX(SUM(HEX2DEC([.AD46]);1))" office:value-type="string" office:string-value="44BD" calcext:value-type="string">
            <text:p>44BD</text:p>
          </table:table-cell>
          <table:table-cell table:style-name="ce87" table:formula="of:=DEC2HEX(SUM(HEX2DEC([.AE46]);1))" office:value-type="string" office:string-value="44BE" calcext:value-type="string">
            <text:p>44BE</text:p>
          </table:table-cell>
          <table:table-cell table:style-name="ce94" table:formula="of:=DEC2HEX(SUM(HEX2DEC([.AF46]);1))" office:value-type="string" office:string-value="44BF" calcext:value-type="string">
            <text:p>44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9]);1))" office:value-type="string" office:string-value="45A0" calcext:value-type="string">
            <text:p>45A0</text:p>
          </table:table-cell>
          <table:table-cell table:style-name="ce94" table:formula="of:=DEC2HEX(SUM(HEX2DEC([.B47]);1))" office:value-type="string" office:string-value="45A1" calcext:value-type="string">
            <text:p>45A1</text:p>
          </table:table-cell>
          <table:table-cell table:style-name="ce87" table:formula="of:=DEC2HEX(SUM(HEX2DEC([.C47]);1))" office:value-type="string" office:string-value="45A2" calcext:value-type="string">
            <text:p>45A2</text:p>
          </table:table-cell>
          <table:table-cell table:style-name="ce94" table:formula="of:=DEC2HEX(SUM(HEX2DEC([.D47]);1))" office:value-type="string" office:string-value="45A3" calcext:value-type="string">
            <text:p>45A3</text:p>
          </table:table-cell>
          <table:table-cell table:style-name="ce87" table:formula="of:=DEC2HEX(SUM(HEX2DEC([.E47]);1))" office:value-type="string" office:string-value="45A4" calcext:value-type="string">
            <text:p>45A4</text:p>
          </table:table-cell>
          <table:table-cell table:style-name="ce94" table:formula="of:=DEC2HEX(SUM(HEX2DEC([.F47]);1))" office:value-type="string" office:string-value="45A5" calcext:value-type="string">
            <text:p>45A5</text:p>
          </table:table-cell>
          <table:table-cell table:style-name="ce87" table:formula="of:=DEC2HEX(SUM(HEX2DEC([.G47]);1))" office:value-type="string" office:string-value="45A6" calcext:value-type="string">
            <text:p>45A6</text:p>
          </table:table-cell>
          <table:table-cell table:style-name="ce94" table:formula="of:=DEC2HEX(SUM(HEX2DEC([.H47]);1))" office:value-type="string" office:string-value="45A7" calcext:value-type="string">
            <text:p>45A7</text:p>
          </table:table-cell>
          <table:table-cell table:style-name="ce87" table:formula="of:=DEC2HEX(SUM(HEX2DEC([.I47]);1))" office:value-type="string" office:string-value="45A8" calcext:value-type="string">
            <text:p>45A8</text:p>
          </table:table-cell>
          <table:table-cell table:style-name="ce94" table:formula="of:=DEC2HEX(SUM(HEX2DEC([.J47]);1))" office:value-type="string" office:string-value="45A9" calcext:value-type="string">
            <text:p>45A9</text:p>
          </table:table-cell>
          <table:table-cell table:style-name="ce87" table:formula="of:=DEC2HEX(SUM(HEX2DEC([.K47]);1))" office:value-type="string" office:string-value="45AA" calcext:value-type="string">
            <text:p>45AA</text:p>
          </table:table-cell>
          <table:table-cell table:style-name="ce94" table:formula="of:=DEC2HEX(SUM(HEX2DEC([.L47]);1))" office:value-type="string" office:string-value="45AB" calcext:value-type="string">
            <text:p>45AB</text:p>
          </table:table-cell>
          <table:table-cell table:style-name="ce104" table:formula="of:=DEC2HEX(SUM(HEX2DEC([.M47]);1))" office:value-type="string" office:string-value="45AC" calcext:value-type="string">
            <text:p>45AC</text:p>
          </table:table-cell>
          <table:table-cell table:style-name="ce89" table:formula="of:=DEC2HEX(SUM(HEX2DEC([.N47]);1))" office:value-type="string" office:string-value="45AD" calcext:value-type="string">
            <text:p>45AD</text:p>
          </table:table-cell>
          <table:table-cell table:style-name="ce87" table:formula="of:=DEC2HEX(SUM(HEX2DEC([.O47]);1))" office:value-type="string" office:string-value="45AE" calcext:value-type="string">
            <text:p>45AE</text:p>
          </table:table-cell>
          <table:table-cell table:style-name="ce94" table:formula="of:=DEC2HEX(SUM(HEX2DEC([.P47]);1))" office:value-type="string" office:string-value="45AF" calcext:value-type="string">
            <text:p>45AF</text:p>
          </table:table-cell>
          <table:table-cell table:style-name="ce87" table:formula="of:=DEC2HEX(SUM(HEX2DEC([.Q47]);1))" office:value-type="string" office:string-value="45B0" calcext:value-type="string">
            <text:p>45B0</text:p>
          </table:table-cell>
          <table:table-cell table:style-name="ce94" table:formula="of:=DEC2HEX(SUM(HEX2DEC([.R47]);1))" office:value-type="string" office:string-value="45B1" calcext:value-type="string">
            <text:p>45B1</text:p>
          </table:table-cell>
          <table:table-cell table:style-name="ce87" table:formula="of:=DEC2HEX(SUM(HEX2DEC([.S47]);1))" office:value-type="string" office:string-value="45B2" calcext:value-type="string">
            <text:p>45B2</text:p>
          </table:table-cell>
          <table:table-cell table:style-name="ce94" table:formula="of:=DEC2HEX(SUM(HEX2DEC([.T47]);1))" office:value-type="string" office:string-value="45B3" calcext:value-type="string">
            <text:p>45B3</text:p>
          </table:table-cell>
          <table:table-cell table:style-name="ce87" table:formula="of:=DEC2HEX(SUM(HEX2DEC([.U47]);1))" office:value-type="string" office:string-value="45B4" calcext:value-type="string">
            <text:p>45B4</text:p>
          </table:table-cell>
          <table:table-cell table:style-name="ce94" table:formula="of:=DEC2HEX(SUM(HEX2DEC([.V47]);1))" office:value-type="string" office:string-value="45B5" calcext:value-type="string">
            <text:p>45B5</text:p>
          </table:table-cell>
          <table:table-cell table:style-name="ce87" table:formula="of:=DEC2HEX(SUM(HEX2DEC([.W47]);1))" office:value-type="string" office:string-value="45B6" calcext:value-type="string">
            <text:p>45B6</text:p>
          </table:table-cell>
          <table:table-cell table:style-name="ce94" table:formula="of:=DEC2HEX(SUM(HEX2DEC([.X47]);1))" office:value-type="string" office:string-value="45B7" calcext:value-type="string">
            <text:p>45B7</text:p>
          </table:table-cell>
          <table:table-cell table:style-name="ce87" table:formula="of:=DEC2HEX(SUM(HEX2DEC([.Y47]);1))" office:value-type="string" office:string-value="45B8" calcext:value-type="string">
            <text:p>45B8</text:p>
          </table:table-cell>
          <table:table-cell table:style-name="ce94" table:formula="of:=DEC2HEX(SUM(HEX2DEC([.Z47]);1))" office:value-type="string" office:string-value="45B9" calcext:value-type="string">
            <text:p>45B9</text:p>
          </table:table-cell>
          <table:table-cell table:style-name="ce87" table:formula="of:=DEC2HEX(SUM(HEX2DEC([.AA47]);1))" office:value-type="string" office:string-value="45BA" calcext:value-type="string">
            <text:p>45BA</text:p>
          </table:table-cell>
          <table:table-cell table:style-name="ce94" table:formula="of:=DEC2HEX(SUM(HEX2DEC([.AB47]);1))" office:value-type="string" office:string-value="45BB" calcext:value-type="string">
            <text:p>45BB</text:p>
          </table:table-cell>
          <table:table-cell table:style-name="ce87" table:formula="of:=DEC2HEX(SUM(HEX2DEC([.AC47]);1))" office:value-type="string" office:string-value="45BC" calcext:value-type="string">
            <text:p>45BC</text:p>
          </table:table-cell>
          <table:table-cell table:style-name="ce94" table:formula="of:=DEC2HEX(SUM(HEX2DEC([.AD47]);1))" office:value-type="string" office:string-value="45BD" calcext:value-type="string">
            <text:p>45BD</text:p>
          </table:table-cell>
          <table:table-cell table:style-name="ce87" table:formula="of:=DEC2HEX(SUM(HEX2DEC([.AE47]);1))" office:value-type="string" office:string-value="45BE" calcext:value-type="string">
            <text:p>45BE</text:p>
          </table:table-cell>
          <table:table-cell table:style-name="ce94" table:formula="of:=DEC2HEX(SUM(HEX2DEC([.AF47]);1))" office:value-type="string" office:string-value="45BF" calcext:value-type="string">
            <text:p>45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40]);1))" office:value-type="string" office:string-value="46A0" calcext:value-type="string">
            <text:p>46A0</text:p>
          </table:table-cell>
          <table:table-cell table:style-name="ce94" table:formula="of:=DEC2HEX(SUM(HEX2DEC([.B48]);1))" office:value-type="string" office:string-value="46A1" calcext:value-type="string">
            <text:p>46A1</text:p>
          </table:table-cell>
          <table:table-cell table:style-name="ce87" table:formula="of:=DEC2HEX(SUM(HEX2DEC([.C48]);1))" office:value-type="string" office:string-value="46A2" calcext:value-type="string">
            <text:p>46A2</text:p>
          </table:table-cell>
          <table:table-cell table:style-name="ce94" table:formula="of:=DEC2HEX(SUM(HEX2DEC([.D48]);1))" office:value-type="string" office:string-value="46A3" calcext:value-type="string">
            <text:p>46A3</text:p>
          </table:table-cell>
          <table:table-cell table:style-name="ce87" table:formula="of:=DEC2HEX(SUM(HEX2DEC([.E48]);1))" office:value-type="string" office:string-value="46A4" calcext:value-type="string">
            <text:p>46A4</text:p>
          </table:table-cell>
          <table:table-cell table:style-name="ce94" table:formula="of:=DEC2HEX(SUM(HEX2DEC([.F48]);1))" office:value-type="string" office:string-value="46A5" calcext:value-type="string">
            <text:p>46A5</text:p>
          </table:table-cell>
          <table:table-cell table:style-name="ce87" table:formula="of:=DEC2HEX(SUM(HEX2DEC([.G48]);1))" office:value-type="string" office:string-value="46A6" calcext:value-type="string">
            <text:p>46A6</text:p>
          </table:table-cell>
          <table:table-cell table:style-name="ce94" table:formula="of:=DEC2HEX(SUM(HEX2DEC([.H48]);1))" office:value-type="string" office:string-value="46A7" calcext:value-type="string">
            <text:p>46A7</text:p>
          </table:table-cell>
          <table:table-cell table:style-name="ce87" table:formula="of:=DEC2HEX(SUM(HEX2DEC([.I48]);1))" office:value-type="string" office:string-value="46A8" calcext:value-type="string">
            <text:p>46A8</text:p>
          </table:table-cell>
          <table:table-cell table:style-name="ce94" table:formula="of:=DEC2HEX(SUM(HEX2DEC([.J48]);1))" office:value-type="string" office:string-value="46A9" calcext:value-type="string">
            <text:p>46A9</text:p>
          </table:table-cell>
          <table:table-cell table:style-name="ce87" table:formula="of:=DEC2HEX(SUM(HEX2DEC([.K48]);1))" office:value-type="string" office:string-value="46AA" calcext:value-type="string">
            <text:p>46AA</text:p>
          </table:table-cell>
          <table:table-cell table:style-name="ce94" table:formula="of:=DEC2HEX(SUM(HEX2DEC([.L48]);1))" office:value-type="string" office:string-value="46AB" calcext:value-type="string">
            <text:p>46AB</text:p>
          </table:table-cell>
          <table:table-cell table:style-name="ce104" table:formula="of:=DEC2HEX(SUM(HEX2DEC([.M48]);1))" office:value-type="string" office:string-value="46AC" calcext:value-type="string">
            <text:p>46AC</text:p>
          </table:table-cell>
          <table:table-cell table:style-name="ce89" table:formula="of:=DEC2HEX(SUM(HEX2DEC([.N48]);1))" office:value-type="string" office:string-value="46AD" calcext:value-type="string">
            <text:p>46AD</text:p>
          </table:table-cell>
          <table:table-cell table:style-name="ce87" table:formula="of:=DEC2HEX(SUM(HEX2DEC([.O48]);1))" office:value-type="string" office:string-value="46AE" calcext:value-type="string">
            <text:p>46AE</text:p>
          </table:table-cell>
          <table:table-cell table:style-name="ce94" table:formula="of:=DEC2HEX(SUM(HEX2DEC([.P48]);1))" office:value-type="string" office:string-value="46AF" calcext:value-type="string">
            <text:p>46AF</text:p>
          </table:table-cell>
          <table:table-cell table:style-name="ce87" table:formula="of:=DEC2HEX(SUM(HEX2DEC([.Q48]);1))" office:value-type="string" office:string-value="46B0" calcext:value-type="string">
            <text:p>46B0</text:p>
          </table:table-cell>
          <table:table-cell table:style-name="ce94" table:formula="of:=DEC2HEX(SUM(HEX2DEC([.R48]);1))" office:value-type="string" office:string-value="46B1" calcext:value-type="string">
            <text:p>46B1</text:p>
          </table:table-cell>
          <table:table-cell table:style-name="ce87" table:formula="of:=DEC2HEX(SUM(HEX2DEC([.S48]);1))" office:value-type="string" office:string-value="46B2" calcext:value-type="string">
            <text:p>46B2</text:p>
          </table:table-cell>
          <table:table-cell table:style-name="ce94" table:formula="of:=DEC2HEX(SUM(HEX2DEC([.T48]);1))" office:value-type="string" office:string-value="46B3" calcext:value-type="string">
            <text:p>46B3</text:p>
          </table:table-cell>
          <table:table-cell table:style-name="ce87" table:formula="of:=DEC2HEX(SUM(HEX2DEC([.U48]);1))" office:value-type="string" office:string-value="46B4" calcext:value-type="string">
            <text:p>46B4</text:p>
          </table:table-cell>
          <table:table-cell table:style-name="ce94" table:formula="of:=DEC2HEX(SUM(HEX2DEC([.V48]);1))" office:value-type="string" office:string-value="46B5" calcext:value-type="string">
            <text:p>46B5</text:p>
          </table:table-cell>
          <table:table-cell table:style-name="ce87" table:formula="of:=DEC2HEX(SUM(HEX2DEC([.W48]);1))" office:value-type="string" office:string-value="46B6" calcext:value-type="string">
            <text:p>46B6</text:p>
          </table:table-cell>
          <table:table-cell table:style-name="ce94" table:formula="of:=DEC2HEX(SUM(HEX2DEC([.X48]);1))" office:value-type="string" office:string-value="46B7" calcext:value-type="string">
            <text:p>46B7</text:p>
          </table:table-cell>
          <table:table-cell table:style-name="ce87" table:formula="of:=DEC2HEX(SUM(HEX2DEC([.Y48]);1))" office:value-type="string" office:string-value="46B8" calcext:value-type="string">
            <text:p>46B8</text:p>
          </table:table-cell>
          <table:table-cell table:style-name="ce94" table:formula="of:=DEC2HEX(SUM(HEX2DEC([.Z48]);1))" office:value-type="string" office:string-value="46B9" calcext:value-type="string">
            <text:p>46B9</text:p>
          </table:table-cell>
          <table:table-cell table:style-name="ce87" table:formula="of:=DEC2HEX(SUM(HEX2DEC([.AA48]);1))" office:value-type="string" office:string-value="46BA" calcext:value-type="string">
            <text:p>46BA</text:p>
          </table:table-cell>
          <table:table-cell table:style-name="ce94" table:formula="of:=DEC2HEX(SUM(HEX2DEC([.AB48]);1))" office:value-type="string" office:string-value="46BB" calcext:value-type="string">
            <text:p>46BB</text:p>
          </table:table-cell>
          <table:table-cell table:style-name="ce87" table:formula="of:=DEC2HEX(SUM(HEX2DEC([.AC48]);1))" office:value-type="string" office:string-value="46BC" calcext:value-type="string">
            <text:p>46BC</text:p>
          </table:table-cell>
          <table:table-cell table:style-name="ce94" table:formula="of:=DEC2HEX(SUM(HEX2DEC([.AD48]);1))" office:value-type="string" office:string-value="46BD" calcext:value-type="string">
            <text:p>46BD</text:p>
          </table:table-cell>
          <table:table-cell table:style-name="ce87" table:formula="of:=DEC2HEX(SUM(HEX2DEC([.AE48]);1))" office:value-type="string" office:string-value="46BE" calcext:value-type="string">
            <text:p>46BE</text:p>
          </table:table-cell>
          <table:table-cell table:style-name="ce94" table:formula="of:=DEC2HEX(SUM(HEX2DEC([.AF48]);1))" office:value-type="string" office:string-value="46BF" calcext:value-type="string">
            <text:p>46BF</text:p>
          </table:table-cell>
          <table:table-cell table:number-columns-repeated="31"/>
        </table:table-row>
        <table:table-row table:style-name="ro2">
          <table:covered-table-cell table:style-name="ce86"/>
          <table:table-cell table:style-name="ce93" table:formula="of:=DEC2HEX(SUM(HEX2DEC([.AG41]);1))" office:value-type="string" office:string-value="47A0" calcext:value-type="string">
            <text:p>47A0</text:p>
          </table:table-cell>
          <table:table-cell table:style-name="ce96" table:formula="of:=DEC2HEX(SUM(HEX2DEC([.B49]);1))" office:value-type="string" office:string-value="47A1" calcext:value-type="string">
            <text:p>47A1</text:p>
          </table:table-cell>
          <table:table-cell table:style-name="ce87" table:formula="of:=DEC2HEX(SUM(HEX2DEC([.C49]);1))" office:value-type="string" office:string-value="47A2" calcext:value-type="string">
            <text:p>47A2</text:p>
          </table:table-cell>
          <table:table-cell table:style-name="ce96" table:formula="of:=DEC2HEX(SUM(HEX2DEC([.D49]);1))" office:value-type="string" office:string-value="47A3" calcext:value-type="string">
            <text:p>47A3</text:p>
          </table:table-cell>
          <table:table-cell table:style-name="ce87" table:formula="of:=DEC2HEX(SUM(HEX2DEC([.E49]);1))" office:value-type="string" office:string-value="47A4" calcext:value-type="string">
            <text:p>47A4</text:p>
          </table:table-cell>
          <table:table-cell table:style-name="ce96" table:formula="of:=DEC2HEX(SUM(HEX2DEC([.F49]);1))" office:value-type="string" office:string-value="47A5" calcext:value-type="string">
            <text:p>47A5</text:p>
          </table:table-cell>
          <table:table-cell table:style-name="ce87" table:formula="of:=DEC2HEX(SUM(HEX2DEC([.G49]);1))" office:value-type="string" office:string-value="47A6" calcext:value-type="string">
            <text:p>47A6</text:p>
          </table:table-cell>
          <table:table-cell table:style-name="ce96" table:formula="of:=DEC2HEX(SUM(HEX2DEC([.H49]);1))" office:value-type="string" office:string-value="47A7" calcext:value-type="string">
            <text:p>47A7</text:p>
          </table:table-cell>
          <table:table-cell table:style-name="ce87" table:formula="of:=DEC2HEX(SUM(HEX2DEC([.I49]);1))" office:value-type="string" office:string-value="47A8" calcext:value-type="string">
            <text:p>47A8</text:p>
          </table:table-cell>
          <table:table-cell table:style-name="ce96" table:formula="of:=DEC2HEX(SUM(HEX2DEC([.J49]);1))" office:value-type="string" office:string-value="47A9" calcext:value-type="string">
            <text:p>47A9</text:p>
          </table:table-cell>
          <table:table-cell table:style-name="ce87" table:formula="of:=DEC2HEX(SUM(HEX2DEC([.K49]);1))" office:value-type="string" office:string-value="47AA" calcext:value-type="string">
            <text:p>47AA</text:p>
          </table:table-cell>
          <table:table-cell table:style-name="ce96" table:formula="of:=DEC2HEX(SUM(HEX2DEC([.L49]);1))" office:value-type="string" office:string-value="47AB" calcext:value-type="string">
            <text:p>47AB</text:p>
          </table:table-cell>
          <table:table-cell table:style-name="ce104" table:formula="of:=DEC2HEX(SUM(HEX2DEC([.M49]);1))" office:value-type="string" office:string-value="47AC" calcext:value-type="string">
            <text:p>47AC</text:p>
          </table:table-cell>
          <table:table-cell table:style-name="ce90" table:formula="of:=DEC2HEX(SUM(HEX2DEC([.N49]);1))" office:value-type="string" office:string-value="47AD" calcext:value-type="string">
            <text:p>47AD</text:p>
          </table:table-cell>
          <table:table-cell table:style-name="ce87" table:formula="of:=DEC2HEX(SUM(HEX2DEC([.O49]);1))" office:value-type="string" office:string-value="47AE" calcext:value-type="string">
            <text:p>47AE</text:p>
          </table:table-cell>
          <table:table-cell table:style-name="ce96" table:formula="of:=DEC2HEX(SUM(HEX2DEC([.P49]);1))" office:value-type="string" office:string-value="47AF" calcext:value-type="string">
            <text:p>47AF</text:p>
          </table:table-cell>
          <table:table-cell table:style-name="ce87" table:formula="of:=DEC2HEX(SUM(HEX2DEC([.Q49]);1))" office:value-type="string" office:string-value="47B0" calcext:value-type="string">
            <text:p>47B0</text:p>
          </table:table-cell>
          <table:table-cell table:style-name="ce96" table:formula="of:=DEC2HEX(SUM(HEX2DEC([.R49]);1))" office:value-type="string" office:string-value="47B1" calcext:value-type="string">
            <text:p>47B1</text:p>
          </table:table-cell>
          <table:table-cell table:style-name="ce87" table:formula="of:=DEC2HEX(SUM(HEX2DEC([.S49]);1))" office:value-type="string" office:string-value="47B2" calcext:value-type="string">
            <text:p>47B2</text:p>
          </table:table-cell>
          <table:table-cell table:style-name="ce96" table:formula="of:=DEC2HEX(SUM(HEX2DEC([.T49]);1))" office:value-type="string" office:string-value="47B3" calcext:value-type="string">
            <text:p>47B3</text:p>
          </table:table-cell>
          <table:table-cell table:style-name="ce87" table:formula="of:=DEC2HEX(SUM(HEX2DEC([.U49]);1))" office:value-type="string" office:string-value="47B4" calcext:value-type="string">
            <text:p>47B4</text:p>
          </table:table-cell>
          <table:table-cell table:style-name="ce96" table:formula="of:=DEC2HEX(SUM(HEX2DEC([.V49]);1))" office:value-type="string" office:string-value="47B5" calcext:value-type="string">
            <text:p>47B5</text:p>
          </table:table-cell>
          <table:table-cell table:style-name="ce87" table:formula="of:=DEC2HEX(SUM(HEX2DEC([.W49]);1))" office:value-type="string" office:string-value="47B6" calcext:value-type="string">
            <text:p>47B6</text:p>
          </table:table-cell>
          <table:table-cell table:style-name="ce96" table:formula="of:=DEC2HEX(SUM(HEX2DEC([.X49]);1))" office:value-type="string" office:string-value="47B7" calcext:value-type="string">
            <text:p>47B7</text:p>
          </table:table-cell>
          <table:table-cell table:style-name="ce87" table:formula="of:=DEC2HEX(SUM(HEX2DEC([.Y49]);1))" office:value-type="string" office:string-value="47B8" calcext:value-type="string">
            <text:p>47B8</text:p>
          </table:table-cell>
          <table:table-cell table:style-name="ce96" table:formula="of:=DEC2HEX(SUM(HEX2DEC([.Z49]);1))" office:value-type="string" office:string-value="47B9" calcext:value-type="string">
            <text:p>47B9</text:p>
          </table:table-cell>
          <table:table-cell table:style-name="ce87" table:formula="of:=DEC2HEX(SUM(HEX2DEC([.AA49]);1))" office:value-type="string" office:string-value="47BA" calcext:value-type="string">
            <text:p>47BA</text:p>
          </table:table-cell>
          <table:table-cell table:style-name="ce96" table:formula="of:=DEC2HEX(SUM(HEX2DEC([.AB49]);1))" office:value-type="string" office:string-value="47BB" calcext:value-type="string">
            <text:p>47BB</text:p>
          </table:table-cell>
          <table:table-cell table:style-name="ce87" table:formula="of:=DEC2HEX(SUM(HEX2DEC([.AC49]);1))" office:value-type="string" office:string-value="47BC" calcext:value-type="string">
            <text:p>47BC</text:p>
          </table:table-cell>
          <table:table-cell table:style-name="ce94" table:formula="of:=DEC2HEX(SUM(HEX2DEC([.AD49]);1))" office:value-type="string" office:string-value="47BD" calcext:value-type="string">
            <text:p>47BD</text:p>
          </table:table-cell>
          <table:table-cell table:style-name="ce87" table:formula="of:=DEC2HEX(SUM(HEX2DEC([.AE49]);1))" office:value-type="string" office:string-value="47BE" calcext:value-type="string">
            <text:p>47BE</text:p>
          </table:table-cell>
          <table:table-cell table:style-name="ce94" table:formula="of:=DEC2HEX(SUM(HEX2DEC([.AF49]);1))" office:value-type="string" office:string-value="47BF" calcext:value-type="string">
            <text:p>47B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6 Y</text:p>
            <text:p>Pixel</text:p>
            <text:p>48-55</text:p>
            <text:p>$30-$37</text:p>
          </table:table-cell>
          <table:table-cell table:style-name="ce94" table:formula="of:=DEC2HEX(SUM(HEX2DEC([.AG42]);1))" office:value-type="string" office:string-value="40C0" calcext:value-type="string">
            <text:p>40C0</text:p>
          </table:table-cell>
          <table:table-cell table:style-name="ce87" table:formula="of:=DEC2HEX(SUM(HEX2DEC([.B50]);1))" office:value-type="string" office:string-value="40C1" calcext:value-type="string">
            <text:p>40C1</text:p>
          </table:table-cell>
          <table:table-cell table:style-name="ce95" table:formula="of:=DEC2HEX(SUM(HEX2DEC([.C50]);1))" office:value-type="string" office:string-value="40C2" calcext:value-type="string">
            <text:p>40C2</text:p>
          </table:table-cell>
          <table:table-cell table:style-name="ce87" table:formula="of:=DEC2HEX(SUM(HEX2DEC([.D50]);1))" office:value-type="string" office:string-value="40C3" calcext:value-type="string">
            <text:p>40C3</text:p>
          </table:table-cell>
          <table:table-cell table:style-name="ce95" table:formula="of:=DEC2HEX(SUM(HEX2DEC([.E50]);1))" office:value-type="string" office:string-value="40C4" calcext:value-type="string">
            <text:p>40C4</text:p>
          </table:table-cell>
          <table:table-cell table:style-name="ce87" table:formula="of:=DEC2HEX(SUM(HEX2DEC([.F50]);1))" office:value-type="string" office:string-value="40C5" calcext:value-type="string">
            <text:p>40C5</text:p>
          </table:table-cell>
          <table:table-cell table:style-name="ce95" table:formula="of:=DEC2HEX(SUM(HEX2DEC([.G50]);1))" office:value-type="string" office:string-value="40C6" calcext:value-type="string">
            <text:p>40C6</text:p>
          </table:table-cell>
          <table:table-cell table:style-name="ce87" table:formula="of:=DEC2HEX(SUM(HEX2DEC([.H50]);1))" office:value-type="string" office:string-value="40C7" calcext:value-type="string">
            <text:p>40C7</text:p>
          </table:table-cell>
          <table:table-cell table:style-name="ce95" table:formula="of:=DEC2HEX(SUM(HEX2DEC([.I50]);1))" office:value-type="string" office:string-value="40C8" calcext:value-type="string">
            <text:p>40C8</text:p>
          </table:table-cell>
          <table:table-cell table:style-name="ce87" table:formula="of:=DEC2HEX(SUM(HEX2DEC([.J50]);1))" office:value-type="string" office:string-value="40C9" calcext:value-type="string">
            <text:p>40C9</text:p>
          </table:table-cell>
          <table:table-cell table:style-name="ce95" table:formula="of:=DEC2HEX(SUM(HEX2DEC([.K50]);1))" office:value-type="string" office:string-value="40CA" calcext:value-type="string">
            <text:p>40CA</text:p>
          </table:table-cell>
          <table:table-cell table:style-name="ce87" table:formula="of:=DEC2HEX(SUM(HEX2DEC([.L50]);1))" office:value-type="string" office:string-value="40CB" calcext:value-type="string">
            <text:p>40CB</text:p>
          </table:table-cell>
          <table:table-cell table:style-name="ce95" table:formula="of:=DEC2HEX(SUM(HEX2DEC([.M50]);1))" office:value-type="string" office:string-value="40CC" calcext:value-type="string">
            <text:p>40CC</text:p>
          </table:table-cell>
          <table:table-cell table:style-name="ce87" table:formula="of:=DEC2HEX(SUM(HEX2DEC([.N50]);1))" office:value-type="string" office:string-value="40CD" calcext:value-type="string">
            <text:p>40CD</text:p>
          </table:table-cell>
          <table:table-cell table:style-name="ce95" table:formula="of:=DEC2HEX(SUM(HEX2DEC([.O50]);1))" office:value-type="string" office:string-value="40CE" calcext:value-type="string">
            <text:p>40CE</text:p>
          </table:table-cell>
          <table:table-cell table:style-name="ce87" table:formula="of:=DEC2HEX(SUM(HEX2DEC([.P50]);1))" office:value-type="string" office:string-value="40CF" calcext:value-type="string">
            <text:p>40CF</text:p>
          </table:table-cell>
          <table:table-cell table:style-name="ce95" table:formula="of:=DEC2HEX(SUM(HEX2DEC([.Q50]);1))" office:value-type="string" office:string-value="40D0" calcext:value-type="string">
            <text:p>40D0</text:p>
          </table:table-cell>
          <table:table-cell table:style-name="ce87" table:formula="of:=DEC2HEX(SUM(HEX2DEC([.R50]);1))" office:value-type="string" office:string-value="40D1" calcext:value-type="string">
            <text:p>40D1</text:p>
          </table:table-cell>
          <table:table-cell table:style-name="ce95" table:formula="of:=DEC2HEX(SUM(HEX2DEC([.S50]);1))" office:value-type="string" office:string-value="40D2" calcext:value-type="string">
            <text:p>40D2</text:p>
          </table:table-cell>
          <table:table-cell table:style-name="ce87" table:formula="of:=DEC2HEX(SUM(HEX2DEC([.T50]);1))" office:value-type="string" office:string-value="40D3" calcext:value-type="string">
            <text:p>40D3</text:p>
          </table:table-cell>
          <table:table-cell table:style-name="ce95" table:formula="of:=DEC2HEX(SUM(HEX2DEC([.U50]);1))" office:value-type="string" office:string-value="40D4" calcext:value-type="string">
            <text:p>40D4</text:p>
          </table:table-cell>
          <table:table-cell table:style-name="ce87" table:formula="of:=DEC2HEX(SUM(HEX2DEC([.V50]);1))" office:value-type="string" office:string-value="40D5" calcext:value-type="string">
            <text:p>40D5</text:p>
          </table:table-cell>
          <table:table-cell table:style-name="ce95" table:formula="of:=DEC2HEX(SUM(HEX2DEC([.W50]);1))" office:value-type="string" office:string-value="40D6" calcext:value-type="string">
            <text:p>40D6</text:p>
          </table:table-cell>
          <table:table-cell table:style-name="ce87" table:formula="of:=DEC2HEX(SUM(HEX2DEC([.X50]);1))" office:value-type="string" office:string-value="40D7" calcext:value-type="string">
            <text:p>40D7</text:p>
          </table:table-cell>
          <table:table-cell table:style-name="ce95" table:formula="of:=DEC2HEX(SUM(HEX2DEC([.Y50]);1))" office:value-type="string" office:string-value="40D8" calcext:value-type="string">
            <text:p>40D8</text:p>
          </table:table-cell>
          <table:table-cell table:style-name="ce87" table:formula="of:=DEC2HEX(SUM(HEX2DEC([.Z50]);1))" office:value-type="string" office:string-value="40D9" calcext:value-type="string">
            <text:p>40D9</text:p>
          </table:table-cell>
          <table:table-cell table:style-name="ce95" table:formula="of:=DEC2HEX(SUM(HEX2DEC([.AA50]);1))" office:value-type="string" office:string-value="40DA" calcext:value-type="string">
            <text:p>40DA</text:p>
          </table:table-cell>
          <table:table-cell table:style-name="ce87" table:formula="of:=DEC2HEX(SUM(HEX2DEC([.AB50]);1))" office:value-type="string" office:string-value="40DB" calcext:value-type="string">
            <text:p>40DB</text:p>
          </table:table-cell>
          <table:table-cell table:style-name="ce95" table:formula="of:=DEC2HEX(SUM(HEX2DEC([.AC50]);1))" office:value-type="string" office:string-value="40DC" calcext:value-type="string">
            <text:p>40DC</text:p>
          </table:table-cell>
          <table:table-cell table:style-name="ce106" table:formula="of:=DEC2HEX(SUM(HEX2DEC([.AD50]);1))" office:value-type="string" office:string-value="40DD" calcext:value-type="string">
            <text:p>40DD</text:p>
          </table:table-cell>
          <table:table-cell table:style-name="ce95" table:formula="of:=DEC2HEX(SUM(HEX2DEC([.AE50]);1))" office:value-type="string" office:string-value="40DE" calcext:value-type="string">
            <text:p>40DE</text:p>
          </table:table-cell>
          <table:table-cell table:style-name="ce111" table:formula="of:=DEC2HEX(SUM(HEX2DEC([.AF50]);1))" office:value-type="string" office:string-value="40DF" calcext:value-type="string">
            <text:p>40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3]);1))" office:value-type="string" office:string-value="41C0" calcext:value-type="string">
            <text:p>41C0</text:p>
          </table:table-cell>
          <table:table-cell table:style-name="ce87" table:formula="of:=DEC2HEX(SUM(HEX2DEC([.B51]);1))" office:value-type="string" office:string-value="41C1" calcext:value-type="string">
            <text:p>41C1</text:p>
          </table:table-cell>
          <table:table-cell table:style-name="ce94" table:formula="of:=DEC2HEX(SUM(HEX2DEC([.C51]);1))" office:value-type="string" office:string-value="41C2" calcext:value-type="string">
            <text:p>41C2</text:p>
          </table:table-cell>
          <table:table-cell table:style-name="ce87" table:formula="of:=DEC2HEX(SUM(HEX2DEC([.D51]);1))" office:value-type="string" office:string-value="41C3" calcext:value-type="string">
            <text:p>41C3</text:p>
          </table:table-cell>
          <table:table-cell table:style-name="ce94" table:formula="of:=DEC2HEX(SUM(HEX2DEC([.E51]);1))" office:value-type="string" office:string-value="41C4" calcext:value-type="string">
            <text:p>41C4</text:p>
          </table:table-cell>
          <table:table-cell table:style-name="ce87" table:formula="of:=DEC2HEX(SUM(HEX2DEC([.F51]);1))" office:value-type="string" office:string-value="41C5" calcext:value-type="string">
            <text:p>41C5</text:p>
          </table:table-cell>
          <table:table-cell table:style-name="ce94" table:formula="of:=DEC2HEX(SUM(HEX2DEC([.G51]);1))" office:value-type="string" office:string-value="41C6" calcext:value-type="string">
            <text:p>41C6</text:p>
          </table:table-cell>
          <table:table-cell table:style-name="ce87" table:formula="of:=DEC2HEX(SUM(HEX2DEC([.H51]);1))" office:value-type="string" office:string-value="41C7" calcext:value-type="string">
            <text:p>41C7</text:p>
          </table:table-cell>
          <table:table-cell table:style-name="ce94" table:formula="of:=DEC2HEX(SUM(HEX2DEC([.I51]);1))" office:value-type="string" office:string-value="41C8" calcext:value-type="string">
            <text:p>41C8</text:p>
          </table:table-cell>
          <table:table-cell table:style-name="ce87" table:formula="of:=DEC2HEX(SUM(HEX2DEC([.J51]);1))" office:value-type="string" office:string-value="41C9" calcext:value-type="string">
            <text:p>41C9</text:p>
          </table:table-cell>
          <table:table-cell table:style-name="ce94" table:formula="of:=DEC2HEX(SUM(HEX2DEC([.K51]);1))" office:value-type="string" office:string-value="41CA" calcext:value-type="string">
            <text:p>41CA</text:p>
          </table:table-cell>
          <table:table-cell table:style-name="ce87" table:formula="of:=DEC2HEX(SUM(HEX2DEC([.L51]);1))" office:value-type="string" office:string-value="41CB" calcext:value-type="string">
            <text:p>41CB</text:p>
          </table:table-cell>
          <table:table-cell table:style-name="ce94" table:formula="of:=DEC2HEX(SUM(HEX2DEC([.M51]);1))" office:value-type="string" office:string-value="41CC" calcext:value-type="string">
            <text:p>41CC</text:p>
          </table:table-cell>
          <table:table-cell table:style-name="ce87" table:formula="of:=DEC2HEX(SUM(HEX2DEC([.N51]);1))" office:value-type="string" office:string-value="41CD" calcext:value-type="string">
            <text:p>41CD</text:p>
          </table:table-cell>
          <table:table-cell table:style-name="ce94" table:formula="of:=DEC2HEX(SUM(HEX2DEC([.O51]);1))" office:value-type="string" office:string-value="41CE" calcext:value-type="string">
            <text:p>41CE</text:p>
          </table:table-cell>
          <table:table-cell table:style-name="ce87" table:formula="of:=DEC2HEX(SUM(HEX2DEC([.P51]);1))" office:value-type="string" office:string-value="41CF" calcext:value-type="string">
            <text:p>41CF</text:p>
          </table:table-cell>
          <table:table-cell table:style-name="ce94" table:formula="of:=DEC2HEX(SUM(HEX2DEC([.Q51]);1))" office:value-type="string" office:string-value="41D0" calcext:value-type="string">
            <text:p>41D0</text:p>
          </table:table-cell>
          <table:table-cell table:style-name="ce87" table:formula="of:=DEC2HEX(SUM(HEX2DEC([.R51]);1))" office:value-type="string" office:string-value="41D1" calcext:value-type="string">
            <text:p>41D1</text:p>
          </table:table-cell>
          <table:table-cell table:style-name="ce94" table:formula="of:=DEC2HEX(SUM(HEX2DEC([.S51]);1))" office:value-type="string" office:string-value="41D2" calcext:value-type="string">
            <text:p>41D2</text:p>
          </table:table-cell>
          <table:table-cell table:style-name="ce87" table:formula="of:=DEC2HEX(SUM(HEX2DEC([.T51]);1))" office:value-type="string" office:string-value="41D3" calcext:value-type="string">
            <text:p>41D3</text:p>
          </table:table-cell>
          <table:table-cell table:style-name="ce94" table:formula="of:=DEC2HEX(SUM(HEX2DEC([.U51]);1))" office:value-type="string" office:string-value="41D4" calcext:value-type="string">
            <text:p>41D4</text:p>
          </table:table-cell>
          <table:table-cell table:style-name="ce87" table:formula="of:=DEC2HEX(SUM(HEX2DEC([.V51]);1))" office:value-type="string" office:string-value="41D5" calcext:value-type="string">
            <text:p>41D5</text:p>
          </table:table-cell>
          <table:table-cell table:style-name="ce94" table:formula="of:=DEC2HEX(SUM(HEX2DEC([.W51]);1))" office:value-type="string" office:string-value="41D6" calcext:value-type="string">
            <text:p>41D6</text:p>
          </table:table-cell>
          <table:table-cell table:style-name="ce87" table:formula="of:=DEC2HEX(SUM(HEX2DEC([.X51]);1))" office:value-type="string" office:string-value="41D7" calcext:value-type="string">
            <text:p>41D7</text:p>
          </table:table-cell>
          <table:table-cell table:style-name="ce94" table:formula="of:=DEC2HEX(SUM(HEX2DEC([.Y51]);1))" office:value-type="string" office:string-value="41D8" calcext:value-type="string">
            <text:p>41D8</text:p>
          </table:table-cell>
          <table:table-cell table:style-name="ce87" table:formula="of:=DEC2HEX(SUM(HEX2DEC([.Z51]);1))" office:value-type="string" office:string-value="41D9" calcext:value-type="string">
            <text:p>41D9</text:p>
          </table:table-cell>
          <table:table-cell table:style-name="ce94" table:formula="of:=DEC2HEX(SUM(HEX2DEC([.AA51]);1))" office:value-type="string" office:string-value="41DA" calcext:value-type="string">
            <text:p>41DA</text:p>
          </table:table-cell>
          <table:table-cell table:style-name="ce87" table:formula="of:=DEC2HEX(SUM(HEX2DEC([.AB51]);1))" office:value-type="string" office:string-value="41DB" calcext:value-type="string">
            <text:p>41DB</text:p>
          </table:table-cell>
          <table:table-cell table:style-name="ce94" table:formula="of:=DEC2HEX(SUM(HEX2DEC([.AC51]);1))" office:value-type="string" office:string-value="41DC" calcext:value-type="string">
            <text:p>41DC</text:p>
          </table:table-cell>
          <table:table-cell table:style-name="ce97" table:formula="of:=DEC2HEX(SUM(HEX2DEC([.AD51]);1))" office:value-type="string" office:string-value="41DD" calcext:value-type="string">
            <text:p>41DD</text:p>
          </table:table-cell>
          <table:table-cell table:style-name="ce94" table:formula="of:=DEC2HEX(SUM(HEX2DEC([.AE51]);1))" office:value-type="string" office:string-value="41DE" calcext:value-type="string">
            <text:p>41DE</text:p>
          </table:table-cell>
          <table:table-cell table:style-name="ce104" table:formula="of:=DEC2HEX(SUM(HEX2DEC([.AF51]);1))" office:value-type="string" office:string-value="41DF" calcext:value-type="string">
            <text:p>41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4]);1))" office:value-type="string" office:string-value="42C0" calcext:value-type="string">
            <text:p>42C0</text:p>
          </table:table-cell>
          <table:table-cell table:style-name="ce87" table:formula="of:=DEC2HEX(SUM(HEX2DEC([.B52]);1))" office:value-type="string" office:string-value="42C1" calcext:value-type="string">
            <text:p>42C1</text:p>
          </table:table-cell>
          <table:table-cell table:style-name="ce94" table:formula="of:=DEC2HEX(SUM(HEX2DEC([.C52]);1))" office:value-type="string" office:string-value="42C2" calcext:value-type="string">
            <text:p>42C2</text:p>
          </table:table-cell>
          <table:table-cell table:style-name="ce87" table:formula="of:=DEC2HEX(SUM(HEX2DEC([.D52]);1))" office:value-type="string" office:string-value="42C3" calcext:value-type="string">
            <text:p>42C3</text:p>
          </table:table-cell>
          <table:table-cell table:style-name="ce94" table:formula="of:=DEC2HEX(SUM(HEX2DEC([.E52]);1))" office:value-type="string" office:string-value="42C4" calcext:value-type="string">
            <text:p>42C4</text:p>
          </table:table-cell>
          <table:table-cell table:style-name="ce87" table:formula="of:=DEC2HEX(SUM(HEX2DEC([.F52]);1))" office:value-type="string" office:string-value="42C5" calcext:value-type="string">
            <text:p>42C5</text:p>
          </table:table-cell>
          <table:table-cell table:style-name="ce94" table:formula="of:=DEC2HEX(SUM(HEX2DEC([.G52]);1))" office:value-type="string" office:string-value="42C6" calcext:value-type="string">
            <text:p>42C6</text:p>
          </table:table-cell>
          <table:table-cell table:style-name="ce87" table:formula="of:=DEC2HEX(SUM(HEX2DEC([.H52]);1))" office:value-type="string" office:string-value="42C7" calcext:value-type="string">
            <text:p>42C7</text:p>
          </table:table-cell>
          <table:table-cell table:style-name="ce94" table:formula="of:=DEC2HEX(SUM(HEX2DEC([.I52]);1))" office:value-type="string" office:string-value="42C8" calcext:value-type="string">
            <text:p>42C8</text:p>
          </table:table-cell>
          <table:table-cell table:style-name="ce87" table:formula="of:=DEC2HEX(SUM(HEX2DEC([.J52]);1))" office:value-type="string" office:string-value="42C9" calcext:value-type="string">
            <text:p>42C9</text:p>
          </table:table-cell>
          <table:table-cell table:style-name="ce94" table:formula="of:=DEC2HEX(SUM(HEX2DEC([.K52]);1))" office:value-type="string" office:string-value="42CA" calcext:value-type="string">
            <text:p>42CA</text:p>
          </table:table-cell>
          <table:table-cell table:style-name="ce87" table:formula="of:=DEC2HEX(SUM(HEX2DEC([.L52]);1))" office:value-type="string" office:string-value="42CB" calcext:value-type="string">
            <text:p>42CB</text:p>
          </table:table-cell>
          <table:table-cell table:style-name="ce94" table:formula="of:=DEC2HEX(SUM(HEX2DEC([.M52]);1))" office:value-type="string" office:string-value="42CC" calcext:value-type="string">
            <text:p>42CC</text:p>
          </table:table-cell>
          <table:table-cell table:style-name="ce87" table:formula="of:=DEC2HEX(SUM(HEX2DEC([.N52]);1))" office:value-type="string" office:string-value="42CD" calcext:value-type="string">
            <text:p>42CD</text:p>
          </table:table-cell>
          <table:table-cell table:style-name="ce94" table:formula="of:=DEC2HEX(SUM(HEX2DEC([.O52]);1))" office:value-type="string" office:string-value="42CE" calcext:value-type="string">
            <text:p>42CE</text:p>
          </table:table-cell>
          <table:table-cell table:style-name="ce87" table:formula="of:=DEC2HEX(SUM(HEX2DEC([.P52]);1))" office:value-type="string" office:string-value="42CF" calcext:value-type="string">
            <text:p>42CF</text:p>
          </table:table-cell>
          <table:table-cell table:style-name="ce94" table:formula="of:=DEC2HEX(SUM(HEX2DEC([.Q52]);1))" office:value-type="string" office:string-value="42D0" calcext:value-type="string">
            <text:p>42D0</text:p>
          </table:table-cell>
          <table:table-cell table:style-name="ce87" table:formula="of:=DEC2HEX(SUM(HEX2DEC([.R52]);1))" office:value-type="string" office:string-value="42D1" calcext:value-type="string">
            <text:p>42D1</text:p>
          </table:table-cell>
          <table:table-cell table:style-name="ce94" table:formula="of:=DEC2HEX(SUM(HEX2DEC([.S52]);1))" office:value-type="string" office:string-value="42D2" calcext:value-type="string">
            <text:p>42D2</text:p>
          </table:table-cell>
          <table:table-cell table:style-name="ce87" table:formula="of:=DEC2HEX(SUM(HEX2DEC([.T52]);1))" office:value-type="string" office:string-value="42D3" calcext:value-type="string">
            <text:p>42D3</text:p>
          </table:table-cell>
          <table:table-cell table:style-name="ce94" table:formula="of:=DEC2HEX(SUM(HEX2DEC([.U52]);1))" office:value-type="string" office:string-value="42D4" calcext:value-type="string">
            <text:p>42D4</text:p>
          </table:table-cell>
          <table:table-cell table:style-name="ce87" table:formula="of:=DEC2HEX(SUM(HEX2DEC([.V52]);1))" office:value-type="string" office:string-value="42D5" calcext:value-type="string">
            <text:p>42D5</text:p>
          </table:table-cell>
          <table:table-cell table:style-name="ce94" table:formula="of:=DEC2HEX(SUM(HEX2DEC([.W52]);1))" office:value-type="string" office:string-value="42D6" calcext:value-type="string">
            <text:p>42D6</text:p>
          </table:table-cell>
          <table:table-cell table:style-name="ce87" table:formula="of:=DEC2HEX(SUM(HEX2DEC([.X52]);1))" office:value-type="string" office:string-value="42D7" calcext:value-type="string">
            <text:p>42D7</text:p>
          </table:table-cell>
          <table:table-cell table:style-name="ce94" table:formula="of:=DEC2HEX(SUM(HEX2DEC([.Y52]);1))" office:value-type="string" office:string-value="42D8" calcext:value-type="string">
            <text:p>42D8</text:p>
          </table:table-cell>
          <table:table-cell table:style-name="ce87" table:formula="of:=DEC2HEX(SUM(HEX2DEC([.Z52]);1))" office:value-type="string" office:string-value="42D9" calcext:value-type="string">
            <text:p>42D9</text:p>
          </table:table-cell>
          <table:table-cell table:style-name="ce94" table:formula="of:=DEC2HEX(SUM(HEX2DEC([.AA52]);1))" office:value-type="string" office:string-value="42DA" calcext:value-type="string">
            <text:p>42DA</text:p>
          </table:table-cell>
          <table:table-cell table:style-name="ce87" table:formula="of:=DEC2HEX(SUM(HEX2DEC([.AB52]);1))" office:value-type="string" office:string-value="42DB" calcext:value-type="string">
            <text:p>42DB</text:p>
          </table:table-cell>
          <table:table-cell table:style-name="ce94" table:formula="of:=DEC2HEX(SUM(HEX2DEC([.AC52]);1))" office:value-type="string" office:string-value="42DC" calcext:value-type="string">
            <text:p>42DC</text:p>
          </table:table-cell>
          <table:table-cell table:style-name="ce97" table:formula="of:=DEC2HEX(SUM(HEX2DEC([.AD52]);1))" office:value-type="string" office:string-value="42DD" calcext:value-type="string">
            <text:p>42DD</text:p>
          </table:table-cell>
          <table:table-cell table:style-name="ce94" table:formula="of:=DEC2HEX(SUM(HEX2DEC([.AE52]);1))" office:value-type="string" office:string-value="42DE" calcext:value-type="string">
            <text:p>42DE</text:p>
          </table:table-cell>
          <table:table-cell table:style-name="ce104" table:formula="of:=DEC2HEX(SUM(HEX2DEC([.AF52]);1))" office:value-type="string" office:string-value="42DF" calcext:value-type="string">
            <text:p>42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5]);1))" office:value-type="string" office:string-value="43C0" calcext:value-type="string">
            <text:p>43C0</text:p>
          </table:table-cell>
          <table:table-cell table:style-name="ce87" table:formula="of:=DEC2HEX(SUM(HEX2DEC([.B53]);1))" office:value-type="string" office:string-value="43C1" calcext:value-type="string">
            <text:p>43C1</text:p>
          </table:table-cell>
          <table:table-cell table:style-name="ce94" table:formula="of:=DEC2HEX(SUM(HEX2DEC([.C53]);1))" office:value-type="string" office:string-value="43C2" calcext:value-type="string">
            <text:p>43C2</text:p>
          </table:table-cell>
          <table:table-cell table:style-name="ce87" table:formula="of:=DEC2HEX(SUM(HEX2DEC([.D53]);1))" office:value-type="string" office:string-value="43C3" calcext:value-type="string">
            <text:p>43C3</text:p>
          </table:table-cell>
          <table:table-cell table:style-name="ce94" table:formula="of:=DEC2HEX(SUM(HEX2DEC([.E53]);1))" office:value-type="string" office:string-value="43C4" calcext:value-type="string">
            <text:p>43C4</text:p>
          </table:table-cell>
          <table:table-cell table:style-name="ce87" table:formula="of:=DEC2HEX(SUM(HEX2DEC([.F53]);1))" office:value-type="string" office:string-value="43C5" calcext:value-type="string">
            <text:p>43C5</text:p>
          </table:table-cell>
          <table:table-cell table:style-name="ce94" table:formula="of:=DEC2HEX(SUM(HEX2DEC([.G53]);1))" office:value-type="string" office:string-value="43C6" calcext:value-type="string">
            <text:p>43C6</text:p>
          </table:table-cell>
          <table:table-cell table:style-name="ce87" table:formula="of:=DEC2HEX(SUM(HEX2DEC([.H53]);1))" office:value-type="string" office:string-value="43C7" calcext:value-type="string">
            <text:p>43C7</text:p>
          </table:table-cell>
          <table:table-cell table:style-name="ce94" table:formula="of:=DEC2HEX(SUM(HEX2DEC([.I53]);1))" office:value-type="string" office:string-value="43C8" calcext:value-type="string">
            <text:p>43C8</text:p>
          </table:table-cell>
          <table:table-cell table:style-name="ce87" table:formula="of:=DEC2HEX(SUM(HEX2DEC([.J53]);1))" office:value-type="string" office:string-value="43C9" calcext:value-type="string">
            <text:p>43C9</text:p>
          </table:table-cell>
          <table:table-cell table:style-name="ce94" table:formula="of:=DEC2HEX(SUM(HEX2DEC([.K53]);1))" office:value-type="string" office:string-value="43CA" calcext:value-type="string">
            <text:p>43CA</text:p>
          </table:table-cell>
          <table:table-cell table:style-name="ce87" table:formula="of:=DEC2HEX(SUM(HEX2DEC([.L53]);1))" office:value-type="string" office:string-value="43CB" calcext:value-type="string">
            <text:p>43CB</text:p>
          </table:table-cell>
          <table:table-cell table:style-name="ce94" table:formula="of:=DEC2HEX(SUM(HEX2DEC([.M53]);1))" office:value-type="string" office:string-value="43CC" calcext:value-type="string">
            <text:p>43CC</text:p>
          </table:table-cell>
          <table:table-cell table:style-name="ce87" table:formula="of:=DEC2HEX(SUM(HEX2DEC([.N53]);1))" office:value-type="string" office:string-value="43CD" calcext:value-type="string">
            <text:p>43CD</text:p>
          </table:table-cell>
          <table:table-cell table:style-name="ce94" table:formula="of:=DEC2HEX(SUM(HEX2DEC([.O53]);1))" office:value-type="string" office:string-value="43CE" calcext:value-type="string">
            <text:p>43CE</text:p>
          </table:table-cell>
          <table:table-cell table:style-name="ce87" table:formula="of:=DEC2HEX(SUM(HEX2DEC([.P53]);1))" office:value-type="string" office:string-value="43CF" calcext:value-type="string">
            <text:p>43CF</text:p>
          </table:table-cell>
          <table:table-cell table:style-name="ce94" table:formula="of:=DEC2HEX(SUM(HEX2DEC([.Q53]);1))" office:value-type="string" office:string-value="43D0" calcext:value-type="string">
            <text:p>43D0</text:p>
          </table:table-cell>
          <table:table-cell table:style-name="ce87" table:formula="of:=DEC2HEX(SUM(HEX2DEC([.R53]);1))" office:value-type="string" office:string-value="43D1" calcext:value-type="string">
            <text:p>43D1</text:p>
          </table:table-cell>
          <table:table-cell table:style-name="ce94" table:formula="of:=DEC2HEX(SUM(HEX2DEC([.S53]);1))" office:value-type="string" office:string-value="43D2" calcext:value-type="string">
            <text:p>43D2</text:p>
          </table:table-cell>
          <table:table-cell table:style-name="ce87" table:formula="of:=DEC2HEX(SUM(HEX2DEC([.T53]);1))" office:value-type="string" office:string-value="43D3" calcext:value-type="string">
            <text:p>43D3</text:p>
          </table:table-cell>
          <table:table-cell table:style-name="ce94" table:formula="of:=DEC2HEX(SUM(HEX2DEC([.U53]);1))" office:value-type="string" office:string-value="43D4" calcext:value-type="string">
            <text:p>43D4</text:p>
          </table:table-cell>
          <table:table-cell table:style-name="ce87" table:formula="of:=DEC2HEX(SUM(HEX2DEC([.V53]);1))" office:value-type="string" office:string-value="43D5" calcext:value-type="string">
            <text:p>43D5</text:p>
          </table:table-cell>
          <table:table-cell table:style-name="ce94" table:formula="of:=DEC2HEX(SUM(HEX2DEC([.W53]);1))" office:value-type="string" office:string-value="43D6" calcext:value-type="string">
            <text:p>43D6</text:p>
          </table:table-cell>
          <table:table-cell table:style-name="ce87" table:formula="of:=DEC2HEX(SUM(HEX2DEC([.X53]);1))" office:value-type="string" office:string-value="43D7" calcext:value-type="string">
            <text:p>43D7</text:p>
          </table:table-cell>
          <table:table-cell table:style-name="ce94" table:formula="of:=DEC2HEX(SUM(HEX2DEC([.Y53]);1))" office:value-type="string" office:string-value="43D8" calcext:value-type="string">
            <text:p>43D8</text:p>
          </table:table-cell>
          <table:table-cell table:style-name="ce87" table:formula="of:=DEC2HEX(SUM(HEX2DEC([.Z53]);1))" office:value-type="string" office:string-value="43D9" calcext:value-type="string">
            <text:p>43D9</text:p>
          </table:table-cell>
          <table:table-cell table:style-name="ce94" table:formula="of:=DEC2HEX(SUM(HEX2DEC([.AA53]);1))" office:value-type="string" office:string-value="43DA" calcext:value-type="string">
            <text:p>43DA</text:p>
          </table:table-cell>
          <table:table-cell table:style-name="ce87" table:formula="of:=DEC2HEX(SUM(HEX2DEC([.AB53]);1))" office:value-type="string" office:string-value="43DB" calcext:value-type="string">
            <text:p>43DB</text:p>
          </table:table-cell>
          <table:table-cell table:style-name="ce94" table:formula="of:=DEC2HEX(SUM(HEX2DEC([.AC53]);1))" office:value-type="string" office:string-value="43DC" calcext:value-type="string">
            <text:p>43DC</text:p>
          </table:table-cell>
          <table:table-cell table:style-name="ce97" table:formula="of:=DEC2HEX(SUM(HEX2DEC([.AD53]);1))" office:value-type="string" office:string-value="43DD" calcext:value-type="string">
            <text:p>43DD</text:p>
          </table:table-cell>
          <table:table-cell table:style-name="ce94" table:formula="of:=DEC2HEX(SUM(HEX2DEC([.AE53]);1))" office:value-type="string" office:string-value="43DE" calcext:value-type="string">
            <text:p>43DE</text:p>
          </table:table-cell>
          <table:table-cell table:style-name="ce104" table:formula="of:=DEC2HEX(SUM(HEX2DEC([.AF53]);1))" office:value-type="string" office:string-value="43DF" calcext:value-type="string">
            <text:p>43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6]);1))" office:value-type="string" office:string-value="44C0" calcext:value-type="string">
            <text:p>44C0</text:p>
          </table:table-cell>
          <table:table-cell table:style-name="ce87" table:formula="of:=DEC2HEX(SUM(HEX2DEC([.B54]);1))" office:value-type="string" office:string-value="44C1" calcext:value-type="string">
            <text:p>44C1</text:p>
          </table:table-cell>
          <table:table-cell table:style-name="ce94" table:formula="of:=DEC2HEX(SUM(HEX2DEC([.C54]);1))" office:value-type="string" office:string-value="44C2" calcext:value-type="string">
            <text:p>44C2</text:p>
          </table:table-cell>
          <table:table-cell table:style-name="ce87" table:formula="of:=DEC2HEX(SUM(HEX2DEC([.D54]);1))" office:value-type="string" office:string-value="44C3" calcext:value-type="string">
            <text:p>44C3</text:p>
          </table:table-cell>
          <table:table-cell table:style-name="ce94" table:formula="of:=DEC2HEX(SUM(HEX2DEC([.E54]);1))" office:value-type="string" office:string-value="44C4" calcext:value-type="string">
            <text:p>44C4</text:p>
          </table:table-cell>
          <table:table-cell table:style-name="ce87" table:formula="of:=DEC2HEX(SUM(HEX2DEC([.F54]);1))" office:value-type="string" office:string-value="44C5" calcext:value-type="string">
            <text:p>44C5</text:p>
          </table:table-cell>
          <table:table-cell table:style-name="ce94" table:formula="of:=DEC2HEX(SUM(HEX2DEC([.G54]);1))" office:value-type="string" office:string-value="44C6" calcext:value-type="string">
            <text:p>44C6</text:p>
          </table:table-cell>
          <table:table-cell table:style-name="ce87" table:formula="of:=DEC2HEX(SUM(HEX2DEC([.H54]);1))" office:value-type="string" office:string-value="44C7" calcext:value-type="string">
            <text:p>44C7</text:p>
          </table:table-cell>
          <table:table-cell table:style-name="ce94" table:formula="of:=DEC2HEX(SUM(HEX2DEC([.I54]);1))" office:value-type="string" office:string-value="44C8" calcext:value-type="string">
            <text:p>44C8</text:p>
          </table:table-cell>
          <table:table-cell table:style-name="ce87" table:formula="of:=DEC2HEX(SUM(HEX2DEC([.J54]);1))" office:value-type="string" office:string-value="44C9" calcext:value-type="string">
            <text:p>44C9</text:p>
          </table:table-cell>
          <table:table-cell table:style-name="ce94" table:formula="of:=DEC2HEX(SUM(HEX2DEC([.K54]);1))" office:value-type="string" office:string-value="44CA" calcext:value-type="string">
            <text:p>44CA</text:p>
          </table:table-cell>
          <table:table-cell table:style-name="ce87" table:formula="of:=DEC2HEX(SUM(HEX2DEC([.L54]);1))" office:value-type="string" office:string-value="44CB" calcext:value-type="string">
            <text:p>44CB</text:p>
          </table:table-cell>
          <table:table-cell table:style-name="ce94" table:formula="of:=DEC2HEX(SUM(HEX2DEC([.M54]);1))" office:value-type="string" office:string-value="44CC" calcext:value-type="string">
            <text:p>44CC</text:p>
          </table:table-cell>
          <table:table-cell table:style-name="ce87" table:formula="of:=DEC2HEX(SUM(HEX2DEC([.N54]);1))" office:value-type="string" office:string-value="44CD" calcext:value-type="string">
            <text:p>44CD</text:p>
          </table:table-cell>
          <table:table-cell table:style-name="ce94" table:formula="of:=DEC2HEX(SUM(HEX2DEC([.O54]);1))" office:value-type="string" office:string-value="44CE" calcext:value-type="string">
            <text:p>44CE</text:p>
          </table:table-cell>
          <table:table-cell table:style-name="ce87" table:formula="of:=DEC2HEX(SUM(HEX2DEC([.P54]);1))" office:value-type="string" office:string-value="44CF" calcext:value-type="string">
            <text:p>44CF</text:p>
          </table:table-cell>
          <table:table-cell table:style-name="ce94" table:formula="of:=DEC2HEX(SUM(HEX2DEC([.Q54]);1))" office:value-type="string" office:string-value="44D0" calcext:value-type="string">
            <text:p>44D0</text:p>
          </table:table-cell>
          <table:table-cell table:style-name="ce87" table:formula="of:=DEC2HEX(SUM(HEX2DEC([.R54]);1))" office:value-type="string" office:string-value="44D1" calcext:value-type="string">
            <text:p>44D1</text:p>
          </table:table-cell>
          <table:table-cell table:style-name="ce94" table:formula="of:=DEC2HEX(SUM(HEX2DEC([.S54]);1))" office:value-type="string" office:string-value="44D2" calcext:value-type="string">
            <text:p>44D2</text:p>
          </table:table-cell>
          <table:table-cell table:style-name="ce87" table:formula="of:=DEC2HEX(SUM(HEX2DEC([.T54]);1))" office:value-type="string" office:string-value="44D3" calcext:value-type="string">
            <text:p>44D3</text:p>
          </table:table-cell>
          <table:table-cell table:style-name="ce94" table:formula="of:=DEC2HEX(SUM(HEX2DEC([.U54]);1))" office:value-type="string" office:string-value="44D4" calcext:value-type="string">
            <text:p>44D4</text:p>
          </table:table-cell>
          <table:table-cell table:style-name="ce87" table:formula="of:=DEC2HEX(SUM(HEX2DEC([.V54]);1))" office:value-type="string" office:string-value="44D5" calcext:value-type="string">
            <text:p>44D5</text:p>
          </table:table-cell>
          <table:table-cell table:style-name="ce94" table:formula="of:=DEC2HEX(SUM(HEX2DEC([.W54]);1))" office:value-type="string" office:string-value="44D6" calcext:value-type="string">
            <text:p>44D6</text:p>
          </table:table-cell>
          <table:table-cell table:style-name="ce87" table:formula="of:=DEC2HEX(SUM(HEX2DEC([.X54]);1))" office:value-type="string" office:string-value="44D7" calcext:value-type="string">
            <text:p>44D7</text:p>
          </table:table-cell>
          <table:table-cell table:style-name="ce94" table:formula="of:=DEC2HEX(SUM(HEX2DEC([.Y54]);1))" office:value-type="string" office:string-value="44D8" calcext:value-type="string">
            <text:p>44D8</text:p>
          </table:table-cell>
          <table:table-cell table:style-name="ce87" table:formula="of:=DEC2HEX(SUM(HEX2DEC([.Z54]);1))" office:value-type="string" office:string-value="44D9" calcext:value-type="string">
            <text:p>44D9</text:p>
          </table:table-cell>
          <table:table-cell table:style-name="ce94" table:formula="of:=DEC2HEX(SUM(HEX2DEC([.AA54]);1))" office:value-type="string" office:string-value="44DA" calcext:value-type="string">
            <text:p>44DA</text:p>
          </table:table-cell>
          <table:table-cell table:style-name="ce87" table:formula="of:=DEC2HEX(SUM(HEX2DEC([.AB54]);1))" office:value-type="string" office:string-value="44DB" calcext:value-type="string">
            <text:p>44DB</text:p>
          </table:table-cell>
          <table:table-cell table:style-name="ce94" table:formula="of:=DEC2HEX(SUM(HEX2DEC([.AC54]);1))" office:value-type="string" office:string-value="44DC" calcext:value-type="string">
            <text:p>44DC</text:p>
          </table:table-cell>
          <table:table-cell table:style-name="ce97" table:formula="of:=DEC2HEX(SUM(HEX2DEC([.AD54]);1))" office:value-type="string" office:string-value="44DD" calcext:value-type="string">
            <text:p>44DD</text:p>
          </table:table-cell>
          <table:table-cell table:style-name="ce94" table:formula="of:=DEC2HEX(SUM(HEX2DEC([.AE54]);1))" office:value-type="string" office:string-value="44DE" calcext:value-type="string">
            <text:p>44DE</text:p>
          </table:table-cell>
          <table:table-cell table:style-name="ce104" table:formula="of:=DEC2HEX(SUM(HEX2DEC([.AF54]);1))" office:value-type="string" office:string-value="44DF" calcext:value-type="string">
            <text:p>44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7]);1))" office:value-type="string" office:string-value="45C0" calcext:value-type="string">
            <text:p>45C0</text:p>
          </table:table-cell>
          <table:table-cell table:style-name="ce87" table:formula="of:=DEC2HEX(SUM(HEX2DEC([.B55]);1))" office:value-type="string" office:string-value="45C1" calcext:value-type="string">
            <text:p>45C1</text:p>
          </table:table-cell>
          <table:table-cell table:style-name="ce94" table:formula="of:=DEC2HEX(SUM(HEX2DEC([.C55]);1))" office:value-type="string" office:string-value="45C2" calcext:value-type="string">
            <text:p>45C2</text:p>
          </table:table-cell>
          <table:table-cell table:style-name="ce87" table:formula="of:=DEC2HEX(SUM(HEX2DEC([.D55]);1))" office:value-type="string" office:string-value="45C3" calcext:value-type="string">
            <text:p>45C3</text:p>
          </table:table-cell>
          <table:table-cell table:style-name="ce94" table:formula="of:=DEC2HEX(SUM(HEX2DEC([.E55]);1))" office:value-type="string" office:string-value="45C4" calcext:value-type="string">
            <text:p>45C4</text:p>
          </table:table-cell>
          <table:table-cell table:style-name="ce87" table:formula="of:=DEC2HEX(SUM(HEX2DEC([.F55]);1))" office:value-type="string" office:string-value="45C5" calcext:value-type="string">
            <text:p>45C5</text:p>
          </table:table-cell>
          <table:table-cell table:style-name="ce94" table:formula="of:=DEC2HEX(SUM(HEX2DEC([.G55]);1))" office:value-type="string" office:string-value="45C6" calcext:value-type="string">
            <text:p>45C6</text:p>
          </table:table-cell>
          <table:table-cell table:style-name="ce87" table:formula="of:=DEC2HEX(SUM(HEX2DEC([.H55]);1))" office:value-type="string" office:string-value="45C7" calcext:value-type="string">
            <text:p>45C7</text:p>
          </table:table-cell>
          <table:table-cell table:style-name="ce94" table:formula="of:=DEC2HEX(SUM(HEX2DEC([.I55]);1))" office:value-type="string" office:string-value="45C8" calcext:value-type="string">
            <text:p>45C8</text:p>
          </table:table-cell>
          <table:table-cell table:style-name="ce87" table:formula="of:=DEC2HEX(SUM(HEX2DEC([.J55]);1))" office:value-type="string" office:string-value="45C9" calcext:value-type="string">
            <text:p>45C9</text:p>
          </table:table-cell>
          <table:table-cell table:style-name="ce94" table:formula="of:=DEC2HEX(SUM(HEX2DEC([.K55]);1))" office:value-type="string" office:string-value="45CA" calcext:value-type="string">
            <text:p>45CA</text:p>
          </table:table-cell>
          <table:table-cell table:style-name="ce87" table:formula="of:=DEC2HEX(SUM(HEX2DEC([.L55]);1))" office:value-type="string" office:string-value="45CB" calcext:value-type="string">
            <text:p>45CB</text:p>
          </table:table-cell>
          <table:table-cell table:style-name="ce94" table:formula="of:=DEC2HEX(SUM(HEX2DEC([.M55]);1))" office:value-type="string" office:string-value="45CC" calcext:value-type="string">
            <text:p>45CC</text:p>
          </table:table-cell>
          <table:table-cell table:style-name="ce87" table:formula="of:=DEC2HEX(SUM(HEX2DEC([.N55]);1))" office:value-type="string" office:string-value="45CD" calcext:value-type="string">
            <text:p>45CD</text:p>
          </table:table-cell>
          <table:table-cell table:style-name="ce94" table:formula="of:=DEC2HEX(SUM(HEX2DEC([.O55]);1))" office:value-type="string" office:string-value="45CE" calcext:value-type="string">
            <text:p>45CE</text:p>
          </table:table-cell>
          <table:table-cell table:style-name="ce87" table:formula="of:=DEC2HEX(SUM(HEX2DEC([.P55]);1))" office:value-type="string" office:string-value="45CF" calcext:value-type="string">
            <text:p>45CF</text:p>
          </table:table-cell>
          <table:table-cell table:style-name="ce94" table:formula="of:=DEC2HEX(SUM(HEX2DEC([.Q55]);1))" office:value-type="string" office:string-value="45D0" calcext:value-type="string">
            <text:p>45D0</text:p>
          </table:table-cell>
          <table:table-cell table:style-name="ce87" table:formula="of:=DEC2HEX(SUM(HEX2DEC([.R55]);1))" office:value-type="string" office:string-value="45D1" calcext:value-type="string">
            <text:p>45D1</text:p>
          </table:table-cell>
          <table:table-cell table:style-name="ce94" table:formula="of:=DEC2HEX(SUM(HEX2DEC([.S55]);1))" office:value-type="string" office:string-value="45D2" calcext:value-type="string">
            <text:p>45D2</text:p>
          </table:table-cell>
          <table:table-cell table:style-name="ce87" table:formula="of:=DEC2HEX(SUM(HEX2DEC([.T55]);1))" office:value-type="string" office:string-value="45D3" calcext:value-type="string">
            <text:p>45D3</text:p>
          </table:table-cell>
          <table:table-cell table:style-name="ce94" table:formula="of:=DEC2HEX(SUM(HEX2DEC([.U55]);1))" office:value-type="string" office:string-value="45D4" calcext:value-type="string">
            <text:p>45D4</text:p>
          </table:table-cell>
          <table:table-cell table:style-name="ce87" table:formula="of:=DEC2HEX(SUM(HEX2DEC([.V55]);1))" office:value-type="string" office:string-value="45D5" calcext:value-type="string">
            <text:p>45D5</text:p>
          </table:table-cell>
          <table:table-cell table:style-name="ce94" table:formula="of:=DEC2HEX(SUM(HEX2DEC([.W55]);1))" office:value-type="string" office:string-value="45D6" calcext:value-type="string">
            <text:p>45D6</text:p>
          </table:table-cell>
          <table:table-cell table:style-name="ce87" table:formula="of:=DEC2HEX(SUM(HEX2DEC([.X55]);1))" office:value-type="string" office:string-value="45D7" calcext:value-type="string">
            <text:p>45D7</text:p>
          </table:table-cell>
          <table:table-cell table:style-name="ce94" table:formula="of:=DEC2HEX(SUM(HEX2DEC([.Y55]);1))" office:value-type="string" office:string-value="45D8" calcext:value-type="string">
            <text:p>45D8</text:p>
          </table:table-cell>
          <table:table-cell table:style-name="ce87" table:formula="of:=DEC2HEX(SUM(HEX2DEC([.Z55]);1))" office:value-type="string" office:string-value="45D9" calcext:value-type="string">
            <text:p>45D9</text:p>
          </table:table-cell>
          <table:table-cell table:style-name="ce94" table:formula="of:=DEC2HEX(SUM(HEX2DEC([.AA55]);1))" office:value-type="string" office:string-value="45DA" calcext:value-type="string">
            <text:p>45DA</text:p>
          </table:table-cell>
          <table:table-cell table:style-name="ce87" table:formula="of:=DEC2HEX(SUM(HEX2DEC([.AB55]);1))" office:value-type="string" office:string-value="45DB" calcext:value-type="string">
            <text:p>45DB</text:p>
          </table:table-cell>
          <table:table-cell table:style-name="ce94" table:formula="of:=DEC2HEX(SUM(HEX2DEC([.AC55]);1))" office:value-type="string" office:string-value="45DC" calcext:value-type="string">
            <text:p>45DC</text:p>
          </table:table-cell>
          <table:table-cell table:style-name="ce97" table:formula="of:=DEC2HEX(SUM(HEX2DEC([.AD55]);1))" office:value-type="string" office:string-value="45DD" calcext:value-type="string">
            <text:p>45DD</text:p>
          </table:table-cell>
          <table:table-cell table:style-name="ce94" table:formula="of:=DEC2HEX(SUM(HEX2DEC([.AE55]);1))" office:value-type="string" office:string-value="45DE" calcext:value-type="string">
            <text:p>45DE</text:p>
          </table:table-cell>
          <table:table-cell table:style-name="ce104" table:formula="of:=DEC2HEX(SUM(HEX2DEC([.AF55]);1))" office:value-type="string" office:string-value="45DF" calcext:value-type="string">
            <text:p>45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8]);1))" office:value-type="string" office:string-value="46C0" calcext:value-type="string">
            <text:p>46C0</text:p>
          </table:table-cell>
          <table:table-cell table:style-name="ce87" table:formula="of:=DEC2HEX(SUM(HEX2DEC([.B56]);1))" office:value-type="string" office:string-value="46C1" calcext:value-type="string">
            <text:p>46C1</text:p>
          </table:table-cell>
          <table:table-cell table:style-name="ce94" table:formula="of:=DEC2HEX(SUM(HEX2DEC([.C56]);1))" office:value-type="string" office:string-value="46C2" calcext:value-type="string">
            <text:p>46C2</text:p>
          </table:table-cell>
          <table:table-cell table:style-name="ce87" table:formula="of:=DEC2HEX(SUM(HEX2DEC([.D56]);1))" office:value-type="string" office:string-value="46C3" calcext:value-type="string">
            <text:p>46C3</text:p>
          </table:table-cell>
          <table:table-cell table:style-name="ce94" table:formula="of:=DEC2HEX(SUM(HEX2DEC([.E56]);1))" office:value-type="string" office:string-value="46C4" calcext:value-type="string">
            <text:p>46C4</text:p>
          </table:table-cell>
          <table:table-cell table:style-name="ce87" table:formula="of:=DEC2HEX(SUM(HEX2DEC([.F56]);1))" office:value-type="string" office:string-value="46C5" calcext:value-type="string">
            <text:p>46C5</text:p>
          </table:table-cell>
          <table:table-cell table:style-name="ce94" table:formula="of:=DEC2HEX(SUM(HEX2DEC([.G56]);1))" office:value-type="string" office:string-value="46C6" calcext:value-type="string">
            <text:p>46C6</text:p>
          </table:table-cell>
          <table:table-cell table:style-name="ce87" table:formula="of:=DEC2HEX(SUM(HEX2DEC([.H56]);1))" office:value-type="string" office:string-value="46C7" calcext:value-type="string">
            <text:p>46C7</text:p>
          </table:table-cell>
          <table:table-cell table:style-name="ce94" table:formula="of:=DEC2HEX(SUM(HEX2DEC([.I56]);1))" office:value-type="string" office:string-value="46C8" calcext:value-type="string">
            <text:p>46C8</text:p>
          </table:table-cell>
          <table:table-cell table:style-name="ce87" table:formula="of:=DEC2HEX(SUM(HEX2DEC([.J56]);1))" office:value-type="string" office:string-value="46C9" calcext:value-type="string">
            <text:p>46C9</text:p>
          </table:table-cell>
          <table:table-cell table:style-name="ce94" table:formula="of:=DEC2HEX(SUM(HEX2DEC([.K56]);1))" office:value-type="string" office:string-value="46CA" calcext:value-type="string">
            <text:p>46CA</text:p>
          </table:table-cell>
          <table:table-cell table:style-name="ce87" table:formula="of:=DEC2HEX(SUM(HEX2DEC([.L56]);1))" office:value-type="string" office:string-value="46CB" calcext:value-type="string">
            <text:p>46CB</text:p>
          </table:table-cell>
          <table:table-cell table:style-name="ce94" table:formula="of:=DEC2HEX(SUM(HEX2DEC([.M56]);1))" office:value-type="string" office:string-value="46CC" calcext:value-type="string">
            <text:p>46CC</text:p>
          </table:table-cell>
          <table:table-cell table:style-name="ce87" table:formula="of:=DEC2HEX(SUM(HEX2DEC([.N56]);1))" office:value-type="string" office:string-value="46CD" calcext:value-type="string">
            <text:p>46CD</text:p>
          </table:table-cell>
          <table:table-cell table:style-name="ce94" table:formula="of:=DEC2HEX(SUM(HEX2DEC([.O56]);1))" office:value-type="string" office:string-value="46CE" calcext:value-type="string">
            <text:p>46CE</text:p>
          </table:table-cell>
          <table:table-cell table:style-name="ce87" table:formula="of:=DEC2HEX(SUM(HEX2DEC([.P56]);1))" office:value-type="string" office:string-value="46CF" calcext:value-type="string">
            <text:p>46CF</text:p>
          </table:table-cell>
          <table:table-cell table:style-name="ce94" table:formula="of:=DEC2HEX(SUM(HEX2DEC([.Q56]);1))" office:value-type="string" office:string-value="46D0" calcext:value-type="string">
            <text:p>46D0</text:p>
          </table:table-cell>
          <table:table-cell table:style-name="ce87" table:formula="of:=DEC2HEX(SUM(HEX2DEC([.R56]);1))" office:value-type="string" office:string-value="46D1" calcext:value-type="string">
            <text:p>46D1</text:p>
          </table:table-cell>
          <table:table-cell table:style-name="ce94" table:formula="of:=DEC2HEX(SUM(HEX2DEC([.S56]);1))" office:value-type="string" office:string-value="46D2" calcext:value-type="string">
            <text:p>46D2</text:p>
          </table:table-cell>
          <table:table-cell table:style-name="ce87" table:formula="of:=DEC2HEX(SUM(HEX2DEC([.T56]);1))" office:value-type="string" office:string-value="46D3" calcext:value-type="string">
            <text:p>46D3</text:p>
          </table:table-cell>
          <table:table-cell table:style-name="ce94" table:formula="of:=DEC2HEX(SUM(HEX2DEC([.U56]);1))" office:value-type="string" office:string-value="46D4" calcext:value-type="string">
            <text:p>46D4</text:p>
          </table:table-cell>
          <table:table-cell table:style-name="ce87" table:formula="of:=DEC2HEX(SUM(HEX2DEC([.V56]);1))" office:value-type="string" office:string-value="46D5" calcext:value-type="string">
            <text:p>46D5</text:p>
          </table:table-cell>
          <table:table-cell table:style-name="ce94" table:formula="of:=DEC2HEX(SUM(HEX2DEC([.W56]);1))" office:value-type="string" office:string-value="46D6" calcext:value-type="string">
            <text:p>46D6</text:p>
          </table:table-cell>
          <table:table-cell table:style-name="ce87" table:formula="of:=DEC2HEX(SUM(HEX2DEC([.X56]);1))" office:value-type="string" office:string-value="46D7" calcext:value-type="string">
            <text:p>46D7</text:p>
          </table:table-cell>
          <table:table-cell table:style-name="ce94" table:formula="of:=DEC2HEX(SUM(HEX2DEC([.Y56]);1))" office:value-type="string" office:string-value="46D8" calcext:value-type="string">
            <text:p>46D8</text:p>
          </table:table-cell>
          <table:table-cell table:style-name="ce87" table:formula="of:=DEC2HEX(SUM(HEX2DEC([.Z56]);1))" office:value-type="string" office:string-value="46D9" calcext:value-type="string">
            <text:p>46D9</text:p>
          </table:table-cell>
          <table:table-cell table:style-name="ce94" table:formula="of:=DEC2HEX(SUM(HEX2DEC([.AA56]);1))" office:value-type="string" office:string-value="46DA" calcext:value-type="string">
            <text:p>46DA</text:p>
          </table:table-cell>
          <table:table-cell table:style-name="ce87" table:formula="of:=DEC2HEX(SUM(HEX2DEC([.AB56]);1))" office:value-type="string" office:string-value="46DB" calcext:value-type="string">
            <text:p>46DB</text:p>
          </table:table-cell>
          <table:table-cell table:style-name="ce94" table:formula="of:=DEC2HEX(SUM(HEX2DEC([.AC56]);1))" office:value-type="string" office:string-value="46DC" calcext:value-type="string">
            <text:p>46DC</text:p>
          </table:table-cell>
          <table:table-cell table:style-name="ce97" table:formula="of:=DEC2HEX(SUM(HEX2DEC([.AD56]);1))" office:value-type="string" office:string-value="46DD" calcext:value-type="string">
            <text:p>46DD</text:p>
          </table:table-cell>
          <table:table-cell table:style-name="ce94" table:formula="of:=DEC2HEX(SUM(HEX2DEC([.AE56]);1))" office:value-type="string" office:string-value="46DE" calcext:value-type="string">
            <text:p>46DE</text:p>
          </table:table-cell>
          <table:table-cell table:style-name="ce104" table:formula="of:=DEC2HEX(SUM(HEX2DEC([.AF56]);1))" office:value-type="string" office:string-value="46DF" calcext:value-type="string">
            <text:p>46D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DEC2HEX(SUM(HEX2DEC([.AG49]);1))" office:value-type="string" office:string-value="47C0" calcext:value-type="string">
            <text:p>47C0</text:p>
          </table:table-cell>
          <table:table-cell table:style-name="ce87" table:formula="of:=DEC2HEX(SUM(HEX2DEC([.B57]);1))" office:value-type="string" office:string-value="47C1" calcext:value-type="string">
            <text:p>47C1</text:p>
          </table:table-cell>
          <table:table-cell table:style-name="ce96" table:formula="of:=DEC2HEX(SUM(HEX2DEC([.C57]);1))" office:value-type="string" office:string-value="47C2" calcext:value-type="string">
            <text:p>47C2</text:p>
          </table:table-cell>
          <table:table-cell table:style-name="ce87" table:formula="of:=DEC2HEX(SUM(HEX2DEC([.D57]);1))" office:value-type="string" office:string-value="47C3" calcext:value-type="string">
            <text:p>47C3</text:p>
          </table:table-cell>
          <table:table-cell table:style-name="ce96" table:formula="of:=DEC2HEX(SUM(HEX2DEC([.E57]);1))" office:value-type="string" office:string-value="47C4" calcext:value-type="string">
            <text:p>47C4</text:p>
          </table:table-cell>
          <table:table-cell table:style-name="ce87" table:formula="of:=DEC2HEX(SUM(HEX2DEC([.F57]);1))" office:value-type="string" office:string-value="47C5" calcext:value-type="string">
            <text:p>47C5</text:p>
          </table:table-cell>
          <table:table-cell table:style-name="ce96" table:formula="of:=DEC2HEX(SUM(HEX2DEC([.G57]);1))" office:value-type="string" office:string-value="47C6" calcext:value-type="string">
            <text:p>47C6</text:p>
          </table:table-cell>
          <table:table-cell table:style-name="ce87" table:formula="of:=DEC2HEX(SUM(HEX2DEC([.H57]);1))" office:value-type="string" office:string-value="47C7" calcext:value-type="string">
            <text:p>47C7</text:p>
          </table:table-cell>
          <table:table-cell table:style-name="ce96" table:formula="of:=DEC2HEX(SUM(HEX2DEC([.I57]);1))" office:value-type="string" office:string-value="47C8" calcext:value-type="string">
            <text:p>47C8</text:p>
          </table:table-cell>
          <table:table-cell table:style-name="ce87" table:formula="of:=DEC2HEX(SUM(HEX2DEC([.J57]);1))" office:value-type="string" office:string-value="47C9" calcext:value-type="string">
            <text:p>47C9</text:p>
          </table:table-cell>
          <table:table-cell table:style-name="ce96" table:formula="of:=DEC2HEX(SUM(HEX2DEC([.K57]);1))" office:value-type="string" office:string-value="47CA" calcext:value-type="string">
            <text:p>47CA</text:p>
          </table:table-cell>
          <table:table-cell table:style-name="ce87" table:formula="of:=DEC2HEX(SUM(HEX2DEC([.L57]);1))" office:value-type="string" office:string-value="47CB" calcext:value-type="string">
            <text:p>47CB</text:p>
          </table:table-cell>
          <table:table-cell table:style-name="ce96" table:formula="of:=DEC2HEX(SUM(HEX2DEC([.M57]);1))" office:value-type="string" office:string-value="47CC" calcext:value-type="string">
            <text:p>47CC</text:p>
          </table:table-cell>
          <table:table-cell table:style-name="ce87" table:formula="of:=DEC2HEX(SUM(HEX2DEC([.N57]);1))" office:value-type="string" office:string-value="47CD" calcext:value-type="string">
            <text:p>47CD</text:p>
          </table:table-cell>
          <table:table-cell table:style-name="ce96" table:formula="of:=DEC2HEX(SUM(HEX2DEC([.O57]);1))" office:value-type="string" office:string-value="47CE" calcext:value-type="string">
            <text:p>47CE</text:p>
          </table:table-cell>
          <table:table-cell table:style-name="ce87" table:formula="of:=DEC2HEX(SUM(HEX2DEC([.P57]);1))" office:value-type="string" office:string-value="47CF" calcext:value-type="string">
            <text:p>47CF</text:p>
          </table:table-cell>
          <table:table-cell table:style-name="ce96" table:formula="of:=DEC2HEX(SUM(HEX2DEC([.Q57]);1))" office:value-type="string" office:string-value="47D0" calcext:value-type="string">
            <text:p>47D0</text:p>
          </table:table-cell>
          <table:table-cell table:style-name="ce87" table:formula="of:=DEC2HEX(SUM(HEX2DEC([.R57]);1))" office:value-type="string" office:string-value="47D1" calcext:value-type="string">
            <text:p>47D1</text:p>
          </table:table-cell>
          <table:table-cell table:style-name="ce96" table:formula="of:=DEC2HEX(SUM(HEX2DEC([.S57]);1))" office:value-type="string" office:string-value="47D2" calcext:value-type="string">
            <text:p>47D2</text:p>
          </table:table-cell>
          <table:table-cell table:style-name="ce87" table:formula="of:=DEC2HEX(SUM(HEX2DEC([.T57]);1))" office:value-type="string" office:string-value="47D3" calcext:value-type="string">
            <text:p>47D3</text:p>
          </table:table-cell>
          <table:table-cell table:style-name="ce96" table:formula="of:=DEC2HEX(SUM(HEX2DEC([.U57]);1))" office:value-type="string" office:string-value="47D4" calcext:value-type="string">
            <text:p>47D4</text:p>
          </table:table-cell>
          <table:table-cell table:style-name="ce87" table:formula="of:=DEC2HEX(SUM(HEX2DEC([.V57]);1))" office:value-type="string" office:string-value="47D5" calcext:value-type="string">
            <text:p>47D5</text:p>
          </table:table-cell>
          <table:table-cell table:style-name="ce96" table:formula="of:=DEC2HEX(SUM(HEX2DEC([.W57]);1))" office:value-type="string" office:string-value="47D6" calcext:value-type="string">
            <text:p>47D6</text:p>
          </table:table-cell>
          <table:table-cell table:style-name="ce87" table:formula="of:=DEC2HEX(SUM(HEX2DEC([.X57]);1))" office:value-type="string" office:string-value="47D7" calcext:value-type="string">
            <text:p>47D7</text:p>
          </table:table-cell>
          <table:table-cell table:style-name="ce96" table:formula="of:=DEC2HEX(SUM(HEX2DEC([.Y57]);1))" office:value-type="string" office:string-value="47D8" calcext:value-type="string">
            <text:p>47D8</text:p>
          </table:table-cell>
          <table:table-cell table:style-name="ce87" table:formula="of:=DEC2HEX(SUM(HEX2DEC([.Z57]);1))" office:value-type="string" office:string-value="47D9" calcext:value-type="string">
            <text:p>47D9</text:p>
          </table:table-cell>
          <table:table-cell table:style-name="ce96" table:formula="of:=DEC2HEX(SUM(HEX2DEC([.AA57]);1))" office:value-type="string" office:string-value="47DA" calcext:value-type="string">
            <text:p>47DA</text:p>
          </table:table-cell>
          <table:table-cell table:style-name="ce87" table:formula="of:=DEC2HEX(SUM(HEX2DEC([.AB57]);1))" office:value-type="string" office:string-value="47DB" calcext:value-type="string">
            <text:p>47DB</text:p>
          </table:table-cell>
          <table:table-cell table:style-name="ce96" table:formula="of:=DEC2HEX(SUM(HEX2DEC([.AC57]);1))" office:value-type="string" office:string-value="47DC" calcext:value-type="string">
            <text:p>47DC</text:p>
          </table:table-cell>
          <table:table-cell table:style-name="ce98" table:formula="of:=DEC2HEX(SUM(HEX2DEC([.AD57]);1))" office:value-type="string" office:string-value="47DD" calcext:value-type="string">
            <text:p>47DD</text:p>
          </table:table-cell>
          <table:table-cell table:style-name="ce96" table:formula="of:=DEC2HEX(SUM(HEX2DEC([.AE57]);1))" office:value-type="string" office:string-value="47DE" calcext:value-type="string">
            <text:p>47DE</text:p>
          </table:table-cell>
          <table:table-cell table:style-name="ce105" table:formula="of:=DEC2HEX(SUM(HEX2DEC([.AF57]);1))" office:value-type="string" office:string-value="47DF" calcext:value-type="string">
            <text:p>47D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7 Y</text:p>
            <text:p>Pixel</text:p>
            <text:p>56-63</text:p>
            <text:p>$38-$3F</text:p>
          </table:table-cell>
          <table:table-cell table:style-name="ce97" table:formula="of:=DEC2HEX(SUM(HEX2DEC([.AG50]);1))" office:value-type="string" office:string-value="40E0" calcext:value-type="string">
            <text:p>40E0</text:p>
          </table:table-cell>
          <table:table-cell table:style-name="ce95" table:formula="of:=DEC2HEX(SUM(HEX2DEC([.B58]);1))" office:value-type="string" office:string-value="40E1" calcext:value-type="string">
            <text:p>40E1</text:p>
          </table:table-cell>
          <table:table-cell table:style-name="ce87" table:formula="of:=DEC2HEX(SUM(HEX2DEC([.C58]);1))" office:value-type="string" office:string-value="40E2" calcext:value-type="string">
            <text:p>40E2</text:p>
          </table:table-cell>
          <table:table-cell table:style-name="ce95" table:formula="of:=DEC2HEX(SUM(HEX2DEC([.D58]);1))" office:value-type="string" office:string-value="40E3" calcext:value-type="string">
            <text:p>40E3</text:p>
          </table:table-cell>
          <table:table-cell table:style-name="ce87" table:formula="of:=DEC2HEX(SUM(HEX2DEC([.E58]);1))" office:value-type="string" office:string-value="40E4" calcext:value-type="string">
            <text:p>40E4</text:p>
          </table:table-cell>
          <table:table-cell table:style-name="ce95" table:formula="of:=DEC2HEX(SUM(HEX2DEC([.F58]);1))" office:value-type="string" office:string-value="40E5" calcext:value-type="string">
            <text:p>40E5</text:p>
          </table:table-cell>
          <table:table-cell table:style-name="ce87" table:formula="of:=DEC2HEX(SUM(HEX2DEC([.G58]);1))" office:value-type="string" office:string-value="40E6" calcext:value-type="string">
            <text:p>40E6</text:p>
          </table:table-cell>
          <table:table-cell table:style-name="ce95" table:formula="of:=DEC2HEX(SUM(HEX2DEC([.H58]);1))" office:value-type="string" office:string-value="40E7" calcext:value-type="string">
            <text:p>40E7</text:p>
          </table:table-cell>
          <table:table-cell table:style-name="ce87" table:formula="of:=DEC2HEX(SUM(HEX2DEC([.I58]);1))" office:value-type="string" office:string-value="40E8" calcext:value-type="string">
            <text:p>40E8</text:p>
          </table:table-cell>
          <table:table-cell table:style-name="ce95" table:formula="of:=DEC2HEX(SUM(HEX2DEC([.J58]);1))" office:value-type="string" office:string-value="40E9" calcext:value-type="string">
            <text:p>40E9</text:p>
          </table:table-cell>
          <table:table-cell table:style-name="ce87" table:formula="of:=DEC2HEX(SUM(HEX2DEC([.K58]);1))" office:value-type="string" office:string-value="40EA" calcext:value-type="string">
            <text:p>40EA</text:p>
          </table:table-cell>
          <table:table-cell table:style-name="ce95" table:formula="of:=DEC2HEX(SUM(HEX2DEC([.L58]);1))" office:value-type="string" office:string-value="40EB" calcext:value-type="string">
            <text:p>40EB</text:p>
          </table:table-cell>
          <table:table-cell table:style-name="ce104" table:formula="of:=DEC2HEX(SUM(HEX2DEC([.M58]);1))" office:value-type="string" office:string-value="40EC" calcext:value-type="string">
            <text:p>40EC</text:p>
          </table:table-cell>
          <table:table-cell table:style-name="ce100" table:formula="of:=DEC2HEX(SUM(HEX2DEC([.N58]);1))" office:value-type="string" office:string-value="40ED" calcext:value-type="string">
            <text:p>40ED</text:p>
          </table:table-cell>
          <table:table-cell table:style-name="ce106" table:formula="of:=DEC2HEX(SUM(HEX2DEC([.O58]);1))" office:value-type="string" office:string-value="40EE" calcext:value-type="string">
            <text:p>40EE</text:p>
          </table:table-cell>
          <table:table-cell table:style-name="ce95" table:formula="of:=DEC2HEX(SUM(HEX2DEC([.P58]);1))" office:value-type="string" office:string-value="40EF" calcext:value-type="string">
            <text:p>40EF</text:p>
          </table:table-cell>
          <table:table-cell table:style-name="ce99" table:formula="of:=DEC2HEX(SUM(HEX2DEC([.Q58]);1))" office:value-type="string" office:string-value="40F0" calcext:value-type="string">
            <text:p>40F0</text:p>
          </table:table-cell>
          <table:table-cell table:style-name="ce95" table:formula="of:=DEC2HEX(SUM(HEX2DEC([.R58]);1))" office:value-type="string" office:string-value="40F1" calcext:value-type="string">
            <text:p>40F1</text:p>
          </table:table-cell>
          <table:table-cell table:style-name="ce99" table:formula="of:=DEC2HEX(SUM(HEX2DEC([.S58]);1))" office:value-type="string" office:string-value="40F2" calcext:value-type="string">
            <text:p>40F2</text:p>
          </table:table-cell>
          <table:table-cell table:style-name="ce95" table:formula="of:=DEC2HEX(SUM(HEX2DEC([.T58]);1))" office:value-type="string" office:string-value="40F3" calcext:value-type="string">
            <text:p>40F3</text:p>
          </table:table-cell>
          <table:table-cell table:style-name="ce99" table:formula="of:=DEC2HEX(SUM(HEX2DEC([.U58]);1))" office:value-type="string" office:string-value="40F4" calcext:value-type="string">
            <text:p>40F4</text:p>
          </table:table-cell>
          <table:table-cell table:style-name="ce95" table:formula="of:=DEC2HEX(SUM(HEX2DEC([.V58]);1))" office:value-type="string" office:string-value="40F5" calcext:value-type="string">
            <text:p>40F5</text:p>
          </table:table-cell>
          <table:table-cell table:style-name="ce99" table:formula="of:=DEC2HEX(SUM(HEX2DEC([.W58]);1))" office:value-type="string" office:string-value="40F6" calcext:value-type="string">
            <text:p>40F6</text:p>
          </table:table-cell>
          <table:table-cell table:style-name="ce95" table:formula="of:=DEC2HEX(SUM(HEX2DEC([.X58]);1))" office:value-type="string" office:string-value="40F7" calcext:value-type="string">
            <text:p>40F7</text:p>
          </table:table-cell>
          <table:table-cell table:style-name="ce99" table:formula="of:=DEC2HEX(SUM(HEX2DEC([.Y58]);1))" office:value-type="string" office:string-value="40F8" calcext:value-type="string">
            <text:p>40F8</text:p>
          </table:table-cell>
          <table:table-cell table:style-name="ce95" table:formula="of:=DEC2HEX(SUM(HEX2DEC([.Z58]);1))" office:value-type="string" office:string-value="40F9" calcext:value-type="string">
            <text:p>40F9</text:p>
          </table:table-cell>
          <table:table-cell table:style-name="ce91" table:formula="of:=DEC2HEX(SUM(HEX2DEC([.AA58]);1))" office:value-type="string" office:string-value="40FA" calcext:value-type="string">
            <text:p>40FA</text:p>
          </table:table-cell>
          <table:table-cell table:style-name="ce95" table:formula="of:=DEC2HEX(SUM(HEX2DEC([.AB58]);1))" office:value-type="string" office:string-value="40FB" calcext:value-type="string">
            <text:p>40FB</text:p>
          </table:table-cell>
          <table:table-cell table:style-name="ce99" table:formula="of:=DEC2HEX(SUM(HEX2DEC([.AC58]);1))" office:value-type="string" office:string-value="40FC" calcext:value-type="string">
            <text:p>40FC</text:p>
          </table:table-cell>
          <table:table-cell table:style-name="ce95" table:formula="of:=DEC2HEX(SUM(HEX2DEC([.AD58]);1))" office:value-type="string" office:string-value="40FD" calcext:value-type="string">
            <text:p>40FD</text:p>
          </table:table-cell>
          <table:table-cell table:style-name="ce92" table:formula="of:=DEC2HEX(SUM(HEX2DEC([.AE58]);1))" office:value-type="string" office:string-value="40FE" calcext:value-type="string">
            <text:p>40FE</text:p>
          </table:table-cell>
          <table:table-cell table:style-name="ce89" table:formula="of:=DEC2HEX(SUM(HEX2DEC([.AF58]);1))" office:value-type="string" office:string-value="40FF" calcext:value-type="string">
            <text:p>40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1]);1))" office:value-type="string" office:string-value="41E0" calcext:value-type="string">
            <text:p>41E0</text:p>
          </table:table-cell>
          <table:table-cell table:style-name="ce94" table:formula="of:=DEC2HEX(SUM(HEX2DEC([.B59]);1))" office:value-type="string" office:string-value="41E1" calcext:value-type="string">
            <text:p>41E1</text:p>
          </table:table-cell>
          <table:table-cell table:style-name="ce87" table:formula="of:=DEC2HEX(SUM(HEX2DEC([.C59]);1))" office:value-type="string" office:string-value="41E2" calcext:value-type="string">
            <text:p>41E2</text:p>
          </table:table-cell>
          <table:table-cell table:style-name="ce94" table:formula="of:=DEC2HEX(SUM(HEX2DEC([.D59]);1))" office:value-type="string" office:string-value="41E3" calcext:value-type="string">
            <text:p>41E3</text:p>
          </table:table-cell>
          <table:table-cell table:style-name="ce87" table:formula="of:=DEC2HEX(SUM(HEX2DEC([.E59]);1))" office:value-type="string" office:string-value="41E4" calcext:value-type="string">
            <text:p>41E4</text:p>
          </table:table-cell>
          <table:table-cell table:style-name="ce94" table:formula="of:=DEC2HEX(SUM(HEX2DEC([.F59]);1))" office:value-type="string" office:string-value="41E5" calcext:value-type="string">
            <text:p>41E5</text:p>
          </table:table-cell>
          <table:table-cell table:style-name="ce87" table:formula="of:=DEC2HEX(SUM(HEX2DEC([.G59]);1))" office:value-type="string" office:string-value="41E6" calcext:value-type="string">
            <text:p>41E6</text:p>
          </table:table-cell>
          <table:table-cell table:style-name="ce94" table:formula="of:=DEC2HEX(SUM(HEX2DEC([.H59]);1))" office:value-type="string" office:string-value="41E7" calcext:value-type="string">
            <text:p>41E7</text:p>
          </table:table-cell>
          <table:table-cell table:style-name="ce87" table:formula="of:=DEC2HEX(SUM(HEX2DEC([.I59]);1))" office:value-type="string" office:string-value="41E8" calcext:value-type="string">
            <text:p>41E8</text:p>
          </table:table-cell>
          <table:table-cell table:style-name="ce94" table:formula="of:=DEC2HEX(SUM(HEX2DEC([.J59]);1))" office:value-type="string" office:string-value="41E9" calcext:value-type="string">
            <text:p>41E9</text:p>
          </table:table-cell>
          <table:table-cell table:style-name="ce87" table:formula="of:=DEC2HEX(SUM(HEX2DEC([.K59]);1))" office:value-type="string" office:string-value="41EA" calcext:value-type="string">
            <text:p>41EA</text:p>
          </table:table-cell>
          <table:table-cell table:style-name="ce94" table:formula="of:=DEC2HEX(SUM(HEX2DEC([.L59]);1))" office:value-type="string" office:string-value="41EB" calcext:value-type="string">
            <text:p>41EB</text:p>
          </table:table-cell>
          <table:table-cell table:style-name="ce104" table:formula="of:=DEC2HEX(SUM(HEX2DEC([.M59]);1))" office:value-type="string" office:string-value="41EC" calcext:value-type="string">
            <text:p>41EC</text:p>
          </table:table-cell>
          <table:table-cell table:style-name="ce89" table:formula="of:=DEC2HEX(SUM(HEX2DEC([.N59]);1))" office:value-type="string" office:string-value="41ED" calcext:value-type="string">
            <text:p>41ED</text:p>
          </table:table-cell>
          <table:table-cell table:style-name="ce97" table:formula="of:=DEC2HEX(SUM(HEX2DEC([.O59]);1))" office:value-type="string" office:string-value="41EE" calcext:value-type="string">
            <text:p>41EE</text:p>
          </table:table-cell>
          <table:table-cell table:style-name="ce94" table:formula="of:=DEC2HEX(SUM(HEX2DEC([.P59]);1))" office:value-type="string" office:string-value="41EF" calcext:value-type="string">
            <text:p>41EF</text:p>
          </table:table-cell>
          <table:table-cell table:style-name="ce87" table:formula="of:=DEC2HEX(SUM(HEX2DEC([.Q59]);1))" office:value-type="string" office:string-value="41F0" calcext:value-type="string">
            <text:p>41F0</text:p>
          </table:table-cell>
          <table:table-cell table:style-name="ce94" table:formula="of:=DEC2HEX(SUM(HEX2DEC([.R59]);1))" office:value-type="string" office:string-value="41F1" calcext:value-type="string">
            <text:p>41F1</text:p>
          </table:table-cell>
          <table:table-cell table:style-name="ce87" table:formula="of:=DEC2HEX(SUM(HEX2DEC([.S59]);1))" office:value-type="string" office:string-value="41F2" calcext:value-type="string">
            <text:p>41F2</text:p>
          </table:table-cell>
          <table:table-cell table:style-name="ce94" table:formula="of:=DEC2HEX(SUM(HEX2DEC([.T59]);1))" office:value-type="string" office:string-value="41F3" calcext:value-type="string">
            <text:p>41F3</text:p>
          </table:table-cell>
          <table:table-cell table:style-name="ce87" table:formula="of:=DEC2HEX(SUM(HEX2DEC([.U59]);1))" office:value-type="string" office:string-value="41F4" calcext:value-type="string">
            <text:p>41F4</text:p>
          </table:table-cell>
          <table:table-cell table:style-name="ce94" table:formula="of:=DEC2HEX(SUM(HEX2DEC([.V59]);1))" office:value-type="string" office:string-value="41F5" calcext:value-type="string">
            <text:p>41F5</text:p>
          </table:table-cell>
          <table:table-cell table:style-name="ce87" table:formula="of:=DEC2HEX(SUM(HEX2DEC([.W59]);1))" office:value-type="string" office:string-value="41F6" calcext:value-type="string">
            <text:p>41F6</text:p>
          </table:table-cell>
          <table:table-cell table:style-name="ce94" table:formula="of:=DEC2HEX(SUM(HEX2DEC([.X59]);1))" office:value-type="string" office:string-value="41F7" calcext:value-type="string">
            <text:p>41F7</text:p>
          </table:table-cell>
          <table:table-cell table:style-name="ce87" table:formula="of:=DEC2HEX(SUM(HEX2DEC([.Y59]);1))" office:value-type="string" office:string-value="41F8" calcext:value-type="string">
            <text:p>41F8</text:p>
          </table:table-cell>
          <table:table-cell table:style-name="ce94" table:formula="of:=DEC2HEX(SUM(HEX2DEC([.Z59]);1))" office:value-type="string" office:string-value="41F9" calcext:value-type="string">
            <text:p>41F9</text:p>
          </table:table-cell>
          <table:table-cell table:style-name="ce92" table:formula="of:=DEC2HEX(SUM(HEX2DEC([.AA59]);1))" office:value-type="string" office:string-value="41FA" calcext:value-type="string">
            <text:p>41FA</text:p>
          </table:table-cell>
          <table:table-cell table:style-name="ce94" table:formula="of:=DEC2HEX(SUM(HEX2DEC([.AB59]);1))" office:value-type="string" office:string-value="41FB" calcext:value-type="string">
            <text:p>41FB</text:p>
          </table:table-cell>
          <table:table-cell table:style-name="ce87" table:formula="of:=DEC2HEX(SUM(HEX2DEC([.AC59]);1))" office:value-type="string" office:string-value="41FC" calcext:value-type="string">
            <text:p>41FC</text:p>
          </table:table-cell>
          <table:table-cell table:style-name="ce94" table:formula="of:=DEC2HEX(SUM(HEX2DEC([.AD59]);1))" office:value-type="string" office:string-value="41FD" calcext:value-type="string">
            <text:p>41FD</text:p>
          </table:table-cell>
          <table:table-cell table:style-name="ce92" table:formula="of:=DEC2HEX(SUM(HEX2DEC([.AE59]);1))" office:value-type="string" office:string-value="41FE" calcext:value-type="string">
            <text:p>41FE</text:p>
          </table:table-cell>
          <table:table-cell table:style-name="ce89" table:formula="of:=DEC2HEX(SUM(HEX2DEC([.AF59]);1))" office:value-type="string" office:string-value="41FF" calcext:value-type="string">
            <text:p>41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2]);1))" office:value-type="string" office:string-value="42E0" calcext:value-type="string">
            <text:p>42E0</text:p>
          </table:table-cell>
          <table:table-cell table:style-name="ce94" table:formula="of:=DEC2HEX(SUM(HEX2DEC([.B60]);1))" office:value-type="string" office:string-value="42E1" calcext:value-type="string">
            <text:p>42E1</text:p>
          </table:table-cell>
          <table:table-cell table:style-name="ce87" table:formula="of:=DEC2HEX(SUM(HEX2DEC([.C60]);1))" office:value-type="string" office:string-value="42E2" calcext:value-type="string">
            <text:p>42E2</text:p>
          </table:table-cell>
          <table:table-cell table:style-name="ce94" table:formula="of:=DEC2HEX(SUM(HEX2DEC([.D60]);1))" office:value-type="string" office:string-value="42E3" calcext:value-type="string">
            <text:p>42E3</text:p>
          </table:table-cell>
          <table:table-cell table:style-name="ce87" table:formula="of:=DEC2HEX(SUM(HEX2DEC([.E60]);1))" office:value-type="string" office:string-value="42E4" calcext:value-type="string">
            <text:p>42E4</text:p>
          </table:table-cell>
          <table:table-cell table:style-name="ce94" table:formula="of:=DEC2HEX(SUM(HEX2DEC([.F60]);1))" office:value-type="string" office:string-value="42E5" calcext:value-type="string">
            <text:p>42E5</text:p>
          </table:table-cell>
          <table:table-cell table:style-name="ce87" table:formula="of:=DEC2HEX(SUM(HEX2DEC([.G60]);1))" office:value-type="string" office:string-value="42E6" calcext:value-type="string">
            <text:p>42E6</text:p>
          </table:table-cell>
          <table:table-cell table:style-name="ce94" table:formula="of:=DEC2HEX(SUM(HEX2DEC([.H60]);1))" office:value-type="string" office:string-value="42E7" calcext:value-type="string">
            <text:p>42E7</text:p>
          </table:table-cell>
          <table:table-cell table:style-name="ce87" table:formula="of:=DEC2HEX(SUM(HEX2DEC([.I60]);1))" office:value-type="string" office:string-value="42E8" calcext:value-type="string">
            <text:p>42E8</text:p>
          </table:table-cell>
          <table:table-cell table:style-name="ce94" table:formula="of:=DEC2HEX(SUM(HEX2DEC([.J60]);1))" office:value-type="string" office:string-value="42E9" calcext:value-type="string">
            <text:p>42E9</text:p>
          </table:table-cell>
          <table:table-cell table:style-name="ce87" table:formula="of:=DEC2HEX(SUM(HEX2DEC([.K60]);1))" office:value-type="string" office:string-value="42EA" calcext:value-type="string">
            <text:p>42EA</text:p>
          </table:table-cell>
          <table:table-cell table:style-name="ce94" table:formula="of:=DEC2HEX(SUM(HEX2DEC([.L60]);1))" office:value-type="string" office:string-value="42EB" calcext:value-type="string">
            <text:p>42EB</text:p>
          </table:table-cell>
          <table:table-cell table:style-name="ce104" table:formula="of:=DEC2HEX(SUM(HEX2DEC([.M60]);1))" office:value-type="string" office:string-value="42EC" calcext:value-type="string">
            <text:p>42EC</text:p>
          </table:table-cell>
          <table:table-cell table:style-name="ce89" table:formula="of:=DEC2HEX(SUM(HEX2DEC([.N60]);1))" office:value-type="string" office:string-value="42ED" calcext:value-type="string">
            <text:p>42ED</text:p>
          </table:table-cell>
          <table:table-cell table:style-name="ce97" table:formula="of:=DEC2HEX(SUM(HEX2DEC([.O60]);1))" office:value-type="string" office:string-value="42EE" calcext:value-type="string">
            <text:p>42EE</text:p>
          </table:table-cell>
          <table:table-cell table:style-name="ce94" table:formula="of:=DEC2HEX(SUM(HEX2DEC([.P60]);1))" office:value-type="string" office:string-value="42EF" calcext:value-type="string">
            <text:p>42EF</text:p>
          </table:table-cell>
          <table:table-cell table:style-name="ce87" table:formula="of:=DEC2HEX(SUM(HEX2DEC([.Q60]);1))" office:value-type="string" office:string-value="42F0" calcext:value-type="string">
            <text:p>42F0</text:p>
          </table:table-cell>
          <table:table-cell table:style-name="ce94" table:formula="of:=DEC2HEX(SUM(HEX2DEC([.R60]);1))" office:value-type="string" office:string-value="42F1" calcext:value-type="string">
            <text:p>42F1</text:p>
          </table:table-cell>
          <table:table-cell table:style-name="ce87" table:formula="of:=DEC2HEX(SUM(HEX2DEC([.S60]);1))" office:value-type="string" office:string-value="42F2" calcext:value-type="string">
            <text:p>42F2</text:p>
          </table:table-cell>
          <table:table-cell table:style-name="ce94" table:formula="of:=DEC2HEX(SUM(HEX2DEC([.T60]);1))" office:value-type="string" office:string-value="42F3" calcext:value-type="string">
            <text:p>42F3</text:p>
          </table:table-cell>
          <table:table-cell table:style-name="ce87" table:formula="of:=DEC2HEX(SUM(HEX2DEC([.U60]);1))" office:value-type="string" office:string-value="42F4" calcext:value-type="string">
            <text:p>42F4</text:p>
          </table:table-cell>
          <table:table-cell table:style-name="ce94" table:formula="of:=DEC2HEX(SUM(HEX2DEC([.V60]);1))" office:value-type="string" office:string-value="42F5" calcext:value-type="string">
            <text:p>42F5</text:p>
          </table:table-cell>
          <table:table-cell table:style-name="ce87" table:formula="of:=DEC2HEX(SUM(HEX2DEC([.W60]);1))" office:value-type="string" office:string-value="42F6" calcext:value-type="string">
            <text:p>42F6</text:p>
          </table:table-cell>
          <table:table-cell table:style-name="ce94" table:formula="of:=DEC2HEX(SUM(HEX2DEC([.X60]);1))" office:value-type="string" office:string-value="42F7" calcext:value-type="string">
            <text:p>42F7</text:p>
          </table:table-cell>
          <table:table-cell table:style-name="ce87" table:formula="of:=DEC2HEX(SUM(HEX2DEC([.Y60]);1))" office:value-type="string" office:string-value="42F8" calcext:value-type="string">
            <text:p>42F8</text:p>
          </table:table-cell>
          <table:table-cell table:style-name="ce94" table:formula="of:=DEC2HEX(SUM(HEX2DEC([.Z60]);1))" office:value-type="string" office:string-value="42F9" calcext:value-type="string">
            <text:p>42F9</text:p>
          </table:table-cell>
          <table:table-cell table:style-name="ce92" table:formula="of:=DEC2HEX(SUM(HEX2DEC([.AA60]);1))" office:value-type="string" office:string-value="42FA" calcext:value-type="string">
            <text:p>42FA</text:p>
          </table:table-cell>
          <table:table-cell table:style-name="ce94" table:formula="of:=DEC2HEX(SUM(HEX2DEC([.AB60]);1))" office:value-type="string" office:string-value="42FB" calcext:value-type="string">
            <text:p>42FB</text:p>
          </table:table-cell>
          <table:table-cell table:style-name="ce87" table:formula="of:=DEC2HEX(SUM(HEX2DEC([.AC60]);1))" office:value-type="string" office:string-value="42FC" calcext:value-type="string">
            <text:p>42FC</text:p>
          </table:table-cell>
          <table:table-cell table:style-name="ce94" table:formula="of:=DEC2HEX(SUM(HEX2DEC([.AD60]);1))" office:value-type="string" office:string-value="42FD" calcext:value-type="string">
            <text:p>42FD</text:p>
          </table:table-cell>
          <table:table-cell table:style-name="ce92" table:formula="of:=DEC2HEX(SUM(HEX2DEC([.AE60]);1))" office:value-type="string" office:string-value="42FE" calcext:value-type="string">
            <text:p>42FE</text:p>
          </table:table-cell>
          <table:table-cell table:style-name="ce89" table:formula="of:=DEC2HEX(SUM(HEX2DEC([.AF60]);1))" office:value-type="string" office:string-value="42FF" calcext:value-type="string">
            <text:p>42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3]);1))" office:value-type="string" office:string-value="43E0" calcext:value-type="string">
            <text:p>43E0</text:p>
          </table:table-cell>
          <table:table-cell table:style-name="ce94" table:formula="of:=DEC2HEX(SUM(HEX2DEC([.B61]);1))" office:value-type="string" office:string-value="43E1" calcext:value-type="string">
            <text:p>43E1</text:p>
          </table:table-cell>
          <table:table-cell table:style-name="ce87" table:formula="of:=DEC2HEX(SUM(HEX2DEC([.C61]);1))" office:value-type="string" office:string-value="43E2" calcext:value-type="string">
            <text:p>43E2</text:p>
          </table:table-cell>
          <table:table-cell table:style-name="ce94" table:formula="of:=DEC2HEX(SUM(HEX2DEC([.D61]);1))" office:value-type="string" office:string-value="43E3" calcext:value-type="string">
            <text:p>43E3</text:p>
          </table:table-cell>
          <table:table-cell table:style-name="ce87" table:formula="of:=DEC2HEX(SUM(HEX2DEC([.E61]);1))" office:value-type="string" office:string-value="43E4" calcext:value-type="string">
            <text:p>43E4</text:p>
          </table:table-cell>
          <table:table-cell table:style-name="ce94" table:formula="of:=DEC2HEX(SUM(HEX2DEC([.F61]);1))" office:value-type="string" office:string-value="43E5" calcext:value-type="string">
            <text:p>43E5</text:p>
          </table:table-cell>
          <table:table-cell table:style-name="ce87" table:formula="of:=DEC2HEX(SUM(HEX2DEC([.G61]);1))" office:value-type="string" office:string-value="43E6" calcext:value-type="string">
            <text:p>43E6</text:p>
          </table:table-cell>
          <table:table-cell table:style-name="ce94" table:formula="of:=DEC2HEX(SUM(HEX2DEC([.H61]);1))" office:value-type="string" office:string-value="43E7" calcext:value-type="string">
            <text:p>43E7</text:p>
          </table:table-cell>
          <table:table-cell table:style-name="ce87" table:formula="of:=DEC2HEX(SUM(HEX2DEC([.I61]);1))" office:value-type="string" office:string-value="43E8" calcext:value-type="string">
            <text:p>43E8</text:p>
          </table:table-cell>
          <table:table-cell table:style-name="ce94" table:formula="of:=DEC2HEX(SUM(HEX2DEC([.J61]);1))" office:value-type="string" office:string-value="43E9" calcext:value-type="string">
            <text:p>43E9</text:p>
          </table:table-cell>
          <table:table-cell table:style-name="ce87" table:formula="of:=DEC2HEX(SUM(HEX2DEC([.K61]);1))" office:value-type="string" office:string-value="43EA" calcext:value-type="string">
            <text:p>43EA</text:p>
          </table:table-cell>
          <table:table-cell table:style-name="ce94" table:formula="of:=DEC2HEX(SUM(HEX2DEC([.L61]);1))" office:value-type="string" office:string-value="43EB" calcext:value-type="string">
            <text:p>43EB</text:p>
          </table:table-cell>
          <table:table-cell table:style-name="ce104" table:formula="of:=DEC2HEX(SUM(HEX2DEC([.M61]);1))" office:value-type="string" office:string-value="43EC" calcext:value-type="string">
            <text:p>43EC</text:p>
          </table:table-cell>
          <table:table-cell table:style-name="ce89" table:formula="of:=DEC2HEX(SUM(HEX2DEC([.N61]);1))" office:value-type="string" office:string-value="43ED" calcext:value-type="string">
            <text:p>43ED</text:p>
          </table:table-cell>
          <table:table-cell table:style-name="ce97" table:formula="of:=DEC2HEX(SUM(HEX2DEC([.O61]);1))" office:value-type="string" office:string-value="43EE" calcext:value-type="string">
            <text:p>43EE</text:p>
          </table:table-cell>
          <table:table-cell table:style-name="ce94" table:formula="of:=DEC2HEX(SUM(HEX2DEC([.P61]);1))" office:value-type="string" office:string-value="43EF" calcext:value-type="string">
            <text:p>43EF</text:p>
          </table:table-cell>
          <table:table-cell table:style-name="ce87" table:formula="of:=DEC2HEX(SUM(HEX2DEC([.Q61]);1))" office:value-type="string" office:string-value="43F0" calcext:value-type="string">
            <text:p>43F0</text:p>
          </table:table-cell>
          <table:table-cell table:style-name="ce94" table:formula="of:=DEC2HEX(SUM(HEX2DEC([.R61]);1))" office:value-type="string" office:string-value="43F1" calcext:value-type="string">
            <text:p>43F1</text:p>
          </table:table-cell>
          <table:table-cell table:style-name="ce87" table:formula="of:=DEC2HEX(SUM(HEX2DEC([.S61]);1))" office:value-type="string" office:string-value="43F2" calcext:value-type="string">
            <text:p>43F2</text:p>
          </table:table-cell>
          <table:table-cell table:style-name="ce94" table:formula="of:=DEC2HEX(SUM(HEX2DEC([.T61]);1))" office:value-type="string" office:string-value="43F3" calcext:value-type="string">
            <text:p>43F3</text:p>
          </table:table-cell>
          <table:table-cell table:style-name="ce87" table:formula="of:=DEC2HEX(SUM(HEX2DEC([.U61]);1))" office:value-type="string" office:string-value="43F4" calcext:value-type="string">
            <text:p>43F4</text:p>
          </table:table-cell>
          <table:table-cell table:style-name="ce94" table:formula="of:=DEC2HEX(SUM(HEX2DEC([.V61]);1))" office:value-type="string" office:string-value="43F5" calcext:value-type="string">
            <text:p>43F5</text:p>
          </table:table-cell>
          <table:table-cell table:style-name="ce87" table:formula="of:=DEC2HEX(SUM(HEX2DEC([.W61]);1))" office:value-type="string" office:string-value="43F6" calcext:value-type="string">
            <text:p>43F6</text:p>
          </table:table-cell>
          <table:table-cell table:style-name="ce94" table:formula="of:=DEC2HEX(SUM(HEX2DEC([.X61]);1))" office:value-type="string" office:string-value="43F7" calcext:value-type="string">
            <text:p>43F7</text:p>
          </table:table-cell>
          <table:table-cell table:style-name="ce87" table:formula="of:=DEC2HEX(SUM(HEX2DEC([.Y61]);1))" office:value-type="string" office:string-value="43F8" calcext:value-type="string">
            <text:p>43F8</text:p>
          </table:table-cell>
          <table:table-cell table:style-name="ce94" table:formula="of:=DEC2HEX(SUM(HEX2DEC([.Z61]);1))" office:value-type="string" office:string-value="43F9" calcext:value-type="string">
            <text:p>43F9</text:p>
          </table:table-cell>
          <table:table-cell table:style-name="ce92" table:formula="of:=DEC2HEX(SUM(HEX2DEC([.AA61]);1))" office:value-type="string" office:string-value="43FA" calcext:value-type="string">
            <text:p>43FA</text:p>
          </table:table-cell>
          <table:table-cell table:style-name="ce94" table:formula="of:=DEC2HEX(SUM(HEX2DEC([.AB61]);1))" office:value-type="string" office:string-value="43FB" calcext:value-type="string">
            <text:p>43FB</text:p>
          </table:table-cell>
          <table:table-cell table:style-name="ce87" table:formula="of:=DEC2HEX(SUM(HEX2DEC([.AC61]);1))" office:value-type="string" office:string-value="43FC" calcext:value-type="string">
            <text:p>43FC</text:p>
          </table:table-cell>
          <table:table-cell table:style-name="ce94" table:formula="of:=DEC2HEX(SUM(HEX2DEC([.AD61]);1))" office:value-type="string" office:string-value="43FD" calcext:value-type="string">
            <text:p>43FD</text:p>
          </table:table-cell>
          <table:table-cell table:style-name="ce92" table:formula="of:=DEC2HEX(SUM(HEX2DEC([.AE61]);1))" office:value-type="string" office:string-value="43FE" calcext:value-type="string">
            <text:p>43FE</text:p>
          </table:table-cell>
          <table:table-cell table:style-name="ce89" table:formula="of:=DEC2HEX(SUM(HEX2DEC([.AF61]);1))" office:value-type="string" office:string-value="43FF" calcext:value-type="string">
            <text:p>43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4]);1))" office:value-type="string" office:string-value="44E0" calcext:value-type="string">
            <text:p>44E0</text:p>
          </table:table-cell>
          <table:table-cell table:style-name="ce94" table:formula="of:=DEC2HEX(SUM(HEX2DEC([.B62]);1))" office:value-type="string" office:string-value="44E1" calcext:value-type="string">
            <text:p>44E1</text:p>
          </table:table-cell>
          <table:table-cell table:style-name="ce87" table:formula="of:=DEC2HEX(SUM(HEX2DEC([.C62]);1))" office:value-type="string" office:string-value="44E2" calcext:value-type="string">
            <text:p>44E2</text:p>
          </table:table-cell>
          <table:table-cell table:style-name="ce94" table:formula="of:=DEC2HEX(SUM(HEX2DEC([.D62]);1))" office:value-type="string" office:string-value="44E3" calcext:value-type="string">
            <text:p>44E3</text:p>
          </table:table-cell>
          <table:table-cell table:style-name="ce87" table:formula="of:=DEC2HEX(SUM(HEX2DEC([.E62]);1))" office:value-type="string" office:string-value="44E4" calcext:value-type="string">
            <text:p>44E4</text:p>
          </table:table-cell>
          <table:table-cell table:style-name="ce94" table:formula="of:=DEC2HEX(SUM(HEX2DEC([.F62]);1))" office:value-type="string" office:string-value="44E5" calcext:value-type="string">
            <text:p>44E5</text:p>
          </table:table-cell>
          <table:table-cell table:style-name="ce87" table:formula="of:=DEC2HEX(SUM(HEX2DEC([.G62]);1))" office:value-type="string" office:string-value="44E6" calcext:value-type="string">
            <text:p>44E6</text:p>
          </table:table-cell>
          <table:table-cell table:style-name="ce94" table:formula="of:=DEC2HEX(SUM(HEX2DEC([.H62]);1))" office:value-type="string" office:string-value="44E7" calcext:value-type="string">
            <text:p>44E7</text:p>
          </table:table-cell>
          <table:table-cell table:style-name="ce87" table:formula="of:=DEC2HEX(SUM(HEX2DEC([.I62]);1))" office:value-type="string" office:string-value="44E8" calcext:value-type="string">
            <text:p>44E8</text:p>
          </table:table-cell>
          <table:table-cell table:style-name="ce94" table:formula="of:=DEC2HEX(SUM(HEX2DEC([.J62]);1))" office:value-type="string" office:string-value="44E9" calcext:value-type="string">
            <text:p>44E9</text:p>
          </table:table-cell>
          <table:table-cell table:style-name="ce87" table:formula="of:=DEC2HEX(SUM(HEX2DEC([.K62]);1))" office:value-type="string" office:string-value="44EA" calcext:value-type="string">
            <text:p>44EA</text:p>
          </table:table-cell>
          <table:table-cell table:style-name="ce94" table:formula="of:=DEC2HEX(SUM(HEX2DEC([.L62]);1))" office:value-type="string" office:string-value="44EB" calcext:value-type="string">
            <text:p>44EB</text:p>
          </table:table-cell>
          <table:table-cell table:style-name="ce104" table:formula="of:=DEC2HEX(SUM(HEX2DEC([.M62]);1))" office:value-type="string" office:string-value="44EC" calcext:value-type="string">
            <text:p>44EC</text:p>
          </table:table-cell>
          <table:table-cell table:style-name="ce89" table:formula="of:=DEC2HEX(SUM(HEX2DEC([.N62]);1))" office:value-type="string" office:string-value="44ED" calcext:value-type="string">
            <text:p>44ED</text:p>
          </table:table-cell>
          <table:table-cell table:style-name="ce97" table:formula="of:=DEC2HEX(SUM(HEX2DEC([.O62]);1))" office:value-type="string" office:string-value="44EE" calcext:value-type="string">
            <text:p>44EE</text:p>
          </table:table-cell>
          <table:table-cell table:style-name="ce94" table:formula="of:=DEC2HEX(SUM(HEX2DEC([.P62]);1))" office:value-type="string" office:string-value="44EF" calcext:value-type="string">
            <text:p>44EF</text:p>
          </table:table-cell>
          <table:table-cell table:style-name="ce87" table:formula="of:=DEC2HEX(SUM(HEX2DEC([.Q62]);1))" office:value-type="string" office:string-value="44F0" calcext:value-type="string">
            <text:p>44F0</text:p>
          </table:table-cell>
          <table:table-cell table:style-name="ce94" table:formula="of:=DEC2HEX(SUM(HEX2DEC([.R62]);1))" office:value-type="string" office:string-value="44F1" calcext:value-type="string">
            <text:p>44F1</text:p>
          </table:table-cell>
          <table:table-cell table:style-name="ce87" table:formula="of:=DEC2HEX(SUM(HEX2DEC([.S62]);1))" office:value-type="string" office:string-value="44F2" calcext:value-type="string">
            <text:p>44F2</text:p>
          </table:table-cell>
          <table:table-cell table:style-name="ce94" table:formula="of:=DEC2HEX(SUM(HEX2DEC([.T62]);1))" office:value-type="string" office:string-value="44F3" calcext:value-type="string">
            <text:p>44F3</text:p>
          </table:table-cell>
          <table:table-cell table:style-name="ce87" table:formula="of:=DEC2HEX(SUM(HEX2DEC([.U62]);1))" office:value-type="string" office:string-value="44F4" calcext:value-type="string">
            <text:p>44F4</text:p>
          </table:table-cell>
          <table:table-cell table:style-name="ce94" table:formula="of:=DEC2HEX(SUM(HEX2DEC([.V62]);1))" office:value-type="string" office:string-value="44F5" calcext:value-type="string">
            <text:p>44F5</text:p>
          </table:table-cell>
          <table:table-cell table:style-name="ce87" table:formula="of:=DEC2HEX(SUM(HEX2DEC([.W62]);1))" office:value-type="string" office:string-value="44F6" calcext:value-type="string">
            <text:p>44F6</text:p>
          </table:table-cell>
          <table:table-cell table:style-name="ce94" table:formula="of:=DEC2HEX(SUM(HEX2DEC([.X62]);1))" office:value-type="string" office:string-value="44F7" calcext:value-type="string">
            <text:p>44F7</text:p>
          </table:table-cell>
          <table:table-cell table:style-name="ce87" table:formula="of:=DEC2HEX(SUM(HEX2DEC([.Y62]);1))" office:value-type="string" office:string-value="44F8" calcext:value-type="string">
            <text:p>44F8</text:p>
          </table:table-cell>
          <table:table-cell table:style-name="ce94" table:formula="of:=DEC2HEX(SUM(HEX2DEC([.Z62]);1))" office:value-type="string" office:string-value="44F9" calcext:value-type="string">
            <text:p>44F9</text:p>
          </table:table-cell>
          <table:table-cell table:style-name="ce92" table:formula="of:=DEC2HEX(SUM(HEX2DEC([.AA62]);1))" office:value-type="string" office:string-value="44FA" calcext:value-type="string">
            <text:p>44FA</text:p>
          </table:table-cell>
          <table:table-cell table:style-name="ce94" table:formula="of:=DEC2HEX(SUM(HEX2DEC([.AB62]);1))" office:value-type="string" office:string-value="44FB" calcext:value-type="string">
            <text:p>44FB</text:p>
          </table:table-cell>
          <table:table-cell table:style-name="ce87" table:formula="of:=DEC2HEX(SUM(HEX2DEC([.AC62]);1))" office:value-type="string" office:string-value="44FC" calcext:value-type="string">
            <text:p>44FC</text:p>
          </table:table-cell>
          <table:table-cell table:style-name="ce94" table:formula="of:=DEC2HEX(SUM(HEX2DEC([.AD62]);1))" office:value-type="string" office:string-value="44FD" calcext:value-type="string">
            <text:p>44FD</text:p>
          </table:table-cell>
          <table:table-cell table:style-name="ce92" table:formula="of:=DEC2HEX(SUM(HEX2DEC([.AE62]);1))" office:value-type="string" office:string-value="44FE" calcext:value-type="string">
            <text:p>44FE</text:p>
          </table:table-cell>
          <table:table-cell table:style-name="ce89" table:formula="of:=DEC2HEX(SUM(HEX2DEC([.AF62]);1))" office:value-type="string" office:string-value="44FF" calcext:value-type="string">
            <text:p>44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5]);1))" office:value-type="string" office:string-value="45E0" calcext:value-type="string">
            <text:p>45E0</text:p>
          </table:table-cell>
          <table:table-cell table:style-name="ce94" table:formula="of:=DEC2HEX(SUM(HEX2DEC([.B63]);1))" office:value-type="string" office:string-value="45E1" calcext:value-type="string">
            <text:p>45E1</text:p>
          </table:table-cell>
          <table:table-cell table:style-name="ce87" table:formula="of:=DEC2HEX(SUM(HEX2DEC([.C63]);1))" office:value-type="string" office:string-value="45E2" calcext:value-type="string">
            <text:p>45E2</text:p>
          </table:table-cell>
          <table:table-cell table:style-name="ce94" table:formula="of:=DEC2HEX(SUM(HEX2DEC([.D63]);1))" office:value-type="string" office:string-value="45E3" calcext:value-type="string">
            <text:p>45E3</text:p>
          </table:table-cell>
          <table:table-cell table:style-name="ce87" table:formula="of:=DEC2HEX(SUM(HEX2DEC([.E63]);1))" office:value-type="string" office:string-value="45E4" calcext:value-type="string">
            <text:p>45E4</text:p>
          </table:table-cell>
          <table:table-cell table:style-name="ce94" table:formula="of:=DEC2HEX(SUM(HEX2DEC([.F63]);1))" office:value-type="string" office:string-value="45E5" calcext:value-type="string">
            <text:p>45E5</text:p>
          </table:table-cell>
          <table:table-cell table:style-name="ce87" table:formula="of:=DEC2HEX(SUM(HEX2DEC([.G63]);1))" office:value-type="string" office:string-value="45E6" calcext:value-type="string">
            <text:p>45E6</text:p>
          </table:table-cell>
          <table:table-cell table:style-name="ce94" table:formula="of:=DEC2HEX(SUM(HEX2DEC([.H63]);1))" office:value-type="string" office:string-value="45E7" calcext:value-type="string">
            <text:p>45E7</text:p>
          </table:table-cell>
          <table:table-cell table:style-name="ce87" table:formula="of:=DEC2HEX(SUM(HEX2DEC([.I63]);1))" office:value-type="string" office:string-value="45E8" calcext:value-type="string">
            <text:p>45E8</text:p>
          </table:table-cell>
          <table:table-cell table:style-name="ce94" table:formula="of:=DEC2HEX(SUM(HEX2DEC([.J63]);1))" office:value-type="string" office:string-value="45E9" calcext:value-type="string">
            <text:p>45E9</text:p>
          </table:table-cell>
          <table:table-cell table:style-name="ce87" table:formula="of:=DEC2HEX(SUM(HEX2DEC([.K63]);1))" office:value-type="string" office:string-value="45EA" calcext:value-type="string">
            <text:p>45EA</text:p>
          </table:table-cell>
          <table:table-cell table:style-name="ce94" table:formula="of:=DEC2HEX(SUM(HEX2DEC([.L63]);1))" office:value-type="string" office:string-value="45EB" calcext:value-type="string">
            <text:p>45EB</text:p>
          </table:table-cell>
          <table:table-cell table:style-name="ce104" table:formula="of:=DEC2HEX(SUM(HEX2DEC([.M63]);1))" office:value-type="string" office:string-value="45EC" calcext:value-type="string">
            <text:p>45EC</text:p>
          </table:table-cell>
          <table:table-cell table:style-name="ce89" table:formula="of:=DEC2HEX(SUM(HEX2DEC([.N63]);1))" office:value-type="string" office:string-value="45ED" calcext:value-type="string">
            <text:p>45ED</text:p>
          </table:table-cell>
          <table:table-cell table:style-name="ce97" table:formula="of:=DEC2HEX(SUM(HEX2DEC([.O63]);1))" office:value-type="string" office:string-value="45EE" calcext:value-type="string">
            <text:p>45EE</text:p>
          </table:table-cell>
          <table:table-cell table:style-name="ce94" table:formula="of:=DEC2HEX(SUM(HEX2DEC([.P63]);1))" office:value-type="string" office:string-value="45EF" calcext:value-type="string">
            <text:p>45EF</text:p>
          </table:table-cell>
          <table:table-cell table:style-name="ce87" table:formula="of:=DEC2HEX(SUM(HEX2DEC([.Q63]);1))" office:value-type="string" office:string-value="45F0" calcext:value-type="string">
            <text:p>45F0</text:p>
          </table:table-cell>
          <table:table-cell table:style-name="ce94" table:formula="of:=DEC2HEX(SUM(HEX2DEC([.R63]);1))" office:value-type="string" office:string-value="45F1" calcext:value-type="string">
            <text:p>45F1</text:p>
          </table:table-cell>
          <table:table-cell table:style-name="ce87" table:formula="of:=DEC2HEX(SUM(HEX2DEC([.S63]);1))" office:value-type="string" office:string-value="45F2" calcext:value-type="string">
            <text:p>45F2</text:p>
          </table:table-cell>
          <table:table-cell table:style-name="ce94" table:formula="of:=DEC2HEX(SUM(HEX2DEC([.T63]);1))" office:value-type="string" office:string-value="45F3" calcext:value-type="string">
            <text:p>45F3</text:p>
          </table:table-cell>
          <table:table-cell table:style-name="ce87" table:formula="of:=DEC2HEX(SUM(HEX2DEC([.U63]);1))" office:value-type="string" office:string-value="45F4" calcext:value-type="string">
            <text:p>45F4</text:p>
          </table:table-cell>
          <table:table-cell table:style-name="ce94" table:formula="of:=DEC2HEX(SUM(HEX2DEC([.V63]);1))" office:value-type="string" office:string-value="45F5" calcext:value-type="string">
            <text:p>45F5</text:p>
          </table:table-cell>
          <table:table-cell table:style-name="ce87" table:formula="of:=DEC2HEX(SUM(HEX2DEC([.W63]);1))" office:value-type="string" office:string-value="45F6" calcext:value-type="string">
            <text:p>45F6</text:p>
          </table:table-cell>
          <table:table-cell table:style-name="ce94" table:formula="of:=DEC2HEX(SUM(HEX2DEC([.X63]);1))" office:value-type="string" office:string-value="45F7" calcext:value-type="string">
            <text:p>45F7</text:p>
          </table:table-cell>
          <table:table-cell table:style-name="ce87" table:formula="of:=DEC2HEX(SUM(HEX2DEC([.Y63]);1))" office:value-type="string" office:string-value="45F8" calcext:value-type="string">
            <text:p>45F8</text:p>
          </table:table-cell>
          <table:table-cell table:style-name="ce94" table:formula="of:=DEC2HEX(SUM(HEX2DEC([.Z63]);1))" office:value-type="string" office:string-value="45F9" calcext:value-type="string">
            <text:p>45F9</text:p>
          </table:table-cell>
          <table:table-cell table:style-name="ce92" table:formula="of:=DEC2HEX(SUM(HEX2DEC([.AA63]);1))" office:value-type="string" office:string-value="45FA" calcext:value-type="string">
            <text:p>45FA</text:p>
          </table:table-cell>
          <table:table-cell table:style-name="ce94" table:formula="of:=DEC2HEX(SUM(HEX2DEC([.AB63]);1))" office:value-type="string" office:string-value="45FB" calcext:value-type="string">
            <text:p>45FB</text:p>
          </table:table-cell>
          <table:table-cell table:style-name="ce87" table:formula="of:=DEC2HEX(SUM(HEX2DEC([.AC63]);1))" office:value-type="string" office:string-value="45FC" calcext:value-type="string">
            <text:p>45FC</text:p>
          </table:table-cell>
          <table:table-cell table:style-name="ce94" table:formula="of:=DEC2HEX(SUM(HEX2DEC([.AD63]);1))" office:value-type="string" office:string-value="45FD" calcext:value-type="string">
            <text:p>45FD</text:p>
          </table:table-cell>
          <table:table-cell table:style-name="ce92" table:formula="of:=DEC2HEX(SUM(HEX2DEC([.AE63]);1))" office:value-type="string" office:string-value="45FE" calcext:value-type="string">
            <text:p>45FE</text:p>
          </table:table-cell>
          <table:table-cell table:style-name="ce89" table:formula="of:=DEC2HEX(SUM(HEX2DEC([.AF63]);1))" office:value-type="string" office:string-value="45FF" calcext:value-type="string">
            <text:p>45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6]);1))" office:value-type="string" office:string-value="46E0" calcext:value-type="string">
            <text:p>46E0</text:p>
          </table:table-cell>
          <table:table-cell table:style-name="ce94" table:formula="of:=DEC2HEX(SUM(HEX2DEC([.B64]);1))" office:value-type="string" office:string-value="46E1" calcext:value-type="string">
            <text:p>46E1</text:p>
          </table:table-cell>
          <table:table-cell table:style-name="ce87" table:formula="of:=DEC2HEX(SUM(HEX2DEC([.C64]);1))" office:value-type="string" office:string-value="46E2" calcext:value-type="string">
            <text:p>46E2</text:p>
          </table:table-cell>
          <table:table-cell table:style-name="ce94" table:formula="of:=DEC2HEX(SUM(HEX2DEC([.D64]);1))" office:value-type="string" office:string-value="46E3" calcext:value-type="string">
            <text:p>46E3</text:p>
          </table:table-cell>
          <table:table-cell table:style-name="ce87" table:formula="of:=DEC2HEX(SUM(HEX2DEC([.E64]);1))" office:value-type="string" office:string-value="46E4" calcext:value-type="string">
            <text:p>46E4</text:p>
          </table:table-cell>
          <table:table-cell table:style-name="ce94" table:formula="of:=DEC2HEX(SUM(HEX2DEC([.F64]);1))" office:value-type="string" office:string-value="46E5" calcext:value-type="string">
            <text:p>46E5</text:p>
          </table:table-cell>
          <table:table-cell table:style-name="ce87" table:formula="of:=DEC2HEX(SUM(HEX2DEC([.G64]);1))" office:value-type="string" office:string-value="46E6" calcext:value-type="string">
            <text:p>46E6</text:p>
          </table:table-cell>
          <table:table-cell table:style-name="ce94" table:formula="of:=DEC2HEX(SUM(HEX2DEC([.H64]);1))" office:value-type="string" office:string-value="46E7" calcext:value-type="string">
            <text:p>46E7</text:p>
          </table:table-cell>
          <table:table-cell table:style-name="ce87" table:formula="of:=DEC2HEX(SUM(HEX2DEC([.I64]);1))" office:value-type="string" office:string-value="46E8" calcext:value-type="string">
            <text:p>46E8</text:p>
          </table:table-cell>
          <table:table-cell table:style-name="ce94" table:formula="of:=DEC2HEX(SUM(HEX2DEC([.J64]);1))" office:value-type="string" office:string-value="46E9" calcext:value-type="string">
            <text:p>46E9</text:p>
          </table:table-cell>
          <table:table-cell table:style-name="ce87" table:formula="of:=DEC2HEX(SUM(HEX2DEC([.K64]);1))" office:value-type="string" office:string-value="46EA" calcext:value-type="string">
            <text:p>46EA</text:p>
          </table:table-cell>
          <table:table-cell table:style-name="ce94" table:formula="of:=DEC2HEX(SUM(HEX2DEC([.L64]);1))" office:value-type="string" office:string-value="46EB" calcext:value-type="string">
            <text:p>46EB</text:p>
          </table:table-cell>
          <table:table-cell table:style-name="ce104" table:formula="of:=DEC2HEX(SUM(HEX2DEC([.M64]);1))" office:value-type="string" office:string-value="46EC" calcext:value-type="string">
            <text:p>46EC</text:p>
          </table:table-cell>
          <table:table-cell table:style-name="ce89" table:formula="of:=DEC2HEX(SUM(HEX2DEC([.N64]);1))" office:value-type="string" office:string-value="46ED" calcext:value-type="string">
            <text:p>46ED</text:p>
          </table:table-cell>
          <table:table-cell table:style-name="ce97" table:formula="of:=DEC2HEX(SUM(HEX2DEC([.O64]);1))" office:value-type="string" office:string-value="46EE" calcext:value-type="string">
            <text:p>46EE</text:p>
          </table:table-cell>
          <table:table-cell table:style-name="ce94" table:formula="of:=DEC2HEX(SUM(HEX2DEC([.P64]);1))" office:value-type="string" office:string-value="46EF" calcext:value-type="string">
            <text:p>46EF</text:p>
          </table:table-cell>
          <table:table-cell table:style-name="ce87" table:formula="of:=DEC2HEX(SUM(HEX2DEC([.Q64]);1))" office:value-type="string" office:string-value="46F0" calcext:value-type="string">
            <text:p>46F0</text:p>
          </table:table-cell>
          <table:table-cell table:style-name="ce94" table:formula="of:=DEC2HEX(SUM(HEX2DEC([.R64]);1))" office:value-type="string" office:string-value="46F1" calcext:value-type="string">
            <text:p>46F1</text:p>
          </table:table-cell>
          <table:table-cell table:style-name="ce87" table:formula="of:=DEC2HEX(SUM(HEX2DEC([.S64]);1))" office:value-type="string" office:string-value="46F2" calcext:value-type="string">
            <text:p>46F2</text:p>
          </table:table-cell>
          <table:table-cell table:style-name="ce94" table:formula="of:=DEC2HEX(SUM(HEX2DEC([.T64]);1))" office:value-type="string" office:string-value="46F3" calcext:value-type="string">
            <text:p>46F3</text:p>
          </table:table-cell>
          <table:table-cell table:style-name="ce87" table:formula="of:=DEC2HEX(SUM(HEX2DEC([.U64]);1))" office:value-type="string" office:string-value="46F4" calcext:value-type="string">
            <text:p>46F4</text:p>
          </table:table-cell>
          <table:table-cell table:style-name="ce94" table:formula="of:=DEC2HEX(SUM(HEX2DEC([.V64]);1))" office:value-type="string" office:string-value="46F5" calcext:value-type="string">
            <text:p>46F5</text:p>
          </table:table-cell>
          <table:table-cell table:style-name="ce87" table:formula="of:=DEC2HEX(SUM(HEX2DEC([.W64]);1))" office:value-type="string" office:string-value="46F6" calcext:value-type="string">
            <text:p>46F6</text:p>
          </table:table-cell>
          <table:table-cell table:style-name="ce94" table:formula="of:=DEC2HEX(SUM(HEX2DEC([.X64]);1))" office:value-type="string" office:string-value="46F7" calcext:value-type="string">
            <text:p>46F7</text:p>
          </table:table-cell>
          <table:table-cell table:style-name="ce87" table:formula="of:=DEC2HEX(SUM(HEX2DEC([.Y64]);1))" office:value-type="string" office:string-value="46F8" calcext:value-type="string">
            <text:p>46F8</text:p>
          </table:table-cell>
          <table:table-cell table:style-name="ce94" table:formula="of:=DEC2HEX(SUM(HEX2DEC([.Z64]);1))" office:value-type="string" office:string-value="46F9" calcext:value-type="string">
            <text:p>46F9</text:p>
          </table:table-cell>
          <table:table-cell table:style-name="ce92" table:formula="of:=DEC2HEX(SUM(HEX2DEC([.AA64]);1))" office:value-type="string" office:string-value="46FA" calcext:value-type="string">
            <text:p>46FA</text:p>
          </table:table-cell>
          <table:table-cell table:style-name="ce94" table:formula="of:=DEC2HEX(SUM(HEX2DEC([.AB64]);1))" office:value-type="string" office:string-value="46FB" calcext:value-type="string">
            <text:p>46FB</text:p>
          </table:table-cell>
          <table:table-cell table:style-name="ce87" table:formula="of:=DEC2HEX(SUM(HEX2DEC([.AC64]);1))" office:value-type="string" office:string-value="46FC" calcext:value-type="string">
            <text:p>46FC</text:p>
          </table:table-cell>
          <table:table-cell table:style-name="ce94" table:formula="of:=DEC2HEX(SUM(HEX2DEC([.AD64]);1))" office:value-type="string" office:string-value="46FD" calcext:value-type="string">
            <text:p>46FD</text:p>
          </table:table-cell>
          <table:table-cell table:style-name="ce92" table:formula="of:=DEC2HEX(SUM(HEX2DEC([.AE64]);1))" office:value-type="string" office:string-value="46FE" calcext:value-type="string">
            <text:p>46FE</text:p>
          </table:table-cell>
          <table:table-cell table:style-name="ce89" table:formula="of:=DEC2HEX(SUM(HEX2DEC([.AF64]);1))" office:value-type="string" office:string-value="46FF" calcext:value-type="string">
            <text:p>46F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8" table:formula="of:=DEC2HEX(SUM(HEX2DEC([.AG57]);1))" office:value-type="string" office:string-value="47E0" calcext:value-type="string">
            <text:p>47E0</text:p>
          </table:table-cell>
          <table:table-cell table:style-name="ce96" table:formula="of:=DEC2HEX(SUM(HEX2DEC([.B65]);1))" office:value-type="string" office:string-value="47E1" calcext:value-type="string">
            <text:p>47E1</text:p>
          </table:table-cell>
          <table:table-cell table:style-name="ce101" table:formula="of:=DEC2HEX(SUM(HEX2DEC([.C65]);1))" office:value-type="string" office:string-value="47E2" calcext:value-type="string">
            <text:p>47E2</text:p>
          </table:table-cell>
          <table:table-cell table:style-name="ce96" table:formula="of:=DEC2HEX(SUM(HEX2DEC([.D65]);1))" office:value-type="string" office:string-value="47E3" calcext:value-type="string">
            <text:p>47E3</text:p>
          </table:table-cell>
          <table:table-cell table:style-name="ce101" table:formula="of:=DEC2HEX(SUM(HEX2DEC([.E65]);1))" office:value-type="string" office:string-value="47E4" calcext:value-type="string">
            <text:p>47E4</text:p>
          </table:table-cell>
          <table:table-cell table:style-name="ce96" table:formula="of:=DEC2HEX(SUM(HEX2DEC([.F65]);1))" office:value-type="string" office:string-value="47E5" calcext:value-type="string">
            <text:p>47E5</text:p>
          </table:table-cell>
          <table:table-cell table:style-name="ce101" table:formula="of:=DEC2HEX(SUM(HEX2DEC([.G65]);1))" office:value-type="string" office:string-value="47E6" calcext:value-type="string">
            <text:p>47E6</text:p>
          </table:table-cell>
          <table:table-cell table:style-name="ce96" table:formula="of:=DEC2HEX(SUM(HEX2DEC([.H65]);1))" office:value-type="string" office:string-value="47E7" calcext:value-type="string">
            <text:p>47E7</text:p>
          </table:table-cell>
          <table:table-cell table:style-name="ce101" table:formula="of:=DEC2HEX(SUM(HEX2DEC([.I65]);1))" office:value-type="string" office:string-value="47E8" calcext:value-type="string">
            <text:p>47E8</text:p>
          </table:table-cell>
          <table:table-cell table:style-name="ce96" table:formula="of:=DEC2HEX(SUM(HEX2DEC([.J65]);1))" office:value-type="string" office:string-value="47E9" calcext:value-type="string">
            <text:p>47E9</text:p>
          </table:table-cell>
          <table:table-cell table:style-name="ce101" table:formula="of:=DEC2HEX(SUM(HEX2DEC([.K65]);1))" office:value-type="string" office:string-value="47EA" calcext:value-type="string">
            <text:p>47EA</text:p>
          </table:table-cell>
          <table:table-cell table:style-name="ce96" table:formula="of:=DEC2HEX(SUM(HEX2DEC([.L65]);1))" office:value-type="string" office:string-value="47EB" calcext:value-type="string">
            <text:p>47EB</text:p>
          </table:table-cell>
          <table:table-cell table:style-name="ce105" table:formula="of:=DEC2HEX(SUM(HEX2DEC([.M65]);1))" office:value-type="string" office:string-value="47EC" calcext:value-type="string">
            <text:p>47EC</text:p>
          </table:table-cell>
          <table:table-cell table:style-name="ce90" table:formula="of:=DEC2HEX(SUM(HEX2DEC([.N65]);1))" office:value-type="string" office:string-value="47ED" calcext:value-type="string">
            <text:p>47ED</text:p>
          </table:table-cell>
          <table:table-cell table:style-name="ce98" table:formula="of:=DEC2HEX(SUM(HEX2DEC([.O65]);1))" office:value-type="string" office:string-value="47EE" calcext:value-type="string">
            <text:p>47EE</text:p>
          </table:table-cell>
          <table:table-cell table:style-name="ce96" table:formula="of:=DEC2HEX(SUM(HEX2DEC([.P65]);1))" office:value-type="string" office:string-value="47EF" calcext:value-type="string">
            <text:p>47EF</text:p>
          </table:table-cell>
          <table:table-cell table:style-name="ce101" table:formula="of:=DEC2HEX(SUM(HEX2DEC([.Q65]);1))" office:value-type="string" office:string-value="47F0" calcext:value-type="string">
            <text:p>47F0</text:p>
          </table:table-cell>
          <table:table-cell table:style-name="ce96" table:formula="of:=DEC2HEX(SUM(HEX2DEC([.R65]);1))" office:value-type="string" office:string-value="47F1" calcext:value-type="string">
            <text:p>47F1</text:p>
          </table:table-cell>
          <table:table-cell table:style-name="ce101" table:formula="of:=DEC2HEX(SUM(HEX2DEC([.S65]);1))" office:value-type="string" office:string-value="47F2" calcext:value-type="string">
            <text:p>47F2</text:p>
          </table:table-cell>
          <table:table-cell table:style-name="ce96" table:formula="of:=DEC2HEX(SUM(HEX2DEC([.T65]);1))" office:value-type="string" office:string-value="47F3" calcext:value-type="string">
            <text:p>47F3</text:p>
          </table:table-cell>
          <table:table-cell table:style-name="ce101" table:formula="of:=DEC2HEX(SUM(HEX2DEC([.U65]);1))" office:value-type="string" office:string-value="47F4" calcext:value-type="string">
            <text:p>47F4</text:p>
          </table:table-cell>
          <table:table-cell table:style-name="ce96" table:formula="of:=DEC2HEX(SUM(HEX2DEC([.V65]);1))" office:value-type="string" office:string-value="47F5" calcext:value-type="string">
            <text:p>47F5</text:p>
          </table:table-cell>
          <table:table-cell table:style-name="ce101" table:formula="of:=DEC2HEX(SUM(HEX2DEC([.W65]);1))" office:value-type="string" office:string-value="47F6" calcext:value-type="string">
            <text:p>47F6</text:p>
          </table:table-cell>
          <table:table-cell table:style-name="ce96" table:formula="of:=DEC2HEX(SUM(HEX2DEC([.X65]);1))" office:value-type="string" office:string-value="47F7" calcext:value-type="string">
            <text:p>47F7</text:p>
          </table:table-cell>
          <table:table-cell table:style-name="ce101" table:formula="of:=DEC2HEX(SUM(HEX2DEC([.Y65]);1))" office:value-type="string" office:string-value="47F8" calcext:value-type="string">
            <text:p>47F8</text:p>
          </table:table-cell>
          <table:table-cell table:style-name="ce96" table:formula="of:=DEC2HEX(SUM(HEX2DEC([.Z65]);1))" office:value-type="string" office:string-value="47F9" calcext:value-type="string">
            <text:p>47F9</text:p>
          </table:table-cell>
          <table:table-cell table:style-name="ce93" table:formula="of:=DEC2HEX(SUM(HEX2DEC([.AA65]);1))" office:value-type="string" office:string-value="47FA" calcext:value-type="string">
            <text:p>47FA</text:p>
          </table:table-cell>
          <table:table-cell table:style-name="ce96" table:formula="of:=DEC2HEX(SUM(HEX2DEC([.AB65]);1))" office:value-type="string" office:string-value="47FB" calcext:value-type="string">
            <text:p>47FB</text:p>
          </table:table-cell>
          <table:table-cell table:style-name="ce101" table:formula="of:=DEC2HEX(SUM(HEX2DEC([.AC65]);1))" office:value-type="string" office:string-value="47FC" calcext:value-type="string">
            <text:p>47FC</text:p>
          </table:table-cell>
          <table:table-cell table:style-name="ce96" table:formula="of:=DEC2HEX(SUM(HEX2DEC([.AD65]);1))" office:value-type="string" office:string-value="47FD" calcext:value-type="string">
            <text:p>47FD</text:p>
          </table:table-cell>
          <table:table-cell table:style-name="ce93" table:formula="of:=DEC2HEX(SUM(HEX2DEC([.AE65]);1))" office:value-type="string" office:string-value="47FE" calcext:value-type="string">
            <text:p>47FE</text:p>
          </table:table-cell>
          <table:table-cell table:style-name="ce90" table:formula="of:=DEC2HEX(SUM(HEX2DEC([.AF65]);1))" office:value-type="string" office:string-value="47FF" calcext:value-type="string">
            <text:p>47FF</text:p>
          </table:table-cell>
          <table:table-cell table:number-columns-repeated="31"/>
        </table:table-row>
        <table:table-row table:style-name="ro2" table:number-rows-repeated="935">
          <table:table-cell table:style-name="ce87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reen2-3 (HEX)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1">
          <table:table-cell table:style-name="ce79"/>
          <table:table-cell table:style-name="ce88" office:value-type="string" calcext:value-type="string">
            <text:p>0</text:p>
            <text:p>Pixel</text:p>
            <text:p>0-7</text:p>
            <text:p>$00-$07</text:p>
          </table:table-cell>
          <table:table-cell table:style-name="ce88" office:value-type="string" calcext:value-type="string">
            <text:p>1</text:p>
            <text:p>Pixel</text:p>
            <text:p>8-15</text:p>
            <text:p>$08-$0F</text:p>
          </table:table-cell>
          <table:table-cell table:style-name="ce88" office:value-type="string" calcext:value-type="string">
            <text:p>2</text:p>
            <text:p>Pixel</text:p>
            <text:p>16-23</text:p>
            <text:p>$10-$17</text:p>
          </table:table-cell>
          <table:table-cell table:style-name="ce88" office:value-type="string" calcext:value-type="string">
            <text:p>3</text:p>
            <text:p>Pixel</text:p>
            <text:p>24-31</text:p>
            <text:p>$18-$1F</text:p>
          </table:table-cell>
          <table:table-cell table:style-name="ce88" office:value-type="string" calcext:value-type="string">
            <text:p>4</text:p>
            <text:p>Pixel</text:p>
            <text:p>32-39</text:p>
            <text:p>$20-$27</text:p>
          </table:table-cell>
          <table:table-cell table:style-name="ce88" office:value-type="string" calcext:value-type="string">
            <text:p>5</text:p>
            <text:p>Pixel</text:p>
            <text:p>40-47</text:p>
            <text:p>$28-$2F</text:p>
          </table:table-cell>
          <table:table-cell table:style-name="ce88" office:value-type="string" calcext:value-type="string">
            <text:p>6</text:p>
            <text:p>Pixel</text:p>
            <text:p>48-55</text:p>
            <text:p>$30-$37</text:p>
          </table:table-cell>
          <table:table-cell table:style-name="ce88" office:value-type="string" calcext:value-type="string">
            <text:p>7</text:p>
            <text:p>Pixel</text:p>
            <text:p>56-63</text:p>
            <text:p>$38-$3F</text:p>
          </table:table-cell>
          <table:table-cell table:style-name="ce88" office:value-type="string" calcext:value-type="string">
            <text:p>8</text:p>
            <text:p>Pixel</text:p>
            <text:p>64-71</text:p>
            <text:p>$40-$47</text:p>
          </table:table-cell>
          <table:table-cell table:style-name="ce88" office:value-type="string" calcext:value-type="string">
            <text:p>9</text:p>
            <text:p>Pixel</text:p>
            <text:p>72-79</text:p>
            <text:p>$48-$4F</text:p>
          </table:table-cell>
          <table:table-cell table:style-name="ce88" office:value-type="string" calcext:value-type="string">
            <text:p>10</text:p>
            <text:p>Pixel</text:p>
            <text:p>80-87</text:p>
            <text:p>$50-$57</text:p>
          </table:table-cell>
          <table:table-cell table:style-name="ce88" office:value-type="string" calcext:value-type="string">
            <text:p>11</text:p>
            <text:p>Pixel</text:p>
            <text:p>88-95</text:p>
            <text:p>$58-$5F</text:p>
          </table:table-cell>
          <table:table-cell table:style-name="ce88" office:value-type="string" calcext:value-type="string">
            <text:p>12</text:p>
            <text:p>Pixel</text:p>
            <text:p>96-103</text:p>
            <text:p>$60-$67</text:p>
          </table:table-cell>
          <table:table-cell table:style-name="ce88" office:value-type="string" calcext:value-type="string">
            <text:p>13</text:p>
            <text:p>Pixel</text:p>
            <text:p>104-111</text:p>
            <text:p>$68-$6F</text:p>
          </table:table-cell>
          <table:table-cell table:style-name="ce88" office:value-type="string" calcext:value-type="string">
            <text:p>14</text:p>
            <text:p>Pixel</text:p>
            <text:p>112-119</text:p>
            <text:p>$70-$77</text:p>
          </table:table-cell>
          <table:table-cell table:style-name="ce88" office:value-type="string" calcext:value-type="string">
            <text:p>15</text:p>
            <text:p>Pixel</text:p>
            <text:p>120-127</text:p>
            <text:p>$78-$7F</text:p>
          </table:table-cell>
          <table:table-cell table:style-name="ce88" office:value-type="string" calcext:value-type="string">
            <text:p>16</text:p>
            <text:p>Pixel</text:p>
            <text:p>128-135</text:p>
            <text:p> $80-$87</text:p>
          </table:table-cell>
          <table:table-cell table:style-name="ce88" office:value-type="string" calcext:value-type="string">
            <text:p>17</text:p>
            <text:p>Pixel</text:p>
            <text:p>136-143</text:p>
            <text:p>$88-$8F</text:p>
          </table:table-cell>
          <table:table-cell table:style-name="ce88" office:value-type="string" calcext:value-type="string">
            <text:p>18</text:p>
            <text:p>Pixel</text:p>
            <text:p>144-151</text:p>
            <text:p>$90-$97</text:p>
          </table:table-cell>
          <table:table-cell table:style-name="ce88" office:value-type="string" calcext:value-type="string">
            <text:p>19</text:p>
            <text:p>Pixel</text:p>
            <text:p>152-159</text:p>
            <text:p>$98-$9F</text:p>
          </table:table-cell>
          <table:table-cell table:style-name="ce88" office:value-type="string" calcext:value-type="string">
            <text:p>20</text:p>
            <text:p>Pixel</text:p>
            <text:p>160-167</text:p>
            <text:p>$A0-$A7</text:p>
          </table:table-cell>
          <table:table-cell table:style-name="ce88" office:value-type="string" calcext:value-type="string">
            <text:p>21</text:p>
            <text:p>Pixel</text:p>
            <text:p>168-175</text:p>
            <text:p>$A8-$AF</text:p>
          </table:table-cell>
          <table:table-cell table:style-name="ce88" office:value-type="string" calcext:value-type="string">
            <text:p>22</text:p>
            <text:p>Pixel</text:p>
            <text:p>176-183</text:p>
            <text:p>$B0-$B7</text:p>
          </table:table-cell>
          <table:table-cell table:style-name="ce88" office:value-type="string" calcext:value-type="string">
            <text:p>23</text:p>
            <text:p>Pixel</text:p>
            <text:p>184-191</text:p>
            <text:p>$B8-$BF</text:p>
          </table:table-cell>
          <table:table-cell table:style-name="ce88" office:value-type="string" calcext:value-type="string">
            <text:p>24</text:p>
            <text:p>Pixel</text:p>
            <text:p>192-199</text:p>
            <text:p>$C0-$C7</text:p>
          </table:table-cell>
          <table:table-cell table:style-name="ce88" office:value-type="string" calcext:value-type="string">
            <text:p>25</text:p>
            <text:p>Pixel</text:p>
            <text:p>200-207</text:p>
            <text:p>$C8-$CF</text:p>
          </table:table-cell>
          <table:table-cell table:style-name="ce88" office:value-type="string" calcext:value-type="string">
            <text:p>26</text:p>
            <text:p>Pixel</text:p>
            <text:p>208-215</text:p>
            <text:p>$D0-$D7</text:p>
          </table:table-cell>
          <table:table-cell table:style-name="ce88" office:value-type="string" calcext:value-type="string">
            <text:p>27</text:p>
            <text:p>Pixel</text:p>
            <text:p>216-223</text:p>
            <text:p>$D8-$DF</text:p>
          </table:table-cell>
          <table:table-cell table:style-name="ce88" office:value-type="string" calcext:value-type="string">
            <text:p>28</text:p>
            <text:p>Pixel</text:p>
            <text:p>224-231</text:p>
            <text:p>$E0-$E7</text:p>
          </table:table-cell>
          <table:table-cell table:style-name="ce88" office:value-type="string" calcext:value-type="string">
            <text:p>29</text:p>
            <text:p>Pixel</text:p>
            <text:p>232-239</text:p>
            <text:p>$E8-$EF</text:p>
          </table:table-cell>
          <table:table-cell table:style-name="ce88" office:value-type="string" calcext:value-type="string">
            <text:p>30</text:p>
            <text:p>Pixel</text:p>
            <text:p>240-247</text:p>
            <text:p>$F0-$F7</text:p>
          </table:table-cell>
          <table:table-cell table:style-name="ce110" office:value-type="string" calcext:value-type="string">
            <text:p>31</text:p>
            <text:p>Pixel</text:p>
            <text:p>248-255</text:p>
            <text:p>$F8-$FF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8</text:p>
            <text:p>Pixel</text:p>
            <text:p>64-71</text:p>
            <text:p>$40-$47</text:p>
          </table:table-cell>
          <table:table-cell table:style-name="ce89" table:formula="of:=DEC2HEX(18432)" office:value-type="string" office:string-value="4800" calcext:value-type="string">
            <text:p>4800</text:p>
          </table:table-cell>
          <table:table-cell table:style-name="ce92" table:formula="of:=DEC2HEX(SUM(HEX2DEC([.B2]);1))" office:value-type="string" office:string-value="4801" calcext:value-type="string">
            <text:p>4801</text:p>
          </table:table-cell>
          <table:table-cell table:style-name="ce94" table:formula="of:=DEC2HEX(SUM(HEX2DEC([.C2]);1))" office:value-type="string" office:string-value="4802" calcext:value-type="string">
            <text:p>4802</text:p>
          </table:table-cell>
          <table:table-cell table:style-name="ce92" table:formula="of:=DEC2HEX(SUM(HEX2DEC([.D2]);1))" office:value-type="string" office:string-value="4803" calcext:value-type="string">
            <text:p>4803</text:p>
          </table:table-cell>
          <table:table-cell table:style-name="ce102" table:formula="of:=DEC2HEX(SUM(HEX2DEC([.E2]);1))" office:value-type="string" office:string-value="4804" calcext:value-type="string">
            <text:p>4804</text:p>
          </table:table-cell>
          <table:table-cell table:style-name="ce92" table:formula="of:=DEC2HEX(SUM(HEX2DEC([.F2]);1))" office:value-type="string" office:string-value="4805" calcext:value-type="string">
            <text:p>4805</text:p>
          </table:table-cell>
          <table:table-cell table:style-name="ce102" table:formula="of:=DEC2HEX(SUM(HEX2DEC([.G2]);1))" office:value-type="string" office:string-value="4806" calcext:value-type="string">
            <text:p>4806</text:p>
          </table:table-cell>
          <table:table-cell table:style-name="ce92" table:formula="of:=DEC2HEX(SUM(HEX2DEC([.H2]);1))" office:value-type="string" office:string-value="4807" calcext:value-type="string">
            <text:p>4807</text:p>
          </table:table-cell>
          <table:table-cell table:style-name="ce102" table:formula="of:=DEC2HEX(SUM(HEX2DEC([.I2]);1))" office:value-type="string" office:string-value="4808" calcext:value-type="string">
            <text:p>4808</text:p>
          </table:table-cell>
          <table:table-cell table:style-name="ce92" table:formula="of:=DEC2HEX(SUM(HEX2DEC([.J2]);1))" office:value-type="string" office:string-value="4809" calcext:value-type="string">
            <text:p>4809</text:p>
          </table:table-cell>
          <table:table-cell table:style-name="ce102" table:formula="of:=DEC2HEX(SUM(HEX2DEC([.K2]);1))" office:value-type="string" office:string-value="480A" calcext:value-type="string">
            <text:p>480A</text:p>
          </table:table-cell>
          <table:table-cell table:style-name="ce92" table:formula="of:=DEC2HEX(SUM(HEX2DEC([.L2]);1))" office:value-type="string" office:string-value="480B" calcext:value-type="string">
            <text:p>480B</text:p>
          </table:table-cell>
          <table:table-cell table:style-name="ce102" table:formula="of:=DEC2HEX(SUM(HEX2DEC([.M2]);1))" office:value-type="string" office:string-value="480C" calcext:value-type="string">
            <text:p>480C</text:p>
          </table:table-cell>
          <table:table-cell table:style-name="ce92" table:formula="of:=DEC2HEX(SUM(HEX2DEC([.N2]);1))" office:value-type="string" office:string-value="480D" calcext:value-type="string">
            <text:p>480D</text:p>
          </table:table-cell>
          <table:table-cell table:style-name="ce102" table:formula="of:=DEC2HEX(SUM(HEX2DEC([.O2]);1))" office:value-type="string" office:string-value="480E" calcext:value-type="string">
            <text:p>480E</text:p>
          </table:table-cell>
          <table:table-cell table:style-name="ce92" table:formula="of:=DEC2HEX(SUM(HEX2DEC([.P2]);1))" office:value-type="string" office:string-value="480F" calcext:value-type="string">
            <text:p>480F</text:p>
          </table:table-cell>
          <table:table-cell table:style-name="ce102" table:formula="of:=DEC2HEX(SUM(HEX2DEC([.Q2]);1))" office:value-type="string" office:string-value="4810" calcext:value-type="string">
            <text:p>4810</text:p>
          </table:table-cell>
          <table:table-cell table:style-name="ce92" table:formula="of:=DEC2HEX(SUM(HEX2DEC([.R2]);1))" office:value-type="string" office:string-value="4811" calcext:value-type="string">
            <text:p>4811</text:p>
          </table:table-cell>
          <table:table-cell table:style-name="ce107" table:formula="of:=DEC2HEX(SUM(HEX2DEC([.S2]);1))" office:value-type="string" office:string-value="4812" calcext:value-type="string">
            <text:p>4812</text:p>
          </table:table-cell>
          <table:table-cell table:style-name="ce92" table:formula="of:=DEC2HEX(SUM(HEX2DEC([.T2]);1))" office:value-type="string" office:string-value="4813" calcext:value-type="string">
            <text:p>4813</text:p>
          </table:table-cell>
          <table:table-cell table:style-name="ce102" table:formula="of:=DEC2HEX(SUM(HEX2DEC([.U2]);1))" office:value-type="string" office:string-value="4814" calcext:value-type="string">
            <text:p>4814</text:p>
          </table:table-cell>
          <table:table-cell table:style-name="ce92" table:formula="of:=DEC2HEX(SUM(HEX2DEC([.V2]);1))" office:value-type="string" office:string-value="4815" calcext:value-type="string">
            <text:p>4815</text:p>
          </table:table-cell>
          <table:table-cell table:style-name="ce102" table:formula="of:=DEC2HEX(SUM(HEX2DEC([.W2]);1))" office:value-type="string" office:string-value="4816" calcext:value-type="string">
            <text:p>4816</text:p>
          </table:table-cell>
          <table:table-cell table:style-name="ce92" table:formula="of:=DEC2HEX(SUM(HEX2DEC([.X2]);1))" office:value-type="string" office:string-value="4817" calcext:value-type="string">
            <text:p>4817</text:p>
          </table:table-cell>
          <table:table-cell table:style-name="ce102" table:formula="of:=DEC2HEX(SUM(HEX2DEC([.Y2]);1))" office:value-type="string" office:string-value="4818" calcext:value-type="string">
            <text:p>4818</text:p>
          </table:table-cell>
          <table:table-cell table:style-name="ce92" table:formula="of:=DEC2HEX(SUM(HEX2DEC([.Z2]);1))" office:value-type="string" office:string-value="4819" calcext:value-type="string">
            <text:p>4819</text:p>
          </table:table-cell>
          <table:table-cell table:style-name="ce102" table:formula="of:=DEC2HEX(SUM(HEX2DEC([.AA2]);1))" office:value-type="string" office:string-value="481A" calcext:value-type="string">
            <text:p>481A</text:p>
          </table:table-cell>
          <table:table-cell table:style-name="ce92" table:formula="of:=DEC2HEX(SUM(HEX2DEC([.AB2]);1))" office:value-type="string" office:string-value="481B" calcext:value-type="string">
            <text:p>481B</text:p>
          </table:table-cell>
          <table:table-cell table:style-name="ce102" table:formula="of:=DEC2HEX(SUM(HEX2DEC([.AC2]);1))" office:value-type="string" office:string-value="481C" calcext:value-type="string">
            <text:p>481C</text:p>
          </table:table-cell>
          <table:table-cell table:style-name="ce92" table:formula="of:=DEC2HEX(SUM(HEX2DEC([.AD2]);1))" office:value-type="string" office:string-value="481D" calcext:value-type="string">
            <text:p>481D</text:p>
          </table:table-cell>
          <table:table-cell table:style-name="ce102" table:formula="of:=DEC2HEX(SUM(HEX2DEC([.AE2]);1))" office:value-type="string" office:string-value="481E" calcext:value-type="string">
            <text:p>481E</text:p>
          </table:table-cell>
          <table:table-cell table:style-name="ce92" table:formula="of:=DEC2HEX(SUM(HEX2DEC([.AF2]);1))" office:value-type="string" office:string-value="481F" calcext:value-type="string">
            <text:p>48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58]);1))" office:value-type="string" office:string-value="4900" calcext:value-type="string">
            <text:p>4900</text:p>
          </table:table-cell>
          <table:table-cell table:style-name="ce92" table:formula="of:=DEC2HEX(SUM(HEX2DEC([.B3]);1))" office:value-type="string" office:string-value="4901" calcext:value-type="string">
            <text:p>4901</text:p>
          </table:table-cell>
          <table:table-cell table:style-name="ce94" table:formula="of:=DEC2HEX(SUM(HEX2DEC([.C3]);1))" office:value-type="string" office:string-value="4902" calcext:value-type="string">
            <text:p>4902</text:p>
          </table:table-cell>
          <table:table-cell table:style-name="ce92" table:formula="of:=DEC2HEX(SUM(HEX2DEC([.D3]);1))" office:value-type="string" office:string-value="4903" calcext:value-type="string">
            <text:p>4903</text:p>
          </table:table-cell>
          <table:table-cell table:style-name="ce102" table:formula="of:=DEC2HEX(SUM(HEX2DEC([.E3]);1))" office:value-type="string" office:string-value="4904" calcext:value-type="string">
            <text:p>4904</text:p>
          </table:table-cell>
          <table:table-cell table:style-name="ce92" table:formula="of:=DEC2HEX(SUM(HEX2DEC([.F3]);1))" office:value-type="string" office:string-value="4905" calcext:value-type="string">
            <text:p>4905</text:p>
          </table:table-cell>
          <table:table-cell table:style-name="ce102" table:formula="of:=DEC2HEX(SUM(HEX2DEC([.G3]);1))" office:value-type="string" office:string-value="4906" calcext:value-type="string">
            <text:p>4906</text:p>
          </table:table-cell>
          <table:table-cell table:style-name="ce92" table:formula="of:=DEC2HEX(SUM(HEX2DEC([.H3]);1))" office:value-type="string" office:string-value="4907" calcext:value-type="string">
            <text:p>4907</text:p>
          </table:table-cell>
          <table:table-cell table:style-name="ce102" table:formula="of:=DEC2HEX(SUM(HEX2DEC([.I3]);1))" office:value-type="string" office:string-value="4908" calcext:value-type="string">
            <text:p>4908</text:p>
          </table:table-cell>
          <table:table-cell table:style-name="ce92" table:formula="of:=DEC2HEX(SUM(HEX2DEC([.J3]);1))" office:value-type="string" office:string-value="4909" calcext:value-type="string">
            <text:p>4909</text:p>
          </table:table-cell>
          <table:table-cell table:style-name="ce102" table:formula="of:=DEC2HEX(SUM(HEX2DEC([.K3]);1))" office:value-type="string" office:string-value="490A" calcext:value-type="string">
            <text:p>490A</text:p>
          </table:table-cell>
          <table:table-cell table:style-name="ce92" table:formula="of:=DEC2HEX(SUM(HEX2DEC([.L3]);1))" office:value-type="string" office:string-value="490B" calcext:value-type="string">
            <text:p>490B</text:p>
          </table:table-cell>
          <table:table-cell table:style-name="ce102" table:formula="of:=DEC2HEX(SUM(HEX2DEC([.M3]);1))" office:value-type="string" office:string-value="490C" calcext:value-type="string">
            <text:p>490C</text:p>
          </table:table-cell>
          <table:table-cell table:style-name="ce92" table:formula="of:=DEC2HEX(SUM(HEX2DEC([.N3]);1))" office:value-type="string" office:string-value="490D" calcext:value-type="string">
            <text:p>490D</text:p>
          </table:table-cell>
          <table:table-cell table:style-name="ce102" table:formula="of:=DEC2HEX(SUM(HEX2DEC([.O3]);1))" office:value-type="string" office:string-value="490E" calcext:value-type="string">
            <text:p>490E</text:p>
          </table:table-cell>
          <table:table-cell table:style-name="ce92" table:formula="of:=DEC2HEX(SUM(HEX2DEC([.P3]);1))" office:value-type="string" office:string-value="490F" calcext:value-type="string">
            <text:p>490F</text:p>
          </table:table-cell>
          <table:table-cell table:style-name="ce102" table:formula="of:=DEC2HEX(SUM(HEX2DEC([.Q3]);1))" office:value-type="string" office:string-value="4910" calcext:value-type="string">
            <text:p>4910</text:p>
          </table:table-cell>
          <table:table-cell table:style-name="ce92" table:formula="of:=DEC2HEX(SUM(HEX2DEC([.R3]);1))" office:value-type="string" office:string-value="4911" calcext:value-type="string">
            <text:p>4911</text:p>
          </table:table-cell>
          <table:table-cell table:style-name="ce107" table:formula="of:=DEC2HEX(SUM(HEX2DEC([.S3]);1))" office:value-type="string" office:string-value="4912" calcext:value-type="string">
            <text:p>4912</text:p>
          </table:table-cell>
          <table:table-cell table:style-name="ce92" table:formula="of:=DEC2HEX(SUM(HEX2DEC([.T3]);1))" office:value-type="string" office:string-value="4913" calcext:value-type="string">
            <text:p>4913</text:p>
          </table:table-cell>
          <table:table-cell table:style-name="ce102" table:formula="of:=DEC2HEX(SUM(HEX2DEC([.U3]);1))" office:value-type="string" office:string-value="4914" calcext:value-type="string">
            <text:p>4914</text:p>
          </table:table-cell>
          <table:table-cell table:style-name="ce92" table:formula="of:=DEC2HEX(SUM(HEX2DEC([.V3]);1))" office:value-type="string" office:string-value="4915" calcext:value-type="string">
            <text:p>4915</text:p>
          </table:table-cell>
          <table:table-cell table:style-name="ce102" table:formula="of:=DEC2HEX(SUM(HEX2DEC([.W3]);1))" office:value-type="string" office:string-value="4916" calcext:value-type="string">
            <text:p>4916</text:p>
          </table:table-cell>
          <table:table-cell table:style-name="ce92" table:formula="of:=DEC2HEX(SUM(HEX2DEC([.X3]);1))" office:value-type="string" office:string-value="4917" calcext:value-type="string">
            <text:p>4917</text:p>
          </table:table-cell>
          <table:table-cell table:style-name="ce102" table:formula="of:=DEC2HEX(SUM(HEX2DEC([.Y3]);1))" office:value-type="string" office:string-value="4918" calcext:value-type="string">
            <text:p>4918</text:p>
          </table:table-cell>
          <table:table-cell table:style-name="ce92" table:formula="of:=DEC2HEX(SUM(HEX2DEC([.Z3]);1))" office:value-type="string" office:string-value="4919" calcext:value-type="string">
            <text:p>4919</text:p>
          </table:table-cell>
          <table:table-cell table:style-name="ce102" table:formula="of:=DEC2HEX(SUM(HEX2DEC([.AA3]);1))" office:value-type="string" office:string-value="491A" calcext:value-type="string">
            <text:p>491A</text:p>
          </table:table-cell>
          <table:table-cell table:style-name="ce92" table:formula="of:=DEC2HEX(SUM(HEX2DEC([.AB3]);1))" office:value-type="string" office:string-value="491B" calcext:value-type="string">
            <text:p>491B</text:p>
          </table:table-cell>
          <table:table-cell table:style-name="ce102" table:formula="of:=DEC2HEX(SUM(HEX2DEC([.AC3]);1))" office:value-type="string" office:string-value="491C" calcext:value-type="string">
            <text:p>491C</text:p>
          </table:table-cell>
          <table:table-cell table:style-name="ce92" table:formula="of:=DEC2HEX(SUM(HEX2DEC([.AD3]);1))" office:value-type="string" office:string-value="491D" calcext:value-type="string">
            <text:p>491D</text:p>
          </table:table-cell>
          <table:table-cell table:style-name="ce102" table:formula="of:=DEC2HEX(SUM(HEX2DEC([.AE3]);1))" office:value-type="string" office:string-value="491E" calcext:value-type="string">
            <text:p>491E</text:p>
          </table:table-cell>
          <table:table-cell table:style-name="ce92" table:formula="of:=DEC2HEX(SUM(HEX2DEC([.AF3]);1))" office:value-type="string" office:string-value="491F" calcext:value-type="string">
            <text:p>49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59]);1))" office:value-type="string" office:string-value="4A00" calcext:value-type="string">
            <text:p>4A00</text:p>
          </table:table-cell>
          <table:table-cell table:style-name="ce92" table:formula="of:=DEC2HEX(SUM(HEX2DEC([.B4]);1))" office:value-type="string" office:string-value="4A01" calcext:value-type="string">
            <text:p>4A01</text:p>
          </table:table-cell>
          <table:table-cell table:style-name="ce94" table:formula="of:=DEC2HEX(SUM(HEX2DEC([.C4]);1))" office:value-type="string" office:string-value="4A02" calcext:value-type="string">
            <text:p>4A02</text:p>
          </table:table-cell>
          <table:table-cell table:style-name="ce92" table:formula="of:=DEC2HEX(SUM(HEX2DEC([.D4]);1))" office:value-type="string" office:string-value="4A03" calcext:value-type="string">
            <text:p>4A03</text:p>
          </table:table-cell>
          <table:table-cell table:style-name="ce102" table:formula="of:=DEC2HEX(SUM(HEX2DEC([.E4]);1))" office:value-type="string" office:string-value="4A04" calcext:value-type="string">
            <text:p>4A04</text:p>
          </table:table-cell>
          <table:table-cell table:style-name="ce92" table:formula="of:=DEC2HEX(SUM(HEX2DEC([.F4]);1))" office:value-type="string" office:string-value="4A05" calcext:value-type="string">
            <text:p>4A05</text:p>
          </table:table-cell>
          <table:table-cell table:style-name="ce102" table:formula="of:=DEC2HEX(SUM(HEX2DEC([.G4]);1))" office:value-type="string" office:string-value="4A06" calcext:value-type="string">
            <text:p>4A06</text:p>
          </table:table-cell>
          <table:table-cell table:style-name="ce92" table:formula="of:=DEC2HEX(SUM(HEX2DEC([.H4]);1))" office:value-type="string" office:string-value="4A07" calcext:value-type="string">
            <text:p>4A07</text:p>
          </table:table-cell>
          <table:table-cell table:style-name="ce102" table:formula="of:=DEC2HEX(SUM(HEX2DEC([.I4]);1))" office:value-type="string" office:string-value="4A08" calcext:value-type="string">
            <text:p>4A08</text:p>
          </table:table-cell>
          <table:table-cell table:style-name="ce92" table:formula="of:=DEC2HEX(SUM(HEX2DEC([.J4]);1))" office:value-type="string" office:string-value="4A09" calcext:value-type="string">
            <text:p>4A09</text:p>
          </table:table-cell>
          <table:table-cell table:style-name="ce102" table:formula="of:=DEC2HEX(SUM(HEX2DEC([.K4]);1))" office:value-type="string" office:string-value="4A0A" calcext:value-type="string">
            <text:p>4A0A</text:p>
          </table:table-cell>
          <table:table-cell table:style-name="ce92" table:formula="of:=DEC2HEX(SUM(HEX2DEC([.L4]);1))" office:value-type="string" office:string-value="4A0B" calcext:value-type="string">
            <text:p>4A0B</text:p>
          </table:table-cell>
          <table:table-cell table:style-name="ce102" table:formula="of:=DEC2HEX(SUM(HEX2DEC([.M4]);1))" office:value-type="string" office:string-value="4A0C" calcext:value-type="string">
            <text:p>4A0C</text:p>
          </table:table-cell>
          <table:table-cell table:style-name="ce92" table:formula="of:=DEC2HEX(SUM(HEX2DEC([.N4]);1))" office:value-type="string" office:string-value="4A0D" calcext:value-type="string">
            <text:p>4A0D</text:p>
          </table:table-cell>
          <table:table-cell table:style-name="ce102" table:formula="of:=DEC2HEX(SUM(HEX2DEC([.O4]);1))" office:value-type="string" office:string-value="4A0E" calcext:value-type="string">
            <text:p>4A0E</text:p>
          </table:table-cell>
          <table:table-cell table:style-name="ce92" table:formula="of:=DEC2HEX(SUM(HEX2DEC([.P4]);1))" office:value-type="string" office:string-value="4A0F" calcext:value-type="string">
            <text:p>4A0F</text:p>
          </table:table-cell>
          <table:table-cell table:style-name="ce102" table:formula="of:=DEC2HEX(SUM(HEX2DEC([.Q4]);1))" office:value-type="string" office:string-value="4A10" calcext:value-type="string">
            <text:p>4A10</text:p>
          </table:table-cell>
          <table:table-cell table:style-name="ce92" table:formula="of:=DEC2HEX(SUM(HEX2DEC([.R4]);1))" office:value-type="string" office:string-value="4A11" calcext:value-type="string">
            <text:p>4A11</text:p>
          </table:table-cell>
          <table:table-cell table:style-name="ce107" table:formula="of:=DEC2HEX(SUM(HEX2DEC([.S4]);1))" office:value-type="string" office:string-value="4A12" calcext:value-type="string">
            <text:p>4A12</text:p>
          </table:table-cell>
          <table:table-cell table:style-name="ce92" table:formula="of:=DEC2HEX(SUM(HEX2DEC([.T4]);1))" office:value-type="string" office:string-value="4A13" calcext:value-type="string">
            <text:p>4A13</text:p>
          </table:table-cell>
          <table:table-cell table:style-name="ce102" table:formula="of:=DEC2HEX(SUM(HEX2DEC([.U4]);1))" office:value-type="string" office:string-value="4A14" calcext:value-type="string">
            <text:p>4A14</text:p>
          </table:table-cell>
          <table:table-cell table:style-name="ce92" table:formula="of:=DEC2HEX(SUM(HEX2DEC([.V4]);1))" office:value-type="string" office:string-value="4A15" calcext:value-type="string">
            <text:p>4A15</text:p>
          </table:table-cell>
          <table:table-cell table:style-name="ce102" table:formula="of:=DEC2HEX(SUM(HEX2DEC([.W4]);1))" office:value-type="string" office:string-value="4A16" calcext:value-type="string">
            <text:p>4A16</text:p>
          </table:table-cell>
          <table:table-cell table:style-name="ce92" table:formula="of:=DEC2HEX(SUM(HEX2DEC([.X4]);1))" office:value-type="string" office:string-value="4A17" calcext:value-type="string">
            <text:p>4A17</text:p>
          </table:table-cell>
          <table:table-cell table:style-name="ce102" table:formula="of:=DEC2HEX(SUM(HEX2DEC([.Y4]);1))" office:value-type="string" office:string-value="4A18" calcext:value-type="string">
            <text:p>4A18</text:p>
          </table:table-cell>
          <table:table-cell table:style-name="ce92" table:formula="of:=DEC2HEX(SUM(HEX2DEC([.Z4]);1))" office:value-type="string" office:string-value="4A19" calcext:value-type="string">
            <text:p>4A19</text:p>
          </table:table-cell>
          <table:table-cell table:style-name="ce102" table:formula="of:=DEC2HEX(SUM(HEX2DEC([.AA4]);1))" office:value-type="string" office:string-value="4A1A" calcext:value-type="string">
            <text:p>4A1A</text:p>
          </table:table-cell>
          <table:table-cell table:style-name="ce92" table:formula="of:=DEC2HEX(SUM(HEX2DEC([.AB4]);1))" office:value-type="string" office:string-value="4A1B" calcext:value-type="string">
            <text:p>4A1B</text:p>
          </table:table-cell>
          <table:table-cell table:style-name="ce102" table:formula="of:=DEC2HEX(SUM(HEX2DEC([.AC4]);1))" office:value-type="string" office:string-value="4A1C" calcext:value-type="string">
            <text:p>4A1C</text:p>
          </table:table-cell>
          <table:table-cell table:style-name="ce92" table:formula="of:=DEC2HEX(SUM(HEX2DEC([.AD4]);1))" office:value-type="string" office:string-value="4A1D" calcext:value-type="string">
            <text:p>4A1D</text:p>
          </table:table-cell>
          <table:table-cell table:style-name="ce102" table:formula="of:=DEC2HEX(SUM(HEX2DEC([.AE4]);1))" office:value-type="string" office:string-value="4A1E" calcext:value-type="string">
            <text:p>4A1E</text:p>
          </table:table-cell>
          <table:table-cell table:style-name="ce92" table:formula="of:=DEC2HEX(SUM(HEX2DEC([.AF4]);1))" office:value-type="string" office:string-value="4A1F" calcext:value-type="string">
            <text:p>4A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0]);1))" office:value-type="string" office:string-value="4B00" calcext:value-type="string">
            <text:p>4B00</text:p>
          </table:table-cell>
          <table:table-cell table:style-name="ce92" table:formula="of:=DEC2HEX(SUM(HEX2DEC([.B5]);1))" office:value-type="string" office:string-value="4B01" calcext:value-type="string">
            <text:p>4B01</text:p>
          </table:table-cell>
          <table:table-cell table:style-name="ce94" table:formula="of:=DEC2HEX(SUM(HEX2DEC([.C5]);1))" office:value-type="string" office:string-value="4B02" calcext:value-type="string">
            <text:p>4B02</text:p>
          </table:table-cell>
          <table:table-cell table:style-name="ce92" table:formula="of:=DEC2HEX(SUM(HEX2DEC([.D5]);1))" office:value-type="string" office:string-value="4B03" calcext:value-type="string">
            <text:p>4B03</text:p>
          </table:table-cell>
          <table:table-cell table:style-name="ce102" table:formula="of:=DEC2HEX(SUM(HEX2DEC([.E5]);1))" office:value-type="string" office:string-value="4B04" calcext:value-type="string">
            <text:p>4B04</text:p>
          </table:table-cell>
          <table:table-cell table:style-name="ce92" table:formula="of:=DEC2HEX(SUM(HEX2DEC([.F5]);1))" office:value-type="string" office:string-value="4B05" calcext:value-type="string">
            <text:p>4B05</text:p>
          </table:table-cell>
          <table:table-cell table:style-name="ce102" table:formula="of:=DEC2HEX(SUM(HEX2DEC([.G5]);1))" office:value-type="string" office:string-value="4B06" calcext:value-type="string">
            <text:p>4B06</text:p>
          </table:table-cell>
          <table:table-cell table:style-name="ce92" table:formula="of:=DEC2HEX(SUM(HEX2DEC([.H5]);1))" office:value-type="string" office:string-value="4B07" calcext:value-type="string">
            <text:p>4B07</text:p>
          </table:table-cell>
          <table:table-cell table:style-name="ce102" table:formula="of:=DEC2HEX(SUM(HEX2DEC([.I5]);1))" office:value-type="string" office:string-value="4B08" calcext:value-type="string">
            <text:p>4B08</text:p>
          </table:table-cell>
          <table:table-cell table:style-name="ce92" table:formula="of:=DEC2HEX(SUM(HEX2DEC([.J5]);1))" office:value-type="string" office:string-value="4B09" calcext:value-type="string">
            <text:p>4B09</text:p>
          </table:table-cell>
          <table:table-cell table:style-name="ce102" table:formula="of:=DEC2HEX(SUM(HEX2DEC([.K5]);1))" office:value-type="string" office:string-value="4B0A" calcext:value-type="string">
            <text:p>4B0A</text:p>
          </table:table-cell>
          <table:table-cell table:style-name="ce92" table:formula="of:=DEC2HEX(SUM(HEX2DEC([.L5]);1))" office:value-type="string" office:string-value="4B0B" calcext:value-type="string">
            <text:p>4B0B</text:p>
          </table:table-cell>
          <table:table-cell table:style-name="ce102" table:formula="of:=DEC2HEX(SUM(HEX2DEC([.M5]);1))" office:value-type="string" office:string-value="4B0C" calcext:value-type="string">
            <text:p>4B0C</text:p>
          </table:table-cell>
          <table:table-cell table:style-name="ce92" table:formula="of:=DEC2HEX(SUM(HEX2DEC([.N5]);1))" office:value-type="string" office:string-value="4B0D" calcext:value-type="string">
            <text:p>4B0D</text:p>
          </table:table-cell>
          <table:table-cell table:style-name="ce102" table:formula="of:=DEC2HEX(SUM(HEX2DEC([.O5]);1))" office:value-type="string" office:string-value="4B0E" calcext:value-type="string">
            <text:p>4B0E</text:p>
          </table:table-cell>
          <table:table-cell table:style-name="ce92" table:formula="of:=DEC2HEX(SUM(HEX2DEC([.P5]);1))" office:value-type="string" office:string-value="4B0F" calcext:value-type="string">
            <text:p>4B0F</text:p>
          </table:table-cell>
          <table:table-cell table:style-name="ce102" table:formula="of:=DEC2HEX(SUM(HEX2DEC([.Q5]);1))" office:value-type="string" office:string-value="4B10" calcext:value-type="string">
            <text:p>4B10</text:p>
          </table:table-cell>
          <table:table-cell table:style-name="ce92" table:formula="of:=DEC2HEX(SUM(HEX2DEC([.R5]);1))" office:value-type="string" office:string-value="4B11" calcext:value-type="string">
            <text:p>4B11</text:p>
          </table:table-cell>
          <table:table-cell table:style-name="ce107" table:formula="of:=DEC2HEX(SUM(HEX2DEC([.S5]);1))" office:value-type="string" office:string-value="4B12" calcext:value-type="string">
            <text:p>4B12</text:p>
          </table:table-cell>
          <table:table-cell table:style-name="ce92" table:formula="of:=DEC2HEX(SUM(HEX2DEC([.T5]);1))" office:value-type="string" office:string-value="4B13" calcext:value-type="string">
            <text:p>4B13</text:p>
          </table:table-cell>
          <table:table-cell table:style-name="ce102" table:formula="of:=DEC2HEX(SUM(HEX2DEC([.U5]);1))" office:value-type="string" office:string-value="4B14" calcext:value-type="string">
            <text:p>4B14</text:p>
          </table:table-cell>
          <table:table-cell table:style-name="ce92" table:formula="of:=DEC2HEX(SUM(HEX2DEC([.V5]);1))" office:value-type="string" office:string-value="4B15" calcext:value-type="string">
            <text:p>4B15</text:p>
          </table:table-cell>
          <table:table-cell table:style-name="ce102" table:formula="of:=DEC2HEX(SUM(HEX2DEC([.W5]);1))" office:value-type="string" office:string-value="4B16" calcext:value-type="string">
            <text:p>4B16</text:p>
          </table:table-cell>
          <table:table-cell table:style-name="ce92" table:formula="of:=DEC2HEX(SUM(HEX2DEC([.X5]);1))" office:value-type="string" office:string-value="4B17" calcext:value-type="string">
            <text:p>4B17</text:p>
          </table:table-cell>
          <table:table-cell table:style-name="ce102" table:formula="of:=DEC2HEX(SUM(HEX2DEC([.Y5]);1))" office:value-type="string" office:string-value="4B18" calcext:value-type="string">
            <text:p>4B18</text:p>
          </table:table-cell>
          <table:table-cell table:style-name="ce92" table:formula="of:=DEC2HEX(SUM(HEX2DEC([.Z5]);1))" office:value-type="string" office:string-value="4B19" calcext:value-type="string">
            <text:p>4B19</text:p>
          </table:table-cell>
          <table:table-cell table:style-name="ce102" table:formula="of:=DEC2HEX(SUM(HEX2DEC([.AA5]);1))" office:value-type="string" office:string-value="4B1A" calcext:value-type="string">
            <text:p>4B1A</text:p>
          </table:table-cell>
          <table:table-cell table:style-name="ce92" table:formula="of:=DEC2HEX(SUM(HEX2DEC([.AB5]);1))" office:value-type="string" office:string-value="4B1B" calcext:value-type="string">
            <text:p>4B1B</text:p>
          </table:table-cell>
          <table:table-cell table:style-name="ce102" table:formula="of:=DEC2HEX(SUM(HEX2DEC([.AC5]);1))" office:value-type="string" office:string-value="4B1C" calcext:value-type="string">
            <text:p>4B1C</text:p>
          </table:table-cell>
          <table:table-cell table:style-name="ce92" table:formula="of:=DEC2HEX(SUM(HEX2DEC([.AD5]);1))" office:value-type="string" office:string-value="4B1D" calcext:value-type="string">
            <text:p>4B1D</text:p>
          </table:table-cell>
          <table:table-cell table:style-name="ce102" table:formula="of:=DEC2HEX(SUM(HEX2DEC([.AE5]);1))" office:value-type="string" office:string-value="4B1E" calcext:value-type="string">
            <text:p>4B1E</text:p>
          </table:table-cell>
          <table:table-cell table:style-name="ce92" table:formula="of:=DEC2HEX(SUM(HEX2DEC([.AF5]);1))" office:value-type="string" office:string-value="4B1F" calcext:value-type="string">
            <text:p>4B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1]);1))" office:value-type="string" office:string-value="4C00" calcext:value-type="string">
            <text:p>4C00</text:p>
          </table:table-cell>
          <table:table-cell table:style-name="ce92" table:formula="of:=DEC2HEX(SUM(HEX2DEC([.B6]);1))" office:value-type="string" office:string-value="4C01" calcext:value-type="string">
            <text:p>4C01</text:p>
          </table:table-cell>
          <table:table-cell table:style-name="ce94" table:formula="of:=DEC2HEX(SUM(HEX2DEC([.C6]);1))" office:value-type="string" office:string-value="4C02" calcext:value-type="string">
            <text:p>4C02</text:p>
          </table:table-cell>
          <table:table-cell table:style-name="ce92" table:formula="of:=DEC2HEX(SUM(HEX2DEC([.D6]);1))" office:value-type="string" office:string-value="4C03" calcext:value-type="string">
            <text:p>4C03</text:p>
          </table:table-cell>
          <table:table-cell table:style-name="ce102" table:formula="of:=DEC2HEX(SUM(HEX2DEC([.E6]);1))" office:value-type="string" office:string-value="4C04" calcext:value-type="string">
            <text:p>4C04</text:p>
          </table:table-cell>
          <table:table-cell table:style-name="ce92" table:formula="of:=DEC2HEX(SUM(HEX2DEC([.F6]);1))" office:value-type="string" office:string-value="4C05" calcext:value-type="string">
            <text:p>4C05</text:p>
          </table:table-cell>
          <table:table-cell table:style-name="ce102" table:formula="of:=DEC2HEX(SUM(HEX2DEC([.G6]);1))" office:value-type="string" office:string-value="4C06" calcext:value-type="string">
            <text:p>4C06</text:p>
          </table:table-cell>
          <table:table-cell table:style-name="ce92" table:formula="of:=DEC2HEX(SUM(HEX2DEC([.H6]);1))" office:value-type="string" office:string-value="4C07" calcext:value-type="string">
            <text:p>4C07</text:p>
          </table:table-cell>
          <table:table-cell table:style-name="ce102" table:formula="of:=DEC2HEX(SUM(HEX2DEC([.I6]);1))" office:value-type="string" office:string-value="4C08" calcext:value-type="string">
            <text:p>4C08</text:p>
          </table:table-cell>
          <table:table-cell table:style-name="ce92" table:formula="of:=DEC2HEX(SUM(HEX2DEC([.J6]);1))" office:value-type="string" office:string-value="4C09" calcext:value-type="string">
            <text:p>4C09</text:p>
          </table:table-cell>
          <table:table-cell table:style-name="ce102" table:formula="of:=DEC2HEX(SUM(HEX2DEC([.K6]);1))" office:value-type="string" office:string-value="4C0A" calcext:value-type="string">
            <text:p>4C0A</text:p>
          </table:table-cell>
          <table:table-cell table:style-name="ce92" table:formula="of:=DEC2HEX(SUM(HEX2DEC([.L6]);1))" office:value-type="string" office:string-value="4C0B" calcext:value-type="string">
            <text:p>4C0B</text:p>
          </table:table-cell>
          <table:table-cell table:style-name="ce102" table:formula="of:=DEC2HEX(SUM(HEX2DEC([.M6]);1))" office:value-type="string" office:string-value="4C0C" calcext:value-type="string">
            <text:p>4C0C</text:p>
          </table:table-cell>
          <table:table-cell table:style-name="ce92" table:formula="of:=DEC2HEX(SUM(HEX2DEC([.N6]);1))" office:value-type="string" office:string-value="4C0D" calcext:value-type="string">
            <text:p>4C0D</text:p>
          </table:table-cell>
          <table:table-cell table:style-name="ce102" table:formula="of:=DEC2HEX(SUM(HEX2DEC([.O6]);1))" office:value-type="string" office:string-value="4C0E" calcext:value-type="string">
            <text:p>4C0E</text:p>
          </table:table-cell>
          <table:table-cell table:style-name="ce92" table:formula="of:=DEC2HEX(SUM(HEX2DEC([.P6]);1))" office:value-type="string" office:string-value="4C0F" calcext:value-type="string">
            <text:p>4C0F</text:p>
          </table:table-cell>
          <table:table-cell table:style-name="ce102" table:formula="of:=DEC2HEX(SUM(HEX2DEC([.Q6]);1))" office:value-type="string" office:string-value="4C10" calcext:value-type="string">
            <text:p>4C10</text:p>
          </table:table-cell>
          <table:table-cell table:style-name="ce92" table:formula="of:=DEC2HEX(SUM(HEX2DEC([.R6]);1))" office:value-type="string" office:string-value="4C11" calcext:value-type="string">
            <text:p>4C11</text:p>
          </table:table-cell>
          <table:table-cell table:style-name="ce107" table:formula="of:=DEC2HEX(SUM(HEX2DEC([.S6]);1))" office:value-type="string" office:string-value="4C12" calcext:value-type="string">
            <text:p>4C12</text:p>
          </table:table-cell>
          <table:table-cell table:style-name="ce92" table:formula="of:=DEC2HEX(SUM(HEX2DEC([.T6]);1))" office:value-type="string" office:string-value="4C13" calcext:value-type="string">
            <text:p>4C13</text:p>
          </table:table-cell>
          <table:table-cell table:style-name="ce102" table:formula="of:=DEC2HEX(SUM(HEX2DEC([.U6]);1))" office:value-type="string" office:string-value="4C14" calcext:value-type="string">
            <text:p>4C14</text:p>
          </table:table-cell>
          <table:table-cell table:style-name="ce92" table:formula="of:=DEC2HEX(SUM(HEX2DEC([.V6]);1))" office:value-type="string" office:string-value="4C15" calcext:value-type="string">
            <text:p>4C15</text:p>
          </table:table-cell>
          <table:table-cell table:style-name="ce102" table:formula="of:=DEC2HEX(SUM(HEX2DEC([.W6]);1))" office:value-type="string" office:string-value="4C16" calcext:value-type="string">
            <text:p>4C16</text:p>
          </table:table-cell>
          <table:table-cell table:style-name="ce92" table:formula="of:=DEC2HEX(SUM(HEX2DEC([.X6]);1))" office:value-type="string" office:string-value="4C17" calcext:value-type="string">
            <text:p>4C17</text:p>
          </table:table-cell>
          <table:table-cell table:style-name="ce102" table:formula="of:=DEC2HEX(SUM(HEX2DEC([.Y6]);1))" office:value-type="string" office:string-value="4C18" calcext:value-type="string">
            <text:p>4C18</text:p>
          </table:table-cell>
          <table:table-cell table:style-name="ce92" table:formula="of:=DEC2HEX(SUM(HEX2DEC([.Z6]);1))" office:value-type="string" office:string-value="4C19" calcext:value-type="string">
            <text:p>4C19</text:p>
          </table:table-cell>
          <table:table-cell table:style-name="ce102" table:formula="of:=DEC2HEX(SUM(HEX2DEC([.AA6]);1))" office:value-type="string" office:string-value="4C1A" calcext:value-type="string">
            <text:p>4C1A</text:p>
          </table:table-cell>
          <table:table-cell table:style-name="ce92" table:formula="of:=DEC2HEX(SUM(HEX2DEC([.AB6]);1))" office:value-type="string" office:string-value="4C1B" calcext:value-type="string">
            <text:p>4C1B</text:p>
          </table:table-cell>
          <table:table-cell table:style-name="ce102" table:formula="of:=DEC2HEX(SUM(HEX2DEC([.AC6]);1))" office:value-type="string" office:string-value="4C1C" calcext:value-type="string">
            <text:p>4C1C</text:p>
          </table:table-cell>
          <table:table-cell table:style-name="ce92" table:formula="of:=DEC2HEX(SUM(HEX2DEC([.AD6]);1))" office:value-type="string" office:string-value="4C1D" calcext:value-type="string">
            <text:p>4C1D</text:p>
          </table:table-cell>
          <table:table-cell table:style-name="ce102" table:formula="of:=DEC2HEX(SUM(HEX2DEC([.AE6]);1))" office:value-type="string" office:string-value="4C1E" calcext:value-type="string">
            <text:p>4C1E</text:p>
          </table:table-cell>
          <table:table-cell table:style-name="ce92" table:formula="of:=DEC2HEX(SUM(HEX2DEC([.AF6]);1))" office:value-type="string" office:string-value="4C1F" calcext:value-type="string">
            <text:p>4C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2]);1))" office:value-type="string" office:string-value="4D00" calcext:value-type="string">
            <text:p>4D00</text:p>
          </table:table-cell>
          <table:table-cell table:style-name="ce92" table:formula="of:=DEC2HEX(SUM(HEX2DEC([.B7]);1))" office:value-type="string" office:string-value="4D01" calcext:value-type="string">
            <text:p>4D01</text:p>
          </table:table-cell>
          <table:table-cell table:style-name="ce94" table:formula="of:=DEC2HEX(SUM(HEX2DEC([.C7]);1))" office:value-type="string" office:string-value="4D02" calcext:value-type="string">
            <text:p>4D02</text:p>
          </table:table-cell>
          <table:table-cell table:style-name="ce92" table:formula="of:=DEC2HEX(SUM(HEX2DEC([.D7]);1))" office:value-type="string" office:string-value="4D03" calcext:value-type="string">
            <text:p>4D03</text:p>
          </table:table-cell>
          <table:table-cell table:style-name="ce102" table:formula="of:=DEC2HEX(SUM(HEX2DEC([.E7]);1))" office:value-type="string" office:string-value="4D04" calcext:value-type="string">
            <text:p>4D04</text:p>
          </table:table-cell>
          <table:table-cell table:style-name="ce92" table:formula="of:=DEC2HEX(SUM(HEX2DEC([.F7]);1))" office:value-type="string" office:string-value="4D05" calcext:value-type="string">
            <text:p>4D05</text:p>
          </table:table-cell>
          <table:table-cell table:style-name="ce102" table:formula="of:=DEC2HEX(SUM(HEX2DEC([.G7]);1))" office:value-type="string" office:string-value="4D06" calcext:value-type="string">
            <text:p>4D06</text:p>
          </table:table-cell>
          <table:table-cell table:style-name="ce92" table:formula="of:=DEC2HEX(SUM(HEX2DEC([.H7]);1))" office:value-type="string" office:string-value="4D07" calcext:value-type="string">
            <text:p>4D07</text:p>
          </table:table-cell>
          <table:table-cell table:style-name="ce102" table:formula="of:=DEC2HEX(SUM(HEX2DEC([.I7]);1))" office:value-type="string" office:string-value="4D08" calcext:value-type="string">
            <text:p>4D08</text:p>
          </table:table-cell>
          <table:table-cell table:style-name="ce92" table:formula="of:=DEC2HEX(SUM(HEX2DEC([.J7]);1))" office:value-type="string" office:string-value="4D09" calcext:value-type="string">
            <text:p>4D09</text:p>
          </table:table-cell>
          <table:table-cell table:style-name="ce102" table:formula="of:=DEC2HEX(SUM(HEX2DEC([.K7]);1))" office:value-type="string" office:string-value="4D0A" calcext:value-type="string">
            <text:p>4D0A</text:p>
          </table:table-cell>
          <table:table-cell table:style-name="ce92" table:formula="of:=DEC2HEX(SUM(HEX2DEC([.L7]);1))" office:value-type="string" office:string-value="4D0B" calcext:value-type="string">
            <text:p>4D0B</text:p>
          </table:table-cell>
          <table:table-cell table:style-name="ce102" table:formula="of:=DEC2HEX(SUM(HEX2DEC([.M7]);1))" office:value-type="string" office:string-value="4D0C" calcext:value-type="string">
            <text:p>4D0C</text:p>
          </table:table-cell>
          <table:table-cell table:style-name="ce92" table:formula="of:=DEC2HEX(SUM(HEX2DEC([.N7]);1))" office:value-type="string" office:string-value="4D0D" calcext:value-type="string">
            <text:p>4D0D</text:p>
          </table:table-cell>
          <table:table-cell table:style-name="ce102" table:formula="of:=DEC2HEX(SUM(HEX2DEC([.O7]);1))" office:value-type="string" office:string-value="4D0E" calcext:value-type="string">
            <text:p>4D0E</text:p>
          </table:table-cell>
          <table:table-cell table:style-name="ce92" table:formula="of:=DEC2HEX(SUM(HEX2DEC([.P7]);1))" office:value-type="string" office:string-value="4D0F" calcext:value-type="string">
            <text:p>4D0F</text:p>
          </table:table-cell>
          <table:table-cell table:style-name="ce102" table:formula="of:=DEC2HEX(SUM(HEX2DEC([.Q7]);1))" office:value-type="string" office:string-value="4D10" calcext:value-type="string">
            <text:p>4D10</text:p>
          </table:table-cell>
          <table:table-cell table:style-name="ce92" table:formula="of:=DEC2HEX(SUM(HEX2DEC([.R7]);1))" office:value-type="string" office:string-value="4D11" calcext:value-type="string">
            <text:p>4D11</text:p>
          </table:table-cell>
          <table:table-cell table:style-name="ce107" table:formula="of:=DEC2HEX(SUM(HEX2DEC([.S7]);1))" office:value-type="string" office:string-value="4D12" calcext:value-type="string">
            <text:p>4D12</text:p>
          </table:table-cell>
          <table:table-cell table:style-name="ce92" table:formula="of:=DEC2HEX(SUM(HEX2DEC([.T7]);1))" office:value-type="string" office:string-value="4D13" calcext:value-type="string">
            <text:p>4D13</text:p>
          </table:table-cell>
          <table:table-cell table:style-name="ce102" table:formula="of:=DEC2HEX(SUM(HEX2DEC([.U7]);1))" office:value-type="string" office:string-value="4D14" calcext:value-type="string">
            <text:p>4D14</text:p>
          </table:table-cell>
          <table:table-cell table:style-name="ce92" table:formula="of:=DEC2HEX(SUM(HEX2DEC([.V7]);1))" office:value-type="string" office:string-value="4D15" calcext:value-type="string">
            <text:p>4D15</text:p>
          </table:table-cell>
          <table:table-cell table:style-name="ce102" table:formula="of:=DEC2HEX(SUM(HEX2DEC([.W7]);1))" office:value-type="string" office:string-value="4D16" calcext:value-type="string">
            <text:p>4D16</text:p>
          </table:table-cell>
          <table:table-cell table:style-name="ce92" table:formula="of:=DEC2HEX(SUM(HEX2DEC([.X7]);1))" office:value-type="string" office:string-value="4D17" calcext:value-type="string">
            <text:p>4D17</text:p>
          </table:table-cell>
          <table:table-cell table:style-name="ce102" table:formula="of:=DEC2HEX(SUM(HEX2DEC([.Y7]);1))" office:value-type="string" office:string-value="4D18" calcext:value-type="string">
            <text:p>4D18</text:p>
          </table:table-cell>
          <table:table-cell table:style-name="ce92" table:formula="of:=DEC2HEX(SUM(HEX2DEC([.Z7]);1))" office:value-type="string" office:string-value="4D19" calcext:value-type="string">
            <text:p>4D19</text:p>
          </table:table-cell>
          <table:table-cell table:style-name="ce102" table:formula="of:=DEC2HEX(SUM(HEX2DEC([.AA7]);1))" office:value-type="string" office:string-value="4D1A" calcext:value-type="string">
            <text:p>4D1A</text:p>
          </table:table-cell>
          <table:table-cell table:style-name="ce92" table:formula="of:=DEC2HEX(SUM(HEX2DEC([.AB7]);1))" office:value-type="string" office:string-value="4D1B" calcext:value-type="string">
            <text:p>4D1B</text:p>
          </table:table-cell>
          <table:table-cell table:style-name="ce102" table:formula="of:=DEC2HEX(SUM(HEX2DEC([.AC7]);1))" office:value-type="string" office:string-value="4D1C" calcext:value-type="string">
            <text:p>4D1C</text:p>
          </table:table-cell>
          <table:table-cell table:style-name="ce92" table:formula="of:=DEC2HEX(SUM(HEX2DEC([.AD7]);1))" office:value-type="string" office:string-value="4D1D" calcext:value-type="string">
            <text:p>4D1D</text:p>
          </table:table-cell>
          <table:table-cell table:style-name="ce102" table:formula="of:=DEC2HEX(SUM(HEX2DEC([.AE7]);1))" office:value-type="string" office:string-value="4D1E" calcext:value-type="string">
            <text:p>4D1E</text:p>
          </table:table-cell>
          <table:table-cell table:style-name="ce92" table:formula="of:=DEC2HEX(SUM(HEX2DEC([.AF7]);1))" office:value-type="string" office:string-value="4D1F" calcext:value-type="string">
            <text:p>4D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3]);1))" office:value-type="string" office:string-value="4E00" calcext:value-type="string">
            <text:p>4E00</text:p>
          </table:table-cell>
          <table:table-cell table:style-name="ce92" table:formula="of:=DEC2HEX(SUM(HEX2DEC([.B8]);1))" office:value-type="string" office:string-value="4E01" calcext:value-type="string">
            <text:p>4E01</text:p>
          </table:table-cell>
          <table:table-cell table:style-name="ce94" table:formula="of:=DEC2HEX(SUM(HEX2DEC([.C8]);1))" office:value-type="string" office:string-value="4E02" calcext:value-type="string">
            <text:p>4E02</text:p>
          </table:table-cell>
          <table:table-cell table:style-name="ce92" table:formula="of:=DEC2HEX(SUM(HEX2DEC([.D8]);1))" office:value-type="string" office:string-value="4E03" calcext:value-type="string">
            <text:p>4E03</text:p>
          </table:table-cell>
          <table:table-cell table:style-name="ce102" table:formula="of:=DEC2HEX(SUM(HEX2DEC([.E8]);1))" office:value-type="string" office:string-value="4E04" calcext:value-type="string">
            <text:p>4E04</text:p>
          </table:table-cell>
          <table:table-cell table:style-name="ce92" table:formula="of:=DEC2HEX(SUM(HEX2DEC([.F8]);1))" office:value-type="string" office:string-value="4E05" calcext:value-type="string">
            <text:p>4E05</text:p>
          </table:table-cell>
          <table:table-cell table:style-name="ce102" table:formula="of:=DEC2HEX(SUM(HEX2DEC([.G8]);1))" office:value-type="string" office:string-value="4E06" calcext:value-type="string">
            <text:p>4E06</text:p>
          </table:table-cell>
          <table:table-cell table:style-name="ce92" table:formula="of:=DEC2HEX(SUM(HEX2DEC([.H8]);1))" office:value-type="string" office:string-value="4E07" calcext:value-type="string">
            <text:p>4E07</text:p>
          </table:table-cell>
          <table:table-cell table:style-name="ce102" table:formula="of:=DEC2HEX(SUM(HEX2DEC([.I8]);1))" office:value-type="string" office:string-value="4E08" calcext:value-type="string">
            <text:p>4E08</text:p>
          </table:table-cell>
          <table:table-cell table:style-name="ce92" table:formula="of:=DEC2HEX(SUM(HEX2DEC([.J8]);1))" office:value-type="string" office:string-value="4E09" calcext:value-type="string">
            <text:p>4E09</text:p>
          </table:table-cell>
          <table:table-cell table:style-name="ce102" table:formula="of:=DEC2HEX(SUM(HEX2DEC([.K8]);1))" office:value-type="string" office:string-value="4E0A" calcext:value-type="string">
            <text:p>4E0A</text:p>
          </table:table-cell>
          <table:table-cell table:style-name="ce92" table:formula="of:=DEC2HEX(SUM(HEX2DEC([.L8]);1))" office:value-type="string" office:string-value="4E0B" calcext:value-type="string">
            <text:p>4E0B</text:p>
          </table:table-cell>
          <table:table-cell table:style-name="ce102" table:formula="of:=DEC2HEX(SUM(HEX2DEC([.M8]);1))" office:value-type="string" office:string-value="4E0C" calcext:value-type="string">
            <text:p>4E0C</text:p>
          </table:table-cell>
          <table:table-cell table:style-name="ce92" table:formula="of:=DEC2HEX(SUM(HEX2DEC([.N8]);1))" office:value-type="string" office:string-value="4E0D" calcext:value-type="string">
            <text:p>4E0D</text:p>
          </table:table-cell>
          <table:table-cell table:style-name="ce102" table:formula="of:=DEC2HEX(SUM(HEX2DEC([.O8]);1))" office:value-type="string" office:string-value="4E0E" calcext:value-type="string">
            <text:p>4E0E</text:p>
          </table:table-cell>
          <table:table-cell table:style-name="ce92" table:formula="of:=DEC2HEX(SUM(HEX2DEC([.P8]);1))" office:value-type="string" office:string-value="4E0F" calcext:value-type="string">
            <text:p>4E0F</text:p>
          </table:table-cell>
          <table:table-cell table:style-name="ce102" table:formula="of:=DEC2HEX(SUM(HEX2DEC([.Q8]);1))" office:value-type="string" office:string-value="4E10" calcext:value-type="string">
            <text:p>4E10</text:p>
          </table:table-cell>
          <table:table-cell table:style-name="ce92" table:formula="of:=DEC2HEX(SUM(HEX2DEC([.R8]);1))" office:value-type="string" office:string-value="4E11" calcext:value-type="string">
            <text:p>4E11</text:p>
          </table:table-cell>
          <table:table-cell table:style-name="ce107" table:formula="of:=DEC2HEX(SUM(HEX2DEC([.S8]);1))" office:value-type="string" office:string-value="4E12" calcext:value-type="string">
            <text:p>4E12</text:p>
          </table:table-cell>
          <table:table-cell table:style-name="ce92" table:formula="of:=DEC2HEX(SUM(HEX2DEC([.T8]);1))" office:value-type="string" office:string-value="4E13" calcext:value-type="string">
            <text:p>4E13</text:p>
          </table:table-cell>
          <table:table-cell table:style-name="ce102" table:formula="of:=DEC2HEX(SUM(HEX2DEC([.U8]);1))" office:value-type="string" office:string-value="4E14" calcext:value-type="string">
            <text:p>4E14</text:p>
          </table:table-cell>
          <table:table-cell table:style-name="ce92" table:formula="of:=DEC2HEX(SUM(HEX2DEC([.V8]);1))" office:value-type="string" office:string-value="4E15" calcext:value-type="string">
            <text:p>4E15</text:p>
          </table:table-cell>
          <table:table-cell table:style-name="ce102" table:formula="of:=DEC2HEX(SUM(HEX2DEC([.W8]);1))" office:value-type="string" office:string-value="4E16" calcext:value-type="string">
            <text:p>4E16</text:p>
          </table:table-cell>
          <table:table-cell table:style-name="ce92" table:formula="of:=DEC2HEX(SUM(HEX2DEC([.X8]);1))" office:value-type="string" office:string-value="4E17" calcext:value-type="string">
            <text:p>4E17</text:p>
          </table:table-cell>
          <table:table-cell table:style-name="ce102" table:formula="of:=DEC2HEX(SUM(HEX2DEC([.Y8]);1))" office:value-type="string" office:string-value="4E18" calcext:value-type="string">
            <text:p>4E18</text:p>
          </table:table-cell>
          <table:table-cell table:style-name="ce92" table:formula="of:=DEC2HEX(SUM(HEX2DEC([.Z8]);1))" office:value-type="string" office:string-value="4E19" calcext:value-type="string">
            <text:p>4E19</text:p>
          </table:table-cell>
          <table:table-cell table:style-name="ce102" table:formula="of:=DEC2HEX(SUM(HEX2DEC([.AA8]);1))" office:value-type="string" office:string-value="4E1A" calcext:value-type="string">
            <text:p>4E1A</text:p>
          </table:table-cell>
          <table:table-cell table:style-name="ce92" table:formula="of:=DEC2HEX(SUM(HEX2DEC([.AB8]);1))" office:value-type="string" office:string-value="4E1B" calcext:value-type="string">
            <text:p>4E1B</text:p>
          </table:table-cell>
          <table:table-cell table:style-name="ce102" table:formula="of:=DEC2HEX(SUM(HEX2DEC([.AC8]);1))" office:value-type="string" office:string-value="4E1C" calcext:value-type="string">
            <text:p>4E1C</text:p>
          </table:table-cell>
          <table:table-cell table:style-name="ce92" table:formula="of:=DEC2HEX(SUM(HEX2DEC([.AD8]);1))" office:value-type="string" office:string-value="4E1D" calcext:value-type="string">
            <text:p>4E1D</text:p>
          </table:table-cell>
          <table:table-cell table:style-name="ce102" table:formula="of:=DEC2HEX(SUM(HEX2DEC([.AE8]);1))" office:value-type="string" office:string-value="4E1E" calcext:value-type="string">
            <text:p>4E1E</text:p>
          </table:table-cell>
          <table:table-cell table:style-name="ce92" table:formula="of:=DEC2HEX(SUM(HEX2DEC([.AF8]);1))" office:value-type="string" office:string-value="4E1F" calcext:value-type="string">
            <text:p>4E1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0" table:formula="of:=DEC2HEX(SUM(HEX2DEC([.AG64]);1))" office:value-type="string" office:string-value="4F00" calcext:value-type="string">
            <text:p>4F00</text:p>
          </table:table-cell>
          <table:table-cell table:style-name="ce93" table:formula="of:=DEC2HEX(SUM(HEX2DEC([.B9]);1))" office:value-type="string" office:string-value="4F01" calcext:value-type="string">
            <text:p>4F01</text:p>
          </table:table-cell>
          <table:table-cell table:style-name="ce96" table:formula="of:=DEC2HEX(SUM(HEX2DEC([.C9]);1))" office:value-type="string" office:string-value="4F02" calcext:value-type="string">
            <text:p>4F02</text:p>
          </table:table-cell>
          <table:table-cell table:style-name="ce93" table:formula="of:=DEC2HEX(SUM(HEX2DEC([.D9]);1))" office:value-type="string" office:string-value="4F03" calcext:value-type="string">
            <text:p>4F03</text:p>
          </table:table-cell>
          <table:table-cell table:style-name="ce103" table:formula="of:=DEC2HEX(SUM(HEX2DEC([.E9]);1))" office:value-type="string" office:string-value="4F04" calcext:value-type="string">
            <text:p>4F04</text:p>
          </table:table-cell>
          <table:table-cell table:style-name="ce93" table:formula="of:=DEC2HEX(SUM(HEX2DEC([.F9]);1))" office:value-type="string" office:string-value="4F05" calcext:value-type="string">
            <text:p>4F05</text:p>
          </table:table-cell>
          <table:table-cell table:style-name="ce103" table:formula="of:=DEC2HEX(SUM(HEX2DEC([.G9]);1))" office:value-type="string" office:string-value="4F06" calcext:value-type="string">
            <text:p>4F06</text:p>
          </table:table-cell>
          <table:table-cell table:style-name="ce93" table:formula="of:=DEC2HEX(SUM(HEX2DEC([.H9]);1))" office:value-type="string" office:string-value="4F07" calcext:value-type="string">
            <text:p>4F07</text:p>
          </table:table-cell>
          <table:table-cell table:style-name="ce103" table:formula="of:=DEC2HEX(SUM(HEX2DEC([.I9]);1))" office:value-type="string" office:string-value="4F08" calcext:value-type="string">
            <text:p>4F08</text:p>
          </table:table-cell>
          <table:table-cell table:style-name="ce93" table:formula="of:=DEC2HEX(SUM(HEX2DEC([.J9]);1))" office:value-type="string" office:string-value="4F09" calcext:value-type="string">
            <text:p>4F09</text:p>
          </table:table-cell>
          <table:table-cell table:style-name="ce103" table:formula="of:=DEC2HEX(SUM(HEX2DEC([.K9]);1))" office:value-type="string" office:string-value="4F0A" calcext:value-type="string">
            <text:p>4F0A</text:p>
          </table:table-cell>
          <table:table-cell table:style-name="ce93" table:formula="of:=DEC2HEX(SUM(HEX2DEC([.L9]);1))" office:value-type="string" office:string-value="4F0B" calcext:value-type="string">
            <text:p>4F0B</text:p>
          </table:table-cell>
          <table:table-cell table:style-name="ce103" table:formula="of:=DEC2HEX(SUM(HEX2DEC([.M9]);1))" office:value-type="string" office:string-value="4F0C" calcext:value-type="string">
            <text:p>4F0C</text:p>
          </table:table-cell>
          <table:table-cell table:style-name="ce93" table:formula="of:=DEC2HEX(SUM(HEX2DEC([.N9]);1))" office:value-type="string" office:string-value="4F0D" calcext:value-type="string">
            <text:p>4F0D</text:p>
          </table:table-cell>
          <table:table-cell table:style-name="ce103" table:formula="of:=DEC2HEX(SUM(HEX2DEC([.O9]);1))" office:value-type="string" office:string-value="4F0E" calcext:value-type="string">
            <text:p>4F0E</text:p>
          </table:table-cell>
          <table:table-cell table:style-name="ce93" table:formula="of:=DEC2HEX(SUM(HEX2DEC([.P9]);1))" office:value-type="string" office:string-value="4F0F" calcext:value-type="string">
            <text:p>4F0F</text:p>
          </table:table-cell>
          <table:table-cell table:style-name="ce103" table:formula="of:=DEC2HEX(SUM(HEX2DEC([.Q9]);1))" office:value-type="string" office:string-value="4F10" calcext:value-type="string">
            <text:p>4F10</text:p>
          </table:table-cell>
          <table:table-cell table:style-name="ce93" table:formula="of:=DEC2HEX(SUM(HEX2DEC([.R9]);1))" office:value-type="string" office:string-value="4F11" calcext:value-type="string">
            <text:p>4F11</text:p>
          </table:table-cell>
          <table:table-cell table:style-name="ce108" table:formula="of:=DEC2HEX(SUM(HEX2DEC([.S9]);1))" office:value-type="string" office:string-value="4F12" calcext:value-type="string">
            <text:p>4F12</text:p>
          </table:table-cell>
          <table:table-cell table:style-name="ce93" table:formula="of:=DEC2HEX(SUM(HEX2DEC([.T9]);1))" office:value-type="string" office:string-value="4F13" calcext:value-type="string">
            <text:p>4F13</text:p>
          </table:table-cell>
          <table:table-cell table:style-name="ce103" table:formula="of:=DEC2HEX(SUM(HEX2DEC([.U9]);1))" office:value-type="string" office:string-value="4F14" calcext:value-type="string">
            <text:p>4F14</text:p>
          </table:table-cell>
          <table:table-cell table:style-name="ce93" table:formula="of:=DEC2HEX(SUM(HEX2DEC([.V9]);1))" office:value-type="string" office:string-value="4F15" calcext:value-type="string">
            <text:p>4F15</text:p>
          </table:table-cell>
          <table:table-cell table:style-name="ce103" table:formula="of:=DEC2HEX(SUM(HEX2DEC([.W9]);1))" office:value-type="string" office:string-value="4F16" calcext:value-type="string">
            <text:p>4F16</text:p>
          </table:table-cell>
          <table:table-cell table:style-name="ce93" table:formula="of:=DEC2HEX(SUM(HEX2DEC([.X9]);1))" office:value-type="string" office:string-value="4F17" calcext:value-type="string">
            <text:p>4F17</text:p>
          </table:table-cell>
          <table:table-cell table:style-name="ce103" table:formula="of:=DEC2HEX(SUM(HEX2DEC([.Y9]);1))" office:value-type="string" office:string-value="4F18" calcext:value-type="string">
            <text:p>4F18</text:p>
          </table:table-cell>
          <table:table-cell table:style-name="ce93" table:formula="of:=DEC2HEX(SUM(HEX2DEC([.Z9]);1))" office:value-type="string" office:string-value="4F19" calcext:value-type="string">
            <text:p>4F19</text:p>
          </table:table-cell>
          <table:table-cell table:style-name="ce103" table:formula="of:=DEC2HEX(SUM(HEX2DEC([.AA9]);1))" office:value-type="string" office:string-value="4F1A" calcext:value-type="string">
            <text:p>4F1A</text:p>
          </table:table-cell>
          <table:table-cell table:style-name="ce93" table:formula="of:=DEC2HEX(SUM(HEX2DEC([.AB9]);1))" office:value-type="string" office:string-value="4F1B" calcext:value-type="string">
            <text:p>4F1B</text:p>
          </table:table-cell>
          <table:table-cell table:style-name="ce102" table:formula="of:=DEC2HEX(SUM(HEX2DEC([.AC9]);1))" office:value-type="string" office:string-value="4F1C" calcext:value-type="string">
            <text:p>4F1C</text:p>
          </table:table-cell>
          <table:table-cell table:style-name="ce92" table:formula="of:=DEC2HEX(SUM(HEX2DEC([.AD9]);1))" office:value-type="string" office:string-value="4F1D" calcext:value-type="string">
            <text:p>4F1D</text:p>
          </table:table-cell>
          <table:table-cell table:style-name="ce102" table:formula="of:=DEC2HEX(SUM(HEX2DEC([.AE9]);1))" office:value-type="string" office:string-value="4F1E" calcext:value-type="string">
            <text:p>4F1E</text:p>
          </table:table-cell>
          <table:table-cell table:style-name="ce92" table:formula="of:=DEC2HEX(SUM(HEX2DEC([.AF9]);1))" office:value-type="string" office:string-value="4F1F" calcext:value-type="string">
            <text:p>4F1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9</text:p>
            <text:p>Pixel</text:p>
            <text:p>72-79</text:p>
            <text:p>$48-$4F</text:p>
          </table:table-cell>
          <table:table-cell table:style-name="ce91" table:formula="of:=DEC2HEX(SUM(HEX2DEC([.AG2]);1))" office:value-type="string" office:string-value="4820" calcext:value-type="string">
            <text:p>4820</text:p>
          </table:table-cell>
          <table:table-cell table:style-name="ce95" table:formula="of:=DEC2HEX(SUM(HEX2DEC([.B10]);1))" office:value-type="string" office:string-value="4821" calcext:value-type="string">
            <text:p>4821</text:p>
          </table:table-cell>
          <table:table-cell table:style-name="ce91" table:formula="of:=DEC2HEX(SUM(HEX2DEC([.C10]);1))" office:value-type="string" office:string-value="4822" calcext:value-type="string">
            <text:p>4822</text:p>
          </table:table-cell>
          <table:table-cell table:style-name="ce95" table:formula="of:=DEC2HEX(SUM(HEX2DEC([.D10]);1))" office:value-type="string" office:string-value="4823" calcext:value-type="string">
            <text:p>4823</text:p>
          </table:table-cell>
          <table:table-cell table:style-name="ce99" table:formula="of:=DEC2HEX(SUM(HEX2DEC([.E10]);1))" office:value-type="string" office:string-value="4824" calcext:value-type="string">
            <text:p>4824</text:p>
          </table:table-cell>
          <table:table-cell table:style-name="ce95" table:formula="of:=DEC2HEX(SUM(HEX2DEC([.F10]);1))" office:value-type="string" office:string-value="4825" calcext:value-type="string">
            <text:p>4825</text:p>
          </table:table-cell>
          <table:table-cell table:style-name="ce99" table:formula="of:=DEC2HEX(SUM(HEX2DEC([.G10]);1))" office:value-type="string" office:string-value="4826" calcext:value-type="string">
            <text:p>4826</text:p>
          </table:table-cell>
          <table:table-cell table:style-name="ce95" table:formula="of:=DEC2HEX(SUM(HEX2DEC([.H10]);1))" office:value-type="string" office:string-value="4827" calcext:value-type="string">
            <text:p>4827</text:p>
          </table:table-cell>
          <table:table-cell table:style-name="ce99" table:formula="of:=DEC2HEX(SUM(HEX2DEC([.I10]);1))" office:value-type="string" office:string-value="4828" calcext:value-type="string">
            <text:p>4828</text:p>
          </table:table-cell>
          <table:table-cell table:style-name="ce95" table:formula="of:=DEC2HEX(SUM(HEX2DEC([.J10]);1))" office:value-type="string" office:string-value="4829" calcext:value-type="string">
            <text:p>4829</text:p>
          </table:table-cell>
          <table:table-cell table:style-name="ce99" table:formula="of:=DEC2HEX(SUM(HEX2DEC([.K10]);1))" office:value-type="string" office:string-value="482A" calcext:value-type="string">
            <text:p>482A</text:p>
          </table:table-cell>
          <table:table-cell table:style-name="ce95" table:formula="of:=DEC2HEX(SUM(HEX2DEC([.L10]);1))" office:value-type="string" office:string-value="482B" calcext:value-type="string">
            <text:p>482B</text:p>
          </table:table-cell>
          <table:table-cell table:style-name="ce99" table:formula="of:=DEC2HEX(SUM(HEX2DEC([.M10]);1))" office:value-type="string" office:string-value="482C" calcext:value-type="string">
            <text:p>482C</text:p>
          </table:table-cell>
          <table:table-cell table:style-name="ce95" table:formula="of:=DEC2HEX(SUM(HEX2DEC([.N10]);1))" office:value-type="string" office:string-value="482D" calcext:value-type="string">
            <text:p>482D</text:p>
          </table:table-cell>
          <table:table-cell table:style-name="ce99" table:formula="of:=DEC2HEX(SUM(HEX2DEC([.O10]);1))" office:value-type="string" office:string-value="482E" calcext:value-type="string">
            <text:p>482E</text:p>
          </table:table-cell>
          <table:table-cell table:style-name="ce95" table:formula="of:=DEC2HEX(SUM(HEX2DEC([.P10]);1))" office:value-type="string" office:string-value="482F" calcext:value-type="string">
            <text:p>482F</text:p>
          </table:table-cell>
          <table:table-cell table:style-name="ce99" table:formula="of:=DEC2HEX(SUM(HEX2DEC([.Q10]);1))" office:value-type="string" office:string-value="4830" calcext:value-type="string">
            <text:p>4830</text:p>
          </table:table-cell>
          <table:table-cell table:style-name="ce95" table:formula="of:=DEC2HEX(SUM(HEX2DEC([.R10]);1))" office:value-type="string" office:string-value="4831" calcext:value-type="string">
            <text:p>4831</text:p>
          </table:table-cell>
          <table:table-cell table:style-name="ce87" table:formula="of:=DEC2HEX(SUM(HEX2DEC([.S10]);1))" office:value-type="string" office:string-value="4832" calcext:value-type="string">
            <text:p>4832</text:p>
          </table:table-cell>
          <table:table-cell table:style-name="ce94" table:formula="of:=DEC2HEX(SUM(HEX2DEC([.T10]);1))" office:value-type="string" office:string-value="4833" calcext:value-type="string">
            <text:p>4833</text:p>
          </table:table-cell>
          <table:table-cell table:style-name="ce87" table:formula="of:=DEC2HEX(SUM(HEX2DEC([.U10]);1))" office:value-type="string" office:string-value="4834" calcext:value-type="string">
            <text:p>4834</text:p>
          </table:table-cell>
          <table:table-cell table:style-name="ce94" table:formula="of:=DEC2HEX(SUM(HEX2DEC([.V10]);1))" office:value-type="string" office:string-value="4835" calcext:value-type="string">
            <text:p>4835</text:p>
          </table:table-cell>
          <table:table-cell table:style-name="ce87" table:formula="of:=DEC2HEX(SUM(HEX2DEC([.W10]);1))" office:value-type="string" office:string-value="4836" calcext:value-type="string">
            <text:p>4836</text:p>
          </table:table-cell>
          <table:table-cell table:style-name="ce94" table:formula="of:=DEC2HEX(SUM(HEX2DEC([.X10]);1))" office:value-type="string" office:string-value="4837" calcext:value-type="string">
            <text:p>4837</text:p>
          </table:table-cell>
          <table:table-cell table:style-name="ce87" table:formula="of:=DEC2HEX(SUM(HEX2DEC([.Y10]);1))" office:value-type="string" office:string-value="4838" calcext:value-type="string">
            <text:p>4838</text:p>
          </table:table-cell>
          <table:table-cell table:style-name="ce94" table:formula="of:=DEC2HEX(SUM(HEX2DEC([.Z10]);1))" office:value-type="string" office:string-value="4839" calcext:value-type="string">
            <text:p>4839</text:p>
          </table:table-cell>
          <table:table-cell table:style-name="ce87" table:formula="of:=DEC2HEX(SUM(HEX2DEC([.AA10]);1))" office:value-type="string" office:string-value="483A" calcext:value-type="string">
            <text:p>483A</text:p>
          </table:table-cell>
          <table:table-cell table:style-name="ce94" table:formula="of:=DEC2HEX(SUM(HEX2DEC([.AB10]);1))" office:value-type="string" office:string-value="483B" calcext:value-type="string">
            <text:p>483B</text:p>
          </table:table-cell>
          <table:table-cell table:style-name="ce99" table:formula="of:=DEC2HEX(SUM(HEX2DEC([.AC10]);1))" office:value-type="string" office:string-value="483C" calcext:value-type="string">
            <text:p>483C</text:p>
          </table:table-cell>
          <table:table-cell table:style-name="ce95" table:formula="of:=DEC2HEX(SUM(HEX2DEC([.AD10]);1))" office:value-type="string" office:string-value="483D" calcext:value-type="string">
            <text:p>483D</text:p>
          </table:table-cell>
          <table:table-cell table:style-name="ce99" table:formula="of:=DEC2HEX(SUM(HEX2DEC([.AE10]);1))" office:value-type="string" office:string-value="483E" calcext:value-type="string">
            <text:p>483E</text:p>
          </table:table-cell>
          <table:table-cell table:style-name="ce95" table:formula="of:=DEC2HEX(SUM(HEX2DEC([.AF10]);1))" office:value-type="string" office:string-value="483F" calcext:value-type="string">
            <text:p>48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3]);1))" office:value-type="string" office:string-value="4920" calcext:value-type="string">
            <text:p>4920</text:p>
          </table:table-cell>
          <table:table-cell table:style-name="ce94" table:formula="of:=DEC2HEX(SUM(HEX2DEC([.B11]);1))" office:value-type="string" office:string-value="4921" calcext:value-type="string">
            <text:p>4921</text:p>
          </table:table-cell>
          <table:table-cell table:style-name="ce92" table:formula="of:=DEC2HEX(SUM(HEX2DEC([.C11]);1))" office:value-type="string" office:string-value="4922" calcext:value-type="string">
            <text:p>4922</text:p>
          </table:table-cell>
          <table:table-cell table:style-name="ce94" table:formula="of:=DEC2HEX(SUM(HEX2DEC([.D11]);1))" office:value-type="string" office:string-value="4923" calcext:value-type="string">
            <text:p>4923</text:p>
          </table:table-cell>
          <table:table-cell table:style-name="ce87" table:formula="of:=DEC2HEX(SUM(HEX2DEC([.E11]);1))" office:value-type="string" office:string-value="4924" calcext:value-type="string">
            <text:p>4924</text:p>
          </table:table-cell>
          <table:table-cell table:style-name="ce94" table:formula="of:=DEC2HEX(SUM(HEX2DEC([.F11]);1))" office:value-type="string" office:string-value="4925" calcext:value-type="string">
            <text:p>4925</text:p>
          </table:table-cell>
          <table:table-cell table:style-name="ce87" table:formula="of:=DEC2HEX(SUM(HEX2DEC([.G11]);1))" office:value-type="string" office:string-value="4926" calcext:value-type="string">
            <text:p>4926</text:p>
          </table:table-cell>
          <table:table-cell table:style-name="ce94" table:formula="of:=DEC2HEX(SUM(HEX2DEC([.H11]);1))" office:value-type="string" office:string-value="4927" calcext:value-type="string">
            <text:p>4927</text:p>
          </table:table-cell>
          <table:table-cell table:style-name="ce87" table:formula="of:=DEC2HEX(SUM(HEX2DEC([.I11]);1))" office:value-type="string" office:string-value="4928" calcext:value-type="string">
            <text:p>4928</text:p>
          </table:table-cell>
          <table:table-cell table:style-name="ce94" table:formula="of:=DEC2HEX(SUM(HEX2DEC([.J11]);1))" office:value-type="string" office:string-value="4929" calcext:value-type="string">
            <text:p>4929</text:p>
          </table:table-cell>
          <table:table-cell table:style-name="ce87" table:formula="of:=DEC2HEX(SUM(HEX2DEC([.K11]);1))" office:value-type="string" office:string-value="492A" calcext:value-type="string">
            <text:p>492A</text:p>
          </table:table-cell>
          <table:table-cell table:style-name="ce94" table:formula="of:=DEC2HEX(SUM(HEX2DEC([.L11]);1))" office:value-type="string" office:string-value="492B" calcext:value-type="string">
            <text:p>492B</text:p>
          </table:table-cell>
          <table:table-cell table:style-name="ce87" table:formula="of:=DEC2HEX(SUM(HEX2DEC([.M11]);1))" office:value-type="string" office:string-value="492C" calcext:value-type="string">
            <text:p>492C</text:p>
          </table:table-cell>
          <table:table-cell table:style-name="ce94" table:formula="of:=DEC2HEX(SUM(HEX2DEC([.N11]);1))" office:value-type="string" office:string-value="492D" calcext:value-type="string">
            <text:p>492D</text:p>
          </table:table-cell>
          <table:table-cell table:style-name="ce87" table:formula="of:=DEC2HEX(SUM(HEX2DEC([.O11]);1))" office:value-type="string" office:string-value="492E" calcext:value-type="string">
            <text:p>492E</text:p>
          </table:table-cell>
          <table:table-cell table:style-name="ce94" table:formula="of:=DEC2HEX(SUM(HEX2DEC([.P11]);1))" office:value-type="string" office:string-value="492F" calcext:value-type="string">
            <text:p>492F</text:p>
          </table:table-cell>
          <table:table-cell table:style-name="ce87" table:formula="of:=DEC2HEX(SUM(HEX2DEC([.Q11]);1))" office:value-type="string" office:string-value="4930" calcext:value-type="string">
            <text:p>4930</text:p>
          </table:table-cell>
          <table:table-cell table:style-name="ce94" table:formula="of:=DEC2HEX(SUM(HEX2DEC([.R11]);1))" office:value-type="string" office:string-value="4931" calcext:value-type="string">
            <text:p>4931</text:p>
          </table:table-cell>
          <table:table-cell table:style-name="ce87" table:formula="of:=DEC2HEX(SUM(HEX2DEC([.S11]);1))" office:value-type="string" office:string-value="4932" calcext:value-type="string">
            <text:p>4932</text:p>
          </table:table-cell>
          <table:table-cell table:style-name="ce94" table:formula="of:=DEC2HEX(SUM(HEX2DEC([.T11]);1))" office:value-type="string" office:string-value="4933" calcext:value-type="string">
            <text:p>4933</text:p>
          </table:table-cell>
          <table:table-cell table:style-name="ce87" table:formula="of:=DEC2HEX(SUM(HEX2DEC([.U11]);1))" office:value-type="string" office:string-value="4934" calcext:value-type="string">
            <text:p>4934</text:p>
          </table:table-cell>
          <table:table-cell table:style-name="ce94" table:formula="of:=DEC2HEX(SUM(HEX2DEC([.V11]);1))" office:value-type="string" office:string-value="4935" calcext:value-type="string">
            <text:p>4935</text:p>
          </table:table-cell>
          <table:table-cell table:style-name="ce87" table:formula="of:=DEC2HEX(SUM(HEX2DEC([.W11]);1))" office:value-type="string" office:string-value="4936" calcext:value-type="string">
            <text:p>4936</text:p>
          </table:table-cell>
          <table:table-cell table:style-name="ce94" table:formula="of:=DEC2HEX(SUM(HEX2DEC([.X11]);1))" office:value-type="string" office:string-value="4937" calcext:value-type="string">
            <text:p>4937</text:p>
          </table:table-cell>
          <table:table-cell table:style-name="ce87" table:formula="of:=DEC2HEX(SUM(HEX2DEC([.Y11]);1))" office:value-type="string" office:string-value="4938" calcext:value-type="string">
            <text:p>4938</text:p>
          </table:table-cell>
          <table:table-cell table:style-name="ce94" table:formula="of:=DEC2HEX(SUM(HEX2DEC([.Z11]);1))" office:value-type="string" office:string-value="4939" calcext:value-type="string">
            <text:p>4939</text:p>
          </table:table-cell>
          <table:table-cell table:style-name="ce87" table:formula="of:=DEC2HEX(SUM(HEX2DEC([.AA11]);1))" office:value-type="string" office:string-value="493A" calcext:value-type="string">
            <text:p>493A</text:p>
          </table:table-cell>
          <table:table-cell table:style-name="ce94" table:formula="of:=DEC2HEX(SUM(HEX2DEC([.AB11]);1))" office:value-type="string" office:string-value="493B" calcext:value-type="string">
            <text:p>493B</text:p>
          </table:table-cell>
          <table:table-cell table:style-name="ce87" table:formula="of:=DEC2HEX(SUM(HEX2DEC([.AC11]);1))" office:value-type="string" office:string-value="493C" calcext:value-type="string">
            <text:p>493C</text:p>
          </table:table-cell>
          <table:table-cell table:style-name="ce94" table:formula="of:=DEC2HEX(SUM(HEX2DEC([.AD11]);1))" office:value-type="string" office:string-value="493D" calcext:value-type="string">
            <text:p>493D</text:p>
          </table:table-cell>
          <table:table-cell table:style-name="ce87" table:formula="of:=DEC2HEX(SUM(HEX2DEC([.AE11]);1))" office:value-type="string" office:string-value="493E" calcext:value-type="string">
            <text:p>493E</text:p>
          </table:table-cell>
          <table:table-cell table:style-name="ce94" table:formula="of:=DEC2HEX(SUM(HEX2DEC([.AF11]);1))" office:value-type="string" office:string-value="493F" calcext:value-type="string">
            <text:p>49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4]);1))" office:value-type="string" office:string-value="4A20" calcext:value-type="string">
            <text:p>4A20</text:p>
          </table:table-cell>
          <table:table-cell table:style-name="ce94" table:formula="of:=DEC2HEX(SUM(HEX2DEC([.B12]);1))" office:value-type="string" office:string-value="4A21" calcext:value-type="string">
            <text:p>4A21</text:p>
          </table:table-cell>
          <table:table-cell table:style-name="ce92" table:formula="of:=DEC2HEX(SUM(HEX2DEC([.C12]);1))" office:value-type="string" office:string-value="4A22" calcext:value-type="string">
            <text:p>4A22</text:p>
          </table:table-cell>
          <table:table-cell table:style-name="ce94" table:formula="of:=DEC2HEX(SUM(HEX2DEC([.D12]);1))" office:value-type="string" office:string-value="4A23" calcext:value-type="string">
            <text:p>4A23</text:p>
          </table:table-cell>
          <table:table-cell table:style-name="ce87" table:formula="of:=DEC2HEX(SUM(HEX2DEC([.E12]);1))" office:value-type="string" office:string-value="4A24" calcext:value-type="string">
            <text:p>4A24</text:p>
          </table:table-cell>
          <table:table-cell table:style-name="ce94" table:formula="of:=DEC2HEX(SUM(HEX2DEC([.F12]);1))" office:value-type="string" office:string-value="4A25" calcext:value-type="string">
            <text:p>4A25</text:p>
          </table:table-cell>
          <table:table-cell table:style-name="ce87" table:formula="of:=DEC2HEX(SUM(HEX2DEC([.G12]);1))" office:value-type="string" office:string-value="4A26" calcext:value-type="string">
            <text:p>4A26</text:p>
          </table:table-cell>
          <table:table-cell table:style-name="ce94" table:formula="of:=DEC2HEX(SUM(HEX2DEC([.H12]);1))" office:value-type="string" office:string-value="4A27" calcext:value-type="string">
            <text:p>4A27</text:p>
          </table:table-cell>
          <table:table-cell table:style-name="ce87" table:formula="of:=DEC2HEX(SUM(HEX2DEC([.I12]);1))" office:value-type="string" office:string-value="4A28" calcext:value-type="string">
            <text:p>4A28</text:p>
          </table:table-cell>
          <table:table-cell table:style-name="ce94" table:formula="of:=DEC2HEX(SUM(HEX2DEC([.J12]);1))" office:value-type="string" office:string-value="4A29" calcext:value-type="string">
            <text:p>4A29</text:p>
          </table:table-cell>
          <table:table-cell table:style-name="ce87" table:formula="of:=DEC2HEX(SUM(HEX2DEC([.K12]);1))" office:value-type="string" office:string-value="4A2A" calcext:value-type="string">
            <text:p>4A2A</text:p>
          </table:table-cell>
          <table:table-cell table:style-name="ce94" table:formula="of:=DEC2HEX(SUM(HEX2DEC([.L12]);1))" office:value-type="string" office:string-value="4A2B" calcext:value-type="string">
            <text:p>4A2B</text:p>
          </table:table-cell>
          <table:table-cell table:style-name="ce87" table:formula="of:=DEC2HEX(SUM(HEX2DEC([.M12]);1))" office:value-type="string" office:string-value="4A2C" calcext:value-type="string">
            <text:p>4A2C</text:p>
          </table:table-cell>
          <table:table-cell table:style-name="ce94" table:formula="of:=DEC2HEX(SUM(HEX2DEC([.N12]);1))" office:value-type="string" office:string-value="4A2D" calcext:value-type="string">
            <text:p>4A2D</text:p>
          </table:table-cell>
          <table:table-cell table:style-name="ce87" table:formula="of:=DEC2HEX(SUM(HEX2DEC([.O12]);1))" office:value-type="string" office:string-value="4A2E" calcext:value-type="string">
            <text:p>4A2E</text:p>
          </table:table-cell>
          <table:table-cell table:style-name="ce94" table:formula="of:=DEC2HEX(SUM(HEX2DEC([.P12]);1))" office:value-type="string" office:string-value="4A2F" calcext:value-type="string">
            <text:p>4A2F</text:p>
          </table:table-cell>
          <table:table-cell table:style-name="ce87" table:formula="of:=DEC2HEX(SUM(HEX2DEC([.Q12]);1))" office:value-type="string" office:string-value="4A30" calcext:value-type="string">
            <text:p>4A30</text:p>
          </table:table-cell>
          <table:table-cell table:style-name="ce94" table:formula="of:=DEC2HEX(SUM(HEX2DEC([.R12]);1))" office:value-type="string" office:string-value="4A31" calcext:value-type="string">
            <text:p>4A31</text:p>
          </table:table-cell>
          <table:table-cell table:style-name="ce87" table:formula="of:=DEC2HEX(SUM(HEX2DEC([.S12]);1))" office:value-type="string" office:string-value="4A32" calcext:value-type="string">
            <text:p>4A32</text:p>
          </table:table-cell>
          <table:table-cell table:style-name="ce94" table:formula="of:=DEC2HEX(SUM(HEX2DEC([.T12]);1))" office:value-type="string" office:string-value="4A33" calcext:value-type="string">
            <text:p>4A33</text:p>
          </table:table-cell>
          <table:table-cell table:style-name="ce87" table:formula="of:=DEC2HEX(SUM(HEX2DEC([.U12]);1))" office:value-type="string" office:string-value="4A34" calcext:value-type="string">
            <text:p>4A34</text:p>
          </table:table-cell>
          <table:table-cell table:style-name="ce94" table:formula="of:=DEC2HEX(SUM(HEX2DEC([.V12]);1))" office:value-type="string" office:string-value="4A35" calcext:value-type="string">
            <text:p>4A35</text:p>
          </table:table-cell>
          <table:table-cell table:style-name="ce87" table:formula="of:=DEC2HEX(SUM(HEX2DEC([.W12]);1))" office:value-type="string" office:string-value="4A36" calcext:value-type="string">
            <text:p>4A36</text:p>
          </table:table-cell>
          <table:table-cell table:style-name="ce94" table:formula="of:=DEC2HEX(SUM(HEX2DEC([.X12]);1))" office:value-type="string" office:string-value="4A37" calcext:value-type="string">
            <text:p>4A37</text:p>
          </table:table-cell>
          <table:table-cell table:style-name="ce87" table:formula="of:=DEC2HEX(SUM(HEX2DEC([.Y12]);1))" office:value-type="string" office:string-value="4A38" calcext:value-type="string">
            <text:p>4A38</text:p>
          </table:table-cell>
          <table:table-cell table:style-name="ce94" table:formula="of:=DEC2HEX(SUM(HEX2DEC([.Z12]);1))" office:value-type="string" office:string-value="4A39" calcext:value-type="string">
            <text:p>4A39</text:p>
          </table:table-cell>
          <table:table-cell table:style-name="ce87" table:formula="of:=DEC2HEX(SUM(HEX2DEC([.AA12]);1))" office:value-type="string" office:string-value="4A3A" calcext:value-type="string">
            <text:p>4A3A</text:p>
          </table:table-cell>
          <table:table-cell table:style-name="ce94" table:formula="of:=DEC2HEX(SUM(HEX2DEC([.AB12]);1))" office:value-type="string" office:string-value="4A3B" calcext:value-type="string">
            <text:p>4A3B</text:p>
          </table:table-cell>
          <table:table-cell table:style-name="ce87" table:formula="of:=DEC2HEX(SUM(HEX2DEC([.AC12]);1))" office:value-type="string" office:string-value="4A3C" calcext:value-type="string">
            <text:p>4A3C</text:p>
          </table:table-cell>
          <table:table-cell table:style-name="ce94" table:formula="of:=DEC2HEX(SUM(HEX2DEC([.AD12]);1))" office:value-type="string" office:string-value="4A3D" calcext:value-type="string">
            <text:p>4A3D</text:p>
          </table:table-cell>
          <table:table-cell table:style-name="ce87" table:formula="of:=DEC2HEX(SUM(HEX2DEC([.AE12]);1))" office:value-type="string" office:string-value="4A3E" calcext:value-type="string">
            <text:p>4A3E</text:p>
          </table:table-cell>
          <table:table-cell table:style-name="ce94" table:formula="of:=DEC2HEX(SUM(HEX2DEC([.AF12]);1))" office:value-type="string" office:string-value="4A3F" calcext:value-type="string">
            <text:p>4A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5]);1))" office:value-type="string" office:string-value="4B20" calcext:value-type="string">
            <text:p>4B20</text:p>
          </table:table-cell>
          <table:table-cell table:style-name="ce94" table:formula="of:=DEC2HEX(SUM(HEX2DEC([.B13]);1))" office:value-type="string" office:string-value="4B21" calcext:value-type="string">
            <text:p>4B21</text:p>
          </table:table-cell>
          <table:table-cell table:style-name="ce92" table:formula="of:=DEC2HEX(SUM(HEX2DEC([.C13]);1))" office:value-type="string" office:string-value="4B22" calcext:value-type="string">
            <text:p>4B22</text:p>
          </table:table-cell>
          <table:table-cell table:style-name="ce94" table:formula="of:=DEC2HEX(SUM(HEX2DEC([.D13]);1))" office:value-type="string" office:string-value="4B23" calcext:value-type="string">
            <text:p>4B23</text:p>
          </table:table-cell>
          <table:table-cell table:style-name="ce87" table:formula="of:=DEC2HEX(SUM(HEX2DEC([.E13]);1))" office:value-type="string" office:string-value="4B24" calcext:value-type="string">
            <text:p>4B24</text:p>
          </table:table-cell>
          <table:table-cell table:style-name="ce94" table:formula="of:=DEC2HEX(SUM(HEX2DEC([.F13]);1))" office:value-type="string" office:string-value="4B25" calcext:value-type="string">
            <text:p>4B25</text:p>
          </table:table-cell>
          <table:table-cell table:style-name="ce87" table:formula="of:=DEC2HEX(SUM(HEX2DEC([.G13]);1))" office:value-type="string" office:string-value="4B26" calcext:value-type="string">
            <text:p>4B26</text:p>
          </table:table-cell>
          <table:table-cell table:style-name="ce94" table:formula="of:=DEC2HEX(SUM(HEX2DEC([.H13]);1))" office:value-type="string" office:string-value="4B27" calcext:value-type="string">
            <text:p>4B27</text:p>
          </table:table-cell>
          <table:table-cell table:style-name="ce87" table:formula="of:=DEC2HEX(SUM(HEX2DEC([.I13]);1))" office:value-type="string" office:string-value="4B28" calcext:value-type="string">
            <text:p>4B28</text:p>
          </table:table-cell>
          <table:table-cell table:style-name="ce94" table:formula="of:=DEC2HEX(SUM(HEX2DEC([.J13]);1))" office:value-type="string" office:string-value="4B29" calcext:value-type="string">
            <text:p>4B29</text:p>
          </table:table-cell>
          <table:table-cell table:style-name="ce87" table:formula="of:=DEC2HEX(SUM(HEX2DEC([.K13]);1))" office:value-type="string" office:string-value="4B2A" calcext:value-type="string">
            <text:p>4B2A</text:p>
          </table:table-cell>
          <table:table-cell table:style-name="ce94" table:formula="of:=DEC2HEX(SUM(HEX2DEC([.L13]);1))" office:value-type="string" office:string-value="4B2B" calcext:value-type="string">
            <text:p>4B2B</text:p>
          </table:table-cell>
          <table:table-cell table:style-name="ce87" table:formula="of:=DEC2HEX(SUM(HEX2DEC([.M13]);1))" office:value-type="string" office:string-value="4B2C" calcext:value-type="string">
            <text:p>4B2C</text:p>
          </table:table-cell>
          <table:table-cell table:style-name="ce94" table:formula="of:=DEC2HEX(SUM(HEX2DEC([.N13]);1))" office:value-type="string" office:string-value="4B2D" calcext:value-type="string">
            <text:p>4B2D</text:p>
          </table:table-cell>
          <table:table-cell table:style-name="ce87" table:formula="of:=DEC2HEX(SUM(HEX2DEC([.O13]);1))" office:value-type="string" office:string-value="4B2E" calcext:value-type="string">
            <text:p>4B2E</text:p>
          </table:table-cell>
          <table:table-cell table:style-name="ce94" table:formula="of:=DEC2HEX(SUM(HEX2DEC([.P13]);1))" office:value-type="string" office:string-value="4B2F" calcext:value-type="string">
            <text:p>4B2F</text:p>
          </table:table-cell>
          <table:table-cell table:style-name="ce87" table:formula="of:=DEC2HEX(SUM(HEX2DEC([.Q13]);1))" office:value-type="string" office:string-value="4B30" calcext:value-type="string">
            <text:p>4B30</text:p>
          </table:table-cell>
          <table:table-cell table:style-name="ce94" table:formula="of:=DEC2HEX(SUM(HEX2DEC([.R13]);1))" office:value-type="string" office:string-value="4B31" calcext:value-type="string">
            <text:p>4B31</text:p>
          </table:table-cell>
          <table:table-cell table:style-name="ce87" table:formula="of:=DEC2HEX(SUM(HEX2DEC([.S13]);1))" office:value-type="string" office:string-value="4B32" calcext:value-type="string">
            <text:p>4B32</text:p>
          </table:table-cell>
          <table:table-cell table:style-name="ce94" table:formula="of:=DEC2HEX(SUM(HEX2DEC([.T13]);1))" office:value-type="string" office:string-value="4B33" calcext:value-type="string">
            <text:p>4B33</text:p>
          </table:table-cell>
          <table:table-cell table:style-name="ce87" table:formula="of:=DEC2HEX(SUM(HEX2DEC([.U13]);1))" office:value-type="string" office:string-value="4B34" calcext:value-type="string">
            <text:p>4B34</text:p>
          </table:table-cell>
          <table:table-cell table:style-name="ce94" table:formula="of:=DEC2HEX(SUM(HEX2DEC([.V13]);1))" office:value-type="string" office:string-value="4B35" calcext:value-type="string">
            <text:p>4B35</text:p>
          </table:table-cell>
          <table:table-cell table:style-name="ce87" table:formula="of:=DEC2HEX(SUM(HEX2DEC([.W13]);1))" office:value-type="string" office:string-value="4B36" calcext:value-type="string">
            <text:p>4B36</text:p>
          </table:table-cell>
          <table:table-cell table:style-name="ce94" table:formula="of:=DEC2HEX(SUM(HEX2DEC([.X13]);1))" office:value-type="string" office:string-value="4B37" calcext:value-type="string">
            <text:p>4B37</text:p>
          </table:table-cell>
          <table:table-cell table:style-name="ce87" table:formula="of:=DEC2HEX(SUM(HEX2DEC([.Y13]);1))" office:value-type="string" office:string-value="4B38" calcext:value-type="string">
            <text:p>4B38</text:p>
          </table:table-cell>
          <table:table-cell table:style-name="ce94" table:formula="of:=DEC2HEX(SUM(HEX2DEC([.Z13]);1))" office:value-type="string" office:string-value="4B39" calcext:value-type="string">
            <text:p>4B39</text:p>
          </table:table-cell>
          <table:table-cell table:style-name="ce87" table:formula="of:=DEC2HEX(SUM(HEX2DEC([.AA13]);1))" office:value-type="string" office:string-value="4B3A" calcext:value-type="string">
            <text:p>4B3A</text:p>
          </table:table-cell>
          <table:table-cell table:style-name="ce94" table:formula="of:=DEC2HEX(SUM(HEX2DEC([.AB13]);1))" office:value-type="string" office:string-value="4B3B" calcext:value-type="string">
            <text:p>4B3B</text:p>
          </table:table-cell>
          <table:table-cell table:style-name="ce87" table:formula="of:=DEC2HEX(SUM(HEX2DEC([.AC13]);1))" office:value-type="string" office:string-value="4B3C" calcext:value-type="string">
            <text:p>4B3C</text:p>
          </table:table-cell>
          <table:table-cell table:style-name="ce94" table:formula="of:=DEC2HEX(SUM(HEX2DEC([.AD13]);1))" office:value-type="string" office:string-value="4B3D" calcext:value-type="string">
            <text:p>4B3D</text:p>
          </table:table-cell>
          <table:table-cell table:style-name="ce87" table:formula="of:=DEC2HEX(SUM(HEX2DEC([.AE13]);1))" office:value-type="string" office:string-value="4B3E" calcext:value-type="string">
            <text:p>4B3E</text:p>
          </table:table-cell>
          <table:table-cell table:style-name="ce94" table:formula="of:=DEC2HEX(SUM(HEX2DEC([.AF13]);1))" office:value-type="string" office:string-value="4B3F" calcext:value-type="string">
            <text:p>4B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6]);1))" office:value-type="string" office:string-value="4C20" calcext:value-type="string">
            <text:p>4C20</text:p>
          </table:table-cell>
          <table:table-cell table:style-name="ce94" table:formula="of:=DEC2HEX(SUM(HEX2DEC([.B14]);1))" office:value-type="string" office:string-value="4C21" calcext:value-type="string">
            <text:p>4C21</text:p>
          </table:table-cell>
          <table:table-cell table:style-name="ce92" table:formula="of:=DEC2HEX(SUM(HEX2DEC([.C14]);1))" office:value-type="string" office:string-value="4C22" calcext:value-type="string">
            <text:p>4C22</text:p>
          </table:table-cell>
          <table:table-cell table:style-name="ce94" table:formula="of:=DEC2HEX(SUM(HEX2DEC([.D14]);1))" office:value-type="string" office:string-value="4C23" calcext:value-type="string">
            <text:p>4C23</text:p>
          </table:table-cell>
          <table:table-cell table:style-name="ce87" table:formula="of:=DEC2HEX(SUM(HEX2DEC([.E14]);1))" office:value-type="string" office:string-value="4C24" calcext:value-type="string">
            <text:p>4C24</text:p>
          </table:table-cell>
          <table:table-cell table:style-name="ce94" table:formula="of:=DEC2HEX(SUM(HEX2DEC([.F14]);1))" office:value-type="string" office:string-value="4C25" calcext:value-type="string">
            <text:p>4C25</text:p>
          </table:table-cell>
          <table:table-cell table:style-name="ce87" table:formula="of:=DEC2HEX(SUM(HEX2DEC([.G14]);1))" office:value-type="string" office:string-value="4C26" calcext:value-type="string">
            <text:p>4C26</text:p>
          </table:table-cell>
          <table:table-cell table:style-name="ce94" table:formula="of:=DEC2HEX(SUM(HEX2DEC([.H14]);1))" office:value-type="string" office:string-value="4C27" calcext:value-type="string">
            <text:p>4C27</text:p>
          </table:table-cell>
          <table:table-cell table:style-name="ce87" table:formula="of:=DEC2HEX(SUM(HEX2DEC([.I14]);1))" office:value-type="string" office:string-value="4C28" calcext:value-type="string">
            <text:p>4C28</text:p>
          </table:table-cell>
          <table:table-cell table:style-name="ce94" table:formula="of:=DEC2HEX(SUM(HEX2DEC([.J14]);1))" office:value-type="string" office:string-value="4C29" calcext:value-type="string">
            <text:p>4C29</text:p>
          </table:table-cell>
          <table:table-cell table:style-name="ce87" table:formula="of:=DEC2HEX(SUM(HEX2DEC([.K14]);1))" office:value-type="string" office:string-value="4C2A" calcext:value-type="string">
            <text:p>4C2A</text:p>
          </table:table-cell>
          <table:table-cell table:style-name="ce94" table:formula="of:=DEC2HEX(SUM(HEX2DEC([.L14]);1))" office:value-type="string" office:string-value="4C2B" calcext:value-type="string">
            <text:p>4C2B</text:p>
          </table:table-cell>
          <table:table-cell table:style-name="ce87" table:formula="of:=DEC2HEX(SUM(HEX2DEC([.M14]);1))" office:value-type="string" office:string-value="4C2C" calcext:value-type="string">
            <text:p>4C2C</text:p>
          </table:table-cell>
          <table:table-cell table:style-name="ce94" table:formula="of:=DEC2HEX(SUM(HEX2DEC([.N14]);1))" office:value-type="string" office:string-value="4C2D" calcext:value-type="string">
            <text:p>4C2D</text:p>
          </table:table-cell>
          <table:table-cell table:style-name="ce87" table:formula="of:=DEC2HEX(SUM(HEX2DEC([.O14]);1))" office:value-type="string" office:string-value="4C2E" calcext:value-type="string">
            <text:p>4C2E</text:p>
          </table:table-cell>
          <table:table-cell table:style-name="ce94" table:formula="of:=DEC2HEX(SUM(HEX2DEC([.P14]);1))" office:value-type="string" office:string-value="4C2F" calcext:value-type="string">
            <text:p>4C2F</text:p>
          </table:table-cell>
          <table:table-cell table:style-name="ce87" table:formula="of:=DEC2HEX(SUM(HEX2DEC([.Q14]);1))" office:value-type="string" office:string-value="4C30" calcext:value-type="string">
            <text:p>4C30</text:p>
          </table:table-cell>
          <table:table-cell table:style-name="ce94" table:formula="of:=DEC2HEX(SUM(HEX2DEC([.R14]);1))" office:value-type="string" office:string-value="4C31" calcext:value-type="string">
            <text:p>4C31</text:p>
          </table:table-cell>
          <table:table-cell table:style-name="ce87" table:formula="of:=DEC2HEX(SUM(HEX2DEC([.S14]);1))" office:value-type="string" office:string-value="4C32" calcext:value-type="string">
            <text:p>4C32</text:p>
          </table:table-cell>
          <table:table-cell table:style-name="ce94" table:formula="of:=DEC2HEX(SUM(HEX2DEC([.T14]);1))" office:value-type="string" office:string-value="4C33" calcext:value-type="string">
            <text:p>4C33</text:p>
          </table:table-cell>
          <table:table-cell table:style-name="ce87" table:formula="of:=DEC2HEX(SUM(HEX2DEC([.U14]);1))" office:value-type="string" office:string-value="4C34" calcext:value-type="string">
            <text:p>4C34</text:p>
          </table:table-cell>
          <table:table-cell table:style-name="ce94" table:formula="of:=DEC2HEX(SUM(HEX2DEC([.V14]);1))" office:value-type="string" office:string-value="4C35" calcext:value-type="string">
            <text:p>4C35</text:p>
          </table:table-cell>
          <table:table-cell table:style-name="ce87" table:formula="of:=DEC2HEX(SUM(HEX2DEC([.W14]);1))" office:value-type="string" office:string-value="4C36" calcext:value-type="string">
            <text:p>4C36</text:p>
          </table:table-cell>
          <table:table-cell table:style-name="ce94" table:formula="of:=DEC2HEX(SUM(HEX2DEC([.X14]);1))" office:value-type="string" office:string-value="4C37" calcext:value-type="string">
            <text:p>4C37</text:p>
          </table:table-cell>
          <table:table-cell table:style-name="ce87" table:formula="of:=DEC2HEX(SUM(HEX2DEC([.Y14]);1))" office:value-type="string" office:string-value="4C38" calcext:value-type="string">
            <text:p>4C38</text:p>
          </table:table-cell>
          <table:table-cell table:style-name="ce94" table:formula="of:=DEC2HEX(SUM(HEX2DEC([.Z14]);1))" office:value-type="string" office:string-value="4C39" calcext:value-type="string">
            <text:p>4C39</text:p>
          </table:table-cell>
          <table:table-cell table:style-name="ce87" table:formula="of:=DEC2HEX(SUM(HEX2DEC([.AA14]);1))" office:value-type="string" office:string-value="4C3A" calcext:value-type="string">
            <text:p>4C3A</text:p>
          </table:table-cell>
          <table:table-cell table:style-name="ce94" table:formula="of:=DEC2HEX(SUM(HEX2DEC([.AB14]);1))" office:value-type="string" office:string-value="4C3B" calcext:value-type="string">
            <text:p>4C3B</text:p>
          </table:table-cell>
          <table:table-cell table:style-name="ce87" table:formula="of:=DEC2HEX(SUM(HEX2DEC([.AC14]);1))" office:value-type="string" office:string-value="4C3C" calcext:value-type="string">
            <text:p>4C3C</text:p>
          </table:table-cell>
          <table:table-cell table:style-name="ce94" table:formula="of:=DEC2HEX(SUM(HEX2DEC([.AD14]);1))" office:value-type="string" office:string-value="4C3D" calcext:value-type="string">
            <text:p>4C3D</text:p>
          </table:table-cell>
          <table:table-cell table:style-name="ce87" table:formula="of:=DEC2HEX(SUM(HEX2DEC([.AE14]);1))" office:value-type="string" office:string-value="4C3E" calcext:value-type="string">
            <text:p>4C3E</text:p>
          </table:table-cell>
          <table:table-cell table:style-name="ce94" table:formula="of:=DEC2HEX(SUM(HEX2DEC([.AF14]);1))" office:value-type="string" office:string-value="4C3F" calcext:value-type="string">
            <text:p>4C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7]);1))" office:value-type="string" office:string-value="4D20" calcext:value-type="string">
            <text:p>4D20</text:p>
          </table:table-cell>
          <table:table-cell table:style-name="ce94" table:formula="of:=DEC2HEX(SUM(HEX2DEC([.B15]);1))" office:value-type="string" office:string-value="4D21" calcext:value-type="string">
            <text:p>4D21</text:p>
          </table:table-cell>
          <table:table-cell table:style-name="ce92" table:formula="of:=DEC2HEX(SUM(HEX2DEC([.C15]);1))" office:value-type="string" office:string-value="4D22" calcext:value-type="string">
            <text:p>4D22</text:p>
          </table:table-cell>
          <table:table-cell table:style-name="ce94" table:formula="of:=DEC2HEX(SUM(HEX2DEC([.D15]);1))" office:value-type="string" office:string-value="4D23" calcext:value-type="string">
            <text:p>4D23</text:p>
          </table:table-cell>
          <table:table-cell table:style-name="ce87" table:formula="of:=DEC2HEX(SUM(HEX2DEC([.E15]);1))" office:value-type="string" office:string-value="4D24" calcext:value-type="string">
            <text:p>4D24</text:p>
          </table:table-cell>
          <table:table-cell table:style-name="ce94" table:formula="of:=DEC2HEX(SUM(HEX2DEC([.F15]);1))" office:value-type="string" office:string-value="4D25" calcext:value-type="string">
            <text:p>4D25</text:p>
          </table:table-cell>
          <table:table-cell table:style-name="ce87" table:formula="of:=DEC2HEX(SUM(HEX2DEC([.G15]);1))" office:value-type="string" office:string-value="4D26" calcext:value-type="string">
            <text:p>4D26</text:p>
          </table:table-cell>
          <table:table-cell table:style-name="ce94" table:formula="of:=DEC2HEX(SUM(HEX2DEC([.H15]);1))" office:value-type="string" office:string-value="4D27" calcext:value-type="string">
            <text:p>4D27</text:p>
          </table:table-cell>
          <table:table-cell table:style-name="ce87" table:formula="of:=DEC2HEX(SUM(HEX2DEC([.I15]);1))" office:value-type="string" office:string-value="4D28" calcext:value-type="string">
            <text:p>4D28</text:p>
          </table:table-cell>
          <table:table-cell table:style-name="ce94" table:formula="of:=DEC2HEX(SUM(HEX2DEC([.J15]);1))" office:value-type="string" office:string-value="4D29" calcext:value-type="string">
            <text:p>4D29</text:p>
          </table:table-cell>
          <table:table-cell table:style-name="ce87" table:formula="of:=DEC2HEX(SUM(HEX2DEC([.K15]);1))" office:value-type="string" office:string-value="4D2A" calcext:value-type="string">
            <text:p>4D2A</text:p>
          </table:table-cell>
          <table:table-cell table:style-name="ce94" table:formula="of:=DEC2HEX(SUM(HEX2DEC([.L15]);1))" office:value-type="string" office:string-value="4D2B" calcext:value-type="string">
            <text:p>4D2B</text:p>
          </table:table-cell>
          <table:table-cell table:style-name="ce87" table:formula="of:=DEC2HEX(SUM(HEX2DEC([.M15]);1))" office:value-type="string" office:string-value="4D2C" calcext:value-type="string">
            <text:p>4D2C</text:p>
          </table:table-cell>
          <table:table-cell table:style-name="ce94" table:formula="of:=DEC2HEX(SUM(HEX2DEC([.N15]);1))" office:value-type="string" office:string-value="4D2D" calcext:value-type="string">
            <text:p>4D2D</text:p>
          </table:table-cell>
          <table:table-cell table:style-name="ce87" table:formula="of:=DEC2HEX(SUM(HEX2DEC([.O15]);1))" office:value-type="string" office:string-value="4D2E" calcext:value-type="string">
            <text:p>4D2E</text:p>
          </table:table-cell>
          <table:table-cell table:style-name="ce94" table:formula="of:=DEC2HEX(SUM(HEX2DEC([.P15]);1))" office:value-type="string" office:string-value="4D2F" calcext:value-type="string">
            <text:p>4D2F</text:p>
          </table:table-cell>
          <table:table-cell table:style-name="ce87" table:formula="of:=DEC2HEX(SUM(HEX2DEC([.Q15]);1))" office:value-type="string" office:string-value="4D30" calcext:value-type="string">
            <text:p>4D30</text:p>
          </table:table-cell>
          <table:table-cell table:style-name="ce94" table:formula="of:=DEC2HEX(SUM(HEX2DEC([.R15]);1))" office:value-type="string" office:string-value="4D31" calcext:value-type="string">
            <text:p>4D31</text:p>
          </table:table-cell>
          <table:table-cell table:style-name="ce87" table:formula="of:=DEC2HEX(SUM(HEX2DEC([.S15]);1))" office:value-type="string" office:string-value="4D32" calcext:value-type="string">
            <text:p>4D32</text:p>
          </table:table-cell>
          <table:table-cell table:style-name="ce94" table:formula="of:=DEC2HEX(SUM(HEX2DEC([.T15]);1))" office:value-type="string" office:string-value="4D33" calcext:value-type="string">
            <text:p>4D33</text:p>
          </table:table-cell>
          <table:table-cell table:style-name="ce87" table:formula="of:=DEC2HEX(SUM(HEX2DEC([.U15]);1))" office:value-type="string" office:string-value="4D34" calcext:value-type="string">
            <text:p>4D34</text:p>
          </table:table-cell>
          <table:table-cell table:style-name="ce94" table:formula="of:=DEC2HEX(SUM(HEX2DEC([.V15]);1))" office:value-type="string" office:string-value="4D35" calcext:value-type="string">
            <text:p>4D35</text:p>
          </table:table-cell>
          <table:table-cell table:style-name="ce87" table:formula="of:=DEC2HEX(SUM(HEX2DEC([.W15]);1))" office:value-type="string" office:string-value="4D36" calcext:value-type="string">
            <text:p>4D36</text:p>
          </table:table-cell>
          <table:table-cell table:style-name="ce94" table:formula="of:=DEC2HEX(SUM(HEX2DEC([.X15]);1))" office:value-type="string" office:string-value="4D37" calcext:value-type="string">
            <text:p>4D37</text:p>
          </table:table-cell>
          <table:table-cell table:style-name="ce87" table:formula="of:=DEC2HEX(SUM(HEX2DEC([.Y15]);1))" office:value-type="string" office:string-value="4D38" calcext:value-type="string">
            <text:p>4D38</text:p>
          </table:table-cell>
          <table:table-cell table:style-name="ce94" table:formula="of:=DEC2HEX(SUM(HEX2DEC([.Z15]);1))" office:value-type="string" office:string-value="4D39" calcext:value-type="string">
            <text:p>4D39</text:p>
          </table:table-cell>
          <table:table-cell table:style-name="ce87" table:formula="of:=DEC2HEX(SUM(HEX2DEC([.AA15]);1))" office:value-type="string" office:string-value="4D3A" calcext:value-type="string">
            <text:p>4D3A</text:p>
          </table:table-cell>
          <table:table-cell table:style-name="ce94" table:formula="of:=DEC2HEX(SUM(HEX2DEC([.AB15]);1))" office:value-type="string" office:string-value="4D3B" calcext:value-type="string">
            <text:p>4D3B</text:p>
          </table:table-cell>
          <table:table-cell table:style-name="ce87" table:formula="of:=DEC2HEX(SUM(HEX2DEC([.AC15]);1))" office:value-type="string" office:string-value="4D3C" calcext:value-type="string">
            <text:p>4D3C</text:p>
          </table:table-cell>
          <table:table-cell table:style-name="ce94" table:formula="of:=DEC2HEX(SUM(HEX2DEC([.AD15]);1))" office:value-type="string" office:string-value="4D3D" calcext:value-type="string">
            <text:p>4D3D</text:p>
          </table:table-cell>
          <table:table-cell table:style-name="ce87" table:formula="of:=DEC2HEX(SUM(HEX2DEC([.AE15]);1))" office:value-type="string" office:string-value="4D3E" calcext:value-type="string">
            <text:p>4D3E</text:p>
          </table:table-cell>
          <table:table-cell table:style-name="ce94" table:formula="of:=DEC2HEX(SUM(HEX2DEC([.AF15]);1))" office:value-type="string" office:string-value="4D3F" calcext:value-type="string">
            <text:p>4D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8]);1))" office:value-type="string" office:string-value="4E20" calcext:value-type="string">
            <text:p>4E20</text:p>
          </table:table-cell>
          <table:table-cell table:style-name="ce94" table:formula="of:=DEC2HEX(SUM(HEX2DEC([.B16]);1))" office:value-type="string" office:string-value="4E21" calcext:value-type="string">
            <text:p>4E21</text:p>
          </table:table-cell>
          <table:table-cell table:style-name="ce92" table:formula="of:=DEC2HEX(SUM(HEX2DEC([.C16]);1))" office:value-type="string" office:string-value="4E22" calcext:value-type="string">
            <text:p>4E22</text:p>
          </table:table-cell>
          <table:table-cell table:style-name="ce94" table:formula="of:=DEC2HEX(SUM(HEX2DEC([.D16]);1))" office:value-type="string" office:string-value="4E23" calcext:value-type="string">
            <text:p>4E23</text:p>
          </table:table-cell>
          <table:table-cell table:style-name="ce87" table:formula="of:=DEC2HEX(SUM(HEX2DEC([.E16]);1))" office:value-type="string" office:string-value="4E24" calcext:value-type="string">
            <text:p>4E24</text:p>
          </table:table-cell>
          <table:table-cell table:style-name="ce94" table:formula="of:=DEC2HEX(SUM(HEX2DEC([.F16]);1))" office:value-type="string" office:string-value="4E25" calcext:value-type="string">
            <text:p>4E25</text:p>
          </table:table-cell>
          <table:table-cell table:style-name="ce87" table:formula="of:=DEC2HEX(SUM(HEX2DEC([.G16]);1))" office:value-type="string" office:string-value="4E26" calcext:value-type="string">
            <text:p>4E26</text:p>
          </table:table-cell>
          <table:table-cell table:style-name="ce94" table:formula="of:=DEC2HEX(SUM(HEX2DEC([.H16]);1))" office:value-type="string" office:string-value="4E27" calcext:value-type="string">
            <text:p>4E27</text:p>
          </table:table-cell>
          <table:table-cell table:style-name="ce87" table:formula="of:=DEC2HEX(SUM(HEX2DEC([.I16]);1))" office:value-type="string" office:string-value="4E28" calcext:value-type="string">
            <text:p>4E28</text:p>
          </table:table-cell>
          <table:table-cell table:style-name="ce94" table:formula="of:=DEC2HEX(SUM(HEX2DEC([.J16]);1))" office:value-type="string" office:string-value="4E29" calcext:value-type="string">
            <text:p>4E29</text:p>
          </table:table-cell>
          <table:table-cell table:style-name="ce87" table:formula="of:=DEC2HEX(SUM(HEX2DEC([.K16]);1))" office:value-type="string" office:string-value="4E2A" calcext:value-type="string">
            <text:p>4E2A</text:p>
          </table:table-cell>
          <table:table-cell table:style-name="ce94" table:formula="of:=DEC2HEX(SUM(HEX2DEC([.L16]);1))" office:value-type="string" office:string-value="4E2B" calcext:value-type="string">
            <text:p>4E2B</text:p>
          </table:table-cell>
          <table:table-cell table:style-name="ce87" table:formula="of:=DEC2HEX(SUM(HEX2DEC([.M16]);1))" office:value-type="string" office:string-value="4E2C" calcext:value-type="string">
            <text:p>4E2C</text:p>
          </table:table-cell>
          <table:table-cell table:style-name="ce94" table:formula="of:=DEC2HEX(SUM(HEX2DEC([.N16]);1))" office:value-type="string" office:string-value="4E2D" calcext:value-type="string">
            <text:p>4E2D</text:p>
          </table:table-cell>
          <table:table-cell table:style-name="ce87" table:formula="of:=DEC2HEX(SUM(HEX2DEC([.O16]);1))" office:value-type="string" office:string-value="4E2E" calcext:value-type="string">
            <text:p>4E2E</text:p>
          </table:table-cell>
          <table:table-cell table:style-name="ce94" table:formula="of:=DEC2HEX(SUM(HEX2DEC([.P16]);1))" office:value-type="string" office:string-value="4E2F" calcext:value-type="string">
            <text:p>4E2F</text:p>
          </table:table-cell>
          <table:table-cell table:style-name="ce87" table:formula="of:=DEC2HEX(SUM(HEX2DEC([.Q16]);1))" office:value-type="string" office:string-value="4E30" calcext:value-type="string">
            <text:p>4E30</text:p>
          </table:table-cell>
          <table:table-cell table:style-name="ce94" table:formula="of:=DEC2HEX(SUM(HEX2DEC([.R16]);1))" office:value-type="string" office:string-value="4E31" calcext:value-type="string">
            <text:p>4E31</text:p>
          </table:table-cell>
          <table:table-cell table:style-name="ce87" table:formula="of:=DEC2HEX(SUM(HEX2DEC([.S16]);1))" office:value-type="string" office:string-value="4E32" calcext:value-type="string">
            <text:p>4E32</text:p>
          </table:table-cell>
          <table:table-cell table:style-name="ce94" table:formula="of:=DEC2HEX(SUM(HEX2DEC([.T16]);1))" office:value-type="string" office:string-value="4E33" calcext:value-type="string">
            <text:p>4E33</text:p>
          </table:table-cell>
          <table:table-cell table:style-name="ce87" table:formula="of:=DEC2HEX(SUM(HEX2DEC([.U16]);1))" office:value-type="string" office:string-value="4E34" calcext:value-type="string">
            <text:p>4E34</text:p>
          </table:table-cell>
          <table:table-cell table:style-name="ce94" table:formula="of:=DEC2HEX(SUM(HEX2DEC([.V16]);1))" office:value-type="string" office:string-value="4E35" calcext:value-type="string">
            <text:p>4E35</text:p>
          </table:table-cell>
          <table:table-cell table:style-name="ce87" table:formula="of:=DEC2HEX(SUM(HEX2DEC([.W16]);1))" office:value-type="string" office:string-value="4E36" calcext:value-type="string">
            <text:p>4E36</text:p>
          </table:table-cell>
          <table:table-cell table:style-name="ce94" table:formula="of:=DEC2HEX(SUM(HEX2DEC([.X16]);1))" office:value-type="string" office:string-value="4E37" calcext:value-type="string">
            <text:p>4E37</text:p>
          </table:table-cell>
          <table:table-cell table:style-name="ce87" table:formula="of:=DEC2HEX(SUM(HEX2DEC([.Y16]);1))" office:value-type="string" office:string-value="4E38" calcext:value-type="string">
            <text:p>4E38</text:p>
          </table:table-cell>
          <table:table-cell table:style-name="ce94" table:formula="of:=DEC2HEX(SUM(HEX2DEC([.Z16]);1))" office:value-type="string" office:string-value="4E39" calcext:value-type="string">
            <text:p>4E39</text:p>
          </table:table-cell>
          <table:table-cell table:style-name="ce87" table:formula="of:=DEC2HEX(SUM(HEX2DEC([.AA16]);1))" office:value-type="string" office:string-value="4E3A" calcext:value-type="string">
            <text:p>4E3A</text:p>
          </table:table-cell>
          <table:table-cell table:style-name="ce94" table:formula="of:=DEC2HEX(SUM(HEX2DEC([.AB16]);1))" office:value-type="string" office:string-value="4E3B" calcext:value-type="string">
            <text:p>4E3B</text:p>
          </table:table-cell>
          <table:table-cell table:style-name="ce87" table:formula="of:=DEC2HEX(SUM(HEX2DEC([.AC16]);1))" office:value-type="string" office:string-value="4E3C" calcext:value-type="string">
            <text:p>4E3C</text:p>
          </table:table-cell>
          <table:table-cell table:style-name="ce94" table:formula="of:=DEC2HEX(SUM(HEX2DEC([.AD16]);1))" office:value-type="string" office:string-value="4E3D" calcext:value-type="string">
            <text:p>4E3D</text:p>
          </table:table-cell>
          <table:table-cell table:style-name="ce87" table:formula="of:=DEC2HEX(SUM(HEX2DEC([.AE16]);1))" office:value-type="string" office:string-value="4E3E" calcext:value-type="string">
            <text:p>4E3E</text:p>
          </table:table-cell>
          <table:table-cell table:style-name="ce94" table:formula="of:=DEC2HEX(SUM(HEX2DEC([.AF16]);1))" office:value-type="string" office:string-value="4E3F" calcext:value-type="string">
            <text:p>4E3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3" table:formula="of:=DEC2HEX(SUM(HEX2DEC([.AG9]);1))" office:value-type="string" office:string-value="4F20" calcext:value-type="string">
            <text:p>4F20</text:p>
          </table:table-cell>
          <table:table-cell table:style-name="ce96" table:formula="of:=DEC2HEX(SUM(HEX2DEC([.B17]);1))" office:value-type="string" office:string-value="4F21" calcext:value-type="string">
            <text:p>4F21</text:p>
          </table:table-cell>
          <table:table-cell table:style-name="ce93" table:formula="of:=DEC2HEX(SUM(HEX2DEC([.C17]);1))" office:value-type="string" office:string-value="4F22" calcext:value-type="string">
            <text:p>4F22</text:p>
          </table:table-cell>
          <table:table-cell table:style-name="ce96" table:formula="of:=DEC2HEX(SUM(HEX2DEC([.D17]);1))" office:value-type="string" office:string-value="4F23" calcext:value-type="string">
            <text:p>4F23</text:p>
          </table:table-cell>
          <table:table-cell table:style-name="ce101" table:formula="of:=DEC2HEX(SUM(HEX2DEC([.E17]);1))" office:value-type="string" office:string-value="4F24" calcext:value-type="string">
            <text:p>4F24</text:p>
          </table:table-cell>
          <table:table-cell table:style-name="ce96" table:formula="of:=DEC2HEX(SUM(HEX2DEC([.F17]);1))" office:value-type="string" office:string-value="4F25" calcext:value-type="string">
            <text:p>4F25</text:p>
          </table:table-cell>
          <table:table-cell table:style-name="ce101" table:formula="of:=DEC2HEX(SUM(HEX2DEC([.G17]);1))" office:value-type="string" office:string-value="4F26" calcext:value-type="string">
            <text:p>4F26</text:p>
          </table:table-cell>
          <table:table-cell table:style-name="ce96" table:formula="of:=DEC2HEX(SUM(HEX2DEC([.H17]);1))" office:value-type="string" office:string-value="4F27" calcext:value-type="string">
            <text:p>4F27</text:p>
          </table:table-cell>
          <table:table-cell table:style-name="ce101" table:formula="of:=DEC2HEX(SUM(HEX2DEC([.I17]);1))" office:value-type="string" office:string-value="4F28" calcext:value-type="string">
            <text:p>4F28</text:p>
          </table:table-cell>
          <table:table-cell table:style-name="ce96" table:formula="of:=DEC2HEX(SUM(HEX2DEC([.J17]);1))" office:value-type="string" office:string-value="4F29" calcext:value-type="string">
            <text:p>4F29</text:p>
          </table:table-cell>
          <table:table-cell table:style-name="ce101" table:formula="of:=DEC2HEX(SUM(HEX2DEC([.K17]);1))" office:value-type="string" office:string-value="4F2A" calcext:value-type="string">
            <text:p>4F2A</text:p>
          </table:table-cell>
          <table:table-cell table:style-name="ce96" table:formula="of:=DEC2HEX(SUM(HEX2DEC([.L17]);1))" office:value-type="string" office:string-value="4F2B" calcext:value-type="string">
            <text:p>4F2B</text:p>
          </table:table-cell>
          <table:table-cell table:style-name="ce101" table:formula="of:=DEC2HEX(SUM(HEX2DEC([.M17]);1))" office:value-type="string" office:string-value="4F2C" calcext:value-type="string">
            <text:p>4F2C</text:p>
          </table:table-cell>
          <table:table-cell table:style-name="ce96" table:formula="of:=DEC2HEX(SUM(HEX2DEC([.N17]);1))" office:value-type="string" office:string-value="4F2D" calcext:value-type="string">
            <text:p>4F2D</text:p>
          </table:table-cell>
          <table:table-cell table:style-name="ce101" table:formula="of:=DEC2HEX(SUM(HEX2DEC([.O17]);1))" office:value-type="string" office:string-value="4F2E" calcext:value-type="string">
            <text:p>4F2E</text:p>
          </table:table-cell>
          <table:table-cell table:style-name="ce96" table:formula="of:=DEC2HEX(SUM(HEX2DEC([.P17]);1))" office:value-type="string" office:string-value="4F2F" calcext:value-type="string">
            <text:p>4F2F</text:p>
          </table:table-cell>
          <table:table-cell table:style-name="ce101" table:formula="of:=DEC2HEX(SUM(HEX2DEC([.Q17]);1))" office:value-type="string" office:string-value="4F30" calcext:value-type="string">
            <text:p>4F30</text:p>
          </table:table-cell>
          <table:table-cell table:style-name="ce96" table:formula="of:=DEC2HEX(SUM(HEX2DEC([.R17]);1))" office:value-type="string" office:string-value="4F31" calcext:value-type="string">
            <text:p>4F31</text:p>
          </table:table-cell>
          <table:table-cell table:style-name="ce101" table:formula="of:=DEC2HEX(SUM(HEX2DEC([.S17]);1))" office:value-type="string" office:string-value="4F32" calcext:value-type="string">
            <text:p>4F32</text:p>
          </table:table-cell>
          <table:table-cell table:style-name="ce94" table:formula="of:=DEC2HEX(SUM(HEX2DEC([.T17]);1))" office:value-type="string" office:string-value="4F33" calcext:value-type="string">
            <text:p>4F33</text:p>
          </table:table-cell>
          <table:table-cell table:style-name="ce87" table:formula="of:=DEC2HEX(SUM(HEX2DEC([.U17]);1))" office:value-type="string" office:string-value="4F34" calcext:value-type="string">
            <text:p>4F34</text:p>
          </table:table-cell>
          <table:table-cell table:style-name="ce94" table:formula="of:=DEC2HEX(SUM(HEX2DEC([.V17]);1))" office:value-type="string" office:string-value="4F35" calcext:value-type="string">
            <text:p>4F35</text:p>
          </table:table-cell>
          <table:table-cell table:style-name="ce87" table:formula="of:=DEC2HEX(SUM(HEX2DEC([.W17]);1))" office:value-type="string" office:string-value="4F36" calcext:value-type="string">
            <text:p>4F36</text:p>
          </table:table-cell>
          <table:table-cell table:style-name="ce94" table:formula="of:=DEC2HEX(SUM(HEX2DEC([.X17]);1))" office:value-type="string" office:string-value="4F37" calcext:value-type="string">
            <text:p>4F37</text:p>
          </table:table-cell>
          <table:table-cell table:style-name="ce87" table:formula="of:=DEC2HEX(SUM(HEX2DEC([.Y17]);1))" office:value-type="string" office:string-value="4F38" calcext:value-type="string">
            <text:p>4F38</text:p>
          </table:table-cell>
          <table:table-cell table:style-name="ce94" table:formula="of:=DEC2HEX(SUM(HEX2DEC([.Z17]);1))" office:value-type="string" office:string-value="4F39" calcext:value-type="string">
            <text:p>4F39</text:p>
          </table:table-cell>
          <table:table-cell table:style-name="ce87" table:formula="of:=DEC2HEX(SUM(HEX2DEC([.AA17]);1))" office:value-type="string" office:string-value="4F3A" calcext:value-type="string">
            <text:p>4F3A</text:p>
          </table:table-cell>
          <table:table-cell table:style-name="ce94" table:formula="of:=DEC2HEX(SUM(HEX2DEC([.AB17]);1))" office:value-type="string" office:string-value="4F3B" calcext:value-type="string">
            <text:p>4F3B</text:p>
          </table:table-cell>
          <table:table-cell table:style-name="ce101" table:formula="of:=DEC2HEX(SUM(HEX2DEC([.AC17]);1))" office:value-type="string" office:string-value="4F3C" calcext:value-type="string">
            <text:p>4F3C</text:p>
          </table:table-cell>
          <table:table-cell table:style-name="ce96" table:formula="of:=DEC2HEX(SUM(HEX2DEC([.AD17]);1))" office:value-type="string" office:string-value="4F3D" calcext:value-type="string">
            <text:p>4F3D</text:p>
          </table:table-cell>
          <table:table-cell table:style-name="ce101" table:formula="of:=DEC2HEX(SUM(HEX2DEC([.AE17]);1))" office:value-type="string" office:string-value="4F3E" calcext:value-type="string">
            <text:p>4F3E</text:p>
          </table:table-cell>
          <table:table-cell table:style-name="ce96" table:formula="of:=DEC2HEX(SUM(HEX2DEC([.AF17]);1))" office:value-type="string" office:string-value="4F3F" calcext:value-type="string">
            <text:p>4F3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0</text:p>
            <text:p>Pixel</text:p>
            <text:p>80-87</text:p>
            <text:p>$50-$57</text:p>
          </table:table-cell>
          <table:table-cell table:style-name="ce94" table:formula="of:=DEC2HEX(SUM(HEX2DEC([.AG10]);1))" office:value-type="string" office:string-value="4840" calcext:value-type="string">
            <text:p>4840</text:p>
          </table:table-cell>
          <table:table-cell table:style-name="ce92" table:formula="of:=DEC2HEX(SUM(HEX2DEC([.B18]);1))" office:value-type="string" office:string-value="4841" calcext:value-type="string">
            <text:p>4841</text:p>
          </table:table-cell>
          <table:table-cell table:style-name="ce94" table:formula="of:=DEC2HEX(SUM(HEX2DEC([.C18]);1))" office:value-type="string" office:string-value="4842" calcext:value-type="string">
            <text:p>4842</text:p>
          </table:table-cell>
          <table:table-cell table:style-name="ce92" table:formula="of:=DEC2HEX(SUM(HEX2DEC([.D18]);1))" office:value-type="string" office:string-value="4843" calcext:value-type="string">
            <text:p>4843</text:p>
          </table:table-cell>
          <table:table-cell table:style-name="ce102" table:formula="of:=DEC2HEX(SUM(HEX2DEC([.E18]);1))" office:value-type="string" office:string-value="4844" calcext:value-type="string">
            <text:p>4844</text:p>
          </table:table-cell>
          <table:table-cell table:style-name="ce92" table:formula="of:=DEC2HEX(SUM(HEX2DEC([.F18]);1))" office:value-type="string" office:string-value="4845" calcext:value-type="string">
            <text:p>4845</text:p>
          </table:table-cell>
          <table:table-cell table:style-name="ce102" table:formula="of:=DEC2HEX(SUM(HEX2DEC([.G18]);1))" office:value-type="string" office:string-value="4846" calcext:value-type="string">
            <text:p>4846</text:p>
          </table:table-cell>
          <table:table-cell table:style-name="ce92" table:formula="of:=DEC2HEX(SUM(HEX2DEC([.H18]);1))" office:value-type="string" office:string-value="4847" calcext:value-type="string">
            <text:p>4847</text:p>
          </table:table-cell>
          <table:table-cell table:style-name="ce102" table:formula="of:=DEC2HEX(SUM(HEX2DEC([.I18]);1))" office:value-type="string" office:string-value="4848" calcext:value-type="string">
            <text:p>4848</text:p>
          </table:table-cell>
          <table:table-cell table:style-name="ce92" table:formula="of:=DEC2HEX(SUM(HEX2DEC([.J18]);1))" office:value-type="string" office:string-value="4849" calcext:value-type="string">
            <text:p>4849</text:p>
          </table:table-cell>
          <table:table-cell table:style-name="ce102" table:formula="of:=DEC2HEX(SUM(HEX2DEC([.K18]);1))" office:value-type="string" office:string-value="484A" calcext:value-type="string">
            <text:p>484A</text:p>
          </table:table-cell>
          <table:table-cell table:style-name="ce92" table:formula="of:=DEC2HEX(SUM(HEX2DEC([.L18]);1))" office:value-type="string" office:string-value="484B" calcext:value-type="string">
            <text:p>484B</text:p>
          </table:table-cell>
          <table:table-cell table:style-name="ce102" table:formula="of:=DEC2HEX(SUM(HEX2DEC([.M18]);1))" office:value-type="string" office:string-value="484C" calcext:value-type="string">
            <text:p>484C</text:p>
          </table:table-cell>
          <table:table-cell table:style-name="ce91" table:formula="of:=DEC2HEX(SUM(HEX2DEC([.N18]);1))" office:value-type="string" office:string-value="484D" calcext:value-type="string">
            <text:p>484D</text:p>
          </table:table-cell>
          <table:table-cell table:style-name="ce102" table:formula="of:=DEC2HEX(SUM(HEX2DEC([.O18]);1))" office:value-type="string" office:string-value="484E" calcext:value-type="string">
            <text:p>484E</text:p>
          </table:table-cell>
          <table:table-cell table:style-name="ce92" table:formula="of:=DEC2HEX(SUM(HEX2DEC([.P18]);1))" office:value-type="string" office:string-value="484F" calcext:value-type="string">
            <text:p>484F</text:p>
          </table:table-cell>
          <table:table-cell table:style-name="ce102" table:formula="of:=DEC2HEX(SUM(HEX2DEC([.Q18]);1))" office:value-type="string" office:string-value="4850" calcext:value-type="string">
            <text:p>4850</text:p>
          </table:table-cell>
          <table:table-cell table:style-name="ce92" table:formula="of:=DEC2HEX(SUM(HEX2DEC([.R18]);1))" office:value-type="string" office:string-value="4851" calcext:value-type="string">
            <text:p>4851</text:p>
          </table:table-cell>
          <table:table-cell table:style-name="ce102" table:formula="of:=DEC2HEX(SUM(HEX2DEC([.S18]);1))" office:value-type="string" office:string-value="4852" calcext:value-type="string">
            <text:p>4852</text:p>
          </table:table-cell>
          <table:table-cell table:style-name="ce91" table:formula="of:=DEC2HEX(SUM(HEX2DEC([.T18]);1))" office:value-type="string" office:string-value="4853" calcext:value-type="string">
            <text:p>4853</text:p>
          </table:table-cell>
          <table:table-cell table:style-name="ce109" table:formula="of:=DEC2HEX(SUM(HEX2DEC([.U18]);1))" office:value-type="string" office:string-value="4854" calcext:value-type="string">
            <text:p>4854</text:p>
          </table:table-cell>
          <table:table-cell table:style-name="ce91" table:formula="of:=DEC2HEX(SUM(HEX2DEC([.V18]);1))" office:value-type="string" office:string-value="4855" calcext:value-type="string">
            <text:p>4855</text:p>
          </table:table-cell>
          <table:table-cell table:style-name="ce109" table:formula="of:=DEC2HEX(SUM(HEX2DEC([.W18]);1))" office:value-type="string" office:string-value="4856" calcext:value-type="string">
            <text:p>4856</text:p>
          </table:table-cell>
          <table:table-cell table:style-name="ce91" table:formula="of:=DEC2HEX(SUM(HEX2DEC([.X18]);1))" office:value-type="string" office:string-value="4857" calcext:value-type="string">
            <text:p>4857</text:p>
          </table:table-cell>
          <table:table-cell table:style-name="ce109" table:formula="of:=DEC2HEX(SUM(HEX2DEC([.Y18]);1))" office:value-type="string" office:string-value="4858" calcext:value-type="string">
            <text:p>4858</text:p>
          </table:table-cell>
          <table:table-cell table:style-name="ce91" table:formula="of:=DEC2HEX(SUM(HEX2DEC([.Z18]);1))" office:value-type="string" office:string-value="4859" calcext:value-type="string">
            <text:p>4859</text:p>
          </table:table-cell>
          <table:table-cell table:style-name="ce109" table:formula="of:=DEC2HEX(SUM(HEX2DEC([.AA18]);1))" office:value-type="string" office:string-value="485A" calcext:value-type="string">
            <text:p>485A</text:p>
          </table:table-cell>
          <table:table-cell table:style-name="ce91" table:formula="of:=DEC2HEX(SUM(HEX2DEC([.AB18]);1))" office:value-type="string" office:string-value="485B" calcext:value-type="string">
            <text:p>485B</text:p>
          </table:table-cell>
          <table:table-cell table:style-name="ce102" table:formula="of:=DEC2HEX(SUM(HEX2DEC([.AC18]);1))" office:value-type="string" office:string-value="485C" calcext:value-type="string">
            <text:p>485C</text:p>
          </table:table-cell>
          <table:table-cell table:style-name="ce92" table:formula="of:=DEC2HEX(SUM(HEX2DEC([.AD18]);1))" office:value-type="string" office:string-value="485D" calcext:value-type="string">
            <text:p>485D</text:p>
          </table:table-cell>
          <table:table-cell table:style-name="ce102" table:formula="of:=DEC2HEX(SUM(HEX2DEC([.AE18]);1))" office:value-type="string" office:string-value="485E" calcext:value-type="string">
            <text:p>485E</text:p>
          </table:table-cell>
          <table:table-cell table:style-name="ce92" table:formula="of:=DEC2HEX(SUM(HEX2DEC([.AF18]);1))" office:value-type="string" office:string-value="485F" calcext:value-type="string">
            <text:p>48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1]);1))" office:value-type="string" office:string-value="4940" calcext:value-type="string">
            <text:p>4940</text:p>
          </table:table-cell>
          <table:table-cell table:style-name="ce92" table:formula="of:=DEC2HEX(SUM(HEX2DEC([.B19]);1))" office:value-type="string" office:string-value="4941" calcext:value-type="string">
            <text:p>4941</text:p>
          </table:table-cell>
          <table:table-cell table:style-name="ce94" table:formula="of:=DEC2HEX(SUM(HEX2DEC([.C19]);1))" office:value-type="string" office:string-value="4942" calcext:value-type="string">
            <text:p>4942</text:p>
          </table:table-cell>
          <table:table-cell table:style-name="ce92" table:formula="of:=DEC2HEX(SUM(HEX2DEC([.D19]);1))" office:value-type="string" office:string-value="4943" calcext:value-type="string">
            <text:p>4943</text:p>
          </table:table-cell>
          <table:table-cell table:style-name="ce102" table:formula="of:=DEC2HEX(SUM(HEX2DEC([.E19]);1))" office:value-type="string" office:string-value="4944" calcext:value-type="string">
            <text:p>4944</text:p>
          </table:table-cell>
          <table:table-cell table:style-name="ce92" table:formula="of:=DEC2HEX(SUM(HEX2DEC([.F19]);1))" office:value-type="string" office:string-value="4945" calcext:value-type="string">
            <text:p>4945</text:p>
          </table:table-cell>
          <table:table-cell table:style-name="ce102" table:formula="of:=DEC2HEX(SUM(HEX2DEC([.G19]);1))" office:value-type="string" office:string-value="4946" calcext:value-type="string">
            <text:p>4946</text:p>
          </table:table-cell>
          <table:table-cell table:style-name="ce92" table:formula="of:=DEC2HEX(SUM(HEX2DEC([.H19]);1))" office:value-type="string" office:string-value="4947" calcext:value-type="string">
            <text:p>4947</text:p>
          </table:table-cell>
          <table:table-cell table:style-name="ce102" table:formula="of:=DEC2HEX(SUM(HEX2DEC([.I19]);1))" office:value-type="string" office:string-value="4948" calcext:value-type="string">
            <text:p>4948</text:p>
          </table:table-cell>
          <table:table-cell table:style-name="ce92" table:formula="of:=DEC2HEX(SUM(HEX2DEC([.J19]);1))" office:value-type="string" office:string-value="4949" calcext:value-type="string">
            <text:p>4949</text:p>
          </table:table-cell>
          <table:table-cell table:style-name="ce102" table:formula="of:=DEC2HEX(SUM(HEX2DEC([.K19]);1))" office:value-type="string" office:string-value="494A" calcext:value-type="string">
            <text:p>494A</text:p>
          </table:table-cell>
          <table:table-cell table:style-name="ce92" table:formula="of:=DEC2HEX(SUM(HEX2DEC([.L19]);1))" office:value-type="string" office:string-value="494B" calcext:value-type="string">
            <text:p>494B</text:p>
          </table:table-cell>
          <table:table-cell table:style-name="ce102" table:formula="of:=DEC2HEX(SUM(HEX2DEC([.M19]);1))" office:value-type="string" office:string-value="494C" calcext:value-type="string">
            <text:p>494C</text:p>
          </table:table-cell>
          <table:table-cell table:style-name="ce92" table:formula="of:=DEC2HEX(SUM(HEX2DEC([.N19]);1))" office:value-type="string" office:string-value="494D" calcext:value-type="string">
            <text:p>494D</text:p>
          </table:table-cell>
          <table:table-cell table:style-name="ce102" table:formula="of:=DEC2HEX(SUM(HEX2DEC([.O19]);1))" office:value-type="string" office:string-value="494E" calcext:value-type="string">
            <text:p>494E</text:p>
          </table:table-cell>
          <table:table-cell table:style-name="ce92" table:formula="of:=DEC2HEX(SUM(HEX2DEC([.P19]);1))" office:value-type="string" office:string-value="494F" calcext:value-type="string">
            <text:p>494F</text:p>
          </table:table-cell>
          <table:table-cell table:style-name="ce102" table:formula="of:=DEC2HEX(SUM(HEX2DEC([.Q19]);1))" office:value-type="string" office:string-value="4950" calcext:value-type="string">
            <text:p>4950</text:p>
          </table:table-cell>
          <table:table-cell table:style-name="ce92" table:formula="of:=DEC2HEX(SUM(HEX2DEC([.R19]);1))" office:value-type="string" office:string-value="4951" calcext:value-type="string">
            <text:p>4951</text:p>
          </table:table-cell>
          <table:table-cell table:style-name="ce102" table:formula="of:=DEC2HEX(SUM(HEX2DEC([.S19]);1))" office:value-type="string" office:string-value="4952" calcext:value-type="string">
            <text:p>4952</text:p>
          </table:table-cell>
          <table:table-cell table:style-name="ce92" table:formula="of:=DEC2HEX(SUM(HEX2DEC([.T19]);1))" office:value-type="string" office:string-value="4953" calcext:value-type="string">
            <text:p>4953</text:p>
          </table:table-cell>
          <table:table-cell table:style-name="ce102" table:formula="of:=DEC2HEX(SUM(HEX2DEC([.U19]);1))" office:value-type="string" office:string-value="4954" calcext:value-type="string">
            <text:p>4954</text:p>
          </table:table-cell>
          <table:table-cell table:style-name="ce92" table:formula="of:=DEC2HEX(SUM(HEX2DEC([.V19]);1))" office:value-type="string" office:string-value="4955" calcext:value-type="string">
            <text:p>4955</text:p>
          </table:table-cell>
          <table:table-cell table:style-name="ce102" table:formula="of:=DEC2HEX(SUM(HEX2DEC([.W19]);1))" office:value-type="string" office:string-value="4956" calcext:value-type="string">
            <text:p>4956</text:p>
          </table:table-cell>
          <table:table-cell table:style-name="ce92" table:formula="of:=DEC2HEX(SUM(HEX2DEC([.X19]);1))" office:value-type="string" office:string-value="4957" calcext:value-type="string">
            <text:p>4957</text:p>
          </table:table-cell>
          <table:table-cell table:style-name="ce102" table:formula="of:=DEC2HEX(SUM(HEX2DEC([.Y19]);1))" office:value-type="string" office:string-value="4958" calcext:value-type="string">
            <text:p>4958</text:p>
          </table:table-cell>
          <table:table-cell table:style-name="ce92" table:formula="of:=DEC2HEX(SUM(HEX2DEC([.Z19]);1))" office:value-type="string" office:string-value="4959" calcext:value-type="string">
            <text:p>4959</text:p>
          </table:table-cell>
          <table:table-cell table:style-name="ce102" table:formula="of:=DEC2HEX(SUM(HEX2DEC([.AA19]);1))" office:value-type="string" office:string-value="495A" calcext:value-type="string">
            <text:p>495A</text:p>
          </table:table-cell>
          <table:table-cell table:style-name="ce92" table:formula="of:=DEC2HEX(SUM(HEX2DEC([.AB19]);1))" office:value-type="string" office:string-value="495B" calcext:value-type="string">
            <text:p>495B</text:p>
          </table:table-cell>
          <table:table-cell table:style-name="ce102" table:formula="of:=DEC2HEX(SUM(HEX2DEC([.AC19]);1))" office:value-type="string" office:string-value="495C" calcext:value-type="string">
            <text:p>495C</text:p>
          </table:table-cell>
          <table:table-cell table:style-name="ce92" table:formula="of:=DEC2HEX(SUM(HEX2DEC([.AD19]);1))" office:value-type="string" office:string-value="495D" calcext:value-type="string">
            <text:p>495D</text:p>
          </table:table-cell>
          <table:table-cell table:style-name="ce102" table:formula="of:=DEC2HEX(SUM(HEX2DEC([.AE19]);1))" office:value-type="string" office:string-value="495E" calcext:value-type="string">
            <text:p>495E</text:p>
          </table:table-cell>
          <table:table-cell table:style-name="ce92" table:formula="of:=DEC2HEX(SUM(HEX2DEC([.AF19]);1))" office:value-type="string" office:string-value="495F" calcext:value-type="string">
            <text:p>49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2]);1))" office:value-type="string" office:string-value="4A40" calcext:value-type="string">
            <text:p>4A40</text:p>
          </table:table-cell>
          <table:table-cell table:style-name="ce92" table:formula="of:=DEC2HEX(SUM(HEX2DEC([.B20]);1))" office:value-type="string" office:string-value="4A41" calcext:value-type="string">
            <text:p>4A41</text:p>
          </table:table-cell>
          <table:table-cell table:style-name="ce94" table:formula="of:=DEC2HEX(SUM(HEX2DEC([.C20]);1))" office:value-type="string" office:string-value="4A42" calcext:value-type="string">
            <text:p>4A42</text:p>
          </table:table-cell>
          <table:table-cell table:style-name="ce92" table:formula="of:=DEC2HEX(SUM(HEX2DEC([.D20]);1))" office:value-type="string" office:string-value="4A43" calcext:value-type="string">
            <text:p>4A43</text:p>
          </table:table-cell>
          <table:table-cell table:style-name="ce102" table:formula="of:=DEC2HEX(SUM(HEX2DEC([.E20]);1))" office:value-type="string" office:string-value="4A44" calcext:value-type="string">
            <text:p>4A44</text:p>
          </table:table-cell>
          <table:table-cell table:style-name="ce92" table:formula="of:=DEC2HEX(SUM(HEX2DEC([.F20]);1))" office:value-type="string" office:string-value="4A45" calcext:value-type="string">
            <text:p>4A45</text:p>
          </table:table-cell>
          <table:table-cell table:style-name="ce102" table:formula="of:=DEC2HEX(SUM(HEX2DEC([.G20]);1))" office:value-type="string" office:string-value="4A46" calcext:value-type="string">
            <text:p>4A46</text:p>
          </table:table-cell>
          <table:table-cell table:style-name="ce92" table:formula="of:=DEC2HEX(SUM(HEX2DEC([.H20]);1))" office:value-type="string" office:string-value="4A47" calcext:value-type="string">
            <text:p>4A47</text:p>
          </table:table-cell>
          <table:table-cell table:style-name="ce102" table:formula="of:=DEC2HEX(SUM(HEX2DEC([.I20]);1))" office:value-type="string" office:string-value="4A48" calcext:value-type="string">
            <text:p>4A48</text:p>
          </table:table-cell>
          <table:table-cell table:style-name="ce92" table:formula="of:=DEC2HEX(SUM(HEX2DEC([.J20]);1))" office:value-type="string" office:string-value="4A49" calcext:value-type="string">
            <text:p>4A49</text:p>
          </table:table-cell>
          <table:table-cell table:style-name="ce102" table:formula="of:=DEC2HEX(SUM(HEX2DEC([.K20]);1))" office:value-type="string" office:string-value="4A4A" calcext:value-type="string">
            <text:p>4A4A</text:p>
          </table:table-cell>
          <table:table-cell table:style-name="ce92" table:formula="of:=DEC2HEX(SUM(HEX2DEC([.L20]);1))" office:value-type="string" office:string-value="4A4B" calcext:value-type="string">
            <text:p>4A4B</text:p>
          </table:table-cell>
          <table:table-cell table:style-name="ce102" table:formula="of:=DEC2HEX(SUM(HEX2DEC([.M20]);1))" office:value-type="string" office:string-value="4A4C" calcext:value-type="string">
            <text:p>4A4C</text:p>
          </table:table-cell>
          <table:table-cell table:style-name="ce92" table:formula="of:=DEC2HEX(SUM(HEX2DEC([.N20]);1))" office:value-type="string" office:string-value="4A4D" calcext:value-type="string">
            <text:p>4A4D</text:p>
          </table:table-cell>
          <table:table-cell table:style-name="ce102" table:formula="of:=DEC2HEX(SUM(HEX2DEC([.O20]);1))" office:value-type="string" office:string-value="4A4E" calcext:value-type="string">
            <text:p>4A4E</text:p>
          </table:table-cell>
          <table:table-cell table:style-name="ce92" table:formula="of:=DEC2HEX(SUM(HEX2DEC([.P20]);1))" office:value-type="string" office:string-value="4A4F" calcext:value-type="string">
            <text:p>4A4F</text:p>
          </table:table-cell>
          <table:table-cell table:style-name="ce102" table:formula="of:=DEC2HEX(SUM(HEX2DEC([.Q20]);1))" office:value-type="string" office:string-value="4A50" calcext:value-type="string">
            <text:p>4A50</text:p>
          </table:table-cell>
          <table:table-cell table:style-name="ce92" table:formula="of:=DEC2HEX(SUM(HEX2DEC([.R20]);1))" office:value-type="string" office:string-value="4A51" calcext:value-type="string">
            <text:p>4A51</text:p>
          </table:table-cell>
          <table:table-cell table:style-name="ce102" table:formula="of:=DEC2HEX(SUM(HEX2DEC([.S20]);1))" office:value-type="string" office:string-value="4A52" calcext:value-type="string">
            <text:p>4A52</text:p>
          </table:table-cell>
          <table:table-cell table:style-name="ce92" table:formula="of:=DEC2HEX(SUM(HEX2DEC([.T20]);1))" office:value-type="string" office:string-value="4A53" calcext:value-type="string">
            <text:p>4A53</text:p>
          </table:table-cell>
          <table:table-cell table:style-name="ce102" table:formula="of:=DEC2HEX(SUM(HEX2DEC([.U20]);1))" office:value-type="string" office:string-value="4A54" calcext:value-type="string">
            <text:p>4A54</text:p>
          </table:table-cell>
          <table:table-cell table:style-name="ce92" table:formula="of:=DEC2HEX(SUM(HEX2DEC([.V20]);1))" office:value-type="string" office:string-value="4A55" calcext:value-type="string">
            <text:p>4A55</text:p>
          </table:table-cell>
          <table:table-cell table:style-name="ce102" table:formula="of:=DEC2HEX(SUM(HEX2DEC([.W20]);1))" office:value-type="string" office:string-value="4A56" calcext:value-type="string">
            <text:p>4A56</text:p>
          </table:table-cell>
          <table:table-cell table:style-name="ce92" table:formula="of:=DEC2HEX(SUM(HEX2DEC([.X20]);1))" office:value-type="string" office:string-value="4A57" calcext:value-type="string">
            <text:p>4A57</text:p>
          </table:table-cell>
          <table:table-cell table:style-name="ce102" table:formula="of:=DEC2HEX(SUM(HEX2DEC([.Y20]);1))" office:value-type="string" office:string-value="4A58" calcext:value-type="string">
            <text:p>4A58</text:p>
          </table:table-cell>
          <table:table-cell table:style-name="ce92" table:formula="of:=DEC2HEX(SUM(HEX2DEC([.Z20]);1))" office:value-type="string" office:string-value="4A59" calcext:value-type="string">
            <text:p>4A59</text:p>
          </table:table-cell>
          <table:table-cell table:style-name="ce102" table:formula="of:=DEC2HEX(SUM(HEX2DEC([.AA20]);1))" office:value-type="string" office:string-value="4A5A" calcext:value-type="string">
            <text:p>4A5A</text:p>
          </table:table-cell>
          <table:table-cell table:style-name="ce92" table:formula="of:=DEC2HEX(SUM(HEX2DEC([.AB20]);1))" office:value-type="string" office:string-value="4A5B" calcext:value-type="string">
            <text:p>4A5B</text:p>
          </table:table-cell>
          <table:table-cell table:style-name="ce102" table:formula="of:=DEC2HEX(SUM(HEX2DEC([.AC20]);1))" office:value-type="string" office:string-value="4A5C" calcext:value-type="string">
            <text:p>4A5C</text:p>
          </table:table-cell>
          <table:table-cell table:style-name="ce92" table:formula="of:=DEC2HEX(SUM(HEX2DEC([.AD20]);1))" office:value-type="string" office:string-value="4A5D" calcext:value-type="string">
            <text:p>4A5D</text:p>
          </table:table-cell>
          <table:table-cell table:style-name="ce102" table:formula="of:=DEC2HEX(SUM(HEX2DEC([.AE20]);1))" office:value-type="string" office:string-value="4A5E" calcext:value-type="string">
            <text:p>4A5E</text:p>
          </table:table-cell>
          <table:table-cell table:style-name="ce92" table:formula="of:=DEC2HEX(SUM(HEX2DEC([.AF20]);1))" office:value-type="string" office:string-value="4A5F" calcext:value-type="string">
            <text:p>4A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3]);1))" office:value-type="string" office:string-value="4B40" calcext:value-type="string">
            <text:p>4B40</text:p>
          </table:table-cell>
          <table:table-cell table:style-name="ce92" table:formula="of:=DEC2HEX(SUM(HEX2DEC([.B21]);1))" office:value-type="string" office:string-value="4B41" calcext:value-type="string">
            <text:p>4B41</text:p>
          </table:table-cell>
          <table:table-cell table:style-name="ce94" table:formula="of:=DEC2HEX(SUM(HEX2DEC([.C21]);1))" office:value-type="string" office:string-value="4B42" calcext:value-type="string">
            <text:p>4B42</text:p>
          </table:table-cell>
          <table:table-cell table:style-name="ce92" table:formula="of:=DEC2HEX(SUM(HEX2DEC([.D21]);1))" office:value-type="string" office:string-value="4B43" calcext:value-type="string">
            <text:p>4B43</text:p>
          </table:table-cell>
          <table:table-cell table:style-name="ce102" table:formula="of:=DEC2HEX(SUM(HEX2DEC([.E21]);1))" office:value-type="string" office:string-value="4B44" calcext:value-type="string">
            <text:p>4B44</text:p>
          </table:table-cell>
          <table:table-cell table:style-name="ce92" table:formula="of:=DEC2HEX(SUM(HEX2DEC([.F21]);1))" office:value-type="string" office:string-value="4B45" calcext:value-type="string">
            <text:p>4B45</text:p>
          </table:table-cell>
          <table:table-cell table:style-name="ce102" table:formula="of:=DEC2HEX(SUM(HEX2DEC([.G21]);1))" office:value-type="string" office:string-value="4B46" calcext:value-type="string">
            <text:p>4B46</text:p>
          </table:table-cell>
          <table:table-cell table:style-name="ce92" table:formula="of:=DEC2HEX(SUM(HEX2DEC([.H21]);1))" office:value-type="string" office:string-value="4B47" calcext:value-type="string">
            <text:p>4B47</text:p>
          </table:table-cell>
          <table:table-cell table:style-name="ce102" table:formula="of:=DEC2HEX(SUM(HEX2DEC([.I21]);1))" office:value-type="string" office:string-value="4B48" calcext:value-type="string">
            <text:p>4B48</text:p>
          </table:table-cell>
          <table:table-cell table:style-name="ce92" table:formula="of:=DEC2HEX(SUM(HEX2DEC([.J21]);1))" office:value-type="string" office:string-value="4B49" calcext:value-type="string">
            <text:p>4B49</text:p>
          </table:table-cell>
          <table:table-cell table:style-name="ce102" table:formula="of:=DEC2HEX(SUM(HEX2DEC([.K21]);1))" office:value-type="string" office:string-value="4B4A" calcext:value-type="string">
            <text:p>4B4A</text:p>
          </table:table-cell>
          <table:table-cell table:style-name="ce92" table:formula="of:=DEC2HEX(SUM(HEX2DEC([.L21]);1))" office:value-type="string" office:string-value="4B4B" calcext:value-type="string">
            <text:p>4B4B</text:p>
          </table:table-cell>
          <table:table-cell table:style-name="ce102" table:formula="of:=DEC2HEX(SUM(HEX2DEC([.M21]);1))" office:value-type="string" office:string-value="4B4C" calcext:value-type="string">
            <text:p>4B4C</text:p>
          </table:table-cell>
          <table:table-cell table:style-name="ce92" table:formula="of:=DEC2HEX(SUM(HEX2DEC([.N21]);1))" office:value-type="string" office:string-value="4B4D" calcext:value-type="string">
            <text:p>4B4D</text:p>
          </table:table-cell>
          <table:table-cell table:style-name="ce102" table:formula="of:=DEC2HEX(SUM(HEX2DEC([.O21]);1))" office:value-type="string" office:string-value="4B4E" calcext:value-type="string">
            <text:p>4B4E</text:p>
          </table:table-cell>
          <table:table-cell table:style-name="ce92" table:formula="of:=DEC2HEX(SUM(HEX2DEC([.P21]);1))" office:value-type="string" office:string-value="4B4F" calcext:value-type="string">
            <text:p>4B4F</text:p>
          </table:table-cell>
          <table:table-cell table:style-name="ce102" table:formula="of:=DEC2HEX(SUM(HEX2DEC([.Q21]);1))" office:value-type="string" office:string-value="4B50" calcext:value-type="string">
            <text:p>4B50</text:p>
          </table:table-cell>
          <table:table-cell table:style-name="ce92" table:formula="of:=DEC2HEX(SUM(HEX2DEC([.R21]);1))" office:value-type="string" office:string-value="4B51" calcext:value-type="string">
            <text:p>4B51</text:p>
          </table:table-cell>
          <table:table-cell table:style-name="ce102" table:formula="of:=DEC2HEX(SUM(HEX2DEC([.S21]);1))" office:value-type="string" office:string-value="4B52" calcext:value-type="string">
            <text:p>4B52</text:p>
          </table:table-cell>
          <table:table-cell table:style-name="ce92" table:formula="of:=DEC2HEX(SUM(HEX2DEC([.T21]);1))" office:value-type="string" office:string-value="4B53" calcext:value-type="string">
            <text:p>4B53</text:p>
          </table:table-cell>
          <table:table-cell table:style-name="ce102" table:formula="of:=DEC2HEX(SUM(HEX2DEC([.U21]);1))" office:value-type="string" office:string-value="4B54" calcext:value-type="string">
            <text:p>4B54</text:p>
          </table:table-cell>
          <table:table-cell table:style-name="ce92" table:formula="of:=DEC2HEX(SUM(HEX2DEC([.V21]);1))" office:value-type="string" office:string-value="4B55" calcext:value-type="string">
            <text:p>4B55</text:p>
          </table:table-cell>
          <table:table-cell table:style-name="ce102" table:formula="of:=DEC2HEX(SUM(HEX2DEC([.W21]);1))" office:value-type="string" office:string-value="4B56" calcext:value-type="string">
            <text:p>4B56</text:p>
          </table:table-cell>
          <table:table-cell table:style-name="ce92" table:formula="of:=DEC2HEX(SUM(HEX2DEC([.X21]);1))" office:value-type="string" office:string-value="4B57" calcext:value-type="string">
            <text:p>4B57</text:p>
          </table:table-cell>
          <table:table-cell table:style-name="ce102" table:formula="of:=DEC2HEX(SUM(HEX2DEC([.Y21]);1))" office:value-type="string" office:string-value="4B58" calcext:value-type="string">
            <text:p>4B58</text:p>
          </table:table-cell>
          <table:table-cell table:style-name="ce92" table:formula="of:=DEC2HEX(SUM(HEX2DEC([.Z21]);1))" office:value-type="string" office:string-value="4B59" calcext:value-type="string">
            <text:p>4B59</text:p>
          </table:table-cell>
          <table:table-cell table:style-name="ce102" table:formula="of:=DEC2HEX(SUM(HEX2DEC([.AA21]);1))" office:value-type="string" office:string-value="4B5A" calcext:value-type="string">
            <text:p>4B5A</text:p>
          </table:table-cell>
          <table:table-cell table:style-name="ce92" table:formula="of:=DEC2HEX(SUM(HEX2DEC([.AB21]);1))" office:value-type="string" office:string-value="4B5B" calcext:value-type="string">
            <text:p>4B5B</text:p>
          </table:table-cell>
          <table:table-cell table:style-name="ce102" table:formula="of:=DEC2HEX(SUM(HEX2DEC([.AC21]);1))" office:value-type="string" office:string-value="4B5C" calcext:value-type="string">
            <text:p>4B5C</text:p>
          </table:table-cell>
          <table:table-cell table:style-name="ce92" table:formula="of:=DEC2HEX(SUM(HEX2DEC([.AD21]);1))" office:value-type="string" office:string-value="4B5D" calcext:value-type="string">
            <text:p>4B5D</text:p>
          </table:table-cell>
          <table:table-cell table:style-name="ce102" table:formula="of:=DEC2HEX(SUM(HEX2DEC([.AE21]);1))" office:value-type="string" office:string-value="4B5E" calcext:value-type="string">
            <text:p>4B5E</text:p>
          </table:table-cell>
          <table:table-cell table:style-name="ce92" table:formula="of:=DEC2HEX(SUM(HEX2DEC([.AF21]);1))" office:value-type="string" office:string-value="4B5F" calcext:value-type="string">
            <text:p>4B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4]);1))" office:value-type="string" office:string-value="4C40" calcext:value-type="string">
            <text:p>4C40</text:p>
          </table:table-cell>
          <table:table-cell table:style-name="ce92" table:formula="of:=DEC2HEX(SUM(HEX2DEC([.B22]);1))" office:value-type="string" office:string-value="4C41" calcext:value-type="string">
            <text:p>4C41</text:p>
          </table:table-cell>
          <table:table-cell table:style-name="ce94" table:formula="of:=DEC2HEX(SUM(HEX2DEC([.C22]);1))" office:value-type="string" office:string-value="4C42" calcext:value-type="string">
            <text:p>4C42</text:p>
          </table:table-cell>
          <table:table-cell table:style-name="ce92" table:formula="of:=DEC2HEX(SUM(HEX2DEC([.D22]);1))" office:value-type="string" office:string-value="4C43" calcext:value-type="string">
            <text:p>4C43</text:p>
          </table:table-cell>
          <table:table-cell table:style-name="ce102" table:formula="of:=DEC2HEX(SUM(HEX2DEC([.E22]);1))" office:value-type="string" office:string-value="4C44" calcext:value-type="string">
            <text:p>4C44</text:p>
          </table:table-cell>
          <table:table-cell table:style-name="ce92" table:formula="of:=DEC2HEX(SUM(HEX2DEC([.F22]);1))" office:value-type="string" office:string-value="4C45" calcext:value-type="string">
            <text:p>4C45</text:p>
          </table:table-cell>
          <table:table-cell table:style-name="ce102" table:formula="of:=DEC2HEX(SUM(HEX2DEC([.G22]);1))" office:value-type="string" office:string-value="4C46" calcext:value-type="string">
            <text:p>4C46</text:p>
          </table:table-cell>
          <table:table-cell table:style-name="ce92" table:formula="of:=DEC2HEX(SUM(HEX2DEC([.H22]);1))" office:value-type="string" office:string-value="4C47" calcext:value-type="string">
            <text:p>4C47</text:p>
          </table:table-cell>
          <table:table-cell table:style-name="ce102" table:formula="of:=DEC2HEX(SUM(HEX2DEC([.I22]);1))" office:value-type="string" office:string-value="4C48" calcext:value-type="string">
            <text:p>4C48</text:p>
          </table:table-cell>
          <table:table-cell table:style-name="ce92" table:formula="of:=DEC2HEX(SUM(HEX2DEC([.J22]);1))" office:value-type="string" office:string-value="4C49" calcext:value-type="string">
            <text:p>4C49</text:p>
          </table:table-cell>
          <table:table-cell table:style-name="ce102" table:formula="of:=DEC2HEX(SUM(HEX2DEC([.K22]);1))" office:value-type="string" office:string-value="4C4A" calcext:value-type="string">
            <text:p>4C4A</text:p>
          </table:table-cell>
          <table:table-cell table:style-name="ce92" table:formula="of:=DEC2HEX(SUM(HEX2DEC([.L22]);1))" office:value-type="string" office:string-value="4C4B" calcext:value-type="string">
            <text:p>4C4B</text:p>
          </table:table-cell>
          <table:table-cell table:style-name="ce102" table:formula="of:=DEC2HEX(SUM(HEX2DEC([.M22]);1))" office:value-type="string" office:string-value="4C4C" calcext:value-type="string">
            <text:p>4C4C</text:p>
          </table:table-cell>
          <table:table-cell table:style-name="ce92" table:formula="of:=DEC2HEX(SUM(HEX2DEC([.N22]);1))" office:value-type="string" office:string-value="4C4D" calcext:value-type="string">
            <text:p>4C4D</text:p>
          </table:table-cell>
          <table:table-cell table:style-name="ce102" table:formula="of:=DEC2HEX(SUM(HEX2DEC([.O22]);1))" office:value-type="string" office:string-value="4C4E" calcext:value-type="string">
            <text:p>4C4E</text:p>
          </table:table-cell>
          <table:table-cell table:style-name="ce92" table:formula="of:=DEC2HEX(SUM(HEX2DEC([.P22]);1))" office:value-type="string" office:string-value="4C4F" calcext:value-type="string">
            <text:p>4C4F</text:p>
          </table:table-cell>
          <table:table-cell table:style-name="ce102" table:formula="of:=DEC2HEX(SUM(HEX2DEC([.Q22]);1))" office:value-type="string" office:string-value="4C50" calcext:value-type="string">
            <text:p>4C50</text:p>
          </table:table-cell>
          <table:table-cell table:style-name="ce92" table:formula="of:=DEC2HEX(SUM(HEX2DEC([.R22]);1))" office:value-type="string" office:string-value="4C51" calcext:value-type="string">
            <text:p>4C51</text:p>
          </table:table-cell>
          <table:table-cell table:style-name="ce102" table:formula="of:=DEC2HEX(SUM(HEX2DEC([.S22]);1))" office:value-type="string" office:string-value="4C52" calcext:value-type="string">
            <text:p>4C52</text:p>
          </table:table-cell>
          <table:table-cell table:style-name="ce92" table:formula="of:=DEC2HEX(SUM(HEX2DEC([.T22]);1))" office:value-type="string" office:string-value="4C53" calcext:value-type="string">
            <text:p>4C53</text:p>
          </table:table-cell>
          <table:table-cell table:style-name="ce102" table:formula="of:=DEC2HEX(SUM(HEX2DEC([.U22]);1))" office:value-type="string" office:string-value="4C54" calcext:value-type="string">
            <text:p>4C54</text:p>
          </table:table-cell>
          <table:table-cell table:style-name="ce92" table:formula="of:=DEC2HEX(SUM(HEX2DEC([.V22]);1))" office:value-type="string" office:string-value="4C55" calcext:value-type="string">
            <text:p>4C55</text:p>
          </table:table-cell>
          <table:table-cell table:style-name="ce102" table:formula="of:=DEC2HEX(SUM(HEX2DEC([.W22]);1))" office:value-type="string" office:string-value="4C56" calcext:value-type="string">
            <text:p>4C56</text:p>
          </table:table-cell>
          <table:table-cell table:style-name="ce92" table:formula="of:=DEC2HEX(SUM(HEX2DEC([.X22]);1))" office:value-type="string" office:string-value="4C57" calcext:value-type="string">
            <text:p>4C57</text:p>
          </table:table-cell>
          <table:table-cell table:style-name="ce102" table:formula="of:=DEC2HEX(SUM(HEX2DEC([.Y22]);1))" office:value-type="string" office:string-value="4C58" calcext:value-type="string">
            <text:p>4C58</text:p>
          </table:table-cell>
          <table:table-cell table:style-name="ce92" table:formula="of:=DEC2HEX(SUM(HEX2DEC([.Z22]);1))" office:value-type="string" office:string-value="4C59" calcext:value-type="string">
            <text:p>4C59</text:p>
          </table:table-cell>
          <table:table-cell table:style-name="ce102" table:formula="of:=DEC2HEX(SUM(HEX2DEC([.AA22]);1))" office:value-type="string" office:string-value="4C5A" calcext:value-type="string">
            <text:p>4C5A</text:p>
          </table:table-cell>
          <table:table-cell table:style-name="ce92" table:formula="of:=DEC2HEX(SUM(HEX2DEC([.AB22]);1))" office:value-type="string" office:string-value="4C5B" calcext:value-type="string">
            <text:p>4C5B</text:p>
          </table:table-cell>
          <table:table-cell table:style-name="ce102" table:formula="of:=DEC2HEX(SUM(HEX2DEC([.AC22]);1))" office:value-type="string" office:string-value="4C5C" calcext:value-type="string">
            <text:p>4C5C</text:p>
          </table:table-cell>
          <table:table-cell table:style-name="ce92" table:formula="of:=DEC2HEX(SUM(HEX2DEC([.AD22]);1))" office:value-type="string" office:string-value="4C5D" calcext:value-type="string">
            <text:p>4C5D</text:p>
          </table:table-cell>
          <table:table-cell table:style-name="ce102" table:formula="of:=DEC2HEX(SUM(HEX2DEC([.AE22]);1))" office:value-type="string" office:string-value="4C5E" calcext:value-type="string">
            <text:p>4C5E</text:p>
          </table:table-cell>
          <table:table-cell table:style-name="ce92" table:formula="of:=DEC2HEX(SUM(HEX2DEC([.AF22]);1))" office:value-type="string" office:string-value="4C5F" calcext:value-type="string">
            <text:p>4C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5]);1))" office:value-type="string" office:string-value="4D40" calcext:value-type="string">
            <text:p>4D40</text:p>
          </table:table-cell>
          <table:table-cell table:style-name="ce92" table:formula="of:=DEC2HEX(SUM(HEX2DEC([.B23]);1))" office:value-type="string" office:string-value="4D41" calcext:value-type="string">
            <text:p>4D41</text:p>
          </table:table-cell>
          <table:table-cell table:style-name="ce94" table:formula="of:=DEC2HEX(SUM(HEX2DEC([.C23]);1))" office:value-type="string" office:string-value="4D42" calcext:value-type="string">
            <text:p>4D42</text:p>
          </table:table-cell>
          <table:table-cell table:style-name="ce92" table:formula="of:=DEC2HEX(SUM(HEX2DEC([.D23]);1))" office:value-type="string" office:string-value="4D43" calcext:value-type="string">
            <text:p>4D43</text:p>
          </table:table-cell>
          <table:table-cell table:style-name="ce102" table:formula="of:=DEC2HEX(SUM(HEX2DEC([.E23]);1))" office:value-type="string" office:string-value="4D44" calcext:value-type="string">
            <text:p>4D44</text:p>
          </table:table-cell>
          <table:table-cell table:style-name="ce92" table:formula="of:=DEC2HEX(SUM(HEX2DEC([.F23]);1))" office:value-type="string" office:string-value="4D45" calcext:value-type="string">
            <text:p>4D45</text:p>
          </table:table-cell>
          <table:table-cell table:style-name="ce102" table:formula="of:=DEC2HEX(SUM(HEX2DEC([.G23]);1))" office:value-type="string" office:string-value="4D46" calcext:value-type="string">
            <text:p>4D46</text:p>
          </table:table-cell>
          <table:table-cell table:style-name="ce92" table:formula="of:=DEC2HEX(SUM(HEX2DEC([.H23]);1))" office:value-type="string" office:string-value="4D47" calcext:value-type="string">
            <text:p>4D47</text:p>
          </table:table-cell>
          <table:table-cell table:style-name="ce102" table:formula="of:=DEC2HEX(SUM(HEX2DEC([.I23]);1))" office:value-type="string" office:string-value="4D48" calcext:value-type="string">
            <text:p>4D48</text:p>
          </table:table-cell>
          <table:table-cell table:style-name="ce92" table:formula="of:=DEC2HEX(SUM(HEX2DEC([.J23]);1))" office:value-type="string" office:string-value="4D49" calcext:value-type="string">
            <text:p>4D49</text:p>
          </table:table-cell>
          <table:table-cell table:style-name="ce102" table:formula="of:=DEC2HEX(SUM(HEX2DEC([.K23]);1))" office:value-type="string" office:string-value="4D4A" calcext:value-type="string">
            <text:p>4D4A</text:p>
          </table:table-cell>
          <table:table-cell table:style-name="ce92" table:formula="of:=DEC2HEX(SUM(HEX2DEC([.L23]);1))" office:value-type="string" office:string-value="4D4B" calcext:value-type="string">
            <text:p>4D4B</text:p>
          </table:table-cell>
          <table:table-cell table:style-name="ce102" table:formula="of:=DEC2HEX(SUM(HEX2DEC([.M23]);1))" office:value-type="string" office:string-value="4D4C" calcext:value-type="string">
            <text:p>4D4C</text:p>
          </table:table-cell>
          <table:table-cell table:style-name="ce92" table:formula="of:=DEC2HEX(SUM(HEX2DEC([.N23]);1))" office:value-type="string" office:string-value="4D4D" calcext:value-type="string">
            <text:p>4D4D</text:p>
          </table:table-cell>
          <table:table-cell table:style-name="ce102" table:formula="of:=DEC2HEX(SUM(HEX2DEC([.O23]);1))" office:value-type="string" office:string-value="4D4E" calcext:value-type="string">
            <text:p>4D4E</text:p>
          </table:table-cell>
          <table:table-cell table:style-name="ce92" table:formula="of:=DEC2HEX(SUM(HEX2DEC([.P23]);1))" office:value-type="string" office:string-value="4D4F" calcext:value-type="string">
            <text:p>4D4F</text:p>
          </table:table-cell>
          <table:table-cell table:style-name="ce102" table:formula="of:=DEC2HEX(SUM(HEX2DEC([.Q23]);1))" office:value-type="string" office:string-value="4D50" calcext:value-type="string">
            <text:p>4D50</text:p>
          </table:table-cell>
          <table:table-cell table:style-name="ce92" table:formula="of:=DEC2HEX(SUM(HEX2DEC([.R23]);1))" office:value-type="string" office:string-value="4D51" calcext:value-type="string">
            <text:p>4D51</text:p>
          </table:table-cell>
          <table:table-cell table:style-name="ce102" table:formula="of:=DEC2HEX(SUM(HEX2DEC([.S23]);1))" office:value-type="string" office:string-value="4D52" calcext:value-type="string">
            <text:p>4D52</text:p>
          </table:table-cell>
          <table:table-cell table:style-name="ce92" table:formula="of:=DEC2HEX(SUM(HEX2DEC([.T23]);1))" office:value-type="string" office:string-value="4D53" calcext:value-type="string">
            <text:p>4D53</text:p>
          </table:table-cell>
          <table:table-cell table:style-name="ce102" table:formula="of:=DEC2HEX(SUM(HEX2DEC([.U23]);1))" office:value-type="string" office:string-value="4D54" calcext:value-type="string">
            <text:p>4D54</text:p>
          </table:table-cell>
          <table:table-cell table:style-name="ce92" table:formula="of:=DEC2HEX(SUM(HEX2DEC([.V23]);1))" office:value-type="string" office:string-value="4D55" calcext:value-type="string">
            <text:p>4D55</text:p>
          </table:table-cell>
          <table:table-cell table:style-name="ce102" table:formula="of:=DEC2HEX(SUM(HEX2DEC([.W23]);1))" office:value-type="string" office:string-value="4D56" calcext:value-type="string">
            <text:p>4D56</text:p>
          </table:table-cell>
          <table:table-cell table:style-name="ce92" table:formula="of:=DEC2HEX(SUM(HEX2DEC([.X23]);1))" office:value-type="string" office:string-value="4D57" calcext:value-type="string">
            <text:p>4D57</text:p>
          </table:table-cell>
          <table:table-cell table:style-name="ce102" table:formula="of:=DEC2HEX(SUM(HEX2DEC([.Y23]);1))" office:value-type="string" office:string-value="4D58" calcext:value-type="string">
            <text:p>4D58</text:p>
          </table:table-cell>
          <table:table-cell table:style-name="ce92" table:formula="of:=DEC2HEX(SUM(HEX2DEC([.Z23]);1))" office:value-type="string" office:string-value="4D59" calcext:value-type="string">
            <text:p>4D59</text:p>
          </table:table-cell>
          <table:table-cell table:style-name="ce102" table:formula="of:=DEC2HEX(SUM(HEX2DEC([.AA23]);1))" office:value-type="string" office:string-value="4D5A" calcext:value-type="string">
            <text:p>4D5A</text:p>
          </table:table-cell>
          <table:table-cell table:style-name="ce92" table:formula="of:=DEC2HEX(SUM(HEX2DEC([.AB23]);1))" office:value-type="string" office:string-value="4D5B" calcext:value-type="string">
            <text:p>4D5B</text:p>
          </table:table-cell>
          <table:table-cell table:style-name="ce102" table:formula="of:=DEC2HEX(SUM(HEX2DEC([.AC23]);1))" office:value-type="string" office:string-value="4D5C" calcext:value-type="string">
            <text:p>4D5C</text:p>
          </table:table-cell>
          <table:table-cell table:style-name="ce92" table:formula="of:=DEC2HEX(SUM(HEX2DEC([.AD23]);1))" office:value-type="string" office:string-value="4D5D" calcext:value-type="string">
            <text:p>4D5D</text:p>
          </table:table-cell>
          <table:table-cell table:style-name="ce102" table:formula="of:=DEC2HEX(SUM(HEX2DEC([.AE23]);1))" office:value-type="string" office:string-value="4D5E" calcext:value-type="string">
            <text:p>4D5E</text:p>
          </table:table-cell>
          <table:table-cell table:style-name="ce92" table:formula="of:=DEC2HEX(SUM(HEX2DEC([.AF23]);1))" office:value-type="string" office:string-value="4D5F" calcext:value-type="string">
            <text:p>4D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6]);1))" office:value-type="string" office:string-value="4E40" calcext:value-type="string">
            <text:p>4E40</text:p>
          </table:table-cell>
          <table:table-cell table:style-name="ce92" table:formula="of:=DEC2HEX(SUM(HEX2DEC([.B24]);1))" office:value-type="string" office:string-value="4E41" calcext:value-type="string">
            <text:p>4E41</text:p>
          </table:table-cell>
          <table:table-cell table:style-name="ce94" table:formula="of:=DEC2HEX(SUM(HEX2DEC([.C24]);1))" office:value-type="string" office:string-value="4E42" calcext:value-type="string">
            <text:p>4E42</text:p>
          </table:table-cell>
          <table:table-cell table:style-name="ce92" table:formula="of:=DEC2HEX(SUM(HEX2DEC([.D24]);1))" office:value-type="string" office:string-value="4E43" calcext:value-type="string">
            <text:p>4E43</text:p>
          </table:table-cell>
          <table:table-cell table:style-name="ce102" table:formula="of:=DEC2HEX(SUM(HEX2DEC([.E24]);1))" office:value-type="string" office:string-value="4E44" calcext:value-type="string">
            <text:p>4E44</text:p>
          </table:table-cell>
          <table:table-cell table:style-name="ce92" table:formula="of:=DEC2HEX(SUM(HEX2DEC([.F24]);1))" office:value-type="string" office:string-value="4E45" calcext:value-type="string">
            <text:p>4E45</text:p>
          </table:table-cell>
          <table:table-cell table:style-name="ce102" table:formula="of:=DEC2HEX(SUM(HEX2DEC([.G24]);1))" office:value-type="string" office:string-value="4E46" calcext:value-type="string">
            <text:p>4E46</text:p>
          </table:table-cell>
          <table:table-cell table:style-name="ce92" table:formula="of:=DEC2HEX(SUM(HEX2DEC([.H24]);1))" office:value-type="string" office:string-value="4E47" calcext:value-type="string">
            <text:p>4E47</text:p>
          </table:table-cell>
          <table:table-cell table:style-name="ce102" table:formula="of:=DEC2HEX(SUM(HEX2DEC([.I24]);1))" office:value-type="string" office:string-value="4E48" calcext:value-type="string">
            <text:p>4E48</text:p>
          </table:table-cell>
          <table:table-cell table:style-name="ce92" table:formula="of:=DEC2HEX(SUM(HEX2DEC([.J24]);1))" office:value-type="string" office:string-value="4E49" calcext:value-type="string">
            <text:p>4E49</text:p>
          </table:table-cell>
          <table:table-cell table:style-name="ce102" table:formula="of:=DEC2HEX(SUM(HEX2DEC([.K24]);1))" office:value-type="string" office:string-value="4E4A" calcext:value-type="string">
            <text:p>4E4A</text:p>
          </table:table-cell>
          <table:table-cell table:style-name="ce92" table:formula="of:=DEC2HEX(SUM(HEX2DEC([.L24]);1))" office:value-type="string" office:string-value="4E4B" calcext:value-type="string">
            <text:p>4E4B</text:p>
          </table:table-cell>
          <table:table-cell table:style-name="ce102" table:formula="of:=DEC2HEX(SUM(HEX2DEC([.M24]);1))" office:value-type="string" office:string-value="4E4C" calcext:value-type="string">
            <text:p>4E4C</text:p>
          </table:table-cell>
          <table:table-cell table:style-name="ce92" table:formula="of:=DEC2HEX(SUM(HEX2DEC([.N24]);1))" office:value-type="string" office:string-value="4E4D" calcext:value-type="string">
            <text:p>4E4D</text:p>
          </table:table-cell>
          <table:table-cell table:style-name="ce102" table:formula="of:=DEC2HEX(SUM(HEX2DEC([.O24]);1))" office:value-type="string" office:string-value="4E4E" calcext:value-type="string">
            <text:p>4E4E</text:p>
          </table:table-cell>
          <table:table-cell table:style-name="ce92" table:formula="of:=DEC2HEX(SUM(HEX2DEC([.P24]);1))" office:value-type="string" office:string-value="4E4F" calcext:value-type="string">
            <text:p>4E4F</text:p>
          </table:table-cell>
          <table:table-cell table:style-name="ce102" table:formula="of:=DEC2HEX(SUM(HEX2DEC([.Q24]);1))" office:value-type="string" office:string-value="4E50" calcext:value-type="string">
            <text:p>4E50</text:p>
          </table:table-cell>
          <table:table-cell table:style-name="ce92" table:formula="of:=DEC2HEX(SUM(HEX2DEC([.R24]);1))" office:value-type="string" office:string-value="4E51" calcext:value-type="string">
            <text:p>4E51</text:p>
          </table:table-cell>
          <table:table-cell table:style-name="ce102" table:formula="of:=DEC2HEX(SUM(HEX2DEC([.S24]);1))" office:value-type="string" office:string-value="4E52" calcext:value-type="string">
            <text:p>4E52</text:p>
          </table:table-cell>
          <table:table-cell table:style-name="ce92" table:formula="of:=DEC2HEX(SUM(HEX2DEC([.T24]);1))" office:value-type="string" office:string-value="4E53" calcext:value-type="string">
            <text:p>4E53</text:p>
          </table:table-cell>
          <table:table-cell table:style-name="ce102" table:formula="of:=DEC2HEX(SUM(HEX2DEC([.U24]);1))" office:value-type="string" office:string-value="4E54" calcext:value-type="string">
            <text:p>4E54</text:p>
          </table:table-cell>
          <table:table-cell table:style-name="ce92" table:formula="of:=DEC2HEX(SUM(HEX2DEC([.V24]);1))" office:value-type="string" office:string-value="4E55" calcext:value-type="string">
            <text:p>4E55</text:p>
          </table:table-cell>
          <table:table-cell table:style-name="ce102" table:formula="of:=DEC2HEX(SUM(HEX2DEC([.W24]);1))" office:value-type="string" office:string-value="4E56" calcext:value-type="string">
            <text:p>4E56</text:p>
          </table:table-cell>
          <table:table-cell table:style-name="ce92" table:formula="of:=DEC2HEX(SUM(HEX2DEC([.X24]);1))" office:value-type="string" office:string-value="4E57" calcext:value-type="string">
            <text:p>4E57</text:p>
          </table:table-cell>
          <table:table-cell table:style-name="ce102" table:formula="of:=DEC2HEX(SUM(HEX2DEC([.Y24]);1))" office:value-type="string" office:string-value="4E58" calcext:value-type="string">
            <text:p>4E58</text:p>
          </table:table-cell>
          <table:table-cell table:style-name="ce92" table:formula="of:=DEC2HEX(SUM(HEX2DEC([.Z24]);1))" office:value-type="string" office:string-value="4E59" calcext:value-type="string">
            <text:p>4E59</text:p>
          </table:table-cell>
          <table:table-cell table:style-name="ce102" table:formula="of:=DEC2HEX(SUM(HEX2DEC([.AA24]);1))" office:value-type="string" office:string-value="4E5A" calcext:value-type="string">
            <text:p>4E5A</text:p>
          </table:table-cell>
          <table:table-cell table:style-name="ce92" table:formula="of:=DEC2HEX(SUM(HEX2DEC([.AB24]);1))" office:value-type="string" office:string-value="4E5B" calcext:value-type="string">
            <text:p>4E5B</text:p>
          </table:table-cell>
          <table:table-cell table:style-name="ce102" table:formula="of:=DEC2HEX(SUM(HEX2DEC([.AC24]);1))" office:value-type="string" office:string-value="4E5C" calcext:value-type="string">
            <text:p>4E5C</text:p>
          </table:table-cell>
          <table:table-cell table:style-name="ce92" table:formula="of:=DEC2HEX(SUM(HEX2DEC([.AD24]);1))" office:value-type="string" office:string-value="4E5D" calcext:value-type="string">
            <text:p>4E5D</text:p>
          </table:table-cell>
          <table:table-cell table:style-name="ce102" table:formula="of:=DEC2HEX(SUM(HEX2DEC([.AE24]);1))" office:value-type="string" office:string-value="4E5E" calcext:value-type="string">
            <text:p>4E5E</text:p>
          </table:table-cell>
          <table:table-cell table:style-name="ce92" table:formula="of:=DEC2HEX(SUM(HEX2DEC([.AF24]);1))" office:value-type="string" office:string-value="4E5F" calcext:value-type="string">
            <text:p>4E5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4" table:formula="of:=DEC2HEX(SUM(HEX2DEC([.AG17]);1))" office:value-type="string" office:string-value="4F40" calcext:value-type="string">
            <text:p>4F40</text:p>
          </table:table-cell>
          <table:table-cell table:style-name="ce92" table:formula="of:=DEC2HEX(SUM(HEX2DEC([.B25]);1))" office:value-type="string" office:string-value="4F41" calcext:value-type="string">
            <text:p>4F41</text:p>
          </table:table-cell>
          <table:table-cell table:style-name="ce96" table:formula="of:=DEC2HEX(SUM(HEX2DEC([.C25]);1))" office:value-type="string" office:string-value="4F42" calcext:value-type="string">
            <text:p>4F42</text:p>
          </table:table-cell>
          <table:table-cell table:style-name="ce93" table:formula="of:=DEC2HEX(SUM(HEX2DEC([.D25]);1))" office:value-type="string" office:string-value="4F43" calcext:value-type="string">
            <text:p>4F43</text:p>
          </table:table-cell>
          <table:table-cell table:style-name="ce102" table:formula="of:=DEC2HEX(SUM(HEX2DEC([.E25]);1))" office:value-type="string" office:string-value="4F44" calcext:value-type="string">
            <text:p>4F44</text:p>
          </table:table-cell>
          <table:table-cell table:style-name="ce92" table:formula="of:=DEC2HEX(SUM(HEX2DEC([.F25]);1))" office:value-type="string" office:string-value="4F45" calcext:value-type="string">
            <text:p>4F45</text:p>
          </table:table-cell>
          <table:table-cell table:style-name="ce102" table:formula="of:=DEC2HEX(SUM(HEX2DEC([.G25]);1))" office:value-type="string" office:string-value="4F46" calcext:value-type="string">
            <text:p>4F46</text:p>
          </table:table-cell>
          <table:table-cell table:style-name="ce92" table:formula="of:=DEC2HEX(SUM(HEX2DEC([.H25]);1))" office:value-type="string" office:string-value="4F47" calcext:value-type="string">
            <text:p>4F47</text:p>
          </table:table-cell>
          <table:table-cell table:style-name="ce102" table:formula="of:=DEC2HEX(SUM(HEX2DEC([.I25]);1))" office:value-type="string" office:string-value="4F48" calcext:value-type="string">
            <text:p>4F48</text:p>
          </table:table-cell>
          <table:table-cell table:style-name="ce92" table:formula="of:=DEC2HEX(SUM(HEX2DEC([.J25]);1))" office:value-type="string" office:string-value="4F49" calcext:value-type="string">
            <text:p>4F49</text:p>
          </table:table-cell>
          <table:table-cell table:style-name="ce102" table:formula="of:=DEC2HEX(SUM(HEX2DEC([.K25]);1))" office:value-type="string" office:string-value="4F4A" calcext:value-type="string">
            <text:p>4F4A</text:p>
          </table:table-cell>
          <table:table-cell table:style-name="ce92" table:formula="of:=DEC2HEX(SUM(HEX2DEC([.L25]);1))" office:value-type="string" office:string-value="4F4B" calcext:value-type="string">
            <text:p>4F4B</text:p>
          </table:table-cell>
          <table:table-cell table:style-name="ce102" table:formula="of:=DEC2HEX(SUM(HEX2DEC([.M25]);1))" office:value-type="string" office:string-value="4F4C" calcext:value-type="string">
            <text:p>4F4C</text:p>
          </table:table-cell>
          <table:table-cell table:style-name="ce93" table:formula="of:=DEC2HEX(SUM(HEX2DEC([.N25]);1))" office:value-type="string" office:string-value="4F4D" calcext:value-type="string">
            <text:p>4F4D</text:p>
          </table:table-cell>
          <table:table-cell table:style-name="ce102" table:formula="of:=DEC2HEX(SUM(HEX2DEC([.O25]);1))" office:value-type="string" office:string-value="4F4E" calcext:value-type="string">
            <text:p>4F4E</text:p>
          </table:table-cell>
          <table:table-cell table:style-name="ce92" table:formula="of:=DEC2HEX(SUM(HEX2DEC([.P25]);1))" office:value-type="string" office:string-value="4F4F" calcext:value-type="string">
            <text:p>4F4F</text:p>
          </table:table-cell>
          <table:table-cell table:style-name="ce102" table:formula="of:=DEC2HEX(SUM(HEX2DEC([.Q25]);1))" office:value-type="string" office:string-value="4F50" calcext:value-type="string">
            <text:p>4F50</text:p>
          </table:table-cell>
          <table:table-cell table:style-name="ce92" table:formula="of:=DEC2HEX(SUM(HEX2DEC([.R25]);1))" office:value-type="string" office:string-value="4F51" calcext:value-type="string">
            <text:p>4F51</text:p>
          </table:table-cell>
          <table:table-cell table:style-name="ce102" table:formula="of:=DEC2HEX(SUM(HEX2DEC([.S25]);1))" office:value-type="string" office:string-value="4F52" calcext:value-type="string">
            <text:p>4F52</text:p>
          </table:table-cell>
          <table:table-cell table:style-name="ce93" table:formula="of:=DEC2HEX(SUM(HEX2DEC([.T25]);1))" office:value-type="string" office:string-value="4F53" calcext:value-type="string">
            <text:p>4F53</text:p>
          </table:table-cell>
          <table:table-cell table:style-name="ce103" table:formula="of:=DEC2HEX(SUM(HEX2DEC([.U25]);1))" office:value-type="string" office:string-value="4F54" calcext:value-type="string">
            <text:p>4F54</text:p>
          </table:table-cell>
          <table:table-cell table:style-name="ce93" table:formula="of:=DEC2HEX(SUM(HEX2DEC([.V25]);1))" office:value-type="string" office:string-value="4F55" calcext:value-type="string">
            <text:p>4F55</text:p>
          </table:table-cell>
          <table:table-cell table:style-name="ce103" table:formula="of:=DEC2HEX(SUM(HEX2DEC([.W25]);1))" office:value-type="string" office:string-value="4F56" calcext:value-type="string">
            <text:p>4F56</text:p>
          </table:table-cell>
          <table:table-cell table:style-name="ce93" table:formula="of:=DEC2HEX(SUM(HEX2DEC([.X25]);1))" office:value-type="string" office:string-value="4F57" calcext:value-type="string">
            <text:p>4F57</text:p>
          </table:table-cell>
          <table:table-cell table:style-name="ce103" table:formula="of:=DEC2HEX(SUM(HEX2DEC([.Y25]);1))" office:value-type="string" office:string-value="4F58" calcext:value-type="string">
            <text:p>4F58</text:p>
          </table:table-cell>
          <table:table-cell table:style-name="ce93" table:formula="of:=DEC2HEX(SUM(HEX2DEC([.Z25]);1))" office:value-type="string" office:string-value="4F59" calcext:value-type="string">
            <text:p>4F59</text:p>
          </table:table-cell>
          <table:table-cell table:style-name="ce103" table:formula="of:=DEC2HEX(SUM(HEX2DEC([.AA25]);1))" office:value-type="string" office:string-value="4F5A" calcext:value-type="string">
            <text:p>4F5A</text:p>
          </table:table-cell>
          <table:table-cell table:style-name="ce93" table:formula="of:=DEC2HEX(SUM(HEX2DEC([.AB25]);1))" office:value-type="string" office:string-value="4F5B" calcext:value-type="string">
            <text:p>4F5B</text:p>
          </table:table-cell>
          <table:table-cell table:style-name="ce103" table:formula="of:=DEC2HEX(SUM(HEX2DEC([.AC25]);1))" office:value-type="string" office:string-value="4F5C" calcext:value-type="string">
            <text:p>4F5C</text:p>
          </table:table-cell>
          <table:table-cell table:style-name="ce93" table:formula="of:=DEC2HEX(SUM(HEX2DEC([.AD25]);1))" office:value-type="string" office:string-value="4F5D" calcext:value-type="string">
            <text:p>4F5D</text:p>
          </table:table-cell>
          <table:table-cell table:style-name="ce103" table:formula="of:=DEC2HEX(SUM(HEX2DEC([.AE25]);1))" office:value-type="string" office:string-value="4F5E" calcext:value-type="string">
            <text:p>4F5E</text:p>
          </table:table-cell>
          <table:table-cell table:style-name="ce93" table:formula="of:=DEC2HEX(SUM(HEX2DEC([.AF25]);1))" office:value-type="string" office:string-value="4F5F" calcext:value-type="string">
            <text:p>4F5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1</text:p>
            <text:p>Pixel</text:p>
            <text:p>88-95</text:p>
            <text:p>$58-$5F</text:p>
          </table:table-cell>
          <table:table-cell table:style-name="ce91" table:formula="of:=DEC2HEX(SUM(HEX2DEC([.AG18]);1))" office:value-type="string" office:string-value="4860" calcext:value-type="string">
            <text:p>4860</text:p>
          </table:table-cell>
          <table:table-cell table:style-name="ce95" table:formula="of:=DEC2HEX(SUM(HEX2DEC([.B26]);1))" office:value-type="string" office:string-value="4861" calcext:value-type="string">
            <text:p>4861</text:p>
          </table:table-cell>
          <table:table-cell table:style-name="ce99" table:formula="of:=DEC2HEX(SUM(HEX2DEC([.C26]);1))" office:value-type="string" office:string-value="4862" calcext:value-type="string">
            <text:p>4862</text:p>
          </table:table-cell>
          <table:table-cell table:style-name="ce95" table:formula="of:=DEC2HEX(SUM(HEX2DEC([.D26]);1))" office:value-type="string" office:string-value="4863" calcext:value-type="string">
            <text:p>4863</text:p>
          </table:table-cell>
          <table:table-cell table:style-name="ce99" table:formula="of:=DEC2HEX(SUM(HEX2DEC([.E26]);1))" office:value-type="string" office:string-value="4864" calcext:value-type="string">
            <text:p>4864</text:p>
          </table:table-cell>
          <table:table-cell table:style-name="ce95" table:formula="of:=DEC2HEX(SUM(HEX2DEC([.F26]);1))" office:value-type="string" office:string-value="4865" calcext:value-type="string">
            <text:p>4865</text:p>
          </table:table-cell>
          <table:table-cell table:style-name="ce99" table:formula="of:=DEC2HEX(SUM(HEX2DEC([.G26]);1))" office:value-type="string" office:string-value="4866" calcext:value-type="string">
            <text:p>4866</text:p>
          </table:table-cell>
          <table:table-cell table:style-name="ce95" table:formula="of:=DEC2HEX(SUM(HEX2DEC([.H26]);1))" office:value-type="string" office:string-value="4867" calcext:value-type="string">
            <text:p>4867</text:p>
          </table:table-cell>
          <table:table-cell table:style-name="ce99" table:formula="of:=DEC2HEX(SUM(HEX2DEC([.I26]);1))" office:value-type="string" office:string-value="4868" calcext:value-type="string">
            <text:p>4868</text:p>
          </table:table-cell>
          <table:table-cell table:style-name="ce95" table:formula="of:=DEC2HEX(SUM(HEX2DEC([.J26]);1))" office:value-type="string" office:string-value="4869" calcext:value-type="string">
            <text:p>4869</text:p>
          </table:table-cell>
          <table:table-cell table:style-name="ce99" table:formula="of:=DEC2HEX(SUM(HEX2DEC([.K26]);1))" office:value-type="string" office:string-value="486A" calcext:value-type="string">
            <text:p>486A</text:p>
          </table:table-cell>
          <table:table-cell table:style-name="ce95" table:formula="of:=DEC2HEX(SUM(HEX2DEC([.L26]);1))" office:value-type="string" office:string-value="486B" calcext:value-type="string">
            <text:p>486B</text:p>
          </table:table-cell>
          <table:table-cell table:style-name="ce99" table:formula="of:=DEC2HEX(SUM(HEX2DEC([.M26]);1))" office:value-type="string" office:string-value="486C" calcext:value-type="string">
            <text:p>486C</text:p>
          </table:table-cell>
          <table:table-cell table:style-name="ce94" table:formula="of:=DEC2HEX(SUM(HEX2DEC([.N26]);1))" office:value-type="string" office:string-value="486D" calcext:value-type="string">
            <text:p>486D</text:p>
          </table:table-cell>
          <table:table-cell table:style-name="ce99" table:formula="of:=DEC2HEX(SUM(HEX2DEC([.O26]);1))" office:value-type="string" office:string-value="486E" calcext:value-type="string">
            <text:p>486E</text:p>
          </table:table-cell>
          <table:table-cell table:style-name="ce95" table:formula="of:=DEC2HEX(SUM(HEX2DEC([.P26]);1))" office:value-type="string" office:string-value="486F" calcext:value-type="string">
            <text:p>486F</text:p>
          </table:table-cell>
          <table:table-cell table:style-name="ce99" table:formula="of:=DEC2HEX(SUM(HEX2DEC([.Q26]);1))" office:value-type="string" office:string-value="4870" calcext:value-type="string">
            <text:p>4870</text:p>
          </table:table-cell>
          <table:table-cell table:style-name="ce95" table:formula="of:=DEC2HEX(SUM(HEX2DEC([.R26]);1))" office:value-type="string" office:string-value="4871" calcext:value-type="string">
            <text:p>4871</text:p>
          </table:table-cell>
          <table:table-cell table:style-name="ce99" table:formula="of:=DEC2HEX(SUM(HEX2DEC([.S26]);1))" office:value-type="string" office:string-value="4872" calcext:value-type="string">
            <text:p>4872</text:p>
          </table:table-cell>
          <table:table-cell table:style-name="ce95" table:formula="of:=DEC2HEX(SUM(HEX2DEC([.T26]);1))" office:value-type="string" office:string-value="4873" calcext:value-type="string">
            <text:p>4873</text:p>
          </table:table-cell>
          <table:table-cell table:style-name="ce99" table:formula="of:=DEC2HEX(SUM(HEX2DEC([.U26]);1))" office:value-type="string" office:string-value="4874" calcext:value-type="string">
            <text:p>4874</text:p>
          </table:table-cell>
          <table:table-cell table:style-name="ce95" table:formula="of:=DEC2HEX(SUM(HEX2DEC([.V26]);1))" office:value-type="string" office:string-value="4875" calcext:value-type="string">
            <text:p>4875</text:p>
          </table:table-cell>
          <table:table-cell table:style-name="ce99" table:formula="of:=DEC2HEX(SUM(HEX2DEC([.W26]);1))" office:value-type="string" office:string-value="4876" calcext:value-type="string">
            <text:p>4876</text:p>
          </table:table-cell>
          <table:table-cell table:style-name="ce95" table:formula="of:=DEC2HEX(SUM(HEX2DEC([.X26]);1))" office:value-type="string" office:string-value="4877" calcext:value-type="string">
            <text:p>4877</text:p>
          </table:table-cell>
          <table:table-cell table:style-name="ce99" table:formula="of:=DEC2HEX(SUM(HEX2DEC([.Y26]);1))" office:value-type="string" office:string-value="4878" calcext:value-type="string">
            <text:p>4878</text:p>
          </table:table-cell>
          <table:table-cell table:style-name="ce95" table:formula="of:=DEC2HEX(SUM(HEX2DEC([.Z26]);1))" office:value-type="string" office:string-value="4879" calcext:value-type="string">
            <text:p>4879</text:p>
          </table:table-cell>
          <table:table-cell table:style-name="ce99" table:formula="of:=DEC2HEX(SUM(HEX2DEC([.AA26]);1))" office:value-type="string" office:string-value="487A" calcext:value-type="string">
            <text:p>487A</text:p>
          </table:table-cell>
          <table:table-cell table:style-name="ce95" table:formula="of:=DEC2HEX(SUM(HEX2DEC([.AB26]);1))" office:value-type="string" office:string-value="487B" calcext:value-type="string">
            <text:p>487B</text:p>
          </table:table-cell>
          <table:table-cell table:style-name="ce99" table:formula="of:=DEC2HEX(SUM(HEX2DEC([.AC26]);1))" office:value-type="string" office:string-value="487C" calcext:value-type="string">
            <text:p>487C</text:p>
          </table:table-cell>
          <table:table-cell table:style-name="ce95" table:formula="of:=DEC2HEX(SUM(HEX2DEC([.AD26]);1))" office:value-type="string" office:string-value="487D" calcext:value-type="string">
            <text:p>487D</text:p>
          </table:table-cell>
          <table:table-cell table:style-name="ce87" table:formula="of:=DEC2HEX(SUM(HEX2DEC([.AE26]);1))" office:value-type="string" office:string-value="487E" calcext:value-type="string">
            <text:p>487E</text:p>
          </table:table-cell>
          <table:table-cell table:style-name="ce95" table:formula="of:=DEC2HEX(SUM(HEX2DEC([.AF26]);1))" office:value-type="string" office:string-value="487F" calcext:value-type="string">
            <text:p>48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19]);1))" office:value-type="string" office:string-value="4960" calcext:value-type="string">
            <text:p>4960</text:p>
          </table:table-cell>
          <table:table-cell table:style-name="ce94" table:formula="of:=DEC2HEX(SUM(HEX2DEC([.B27]);1))" office:value-type="string" office:string-value="4961" calcext:value-type="string">
            <text:p>4961</text:p>
          </table:table-cell>
          <table:table-cell table:style-name="ce87" table:formula="of:=DEC2HEX(SUM(HEX2DEC([.C27]);1))" office:value-type="string" office:string-value="4962" calcext:value-type="string">
            <text:p>4962</text:p>
          </table:table-cell>
          <table:table-cell table:style-name="ce94" table:formula="of:=DEC2HEX(SUM(HEX2DEC([.D27]);1))" office:value-type="string" office:string-value="4963" calcext:value-type="string">
            <text:p>4963</text:p>
          </table:table-cell>
          <table:table-cell table:style-name="ce87" table:formula="of:=DEC2HEX(SUM(HEX2DEC([.E27]);1))" office:value-type="string" office:string-value="4964" calcext:value-type="string">
            <text:p>4964</text:p>
          </table:table-cell>
          <table:table-cell table:style-name="ce94" table:formula="of:=DEC2HEX(SUM(HEX2DEC([.F27]);1))" office:value-type="string" office:string-value="4965" calcext:value-type="string">
            <text:p>4965</text:p>
          </table:table-cell>
          <table:table-cell table:style-name="ce87" table:formula="of:=DEC2HEX(SUM(HEX2DEC([.G27]);1))" office:value-type="string" office:string-value="4966" calcext:value-type="string">
            <text:p>4966</text:p>
          </table:table-cell>
          <table:table-cell table:style-name="ce94" table:formula="of:=DEC2HEX(SUM(HEX2DEC([.H27]);1))" office:value-type="string" office:string-value="4967" calcext:value-type="string">
            <text:p>4967</text:p>
          </table:table-cell>
          <table:table-cell table:style-name="ce87" table:formula="of:=DEC2HEX(SUM(HEX2DEC([.I27]);1))" office:value-type="string" office:string-value="4968" calcext:value-type="string">
            <text:p>4968</text:p>
          </table:table-cell>
          <table:table-cell table:style-name="ce94" table:formula="of:=DEC2HEX(SUM(HEX2DEC([.J27]);1))" office:value-type="string" office:string-value="4969" calcext:value-type="string">
            <text:p>4969</text:p>
          </table:table-cell>
          <table:table-cell table:style-name="ce87" table:formula="of:=DEC2HEX(SUM(HEX2DEC([.K27]);1))" office:value-type="string" office:string-value="496A" calcext:value-type="string">
            <text:p>496A</text:p>
          </table:table-cell>
          <table:table-cell table:style-name="ce94" table:formula="of:=DEC2HEX(SUM(HEX2DEC([.L27]);1))" office:value-type="string" office:string-value="496B" calcext:value-type="string">
            <text:p>496B</text:p>
          </table:table-cell>
          <table:table-cell table:style-name="ce87" table:formula="of:=DEC2HEX(SUM(HEX2DEC([.M27]);1))" office:value-type="string" office:string-value="496C" calcext:value-type="string">
            <text:p>496C</text:p>
          </table:table-cell>
          <table:table-cell table:style-name="ce94" table:formula="of:=DEC2HEX(SUM(HEX2DEC([.N27]);1))" office:value-type="string" office:string-value="496D" calcext:value-type="string">
            <text:p>496D</text:p>
          </table:table-cell>
          <table:table-cell table:style-name="ce87" table:formula="of:=DEC2HEX(SUM(HEX2DEC([.O27]);1))" office:value-type="string" office:string-value="496E" calcext:value-type="string">
            <text:p>496E</text:p>
          </table:table-cell>
          <table:table-cell table:style-name="ce94" table:formula="of:=DEC2HEX(SUM(HEX2DEC([.P27]);1))" office:value-type="string" office:string-value="496F" calcext:value-type="string">
            <text:p>496F</text:p>
          </table:table-cell>
          <table:table-cell table:style-name="ce87" table:formula="of:=DEC2HEX(SUM(HEX2DEC([.Q27]);1))" office:value-type="string" office:string-value="4970" calcext:value-type="string">
            <text:p>4970</text:p>
          </table:table-cell>
          <table:table-cell table:style-name="ce94" table:formula="of:=DEC2HEX(SUM(HEX2DEC([.R27]);1))" office:value-type="string" office:string-value="4971" calcext:value-type="string">
            <text:p>4971</text:p>
          </table:table-cell>
          <table:table-cell table:style-name="ce87" table:formula="of:=DEC2HEX(SUM(HEX2DEC([.S27]);1))" office:value-type="string" office:string-value="4972" calcext:value-type="string">
            <text:p>4972</text:p>
          </table:table-cell>
          <table:table-cell table:style-name="ce94" table:formula="of:=DEC2HEX(SUM(HEX2DEC([.T27]);1))" office:value-type="string" office:string-value="4973" calcext:value-type="string">
            <text:p>4973</text:p>
          </table:table-cell>
          <table:table-cell table:style-name="ce87" table:formula="of:=DEC2HEX(SUM(HEX2DEC([.U27]);1))" office:value-type="string" office:string-value="4974" calcext:value-type="string">
            <text:p>4974</text:p>
          </table:table-cell>
          <table:table-cell table:style-name="ce94" table:formula="of:=DEC2HEX(SUM(HEX2DEC([.V27]);1))" office:value-type="string" office:string-value="4975" calcext:value-type="string">
            <text:p>4975</text:p>
          </table:table-cell>
          <table:table-cell table:style-name="ce87" table:formula="of:=DEC2HEX(SUM(HEX2DEC([.W27]);1))" office:value-type="string" office:string-value="4976" calcext:value-type="string">
            <text:p>4976</text:p>
          </table:table-cell>
          <table:table-cell table:style-name="ce94" table:formula="of:=DEC2HEX(SUM(HEX2DEC([.X27]);1))" office:value-type="string" office:string-value="4977" calcext:value-type="string">
            <text:p>4977</text:p>
          </table:table-cell>
          <table:table-cell table:style-name="ce87" table:formula="of:=DEC2HEX(SUM(HEX2DEC([.Y27]);1))" office:value-type="string" office:string-value="4978" calcext:value-type="string">
            <text:p>4978</text:p>
          </table:table-cell>
          <table:table-cell table:style-name="ce94" table:formula="of:=DEC2HEX(SUM(HEX2DEC([.Z27]);1))" office:value-type="string" office:string-value="4979" calcext:value-type="string">
            <text:p>4979</text:p>
          </table:table-cell>
          <table:table-cell table:style-name="ce87" table:formula="of:=DEC2HEX(SUM(HEX2DEC([.AA27]);1))" office:value-type="string" office:string-value="497A" calcext:value-type="string">
            <text:p>497A</text:p>
          </table:table-cell>
          <table:table-cell table:style-name="ce94" table:formula="of:=DEC2HEX(SUM(HEX2DEC([.AB27]);1))" office:value-type="string" office:string-value="497B" calcext:value-type="string">
            <text:p>497B</text:p>
          </table:table-cell>
          <table:table-cell table:style-name="ce87" table:formula="of:=DEC2HEX(SUM(HEX2DEC([.AC27]);1))" office:value-type="string" office:string-value="497C" calcext:value-type="string">
            <text:p>497C</text:p>
          </table:table-cell>
          <table:table-cell table:style-name="ce94" table:formula="of:=DEC2HEX(SUM(HEX2DEC([.AD27]);1))" office:value-type="string" office:string-value="497D" calcext:value-type="string">
            <text:p>497D</text:p>
          </table:table-cell>
          <table:table-cell table:style-name="ce87" table:formula="of:=DEC2HEX(SUM(HEX2DEC([.AE27]);1))" office:value-type="string" office:string-value="497E" calcext:value-type="string">
            <text:p>497E</text:p>
          </table:table-cell>
          <table:table-cell table:style-name="ce94" table:formula="of:=DEC2HEX(SUM(HEX2DEC([.AF27]);1))" office:value-type="string" office:string-value="497F" calcext:value-type="string">
            <text:p>49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0]);1))" office:value-type="string" office:string-value="4A60" calcext:value-type="string">
            <text:p>4A60</text:p>
          </table:table-cell>
          <table:table-cell table:style-name="ce94" table:formula="of:=DEC2HEX(SUM(HEX2DEC([.B28]);1))" office:value-type="string" office:string-value="4A61" calcext:value-type="string">
            <text:p>4A61</text:p>
          </table:table-cell>
          <table:table-cell table:style-name="ce87" table:formula="of:=DEC2HEX(SUM(HEX2DEC([.C28]);1))" office:value-type="string" office:string-value="4A62" calcext:value-type="string">
            <text:p>4A62</text:p>
          </table:table-cell>
          <table:table-cell table:style-name="ce94" table:formula="of:=DEC2HEX(SUM(HEX2DEC([.D28]);1))" office:value-type="string" office:string-value="4A63" calcext:value-type="string">
            <text:p>4A63</text:p>
          </table:table-cell>
          <table:table-cell table:style-name="ce87" table:formula="of:=DEC2HEX(SUM(HEX2DEC([.E28]);1))" office:value-type="string" office:string-value="4A64" calcext:value-type="string">
            <text:p>4A64</text:p>
          </table:table-cell>
          <table:table-cell table:style-name="ce94" table:formula="of:=DEC2HEX(SUM(HEX2DEC([.F28]);1))" office:value-type="string" office:string-value="4A65" calcext:value-type="string">
            <text:p>4A65</text:p>
          </table:table-cell>
          <table:table-cell table:style-name="ce87" table:formula="of:=DEC2HEX(SUM(HEX2DEC([.G28]);1))" office:value-type="string" office:string-value="4A66" calcext:value-type="string">
            <text:p>4A66</text:p>
          </table:table-cell>
          <table:table-cell table:style-name="ce94" table:formula="of:=DEC2HEX(SUM(HEX2DEC([.H28]);1))" office:value-type="string" office:string-value="4A67" calcext:value-type="string">
            <text:p>4A67</text:p>
          </table:table-cell>
          <table:table-cell table:style-name="ce87" table:formula="of:=DEC2HEX(SUM(HEX2DEC([.I28]);1))" office:value-type="string" office:string-value="4A68" calcext:value-type="string">
            <text:p>4A68</text:p>
          </table:table-cell>
          <table:table-cell table:style-name="ce94" table:formula="of:=DEC2HEX(SUM(HEX2DEC([.J28]);1))" office:value-type="string" office:string-value="4A69" calcext:value-type="string">
            <text:p>4A69</text:p>
          </table:table-cell>
          <table:table-cell table:style-name="ce87" table:formula="of:=DEC2HEX(SUM(HEX2DEC([.K28]);1))" office:value-type="string" office:string-value="4A6A" calcext:value-type="string">
            <text:p>4A6A</text:p>
          </table:table-cell>
          <table:table-cell table:style-name="ce94" table:formula="of:=DEC2HEX(SUM(HEX2DEC([.L28]);1))" office:value-type="string" office:string-value="4A6B" calcext:value-type="string">
            <text:p>4A6B</text:p>
          </table:table-cell>
          <table:table-cell table:style-name="ce87" table:formula="of:=DEC2HEX(SUM(HEX2DEC([.M28]);1))" office:value-type="string" office:string-value="4A6C" calcext:value-type="string">
            <text:p>4A6C</text:p>
          </table:table-cell>
          <table:table-cell table:style-name="ce94" table:formula="of:=DEC2HEX(SUM(HEX2DEC([.N28]);1))" office:value-type="string" office:string-value="4A6D" calcext:value-type="string">
            <text:p>4A6D</text:p>
          </table:table-cell>
          <table:table-cell table:style-name="ce87" table:formula="of:=DEC2HEX(SUM(HEX2DEC([.O28]);1))" office:value-type="string" office:string-value="4A6E" calcext:value-type="string">
            <text:p>4A6E</text:p>
          </table:table-cell>
          <table:table-cell table:style-name="ce94" table:formula="of:=DEC2HEX(SUM(HEX2DEC([.P28]);1))" office:value-type="string" office:string-value="4A6F" calcext:value-type="string">
            <text:p>4A6F</text:p>
          </table:table-cell>
          <table:table-cell table:style-name="ce87" table:formula="of:=DEC2HEX(SUM(HEX2DEC([.Q28]);1))" office:value-type="string" office:string-value="4A70" calcext:value-type="string">
            <text:p>4A70</text:p>
          </table:table-cell>
          <table:table-cell table:style-name="ce94" table:formula="of:=DEC2HEX(SUM(HEX2DEC([.R28]);1))" office:value-type="string" office:string-value="4A71" calcext:value-type="string">
            <text:p>4A71</text:p>
          </table:table-cell>
          <table:table-cell table:style-name="ce87" table:formula="of:=DEC2HEX(SUM(HEX2DEC([.S28]);1))" office:value-type="string" office:string-value="4A72" calcext:value-type="string">
            <text:p>4A72</text:p>
          </table:table-cell>
          <table:table-cell table:style-name="ce94" table:formula="of:=DEC2HEX(SUM(HEX2DEC([.T28]);1))" office:value-type="string" office:string-value="4A73" calcext:value-type="string">
            <text:p>4A73</text:p>
          </table:table-cell>
          <table:table-cell table:style-name="ce87" table:formula="of:=DEC2HEX(SUM(HEX2DEC([.U28]);1))" office:value-type="string" office:string-value="4A74" calcext:value-type="string">
            <text:p>4A74</text:p>
          </table:table-cell>
          <table:table-cell table:style-name="ce94" table:formula="of:=DEC2HEX(SUM(HEX2DEC([.V28]);1))" office:value-type="string" office:string-value="4A75" calcext:value-type="string">
            <text:p>4A75</text:p>
          </table:table-cell>
          <table:table-cell table:style-name="ce87" table:formula="of:=DEC2HEX(SUM(HEX2DEC([.W28]);1))" office:value-type="string" office:string-value="4A76" calcext:value-type="string">
            <text:p>4A76</text:p>
          </table:table-cell>
          <table:table-cell table:style-name="ce94" table:formula="of:=DEC2HEX(SUM(HEX2DEC([.X28]);1))" office:value-type="string" office:string-value="4A77" calcext:value-type="string">
            <text:p>4A77</text:p>
          </table:table-cell>
          <table:table-cell table:style-name="ce87" table:formula="of:=DEC2HEX(SUM(HEX2DEC([.Y28]);1))" office:value-type="string" office:string-value="4A78" calcext:value-type="string">
            <text:p>4A78</text:p>
          </table:table-cell>
          <table:table-cell table:style-name="ce94" table:formula="of:=DEC2HEX(SUM(HEX2DEC([.Z28]);1))" office:value-type="string" office:string-value="4A79" calcext:value-type="string">
            <text:p>4A79</text:p>
          </table:table-cell>
          <table:table-cell table:style-name="ce87" table:formula="of:=DEC2HEX(SUM(HEX2DEC([.AA28]);1))" office:value-type="string" office:string-value="4A7A" calcext:value-type="string">
            <text:p>4A7A</text:p>
          </table:table-cell>
          <table:table-cell table:style-name="ce94" table:formula="of:=DEC2HEX(SUM(HEX2DEC([.AB28]);1))" office:value-type="string" office:string-value="4A7B" calcext:value-type="string">
            <text:p>4A7B</text:p>
          </table:table-cell>
          <table:table-cell table:style-name="ce87" table:formula="of:=DEC2HEX(SUM(HEX2DEC([.AC28]);1))" office:value-type="string" office:string-value="4A7C" calcext:value-type="string">
            <text:p>4A7C</text:p>
          </table:table-cell>
          <table:table-cell table:style-name="ce94" table:formula="of:=DEC2HEX(SUM(HEX2DEC([.AD28]);1))" office:value-type="string" office:string-value="4A7D" calcext:value-type="string">
            <text:p>4A7D</text:p>
          </table:table-cell>
          <table:table-cell table:style-name="ce87" table:formula="of:=DEC2HEX(SUM(HEX2DEC([.AE28]);1))" office:value-type="string" office:string-value="4A7E" calcext:value-type="string">
            <text:p>4A7E</text:p>
          </table:table-cell>
          <table:table-cell table:style-name="ce94" table:formula="of:=DEC2HEX(SUM(HEX2DEC([.AF28]);1))" office:value-type="string" office:string-value="4A7F" calcext:value-type="string">
            <text:p>4A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1]);1))" office:value-type="string" office:string-value="4B60" calcext:value-type="string">
            <text:p>4B60</text:p>
          </table:table-cell>
          <table:table-cell table:style-name="ce94" table:formula="of:=DEC2HEX(SUM(HEX2DEC([.B29]);1))" office:value-type="string" office:string-value="4B61" calcext:value-type="string">
            <text:p>4B61</text:p>
          </table:table-cell>
          <table:table-cell table:style-name="ce87" table:formula="of:=DEC2HEX(SUM(HEX2DEC([.C29]);1))" office:value-type="string" office:string-value="4B62" calcext:value-type="string">
            <text:p>4B62</text:p>
          </table:table-cell>
          <table:table-cell table:style-name="ce94" table:formula="of:=DEC2HEX(SUM(HEX2DEC([.D29]);1))" office:value-type="string" office:string-value="4B63" calcext:value-type="string">
            <text:p>4B63</text:p>
          </table:table-cell>
          <table:table-cell table:style-name="ce87" table:formula="of:=DEC2HEX(SUM(HEX2DEC([.E29]);1))" office:value-type="string" office:string-value="4B64" calcext:value-type="string">
            <text:p>4B64</text:p>
          </table:table-cell>
          <table:table-cell table:style-name="ce94" table:formula="of:=DEC2HEX(SUM(HEX2DEC([.F29]);1))" office:value-type="string" office:string-value="4B65" calcext:value-type="string">
            <text:p>4B65</text:p>
          </table:table-cell>
          <table:table-cell table:style-name="ce87" table:formula="of:=DEC2HEX(SUM(HEX2DEC([.G29]);1))" office:value-type="string" office:string-value="4B66" calcext:value-type="string">
            <text:p>4B66</text:p>
          </table:table-cell>
          <table:table-cell table:style-name="ce94" table:formula="of:=DEC2HEX(SUM(HEX2DEC([.H29]);1))" office:value-type="string" office:string-value="4B67" calcext:value-type="string">
            <text:p>4B67</text:p>
          </table:table-cell>
          <table:table-cell table:style-name="ce87" table:formula="of:=DEC2HEX(SUM(HEX2DEC([.I29]);1))" office:value-type="string" office:string-value="4B68" calcext:value-type="string">
            <text:p>4B68</text:p>
          </table:table-cell>
          <table:table-cell table:style-name="ce94" table:formula="of:=DEC2HEX(SUM(HEX2DEC([.J29]);1))" office:value-type="string" office:string-value="4B69" calcext:value-type="string">
            <text:p>4B69</text:p>
          </table:table-cell>
          <table:table-cell table:style-name="ce87" table:formula="of:=DEC2HEX(SUM(HEX2DEC([.K29]);1))" office:value-type="string" office:string-value="4B6A" calcext:value-type="string">
            <text:p>4B6A</text:p>
          </table:table-cell>
          <table:table-cell table:style-name="ce94" table:formula="of:=DEC2HEX(SUM(HEX2DEC([.L29]);1))" office:value-type="string" office:string-value="4B6B" calcext:value-type="string">
            <text:p>4B6B</text:p>
          </table:table-cell>
          <table:table-cell table:style-name="ce87" table:formula="of:=DEC2HEX(SUM(HEX2DEC([.M29]);1))" office:value-type="string" office:string-value="4B6C" calcext:value-type="string">
            <text:p>4B6C</text:p>
          </table:table-cell>
          <table:table-cell table:style-name="ce94" table:formula="of:=DEC2HEX(SUM(HEX2DEC([.N29]);1))" office:value-type="string" office:string-value="4B6D" calcext:value-type="string">
            <text:p>4B6D</text:p>
          </table:table-cell>
          <table:table-cell table:style-name="ce87" table:formula="of:=DEC2HEX(SUM(HEX2DEC([.O29]);1))" office:value-type="string" office:string-value="4B6E" calcext:value-type="string">
            <text:p>4B6E</text:p>
          </table:table-cell>
          <table:table-cell table:style-name="ce94" table:formula="of:=DEC2HEX(SUM(HEX2DEC([.P29]);1))" office:value-type="string" office:string-value="4B6F" calcext:value-type="string">
            <text:p>4B6F</text:p>
          </table:table-cell>
          <table:table-cell table:style-name="ce87" table:formula="of:=DEC2HEX(SUM(HEX2DEC([.Q29]);1))" office:value-type="string" office:string-value="4B70" calcext:value-type="string">
            <text:p>4B70</text:p>
          </table:table-cell>
          <table:table-cell table:style-name="ce94" table:formula="of:=DEC2HEX(SUM(HEX2DEC([.R29]);1))" office:value-type="string" office:string-value="4B71" calcext:value-type="string">
            <text:p>4B71</text:p>
          </table:table-cell>
          <table:table-cell table:style-name="ce87" table:formula="of:=DEC2HEX(SUM(HEX2DEC([.S29]);1))" office:value-type="string" office:string-value="4B72" calcext:value-type="string">
            <text:p>4B72</text:p>
          </table:table-cell>
          <table:table-cell table:style-name="ce94" table:formula="of:=DEC2HEX(SUM(HEX2DEC([.T29]);1))" office:value-type="string" office:string-value="4B73" calcext:value-type="string">
            <text:p>4B73</text:p>
          </table:table-cell>
          <table:table-cell table:style-name="ce87" table:formula="of:=DEC2HEX(SUM(HEX2DEC([.U29]);1))" office:value-type="string" office:string-value="4B74" calcext:value-type="string">
            <text:p>4B74</text:p>
          </table:table-cell>
          <table:table-cell table:style-name="ce94" table:formula="of:=DEC2HEX(SUM(HEX2DEC([.V29]);1))" office:value-type="string" office:string-value="4B75" calcext:value-type="string">
            <text:p>4B75</text:p>
          </table:table-cell>
          <table:table-cell table:style-name="ce87" table:formula="of:=DEC2HEX(SUM(HEX2DEC([.W29]);1))" office:value-type="string" office:string-value="4B76" calcext:value-type="string">
            <text:p>4B76</text:p>
          </table:table-cell>
          <table:table-cell table:style-name="ce94" table:formula="of:=DEC2HEX(SUM(HEX2DEC([.X29]);1))" office:value-type="string" office:string-value="4B77" calcext:value-type="string">
            <text:p>4B77</text:p>
          </table:table-cell>
          <table:table-cell table:style-name="ce87" table:formula="of:=DEC2HEX(SUM(HEX2DEC([.Y29]);1))" office:value-type="string" office:string-value="4B78" calcext:value-type="string">
            <text:p>4B78</text:p>
          </table:table-cell>
          <table:table-cell table:style-name="ce94" table:formula="of:=DEC2HEX(SUM(HEX2DEC([.Z29]);1))" office:value-type="string" office:string-value="4B79" calcext:value-type="string">
            <text:p>4B79</text:p>
          </table:table-cell>
          <table:table-cell table:style-name="ce87" table:formula="of:=DEC2HEX(SUM(HEX2DEC([.AA29]);1))" office:value-type="string" office:string-value="4B7A" calcext:value-type="string">
            <text:p>4B7A</text:p>
          </table:table-cell>
          <table:table-cell table:style-name="ce94" table:formula="of:=DEC2HEX(SUM(HEX2DEC([.AB29]);1))" office:value-type="string" office:string-value="4B7B" calcext:value-type="string">
            <text:p>4B7B</text:p>
          </table:table-cell>
          <table:table-cell table:style-name="ce87" table:formula="of:=DEC2HEX(SUM(HEX2DEC([.AC29]);1))" office:value-type="string" office:string-value="4B7C" calcext:value-type="string">
            <text:p>4B7C</text:p>
          </table:table-cell>
          <table:table-cell table:style-name="ce94" table:formula="of:=DEC2HEX(SUM(HEX2DEC([.AD29]);1))" office:value-type="string" office:string-value="4B7D" calcext:value-type="string">
            <text:p>4B7D</text:p>
          </table:table-cell>
          <table:table-cell table:style-name="ce87" table:formula="of:=DEC2HEX(SUM(HEX2DEC([.AE29]);1))" office:value-type="string" office:string-value="4B7E" calcext:value-type="string">
            <text:p>4B7E</text:p>
          </table:table-cell>
          <table:table-cell table:style-name="ce94" table:formula="of:=DEC2HEX(SUM(HEX2DEC([.AF29]);1))" office:value-type="string" office:string-value="4B7F" calcext:value-type="string">
            <text:p>4B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2]);1))" office:value-type="string" office:string-value="4C60" calcext:value-type="string">
            <text:p>4C60</text:p>
          </table:table-cell>
          <table:table-cell table:style-name="ce94" table:formula="of:=DEC2HEX(SUM(HEX2DEC([.B30]);1))" office:value-type="string" office:string-value="4C61" calcext:value-type="string">
            <text:p>4C61</text:p>
          </table:table-cell>
          <table:table-cell table:style-name="ce87" table:formula="of:=DEC2HEX(SUM(HEX2DEC([.C30]);1))" office:value-type="string" office:string-value="4C62" calcext:value-type="string">
            <text:p>4C62</text:p>
          </table:table-cell>
          <table:table-cell table:style-name="ce94" table:formula="of:=DEC2HEX(SUM(HEX2DEC([.D30]);1))" office:value-type="string" office:string-value="4C63" calcext:value-type="string">
            <text:p>4C63</text:p>
          </table:table-cell>
          <table:table-cell table:style-name="ce87" table:formula="of:=DEC2HEX(SUM(HEX2DEC([.E30]);1))" office:value-type="string" office:string-value="4C64" calcext:value-type="string">
            <text:p>4C64</text:p>
          </table:table-cell>
          <table:table-cell table:style-name="ce94" table:formula="of:=DEC2HEX(SUM(HEX2DEC([.F30]);1))" office:value-type="string" office:string-value="4C65" calcext:value-type="string">
            <text:p>4C65</text:p>
          </table:table-cell>
          <table:table-cell table:style-name="ce87" table:formula="of:=DEC2HEX(SUM(HEX2DEC([.G30]);1))" office:value-type="string" office:string-value="4C66" calcext:value-type="string">
            <text:p>4C66</text:p>
          </table:table-cell>
          <table:table-cell table:style-name="ce94" table:formula="of:=DEC2HEX(SUM(HEX2DEC([.H30]);1))" office:value-type="string" office:string-value="4C67" calcext:value-type="string">
            <text:p>4C67</text:p>
          </table:table-cell>
          <table:table-cell table:style-name="ce87" table:formula="of:=DEC2HEX(SUM(HEX2DEC([.I30]);1))" office:value-type="string" office:string-value="4C68" calcext:value-type="string">
            <text:p>4C68</text:p>
          </table:table-cell>
          <table:table-cell table:style-name="ce94" table:formula="of:=DEC2HEX(SUM(HEX2DEC([.J30]);1))" office:value-type="string" office:string-value="4C69" calcext:value-type="string">
            <text:p>4C69</text:p>
          </table:table-cell>
          <table:table-cell table:style-name="ce87" table:formula="of:=DEC2HEX(SUM(HEX2DEC([.K30]);1))" office:value-type="string" office:string-value="4C6A" calcext:value-type="string">
            <text:p>4C6A</text:p>
          </table:table-cell>
          <table:table-cell table:style-name="ce94" table:formula="of:=DEC2HEX(SUM(HEX2DEC([.L30]);1))" office:value-type="string" office:string-value="4C6B" calcext:value-type="string">
            <text:p>4C6B</text:p>
          </table:table-cell>
          <table:table-cell table:style-name="ce87" table:formula="of:=DEC2HEX(SUM(HEX2DEC([.M30]);1))" office:value-type="string" office:string-value="4C6C" calcext:value-type="string">
            <text:p>4C6C</text:p>
          </table:table-cell>
          <table:table-cell table:style-name="ce94" table:formula="of:=DEC2HEX(SUM(HEX2DEC([.N30]);1))" office:value-type="string" office:string-value="4C6D" calcext:value-type="string">
            <text:p>4C6D</text:p>
          </table:table-cell>
          <table:table-cell table:style-name="ce87" table:formula="of:=DEC2HEX(SUM(HEX2DEC([.O30]);1))" office:value-type="string" office:string-value="4C6E" calcext:value-type="string">
            <text:p>4C6E</text:p>
          </table:table-cell>
          <table:table-cell table:style-name="ce94" table:formula="of:=DEC2HEX(SUM(HEX2DEC([.P30]);1))" office:value-type="string" office:string-value="4C6F" calcext:value-type="string">
            <text:p>4C6F</text:p>
          </table:table-cell>
          <table:table-cell table:style-name="ce87" table:formula="of:=DEC2HEX(SUM(HEX2DEC([.Q30]);1))" office:value-type="string" office:string-value="4C70" calcext:value-type="string">
            <text:p>4C70</text:p>
          </table:table-cell>
          <table:table-cell table:style-name="ce94" table:formula="of:=DEC2HEX(SUM(HEX2DEC([.R30]);1))" office:value-type="string" office:string-value="4C71" calcext:value-type="string">
            <text:p>4C71</text:p>
          </table:table-cell>
          <table:table-cell table:style-name="ce87" table:formula="of:=DEC2HEX(SUM(HEX2DEC([.S30]);1))" office:value-type="string" office:string-value="4C72" calcext:value-type="string">
            <text:p>4C72</text:p>
          </table:table-cell>
          <table:table-cell table:style-name="ce94" table:formula="of:=DEC2HEX(SUM(HEX2DEC([.T30]);1))" office:value-type="string" office:string-value="4C73" calcext:value-type="string">
            <text:p>4C73</text:p>
          </table:table-cell>
          <table:table-cell table:style-name="ce87" table:formula="of:=DEC2HEX(SUM(HEX2DEC([.U30]);1))" office:value-type="string" office:string-value="4C74" calcext:value-type="string">
            <text:p>4C74</text:p>
          </table:table-cell>
          <table:table-cell table:style-name="ce94" table:formula="of:=DEC2HEX(SUM(HEX2DEC([.V30]);1))" office:value-type="string" office:string-value="4C75" calcext:value-type="string">
            <text:p>4C75</text:p>
          </table:table-cell>
          <table:table-cell table:style-name="ce87" table:formula="of:=DEC2HEX(SUM(HEX2DEC([.W30]);1))" office:value-type="string" office:string-value="4C76" calcext:value-type="string">
            <text:p>4C76</text:p>
          </table:table-cell>
          <table:table-cell table:style-name="ce94" table:formula="of:=DEC2HEX(SUM(HEX2DEC([.X30]);1))" office:value-type="string" office:string-value="4C77" calcext:value-type="string">
            <text:p>4C77</text:p>
          </table:table-cell>
          <table:table-cell table:style-name="ce87" table:formula="of:=DEC2HEX(SUM(HEX2DEC([.Y30]);1))" office:value-type="string" office:string-value="4C78" calcext:value-type="string">
            <text:p>4C78</text:p>
          </table:table-cell>
          <table:table-cell table:style-name="ce94" table:formula="of:=DEC2HEX(SUM(HEX2DEC([.Z30]);1))" office:value-type="string" office:string-value="4C79" calcext:value-type="string">
            <text:p>4C79</text:p>
          </table:table-cell>
          <table:table-cell table:style-name="ce87" table:formula="of:=DEC2HEX(SUM(HEX2DEC([.AA30]);1))" office:value-type="string" office:string-value="4C7A" calcext:value-type="string">
            <text:p>4C7A</text:p>
          </table:table-cell>
          <table:table-cell table:style-name="ce94" table:formula="of:=DEC2HEX(SUM(HEX2DEC([.AB30]);1))" office:value-type="string" office:string-value="4C7B" calcext:value-type="string">
            <text:p>4C7B</text:p>
          </table:table-cell>
          <table:table-cell table:style-name="ce87" table:formula="of:=DEC2HEX(SUM(HEX2DEC([.AC30]);1))" office:value-type="string" office:string-value="4C7C" calcext:value-type="string">
            <text:p>4C7C</text:p>
          </table:table-cell>
          <table:table-cell table:style-name="ce94" table:formula="of:=DEC2HEX(SUM(HEX2DEC([.AD30]);1))" office:value-type="string" office:string-value="4C7D" calcext:value-type="string">
            <text:p>4C7D</text:p>
          </table:table-cell>
          <table:table-cell table:style-name="ce87" table:formula="of:=DEC2HEX(SUM(HEX2DEC([.AE30]);1))" office:value-type="string" office:string-value="4C7E" calcext:value-type="string">
            <text:p>4C7E</text:p>
          </table:table-cell>
          <table:table-cell table:style-name="ce94" table:formula="of:=DEC2HEX(SUM(HEX2DEC([.AF30]);1))" office:value-type="string" office:string-value="4C7F" calcext:value-type="string">
            <text:p>4C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3]);1))" office:value-type="string" office:string-value="4D60" calcext:value-type="string">
            <text:p>4D60</text:p>
          </table:table-cell>
          <table:table-cell table:style-name="ce94" table:formula="of:=DEC2HEX(SUM(HEX2DEC([.B31]);1))" office:value-type="string" office:string-value="4D61" calcext:value-type="string">
            <text:p>4D61</text:p>
          </table:table-cell>
          <table:table-cell table:style-name="ce87" table:formula="of:=DEC2HEX(SUM(HEX2DEC([.C31]);1))" office:value-type="string" office:string-value="4D62" calcext:value-type="string">
            <text:p>4D62</text:p>
          </table:table-cell>
          <table:table-cell table:style-name="ce94" table:formula="of:=DEC2HEX(SUM(HEX2DEC([.D31]);1))" office:value-type="string" office:string-value="4D63" calcext:value-type="string">
            <text:p>4D63</text:p>
          </table:table-cell>
          <table:table-cell table:style-name="ce87" table:formula="of:=DEC2HEX(SUM(HEX2DEC([.E31]);1))" office:value-type="string" office:string-value="4D64" calcext:value-type="string">
            <text:p>4D64</text:p>
          </table:table-cell>
          <table:table-cell table:style-name="ce94" table:formula="of:=DEC2HEX(SUM(HEX2DEC([.F31]);1))" office:value-type="string" office:string-value="4D65" calcext:value-type="string">
            <text:p>4D65</text:p>
          </table:table-cell>
          <table:table-cell table:style-name="ce87" table:formula="of:=DEC2HEX(SUM(HEX2DEC([.G31]);1))" office:value-type="string" office:string-value="4D66" calcext:value-type="string">
            <text:p>4D66</text:p>
          </table:table-cell>
          <table:table-cell table:style-name="ce94" table:formula="of:=DEC2HEX(SUM(HEX2DEC([.H31]);1))" office:value-type="string" office:string-value="4D67" calcext:value-type="string">
            <text:p>4D67</text:p>
          </table:table-cell>
          <table:table-cell table:style-name="ce87" table:formula="of:=DEC2HEX(SUM(HEX2DEC([.I31]);1))" office:value-type="string" office:string-value="4D68" calcext:value-type="string">
            <text:p>4D68</text:p>
          </table:table-cell>
          <table:table-cell table:style-name="ce94" table:formula="of:=DEC2HEX(SUM(HEX2DEC([.J31]);1))" office:value-type="string" office:string-value="4D69" calcext:value-type="string">
            <text:p>4D69</text:p>
          </table:table-cell>
          <table:table-cell table:style-name="ce87" table:formula="of:=DEC2HEX(SUM(HEX2DEC([.K31]);1))" office:value-type="string" office:string-value="4D6A" calcext:value-type="string">
            <text:p>4D6A</text:p>
          </table:table-cell>
          <table:table-cell table:style-name="ce94" table:formula="of:=DEC2HEX(SUM(HEX2DEC([.L31]);1))" office:value-type="string" office:string-value="4D6B" calcext:value-type="string">
            <text:p>4D6B</text:p>
          </table:table-cell>
          <table:table-cell table:style-name="ce87" table:formula="of:=DEC2HEX(SUM(HEX2DEC([.M31]);1))" office:value-type="string" office:string-value="4D6C" calcext:value-type="string">
            <text:p>4D6C</text:p>
          </table:table-cell>
          <table:table-cell table:style-name="ce94" table:formula="of:=DEC2HEX(SUM(HEX2DEC([.N31]);1))" office:value-type="string" office:string-value="4D6D" calcext:value-type="string">
            <text:p>4D6D</text:p>
          </table:table-cell>
          <table:table-cell table:style-name="ce87" table:formula="of:=DEC2HEX(SUM(HEX2DEC([.O31]);1))" office:value-type="string" office:string-value="4D6E" calcext:value-type="string">
            <text:p>4D6E</text:p>
          </table:table-cell>
          <table:table-cell table:style-name="ce94" table:formula="of:=DEC2HEX(SUM(HEX2DEC([.P31]);1))" office:value-type="string" office:string-value="4D6F" calcext:value-type="string">
            <text:p>4D6F</text:p>
          </table:table-cell>
          <table:table-cell table:style-name="ce87" table:formula="of:=DEC2HEX(SUM(HEX2DEC([.Q31]);1))" office:value-type="string" office:string-value="4D70" calcext:value-type="string">
            <text:p>4D70</text:p>
          </table:table-cell>
          <table:table-cell table:style-name="ce94" table:formula="of:=DEC2HEX(SUM(HEX2DEC([.R31]);1))" office:value-type="string" office:string-value="4D71" calcext:value-type="string">
            <text:p>4D71</text:p>
          </table:table-cell>
          <table:table-cell table:style-name="ce87" table:formula="of:=DEC2HEX(SUM(HEX2DEC([.S31]);1))" office:value-type="string" office:string-value="4D72" calcext:value-type="string">
            <text:p>4D72</text:p>
          </table:table-cell>
          <table:table-cell table:style-name="ce94" table:formula="of:=DEC2HEX(SUM(HEX2DEC([.T31]);1))" office:value-type="string" office:string-value="4D73" calcext:value-type="string">
            <text:p>4D73</text:p>
          </table:table-cell>
          <table:table-cell table:style-name="ce87" table:formula="of:=DEC2HEX(SUM(HEX2DEC([.U31]);1))" office:value-type="string" office:string-value="4D74" calcext:value-type="string">
            <text:p>4D74</text:p>
          </table:table-cell>
          <table:table-cell table:style-name="ce94" table:formula="of:=DEC2HEX(SUM(HEX2DEC([.V31]);1))" office:value-type="string" office:string-value="4D75" calcext:value-type="string">
            <text:p>4D75</text:p>
          </table:table-cell>
          <table:table-cell table:style-name="ce87" table:formula="of:=DEC2HEX(SUM(HEX2DEC([.W31]);1))" office:value-type="string" office:string-value="4D76" calcext:value-type="string">
            <text:p>4D76</text:p>
          </table:table-cell>
          <table:table-cell table:style-name="ce94" table:formula="of:=DEC2HEX(SUM(HEX2DEC([.X31]);1))" office:value-type="string" office:string-value="4D77" calcext:value-type="string">
            <text:p>4D77</text:p>
          </table:table-cell>
          <table:table-cell table:style-name="ce87" table:formula="of:=DEC2HEX(SUM(HEX2DEC([.Y31]);1))" office:value-type="string" office:string-value="4D78" calcext:value-type="string">
            <text:p>4D78</text:p>
          </table:table-cell>
          <table:table-cell table:style-name="ce94" table:formula="of:=DEC2HEX(SUM(HEX2DEC([.Z31]);1))" office:value-type="string" office:string-value="4D79" calcext:value-type="string">
            <text:p>4D79</text:p>
          </table:table-cell>
          <table:table-cell table:style-name="ce87" table:formula="of:=DEC2HEX(SUM(HEX2DEC([.AA31]);1))" office:value-type="string" office:string-value="4D7A" calcext:value-type="string">
            <text:p>4D7A</text:p>
          </table:table-cell>
          <table:table-cell table:style-name="ce94" table:formula="of:=DEC2HEX(SUM(HEX2DEC([.AB31]);1))" office:value-type="string" office:string-value="4D7B" calcext:value-type="string">
            <text:p>4D7B</text:p>
          </table:table-cell>
          <table:table-cell table:style-name="ce87" table:formula="of:=DEC2HEX(SUM(HEX2DEC([.AC31]);1))" office:value-type="string" office:string-value="4D7C" calcext:value-type="string">
            <text:p>4D7C</text:p>
          </table:table-cell>
          <table:table-cell table:style-name="ce94" table:formula="of:=DEC2HEX(SUM(HEX2DEC([.AD31]);1))" office:value-type="string" office:string-value="4D7D" calcext:value-type="string">
            <text:p>4D7D</text:p>
          </table:table-cell>
          <table:table-cell table:style-name="ce87" table:formula="of:=DEC2HEX(SUM(HEX2DEC([.AE31]);1))" office:value-type="string" office:string-value="4D7E" calcext:value-type="string">
            <text:p>4D7E</text:p>
          </table:table-cell>
          <table:table-cell table:style-name="ce94" table:formula="of:=DEC2HEX(SUM(HEX2DEC([.AF31]);1))" office:value-type="string" office:string-value="4D7F" calcext:value-type="string">
            <text:p>4D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4]);1))" office:value-type="string" office:string-value="4E60" calcext:value-type="string">
            <text:p>4E60</text:p>
          </table:table-cell>
          <table:table-cell table:style-name="ce94" table:formula="of:=DEC2HEX(SUM(HEX2DEC([.B32]);1))" office:value-type="string" office:string-value="4E61" calcext:value-type="string">
            <text:p>4E61</text:p>
          </table:table-cell>
          <table:table-cell table:style-name="ce87" table:formula="of:=DEC2HEX(SUM(HEX2DEC([.C32]);1))" office:value-type="string" office:string-value="4E62" calcext:value-type="string">
            <text:p>4E62</text:p>
          </table:table-cell>
          <table:table-cell table:style-name="ce94" table:formula="of:=DEC2HEX(SUM(HEX2DEC([.D32]);1))" office:value-type="string" office:string-value="4E63" calcext:value-type="string">
            <text:p>4E63</text:p>
          </table:table-cell>
          <table:table-cell table:style-name="ce87" table:formula="of:=DEC2HEX(SUM(HEX2DEC([.E32]);1))" office:value-type="string" office:string-value="4E64" calcext:value-type="string">
            <text:p>4E64</text:p>
          </table:table-cell>
          <table:table-cell table:style-name="ce94" table:formula="of:=DEC2HEX(SUM(HEX2DEC([.F32]);1))" office:value-type="string" office:string-value="4E65" calcext:value-type="string">
            <text:p>4E65</text:p>
          </table:table-cell>
          <table:table-cell table:style-name="ce87" table:formula="of:=DEC2HEX(SUM(HEX2DEC([.G32]);1))" office:value-type="string" office:string-value="4E66" calcext:value-type="string">
            <text:p>4E66</text:p>
          </table:table-cell>
          <table:table-cell table:style-name="ce94" table:formula="of:=DEC2HEX(SUM(HEX2DEC([.H32]);1))" office:value-type="string" office:string-value="4E67" calcext:value-type="string">
            <text:p>4E67</text:p>
          </table:table-cell>
          <table:table-cell table:style-name="ce87" table:formula="of:=DEC2HEX(SUM(HEX2DEC([.I32]);1))" office:value-type="string" office:string-value="4E68" calcext:value-type="string">
            <text:p>4E68</text:p>
          </table:table-cell>
          <table:table-cell table:style-name="ce94" table:formula="of:=DEC2HEX(SUM(HEX2DEC([.J32]);1))" office:value-type="string" office:string-value="4E69" calcext:value-type="string">
            <text:p>4E69</text:p>
          </table:table-cell>
          <table:table-cell table:style-name="ce87" table:formula="of:=DEC2HEX(SUM(HEX2DEC([.K32]);1))" office:value-type="string" office:string-value="4E6A" calcext:value-type="string">
            <text:p>4E6A</text:p>
          </table:table-cell>
          <table:table-cell table:style-name="ce94" table:formula="of:=DEC2HEX(SUM(HEX2DEC([.L32]);1))" office:value-type="string" office:string-value="4E6B" calcext:value-type="string">
            <text:p>4E6B</text:p>
          </table:table-cell>
          <table:table-cell table:style-name="ce87" table:formula="of:=DEC2HEX(SUM(HEX2DEC([.M32]);1))" office:value-type="string" office:string-value="4E6C" calcext:value-type="string">
            <text:p>4E6C</text:p>
          </table:table-cell>
          <table:table-cell table:style-name="ce94" table:formula="of:=DEC2HEX(SUM(HEX2DEC([.N32]);1))" office:value-type="string" office:string-value="4E6D" calcext:value-type="string">
            <text:p>4E6D</text:p>
          </table:table-cell>
          <table:table-cell table:style-name="ce87" table:formula="of:=DEC2HEX(SUM(HEX2DEC([.O32]);1))" office:value-type="string" office:string-value="4E6E" calcext:value-type="string">
            <text:p>4E6E</text:p>
          </table:table-cell>
          <table:table-cell table:style-name="ce94" table:formula="of:=DEC2HEX(SUM(HEX2DEC([.P32]);1))" office:value-type="string" office:string-value="4E6F" calcext:value-type="string">
            <text:p>4E6F</text:p>
          </table:table-cell>
          <table:table-cell table:style-name="ce87" table:formula="of:=DEC2HEX(SUM(HEX2DEC([.Q32]);1))" office:value-type="string" office:string-value="4E70" calcext:value-type="string">
            <text:p>4E70</text:p>
          </table:table-cell>
          <table:table-cell table:style-name="ce94" table:formula="of:=DEC2HEX(SUM(HEX2DEC([.R32]);1))" office:value-type="string" office:string-value="4E71" calcext:value-type="string">
            <text:p>4E71</text:p>
          </table:table-cell>
          <table:table-cell table:style-name="ce87" table:formula="of:=DEC2HEX(SUM(HEX2DEC([.S32]);1))" office:value-type="string" office:string-value="4E72" calcext:value-type="string">
            <text:p>4E72</text:p>
          </table:table-cell>
          <table:table-cell table:style-name="ce94" table:formula="of:=DEC2HEX(SUM(HEX2DEC([.T32]);1))" office:value-type="string" office:string-value="4E73" calcext:value-type="string">
            <text:p>4E73</text:p>
          </table:table-cell>
          <table:table-cell table:style-name="ce87" table:formula="of:=DEC2HEX(SUM(HEX2DEC([.U32]);1))" office:value-type="string" office:string-value="4E74" calcext:value-type="string">
            <text:p>4E74</text:p>
          </table:table-cell>
          <table:table-cell table:style-name="ce94" table:formula="of:=DEC2HEX(SUM(HEX2DEC([.V32]);1))" office:value-type="string" office:string-value="4E75" calcext:value-type="string">
            <text:p>4E75</text:p>
          </table:table-cell>
          <table:table-cell table:style-name="ce87" table:formula="of:=DEC2HEX(SUM(HEX2DEC([.W32]);1))" office:value-type="string" office:string-value="4E76" calcext:value-type="string">
            <text:p>4E76</text:p>
          </table:table-cell>
          <table:table-cell table:style-name="ce94" table:formula="of:=DEC2HEX(SUM(HEX2DEC([.X32]);1))" office:value-type="string" office:string-value="4E77" calcext:value-type="string">
            <text:p>4E77</text:p>
          </table:table-cell>
          <table:table-cell table:style-name="ce87" table:formula="of:=DEC2HEX(SUM(HEX2DEC([.Y32]);1))" office:value-type="string" office:string-value="4E78" calcext:value-type="string">
            <text:p>4E78</text:p>
          </table:table-cell>
          <table:table-cell table:style-name="ce94" table:formula="of:=DEC2HEX(SUM(HEX2DEC([.Z32]);1))" office:value-type="string" office:string-value="4E79" calcext:value-type="string">
            <text:p>4E79</text:p>
          </table:table-cell>
          <table:table-cell table:style-name="ce87" table:formula="of:=DEC2HEX(SUM(HEX2DEC([.AA32]);1))" office:value-type="string" office:string-value="4E7A" calcext:value-type="string">
            <text:p>4E7A</text:p>
          </table:table-cell>
          <table:table-cell table:style-name="ce94" table:formula="of:=DEC2HEX(SUM(HEX2DEC([.AB32]);1))" office:value-type="string" office:string-value="4E7B" calcext:value-type="string">
            <text:p>4E7B</text:p>
          </table:table-cell>
          <table:table-cell table:style-name="ce87" table:formula="of:=DEC2HEX(SUM(HEX2DEC([.AC32]);1))" office:value-type="string" office:string-value="4E7C" calcext:value-type="string">
            <text:p>4E7C</text:p>
          </table:table-cell>
          <table:table-cell table:style-name="ce94" table:formula="of:=DEC2HEX(SUM(HEX2DEC([.AD32]);1))" office:value-type="string" office:string-value="4E7D" calcext:value-type="string">
            <text:p>4E7D</text:p>
          </table:table-cell>
          <table:table-cell table:style-name="ce87" table:formula="of:=DEC2HEX(SUM(HEX2DEC([.AE32]);1))" office:value-type="string" office:string-value="4E7E" calcext:value-type="string">
            <text:p>4E7E</text:p>
          </table:table-cell>
          <table:table-cell table:style-name="ce94" table:formula="of:=DEC2HEX(SUM(HEX2DEC([.AF32]);1))" office:value-type="string" office:string-value="4E7F" calcext:value-type="string">
            <text:p>4E7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2" table:formula="of:=DEC2HEX(SUM(HEX2DEC([.AG25]);1))" office:value-type="string" office:string-value="4F60" calcext:value-type="string">
            <text:p>4F60</text:p>
          </table:table-cell>
          <table:table-cell table:style-name="ce96" table:formula="of:=DEC2HEX(SUM(HEX2DEC([.B33]);1))" office:value-type="string" office:string-value="4F61" calcext:value-type="string">
            <text:p>4F61</text:p>
          </table:table-cell>
          <table:table-cell table:style-name="ce87" table:formula="of:=DEC2HEX(SUM(HEX2DEC([.C33]);1))" office:value-type="string" office:string-value="4F62" calcext:value-type="string">
            <text:p>4F62</text:p>
          </table:table-cell>
          <table:table-cell table:style-name="ce96" table:formula="of:=DEC2HEX(SUM(HEX2DEC([.D33]);1))" office:value-type="string" office:string-value="4F63" calcext:value-type="string">
            <text:p>4F63</text:p>
          </table:table-cell>
          <table:table-cell table:style-name="ce87" table:formula="of:=DEC2HEX(SUM(HEX2DEC([.E33]);1))" office:value-type="string" office:string-value="4F64" calcext:value-type="string">
            <text:p>4F64</text:p>
          </table:table-cell>
          <table:table-cell table:style-name="ce96" table:formula="of:=DEC2HEX(SUM(HEX2DEC([.F33]);1))" office:value-type="string" office:string-value="4F65" calcext:value-type="string">
            <text:p>4F65</text:p>
          </table:table-cell>
          <table:table-cell table:style-name="ce87" table:formula="of:=DEC2HEX(SUM(HEX2DEC([.G33]);1))" office:value-type="string" office:string-value="4F66" calcext:value-type="string">
            <text:p>4F66</text:p>
          </table:table-cell>
          <table:table-cell table:style-name="ce96" table:formula="of:=DEC2HEX(SUM(HEX2DEC([.H33]);1))" office:value-type="string" office:string-value="4F67" calcext:value-type="string">
            <text:p>4F67</text:p>
          </table:table-cell>
          <table:table-cell table:style-name="ce87" table:formula="of:=DEC2HEX(SUM(HEX2DEC([.I33]);1))" office:value-type="string" office:string-value="4F68" calcext:value-type="string">
            <text:p>4F68</text:p>
          </table:table-cell>
          <table:table-cell table:style-name="ce96" table:formula="of:=DEC2HEX(SUM(HEX2DEC([.J33]);1))" office:value-type="string" office:string-value="4F69" calcext:value-type="string">
            <text:p>4F69</text:p>
          </table:table-cell>
          <table:table-cell table:style-name="ce87" table:formula="of:=DEC2HEX(SUM(HEX2DEC([.K33]);1))" office:value-type="string" office:string-value="4F6A" calcext:value-type="string">
            <text:p>4F6A</text:p>
          </table:table-cell>
          <table:table-cell table:style-name="ce96" table:formula="of:=DEC2HEX(SUM(HEX2DEC([.L33]);1))" office:value-type="string" office:string-value="4F6B" calcext:value-type="string">
            <text:p>4F6B</text:p>
          </table:table-cell>
          <table:table-cell table:style-name="ce87" table:formula="of:=DEC2HEX(SUM(HEX2DEC([.M33]);1))" office:value-type="string" office:string-value="4F6C" calcext:value-type="string">
            <text:p>4F6C</text:p>
          </table:table-cell>
          <table:table-cell table:style-name="ce96" table:formula="of:=DEC2HEX(SUM(HEX2DEC([.N33]);1))" office:value-type="string" office:string-value="4F6D" calcext:value-type="string">
            <text:p>4F6D</text:p>
          </table:table-cell>
          <table:table-cell table:style-name="ce101" table:formula="of:=DEC2HEX(SUM(HEX2DEC([.O33]);1))" office:value-type="string" office:string-value="4F6E" calcext:value-type="string">
            <text:p>4F6E</text:p>
          </table:table-cell>
          <table:table-cell table:style-name="ce96" table:formula="of:=DEC2HEX(SUM(HEX2DEC([.P33]);1))" office:value-type="string" office:string-value="4F6F" calcext:value-type="string">
            <text:p>4F6F</text:p>
          </table:table-cell>
          <table:table-cell table:style-name="ce101" table:formula="of:=DEC2HEX(SUM(HEX2DEC([.Q33]);1))" office:value-type="string" office:string-value="4F70" calcext:value-type="string">
            <text:p>4F70</text:p>
          </table:table-cell>
          <table:table-cell table:style-name="ce96" table:formula="of:=DEC2HEX(SUM(HEX2DEC([.R33]);1))" office:value-type="string" office:string-value="4F71" calcext:value-type="string">
            <text:p>4F71</text:p>
          </table:table-cell>
          <table:table-cell table:style-name="ce101" table:formula="of:=DEC2HEX(SUM(HEX2DEC([.S33]);1))" office:value-type="string" office:string-value="4F72" calcext:value-type="string">
            <text:p>4F72</text:p>
          </table:table-cell>
          <table:table-cell table:style-name="ce96" table:formula="of:=DEC2HEX(SUM(HEX2DEC([.T33]);1))" office:value-type="string" office:string-value="4F73" calcext:value-type="string">
            <text:p>4F73</text:p>
          </table:table-cell>
          <table:table-cell table:style-name="ce101" table:formula="of:=DEC2HEX(SUM(HEX2DEC([.U33]);1))" office:value-type="string" office:string-value="4F74" calcext:value-type="string">
            <text:p>4F74</text:p>
          </table:table-cell>
          <table:table-cell table:style-name="ce96" table:formula="of:=DEC2HEX(SUM(HEX2DEC([.V33]);1))" office:value-type="string" office:string-value="4F75" calcext:value-type="string">
            <text:p>4F75</text:p>
          </table:table-cell>
          <table:table-cell table:style-name="ce101" table:formula="of:=DEC2HEX(SUM(HEX2DEC([.W33]);1))" office:value-type="string" office:string-value="4F76" calcext:value-type="string">
            <text:p>4F76</text:p>
          </table:table-cell>
          <table:table-cell table:style-name="ce96" table:formula="of:=DEC2HEX(SUM(HEX2DEC([.X33]);1))" office:value-type="string" office:string-value="4F77" calcext:value-type="string">
            <text:p>4F77</text:p>
          </table:table-cell>
          <table:table-cell table:style-name="ce101" table:formula="of:=DEC2HEX(SUM(HEX2DEC([.Y33]);1))" office:value-type="string" office:string-value="4F78" calcext:value-type="string">
            <text:p>4F78</text:p>
          </table:table-cell>
          <table:table-cell table:style-name="ce96" table:formula="of:=DEC2HEX(SUM(HEX2DEC([.Z33]);1))" office:value-type="string" office:string-value="4F79" calcext:value-type="string">
            <text:p>4F79</text:p>
          </table:table-cell>
          <table:table-cell table:style-name="ce101" table:formula="of:=DEC2HEX(SUM(HEX2DEC([.AA33]);1))" office:value-type="string" office:string-value="4F7A" calcext:value-type="string">
            <text:p>4F7A</text:p>
          </table:table-cell>
          <table:table-cell table:style-name="ce96" table:formula="of:=DEC2HEX(SUM(HEX2DEC([.AB33]);1))" office:value-type="string" office:string-value="4F7B" calcext:value-type="string">
            <text:p>4F7B</text:p>
          </table:table-cell>
          <table:table-cell table:style-name="ce101" table:formula="of:=DEC2HEX(SUM(HEX2DEC([.AC33]);1))" office:value-type="string" office:string-value="4F7C" calcext:value-type="string">
            <text:p>4F7C</text:p>
          </table:table-cell>
          <table:table-cell table:style-name="ce96" table:formula="of:=DEC2HEX(SUM(HEX2DEC([.AD33]);1))" office:value-type="string" office:string-value="4F7D" calcext:value-type="string">
            <text:p>4F7D</text:p>
          </table:table-cell>
          <table:table-cell table:style-name="ce87" table:formula="of:=DEC2HEX(SUM(HEX2DEC([.AE33]);1))" office:value-type="string" office:string-value="4F7E" calcext:value-type="string">
            <text:p>4F7E</text:p>
          </table:table-cell>
          <table:table-cell table:style-name="ce96" table:formula="of:=DEC2HEX(SUM(HEX2DEC([.AF33]);1))" office:value-type="string" office:string-value="4F7F" calcext:value-type="string">
            <text:p>4F7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2</text:p>
            <text:p>Pixel</text:p>
            <text:p>96-103</text:p>
            <text:p>$60-$67</text:p>
          </table:table-cell>
          <table:table-cell table:style-name="ce95" table:formula="of:=DEC2HEX(SUM(HEX2DEC([.AG26]);1))" office:value-type="string" office:string-value="4880" calcext:value-type="string">
            <text:p>4880</text:p>
          </table:table-cell>
          <table:table-cell table:style-name="ce92" table:formula="of:=DEC2HEX(SUM(HEX2DEC([.B34]);1))" office:value-type="string" office:string-value="4881" calcext:value-type="string">
            <text:p>4881</text:p>
          </table:table-cell>
          <table:table-cell table:style-name="ce100" table:formula="of:=DEC2HEX(SUM(HEX2DEC([.C34]);1))" office:value-type="string" office:string-value="4882" calcext:value-type="string">
            <text:p>4882</text:p>
          </table:table-cell>
          <table:table-cell table:style-name="ce87" table:formula="of:=DEC2HEX(SUM(HEX2DEC([.D34]);1))" office:value-type="string" office:string-value="4883" calcext:value-type="string">
            <text:p>4883</text:p>
          </table:table-cell>
          <table:table-cell table:style-name="ce95" table:formula="of:=DEC2HEX(SUM(HEX2DEC([.E34]);1))" office:value-type="string" office:string-value="4884" calcext:value-type="string">
            <text:p>4884</text:p>
          </table:table-cell>
          <table:table-cell table:style-name="ce87" table:formula="of:=DEC2HEX(SUM(HEX2DEC([.F34]);1))" office:value-type="string" office:string-value="4885" calcext:value-type="string">
            <text:p>4885</text:p>
          </table:table-cell>
          <table:table-cell table:style-name="ce95" table:formula="of:=DEC2HEX(SUM(HEX2DEC([.G34]);1))" office:value-type="string" office:string-value="4886" calcext:value-type="string">
            <text:p>4886</text:p>
          </table:table-cell>
          <table:table-cell table:style-name="ce87" table:formula="of:=DEC2HEX(SUM(HEX2DEC([.H34]);1))" office:value-type="string" office:string-value="4887" calcext:value-type="string">
            <text:p>4887</text:p>
          </table:table-cell>
          <table:table-cell table:style-name="ce95" table:formula="of:=DEC2HEX(SUM(HEX2DEC([.I34]);1))" office:value-type="string" office:string-value="4888" calcext:value-type="string">
            <text:p>4888</text:p>
          </table:table-cell>
          <table:table-cell table:style-name="ce87" table:formula="of:=DEC2HEX(SUM(HEX2DEC([.J34]);1))" office:value-type="string" office:string-value="4889" calcext:value-type="string">
            <text:p>4889</text:p>
          </table:table-cell>
          <table:table-cell table:style-name="ce95" table:formula="of:=DEC2HEX(SUM(HEX2DEC([.K34]);1))" office:value-type="string" office:string-value="488A" calcext:value-type="string">
            <text:p>488A</text:p>
          </table:table-cell>
          <table:table-cell table:style-name="ce87" table:formula="of:=DEC2HEX(SUM(HEX2DEC([.L34]);1))" office:value-type="string" office:string-value="488B" calcext:value-type="string">
            <text:p>488B</text:p>
          </table:table-cell>
          <table:table-cell table:style-name="ce95" table:formula="of:=DEC2HEX(SUM(HEX2DEC([.M34]);1))" office:value-type="string" office:string-value="488C" calcext:value-type="string">
            <text:p>488C</text:p>
          </table:table-cell>
          <table:table-cell table:style-name="ce87" table:formula="of:=DEC2HEX(SUM(HEX2DEC([.N34]);1))" office:value-type="string" office:string-value="488D" calcext:value-type="string">
            <text:p>488D</text:p>
          </table:table-cell>
          <table:table-cell table:style-name="ce94" table:formula="of:=DEC2HEX(SUM(HEX2DEC([.O34]);1))" office:value-type="string" office:string-value="488E" calcext:value-type="string">
            <text:p>488E</text:p>
          </table:table-cell>
          <table:table-cell table:style-name="ce87" table:formula="of:=DEC2HEX(SUM(HEX2DEC([.P34]);1))" office:value-type="string" office:string-value="488F" calcext:value-type="string">
            <text:p>488F</text:p>
          </table:table-cell>
          <table:table-cell table:style-name="ce94" table:formula="of:=DEC2HEX(SUM(HEX2DEC([.Q34]);1))" office:value-type="string" office:string-value="4890" calcext:value-type="string">
            <text:p>4890</text:p>
          </table:table-cell>
          <table:table-cell table:style-name="ce87" table:formula="of:=DEC2HEX(SUM(HEX2DEC([.R34]);1))" office:value-type="string" office:string-value="4891" calcext:value-type="string">
            <text:p>4891</text:p>
          </table:table-cell>
          <table:table-cell table:style-name="ce94" table:formula="of:=DEC2HEX(SUM(HEX2DEC([.S34]);1))" office:value-type="string" office:string-value="4892" calcext:value-type="string">
            <text:p>4892</text:p>
          </table:table-cell>
          <table:table-cell table:style-name="ce87" table:formula="of:=DEC2HEX(SUM(HEX2DEC([.T34]);1))" office:value-type="string" office:string-value="4893" calcext:value-type="string">
            <text:p>4893</text:p>
          </table:table-cell>
          <table:table-cell table:style-name="ce94" table:formula="of:=DEC2HEX(SUM(HEX2DEC([.U34]);1))" office:value-type="string" office:string-value="4894" calcext:value-type="string">
            <text:p>4894</text:p>
          </table:table-cell>
          <table:table-cell table:style-name="ce87" table:formula="of:=DEC2HEX(SUM(HEX2DEC([.V34]);1))" office:value-type="string" office:string-value="4895" calcext:value-type="string">
            <text:p>4895</text:p>
          </table:table-cell>
          <table:table-cell table:style-name="ce94" table:formula="of:=DEC2HEX(SUM(HEX2DEC([.W34]);1))" office:value-type="string" office:string-value="4896" calcext:value-type="string">
            <text:p>4896</text:p>
          </table:table-cell>
          <table:table-cell table:style-name="ce87" table:formula="of:=DEC2HEX(SUM(HEX2DEC([.X34]);1))" office:value-type="string" office:string-value="4897" calcext:value-type="string">
            <text:p>4897</text:p>
          </table:table-cell>
          <table:table-cell table:style-name="ce94" table:formula="of:=DEC2HEX(SUM(HEX2DEC([.Y34]);1))" office:value-type="string" office:string-value="4898" calcext:value-type="string">
            <text:p>4898</text:p>
          </table:table-cell>
          <table:table-cell table:style-name="ce87" table:formula="of:=DEC2HEX(SUM(HEX2DEC([.Z34]);1))" office:value-type="string" office:string-value="4899" calcext:value-type="string">
            <text:p>4899</text:p>
          </table:table-cell>
          <table:table-cell table:style-name="ce94" table:formula="of:=DEC2HEX(SUM(HEX2DEC([.AA34]);1))" office:value-type="string" office:string-value="489A" calcext:value-type="string">
            <text:p>489A</text:p>
          </table:table-cell>
          <table:table-cell table:style-name="ce87" table:formula="of:=DEC2HEX(SUM(HEX2DEC([.AB34]);1))" office:value-type="string" office:string-value="489B" calcext:value-type="string">
            <text:p>489B</text:p>
          </table:table-cell>
          <table:table-cell table:style-name="ce107" table:formula="of:=DEC2HEX(SUM(HEX2DEC([.AC34]);1))" office:value-type="string" office:string-value="489C" calcext:value-type="string">
            <text:p>489C</text:p>
          </table:table-cell>
          <table:table-cell table:style-name="ce97" table:formula="of:=DEC2HEX(SUM(HEX2DEC([.AD34]);1))" office:value-type="string" office:string-value="489D" calcext:value-type="string">
            <text:p>489D</text:p>
          </table:table-cell>
          <table:table-cell table:style-name="ce95" table:formula="of:=DEC2HEX(SUM(HEX2DEC([.AE34]);1))" office:value-type="string" office:string-value="489E" calcext:value-type="string">
            <text:p>489E</text:p>
          </table:table-cell>
          <table:table-cell table:style-name="ce104" table:formula="of:=DEC2HEX(SUM(HEX2DEC([.AF34]);1))" office:value-type="string" office:string-value="489F" calcext:value-type="string">
            <text:p>48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7]);1))" office:value-type="string" office:string-value="4980" calcext:value-type="string">
            <text:p>4980</text:p>
          </table:table-cell>
          <table:table-cell table:style-name="ce92" table:formula="of:=DEC2HEX(SUM(HEX2DEC([.B35]);1))" office:value-type="string" office:string-value="4981" calcext:value-type="string">
            <text:p>4981</text:p>
          </table:table-cell>
          <table:table-cell table:style-name="ce89" table:formula="of:=DEC2HEX(SUM(HEX2DEC([.C35]);1))" office:value-type="string" office:string-value="4982" calcext:value-type="string">
            <text:p>4982</text:p>
          </table:table-cell>
          <table:table-cell table:style-name="ce87" table:formula="of:=DEC2HEX(SUM(HEX2DEC([.D35]);1))" office:value-type="string" office:string-value="4983" calcext:value-type="string">
            <text:p>4983</text:p>
          </table:table-cell>
          <table:table-cell table:style-name="ce94" table:formula="of:=DEC2HEX(SUM(HEX2DEC([.E35]);1))" office:value-type="string" office:string-value="4984" calcext:value-type="string">
            <text:p>4984</text:p>
          </table:table-cell>
          <table:table-cell table:style-name="ce87" table:formula="of:=DEC2HEX(SUM(HEX2DEC([.F35]);1))" office:value-type="string" office:string-value="4985" calcext:value-type="string">
            <text:p>4985</text:p>
          </table:table-cell>
          <table:table-cell table:style-name="ce94" table:formula="of:=DEC2HEX(SUM(HEX2DEC([.G35]);1))" office:value-type="string" office:string-value="4986" calcext:value-type="string">
            <text:p>4986</text:p>
          </table:table-cell>
          <table:table-cell table:style-name="ce87" table:formula="of:=DEC2HEX(SUM(HEX2DEC([.H35]);1))" office:value-type="string" office:string-value="4987" calcext:value-type="string">
            <text:p>4987</text:p>
          </table:table-cell>
          <table:table-cell table:style-name="ce94" table:formula="of:=DEC2HEX(SUM(HEX2DEC([.I35]);1))" office:value-type="string" office:string-value="4988" calcext:value-type="string">
            <text:p>4988</text:p>
          </table:table-cell>
          <table:table-cell table:style-name="ce87" table:formula="of:=DEC2HEX(SUM(HEX2DEC([.J35]);1))" office:value-type="string" office:string-value="4989" calcext:value-type="string">
            <text:p>4989</text:p>
          </table:table-cell>
          <table:table-cell table:style-name="ce94" table:formula="of:=DEC2HEX(SUM(HEX2DEC([.K35]);1))" office:value-type="string" office:string-value="498A" calcext:value-type="string">
            <text:p>498A</text:p>
          </table:table-cell>
          <table:table-cell table:style-name="ce87" table:formula="of:=DEC2HEX(SUM(HEX2DEC([.L35]);1))" office:value-type="string" office:string-value="498B" calcext:value-type="string">
            <text:p>498B</text:p>
          </table:table-cell>
          <table:table-cell table:style-name="ce94" table:formula="of:=DEC2HEX(SUM(HEX2DEC([.M35]);1))" office:value-type="string" office:string-value="498C" calcext:value-type="string">
            <text:p>498C</text:p>
          </table:table-cell>
          <table:table-cell table:style-name="ce87" table:formula="of:=DEC2HEX(SUM(HEX2DEC([.N35]);1))" office:value-type="string" office:string-value="498D" calcext:value-type="string">
            <text:p>498D</text:p>
          </table:table-cell>
          <table:table-cell table:style-name="ce94" table:formula="of:=DEC2HEX(SUM(HEX2DEC([.O35]);1))" office:value-type="string" office:string-value="498E" calcext:value-type="string">
            <text:p>498E</text:p>
          </table:table-cell>
          <table:table-cell table:style-name="ce87" table:formula="of:=DEC2HEX(SUM(HEX2DEC([.P35]);1))" office:value-type="string" office:string-value="498F" calcext:value-type="string">
            <text:p>498F</text:p>
          </table:table-cell>
          <table:table-cell table:style-name="ce94" table:formula="of:=DEC2HEX(SUM(HEX2DEC([.Q35]);1))" office:value-type="string" office:string-value="4990" calcext:value-type="string">
            <text:p>4990</text:p>
          </table:table-cell>
          <table:table-cell table:style-name="ce87" table:formula="of:=DEC2HEX(SUM(HEX2DEC([.R35]);1))" office:value-type="string" office:string-value="4991" calcext:value-type="string">
            <text:p>4991</text:p>
          </table:table-cell>
          <table:table-cell table:style-name="ce94" table:formula="of:=DEC2HEX(SUM(HEX2DEC([.S35]);1))" office:value-type="string" office:string-value="4992" calcext:value-type="string">
            <text:p>4992</text:p>
          </table:table-cell>
          <table:table-cell table:style-name="ce87" table:formula="of:=DEC2HEX(SUM(HEX2DEC([.T35]);1))" office:value-type="string" office:string-value="4993" calcext:value-type="string">
            <text:p>4993</text:p>
          </table:table-cell>
          <table:table-cell table:style-name="ce94" table:formula="of:=DEC2HEX(SUM(HEX2DEC([.U35]);1))" office:value-type="string" office:string-value="4994" calcext:value-type="string">
            <text:p>4994</text:p>
          </table:table-cell>
          <table:table-cell table:style-name="ce87" table:formula="of:=DEC2HEX(SUM(HEX2DEC([.V35]);1))" office:value-type="string" office:string-value="4995" calcext:value-type="string">
            <text:p>4995</text:p>
          </table:table-cell>
          <table:table-cell table:style-name="ce94" table:formula="of:=DEC2HEX(SUM(HEX2DEC([.W35]);1))" office:value-type="string" office:string-value="4996" calcext:value-type="string">
            <text:p>4996</text:p>
          </table:table-cell>
          <table:table-cell table:style-name="ce87" table:formula="of:=DEC2HEX(SUM(HEX2DEC([.X35]);1))" office:value-type="string" office:string-value="4997" calcext:value-type="string">
            <text:p>4997</text:p>
          </table:table-cell>
          <table:table-cell table:style-name="ce94" table:formula="of:=DEC2HEX(SUM(HEX2DEC([.Y35]);1))" office:value-type="string" office:string-value="4998" calcext:value-type="string">
            <text:p>4998</text:p>
          </table:table-cell>
          <table:table-cell table:style-name="ce87" table:formula="of:=DEC2HEX(SUM(HEX2DEC([.Z35]);1))" office:value-type="string" office:string-value="4999" calcext:value-type="string">
            <text:p>4999</text:p>
          </table:table-cell>
          <table:table-cell table:style-name="ce94" table:formula="of:=DEC2HEX(SUM(HEX2DEC([.AA35]);1))" office:value-type="string" office:string-value="499A" calcext:value-type="string">
            <text:p>499A</text:p>
          </table:table-cell>
          <table:table-cell table:style-name="ce87" table:formula="of:=DEC2HEX(SUM(HEX2DEC([.AB35]);1))" office:value-type="string" office:string-value="499B" calcext:value-type="string">
            <text:p>499B</text:p>
          </table:table-cell>
          <table:table-cell table:style-name="ce107" table:formula="of:=DEC2HEX(SUM(HEX2DEC([.AC35]);1))" office:value-type="string" office:string-value="499C" calcext:value-type="string">
            <text:p>499C</text:p>
          </table:table-cell>
          <table:table-cell table:style-name="ce97" table:formula="of:=DEC2HEX(SUM(HEX2DEC([.AD35]);1))" office:value-type="string" office:string-value="499D" calcext:value-type="string">
            <text:p>499D</text:p>
          </table:table-cell>
          <table:table-cell table:style-name="ce94" table:formula="of:=DEC2HEX(SUM(HEX2DEC([.AE35]);1))" office:value-type="string" office:string-value="499E" calcext:value-type="string">
            <text:p>499E</text:p>
          </table:table-cell>
          <table:table-cell table:style-name="ce104" table:formula="of:=DEC2HEX(SUM(HEX2DEC([.AF35]);1))" office:value-type="string" office:string-value="499F" calcext:value-type="string">
            <text:p>49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8]);1))" office:value-type="string" office:string-value="4A80" calcext:value-type="string">
            <text:p>4A80</text:p>
          </table:table-cell>
          <table:table-cell table:style-name="ce92" table:formula="of:=DEC2HEX(SUM(HEX2DEC([.B36]);1))" office:value-type="string" office:string-value="4A81" calcext:value-type="string">
            <text:p>4A81</text:p>
          </table:table-cell>
          <table:table-cell table:style-name="ce89" table:formula="of:=DEC2HEX(SUM(HEX2DEC([.C36]);1))" office:value-type="string" office:string-value="4A82" calcext:value-type="string">
            <text:p>4A82</text:p>
          </table:table-cell>
          <table:table-cell table:style-name="ce87" table:formula="of:=DEC2HEX(SUM(HEX2DEC([.D36]);1))" office:value-type="string" office:string-value="4A83" calcext:value-type="string">
            <text:p>4A83</text:p>
          </table:table-cell>
          <table:table-cell table:style-name="ce94" table:formula="of:=DEC2HEX(SUM(HEX2DEC([.E36]);1))" office:value-type="string" office:string-value="4A84" calcext:value-type="string">
            <text:p>4A84</text:p>
          </table:table-cell>
          <table:table-cell table:style-name="ce87" table:formula="of:=DEC2HEX(SUM(HEX2DEC([.F36]);1))" office:value-type="string" office:string-value="4A85" calcext:value-type="string">
            <text:p>4A85</text:p>
          </table:table-cell>
          <table:table-cell table:style-name="ce94" table:formula="of:=DEC2HEX(SUM(HEX2DEC([.G36]);1))" office:value-type="string" office:string-value="4A86" calcext:value-type="string">
            <text:p>4A86</text:p>
          </table:table-cell>
          <table:table-cell table:style-name="ce87" table:formula="of:=DEC2HEX(SUM(HEX2DEC([.H36]);1))" office:value-type="string" office:string-value="4A87" calcext:value-type="string">
            <text:p>4A87</text:p>
          </table:table-cell>
          <table:table-cell table:style-name="ce94" table:formula="of:=DEC2HEX(SUM(HEX2DEC([.I36]);1))" office:value-type="string" office:string-value="4A88" calcext:value-type="string">
            <text:p>4A88</text:p>
          </table:table-cell>
          <table:table-cell table:style-name="ce87" table:formula="of:=DEC2HEX(SUM(HEX2DEC([.J36]);1))" office:value-type="string" office:string-value="4A89" calcext:value-type="string">
            <text:p>4A89</text:p>
          </table:table-cell>
          <table:table-cell table:style-name="ce94" table:formula="of:=DEC2HEX(SUM(HEX2DEC([.K36]);1))" office:value-type="string" office:string-value="4A8A" calcext:value-type="string">
            <text:p>4A8A</text:p>
          </table:table-cell>
          <table:table-cell table:style-name="ce87" table:formula="of:=DEC2HEX(SUM(HEX2DEC([.L36]);1))" office:value-type="string" office:string-value="4A8B" calcext:value-type="string">
            <text:p>4A8B</text:p>
          </table:table-cell>
          <table:table-cell table:style-name="ce94" table:formula="of:=DEC2HEX(SUM(HEX2DEC([.M36]);1))" office:value-type="string" office:string-value="4A8C" calcext:value-type="string">
            <text:p>4A8C</text:p>
          </table:table-cell>
          <table:table-cell table:style-name="ce87" table:formula="of:=DEC2HEX(SUM(HEX2DEC([.N36]);1))" office:value-type="string" office:string-value="4A8D" calcext:value-type="string">
            <text:p>4A8D</text:p>
          </table:table-cell>
          <table:table-cell table:style-name="ce94" table:formula="of:=DEC2HEX(SUM(HEX2DEC([.O36]);1))" office:value-type="string" office:string-value="4A8E" calcext:value-type="string">
            <text:p>4A8E</text:p>
          </table:table-cell>
          <table:table-cell table:style-name="ce87" table:formula="of:=DEC2HEX(SUM(HEX2DEC([.P36]);1))" office:value-type="string" office:string-value="4A8F" calcext:value-type="string">
            <text:p>4A8F</text:p>
          </table:table-cell>
          <table:table-cell table:style-name="ce94" table:formula="of:=DEC2HEX(SUM(HEX2DEC([.Q36]);1))" office:value-type="string" office:string-value="4A90" calcext:value-type="string">
            <text:p>4A90</text:p>
          </table:table-cell>
          <table:table-cell table:style-name="ce87" table:formula="of:=DEC2HEX(SUM(HEX2DEC([.R36]);1))" office:value-type="string" office:string-value="4A91" calcext:value-type="string">
            <text:p>4A91</text:p>
          </table:table-cell>
          <table:table-cell table:style-name="ce94" table:formula="of:=DEC2HEX(SUM(HEX2DEC([.S36]);1))" office:value-type="string" office:string-value="4A92" calcext:value-type="string">
            <text:p>4A92</text:p>
          </table:table-cell>
          <table:table-cell table:style-name="ce87" table:formula="of:=DEC2HEX(SUM(HEX2DEC([.T36]);1))" office:value-type="string" office:string-value="4A93" calcext:value-type="string">
            <text:p>4A93</text:p>
          </table:table-cell>
          <table:table-cell table:style-name="ce94" table:formula="of:=DEC2HEX(SUM(HEX2DEC([.U36]);1))" office:value-type="string" office:string-value="4A94" calcext:value-type="string">
            <text:p>4A94</text:p>
          </table:table-cell>
          <table:table-cell table:style-name="ce87" table:formula="of:=DEC2HEX(SUM(HEX2DEC([.V36]);1))" office:value-type="string" office:string-value="4A95" calcext:value-type="string">
            <text:p>4A95</text:p>
          </table:table-cell>
          <table:table-cell table:style-name="ce94" table:formula="of:=DEC2HEX(SUM(HEX2DEC([.W36]);1))" office:value-type="string" office:string-value="4A96" calcext:value-type="string">
            <text:p>4A96</text:p>
          </table:table-cell>
          <table:table-cell table:style-name="ce87" table:formula="of:=DEC2HEX(SUM(HEX2DEC([.X36]);1))" office:value-type="string" office:string-value="4A97" calcext:value-type="string">
            <text:p>4A97</text:p>
          </table:table-cell>
          <table:table-cell table:style-name="ce94" table:formula="of:=DEC2HEX(SUM(HEX2DEC([.Y36]);1))" office:value-type="string" office:string-value="4A98" calcext:value-type="string">
            <text:p>4A98</text:p>
          </table:table-cell>
          <table:table-cell table:style-name="ce87" table:formula="of:=DEC2HEX(SUM(HEX2DEC([.Z36]);1))" office:value-type="string" office:string-value="4A99" calcext:value-type="string">
            <text:p>4A99</text:p>
          </table:table-cell>
          <table:table-cell table:style-name="ce94" table:formula="of:=DEC2HEX(SUM(HEX2DEC([.AA36]);1))" office:value-type="string" office:string-value="4A9A" calcext:value-type="string">
            <text:p>4A9A</text:p>
          </table:table-cell>
          <table:table-cell table:style-name="ce87" table:formula="of:=DEC2HEX(SUM(HEX2DEC([.AB36]);1))" office:value-type="string" office:string-value="4A9B" calcext:value-type="string">
            <text:p>4A9B</text:p>
          </table:table-cell>
          <table:table-cell table:style-name="ce107" table:formula="of:=DEC2HEX(SUM(HEX2DEC([.AC36]);1))" office:value-type="string" office:string-value="4A9C" calcext:value-type="string">
            <text:p>4A9C</text:p>
          </table:table-cell>
          <table:table-cell table:style-name="ce97" table:formula="of:=DEC2HEX(SUM(HEX2DEC([.AD36]);1))" office:value-type="string" office:string-value="4A9D" calcext:value-type="string">
            <text:p>4A9D</text:p>
          </table:table-cell>
          <table:table-cell table:style-name="ce94" table:formula="of:=DEC2HEX(SUM(HEX2DEC([.AE36]);1))" office:value-type="string" office:string-value="4A9E" calcext:value-type="string">
            <text:p>4A9E</text:p>
          </table:table-cell>
          <table:table-cell table:style-name="ce104" table:formula="of:=DEC2HEX(SUM(HEX2DEC([.AF36]);1))" office:value-type="string" office:string-value="4A9F" calcext:value-type="string">
            <text:p>4A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9]);1))" office:value-type="string" office:string-value="4B80" calcext:value-type="string">
            <text:p>4B80</text:p>
          </table:table-cell>
          <table:table-cell table:style-name="ce92" table:formula="of:=DEC2HEX(SUM(HEX2DEC([.B37]);1))" office:value-type="string" office:string-value="4B81" calcext:value-type="string">
            <text:p>4B81</text:p>
          </table:table-cell>
          <table:table-cell table:style-name="ce89" table:formula="of:=DEC2HEX(SUM(HEX2DEC([.C37]);1))" office:value-type="string" office:string-value="4B82" calcext:value-type="string">
            <text:p>4B82</text:p>
          </table:table-cell>
          <table:table-cell table:style-name="ce87" table:formula="of:=DEC2HEX(SUM(HEX2DEC([.D37]);1))" office:value-type="string" office:string-value="4B83" calcext:value-type="string">
            <text:p>4B83</text:p>
          </table:table-cell>
          <table:table-cell table:style-name="ce94" table:formula="of:=DEC2HEX(SUM(HEX2DEC([.E37]);1))" office:value-type="string" office:string-value="4B84" calcext:value-type="string">
            <text:p>4B84</text:p>
          </table:table-cell>
          <table:table-cell table:style-name="ce87" table:formula="of:=DEC2HEX(SUM(HEX2DEC([.F37]);1))" office:value-type="string" office:string-value="4B85" calcext:value-type="string">
            <text:p>4B85</text:p>
          </table:table-cell>
          <table:table-cell table:style-name="ce94" table:formula="of:=DEC2HEX(SUM(HEX2DEC([.G37]);1))" office:value-type="string" office:string-value="4B86" calcext:value-type="string">
            <text:p>4B86</text:p>
          </table:table-cell>
          <table:table-cell table:style-name="ce87" table:formula="of:=DEC2HEX(SUM(HEX2DEC([.H37]);1))" office:value-type="string" office:string-value="4B87" calcext:value-type="string">
            <text:p>4B87</text:p>
          </table:table-cell>
          <table:table-cell table:style-name="ce94" table:formula="of:=DEC2HEX(SUM(HEX2DEC([.I37]);1))" office:value-type="string" office:string-value="4B88" calcext:value-type="string">
            <text:p>4B88</text:p>
          </table:table-cell>
          <table:table-cell table:style-name="ce87" table:formula="of:=DEC2HEX(SUM(HEX2DEC([.J37]);1))" office:value-type="string" office:string-value="4B89" calcext:value-type="string">
            <text:p>4B89</text:p>
          </table:table-cell>
          <table:table-cell table:style-name="ce94" table:formula="of:=DEC2HEX(SUM(HEX2DEC([.K37]);1))" office:value-type="string" office:string-value="4B8A" calcext:value-type="string">
            <text:p>4B8A</text:p>
          </table:table-cell>
          <table:table-cell table:style-name="ce87" table:formula="of:=DEC2HEX(SUM(HEX2DEC([.L37]);1))" office:value-type="string" office:string-value="4B8B" calcext:value-type="string">
            <text:p>4B8B</text:p>
          </table:table-cell>
          <table:table-cell table:style-name="ce94" table:formula="of:=DEC2HEX(SUM(HEX2DEC([.M37]);1))" office:value-type="string" office:string-value="4B8C" calcext:value-type="string">
            <text:p>4B8C</text:p>
          </table:table-cell>
          <table:table-cell table:style-name="ce87" table:formula="of:=DEC2HEX(SUM(HEX2DEC([.N37]);1))" office:value-type="string" office:string-value="4B8D" calcext:value-type="string">
            <text:p>4B8D</text:p>
          </table:table-cell>
          <table:table-cell table:style-name="ce94" table:formula="of:=DEC2HEX(SUM(HEX2DEC([.O37]);1))" office:value-type="string" office:string-value="4B8E" calcext:value-type="string">
            <text:p>4B8E</text:p>
          </table:table-cell>
          <table:table-cell table:style-name="ce87" table:formula="of:=DEC2HEX(SUM(HEX2DEC([.P37]);1))" office:value-type="string" office:string-value="4B8F" calcext:value-type="string">
            <text:p>4B8F</text:p>
          </table:table-cell>
          <table:table-cell table:style-name="ce94" table:formula="of:=DEC2HEX(SUM(HEX2DEC([.Q37]);1))" office:value-type="string" office:string-value="4B90" calcext:value-type="string">
            <text:p>4B90</text:p>
          </table:table-cell>
          <table:table-cell table:style-name="ce87" table:formula="of:=DEC2HEX(SUM(HEX2DEC([.R37]);1))" office:value-type="string" office:string-value="4B91" calcext:value-type="string">
            <text:p>4B91</text:p>
          </table:table-cell>
          <table:table-cell table:style-name="ce94" table:formula="of:=DEC2HEX(SUM(HEX2DEC([.S37]);1))" office:value-type="string" office:string-value="4B92" calcext:value-type="string">
            <text:p>4B92</text:p>
          </table:table-cell>
          <table:table-cell table:style-name="ce87" table:formula="of:=DEC2HEX(SUM(HEX2DEC([.T37]);1))" office:value-type="string" office:string-value="4B93" calcext:value-type="string">
            <text:p>4B93</text:p>
          </table:table-cell>
          <table:table-cell table:style-name="ce94" table:formula="of:=DEC2HEX(SUM(HEX2DEC([.U37]);1))" office:value-type="string" office:string-value="4B94" calcext:value-type="string">
            <text:p>4B94</text:p>
          </table:table-cell>
          <table:table-cell table:style-name="ce87" table:formula="of:=DEC2HEX(SUM(HEX2DEC([.V37]);1))" office:value-type="string" office:string-value="4B95" calcext:value-type="string">
            <text:p>4B95</text:p>
          </table:table-cell>
          <table:table-cell table:style-name="ce94" table:formula="of:=DEC2HEX(SUM(HEX2DEC([.W37]);1))" office:value-type="string" office:string-value="4B96" calcext:value-type="string">
            <text:p>4B96</text:p>
          </table:table-cell>
          <table:table-cell table:style-name="ce87" table:formula="of:=DEC2HEX(SUM(HEX2DEC([.X37]);1))" office:value-type="string" office:string-value="4B97" calcext:value-type="string">
            <text:p>4B97</text:p>
          </table:table-cell>
          <table:table-cell table:style-name="ce94" table:formula="of:=DEC2HEX(SUM(HEX2DEC([.Y37]);1))" office:value-type="string" office:string-value="4B98" calcext:value-type="string">
            <text:p>4B98</text:p>
          </table:table-cell>
          <table:table-cell table:style-name="ce87" table:formula="of:=DEC2HEX(SUM(HEX2DEC([.Z37]);1))" office:value-type="string" office:string-value="4B99" calcext:value-type="string">
            <text:p>4B99</text:p>
          </table:table-cell>
          <table:table-cell table:style-name="ce94" table:formula="of:=DEC2HEX(SUM(HEX2DEC([.AA37]);1))" office:value-type="string" office:string-value="4B9A" calcext:value-type="string">
            <text:p>4B9A</text:p>
          </table:table-cell>
          <table:table-cell table:style-name="ce87" table:formula="of:=DEC2HEX(SUM(HEX2DEC([.AB37]);1))" office:value-type="string" office:string-value="4B9B" calcext:value-type="string">
            <text:p>4B9B</text:p>
          </table:table-cell>
          <table:table-cell table:style-name="ce107" table:formula="of:=DEC2HEX(SUM(HEX2DEC([.AC37]);1))" office:value-type="string" office:string-value="4B9C" calcext:value-type="string">
            <text:p>4B9C</text:p>
          </table:table-cell>
          <table:table-cell table:style-name="ce97" table:formula="of:=DEC2HEX(SUM(HEX2DEC([.AD37]);1))" office:value-type="string" office:string-value="4B9D" calcext:value-type="string">
            <text:p>4B9D</text:p>
          </table:table-cell>
          <table:table-cell table:style-name="ce94" table:formula="of:=DEC2HEX(SUM(HEX2DEC([.AE37]);1))" office:value-type="string" office:string-value="4B9E" calcext:value-type="string">
            <text:p>4B9E</text:p>
          </table:table-cell>
          <table:table-cell table:style-name="ce104" table:formula="of:=DEC2HEX(SUM(HEX2DEC([.AF37]);1))" office:value-type="string" office:string-value="4B9F" calcext:value-type="string">
            <text:p>4B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0]);1))" office:value-type="string" office:string-value="4C80" calcext:value-type="string">
            <text:p>4C80</text:p>
          </table:table-cell>
          <table:table-cell table:style-name="ce92" table:formula="of:=DEC2HEX(SUM(HEX2DEC([.B38]);1))" office:value-type="string" office:string-value="4C81" calcext:value-type="string">
            <text:p>4C81</text:p>
          </table:table-cell>
          <table:table-cell table:style-name="ce89" table:formula="of:=DEC2HEX(SUM(HEX2DEC([.C38]);1))" office:value-type="string" office:string-value="4C82" calcext:value-type="string">
            <text:p>4C82</text:p>
          </table:table-cell>
          <table:table-cell table:style-name="ce87" table:formula="of:=DEC2HEX(SUM(HEX2DEC([.D38]);1))" office:value-type="string" office:string-value="4C83" calcext:value-type="string">
            <text:p>4C83</text:p>
          </table:table-cell>
          <table:table-cell table:style-name="ce94" table:formula="of:=DEC2HEX(SUM(HEX2DEC([.E38]);1))" office:value-type="string" office:string-value="4C84" calcext:value-type="string">
            <text:p>4C84</text:p>
          </table:table-cell>
          <table:table-cell table:style-name="ce87" table:formula="of:=DEC2HEX(SUM(HEX2DEC([.F38]);1))" office:value-type="string" office:string-value="4C85" calcext:value-type="string">
            <text:p>4C85</text:p>
          </table:table-cell>
          <table:table-cell table:style-name="ce94" table:formula="of:=DEC2HEX(SUM(HEX2DEC([.G38]);1))" office:value-type="string" office:string-value="4C86" calcext:value-type="string">
            <text:p>4C86</text:p>
          </table:table-cell>
          <table:table-cell table:style-name="ce87" table:formula="of:=DEC2HEX(SUM(HEX2DEC([.H38]);1))" office:value-type="string" office:string-value="4C87" calcext:value-type="string">
            <text:p>4C87</text:p>
          </table:table-cell>
          <table:table-cell table:style-name="ce94" table:formula="of:=DEC2HEX(SUM(HEX2DEC([.I38]);1))" office:value-type="string" office:string-value="4C88" calcext:value-type="string">
            <text:p>4C88</text:p>
          </table:table-cell>
          <table:table-cell table:style-name="ce87" table:formula="of:=DEC2HEX(SUM(HEX2DEC([.J38]);1))" office:value-type="string" office:string-value="4C89" calcext:value-type="string">
            <text:p>4C89</text:p>
          </table:table-cell>
          <table:table-cell table:style-name="ce94" table:formula="of:=DEC2HEX(SUM(HEX2DEC([.K38]);1))" office:value-type="string" office:string-value="4C8A" calcext:value-type="string">
            <text:p>4C8A</text:p>
          </table:table-cell>
          <table:table-cell table:style-name="ce87" table:formula="of:=DEC2HEX(SUM(HEX2DEC([.L38]);1))" office:value-type="string" office:string-value="4C8B" calcext:value-type="string">
            <text:p>4C8B</text:p>
          </table:table-cell>
          <table:table-cell table:style-name="ce94" table:formula="of:=DEC2HEX(SUM(HEX2DEC([.M38]);1))" office:value-type="string" office:string-value="4C8C" calcext:value-type="string">
            <text:p>4C8C</text:p>
          </table:table-cell>
          <table:table-cell table:style-name="ce87" table:formula="of:=DEC2HEX(SUM(HEX2DEC([.N38]);1))" office:value-type="string" office:string-value="4C8D" calcext:value-type="string">
            <text:p>4C8D</text:p>
          </table:table-cell>
          <table:table-cell table:style-name="ce94" table:formula="of:=DEC2HEX(SUM(HEX2DEC([.O38]);1))" office:value-type="string" office:string-value="4C8E" calcext:value-type="string">
            <text:p>4C8E</text:p>
          </table:table-cell>
          <table:table-cell table:style-name="ce87" table:formula="of:=DEC2HEX(SUM(HEX2DEC([.P38]);1))" office:value-type="string" office:string-value="4C8F" calcext:value-type="string">
            <text:p>4C8F</text:p>
          </table:table-cell>
          <table:table-cell table:style-name="ce94" table:formula="of:=DEC2HEX(SUM(HEX2DEC([.Q38]);1))" office:value-type="string" office:string-value="4C90" calcext:value-type="string">
            <text:p>4C90</text:p>
          </table:table-cell>
          <table:table-cell table:style-name="ce87" table:formula="of:=DEC2HEX(SUM(HEX2DEC([.R38]);1))" office:value-type="string" office:string-value="4C91" calcext:value-type="string">
            <text:p>4C91</text:p>
          </table:table-cell>
          <table:table-cell table:style-name="ce94" table:formula="of:=DEC2HEX(SUM(HEX2DEC([.S38]);1))" office:value-type="string" office:string-value="4C92" calcext:value-type="string">
            <text:p>4C92</text:p>
          </table:table-cell>
          <table:table-cell table:style-name="ce87" table:formula="of:=DEC2HEX(SUM(HEX2DEC([.T38]);1))" office:value-type="string" office:string-value="4C93" calcext:value-type="string">
            <text:p>4C93</text:p>
          </table:table-cell>
          <table:table-cell table:style-name="ce94" table:formula="of:=DEC2HEX(SUM(HEX2DEC([.U38]);1))" office:value-type="string" office:string-value="4C94" calcext:value-type="string">
            <text:p>4C94</text:p>
          </table:table-cell>
          <table:table-cell table:style-name="ce87" table:formula="of:=DEC2HEX(SUM(HEX2DEC([.V38]);1))" office:value-type="string" office:string-value="4C95" calcext:value-type="string">
            <text:p>4C95</text:p>
          </table:table-cell>
          <table:table-cell table:style-name="ce94" table:formula="of:=DEC2HEX(SUM(HEX2DEC([.W38]);1))" office:value-type="string" office:string-value="4C96" calcext:value-type="string">
            <text:p>4C96</text:p>
          </table:table-cell>
          <table:table-cell table:style-name="ce87" table:formula="of:=DEC2HEX(SUM(HEX2DEC([.X38]);1))" office:value-type="string" office:string-value="4C97" calcext:value-type="string">
            <text:p>4C97</text:p>
          </table:table-cell>
          <table:table-cell table:style-name="ce94" table:formula="of:=DEC2HEX(SUM(HEX2DEC([.Y38]);1))" office:value-type="string" office:string-value="4C98" calcext:value-type="string">
            <text:p>4C98</text:p>
          </table:table-cell>
          <table:table-cell table:style-name="ce87" table:formula="of:=DEC2HEX(SUM(HEX2DEC([.Z38]);1))" office:value-type="string" office:string-value="4C99" calcext:value-type="string">
            <text:p>4C99</text:p>
          </table:table-cell>
          <table:table-cell table:style-name="ce94" table:formula="of:=DEC2HEX(SUM(HEX2DEC([.AA38]);1))" office:value-type="string" office:string-value="4C9A" calcext:value-type="string">
            <text:p>4C9A</text:p>
          </table:table-cell>
          <table:table-cell table:style-name="ce87" table:formula="of:=DEC2HEX(SUM(HEX2DEC([.AB38]);1))" office:value-type="string" office:string-value="4C9B" calcext:value-type="string">
            <text:p>4C9B</text:p>
          </table:table-cell>
          <table:table-cell table:style-name="ce107" table:formula="of:=DEC2HEX(SUM(HEX2DEC([.AC38]);1))" office:value-type="string" office:string-value="4C9C" calcext:value-type="string">
            <text:p>4C9C</text:p>
          </table:table-cell>
          <table:table-cell table:style-name="ce97" table:formula="of:=DEC2HEX(SUM(HEX2DEC([.AD38]);1))" office:value-type="string" office:string-value="4C9D" calcext:value-type="string">
            <text:p>4C9D</text:p>
          </table:table-cell>
          <table:table-cell table:style-name="ce94" table:formula="of:=DEC2HEX(SUM(HEX2DEC([.AE38]);1))" office:value-type="string" office:string-value="4C9E" calcext:value-type="string">
            <text:p>4C9E</text:p>
          </table:table-cell>
          <table:table-cell table:style-name="ce104" table:formula="of:=DEC2HEX(SUM(HEX2DEC([.AF38]);1))" office:value-type="string" office:string-value="4C9F" calcext:value-type="string">
            <text:p>4C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1]);1))" office:value-type="string" office:string-value="4D80" calcext:value-type="string">
            <text:p>4D80</text:p>
          </table:table-cell>
          <table:table-cell table:style-name="ce92" table:formula="of:=DEC2HEX(SUM(HEX2DEC([.B39]);1))" office:value-type="string" office:string-value="4D81" calcext:value-type="string">
            <text:p>4D81</text:p>
          </table:table-cell>
          <table:table-cell table:style-name="ce89" table:formula="of:=DEC2HEX(SUM(HEX2DEC([.C39]);1))" office:value-type="string" office:string-value="4D82" calcext:value-type="string">
            <text:p>4D82</text:p>
          </table:table-cell>
          <table:table-cell table:style-name="ce87" table:formula="of:=DEC2HEX(SUM(HEX2DEC([.D39]);1))" office:value-type="string" office:string-value="4D83" calcext:value-type="string">
            <text:p>4D83</text:p>
          </table:table-cell>
          <table:table-cell table:style-name="ce94" table:formula="of:=DEC2HEX(SUM(HEX2DEC([.E39]);1))" office:value-type="string" office:string-value="4D84" calcext:value-type="string">
            <text:p>4D84</text:p>
          </table:table-cell>
          <table:table-cell table:style-name="ce87" table:formula="of:=DEC2HEX(SUM(HEX2DEC([.F39]);1))" office:value-type="string" office:string-value="4D85" calcext:value-type="string">
            <text:p>4D85</text:p>
          </table:table-cell>
          <table:table-cell table:style-name="ce94" table:formula="of:=DEC2HEX(SUM(HEX2DEC([.G39]);1))" office:value-type="string" office:string-value="4D86" calcext:value-type="string">
            <text:p>4D86</text:p>
          </table:table-cell>
          <table:table-cell table:style-name="ce87" table:formula="of:=DEC2HEX(SUM(HEX2DEC([.H39]);1))" office:value-type="string" office:string-value="4D87" calcext:value-type="string">
            <text:p>4D87</text:p>
          </table:table-cell>
          <table:table-cell table:style-name="ce94" table:formula="of:=DEC2HEX(SUM(HEX2DEC([.I39]);1))" office:value-type="string" office:string-value="4D88" calcext:value-type="string">
            <text:p>4D88</text:p>
          </table:table-cell>
          <table:table-cell table:style-name="ce87" table:formula="of:=DEC2HEX(SUM(HEX2DEC([.J39]);1))" office:value-type="string" office:string-value="4D89" calcext:value-type="string">
            <text:p>4D89</text:p>
          </table:table-cell>
          <table:table-cell table:style-name="ce94" table:formula="of:=DEC2HEX(SUM(HEX2DEC([.K39]);1))" office:value-type="string" office:string-value="4D8A" calcext:value-type="string">
            <text:p>4D8A</text:p>
          </table:table-cell>
          <table:table-cell table:style-name="ce87" table:formula="of:=DEC2HEX(SUM(HEX2DEC([.L39]);1))" office:value-type="string" office:string-value="4D8B" calcext:value-type="string">
            <text:p>4D8B</text:p>
          </table:table-cell>
          <table:table-cell table:style-name="ce94" table:formula="of:=DEC2HEX(SUM(HEX2DEC([.M39]);1))" office:value-type="string" office:string-value="4D8C" calcext:value-type="string">
            <text:p>4D8C</text:p>
          </table:table-cell>
          <table:table-cell table:style-name="ce87" table:formula="of:=DEC2HEX(SUM(HEX2DEC([.N39]);1))" office:value-type="string" office:string-value="4D8D" calcext:value-type="string">
            <text:p>4D8D</text:p>
          </table:table-cell>
          <table:table-cell table:style-name="ce94" table:formula="of:=DEC2HEX(SUM(HEX2DEC([.O39]);1))" office:value-type="string" office:string-value="4D8E" calcext:value-type="string">
            <text:p>4D8E</text:p>
          </table:table-cell>
          <table:table-cell table:style-name="ce87" table:formula="of:=DEC2HEX(SUM(HEX2DEC([.P39]);1))" office:value-type="string" office:string-value="4D8F" calcext:value-type="string">
            <text:p>4D8F</text:p>
          </table:table-cell>
          <table:table-cell table:style-name="ce94" table:formula="of:=DEC2HEX(SUM(HEX2DEC([.Q39]);1))" office:value-type="string" office:string-value="4D90" calcext:value-type="string">
            <text:p>4D90</text:p>
          </table:table-cell>
          <table:table-cell table:style-name="ce87" table:formula="of:=DEC2HEX(SUM(HEX2DEC([.R39]);1))" office:value-type="string" office:string-value="4D91" calcext:value-type="string">
            <text:p>4D91</text:p>
          </table:table-cell>
          <table:table-cell table:style-name="ce94" table:formula="of:=DEC2HEX(SUM(HEX2DEC([.S39]);1))" office:value-type="string" office:string-value="4D92" calcext:value-type="string">
            <text:p>4D92</text:p>
          </table:table-cell>
          <table:table-cell table:style-name="ce87" table:formula="of:=DEC2HEX(SUM(HEX2DEC([.T39]);1))" office:value-type="string" office:string-value="4D93" calcext:value-type="string">
            <text:p>4D93</text:p>
          </table:table-cell>
          <table:table-cell table:style-name="ce94" table:formula="of:=DEC2HEX(SUM(HEX2DEC([.U39]);1))" office:value-type="string" office:string-value="4D94" calcext:value-type="string">
            <text:p>4D94</text:p>
          </table:table-cell>
          <table:table-cell table:style-name="ce87" table:formula="of:=DEC2HEX(SUM(HEX2DEC([.V39]);1))" office:value-type="string" office:string-value="4D95" calcext:value-type="string">
            <text:p>4D95</text:p>
          </table:table-cell>
          <table:table-cell table:style-name="ce94" table:formula="of:=DEC2HEX(SUM(HEX2DEC([.W39]);1))" office:value-type="string" office:string-value="4D96" calcext:value-type="string">
            <text:p>4D96</text:p>
          </table:table-cell>
          <table:table-cell table:style-name="ce87" table:formula="of:=DEC2HEX(SUM(HEX2DEC([.X39]);1))" office:value-type="string" office:string-value="4D97" calcext:value-type="string">
            <text:p>4D97</text:p>
          </table:table-cell>
          <table:table-cell table:style-name="ce94" table:formula="of:=DEC2HEX(SUM(HEX2DEC([.Y39]);1))" office:value-type="string" office:string-value="4D98" calcext:value-type="string">
            <text:p>4D98</text:p>
          </table:table-cell>
          <table:table-cell table:style-name="ce87" table:formula="of:=DEC2HEX(SUM(HEX2DEC([.Z39]);1))" office:value-type="string" office:string-value="4D99" calcext:value-type="string">
            <text:p>4D99</text:p>
          </table:table-cell>
          <table:table-cell table:style-name="ce94" table:formula="of:=DEC2HEX(SUM(HEX2DEC([.AA39]);1))" office:value-type="string" office:string-value="4D9A" calcext:value-type="string">
            <text:p>4D9A</text:p>
          </table:table-cell>
          <table:table-cell table:style-name="ce87" table:formula="of:=DEC2HEX(SUM(HEX2DEC([.AB39]);1))" office:value-type="string" office:string-value="4D9B" calcext:value-type="string">
            <text:p>4D9B</text:p>
          </table:table-cell>
          <table:table-cell table:style-name="ce107" table:formula="of:=DEC2HEX(SUM(HEX2DEC([.AC39]);1))" office:value-type="string" office:string-value="4D9C" calcext:value-type="string">
            <text:p>4D9C</text:p>
          </table:table-cell>
          <table:table-cell table:style-name="ce97" table:formula="of:=DEC2HEX(SUM(HEX2DEC([.AD39]);1))" office:value-type="string" office:string-value="4D9D" calcext:value-type="string">
            <text:p>4D9D</text:p>
          </table:table-cell>
          <table:table-cell table:style-name="ce94" table:formula="of:=DEC2HEX(SUM(HEX2DEC([.AE39]);1))" office:value-type="string" office:string-value="4D9E" calcext:value-type="string">
            <text:p>4D9E</text:p>
          </table:table-cell>
          <table:table-cell table:style-name="ce104" table:formula="of:=DEC2HEX(SUM(HEX2DEC([.AF39]);1))" office:value-type="string" office:string-value="4D9F" calcext:value-type="string">
            <text:p>4D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2]);1))" office:value-type="string" office:string-value="4E80" calcext:value-type="string">
            <text:p>4E80</text:p>
          </table:table-cell>
          <table:table-cell table:style-name="ce92" table:formula="of:=DEC2HEX(SUM(HEX2DEC([.B40]);1))" office:value-type="string" office:string-value="4E81" calcext:value-type="string">
            <text:p>4E81</text:p>
          </table:table-cell>
          <table:table-cell table:style-name="ce89" table:formula="of:=DEC2HEX(SUM(HEX2DEC([.C40]);1))" office:value-type="string" office:string-value="4E82" calcext:value-type="string">
            <text:p>4E82</text:p>
          </table:table-cell>
          <table:table-cell table:style-name="ce87" table:formula="of:=DEC2HEX(SUM(HEX2DEC([.D40]);1))" office:value-type="string" office:string-value="4E83" calcext:value-type="string">
            <text:p>4E83</text:p>
          </table:table-cell>
          <table:table-cell table:style-name="ce94" table:formula="of:=DEC2HEX(SUM(HEX2DEC([.E40]);1))" office:value-type="string" office:string-value="4E84" calcext:value-type="string">
            <text:p>4E84</text:p>
          </table:table-cell>
          <table:table-cell table:style-name="ce87" table:formula="of:=DEC2HEX(SUM(HEX2DEC([.F40]);1))" office:value-type="string" office:string-value="4E85" calcext:value-type="string">
            <text:p>4E85</text:p>
          </table:table-cell>
          <table:table-cell table:style-name="ce94" table:formula="of:=DEC2HEX(SUM(HEX2DEC([.G40]);1))" office:value-type="string" office:string-value="4E86" calcext:value-type="string">
            <text:p>4E86</text:p>
          </table:table-cell>
          <table:table-cell table:style-name="ce87" table:formula="of:=DEC2HEX(SUM(HEX2DEC([.H40]);1))" office:value-type="string" office:string-value="4E87" calcext:value-type="string">
            <text:p>4E87</text:p>
          </table:table-cell>
          <table:table-cell table:style-name="ce94" table:formula="of:=DEC2HEX(SUM(HEX2DEC([.I40]);1))" office:value-type="string" office:string-value="4E88" calcext:value-type="string">
            <text:p>4E88</text:p>
          </table:table-cell>
          <table:table-cell table:style-name="ce87" table:formula="of:=DEC2HEX(SUM(HEX2DEC([.J40]);1))" office:value-type="string" office:string-value="4E89" calcext:value-type="string">
            <text:p>4E89</text:p>
          </table:table-cell>
          <table:table-cell table:style-name="ce94" table:formula="of:=DEC2HEX(SUM(HEX2DEC([.K40]);1))" office:value-type="string" office:string-value="4E8A" calcext:value-type="string">
            <text:p>4E8A</text:p>
          </table:table-cell>
          <table:table-cell table:style-name="ce87" table:formula="of:=DEC2HEX(SUM(HEX2DEC([.L40]);1))" office:value-type="string" office:string-value="4E8B" calcext:value-type="string">
            <text:p>4E8B</text:p>
          </table:table-cell>
          <table:table-cell table:style-name="ce94" table:formula="of:=DEC2HEX(SUM(HEX2DEC([.M40]);1))" office:value-type="string" office:string-value="4E8C" calcext:value-type="string">
            <text:p>4E8C</text:p>
          </table:table-cell>
          <table:table-cell table:style-name="ce87" table:formula="of:=DEC2HEX(SUM(HEX2DEC([.N40]);1))" office:value-type="string" office:string-value="4E8D" calcext:value-type="string">
            <text:p>4E8D</text:p>
          </table:table-cell>
          <table:table-cell table:style-name="ce94" table:formula="of:=DEC2HEX(SUM(HEX2DEC([.O40]);1))" office:value-type="string" office:string-value="4E8E" calcext:value-type="string">
            <text:p>4E8E</text:p>
          </table:table-cell>
          <table:table-cell table:style-name="ce87" table:formula="of:=DEC2HEX(SUM(HEX2DEC([.P40]);1))" office:value-type="string" office:string-value="4E8F" calcext:value-type="string">
            <text:p>4E8F</text:p>
          </table:table-cell>
          <table:table-cell table:style-name="ce94" table:formula="of:=DEC2HEX(SUM(HEX2DEC([.Q40]);1))" office:value-type="string" office:string-value="4E90" calcext:value-type="string">
            <text:p>4E90</text:p>
          </table:table-cell>
          <table:table-cell table:style-name="ce87" table:formula="of:=DEC2HEX(SUM(HEX2DEC([.R40]);1))" office:value-type="string" office:string-value="4E91" calcext:value-type="string">
            <text:p>4E91</text:p>
          </table:table-cell>
          <table:table-cell table:style-name="ce94" table:formula="of:=DEC2HEX(SUM(HEX2DEC([.S40]);1))" office:value-type="string" office:string-value="4E92" calcext:value-type="string">
            <text:p>4E92</text:p>
          </table:table-cell>
          <table:table-cell table:style-name="ce87" table:formula="of:=DEC2HEX(SUM(HEX2DEC([.T40]);1))" office:value-type="string" office:string-value="4E93" calcext:value-type="string">
            <text:p>4E93</text:p>
          </table:table-cell>
          <table:table-cell table:style-name="ce94" table:formula="of:=DEC2HEX(SUM(HEX2DEC([.U40]);1))" office:value-type="string" office:string-value="4E94" calcext:value-type="string">
            <text:p>4E94</text:p>
          </table:table-cell>
          <table:table-cell table:style-name="ce87" table:formula="of:=DEC2HEX(SUM(HEX2DEC([.V40]);1))" office:value-type="string" office:string-value="4E95" calcext:value-type="string">
            <text:p>4E95</text:p>
          </table:table-cell>
          <table:table-cell table:style-name="ce94" table:formula="of:=DEC2HEX(SUM(HEX2DEC([.W40]);1))" office:value-type="string" office:string-value="4E96" calcext:value-type="string">
            <text:p>4E96</text:p>
          </table:table-cell>
          <table:table-cell table:style-name="ce87" table:formula="of:=DEC2HEX(SUM(HEX2DEC([.X40]);1))" office:value-type="string" office:string-value="4E97" calcext:value-type="string">
            <text:p>4E97</text:p>
          </table:table-cell>
          <table:table-cell table:style-name="ce94" table:formula="of:=DEC2HEX(SUM(HEX2DEC([.Y40]);1))" office:value-type="string" office:string-value="4E98" calcext:value-type="string">
            <text:p>4E98</text:p>
          </table:table-cell>
          <table:table-cell table:style-name="ce87" table:formula="of:=DEC2HEX(SUM(HEX2DEC([.Z40]);1))" office:value-type="string" office:string-value="4E99" calcext:value-type="string">
            <text:p>4E99</text:p>
          </table:table-cell>
          <table:table-cell table:style-name="ce94" table:formula="of:=DEC2HEX(SUM(HEX2DEC([.AA40]);1))" office:value-type="string" office:string-value="4E9A" calcext:value-type="string">
            <text:p>4E9A</text:p>
          </table:table-cell>
          <table:table-cell table:style-name="ce87" table:formula="of:=DEC2HEX(SUM(HEX2DEC([.AB40]);1))" office:value-type="string" office:string-value="4E9B" calcext:value-type="string">
            <text:p>4E9B</text:p>
          </table:table-cell>
          <table:table-cell table:style-name="ce107" table:formula="of:=DEC2HEX(SUM(HEX2DEC([.AC40]);1))" office:value-type="string" office:string-value="4E9C" calcext:value-type="string">
            <text:p>4E9C</text:p>
          </table:table-cell>
          <table:table-cell table:style-name="ce97" table:formula="of:=DEC2HEX(SUM(HEX2DEC([.AD40]);1))" office:value-type="string" office:string-value="4E9D" calcext:value-type="string">
            <text:p>4E9D</text:p>
          </table:table-cell>
          <table:table-cell table:style-name="ce94" table:formula="of:=DEC2HEX(SUM(HEX2DEC([.AE40]);1))" office:value-type="string" office:string-value="4E9E" calcext:value-type="string">
            <text:p>4E9E</text:p>
          </table:table-cell>
          <table:table-cell table:style-name="ce104" table:formula="of:=DEC2HEX(SUM(HEX2DEC([.AF40]);1))" office:value-type="string" office:string-value="4E9F" calcext:value-type="string">
            <text:p>4E9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DEC2HEX(SUM(HEX2DEC([.AG33]);1))" office:value-type="string" office:string-value="4F80" calcext:value-type="string">
            <text:p>4F80</text:p>
          </table:table-cell>
          <table:table-cell table:style-name="ce92" table:formula="of:=DEC2HEX(SUM(HEX2DEC([.B41]);1))" office:value-type="string" office:string-value="4F81" calcext:value-type="string">
            <text:p>4F81</text:p>
          </table:table-cell>
          <table:table-cell table:style-name="ce90" table:formula="of:=DEC2HEX(SUM(HEX2DEC([.C41]);1))" office:value-type="string" office:string-value="4F82" calcext:value-type="string">
            <text:p>4F82</text:p>
          </table:table-cell>
          <table:table-cell table:style-name="ce87" table:formula="of:=DEC2HEX(SUM(HEX2DEC([.D41]);1))" office:value-type="string" office:string-value="4F83" calcext:value-type="string">
            <text:p>4F83</text:p>
          </table:table-cell>
          <table:table-cell table:style-name="ce96" table:formula="of:=DEC2HEX(SUM(HEX2DEC([.E41]);1))" office:value-type="string" office:string-value="4F84" calcext:value-type="string">
            <text:p>4F84</text:p>
          </table:table-cell>
          <table:table-cell table:style-name="ce87" table:formula="of:=DEC2HEX(SUM(HEX2DEC([.F41]);1))" office:value-type="string" office:string-value="4F85" calcext:value-type="string">
            <text:p>4F85</text:p>
          </table:table-cell>
          <table:table-cell table:style-name="ce96" table:formula="of:=DEC2HEX(SUM(HEX2DEC([.G41]);1))" office:value-type="string" office:string-value="4F86" calcext:value-type="string">
            <text:p>4F86</text:p>
          </table:table-cell>
          <table:table-cell table:style-name="ce87" table:formula="of:=DEC2HEX(SUM(HEX2DEC([.H41]);1))" office:value-type="string" office:string-value="4F87" calcext:value-type="string">
            <text:p>4F87</text:p>
          </table:table-cell>
          <table:table-cell table:style-name="ce96" table:formula="of:=DEC2HEX(SUM(HEX2DEC([.I41]);1))" office:value-type="string" office:string-value="4F88" calcext:value-type="string">
            <text:p>4F88</text:p>
          </table:table-cell>
          <table:table-cell table:style-name="ce87" table:formula="of:=DEC2HEX(SUM(HEX2DEC([.J41]);1))" office:value-type="string" office:string-value="4F89" calcext:value-type="string">
            <text:p>4F89</text:p>
          </table:table-cell>
          <table:table-cell table:style-name="ce96" table:formula="of:=DEC2HEX(SUM(HEX2DEC([.K41]);1))" office:value-type="string" office:string-value="4F8A" calcext:value-type="string">
            <text:p>4F8A</text:p>
          </table:table-cell>
          <table:table-cell table:style-name="ce87" table:formula="of:=DEC2HEX(SUM(HEX2DEC([.L41]);1))" office:value-type="string" office:string-value="4F8B" calcext:value-type="string">
            <text:p>4F8B</text:p>
          </table:table-cell>
          <table:table-cell table:style-name="ce96" table:formula="of:=DEC2HEX(SUM(HEX2DEC([.M41]);1))" office:value-type="string" office:string-value="4F8C" calcext:value-type="string">
            <text:p>4F8C</text:p>
          </table:table-cell>
          <table:table-cell table:style-name="ce87" table:formula="of:=DEC2HEX(SUM(HEX2DEC([.N41]);1))" office:value-type="string" office:string-value="4F8D" calcext:value-type="string">
            <text:p>4F8D</text:p>
          </table:table-cell>
          <table:table-cell table:style-name="ce96" table:formula="of:=DEC2HEX(SUM(HEX2DEC([.O41]);1))" office:value-type="string" office:string-value="4F8E" calcext:value-type="string">
            <text:p>4F8E</text:p>
          </table:table-cell>
          <table:table-cell table:style-name="ce87" table:formula="of:=DEC2HEX(SUM(HEX2DEC([.P41]);1))" office:value-type="string" office:string-value="4F8F" calcext:value-type="string">
            <text:p>4F8F</text:p>
          </table:table-cell>
          <table:table-cell table:style-name="ce96" table:formula="of:=DEC2HEX(SUM(HEX2DEC([.Q41]);1))" office:value-type="string" office:string-value="4F90" calcext:value-type="string">
            <text:p>4F90</text:p>
          </table:table-cell>
          <table:table-cell table:style-name="ce87" table:formula="of:=DEC2HEX(SUM(HEX2DEC([.R41]);1))" office:value-type="string" office:string-value="4F91" calcext:value-type="string">
            <text:p>4F91</text:p>
          </table:table-cell>
          <table:table-cell table:style-name="ce96" table:formula="of:=DEC2HEX(SUM(HEX2DEC([.S41]);1))" office:value-type="string" office:string-value="4F92" calcext:value-type="string">
            <text:p>4F92</text:p>
          </table:table-cell>
          <table:table-cell table:style-name="ce87" table:formula="of:=DEC2HEX(SUM(HEX2DEC([.T41]);1))" office:value-type="string" office:string-value="4F93" calcext:value-type="string">
            <text:p>4F93</text:p>
          </table:table-cell>
          <table:table-cell table:style-name="ce96" table:formula="of:=DEC2HEX(SUM(HEX2DEC([.U41]);1))" office:value-type="string" office:string-value="4F94" calcext:value-type="string">
            <text:p>4F94</text:p>
          </table:table-cell>
          <table:table-cell table:style-name="ce87" table:formula="of:=DEC2HEX(SUM(HEX2DEC([.V41]);1))" office:value-type="string" office:string-value="4F95" calcext:value-type="string">
            <text:p>4F95</text:p>
          </table:table-cell>
          <table:table-cell table:style-name="ce96" table:formula="of:=DEC2HEX(SUM(HEX2DEC([.W41]);1))" office:value-type="string" office:string-value="4F96" calcext:value-type="string">
            <text:p>4F96</text:p>
          </table:table-cell>
          <table:table-cell table:style-name="ce87" table:formula="of:=DEC2HEX(SUM(HEX2DEC([.X41]);1))" office:value-type="string" office:string-value="4F97" calcext:value-type="string">
            <text:p>4F97</text:p>
          </table:table-cell>
          <table:table-cell table:style-name="ce96" table:formula="of:=DEC2HEX(SUM(HEX2DEC([.Y41]);1))" office:value-type="string" office:string-value="4F98" calcext:value-type="string">
            <text:p>4F98</text:p>
          </table:table-cell>
          <table:table-cell table:style-name="ce87" table:formula="of:=DEC2HEX(SUM(HEX2DEC([.Z41]);1))" office:value-type="string" office:string-value="4F99" calcext:value-type="string">
            <text:p>4F99</text:p>
          </table:table-cell>
          <table:table-cell table:style-name="ce96" table:formula="of:=DEC2HEX(SUM(HEX2DEC([.AA41]);1))" office:value-type="string" office:string-value="4F9A" calcext:value-type="string">
            <text:p>4F9A</text:p>
          </table:table-cell>
          <table:table-cell table:style-name="ce87" table:formula="of:=DEC2HEX(SUM(HEX2DEC([.AB41]);1))" office:value-type="string" office:string-value="4F9B" calcext:value-type="string">
            <text:p>4F9B</text:p>
          </table:table-cell>
          <table:table-cell table:style-name="ce108" table:formula="of:=DEC2HEX(SUM(HEX2DEC([.AC41]);1))" office:value-type="string" office:string-value="4F9C" calcext:value-type="string">
            <text:p>4F9C</text:p>
          </table:table-cell>
          <table:table-cell table:style-name="ce97" table:formula="of:=DEC2HEX(SUM(HEX2DEC([.AD41]);1))" office:value-type="string" office:string-value="4F9D" calcext:value-type="string">
            <text:p>4F9D</text:p>
          </table:table-cell>
          <table:table-cell table:style-name="ce96" table:formula="of:=DEC2HEX(SUM(HEX2DEC([.AE41]);1))" office:value-type="string" office:string-value="4F9E" calcext:value-type="string">
            <text:p>4F9E</text:p>
          </table:table-cell>
          <table:table-cell table:style-name="ce104" table:formula="of:=DEC2HEX(SUM(HEX2DEC([.AF41]);1))" office:value-type="string" office:string-value="4F9F" calcext:value-type="string">
            <text:p>4F9F</text:p>
          </table:table-cell>
          <table:table-cell table:number-columns-repeated="31"/>
        </table:table-row>
        <table:table-row table:style-name="ro2">
          <table:table-cell table:style-name="ce84" office:value-type="string" calcext:value-type="string" table:number-columns-spanned="1" table:number-rows-spanned="8">
            <text:p>13</text:p>
            <text:p>Pixel</text:p>
            <text:p>104-111</text:p>
            <text:p>$68-$6F</text:p>
          </table:table-cell>
          <table:table-cell table:style-name="ce91" table:formula="of:=DEC2HEX(SUM(HEX2DEC([.AG34]);1))" office:value-type="string" office:string-value="48A0" calcext:value-type="string">
            <text:p>48A0</text:p>
          </table:table-cell>
          <table:table-cell table:style-name="ce95" table:formula="of:=DEC2HEX(SUM(HEX2DEC([.B42]);1))" office:value-type="string" office:string-value="48A1" calcext:value-type="string">
            <text:p>48A1</text:p>
          </table:table-cell>
          <table:table-cell table:style-name="ce87" table:formula="of:=DEC2HEX(SUM(HEX2DEC([.C42]);1))" office:value-type="string" office:string-value="48A2" calcext:value-type="string">
            <text:p>48A2</text:p>
          </table:table-cell>
          <table:table-cell table:style-name="ce95" table:formula="of:=DEC2HEX(SUM(HEX2DEC([.D42]);1))" office:value-type="string" office:string-value="48A3" calcext:value-type="string">
            <text:p>48A3</text:p>
          </table:table-cell>
          <table:table-cell table:style-name="ce87" table:formula="of:=DEC2HEX(SUM(HEX2DEC([.E42]);1))" office:value-type="string" office:string-value="48A4" calcext:value-type="string">
            <text:p>48A4</text:p>
          </table:table-cell>
          <table:table-cell table:style-name="ce95" table:formula="of:=DEC2HEX(SUM(HEX2DEC([.F42]);1))" office:value-type="string" office:string-value="48A5" calcext:value-type="string">
            <text:p>48A5</text:p>
          </table:table-cell>
          <table:table-cell table:style-name="ce87" table:formula="of:=DEC2HEX(SUM(HEX2DEC([.G42]);1))" office:value-type="string" office:string-value="48A6" calcext:value-type="string">
            <text:p>48A6</text:p>
          </table:table-cell>
          <table:table-cell table:style-name="ce95" table:formula="of:=DEC2HEX(SUM(HEX2DEC([.H42]);1))" office:value-type="string" office:string-value="48A7" calcext:value-type="string">
            <text:p>48A7</text:p>
          </table:table-cell>
          <table:table-cell table:style-name="ce87" table:formula="of:=DEC2HEX(SUM(HEX2DEC([.I42]);1))" office:value-type="string" office:string-value="48A8" calcext:value-type="string">
            <text:p>48A8</text:p>
          </table:table-cell>
          <table:table-cell table:style-name="ce95" table:formula="of:=DEC2HEX(SUM(HEX2DEC([.J42]);1))" office:value-type="string" office:string-value="48A9" calcext:value-type="string">
            <text:p>48A9</text:p>
          </table:table-cell>
          <table:table-cell table:style-name="ce87" table:formula="of:=DEC2HEX(SUM(HEX2DEC([.K42]);1))" office:value-type="string" office:string-value="48AA" calcext:value-type="string">
            <text:p>48AA</text:p>
          </table:table-cell>
          <table:table-cell table:style-name="ce95" table:formula="of:=DEC2HEX(SUM(HEX2DEC([.L42]);1))" office:value-type="string" office:string-value="48AB" calcext:value-type="string">
            <text:p>48AB</text:p>
          </table:table-cell>
          <table:table-cell table:style-name="ce104" table:formula="of:=DEC2HEX(SUM(HEX2DEC([.M42]);1))" office:value-type="string" office:string-value="48AC" calcext:value-type="string">
            <text:p>48AC</text:p>
          </table:table-cell>
          <table:table-cell table:style-name="ce100" table:formula="of:=DEC2HEX(SUM(HEX2DEC([.N42]);1))" office:value-type="string" office:string-value="48AD" calcext:value-type="string">
            <text:p>48AD</text:p>
          </table:table-cell>
          <table:table-cell table:style-name="ce87" table:formula="of:=DEC2HEX(SUM(HEX2DEC([.O42]);1))" office:value-type="string" office:string-value="48AE" calcext:value-type="string">
            <text:p>48AE</text:p>
          </table:table-cell>
          <table:table-cell table:style-name="ce95" table:formula="of:=DEC2HEX(SUM(HEX2DEC([.P42]);1))" office:value-type="string" office:string-value="48AF" calcext:value-type="string">
            <text:p>48AF</text:p>
          </table:table-cell>
          <table:table-cell table:style-name="ce87" table:formula="of:=DEC2HEX(SUM(HEX2DEC([.Q42]);1))" office:value-type="string" office:string-value="48B0" calcext:value-type="string">
            <text:p>48B0</text:p>
          </table:table-cell>
          <table:table-cell table:style-name="ce95" table:formula="of:=DEC2HEX(SUM(HEX2DEC([.R42]);1))" office:value-type="string" office:string-value="48B1" calcext:value-type="string">
            <text:p>48B1</text:p>
          </table:table-cell>
          <table:table-cell table:style-name="ce87" table:formula="of:=DEC2HEX(SUM(HEX2DEC([.S42]);1))" office:value-type="string" office:string-value="48B2" calcext:value-type="string">
            <text:p>48B2</text:p>
          </table:table-cell>
          <table:table-cell table:style-name="ce95" table:formula="of:=DEC2HEX(SUM(HEX2DEC([.T42]);1))" office:value-type="string" office:string-value="48B3" calcext:value-type="string">
            <text:p>48B3</text:p>
          </table:table-cell>
          <table:table-cell table:style-name="ce87" table:formula="of:=DEC2HEX(SUM(HEX2DEC([.U42]);1))" office:value-type="string" office:string-value="48B4" calcext:value-type="string">
            <text:p>48B4</text:p>
          </table:table-cell>
          <table:table-cell table:style-name="ce95" table:formula="of:=DEC2HEX(SUM(HEX2DEC([.V42]);1))" office:value-type="string" office:string-value="48B5" calcext:value-type="string">
            <text:p>48B5</text:p>
          </table:table-cell>
          <table:table-cell table:style-name="ce87" table:formula="of:=DEC2HEX(SUM(HEX2DEC([.W42]);1))" office:value-type="string" office:string-value="48B6" calcext:value-type="string">
            <text:p>48B6</text:p>
          </table:table-cell>
          <table:table-cell table:style-name="ce95" table:formula="of:=DEC2HEX(SUM(HEX2DEC([.X42]);1))" office:value-type="string" office:string-value="48B7" calcext:value-type="string">
            <text:p>48B7</text:p>
          </table:table-cell>
          <table:table-cell table:style-name="ce87" table:formula="of:=DEC2HEX(SUM(HEX2DEC([.Y42]);1))" office:value-type="string" office:string-value="48B8" calcext:value-type="string">
            <text:p>48B8</text:p>
          </table:table-cell>
          <table:table-cell table:style-name="ce95" table:formula="of:=DEC2HEX(SUM(HEX2DEC([.Z42]);1))" office:value-type="string" office:string-value="48B9" calcext:value-type="string">
            <text:p>48B9</text:p>
          </table:table-cell>
          <table:table-cell table:style-name="ce87" table:formula="of:=DEC2HEX(SUM(HEX2DEC([.AA42]);1))" office:value-type="string" office:string-value="48BA" calcext:value-type="string">
            <text:p>48BA</text:p>
          </table:table-cell>
          <table:table-cell table:style-name="ce95" table:formula="of:=DEC2HEX(SUM(HEX2DEC([.AB42]);1))" office:value-type="string" office:string-value="48BB" calcext:value-type="string">
            <text:p>48BB</text:p>
          </table:table-cell>
          <table:table-cell table:style-name="ce87" table:formula="of:=DEC2HEX(SUM(HEX2DEC([.AC42]);1))" office:value-type="string" office:string-value="48BC" calcext:value-type="string">
            <text:p>48BC</text:p>
          </table:table-cell>
          <table:table-cell table:style-name="ce95" table:formula="of:=DEC2HEX(SUM(HEX2DEC([.AD42]);1))" office:value-type="string" office:string-value="48BD" calcext:value-type="string">
            <text:p>48BD</text:p>
          </table:table-cell>
          <table:table-cell table:style-name="ce87" table:formula="of:=DEC2HEX(SUM(HEX2DEC([.AE42]);1))" office:value-type="string" office:string-value="48BE" calcext:value-type="string">
            <text:p>48BE</text:p>
          </table:table-cell>
          <table:table-cell table:style-name="ce95" table:formula="of:=DEC2HEX(SUM(HEX2DEC([.AF42]);1))" office:value-type="string" office:string-value="48BF" calcext:value-type="string">
            <text:p>48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5]);1))" office:value-type="string" office:string-value="49A0" calcext:value-type="string">
            <text:p>49A0</text:p>
          </table:table-cell>
          <table:table-cell table:style-name="ce94" table:formula="of:=DEC2HEX(SUM(HEX2DEC([.B43]);1))" office:value-type="string" office:string-value="49A1" calcext:value-type="string">
            <text:p>49A1</text:p>
          </table:table-cell>
          <table:table-cell table:style-name="ce87" table:formula="of:=DEC2HEX(SUM(HEX2DEC([.C43]);1))" office:value-type="string" office:string-value="49A2" calcext:value-type="string">
            <text:p>49A2</text:p>
          </table:table-cell>
          <table:table-cell table:style-name="ce94" table:formula="of:=DEC2HEX(SUM(HEX2DEC([.D43]);1))" office:value-type="string" office:string-value="49A3" calcext:value-type="string">
            <text:p>49A3</text:p>
          </table:table-cell>
          <table:table-cell table:style-name="ce87" table:formula="of:=DEC2HEX(SUM(HEX2DEC([.E43]);1))" office:value-type="string" office:string-value="49A4" calcext:value-type="string">
            <text:p>49A4</text:p>
          </table:table-cell>
          <table:table-cell table:style-name="ce94" table:formula="of:=DEC2HEX(SUM(HEX2DEC([.F43]);1))" office:value-type="string" office:string-value="49A5" calcext:value-type="string">
            <text:p>49A5</text:p>
          </table:table-cell>
          <table:table-cell table:style-name="ce87" table:formula="of:=DEC2HEX(SUM(HEX2DEC([.G43]);1))" office:value-type="string" office:string-value="49A6" calcext:value-type="string">
            <text:p>49A6</text:p>
          </table:table-cell>
          <table:table-cell table:style-name="ce94" table:formula="of:=DEC2HEX(SUM(HEX2DEC([.H43]);1))" office:value-type="string" office:string-value="49A7" calcext:value-type="string">
            <text:p>49A7</text:p>
          </table:table-cell>
          <table:table-cell table:style-name="ce87" table:formula="of:=DEC2HEX(SUM(HEX2DEC([.I43]);1))" office:value-type="string" office:string-value="49A8" calcext:value-type="string">
            <text:p>49A8</text:p>
          </table:table-cell>
          <table:table-cell table:style-name="ce94" table:formula="of:=DEC2HEX(SUM(HEX2DEC([.J43]);1))" office:value-type="string" office:string-value="49A9" calcext:value-type="string">
            <text:p>49A9</text:p>
          </table:table-cell>
          <table:table-cell table:style-name="ce87" table:formula="of:=DEC2HEX(SUM(HEX2DEC([.K43]);1))" office:value-type="string" office:string-value="49AA" calcext:value-type="string">
            <text:p>49AA</text:p>
          </table:table-cell>
          <table:table-cell table:style-name="ce94" table:formula="of:=DEC2HEX(SUM(HEX2DEC([.L43]);1))" office:value-type="string" office:string-value="49AB" calcext:value-type="string">
            <text:p>49AB</text:p>
          </table:table-cell>
          <table:table-cell table:style-name="ce104" table:formula="of:=DEC2HEX(SUM(HEX2DEC([.M43]);1))" office:value-type="string" office:string-value="49AC" calcext:value-type="string">
            <text:p>49AC</text:p>
          </table:table-cell>
          <table:table-cell table:style-name="ce89" table:formula="of:=DEC2HEX(SUM(HEX2DEC([.N43]);1))" office:value-type="string" office:string-value="49AD" calcext:value-type="string">
            <text:p>49AD</text:p>
          </table:table-cell>
          <table:table-cell table:style-name="ce87" table:formula="of:=DEC2HEX(SUM(HEX2DEC([.O43]);1))" office:value-type="string" office:string-value="49AE" calcext:value-type="string">
            <text:p>49AE</text:p>
          </table:table-cell>
          <table:table-cell table:style-name="ce94" table:formula="of:=DEC2HEX(SUM(HEX2DEC([.P43]);1))" office:value-type="string" office:string-value="49AF" calcext:value-type="string">
            <text:p>49AF</text:p>
          </table:table-cell>
          <table:table-cell table:style-name="ce87" table:formula="of:=DEC2HEX(SUM(HEX2DEC([.Q43]);1))" office:value-type="string" office:string-value="49B0" calcext:value-type="string">
            <text:p>49B0</text:p>
          </table:table-cell>
          <table:table-cell table:style-name="ce94" table:formula="of:=DEC2HEX(SUM(HEX2DEC([.R43]);1))" office:value-type="string" office:string-value="49B1" calcext:value-type="string">
            <text:p>49B1</text:p>
          </table:table-cell>
          <table:table-cell table:style-name="ce87" table:formula="of:=DEC2HEX(SUM(HEX2DEC([.S43]);1))" office:value-type="string" office:string-value="49B2" calcext:value-type="string">
            <text:p>49B2</text:p>
          </table:table-cell>
          <table:table-cell table:style-name="ce94" table:formula="of:=DEC2HEX(SUM(HEX2DEC([.T43]);1))" office:value-type="string" office:string-value="49B3" calcext:value-type="string">
            <text:p>49B3</text:p>
          </table:table-cell>
          <table:table-cell table:style-name="ce87" table:formula="of:=DEC2HEX(SUM(HEX2DEC([.U43]);1))" office:value-type="string" office:string-value="49B4" calcext:value-type="string">
            <text:p>49B4</text:p>
          </table:table-cell>
          <table:table-cell table:style-name="ce94" table:formula="of:=DEC2HEX(SUM(HEX2DEC([.V43]);1))" office:value-type="string" office:string-value="49B5" calcext:value-type="string">
            <text:p>49B5</text:p>
          </table:table-cell>
          <table:table-cell table:style-name="ce87" table:formula="of:=DEC2HEX(SUM(HEX2DEC([.W43]);1))" office:value-type="string" office:string-value="49B6" calcext:value-type="string">
            <text:p>49B6</text:p>
          </table:table-cell>
          <table:table-cell table:style-name="ce94" table:formula="of:=DEC2HEX(SUM(HEX2DEC([.X43]);1))" office:value-type="string" office:string-value="49B7" calcext:value-type="string">
            <text:p>49B7</text:p>
          </table:table-cell>
          <table:table-cell table:style-name="ce87" table:formula="of:=DEC2HEX(SUM(HEX2DEC([.Y43]);1))" office:value-type="string" office:string-value="49B8" calcext:value-type="string">
            <text:p>49B8</text:p>
          </table:table-cell>
          <table:table-cell table:style-name="ce94" table:formula="of:=DEC2HEX(SUM(HEX2DEC([.Z43]);1))" office:value-type="string" office:string-value="49B9" calcext:value-type="string">
            <text:p>49B9</text:p>
          </table:table-cell>
          <table:table-cell table:style-name="ce87" table:formula="of:=DEC2HEX(SUM(HEX2DEC([.AA43]);1))" office:value-type="string" office:string-value="49BA" calcext:value-type="string">
            <text:p>49BA</text:p>
          </table:table-cell>
          <table:table-cell table:style-name="ce94" table:formula="of:=DEC2HEX(SUM(HEX2DEC([.AB43]);1))" office:value-type="string" office:string-value="49BB" calcext:value-type="string">
            <text:p>49BB</text:p>
          </table:table-cell>
          <table:table-cell table:style-name="ce87" table:formula="of:=DEC2HEX(SUM(HEX2DEC([.AC43]);1))" office:value-type="string" office:string-value="49BC" calcext:value-type="string">
            <text:p>49BC</text:p>
          </table:table-cell>
          <table:table-cell table:style-name="ce94" table:formula="of:=DEC2HEX(SUM(HEX2DEC([.AD43]);1))" office:value-type="string" office:string-value="49BD" calcext:value-type="string">
            <text:p>49BD</text:p>
          </table:table-cell>
          <table:table-cell table:style-name="ce87" table:formula="of:=DEC2HEX(SUM(HEX2DEC([.AE43]);1))" office:value-type="string" office:string-value="49BE" calcext:value-type="string">
            <text:p>49BE</text:p>
          </table:table-cell>
          <table:table-cell table:style-name="ce94" table:formula="of:=DEC2HEX(SUM(HEX2DEC([.AF43]);1))" office:value-type="string" office:string-value="49BF" calcext:value-type="string">
            <text:p>49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6]);1))" office:value-type="string" office:string-value="4AA0" calcext:value-type="string">
            <text:p>4AA0</text:p>
          </table:table-cell>
          <table:table-cell table:style-name="ce94" table:formula="of:=DEC2HEX(SUM(HEX2DEC([.B44]);1))" office:value-type="string" office:string-value="4AA1" calcext:value-type="string">
            <text:p>4AA1</text:p>
          </table:table-cell>
          <table:table-cell table:style-name="ce87" table:formula="of:=DEC2HEX(SUM(HEX2DEC([.C44]);1))" office:value-type="string" office:string-value="4AA2" calcext:value-type="string">
            <text:p>4AA2</text:p>
          </table:table-cell>
          <table:table-cell table:style-name="ce94" table:formula="of:=DEC2HEX(SUM(HEX2DEC([.D44]);1))" office:value-type="string" office:string-value="4AA3" calcext:value-type="string">
            <text:p>4AA3</text:p>
          </table:table-cell>
          <table:table-cell table:style-name="ce87" table:formula="of:=DEC2HEX(SUM(HEX2DEC([.E44]);1))" office:value-type="string" office:string-value="4AA4" calcext:value-type="string">
            <text:p>4AA4</text:p>
          </table:table-cell>
          <table:table-cell table:style-name="ce94" table:formula="of:=DEC2HEX(SUM(HEX2DEC([.F44]);1))" office:value-type="string" office:string-value="4AA5" calcext:value-type="string">
            <text:p>4AA5</text:p>
          </table:table-cell>
          <table:table-cell table:style-name="ce87" table:formula="of:=DEC2HEX(SUM(HEX2DEC([.G44]);1))" office:value-type="string" office:string-value="4AA6" calcext:value-type="string">
            <text:p>4AA6</text:p>
          </table:table-cell>
          <table:table-cell table:style-name="ce94" table:formula="of:=DEC2HEX(SUM(HEX2DEC([.H44]);1))" office:value-type="string" office:string-value="4AA7" calcext:value-type="string">
            <text:p>4AA7</text:p>
          </table:table-cell>
          <table:table-cell table:style-name="ce87" table:formula="of:=DEC2HEX(SUM(HEX2DEC([.I44]);1))" office:value-type="string" office:string-value="4AA8" calcext:value-type="string">
            <text:p>4AA8</text:p>
          </table:table-cell>
          <table:table-cell table:style-name="ce94" table:formula="of:=DEC2HEX(SUM(HEX2DEC([.J44]);1))" office:value-type="string" office:string-value="4AA9" calcext:value-type="string">
            <text:p>4AA9</text:p>
          </table:table-cell>
          <table:table-cell table:style-name="ce87" table:formula="of:=DEC2HEX(SUM(HEX2DEC([.K44]);1))" office:value-type="string" office:string-value="4AAA" calcext:value-type="string">
            <text:p>4AAA</text:p>
          </table:table-cell>
          <table:table-cell table:style-name="ce94" table:formula="of:=DEC2HEX(SUM(HEX2DEC([.L44]);1))" office:value-type="string" office:string-value="4AAB" calcext:value-type="string">
            <text:p>4AAB</text:p>
          </table:table-cell>
          <table:table-cell table:style-name="ce104" table:formula="of:=DEC2HEX(SUM(HEX2DEC([.M44]);1))" office:value-type="string" office:string-value="4AAC" calcext:value-type="string">
            <text:p>4AAC</text:p>
          </table:table-cell>
          <table:table-cell table:style-name="ce89" table:formula="of:=DEC2HEX(SUM(HEX2DEC([.N44]);1))" office:value-type="string" office:string-value="4AAD" calcext:value-type="string">
            <text:p>4AAD</text:p>
          </table:table-cell>
          <table:table-cell table:style-name="ce87" table:formula="of:=DEC2HEX(SUM(HEX2DEC([.O44]);1))" office:value-type="string" office:string-value="4AAE" calcext:value-type="string">
            <text:p>4AAE</text:p>
          </table:table-cell>
          <table:table-cell table:style-name="ce94" table:formula="of:=DEC2HEX(SUM(HEX2DEC([.P44]);1))" office:value-type="string" office:string-value="4AAF" calcext:value-type="string">
            <text:p>4AAF</text:p>
          </table:table-cell>
          <table:table-cell table:style-name="ce87" table:formula="of:=DEC2HEX(SUM(HEX2DEC([.Q44]);1))" office:value-type="string" office:string-value="4AB0" calcext:value-type="string">
            <text:p>4AB0</text:p>
          </table:table-cell>
          <table:table-cell table:style-name="ce94" table:formula="of:=DEC2HEX(SUM(HEX2DEC([.R44]);1))" office:value-type="string" office:string-value="4AB1" calcext:value-type="string">
            <text:p>4AB1</text:p>
          </table:table-cell>
          <table:table-cell table:style-name="ce87" table:formula="of:=DEC2HEX(SUM(HEX2DEC([.S44]);1))" office:value-type="string" office:string-value="4AB2" calcext:value-type="string">
            <text:p>4AB2</text:p>
          </table:table-cell>
          <table:table-cell table:style-name="ce94" table:formula="of:=DEC2HEX(SUM(HEX2DEC([.T44]);1))" office:value-type="string" office:string-value="4AB3" calcext:value-type="string">
            <text:p>4AB3</text:p>
          </table:table-cell>
          <table:table-cell table:style-name="ce87" table:formula="of:=DEC2HEX(SUM(HEX2DEC([.U44]);1))" office:value-type="string" office:string-value="4AB4" calcext:value-type="string">
            <text:p>4AB4</text:p>
          </table:table-cell>
          <table:table-cell table:style-name="ce94" table:formula="of:=DEC2HEX(SUM(HEX2DEC([.V44]);1))" office:value-type="string" office:string-value="4AB5" calcext:value-type="string">
            <text:p>4AB5</text:p>
          </table:table-cell>
          <table:table-cell table:style-name="ce87" table:formula="of:=DEC2HEX(SUM(HEX2DEC([.W44]);1))" office:value-type="string" office:string-value="4AB6" calcext:value-type="string">
            <text:p>4AB6</text:p>
          </table:table-cell>
          <table:table-cell table:style-name="ce94" table:formula="of:=DEC2HEX(SUM(HEX2DEC([.X44]);1))" office:value-type="string" office:string-value="4AB7" calcext:value-type="string">
            <text:p>4AB7</text:p>
          </table:table-cell>
          <table:table-cell table:style-name="ce87" table:formula="of:=DEC2HEX(SUM(HEX2DEC([.Y44]);1))" office:value-type="string" office:string-value="4AB8" calcext:value-type="string">
            <text:p>4AB8</text:p>
          </table:table-cell>
          <table:table-cell table:style-name="ce94" table:formula="of:=DEC2HEX(SUM(HEX2DEC([.Z44]);1))" office:value-type="string" office:string-value="4AB9" calcext:value-type="string">
            <text:p>4AB9</text:p>
          </table:table-cell>
          <table:table-cell table:style-name="ce87" table:formula="of:=DEC2HEX(SUM(HEX2DEC([.AA44]);1))" office:value-type="string" office:string-value="4ABA" calcext:value-type="string">
            <text:p>4ABA</text:p>
          </table:table-cell>
          <table:table-cell table:style-name="ce94" table:formula="of:=DEC2HEX(SUM(HEX2DEC([.AB44]);1))" office:value-type="string" office:string-value="4ABB" calcext:value-type="string">
            <text:p>4ABB</text:p>
          </table:table-cell>
          <table:table-cell table:style-name="ce87" table:formula="of:=DEC2HEX(SUM(HEX2DEC([.AC44]);1))" office:value-type="string" office:string-value="4ABC" calcext:value-type="string">
            <text:p>4ABC</text:p>
          </table:table-cell>
          <table:table-cell table:style-name="ce94" table:formula="of:=DEC2HEX(SUM(HEX2DEC([.AD44]);1))" office:value-type="string" office:string-value="4ABD" calcext:value-type="string">
            <text:p>4ABD</text:p>
          </table:table-cell>
          <table:table-cell table:style-name="ce87" table:formula="of:=DEC2HEX(SUM(HEX2DEC([.AE44]);1))" office:value-type="string" office:string-value="4ABE" calcext:value-type="string">
            <text:p>4ABE</text:p>
          </table:table-cell>
          <table:table-cell table:style-name="ce94" table:formula="of:=DEC2HEX(SUM(HEX2DEC([.AF44]);1))" office:value-type="string" office:string-value="4ABF" calcext:value-type="string">
            <text:p>4A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7]);1))" office:value-type="string" office:string-value="4BA0" calcext:value-type="string">
            <text:p>4BA0</text:p>
          </table:table-cell>
          <table:table-cell table:style-name="ce94" table:formula="of:=DEC2HEX(SUM(HEX2DEC([.B45]);1))" office:value-type="string" office:string-value="4BA1" calcext:value-type="string">
            <text:p>4BA1</text:p>
          </table:table-cell>
          <table:table-cell table:style-name="ce87" table:formula="of:=DEC2HEX(SUM(HEX2DEC([.C45]);1))" office:value-type="string" office:string-value="4BA2" calcext:value-type="string">
            <text:p>4BA2</text:p>
          </table:table-cell>
          <table:table-cell table:style-name="ce94" table:formula="of:=DEC2HEX(SUM(HEX2DEC([.D45]);1))" office:value-type="string" office:string-value="4BA3" calcext:value-type="string">
            <text:p>4BA3</text:p>
          </table:table-cell>
          <table:table-cell table:style-name="ce87" table:formula="of:=DEC2HEX(SUM(HEX2DEC([.E45]);1))" office:value-type="string" office:string-value="4BA4" calcext:value-type="string">
            <text:p>4BA4</text:p>
          </table:table-cell>
          <table:table-cell table:style-name="ce94" table:formula="of:=DEC2HEX(SUM(HEX2DEC([.F45]);1))" office:value-type="string" office:string-value="4BA5" calcext:value-type="string">
            <text:p>4BA5</text:p>
          </table:table-cell>
          <table:table-cell table:style-name="ce87" table:formula="of:=DEC2HEX(SUM(HEX2DEC([.G45]);1))" office:value-type="string" office:string-value="4BA6" calcext:value-type="string">
            <text:p>4BA6</text:p>
          </table:table-cell>
          <table:table-cell table:style-name="ce94" table:formula="of:=DEC2HEX(SUM(HEX2DEC([.H45]);1))" office:value-type="string" office:string-value="4BA7" calcext:value-type="string">
            <text:p>4BA7</text:p>
          </table:table-cell>
          <table:table-cell table:style-name="ce87" table:formula="of:=DEC2HEX(SUM(HEX2DEC([.I45]);1))" office:value-type="string" office:string-value="4BA8" calcext:value-type="string">
            <text:p>4BA8</text:p>
          </table:table-cell>
          <table:table-cell table:style-name="ce94" table:formula="of:=DEC2HEX(SUM(HEX2DEC([.J45]);1))" office:value-type="string" office:string-value="4BA9" calcext:value-type="string">
            <text:p>4BA9</text:p>
          </table:table-cell>
          <table:table-cell table:style-name="ce87" table:formula="of:=DEC2HEX(SUM(HEX2DEC([.K45]);1))" office:value-type="string" office:string-value="4BAA" calcext:value-type="string">
            <text:p>4BAA</text:p>
          </table:table-cell>
          <table:table-cell table:style-name="ce94" table:formula="of:=DEC2HEX(SUM(HEX2DEC([.L45]);1))" office:value-type="string" office:string-value="4BAB" calcext:value-type="string">
            <text:p>4BAB</text:p>
          </table:table-cell>
          <table:table-cell table:style-name="ce104" table:formula="of:=DEC2HEX(SUM(HEX2DEC([.M45]);1))" office:value-type="string" office:string-value="4BAC" calcext:value-type="string">
            <text:p>4BAC</text:p>
          </table:table-cell>
          <table:table-cell table:style-name="ce89" table:formula="of:=DEC2HEX(SUM(HEX2DEC([.N45]);1))" office:value-type="string" office:string-value="4BAD" calcext:value-type="string">
            <text:p>4BAD</text:p>
          </table:table-cell>
          <table:table-cell table:style-name="ce87" table:formula="of:=DEC2HEX(SUM(HEX2DEC([.O45]);1))" office:value-type="string" office:string-value="4BAE" calcext:value-type="string">
            <text:p>4BAE</text:p>
          </table:table-cell>
          <table:table-cell table:style-name="ce94" table:formula="of:=DEC2HEX(SUM(HEX2DEC([.P45]);1))" office:value-type="string" office:string-value="4BAF" calcext:value-type="string">
            <text:p>4BAF</text:p>
          </table:table-cell>
          <table:table-cell table:style-name="ce87" table:formula="of:=DEC2HEX(SUM(HEX2DEC([.Q45]);1))" office:value-type="string" office:string-value="4BB0" calcext:value-type="string">
            <text:p>4BB0</text:p>
          </table:table-cell>
          <table:table-cell table:style-name="ce94" table:formula="of:=DEC2HEX(SUM(HEX2DEC([.R45]);1))" office:value-type="string" office:string-value="4BB1" calcext:value-type="string">
            <text:p>4BB1</text:p>
          </table:table-cell>
          <table:table-cell table:style-name="ce87" table:formula="of:=DEC2HEX(SUM(HEX2DEC([.S45]);1))" office:value-type="string" office:string-value="4BB2" calcext:value-type="string">
            <text:p>4BB2</text:p>
          </table:table-cell>
          <table:table-cell table:style-name="ce94" table:formula="of:=DEC2HEX(SUM(HEX2DEC([.T45]);1))" office:value-type="string" office:string-value="4BB3" calcext:value-type="string">
            <text:p>4BB3</text:p>
          </table:table-cell>
          <table:table-cell table:style-name="ce87" table:formula="of:=DEC2HEX(SUM(HEX2DEC([.U45]);1))" office:value-type="string" office:string-value="4BB4" calcext:value-type="string">
            <text:p>4BB4</text:p>
          </table:table-cell>
          <table:table-cell table:style-name="ce94" table:formula="of:=DEC2HEX(SUM(HEX2DEC([.V45]);1))" office:value-type="string" office:string-value="4BB5" calcext:value-type="string">
            <text:p>4BB5</text:p>
          </table:table-cell>
          <table:table-cell table:style-name="ce87" table:formula="of:=DEC2HEX(SUM(HEX2DEC([.W45]);1))" office:value-type="string" office:string-value="4BB6" calcext:value-type="string">
            <text:p>4BB6</text:p>
          </table:table-cell>
          <table:table-cell table:style-name="ce94" table:formula="of:=DEC2HEX(SUM(HEX2DEC([.X45]);1))" office:value-type="string" office:string-value="4BB7" calcext:value-type="string">
            <text:p>4BB7</text:p>
          </table:table-cell>
          <table:table-cell table:style-name="ce87" table:formula="of:=DEC2HEX(SUM(HEX2DEC([.Y45]);1))" office:value-type="string" office:string-value="4BB8" calcext:value-type="string">
            <text:p>4BB8</text:p>
          </table:table-cell>
          <table:table-cell table:style-name="ce94" table:formula="of:=DEC2HEX(SUM(HEX2DEC([.Z45]);1))" office:value-type="string" office:string-value="4BB9" calcext:value-type="string">
            <text:p>4BB9</text:p>
          </table:table-cell>
          <table:table-cell table:style-name="ce87" table:formula="of:=DEC2HEX(SUM(HEX2DEC([.AA45]);1))" office:value-type="string" office:string-value="4BBA" calcext:value-type="string">
            <text:p>4BBA</text:p>
          </table:table-cell>
          <table:table-cell table:style-name="ce94" table:formula="of:=DEC2HEX(SUM(HEX2DEC([.AB45]);1))" office:value-type="string" office:string-value="4BBB" calcext:value-type="string">
            <text:p>4BBB</text:p>
          </table:table-cell>
          <table:table-cell table:style-name="ce87" table:formula="of:=DEC2HEX(SUM(HEX2DEC([.AC45]);1))" office:value-type="string" office:string-value="4BBC" calcext:value-type="string">
            <text:p>4BBC</text:p>
          </table:table-cell>
          <table:table-cell table:style-name="ce94" table:formula="of:=DEC2HEX(SUM(HEX2DEC([.AD45]);1))" office:value-type="string" office:string-value="4BBD" calcext:value-type="string">
            <text:p>4BBD</text:p>
          </table:table-cell>
          <table:table-cell table:style-name="ce87" table:formula="of:=DEC2HEX(SUM(HEX2DEC([.AE45]);1))" office:value-type="string" office:string-value="4BBE" calcext:value-type="string">
            <text:p>4BBE</text:p>
          </table:table-cell>
          <table:table-cell table:style-name="ce94" table:formula="of:=DEC2HEX(SUM(HEX2DEC([.AF45]);1))" office:value-type="string" office:string-value="4BBF" calcext:value-type="string">
            <text:p>4B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8]);1))" office:value-type="string" office:string-value="4CA0" calcext:value-type="string">
            <text:p>4CA0</text:p>
          </table:table-cell>
          <table:table-cell table:style-name="ce94" table:formula="of:=DEC2HEX(SUM(HEX2DEC([.B46]);1))" office:value-type="string" office:string-value="4CA1" calcext:value-type="string">
            <text:p>4CA1</text:p>
          </table:table-cell>
          <table:table-cell table:style-name="ce87" table:formula="of:=DEC2HEX(SUM(HEX2DEC([.C46]);1))" office:value-type="string" office:string-value="4CA2" calcext:value-type="string">
            <text:p>4CA2</text:p>
          </table:table-cell>
          <table:table-cell table:style-name="ce94" table:formula="of:=DEC2HEX(SUM(HEX2DEC([.D46]);1))" office:value-type="string" office:string-value="4CA3" calcext:value-type="string">
            <text:p>4CA3</text:p>
          </table:table-cell>
          <table:table-cell table:style-name="ce87" table:formula="of:=DEC2HEX(SUM(HEX2DEC([.E46]);1))" office:value-type="string" office:string-value="4CA4" calcext:value-type="string">
            <text:p>4CA4</text:p>
          </table:table-cell>
          <table:table-cell table:style-name="ce94" table:formula="of:=DEC2HEX(SUM(HEX2DEC([.F46]);1))" office:value-type="string" office:string-value="4CA5" calcext:value-type="string">
            <text:p>4CA5</text:p>
          </table:table-cell>
          <table:table-cell table:style-name="ce87" table:formula="of:=DEC2HEX(SUM(HEX2DEC([.G46]);1))" office:value-type="string" office:string-value="4CA6" calcext:value-type="string">
            <text:p>4CA6</text:p>
          </table:table-cell>
          <table:table-cell table:style-name="ce94" table:formula="of:=DEC2HEX(SUM(HEX2DEC([.H46]);1))" office:value-type="string" office:string-value="4CA7" calcext:value-type="string">
            <text:p>4CA7</text:p>
          </table:table-cell>
          <table:table-cell table:style-name="ce87" table:formula="of:=DEC2HEX(SUM(HEX2DEC([.I46]);1))" office:value-type="string" office:string-value="4CA8" calcext:value-type="string">
            <text:p>4CA8</text:p>
          </table:table-cell>
          <table:table-cell table:style-name="ce94" table:formula="of:=DEC2HEX(SUM(HEX2DEC([.J46]);1))" office:value-type="string" office:string-value="4CA9" calcext:value-type="string">
            <text:p>4CA9</text:p>
          </table:table-cell>
          <table:table-cell table:style-name="ce87" table:formula="of:=DEC2HEX(SUM(HEX2DEC([.K46]);1))" office:value-type="string" office:string-value="4CAA" calcext:value-type="string">
            <text:p>4CAA</text:p>
          </table:table-cell>
          <table:table-cell table:style-name="ce94" table:formula="of:=DEC2HEX(SUM(HEX2DEC([.L46]);1))" office:value-type="string" office:string-value="4CAB" calcext:value-type="string">
            <text:p>4CAB</text:p>
          </table:table-cell>
          <table:table-cell table:style-name="ce104" table:formula="of:=DEC2HEX(SUM(HEX2DEC([.M46]);1))" office:value-type="string" office:string-value="4CAC" calcext:value-type="string">
            <text:p>4CAC</text:p>
          </table:table-cell>
          <table:table-cell table:style-name="ce89" table:formula="of:=DEC2HEX(SUM(HEX2DEC([.N46]);1))" office:value-type="string" office:string-value="4CAD" calcext:value-type="string">
            <text:p>4CAD</text:p>
          </table:table-cell>
          <table:table-cell table:style-name="ce87" table:formula="of:=DEC2HEX(SUM(HEX2DEC([.O46]);1))" office:value-type="string" office:string-value="4CAE" calcext:value-type="string">
            <text:p>4CAE</text:p>
          </table:table-cell>
          <table:table-cell table:style-name="ce94" table:formula="of:=DEC2HEX(SUM(HEX2DEC([.P46]);1))" office:value-type="string" office:string-value="4CAF" calcext:value-type="string">
            <text:p>4CAF</text:p>
          </table:table-cell>
          <table:table-cell table:style-name="ce87" table:formula="of:=DEC2HEX(SUM(HEX2DEC([.Q46]);1))" office:value-type="string" office:string-value="4CB0" calcext:value-type="string">
            <text:p>4CB0</text:p>
          </table:table-cell>
          <table:table-cell table:style-name="ce94" table:formula="of:=DEC2HEX(SUM(HEX2DEC([.R46]);1))" office:value-type="string" office:string-value="4CB1" calcext:value-type="string">
            <text:p>4CB1</text:p>
          </table:table-cell>
          <table:table-cell table:style-name="ce87" table:formula="of:=DEC2HEX(SUM(HEX2DEC([.S46]);1))" office:value-type="string" office:string-value="4CB2" calcext:value-type="string">
            <text:p>4CB2</text:p>
          </table:table-cell>
          <table:table-cell table:style-name="ce94" table:formula="of:=DEC2HEX(SUM(HEX2DEC([.T46]);1))" office:value-type="string" office:string-value="4CB3" calcext:value-type="string">
            <text:p>4CB3</text:p>
          </table:table-cell>
          <table:table-cell table:style-name="ce87" table:formula="of:=DEC2HEX(SUM(HEX2DEC([.U46]);1))" office:value-type="string" office:string-value="4CB4" calcext:value-type="string">
            <text:p>4CB4</text:p>
          </table:table-cell>
          <table:table-cell table:style-name="ce94" table:formula="of:=DEC2HEX(SUM(HEX2DEC([.V46]);1))" office:value-type="string" office:string-value="4CB5" calcext:value-type="string">
            <text:p>4CB5</text:p>
          </table:table-cell>
          <table:table-cell table:style-name="ce87" table:formula="of:=DEC2HEX(SUM(HEX2DEC([.W46]);1))" office:value-type="string" office:string-value="4CB6" calcext:value-type="string">
            <text:p>4CB6</text:p>
          </table:table-cell>
          <table:table-cell table:style-name="ce94" table:formula="of:=DEC2HEX(SUM(HEX2DEC([.X46]);1))" office:value-type="string" office:string-value="4CB7" calcext:value-type="string">
            <text:p>4CB7</text:p>
          </table:table-cell>
          <table:table-cell table:style-name="ce87" table:formula="of:=DEC2HEX(SUM(HEX2DEC([.Y46]);1))" office:value-type="string" office:string-value="4CB8" calcext:value-type="string">
            <text:p>4CB8</text:p>
          </table:table-cell>
          <table:table-cell table:style-name="ce94" table:formula="of:=DEC2HEX(SUM(HEX2DEC([.Z46]);1))" office:value-type="string" office:string-value="4CB9" calcext:value-type="string">
            <text:p>4CB9</text:p>
          </table:table-cell>
          <table:table-cell table:style-name="ce87" table:formula="of:=DEC2HEX(SUM(HEX2DEC([.AA46]);1))" office:value-type="string" office:string-value="4CBA" calcext:value-type="string">
            <text:p>4CBA</text:p>
          </table:table-cell>
          <table:table-cell table:style-name="ce94" table:formula="of:=DEC2HEX(SUM(HEX2DEC([.AB46]);1))" office:value-type="string" office:string-value="4CBB" calcext:value-type="string">
            <text:p>4CBB</text:p>
          </table:table-cell>
          <table:table-cell table:style-name="ce87" table:formula="of:=DEC2HEX(SUM(HEX2DEC([.AC46]);1))" office:value-type="string" office:string-value="4CBC" calcext:value-type="string">
            <text:p>4CBC</text:p>
          </table:table-cell>
          <table:table-cell table:style-name="ce94" table:formula="of:=DEC2HEX(SUM(HEX2DEC([.AD46]);1))" office:value-type="string" office:string-value="4CBD" calcext:value-type="string">
            <text:p>4CBD</text:p>
          </table:table-cell>
          <table:table-cell table:style-name="ce87" table:formula="of:=DEC2HEX(SUM(HEX2DEC([.AE46]);1))" office:value-type="string" office:string-value="4CBE" calcext:value-type="string">
            <text:p>4CBE</text:p>
          </table:table-cell>
          <table:table-cell table:style-name="ce94" table:formula="of:=DEC2HEX(SUM(HEX2DEC([.AF46]);1))" office:value-type="string" office:string-value="4CBF" calcext:value-type="string">
            <text:p>4C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9]);1))" office:value-type="string" office:string-value="4DA0" calcext:value-type="string">
            <text:p>4DA0</text:p>
          </table:table-cell>
          <table:table-cell table:style-name="ce94" table:formula="of:=DEC2HEX(SUM(HEX2DEC([.B47]);1))" office:value-type="string" office:string-value="4DA1" calcext:value-type="string">
            <text:p>4DA1</text:p>
          </table:table-cell>
          <table:table-cell table:style-name="ce87" table:formula="of:=DEC2HEX(SUM(HEX2DEC([.C47]);1))" office:value-type="string" office:string-value="4DA2" calcext:value-type="string">
            <text:p>4DA2</text:p>
          </table:table-cell>
          <table:table-cell table:style-name="ce94" table:formula="of:=DEC2HEX(SUM(HEX2DEC([.D47]);1))" office:value-type="string" office:string-value="4DA3" calcext:value-type="string">
            <text:p>4DA3</text:p>
          </table:table-cell>
          <table:table-cell table:style-name="ce87" table:formula="of:=DEC2HEX(SUM(HEX2DEC([.E47]);1))" office:value-type="string" office:string-value="4DA4" calcext:value-type="string">
            <text:p>4DA4</text:p>
          </table:table-cell>
          <table:table-cell table:style-name="ce94" table:formula="of:=DEC2HEX(SUM(HEX2DEC([.F47]);1))" office:value-type="string" office:string-value="4DA5" calcext:value-type="string">
            <text:p>4DA5</text:p>
          </table:table-cell>
          <table:table-cell table:style-name="ce87" table:formula="of:=DEC2HEX(SUM(HEX2DEC([.G47]);1))" office:value-type="string" office:string-value="4DA6" calcext:value-type="string">
            <text:p>4DA6</text:p>
          </table:table-cell>
          <table:table-cell table:style-name="ce94" table:formula="of:=DEC2HEX(SUM(HEX2DEC([.H47]);1))" office:value-type="string" office:string-value="4DA7" calcext:value-type="string">
            <text:p>4DA7</text:p>
          </table:table-cell>
          <table:table-cell table:style-name="ce87" table:formula="of:=DEC2HEX(SUM(HEX2DEC([.I47]);1))" office:value-type="string" office:string-value="4DA8" calcext:value-type="string">
            <text:p>4DA8</text:p>
          </table:table-cell>
          <table:table-cell table:style-name="ce94" table:formula="of:=DEC2HEX(SUM(HEX2DEC([.J47]);1))" office:value-type="string" office:string-value="4DA9" calcext:value-type="string">
            <text:p>4DA9</text:p>
          </table:table-cell>
          <table:table-cell table:style-name="ce87" table:formula="of:=DEC2HEX(SUM(HEX2DEC([.K47]);1))" office:value-type="string" office:string-value="4DAA" calcext:value-type="string">
            <text:p>4DAA</text:p>
          </table:table-cell>
          <table:table-cell table:style-name="ce94" table:formula="of:=DEC2HEX(SUM(HEX2DEC([.L47]);1))" office:value-type="string" office:string-value="4DAB" calcext:value-type="string">
            <text:p>4DAB</text:p>
          </table:table-cell>
          <table:table-cell table:style-name="ce104" table:formula="of:=DEC2HEX(SUM(HEX2DEC([.M47]);1))" office:value-type="string" office:string-value="4DAC" calcext:value-type="string">
            <text:p>4DAC</text:p>
          </table:table-cell>
          <table:table-cell table:style-name="ce89" table:formula="of:=DEC2HEX(SUM(HEX2DEC([.N47]);1))" office:value-type="string" office:string-value="4DAD" calcext:value-type="string">
            <text:p>4DAD</text:p>
          </table:table-cell>
          <table:table-cell table:style-name="ce87" table:formula="of:=DEC2HEX(SUM(HEX2DEC([.O47]);1))" office:value-type="string" office:string-value="4DAE" calcext:value-type="string">
            <text:p>4DAE</text:p>
          </table:table-cell>
          <table:table-cell table:style-name="ce94" table:formula="of:=DEC2HEX(SUM(HEX2DEC([.P47]);1))" office:value-type="string" office:string-value="4DAF" calcext:value-type="string">
            <text:p>4DAF</text:p>
          </table:table-cell>
          <table:table-cell table:style-name="ce87" table:formula="of:=DEC2HEX(SUM(HEX2DEC([.Q47]);1))" office:value-type="string" office:string-value="4DB0" calcext:value-type="string">
            <text:p>4DB0</text:p>
          </table:table-cell>
          <table:table-cell table:style-name="ce94" table:formula="of:=DEC2HEX(SUM(HEX2DEC([.R47]);1))" office:value-type="string" office:string-value="4DB1" calcext:value-type="string">
            <text:p>4DB1</text:p>
          </table:table-cell>
          <table:table-cell table:style-name="ce87" table:formula="of:=DEC2HEX(SUM(HEX2DEC([.S47]);1))" office:value-type="string" office:string-value="4DB2" calcext:value-type="string">
            <text:p>4DB2</text:p>
          </table:table-cell>
          <table:table-cell table:style-name="ce94" table:formula="of:=DEC2HEX(SUM(HEX2DEC([.T47]);1))" office:value-type="string" office:string-value="4DB3" calcext:value-type="string">
            <text:p>4DB3</text:p>
          </table:table-cell>
          <table:table-cell table:style-name="ce87" table:formula="of:=DEC2HEX(SUM(HEX2DEC([.U47]);1))" office:value-type="string" office:string-value="4DB4" calcext:value-type="string">
            <text:p>4DB4</text:p>
          </table:table-cell>
          <table:table-cell table:style-name="ce94" table:formula="of:=DEC2HEX(SUM(HEX2DEC([.V47]);1))" office:value-type="string" office:string-value="4DB5" calcext:value-type="string">
            <text:p>4DB5</text:p>
          </table:table-cell>
          <table:table-cell table:style-name="ce87" table:formula="of:=DEC2HEX(SUM(HEX2DEC([.W47]);1))" office:value-type="string" office:string-value="4DB6" calcext:value-type="string">
            <text:p>4DB6</text:p>
          </table:table-cell>
          <table:table-cell table:style-name="ce94" table:formula="of:=DEC2HEX(SUM(HEX2DEC([.X47]);1))" office:value-type="string" office:string-value="4DB7" calcext:value-type="string">
            <text:p>4DB7</text:p>
          </table:table-cell>
          <table:table-cell table:style-name="ce87" table:formula="of:=DEC2HEX(SUM(HEX2DEC([.Y47]);1))" office:value-type="string" office:string-value="4DB8" calcext:value-type="string">
            <text:p>4DB8</text:p>
          </table:table-cell>
          <table:table-cell table:style-name="ce94" table:formula="of:=DEC2HEX(SUM(HEX2DEC([.Z47]);1))" office:value-type="string" office:string-value="4DB9" calcext:value-type="string">
            <text:p>4DB9</text:p>
          </table:table-cell>
          <table:table-cell table:style-name="ce87" table:formula="of:=DEC2HEX(SUM(HEX2DEC([.AA47]);1))" office:value-type="string" office:string-value="4DBA" calcext:value-type="string">
            <text:p>4DBA</text:p>
          </table:table-cell>
          <table:table-cell table:style-name="ce94" table:formula="of:=DEC2HEX(SUM(HEX2DEC([.AB47]);1))" office:value-type="string" office:string-value="4DBB" calcext:value-type="string">
            <text:p>4DBB</text:p>
          </table:table-cell>
          <table:table-cell table:style-name="ce87" table:formula="of:=DEC2HEX(SUM(HEX2DEC([.AC47]);1))" office:value-type="string" office:string-value="4DBC" calcext:value-type="string">
            <text:p>4DBC</text:p>
          </table:table-cell>
          <table:table-cell table:style-name="ce94" table:formula="of:=DEC2HEX(SUM(HEX2DEC([.AD47]);1))" office:value-type="string" office:string-value="4DBD" calcext:value-type="string">
            <text:p>4DBD</text:p>
          </table:table-cell>
          <table:table-cell table:style-name="ce87" table:formula="of:=DEC2HEX(SUM(HEX2DEC([.AE47]);1))" office:value-type="string" office:string-value="4DBE" calcext:value-type="string">
            <text:p>4DBE</text:p>
          </table:table-cell>
          <table:table-cell table:style-name="ce94" table:formula="of:=DEC2HEX(SUM(HEX2DEC([.AF47]);1))" office:value-type="string" office:string-value="4DBF" calcext:value-type="string">
            <text:p>4D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40]);1))" office:value-type="string" office:string-value="4EA0" calcext:value-type="string">
            <text:p>4EA0</text:p>
          </table:table-cell>
          <table:table-cell table:style-name="ce94" table:formula="of:=DEC2HEX(SUM(HEX2DEC([.B48]);1))" office:value-type="string" office:string-value="4EA1" calcext:value-type="string">
            <text:p>4EA1</text:p>
          </table:table-cell>
          <table:table-cell table:style-name="ce87" table:formula="of:=DEC2HEX(SUM(HEX2DEC([.C48]);1))" office:value-type="string" office:string-value="4EA2" calcext:value-type="string">
            <text:p>4EA2</text:p>
          </table:table-cell>
          <table:table-cell table:style-name="ce94" table:formula="of:=DEC2HEX(SUM(HEX2DEC([.D48]);1))" office:value-type="string" office:string-value="4EA3" calcext:value-type="string">
            <text:p>4EA3</text:p>
          </table:table-cell>
          <table:table-cell table:style-name="ce87" table:formula="of:=DEC2HEX(SUM(HEX2DEC([.E48]);1))" office:value-type="string" office:string-value="4EA4" calcext:value-type="string">
            <text:p>4EA4</text:p>
          </table:table-cell>
          <table:table-cell table:style-name="ce94" table:formula="of:=DEC2HEX(SUM(HEX2DEC([.F48]);1))" office:value-type="string" office:string-value="4EA5" calcext:value-type="string">
            <text:p>4EA5</text:p>
          </table:table-cell>
          <table:table-cell table:style-name="ce87" table:formula="of:=DEC2HEX(SUM(HEX2DEC([.G48]);1))" office:value-type="string" office:string-value="4EA6" calcext:value-type="string">
            <text:p>4EA6</text:p>
          </table:table-cell>
          <table:table-cell table:style-name="ce94" table:formula="of:=DEC2HEX(SUM(HEX2DEC([.H48]);1))" office:value-type="string" office:string-value="4EA7" calcext:value-type="string">
            <text:p>4EA7</text:p>
          </table:table-cell>
          <table:table-cell table:style-name="ce87" table:formula="of:=DEC2HEX(SUM(HEX2DEC([.I48]);1))" office:value-type="string" office:string-value="4EA8" calcext:value-type="string">
            <text:p>4EA8</text:p>
          </table:table-cell>
          <table:table-cell table:style-name="ce94" table:formula="of:=DEC2HEX(SUM(HEX2DEC([.J48]);1))" office:value-type="string" office:string-value="4EA9" calcext:value-type="string">
            <text:p>4EA9</text:p>
          </table:table-cell>
          <table:table-cell table:style-name="ce87" table:formula="of:=DEC2HEX(SUM(HEX2DEC([.K48]);1))" office:value-type="string" office:string-value="4EAA" calcext:value-type="string">
            <text:p>4EAA</text:p>
          </table:table-cell>
          <table:table-cell table:style-name="ce94" table:formula="of:=DEC2HEX(SUM(HEX2DEC([.L48]);1))" office:value-type="string" office:string-value="4EAB" calcext:value-type="string">
            <text:p>4EAB</text:p>
          </table:table-cell>
          <table:table-cell table:style-name="ce104" table:formula="of:=DEC2HEX(SUM(HEX2DEC([.M48]);1))" office:value-type="string" office:string-value="4EAC" calcext:value-type="string">
            <text:p>4EAC</text:p>
          </table:table-cell>
          <table:table-cell table:style-name="ce89" table:formula="of:=DEC2HEX(SUM(HEX2DEC([.N48]);1))" office:value-type="string" office:string-value="4EAD" calcext:value-type="string">
            <text:p>4EAD</text:p>
          </table:table-cell>
          <table:table-cell table:style-name="ce87" table:formula="of:=DEC2HEX(SUM(HEX2DEC([.O48]);1))" office:value-type="string" office:string-value="4EAE" calcext:value-type="string">
            <text:p>4EAE</text:p>
          </table:table-cell>
          <table:table-cell table:style-name="ce94" table:formula="of:=DEC2HEX(SUM(HEX2DEC([.P48]);1))" office:value-type="string" office:string-value="4EAF" calcext:value-type="string">
            <text:p>4EAF</text:p>
          </table:table-cell>
          <table:table-cell table:style-name="ce87" table:formula="of:=DEC2HEX(SUM(HEX2DEC([.Q48]);1))" office:value-type="string" office:string-value="4EB0" calcext:value-type="string">
            <text:p>4EB0</text:p>
          </table:table-cell>
          <table:table-cell table:style-name="ce94" table:formula="of:=DEC2HEX(SUM(HEX2DEC([.R48]);1))" office:value-type="string" office:string-value="4EB1" calcext:value-type="string">
            <text:p>4EB1</text:p>
          </table:table-cell>
          <table:table-cell table:style-name="ce87" table:formula="of:=DEC2HEX(SUM(HEX2DEC([.S48]);1))" office:value-type="string" office:string-value="4EB2" calcext:value-type="string">
            <text:p>4EB2</text:p>
          </table:table-cell>
          <table:table-cell table:style-name="ce94" table:formula="of:=DEC2HEX(SUM(HEX2DEC([.T48]);1))" office:value-type="string" office:string-value="4EB3" calcext:value-type="string">
            <text:p>4EB3</text:p>
          </table:table-cell>
          <table:table-cell table:style-name="ce87" table:formula="of:=DEC2HEX(SUM(HEX2DEC([.U48]);1))" office:value-type="string" office:string-value="4EB4" calcext:value-type="string">
            <text:p>4EB4</text:p>
          </table:table-cell>
          <table:table-cell table:style-name="ce94" table:formula="of:=DEC2HEX(SUM(HEX2DEC([.V48]);1))" office:value-type="string" office:string-value="4EB5" calcext:value-type="string">
            <text:p>4EB5</text:p>
          </table:table-cell>
          <table:table-cell table:style-name="ce87" table:formula="of:=DEC2HEX(SUM(HEX2DEC([.W48]);1))" office:value-type="string" office:string-value="4EB6" calcext:value-type="string">
            <text:p>4EB6</text:p>
          </table:table-cell>
          <table:table-cell table:style-name="ce94" table:formula="of:=DEC2HEX(SUM(HEX2DEC([.X48]);1))" office:value-type="string" office:string-value="4EB7" calcext:value-type="string">
            <text:p>4EB7</text:p>
          </table:table-cell>
          <table:table-cell table:style-name="ce87" table:formula="of:=DEC2HEX(SUM(HEX2DEC([.Y48]);1))" office:value-type="string" office:string-value="4EB8" calcext:value-type="string">
            <text:p>4EB8</text:p>
          </table:table-cell>
          <table:table-cell table:style-name="ce94" table:formula="of:=DEC2HEX(SUM(HEX2DEC([.Z48]);1))" office:value-type="string" office:string-value="4EB9" calcext:value-type="string">
            <text:p>4EB9</text:p>
          </table:table-cell>
          <table:table-cell table:style-name="ce87" table:formula="of:=DEC2HEX(SUM(HEX2DEC([.AA48]);1))" office:value-type="string" office:string-value="4EBA" calcext:value-type="string">
            <text:p>4EBA</text:p>
          </table:table-cell>
          <table:table-cell table:style-name="ce94" table:formula="of:=DEC2HEX(SUM(HEX2DEC([.AB48]);1))" office:value-type="string" office:string-value="4EBB" calcext:value-type="string">
            <text:p>4EBB</text:p>
          </table:table-cell>
          <table:table-cell table:style-name="ce87" table:formula="of:=DEC2HEX(SUM(HEX2DEC([.AC48]);1))" office:value-type="string" office:string-value="4EBC" calcext:value-type="string">
            <text:p>4EBC</text:p>
          </table:table-cell>
          <table:table-cell table:style-name="ce94" table:formula="of:=DEC2HEX(SUM(HEX2DEC([.AD48]);1))" office:value-type="string" office:string-value="4EBD" calcext:value-type="string">
            <text:p>4EBD</text:p>
          </table:table-cell>
          <table:table-cell table:style-name="ce87" table:formula="of:=DEC2HEX(SUM(HEX2DEC([.AE48]);1))" office:value-type="string" office:string-value="4EBE" calcext:value-type="string">
            <text:p>4EBE</text:p>
          </table:table-cell>
          <table:table-cell table:style-name="ce94" table:formula="of:=DEC2HEX(SUM(HEX2DEC([.AF48]);1))" office:value-type="string" office:string-value="4EBF" calcext:value-type="string">
            <text:p>4EBF</text:p>
          </table:table-cell>
          <table:table-cell table:number-columns-repeated="31"/>
        </table:table-row>
        <table:table-row table:style-name="ro2">
          <table:covered-table-cell table:style-name="ce86"/>
          <table:table-cell table:style-name="ce93" table:formula="of:=DEC2HEX(SUM(HEX2DEC([.AG41]);1))" office:value-type="string" office:string-value="4FA0" calcext:value-type="string">
            <text:p>4FA0</text:p>
          </table:table-cell>
          <table:table-cell table:style-name="ce96" table:formula="of:=DEC2HEX(SUM(HEX2DEC([.B49]);1))" office:value-type="string" office:string-value="4FA1" calcext:value-type="string">
            <text:p>4FA1</text:p>
          </table:table-cell>
          <table:table-cell table:style-name="ce87" table:formula="of:=DEC2HEX(SUM(HEX2DEC([.C49]);1))" office:value-type="string" office:string-value="4FA2" calcext:value-type="string">
            <text:p>4FA2</text:p>
          </table:table-cell>
          <table:table-cell table:style-name="ce96" table:formula="of:=DEC2HEX(SUM(HEX2DEC([.D49]);1))" office:value-type="string" office:string-value="4FA3" calcext:value-type="string">
            <text:p>4FA3</text:p>
          </table:table-cell>
          <table:table-cell table:style-name="ce87" table:formula="of:=DEC2HEX(SUM(HEX2DEC([.E49]);1))" office:value-type="string" office:string-value="4FA4" calcext:value-type="string">
            <text:p>4FA4</text:p>
          </table:table-cell>
          <table:table-cell table:style-name="ce96" table:formula="of:=DEC2HEX(SUM(HEX2DEC([.F49]);1))" office:value-type="string" office:string-value="4FA5" calcext:value-type="string">
            <text:p>4FA5</text:p>
          </table:table-cell>
          <table:table-cell table:style-name="ce87" table:formula="of:=DEC2HEX(SUM(HEX2DEC([.G49]);1))" office:value-type="string" office:string-value="4FA6" calcext:value-type="string">
            <text:p>4FA6</text:p>
          </table:table-cell>
          <table:table-cell table:style-name="ce96" table:formula="of:=DEC2HEX(SUM(HEX2DEC([.H49]);1))" office:value-type="string" office:string-value="4FA7" calcext:value-type="string">
            <text:p>4FA7</text:p>
          </table:table-cell>
          <table:table-cell table:style-name="ce87" table:formula="of:=DEC2HEX(SUM(HEX2DEC([.I49]);1))" office:value-type="string" office:string-value="4FA8" calcext:value-type="string">
            <text:p>4FA8</text:p>
          </table:table-cell>
          <table:table-cell table:style-name="ce96" table:formula="of:=DEC2HEX(SUM(HEX2DEC([.J49]);1))" office:value-type="string" office:string-value="4FA9" calcext:value-type="string">
            <text:p>4FA9</text:p>
          </table:table-cell>
          <table:table-cell table:style-name="ce87" table:formula="of:=DEC2HEX(SUM(HEX2DEC([.K49]);1))" office:value-type="string" office:string-value="4FAA" calcext:value-type="string">
            <text:p>4FAA</text:p>
          </table:table-cell>
          <table:table-cell table:style-name="ce96" table:formula="of:=DEC2HEX(SUM(HEX2DEC([.L49]);1))" office:value-type="string" office:string-value="4FAB" calcext:value-type="string">
            <text:p>4FAB</text:p>
          </table:table-cell>
          <table:table-cell table:style-name="ce104" table:formula="of:=DEC2HEX(SUM(HEX2DEC([.M49]);1))" office:value-type="string" office:string-value="4FAC" calcext:value-type="string">
            <text:p>4FAC</text:p>
          </table:table-cell>
          <table:table-cell table:style-name="ce90" table:formula="of:=DEC2HEX(SUM(HEX2DEC([.N49]);1))" office:value-type="string" office:string-value="4FAD" calcext:value-type="string">
            <text:p>4FAD</text:p>
          </table:table-cell>
          <table:table-cell table:style-name="ce87" table:formula="of:=DEC2HEX(SUM(HEX2DEC([.O49]);1))" office:value-type="string" office:string-value="4FAE" calcext:value-type="string">
            <text:p>4FAE</text:p>
          </table:table-cell>
          <table:table-cell table:style-name="ce96" table:formula="of:=DEC2HEX(SUM(HEX2DEC([.P49]);1))" office:value-type="string" office:string-value="4FAF" calcext:value-type="string">
            <text:p>4FAF</text:p>
          </table:table-cell>
          <table:table-cell table:style-name="ce87" table:formula="of:=DEC2HEX(SUM(HEX2DEC([.Q49]);1))" office:value-type="string" office:string-value="4FB0" calcext:value-type="string">
            <text:p>4FB0</text:p>
          </table:table-cell>
          <table:table-cell table:style-name="ce96" table:formula="of:=DEC2HEX(SUM(HEX2DEC([.R49]);1))" office:value-type="string" office:string-value="4FB1" calcext:value-type="string">
            <text:p>4FB1</text:p>
          </table:table-cell>
          <table:table-cell table:style-name="ce87" table:formula="of:=DEC2HEX(SUM(HEX2DEC([.S49]);1))" office:value-type="string" office:string-value="4FB2" calcext:value-type="string">
            <text:p>4FB2</text:p>
          </table:table-cell>
          <table:table-cell table:style-name="ce96" table:formula="of:=DEC2HEX(SUM(HEX2DEC([.T49]);1))" office:value-type="string" office:string-value="4FB3" calcext:value-type="string">
            <text:p>4FB3</text:p>
          </table:table-cell>
          <table:table-cell table:style-name="ce87" table:formula="of:=DEC2HEX(SUM(HEX2DEC([.U49]);1))" office:value-type="string" office:string-value="4FB4" calcext:value-type="string">
            <text:p>4FB4</text:p>
          </table:table-cell>
          <table:table-cell table:style-name="ce96" table:formula="of:=DEC2HEX(SUM(HEX2DEC([.V49]);1))" office:value-type="string" office:string-value="4FB5" calcext:value-type="string">
            <text:p>4FB5</text:p>
          </table:table-cell>
          <table:table-cell table:style-name="ce87" table:formula="of:=DEC2HEX(SUM(HEX2DEC([.W49]);1))" office:value-type="string" office:string-value="4FB6" calcext:value-type="string">
            <text:p>4FB6</text:p>
          </table:table-cell>
          <table:table-cell table:style-name="ce96" table:formula="of:=DEC2HEX(SUM(HEX2DEC([.X49]);1))" office:value-type="string" office:string-value="4FB7" calcext:value-type="string">
            <text:p>4FB7</text:p>
          </table:table-cell>
          <table:table-cell table:style-name="ce87" table:formula="of:=DEC2HEX(SUM(HEX2DEC([.Y49]);1))" office:value-type="string" office:string-value="4FB8" calcext:value-type="string">
            <text:p>4FB8</text:p>
          </table:table-cell>
          <table:table-cell table:style-name="ce96" table:formula="of:=DEC2HEX(SUM(HEX2DEC([.Z49]);1))" office:value-type="string" office:string-value="4FB9" calcext:value-type="string">
            <text:p>4FB9</text:p>
          </table:table-cell>
          <table:table-cell table:style-name="ce87" table:formula="of:=DEC2HEX(SUM(HEX2DEC([.AA49]);1))" office:value-type="string" office:string-value="4FBA" calcext:value-type="string">
            <text:p>4FBA</text:p>
          </table:table-cell>
          <table:table-cell table:style-name="ce96" table:formula="of:=DEC2HEX(SUM(HEX2DEC([.AB49]);1))" office:value-type="string" office:string-value="4FBB" calcext:value-type="string">
            <text:p>4FBB</text:p>
          </table:table-cell>
          <table:table-cell table:style-name="ce87" table:formula="of:=DEC2HEX(SUM(HEX2DEC([.AC49]);1))" office:value-type="string" office:string-value="4FBC" calcext:value-type="string">
            <text:p>4FBC</text:p>
          </table:table-cell>
          <table:table-cell table:style-name="ce94" table:formula="of:=DEC2HEX(SUM(HEX2DEC([.AD49]);1))" office:value-type="string" office:string-value="4FBD" calcext:value-type="string">
            <text:p>4FBD</text:p>
          </table:table-cell>
          <table:table-cell table:style-name="ce87" table:formula="of:=DEC2HEX(SUM(HEX2DEC([.AE49]);1))" office:value-type="string" office:string-value="4FBE" calcext:value-type="string">
            <text:p>4FBE</text:p>
          </table:table-cell>
          <table:table-cell table:style-name="ce94" table:formula="of:=DEC2HEX(SUM(HEX2DEC([.AF49]);1))" office:value-type="string" office:string-value="4FBF" calcext:value-type="string">
            <text:p>4FB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4</text:p>
            <text:p>Pixel</text:p>
            <text:p>112-119</text:p>
            <text:p>$70-$77</text:p>
          </table:table-cell>
          <table:table-cell table:style-name="ce94" table:formula="of:=DEC2HEX(SUM(HEX2DEC([.AG42]);1))" office:value-type="string" office:string-value="48C0" calcext:value-type="string">
            <text:p>48C0</text:p>
          </table:table-cell>
          <table:table-cell table:style-name="ce87" table:formula="of:=DEC2HEX(SUM(HEX2DEC([.B50]);1))" office:value-type="string" office:string-value="48C1" calcext:value-type="string">
            <text:p>48C1</text:p>
          </table:table-cell>
          <table:table-cell table:style-name="ce95" table:formula="of:=DEC2HEX(SUM(HEX2DEC([.C50]);1))" office:value-type="string" office:string-value="48C2" calcext:value-type="string">
            <text:p>48C2</text:p>
          </table:table-cell>
          <table:table-cell table:style-name="ce87" table:formula="of:=DEC2HEX(SUM(HEX2DEC([.D50]);1))" office:value-type="string" office:string-value="48C3" calcext:value-type="string">
            <text:p>48C3</text:p>
          </table:table-cell>
          <table:table-cell table:style-name="ce95" table:formula="of:=DEC2HEX(SUM(HEX2DEC([.E50]);1))" office:value-type="string" office:string-value="48C4" calcext:value-type="string">
            <text:p>48C4</text:p>
          </table:table-cell>
          <table:table-cell table:style-name="ce87" table:formula="of:=DEC2HEX(SUM(HEX2DEC([.F50]);1))" office:value-type="string" office:string-value="48C5" calcext:value-type="string">
            <text:p>48C5</text:p>
          </table:table-cell>
          <table:table-cell table:style-name="ce95" table:formula="of:=DEC2HEX(SUM(HEX2DEC([.G50]);1))" office:value-type="string" office:string-value="48C6" calcext:value-type="string">
            <text:p>48C6</text:p>
          </table:table-cell>
          <table:table-cell table:style-name="ce87" table:formula="of:=DEC2HEX(SUM(HEX2DEC([.H50]);1))" office:value-type="string" office:string-value="48C7" calcext:value-type="string">
            <text:p>48C7</text:p>
          </table:table-cell>
          <table:table-cell table:style-name="ce95" table:formula="of:=DEC2HEX(SUM(HEX2DEC([.I50]);1))" office:value-type="string" office:string-value="48C8" calcext:value-type="string">
            <text:p>48C8</text:p>
          </table:table-cell>
          <table:table-cell table:style-name="ce87" table:formula="of:=DEC2HEX(SUM(HEX2DEC([.J50]);1))" office:value-type="string" office:string-value="48C9" calcext:value-type="string">
            <text:p>48C9</text:p>
          </table:table-cell>
          <table:table-cell table:style-name="ce95" table:formula="of:=DEC2HEX(SUM(HEX2DEC([.K50]);1))" office:value-type="string" office:string-value="48CA" calcext:value-type="string">
            <text:p>48CA</text:p>
          </table:table-cell>
          <table:table-cell table:style-name="ce87" table:formula="of:=DEC2HEX(SUM(HEX2DEC([.L50]);1))" office:value-type="string" office:string-value="48CB" calcext:value-type="string">
            <text:p>48CB</text:p>
          </table:table-cell>
          <table:table-cell table:style-name="ce95" table:formula="of:=DEC2HEX(SUM(HEX2DEC([.M50]);1))" office:value-type="string" office:string-value="48CC" calcext:value-type="string">
            <text:p>48CC</text:p>
          </table:table-cell>
          <table:table-cell table:style-name="ce87" table:formula="of:=DEC2HEX(SUM(HEX2DEC([.N50]);1))" office:value-type="string" office:string-value="48CD" calcext:value-type="string">
            <text:p>48CD</text:p>
          </table:table-cell>
          <table:table-cell table:style-name="ce95" table:formula="of:=DEC2HEX(SUM(HEX2DEC([.O50]);1))" office:value-type="string" office:string-value="48CE" calcext:value-type="string">
            <text:p>48CE</text:p>
          </table:table-cell>
          <table:table-cell table:style-name="ce87" table:formula="of:=DEC2HEX(SUM(HEX2DEC([.P50]);1))" office:value-type="string" office:string-value="48CF" calcext:value-type="string">
            <text:p>48CF</text:p>
          </table:table-cell>
          <table:table-cell table:style-name="ce95" table:formula="of:=DEC2HEX(SUM(HEX2DEC([.Q50]);1))" office:value-type="string" office:string-value="48D0" calcext:value-type="string">
            <text:p>48D0</text:p>
          </table:table-cell>
          <table:table-cell table:style-name="ce87" table:formula="of:=DEC2HEX(SUM(HEX2DEC([.R50]);1))" office:value-type="string" office:string-value="48D1" calcext:value-type="string">
            <text:p>48D1</text:p>
          </table:table-cell>
          <table:table-cell table:style-name="ce95" table:formula="of:=DEC2HEX(SUM(HEX2DEC([.S50]);1))" office:value-type="string" office:string-value="48D2" calcext:value-type="string">
            <text:p>48D2</text:p>
          </table:table-cell>
          <table:table-cell table:style-name="ce87" table:formula="of:=DEC2HEX(SUM(HEX2DEC([.T50]);1))" office:value-type="string" office:string-value="48D3" calcext:value-type="string">
            <text:p>48D3</text:p>
          </table:table-cell>
          <table:table-cell table:style-name="ce95" table:formula="of:=DEC2HEX(SUM(HEX2DEC([.U50]);1))" office:value-type="string" office:string-value="48D4" calcext:value-type="string">
            <text:p>48D4</text:p>
          </table:table-cell>
          <table:table-cell table:style-name="ce87" table:formula="of:=DEC2HEX(SUM(HEX2DEC([.V50]);1))" office:value-type="string" office:string-value="48D5" calcext:value-type="string">
            <text:p>48D5</text:p>
          </table:table-cell>
          <table:table-cell table:style-name="ce95" table:formula="of:=DEC2HEX(SUM(HEX2DEC([.W50]);1))" office:value-type="string" office:string-value="48D6" calcext:value-type="string">
            <text:p>48D6</text:p>
          </table:table-cell>
          <table:table-cell table:style-name="ce87" table:formula="of:=DEC2HEX(SUM(HEX2DEC([.X50]);1))" office:value-type="string" office:string-value="48D7" calcext:value-type="string">
            <text:p>48D7</text:p>
          </table:table-cell>
          <table:table-cell table:style-name="ce95" table:formula="of:=DEC2HEX(SUM(HEX2DEC([.Y50]);1))" office:value-type="string" office:string-value="48D8" calcext:value-type="string">
            <text:p>48D8</text:p>
          </table:table-cell>
          <table:table-cell table:style-name="ce87" table:formula="of:=DEC2HEX(SUM(HEX2DEC([.Z50]);1))" office:value-type="string" office:string-value="48D9" calcext:value-type="string">
            <text:p>48D9</text:p>
          </table:table-cell>
          <table:table-cell table:style-name="ce95" table:formula="of:=DEC2HEX(SUM(HEX2DEC([.AA50]);1))" office:value-type="string" office:string-value="48DA" calcext:value-type="string">
            <text:p>48DA</text:p>
          </table:table-cell>
          <table:table-cell table:style-name="ce87" table:formula="of:=DEC2HEX(SUM(HEX2DEC([.AB50]);1))" office:value-type="string" office:string-value="48DB" calcext:value-type="string">
            <text:p>48DB</text:p>
          </table:table-cell>
          <table:table-cell table:style-name="ce95" table:formula="of:=DEC2HEX(SUM(HEX2DEC([.AC50]);1))" office:value-type="string" office:string-value="48DC" calcext:value-type="string">
            <text:p>48DC</text:p>
          </table:table-cell>
          <table:table-cell table:style-name="ce106" table:formula="of:=DEC2HEX(SUM(HEX2DEC([.AD50]);1))" office:value-type="string" office:string-value="48DD" calcext:value-type="string">
            <text:p>48DD</text:p>
          </table:table-cell>
          <table:table-cell table:style-name="ce95" table:formula="of:=DEC2HEX(SUM(HEX2DEC([.AE50]);1))" office:value-type="string" office:string-value="48DE" calcext:value-type="string">
            <text:p>48DE</text:p>
          </table:table-cell>
          <table:table-cell table:style-name="ce111" table:formula="of:=DEC2HEX(SUM(HEX2DEC([.AF50]);1))" office:value-type="string" office:string-value="48DF" calcext:value-type="string">
            <text:p>48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3]);1))" office:value-type="string" office:string-value="49C0" calcext:value-type="string">
            <text:p>49C0</text:p>
          </table:table-cell>
          <table:table-cell table:style-name="ce87" table:formula="of:=DEC2HEX(SUM(HEX2DEC([.B51]);1))" office:value-type="string" office:string-value="49C1" calcext:value-type="string">
            <text:p>49C1</text:p>
          </table:table-cell>
          <table:table-cell table:style-name="ce94" table:formula="of:=DEC2HEX(SUM(HEX2DEC([.C51]);1))" office:value-type="string" office:string-value="49C2" calcext:value-type="string">
            <text:p>49C2</text:p>
          </table:table-cell>
          <table:table-cell table:style-name="ce87" table:formula="of:=DEC2HEX(SUM(HEX2DEC([.D51]);1))" office:value-type="string" office:string-value="49C3" calcext:value-type="string">
            <text:p>49C3</text:p>
          </table:table-cell>
          <table:table-cell table:style-name="ce94" table:formula="of:=DEC2HEX(SUM(HEX2DEC([.E51]);1))" office:value-type="string" office:string-value="49C4" calcext:value-type="string">
            <text:p>49C4</text:p>
          </table:table-cell>
          <table:table-cell table:style-name="ce87" table:formula="of:=DEC2HEX(SUM(HEX2DEC([.F51]);1))" office:value-type="string" office:string-value="49C5" calcext:value-type="string">
            <text:p>49C5</text:p>
          </table:table-cell>
          <table:table-cell table:style-name="ce94" table:formula="of:=DEC2HEX(SUM(HEX2DEC([.G51]);1))" office:value-type="string" office:string-value="49C6" calcext:value-type="string">
            <text:p>49C6</text:p>
          </table:table-cell>
          <table:table-cell table:style-name="ce87" table:formula="of:=DEC2HEX(SUM(HEX2DEC([.H51]);1))" office:value-type="string" office:string-value="49C7" calcext:value-type="string">
            <text:p>49C7</text:p>
          </table:table-cell>
          <table:table-cell table:style-name="ce94" table:formula="of:=DEC2HEX(SUM(HEX2DEC([.I51]);1))" office:value-type="string" office:string-value="49C8" calcext:value-type="string">
            <text:p>49C8</text:p>
          </table:table-cell>
          <table:table-cell table:style-name="ce87" table:formula="of:=DEC2HEX(SUM(HEX2DEC([.J51]);1))" office:value-type="string" office:string-value="49C9" calcext:value-type="string">
            <text:p>49C9</text:p>
          </table:table-cell>
          <table:table-cell table:style-name="ce94" table:formula="of:=DEC2HEX(SUM(HEX2DEC([.K51]);1))" office:value-type="string" office:string-value="49CA" calcext:value-type="string">
            <text:p>49CA</text:p>
          </table:table-cell>
          <table:table-cell table:style-name="ce87" table:formula="of:=DEC2HEX(SUM(HEX2DEC([.L51]);1))" office:value-type="string" office:string-value="49CB" calcext:value-type="string">
            <text:p>49CB</text:p>
          </table:table-cell>
          <table:table-cell table:style-name="ce94" table:formula="of:=DEC2HEX(SUM(HEX2DEC([.M51]);1))" office:value-type="string" office:string-value="49CC" calcext:value-type="string">
            <text:p>49CC</text:p>
          </table:table-cell>
          <table:table-cell table:style-name="ce87" table:formula="of:=DEC2HEX(SUM(HEX2DEC([.N51]);1))" office:value-type="string" office:string-value="49CD" calcext:value-type="string">
            <text:p>49CD</text:p>
          </table:table-cell>
          <table:table-cell table:style-name="ce94" table:formula="of:=DEC2HEX(SUM(HEX2DEC([.O51]);1))" office:value-type="string" office:string-value="49CE" calcext:value-type="string">
            <text:p>49CE</text:p>
          </table:table-cell>
          <table:table-cell table:style-name="ce87" table:formula="of:=DEC2HEX(SUM(HEX2DEC([.P51]);1))" office:value-type="string" office:string-value="49CF" calcext:value-type="string">
            <text:p>49CF</text:p>
          </table:table-cell>
          <table:table-cell table:style-name="ce94" table:formula="of:=DEC2HEX(SUM(HEX2DEC([.Q51]);1))" office:value-type="string" office:string-value="49D0" calcext:value-type="string">
            <text:p>49D0</text:p>
          </table:table-cell>
          <table:table-cell table:style-name="ce87" table:formula="of:=DEC2HEX(SUM(HEX2DEC([.R51]);1))" office:value-type="string" office:string-value="49D1" calcext:value-type="string">
            <text:p>49D1</text:p>
          </table:table-cell>
          <table:table-cell table:style-name="ce94" table:formula="of:=DEC2HEX(SUM(HEX2DEC([.S51]);1))" office:value-type="string" office:string-value="49D2" calcext:value-type="string">
            <text:p>49D2</text:p>
          </table:table-cell>
          <table:table-cell table:style-name="ce87" table:formula="of:=DEC2HEX(SUM(HEX2DEC([.T51]);1))" office:value-type="string" office:string-value="49D3" calcext:value-type="string">
            <text:p>49D3</text:p>
          </table:table-cell>
          <table:table-cell table:style-name="ce94" table:formula="of:=DEC2HEX(SUM(HEX2DEC([.U51]);1))" office:value-type="string" office:string-value="49D4" calcext:value-type="string">
            <text:p>49D4</text:p>
          </table:table-cell>
          <table:table-cell table:style-name="ce87" table:formula="of:=DEC2HEX(SUM(HEX2DEC([.V51]);1))" office:value-type="string" office:string-value="49D5" calcext:value-type="string">
            <text:p>49D5</text:p>
          </table:table-cell>
          <table:table-cell table:style-name="ce94" table:formula="of:=DEC2HEX(SUM(HEX2DEC([.W51]);1))" office:value-type="string" office:string-value="49D6" calcext:value-type="string">
            <text:p>49D6</text:p>
          </table:table-cell>
          <table:table-cell table:style-name="ce87" table:formula="of:=DEC2HEX(SUM(HEX2DEC([.X51]);1))" office:value-type="string" office:string-value="49D7" calcext:value-type="string">
            <text:p>49D7</text:p>
          </table:table-cell>
          <table:table-cell table:style-name="ce94" table:formula="of:=DEC2HEX(SUM(HEX2DEC([.Y51]);1))" office:value-type="string" office:string-value="49D8" calcext:value-type="string">
            <text:p>49D8</text:p>
          </table:table-cell>
          <table:table-cell table:style-name="ce87" table:formula="of:=DEC2HEX(SUM(HEX2DEC([.Z51]);1))" office:value-type="string" office:string-value="49D9" calcext:value-type="string">
            <text:p>49D9</text:p>
          </table:table-cell>
          <table:table-cell table:style-name="ce94" table:formula="of:=DEC2HEX(SUM(HEX2DEC([.AA51]);1))" office:value-type="string" office:string-value="49DA" calcext:value-type="string">
            <text:p>49DA</text:p>
          </table:table-cell>
          <table:table-cell table:style-name="ce87" table:formula="of:=DEC2HEX(SUM(HEX2DEC([.AB51]);1))" office:value-type="string" office:string-value="49DB" calcext:value-type="string">
            <text:p>49DB</text:p>
          </table:table-cell>
          <table:table-cell table:style-name="ce94" table:formula="of:=DEC2HEX(SUM(HEX2DEC([.AC51]);1))" office:value-type="string" office:string-value="49DC" calcext:value-type="string">
            <text:p>49DC</text:p>
          </table:table-cell>
          <table:table-cell table:style-name="ce97" table:formula="of:=DEC2HEX(SUM(HEX2DEC([.AD51]);1))" office:value-type="string" office:string-value="49DD" calcext:value-type="string">
            <text:p>49DD</text:p>
          </table:table-cell>
          <table:table-cell table:style-name="ce94" table:formula="of:=DEC2HEX(SUM(HEX2DEC([.AE51]);1))" office:value-type="string" office:string-value="49DE" calcext:value-type="string">
            <text:p>49DE</text:p>
          </table:table-cell>
          <table:table-cell table:style-name="ce104" table:formula="of:=DEC2HEX(SUM(HEX2DEC([.AF51]);1))" office:value-type="string" office:string-value="49DF" calcext:value-type="string">
            <text:p>49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4]);1))" office:value-type="string" office:string-value="4AC0" calcext:value-type="string">
            <text:p>4AC0</text:p>
          </table:table-cell>
          <table:table-cell table:style-name="ce87" table:formula="of:=DEC2HEX(SUM(HEX2DEC([.B52]);1))" office:value-type="string" office:string-value="4AC1" calcext:value-type="string">
            <text:p>4AC1</text:p>
          </table:table-cell>
          <table:table-cell table:style-name="ce94" table:formula="of:=DEC2HEX(SUM(HEX2DEC([.C52]);1))" office:value-type="string" office:string-value="4AC2" calcext:value-type="string">
            <text:p>4AC2</text:p>
          </table:table-cell>
          <table:table-cell table:style-name="ce87" table:formula="of:=DEC2HEX(SUM(HEX2DEC([.D52]);1))" office:value-type="string" office:string-value="4AC3" calcext:value-type="string">
            <text:p>4AC3</text:p>
          </table:table-cell>
          <table:table-cell table:style-name="ce94" table:formula="of:=DEC2HEX(SUM(HEX2DEC([.E52]);1))" office:value-type="string" office:string-value="4AC4" calcext:value-type="string">
            <text:p>4AC4</text:p>
          </table:table-cell>
          <table:table-cell table:style-name="ce87" table:formula="of:=DEC2HEX(SUM(HEX2DEC([.F52]);1))" office:value-type="string" office:string-value="4AC5" calcext:value-type="string">
            <text:p>4AC5</text:p>
          </table:table-cell>
          <table:table-cell table:style-name="ce94" table:formula="of:=DEC2HEX(SUM(HEX2DEC([.G52]);1))" office:value-type="string" office:string-value="4AC6" calcext:value-type="string">
            <text:p>4AC6</text:p>
          </table:table-cell>
          <table:table-cell table:style-name="ce87" table:formula="of:=DEC2HEX(SUM(HEX2DEC([.H52]);1))" office:value-type="string" office:string-value="4AC7" calcext:value-type="string">
            <text:p>4AC7</text:p>
          </table:table-cell>
          <table:table-cell table:style-name="ce94" table:formula="of:=DEC2HEX(SUM(HEX2DEC([.I52]);1))" office:value-type="string" office:string-value="4AC8" calcext:value-type="string">
            <text:p>4AC8</text:p>
          </table:table-cell>
          <table:table-cell table:style-name="ce87" table:formula="of:=DEC2HEX(SUM(HEX2DEC([.J52]);1))" office:value-type="string" office:string-value="4AC9" calcext:value-type="string">
            <text:p>4AC9</text:p>
          </table:table-cell>
          <table:table-cell table:style-name="ce94" table:formula="of:=DEC2HEX(SUM(HEX2DEC([.K52]);1))" office:value-type="string" office:string-value="4ACA" calcext:value-type="string">
            <text:p>4ACA</text:p>
          </table:table-cell>
          <table:table-cell table:style-name="ce87" table:formula="of:=DEC2HEX(SUM(HEX2DEC([.L52]);1))" office:value-type="string" office:string-value="4ACB" calcext:value-type="string">
            <text:p>4ACB</text:p>
          </table:table-cell>
          <table:table-cell table:style-name="ce94" table:formula="of:=DEC2HEX(SUM(HEX2DEC([.M52]);1))" office:value-type="string" office:string-value="4ACC" calcext:value-type="string">
            <text:p>4ACC</text:p>
          </table:table-cell>
          <table:table-cell table:style-name="ce87" table:formula="of:=DEC2HEX(SUM(HEX2DEC([.N52]);1))" office:value-type="string" office:string-value="4ACD" calcext:value-type="string">
            <text:p>4ACD</text:p>
          </table:table-cell>
          <table:table-cell table:style-name="ce94" table:formula="of:=DEC2HEX(SUM(HEX2DEC([.O52]);1))" office:value-type="string" office:string-value="4ACE" calcext:value-type="string">
            <text:p>4ACE</text:p>
          </table:table-cell>
          <table:table-cell table:style-name="ce87" table:formula="of:=DEC2HEX(SUM(HEX2DEC([.P52]);1))" office:value-type="string" office:string-value="4ACF" calcext:value-type="string">
            <text:p>4ACF</text:p>
          </table:table-cell>
          <table:table-cell table:style-name="ce94" table:formula="of:=DEC2HEX(SUM(HEX2DEC([.Q52]);1))" office:value-type="string" office:string-value="4AD0" calcext:value-type="string">
            <text:p>4AD0</text:p>
          </table:table-cell>
          <table:table-cell table:style-name="ce87" table:formula="of:=DEC2HEX(SUM(HEX2DEC([.R52]);1))" office:value-type="string" office:string-value="4AD1" calcext:value-type="string">
            <text:p>4AD1</text:p>
          </table:table-cell>
          <table:table-cell table:style-name="ce94" table:formula="of:=DEC2HEX(SUM(HEX2DEC([.S52]);1))" office:value-type="string" office:string-value="4AD2" calcext:value-type="string">
            <text:p>4AD2</text:p>
          </table:table-cell>
          <table:table-cell table:style-name="ce87" table:formula="of:=DEC2HEX(SUM(HEX2DEC([.T52]);1))" office:value-type="string" office:string-value="4AD3" calcext:value-type="string">
            <text:p>4AD3</text:p>
          </table:table-cell>
          <table:table-cell table:style-name="ce94" table:formula="of:=DEC2HEX(SUM(HEX2DEC([.U52]);1))" office:value-type="string" office:string-value="4AD4" calcext:value-type="string">
            <text:p>4AD4</text:p>
          </table:table-cell>
          <table:table-cell table:style-name="ce87" table:formula="of:=DEC2HEX(SUM(HEX2DEC([.V52]);1))" office:value-type="string" office:string-value="4AD5" calcext:value-type="string">
            <text:p>4AD5</text:p>
          </table:table-cell>
          <table:table-cell table:style-name="ce94" table:formula="of:=DEC2HEX(SUM(HEX2DEC([.W52]);1))" office:value-type="string" office:string-value="4AD6" calcext:value-type="string">
            <text:p>4AD6</text:p>
          </table:table-cell>
          <table:table-cell table:style-name="ce87" table:formula="of:=DEC2HEX(SUM(HEX2DEC([.X52]);1))" office:value-type="string" office:string-value="4AD7" calcext:value-type="string">
            <text:p>4AD7</text:p>
          </table:table-cell>
          <table:table-cell table:style-name="ce94" table:formula="of:=DEC2HEX(SUM(HEX2DEC([.Y52]);1))" office:value-type="string" office:string-value="4AD8" calcext:value-type="string">
            <text:p>4AD8</text:p>
          </table:table-cell>
          <table:table-cell table:style-name="ce87" table:formula="of:=DEC2HEX(SUM(HEX2DEC([.Z52]);1))" office:value-type="string" office:string-value="4AD9" calcext:value-type="string">
            <text:p>4AD9</text:p>
          </table:table-cell>
          <table:table-cell table:style-name="ce94" table:formula="of:=DEC2HEX(SUM(HEX2DEC([.AA52]);1))" office:value-type="string" office:string-value="4ADA" calcext:value-type="string">
            <text:p>4ADA</text:p>
          </table:table-cell>
          <table:table-cell table:style-name="ce87" table:formula="of:=DEC2HEX(SUM(HEX2DEC([.AB52]);1))" office:value-type="string" office:string-value="4ADB" calcext:value-type="string">
            <text:p>4ADB</text:p>
          </table:table-cell>
          <table:table-cell table:style-name="ce94" table:formula="of:=DEC2HEX(SUM(HEX2DEC([.AC52]);1))" office:value-type="string" office:string-value="4ADC" calcext:value-type="string">
            <text:p>4ADC</text:p>
          </table:table-cell>
          <table:table-cell table:style-name="ce97" table:formula="of:=DEC2HEX(SUM(HEX2DEC([.AD52]);1))" office:value-type="string" office:string-value="4ADD" calcext:value-type="string">
            <text:p>4ADD</text:p>
          </table:table-cell>
          <table:table-cell table:style-name="ce94" table:formula="of:=DEC2HEX(SUM(HEX2DEC([.AE52]);1))" office:value-type="string" office:string-value="4ADE" calcext:value-type="string">
            <text:p>4ADE</text:p>
          </table:table-cell>
          <table:table-cell table:style-name="ce104" table:formula="of:=DEC2HEX(SUM(HEX2DEC([.AF52]);1))" office:value-type="string" office:string-value="4ADF" calcext:value-type="string">
            <text:p>4A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5]);1))" office:value-type="string" office:string-value="4BC0" calcext:value-type="string">
            <text:p>4BC0</text:p>
          </table:table-cell>
          <table:table-cell table:style-name="ce87" table:formula="of:=DEC2HEX(SUM(HEX2DEC([.B53]);1))" office:value-type="string" office:string-value="4BC1" calcext:value-type="string">
            <text:p>4BC1</text:p>
          </table:table-cell>
          <table:table-cell table:style-name="ce94" table:formula="of:=DEC2HEX(SUM(HEX2DEC([.C53]);1))" office:value-type="string" office:string-value="4BC2" calcext:value-type="string">
            <text:p>4BC2</text:p>
          </table:table-cell>
          <table:table-cell table:style-name="ce87" table:formula="of:=DEC2HEX(SUM(HEX2DEC([.D53]);1))" office:value-type="string" office:string-value="4BC3" calcext:value-type="string">
            <text:p>4BC3</text:p>
          </table:table-cell>
          <table:table-cell table:style-name="ce94" table:formula="of:=DEC2HEX(SUM(HEX2DEC([.E53]);1))" office:value-type="string" office:string-value="4BC4" calcext:value-type="string">
            <text:p>4BC4</text:p>
          </table:table-cell>
          <table:table-cell table:style-name="ce87" table:formula="of:=DEC2HEX(SUM(HEX2DEC([.F53]);1))" office:value-type="string" office:string-value="4BC5" calcext:value-type="string">
            <text:p>4BC5</text:p>
          </table:table-cell>
          <table:table-cell table:style-name="ce94" table:formula="of:=DEC2HEX(SUM(HEX2DEC([.G53]);1))" office:value-type="string" office:string-value="4BC6" calcext:value-type="string">
            <text:p>4BC6</text:p>
          </table:table-cell>
          <table:table-cell table:style-name="ce87" table:formula="of:=DEC2HEX(SUM(HEX2DEC([.H53]);1))" office:value-type="string" office:string-value="4BC7" calcext:value-type="string">
            <text:p>4BC7</text:p>
          </table:table-cell>
          <table:table-cell table:style-name="ce94" table:formula="of:=DEC2HEX(SUM(HEX2DEC([.I53]);1))" office:value-type="string" office:string-value="4BC8" calcext:value-type="string">
            <text:p>4BC8</text:p>
          </table:table-cell>
          <table:table-cell table:style-name="ce87" table:formula="of:=DEC2HEX(SUM(HEX2DEC([.J53]);1))" office:value-type="string" office:string-value="4BC9" calcext:value-type="string">
            <text:p>4BC9</text:p>
          </table:table-cell>
          <table:table-cell table:style-name="ce94" table:formula="of:=DEC2HEX(SUM(HEX2DEC([.K53]);1))" office:value-type="string" office:string-value="4BCA" calcext:value-type="string">
            <text:p>4BCA</text:p>
          </table:table-cell>
          <table:table-cell table:style-name="ce87" table:formula="of:=DEC2HEX(SUM(HEX2DEC([.L53]);1))" office:value-type="string" office:string-value="4BCB" calcext:value-type="string">
            <text:p>4BCB</text:p>
          </table:table-cell>
          <table:table-cell table:style-name="ce94" table:formula="of:=DEC2HEX(SUM(HEX2DEC([.M53]);1))" office:value-type="string" office:string-value="4BCC" calcext:value-type="string">
            <text:p>4BCC</text:p>
          </table:table-cell>
          <table:table-cell table:style-name="ce87" table:formula="of:=DEC2HEX(SUM(HEX2DEC([.N53]);1))" office:value-type="string" office:string-value="4BCD" calcext:value-type="string">
            <text:p>4BCD</text:p>
          </table:table-cell>
          <table:table-cell table:style-name="ce94" table:formula="of:=DEC2HEX(SUM(HEX2DEC([.O53]);1))" office:value-type="string" office:string-value="4BCE" calcext:value-type="string">
            <text:p>4BCE</text:p>
          </table:table-cell>
          <table:table-cell table:style-name="ce87" table:formula="of:=DEC2HEX(SUM(HEX2DEC([.P53]);1))" office:value-type="string" office:string-value="4BCF" calcext:value-type="string">
            <text:p>4BCF</text:p>
          </table:table-cell>
          <table:table-cell table:style-name="ce94" table:formula="of:=DEC2HEX(SUM(HEX2DEC([.Q53]);1))" office:value-type="string" office:string-value="4BD0" calcext:value-type="string">
            <text:p>4BD0</text:p>
          </table:table-cell>
          <table:table-cell table:style-name="ce87" table:formula="of:=DEC2HEX(SUM(HEX2DEC([.R53]);1))" office:value-type="string" office:string-value="4BD1" calcext:value-type="string">
            <text:p>4BD1</text:p>
          </table:table-cell>
          <table:table-cell table:style-name="ce94" table:formula="of:=DEC2HEX(SUM(HEX2DEC([.S53]);1))" office:value-type="string" office:string-value="4BD2" calcext:value-type="string">
            <text:p>4BD2</text:p>
          </table:table-cell>
          <table:table-cell table:style-name="ce87" table:formula="of:=DEC2HEX(SUM(HEX2DEC([.T53]);1))" office:value-type="string" office:string-value="4BD3" calcext:value-type="string">
            <text:p>4BD3</text:p>
          </table:table-cell>
          <table:table-cell table:style-name="ce94" table:formula="of:=DEC2HEX(SUM(HEX2DEC([.U53]);1))" office:value-type="string" office:string-value="4BD4" calcext:value-type="string">
            <text:p>4BD4</text:p>
          </table:table-cell>
          <table:table-cell table:style-name="ce87" table:formula="of:=DEC2HEX(SUM(HEX2DEC([.V53]);1))" office:value-type="string" office:string-value="4BD5" calcext:value-type="string">
            <text:p>4BD5</text:p>
          </table:table-cell>
          <table:table-cell table:style-name="ce94" table:formula="of:=DEC2HEX(SUM(HEX2DEC([.W53]);1))" office:value-type="string" office:string-value="4BD6" calcext:value-type="string">
            <text:p>4BD6</text:p>
          </table:table-cell>
          <table:table-cell table:style-name="ce87" table:formula="of:=DEC2HEX(SUM(HEX2DEC([.X53]);1))" office:value-type="string" office:string-value="4BD7" calcext:value-type="string">
            <text:p>4BD7</text:p>
          </table:table-cell>
          <table:table-cell table:style-name="ce94" table:formula="of:=DEC2HEX(SUM(HEX2DEC([.Y53]);1))" office:value-type="string" office:string-value="4BD8" calcext:value-type="string">
            <text:p>4BD8</text:p>
          </table:table-cell>
          <table:table-cell table:style-name="ce87" table:formula="of:=DEC2HEX(SUM(HEX2DEC([.Z53]);1))" office:value-type="string" office:string-value="4BD9" calcext:value-type="string">
            <text:p>4BD9</text:p>
          </table:table-cell>
          <table:table-cell table:style-name="ce94" table:formula="of:=DEC2HEX(SUM(HEX2DEC([.AA53]);1))" office:value-type="string" office:string-value="4BDA" calcext:value-type="string">
            <text:p>4BDA</text:p>
          </table:table-cell>
          <table:table-cell table:style-name="ce87" table:formula="of:=DEC2HEX(SUM(HEX2DEC([.AB53]);1))" office:value-type="string" office:string-value="4BDB" calcext:value-type="string">
            <text:p>4BDB</text:p>
          </table:table-cell>
          <table:table-cell table:style-name="ce94" table:formula="of:=DEC2HEX(SUM(HEX2DEC([.AC53]);1))" office:value-type="string" office:string-value="4BDC" calcext:value-type="string">
            <text:p>4BDC</text:p>
          </table:table-cell>
          <table:table-cell table:style-name="ce97" table:formula="of:=DEC2HEX(SUM(HEX2DEC([.AD53]);1))" office:value-type="string" office:string-value="4BDD" calcext:value-type="string">
            <text:p>4BDD</text:p>
          </table:table-cell>
          <table:table-cell table:style-name="ce94" table:formula="of:=DEC2HEX(SUM(HEX2DEC([.AE53]);1))" office:value-type="string" office:string-value="4BDE" calcext:value-type="string">
            <text:p>4BDE</text:p>
          </table:table-cell>
          <table:table-cell table:style-name="ce104" table:formula="of:=DEC2HEX(SUM(HEX2DEC([.AF53]);1))" office:value-type="string" office:string-value="4BDF" calcext:value-type="string">
            <text:p>4B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6]);1))" office:value-type="string" office:string-value="4CC0" calcext:value-type="string">
            <text:p>4CC0</text:p>
          </table:table-cell>
          <table:table-cell table:style-name="ce87" table:formula="of:=DEC2HEX(SUM(HEX2DEC([.B54]);1))" office:value-type="string" office:string-value="4CC1" calcext:value-type="string">
            <text:p>4CC1</text:p>
          </table:table-cell>
          <table:table-cell table:style-name="ce94" table:formula="of:=DEC2HEX(SUM(HEX2DEC([.C54]);1))" office:value-type="string" office:string-value="4CC2" calcext:value-type="string">
            <text:p>4CC2</text:p>
          </table:table-cell>
          <table:table-cell table:style-name="ce87" table:formula="of:=DEC2HEX(SUM(HEX2DEC([.D54]);1))" office:value-type="string" office:string-value="4CC3" calcext:value-type="string">
            <text:p>4CC3</text:p>
          </table:table-cell>
          <table:table-cell table:style-name="ce94" table:formula="of:=DEC2HEX(SUM(HEX2DEC([.E54]);1))" office:value-type="string" office:string-value="4CC4" calcext:value-type="string">
            <text:p>4CC4</text:p>
          </table:table-cell>
          <table:table-cell table:style-name="ce87" table:formula="of:=DEC2HEX(SUM(HEX2DEC([.F54]);1))" office:value-type="string" office:string-value="4CC5" calcext:value-type="string">
            <text:p>4CC5</text:p>
          </table:table-cell>
          <table:table-cell table:style-name="ce94" table:formula="of:=DEC2HEX(SUM(HEX2DEC([.G54]);1))" office:value-type="string" office:string-value="4CC6" calcext:value-type="string">
            <text:p>4CC6</text:p>
          </table:table-cell>
          <table:table-cell table:style-name="ce87" table:formula="of:=DEC2HEX(SUM(HEX2DEC([.H54]);1))" office:value-type="string" office:string-value="4CC7" calcext:value-type="string">
            <text:p>4CC7</text:p>
          </table:table-cell>
          <table:table-cell table:style-name="ce94" table:formula="of:=DEC2HEX(SUM(HEX2DEC([.I54]);1))" office:value-type="string" office:string-value="4CC8" calcext:value-type="string">
            <text:p>4CC8</text:p>
          </table:table-cell>
          <table:table-cell table:style-name="ce87" table:formula="of:=DEC2HEX(SUM(HEX2DEC([.J54]);1))" office:value-type="string" office:string-value="4CC9" calcext:value-type="string">
            <text:p>4CC9</text:p>
          </table:table-cell>
          <table:table-cell table:style-name="ce94" table:formula="of:=DEC2HEX(SUM(HEX2DEC([.K54]);1))" office:value-type="string" office:string-value="4CCA" calcext:value-type="string">
            <text:p>4CCA</text:p>
          </table:table-cell>
          <table:table-cell table:style-name="ce87" table:formula="of:=DEC2HEX(SUM(HEX2DEC([.L54]);1))" office:value-type="string" office:string-value="4CCB" calcext:value-type="string">
            <text:p>4CCB</text:p>
          </table:table-cell>
          <table:table-cell table:style-name="ce94" table:formula="of:=DEC2HEX(SUM(HEX2DEC([.M54]);1))" office:value-type="string" office:string-value="4CCC" calcext:value-type="string">
            <text:p>4CCC</text:p>
          </table:table-cell>
          <table:table-cell table:style-name="ce87" table:formula="of:=DEC2HEX(SUM(HEX2DEC([.N54]);1))" office:value-type="string" office:string-value="4CCD" calcext:value-type="string">
            <text:p>4CCD</text:p>
          </table:table-cell>
          <table:table-cell table:style-name="ce94" table:formula="of:=DEC2HEX(SUM(HEX2DEC([.O54]);1))" office:value-type="string" office:string-value="4CCE" calcext:value-type="string">
            <text:p>4CCE</text:p>
          </table:table-cell>
          <table:table-cell table:style-name="ce87" table:formula="of:=DEC2HEX(SUM(HEX2DEC([.P54]);1))" office:value-type="string" office:string-value="4CCF" calcext:value-type="string">
            <text:p>4CCF</text:p>
          </table:table-cell>
          <table:table-cell table:style-name="ce94" table:formula="of:=DEC2HEX(SUM(HEX2DEC([.Q54]);1))" office:value-type="string" office:string-value="4CD0" calcext:value-type="string">
            <text:p>4CD0</text:p>
          </table:table-cell>
          <table:table-cell table:style-name="ce87" table:formula="of:=DEC2HEX(SUM(HEX2DEC([.R54]);1))" office:value-type="string" office:string-value="4CD1" calcext:value-type="string">
            <text:p>4CD1</text:p>
          </table:table-cell>
          <table:table-cell table:style-name="ce94" table:formula="of:=DEC2HEX(SUM(HEX2DEC([.S54]);1))" office:value-type="string" office:string-value="4CD2" calcext:value-type="string">
            <text:p>4CD2</text:p>
          </table:table-cell>
          <table:table-cell table:style-name="ce87" table:formula="of:=DEC2HEX(SUM(HEX2DEC([.T54]);1))" office:value-type="string" office:string-value="4CD3" calcext:value-type="string">
            <text:p>4CD3</text:p>
          </table:table-cell>
          <table:table-cell table:style-name="ce94" table:formula="of:=DEC2HEX(SUM(HEX2DEC([.U54]);1))" office:value-type="string" office:string-value="4CD4" calcext:value-type="string">
            <text:p>4CD4</text:p>
          </table:table-cell>
          <table:table-cell table:style-name="ce87" table:formula="of:=DEC2HEX(SUM(HEX2DEC([.V54]);1))" office:value-type="string" office:string-value="4CD5" calcext:value-type="string">
            <text:p>4CD5</text:p>
          </table:table-cell>
          <table:table-cell table:style-name="ce94" table:formula="of:=DEC2HEX(SUM(HEX2DEC([.W54]);1))" office:value-type="string" office:string-value="4CD6" calcext:value-type="string">
            <text:p>4CD6</text:p>
          </table:table-cell>
          <table:table-cell table:style-name="ce87" table:formula="of:=DEC2HEX(SUM(HEX2DEC([.X54]);1))" office:value-type="string" office:string-value="4CD7" calcext:value-type="string">
            <text:p>4CD7</text:p>
          </table:table-cell>
          <table:table-cell table:style-name="ce94" table:formula="of:=DEC2HEX(SUM(HEX2DEC([.Y54]);1))" office:value-type="string" office:string-value="4CD8" calcext:value-type="string">
            <text:p>4CD8</text:p>
          </table:table-cell>
          <table:table-cell table:style-name="ce87" table:formula="of:=DEC2HEX(SUM(HEX2DEC([.Z54]);1))" office:value-type="string" office:string-value="4CD9" calcext:value-type="string">
            <text:p>4CD9</text:p>
          </table:table-cell>
          <table:table-cell table:style-name="ce94" table:formula="of:=DEC2HEX(SUM(HEX2DEC([.AA54]);1))" office:value-type="string" office:string-value="4CDA" calcext:value-type="string">
            <text:p>4CDA</text:p>
          </table:table-cell>
          <table:table-cell table:style-name="ce87" table:formula="of:=DEC2HEX(SUM(HEX2DEC([.AB54]);1))" office:value-type="string" office:string-value="4CDB" calcext:value-type="string">
            <text:p>4CDB</text:p>
          </table:table-cell>
          <table:table-cell table:style-name="ce94" table:formula="of:=DEC2HEX(SUM(HEX2DEC([.AC54]);1))" office:value-type="string" office:string-value="4CDC" calcext:value-type="string">
            <text:p>4CDC</text:p>
          </table:table-cell>
          <table:table-cell table:style-name="ce97" table:formula="of:=DEC2HEX(SUM(HEX2DEC([.AD54]);1))" office:value-type="string" office:string-value="4CDD" calcext:value-type="string">
            <text:p>4CDD</text:p>
          </table:table-cell>
          <table:table-cell table:style-name="ce94" table:formula="of:=DEC2HEX(SUM(HEX2DEC([.AE54]);1))" office:value-type="string" office:string-value="4CDE" calcext:value-type="string">
            <text:p>4CDE</text:p>
          </table:table-cell>
          <table:table-cell table:style-name="ce104" table:formula="of:=DEC2HEX(SUM(HEX2DEC([.AF54]);1))" office:value-type="string" office:string-value="4CDF" calcext:value-type="string">
            <text:p>4C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7]);1))" office:value-type="string" office:string-value="4DC0" calcext:value-type="string">
            <text:p>4DC0</text:p>
          </table:table-cell>
          <table:table-cell table:style-name="ce87" table:formula="of:=DEC2HEX(SUM(HEX2DEC([.B55]);1))" office:value-type="string" office:string-value="4DC1" calcext:value-type="string">
            <text:p>4DC1</text:p>
          </table:table-cell>
          <table:table-cell table:style-name="ce94" table:formula="of:=DEC2HEX(SUM(HEX2DEC([.C55]);1))" office:value-type="string" office:string-value="4DC2" calcext:value-type="string">
            <text:p>4DC2</text:p>
          </table:table-cell>
          <table:table-cell table:style-name="ce87" table:formula="of:=DEC2HEX(SUM(HEX2DEC([.D55]);1))" office:value-type="string" office:string-value="4DC3" calcext:value-type="string">
            <text:p>4DC3</text:p>
          </table:table-cell>
          <table:table-cell table:style-name="ce94" table:formula="of:=DEC2HEX(SUM(HEX2DEC([.E55]);1))" office:value-type="string" office:string-value="4DC4" calcext:value-type="string">
            <text:p>4DC4</text:p>
          </table:table-cell>
          <table:table-cell table:style-name="ce87" table:formula="of:=DEC2HEX(SUM(HEX2DEC([.F55]);1))" office:value-type="string" office:string-value="4DC5" calcext:value-type="string">
            <text:p>4DC5</text:p>
          </table:table-cell>
          <table:table-cell table:style-name="ce94" table:formula="of:=DEC2HEX(SUM(HEX2DEC([.G55]);1))" office:value-type="string" office:string-value="4DC6" calcext:value-type="string">
            <text:p>4DC6</text:p>
          </table:table-cell>
          <table:table-cell table:style-name="ce87" table:formula="of:=DEC2HEX(SUM(HEX2DEC([.H55]);1))" office:value-type="string" office:string-value="4DC7" calcext:value-type="string">
            <text:p>4DC7</text:p>
          </table:table-cell>
          <table:table-cell table:style-name="ce94" table:formula="of:=DEC2HEX(SUM(HEX2DEC([.I55]);1))" office:value-type="string" office:string-value="4DC8" calcext:value-type="string">
            <text:p>4DC8</text:p>
          </table:table-cell>
          <table:table-cell table:style-name="ce87" table:formula="of:=DEC2HEX(SUM(HEX2DEC([.J55]);1))" office:value-type="string" office:string-value="4DC9" calcext:value-type="string">
            <text:p>4DC9</text:p>
          </table:table-cell>
          <table:table-cell table:style-name="ce94" table:formula="of:=DEC2HEX(SUM(HEX2DEC([.K55]);1))" office:value-type="string" office:string-value="4DCA" calcext:value-type="string">
            <text:p>4DCA</text:p>
          </table:table-cell>
          <table:table-cell table:style-name="ce87" table:formula="of:=DEC2HEX(SUM(HEX2DEC([.L55]);1))" office:value-type="string" office:string-value="4DCB" calcext:value-type="string">
            <text:p>4DCB</text:p>
          </table:table-cell>
          <table:table-cell table:style-name="ce94" table:formula="of:=DEC2HEX(SUM(HEX2DEC([.M55]);1))" office:value-type="string" office:string-value="4DCC" calcext:value-type="string">
            <text:p>4DCC</text:p>
          </table:table-cell>
          <table:table-cell table:style-name="ce87" table:formula="of:=DEC2HEX(SUM(HEX2DEC([.N55]);1))" office:value-type="string" office:string-value="4DCD" calcext:value-type="string">
            <text:p>4DCD</text:p>
          </table:table-cell>
          <table:table-cell table:style-name="ce94" table:formula="of:=DEC2HEX(SUM(HEX2DEC([.O55]);1))" office:value-type="string" office:string-value="4DCE" calcext:value-type="string">
            <text:p>4DCE</text:p>
          </table:table-cell>
          <table:table-cell table:style-name="ce87" table:formula="of:=DEC2HEX(SUM(HEX2DEC([.P55]);1))" office:value-type="string" office:string-value="4DCF" calcext:value-type="string">
            <text:p>4DCF</text:p>
          </table:table-cell>
          <table:table-cell table:style-name="ce94" table:formula="of:=DEC2HEX(SUM(HEX2DEC([.Q55]);1))" office:value-type="string" office:string-value="4DD0" calcext:value-type="string">
            <text:p>4DD0</text:p>
          </table:table-cell>
          <table:table-cell table:style-name="ce87" table:formula="of:=DEC2HEX(SUM(HEX2DEC([.R55]);1))" office:value-type="string" office:string-value="4DD1" calcext:value-type="string">
            <text:p>4DD1</text:p>
          </table:table-cell>
          <table:table-cell table:style-name="ce94" table:formula="of:=DEC2HEX(SUM(HEX2DEC([.S55]);1))" office:value-type="string" office:string-value="4DD2" calcext:value-type="string">
            <text:p>4DD2</text:p>
          </table:table-cell>
          <table:table-cell table:style-name="ce87" table:formula="of:=DEC2HEX(SUM(HEX2DEC([.T55]);1))" office:value-type="string" office:string-value="4DD3" calcext:value-type="string">
            <text:p>4DD3</text:p>
          </table:table-cell>
          <table:table-cell table:style-name="ce94" table:formula="of:=DEC2HEX(SUM(HEX2DEC([.U55]);1))" office:value-type="string" office:string-value="4DD4" calcext:value-type="string">
            <text:p>4DD4</text:p>
          </table:table-cell>
          <table:table-cell table:style-name="ce87" table:formula="of:=DEC2HEX(SUM(HEX2DEC([.V55]);1))" office:value-type="string" office:string-value="4DD5" calcext:value-type="string">
            <text:p>4DD5</text:p>
          </table:table-cell>
          <table:table-cell table:style-name="ce94" table:formula="of:=DEC2HEX(SUM(HEX2DEC([.W55]);1))" office:value-type="string" office:string-value="4DD6" calcext:value-type="string">
            <text:p>4DD6</text:p>
          </table:table-cell>
          <table:table-cell table:style-name="ce87" table:formula="of:=DEC2HEX(SUM(HEX2DEC([.X55]);1))" office:value-type="string" office:string-value="4DD7" calcext:value-type="string">
            <text:p>4DD7</text:p>
          </table:table-cell>
          <table:table-cell table:style-name="ce94" table:formula="of:=DEC2HEX(SUM(HEX2DEC([.Y55]);1))" office:value-type="string" office:string-value="4DD8" calcext:value-type="string">
            <text:p>4DD8</text:p>
          </table:table-cell>
          <table:table-cell table:style-name="ce87" table:formula="of:=DEC2HEX(SUM(HEX2DEC([.Z55]);1))" office:value-type="string" office:string-value="4DD9" calcext:value-type="string">
            <text:p>4DD9</text:p>
          </table:table-cell>
          <table:table-cell table:style-name="ce94" table:formula="of:=DEC2HEX(SUM(HEX2DEC([.AA55]);1))" office:value-type="string" office:string-value="4DDA" calcext:value-type="string">
            <text:p>4DDA</text:p>
          </table:table-cell>
          <table:table-cell table:style-name="ce87" table:formula="of:=DEC2HEX(SUM(HEX2DEC([.AB55]);1))" office:value-type="string" office:string-value="4DDB" calcext:value-type="string">
            <text:p>4DDB</text:p>
          </table:table-cell>
          <table:table-cell table:style-name="ce94" table:formula="of:=DEC2HEX(SUM(HEX2DEC([.AC55]);1))" office:value-type="string" office:string-value="4DDC" calcext:value-type="string">
            <text:p>4DDC</text:p>
          </table:table-cell>
          <table:table-cell table:style-name="ce97" table:formula="of:=DEC2HEX(SUM(HEX2DEC([.AD55]);1))" office:value-type="string" office:string-value="4DDD" calcext:value-type="string">
            <text:p>4DDD</text:p>
          </table:table-cell>
          <table:table-cell table:style-name="ce94" table:formula="of:=DEC2HEX(SUM(HEX2DEC([.AE55]);1))" office:value-type="string" office:string-value="4DDE" calcext:value-type="string">
            <text:p>4DDE</text:p>
          </table:table-cell>
          <table:table-cell table:style-name="ce104" table:formula="of:=DEC2HEX(SUM(HEX2DEC([.AF55]);1))" office:value-type="string" office:string-value="4DDF" calcext:value-type="string">
            <text:p>4D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8]);1))" office:value-type="string" office:string-value="4EC0" calcext:value-type="string">
            <text:p>4EC0</text:p>
          </table:table-cell>
          <table:table-cell table:style-name="ce87" table:formula="of:=DEC2HEX(SUM(HEX2DEC([.B56]);1))" office:value-type="string" office:string-value="4EC1" calcext:value-type="string">
            <text:p>4EC1</text:p>
          </table:table-cell>
          <table:table-cell table:style-name="ce94" table:formula="of:=DEC2HEX(SUM(HEX2DEC([.C56]);1))" office:value-type="string" office:string-value="4EC2" calcext:value-type="string">
            <text:p>4EC2</text:p>
          </table:table-cell>
          <table:table-cell table:style-name="ce87" table:formula="of:=DEC2HEX(SUM(HEX2DEC([.D56]);1))" office:value-type="string" office:string-value="4EC3" calcext:value-type="string">
            <text:p>4EC3</text:p>
          </table:table-cell>
          <table:table-cell table:style-name="ce94" table:formula="of:=DEC2HEX(SUM(HEX2DEC([.E56]);1))" office:value-type="string" office:string-value="4EC4" calcext:value-type="string">
            <text:p>4EC4</text:p>
          </table:table-cell>
          <table:table-cell table:style-name="ce87" table:formula="of:=DEC2HEX(SUM(HEX2DEC([.F56]);1))" office:value-type="string" office:string-value="4EC5" calcext:value-type="string">
            <text:p>4EC5</text:p>
          </table:table-cell>
          <table:table-cell table:style-name="ce94" table:formula="of:=DEC2HEX(SUM(HEX2DEC([.G56]);1))" office:value-type="string" office:string-value="4EC6" calcext:value-type="string">
            <text:p>4EC6</text:p>
          </table:table-cell>
          <table:table-cell table:style-name="ce87" table:formula="of:=DEC2HEX(SUM(HEX2DEC([.H56]);1))" office:value-type="string" office:string-value="4EC7" calcext:value-type="string">
            <text:p>4EC7</text:p>
          </table:table-cell>
          <table:table-cell table:style-name="ce94" table:formula="of:=DEC2HEX(SUM(HEX2DEC([.I56]);1))" office:value-type="string" office:string-value="4EC8" calcext:value-type="string">
            <text:p>4EC8</text:p>
          </table:table-cell>
          <table:table-cell table:style-name="ce87" table:formula="of:=DEC2HEX(SUM(HEX2DEC([.J56]);1))" office:value-type="string" office:string-value="4EC9" calcext:value-type="string">
            <text:p>4EC9</text:p>
          </table:table-cell>
          <table:table-cell table:style-name="ce94" table:formula="of:=DEC2HEX(SUM(HEX2DEC([.K56]);1))" office:value-type="string" office:string-value="4ECA" calcext:value-type="string">
            <text:p>4ECA</text:p>
          </table:table-cell>
          <table:table-cell table:style-name="ce87" table:formula="of:=DEC2HEX(SUM(HEX2DEC([.L56]);1))" office:value-type="string" office:string-value="4ECB" calcext:value-type="string">
            <text:p>4ECB</text:p>
          </table:table-cell>
          <table:table-cell table:style-name="ce94" table:formula="of:=DEC2HEX(SUM(HEX2DEC([.M56]);1))" office:value-type="string" office:string-value="4ECC" calcext:value-type="string">
            <text:p>4ECC</text:p>
          </table:table-cell>
          <table:table-cell table:style-name="ce87" table:formula="of:=DEC2HEX(SUM(HEX2DEC([.N56]);1))" office:value-type="string" office:string-value="4ECD" calcext:value-type="string">
            <text:p>4ECD</text:p>
          </table:table-cell>
          <table:table-cell table:style-name="ce94" table:formula="of:=DEC2HEX(SUM(HEX2DEC([.O56]);1))" office:value-type="string" office:string-value="4ECE" calcext:value-type="string">
            <text:p>4ECE</text:p>
          </table:table-cell>
          <table:table-cell table:style-name="ce87" table:formula="of:=DEC2HEX(SUM(HEX2DEC([.P56]);1))" office:value-type="string" office:string-value="4ECF" calcext:value-type="string">
            <text:p>4ECF</text:p>
          </table:table-cell>
          <table:table-cell table:style-name="ce94" table:formula="of:=DEC2HEX(SUM(HEX2DEC([.Q56]);1))" office:value-type="string" office:string-value="4ED0" calcext:value-type="string">
            <text:p>4ED0</text:p>
          </table:table-cell>
          <table:table-cell table:style-name="ce87" table:formula="of:=DEC2HEX(SUM(HEX2DEC([.R56]);1))" office:value-type="string" office:string-value="4ED1" calcext:value-type="string">
            <text:p>4ED1</text:p>
          </table:table-cell>
          <table:table-cell table:style-name="ce94" table:formula="of:=DEC2HEX(SUM(HEX2DEC([.S56]);1))" office:value-type="string" office:string-value="4ED2" calcext:value-type="string">
            <text:p>4ED2</text:p>
          </table:table-cell>
          <table:table-cell table:style-name="ce87" table:formula="of:=DEC2HEX(SUM(HEX2DEC([.T56]);1))" office:value-type="string" office:string-value="4ED3" calcext:value-type="string">
            <text:p>4ED3</text:p>
          </table:table-cell>
          <table:table-cell table:style-name="ce94" table:formula="of:=DEC2HEX(SUM(HEX2DEC([.U56]);1))" office:value-type="string" office:string-value="4ED4" calcext:value-type="string">
            <text:p>4ED4</text:p>
          </table:table-cell>
          <table:table-cell table:style-name="ce87" table:formula="of:=DEC2HEX(SUM(HEX2DEC([.V56]);1))" office:value-type="string" office:string-value="4ED5" calcext:value-type="string">
            <text:p>4ED5</text:p>
          </table:table-cell>
          <table:table-cell table:style-name="ce94" table:formula="of:=DEC2HEX(SUM(HEX2DEC([.W56]);1))" office:value-type="string" office:string-value="4ED6" calcext:value-type="string">
            <text:p>4ED6</text:p>
          </table:table-cell>
          <table:table-cell table:style-name="ce87" table:formula="of:=DEC2HEX(SUM(HEX2DEC([.X56]);1))" office:value-type="string" office:string-value="4ED7" calcext:value-type="string">
            <text:p>4ED7</text:p>
          </table:table-cell>
          <table:table-cell table:style-name="ce94" table:formula="of:=DEC2HEX(SUM(HEX2DEC([.Y56]);1))" office:value-type="string" office:string-value="4ED8" calcext:value-type="string">
            <text:p>4ED8</text:p>
          </table:table-cell>
          <table:table-cell table:style-name="ce87" table:formula="of:=DEC2HEX(SUM(HEX2DEC([.Z56]);1))" office:value-type="string" office:string-value="4ED9" calcext:value-type="string">
            <text:p>4ED9</text:p>
          </table:table-cell>
          <table:table-cell table:style-name="ce94" table:formula="of:=DEC2HEX(SUM(HEX2DEC([.AA56]);1))" office:value-type="string" office:string-value="4EDA" calcext:value-type="string">
            <text:p>4EDA</text:p>
          </table:table-cell>
          <table:table-cell table:style-name="ce87" table:formula="of:=DEC2HEX(SUM(HEX2DEC([.AB56]);1))" office:value-type="string" office:string-value="4EDB" calcext:value-type="string">
            <text:p>4EDB</text:p>
          </table:table-cell>
          <table:table-cell table:style-name="ce94" table:formula="of:=DEC2HEX(SUM(HEX2DEC([.AC56]);1))" office:value-type="string" office:string-value="4EDC" calcext:value-type="string">
            <text:p>4EDC</text:p>
          </table:table-cell>
          <table:table-cell table:style-name="ce97" table:formula="of:=DEC2HEX(SUM(HEX2DEC([.AD56]);1))" office:value-type="string" office:string-value="4EDD" calcext:value-type="string">
            <text:p>4EDD</text:p>
          </table:table-cell>
          <table:table-cell table:style-name="ce94" table:formula="of:=DEC2HEX(SUM(HEX2DEC([.AE56]);1))" office:value-type="string" office:string-value="4EDE" calcext:value-type="string">
            <text:p>4EDE</text:p>
          </table:table-cell>
          <table:table-cell table:style-name="ce104" table:formula="of:=DEC2HEX(SUM(HEX2DEC([.AF56]);1))" office:value-type="string" office:string-value="4EDF" calcext:value-type="string">
            <text:p>4ED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DEC2HEX(SUM(HEX2DEC([.AG49]);1))" office:value-type="string" office:string-value="4FC0" calcext:value-type="string">
            <text:p>4FC0</text:p>
          </table:table-cell>
          <table:table-cell table:style-name="ce87" table:formula="of:=DEC2HEX(SUM(HEX2DEC([.B57]);1))" office:value-type="string" office:string-value="4FC1" calcext:value-type="string">
            <text:p>4FC1</text:p>
          </table:table-cell>
          <table:table-cell table:style-name="ce96" table:formula="of:=DEC2HEX(SUM(HEX2DEC([.C57]);1))" office:value-type="string" office:string-value="4FC2" calcext:value-type="string">
            <text:p>4FC2</text:p>
          </table:table-cell>
          <table:table-cell table:style-name="ce87" table:formula="of:=DEC2HEX(SUM(HEX2DEC([.D57]);1))" office:value-type="string" office:string-value="4FC3" calcext:value-type="string">
            <text:p>4FC3</text:p>
          </table:table-cell>
          <table:table-cell table:style-name="ce96" table:formula="of:=DEC2HEX(SUM(HEX2DEC([.E57]);1))" office:value-type="string" office:string-value="4FC4" calcext:value-type="string">
            <text:p>4FC4</text:p>
          </table:table-cell>
          <table:table-cell table:style-name="ce87" table:formula="of:=DEC2HEX(SUM(HEX2DEC([.F57]);1))" office:value-type="string" office:string-value="4FC5" calcext:value-type="string">
            <text:p>4FC5</text:p>
          </table:table-cell>
          <table:table-cell table:style-name="ce96" table:formula="of:=DEC2HEX(SUM(HEX2DEC([.G57]);1))" office:value-type="string" office:string-value="4FC6" calcext:value-type="string">
            <text:p>4FC6</text:p>
          </table:table-cell>
          <table:table-cell table:style-name="ce87" table:formula="of:=DEC2HEX(SUM(HEX2DEC([.H57]);1))" office:value-type="string" office:string-value="4FC7" calcext:value-type="string">
            <text:p>4FC7</text:p>
          </table:table-cell>
          <table:table-cell table:style-name="ce96" table:formula="of:=DEC2HEX(SUM(HEX2DEC([.I57]);1))" office:value-type="string" office:string-value="4FC8" calcext:value-type="string">
            <text:p>4FC8</text:p>
          </table:table-cell>
          <table:table-cell table:style-name="ce87" table:formula="of:=DEC2HEX(SUM(HEX2DEC([.J57]);1))" office:value-type="string" office:string-value="4FC9" calcext:value-type="string">
            <text:p>4FC9</text:p>
          </table:table-cell>
          <table:table-cell table:style-name="ce96" table:formula="of:=DEC2HEX(SUM(HEX2DEC([.K57]);1))" office:value-type="string" office:string-value="4FCA" calcext:value-type="string">
            <text:p>4FCA</text:p>
          </table:table-cell>
          <table:table-cell table:style-name="ce87" table:formula="of:=DEC2HEX(SUM(HEX2DEC([.L57]);1))" office:value-type="string" office:string-value="4FCB" calcext:value-type="string">
            <text:p>4FCB</text:p>
          </table:table-cell>
          <table:table-cell table:style-name="ce96" table:formula="of:=DEC2HEX(SUM(HEX2DEC([.M57]);1))" office:value-type="string" office:string-value="4FCC" calcext:value-type="string">
            <text:p>4FCC</text:p>
          </table:table-cell>
          <table:table-cell table:style-name="ce87" table:formula="of:=DEC2HEX(SUM(HEX2DEC([.N57]);1))" office:value-type="string" office:string-value="4FCD" calcext:value-type="string">
            <text:p>4FCD</text:p>
          </table:table-cell>
          <table:table-cell table:style-name="ce96" table:formula="of:=DEC2HEX(SUM(HEX2DEC([.O57]);1))" office:value-type="string" office:string-value="4FCE" calcext:value-type="string">
            <text:p>4FCE</text:p>
          </table:table-cell>
          <table:table-cell table:style-name="ce87" table:formula="of:=DEC2HEX(SUM(HEX2DEC([.P57]);1))" office:value-type="string" office:string-value="4FCF" calcext:value-type="string">
            <text:p>4FCF</text:p>
          </table:table-cell>
          <table:table-cell table:style-name="ce96" table:formula="of:=DEC2HEX(SUM(HEX2DEC([.Q57]);1))" office:value-type="string" office:string-value="4FD0" calcext:value-type="string">
            <text:p>4FD0</text:p>
          </table:table-cell>
          <table:table-cell table:style-name="ce87" table:formula="of:=DEC2HEX(SUM(HEX2DEC([.R57]);1))" office:value-type="string" office:string-value="4FD1" calcext:value-type="string">
            <text:p>4FD1</text:p>
          </table:table-cell>
          <table:table-cell table:style-name="ce96" table:formula="of:=DEC2HEX(SUM(HEX2DEC([.S57]);1))" office:value-type="string" office:string-value="4FD2" calcext:value-type="string">
            <text:p>4FD2</text:p>
          </table:table-cell>
          <table:table-cell table:style-name="ce87" table:formula="of:=DEC2HEX(SUM(HEX2DEC([.T57]);1))" office:value-type="string" office:string-value="4FD3" calcext:value-type="string">
            <text:p>4FD3</text:p>
          </table:table-cell>
          <table:table-cell table:style-name="ce96" table:formula="of:=DEC2HEX(SUM(HEX2DEC([.U57]);1))" office:value-type="string" office:string-value="4FD4" calcext:value-type="string">
            <text:p>4FD4</text:p>
          </table:table-cell>
          <table:table-cell table:style-name="ce87" table:formula="of:=DEC2HEX(SUM(HEX2DEC([.V57]);1))" office:value-type="string" office:string-value="4FD5" calcext:value-type="string">
            <text:p>4FD5</text:p>
          </table:table-cell>
          <table:table-cell table:style-name="ce96" table:formula="of:=DEC2HEX(SUM(HEX2DEC([.W57]);1))" office:value-type="string" office:string-value="4FD6" calcext:value-type="string">
            <text:p>4FD6</text:p>
          </table:table-cell>
          <table:table-cell table:style-name="ce87" table:formula="of:=DEC2HEX(SUM(HEX2DEC([.X57]);1))" office:value-type="string" office:string-value="4FD7" calcext:value-type="string">
            <text:p>4FD7</text:p>
          </table:table-cell>
          <table:table-cell table:style-name="ce96" table:formula="of:=DEC2HEX(SUM(HEX2DEC([.Y57]);1))" office:value-type="string" office:string-value="4FD8" calcext:value-type="string">
            <text:p>4FD8</text:p>
          </table:table-cell>
          <table:table-cell table:style-name="ce87" table:formula="of:=DEC2HEX(SUM(HEX2DEC([.Z57]);1))" office:value-type="string" office:string-value="4FD9" calcext:value-type="string">
            <text:p>4FD9</text:p>
          </table:table-cell>
          <table:table-cell table:style-name="ce96" table:formula="of:=DEC2HEX(SUM(HEX2DEC([.AA57]);1))" office:value-type="string" office:string-value="4FDA" calcext:value-type="string">
            <text:p>4FDA</text:p>
          </table:table-cell>
          <table:table-cell table:style-name="ce87" table:formula="of:=DEC2HEX(SUM(HEX2DEC([.AB57]);1))" office:value-type="string" office:string-value="4FDB" calcext:value-type="string">
            <text:p>4FDB</text:p>
          </table:table-cell>
          <table:table-cell table:style-name="ce96" table:formula="of:=DEC2HEX(SUM(HEX2DEC([.AC57]);1))" office:value-type="string" office:string-value="4FDC" calcext:value-type="string">
            <text:p>4FDC</text:p>
          </table:table-cell>
          <table:table-cell table:style-name="ce98" table:formula="of:=DEC2HEX(SUM(HEX2DEC([.AD57]);1))" office:value-type="string" office:string-value="4FDD" calcext:value-type="string">
            <text:p>4FDD</text:p>
          </table:table-cell>
          <table:table-cell table:style-name="ce96" table:formula="of:=DEC2HEX(SUM(HEX2DEC([.AE57]);1))" office:value-type="string" office:string-value="4FDE" calcext:value-type="string">
            <text:p>4FDE</text:p>
          </table:table-cell>
          <table:table-cell table:style-name="ce105" table:formula="of:=DEC2HEX(SUM(HEX2DEC([.AF57]);1))" office:value-type="string" office:string-value="4FDF" calcext:value-type="string">
            <text:p>4FD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5</text:p>
            <text:p>Pixel</text:p>
            <text:p>120-127</text:p>
            <text:p>$78-$7F</text:p>
          </table:table-cell>
          <table:table-cell table:style-name="ce97" table:formula="of:=DEC2HEX(SUM(HEX2DEC([.AG50]);1))" office:value-type="string" office:string-value="48E0" calcext:value-type="string">
            <text:p>48E0</text:p>
          </table:table-cell>
          <table:table-cell table:style-name="ce95" table:formula="of:=DEC2HEX(SUM(HEX2DEC([.B58]);1))" office:value-type="string" office:string-value="48E1" calcext:value-type="string">
            <text:p>48E1</text:p>
          </table:table-cell>
          <table:table-cell table:style-name="ce87" table:formula="of:=DEC2HEX(SUM(HEX2DEC([.C58]);1))" office:value-type="string" office:string-value="48E2" calcext:value-type="string">
            <text:p>48E2</text:p>
          </table:table-cell>
          <table:table-cell table:style-name="ce95" table:formula="of:=DEC2HEX(SUM(HEX2DEC([.D58]);1))" office:value-type="string" office:string-value="48E3" calcext:value-type="string">
            <text:p>48E3</text:p>
          </table:table-cell>
          <table:table-cell table:style-name="ce87" table:formula="of:=DEC2HEX(SUM(HEX2DEC([.E58]);1))" office:value-type="string" office:string-value="48E4" calcext:value-type="string">
            <text:p>48E4</text:p>
          </table:table-cell>
          <table:table-cell table:style-name="ce95" table:formula="of:=DEC2HEX(SUM(HEX2DEC([.F58]);1))" office:value-type="string" office:string-value="48E5" calcext:value-type="string">
            <text:p>48E5</text:p>
          </table:table-cell>
          <table:table-cell table:style-name="ce87" table:formula="of:=DEC2HEX(SUM(HEX2DEC([.G58]);1))" office:value-type="string" office:string-value="48E6" calcext:value-type="string">
            <text:p>48E6</text:p>
          </table:table-cell>
          <table:table-cell table:style-name="ce95" table:formula="of:=DEC2HEX(SUM(HEX2DEC([.H58]);1))" office:value-type="string" office:string-value="48E7" calcext:value-type="string">
            <text:p>48E7</text:p>
          </table:table-cell>
          <table:table-cell table:style-name="ce87" table:formula="of:=DEC2HEX(SUM(HEX2DEC([.I58]);1))" office:value-type="string" office:string-value="48E8" calcext:value-type="string">
            <text:p>48E8</text:p>
          </table:table-cell>
          <table:table-cell table:style-name="ce95" table:formula="of:=DEC2HEX(SUM(HEX2DEC([.J58]);1))" office:value-type="string" office:string-value="48E9" calcext:value-type="string">
            <text:p>48E9</text:p>
          </table:table-cell>
          <table:table-cell table:style-name="ce87" table:formula="of:=DEC2HEX(SUM(HEX2DEC([.K58]);1))" office:value-type="string" office:string-value="48EA" calcext:value-type="string">
            <text:p>48EA</text:p>
          </table:table-cell>
          <table:table-cell table:style-name="ce95" table:formula="of:=DEC2HEX(SUM(HEX2DEC([.L58]);1))" office:value-type="string" office:string-value="48EB" calcext:value-type="string">
            <text:p>48EB</text:p>
          </table:table-cell>
          <table:table-cell table:style-name="ce104" table:formula="of:=DEC2HEX(SUM(HEX2DEC([.M58]);1))" office:value-type="string" office:string-value="48EC" calcext:value-type="string">
            <text:p>48EC</text:p>
          </table:table-cell>
          <table:table-cell table:style-name="ce100" table:formula="of:=DEC2HEX(SUM(HEX2DEC([.N58]);1))" office:value-type="string" office:string-value="48ED" calcext:value-type="string">
            <text:p>48ED</text:p>
          </table:table-cell>
          <table:table-cell table:style-name="ce106" table:formula="of:=DEC2HEX(SUM(HEX2DEC([.O58]);1))" office:value-type="string" office:string-value="48EE" calcext:value-type="string">
            <text:p>48EE</text:p>
          </table:table-cell>
          <table:table-cell table:style-name="ce95" table:formula="of:=DEC2HEX(SUM(HEX2DEC([.P58]);1))" office:value-type="string" office:string-value="48EF" calcext:value-type="string">
            <text:p>48EF</text:p>
          </table:table-cell>
          <table:table-cell table:style-name="ce99" table:formula="of:=DEC2HEX(SUM(HEX2DEC([.Q58]);1))" office:value-type="string" office:string-value="48F0" calcext:value-type="string">
            <text:p>48F0</text:p>
          </table:table-cell>
          <table:table-cell table:style-name="ce95" table:formula="of:=DEC2HEX(SUM(HEX2DEC([.R58]);1))" office:value-type="string" office:string-value="48F1" calcext:value-type="string">
            <text:p>48F1</text:p>
          </table:table-cell>
          <table:table-cell table:style-name="ce99" table:formula="of:=DEC2HEX(SUM(HEX2DEC([.S58]);1))" office:value-type="string" office:string-value="48F2" calcext:value-type="string">
            <text:p>48F2</text:p>
          </table:table-cell>
          <table:table-cell table:style-name="ce95" table:formula="of:=DEC2HEX(SUM(HEX2DEC([.T58]);1))" office:value-type="string" office:string-value="48F3" calcext:value-type="string">
            <text:p>48F3</text:p>
          </table:table-cell>
          <table:table-cell table:style-name="ce99" table:formula="of:=DEC2HEX(SUM(HEX2DEC([.U58]);1))" office:value-type="string" office:string-value="48F4" calcext:value-type="string">
            <text:p>48F4</text:p>
          </table:table-cell>
          <table:table-cell table:style-name="ce95" table:formula="of:=DEC2HEX(SUM(HEX2DEC([.V58]);1))" office:value-type="string" office:string-value="48F5" calcext:value-type="string">
            <text:p>48F5</text:p>
          </table:table-cell>
          <table:table-cell table:style-name="ce99" table:formula="of:=DEC2HEX(SUM(HEX2DEC([.W58]);1))" office:value-type="string" office:string-value="48F6" calcext:value-type="string">
            <text:p>48F6</text:p>
          </table:table-cell>
          <table:table-cell table:style-name="ce95" table:formula="of:=DEC2HEX(SUM(HEX2DEC([.X58]);1))" office:value-type="string" office:string-value="48F7" calcext:value-type="string">
            <text:p>48F7</text:p>
          </table:table-cell>
          <table:table-cell table:style-name="ce99" table:formula="of:=DEC2HEX(SUM(HEX2DEC([.Y58]);1))" office:value-type="string" office:string-value="48F8" calcext:value-type="string">
            <text:p>48F8</text:p>
          </table:table-cell>
          <table:table-cell table:style-name="ce95" table:formula="of:=DEC2HEX(SUM(HEX2DEC([.Z58]);1))" office:value-type="string" office:string-value="48F9" calcext:value-type="string">
            <text:p>48F9</text:p>
          </table:table-cell>
          <table:table-cell table:style-name="ce91" table:formula="of:=DEC2HEX(SUM(HEX2DEC([.AA58]);1))" office:value-type="string" office:string-value="48FA" calcext:value-type="string">
            <text:p>48FA</text:p>
          </table:table-cell>
          <table:table-cell table:style-name="ce95" table:formula="of:=DEC2HEX(SUM(HEX2DEC([.AB58]);1))" office:value-type="string" office:string-value="48FB" calcext:value-type="string">
            <text:p>48FB</text:p>
          </table:table-cell>
          <table:table-cell table:style-name="ce99" table:formula="of:=DEC2HEX(SUM(HEX2DEC([.AC58]);1))" office:value-type="string" office:string-value="48FC" calcext:value-type="string">
            <text:p>48FC</text:p>
          </table:table-cell>
          <table:table-cell table:style-name="ce95" table:formula="of:=DEC2HEX(SUM(HEX2DEC([.AD58]);1))" office:value-type="string" office:string-value="48FD" calcext:value-type="string">
            <text:p>48FD</text:p>
          </table:table-cell>
          <table:table-cell table:style-name="ce92" table:formula="of:=DEC2HEX(SUM(HEX2DEC([.AE58]);1))" office:value-type="string" office:string-value="48FE" calcext:value-type="string">
            <text:p>48FE</text:p>
          </table:table-cell>
          <table:table-cell table:style-name="ce89" table:formula="of:=DEC2HEX(SUM(HEX2DEC([.AF58]);1))" office:value-type="string" office:string-value="48FF" calcext:value-type="string">
            <text:p>48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1]);1))" office:value-type="string" office:string-value="49E0" calcext:value-type="string">
            <text:p>49E0</text:p>
          </table:table-cell>
          <table:table-cell table:style-name="ce94" table:formula="of:=DEC2HEX(SUM(HEX2DEC([.B59]);1))" office:value-type="string" office:string-value="49E1" calcext:value-type="string">
            <text:p>49E1</text:p>
          </table:table-cell>
          <table:table-cell table:style-name="ce87" table:formula="of:=DEC2HEX(SUM(HEX2DEC([.C59]);1))" office:value-type="string" office:string-value="49E2" calcext:value-type="string">
            <text:p>49E2</text:p>
          </table:table-cell>
          <table:table-cell table:style-name="ce94" table:formula="of:=DEC2HEX(SUM(HEX2DEC([.D59]);1))" office:value-type="string" office:string-value="49E3" calcext:value-type="string">
            <text:p>49E3</text:p>
          </table:table-cell>
          <table:table-cell table:style-name="ce87" table:formula="of:=DEC2HEX(SUM(HEX2DEC([.E59]);1))" office:value-type="string" office:string-value="49E4" calcext:value-type="string">
            <text:p>49E4</text:p>
          </table:table-cell>
          <table:table-cell table:style-name="ce94" table:formula="of:=DEC2HEX(SUM(HEX2DEC([.F59]);1))" office:value-type="string" office:string-value="49E5" calcext:value-type="string">
            <text:p>49E5</text:p>
          </table:table-cell>
          <table:table-cell table:style-name="ce87" table:formula="of:=DEC2HEX(SUM(HEX2DEC([.G59]);1))" office:value-type="string" office:string-value="49E6" calcext:value-type="string">
            <text:p>49E6</text:p>
          </table:table-cell>
          <table:table-cell table:style-name="ce94" table:formula="of:=DEC2HEX(SUM(HEX2DEC([.H59]);1))" office:value-type="string" office:string-value="49E7" calcext:value-type="string">
            <text:p>49E7</text:p>
          </table:table-cell>
          <table:table-cell table:style-name="ce87" table:formula="of:=DEC2HEX(SUM(HEX2DEC([.I59]);1))" office:value-type="string" office:string-value="49E8" calcext:value-type="string">
            <text:p>49E8</text:p>
          </table:table-cell>
          <table:table-cell table:style-name="ce94" table:formula="of:=DEC2HEX(SUM(HEX2DEC([.J59]);1))" office:value-type="string" office:string-value="49E9" calcext:value-type="string">
            <text:p>49E9</text:p>
          </table:table-cell>
          <table:table-cell table:style-name="ce87" table:formula="of:=DEC2HEX(SUM(HEX2DEC([.K59]);1))" office:value-type="string" office:string-value="49EA" calcext:value-type="string">
            <text:p>49EA</text:p>
          </table:table-cell>
          <table:table-cell table:style-name="ce94" table:formula="of:=DEC2HEX(SUM(HEX2DEC([.L59]);1))" office:value-type="string" office:string-value="49EB" calcext:value-type="string">
            <text:p>49EB</text:p>
          </table:table-cell>
          <table:table-cell table:style-name="ce104" table:formula="of:=DEC2HEX(SUM(HEX2DEC([.M59]);1))" office:value-type="string" office:string-value="49EC" calcext:value-type="string">
            <text:p>49EC</text:p>
          </table:table-cell>
          <table:table-cell table:style-name="ce89" table:formula="of:=DEC2HEX(SUM(HEX2DEC([.N59]);1))" office:value-type="string" office:string-value="49ED" calcext:value-type="string">
            <text:p>49ED</text:p>
          </table:table-cell>
          <table:table-cell table:style-name="ce97" table:formula="of:=DEC2HEX(SUM(HEX2DEC([.O59]);1))" office:value-type="string" office:string-value="49EE" calcext:value-type="string">
            <text:p>49EE</text:p>
          </table:table-cell>
          <table:table-cell table:style-name="ce94" table:formula="of:=DEC2HEX(SUM(HEX2DEC([.P59]);1))" office:value-type="string" office:string-value="49EF" calcext:value-type="string">
            <text:p>49EF</text:p>
          </table:table-cell>
          <table:table-cell table:style-name="ce87" table:formula="of:=DEC2HEX(SUM(HEX2DEC([.Q59]);1))" office:value-type="string" office:string-value="49F0" calcext:value-type="string">
            <text:p>49F0</text:p>
          </table:table-cell>
          <table:table-cell table:style-name="ce94" table:formula="of:=DEC2HEX(SUM(HEX2DEC([.R59]);1))" office:value-type="string" office:string-value="49F1" calcext:value-type="string">
            <text:p>49F1</text:p>
          </table:table-cell>
          <table:table-cell table:style-name="ce87" table:formula="of:=DEC2HEX(SUM(HEX2DEC([.S59]);1))" office:value-type="string" office:string-value="49F2" calcext:value-type="string">
            <text:p>49F2</text:p>
          </table:table-cell>
          <table:table-cell table:style-name="ce94" table:formula="of:=DEC2HEX(SUM(HEX2DEC([.T59]);1))" office:value-type="string" office:string-value="49F3" calcext:value-type="string">
            <text:p>49F3</text:p>
          </table:table-cell>
          <table:table-cell table:style-name="ce87" table:formula="of:=DEC2HEX(SUM(HEX2DEC([.U59]);1))" office:value-type="string" office:string-value="49F4" calcext:value-type="string">
            <text:p>49F4</text:p>
          </table:table-cell>
          <table:table-cell table:style-name="ce94" table:formula="of:=DEC2HEX(SUM(HEX2DEC([.V59]);1))" office:value-type="string" office:string-value="49F5" calcext:value-type="string">
            <text:p>49F5</text:p>
          </table:table-cell>
          <table:table-cell table:style-name="ce87" table:formula="of:=DEC2HEX(SUM(HEX2DEC([.W59]);1))" office:value-type="string" office:string-value="49F6" calcext:value-type="string">
            <text:p>49F6</text:p>
          </table:table-cell>
          <table:table-cell table:style-name="ce94" table:formula="of:=DEC2HEX(SUM(HEX2DEC([.X59]);1))" office:value-type="string" office:string-value="49F7" calcext:value-type="string">
            <text:p>49F7</text:p>
          </table:table-cell>
          <table:table-cell table:style-name="ce87" table:formula="of:=DEC2HEX(SUM(HEX2DEC([.Y59]);1))" office:value-type="string" office:string-value="49F8" calcext:value-type="string">
            <text:p>49F8</text:p>
          </table:table-cell>
          <table:table-cell table:style-name="ce94" table:formula="of:=DEC2HEX(SUM(HEX2DEC([.Z59]);1))" office:value-type="string" office:string-value="49F9" calcext:value-type="string">
            <text:p>49F9</text:p>
          </table:table-cell>
          <table:table-cell table:style-name="ce92" table:formula="of:=DEC2HEX(SUM(HEX2DEC([.AA59]);1))" office:value-type="string" office:string-value="49FA" calcext:value-type="string">
            <text:p>49FA</text:p>
          </table:table-cell>
          <table:table-cell table:style-name="ce94" table:formula="of:=DEC2HEX(SUM(HEX2DEC([.AB59]);1))" office:value-type="string" office:string-value="49FB" calcext:value-type="string">
            <text:p>49FB</text:p>
          </table:table-cell>
          <table:table-cell table:style-name="ce87" table:formula="of:=DEC2HEX(SUM(HEX2DEC([.AC59]);1))" office:value-type="string" office:string-value="49FC" calcext:value-type="string">
            <text:p>49FC</text:p>
          </table:table-cell>
          <table:table-cell table:style-name="ce94" table:formula="of:=DEC2HEX(SUM(HEX2DEC([.AD59]);1))" office:value-type="string" office:string-value="49FD" calcext:value-type="string">
            <text:p>49FD</text:p>
          </table:table-cell>
          <table:table-cell table:style-name="ce92" table:formula="of:=DEC2HEX(SUM(HEX2DEC([.AE59]);1))" office:value-type="string" office:string-value="49FE" calcext:value-type="string">
            <text:p>49FE</text:p>
          </table:table-cell>
          <table:table-cell table:style-name="ce89" table:formula="of:=DEC2HEX(SUM(HEX2DEC([.AF59]);1))" office:value-type="string" office:string-value="49FF" calcext:value-type="string">
            <text:p>49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2]);1))" office:value-type="string" office:string-value="4AE0" calcext:value-type="string">
            <text:p>4AE0</text:p>
          </table:table-cell>
          <table:table-cell table:style-name="ce94" table:formula="of:=DEC2HEX(SUM(HEX2DEC([.B60]);1))" office:value-type="string" office:string-value="4AE1" calcext:value-type="string">
            <text:p>4AE1</text:p>
          </table:table-cell>
          <table:table-cell table:style-name="ce87" table:formula="of:=DEC2HEX(SUM(HEX2DEC([.C60]);1))" office:value-type="string" office:string-value="4AE2" calcext:value-type="string">
            <text:p>4AE2</text:p>
          </table:table-cell>
          <table:table-cell table:style-name="ce94" table:formula="of:=DEC2HEX(SUM(HEX2DEC([.D60]);1))" office:value-type="string" office:string-value="4AE3" calcext:value-type="string">
            <text:p>4AE3</text:p>
          </table:table-cell>
          <table:table-cell table:style-name="ce87" table:formula="of:=DEC2HEX(SUM(HEX2DEC([.E60]);1))" office:value-type="string" office:string-value="4AE4" calcext:value-type="string">
            <text:p>4AE4</text:p>
          </table:table-cell>
          <table:table-cell table:style-name="ce94" table:formula="of:=DEC2HEX(SUM(HEX2DEC([.F60]);1))" office:value-type="string" office:string-value="4AE5" calcext:value-type="string">
            <text:p>4AE5</text:p>
          </table:table-cell>
          <table:table-cell table:style-name="ce87" table:formula="of:=DEC2HEX(SUM(HEX2DEC([.G60]);1))" office:value-type="string" office:string-value="4AE6" calcext:value-type="string">
            <text:p>4AE6</text:p>
          </table:table-cell>
          <table:table-cell table:style-name="ce94" table:formula="of:=DEC2HEX(SUM(HEX2DEC([.H60]);1))" office:value-type="string" office:string-value="4AE7" calcext:value-type="string">
            <text:p>4AE7</text:p>
          </table:table-cell>
          <table:table-cell table:style-name="ce87" table:formula="of:=DEC2HEX(SUM(HEX2DEC([.I60]);1))" office:value-type="string" office:string-value="4AE8" calcext:value-type="string">
            <text:p>4AE8</text:p>
          </table:table-cell>
          <table:table-cell table:style-name="ce94" table:formula="of:=DEC2HEX(SUM(HEX2DEC([.J60]);1))" office:value-type="string" office:string-value="4AE9" calcext:value-type="string">
            <text:p>4AE9</text:p>
          </table:table-cell>
          <table:table-cell table:style-name="ce87" table:formula="of:=DEC2HEX(SUM(HEX2DEC([.K60]);1))" office:value-type="string" office:string-value="4AEA" calcext:value-type="string">
            <text:p>4AEA</text:p>
          </table:table-cell>
          <table:table-cell table:style-name="ce94" table:formula="of:=DEC2HEX(SUM(HEX2DEC([.L60]);1))" office:value-type="string" office:string-value="4AEB" calcext:value-type="string">
            <text:p>4AEB</text:p>
          </table:table-cell>
          <table:table-cell table:style-name="ce104" table:formula="of:=DEC2HEX(SUM(HEX2DEC([.M60]);1))" office:value-type="string" office:string-value="4AEC" calcext:value-type="string">
            <text:p>4AEC</text:p>
          </table:table-cell>
          <table:table-cell table:style-name="ce89" table:formula="of:=DEC2HEX(SUM(HEX2DEC([.N60]);1))" office:value-type="string" office:string-value="4AED" calcext:value-type="string">
            <text:p>4AED</text:p>
          </table:table-cell>
          <table:table-cell table:style-name="ce97" table:formula="of:=DEC2HEX(SUM(HEX2DEC([.O60]);1))" office:value-type="string" office:string-value="4AEE" calcext:value-type="string">
            <text:p>4AEE</text:p>
          </table:table-cell>
          <table:table-cell table:style-name="ce94" table:formula="of:=DEC2HEX(SUM(HEX2DEC([.P60]);1))" office:value-type="string" office:string-value="4AEF" calcext:value-type="string">
            <text:p>4AEF</text:p>
          </table:table-cell>
          <table:table-cell table:style-name="ce87" table:formula="of:=DEC2HEX(SUM(HEX2DEC([.Q60]);1))" office:value-type="string" office:string-value="4AF0" calcext:value-type="string">
            <text:p>4AF0</text:p>
          </table:table-cell>
          <table:table-cell table:style-name="ce94" table:formula="of:=DEC2HEX(SUM(HEX2DEC([.R60]);1))" office:value-type="string" office:string-value="4AF1" calcext:value-type="string">
            <text:p>4AF1</text:p>
          </table:table-cell>
          <table:table-cell table:style-name="ce87" table:formula="of:=DEC2HEX(SUM(HEX2DEC([.S60]);1))" office:value-type="string" office:string-value="4AF2" calcext:value-type="string">
            <text:p>4AF2</text:p>
          </table:table-cell>
          <table:table-cell table:style-name="ce94" table:formula="of:=DEC2HEX(SUM(HEX2DEC([.T60]);1))" office:value-type="string" office:string-value="4AF3" calcext:value-type="string">
            <text:p>4AF3</text:p>
          </table:table-cell>
          <table:table-cell table:style-name="ce87" table:formula="of:=DEC2HEX(SUM(HEX2DEC([.U60]);1))" office:value-type="string" office:string-value="4AF4" calcext:value-type="string">
            <text:p>4AF4</text:p>
          </table:table-cell>
          <table:table-cell table:style-name="ce94" table:formula="of:=DEC2HEX(SUM(HEX2DEC([.V60]);1))" office:value-type="string" office:string-value="4AF5" calcext:value-type="string">
            <text:p>4AF5</text:p>
          </table:table-cell>
          <table:table-cell table:style-name="ce87" table:formula="of:=DEC2HEX(SUM(HEX2DEC([.W60]);1))" office:value-type="string" office:string-value="4AF6" calcext:value-type="string">
            <text:p>4AF6</text:p>
          </table:table-cell>
          <table:table-cell table:style-name="ce94" table:formula="of:=DEC2HEX(SUM(HEX2DEC([.X60]);1))" office:value-type="string" office:string-value="4AF7" calcext:value-type="string">
            <text:p>4AF7</text:p>
          </table:table-cell>
          <table:table-cell table:style-name="ce87" table:formula="of:=DEC2HEX(SUM(HEX2DEC([.Y60]);1))" office:value-type="string" office:string-value="4AF8" calcext:value-type="string">
            <text:p>4AF8</text:p>
          </table:table-cell>
          <table:table-cell table:style-name="ce94" table:formula="of:=DEC2HEX(SUM(HEX2DEC([.Z60]);1))" office:value-type="string" office:string-value="4AF9" calcext:value-type="string">
            <text:p>4AF9</text:p>
          </table:table-cell>
          <table:table-cell table:style-name="ce92" table:formula="of:=DEC2HEX(SUM(HEX2DEC([.AA60]);1))" office:value-type="string" office:string-value="4AFA" calcext:value-type="string">
            <text:p>4AFA</text:p>
          </table:table-cell>
          <table:table-cell table:style-name="ce94" table:formula="of:=DEC2HEX(SUM(HEX2DEC([.AB60]);1))" office:value-type="string" office:string-value="4AFB" calcext:value-type="string">
            <text:p>4AFB</text:p>
          </table:table-cell>
          <table:table-cell table:style-name="ce87" table:formula="of:=DEC2HEX(SUM(HEX2DEC([.AC60]);1))" office:value-type="string" office:string-value="4AFC" calcext:value-type="string">
            <text:p>4AFC</text:p>
          </table:table-cell>
          <table:table-cell table:style-name="ce94" table:formula="of:=DEC2HEX(SUM(HEX2DEC([.AD60]);1))" office:value-type="string" office:string-value="4AFD" calcext:value-type="string">
            <text:p>4AFD</text:p>
          </table:table-cell>
          <table:table-cell table:style-name="ce92" table:formula="of:=DEC2HEX(SUM(HEX2DEC([.AE60]);1))" office:value-type="string" office:string-value="4AFE" calcext:value-type="string">
            <text:p>4AFE</text:p>
          </table:table-cell>
          <table:table-cell table:style-name="ce89" table:formula="of:=DEC2HEX(SUM(HEX2DEC([.AF60]);1))" office:value-type="string" office:string-value="4AFF" calcext:value-type="string">
            <text:p>4A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3]);1))" office:value-type="string" office:string-value="4BE0" calcext:value-type="string">
            <text:p>4BE0</text:p>
          </table:table-cell>
          <table:table-cell table:style-name="ce94" table:formula="of:=DEC2HEX(SUM(HEX2DEC([.B61]);1))" office:value-type="string" office:string-value="4BE1" calcext:value-type="string">
            <text:p>4BE1</text:p>
          </table:table-cell>
          <table:table-cell table:style-name="ce87" table:formula="of:=DEC2HEX(SUM(HEX2DEC([.C61]);1))" office:value-type="string" office:string-value="4BE2" calcext:value-type="string">
            <text:p>4BE2</text:p>
          </table:table-cell>
          <table:table-cell table:style-name="ce94" table:formula="of:=DEC2HEX(SUM(HEX2DEC([.D61]);1))" office:value-type="string" office:string-value="4BE3" calcext:value-type="string">
            <text:p>4BE3</text:p>
          </table:table-cell>
          <table:table-cell table:style-name="ce87" table:formula="of:=DEC2HEX(SUM(HEX2DEC([.E61]);1))" office:value-type="string" office:string-value="4BE4" calcext:value-type="string">
            <text:p>4BE4</text:p>
          </table:table-cell>
          <table:table-cell table:style-name="ce94" table:formula="of:=DEC2HEX(SUM(HEX2DEC([.F61]);1))" office:value-type="string" office:string-value="4BE5" calcext:value-type="string">
            <text:p>4BE5</text:p>
          </table:table-cell>
          <table:table-cell table:style-name="ce87" table:formula="of:=DEC2HEX(SUM(HEX2DEC([.G61]);1))" office:value-type="string" office:string-value="4BE6" calcext:value-type="string">
            <text:p>4BE6</text:p>
          </table:table-cell>
          <table:table-cell table:style-name="ce94" table:formula="of:=DEC2HEX(SUM(HEX2DEC([.H61]);1))" office:value-type="string" office:string-value="4BE7" calcext:value-type="string">
            <text:p>4BE7</text:p>
          </table:table-cell>
          <table:table-cell table:style-name="ce87" table:formula="of:=DEC2HEX(SUM(HEX2DEC([.I61]);1))" office:value-type="string" office:string-value="4BE8" calcext:value-type="string">
            <text:p>4BE8</text:p>
          </table:table-cell>
          <table:table-cell table:style-name="ce94" table:formula="of:=DEC2HEX(SUM(HEX2DEC([.J61]);1))" office:value-type="string" office:string-value="4BE9" calcext:value-type="string">
            <text:p>4BE9</text:p>
          </table:table-cell>
          <table:table-cell table:style-name="ce87" table:formula="of:=DEC2HEX(SUM(HEX2DEC([.K61]);1))" office:value-type="string" office:string-value="4BEA" calcext:value-type="string">
            <text:p>4BEA</text:p>
          </table:table-cell>
          <table:table-cell table:style-name="ce94" table:formula="of:=DEC2HEX(SUM(HEX2DEC([.L61]);1))" office:value-type="string" office:string-value="4BEB" calcext:value-type="string">
            <text:p>4BEB</text:p>
          </table:table-cell>
          <table:table-cell table:style-name="ce104" table:formula="of:=DEC2HEX(SUM(HEX2DEC([.M61]);1))" office:value-type="string" office:string-value="4BEC" calcext:value-type="string">
            <text:p>4BEC</text:p>
          </table:table-cell>
          <table:table-cell table:style-name="ce89" table:formula="of:=DEC2HEX(SUM(HEX2DEC([.N61]);1))" office:value-type="string" office:string-value="4BED" calcext:value-type="string">
            <text:p>4BED</text:p>
          </table:table-cell>
          <table:table-cell table:style-name="ce97" table:formula="of:=DEC2HEX(SUM(HEX2DEC([.O61]);1))" office:value-type="string" office:string-value="4BEE" calcext:value-type="string">
            <text:p>4BEE</text:p>
          </table:table-cell>
          <table:table-cell table:style-name="ce94" table:formula="of:=DEC2HEX(SUM(HEX2DEC([.P61]);1))" office:value-type="string" office:string-value="4BEF" calcext:value-type="string">
            <text:p>4BEF</text:p>
          </table:table-cell>
          <table:table-cell table:style-name="ce87" table:formula="of:=DEC2HEX(SUM(HEX2DEC([.Q61]);1))" office:value-type="string" office:string-value="4BF0" calcext:value-type="string">
            <text:p>4BF0</text:p>
          </table:table-cell>
          <table:table-cell table:style-name="ce94" table:formula="of:=DEC2HEX(SUM(HEX2DEC([.R61]);1))" office:value-type="string" office:string-value="4BF1" calcext:value-type="string">
            <text:p>4BF1</text:p>
          </table:table-cell>
          <table:table-cell table:style-name="ce87" table:formula="of:=DEC2HEX(SUM(HEX2DEC([.S61]);1))" office:value-type="string" office:string-value="4BF2" calcext:value-type="string">
            <text:p>4BF2</text:p>
          </table:table-cell>
          <table:table-cell table:style-name="ce94" table:formula="of:=DEC2HEX(SUM(HEX2DEC([.T61]);1))" office:value-type="string" office:string-value="4BF3" calcext:value-type="string">
            <text:p>4BF3</text:p>
          </table:table-cell>
          <table:table-cell table:style-name="ce87" table:formula="of:=DEC2HEX(SUM(HEX2DEC([.U61]);1))" office:value-type="string" office:string-value="4BF4" calcext:value-type="string">
            <text:p>4BF4</text:p>
          </table:table-cell>
          <table:table-cell table:style-name="ce94" table:formula="of:=DEC2HEX(SUM(HEX2DEC([.V61]);1))" office:value-type="string" office:string-value="4BF5" calcext:value-type="string">
            <text:p>4BF5</text:p>
          </table:table-cell>
          <table:table-cell table:style-name="ce87" table:formula="of:=DEC2HEX(SUM(HEX2DEC([.W61]);1))" office:value-type="string" office:string-value="4BF6" calcext:value-type="string">
            <text:p>4BF6</text:p>
          </table:table-cell>
          <table:table-cell table:style-name="ce94" table:formula="of:=DEC2HEX(SUM(HEX2DEC([.X61]);1))" office:value-type="string" office:string-value="4BF7" calcext:value-type="string">
            <text:p>4BF7</text:p>
          </table:table-cell>
          <table:table-cell table:style-name="ce87" table:formula="of:=DEC2HEX(SUM(HEX2DEC([.Y61]);1))" office:value-type="string" office:string-value="4BF8" calcext:value-type="string">
            <text:p>4BF8</text:p>
          </table:table-cell>
          <table:table-cell table:style-name="ce94" table:formula="of:=DEC2HEX(SUM(HEX2DEC([.Z61]);1))" office:value-type="string" office:string-value="4BF9" calcext:value-type="string">
            <text:p>4BF9</text:p>
          </table:table-cell>
          <table:table-cell table:style-name="ce92" table:formula="of:=DEC2HEX(SUM(HEX2DEC([.AA61]);1))" office:value-type="string" office:string-value="4BFA" calcext:value-type="string">
            <text:p>4BFA</text:p>
          </table:table-cell>
          <table:table-cell table:style-name="ce94" table:formula="of:=DEC2HEX(SUM(HEX2DEC([.AB61]);1))" office:value-type="string" office:string-value="4BFB" calcext:value-type="string">
            <text:p>4BFB</text:p>
          </table:table-cell>
          <table:table-cell table:style-name="ce87" table:formula="of:=DEC2HEX(SUM(HEX2DEC([.AC61]);1))" office:value-type="string" office:string-value="4BFC" calcext:value-type="string">
            <text:p>4BFC</text:p>
          </table:table-cell>
          <table:table-cell table:style-name="ce94" table:formula="of:=DEC2HEX(SUM(HEX2DEC([.AD61]);1))" office:value-type="string" office:string-value="4BFD" calcext:value-type="string">
            <text:p>4BFD</text:p>
          </table:table-cell>
          <table:table-cell table:style-name="ce92" table:formula="of:=DEC2HEX(SUM(HEX2DEC([.AE61]);1))" office:value-type="string" office:string-value="4BFE" calcext:value-type="string">
            <text:p>4BFE</text:p>
          </table:table-cell>
          <table:table-cell table:style-name="ce89" table:formula="of:=DEC2HEX(SUM(HEX2DEC([.AF61]);1))" office:value-type="string" office:string-value="4BFF" calcext:value-type="string">
            <text:p>4B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4]);1))" office:value-type="string" office:string-value="4CE0" calcext:value-type="string">
            <text:p>4CE0</text:p>
          </table:table-cell>
          <table:table-cell table:style-name="ce94" table:formula="of:=DEC2HEX(SUM(HEX2DEC([.B62]);1))" office:value-type="string" office:string-value="4CE1" calcext:value-type="string">
            <text:p>4CE1</text:p>
          </table:table-cell>
          <table:table-cell table:style-name="ce87" table:formula="of:=DEC2HEX(SUM(HEX2DEC([.C62]);1))" office:value-type="string" office:string-value="4CE2" calcext:value-type="string">
            <text:p>4CE2</text:p>
          </table:table-cell>
          <table:table-cell table:style-name="ce94" table:formula="of:=DEC2HEX(SUM(HEX2DEC([.D62]);1))" office:value-type="string" office:string-value="4CE3" calcext:value-type="string">
            <text:p>4CE3</text:p>
          </table:table-cell>
          <table:table-cell table:style-name="ce87" table:formula="of:=DEC2HEX(SUM(HEX2DEC([.E62]);1))" office:value-type="string" office:string-value="4CE4" calcext:value-type="string">
            <text:p>4CE4</text:p>
          </table:table-cell>
          <table:table-cell table:style-name="ce94" table:formula="of:=DEC2HEX(SUM(HEX2DEC([.F62]);1))" office:value-type="string" office:string-value="4CE5" calcext:value-type="string">
            <text:p>4CE5</text:p>
          </table:table-cell>
          <table:table-cell table:style-name="ce87" table:formula="of:=DEC2HEX(SUM(HEX2DEC([.G62]);1))" office:value-type="string" office:string-value="4CE6" calcext:value-type="string">
            <text:p>4CE6</text:p>
          </table:table-cell>
          <table:table-cell table:style-name="ce94" table:formula="of:=DEC2HEX(SUM(HEX2DEC([.H62]);1))" office:value-type="string" office:string-value="4CE7" calcext:value-type="string">
            <text:p>4CE7</text:p>
          </table:table-cell>
          <table:table-cell table:style-name="ce87" table:formula="of:=DEC2HEX(SUM(HEX2DEC([.I62]);1))" office:value-type="string" office:string-value="4CE8" calcext:value-type="string">
            <text:p>4CE8</text:p>
          </table:table-cell>
          <table:table-cell table:style-name="ce94" table:formula="of:=DEC2HEX(SUM(HEX2DEC([.J62]);1))" office:value-type="string" office:string-value="4CE9" calcext:value-type="string">
            <text:p>4CE9</text:p>
          </table:table-cell>
          <table:table-cell table:style-name="ce87" table:formula="of:=DEC2HEX(SUM(HEX2DEC([.K62]);1))" office:value-type="string" office:string-value="4CEA" calcext:value-type="string">
            <text:p>4CEA</text:p>
          </table:table-cell>
          <table:table-cell table:style-name="ce94" table:formula="of:=DEC2HEX(SUM(HEX2DEC([.L62]);1))" office:value-type="string" office:string-value="4CEB" calcext:value-type="string">
            <text:p>4CEB</text:p>
          </table:table-cell>
          <table:table-cell table:style-name="ce104" table:formula="of:=DEC2HEX(SUM(HEX2DEC([.M62]);1))" office:value-type="string" office:string-value="4CEC" calcext:value-type="string">
            <text:p>4CEC</text:p>
          </table:table-cell>
          <table:table-cell table:style-name="ce89" table:formula="of:=DEC2HEX(SUM(HEX2DEC([.N62]);1))" office:value-type="string" office:string-value="4CED" calcext:value-type="string">
            <text:p>4CED</text:p>
          </table:table-cell>
          <table:table-cell table:style-name="ce97" table:formula="of:=DEC2HEX(SUM(HEX2DEC([.O62]);1))" office:value-type="string" office:string-value="4CEE" calcext:value-type="string">
            <text:p>4CEE</text:p>
          </table:table-cell>
          <table:table-cell table:style-name="ce94" table:formula="of:=DEC2HEX(SUM(HEX2DEC([.P62]);1))" office:value-type="string" office:string-value="4CEF" calcext:value-type="string">
            <text:p>4CEF</text:p>
          </table:table-cell>
          <table:table-cell table:style-name="ce87" table:formula="of:=DEC2HEX(SUM(HEX2DEC([.Q62]);1))" office:value-type="string" office:string-value="4CF0" calcext:value-type="string">
            <text:p>4CF0</text:p>
          </table:table-cell>
          <table:table-cell table:style-name="ce94" table:formula="of:=DEC2HEX(SUM(HEX2DEC([.R62]);1))" office:value-type="string" office:string-value="4CF1" calcext:value-type="string">
            <text:p>4CF1</text:p>
          </table:table-cell>
          <table:table-cell table:style-name="ce87" table:formula="of:=DEC2HEX(SUM(HEX2DEC([.S62]);1))" office:value-type="string" office:string-value="4CF2" calcext:value-type="string">
            <text:p>4CF2</text:p>
          </table:table-cell>
          <table:table-cell table:style-name="ce94" table:formula="of:=DEC2HEX(SUM(HEX2DEC([.T62]);1))" office:value-type="string" office:string-value="4CF3" calcext:value-type="string">
            <text:p>4CF3</text:p>
          </table:table-cell>
          <table:table-cell table:style-name="ce87" table:formula="of:=DEC2HEX(SUM(HEX2DEC([.U62]);1))" office:value-type="string" office:string-value="4CF4" calcext:value-type="string">
            <text:p>4CF4</text:p>
          </table:table-cell>
          <table:table-cell table:style-name="ce94" table:formula="of:=DEC2HEX(SUM(HEX2DEC([.V62]);1))" office:value-type="string" office:string-value="4CF5" calcext:value-type="string">
            <text:p>4CF5</text:p>
          </table:table-cell>
          <table:table-cell table:style-name="ce87" table:formula="of:=DEC2HEX(SUM(HEX2DEC([.W62]);1))" office:value-type="string" office:string-value="4CF6" calcext:value-type="string">
            <text:p>4CF6</text:p>
          </table:table-cell>
          <table:table-cell table:style-name="ce94" table:formula="of:=DEC2HEX(SUM(HEX2DEC([.X62]);1))" office:value-type="string" office:string-value="4CF7" calcext:value-type="string">
            <text:p>4CF7</text:p>
          </table:table-cell>
          <table:table-cell table:style-name="ce87" table:formula="of:=DEC2HEX(SUM(HEX2DEC([.Y62]);1))" office:value-type="string" office:string-value="4CF8" calcext:value-type="string">
            <text:p>4CF8</text:p>
          </table:table-cell>
          <table:table-cell table:style-name="ce94" table:formula="of:=DEC2HEX(SUM(HEX2DEC([.Z62]);1))" office:value-type="string" office:string-value="4CF9" calcext:value-type="string">
            <text:p>4CF9</text:p>
          </table:table-cell>
          <table:table-cell table:style-name="ce92" table:formula="of:=DEC2HEX(SUM(HEX2DEC([.AA62]);1))" office:value-type="string" office:string-value="4CFA" calcext:value-type="string">
            <text:p>4CFA</text:p>
          </table:table-cell>
          <table:table-cell table:style-name="ce94" table:formula="of:=DEC2HEX(SUM(HEX2DEC([.AB62]);1))" office:value-type="string" office:string-value="4CFB" calcext:value-type="string">
            <text:p>4CFB</text:p>
          </table:table-cell>
          <table:table-cell table:style-name="ce87" table:formula="of:=DEC2HEX(SUM(HEX2DEC([.AC62]);1))" office:value-type="string" office:string-value="4CFC" calcext:value-type="string">
            <text:p>4CFC</text:p>
          </table:table-cell>
          <table:table-cell table:style-name="ce94" table:formula="of:=DEC2HEX(SUM(HEX2DEC([.AD62]);1))" office:value-type="string" office:string-value="4CFD" calcext:value-type="string">
            <text:p>4CFD</text:p>
          </table:table-cell>
          <table:table-cell table:style-name="ce92" table:formula="of:=DEC2HEX(SUM(HEX2DEC([.AE62]);1))" office:value-type="string" office:string-value="4CFE" calcext:value-type="string">
            <text:p>4CFE</text:p>
          </table:table-cell>
          <table:table-cell table:style-name="ce89" table:formula="of:=DEC2HEX(SUM(HEX2DEC([.AF62]);1))" office:value-type="string" office:string-value="4CFF" calcext:value-type="string">
            <text:p>4C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5]);1))" office:value-type="string" office:string-value="4DE0" calcext:value-type="string">
            <text:p>4DE0</text:p>
          </table:table-cell>
          <table:table-cell table:style-name="ce94" table:formula="of:=DEC2HEX(SUM(HEX2DEC([.B63]);1))" office:value-type="string" office:string-value="4DE1" calcext:value-type="string">
            <text:p>4DE1</text:p>
          </table:table-cell>
          <table:table-cell table:style-name="ce87" table:formula="of:=DEC2HEX(SUM(HEX2DEC([.C63]);1))" office:value-type="string" office:string-value="4DE2" calcext:value-type="string">
            <text:p>4DE2</text:p>
          </table:table-cell>
          <table:table-cell table:style-name="ce94" table:formula="of:=DEC2HEX(SUM(HEX2DEC([.D63]);1))" office:value-type="string" office:string-value="4DE3" calcext:value-type="string">
            <text:p>4DE3</text:p>
          </table:table-cell>
          <table:table-cell table:style-name="ce87" table:formula="of:=DEC2HEX(SUM(HEX2DEC([.E63]);1))" office:value-type="string" office:string-value="4DE4" calcext:value-type="string">
            <text:p>4DE4</text:p>
          </table:table-cell>
          <table:table-cell table:style-name="ce94" table:formula="of:=DEC2HEX(SUM(HEX2DEC([.F63]);1))" office:value-type="string" office:string-value="4DE5" calcext:value-type="string">
            <text:p>4DE5</text:p>
          </table:table-cell>
          <table:table-cell table:style-name="ce87" table:formula="of:=DEC2HEX(SUM(HEX2DEC([.G63]);1))" office:value-type="string" office:string-value="4DE6" calcext:value-type="string">
            <text:p>4DE6</text:p>
          </table:table-cell>
          <table:table-cell table:style-name="ce94" table:formula="of:=DEC2HEX(SUM(HEX2DEC([.H63]);1))" office:value-type="string" office:string-value="4DE7" calcext:value-type="string">
            <text:p>4DE7</text:p>
          </table:table-cell>
          <table:table-cell table:style-name="ce87" table:formula="of:=DEC2HEX(SUM(HEX2DEC([.I63]);1))" office:value-type="string" office:string-value="4DE8" calcext:value-type="string">
            <text:p>4DE8</text:p>
          </table:table-cell>
          <table:table-cell table:style-name="ce94" table:formula="of:=DEC2HEX(SUM(HEX2DEC([.J63]);1))" office:value-type="string" office:string-value="4DE9" calcext:value-type="string">
            <text:p>4DE9</text:p>
          </table:table-cell>
          <table:table-cell table:style-name="ce87" table:formula="of:=DEC2HEX(SUM(HEX2DEC([.K63]);1))" office:value-type="string" office:string-value="4DEA" calcext:value-type="string">
            <text:p>4DEA</text:p>
          </table:table-cell>
          <table:table-cell table:style-name="ce94" table:formula="of:=DEC2HEX(SUM(HEX2DEC([.L63]);1))" office:value-type="string" office:string-value="4DEB" calcext:value-type="string">
            <text:p>4DEB</text:p>
          </table:table-cell>
          <table:table-cell table:style-name="ce104" table:formula="of:=DEC2HEX(SUM(HEX2DEC([.M63]);1))" office:value-type="string" office:string-value="4DEC" calcext:value-type="string">
            <text:p>4DEC</text:p>
          </table:table-cell>
          <table:table-cell table:style-name="ce89" table:formula="of:=DEC2HEX(SUM(HEX2DEC([.N63]);1))" office:value-type="string" office:string-value="4DED" calcext:value-type="string">
            <text:p>4DED</text:p>
          </table:table-cell>
          <table:table-cell table:style-name="ce97" table:formula="of:=DEC2HEX(SUM(HEX2DEC([.O63]);1))" office:value-type="string" office:string-value="4DEE" calcext:value-type="string">
            <text:p>4DEE</text:p>
          </table:table-cell>
          <table:table-cell table:style-name="ce94" table:formula="of:=DEC2HEX(SUM(HEX2DEC([.P63]);1))" office:value-type="string" office:string-value="4DEF" calcext:value-type="string">
            <text:p>4DEF</text:p>
          </table:table-cell>
          <table:table-cell table:style-name="ce87" table:formula="of:=DEC2HEX(SUM(HEX2DEC([.Q63]);1))" office:value-type="string" office:string-value="4DF0" calcext:value-type="string">
            <text:p>4DF0</text:p>
          </table:table-cell>
          <table:table-cell table:style-name="ce94" table:formula="of:=DEC2HEX(SUM(HEX2DEC([.R63]);1))" office:value-type="string" office:string-value="4DF1" calcext:value-type="string">
            <text:p>4DF1</text:p>
          </table:table-cell>
          <table:table-cell table:style-name="ce87" table:formula="of:=DEC2HEX(SUM(HEX2DEC([.S63]);1))" office:value-type="string" office:string-value="4DF2" calcext:value-type="string">
            <text:p>4DF2</text:p>
          </table:table-cell>
          <table:table-cell table:style-name="ce94" table:formula="of:=DEC2HEX(SUM(HEX2DEC([.T63]);1))" office:value-type="string" office:string-value="4DF3" calcext:value-type="string">
            <text:p>4DF3</text:p>
          </table:table-cell>
          <table:table-cell table:style-name="ce87" table:formula="of:=DEC2HEX(SUM(HEX2DEC([.U63]);1))" office:value-type="string" office:string-value="4DF4" calcext:value-type="string">
            <text:p>4DF4</text:p>
          </table:table-cell>
          <table:table-cell table:style-name="ce94" table:formula="of:=DEC2HEX(SUM(HEX2DEC([.V63]);1))" office:value-type="string" office:string-value="4DF5" calcext:value-type="string">
            <text:p>4DF5</text:p>
          </table:table-cell>
          <table:table-cell table:style-name="ce87" table:formula="of:=DEC2HEX(SUM(HEX2DEC([.W63]);1))" office:value-type="string" office:string-value="4DF6" calcext:value-type="string">
            <text:p>4DF6</text:p>
          </table:table-cell>
          <table:table-cell table:style-name="ce94" table:formula="of:=DEC2HEX(SUM(HEX2DEC([.X63]);1))" office:value-type="string" office:string-value="4DF7" calcext:value-type="string">
            <text:p>4DF7</text:p>
          </table:table-cell>
          <table:table-cell table:style-name="ce87" table:formula="of:=DEC2HEX(SUM(HEX2DEC([.Y63]);1))" office:value-type="string" office:string-value="4DF8" calcext:value-type="string">
            <text:p>4DF8</text:p>
          </table:table-cell>
          <table:table-cell table:style-name="ce94" table:formula="of:=DEC2HEX(SUM(HEX2DEC([.Z63]);1))" office:value-type="string" office:string-value="4DF9" calcext:value-type="string">
            <text:p>4DF9</text:p>
          </table:table-cell>
          <table:table-cell table:style-name="ce92" table:formula="of:=DEC2HEX(SUM(HEX2DEC([.AA63]);1))" office:value-type="string" office:string-value="4DFA" calcext:value-type="string">
            <text:p>4DFA</text:p>
          </table:table-cell>
          <table:table-cell table:style-name="ce94" table:formula="of:=DEC2HEX(SUM(HEX2DEC([.AB63]);1))" office:value-type="string" office:string-value="4DFB" calcext:value-type="string">
            <text:p>4DFB</text:p>
          </table:table-cell>
          <table:table-cell table:style-name="ce87" table:formula="of:=DEC2HEX(SUM(HEX2DEC([.AC63]);1))" office:value-type="string" office:string-value="4DFC" calcext:value-type="string">
            <text:p>4DFC</text:p>
          </table:table-cell>
          <table:table-cell table:style-name="ce94" table:formula="of:=DEC2HEX(SUM(HEX2DEC([.AD63]);1))" office:value-type="string" office:string-value="4DFD" calcext:value-type="string">
            <text:p>4DFD</text:p>
          </table:table-cell>
          <table:table-cell table:style-name="ce92" table:formula="of:=DEC2HEX(SUM(HEX2DEC([.AE63]);1))" office:value-type="string" office:string-value="4DFE" calcext:value-type="string">
            <text:p>4DFE</text:p>
          </table:table-cell>
          <table:table-cell table:style-name="ce89" table:formula="of:=DEC2HEX(SUM(HEX2DEC([.AF63]);1))" office:value-type="string" office:string-value="4DFF" calcext:value-type="string">
            <text:p>4D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6]);1))" office:value-type="string" office:string-value="4EE0" calcext:value-type="string">
            <text:p>4EE0</text:p>
          </table:table-cell>
          <table:table-cell table:style-name="ce94" table:formula="of:=DEC2HEX(SUM(HEX2DEC([.B64]);1))" office:value-type="string" office:string-value="4EE1" calcext:value-type="string">
            <text:p>4EE1</text:p>
          </table:table-cell>
          <table:table-cell table:style-name="ce87" table:formula="of:=DEC2HEX(SUM(HEX2DEC([.C64]);1))" office:value-type="string" office:string-value="4EE2" calcext:value-type="string">
            <text:p>4EE2</text:p>
          </table:table-cell>
          <table:table-cell table:style-name="ce94" table:formula="of:=DEC2HEX(SUM(HEX2DEC([.D64]);1))" office:value-type="string" office:string-value="4EE3" calcext:value-type="string">
            <text:p>4EE3</text:p>
          </table:table-cell>
          <table:table-cell table:style-name="ce87" table:formula="of:=DEC2HEX(SUM(HEX2DEC([.E64]);1))" office:value-type="string" office:string-value="4EE4" calcext:value-type="string">
            <text:p>4EE4</text:p>
          </table:table-cell>
          <table:table-cell table:style-name="ce94" table:formula="of:=DEC2HEX(SUM(HEX2DEC([.F64]);1))" office:value-type="string" office:string-value="4EE5" calcext:value-type="string">
            <text:p>4EE5</text:p>
          </table:table-cell>
          <table:table-cell table:style-name="ce87" table:formula="of:=DEC2HEX(SUM(HEX2DEC([.G64]);1))" office:value-type="string" office:string-value="4EE6" calcext:value-type="string">
            <text:p>4EE6</text:p>
          </table:table-cell>
          <table:table-cell table:style-name="ce94" table:formula="of:=DEC2HEX(SUM(HEX2DEC([.H64]);1))" office:value-type="string" office:string-value="4EE7" calcext:value-type="string">
            <text:p>4EE7</text:p>
          </table:table-cell>
          <table:table-cell table:style-name="ce87" table:formula="of:=DEC2HEX(SUM(HEX2DEC([.I64]);1))" office:value-type="string" office:string-value="4EE8" calcext:value-type="string">
            <text:p>4EE8</text:p>
          </table:table-cell>
          <table:table-cell table:style-name="ce94" table:formula="of:=DEC2HEX(SUM(HEX2DEC([.J64]);1))" office:value-type="string" office:string-value="4EE9" calcext:value-type="string">
            <text:p>4EE9</text:p>
          </table:table-cell>
          <table:table-cell table:style-name="ce87" table:formula="of:=DEC2HEX(SUM(HEX2DEC([.K64]);1))" office:value-type="string" office:string-value="4EEA" calcext:value-type="string">
            <text:p>4EEA</text:p>
          </table:table-cell>
          <table:table-cell table:style-name="ce94" table:formula="of:=DEC2HEX(SUM(HEX2DEC([.L64]);1))" office:value-type="string" office:string-value="4EEB" calcext:value-type="string">
            <text:p>4EEB</text:p>
          </table:table-cell>
          <table:table-cell table:style-name="ce104" table:formula="of:=DEC2HEX(SUM(HEX2DEC([.M64]);1))" office:value-type="string" office:string-value="4EEC" calcext:value-type="string">
            <text:p>4EEC</text:p>
          </table:table-cell>
          <table:table-cell table:style-name="ce89" table:formula="of:=DEC2HEX(SUM(HEX2DEC([.N64]);1))" office:value-type="string" office:string-value="4EED" calcext:value-type="string">
            <text:p>4EED</text:p>
          </table:table-cell>
          <table:table-cell table:style-name="ce97" table:formula="of:=DEC2HEX(SUM(HEX2DEC([.O64]);1))" office:value-type="string" office:string-value="4EEE" calcext:value-type="string">
            <text:p>4EEE</text:p>
          </table:table-cell>
          <table:table-cell table:style-name="ce94" table:formula="of:=DEC2HEX(SUM(HEX2DEC([.P64]);1))" office:value-type="string" office:string-value="4EEF" calcext:value-type="string">
            <text:p>4EEF</text:p>
          </table:table-cell>
          <table:table-cell table:style-name="ce87" table:formula="of:=DEC2HEX(SUM(HEX2DEC([.Q64]);1))" office:value-type="string" office:string-value="4EF0" calcext:value-type="string">
            <text:p>4EF0</text:p>
          </table:table-cell>
          <table:table-cell table:style-name="ce94" table:formula="of:=DEC2HEX(SUM(HEX2DEC([.R64]);1))" office:value-type="string" office:string-value="4EF1" calcext:value-type="string">
            <text:p>4EF1</text:p>
          </table:table-cell>
          <table:table-cell table:style-name="ce87" table:formula="of:=DEC2HEX(SUM(HEX2DEC([.S64]);1))" office:value-type="string" office:string-value="4EF2" calcext:value-type="string">
            <text:p>4EF2</text:p>
          </table:table-cell>
          <table:table-cell table:style-name="ce94" table:formula="of:=DEC2HEX(SUM(HEX2DEC([.T64]);1))" office:value-type="string" office:string-value="4EF3" calcext:value-type="string">
            <text:p>4EF3</text:p>
          </table:table-cell>
          <table:table-cell table:style-name="ce87" table:formula="of:=DEC2HEX(SUM(HEX2DEC([.U64]);1))" office:value-type="string" office:string-value="4EF4" calcext:value-type="string">
            <text:p>4EF4</text:p>
          </table:table-cell>
          <table:table-cell table:style-name="ce94" table:formula="of:=DEC2HEX(SUM(HEX2DEC([.V64]);1))" office:value-type="string" office:string-value="4EF5" calcext:value-type="string">
            <text:p>4EF5</text:p>
          </table:table-cell>
          <table:table-cell table:style-name="ce87" table:formula="of:=DEC2HEX(SUM(HEX2DEC([.W64]);1))" office:value-type="string" office:string-value="4EF6" calcext:value-type="string">
            <text:p>4EF6</text:p>
          </table:table-cell>
          <table:table-cell table:style-name="ce94" table:formula="of:=DEC2HEX(SUM(HEX2DEC([.X64]);1))" office:value-type="string" office:string-value="4EF7" calcext:value-type="string">
            <text:p>4EF7</text:p>
          </table:table-cell>
          <table:table-cell table:style-name="ce87" table:formula="of:=DEC2HEX(SUM(HEX2DEC([.Y64]);1))" office:value-type="string" office:string-value="4EF8" calcext:value-type="string">
            <text:p>4EF8</text:p>
          </table:table-cell>
          <table:table-cell table:style-name="ce94" table:formula="of:=DEC2HEX(SUM(HEX2DEC([.Z64]);1))" office:value-type="string" office:string-value="4EF9" calcext:value-type="string">
            <text:p>4EF9</text:p>
          </table:table-cell>
          <table:table-cell table:style-name="ce92" table:formula="of:=DEC2HEX(SUM(HEX2DEC([.AA64]);1))" office:value-type="string" office:string-value="4EFA" calcext:value-type="string">
            <text:p>4EFA</text:p>
          </table:table-cell>
          <table:table-cell table:style-name="ce94" table:formula="of:=DEC2HEX(SUM(HEX2DEC([.AB64]);1))" office:value-type="string" office:string-value="4EFB" calcext:value-type="string">
            <text:p>4EFB</text:p>
          </table:table-cell>
          <table:table-cell table:style-name="ce87" table:formula="of:=DEC2HEX(SUM(HEX2DEC([.AC64]);1))" office:value-type="string" office:string-value="4EFC" calcext:value-type="string">
            <text:p>4EFC</text:p>
          </table:table-cell>
          <table:table-cell table:style-name="ce94" table:formula="of:=DEC2HEX(SUM(HEX2DEC([.AD64]);1))" office:value-type="string" office:string-value="4EFD" calcext:value-type="string">
            <text:p>4EFD</text:p>
          </table:table-cell>
          <table:table-cell table:style-name="ce92" table:formula="of:=DEC2HEX(SUM(HEX2DEC([.AE64]);1))" office:value-type="string" office:string-value="4EFE" calcext:value-type="string">
            <text:p>4EFE</text:p>
          </table:table-cell>
          <table:table-cell table:style-name="ce89" table:formula="of:=DEC2HEX(SUM(HEX2DEC([.AF64]);1))" office:value-type="string" office:string-value="4EFF" calcext:value-type="string">
            <text:p>4EF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8" table:formula="of:=DEC2HEX(SUM(HEX2DEC([.AG57]);1))" office:value-type="string" office:string-value="4FE0" calcext:value-type="string">
            <text:p>4FE0</text:p>
          </table:table-cell>
          <table:table-cell table:style-name="ce96" table:formula="of:=DEC2HEX(SUM(HEX2DEC([.B65]);1))" office:value-type="string" office:string-value="4FE1" calcext:value-type="string">
            <text:p>4FE1</text:p>
          </table:table-cell>
          <table:table-cell table:style-name="ce101" table:formula="of:=DEC2HEX(SUM(HEX2DEC([.C65]);1))" office:value-type="string" office:string-value="4FE2" calcext:value-type="string">
            <text:p>4FE2</text:p>
          </table:table-cell>
          <table:table-cell table:style-name="ce96" table:formula="of:=DEC2HEX(SUM(HEX2DEC([.D65]);1))" office:value-type="string" office:string-value="4FE3" calcext:value-type="string">
            <text:p>4FE3</text:p>
          </table:table-cell>
          <table:table-cell table:style-name="ce101" table:formula="of:=DEC2HEX(SUM(HEX2DEC([.E65]);1))" office:value-type="string" office:string-value="4FE4" calcext:value-type="string">
            <text:p>4FE4</text:p>
          </table:table-cell>
          <table:table-cell table:style-name="ce96" table:formula="of:=DEC2HEX(SUM(HEX2DEC([.F65]);1))" office:value-type="string" office:string-value="4FE5" calcext:value-type="string">
            <text:p>4FE5</text:p>
          </table:table-cell>
          <table:table-cell table:style-name="ce101" table:formula="of:=DEC2HEX(SUM(HEX2DEC([.G65]);1))" office:value-type="string" office:string-value="4FE6" calcext:value-type="string">
            <text:p>4FE6</text:p>
          </table:table-cell>
          <table:table-cell table:style-name="ce96" table:formula="of:=DEC2HEX(SUM(HEX2DEC([.H65]);1))" office:value-type="string" office:string-value="4FE7" calcext:value-type="string">
            <text:p>4FE7</text:p>
          </table:table-cell>
          <table:table-cell table:style-name="ce101" table:formula="of:=DEC2HEX(SUM(HEX2DEC([.I65]);1))" office:value-type="string" office:string-value="4FE8" calcext:value-type="string">
            <text:p>4FE8</text:p>
          </table:table-cell>
          <table:table-cell table:style-name="ce96" table:formula="of:=DEC2HEX(SUM(HEX2DEC([.J65]);1))" office:value-type="string" office:string-value="4FE9" calcext:value-type="string">
            <text:p>4FE9</text:p>
          </table:table-cell>
          <table:table-cell table:style-name="ce101" table:formula="of:=DEC2HEX(SUM(HEX2DEC([.K65]);1))" office:value-type="string" office:string-value="4FEA" calcext:value-type="string">
            <text:p>4FEA</text:p>
          </table:table-cell>
          <table:table-cell table:style-name="ce96" table:formula="of:=DEC2HEX(SUM(HEX2DEC([.L65]);1))" office:value-type="string" office:string-value="4FEB" calcext:value-type="string">
            <text:p>4FEB</text:p>
          </table:table-cell>
          <table:table-cell table:style-name="ce105" table:formula="of:=DEC2HEX(SUM(HEX2DEC([.M65]);1))" office:value-type="string" office:string-value="4FEC" calcext:value-type="string">
            <text:p>4FEC</text:p>
          </table:table-cell>
          <table:table-cell table:style-name="ce90" table:formula="of:=DEC2HEX(SUM(HEX2DEC([.N65]);1))" office:value-type="string" office:string-value="4FED" calcext:value-type="string">
            <text:p>4FED</text:p>
          </table:table-cell>
          <table:table-cell table:style-name="ce98" table:formula="of:=DEC2HEX(SUM(HEX2DEC([.O65]);1))" office:value-type="string" office:string-value="4FEE" calcext:value-type="string">
            <text:p>4FEE</text:p>
          </table:table-cell>
          <table:table-cell table:style-name="ce96" table:formula="of:=DEC2HEX(SUM(HEX2DEC([.P65]);1))" office:value-type="string" office:string-value="4FEF" calcext:value-type="string">
            <text:p>4FEF</text:p>
          </table:table-cell>
          <table:table-cell table:style-name="ce101" table:formula="of:=DEC2HEX(SUM(HEX2DEC([.Q65]);1))" office:value-type="string" office:string-value="4FF0" calcext:value-type="string">
            <text:p>4FF0</text:p>
          </table:table-cell>
          <table:table-cell table:style-name="ce96" table:formula="of:=DEC2HEX(SUM(HEX2DEC([.R65]);1))" office:value-type="string" office:string-value="4FF1" calcext:value-type="string">
            <text:p>4FF1</text:p>
          </table:table-cell>
          <table:table-cell table:style-name="ce101" table:formula="of:=DEC2HEX(SUM(HEX2DEC([.S65]);1))" office:value-type="string" office:string-value="4FF2" calcext:value-type="string">
            <text:p>4FF2</text:p>
          </table:table-cell>
          <table:table-cell table:style-name="ce96" table:formula="of:=DEC2HEX(SUM(HEX2DEC([.T65]);1))" office:value-type="string" office:string-value="4FF3" calcext:value-type="string">
            <text:p>4FF3</text:p>
          </table:table-cell>
          <table:table-cell table:style-name="ce101" table:formula="of:=DEC2HEX(SUM(HEX2DEC([.U65]);1))" office:value-type="string" office:string-value="4FF4" calcext:value-type="string">
            <text:p>4FF4</text:p>
          </table:table-cell>
          <table:table-cell table:style-name="ce96" table:formula="of:=DEC2HEX(SUM(HEX2DEC([.V65]);1))" office:value-type="string" office:string-value="4FF5" calcext:value-type="string">
            <text:p>4FF5</text:p>
          </table:table-cell>
          <table:table-cell table:style-name="ce101" table:formula="of:=DEC2HEX(SUM(HEX2DEC([.W65]);1))" office:value-type="string" office:string-value="4FF6" calcext:value-type="string">
            <text:p>4FF6</text:p>
          </table:table-cell>
          <table:table-cell table:style-name="ce96" table:formula="of:=DEC2HEX(SUM(HEX2DEC([.X65]);1))" office:value-type="string" office:string-value="4FF7" calcext:value-type="string">
            <text:p>4FF7</text:p>
          </table:table-cell>
          <table:table-cell table:style-name="ce101" table:formula="of:=DEC2HEX(SUM(HEX2DEC([.Y65]);1))" office:value-type="string" office:string-value="4FF8" calcext:value-type="string">
            <text:p>4FF8</text:p>
          </table:table-cell>
          <table:table-cell table:style-name="ce96" table:formula="of:=DEC2HEX(SUM(HEX2DEC([.Z65]);1))" office:value-type="string" office:string-value="4FF9" calcext:value-type="string">
            <text:p>4FF9</text:p>
          </table:table-cell>
          <table:table-cell table:style-name="ce93" table:formula="of:=DEC2HEX(SUM(HEX2DEC([.AA65]);1))" office:value-type="string" office:string-value="4FFA" calcext:value-type="string">
            <text:p>4FFA</text:p>
          </table:table-cell>
          <table:table-cell table:style-name="ce96" table:formula="of:=DEC2HEX(SUM(HEX2DEC([.AB65]);1))" office:value-type="string" office:string-value="4FFB" calcext:value-type="string">
            <text:p>4FFB</text:p>
          </table:table-cell>
          <table:table-cell table:style-name="ce101" table:formula="of:=DEC2HEX(SUM(HEX2DEC([.AC65]);1))" office:value-type="string" office:string-value="4FFC" calcext:value-type="string">
            <text:p>4FFC</text:p>
          </table:table-cell>
          <table:table-cell table:style-name="ce96" table:formula="of:=DEC2HEX(SUM(HEX2DEC([.AD65]);1))" office:value-type="string" office:string-value="4FFD" calcext:value-type="string">
            <text:p>4FFD</text:p>
          </table:table-cell>
          <table:table-cell table:style-name="ce93" table:formula="of:=DEC2HEX(SUM(HEX2DEC([.AE65]);1))" office:value-type="string" office:string-value="4FFE" calcext:value-type="string">
            <text:p>4FFE</text:p>
          </table:table-cell>
          <table:table-cell table:style-name="ce90" table:formula="of:=DEC2HEX(SUM(HEX2DEC([.AF65]);1))" office:value-type="string" office:string-value="4FFF" calcext:value-type="string">
            <text:p>4FFF</text:p>
          </table:table-cell>
          <table:table-cell table:number-columns-repeated="31"/>
        </table:table-row>
        <table:table-row table:style-name="ro2" table:number-rows-repeated="935">
          <table:table-cell table:style-name="ce87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reen3-3 (HEX)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1">
          <table:table-cell table:style-name="ce79"/>
          <table:table-cell table:style-name="ce88" office:value-type="string" calcext:value-type="string">
            <text:p>0</text:p>
            <text:p>Pixel</text:p>
            <text:p>0-7</text:p>
            <text:p>$00-$07</text:p>
          </table:table-cell>
          <table:table-cell table:style-name="ce88" office:value-type="string" calcext:value-type="string">
            <text:p>1</text:p>
            <text:p>Pixel</text:p>
            <text:p>8-15</text:p>
            <text:p>$08-$0F</text:p>
          </table:table-cell>
          <table:table-cell table:style-name="ce88" office:value-type="string" calcext:value-type="string">
            <text:p>2</text:p>
            <text:p>Pixel</text:p>
            <text:p>16-23</text:p>
            <text:p>$10-$17</text:p>
          </table:table-cell>
          <table:table-cell table:style-name="ce88" office:value-type="string" calcext:value-type="string">
            <text:p>3</text:p>
            <text:p>Pixel</text:p>
            <text:p>24-31</text:p>
            <text:p>$18-$1F</text:p>
          </table:table-cell>
          <table:table-cell table:style-name="ce88" office:value-type="string" calcext:value-type="string">
            <text:p>4</text:p>
            <text:p>Pixel</text:p>
            <text:p>32-39</text:p>
            <text:p>$20-$27</text:p>
          </table:table-cell>
          <table:table-cell table:style-name="ce88" office:value-type="string" calcext:value-type="string">
            <text:p>5</text:p>
            <text:p>Pixel</text:p>
            <text:p>40-47</text:p>
            <text:p>$28-$2F</text:p>
          </table:table-cell>
          <table:table-cell table:style-name="ce88" office:value-type="string" calcext:value-type="string">
            <text:p>6</text:p>
            <text:p>Pixel</text:p>
            <text:p>48-55</text:p>
            <text:p>$30-$37</text:p>
          </table:table-cell>
          <table:table-cell table:style-name="ce88" office:value-type="string" calcext:value-type="string">
            <text:p>7</text:p>
            <text:p>Pixel</text:p>
            <text:p>56-63</text:p>
            <text:p>$38-$3F</text:p>
          </table:table-cell>
          <table:table-cell table:style-name="ce88" office:value-type="string" calcext:value-type="string">
            <text:p>8</text:p>
            <text:p>Pixel</text:p>
            <text:p>64-71</text:p>
            <text:p>$40-$47</text:p>
          </table:table-cell>
          <table:table-cell table:style-name="ce88" office:value-type="string" calcext:value-type="string">
            <text:p>9</text:p>
            <text:p>Pixel</text:p>
            <text:p>72-79</text:p>
            <text:p>$48-$4F</text:p>
          </table:table-cell>
          <table:table-cell table:style-name="ce88" office:value-type="string" calcext:value-type="string">
            <text:p>10</text:p>
            <text:p>Pixel</text:p>
            <text:p>80-87</text:p>
            <text:p>$50-$57</text:p>
          </table:table-cell>
          <table:table-cell table:style-name="ce88" office:value-type="string" calcext:value-type="string">
            <text:p>11</text:p>
            <text:p>Pixel</text:p>
            <text:p>88-95</text:p>
            <text:p>$58-$5F</text:p>
          </table:table-cell>
          <table:table-cell table:style-name="ce88" office:value-type="string" calcext:value-type="string">
            <text:p>12</text:p>
            <text:p>Pixel</text:p>
            <text:p>96-103</text:p>
            <text:p>$60-$67</text:p>
          </table:table-cell>
          <table:table-cell table:style-name="ce88" office:value-type="string" calcext:value-type="string">
            <text:p>13</text:p>
            <text:p>Pixel</text:p>
            <text:p>104-111</text:p>
            <text:p>$68-$6F</text:p>
          </table:table-cell>
          <table:table-cell table:style-name="ce88" office:value-type="string" calcext:value-type="string">
            <text:p>14</text:p>
            <text:p>Pixel</text:p>
            <text:p>112-119</text:p>
            <text:p>$70-$77</text:p>
          </table:table-cell>
          <table:table-cell table:style-name="ce88" office:value-type="string" calcext:value-type="string">
            <text:p>15</text:p>
            <text:p>Pixel</text:p>
            <text:p>120-127</text:p>
            <text:p>$78-$7F</text:p>
          </table:table-cell>
          <table:table-cell table:style-name="ce88" office:value-type="string" calcext:value-type="string">
            <text:p>16</text:p>
            <text:p>Pixel</text:p>
            <text:p>128-135</text:p>
            <text:p> $80-$87</text:p>
          </table:table-cell>
          <table:table-cell table:style-name="ce88" office:value-type="string" calcext:value-type="string">
            <text:p>17</text:p>
            <text:p>Pixel</text:p>
            <text:p>136-143</text:p>
            <text:p>$88-$8F</text:p>
          </table:table-cell>
          <table:table-cell table:style-name="ce88" office:value-type="string" calcext:value-type="string">
            <text:p>18</text:p>
            <text:p>Pixel</text:p>
            <text:p>144-151</text:p>
            <text:p>$90-$97</text:p>
          </table:table-cell>
          <table:table-cell table:style-name="ce88" office:value-type="string" calcext:value-type="string">
            <text:p>19</text:p>
            <text:p>Pixel</text:p>
            <text:p>152-159</text:p>
            <text:p>$98-$9F</text:p>
          </table:table-cell>
          <table:table-cell table:style-name="ce88" office:value-type="string" calcext:value-type="string">
            <text:p>20</text:p>
            <text:p>Pixel</text:p>
            <text:p>160-167</text:p>
            <text:p>$A0-$A7</text:p>
          </table:table-cell>
          <table:table-cell table:style-name="ce88" office:value-type="string" calcext:value-type="string">
            <text:p>21</text:p>
            <text:p>Pixel</text:p>
            <text:p>168-175</text:p>
            <text:p>$A8-$AF</text:p>
          </table:table-cell>
          <table:table-cell table:style-name="ce88" office:value-type="string" calcext:value-type="string">
            <text:p>22</text:p>
            <text:p>Pixel</text:p>
            <text:p>176-183</text:p>
            <text:p>$B0-$B7</text:p>
          </table:table-cell>
          <table:table-cell table:style-name="ce88" office:value-type="string" calcext:value-type="string">
            <text:p>23</text:p>
            <text:p>Pixel</text:p>
            <text:p>184-191</text:p>
            <text:p>$B8-$BF</text:p>
          </table:table-cell>
          <table:table-cell table:style-name="ce88" office:value-type="string" calcext:value-type="string">
            <text:p>24</text:p>
            <text:p>Pixel</text:p>
            <text:p>192-199</text:p>
            <text:p>$C0-$C7</text:p>
          </table:table-cell>
          <table:table-cell table:style-name="ce88" office:value-type="string" calcext:value-type="string">
            <text:p>25</text:p>
            <text:p>Pixel</text:p>
            <text:p>200-207</text:p>
            <text:p>$C8-$CF</text:p>
          </table:table-cell>
          <table:table-cell table:style-name="ce88" office:value-type="string" calcext:value-type="string">
            <text:p>26</text:p>
            <text:p>Pixel</text:p>
            <text:p>208-215</text:p>
            <text:p>$D0-$D7</text:p>
          </table:table-cell>
          <table:table-cell table:style-name="ce88" office:value-type="string" calcext:value-type="string">
            <text:p>27</text:p>
            <text:p>Pixel</text:p>
            <text:p>216-223</text:p>
            <text:p>$D8-$DF</text:p>
          </table:table-cell>
          <table:table-cell table:style-name="ce88" office:value-type="string" calcext:value-type="string">
            <text:p>28</text:p>
            <text:p>Pixel</text:p>
            <text:p>224-231</text:p>
            <text:p>$E0-$E7</text:p>
          </table:table-cell>
          <table:table-cell table:style-name="ce88" office:value-type="string" calcext:value-type="string">
            <text:p>29</text:p>
            <text:p>Pixel</text:p>
            <text:p>232-239</text:p>
            <text:p>$E8-$EF</text:p>
          </table:table-cell>
          <table:table-cell table:style-name="ce88" office:value-type="string" calcext:value-type="string">
            <text:p>30</text:p>
            <text:p>Pixel</text:p>
            <text:p>240-247</text:p>
            <text:p>$F0-$F7</text:p>
          </table:table-cell>
          <table:table-cell table:style-name="ce110" office:value-type="string" calcext:value-type="string">
            <text:p>31</text:p>
            <text:p>Pixel</text:p>
            <text:p>248-255</text:p>
            <text:p>$F8-$FF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16</text:p>
            <text:p>Pixel</text:p>
            <text:p>128-135</text:p>
            <text:p>$80-$87</text:p>
          </table:table-cell>
          <table:table-cell table:style-name="ce89" table:formula="of:=DEC2HEX(20480)" office:value-type="string" office:string-value="5000" calcext:value-type="string">
            <text:p>5000</text:p>
          </table:table-cell>
          <table:table-cell table:style-name="ce92" table:formula="of:=DEC2HEX(SUM(HEX2DEC([.B2]);1))" office:value-type="string" office:string-value="5001" calcext:value-type="string">
            <text:p>5001</text:p>
          </table:table-cell>
          <table:table-cell table:style-name="ce94" table:formula="of:=DEC2HEX(SUM(HEX2DEC([.C2]);1))" office:value-type="string" office:string-value="5002" calcext:value-type="string">
            <text:p>5002</text:p>
          </table:table-cell>
          <table:table-cell table:style-name="ce92" table:formula="of:=DEC2HEX(SUM(HEX2DEC([.D2]);1))" office:value-type="string" office:string-value="5003" calcext:value-type="string">
            <text:p>5003</text:p>
          </table:table-cell>
          <table:table-cell table:style-name="ce102" table:formula="of:=DEC2HEX(SUM(HEX2DEC([.E2]);1))" office:value-type="string" office:string-value="5004" calcext:value-type="string">
            <text:p>5004</text:p>
          </table:table-cell>
          <table:table-cell table:style-name="ce92" table:formula="of:=DEC2HEX(SUM(HEX2DEC([.F2]);1))" office:value-type="string" office:string-value="5005" calcext:value-type="string">
            <text:p>5005</text:p>
          </table:table-cell>
          <table:table-cell table:style-name="ce102" table:formula="of:=DEC2HEX(SUM(HEX2DEC([.G2]);1))" office:value-type="string" office:string-value="5006" calcext:value-type="string">
            <text:p>5006</text:p>
          </table:table-cell>
          <table:table-cell table:style-name="ce92" table:formula="of:=DEC2HEX(SUM(HEX2DEC([.H2]);1))" office:value-type="string" office:string-value="5007" calcext:value-type="string">
            <text:p>5007</text:p>
          </table:table-cell>
          <table:table-cell table:style-name="ce102" table:formula="of:=DEC2HEX(SUM(HEX2DEC([.I2]);1))" office:value-type="string" office:string-value="5008" calcext:value-type="string">
            <text:p>5008</text:p>
          </table:table-cell>
          <table:table-cell table:style-name="ce92" table:formula="of:=DEC2HEX(SUM(HEX2DEC([.J2]);1))" office:value-type="string" office:string-value="5009" calcext:value-type="string">
            <text:p>5009</text:p>
          </table:table-cell>
          <table:table-cell table:style-name="ce102" table:formula="of:=DEC2HEX(SUM(HEX2DEC([.K2]);1))" office:value-type="string" office:string-value="500A" calcext:value-type="string">
            <text:p>500A</text:p>
          </table:table-cell>
          <table:table-cell table:style-name="ce92" table:formula="of:=DEC2HEX(SUM(HEX2DEC([.L2]);1))" office:value-type="string" office:string-value="500B" calcext:value-type="string">
            <text:p>500B</text:p>
          </table:table-cell>
          <table:table-cell table:style-name="ce102" table:formula="of:=DEC2HEX(SUM(HEX2DEC([.M2]);1))" office:value-type="string" office:string-value="500C" calcext:value-type="string">
            <text:p>500C</text:p>
          </table:table-cell>
          <table:table-cell table:style-name="ce92" table:formula="of:=DEC2HEX(SUM(HEX2DEC([.N2]);1))" office:value-type="string" office:string-value="500D" calcext:value-type="string">
            <text:p>500D</text:p>
          </table:table-cell>
          <table:table-cell table:style-name="ce102" table:formula="of:=DEC2HEX(SUM(HEX2DEC([.O2]);1))" office:value-type="string" office:string-value="500E" calcext:value-type="string">
            <text:p>500E</text:p>
          </table:table-cell>
          <table:table-cell table:style-name="ce92" table:formula="of:=DEC2HEX(SUM(HEX2DEC([.P2]);1))" office:value-type="string" office:string-value="500F" calcext:value-type="string">
            <text:p>500F</text:p>
          </table:table-cell>
          <table:table-cell table:style-name="ce102" table:formula="of:=DEC2HEX(SUM(HEX2DEC([.Q2]);1))" office:value-type="string" office:string-value="5010" calcext:value-type="string">
            <text:p>5010</text:p>
          </table:table-cell>
          <table:table-cell table:style-name="ce92" table:formula="of:=DEC2HEX(SUM(HEX2DEC([.R2]);1))" office:value-type="string" office:string-value="5011" calcext:value-type="string">
            <text:p>5011</text:p>
          </table:table-cell>
          <table:table-cell table:style-name="ce107" table:formula="of:=DEC2HEX(SUM(HEX2DEC([.S2]);1))" office:value-type="string" office:string-value="5012" calcext:value-type="string">
            <text:p>5012</text:p>
          </table:table-cell>
          <table:table-cell table:style-name="ce92" table:formula="of:=DEC2HEX(SUM(HEX2DEC([.T2]);1))" office:value-type="string" office:string-value="5013" calcext:value-type="string">
            <text:p>5013</text:p>
          </table:table-cell>
          <table:table-cell table:style-name="ce102" table:formula="of:=DEC2HEX(SUM(HEX2DEC([.U2]);1))" office:value-type="string" office:string-value="5014" calcext:value-type="string">
            <text:p>5014</text:p>
          </table:table-cell>
          <table:table-cell table:style-name="ce92" table:formula="of:=DEC2HEX(SUM(HEX2DEC([.V2]);1))" office:value-type="string" office:string-value="5015" calcext:value-type="string">
            <text:p>5015</text:p>
          </table:table-cell>
          <table:table-cell table:style-name="ce102" table:formula="of:=DEC2HEX(SUM(HEX2DEC([.W2]);1))" office:value-type="string" office:string-value="5016" calcext:value-type="string">
            <text:p>5016</text:p>
          </table:table-cell>
          <table:table-cell table:style-name="ce92" table:formula="of:=DEC2HEX(SUM(HEX2DEC([.X2]);1))" office:value-type="string" office:string-value="5017" calcext:value-type="string">
            <text:p>5017</text:p>
          </table:table-cell>
          <table:table-cell table:style-name="ce102" table:formula="of:=DEC2HEX(SUM(HEX2DEC([.Y2]);1))" office:value-type="string" office:string-value="5018" calcext:value-type="string">
            <text:p>5018</text:p>
          </table:table-cell>
          <table:table-cell table:style-name="ce92" table:formula="of:=DEC2HEX(SUM(HEX2DEC([.Z2]);1))" office:value-type="string" office:string-value="5019" calcext:value-type="string">
            <text:p>5019</text:p>
          </table:table-cell>
          <table:table-cell table:style-name="ce102" table:formula="of:=DEC2HEX(SUM(HEX2DEC([.AA2]);1))" office:value-type="string" office:string-value="501A" calcext:value-type="string">
            <text:p>501A</text:p>
          </table:table-cell>
          <table:table-cell table:style-name="ce92" table:formula="of:=DEC2HEX(SUM(HEX2DEC([.AB2]);1))" office:value-type="string" office:string-value="501B" calcext:value-type="string">
            <text:p>501B</text:p>
          </table:table-cell>
          <table:table-cell table:style-name="ce102" table:formula="of:=DEC2HEX(SUM(HEX2DEC([.AC2]);1))" office:value-type="string" office:string-value="501C" calcext:value-type="string">
            <text:p>501C</text:p>
          </table:table-cell>
          <table:table-cell table:style-name="ce92" table:formula="of:=DEC2HEX(SUM(HEX2DEC([.AD2]);1))" office:value-type="string" office:string-value="501D" calcext:value-type="string">
            <text:p>501D</text:p>
          </table:table-cell>
          <table:table-cell table:style-name="ce102" table:formula="of:=DEC2HEX(SUM(HEX2DEC([.AE2]);1))" office:value-type="string" office:string-value="501E" calcext:value-type="string">
            <text:p>501E</text:p>
          </table:table-cell>
          <table:table-cell table:style-name="ce92" table:formula="of:=DEC2HEX(SUM(HEX2DEC([.AF2]);1))" office:value-type="string" office:string-value="501F" calcext:value-type="string">
            <text:p>50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58]);1))" office:value-type="string" office:string-value="5100" calcext:value-type="string">
            <text:p>5100</text:p>
          </table:table-cell>
          <table:table-cell table:style-name="ce92" table:formula="of:=DEC2HEX(SUM(HEX2DEC([.B3]);1))" office:value-type="string" office:string-value="5101" calcext:value-type="string">
            <text:p>5101</text:p>
          </table:table-cell>
          <table:table-cell table:style-name="ce94" table:formula="of:=DEC2HEX(SUM(HEX2DEC([.C3]);1))" office:value-type="string" office:string-value="5102" calcext:value-type="string">
            <text:p>5102</text:p>
          </table:table-cell>
          <table:table-cell table:style-name="ce92" table:formula="of:=DEC2HEX(SUM(HEX2DEC([.D3]);1))" office:value-type="string" office:string-value="5103" calcext:value-type="string">
            <text:p>5103</text:p>
          </table:table-cell>
          <table:table-cell table:style-name="ce102" table:formula="of:=DEC2HEX(SUM(HEX2DEC([.E3]);1))" office:value-type="string" office:string-value="5104" calcext:value-type="string">
            <text:p>5104</text:p>
          </table:table-cell>
          <table:table-cell table:style-name="ce92" table:formula="of:=DEC2HEX(SUM(HEX2DEC([.F3]);1))" office:value-type="string" office:string-value="5105" calcext:value-type="string">
            <text:p>5105</text:p>
          </table:table-cell>
          <table:table-cell table:style-name="ce102" table:formula="of:=DEC2HEX(SUM(HEX2DEC([.G3]);1))" office:value-type="string" office:string-value="5106" calcext:value-type="string">
            <text:p>5106</text:p>
          </table:table-cell>
          <table:table-cell table:style-name="ce92" table:formula="of:=DEC2HEX(SUM(HEX2DEC([.H3]);1))" office:value-type="string" office:string-value="5107" calcext:value-type="string">
            <text:p>5107</text:p>
          </table:table-cell>
          <table:table-cell table:style-name="ce102" table:formula="of:=DEC2HEX(SUM(HEX2DEC([.I3]);1))" office:value-type="string" office:string-value="5108" calcext:value-type="string">
            <text:p>5108</text:p>
          </table:table-cell>
          <table:table-cell table:style-name="ce92" table:formula="of:=DEC2HEX(SUM(HEX2DEC([.J3]);1))" office:value-type="string" office:string-value="5109" calcext:value-type="string">
            <text:p>5109</text:p>
          </table:table-cell>
          <table:table-cell table:style-name="ce102" table:formula="of:=DEC2HEX(SUM(HEX2DEC([.K3]);1))" office:value-type="string" office:string-value="510A" calcext:value-type="string">
            <text:p>510A</text:p>
          </table:table-cell>
          <table:table-cell table:style-name="ce92" table:formula="of:=DEC2HEX(SUM(HEX2DEC([.L3]);1))" office:value-type="string" office:string-value="510B" calcext:value-type="string">
            <text:p>510B</text:p>
          </table:table-cell>
          <table:table-cell table:style-name="ce102" table:formula="of:=DEC2HEX(SUM(HEX2DEC([.M3]);1))" office:value-type="string" office:string-value="510C" calcext:value-type="string">
            <text:p>510C</text:p>
          </table:table-cell>
          <table:table-cell table:style-name="ce92" table:formula="of:=DEC2HEX(SUM(HEX2DEC([.N3]);1))" office:value-type="string" office:string-value="510D" calcext:value-type="string">
            <text:p>510D</text:p>
          </table:table-cell>
          <table:table-cell table:style-name="ce102" table:formula="of:=DEC2HEX(SUM(HEX2DEC([.O3]);1))" office:value-type="string" office:string-value="510E" calcext:value-type="string">
            <text:p>510E</text:p>
          </table:table-cell>
          <table:table-cell table:style-name="ce92" table:formula="of:=DEC2HEX(SUM(HEX2DEC([.P3]);1))" office:value-type="string" office:string-value="510F" calcext:value-type="string">
            <text:p>510F</text:p>
          </table:table-cell>
          <table:table-cell table:style-name="ce102" table:formula="of:=DEC2HEX(SUM(HEX2DEC([.Q3]);1))" office:value-type="string" office:string-value="5110" calcext:value-type="string">
            <text:p>5110</text:p>
          </table:table-cell>
          <table:table-cell table:style-name="ce92" table:formula="of:=DEC2HEX(SUM(HEX2DEC([.R3]);1))" office:value-type="string" office:string-value="5111" calcext:value-type="string">
            <text:p>5111</text:p>
          </table:table-cell>
          <table:table-cell table:style-name="ce107" table:formula="of:=DEC2HEX(SUM(HEX2DEC([.S3]);1))" office:value-type="string" office:string-value="5112" calcext:value-type="string">
            <text:p>5112</text:p>
          </table:table-cell>
          <table:table-cell table:style-name="ce92" table:formula="of:=DEC2HEX(SUM(HEX2DEC([.T3]);1))" office:value-type="string" office:string-value="5113" calcext:value-type="string">
            <text:p>5113</text:p>
          </table:table-cell>
          <table:table-cell table:style-name="ce102" table:formula="of:=DEC2HEX(SUM(HEX2DEC([.U3]);1))" office:value-type="string" office:string-value="5114" calcext:value-type="string">
            <text:p>5114</text:p>
          </table:table-cell>
          <table:table-cell table:style-name="ce92" table:formula="of:=DEC2HEX(SUM(HEX2DEC([.V3]);1))" office:value-type="string" office:string-value="5115" calcext:value-type="string">
            <text:p>5115</text:p>
          </table:table-cell>
          <table:table-cell table:style-name="ce102" table:formula="of:=DEC2HEX(SUM(HEX2DEC([.W3]);1))" office:value-type="string" office:string-value="5116" calcext:value-type="string">
            <text:p>5116</text:p>
          </table:table-cell>
          <table:table-cell table:style-name="ce92" table:formula="of:=DEC2HEX(SUM(HEX2DEC([.X3]);1))" office:value-type="string" office:string-value="5117" calcext:value-type="string">
            <text:p>5117</text:p>
          </table:table-cell>
          <table:table-cell table:style-name="ce102" table:formula="of:=DEC2HEX(SUM(HEX2DEC([.Y3]);1))" office:value-type="string" office:string-value="5118" calcext:value-type="string">
            <text:p>5118</text:p>
          </table:table-cell>
          <table:table-cell table:style-name="ce92" table:formula="of:=DEC2HEX(SUM(HEX2DEC([.Z3]);1))" office:value-type="string" office:string-value="5119" calcext:value-type="string">
            <text:p>5119</text:p>
          </table:table-cell>
          <table:table-cell table:style-name="ce102" table:formula="of:=DEC2HEX(SUM(HEX2DEC([.AA3]);1))" office:value-type="string" office:string-value="511A" calcext:value-type="string">
            <text:p>511A</text:p>
          </table:table-cell>
          <table:table-cell table:style-name="ce92" table:formula="of:=DEC2HEX(SUM(HEX2DEC([.AB3]);1))" office:value-type="string" office:string-value="511B" calcext:value-type="string">
            <text:p>511B</text:p>
          </table:table-cell>
          <table:table-cell table:style-name="ce102" table:formula="of:=DEC2HEX(SUM(HEX2DEC([.AC3]);1))" office:value-type="string" office:string-value="511C" calcext:value-type="string">
            <text:p>511C</text:p>
          </table:table-cell>
          <table:table-cell table:style-name="ce92" table:formula="of:=DEC2HEX(SUM(HEX2DEC([.AD3]);1))" office:value-type="string" office:string-value="511D" calcext:value-type="string">
            <text:p>511D</text:p>
          </table:table-cell>
          <table:table-cell table:style-name="ce102" table:formula="of:=DEC2HEX(SUM(HEX2DEC([.AE3]);1))" office:value-type="string" office:string-value="511E" calcext:value-type="string">
            <text:p>511E</text:p>
          </table:table-cell>
          <table:table-cell table:style-name="ce92" table:formula="of:=DEC2HEX(SUM(HEX2DEC([.AF3]);1))" office:value-type="string" office:string-value="511F" calcext:value-type="string">
            <text:p>51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59]);1))" office:value-type="string" office:string-value="5200" calcext:value-type="string">
            <text:p>5200</text:p>
          </table:table-cell>
          <table:table-cell table:style-name="ce92" table:formula="of:=DEC2HEX(SUM(HEX2DEC([.B4]);1))" office:value-type="string" office:string-value="5201" calcext:value-type="string">
            <text:p>5201</text:p>
          </table:table-cell>
          <table:table-cell table:style-name="ce94" table:formula="of:=DEC2HEX(SUM(HEX2DEC([.C4]);1))" office:value-type="string" office:string-value="5202" calcext:value-type="string">
            <text:p>5202</text:p>
          </table:table-cell>
          <table:table-cell table:style-name="ce92" table:formula="of:=DEC2HEX(SUM(HEX2DEC([.D4]);1))" office:value-type="string" office:string-value="5203" calcext:value-type="string">
            <text:p>5203</text:p>
          </table:table-cell>
          <table:table-cell table:style-name="ce102" table:formula="of:=DEC2HEX(SUM(HEX2DEC([.E4]);1))" office:value-type="string" office:string-value="5204" calcext:value-type="string">
            <text:p>5204</text:p>
          </table:table-cell>
          <table:table-cell table:style-name="ce92" table:formula="of:=DEC2HEX(SUM(HEX2DEC([.F4]);1))" office:value-type="string" office:string-value="5205" calcext:value-type="string">
            <text:p>5205</text:p>
          </table:table-cell>
          <table:table-cell table:style-name="ce102" table:formula="of:=DEC2HEX(SUM(HEX2DEC([.G4]);1))" office:value-type="string" office:string-value="5206" calcext:value-type="string">
            <text:p>5206</text:p>
          </table:table-cell>
          <table:table-cell table:style-name="ce92" table:formula="of:=DEC2HEX(SUM(HEX2DEC([.H4]);1))" office:value-type="string" office:string-value="5207" calcext:value-type="string">
            <text:p>5207</text:p>
          </table:table-cell>
          <table:table-cell table:style-name="ce102" table:formula="of:=DEC2HEX(SUM(HEX2DEC([.I4]);1))" office:value-type="string" office:string-value="5208" calcext:value-type="string">
            <text:p>5208</text:p>
          </table:table-cell>
          <table:table-cell table:style-name="ce92" table:formula="of:=DEC2HEX(SUM(HEX2DEC([.J4]);1))" office:value-type="string" office:string-value="5209" calcext:value-type="string">
            <text:p>5209</text:p>
          </table:table-cell>
          <table:table-cell table:style-name="ce102" table:formula="of:=DEC2HEX(SUM(HEX2DEC([.K4]);1))" office:value-type="string" office:string-value="520A" calcext:value-type="string">
            <text:p>520A</text:p>
          </table:table-cell>
          <table:table-cell table:style-name="ce92" table:formula="of:=DEC2HEX(SUM(HEX2DEC([.L4]);1))" office:value-type="string" office:string-value="520B" calcext:value-type="string">
            <text:p>520B</text:p>
          </table:table-cell>
          <table:table-cell table:style-name="ce102" table:formula="of:=DEC2HEX(SUM(HEX2DEC([.M4]);1))" office:value-type="string" office:string-value="520C" calcext:value-type="string">
            <text:p>520C</text:p>
          </table:table-cell>
          <table:table-cell table:style-name="ce92" table:formula="of:=DEC2HEX(SUM(HEX2DEC([.N4]);1))" office:value-type="string" office:string-value="520D" calcext:value-type="string">
            <text:p>520D</text:p>
          </table:table-cell>
          <table:table-cell table:style-name="ce102" table:formula="of:=DEC2HEX(SUM(HEX2DEC([.O4]);1))" office:value-type="string" office:string-value="520E" calcext:value-type="string">
            <text:p>520E</text:p>
          </table:table-cell>
          <table:table-cell table:style-name="ce92" table:formula="of:=DEC2HEX(SUM(HEX2DEC([.P4]);1))" office:value-type="string" office:string-value="520F" calcext:value-type="string">
            <text:p>520F</text:p>
          </table:table-cell>
          <table:table-cell table:style-name="ce102" table:formula="of:=DEC2HEX(SUM(HEX2DEC([.Q4]);1))" office:value-type="string" office:string-value="5210" calcext:value-type="string">
            <text:p>5210</text:p>
          </table:table-cell>
          <table:table-cell table:style-name="ce92" table:formula="of:=DEC2HEX(SUM(HEX2DEC([.R4]);1))" office:value-type="string" office:string-value="5211" calcext:value-type="string">
            <text:p>5211</text:p>
          </table:table-cell>
          <table:table-cell table:style-name="ce107" table:formula="of:=DEC2HEX(SUM(HEX2DEC([.S4]);1))" office:value-type="string" office:string-value="5212" calcext:value-type="string">
            <text:p>5212</text:p>
          </table:table-cell>
          <table:table-cell table:style-name="ce92" table:formula="of:=DEC2HEX(SUM(HEX2DEC([.T4]);1))" office:value-type="string" office:string-value="5213" calcext:value-type="string">
            <text:p>5213</text:p>
          </table:table-cell>
          <table:table-cell table:style-name="ce102" table:formula="of:=DEC2HEX(SUM(HEX2DEC([.U4]);1))" office:value-type="string" office:string-value="5214" calcext:value-type="string">
            <text:p>5214</text:p>
          </table:table-cell>
          <table:table-cell table:style-name="ce92" table:formula="of:=DEC2HEX(SUM(HEX2DEC([.V4]);1))" office:value-type="string" office:string-value="5215" calcext:value-type="string">
            <text:p>5215</text:p>
          </table:table-cell>
          <table:table-cell table:style-name="ce102" table:formula="of:=DEC2HEX(SUM(HEX2DEC([.W4]);1))" office:value-type="string" office:string-value="5216" calcext:value-type="string">
            <text:p>5216</text:p>
          </table:table-cell>
          <table:table-cell table:style-name="ce92" table:formula="of:=DEC2HEX(SUM(HEX2DEC([.X4]);1))" office:value-type="string" office:string-value="5217" calcext:value-type="string">
            <text:p>5217</text:p>
          </table:table-cell>
          <table:table-cell table:style-name="ce102" table:formula="of:=DEC2HEX(SUM(HEX2DEC([.Y4]);1))" office:value-type="string" office:string-value="5218" calcext:value-type="string">
            <text:p>5218</text:p>
          </table:table-cell>
          <table:table-cell table:style-name="ce92" table:formula="of:=DEC2HEX(SUM(HEX2DEC([.Z4]);1))" office:value-type="string" office:string-value="5219" calcext:value-type="string">
            <text:p>5219</text:p>
          </table:table-cell>
          <table:table-cell table:style-name="ce102" table:formula="of:=DEC2HEX(SUM(HEX2DEC([.AA4]);1))" office:value-type="string" office:string-value="521A" calcext:value-type="string">
            <text:p>521A</text:p>
          </table:table-cell>
          <table:table-cell table:style-name="ce92" table:formula="of:=DEC2HEX(SUM(HEX2DEC([.AB4]);1))" office:value-type="string" office:string-value="521B" calcext:value-type="string">
            <text:p>521B</text:p>
          </table:table-cell>
          <table:table-cell table:style-name="ce102" table:formula="of:=DEC2HEX(SUM(HEX2DEC([.AC4]);1))" office:value-type="string" office:string-value="521C" calcext:value-type="string">
            <text:p>521C</text:p>
          </table:table-cell>
          <table:table-cell table:style-name="ce92" table:formula="of:=DEC2HEX(SUM(HEX2DEC([.AD4]);1))" office:value-type="string" office:string-value="521D" calcext:value-type="string">
            <text:p>521D</text:p>
          </table:table-cell>
          <table:table-cell table:style-name="ce102" table:formula="of:=DEC2HEX(SUM(HEX2DEC([.AE4]);1))" office:value-type="string" office:string-value="521E" calcext:value-type="string">
            <text:p>521E</text:p>
          </table:table-cell>
          <table:table-cell table:style-name="ce92" table:formula="of:=DEC2HEX(SUM(HEX2DEC([.AF4]);1))" office:value-type="string" office:string-value="521F" calcext:value-type="string">
            <text:p>52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0]);1))" office:value-type="string" office:string-value="5300" calcext:value-type="string">
            <text:p>5300</text:p>
          </table:table-cell>
          <table:table-cell table:style-name="ce92" table:formula="of:=DEC2HEX(SUM(HEX2DEC([.B5]);1))" office:value-type="string" office:string-value="5301" calcext:value-type="string">
            <text:p>5301</text:p>
          </table:table-cell>
          <table:table-cell table:style-name="ce94" table:formula="of:=DEC2HEX(SUM(HEX2DEC([.C5]);1))" office:value-type="string" office:string-value="5302" calcext:value-type="string">
            <text:p>5302</text:p>
          </table:table-cell>
          <table:table-cell table:style-name="ce92" table:formula="of:=DEC2HEX(SUM(HEX2DEC([.D5]);1))" office:value-type="string" office:string-value="5303" calcext:value-type="string">
            <text:p>5303</text:p>
          </table:table-cell>
          <table:table-cell table:style-name="ce102" table:formula="of:=DEC2HEX(SUM(HEX2DEC([.E5]);1))" office:value-type="string" office:string-value="5304" calcext:value-type="string">
            <text:p>5304</text:p>
          </table:table-cell>
          <table:table-cell table:style-name="ce92" table:formula="of:=DEC2HEX(SUM(HEX2DEC([.F5]);1))" office:value-type="string" office:string-value="5305" calcext:value-type="string">
            <text:p>5305</text:p>
          </table:table-cell>
          <table:table-cell table:style-name="ce102" table:formula="of:=DEC2HEX(SUM(HEX2DEC([.G5]);1))" office:value-type="string" office:string-value="5306" calcext:value-type="string">
            <text:p>5306</text:p>
          </table:table-cell>
          <table:table-cell table:style-name="ce92" table:formula="of:=DEC2HEX(SUM(HEX2DEC([.H5]);1))" office:value-type="string" office:string-value="5307" calcext:value-type="string">
            <text:p>5307</text:p>
          </table:table-cell>
          <table:table-cell table:style-name="ce102" table:formula="of:=DEC2HEX(SUM(HEX2DEC([.I5]);1))" office:value-type="string" office:string-value="5308" calcext:value-type="string">
            <text:p>5308</text:p>
          </table:table-cell>
          <table:table-cell table:style-name="ce92" table:formula="of:=DEC2HEX(SUM(HEX2DEC([.J5]);1))" office:value-type="string" office:string-value="5309" calcext:value-type="string">
            <text:p>5309</text:p>
          </table:table-cell>
          <table:table-cell table:style-name="ce102" table:formula="of:=DEC2HEX(SUM(HEX2DEC([.K5]);1))" office:value-type="string" office:string-value="530A" calcext:value-type="string">
            <text:p>530A</text:p>
          </table:table-cell>
          <table:table-cell table:style-name="ce92" table:formula="of:=DEC2HEX(SUM(HEX2DEC([.L5]);1))" office:value-type="string" office:string-value="530B" calcext:value-type="string">
            <text:p>530B</text:p>
          </table:table-cell>
          <table:table-cell table:style-name="ce102" table:formula="of:=DEC2HEX(SUM(HEX2DEC([.M5]);1))" office:value-type="string" office:string-value="530C" calcext:value-type="string">
            <text:p>530C</text:p>
          </table:table-cell>
          <table:table-cell table:style-name="ce92" table:formula="of:=DEC2HEX(SUM(HEX2DEC([.N5]);1))" office:value-type="string" office:string-value="530D" calcext:value-type="string">
            <text:p>530D</text:p>
          </table:table-cell>
          <table:table-cell table:style-name="ce102" table:formula="of:=DEC2HEX(SUM(HEX2DEC([.O5]);1))" office:value-type="string" office:string-value="530E" calcext:value-type="string">
            <text:p>530E</text:p>
          </table:table-cell>
          <table:table-cell table:style-name="ce92" table:formula="of:=DEC2HEX(SUM(HEX2DEC([.P5]);1))" office:value-type="string" office:string-value="530F" calcext:value-type="string">
            <text:p>530F</text:p>
          </table:table-cell>
          <table:table-cell table:style-name="ce102" table:formula="of:=DEC2HEX(SUM(HEX2DEC([.Q5]);1))" office:value-type="string" office:string-value="5310" calcext:value-type="string">
            <text:p>5310</text:p>
          </table:table-cell>
          <table:table-cell table:style-name="ce92" table:formula="of:=DEC2HEX(SUM(HEX2DEC([.R5]);1))" office:value-type="string" office:string-value="5311" calcext:value-type="string">
            <text:p>5311</text:p>
          </table:table-cell>
          <table:table-cell table:style-name="ce107" table:formula="of:=DEC2HEX(SUM(HEX2DEC([.S5]);1))" office:value-type="string" office:string-value="5312" calcext:value-type="string">
            <text:p>5312</text:p>
          </table:table-cell>
          <table:table-cell table:style-name="ce92" table:formula="of:=DEC2HEX(SUM(HEX2DEC([.T5]);1))" office:value-type="string" office:string-value="5313" calcext:value-type="string">
            <text:p>5313</text:p>
          </table:table-cell>
          <table:table-cell table:style-name="ce102" table:formula="of:=DEC2HEX(SUM(HEX2DEC([.U5]);1))" office:value-type="string" office:string-value="5314" calcext:value-type="string">
            <text:p>5314</text:p>
          </table:table-cell>
          <table:table-cell table:style-name="ce92" table:formula="of:=DEC2HEX(SUM(HEX2DEC([.V5]);1))" office:value-type="string" office:string-value="5315" calcext:value-type="string">
            <text:p>5315</text:p>
          </table:table-cell>
          <table:table-cell table:style-name="ce102" table:formula="of:=DEC2HEX(SUM(HEX2DEC([.W5]);1))" office:value-type="string" office:string-value="5316" calcext:value-type="string">
            <text:p>5316</text:p>
          </table:table-cell>
          <table:table-cell table:style-name="ce92" table:formula="of:=DEC2HEX(SUM(HEX2DEC([.X5]);1))" office:value-type="string" office:string-value="5317" calcext:value-type="string">
            <text:p>5317</text:p>
          </table:table-cell>
          <table:table-cell table:style-name="ce102" table:formula="of:=DEC2HEX(SUM(HEX2DEC([.Y5]);1))" office:value-type="string" office:string-value="5318" calcext:value-type="string">
            <text:p>5318</text:p>
          </table:table-cell>
          <table:table-cell table:style-name="ce92" table:formula="of:=DEC2HEX(SUM(HEX2DEC([.Z5]);1))" office:value-type="string" office:string-value="5319" calcext:value-type="string">
            <text:p>5319</text:p>
          </table:table-cell>
          <table:table-cell table:style-name="ce102" table:formula="of:=DEC2HEX(SUM(HEX2DEC([.AA5]);1))" office:value-type="string" office:string-value="531A" calcext:value-type="string">
            <text:p>531A</text:p>
          </table:table-cell>
          <table:table-cell table:style-name="ce92" table:formula="of:=DEC2HEX(SUM(HEX2DEC([.AB5]);1))" office:value-type="string" office:string-value="531B" calcext:value-type="string">
            <text:p>531B</text:p>
          </table:table-cell>
          <table:table-cell table:style-name="ce102" table:formula="of:=DEC2HEX(SUM(HEX2DEC([.AC5]);1))" office:value-type="string" office:string-value="531C" calcext:value-type="string">
            <text:p>531C</text:p>
          </table:table-cell>
          <table:table-cell table:style-name="ce92" table:formula="of:=DEC2HEX(SUM(HEX2DEC([.AD5]);1))" office:value-type="string" office:string-value="531D" calcext:value-type="string">
            <text:p>531D</text:p>
          </table:table-cell>
          <table:table-cell table:style-name="ce102" table:formula="of:=DEC2HEX(SUM(HEX2DEC([.AE5]);1))" office:value-type="string" office:string-value="531E" calcext:value-type="string">
            <text:p>531E</text:p>
          </table:table-cell>
          <table:table-cell table:style-name="ce92" table:formula="of:=DEC2HEX(SUM(HEX2DEC([.AF5]);1))" office:value-type="string" office:string-value="531F" calcext:value-type="string">
            <text:p>53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1]);1))" office:value-type="string" office:string-value="5400" calcext:value-type="string">
            <text:p>5400</text:p>
          </table:table-cell>
          <table:table-cell table:style-name="ce92" table:formula="of:=DEC2HEX(SUM(HEX2DEC([.B6]);1))" office:value-type="string" office:string-value="5401" calcext:value-type="string">
            <text:p>5401</text:p>
          </table:table-cell>
          <table:table-cell table:style-name="ce94" table:formula="of:=DEC2HEX(SUM(HEX2DEC([.C6]);1))" office:value-type="string" office:string-value="5402" calcext:value-type="string">
            <text:p>5402</text:p>
          </table:table-cell>
          <table:table-cell table:style-name="ce92" table:formula="of:=DEC2HEX(SUM(HEX2DEC([.D6]);1))" office:value-type="string" office:string-value="5403" calcext:value-type="string">
            <text:p>5403</text:p>
          </table:table-cell>
          <table:table-cell table:style-name="ce102" table:formula="of:=DEC2HEX(SUM(HEX2DEC([.E6]);1))" office:value-type="string" office:string-value="5404" calcext:value-type="string">
            <text:p>5404</text:p>
          </table:table-cell>
          <table:table-cell table:style-name="ce92" table:formula="of:=DEC2HEX(SUM(HEX2DEC([.F6]);1))" office:value-type="string" office:string-value="5405" calcext:value-type="string">
            <text:p>5405</text:p>
          </table:table-cell>
          <table:table-cell table:style-name="ce102" table:formula="of:=DEC2HEX(SUM(HEX2DEC([.G6]);1))" office:value-type="string" office:string-value="5406" calcext:value-type="string">
            <text:p>5406</text:p>
          </table:table-cell>
          <table:table-cell table:style-name="ce92" table:formula="of:=DEC2HEX(SUM(HEX2DEC([.H6]);1))" office:value-type="string" office:string-value="5407" calcext:value-type="string">
            <text:p>5407</text:p>
          </table:table-cell>
          <table:table-cell table:style-name="ce102" table:formula="of:=DEC2HEX(SUM(HEX2DEC([.I6]);1))" office:value-type="string" office:string-value="5408" calcext:value-type="string">
            <text:p>5408</text:p>
          </table:table-cell>
          <table:table-cell table:style-name="ce92" table:formula="of:=DEC2HEX(SUM(HEX2DEC([.J6]);1))" office:value-type="string" office:string-value="5409" calcext:value-type="string">
            <text:p>5409</text:p>
          </table:table-cell>
          <table:table-cell table:style-name="ce102" table:formula="of:=DEC2HEX(SUM(HEX2DEC([.K6]);1))" office:value-type="string" office:string-value="540A" calcext:value-type="string">
            <text:p>540A</text:p>
          </table:table-cell>
          <table:table-cell table:style-name="ce92" table:formula="of:=DEC2HEX(SUM(HEX2DEC([.L6]);1))" office:value-type="string" office:string-value="540B" calcext:value-type="string">
            <text:p>540B</text:p>
          </table:table-cell>
          <table:table-cell table:style-name="ce102" table:formula="of:=DEC2HEX(SUM(HEX2DEC([.M6]);1))" office:value-type="string" office:string-value="540C" calcext:value-type="string">
            <text:p>540C</text:p>
          </table:table-cell>
          <table:table-cell table:style-name="ce92" table:formula="of:=DEC2HEX(SUM(HEX2DEC([.N6]);1))" office:value-type="string" office:string-value="540D" calcext:value-type="string">
            <text:p>540D</text:p>
          </table:table-cell>
          <table:table-cell table:style-name="ce102" table:formula="of:=DEC2HEX(SUM(HEX2DEC([.O6]);1))" office:value-type="string" office:string-value="540E" calcext:value-type="string">
            <text:p>540E</text:p>
          </table:table-cell>
          <table:table-cell table:style-name="ce92" table:formula="of:=DEC2HEX(SUM(HEX2DEC([.P6]);1))" office:value-type="string" office:string-value="540F" calcext:value-type="string">
            <text:p>540F</text:p>
          </table:table-cell>
          <table:table-cell table:style-name="ce102" table:formula="of:=DEC2HEX(SUM(HEX2DEC([.Q6]);1))" office:value-type="string" office:string-value="5410" calcext:value-type="string">
            <text:p>5410</text:p>
          </table:table-cell>
          <table:table-cell table:style-name="ce92" table:formula="of:=DEC2HEX(SUM(HEX2DEC([.R6]);1))" office:value-type="string" office:string-value="5411" calcext:value-type="string">
            <text:p>5411</text:p>
          </table:table-cell>
          <table:table-cell table:style-name="ce107" table:formula="of:=DEC2HEX(SUM(HEX2DEC([.S6]);1))" office:value-type="string" office:string-value="5412" calcext:value-type="string">
            <text:p>5412</text:p>
          </table:table-cell>
          <table:table-cell table:style-name="ce92" table:formula="of:=DEC2HEX(SUM(HEX2DEC([.T6]);1))" office:value-type="string" office:string-value="5413" calcext:value-type="string">
            <text:p>5413</text:p>
          </table:table-cell>
          <table:table-cell table:style-name="ce102" table:formula="of:=DEC2HEX(SUM(HEX2DEC([.U6]);1))" office:value-type="string" office:string-value="5414" calcext:value-type="string">
            <text:p>5414</text:p>
          </table:table-cell>
          <table:table-cell table:style-name="ce92" table:formula="of:=DEC2HEX(SUM(HEX2DEC([.V6]);1))" office:value-type="string" office:string-value="5415" calcext:value-type="string">
            <text:p>5415</text:p>
          </table:table-cell>
          <table:table-cell table:style-name="ce102" table:formula="of:=DEC2HEX(SUM(HEX2DEC([.W6]);1))" office:value-type="string" office:string-value="5416" calcext:value-type="string">
            <text:p>5416</text:p>
          </table:table-cell>
          <table:table-cell table:style-name="ce92" table:formula="of:=DEC2HEX(SUM(HEX2DEC([.X6]);1))" office:value-type="string" office:string-value="5417" calcext:value-type="string">
            <text:p>5417</text:p>
          </table:table-cell>
          <table:table-cell table:style-name="ce102" table:formula="of:=DEC2HEX(SUM(HEX2DEC([.Y6]);1))" office:value-type="string" office:string-value="5418" calcext:value-type="string">
            <text:p>5418</text:p>
          </table:table-cell>
          <table:table-cell table:style-name="ce92" table:formula="of:=DEC2HEX(SUM(HEX2DEC([.Z6]);1))" office:value-type="string" office:string-value="5419" calcext:value-type="string">
            <text:p>5419</text:p>
          </table:table-cell>
          <table:table-cell table:style-name="ce102" table:formula="of:=DEC2HEX(SUM(HEX2DEC([.AA6]);1))" office:value-type="string" office:string-value="541A" calcext:value-type="string">
            <text:p>541A</text:p>
          </table:table-cell>
          <table:table-cell table:style-name="ce92" table:formula="of:=DEC2HEX(SUM(HEX2DEC([.AB6]);1))" office:value-type="string" office:string-value="541B" calcext:value-type="string">
            <text:p>541B</text:p>
          </table:table-cell>
          <table:table-cell table:style-name="ce102" table:formula="of:=DEC2HEX(SUM(HEX2DEC([.AC6]);1))" office:value-type="string" office:string-value="541C" calcext:value-type="string">
            <text:p>541C</text:p>
          </table:table-cell>
          <table:table-cell table:style-name="ce92" table:formula="of:=DEC2HEX(SUM(HEX2DEC([.AD6]);1))" office:value-type="string" office:string-value="541D" calcext:value-type="string">
            <text:p>541D</text:p>
          </table:table-cell>
          <table:table-cell table:style-name="ce102" table:formula="of:=DEC2HEX(SUM(HEX2DEC([.AE6]);1))" office:value-type="string" office:string-value="541E" calcext:value-type="string">
            <text:p>541E</text:p>
          </table:table-cell>
          <table:table-cell table:style-name="ce92" table:formula="of:=DEC2HEX(SUM(HEX2DEC([.AF6]);1))" office:value-type="string" office:string-value="541F" calcext:value-type="string">
            <text:p>54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2]);1))" office:value-type="string" office:string-value="5500" calcext:value-type="string">
            <text:p>5500</text:p>
          </table:table-cell>
          <table:table-cell table:style-name="ce92" table:formula="of:=DEC2HEX(SUM(HEX2DEC([.B7]);1))" office:value-type="string" office:string-value="5501" calcext:value-type="string">
            <text:p>5501</text:p>
          </table:table-cell>
          <table:table-cell table:style-name="ce94" table:formula="of:=DEC2HEX(SUM(HEX2DEC([.C7]);1))" office:value-type="string" office:string-value="5502" calcext:value-type="string">
            <text:p>5502</text:p>
          </table:table-cell>
          <table:table-cell table:style-name="ce92" table:formula="of:=DEC2HEX(SUM(HEX2DEC([.D7]);1))" office:value-type="string" office:string-value="5503" calcext:value-type="string">
            <text:p>5503</text:p>
          </table:table-cell>
          <table:table-cell table:style-name="ce102" table:formula="of:=DEC2HEX(SUM(HEX2DEC([.E7]);1))" office:value-type="string" office:string-value="5504" calcext:value-type="string">
            <text:p>5504</text:p>
          </table:table-cell>
          <table:table-cell table:style-name="ce92" table:formula="of:=DEC2HEX(SUM(HEX2DEC([.F7]);1))" office:value-type="string" office:string-value="5505" calcext:value-type="string">
            <text:p>5505</text:p>
          </table:table-cell>
          <table:table-cell table:style-name="ce94" table:formula="of:=DEC2HEX(SUM(HEX2DEC([.G7]);1))" office:value-type="string" office:string-value="5506" calcext:value-type="string">
            <text:p>5506</text:p>
          </table:table-cell>
          <table:table-cell table:style-name="ce92" table:formula="of:=DEC2HEX(SUM(HEX2DEC([.H7]);1))" office:value-type="string" office:string-value="5507" calcext:value-type="string">
            <text:p>5507</text:p>
          </table:table-cell>
          <table:table-cell table:style-name="ce102" table:formula="of:=DEC2HEX(SUM(HEX2DEC([.I7]);1))" office:value-type="string" office:string-value="5508" calcext:value-type="string">
            <text:p>5508</text:p>
          </table:table-cell>
          <table:table-cell table:style-name="ce92" table:formula="of:=DEC2HEX(SUM(HEX2DEC([.J7]);1))" office:value-type="string" office:string-value="5509" calcext:value-type="string">
            <text:p>5509</text:p>
          </table:table-cell>
          <table:table-cell table:style-name="ce102" table:formula="of:=DEC2HEX(SUM(HEX2DEC([.K7]);1))" office:value-type="string" office:string-value="550A" calcext:value-type="string">
            <text:p>550A</text:p>
          </table:table-cell>
          <table:table-cell table:style-name="ce92" table:formula="of:=DEC2HEX(SUM(HEX2DEC([.L7]);1))" office:value-type="string" office:string-value="550B" calcext:value-type="string">
            <text:p>550B</text:p>
          </table:table-cell>
          <table:table-cell table:style-name="ce102" table:formula="of:=DEC2HEX(SUM(HEX2DEC([.M7]);1))" office:value-type="string" office:string-value="550C" calcext:value-type="string">
            <text:p>550C</text:p>
          </table:table-cell>
          <table:table-cell table:style-name="ce92" table:formula="of:=DEC2HEX(SUM(HEX2DEC([.N7]);1))" office:value-type="string" office:string-value="550D" calcext:value-type="string">
            <text:p>550D</text:p>
          </table:table-cell>
          <table:table-cell table:style-name="ce102" table:formula="of:=DEC2HEX(SUM(HEX2DEC([.O7]);1))" office:value-type="string" office:string-value="550E" calcext:value-type="string">
            <text:p>550E</text:p>
          </table:table-cell>
          <table:table-cell table:style-name="ce92" table:formula="of:=DEC2HEX(SUM(HEX2DEC([.P7]);1))" office:value-type="string" office:string-value="550F" calcext:value-type="string">
            <text:p>550F</text:p>
          </table:table-cell>
          <table:table-cell table:style-name="ce102" table:formula="of:=DEC2HEX(SUM(HEX2DEC([.Q7]);1))" office:value-type="string" office:string-value="5510" calcext:value-type="string">
            <text:p>5510</text:p>
          </table:table-cell>
          <table:table-cell table:style-name="ce92" table:formula="of:=DEC2HEX(SUM(HEX2DEC([.R7]);1))" office:value-type="string" office:string-value="5511" calcext:value-type="string">
            <text:p>5511</text:p>
          </table:table-cell>
          <table:table-cell table:style-name="ce107" table:formula="of:=DEC2HEX(SUM(HEX2DEC([.S7]);1))" office:value-type="string" office:string-value="5512" calcext:value-type="string">
            <text:p>5512</text:p>
          </table:table-cell>
          <table:table-cell table:style-name="ce92" table:formula="of:=DEC2HEX(SUM(HEX2DEC([.T7]);1))" office:value-type="string" office:string-value="5513" calcext:value-type="string">
            <text:p>5513</text:p>
          </table:table-cell>
          <table:table-cell table:style-name="ce102" table:formula="of:=DEC2HEX(SUM(HEX2DEC([.U7]);1))" office:value-type="string" office:string-value="5514" calcext:value-type="string">
            <text:p>5514</text:p>
          </table:table-cell>
          <table:table-cell table:style-name="ce92" table:formula="of:=DEC2HEX(SUM(HEX2DEC([.V7]);1))" office:value-type="string" office:string-value="5515" calcext:value-type="string">
            <text:p>5515</text:p>
          </table:table-cell>
          <table:table-cell table:style-name="ce102" table:formula="of:=DEC2HEX(SUM(HEX2DEC([.W7]);1))" office:value-type="string" office:string-value="5516" calcext:value-type="string">
            <text:p>5516</text:p>
          </table:table-cell>
          <table:table-cell table:style-name="ce92" table:formula="of:=DEC2HEX(SUM(HEX2DEC([.X7]);1))" office:value-type="string" office:string-value="5517" calcext:value-type="string">
            <text:p>5517</text:p>
          </table:table-cell>
          <table:table-cell table:style-name="ce102" table:formula="of:=DEC2HEX(SUM(HEX2DEC([.Y7]);1))" office:value-type="string" office:string-value="5518" calcext:value-type="string">
            <text:p>5518</text:p>
          </table:table-cell>
          <table:table-cell table:style-name="ce92" table:formula="of:=DEC2HEX(SUM(HEX2DEC([.Z7]);1))" office:value-type="string" office:string-value="5519" calcext:value-type="string">
            <text:p>5519</text:p>
          </table:table-cell>
          <table:table-cell table:style-name="ce102" table:formula="of:=DEC2HEX(SUM(HEX2DEC([.AA7]);1))" office:value-type="string" office:string-value="551A" calcext:value-type="string">
            <text:p>551A</text:p>
          </table:table-cell>
          <table:table-cell table:style-name="ce92" table:formula="of:=DEC2HEX(SUM(HEX2DEC([.AB7]);1))" office:value-type="string" office:string-value="551B" calcext:value-type="string">
            <text:p>551B</text:p>
          </table:table-cell>
          <table:table-cell table:style-name="ce102" table:formula="of:=DEC2HEX(SUM(HEX2DEC([.AC7]);1))" office:value-type="string" office:string-value="551C" calcext:value-type="string">
            <text:p>551C</text:p>
          </table:table-cell>
          <table:table-cell table:style-name="ce92" table:formula="of:=DEC2HEX(SUM(HEX2DEC([.AD7]);1))" office:value-type="string" office:string-value="551D" calcext:value-type="string">
            <text:p>551D</text:p>
          </table:table-cell>
          <table:table-cell table:style-name="ce102" table:formula="of:=DEC2HEX(SUM(HEX2DEC([.AE7]);1))" office:value-type="string" office:string-value="551E" calcext:value-type="string">
            <text:p>551E</text:p>
          </table:table-cell>
          <table:table-cell table:style-name="ce92" table:formula="of:=DEC2HEX(SUM(HEX2DEC([.AF7]);1))" office:value-type="string" office:string-value="551F" calcext:value-type="string">
            <text:p>551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DEC2HEX(SUM(HEX2DEC([.AG63]);1))" office:value-type="string" office:string-value="5600" calcext:value-type="string">
            <text:p>5600</text:p>
          </table:table-cell>
          <table:table-cell table:style-name="ce92" table:formula="of:=DEC2HEX(SUM(HEX2DEC([.B8]);1))" office:value-type="string" office:string-value="5601" calcext:value-type="string">
            <text:p>5601</text:p>
          </table:table-cell>
          <table:table-cell table:style-name="ce94" table:formula="of:=DEC2HEX(SUM(HEX2DEC([.C8]);1))" office:value-type="string" office:string-value="5602" calcext:value-type="string">
            <text:p>5602</text:p>
          </table:table-cell>
          <table:table-cell table:style-name="ce92" table:formula="of:=DEC2HEX(SUM(HEX2DEC([.D8]);1))" office:value-type="string" office:string-value="5603" calcext:value-type="string">
            <text:p>5603</text:p>
          </table:table-cell>
          <table:table-cell table:style-name="ce102" table:formula="of:=DEC2HEX(SUM(HEX2DEC([.E8]);1))" office:value-type="string" office:string-value="5604" calcext:value-type="string">
            <text:p>5604</text:p>
          </table:table-cell>
          <table:table-cell table:style-name="ce92" table:formula="of:=DEC2HEX(SUM(HEX2DEC([.F8]);1))" office:value-type="string" office:string-value="5605" calcext:value-type="string">
            <text:p>5605</text:p>
          </table:table-cell>
          <table:table-cell table:style-name="ce102" table:formula="of:=DEC2HEX(SUM(HEX2DEC([.G8]);1))" office:value-type="string" office:string-value="5606" calcext:value-type="string">
            <text:p>5606</text:p>
          </table:table-cell>
          <table:table-cell table:style-name="ce92" table:formula="of:=DEC2HEX(SUM(HEX2DEC([.H8]);1))" office:value-type="string" office:string-value="5607" calcext:value-type="string">
            <text:p>5607</text:p>
          </table:table-cell>
          <table:table-cell table:style-name="ce102" table:formula="of:=DEC2HEX(SUM(HEX2DEC([.I8]);1))" office:value-type="string" office:string-value="5608" calcext:value-type="string">
            <text:p>5608</text:p>
          </table:table-cell>
          <table:table-cell table:style-name="ce92" table:formula="of:=DEC2HEX(SUM(HEX2DEC([.J8]);1))" office:value-type="string" office:string-value="5609" calcext:value-type="string">
            <text:p>5609</text:p>
          </table:table-cell>
          <table:table-cell table:style-name="ce102" table:formula="of:=DEC2HEX(SUM(HEX2DEC([.K8]);1))" office:value-type="string" office:string-value="560A" calcext:value-type="string">
            <text:p>560A</text:p>
          </table:table-cell>
          <table:table-cell table:style-name="ce92" table:formula="of:=DEC2HEX(SUM(HEX2DEC([.L8]);1))" office:value-type="string" office:string-value="560B" calcext:value-type="string">
            <text:p>560B</text:p>
          </table:table-cell>
          <table:table-cell table:style-name="ce102" table:formula="of:=DEC2HEX(SUM(HEX2DEC([.M8]);1))" office:value-type="string" office:string-value="560C" calcext:value-type="string">
            <text:p>560C</text:p>
          </table:table-cell>
          <table:table-cell table:style-name="ce92" table:formula="of:=DEC2HEX(SUM(HEX2DEC([.N8]);1))" office:value-type="string" office:string-value="560D" calcext:value-type="string">
            <text:p>560D</text:p>
          </table:table-cell>
          <table:table-cell table:style-name="ce102" table:formula="of:=DEC2HEX(SUM(HEX2DEC([.O8]);1))" office:value-type="string" office:string-value="560E" calcext:value-type="string">
            <text:p>560E</text:p>
          </table:table-cell>
          <table:table-cell table:style-name="ce92" table:formula="of:=DEC2HEX(SUM(HEX2DEC([.P8]);1))" office:value-type="string" office:string-value="560F" calcext:value-type="string">
            <text:p>560F</text:p>
          </table:table-cell>
          <table:table-cell table:style-name="ce102" table:formula="of:=DEC2HEX(SUM(HEX2DEC([.Q8]);1))" office:value-type="string" office:string-value="5610" calcext:value-type="string">
            <text:p>5610</text:p>
          </table:table-cell>
          <table:table-cell table:style-name="ce92" table:formula="of:=DEC2HEX(SUM(HEX2DEC([.R8]);1))" office:value-type="string" office:string-value="5611" calcext:value-type="string">
            <text:p>5611</text:p>
          </table:table-cell>
          <table:table-cell table:style-name="ce107" table:formula="of:=DEC2HEX(SUM(HEX2DEC([.S8]);1))" office:value-type="string" office:string-value="5612" calcext:value-type="string">
            <text:p>5612</text:p>
          </table:table-cell>
          <table:table-cell table:style-name="ce92" table:formula="of:=DEC2HEX(SUM(HEX2DEC([.T8]);1))" office:value-type="string" office:string-value="5613" calcext:value-type="string">
            <text:p>5613</text:p>
          </table:table-cell>
          <table:table-cell table:style-name="ce102" table:formula="of:=DEC2HEX(SUM(HEX2DEC([.U8]);1))" office:value-type="string" office:string-value="5614" calcext:value-type="string">
            <text:p>5614</text:p>
          </table:table-cell>
          <table:table-cell table:style-name="ce92" table:formula="of:=DEC2HEX(SUM(HEX2DEC([.V8]);1))" office:value-type="string" office:string-value="5615" calcext:value-type="string">
            <text:p>5615</text:p>
          </table:table-cell>
          <table:table-cell table:style-name="ce102" table:formula="of:=DEC2HEX(SUM(HEX2DEC([.W8]);1))" office:value-type="string" office:string-value="5616" calcext:value-type="string">
            <text:p>5616</text:p>
          </table:table-cell>
          <table:table-cell table:style-name="ce92" table:formula="of:=DEC2HEX(SUM(HEX2DEC([.X8]);1))" office:value-type="string" office:string-value="5617" calcext:value-type="string">
            <text:p>5617</text:p>
          </table:table-cell>
          <table:table-cell table:style-name="ce102" table:formula="of:=DEC2HEX(SUM(HEX2DEC([.Y8]);1))" office:value-type="string" office:string-value="5618" calcext:value-type="string">
            <text:p>5618</text:p>
          </table:table-cell>
          <table:table-cell table:style-name="ce92" table:formula="of:=DEC2HEX(SUM(HEX2DEC([.Z8]);1))" office:value-type="string" office:string-value="5619" calcext:value-type="string">
            <text:p>5619</text:p>
          </table:table-cell>
          <table:table-cell table:style-name="ce102" table:formula="of:=DEC2HEX(SUM(HEX2DEC([.AA8]);1))" office:value-type="string" office:string-value="561A" calcext:value-type="string">
            <text:p>561A</text:p>
          </table:table-cell>
          <table:table-cell table:style-name="ce92" table:formula="of:=DEC2HEX(SUM(HEX2DEC([.AB8]);1))" office:value-type="string" office:string-value="561B" calcext:value-type="string">
            <text:p>561B</text:p>
          </table:table-cell>
          <table:table-cell table:style-name="ce102" table:formula="of:=DEC2HEX(SUM(HEX2DEC([.AC8]);1))" office:value-type="string" office:string-value="561C" calcext:value-type="string">
            <text:p>561C</text:p>
          </table:table-cell>
          <table:table-cell table:style-name="ce92" table:formula="of:=DEC2HEX(SUM(HEX2DEC([.AD8]);1))" office:value-type="string" office:string-value="561D" calcext:value-type="string">
            <text:p>561D</text:p>
          </table:table-cell>
          <table:table-cell table:style-name="ce102" table:formula="of:=DEC2HEX(SUM(HEX2DEC([.AE8]);1))" office:value-type="string" office:string-value="561E" calcext:value-type="string">
            <text:p>561E</text:p>
          </table:table-cell>
          <table:table-cell table:style-name="ce92" table:formula="of:=DEC2HEX(SUM(HEX2DEC([.AF8]);1))" office:value-type="string" office:string-value="561F" calcext:value-type="string">
            <text:p>561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0" table:formula="of:=DEC2HEX(SUM(HEX2DEC([.AG64]);1))" office:value-type="string" office:string-value="5700" calcext:value-type="string">
            <text:p>5700</text:p>
          </table:table-cell>
          <table:table-cell table:style-name="ce93" table:formula="of:=DEC2HEX(SUM(HEX2DEC([.B9]);1))" office:value-type="string" office:string-value="5701" calcext:value-type="string">
            <text:p>5701</text:p>
          </table:table-cell>
          <table:table-cell table:style-name="ce96" table:formula="of:=DEC2HEX(SUM(HEX2DEC([.C9]);1))" office:value-type="string" office:string-value="5702" calcext:value-type="string">
            <text:p>5702</text:p>
          </table:table-cell>
          <table:table-cell table:style-name="ce93" table:formula="of:=DEC2HEX(SUM(HEX2DEC([.D9]);1))" office:value-type="string" office:string-value="5703" calcext:value-type="string">
            <text:p>5703</text:p>
          </table:table-cell>
          <table:table-cell table:style-name="ce103" table:formula="of:=DEC2HEX(SUM(HEX2DEC([.E9]);1))" office:value-type="string" office:string-value="5704" calcext:value-type="string">
            <text:p>5704</text:p>
          </table:table-cell>
          <table:table-cell table:style-name="ce93" table:formula="of:=DEC2HEX(SUM(HEX2DEC([.F9]);1))" office:value-type="string" office:string-value="5705" calcext:value-type="string">
            <text:p>5705</text:p>
          </table:table-cell>
          <table:table-cell table:style-name="ce103" table:formula="of:=DEC2HEX(SUM(HEX2DEC([.G9]);1))" office:value-type="string" office:string-value="5706" calcext:value-type="string">
            <text:p>5706</text:p>
          </table:table-cell>
          <table:table-cell table:style-name="ce93" table:formula="of:=DEC2HEX(SUM(HEX2DEC([.H9]);1))" office:value-type="string" office:string-value="5707" calcext:value-type="string">
            <text:p>5707</text:p>
          </table:table-cell>
          <table:table-cell table:style-name="ce103" table:formula="of:=DEC2HEX(SUM(HEX2DEC([.I9]);1))" office:value-type="string" office:string-value="5708" calcext:value-type="string">
            <text:p>5708</text:p>
          </table:table-cell>
          <table:table-cell table:style-name="ce93" table:formula="of:=DEC2HEX(SUM(HEX2DEC([.J9]);1))" office:value-type="string" office:string-value="5709" calcext:value-type="string">
            <text:p>5709</text:p>
          </table:table-cell>
          <table:table-cell table:style-name="ce103" table:formula="of:=DEC2HEX(SUM(HEX2DEC([.K9]);1))" office:value-type="string" office:string-value="570A" calcext:value-type="string">
            <text:p>570A</text:p>
          </table:table-cell>
          <table:table-cell table:style-name="ce93" table:formula="of:=DEC2HEX(SUM(HEX2DEC([.L9]);1))" office:value-type="string" office:string-value="570B" calcext:value-type="string">
            <text:p>570B</text:p>
          </table:table-cell>
          <table:table-cell table:style-name="ce103" table:formula="of:=DEC2HEX(SUM(HEX2DEC([.M9]);1))" office:value-type="string" office:string-value="570C" calcext:value-type="string">
            <text:p>570C</text:p>
          </table:table-cell>
          <table:table-cell table:style-name="ce93" table:formula="of:=DEC2HEX(SUM(HEX2DEC([.N9]);1))" office:value-type="string" office:string-value="570D" calcext:value-type="string">
            <text:p>570D</text:p>
          </table:table-cell>
          <table:table-cell table:style-name="ce103" table:formula="of:=DEC2HEX(SUM(HEX2DEC([.O9]);1))" office:value-type="string" office:string-value="570E" calcext:value-type="string">
            <text:p>570E</text:p>
          </table:table-cell>
          <table:table-cell table:style-name="ce93" table:formula="of:=DEC2HEX(SUM(HEX2DEC([.P9]);1))" office:value-type="string" office:string-value="570F" calcext:value-type="string">
            <text:p>570F</text:p>
          </table:table-cell>
          <table:table-cell table:style-name="ce103" table:formula="of:=DEC2HEX(SUM(HEX2DEC([.Q9]);1))" office:value-type="string" office:string-value="5710" calcext:value-type="string">
            <text:p>5710</text:p>
          </table:table-cell>
          <table:table-cell table:style-name="ce93" table:formula="of:=DEC2HEX(SUM(HEX2DEC([.R9]);1))" office:value-type="string" office:string-value="5711" calcext:value-type="string">
            <text:p>5711</text:p>
          </table:table-cell>
          <table:table-cell table:style-name="ce108" table:formula="of:=DEC2HEX(SUM(HEX2DEC([.S9]);1))" office:value-type="string" office:string-value="5712" calcext:value-type="string">
            <text:p>5712</text:p>
          </table:table-cell>
          <table:table-cell table:style-name="ce93" table:formula="of:=DEC2HEX(SUM(HEX2DEC([.T9]);1))" office:value-type="string" office:string-value="5713" calcext:value-type="string">
            <text:p>5713</text:p>
          </table:table-cell>
          <table:table-cell table:style-name="ce103" table:formula="of:=DEC2HEX(SUM(HEX2DEC([.U9]);1))" office:value-type="string" office:string-value="5714" calcext:value-type="string">
            <text:p>5714</text:p>
          </table:table-cell>
          <table:table-cell table:style-name="ce93" table:formula="of:=DEC2HEX(SUM(HEX2DEC([.V9]);1))" office:value-type="string" office:string-value="5715" calcext:value-type="string">
            <text:p>5715</text:p>
          </table:table-cell>
          <table:table-cell table:style-name="ce103" table:formula="of:=DEC2HEX(SUM(HEX2DEC([.W9]);1))" office:value-type="string" office:string-value="5716" calcext:value-type="string">
            <text:p>5716</text:p>
          </table:table-cell>
          <table:table-cell table:style-name="ce93" table:formula="of:=DEC2HEX(SUM(HEX2DEC([.X9]);1))" office:value-type="string" office:string-value="5717" calcext:value-type="string">
            <text:p>5717</text:p>
          </table:table-cell>
          <table:table-cell table:style-name="ce103" table:formula="of:=DEC2HEX(SUM(HEX2DEC([.Y9]);1))" office:value-type="string" office:string-value="5718" calcext:value-type="string">
            <text:p>5718</text:p>
          </table:table-cell>
          <table:table-cell table:style-name="ce93" table:formula="of:=DEC2HEX(SUM(HEX2DEC([.Z9]);1))" office:value-type="string" office:string-value="5719" calcext:value-type="string">
            <text:p>5719</text:p>
          </table:table-cell>
          <table:table-cell table:style-name="ce103" table:formula="of:=DEC2HEX(SUM(HEX2DEC([.AA9]);1))" office:value-type="string" office:string-value="571A" calcext:value-type="string">
            <text:p>571A</text:p>
          </table:table-cell>
          <table:table-cell table:style-name="ce93" table:formula="of:=DEC2HEX(SUM(HEX2DEC([.AB9]);1))" office:value-type="string" office:string-value="571B" calcext:value-type="string">
            <text:p>571B</text:p>
          </table:table-cell>
          <table:table-cell table:style-name="ce102" table:formula="of:=DEC2HEX(SUM(HEX2DEC([.AC9]);1))" office:value-type="string" office:string-value="571C" calcext:value-type="string">
            <text:p>571C</text:p>
          </table:table-cell>
          <table:table-cell table:style-name="ce92" table:formula="of:=DEC2HEX(SUM(HEX2DEC([.AD9]);1))" office:value-type="string" office:string-value="571D" calcext:value-type="string">
            <text:p>571D</text:p>
          </table:table-cell>
          <table:table-cell table:style-name="ce102" table:formula="of:=DEC2HEX(SUM(HEX2DEC([.AE9]);1))" office:value-type="string" office:string-value="571E" calcext:value-type="string">
            <text:p>571E</text:p>
          </table:table-cell>
          <table:table-cell table:style-name="ce92" table:formula="of:=DEC2HEX(SUM(HEX2DEC([.AF9]);1))" office:value-type="string" office:string-value="571F" calcext:value-type="string">
            <text:p>571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7</text:p>
            <text:p>Pixel</text:p>
            <text:p>136-143</text:p>
            <text:p>$88-$8F</text:p>
          </table:table-cell>
          <table:table-cell table:style-name="ce91" table:formula="of:=DEC2HEX(SUM(HEX2DEC([.AG2]);1))" office:value-type="string" office:string-value="5020" calcext:value-type="string">
            <text:p>5020</text:p>
          </table:table-cell>
          <table:table-cell table:style-name="ce95" table:formula="of:=DEC2HEX(SUM(HEX2DEC([.B10]);1))" office:value-type="string" office:string-value="5021" calcext:value-type="string">
            <text:p>5021</text:p>
          </table:table-cell>
          <table:table-cell table:style-name="ce91" table:formula="of:=DEC2HEX(SUM(HEX2DEC([.C10]);1))" office:value-type="string" office:string-value="5022" calcext:value-type="string">
            <text:p>5022</text:p>
          </table:table-cell>
          <table:table-cell table:style-name="ce95" table:formula="of:=DEC2HEX(SUM(HEX2DEC([.D10]);1))" office:value-type="string" office:string-value="5023" calcext:value-type="string">
            <text:p>5023</text:p>
          </table:table-cell>
          <table:table-cell table:style-name="ce99" table:formula="of:=DEC2HEX(SUM(HEX2DEC([.E10]);1))" office:value-type="string" office:string-value="5024" calcext:value-type="string">
            <text:p>5024</text:p>
          </table:table-cell>
          <table:table-cell table:style-name="ce95" table:formula="of:=DEC2HEX(SUM(HEX2DEC([.F10]);1))" office:value-type="string" office:string-value="5025" calcext:value-type="string">
            <text:p>5025</text:p>
          </table:table-cell>
          <table:table-cell table:style-name="ce99" table:formula="of:=DEC2HEX(SUM(HEX2DEC([.G10]);1))" office:value-type="string" office:string-value="5026" calcext:value-type="string">
            <text:p>5026</text:p>
          </table:table-cell>
          <table:table-cell table:style-name="ce95" table:formula="of:=DEC2HEX(SUM(HEX2DEC([.H10]);1))" office:value-type="string" office:string-value="5027" calcext:value-type="string">
            <text:p>5027</text:p>
          </table:table-cell>
          <table:table-cell table:style-name="ce99" table:formula="of:=DEC2HEX(SUM(HEX2DEC([.I10]);1))" office:value-type="string" office:string-value="5028" calcext:value-type="string">
            <text:p>5028</text:p>
          </table:table-cell>
          <table:table-cell table:style-name="ce95" table:formula="of:=DEC2HEX(SUM(HEX2DEC([.J10]);1))" office:value-type="string" office:string-value="5029" calcext:value-type="string">
            <text:p>5029</text:p>
          </table:table-cell>
          <table:table-cell table:style-name="ce99" table:formula="of:=DEC2HEX(SUM(HEX2DEC([.K10]);1))" office:value-type="string" office:string-value="502A" calcext:value-type="string">
            <text:p>502A</text:p>
          </table:table-cell>
          <table:table-cell table:style-name="ce95" table:formula="of:=DEC2HEX(SUM(HEX2DEC([.L10]);1))" office:value-type="string" office:string-value="502B" calcext:value-type="string">
            <text:p>502B</text:p>
          </table:table-cell>
          <table:table-cell table:style-name="ce99" table:formula="of:=DEC2HEX(SUM(HEX2DEC([.M10]);1))" office:value-type="string" office:string-value="502C" calcext:value-type="string">
            <text:p>502C</text:p>
          </table:table-cell>
          <table:table-cell table:style-name="ce95" table:formula="of:=DEC2HEX(SUM(HEX2DEC([.N10]);1))" office:value-type="string" office:string-value="502D" calcext:value-type="string">
            <text:p>502D</text:p>
          </table:table-cell>
          <table:table-cell table:style-name="ce99" table:formula="of:=DEC2HEX(SUM(HEX2DEC([.O10]);1))" office:value-type="string" office:string-value="502E" calcext:value-type="string">
            <text:p>502E</text:p>
          </table:table-cell>
          <table:table-cell table:style-name="ce95" table:formula="of:=DEC2HEX(SUM(HEX2DEC([.P10]);1))" office:value-type="string" office:string-value="502F" calcext:value-type="string">
            <text:p>502F</text:p>
          </table:table-cell>
          <table:table-cell table:style-name="ce99" table:formula="of:=DEC2HEX(SUM(HEX2DEC([.Q10]);1))" office:value-type="string" office:string-value="5030" calcext:value-type="string">
            <text:p>5030</text:p>
          </table:table-cell>
          <table:table-cell table:style-name="ce95" table:formula="of:=DEC2HEX(SUM(HEX2DEC([.R10]);1))" office:value-type="string" office:string-value="5031" calcext:value-type="string">
            <text:p>5031</text:p>
          </table:table-cell>
          <table:table-cell table:style-name="ce87" table:formula="of:=DEC2HEX(SUM(HEX2DEC([.S10]);1))" office:value-type="string" office:string-value="5032" calcext:value-type="string">
            <text:p>5032</text:p>
          </table:table-cell>
          <table:table-cell table:style-name="ce94" table:formula="of:=DEC2HEX(SUM(HEX2DEC([.T10]);1))" office:value-type="string" office:string-value="5033" calcext:value-type="string">
            <text:p>5033</text:p>
          </table:table-cell>
          <table:table-cell table:style-name="ce87" table:formula="of:=DEC2HEX(SUM(HEX2DEC([.U10]);1))" office:value-type="string" office:string-value="5034" calcext:value-type="string">
            <text:p>5034</text:p>
          </table:table-cell>
          <table:table-cell table:style-name="ce94" table:formula="of:=DEC2HEX(SUM(HEX2DEC([.V10]);1))" office:value-type="string" office:string-value="5035" calcext:value-type="string">
            <text:p>5035</text:p>
          </table:table-cell>
          <table:table-cell table:style-name="ce87" table:formula="of:=DEC2HEX(SUM(HEX2DEC([.W10]);1))" office:value-type="string" office:string-value="5036" calcext:value-type="string">
            <text:p>5036</text:p>
          </table:table-cell>
          <table:table-cell table:style-name="ce94" table:formula="of:=DEC2HEX(SUM(HEX2DEC([.X10]);1))" office:value-type="string" office:string-value="5037" calcext:value-type="string">
            <text:p>5037</text:p>
          </table:table-cell>
          <table:table-cell table:style-name="ce87" table:formula="of:=DEC2HEX(SUM(HEX2DEC([.Y10]);1))" office:value-type="string" office:string-value="5038" calcext:value-type="string">
            <text:p>5038</text:p>
          </table:table-cell>
          <table:table-cell table:style-name="ce94" table:formula="of:=DEC2HEX(SUM(HEX2DEC([.Z10]);1))" office:value-type="string" office:string-value="5039" calcext:value-type="string">
            <text:p>5039</text:p>
          </table:table-cell>
          <table:table-cell table:style-name="ce87" table:formula="of:=DEC2HEX(SUM(HEX2DEC([.AA10]);1))" office:value-type="string" office:string-value="503A" calcext:value-type="string">
            <text:p>503A</text:p>
          </table:table-cell>
          <table:table-cell table:style-name="ce94" table:formula="of:=DEC2HEX(SUM(HEX2DEC([.AB10]);1))" office:value-type="string" office:string-value="503B" calcext:value-type="string">
            <text:p>503B</text:p>
          </table:table-cell>
          <table:table-cell table:style-name="ce99" table:formula="of:=DEC2HEX(SUM(HEX2DEC([.AC10]);1))" office:value-type="string" office:string-value="503C" calcext:value-type="string">
            <text:p>503C</text:p>
          </table:table-cell>
          <table:table-cell table:style-name="ce95" table:formula="of:=DEC2HEX(SUM(HEX2DEC([.AD10]);1))" office:value-type="string" office:string-value="503D" calcext:value-type="string">
            <text:p>503D</text:p>
          </table:table-cell>
          <table:table-cell table:style-name="ce99" table:formula="of:=DEC2HEX(SUM(HEX2DEC([.AE10]);1))" office:value-type="string" office:string-value="503E" calcext:value-type="string">
            <text:p>503E</text:p>
          </table:table-cell>
          <table:table-cell table:style-name="ce95" table:formula="of:=DEC2HEX(SUM(HEX2DEC([.AF10]);1))" office:value-type="string" office:string-value="503F" calcext:value-type="string">
            <text:p>50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3]);1))" office:value-type="string" office:string-value="5120" calcext:value-type="string">
            <text:p>5120</text:p>
          </table:table-cell>
          <table:table-cell table:style-name="ce94" table:formula="of:=DEC2HEX(SUM(HEX2DEC([.B11]);1))" office:value-type="string" office:string-value="5121" calcext:value-type="string">
            <text:p>5121</text:p>
          </table:table-cell>
          <table:table-cell table:style-name="ce92" table:formula="of:=DEC2HEX(SUM(HEX2DEC([.C11]);1))" office:value-type="string" office:string-value="5122" calcext:value-type="string">
            <text:p>5122</text:p>
          </table:table-cell>
          <table:table-cell table:style-name="ce94" table:formula="of:=DEC2HEX(SUM(HEX2DEC([.D11]);1))" office:value-type="string" office:string-value="5123" calcext:value-type="string">
            <text:p>5123</text:p>
          </table:table-cell>
          <table:table-cell table:style-name="ce87" table:formula="of:=DEC2HEX(SUM(HEX2DEC([.E11]);1))" office:value-type="string" office:string-value="5124" calcext:value-type="string">
            <text:p>5124</text:p>
          </table:table-cell>
          <table:table-cell table:style-name="ce94" table:formula="of:=DEC2HEX(SUM(HEX2DEC([.F11]);1))" office:value-type="string" office:string-value="5125" calcext:value-type="string">
            <text:p>5125</text:p>
          </table:table-cell>
          <table:table-cell table:style-name="ce87" table:formula="of:=DEC2HEX(SUM(HEX2DEC([.G11]);1))" office:value-type="string" office:string-value="5126" calcext:value-type="string">
            <text:p>5126</text:p>
          </table:table-cell>
          <table:table-cell table:style-name="ce94" table:formula="of:=DEC2HEX(SUM(HEX2DEC([.H11]);1))" office:value-type="string" office:string-value="5127" calcext:value-type="string">
            <text:p>5127</text:p>
          </table:table-cell>
          <table:table-cell table:style-name="ce87" table:formula="of:=DEC2HEX(SUM(HEX2DEC([.I11]);1))" office:value-type="string" office:string-value="5128" calcext:value-type="string">
            <text:p>5128</text:p>
          </table:table-cell>
          <table:table-cell table:style-name="ce94" table:formula="of:=DEC2HEX(SUM(HEX2DEC([.J11]);1))" office:value-type="string" office:string-value="5129" calcext:value-type="string">
            <text:p>5129</text:p>
          </table:table-cell>
          <table:table-cell table:style-name="ce87" table:formula="of:=DEC2HEX(SUM(HEX2DEC([.K11]);1))" office:value-type="string" office:string-value="512A" calcext:value-type="string">
            <text:p>512A</text:p>
          </table:table-cell>
          <table:table-cell table:style-name="ce94" table:formula="of:=DEC2HEX(SUM(HEX2DEC([.L11]);1))" office:value-type="string" office:string-value="512B" calcext:value-type="string">
            <text:p>512B</text:p>
          </table:table-cell>
          <table:table-cell table:style-name="ce87" table:formula="of:=DEC2HEX(SUM(HEX2DEC([.M11]);1))" office:value-type="string" office:string-value="512C" calcext:value-type="string">
            <text:p>512C</text:p>
          </table:table-cell>
          <table:table-cell table:style-name="ce94" table:formula="of:=DEC2HEX(SUM(HEX2DEC([.N11]);1))" office:value-type="string" office:string-value="512D" calcext:value-type="string">
            <text:p>512D</text:p>
          </table:table-cell>
          <table:table-cell table:style-name="ce87" table:formula="of:=DEC2HEX(SUM(HEX2DEC([.O11]);1))" office:value-type="string" office:string-value="512E" calcext:value-type="string">
            <text:p>512E</text:p>
          </table:table-cell>
          <table:table-cell table:style-name="ce94" table:formula="of:=DEC2HEX(SUM(HEX2DEC([.P11]);1))" office:value-type="string" office:string-value="512F" calcext:value-type="string">
            <text:p>512F</text:p>
          </table:table-cell>
          <table:table-cell table:style-name="ce87" table:formula="of:=DEC2HEX(SUM(HEX2DEC([.Q11]);1))" office:value-type="string" office:string-value="5130" calcext:value-type="string">
            <text:p>5130</text:p>
          </table:table-cell>
          <table:table-cell table:style-name="ce94" table:formula="of:=DEC2HEX(SUM(HEX2DEC([.R11]);1))" office:value-type="string" office:string-value="5131" calcext:value-type="string">
            <text:p>5131</text:p>
          </table:table-cell>
          <table:table-cell table:style-name="ce87" table:formula="of:=DEC2HEX(SUM(HEX2DEC([.S11]);1))" office:value-type="string" office:string-value="5132" calcext:value-type="string">
            <text:p>5132</text:p>
          </table:table-cell>
          <table:table-cell table:style-name="ce94" table:formula="of:=DEC2HEX(SUM(HEX2DEC([.T11]);1))" office:value-type="string" office:string-value="5133" calcext:value-type="string">
            <text:p>5133</text:p>
          </table:table-cell>
          <table:table-cell table:style-name="ce87" table:formula="of:=DEC2HEX(SUM(HEX2DEC([.U11]);1))" office:value-type="string" office:string-value="5134" calcext:value-type="string">
            <text:p>5134</text:p>
          </table:table-cell>
          <table:table-cell table:style-name="ce94" table:formula="of:=DEC2HEX(SUM(HEX2DEC([.V11]);1))" office:value-type="string" office:string-value="5135" calcext:value-type="string">
            <text:p>5135</text:p>
          </table:table-cell>
          <table:table-cell table:style-name="ce87" table:formula="of:=DEC2HEX(SUM(HEX2DEC([.W11]);1))" office:value-type="string" office:string-value="5136" calcext:value-type="string">
            <text:p>5136</text:p>
          </table:table-cell>
          <table:table-cell table:style-name="ce94" table:formula="of:=DEC2HEX(SUM(HEX2DEC([.X11]);1))" office:value-type="string" office:string-value="5137" calcext:value-type="string">
            <text:p>5137</text:p>
          </table:table-cell>
          <table:table-cell table:style-name="ce87" table:formula="of:=DEC2HEX(SUM(HEX2DEC([.Y11]);1))" office:value-type="string" office:string-value="5138" calcext:value-type="string">
            <text:p>5138</text:p>
          </table:table-cell>
          <table:table-cell table:style-name="ce94" table:formula="of:=DEC2HEX(SUM(HEX2DEC([.Z11]);1))" office:value-type="string" office:string-value="5139" calcext:value-type="string">
            <text:p>5139</text:p>
          </table:table-cell>
          <table:table-cell table:style-name="ce87" table:formula="of:=DEC2HEX(SUM(HEX2DEC([.AA11]);1))" office:value-type="string" office:string-value="513A" calcext:value-type="string">
            <text:p>513A</text:p>
          </table:table-cell>
          <table:table-cell table:style-name="ce94" table:formula="of:=DEC2HEX(SUM(HEX2DEC([.AB11]);1))" office:value-type="string" office:string-value="513B" calcext:value-type="string">
            <text:p>513B</text:p>
          </table:table-cell>
          <table:table-cell table:style-name="ce87" table:formula="of:=DEC2HEX(SUM(HEX2DEC([.AC11]);1))" office:value-type="string" office:string-value="513C" calcext:value-type="string">
            <text:p>513C</text:p>
          </table:table-cell>
          <table:table-cell table:style-name="ce94" table:formula="of:=DEC2HEX(SUM(HEX2DEC([.AD11]);1))" office:value-type="string" office:string-value="513D" calcext:value-type="string">
            <text:p>513D</text:p>
          </table:table-cell>
          <table:table-cell table:style-name="ce87" table:formula="of:=DEC2HEX(SUM(HEX2DEC([.AE11]);1))" office:value-type="string" office:string-value="513E" calcext:value-type="string">
            <text:p>513E</text:p>
          </table:table-cell>
          <table:table-cell table:style-name="ce94" table:formula="of:=DEC2HEX(SUM(HEX2DEC([.AF11]);1))" office:value-type="string" office:string-value="513F" calcext:value-type="string">
            <text:p>51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4]);1))" office:value-type="string" office:string-value="5220" calcext:value-type="string">
            <text:p>5220</text:p>
          </table:table-cell>
          <table:table-cell table:style-name="ce94" table:formula="of:=DEC2HEX(SUM(HEX2DEC([.B12]);1))" office:value-type="string" office:string-value="5221" calcext:value-type="string">
            <text:p>5221</text:p>
          </table:table-cell>
          <table:table-cell table:style-name="ce92" table:formula="of:=DEC2HEX(SUM(HEX2DEC([.C12]);1))" office:value-type="string" office:string-value="5222" calcext:value-type="string">
            <text:p>5222</text:p>
          </table:table-cell>
          <table:table-cell table:style-name="ce94" table:formula="of:=DEC2HEX(SUM(HEX2DEC([.D12]);1))" office:value-type="string" office:string-value="5223" calcext:value-type="string">
            <text:p>5223</text:p>
          </table:table-cell>
          <table:table-cell table:style-name="ce87" table:formula="of:=DEC2HEX(SUM(HEX2DEC([.E12]);1))" office:value-type="string" office:string-value="5224" calcext:value-type="string">
            <text:p>5224</text:p>
          </table:table-cell>
          <table:table-cell table:style-name="ce94" table:formula="of:=DEC2HEX(SUM(HEX2DEC([.F12]);1))" office:value-type="string" office:string-value="5225" calcext:value-type="string">
            <text:p>5225</text:p>
          </table:table-cell>
          <table:table-cell table:style-name="ce87" table:formula="of:=DEC2HEX(SUM(HEX2DEC([.G12]);1))" office:value-type="string" office:string-value="5226" calcext:value-type="string">
            <text:p>5226</text:p>
          </table:table-cell>
          <table:table-cell table:style-name="ce94" table:formula="of:=DEC2HEX(SUM(HEX2DEC([.H12]);1))" office:value-type="string" office:string-value="5227" calcext:value-type="string">
            <text:p>5227</text:p>
          </table:table-cell>
          <table:table-cell table:style-name="ce87" table:formula="of:=DEC2HEX(SUM(HEX2DEC([.I12]);1))" office:value-type="string" office:string-value="5228" calcext:value-type="string">
            <text:p>5228</text:p>
          </table:table-cell>
          <table:table-cell table:style-name="ce94" table:formula="of:=DEC2HEX(SUM(HEX2DEC([.J12]);1))" office:value-type="string" office:string-value="5229" calcext:value-type="string">
            <text:p>5229</text:p>
          </table:table-cell>
          <table:table-cell table:style-name="ce87" table:formula="of:=DEC2HEX(SUM(HEX2DEC([.K12]);1))" office:value-type="string" office:string-value="522A" calcext:value-type="string">
            <text:p>522A</text:p>
          </table:table-cell>
          <table:table-cell table:style-name="ce94" table:formula="of:=DEC2HEX(SUM(HEX2DEC([.L12]);1))" office:value-type="string" office:string-value="522B" calcext:value-type="string">
            <text:p>522B</text:p>
          </table:table-cell>
          <table:table-cell table:style-name="ce87" table:formula="of:=DEC2HEX(SUM(HEX2DEC([.M12]);1))" office:value-type="string" office:string-value="522C" calcext:value-type="string">
            <text:p>522C</text:p>
          </table:table-cell>
          <table:table-cell table:style-name="ce94" table:formula="of:=DEC2HEX(SUM(HEX2DEC([.N12]);1))" office:value-type="string" office:string-value="522D" calcext:value-type="string">
            <text:p>522D</text:p>
          </table:table-cell>
          <table:table-cell table:style-name="ce87" table:formula="of:=DEC2HEX(SUM(HEX2DEC([.O12]);1))" office:value-type="string" office:string-value="522E" calcext:value-type="string">
            <text:p>522E</text:p>
          </table:table-cell>
          <table:table-cell table:style-name="ce94" table:formula="of:=DEC2HEX(SUM(HEX2DEC([.P12]);1))" office:value-type="string" office:string-value="522F" calcext:value-type="string">
            <text:p>522F</text:p>
          </table:table-cell>
          <table:table-cell table:style-name="ce87" table:formula="of:=DEC2HEX(SUM(HEX2DEC([.Q12]);1))" office:value-type="string" office:string-value="5230" calcext:value-type="string">
            <text:p>5230</text:p>
          </table:table-cell>
          <table:table-cell table:style-name="ce94" table:formula="of:=DEC2HEX(SUM(HEX2DEC([.R12]);1))" office:value-type="string" office:string-value="5231" calcext:value-type="string">
            <text:p>5231</text:p>
          </table:table-cell>
          <table:table-cell table:style-name="ce87" table:formula="of:=DEC2HEX(SUM(HEX2DEC([.S12]);1))" office:value-type="string" office:string-value="5232" calcext:value-type="string">
            <text:p>5232</text:p>
          </table:table-cell>
          <table:table-cell table:style-name="ce94" table:formula="of:=DEC2HEX(SUM(HEX2DEC([.T12]);1))" office:value-type="string" office:string-value="5233" calcext:value-type="string">
            <text:p>5233</text:p>
          </table:table-cell>
          <table:table-cell table:style-name="ce87" table:formula="of:=DEC2HEX(SUM(HEX2DEC([.U12]);1))" office:value-type="string" office:string-value="5234" calcext:value-type="string">
            <text:p>5234</text:p>
          </table:table-cell>
          <table:table-cell table:style-name="ce94" table:formula="of:=DEC2HEX(SUM(HEX2DEC([.V12]);1))" office:value-type="string" office:string-value="5235" calcext:value-type="string">
            <text:p>5235</text:p>
          </table:table-cell>
          <table:table-cell table:style-name="ce87" table:formula="of:=DEC2HEX(SUM(HEX2DEC([.W12]);1))" office:value-type="string" office:string-value="5236" calcext:value-type="string">
            <text:p>5236</text:p>
          </table:table-cell>
          <table:table-cell table:style-name="ce94" table:formula="of:=DEC2HEX(SUM(HEX2DEC([.X12]);1))" office:value-type="string" office:string-value="5237" calcext:value-type="string">
            <text:p>5237</text:p>
          </table:table-cell>
          <table:table-cell table:style-name="ce87" table:formula="of:=DEC2HEX(SUM(HEX2DEC([.Y12]);1))" office:value-type="string" office:string-value="5238" calcext:value-type="string">
            <text:p>5238</text:p>
          </table:table-cell>
          <table:table-cell table:style-name="ce94" table:formula="of:=DEC2HEX(SUM(HEX2DEC([.Z12]);1))" office:value-type="string" office:string-value="5239" calcext:value-type="string">
            <text:p>5239</text:p>
          </table:table-cell>
          <table:table-cell table:style-name="ce87" table:formula="of:=DEC2HEX(SUM(HEX2DEC([.AA12]);1))" office:value-type="string" office:string-value="523A" calcext:value-type="string">
            <text:p>523A</text:p>
          </table:table-cell>
          <table:table-cell table:style-name="ce94" table:formula="of:=DEC2HEX(SUM(HEX2DEC([.AB12]);1))" office:value-type="string" office:string-value="523B" calcext:value-type="string">
            <text:p>523B</text:p>
          </table:table-cell>
          <table:table-cell table:style-name="ce87" table:formula="of:=DEC2HEX(SUM(HEX2DEC([.AC12]);1))" office:value-type="string" office:string-value="523C" calcext:value-type="string">
            <text:p>523C</text:p>
          </table:table-cell>
          <table:table-cell table:style-name="ce94" table:formula="of:=DEC2HEX(SUM(HEX2DEC([.AD12]);1))" office:value-type="string" office:string-value="523D" calcext:value-type="string">
            <text:p>523D</text:p>
          </table:table-cell>
          <table:table-cell table:style-name="ce87" table:formula="of:=DEC2HEX(SUM(HEX2DEC([.AE12]);1))" office:value-type="string" office:string-value="523E" calcext:value-type="string">
            <text:p>523E</text:p>
          </table:table-cell>
          <table:table-cell table:style-name="ce94" table:formula="of:=DEC2HEX(SUM(HEX2DEC([.AF12]);1))" office:value-type="string" office:string-value="523F" calcext:value-type="string">
            <text:p>52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5]);1))" office:value-type="string" office:string-value="5320" calcext:value-type="string">
            <text:p>5320</text:p>
          </table:table-cell>
          <table:table-cell table:style-name="ce94" table:formula="of:=DEC2HEX(SUM(HEX2DEC([.B13]);1))" office:value-type="string" office:string-value="5321" calcext:value-type="string">
            <text:p>5321</text:p>
          </table:table-cell>
          <table:table-cell table:style-name="ce92" table:formula="of:=DEC2HEX(SUM(HEX2DEC([.C13]);1))" office:value-type="string" office:string-value="5322" calcext:value-type="string">
            <text:p>5322</text:p>
          </table:table-cell>
          <table:table-cell table:style-name="ce94" table:formula="of:=DEC2HEX(SUM(HEX2DEC([.D13]);1))" office:value-type="string" office:string-value="5323" calcext:value-type="string">
            <text:p>5323</text:p>
          </table:table-cell>
          <table:table-cell table:style-name="ce87" table:formula="of:=DEC2HEX(SUM(HEX2DEC([.E13]);1))" office:value-type="string" office:string-value="5324" calcext:value-type="string">
            <text:p>5324</text:p>
          </table:table-cell>
          <table:table-cell table:style-name="ce94" table:formula="of:=DEC2HEX(SUM(HEX2DEC([.F13]);1))" office:value-type="string" office:string-value="5325" calcext:value-type="string">
            <text:p>5325</text:p>
          </table:table-cell>
          <table:table-cell table:style-name="ce87" table:formula="of:=DEC2HEX(SUM(HEX2DEC([.G13]);1))" office:value-type="string" office:string-value="5326" calcext:value-type="string">
            <text:p>5326</text:p>
          </table:table-cell>
          <table:table-cell table:style-name="ce94" table:formula="of:=DEC2HEX(SUM(HEX2DEC([.H13]);1))" office:value-type="string" office:string-value="5327" calcext:value-type="string">
            <text:p>5327</text:p>
          </table:table-cell>
          <table:table-cell table:style-name="ce87" table:formula="of:=DEC2HEX(SUM(HEX2DEC([.I13]);1))" office:value-type="string" office:string-value="5328" calcext:value-type="string">
            <text:p>5328</text:p>
          </table:table-cell>
          <table:table-cell table:style-name="ce94" table:formula="of:=DEC2HEX(SUM(HEX2DEC([.J13]);1))" office:value-type="string" office:string-value="5329" calcext:value-type="string">
            <text:p>5329</text:p>
          </table:table-cell>
          <table:table-cell table:style-name="ce87" table:formula="of:=DEC2HEX(SUM(HEX2DEC([.K13]);1))" office:value-type="string" office:string-value="532A" calcext:value-type="string">
            <text:p>532A</text:p>
          </table:table-cell>
          <table:table-cell table:style-name="ce94" table:formula="of:=DEC2HEX(SUM(HEX2DEC([.L13]);1))" office:value-type="string" office:string-value="532B" calcext:value-type="string">
            <text:p>532B</text:p>
          </table:table-cell>
          <table:table-cell table:style-name="ce87" table:formula="of:=DEC2HEX(SUM(HEX2DEC([.M13]);1))" office:value-type="string" office:string-value="532C" calcext:value-type="string">
            <text:p>532C</text:p>
          </table:table-cell>
          <table:table-cell table:style-name="ce94" table:formula="of:=DEC2HEX(SUM(HEX2DEC([.N13]);1))" office:value-type="string" office:string-value="532D" calcext:value-type="string">
            <text:p>532D</text:p>
          </table:table-cell>
          <table:table-cell table:style-name="ce87" table:formula="of:=DEC2HEX(SUM(HEX2DEC([.O13]);1))" office:value-type="string" office:string-value="532E" calcext:value-type="string">
            <text:p>532E</text:p>
          </table:table-cell>
          <table:table-cell table:style-name="ce94" table:formula="of:=DEC2HEX(SUM(HEX2DEC([.P13]);1))" office:value-type="string" office:string-value="532F" calcext:value-type="string">
            <text:p>532F</text:p>
          </table:table-cell>
          <table:table-cell table:style-name="ce87" table:formula="of:=DEC2HEX(SUM(HEX2DEC([.Q13]);1))" office:value-type="string" office:string-value="5330" calcext:value-type="string">
            <text:p>5330</text:p>
          </table:table-cell>
          <table:table-cell table:style-name="ce94" table:formula="of:=DEC2HEX(SUM(HEX2DEC([.R13]);1))" office:value-type="string" office:string-value="5331" calcext:value-type="string">
            <text:p>5331</text:p>
          </table:table-cell>
          <table:table-cell table:style-name="ce87" table:formula="of:=DEC2HEX(SUM(HEX2DEC([.S13]);1))" office:value-type="string" office:string-value="5332" calcext:value-type="string">
            <text:p>5332</text:p>
          </table:table-cell>
          <table:table-cell table:style-name="ce94" table:formula="of:=DEC2HEX(SUM(HEX2DEC([.T13]);1))" office:value-type="string" office:string-value="5333" calcext:value-type="string">
            <text:p>5333</text:p>
          </table:table-cell>
          <table:table-cell table:style-name="ce87" table:formula="of:=DEC2HEX(SUM(HEX2DEC([.U13]);1))" office:value-type="string" office:string-value="5334" calcext:value-type="string">
            <text:p>5334</text:p>
          </table:table-cell>
          <table:table-cell table:style-name="ce94" table:formula="of:=DEC2HEX(SUM(HEX2DEC([.V13]);1))" office:value-type="string" office:string-value="5335" calcext:value-type="string">
            <text:p>5335</text:p>
          </table:table-cell>
          <table:table-cell table:style-name="ce87" table:formula="of:=DEC2HEX(SUM(HEX2DEC([.W13]);1))" office:value-type="string" office:string-value="5336" calcext:value-type="string">
            <text:p>5336</text:p>
          </table:table-cell>
          <table:table-cell table:style-name="ce94" table:formula="of:=DEC2HEX(SUM(HEX2DEC([.X13]);1))" office:value-type="string" office:string-value="5337" calcext:value-type="string">
            <text:p>5337</text:p>
          </table:table-cell>
          <table:table-cell table:style-name="ce87" table:formula="of:=DEC2HEX(SUM(HEX2DEC([.Y13]);1))" office:value-type="string" office:string-value="5338" calcext:value-type="string">
            <text:p>5338</text:p>
          </table:table-cell>
          <table:table-cell table:style-name="ce94" table:formula="of:=DEC2HEX(SUM(HEX2DEC([.Z13]);1))" office:value-type="string" office:string-value="5339" calcext:value-type="string">
            <text:p>5339</text:p>
          </table:table-cell>
          <table:table-cell table:style-name="ce87" table:formula="of:=DEC2HEX(SUM(HEX2DEC([.AA13]);1))" office:value-type="string" office:string-value="533A" calcext:value-type="string">
            <text:p>533A</text:p>
          </table:table-cell>
          <table:table-cell table:style-name="ce94" table:formula="of:=DEC2HEX(SUM(HEX2DEC([.AB13]);1))" office:value-type="string" office:string-value="533B" calcext:value-type="string">
            <text:p>533B</text:p>
          </table:table-cell>
          <table:table-cell table:style-name="ce87" table:formula="of:=DEC2HEX(SUM(HEX2DEC([.AC13]);1))" office:value-type="string" office:string-value="533C" calcext:value-type="string">
            <text:p>533C</text:p>
          </table:table-cell>
          <table:table-cell table:style-name="ce94" table:formula="of:=DEC2HEX(SUM(HEX2DEC([.AD13]);1))" office:value-type="string" office:string-value="533D" calcext:value-type="string">
            <text:p>533D</text:p>
          </table:table-cell>
          <table:table-cell table:style-name="ce87" table:formula="of:=DEC2HEX(SUM(HEX2DEC([.AE13]);1))" office:value-type="string" office:string-value="533E" calcext:value-type="string">
            <text:p>533E</text:p>
          </table:table-cell>
          <table:table-cell table:style-name="ce94" table:formula="of:=DEC2HEX(SUM(HEX2DEC([.AF13]);1))" office:value-type="string" office:string-value="533F" calcext:value-type="string">
            <text:p>53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6]);1))" office:value-type="string" office:string-value="5420" calcext:value-type="string">
            <text:p>5420</text:p>
          </table:table-cell>
          <table:table-cell table:style-name="ce94" table:formula="of:=DEC2HEX(SUM(HEX2DEC([.B14]);1))" office:value-type="string" office:string-value="5421" calcext:value-type="string">
            <text:p>5421</text:p>
          </table:table-cell>
          <table:table-cell table:style-name="ce92" table:formula="of:=DEC2HEX(SUM(HEX2DEC([.C14]);1))" office:value-type="string" office:string-value="5422" calcext:value-type="string">
            <text:p>5422</text:p>
          </table:table-cell>
          <table:table-cell table:style-name="ce94" table:formula="of:=DEC2HEX(SUM(HEX2DEC([.D14]);1))" office:value-type="string" office:string-value="5423" calcext:value-type="string">
            <text:p>5423</text:p>
          </table:table-cell>
          <table:table-cell table:style-name="ce87" table:formula="of:=DEC2HEX(SUM(HEX2DEC([.E14]);1))" office:value-type="string" office:string-value="5424" calcext:value-type="string">
            <text:p>5424</text:p>
          </table:table-cell>
          <table:table-cell table:style-name="ce94" table:formula="of:=DEC2HEX(SUM(HEX2DEC([.F14]);1))" office:value-type="string" office:string-value="5425" calcext:value-type="string">
            <text:p>5425</text:p>
          </table:table-cell>
          <table:table-cell table:style-name="ce87" table:formula="of:=DEC2HEX(SUM(HEX2DEC([.G14]);1))" office:value-type="string" office:string-value="5426" calcext:value-type="string">
            <text:p>5426</text:p>
          </table:table-cell>
          <table:table-cell table:style-name="ce94" table:formula="of:=DEC2HEX(SUM(HEX2DEC([.H14]);1))" office:value-type="string" office:string-value="5427" calcext:value-type="string">
            <text:p>5427</text:p>
          </table:table-cell>
          <table:table-cell table:style-name="ce87" table:formula="of:=DEC2HEX(SUM(HEX2DEC([.I14]);1))" office:value-type="string" office:string-value="5428" calcext:value-type="string">
            <text:p>5428</text:p>
          </table:table-cell>
          <table:table-cell table:style-name="ce94" table:formula="of:=DEC2HEX(SUM(HEX2DEC([.J14]);1))" office:value-type="string" office:string-value="5429" calcext:value-type="string">
            <text:p>5429</text:p>
          </table:table-cell>
          <table:table-cell table:style-name="ce87" table:formula="of:=DEC2HEX(SUM(HEX2DEC([.K14]);1))" office:value-type="string" office:string-value="542A" calcext:value-type="string">
            <text:p>542A</text:p>
          </table:table-cell>
          <table:table-cell table:style-name="ce94" table:formula="of:=DEC2HEX(SUM(HEX2DEC([.L14]);1))" office:value-type="string" office:string-value="542B" calcext:value-type="string">
            <text:p>542B</text:p>
          </table:table-cell>
          <table:table-cell table:style-name="ce87" table:formula="of:=DEC2HEX(SUM(HEX2DEC([.M14]);1))" office:value-type="string" office:string-value="542C" calcext:value-type="string">
            <text:p>542C</text:p>
          </table:table-cell>
          <table:table-cell table:style-name="ce94" table:formula="of:=DEC2HEX(SUM(HEX2DEC([.N14]);1))" office:value-type="string" office:string-value="542D" calcext:value-type="string">
            <text:p>542D</text:p>
          </table:table-cell>
          <table:table-cell table:style-name="ce87" table:formula="of:=DEC2HEX(SUM(HEX2DEC([.O14]);1))" office:value-type="string" office:string-value="542E" calcext:value-type="string">
            <text:p>542E</text:p>
          </table:table-cell>
          <table:table-cell table:style-name="ce94" table:formula="of:=DEC2HEX(SUM(HEX2DEC([.P14]);1))" office:value-type="string" office:string-value="542F" calcext:value-type="string">
            <text:p>542F</text:p>
          </table:table-cell>
          <table:table-cell table:style-name="ce87" table:formula="of:=DEC2HEX(SUM(HEX2DEC([.Q14]);1))" office:value-type="string" office:string-value="5430" calcext:value-type="string">
            <text:p>5430</text:p>
          </table:table-cell>
          <table:table-cell table:style-name="ce94" table:formula="of:=DEC2HEX(SUM(HEX2DEC([.R14]);1))" office:value-type="string" office:string-value="5431" calcext:value-type="string">
            <text:p>5431</text:p>
          </table:table-cell>
          <table:table-cell table:style-name="ce87" table:formula="of:=DEC2HEX(SUM(HEX2DEC([.S14]);1))" office:value-type="string" office:string-value="5432" calcext:value-type="string">
            <text:p>5432</text:p>
          </table:table-cell>
          <table:table-cell table:style-name="ce94" table:formula="of:=DEC2HEX(SUM(HEX2DEC([.T14]);1))" office:value-type="string" office:string-value="5433" calcext:value-type="string">
            <text:p>5433</text:p>
          </table:table-cell>
          <table:table-cell table:style-name="ce87" table:formula="of:=DEC2HEX(SUM(HEX2DEC([.U14]);1))" office:value-type="string" office:string-value="5434" calcext:value-type="string">
            <text:p>5434</text:p>
          </table:table-cell>
          <table:table-cell table:style-name="ce94" table:formula="of:=DEC2HEX(SUM(HEX2DEC([.V14]);1))" office:value-type="string" office:string-value="5435" calcext:value-type="string">
            <text:p>5435</text:p>
          </table:table-cell>
          <table:table-cell table:style-name="ce87" table:formula="of:=DEC2HEX(SUM(HEX2DEC([.W14]);1))" office:value-type="string" office:string-value="5436" calcext:value-type="string">
            <text:p>5436</text:p>
          </table:table-cell>
          <table:table-cell table:style-name="ce94" table:formula="of:=DEC2HEX(SUM(HEX2DEC([.X14]);1))" office:value-type="string" office:string-value="5437" calcext:value-type="string">
            <text:p>5437</text:p>
          </table:table-cell>
          <table:table-cell table:style-name="ce87" table:formula="of:=DEC2HEX(SUM(HEX2DEC([.Y14]);1))" office:value-type="string" office:string-value="5438" calcext:value-type="string">
            <text:p>5438</text:p>
          </table:table-cell>
          <table:table-cell table:style-name="ce94" table:formula="of:=DEC2HEX(SUM(HEX2DEC([.Z14]);1))" office:value-type="string" office:string-value="5439" calcext:value-type="string">
            <text:p>5439</text:p>
          </table:table-cell>
          <table:table-cell table:style-name="ce87" table:formula="of:=DEC2HEX(SUM(HEX2DEC([.AA14]);1))" office:value-type="string" office:string-value="543A" calcext:value-type="string">
            <text:p>543A</text:p>
          </table:table-cell>
          <table:table-cell table:style-name="ce94" table:formula="of:=DEC2HEX(SUM(HEX2DEC([.AB14]);1))" office:value-type="string" office:string-value="543B" calcext:value-type="string">
            <text:p>543B</text:p>
          </table:table-cell>
          <table:table-cell table:style-name="ce87" table:formula="of:=DEC2HEX(SUM(HEX2DEC([.AC14]);1))" office:value-type="string" office:string-value="543C" calcext:value-type="string">
            <text:p>543C</text:p>
          </table:table-cell>
          <table:table-cell table:style-name="ce94" table:formula="of:=DEC2HEX(SUM(HEX2DEC([.AD14]);1))" office:value-type="string" office:string-value="543D" calcext:value-type="string">
            <text:p>543D</text:p>
          </table:table-cell>
          <table:table-cell table:style-name="ce87" table:formula="of:=DEC2HEX(SUM(HEX2DEC([.AE14]);1))" office:value-type="string" office:string-value="543E" calcext:value-type="string">
            <text:p>543E</text:p>
          </table:table-cell>
          <table:table-cell table:style-name="ce94" table:formula="of:=DEC2HEX(SUM(HEX2DEC([.AF14]);1))" office:value-type="string" office:string-value="543F" calcext:value-type="string">
            <text:p>54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7]);1))" office:value-type="string" office:string-value="5520" calcext:value-type="string">
            <text:p>5520</text:p>
          </table:table-cell>
          <table:table-cell table:style-name="ce94" table:formula="of:=DEC2HEX(SUM(HEX2DEC([.B15]);1))" office:value-type="string" office:string-value="5521" calcext:value-type="string">
            <text:p>5521</text:p>
          </table:table-cell>
          <table:table-cell table:style-name="ce92" table:formula="of:=DEC2HEX(SUM(HEX2DEC([.C15]);1))" office:value-type="string" office:string-value="5522" calcext:value-type="string">
            <text:p>5522</text:p>
          </table:table-cell>
          <table:table-cell table:style-name="ce94" table:formula="of:=DEC2HEX(SUM(HEX2DEC([.D15]);1))" office:value-type="string" office:string-value="5523" calcext:value-type="string">
            <text:p>5523</text:p>
          </table:table-cell>
          <table:table-cell table:style-name="ce87" table:formula="of:=DEC2HEX(SUM(HEX2DEC([.E15]);1))" office:value-type="string" office:string-value="5524" calcext:value-type="string">
            <text:p>5524</text:p>
          </table:table-cell>
          <table:table-cell table:style-name="ce94" table:formula="of:=DEC2HEX(SUM(HEX2DEC([.F15]);1))" office:value-type="string" office:string-value="5525" calcext:value-type="string">
            <text:p>5525</text:p>
          </table:table-cell>
          <table:table-cell table:style-name="ce87" table:formula="of:=DEC2HEX(SUM(HEX2DEC([.G15]);1))" office:value-type="string" office:string-value="5526" calcext:value-type="string">
            <text:p>5526</text:p>
          </table:table-cell>
          <table:table-cell table:style-name="ce94" table:formula="of:=DEC2HEX(SUM(HEX2DEC([.H15]);1))" office:value-type="string" office:string-value="5527" calcext:value-type="string">
            <text:p>5527</text:p>
          </table:table-cell>
          <table:table-cell table:style-name="ce87" table:formula="of:=DEC2HEX(SUM(HEX2DEC([.I15]);1))" office:value-type="string" office:string-value="5528" calcext:value-type="string">
            <text:p>5528</text:p>
          </table:table-cell>
          <table:table-cell table:style-name="ce94" table:formula="of:=DEC2HEX(SUM(HEX2DEC([.J15]);1))" office:value-type="string" office:string-value="5529" calcext:value-type="string">
            <text:p>5529</text:p>
          </table:table-cell>
          <table:table-cell table:style-name="ce87" table:formula="of:=DEC2HEX(SUM(HEX2DEC([.K15]);1))" office:value-type="string" office:string-value="552A" calcext:value-type="string">
            <text:p>552A</text:p>
          </table:table-cell>
          <table:table-cell table:style-name="ce94" table:formula="of:=DEC2HEX(SUM(HEX2DEC([.L15]);1))" office:value-type="string" office:string-value="552B" calcext:value-type="string">
            <text:p>552B</text:p>
          </table:table-cell>
          <table:table-cell table:style-name="ce87" table:formula="of:=DEC2HEX(SUM(HEX2DEC([.M15]);1))" office:value-type="string" office:string-value="552C" calcext:value-type="string">
            <text:p>552C</text:p>
          </table:table-cell>
          <table:table-cell table:style-name="ce94" table:formula="of:=DEC2HEX(SUM(HEX2DEC([.N15]);1))" office:value-type="string" office:string-value="552D" calcext:value-type="string">
            <text:p>552D</text:p>
          </table:table-cell>
          <table:table-cell table:style-name="ce87" table:formula="of:=DEC2HEX(SUM(HEX2DEC([.O15]);1))" office:value-type="string" office:string-value="552E" calcext:value-type="string">
            <text:p>552E</text:p>
          </table:table-cell>
          <table:table-cell table:style-name="ce94" table:formula="of:=DEC2HEX(SUM(HEX2DEC([.P15]);1))" office:value-type="string" office:string-value="552F" calcext:value-type="string">
            <text:p>552F</text:p>
          </table:table-cell>
          <table:table-cell table:style-name="ce87" table:formula="of:=DEC2HEX(SUM(HEX2DEC([.Q15]);1))" office:value-type="string" office:string-value="5530" calcext:value-type="string">
            <text:p>5530</text:p>
          </table:table-cell>
          <table:table-cell table:style-name="ce94" table:formula="of:=DEC2HEX(SUM(HEX2DEC([.R15]);1))" office:value-type="string" office:string-value="5531" calcext:value-type="string">
            <text:p>5531</text:p>
          </table:table-cell>
          <table:table-cell table:style-name="ce87" table:formula="of:=DEC2HEX(SUM(HEX2DEC([.S15]);1))" office:value-type="string" office:string-value="5532" calcext:value-type="string">
            <text:p>5532</text:p>
          </table:table-cell>
          <table:table-cell table:style-name="ce94" table:formula="of:=DEC2HEX(SUM(HEX2DEC([.T15]);1))" office:value-type="string" office:string-value="5533" calcext:value-type="string">
            <text:p>5533</text:p>
          </table:table-cell>
          <table:table-cell table:style-name="ce87" table:formula="of:=DEC2HEX(SUM(HEX2DEC([.U15]);1))" office:value-type="string" office:string-value="5534" calcext:value-type="string">
            <text:p>5534</text:p>
          </table:table-cell>
          <table:table-cell table:style-name="ce94" table:formula="of:=DEC2HEX(SUM(HEX2DEC([.V15]);1))" office:value-type="string" office:string-value="5535" calcext:value-type="string">
            <text:p>5535</text:p>
          </table:table-cell>
          <table:table-cell table:style-name="ce87" table:formula="of:=DEC2HEX(SUM(HEX2DEC([.W15]);1))" office:value-type="string" office:string-value="5536" calcext:value-type="string">
            <text:p>5536</text:p>
          </table:table-cell>
          <table:table-cell table:style-name="ce94" table:formula="of:=DEC2HEX(SUM(HEX2DEC([.X15]);1))" office:value-type="string" office:string-value="5537" calcext:value-type="string">
            <text:p>5537</text:p>
          </table:table-cell>
          <table:table-cell table:style-name="ce87" table:formula="of:=DEC2HEX(SUM(HEX2DEC([.Y15]);1))" office:value-type="string" office:string-value="5538" calcext:value-type="string">
            <text:p>5538</text:p>
          </table:table-cell>
          <table:table-cell table:style-name="ce94" table:formula="of:=DEC2HEX(SUM(HEX2DEC([.Z15]);1))" office:value-type="string" office:string-value="5539" calcext:value-type="string">
            <text:p>5539</text:p>
          </table:table-cell>
          <table:table-cell table:style-name="ce87" table:formula="of:=DEC2HEX(SUM(HEX2DEC([.AA15]);1))" office:value-type="string" office:string-value="553A" calcext:value-type="string">
            <text:p>553A</text:p>
          </table:table-cell>
          <table:table-cell table:style-name="ce94" table:formula="of:=DEC2HEX(SUM(HEX2DEC([.AB15]);1))" office:value-type="string" office:string-value="553B" calcext:value-type="string">
            <text:p>553B</text:p>
          </table:table-cell>
          <table:table-cell table:style-name="ce87" table:formula="of:=DEC2HEX(SUM(HEX2DEC([.AC15]);1))" office:value-type="string" office:string-value="553C" calcext:value-type="string">
            <text:p>553C</text:p>
          </table:table-cell>
          <table:table-cell table:style-name="ce94" table:formula="of:=DEC2HEX(SUM(HEX2DEC([.AD15]);1))" office:value-type="string" office:string-value="553D" calcext:value-type="string">
            <text:p>553D</text:p>
          </table:table-cell>
          <table:table-cell table:style-name="ce87" table:formula="of:=DEC2HEX(SUM(HEX2DEC([.AE15]);1))" office:value-type="string" office:string-value="553E" calcext:value-type="string">
            <text:p>553E</text:p>
          </table:table-cell>
          <table:table-cell table:style-name="ce94" table:formula="of:=DEC2HEX(SUM(HEX2DEC([.AF15]);1))" office:value-type="string" office:string-value="553F" calcext:value-type="string">
            <text:p>553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8]);1))" office:value-type="string" office:string-value="5620" calcext:value-type="string">
            <text:p>5620</text:p>
          </table:table-cell>
          <table:table-cell table:style-name="ce94" table:formula="of:=DEC2HEX(SUM(HEX2DEC([.B16]);1))" office:value-type="string" office:string-value="5621" calcext:value-type="string">
            <text:p>5621</text:p>
          </table:table-cell>
          <table:table-cell table:style-name="ce92" table:formula="of:=DEC2HEX(SUM(HEX2DEC([.C16]);1))" office:value-type="string" office:string-value="5622" calcext:value-type="string">
            <text:p>5622</text:p>
          </table:table-cell>
          <table:table-cell table:style-name="ce94" table:formula="of:=DEC2HEX(SUM(HEX2DEC([.D16]);1))" office:value-type="string" office:string-value="5623" calcext:value-type="string">
            <text:p>5623</text:p>
          </table:table-cell>
          <table:table-cell table:style-name="ce87" table:formula="of:=DEC2HEX(SUM(HEX2DEC([.E16]);1))" office:value-type="string" office:string-value="5624" calcext:value-type="string">
            <text:p>5624</text:p>
          </table:table-cell>
          <table:table-cell table:style-name="ce94" table:formula="of:=DEC2HEX(SUM(HEX2DEC([.F16]);1))" office:value-type="string" office:string-value="5625" calcext:value-type="string">
            <text:p>5625</text:p>
          </table:table-cell>
          <table:table-cell table:style-name="ce87" table:formula="of:=DEC2HEX(SUM(HEX2DEC([.G16]);1))" office:value-type="string" office:string-value="5626" calcext:value-type="string">
            <text:p>5626</text:p>
          </table:table-cell>
          <table:table-cell table:style-name="ce94" table:formula="of:=DEC2HEX(SUM(HEX2DEC([.H16]);1))" office:value-type="string" office:string-value="5627" calcext:value-type="string">
            <text:p>5627</text:p>
          </table:table-cell>
          <table:table-cell table:style-name="ce87" table:formula="of:=DEC2HEX(SUM(HEX2DEC([.I16]);1))" office:value-type="string" office:string-value="5628" calcext:value-type="string">
            <text:p>5628</text:p>
          </table:table-cell>
          <table:table-cell table:style-name="ce94" table:formula="of:=DEC2HEX(SUM(HEX2DEC([.J16]);1))" office:value-type="string" office:string-value="5629" calcext:value-type="string">
            <text:p>5629</text:p>
          </table:table-cell>
          <table:table-cell table:style-name="ce87" table:formula="of:=DEC2HEX(SUM(HEX2DEC([.K16]);1))" office:value-type="string" office:string-value="562A" calcext:value-type="string">
            <text:p>562A</text:p>
          </table:table-cell>
          <table:table-cell table:style-name="ce94" table:formula="of:=DEC2HEX(SUM(HEX2DEC([.L16]);1))" office:value-type="string" office:string-value="562B" calcext:value-type="string">
            <text:p>562B</text:p>
          </table:table-cell>
          <table:table-cell table:style-name="ce87" table:formula="of:=DEC2HEX(SUM(HEX2DEC([.M16]);1))" office:value-type="string" office:string-value="562C" calcext:value-type="string">
            <text:p>562C</text:p>
          </table:table-cell>
          <table:table-cell table:style-name="ce94" table:formula="of:=DEC2HEX(SUM(HEX2DEC([.N16]);1))" office:value-type="string" office:string-value="562D" calcext:value-type="string">
            <text:p>562D</text:p>
          </table:table-cell>
          <table:table-cell table:style-name="ce87" table:formula="of:=DEC2HEX(SUM(HEX2DEC([.O16]);1))" office:value-type="string" office:string-value="562E" calcext:value-type="string">
            <text:p>562E</text:p>
          </table:table-cell>
          <table:table-cell table:style-name="ce94" table:formula="of:=DEC2HEX(SUM(HEX2DEC([.P16]);1))" office:value-type="string" office:string-value="562F" calcext:value-type="string">
            <text:p>562F</text:p>
          </table:table-cell>
          <table:table-cell table:style-name="ce87" table:formula="of:=DEC2HEX(SUM(HEX2DEC([.Q16]);1))" office:value-type="string" office:string-value="5630" calcext:value-type="string">
            <text:p>5630</text:p>
          </table:table-cell>
          <table:table-cell table:style-name="ce94" table:formula="of:=DEC2HEX(SUM(HEX2DEC([.R16]);1))" office:value-type="string" office:string-value="5631" calcext:value-type="string">
            <text:p>5631</text:p>
          </table:table-cell>
          <table:table-cell table:style-name="ce87" table:formula="of:=DEC2HEX(SUM(HEX2DEC([.S16]);1))" office:value-type="string" office:string-value="5632" calcext:value-type="string">
            <text:p>5632</text:p>
          </table:table-cell>
          <table:table-cell table:style-name="ce94" table:formula="of:=DEC2HEX(SUM(HEX2DEC([.T16]);1))" office:value-type="string" office:string-value="5633" calcext:value-type="string">
            <text:p>5633</text:p>
          </table:table-cell>
          <table:table-cell table:style-name="ce87" table:formula="of:=DEC2HEX(SUM(HEX2DEC([.U16]);1))" office:value-type="string" office:string-value="5634" calcext:value-type="string">
            <text:p>5634</text:p>
          </table:table-cell>
          <table:table-cell table:style-name="ce94" table:formula="of:=DEC2HEX(SUM(HEX2DEC([.V16]);1))" office:value-type="string" office:string-value="5635" calcext:value-type="string">
            <text:p>5635</text:p>
          </table:table-cell>
          <table:table-cell table:style-name="ce87" table:formula="of:=DEC2HEX(SUM(HEX2DEC([.W16]);1))" office:value-type="string" office:string-value="5636" calcext:value-type="string">
            <text:p>5636</text:p>
          </table:table-cell>
          <table:table-cell table:style-name="ce94" table:formula="of:=DEC2HEX(SUM(HEX2DEC([.X16]);1))" office:value-type="string" office:string-value="5637" calcext:value-type="string">
            <text:p>5637</text:p>
          </table:table-cell>
          <table:table-cell table:style-name="ce87" table:formula="of:=DEC2HEX(SUM(HEX2DEC([.Y16]);1))" office:value-type="string" office:string-value="5638" calcext:value-type="string">
            <text:p>5638</text:p>
          </table:table-cell>
          <table:table-cell table:style-name="ce94" table:formula="of:=DEC2HEX(SUM(HEX2DEC([.Z16]);1))" office:value-type="string" office:string-value="5639" calcext:value-type="string">
            <text:p>5639</text:p>
          </table:table-cell>
          <table:table-cell table:style-name="ce87" table:formula="of:=DEC2HEX(SUM(HEX2DEC([.AA16]);1))" office:value-type="string" office:string-value="563A" calcext:value-type="string">
            <text:p>563A</text:p>
          </table:table-cell>
          <table:table-cell table:style-name="ce94" table:formula="of:=DEC2HEX(SUM(HEX2DEC([.AB16]);1))" office:value-type="string" office:string-value="563B" calcext:value-type="string">
            <text:p>563B</text:p>
          </table:table-cell>
          <table:table-cell table:style-name="ce87" table:formula="of:=DEC2HEX(SUM(HEX2DEC([.AC16]);1))" office:value-type="string" office:string-value="563C" calcext:value-type="string">
            <text:p>563C</text:p>
          </table:table-cell>
          <table:table-cell table:style-name="ce94" table:formula="of:=DEC2HEX(SUM(HEX2DEC([.AD16]);1))" office:value-type="string" office:string-value="563D" calcext:value-type="string">
            <text:p>563D</text:p>
          </table:table-cell>
          <table:table-cell table:style-name="ce87" table:formula="of:=DEC2HEX(SUM(HEX2DEC([.AE16]);1))" office:value-type="string" office:string-value="563E" calcext:value-type="string">
            <text:p>563E</text:p>
          </table:table-cell>
          <table:table-cell table:style-name="ce94" table:formula="of:=DEC2HEX(SUM(HEX2DEC([.AF16]);1))" office:value-type="string" office:string-value="563F" calcext:value-type="string">
            <text:p>563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3" table:formula="of:=DEC2HEX(SUM(HEX2DEC([.AG9]);1))" office:value-type="string" office:string-value="5720" calcext:value-type="string">
            <text:p>5720</text:p>
          </table:table-cell>
          <table:table-cell table:style-name="ce96" table:formula="of:=DEC2HEX(SUM(HEX2DEC([.B17]);1))" office:value-type="string" office:string-value="5721" calcext:value-type="string">
            <text:p>5721</text:p>
          </table:table-cell>
          <table:table-cell table:style-name="ce93" table:formula="of:=DEC2HEX(SUM(HEX2DEC([.C17]);1))" office:value-type="string" office:string-value="5722" calcext:value-type="string">
            <text:p>5722</text:p>
          </table:table-cell>
          <table:table-cell table:style-name="ce96" table:formula="of:=DEC2HEX(SUM(HEX2DEC([.D17]);1))" office:value-type="string" office:string-value="5723" calcext:value-type="string">
            <text:p>5723</text:p>
          </table:table-cell>
          <table:table-cell table:style-name="ce101" table:formula="of:=DEC2HEX(SUM(HEX2DEC([.E17]);1))" office:value-type="string" office:string-value="5724" calcext:value-type="string">
            <text:p>5724</text:p>
          </table:table-cell>
          <table:table-cell table:style-name="ce96" table:formula="of:=DEC2HEX(SUM(HEX2DEC([.F17]);1))" office:value-type="string" office:string-value="5725" calcext:value-type="string">
            <text:p>5725</text:p>
          </table:table-cell>
          <table:table-cell table:style-name="ce101" table:formula="of:=DEC2HEX(SUM(HEX2DEC([.G17]);1))" office:value-type="string" office:string-value="5726" calcext:value-type="string">
            <text:p>5726</text:p>
          </table:table-cell>
          <table:table-cell table:style-name="ce96" table:formula="of:=DEC2HEX(SUM(HEX2DEC([.H17]);1))" office:value-type="string" office:string-value="5727" calcext:value-type="string">
            <text:p>5727</text:p>
          </table:table-cell>
          <table:table-cell table:style-name="ce101" table:formula="of:=DEC2HEX(SUM(HEX2DEC([.I17]);1))" office:value-type="string" office:string-value="5728" calcext:value-type="string">
            <text:p>5728</text:p>
          </table:table-cell>
          <table:table-cell table:style-name="ce96" table:formula="of:=DEC2HEX(SUM(HEX2DEC([.J17]);1))" office:value-type="string" office:string-value="5729" calcext:value-type="string">
            <text:p>5729</text:p>
          </table:table-cell>
          <table:table-cell table:style-name="ce101" table:formula="of:=DEC2HEX(SUM(HEX2DEC([.K17]);1))" office:value-type="string" office:string-value="572A" calcext:value-type="string">
            <text:p>572A</text:p>
          </table:table-cell>
          <table:table-cell table:style-name="ce96" table:formula="of:=DEC2HEX(SUM(HEX2DEC([.L17]);1))" office:value-type="string" office:string-value="572B" calcext:value-type="string">
            <text:p>572B</text:p>
          </table:table-cell>
          <table:table-cell table:style-name="ce101" table:formula="of:=DEC2HEX(SUM(HEX2DEC([.M17]);1))" office:value-type="string" office:string-value="572C" calcext:value-type="string">
            <text:p>572C</text:p>
          </table:table-cell>
          <table:table-cell table:style-name="ce96" table:formula="of:=DEC2HEX(SUM(HEX2DEC([.N17]);1))" office:value-type="string" office:string-value="572D" calcext:value-type="string">
            <text:p>572D</text:p>
          </table:table-cell>
          <table:table-cell table:style-name="ce101" table:formula="of:=DEC2HEX(SUM(HEX2DEC([.O17]);1))" office:value-type="string" office:string-value="572E" calcext:value-type="string">
            <text:p>572E</text:p>
          </table:table-cell>
          <table:table-cell table:style-name="ce96" table:formula="of:=DEC2HEX(SUM(HEX2DEC([.P17]);1))" office:value-type="string" office:string-value="572F" calcext:value-type="string">
            <text:p>572F</text:p>
          </table:table-cell>
          <table:table-cell table:style-name="ce101" table:formula="of:=DEC2HEX(SUM(HEX2DEC([.Q17]);1))" office:value-type="string" office:string-value="5730" calcext:value-type="string">
            <text:p>5730</text:p>
          </table:table-cell>
          <table:table-cell table:style-name="ce96" table:formula="of:=DEC2HEX(SUM(HEX2DEC([.R17]);1))" office:value-type="string" office:string-value="5731" calcext:value-type="string">
            <text:p>5731</text:p>
          </table:table-cell>
          <table:table-cell table:style-name="ce101" table:formula="of:=DEC2HEX(SUM(HEX2DEC([.S17]);1))" office:value-type="string" office:string-value="5732" calcext:value-type="string">
            <text:p>5732</text:p>
          </table:table-cell>
          <table:table-cell table:style-name="ce94" table:formula="of:=DEC2HEX(SUM(HEX2DEC([.T17]);1))" office:value-type="string" office:string-value="5733" calcext:value-type="string">
            <text:p>5733</text:p>
          </table:table-cell>
          <table:table-cell table:style-name="ce87" table:formula="of:=DEC2HEX(SUM(HEX2DEC([.U17]);1))" office:value-type="string" office:string-value="5734" calcext:value-type="string">
            <text:p>5734</text:p>
          </table:table-cell>
          <table:table-cell table:style-name="ce94" table:formula="of:=DEC2HEX(SUM(HEX2DEC([.V17]);1))" office:value-type="string" office:string-value="5735" calcext:value-type="string">
            <text:p>5735</text:p>
          </table:table-cell>
          <table:table-cell table:style-name="ce87" table:formula="of:=DEC2HEX(SUM(HEX2DEC([.W17]);1))" office:value-type="string" office:string-value="5736" calcext:value-type="string">
            <text:p>5736</text:p>
          </table:table-cell>
          <table:table-cell table:style-name="ce94" table:formula="of:=DEC2HEX(SUM(HEX2DEC([.X17]);1))" office:value-type="string" office:string-value="5737" calcext:value-type="string">
            <text:p>5737</text:p>
          </table:table-cell>
          <table:table-cell table:style-name="ce87" table:formula="of:=DEC2HEX(SUM(HEX2DEC([.Y17]);1))" office:value-type="string" office:string-value="5738" calcext:value-type="string">
            <text:p>5738</text:p>
          </table:table-cell>
          <table:table-cell table:style-name="ce94" table:formula="of:=DEC2HEX(SUM(HEX2DEC([.Z17]);1))" office:value-type="string" office:string-value="5739" calcext:value-type="string">
            <text:p>5739</text:p>
          </table:table-cell>
          <table:table-cell table:style-name="ce87" table:formula="of:=DEC2HEX(SUM(HEX2DEC([.AA17]);1))" office:value-type="string" office:string-value="573A" calcext:value-type="string">
            <text:p>573A</text:p>
          </table:table-cell>
          <table:table-cell table:style-name="ce94" table:formula="of:=DEC2HEX(SUM(HEX2DEC([.AB17]);1))" office:value-type="string" office:string-value="573B" calcext:value-type="string">
            <text:p>573B</text:p>
          </table:table-cell>
          <table:table-cell table:style-name="ce101" table:formula="of:=DEC2HEX(SUM(HEX2DEC([.AC17]);1))" office:value-type="string" office:string-value="573C" calcext:value-type="string">
            <text:p>573C</text:p>
          </table:table-cell>
          <table:table-cell table:style-name="ce96" table:formula="of:=DEC2HEX(SUM(HEX2DEC([.AD17]);1))" office:value-type="string" office:string-value="573D" calcext:value-type="string">
            <text:p>573D</text:p>
          </table:table-cell>
          <table:table-cell table:style-name="ce101" table:formula="of:=DEC2HEX(SUM(HEX2DEC([.AE17]);1))" office:value-type="string" office:string-value="573E" calcext:value-type="string">
            <text:p>573E</text:p>
          </table:table-cell>
          <table:table-cell table:style-name="ce96" table:formula="of:=DEC2HEX(SUM(HEX2DEC([.AF17]);1))" office:value-type="string" office:string-value="573F" calcext:value-type="string">
            <text:p>573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8</text:p>
            <text:p>Pixel</text:p>
            <text:p>144-151</text:p>
            <text:p>$90-$97</text:p>
          </table:table-cell>
          <table:table-cell table:style-name="ce94" table:formula="of:=DEC2HEX(SUM(HEX2DEC([.AG10]);1))" office:value-type="string" office:string-value="5040" calcext:value-type="string">
            <text:p>5040</text:p>
          </table:table-cell>
          <table:table-cell table:style-name="ce92" table:formula="of:=DEC2HEX(SUM(HEX2DEC([.B18]);1))" office:value-type="string" office:string-value="5041" calcext:value-type="string">
            <text:p>5041</text:p>
          </table:table-cell>
          <table:table-cell table:style-name="ce94" table:formula="of:=DEC2HEX(SUM(HEX2DEC([.C18]);1))" office:value-type="string" office:string-value="5042" calcext:value-type="string">
            <text:p>5042</text:p>
          </table:table-cell>
          <table:table-cell table:style-name="ce92" table:formula="of:=DEC2HEX(SUM(HEX2DEC([.D18]);1))" office:value-type="string" office:string-value="5043" calcext:value-type="string">
            <text:p>5043</text:p>
          </table:table-cell>
          <table:table-cell table:style-name="ce102" table:formula="of:=DEC2HEX(SUM(HEX2DEC([.E18]);1))" office:value-type="string" office:string-value="5044" calcext:value-type="string">
            <text:p>5044</text:p>
          </table:table-cell>
          <table:table-cell table:style-name="ce92" table:formula="of:=DEC2HEX(SUM(HEX2DEC([.F18]);1))" office:value-type="string" office:string-value="5045" calcext:value-type="string">
            <text:p>5045</text:p>
          </table:table-cell>
          <table:table-cell table:style-name="ce102" table:formula="of:=DEC2HEX(SUM(HEX2DEC([.G18]);1))" office:value-type="string" office:string-value="5046" calcext:value-type="string">
            <text:p>5046</text:p>
          </table:table-cell>
          <table:table-cell table:style-name="ce92" table:formula="of:=DEC2HEX(SUM(HEX2DEC([.H18]);1))" office:value-type="string" office:string-value="5047" calcext:value-type="string">
            <text:p>5047</text:p>
          </table:table-cell>
          <table:table-cell table:style-name="ce102" table:formula="of:=DEC2HEX(SUM(HEX2DEC([.I18]);1))" office:value-type="string" office:string-value="5048" calcext:value-type="string">
            <text:p>5048</text:p>
          </table:table-cell>
          <table:table-cell table:style-name="ce92" table:formula="of:=DEC2HEX(SUM(HEX2DEC([.J18]);1))" office:value-type="string" office:string-value="5049" calcext:value-type="string">
            <text:p>5049</text:p>
          </table:table-cell>
          <table:table-cell table:style-name="ce102" table:formula="of:=DEC2HEX(SUM(HEX2DEC([.K18]);1))" office:value-type="string" office:string-value="504A" calcext:value-type="string">
            <text:p>504A</text:p>
          </table:table-cell>
          <table:table-cell table:style-name="ce92" table:formula="of:=DEC2HEX(SUM(HEX2DEC([.L18]);1))" office:value-type="string" office:string-value="504B" calcext:value-type="string">
            <text:p>504B</text:p>
          </table:table-cell>
          <table:table-cell table:style-name="ce102" table:formula="of:=DEC2HEX(SUM(HEX2DEC([.M18]);1))" office:value-type="string" office:string-value="504C" calcext:value-type="string">
            <text:p>504C</text:p>
          </table:table-cell>
          <table:table-cell table:style-name="ce91" table:formula="of:=DEC2HEX(SUM(HEX2DEC([.N18]);1))" office:value-type="string" office:string-value="504D" calcext:value-type="string">
            <text:p>504D</text:p>
          </table:table-cell>
          <table:table-cell table:style-name="ce102" table:formula="of:=DEC2HEX(SUM(HEX2DEC([.O18]);1))" office:value-type="string" office:string-value="504E" calcext:value-type="string">
            <text:p>504E</text:p>
          </table:table-cell>
          <table:table-cell table:style-name="ce92" table:formula="of:=DEC2HEX(SUM(HEX2DEC([.P18]);1))" office:value-type="string" office:string-value="504F" calcext:value-type="string">
            <text:p>504F</text:p>
          </table:table-cell>
          <table:table-cell table:style-name="ce102" table:formula="of:=DEC2HEX(SUM(HEX2DEC([.Q18]);1))" office:value-type="string" office:string-value="5050" calcext:value-type="string">
            <text:p>5050</text:p>
          </table:table-cell>
          <table:table-cell table:style-name="ce92" table:formula="of:=DEC2HEX(SUM(HEX2DEC([.R18]);1))" office:value-type="string" office:string-value="5051" calcext:value-type="string">
            <text:p>5051</text:p>
          </table:table-cell>
          <table:table-cell table:style-name="ce102" table:formula="of:=DEC2HEX(SUM(HEX2DEC([.S18]);1))" office:value-type="string" office:string-value="5052" calcext:value-type="string">
            <text:p>5052</text:p>
          </table:table-cell>
          <table:table-cell table:style-name="ce91" table:formula="of:=DEC2HEX(SUM(HEX2DEC([.T18]);1))" office:value-type="string" office:string-value="5053" calcext:value-type="string">
            <text:p>5053</text:p>
          </table:table-cell>
          <table:table-cell table:style-name="ce109" table:formula="of:=DEC2HEX(SUM(HEX2DEC([.U18]);1))" office:value-type="string" office:string-value="5054" calcext:value-type="string">
            <text:p>5054</text:p>
          </table:table-cell>
          <table:table-cell table:style-name="ce91" table:formula="of:=DEC2HEX(SUM(HEX2DEC([.V18]);1))" office:value-type="string" office:string-value="5055" calcext:value-type="string">
            <text:p>5055</text:p>
          </table:table-cell>
          <table:table-cell table:style-name="ce109" table:formula="of:=DEC2HEX(SUM(HEX2DEC([.W18]);1))" office:value-type="string" office:string-value="5056" calcext:value-type="string">
            <text:p>5056</text:p>
          </table:table-cell>
          <table:table-cell table:style-name="ce91" table:formula="of:=DEC2HEX(SUM(HEX2DEC([.X18]);1))" office:value-type="string" office:string-value="5057" calcext:value-type="string">
            <text:p>5057</text:p>
          </table:table-cell>
          <table:table-cell table:style-name="ce109" table:formula="of:=DEC2HEX(SUM(HEX2DEC([.Y18]);1))" office:value-type="string" office:string-value="5058" calcext:value-type="string">
            <text:p>5058</text:p>
          </table:table-cell>
          <table:table-cell table:style-name="ce91" table:formula="of:=DEC2HEX(SUM(HEX2DEC([.Z18]);1))" office:value-type="string" office:string-value="5059" calcext:value-type="string">
            <text:p>5059</text:p>
          </table:table-cell>
          <table:table-cell table:style-name="ce109" table:formula="of:=DEC2HEX(SUM(HEX2DEC([.AA18]);1))" office:value-type="string" office:string-value="505A" calcext:value-type="string">
            <text:p>505A</text:p>
          </table:table-cell>
          <table:table-cell table:style-name="ce91" table:formula="of:=DEC2HEX(SUM(HEX2DEC([.AB18]);1))" office:value-type="string" office:string-value="505B" calcext:value-type="string">
            <text:p>505B</text:p>
          </table:table-cell>
          <table:table-cell table:style-name="ce102" table:formula="of:=DEC2HEX(SUM(HEX2DEC([.AC18]);1))" office:value-type="string" office:string-value="505C" calcext:value-type="string">
            <text:p>505C</text:p>
          </table:table-cell>
          <table:table-cell table:style-name="ce92" table:formula="of:=DEC2HEX(SUM(HEX2DEC([.AD18]);1))" office:value-type="string" office:string-value="505D" calcext:value-type="string">
            <text:p>505D</text:p>
          </table:table-cell>
          <table:table-cell table:style-name="ce102" table:formula="of:=DEC2HEX(SUM(HEX2DEC([.AE18]);1))" office:value-type="string" office:string-value="505E" calcext:value-type="string">
            <text:p>505E</text:p>
          </table:table-cell>
          <table:table-cell table:style-name="ce92" table:formula="of:=DEC2HEX(SUM(HEX2DEC([.AF18]);1))" office:value-type="string" office:string-value="505F" calcext:value-type="string">
            <text:p>50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1]);1))" office:value-type="string" office:string-value="5140" calcext:value-type="string">
            <text:p>5140</text:p>
          </table:table-cell>
          <table:table-cell table:style-name="ce92" table:formula="of:=DEC2HEX(SUM(HEX2DEC([.B19]);1))" office:value-type="string" office:string-value="5141" calcext:value-type="string">
            <text:p>5141</text:p>
          </table:table-cell>
          <table:table-cell table:style-name="ce94" table:formula="of:=DEC2HEX(SUM(HEX2DEC([.C19]);1))" office:value-type="string" office:string-value="5142" calcext:value-type="string">
            <text:p>5142</text:p>
          </table:table-cell>
          <table:table-cell table:style-name="ce92" table:formula="of:=DEC2HEX(SUM(HEX2DEC([.D19]);1))" office:value-type="string" office:string-value="5143" calcext:value-type="string">
            <text:p>5143</text:p>
          </table:table-cell>
          <table:table-cell table:style-name="ce102" table:formula="of:=DEC2HEX(SUM(HEX2DEC([.E19]);1))" office:value-type="string" office:string-value="5144" calcext:value-type="string">
            <text:p>5144</text:p>
          </table:table-cell>
          <table:table-cell table:style-name="ce92" table:formula="of:=DEC2HEX(SUM(HEX2DEC([.F19]);1))" office:value-type="string" office:string-value="5145" calcext:value-type="string">
            <text:p>5145</text:p>
          </table:table-cell>
          <table:table-cell table:style-name="ce102" table:formula="of:=DEC2HEX(SUM(HEX2DEC([.G19]);1))" office:value-type="string" office:string-value="5146" calcext:value-type="string">
            <text:p>5146</text:p>
          </table:table-cell>
          <table:table-cell table:style-name="ce92" table:formula="of:=DEC2HEX(SUM(HEX2DEC([.H19]);1))" office:value-type="string" office:string-value="5147" calcext:value-type="string">
            <text:p>5147</text:p>
          </table:table-cell>
          <table:table-cell table:style-name="ce102" table:formula="of:=DEC2HEX(SUM(HEX2DEC([.I19]);1))" office:value-type="string" office:string-value="5148" calcext:value-type="string">
            <text:p>5148</text:p>
          </table:table-cell>
          <table:table-cell table:style-name="ce92" table:formula="of:=DEC2HEX(SUM(HEX2DEC([.J19]);1))" office:value-type="string" office:string-value="5149" calcext:value-type="string">
            <text:p>5149</text:p>
          </table:table-cell>
          <table:table-cell table:style-name="ce102" table:formula="of:=DEC2HEX(SUM(HEX2DEC([.K19]);1))" office:value-type="string" office:string-value="514A" calcext:value-type="string">
            <text:p>514A</text:p>
          </table:table-cell>
          <table:table-cell table:style-name="ce92" table:formula="of:=DEC2HEX(SUM(HEX2DEC([.L19]);1))" office:value-type="string" office:string-value="514B" calcext:value-type="string">
            <text:p>514B</text:p>
          </table:table-cell>
          <table:table-cell table:style-name="ce102" table:formula="of:=DEC2HEX(SUM(HEX2DEC([.M19]);1))" office:value-type="string" office:string-value="514C" calcext:value-type="string">
            <text:p>514C</text:p>
          </table:table-cell>
          <table:table-cell table:style-name="ce92" table:formula="of:=DEC2HEX(SUM(HEX2DEC([.N19]);1))" office:value-type="string" office:string-value="514D" calcext:value-type="string">
            <text:p>514D</text:p>
          </table:table-cell>
          <table:table-cell table:style-name="ce102" table:formula="of:=DEC2HEX(SUM(HEX2DEC([.O19]);1))" office:value-type="string" office:string-value="514E" calcext:value-type="string">
            <text:p>514E</text:p>
          </table:table-cell>
          <table:table-cell table:style-name="ce92" table:formula="of:=DEC2HEX(SUM(HEX2DEC([.P19]);1))" office:value-type="string" office:string-value="514F" calcext:value-type="string">
            <text:p>514F</text:p>
          </table:table-cell>
          <table:table-cell table:style-name="ce102" table:formula="of:=DEC2HEX(SUM(HEX2DEC([.Q19]);1))" office:value-type="string" office:string-value="5150" calcext:value-type="string">
            <text:p>5150</text:p>
          </table:table-cell>
          <table:table-cell table:style-name="ce92" table:formula="of:=DEC2HEX(SUM(HEX2DEC([.R19]);1))" office:value-type="string" office:string-value="5151" calcext:value-type="string">
            <text:p>5151</text:p>
          </table:table-cell>
          <table:table-cell table:style-name="ce102" table:formula="of:=DEC2HEX(SUM(HEX2DEC([.S19]);1))" office:value-type="string" office:string-value="5152" calcext:value-type="string">
            <text:p>5152</text:p>
          </table:table-cell>
          <table:table-cell table:style-name="ce92" table:formula="of:=DEC2HEX(SUM(HEX2DEC([.T19]);1))" office:value-type="string" office:string-value="5153" calcext:value-type="string">
            <text:p>5153</text:p>
          </table:table-cell>
          <table:table-cell table:style-name="ce102" table:formula="of:=DEC2HEX(SUM(HEX2DEC([.U19]);1))" office:value-type="string" office:string-value="5154" calcext:value-type="string">
            <text:p>5154</text:p>
          </table:table-cell>
          <table:table-cell table:style-name="ce92" table:formula="of:=DEC2HEX(SUM(HEX2DEC([.V19]);1))" office:value-type="string" office:string-value="5155" calcext:value-type="string">
            <text:p>5155</text:p>
          </table:table-cell>
          <table:table-cell table:style-name="ce102" table:formula="of:=DEC2HEX(SUM(HEX2DEC([.W19]);1))" office:value-type="string" office:string-value="5156" calcext:value-type="string">
            <text:p>5156</text:p>
          </table:table-cell>
          <table:table-cell table:style-name="ce92" table:formula="of:=DEC2HEX(SUM(HEX2DEC([.X19]);1))" office:value-type="string" office:string-value="5157" calcext:value-type="string">
            <text:p>5157</text:p>
          </table:table-cell>
          <table:table-cell table:style-name="ce102" table:formula="of:=DEC2HEX(SUM(HEX2DEC([.Y19]);1))" office:value-type="string" office:string-value="5158" calcext:value-type="string">
            <text:p>5158</text:p>
          </table:table-cell>
          <table:table-cell table:style-name="ce92" table:formula="of:=DEC2HEX(SUM(HEX2DEC([.Z19]);1))" office:value-type="string" office:string-value="5159" calcext:value-type="string">
            <text:p>5159</text:p>
          </table:table-cell>
          <table:table-cell table:style-name="ce102" table:formula="of:=DEC2HEX(SUM(HEX2DEC([.AA19]);1))" office:value-type="string" office:string-value="515A" calcext:value-type="string">
            <text:p>515A</text:p>
          </table:table-cell>
          <table:table-cell table:style-name="ce92" table:formula="of:=DEC2HEX(SUM(HEX2DEC([.AB19]);1))" office:value-type="string" office:string-value="515B" calcext:value-type="string">
            <text:p>515B</text:p>
          </table:table-cell>
          <table:table-cell table:style-name="ce102" table:formula="of:=DEC2HEX(SUM(HEX2DEC([.AC19]);1))" office:value-type="string" office:string-value="515C" calcext:value-type="string">
            <text:p>515C</text:p>
          </table:table-cell>
          <table:table-cell table:style-name="ce92" table:formula="of:=DEC2HEX(SUM(HEX2DEC([.AD19]);1))" office:value-type="string" office:string-value="515D" calcext:value-type="string">
            <text:p>515D</text:p>
          </table:table-cell>
          <table:table-cell table:style-name="ce102" table:formula="of:=DEC2HEX(SUM(HEX2DEC([.AE19]);1))" office:value-type="string" office:string-value="515E" calcext:value-type="string">
            <text:p>515E</text:p>
          </table:table-cell>
          <table:table-cell table:style-name="ce92" table:formula="of:=DEC2HEX(SUM(HEX2DEC([.AF19]);1))" office:value-type="string" office:string-value="515F" calcext:value-type="string">
            <text:p>51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2]);1))" office:value-type="string" office:string-value="5240" calcext:value-type="string">
            <text:p>5240</text:p>
          </table:table-cell>
          <table:table-cell table:style-name="ce92" table:formula="of:=DEC2HEX(SUM(HEX2DEC([.B20]);1))" office:value-type="string" office:string-value="5241" calcext:value-type="string">
            <text:p>5241</text:p>
          </table:table-cell>
          <table:table-cell table:style-name="ce94" table:formula="of:=DEC2HEX(SUM(HEX2DEC([.C20]);1))" office:value-type="string" office:string-value="5242" calcext:value-type="string">
            <text:p>5242</text:p>
          </table:table-cell>
          <table:table-cell table:style-name="ce92" table:formula="of:=DEC2HEX(SUM(HEX2DEC([.D20]);1))" office:value-type="string" office:string-value="5243" calcext:value-type="string">
            <text:p>5243</text:p>
          </table:table-cell>
          <table:table-cell table:style-name="ce102" table:formula="of:=DEC2HEX(SUM(HEX2DEC([.E20]);1))" office:value-type="string" office:string-value="5244" calcext:value-type="string">
            <text:p>5244</text:p>
          </table:table-cell>
          <table:table-cell table:style-name="ce92" table:formula="of:=DEC2HEX(SUM(HEX2DEC([.F20]);1))" office:value-type="string" office:string-value="5245" calcext:value-type="string">
            <text:p>5245</text:p>
          </table:table-cell>
          <table:table-cell table:style-name="ce102" table:formula="of:=DEC2HEX(SUM(HEX2DEC([.G20]);1))" office:value-type="string" office:string-value="5246" calcext:value-type="string">
            <text:p>5246</text:p>
          </table:table-cell>
          <table:table-cell table:style-name="ce92" table:formula="of:=DEC2HEX(SUM(HEX2DEC([.H20]);1))" office:value-type="string" office:string-value="5247" calcext:value-type="string">
            <text:p>5247</text:p>
          </table:table-cell>
          <table:table-cell table:style-name="ce102" table:formula="of:=DEC2HEX(SUM(HEX2DEC([.I20]);1))" office:value-type="string" office:string-value="5248" calcext:value-type="string">
            <text:p>5248</text:p>
          </table:table-cell>
          <table:table-cell table:style-name="ce92" table:formula="of:=DEC2HEX(SUM(HEX2DEC([.J20]);1))" office:value-type="string" office:string-value="5249" calcext:value-type="string">
            <text:p>5249</text:p>
          </table:table-cell>
          <table:table-cell table:style-name="ce102" table:formula="of:=DEC2HEX(SUM(HEX2DEC([.K20]);1))" office:value-type="string" office:string-value="524A" calcext:value-type="string">
            <text:p>524A</text:p>
          </table:table-cell>
          <table:table-cell table:style-name="ce92" table:formula="of:=DEC2HEX(SUM(HEX2DEC([.L20]);1))" office:value-type="string" office:string-value="524B" calcext:value-type="string">
            <text:p>524B</text:p>
          </table:table-cell>
          <table:table-cell table:style-name="ce102" table:formula="of:=DEC2HEX(SUM(HEX2DEC([.M20]);1))" office:value-type="string" office:string-value="524C" calcext:value-type="string">
            <text:p>524C</text:p>
          </table:table-cell>
          <table:table-cell table:style-name="ce92" table:formula="of:=DEC2HEX(SUM(HEX2DEC([.N20]);1))" office:value-type="string" office:string-value="524D" calcext:value-type="string">
            <text:p>524D</text:p>
          </table:table-cell>
          <table:table-cell table:style-name="ce102" table:formula="of:=DEC2HEX(SUM(HEX2DEC([.O20]);1))" office:value-type="string" office:string-value="524E" calcext:value-type="string">
            <text:p>524E</text:p>
          </table:table-cell>
          <table:table-cell table:style-name="ce92" table:formula="of:=DEC2HEX(SUM(HEX2DEC([.P20]);1))" office:value-type="string" office:string-value="524F" calcext:value-type="string">
            <text:p>524F</text:p>
          </table:table-cell>
          <table:table-cell table:style-name="ce102" table:formula="of:=DEC2HEX(SUM(HEX2DEC([.Q20]);1))" office:value-type="string" office:string-value="5250" calcext:value-type="string">
            <text:p>5250</text:p>
          </table:table-cell>
          <table:table-cell table:style-name="ce92" table:formula="of:=DEC2HEX(SUM(HEX2DEC([.R20]);1))" office:value-type="string" office:string-value="5251" calcext:value-type="string">
            <text:p>5251</text:p>
          </table:table-cell>
          <table:table-cell table:style-name="ce102" table:formula="of:=DEC2HEX(SUM(HEX2DEC([.S20]);1))" office:value-type="string" office:string-value="5252" calcext:value-type="string">
            <text:p>5252</text:p>
          </table:table-cell>
          <table:table-cell table:style-name="ce92" table:formula="of:=DEC2HEX(SUM(HEX2DEC([.T20]);1))" office:value-type="string" office:string-value="5253" calcext:value-type="string">
            <text:p>5253</text:p>
          </table:table-cell>
          <table:table-cell table:style-name="ce102" table:formula="of:=DEC2HEX(SUM(HEX2DEC([.U20]);1))" office:value-type="string" office:string-value="5254" calcext:value-type="string">
            <text:p>5254</text:p>
          </table:table-cell>
          <table:table-cell table:style-name="ce92" table:formula="of:=DEC2HEX(SUM(HEX2DEC([.V20]);1))" office:value-type="string" office:string-value="5255" calcext:value-type="string">
            <text:p>5255</text:p>
          </table:table-cell>
          <table:table-cell table:style-name="ce102" table:formula="of:=DEC2HEX(SUM(HEX2DEC([.W20]);1))" office:value-type="string" office:string-value="5256" calcext:value-type="string">
            <text:p>5256</text:p>
          </table:table-cell>
          <table:table-cell table:style-name="ce92" table:formula="of:=DEC2HEX(SUM(HEX2DEC([.X20]);1))" office:value-type="string" office:string-value="5257" calcext:value-type="string">
            <text:p>5257</text:p>
          </table:table-cell>
          <table:table-cell table:style-name="ce102" table:formula="of:=DEC2HEX(SUM(HEX2DEC([.Y20]);1))" office:value-type="string" office:string-value="5258" calcext:value-type="string">
            <text:p>5258</text:p>
          </table:table-cell>
          <table:table-cell table:style-name="ce92" table:formula="of:=DEC2HEX(SUM(HEX2DEC([.Z20]);1))" office:value-type="string" office:string-value="5259" calcext:value-type="string">
            <text:p>5259</text:p>
          </table:table-cell>
          <table:table-cell table:style-name="ce102" table:formula="of:=DEC2HEX(SUM(HEX2DEC([.AA20]);1))" office:value-type="string" office:string-value="525A" calcext:value-type="string">
            <text:p>525A</text:p>
          </table:table-cell>
          <table:table-cell table:style-name="ce92" table:formula="of:=DEC2HEX(SUM(HEX2DEC([.AB20]);1))" office:value-type="string" office:string-value="525B" calcext:value-type="string">
            <text:p>525B</text:p>
          </table:table-cell>
          <table:table-cell table:style-name="ce102" table:formula="of:=DEC2HEX(SUM(HEX2DEC([.AC20]);1))" office:value-type="string" office:string-value="525C" calcext:value-type="string">
            <text:p>525C</text:p>
          </table:table-cell>
          <table:table-cell table:style-name="ce92" table:formula="of:=DEC2HEX(SUM(HEX2DEC([.AD20]);1))" office:value-type="string" office:string-value="525D" calcext:value-type="string">
            <text:p>525D</text:p>
          </table:table-cell>
          <table:table-cell table:style-name="ce102" table:formula="of:=DEC2HEX(SUM(HEX2DEC([.AE20]);1))" office:value-type="string" office:string-value="525E" calcext:value-type="string">
            <text:p>525E</text:p>
          </table:table-cell>
          <table:table-cell table:style-name="ce92" table:formula="of:=DEC2HEX(SUM(HEX2DEC([.AF20]);1))" office:value-type="string" office:string-value="525F" calcext:value-type="string">
            <text:p>52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3]);1))" office:value-type="string" office:string-value="5340" calcext:value-type="string">
            <text:p>5340</text:p>
          </table:table-cell>
          <table:table-cell table:style-name="ce92" table:formula="of:=DEC2HEX(SUM(HEX2DEC([.B21]);1))" office:value-type="string" office:string-value="5341" calcext:value-type="string">
            <text:p>5341</text:p>
          </table:table-cell>
          <table:table-cell table:style-name="ce94" table:formula="of:=DEC2HEX(SUM(HEX2DEC([.C21]);1))" office:value-type="string" office:string-value="5342" calcext:value-type="string">
            <text:p>5342</text:p>
          </table:table-cell>
          <table:table-cell table:style-name="ce92" table:formula="of:=DEC2HEX(SUM(HEX2DEC([.D21]);1))" office:value-type="string" office:string-value="5343" calcext:value-type="string">
            <text:p>5343</text:p>
          </table:table-cell>
          <table:table-cell table:style-name="ce102" table:formula="of:=DEC2HEX(SUM(HEX2DEC([.E21]);1))" office:value-type="string" office:string-value="5344" calcext:value-type="string">
            <text:p>5344</text:p>
          </table:table-cell>
          <table:table-cell table:style-name="ce92" table:formula="of:=DEC2HEX(SUM(HEX2DEC([.F21]);1))" office:value-type="string" office:string-value="5345" calcext:value-type="string">
            <text:p>5345</text:p>
          </table:table-cell>
          <table:table-cell table:style-name="ce102" table:formula="of:=DEC2HEX(SUM(HEX2DEC([.G21]);1))" office:value-type="string" office:string-value="5346" calcext:value-type="string">
            <text:p>5346</text:p>
          </table:table-cell>
          <table:table-cell table:style-name="ce92" table:formula="of:=DEC2HEX(SUM(HEX2DEC([.H21]);1))" office:value-type="string" office:string-value="5347" calcext:value-type="string">
            <text:p>5347</text:p>
          </table:table-cell>
          <table:table-cell table:style-name="ce102" table:formula="of:=DEC2HEX(SUM(HEX2DEC([.I21]);1))" office:value-type="string" office:string-value="5348" calcext:value-type="string">
            <text:p>5348</text:p>
          </table:table-cell>
          <table:table-cell table:style-name="ce92" table:formula="of:=DEC2HEX(SUM(HEX2DEC([.J21]);1))" office:value-type="string" office:string-value="5349" calcext:value-type="string">
            <text:p>5349</text:p>
          </table:table-cell>
          <table:table-cell table:style-name="ce102" table:formula="of:=DEC2HEX(SUM(HEX2DEC([.K21]);1))" office:value-type="string" office:string-value="534A" calcext:value-type="string">
            <text:p>534A</text:p>
          </table:table-cell>
          <table:table-cell table:style-name="ce92" table:formula="of:=DEC2HEX(SUM(HEX2DEC([.L21]);1))" office:value-type="string" office:string-value="534B" calcext:value-type="string">
            <text:p>534B</text:p>
          </table:table-cell>
          <table:table-cell table:style-name="ce102" table:formula="of:=DEC2HEX(SUM(HEX2DEC([.M21]);1))" office:value-type="string" office:string-value="534C" calcext:value-type="string">
            <text:p>534C</text:p>
          </table:table-cell>
          <table:table-cell table:style-name="ce92" table:formula="of:=DEC2HEX(SUM(HEX2DEC([.N21]);1))" office:value-type="string" office:string-value="534D" calcext:value-type="string">
            <text:p>534D</text:p>
          </table:table-cell>
          <table:table-cell table:style-name="ce102" table:formula="of:=DEC2HEX(SUM(HEX2DEC([.O21]);1))" office:value-type="string" office:string-value="534E" calcext:value-type="string">
            <text:p>534E</text:p>
          </table:table-cell>
          <table:table-cell table:style-name="ce92" table:formula="of:=DEC2HEX(SUM(HEX2DEC([.P21]);1))" office:value-type="string" office:string-value="534F" calcext:value-type="string">
            <text:p>534F</text:p>
          </table:table-cell>
          <table:table-cell table:style-name="ce102" table:formula="of:=DEC2HEX(SUM(HEX2DEC([.Q21]);1))" office:value-type="string" office:string-value="5350" calcext:value-type="string">
            <text:p>5350</text:p>
          </table:table-cell>
          <table:table-cell table:style-name="ce92" table:formula="of:=DEC2HEX(SUM(HEX2DEC([.R21]);1))" office:value-type="string" office:string-value="5351" calcext:value-type="string">
            <text:p>5351</text:p>
          </table:table-cell>
          <table:table-cell table:style-name="ce102" table:formula="of:=DEC2HEX(SUM(HEX2DEC([.S21]);1))" office:value-type="string" office:string-value="5352" calcext:value-type="string">
            <text:p>5352</text:p>
          </table:table-cell>
          <table:table-cell table:style-name="ce92" table:formula="of:=DEC2HEX(SUM(HEX2DEC([.T21]);1))" office:value-type="string" office:string-value="5353" calcext:value-type="string">
            <text:p>5353</text:p>
          </table:table-cell>
          <table:table-cell table:style-name="ce102" table:formula="of:=DEC2HEX(SUM(HEX2DEC([.U21]);1))" office:value-type="string" office:string-value="5354" calcext:value-type="string">
            <text:p>5354</text:p>
          </table:table-cell>
          <table:table-cell table:style-name="ce92" table:formula="of:=DEC2HEX(SUM(HEX2DEC([.V21]);1))" office:value-type="string" office:string-value="5355" calcext:value-type="string">
            <text:p>5355</text:p>
          </table:table-cell>
          <table:table-cell table:style-name="ce102" table:formula="of:=DEC2HEX(SUM(HEX2DEC([.W21]);1))" office:value-type="string" office:string-value="5356" calcext:value-type="string">
            <text:p>5356</text:p>
          </table:table-cell>
          <table:table-cell table:style-name="ce92" table:formula="of:=DEC2HEX(SUM(HEX2DEC([.X21]);1))" office:value-type="string" office:string-value="5357" calcext:value-type="string">
            <text:p>5357</text:p>
          </table:table-cell>
          <table:table-cell table:style-name="ce102" table:formula="of:=DEC2HEX(SUM(HEX2DEC([.Y21]);1))" office:value-type="string" office:string-value="5358" calcext:value-type="string">
            <text:p>5358</text:p>
          </table:table-cell>
          <table:table-cell table:style-name="ce92" table:formula="of:=DEC2HEX(SUM(HEX2DEC([.Z21]);1))" office:value-type="string" office:string-value="5359" calcext:value-type="string">
            <text:p>5359</text:p>
          </table:table-cell>
          <table:table-cell table:style-name="ce102" table:formula="of:=DEC2HEX(SUM(HEX2DEC([.AA21]);1))" office:value-type="string" office:string-value="535A" calcext:value-type="string">
            <text:p>535A</text:p>
          </table:table-cell>
          <table:table-cell table:style-name="ce92" table:formula="of:=DEC2HEX(SUM(HEX2DEC([.AB21]);1))" office:value-type="string" office:string-value="535B" calcext:value-type="string">
            <text:p>535B</text:p>
          </table:table-cell>
          <table:table-cell table:style-name="ce102" table:formula="of:=DEC2HEX(SUM(HEX2DEC([.AC21]);1))" office:value-type="string" office:string-value="535C" calcext:value-type="string">
            <text:p>535C</text:p>
          </table:table-cell>
          <table:table-cell table:style-name="ce92" table:formula="of:=DEC2HEX(SUM(HEX2DEC([.AD21]);1))" office:value-type="string" office:string-value="535D" calcext:value-type="string">
            <text:p>535D</text:p>
          </table:table-cell>
          <table:table-cell table:style-name="ce102" table:formula="of:=DEC2HEX(SUM(HEX2DEC([.AE21]);1))" office:value-type="string" office:string-value="535E" calcext:value-type="string">
            <text:p>535E</text:p>
          </table:table-cell>
          <table:table-cell table:style-name="ce92" table:formula="of:=DEC2HEX(SUM(HEX2DEC([.AF21]);1))" office:value-type="string" office:string-value="535F" calcext:value-type="string">
            <text:p>53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4]);1))" office:value-type="string" office:string-value="5440" calcext:value-type="string">
            <text:p>5440</text:p>
          </table:table-cell>
          <table:table-cell table:style-name="ce92" table:formula="of:=DEC2HEX(SUM(HEX2DEC([.B22]);1))" office:value-type="string" office:string-value="5441" calcext:value-type="string">
            <text:p>5441</text:p>
          </table:table-cell>
          <table:table-cell table:style-name="ce94" table:formula="of:=DEC2HEX(SUM(HEX2DEC([.C22]);1))" office:value-type="string" office:string-value="5442" calcext:value-type="string">
            <text:p>5442</text:p>
          </table:table-cell>
          <table:table-cell table:style-name="ce92" table:formula="of:=DEC2HEX(SUM(HEX2DEC([.D22]);1))" office:value-type="string" office:string-value="5443" calcext:value-type="string">
            <text:p>5443</text:p>
          </table:table-cell>
          <table:table-cell table:style-name="ce102" table:formula="of:=DEC2HEX(SUM(HEX2DEC([.E22]);1))" office:value-type="string" office:string-value="5444" calcext:value-type="string">
            <text:p>5444</text:p>
          </table:table-cell>
          <table:table-cell table:style-name="ce92" table:formula="of:=DEC2HEX(SUM(HEX2DEC([.F22]);1))" office:value-type="string" office:string-value="5445" calcext:value-type="string">
            <text:p>5445</text:p>
          </table:table-cell>
          <table:table-cell table:style-name="ce102" table:formula="of:=DEC2HEX(SUM(HEX2DEC([.G22]);1))" office:value-type="string" office:string-value="5446" calcext:value-type="string">
            <text:p>5446</text:p>
          </table:table-cell>
          <table:table-cell table:style-name="ce92" table:formula="of:=DEC2HEX(SUM(HEX2DEC([.H22]);1))" office:value-type="string" office:string-value="5447" calcext:value-type="string">
            <text:p>5447</text:p>
          </table:table-cell>
          <table:table-cell table:style-name="ce102" table:formula="of:=DEC2HEX(SUM(HEX2DEC([.I22]);1))" office:value-type="string" office:string-value="5448" calcext:value-type="string">
            <text:p>5448</text:p>
          </table:table-cell>
          <table:table-cell table:style-name="ce92" table:formula="of:=DEC2HEX(SUM(HEX2DEC([.J22]);1))" office:value-type="string" office:string-value="5449" calcext:value-type="string">
            <text:p>5449</text:p>
          </table:table-cell>
          <table:table-cell table:style-name="ce102" table:formula="of:=DEC2HEX(SUM(HEX2DEC([.K22]);1))" office:value-type="string" office:string-value="544A" calcext:value-type="string">
            <text:p>544A</text:p>
          </table:table-cell>
          <table:table-cell table:style-name="ce92" table:formula="of:=DEC2HEX(SUM(HEX2DEC([.L22]);1))" office:value-type="string" office:string-value="544B" calcext:value-type="string">
            <text:p>544B</text:p>
          </table:table-cell>
          <table:table-cell table:style-name="ce102" table:formula="of:=DEC2HEX(SUM(HEX2DEC([.M22]);1))" office:value-type="string" office:string-value="544C" calcext:value-type="string">
            <text:p>544C</text:p>
          </table:table-cell>
          <table:table-cell table:style-name="ce92" table:formula="of:=DEC2HEX(SUM(HEX2DEC([.N22]);1))" office:value-type="string" office:string-value="544D" calcext:value-type="string">
            <text:p>544D</text:p>
          </table:table-cell>
          <table:table-cell table:style-name="ce102" table:formula="of:=DEC2HEX(SUM(HEX2DEC([.O22]);1))" office:value-type="string" office:string-value="544E" calcext:value-type="string">
            <text:p>544E</text:p>
          </table:table-cell>
          <table:table-cell table:style-name="ce92" table:formula="of:=DEC2HEX(SUM(HEX2DEC([.P22]);1))" office:value-type="string" office:string-value="544F" calcext:value-type="string">
            <text:p>544F</text:p>
          </table:table-cell>
          <table:table-cell table:style-name="ce102" table:formula="of:=DEC2HEX(SUM(HEX2DEC([.Q22]);1))" office:value-type="string" office:string-value="5450" calcext:value-type="string">
            <text:p>5450</text:p>
          </table:table-cell>
          <table:table-cell table:style-name="ce92" table:formula="of:=DEC2HEX(SUM(HEX2DEC([.R22]);1))" office:value-type="string" office:string-value="5451" calcext:value-type="string">
            <text:p>5451</text:p>
          </table:table-cell>
          <table:table-cell table:style-name="ce102" table:formula="of:=DEC2HEX(SUM(HEX2DEC([.S22]);1))" office:value-type="string" office:string-value="5452" calcext:value-type="string">
            <text:p>5452</text:p>
          </table:table-cell>
          <table:table-cell table:style-name="ce92" table:formula="of:=DEC2HEX(SUM(HEX2DEC([.T22]);1))" office:value-type="string" office:string-value="5453" calcext:value-type="string">
            <text:p>5453</text:p>
          </table:table-cell>
          <table:table-cell table:style-name="ce102" table:formula="of:=DEC2HEX(SUM(HEX2DEC([.U22]);1))" office:value-type="string" office:string-value="5454" calcext:value-type="string">
            <text:p>5454</text:p>
          </table:table-cell>
          <table:table-cell table:style-name="ce92" table:formula="of:=DEC2HEX(SUM(HEX2DEC([.V22]);1))" office:value-type="string" office:string-value="5455" calcext:value-type="string">
            <text:p>5455</text:p>
          </table:table-cell>
          <table:table-cell table:style-name="ce102" table:formula="of:=DEC2HEX(SUM(HEX2DEC([.W22]);1))" office:value-type="string" office:string-value="5456" calcext:value-type="string">
            <text:p>5456</text:p>
          </table:table-cell>
          <table:table-cell table:style-name="ce92" table:formula="of:=DEC2HEX(SUM(HEX2DEC([.X22]);1))" office:value-type="string" office:string-value="5457" calcext:value-type="string">
            <text:p>5457</text:p>
          </table:table-cell>
          <table:table-cell table:style-name="ce102" table:formula="of:=DEC2HEX(SUM(HEX2DEC([.Y22]);1))" office:value-type="string" office:string-value="5458" calcext:value-type="string">
            <text:p>5458</text:p>
          </table:table-cell>
          <table:table-cell table:style-name="ce92" table:formula="of:=DEC2HEX(SUM(HEX2DEC([.Z22]);1))" office:value-type="string" office:string-value="5459" calcext:value-type="string">
            <text:p>5459</text:p>
          </table:table-cell>
          <table:table-cell table:style-name="ce102" table:formula="of:=DEC2HEX(SUM(HEX2DEC([.AA22]);1))" office:value-type="string" office:string-value="545A" calcext:value-type="string">
            <text:p>545A</text:p>
          </table:table-cell>
          <table:table-cell table:style-name="ce92" table:formula="of:=DEC2HEX(SUM(HEX2DEC([.AB22]);1))" office:value-type="string" office:string-value="545B" calcext:value-type="string">
            <text:p>545B</text:p>
          </table:table-cell>
          <table:table-cell table:style-name="ce102" table:formula="of:=DEC2HEX(SUM(HEX2DEC([.AC22]);1))" office:value-type="string" office:string-value="545C" calcext:value-type="string">
            <text:p>545C</text:p>
          </table:table-cell>
          <table:table-cell table:style-name="ce92" table:formula="of:=DEC2HEX(SUM(HEX2DEC([.AD22]);1))" office:value-type="string" office:string-value="545D" calcext:value-type="string">
            <text:p>545D</text:p>
          </table:table-cell>
          <table:table-cell table:style-name="ce102" table:formula="of:=DEC2HEX(SUM(HEX2DEC([.AE22]);1))" office:value-type="string" office:string-value="545E" calcext:value-type="string">
            <text:p>545E</text:p>
          </table:table-cell>
          <table:table-cell table:style-name="ce92" table:formula="of:=DEC2HEX(SUM(HEX2DEC([.AF22]);1))" office:value-type="string" office:string-value="545F" calcext:value-type="string">
            <text:p>54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5]);1))" office:value-type="string" office:string-value="5540" calcext:value-type="string">
            <text:p>5540</text:p>
          </table:table-cell>
          <table:table-cell table:style-name="ce92" table:formula="of:=DEC2HEX(SUM(HEX2DEC([.B23]);1))" office:value-type="string" office:string-value="5541" calcext:value-type="string">
            <text:p>5541</text:p>
          </table:table-cell>
          <table:table-cell table:style-name="ce94" table:formula="of:=DEC2HEX(SUM(HEX2DEC([.C23]);1))" office:value-type="string" office:string-value="5542" calcext:value-type="string">
            <text:p>5542</text:p>
          </table:table-cell>
          <table:table-cell table:style-name="ce92" table:formula="of:=DEC2HEX(SUM(HEX2DEC([.D23]);1))" office:value-type="string" office:string-value="5543" calcext:value-type="string">
            <text:p>5543</text:p>
          </table:table-cell>
          <table:table-cell table:style-name="ce102" table:formula="of:=DEC2HEX(SUM(HEX2DEC([.E23]);1))" office:value-type="string" office:string-value="5544" calcext:value-type="string">
            <text:p>5544</text:p>
          </table:table-cell>
          <table:table-cell table:style-name="ce92" table:formula="of:=DEC2HEX(SUM(HEX2DEC([.F23]);1))" office:value-type="string" office:string-value="5545" calcext:value-type="string">
            <text:p>5545</text:p>
          </table:table-cell>
          <table:table-cell table:style-name="ce102" table:formula="of:=DEC2HEX(SUM(HEX2DEC([.G23]);1))" office:value-type="string" office:string-value="5546" calcext:value-type="string">
            <text:p>5546</text:p>
          </table:table-cell>
          <table:table-cell table:style-name="ce92" table:formula="of:=DEC2HEX(SUM(HEX2DEC([.H23]);1))" office:value-type="string" office:string-value="5547" calcext:value-type="string">
            <text:p>5547</text:p>
          </table:table-cell>
          <table:table-cell table:style-name="ce102" table:formula="of:=DEC2HEX(SUM(HEX2DEC([.I23]);1))" office:value-type="string" office:string-value="5548" calcext:value-type="string">
            <text:p>5548</text:p>
          </table:table-cell>
          <table:table-cell table:style-name="ce92" table:formula="of:=DEC2HEX(SUM(HEX2DEC([.J23]);1))" office:value-type="string" office:string-value="5549" calcext:value-type="string">
            <text:p>5549</text:p>
          </table:table-cell>
          <table:table-cell table:style-name="ce102" table:formula="of:=DEC2HEX(SUM(HEX2DEC([.K23]);1))" office:value-type="string" office:string-value="554A" calcext:value-type="string">
            <text:p>554A</text:p>
          </table:table-cell>
          <table:table-cell table:style-name="ce92" table:formula="of:=DEC2HEX(SUM(HEX2DEC([.L23]);1))" office:value-type="string" office:string-value="554B" calcext:value-type="string">
            <text:p>554B</text:p>
          </table:table-cell>
          <table:table-cell table:style-name="ce102" table:formula="of:=DEC2HEX(SUM(HEX2DEC([.M23]);1))" office:value-type="string" office:string-value="554C" calcext:value-type="string">
            <text:p>554C</text:p>
          </table:table-cell>
          <table:table-cell table:style-name="ce92" table:formula="of:=DEC2HEX(SUM(HEX2DEC([.N23]);1))" office:value-type="string" office:string-value="554D" calcext:value-type="string">
            <text:p>554D</text:p>
          </table:table-cell>
          <table:table-cell table:style-name="ce102" table:formula="of:=DEC2HEX(SUM(HEX2DEC([.O23]);1))" office:value-type="string" office:string-value="554E" calcext:value-type="string">
            <text:p>554E</text:p>
          </table:table-cell>
          <table:table-cell table:style-name="ce92" table:formula="of:=DEC2HEX(SUM(HEX2DEC([.P23]);1))" office:value-type="string" office:string-value="554F" calcext:value-type="string">
            <text:p>554F</text:p>
          </table:table-cell>
          <table:table-cell table:style-name="ce102" table:formula="of:=DEC2HEX(SUM(HEX2DEC([.Q23]);1))" office:value-type="string" office:string-value="5550" calcext:value-type="string">
            <text:p>5550</text:p>
          </table:table-cell>
          <table:table-cell table:style-name="ce92" table:formula="of:=DEC2HEX(SUM(HEX2DEC([.R23]);1))" office:value-type="string" office:string-value="5551" calcext:value-type="string">
            <text:p>5551</text:p>
          </table:table-cell>
          <table:table-cell table:style-name="ce102" table:formula="of:=DEC2HEX(SUM(HEX2DEC([.S23]);1))" office:value-type="string" office:string-value="5552" calcext:value-type="string">
            <text:p>5552</text:p>
          </table:table-cell>
          <table:table-cell table:style-name="ce92" table:formula="of:=DEC2HEX(SUM(HEX2DEC([.T23]);1))" office:value-type="string" office:string-value="5553" calcext:value-type="string">
            <text:p>5553</text:p>
          </table:table-cell>
          <table:table-cell table:style-name="ce102" table:formula="of:=DEC2HEX(SUM(HEX2DEC([.U23]);1))" office:value-type="string" office:string-value="5554" calcext:value-type="string">
            <text:p>5554</text:p>
          </table:table-cell>
          <table:table-cell table:style-name="ce92" table:formula="of:=DEC2HEX(SUM(HEX2DEC([.V23]);1))" office:value-type="string" office:string-value="5555" calcext:value-type="string">
            <text:p>5555</text:p>
          </table:table-cell>
          <table:table-cell table:style-name="ce102" table:formula="of:=DEC2HEX(SUM(HEX2DEC([.W23]);1))" office:value-type="string" office:string-value="5556" calcext:value-type="string">
            <text:p>5556</text:p>
          </table:table-cell>
          <table:table-cell table:style-name="ce92" table:formula="of:=DEC2HEX(SUM(HEX2DEC([.X23]);1))" office:value-type="string" office:string-value="5557" calcext:value-type="string">
            <text:p>5557</text:p>
          </table:table-cell>
          <table:table-cell table:style-name="ce102" table:formula="of:=DEC2HEX(SUM(HEX2DEC([.Y23]);1))" office:value-type="string" office:string-value="5558" calcext:value-type="string">
            <text:p>5558</text:p>
          </table:table-cell>
          <table:table-cell table:style-name="ce92" table:formula="of:=DEC2HEX(SUM(HEX2DEC([.Z23]);1))" office:value-type="string" office:string-value="5559" calcext:value-type="string">
            <text:p>5559</text:p>
          </table:table-cell>
          <table:table-cell table:style-name="ce102" table:formula="of:=DEC2HEX(SUM(HEX2DEC([.AA23]);1))" office:value-type="string" office:string-value="555A" calcext:value-type="string">
            <text:p>555A</text:p>
          </table:table-cell>
          <table:table-cell table:style-name="ce92" table:formula="of:=DEC2HEX(SUM(HEX2DEC([.AB23]);1))" office:value-type="string" office:string-value="555B" calcext:value-type="string">
            <text:p>555B</text:p>
          </table:table-cell>
          <table:table-cell table:style-name="ce102" table:formula="of:=DEC2HEX(SUM(HEX2DEC([.AC23]);1))" office:value-type="string" office:string-value="555C" calcext:value-type="string">
            <text:p>555C</text:p>
          </table:table-cell>
          <table:table-cell table:style-name="ce92" table:formula="of:=DEC2HEX(SUM(HEX2DEC([.AD23]);1))" office:value-type="string" office:string-value="555D" calcext:value-type="string">
            <text:p>555D</text:p>
          </table:table-cell>
          <table:table-cell table:style-name="ce102" table:formula="of:=DEC2HEX(SUM(HEX2DEC([.AE23]);1))" office:value-type="string" office:string-value="555E" calcext:value-type="string">
            <text:p>555E</text:p>
          </table:table-cell>
          <table:table-cell table:style-name="ce92" table:formula="of:=DEC2HEX(SUM(HEX2DEC([.AF23]);1))" office:value-type="string" office:string-value="555F" calcext:value-type="string">
            <text:p>555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16]);1))" office:value-type="string" office:string-value="5640" calcext:value-type="string">
            <text:p>5640</text:p>
          </table:table-cell>
          <table:table-cell table:style-name="ce92" table:formula="of:=DEC2HEX(SUM(HEX2DEC([.B24]);1))" office:value-type="string" office:string-value="5641" calcext:value-type="string">
            <text:p>5641</text:p>
          </table:table-cell>
          <table:table-cell table:style-name="ce94" table:formula="of:=DEC2HEX(SUM(HEX2DEC([.C24]);1))" office:value-type="string" office:string-value="5642" calcext:value-type="string">
            <text:p>5642</text:p>
          </table:table-cell>
          <table:table-cell table:style-name="ce92" table:formula="of:=DEC2HEX(SUM(HEX2DEC([.D24]);1))" office:value-type="string" office:string-value="5643" calcext:value-type="string">
            <text:p>5643</text:p>
          </table:table-cell>
          <table:table-cell table:style-name="ce102" table:formula="of:=DEC2HEX(SUM(HEX2DEC([.E24]);1))" office:value-type="string" office:string-value="5644" calcext:value-type="string">
            <text:p>5644</text:p>
          </table:table-cell>
          <table:table-cell table:style-name="ce92" table:formula="of:=DEC2HEX(SUM(HEX2DEC([.F24]);1))" office:value-type="string" office:string-value="5645" calcext:value-type="string">
            <text:p>5645</text:p>
          </table:table-cell>
          <table:table-cell table:style-name="ce102" table:formula="of:=DEC2HEX(SUM(HEX2DEC([.G24]);1))" office:value-type="string" office:string-value="5646" calcext:value-type="string">
            <text:p>5646</text:p>
          </table:table-cell>
          <table:table-cell table:style-name="ce92" table:formula="of:=DEC2HEX(SUM(HEX2DEC([.H24]);1))" office:value-type="string" office:string-value="5647" calcext:value-type="string">
            <text:p>5647</text:p>
          </table:table-cell>
          <table:table-cell table:style-name="ce102" table:formula="of:=DEC2HEX(SUM(HEX2DEC([.I24]);1))" office:value-type="string" office:string-value="5648" calcext:value-type="string">
            <text:p>5648</text:p>
          </table:table-cell>
          <table:table-cell table:style-name="ce92" table:formula="of:=DEC2HEX(SUM(HEX2DEC([.J24]);1))" office:value-type="string" office:string-value="5649" calcext:value-type="string">
            <text:p>5649</text:p>
          </table:table-cell>
          <table:table-cell table:style-name="ce102" table:formula="of:=DEC2HEX(SUM(HEX2DEC([.K24]);1))" office:value-type="string" office:string-value="564A" calcext:value-type="string">
            <text:p>564A</text:p>
          </table:table-cell>
          <table:table-cell table:style-name="ce92" table:formula="of:=DEC2HEX(SUM(HEX2DEC([.L24]);1))" office:value-type="string" office:string-value="564B" calcext:value-type="string">
            <text:p>564B</text:p>
          </table:table-cell>
          <table:table-cell table:style-name="ce102" table:formula="of:=DEC2HEX(SUM(HEX2DEC([.M24]);1))" office:value-type="string" office:string-value="564C" calcext:value-type="string">
            <text:p>564C</text:p>
          </table:table-cell>
          <table:table-cell table:style-name="ce92" table:formula="of:=DEC2HEX(SUM(HEX2DEC([.N24]);1))" office:value-type="string" office:string-value="564D" calcext:value-type="string">
            <text:p>564D</text:p>
          </table:table-cell>
          <table:table-cell table:style-name="ce102" table:formula="of:=DEC2HEX(SUM(HEX2DEC([.O24]);1))" office:value-type="string" office:string-value="564E" calcext:value-type="string">
            <text:p>564E</text:p>
          </table:table-cell>
          <table:table-cell table:style-name="ce92" table:formula="of:=DEC2HEX(SUM(HEX2DEC([.P24]);1))" office:value-type="string" office:string-value="564F" calcext:value-type="string">
            <text:p>564F</text:p>
          </table:table-cell>
          <table:table-cell table:style-name="ce102" table:formula="of:=DEC2HEX(SUM(HEX2DEC([.Q24]);1))" office:value-type="string" office:string-value="5650" calcext:value-type="string">
            <text:p>5650</text:p>
          </table:table-cell>
          <table:table-cell table:style-name="ce92" table:formula="of:=DEC2HEX(SUM(HEX2DEC([.R24]);1))" office:value-type="string" office:string-value="5651" calcext:value-type="string">
            <text:p>5651</text:p>
          </table:table-cell>
          <table:table-cell table:style-name="ce102" table:formula="of:=DEC2HEX(SUM(HEX2DEC([.S24]);1))" office:value-type="string" office:string-value="5652" calcext:value-type="string">
            <text:p>5652</text:p>
          </table:table-cell>
          <table:table-cell table:style-name="ce92" table:formula="of:=DEC2HEX(SUM(HEX2DEC([.T24]);1))" office:value-type="string" office:string-value="5653" calcext:value-type="string">
            <text:p>5653</text:p>
          </table:table-cell>
          <table:table-cell table:style-name="ce102" table:formula="of:=DEC2HEX(SUM(HEX2DEC([.U24]);1))" office:value-type="string" office:string-value="5654" calcext:value-type="string">
            <text:p>5654</text:p>
          </table:table-cell>
          <table:table-cell table:style-name="ce92" table:formula="of:=DEC2HEX(SUM(HEX2DEC([.V24]);1))" office:value-type="string" office:string-value="5655" calcext:value-type="string">
            <text:p>5655</text:p>
          </table:table-cell>
          <table:table-cell table:style-name="ce102" table:formula="of:=DEC2HEX(SUM(HEX2DEC([.W24]);1))" office:value-type="string" office:string-value="5656" calcext:value-type="string">
            <text:p>5656</text:p>
          </table:table-cell>
          <table:table-cell table:style-name="ce92" table:formula="of:=DEC2HEX(SUM(HEX2DEC([.X24]);1))" office:value-type="string" office:string-value="5657" calcext:value-type="string">
            <text:p>5657</text:p>
          </table:table-cell>
          <table:table-cell table:style-name="ce102" table:formula="of:=DEC2HEX(SUM(HEX2DEC([.Y24]);1))" office:value-type="string" office:string-value="5658" calcext:value-type="string">
            <text:p>5658</text:p>
          </table:table-cell>
          <table:table-cell table:style-name="ce92" table:formula="of:=DEC2HEX(SUM(HEX2DEC([.Z24]);1))" office:value-type="string" office:string-value="5659" calcext:value-type="string">
            <text:p>5659</text:p>
          </table:table-cell>
          <table:table-cell table:style-name="ce102" table:formula="of:=DEC2HEX(SUM(HEX2DEC([.AA24]);1))" office:value-type="string" office:string-value="565A" calcext:value-type="string">
            <text:p>565A</text:p>
          </table:table-cell>
          <table:table-cell table:style-name="ce92" table:formula="of:=DEC2HEX(SUM(HEX2DEC([.AB24]);1))" office:value-type="string" office:string-value="565B" calcext:value-type="string">
            <text:p>565B</text:p>
          </table:table-cell>
          <table:table-cell table:style-name="ce102" table:formula="of:=DEC2HEX(SUM(HEX2DEC([.AC24]);1))" office:value-type="string" office:string-value="565C" calcext:value-type="string">
            <text:p>565C</text:p>
          </table:table-cell>
          <table:table-cell table:style-name="ce92" table:formula="of:=DEC2HEX(SUM(HEX2DEC([.AD24]);1))" office:value-type="string" office:string-value="565D" calcext:value-type="string">
            <text:p>565D</text:p>
          </table:table-cell>
          <table:table-cell table:style-name="ce102" table:formula="of:=DEC2HEX(SUM(HEX2DEC([.AE24]);1))" office:value-type="string" office:string-value="565E" calcext:value-type="string">
            <text:p>565E</text:p>
          </table:table-cell>
          <table:table-cell table:style-name="ce92" table:formula="of:=DEC2HEX(SUM(HEX2DEC([.AF24]);1))" office:value-type="string" office:string-value="565F" calcext:value-type="string">
            <text:p>565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4" table:formula="of:=DEC2HEX(SUM(HEX2DEC([.AG17]);1))" office:value-type="string" office:string-value="5740" calcext:value-type="string">
            <text:p>5740</text:p>
          </table:table-cell>
          <table:table-cell table:style-name="ce92" table:formula="of:=DEC2HEX(SUM(HEX2DEC([.B25]);1))" office:value-type="string" office:string-value="5741" calcext:value-type="string">
            <text:p>5741</text:p>
          </table:table-cell>
          <table:table-cell table:style-name="ce96" table:formula="of:=DEC2HEX(SUM(HEX2DEC([.C25]);1))" office:value-type="string" office:string-value="5742" calcext:value-type="string">
            <text:p>5742</text:p>
          </table:table-cell>
          <table:table-cell table:style-name="ce93" table:formula="of:=DEC2HEX(SUM(HEX2DEC([.D25]);1))" office:value-type="string" office:string-value="5743" calcext:value-type="string">
            <text:p>5743</text:p>
          </table:table-cell>
          <table:table-cell table:style-name="ce102" table:formula="of:=DEC2HEX(SUM(HEX2DEC([.E25]);1))" office:value-type="string" office:string-value="5744" calcext:value-type="string">
            <text:p>5744</text:p>
          </table:table-cell>
          <table:table-cell table:style-name="ce92" table:formula="of:=DEC2HEX(SUM(HEX2DEC([.F25]);1))" office:value-type="string" office:string-value="5745" calcext:value-type="string">
            <text:p>5745</text:p>
          </table:table-cell>
          <table:table-cell table:style-name="ce102" table:formula="of:=DEC2HEX(SUM(HEX2DEC([.G25]);1))" office:value-type="string" office:string-value="5746" calcext:value-type="string">
            <text:p>5746</text:p>
          </table:table-cell>
          <table:table-cell table:style-name="ce92" table:formula="of:=DEC2HEX(SUM(HEX2DEC([.H25]);1))" office:value-type="string" office:string-value="5747" calcext:value-type="string">
            <text:p>5747</text:p>
          </table:table-cell>
          <table:table-cell table:style-name="ce102" table:formula="of:=DEC2HEX(SUM(HEX2DEC([.I25]);1))" office:value-type="string" office:string-value="5748" calcext:value-type="string">
            <text:p>5748</text:p>
          </table:table-cell>
          <table:table-cell table:style-name="ce92" table:formula="of:=DEC2HEX(SUM(HEX2DEC([.J25]);1))" office:value-type="string" office:string-value="5749" calcext:value-type="string">
            <text:p>5749</text:p>
          </table:table-cell>
          <table:table-cell table:style-name="ce102" table:formula="of:=DEC2HEX(SUM(HEX2DEC([.K25]);1))" office:value-type="string" office:string-value="574A" calcext:value-type="string">
            <text:p>574A</text:p>
          </table:table-cell>
          <table:table-cell table:style-name="ce92" table:formula="of:=DEC2HEX(SUM(HEX2DEC([.L25]);1))" office:value-type="string" office:string-value="574B" calcext:value-type="string">
            <text:p>574B</text:p>
          </table:table-cell>
          <table:table-cell table:style-name="ce102" table:formula="of:=DEC2HEX(SUM(HEX2DEC([.M25]);1))" office:value-type="string" office:string-value="574C" calcext:value-type="string">
            <text:p>574C</text:p>
          </table:table-cell>
          <table:table-cell table:style-name="ce93" table:formula="of:=DEC2HEX(SUM(HEX2DEC([.N25]);1))" office:value-type="string" office:string-value="574D" calcext:value-type="string">
            <text:p>574D</text:p>
          </table:table-cell>
          <table:table-cell table:style-name="ce102" table:formula="of:=DEC2HEX(SUM(HEX2DEC([.O25]);1))" office:value-type="string" office:string-value="574E" calcext:value-type="string">
            <text:p>574E</text:p>
          </table:table-cell>
          <table:table-cell table:style-name="ce92" table:formula="of:=DEC2HEX(SUM(HEX2DEC([.P25]);1))" office:value-type="string" office:string-value="574F" calcext:value-type="string">
            <text:p>574F</text:p>
          </table:table-cell>
          <table:table-cell table:style-name="ce102" table:formula="of:=DEC2HEX(SUM(HEX2DEC([.Q25]);1))" office:value-type="string" office:string-value="5750" calcext:value-type="string">
            <text:p>5750</text:p>
          </table:table-cell>
          <table:table-cell table:style-name="ce92" table:formula="of:=DEC2HEX(SUM(HEX2DEC([.R25]);1))" office:value-type="string" office:string-value="5751" calcext:value-type="string">
            <text:p>5751</text:p>
          </table:table-cell>
          <table:table-cell table:style-name="ce102" table:formula="of:=DEC2HEX(SUM(HEX2DEC([.S25]);1))" office:value-type="string" office:string-value="5752" calcext:value-type="string">
            <text:p>5752</text:p>
          </table:table-cell>
          <table:table-cell table:style-name="ce93" table:formula="of:=DEC2HEX(SUM(HEX2DEC([.T25]);1))" office:value-type="string" office:string-value="5753" calcext:value-type="string">
            <text:p>5753</text:p>
          </table:table-cell>
          <table:table-cell table:style-name="ce103" table:formula="of:=DEC2HEX(SUM(HEX2DEC([.U25]);1))" office:value-type="string" office:string-value="5754" calcext:value-type="string">
            <text:p>5754</text:p>
          </table:table-cell>
          <table:table-cell table:style-name="ce93" table:formula="of:=DEC2HEX(SUM(HEX2DEC([.V25]);1))" office:value-type="string" office:string-value="5755" calcext:value-type="string">
            <text:p>5755</text:p>
          </table:table-cell>
          <table:table-cell table:style-name="ce103" table:formula="of:=DEC2HEX(SUM(HEX2DEC([.W25]);1))" office:value-type="string" office:string-value="5756" calcext:value-type="string">
            <text:p>5756</text:p>
          </table:table-cell>
          <table:table-cell table:style-name="ce93" table:formula="of:=DEC2HEX(SUM(HEX2DEC([.X25]);1))" office:value-type="string" office:string-value="5757" calcext:value-type="string">
            <text:p>5757</text:p>
          </table:table-cell>
          <table:table-cell table:style-name="ce103" table:formula="of:=DEC2HEX(SUM(HEX2DEC([.Y25]);1))" office:value-type="string" office:string-value="5758" calcext:value-type="string">
            <text:p>5758</text:p>
          </table:table-cell>
          <table:table-cell table:style-name="ce93" table:formula="of:=DEC2HEX(SUM(HEX2DEC([.Z25]);1))" office:value-type="string" office:string-value="5759" calcext:value-type="string">
            <text:p>5759</text:p>
          </table:table-cell>
          <table:table-cell table:style-name="ce103" table:formula="of:=DEC2HEX(SUM(HEX2DEC([.AA25]);1))" office:value-type="string" office:string-value="575A" calcext:value-type="string">
            <text:p>575A</text:p>
          </table:table-cell>
          <table:table-cell table:style-name="ce93" table:formula="of:=DEC2HEX(SUM(HEX2DEC([.AB25]);1))" office:value-type="string" office:string-value="575B" calcext:value-type="string">
            <text:p>575B</text:p>
          </table:table-cell>
          <table:table-cell table:style-name="ce103" table:formula="of:=DEC2HEX(SUM(HEX2DEC([.AC25]);1))" office:value-type="string" office:string-value="575C" calcext:value-type="string">
            <text:p>575C</text:p>
          </table:table-cell>
          <table:table-cell table:style-name="ce93" table:formula="of:=DEC2HEX(SUM(HEX2DEC([.AD25]);1))" office:value-type="string" office:string-value="575D" calcext:value-type="string">
            <text:p>575D</text:p>
          </table:table-cell>
          <table:table-cell table:style-name="ce103" table:formula="of:=DEC2HEX(SUM(HEX2DEC([.AE25]);1))" office:value-type="string" office:string-value="575E" calcext:value-type="string">
            <text:p>575E</text:p>
          </table:table-cell>
          <table:table-cell table:style-name="ce93" table:formula="of:=DEC2HEX(SUM(HEX2DEC([.AF25]);1))" office:value-type="string" office:string-value="575F" calcext:value-type="string">
            <text:p>575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9</text:p>
            <text:p>Pixel</text:p>
            <text:p>152-159</text:p>
            <text:p>$98-$9F</text:p>
          </table:table-cell>
          <table:table-cell table:style-name="ce91" table:formula="of:=DEC2HEX(SUM(HEX2DEC([.AG18]);1))" office:value-type="string" office:string-value="5060" calcext:value-type="string">
            <text:p>5060</text:p>
          </table:table-cell>
          <table:table-cell table:style-name="ce95" table:formula="of:=DEC2HEX(SUM(HEX2DEC([.B26]);1))" office:value-type="string" office:string-value="5061" calcext:value-type="string">
            <text:p>5061</text:p>
          </table:table-cell>
          <table:table-cell table:style-name="ce99" table:formula="of:=DEC2HEX(SUM(HEX2DEC([.C26]);1))" office:value-type="string" office:string-value="5062" calcext:value-type="string">
            <text:p>5062</text:p>
          </table:table-cell>
          <table:table-cell table:style-name="ce95" table:formula="of:=DEC2HEX(SUM(HEX2DEC([.D26]);1))" office:value-type="string" office:string-value="5063" calcext:value-type="string">
            <text:p>5063</text:p>
          </table:table-cell>
          <table:table-cell table:style-name="ce99" table:formula="of:=DEC2HEX(SUM(HEX2DEC([.E26]);1))" office:value-type="string" office:string-value="5064" calcext:value-type="string">
            <text:p>5064</text:p>
          </table:table-cell>
          <table:table-cell table:style-name="ce95" table:formula="of:=DEC2HEX(SUM(HEX2DEC([.F26]);1))" office:value-type="string" office:string-value="5065" calcext:value-type="string">
            <text:p>5065</text:p>
          </table:table-cell>
          <table:table-cell table:style-name="ce99" table:formula="of:=DEC2HEX(SUM(HEX2DEC([.G26]);1))" office:value-type="string" office:string-value="5066" calcext:value-type="string">
            <text:p>5066</text:p>
          </table:table-cell>
          <table:table-cell table:style-name="ce95" table:formula="of:=DEC2HEX(SUM(HEX2DEC([.H26]);1))" office:value-type="string" office:string-value="5067" calcext:value-type="string">
            <text:p>5067</text:p>
          </table:table-cell>
          <table:table-cell table:style-name="ce99" table:formula="of:=DEC2HEX(SUM(HEX2DEC([.I26]);1))" office:value-type="string" office:string-value="5068" calcext:value-type="string">
            <text:p>5068</text:p>
          </table:table-cell>
          <table:table-cell table:style-name="ce95" table:formula="of:=DEC2HEX(SUM(HEX2DEC([.J26]);1))" office:value-type="string" office:string-value="5069" calcext:value-type="string">
            <text:p>5069</text:p>
          </table:table-cell>
          <table:table-cell table:style-name="ce99" table:formula="of:=DEC2HEX(SUM(HEX2DEC([.K26]);1))" office:value-type="string" office:string-value="506A" calcext:value-type="string">
            <text:p>506A</text:p>
          </table:table-cell>
          <table:table-cell table:style-name="ce95" table:formula="of:=DEC2HEX(SUM(HEX2DEC([.L26]);1))" office:value-type="string" office:string-value="506B" calcext:value-type="string">
            <text:p>506B</text:p>
          </table:table-cell>
          <table:table-cell table:style-name="ce99" table:formula="of:=DEC2HEX(SUM(HEX2DEC([.M26]);1))" office:value-type="string" office:string-value="506C" calcext:value-type="string">
            <text:p>506C</text:p>
          </table:table-cell>
          <table:table-cell table:style-name="ce94" table:formula="of:=DEC2HEX(SUM(HEX2DEC([.N26]);1))" office:value-type="string" office:string-value="506D" calcext:value-type="string">
            <text:p>506D</text:p>
          </table:table-cell>
          <table:table-cell table:style-name="ce99" table:formula="of:=DEC2HEX(SUM(HEX2DEC([.O26]);1))" office:value-type="string" office:string-value="506E" calcext:value-type="string">
            <text:p>506E</text:p>
          </table:table-cell>
          <table:table-cell table:style-name="ce95" table:formula="of:=DEC2HEX(SUM(HEX2DEC([.P26]);1))" office:value-type="string" office:string-value="506F" calcext:value-type="string">
            <text:p>506F</text:p>
          </table:table-cell>
          <table:table-cell table:style-name="ce99" table:formula="of:=DEC2HEX(SUM(HEX2DEC([.Q26]);1))" office:value-type="string" office:string-value="5070" calcext:value-type="string">
            <text:p>5070</text:p>
          </table:table-cell>
          <table:table-cell table:style-name="ce95" table:formula="of:=DEC2HEX(SUM(HEX2DEC([.R26]);1))" office:value-type="string" office:string-value="5071" calcext:value-type="string">
            <text:p>5071</text:p>
          </table:table-cell>
          <table:table-cell table:style-name="ce99" table:formula="of:=DEC2HEX(SUM(HEX2DEC([.S26]);1))" office:value-type="string" office:string-value="5072" calcext:value-type="string">
            <text:p>5072</text:p>
          </table:table-cell>
          <table:table-cell table:style-name="ce95" table:formula="of:=DEC2HEX(SUM(HEX2DEC([.T26]);1))" office:value-type="string" office:string-value="5073" calcext:value-type="string">
            <text:p>5073</text:p>
          </table:table-cell>
          <table:table-cell table:style-name="ce99" table:formula="of:=DEC2HEX(SUM(HEX2DEC([.U26]);1))" office:value-type="string" office:string-value="5074" calcext:value-type="string">
            <text:p>5074</text:p>
          </table:table-cell>
          <table:table-cell table:style-name="ce95" table:formula="of:=DEC2HEX(SUM(HEX2DEC([.V26]);1))" office:value-type="string" office:string-value="5075" calcext:value-type="string">
            <text:p>5075</text:p>
          </table:table-cell>
          <table:table-cell table:style-name="ce99" table:formula="of:=DEC2HEX(SUM(HEX2DEC([.W26]);1))" office:value-type="string" office:string-value="5076" calcext:value-type="string">
            <text:p>5076</text:p>
          </table:table-cell>
          <table:table-cell table:style-name="ce95" table:formula="of:=DEC2HEX(SUM(HEX2DEC([.X26]);1))" office:value-type="string" office:string-value="5077" calcext:value-type="string">
            <text:p>5077</text:p>
          </table:table-cell>
          <table:table-cell table:style-name="ce99" table:formula="of:=DEC2HEX(SUM(HEX2DEC([.Y26]);1))" office:value-type="string" office:string-value="5078" calcext:value-type="string">
            <text:p>5078</text:p>
          </table:table-cell>
          <table:table-cell table:style-name="ce95" table:formula="of:=DEC2HEX(SUM(HEX2DEC([.Z26]);1))" office:value-type="string" office:string-value="5079" calcext:value-type="string">
            <text:p>5079</text:p>
          </table:table-cell>
          <table:table-cell table:style-name="ce99" table:formula="of:=DEC2HEX(SUM(HEX2DEC([.AA26]);1))" office:value-type="string" office:string-value="507A" calcext:value-type="string">
            <text:p>507A</text:p>
          </table:table-cell>
          <table:table-cell table:style-name="ce95" table:formula="of:=DEC2HEX(SUM(HEX2DEC([.AB26]);1))" office:value-type="string" office:string-value="507B" calcext:value-type="string">
            <text:p>507B</text:p>
          </table:table-cell>
          <table:table-cell table:style-name="ce99" table:formula="of:=DEC2HEX(SUM(HEX2DEC([.AC26]);1))" office:value-type="string" office:string-value="507C" calcext:value-type="string">
            <text:p>507C</text:p>
          </table:table-cell>
          <table:table-cell table:style-name="ce95" table:formula="of:=DEC2HEX(SUM(HEX2DEC([.AD26]);1))" office:value-type="string" office:string-value="507D" calcext:value-type="string">
            <text:p>507D</text:p>
          </table:table-cell>
          <table:table-cell table:style-name="ce87" table:formula="of:=DEC2HEX(SUM(HEX2DEC([.AE26]);1))" office:value-type="string" office:string-value="507E" calcext:value-type="string">
            <text:p>507E</text:p>
          </table:table-cell>
          <table:table-cell table:style-name="ce95" table:formula="of:=DEC2HEX(SUM(HEX2DEC([.AF26]);1))" office:value-type="string" office:string-value="507F" calcext:value-type="string">
            <text:p>50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19]);1))" office:value-type="string" office:string-value="5160" calcext:value-type="string">
            <text:p>5160</text:p>
          </table:table-cell>
          <table:table-cell table:style-name="ce94" table:formula="of:=DEC2HEX(SUM(HEX2DEC([.B27]);1))" office:value-type="string" office:string-value="5161" calcext:value-type="string">
            <text:p>5161</text:p>
          </table:table-cell>
          <table:table-cell table:style-name="ce87" table:formula="of:=DEC2HEX(SUM(HEX2DEC([.C27]);1))" office:value-type="string" office:string-value="5162" calcext:value-type="string">
            <text:p>5162</text:p>
          </table:table-cell>
          <table:table-cell table:style-name="ce94" table:formula="of:=DEC2HEX(SUM(HEX2DEC([.D27]);1))" office:value-type="string" office:string-value="5163" calcext:value-type="string">
            <text:p>5163</text:p>
          </table:table-cell>
          <table:table-cell table:style-name="ce87" table:formula="of:=DEC2HEX(SUM(HEX2DEC([.E27]);1))" office:value-type="string" office:string-value="5164" calcext:value-type="string">
            <text:p>5164</text:p>
          </table:table-cell>
          <table:table-cell table:style-name="ce94" table:formula="of:=DEC2HEX(SUM(HEX2DEC([.F27]);1))" office:value-type="string" office:string-value="5165" calcext:value-type="string">
            <text:p>5165</text:p>
          </table:table-cell>
          <table:table-cell table:style-name="ce87" table:formula="of:=DEC2HEX(SUM(HEX2DEC([.G27]);1))" office:value-type="string" office:string-value="5166" calcext:value-type="string">
            <text:p>5166</text:p>
          </table:table-cell>
          <table:table-cell table:style-name="ce94" table:formula="of:=DEC2HEX(SUM(HEX2DEC([.H27]);1))" office:value-type="string" office:string-value="5167" calcext:value-type="string">
            <text:p>5167</text:p>
          </table:table-cell>
          <table:table-cell table:style-name="ce87" table:formula="of:=DEC2HEX(SUM(HEX2DEC([.I27]);1))" office:value-type="string" office:string-value="5168" calcext:value-type="string">
            <text:p>5168</text:p>
          </table:table-cell>
          <table:table-cell table:style-name="ce94" table:formula="of:=DEC2HEX(SUM(HEX2DEC([.J27]);1))" office:value-type="string" office:string-value="5169" calcext:value-type="string">
            <text:p>5169</text:p>
          </table:table-cell>
          <table:table-cell table:style-name="ce87" table:formula="of:=DEC2HEX(SUM(HEX2DEC([.K27]);1))" office:value-type="string" office:string-value="516A" calcext:value-type="string">
            <text:p>516A</text:p>
          </table:table-cell>
          <table:table-cell table:style-name="ce94" table:formula="of:=DEC2HEX(SUM(HEX2DEC([.L27]);1))" office:value-type="string" office:string-value="516B" calcext:value-type="string">
            <text:p>516B</text:p>
          </table:table-cell>
          <table:table-cell table:style-name="ce87" table:formula="of:=DEC2HEX(SUM(HEX2DEC([.M27]);1))" office:value-type="string" office:string-value="516C" calcext:value-type="string">
            <text:p>516C</text:p>
          </table:table-cell>
          <table:table-cell table:style-name="ce94" table:formula="of:=DEC2HEX(SUM(HEX2DEC([.N27]);1))" office:value-type="string" office:string-value="516D" calcext:value-type="string">
            <text:p>516D</text:p>
          </table:table-cell>
          <table:table-cell table:style-name="ce87" table:formula="of:=DEC2HEX(SUM(HEX2DEC([.O27]);1))" office:value-type="string" office:string-value="516E" calcext:value-type="string">
            <text:p>516E</text:p>
          </table:table-cell>
          <table:table-cell table:style-name="ce94" table:formula="of:=DEC2HEX(SUM(HEX2DEC([.P27]);1))" office:value-type="string" office:string-value="516F" calcext:value-type="string">
            <text:p>516F</text:p>
          </table:table-cell>
          <table:table-cell table:style-name="ce87" table:formula="of:=DEC2HEX(SUM(HEX2DEC([.Q27]);1))" office:value-type="string" office:string-value="5170" calcext:value-type="string">
            <text:p>5170</text:p>
          </table:table-cell>
          <table:table-cell table:style-name="ce94" table:formula="of:=DEC2HEX(SUM(HEX2DEC([.R27]);1))" office:value-type="string" office:string-value="5171" calcext:value-type="string">
            <text:p>5171</text:p>
          </table:table-cell>
          <table:table-cell table:style-name="ce87" table:formula="of:=DEC2HEX(SUM(HEX2DEC([.S27]);1))" office:value-type="string" office:string-value="5172" calcext:value-type="string">
            <text:p>5172</text:p>
          </table:table-cell>
          <table:table-cell table:style-name="ce94" table:formula="of:=DEC2HEX(SUM(HEX2DEC([.T27]);1))" office:value-type="string" office:string-value="5173" calcext:value-type="string">
            <text:p>5173</text:p>
          </table:table-cell>
          <table:table-cell table:style-name="ce87" table:formula="of:=DEC2HEX(SUM(HEX2DEC([.U27]);1))" office:value-type="string" office:string-value="5174" calcext:value-type="string">
            <text:p>5174</text:p>
          </table:table-cell>
          <table:table-cell table:style-name="ce94" table:formula="of:=DEC2HEX(SUM(HEX2DEC([.V27]);1))" office:value-type="string" office:string-value="5175" calcext:value-type="string">
            <text:p>5175</text:p>
          </table:table-cell>
          <table:table-cell table:style-name="ce87" table:formula="of:=DEC2HEX(SUM(HEX2DEC([.W27]);1))" office:value-type="string" office:string-value="5176" calcext:value-type="string">
            <text:p>5176</text:p>
          </table:table-cell>
          <table:table-cell table:style-name="ce94" table:formula="of:=DEC2HEX(SUM(HEX2DEC([.X27]);1))" office:value-type="string" office:string-value="5177" calcext:value-type="string">
            <text:p>5177</text:p>
          </table:table-cell>
          <table:table-cell table:style-name="ce87" table:formula="of:=DEC2HEX(SUM(HEX2DEC([.Y27]);1))" office:value-type="string" office:string-value="5178" calcext:value-type="string">
            <text:p>5178</text:p>
          </table:table-cell>
          <table:table-cell table:style-name="ce94" table:formula="of:=DEC2HEX(SUM(HEX2DEC([.Z27]);1))" office:value-type="string" office:string-value="5179" calcext:value-type="string">
            <text:p>5179</text:p>
          </table:table-cell>
          <table:table-cell table:style-name="ce87" table:formula="of:=DEC2HEX(SUM(HEX2DEC([.AA27]);1))" office:value-type="string" office:string-value="517A" calcext:value-type="string">
            <text:p>517A</text:p>
          </table:table-cell>
          <table:table-cell table:style-name="ce94" table:formula="of:=DEC2HEX(SUM(HEX2DEC([.AB27]);1))" office:value-type="string" office:string-value="517B" calcext:value-type="string">
            <text:p>517B</text:p>
          </table:table-cell>
          <table:table-cell table:style-name="ce87" table:formula="of:=DEC2HEX(SUM(HEX2DEC([.AC27]);1))" office:value-type="string" office:string-value="517C" calcext:value-type="string">
            <text:p>517C</text:p>
          </table:table-cell>
          <table:table-cell table:style-name="ce94" table:formula="of:=DEC2HEX(SUM(HEX2DEC([.AD27]);1))" office:value-type="string" office:string-value="517D" calcext:value-type="string">
            <text:p>517D</text:p>
          </table:table-cell>
          <table:table-cell table:style-name="ce87" table:formula="of:=DEC2HEX(SUM(HEX2DEC([.AE27]);1))" office:value-type="string" office:string-value="517E" calcext:value-type="string">
            <text:p>517E</text:p>
          </table:table-cell>
          <table:table-cell table:style-name="ce94" table:formula="of:=DEC2HEX(SUM(HEX2DEC([.AF27]);1))" office:value-type="string" office:string-value="517F" calcext:value-type="string">
            <text:p>51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0]);1))" office:value-type="string" office:string-value="5260" calcext:value-type="string">
            <text:p>5260</text:p>
          </table:table-cell>
          <table:table-cell table:style-name="ce94" table:formula="of:=DEC2HEX(SUM(HEX2DEC([.B28]);1))" office:value-type="string" office:string-value="5261" calcext:value-type="string">
            <text:p>5261</text:p>
          </table:table-cell>
          <table:table-cell table:style-name="ce87" table:formula="of:=DEC2HEX(SUM(HEX2DEC([.C28]);1))" office:value-type="string" office:string-value="5262" calcext:value-type="string">
            <text:p>5262</text:p>
          </table:table-cell>
          <table:table-cell table:style-name="ce94" table:formula="of:=DEC2HEX(SUM(HEX2DEC([.D28]);1))" office:value-type="string" office:string-value="5263" calcext:value-type="string">
            <text:p>5263</text:p>
          </table:table-cell>
          <table:table-cell table:style-name="ce87" table:formula="of:=DEC2HEX(SUM(HEX2DEC([.E28]);1))" office:value-type="string" office:string-value="5264" calcext:value-type="string">
            <text:p>5264</text:p>
          </table:table-cell>
          <table:table-cell table:style-name="ce94" table:formula="of:=DEC2HEX(SUM(HEX2DEC([.F28]);1))" office:value-type="string" office:string-value="5265" calcext:value-type="string">
            <text:p>5265</text:p>
          </table:table-cell>
          <table:table-cell table:style-name="ce87" table:formula="of:=DEC2HEX(SUM(HEX2DEC([.G28]);1))" office:value-type="string" office:string-value="5266" calcext:value-type="string">
            <text:p>5266</text:p>
          </table:table-cell>
          <table:table-cell table:style-name="ce94" table:formula="of:=DEC2HEX(SUM(HEX2DEC([.H28]);1))" office:value-type="string" office:string-value="5267" calcext:value-type="string">
            <text:p>5267</text:p>
          </table:table-cell>
          <table:table-cell table:style-name="ce87" table:formula="of:=DEC2HEX(SUM(HEX2DEC([.I28]);1))" office:value-type="string" office:string-value="5268" calcext:value-type="string">
            <text:p>5268</text:p>
          </table:table-cell>
          <table:table-cell table:style-name="ce94" table:formula="of:=DEC2HEX(SUM(HEX2DEC([.J28]);1))" office:value-type="string" office:string-value="5269" calcext:value-type="string">
            <text:p>5269</text:p>
          </table:table-cell>
          <table:table-cell table:style-name="ce87" table:formula="of:=DEC2HEX(SUM(HEX2DEC([.K28]);1))" office:value-type="string" office:string-value="526A" calcext:value-type="string">
            <text:p>526A</text:p>
          </table:table-cell>
          <table:table-cell table:style-name="ce94" table:formula="of:=DEC2HEX(SUM(HEX2DEC([.L28]);1))" office:value-type="string" office:string-value="526B" calcext:value-type="string">
            <text:p>526B</text:p>
          </table:table-cell>
          <table:table-cell table:style-name="ce87" table:formula="of:=DEC2HEX(SUM(HEX2DEC([.M28]);1))" office:value-type="string" office:string-value="526C" calcext:value-type="string">
            <text:p>526C</text:p>
          </table:table-cell>
          <table:table-cell table:style-name="ce94" table:formula="of:=DEC2HEX(SUM(HEX2DEC([.N28]);1))" office:value-type="string" office:string-value="526D" calcext:value-type="string">
            <text:p>526D</text:p>
          </table:table-cell>
          <table:table-cell table:style-name="ce87" table:formula="of:=DEC2HEX(SUM(HEX2DEC([.O28]);1))" office:value-type="string" office:string-value="526E" calcext:value-type="string">
            <text:p>526E</text:p>
          </table:table-cell>
          <table:table-cell table:style-name="ce94" table:formula="of:=DEC2HEX(SUM(HEX2DEC([.P28]);1))" office:value-type="string" office:string-value="526F" calcext:value-type="string">
            <text:p>526F</text:p>
          </table:table-cell>
          <table:table-cell table:style-name="ce87" table:formula="of:=DEC2HEX(SUM(HEX2DEC([.Q28]);1))" office:value-type="string" office:string-value="5270" calcext:value-type="string">
            <text:p>5270</text:p>
          </table:table-cell>
          <table:table-cell table:style-name="ce94" table:formula="of:=DEC2HEX(SUM(HEX2DEC([.R28]);1))" office:value-type="string" office:string-value="5271" calcext:value-type="string">
            <text:p>5271</text:p>
          </table:table-cell>
          <table:table-cell table:style-name="ce87" table:formula="of:=DEC2HEX(SUM(HEX2DEC([.S28]);1))" office:value-type="string" office:string-value="5272" calcext:value-type="string">
            <text:p>5272</text:p>
          </table:table-cell>
          <table:table-cell table:style-name="ce94" table:formula="of:=DEC2HEX(SUM(HEX2DEC([.T28]);1))" office:value-type="string" office:string-value="5273" calcext:value-type="string">
            <text:p>5273</text:p>
          </table:table-cell>
          <table:table-cell table:style-name="ce87" table:formula="of:=DEC2HEX(SUM(HEX2DEC([.U28]);1))" office:value-type="string" office:string-value="5274" calcext:value-type="string">
            <text:p>5274</text:p>
          </table:table-cell>
          <table:table-cell table:style-name="ce94" table:formula="of:=DEC2HEX(SUM(HEX2DEC([.V28]);1))" office:value-type="string" office:string-value="5275" calcext:value-type="string">
            <text:p>5275</text:p>
          </table:table-cell>
          <table:table-cell table:style-name="ce87" table:formula="of:=DEC2HEX(SUM(HEX2DEC([.W28]);1))" office:value-type="string" office:string-value="5276" calcext:value-type="string">
            <text:p>5276</text:p>
          </table:table-cell>
          <table:table-cell table:style-name="ce94" table:formula="of:=DEC2HEX(SUM(HEX2DEC([.X28]);1))" office:value-type="string" office:string-value="5277" calcext:value-type="string">
            <text:p>5277</text:p>
          </table:table-cell>
          <table:table-cell table:style-name="ce87" table:formula="of:=DEC2HEX(SUM(HEX2DEC([.Y28]);1))" office:value-type="string" office:string-value="5278" calcext:value-type="string">
            <text:p>5278</text:p>
          </table:table-cell>
          <table:table-cell table:style-name="ce94" table:formula="of:=DEC2HEX(SUM(HEX2DEC([.Z28]);1))" office:value-type="string" office:string-value="5279" calcext:value-type="string">
            <text:p>5279</text:p>
          </table:table-cell>
          <table:table-cell table:style-name="ce87" table:formula="of:=DEC2HEX(SUM(HEX2DEC([.AA28]);1))" office:value-type="string" office:string-value="527A" calcext:value-type="string">
            <text:p>527A</text:p>
          </table:table-cell>
          <table:table-cell table:style-name="ce94" table:formula="of:=DEC2HEX(SUM(HEX2DEC([.AB28]);1))" office:value-type="string" office:string-value="527B" calcext:value-type="string">
            <text:p>527B</text:p>
          </table:table-cell>
          <table:table-cell table:style-name="ce87" table:formula="of:=DEC2HEX(SUM(HEX2DEC([.AC28]);1))" office:value-type="string" office:string-value="527C" calcext:value-type="string">
            <text:p>527C</text:p>
          </table:table-cell>
          <table:table-cell table:style-name="ce94" table:formula="of:=DEC2HEX(SUM(HEX2DEC([.AD28]);1))" office:value-type="string" office:string-value="527D" calcext:value-type="string">
            <text:p>527D</text:p>
          </table:table-cell>
          <table:table-cell table:style-name="ce87" table:formula="of:=DEC2HEX(SUM(HEX2DEC([.AE28]);1))" office:value-type="string" office:string-value="527E" calcext:value-type="string">
            <text:p>527E</text:p>
          </table:table-cell>
          <table:table-cell table:style-name="ce94" table:formula="of:=DEC2HEX(SUM(HEX2DEC([.AF28]);1))" office:value-type="string" office:string-value="527F" calcext:value-type="string">
            <text:p>52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1]);1))" office:value-type="string" office:string-value="5360" calcext:value-type="string">
            <text:p>5360</text:p>
          </table:table-cell>
          <table:table-cell table:style-name="ce94" table:formula="of:=DEC2HEX(SUM(HEX2DEC([.B29]);1))" office:value-type="string" office:string-value="5361" calcext:value-type="string">
            <text:p>5361</text:p>
          </table:table-cell>
          <table:table-cell table:style-name="ce87" table:formula="of:=DEC2HEX(SUM(HEX2DEC([.C29]);1))" office:value-type="string" office:string-value="5362" calcext:value-type="string">
            <text:p>5362</text:p>
          </table:table-cell>
          <table:table-cell table:style-name="ce94" table:formula="of:=DEC2HEX(SUM(HEX2DEC([.D29]);1))" office:value-type="string" office:string-value="5363" calcext:value-type="string">
            <text:p>5363</text:p>
          </table:table-cell>
          <table:table-cell table:style-name="ce87" table:formula="of:=DEC2HEX(SUM(HEX2DEC([.E29]);1))" office:value-type="string" office:string-value="5364" calcext:value-type="string">
            <text:p>5364</text:p>
          </table:table-cell>
          <table:table-cell table:style-name="ce94" table:formula="of:=DEC2HEX(SUM(HEX2DEC([.F29]);1))" office:value-type="string" office:string-value="5365" calcext:value-type="string">
            <text:p>5365</text:p>
          </table:table-cell>
          <table:table-cell table:style-name="ce87" table:formula="of:=DEC2HEX(SUM(HEX2DEC([.G29]);1))" office:value-type="string" office:string-value="5366" calcext:value-type="string">
            <text:p>5366</text:p>
          </table:table-cell>
          <table:table-cell table:style-name="ce94" table:formula="of:=DEC2HEX(SUM(HEX2DEC([.H29]);1))" office:value-type="string" office:string-value="5367" calcext:value-type="string">
            <text:p>5367</text:p>
          </table:table-cell>
          <table:table-cell table:style-name="ce87" table:formula="of:=DEC2HEX(SUM(HEX2DEC([.I29]);1))" office:value-type="string" office:string-value="5368" calcext:value-type="string">
            <text:p>5368</text:p>
          </table:table-cell>
          <table:table-cell table:style-name="ce94" table:formula="of:=DEC2HEX(SUM(HEX2DEC([.J29]);1))" office:value-type="string" office:string-value="5369" calcext:value-type="string">
            <text:p>5369</text:p>
          </table:table-cell>
          <table:table-cell table:style-name="ce87" table:formula="of:=DEC2HEX(SUM(HEX2DEC([.K29]);1))" office:value-type="string" office:string-value="536A" calcext:value-type="string">
            <text:p>536A</text:p>
          </table:table-cell>
          <table:table-cell table:style-name="ce94" table:formula="of:=DEC2HEX(SUM(HEX2DEC([.L29]);1))" office:value-type="string" office:string-value="536B" calcext:value-type="string">
            <text:p>536B</text:p>
          </table:table-cell>
          <table:table-cell table:style-name="ce87" table:formula="of:=DEC2HEX(SUM(HEX2DEC([.M29]);1))" office:value-type="string" office:string-value="536C" calcext:value-type="string">
            <text:p>536C</text:p>
          </table:table-cell>
          <table:table-cell table:style-name="ce94" table:formula="of:=DEC2HEX(SUM(HEX2DEC([.N29]);1))" office:value-type="string" office:string-value="536D" calcext:value-type="string">
            <text:p>536D</text:p>
          </table:table-cell>
          <table:table-cell table:style-name="ce87" table:formula="of:=DEC2HEX(SUM(HEX2DEC([.O29]);1))" office:value-type="string" office:string-value="536E" calcext:value-type="string">
            <text:p>536E</text:p>
          </table:table-cell>
          <table:table-cell table:style-name="ce94" table:formula="of:=DEC2HEX(SUM(HEX2DEC([.P29]);1))" office:value-type="string" office:string-value="536F" calcext:value-type="string">
            <text:p>536F</text:p>
          </table:table-cell>
          <table:table-cell table:style-name="ce87" table:formula="of:=DEC2HEX(SUM(HEX2DEC([.Q29]);1))" office:value-type="string" office:string-value="5370" calcext:value-type="string">
            <text:p>5370</text:p>
          </table:table-cell>
          <table:table-cell table:style-name="ce94" table:formula="of:=DEC2HEX(SUM(HEX2DEC([.R29]);1))" office:value-type="string" office:string-value="5371" calcext:value-type="string">
            <text:p>5371</text:p>
          </table:table-cell>
          <table:table-cell table:style-name="ce87" table:formula="of:=DEC2HEX(SUM(HEX2DEC([.S29]);1))" office:value-type="string" office:string-value="5372" calcext:value-type="string">
            <text:p>5372</text:p>
          </table:table-cell>
          <table:table-cell table:style-name="ce94" table:formula="of:=DEC2HEX(SUM(HEX2DEC([.T29]);1))" office:value-type="string" office:string-value="5373" calcext:value-type="string">
            <text:p>5373</text:p>
          </table:table-cell>
          <table:table-cell table:style-name="ce87" table:formula="of:=DEC2HEX(SUM(HEX2DEC([.U29]);1))" office:value-type="string" office:string-value="5374" calcext:value-type="string">
            <text:p>5374</text:p>
          </table:table-cell>
          <table:table-cell table:style-name="ce94" table:formula="of:=DEC2HEX(SUM(HEX2DEC([.V29]);1))" office:value-type="string" office:string-value="5375" calcext:value-type="string">
            <text:p>5375</text:p>
          </table:table-cell>
          <table:table-cell table:style-name="ce87" table:formula="of:=DEC2HEX(SUM(HEX2DEC([.W29]);1))" office:value-type="string" office:string-value="5376" calcext:value-type="string">
            <text:p>5376</text:p>
          </table:table-cell>
          <table:table-cell table:style-name="ce94" table:formula="of:=DEC2HEX(SUM(HEX2DEC([.X29]);1))" office:value-type="string" office:string-value="5377" calcext:value-type="string">
            <text:p>5377</text:p>
          </table:table-cell>
          <table:table-cell table:style-name="ce87" table:formula="of:=DEC2HEX(SUM(HEX2DEC([.Y29]);1))" office:value-type="string" office:string-value="5378" calcext:value-type="string">
            <text:p>5378</text:p>
          </table:table-cell>
          <table:table-cell table:style-name="ce94" table:formula="of:=DEC2HEX(SUM(HEX2DEC([.Z29]);1))" office:value-type="string" office:string-value="5379" calcext:value-type="string">
            <text:p>5379</text:p>
          </table:table-cell>
          <table:table-cell table:style-name="ce87" table:formula="of:=DEC2HEX(SUM(HEX2DEC([.AA29]);1))" office:value-type="string" office:string-value="537A" calcext:value-type="string">
            <text:p>537A</text:p>
          </table:table-cell>
          <table:table-cell table:style-name="ce94" table:formula="of:=DEC2HEX(SUM(HEX2DEC([.AB29]);1))" office:value-type="string" office:string-value="537B" calcext:value-type="string">
            <text:p>537B</text:p>
          </table:table-cell>
          <table:table-cell table:style-name="ce87" table:formula="of:=DEC2HEX(SUM(HEX2DEC([.AC29]);1))" office:value-type="string" office:string-value="537C" calcext:value-type="string">
            <text:p>537C</text:p>
          </table:table-cell>
          <table:table-cell table:style-name="ce94" table:formula="of:=DEC2HEX(SUM(HEX2DEC([.AD29]);1))" office:value-type="string" office:string-value="537D" calcext:value-type="string">
            <text:p>537D</text:p>
          </table:table-cell>
          <table:table-cell table:style-name="ce87" table:formula="of:=DEC2HEX(SUM(HEX2DEC([.AE29]);1))" office:value-type="string" office:string-value="537E" calcext:value-type="string">
            <text:p>537E</text:p>
          </table:table-cell>
          <table:table-cell table:style-name="ce94" table:formula="of:=DEC2HEX(SUM(HEX2DEC([.AF29]);1))" office:value-type="string" office:string-value="537F" calcext:value-type="string">
            <text:p>53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2]);1))" office:value-type="string" office:string-value="5460" calcext:value-type="string">
            <text:p>5460</text:p>
          </table:table-cell>
          <table:table-cell table:style-name="ce94" table:formula="of:=DEC2HEX(SUM(HEX2DEC([.B30]);1))" office:value-type="string" office:string-value="5461" calcext:value-type="string">
            <text:p>5461</text:p>
          </table:table-cell>
          <table:table-cell table:style-name="ce87" table:formula="of:=DEC2HEX(SUM(HEX2DEC([.C30]);1))" office:value-type="string" office:string-value="5462" calcext:value-type="string">
            <text:p>5462</text:p>
          </table:table-cell>
          <table:table-cell table:style-name="ce94" table:formula="of:=DEC2HEX(SUM(HEX2DEC([.D30]);1))" office:value-type="string" office:string-value="5463" calcext:value-type="string">
            <text:p>5463</text:p>
          </table:table-cell>
          <table:table-cell table:style-name="ce87" table:formula="of:=DEC2HEX(SUM(HEX2DEC([.E30]);1))" office:value-type="string" office:string-value="5464" calcext:value-type="string">
            <text:p>5464</text:p>
          </table:table-cell>
          <table:table-cell table:style-name="ce94" table:formula="of:=DEC2HEX(SUM(HEX2DEC([.F30]);1))" office:value-type="string" office:string-value="5465" calcext:value-type="string">
            <text:p>5465</text:p>
          </table:table-cell>
          <table:table-cell table:style-name="ce87" table:formula="of:=DEC2HEX(SUM(HEX2DEC([.G30]);1))" office:value-type="string" office:string-value="5466" calcext:value-type="string">
            <text:p>5466</text:p>
          </table:table-cell>
          <table:table-cell table:style-name="ce94" table:formula="of:=DEC2HEX(SUM(HEX2DEC([.H30]);1))" office:value-type="string" office:string-value="5467" calcext:value-type="string">
            <text:p>5467</text:p>
          </table:table-cell>
          <table:table-cell table:style-name="ce87" table:formula="of:=DEC2HEX(SUM(HEX2DEC([.I30]);1))" office:value-type="string" office:string-value="5468" calcext:value-type="string">
            <text:p>5468</text:p>
          </table:table-cell>
          <table:table-cell table:style-name="ce94" table:formula="of:=DEC2HEX(SUM(HEX2DEC([.J30]);1))" office:value-type="string" office:string-value="5469" calcext:value-type="string">
            <text:p>5469</text:p>
          </table:table-cell>
          <table:table-cell table:style-name="ce87" table:formula="of:=DEC2HEX(SUM(HEX2DEC([.K30]);1))" office:value-type="string" office:string-value="546A" calcext:value-type="string">
            <text:p>546A</text:p>
          </table:table-cell>
          <table:table-cell table:style-name="ce94" table:formula="of:=DEC2HEX(SUM(HEX2DEC([.L30]);1))" office:value-type="string" office:string-value="546B" calcext:value-type="string">
            <text:p>546B</text:p>
          </table:table-cell>
          <table:table-cell table:style-name="ce87" table:formula="of:=DEC2HEX(SUM(HEX2DEC([.M30]);1))" office:value-type="string" office:string-value="546C" calcext:value-type="string">
            <text:p>546C</text:p>
          </table:table-cell>
          <table:table-cell table:style-name="ce94" table:formula="of:=DEC2HEX(SUM(HEX2DEC([.N30]);1))" office:value-type="string" office:string-value="546D" calcext:value-type="string">
            <text:p>546D</text:p>
          </table:table-cell>
          <table:table-cell table:style-name="ce87" table:formula="of:=DEC2HEX(SUM(HEX2DEC([.O30]);1))" office:value-type="string" office:string-value="546E" calcext:value-type="string">
            <text:p>546E</text:p>
          </table:table-cell>
          <table:table-cell table:style-name="ce94" table:formula="of:=DEC2HEX(SUM(HEX2DEC([.P30]);1))" office:value-type="string" office:string-value="546F" calcext:value-type="string">
            <text:p>546F</text:p>
          </table:table-cell>
          <table:table-cell table:style-name="ce87" table:formula="of:=DEC2HEX(SUM(HEX2DEC([.Q30]);1))" office:value-type="string" office:string-value="5470" calcext:value-type="string">
            <text:p>5470</text:p>
          </table:table-cell>
          <table:table-cell table:style-name="ce94" table:formula="of:=DEC2HEX(SUM(HEX2DEC([.R30]);1))" office:value-type="string" office:string-value="5471" calcext:value-type="string">
            <text:p>5471</text:p>
          </table:table-cell>
          <table:table-cell table:style-name="ce87" table:formula="of:=DEC2HEX(SUM(HEX2DEC([.S30]);1))" office:value-type="string" office:string-value="5472" calcext:value-type="string">
            <text:p>5472</text:p>
          </table:table-cell>
          <table:table-cell table:style-name="ce94" table:formula="of:=DEC2HEX(SUM(HEX2DEC([.T30]);1))" office:value-type="string" office:string-value="5473" calcext:value-type="string">
            <text:p>5473</text:p>
          </table:table-cell>
          <table:table-cell table:style-name="ce87" table:formula="of:=DEC2HEX(SUM(HEX2DEC([.U30]);1))" office:value-type="string" office:string-value="5474" calcext:value-type="string">
            <text:p>5474</text:p>
          </table:table-cell>
          <table:table-cell table:style-name="ce94" table:formula="of:=DEC2HEX(SUM(HEX2DEC([.V30]);1))" office:value-type="string" office:string-value="5475" calcext:value-type="string">
            <text:p>5475</text:p>
          </table:table-cell>
          <table:table-cell table:style-name="ce87" table:formula="of:=DEC2HEX(SUM(HEX2DEC([.W30]);1))" office:value-type="string" office:string-value="5476" calcext:value-type="string">
            <text:p>5476</text:p>
          </table:table-cell>
          <table:table-cell table:style-name="ce94" table:formula="of:=DEC2HEX(SUM(HEX2DEC([.X30]);1))" office:value-type="string" office:string-value="5477" calcext:value-type="string">
            <text:p>5477</text:p>
          </table:table-cell>
          <table:table-cell table:style-name="ce87" table:formula="of:=DEC2HEX(SUM(HEX2DEC([.Y30]);1))" office:value-type="string" office:string-value="5478" calcext:value-type="string">
            <text:p>5478</text:p>
          </table:table-cell>
          <table:table-cell table:style-name="ce94" table:formula="of:=DEC2HEX(SUM(HEX2DEC([.Z30]);1))" office:value-type="string" office:string-value="5479" calcext:value-type="string">
            <text:p>5479</text:p>
          </table:table-cell>
          <table:table-cell table:style-name="ce87" table:formula="of:=DEC2HEX(SUM(HEX2DEC([.AA30]);1))" office:value-type="string" office:string-value="547A" calcext:value-type="string">
            <text:p>547A</text:p>
          </table:table-cell>
          <table:table-cell table:style-name="ce94" table:formula="of:=DEC2HEX(SUM(HEX2DEC([.AB30]);1))" office:value-type="string" office:string-value="547B" calcext:value-type="string">
            <text:p>547B</text:p>
          </table:table-cell>
          <table:table-cell table:style-name="ce87" table:formula="of:=DEC2HEX(SUM(HEX2DEC([.AC30]);1))" office:value-type="string" office:string-value="547C" calcext:value-type="string">
            <text:p>547C</text:p>
          </table:table-cell>
          <table:table-cell table:style-name="ce94" table:formula="of:=DEC2HEX(SUM(HEX2DEC([.AD30]);1))" office:value-type="string" office:string-value="547D" calcext:value-type="string">
            <text:p>547D</text:p>
          </table:table-cell>
          <table:table-cell table:style-name="ce87" table:formula="of:=DEC2HEX(SUM(HEX2DEC([.AE30]);1))" office:value-type="string" office:string-value="547E" calcext:value-type="string">
            <text:p>547E</text:p>
          </table:table-cell>
          <table:table-cell table:style-name="ce94" table:formula="of:=DEC2HEX(SUM(HEX2DEC([.AF30]);1))" office:value-type="string" office:string-value="547F" calcext:value-type="string">
            <text:p>54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3]);1))" office:value-type="string" office:string-value="5560" calcext:value-type="string">
            <text:p>5560</text:p>
          </table:table-cell>
          <table:table-cell table:style-name="ce94" table:formula="of:=DEC2HEX(SUM(HEX2DEC([.B31]);1))" office:value-type="string" office:string-value="5561" calcext:value-type="string">
            <text:p>5561</text:p>
          </table:table-cell>
          <table:table-cell table:style-name="ce87" table:formula="of:=DEC2HEX(SUM(HEX2DEC([.C31]);1))" office:value-type="string" office:string-value="5562" calcext:value-type="string">
            <text:p>5562</text:p>
          </table:table-cell>
          <table:table-cell table:style-name="ce94" table:formula="of:=DEC2HEX(SUM(HEX2DEC([.D31]);1))" office:value-type="string" office:string-value="5563" calcext:value-type="string">
            <text:p>5563</text:p>
          </table:table-cell>
          <table:table-cell table:style-name="ce87" table:formula="of:=DEC2HEX(SUM(HEX2DEC([.E31]);1))" office:value-type="string" office:string-value="5564" calcext:value-type="string">
            <text:p>5564</text:p>
          </table:table-cell>
          <table:table-cell table:style-name="ce94" table:formula="of:=DEC2HEX(SUM(HEX2DEC([.F31]);1))" office:value-type="string" office:string-value="5565" calcext:value-type="string">
            <text:p>5565</text:p>
          </table:table-cell>
          <table:table-cell table:style-name="ce87" table:formula="of:=DEC2HEX(SUM(HEX2DEC([.G31]);1))" office:value-type="string" office:string-value="5566" calcext:value-type="string">
            <text:p>5566</text:p>
          </table:table-cell>
          <table:table-cell table:style-name="ce94" table:formula="of:=DEC2HEX(SUM(HEX2DEC([.H31]);1))" office:value-type="string" office:string-value="5567" calcext:value-type="string">
            <text:p>5567</text:p>
          </table:table-cell>
          <table:table-cell table:style-name="ce87" table:formula="of:=DEC2HEX(SUM(HEX2DEC([.I31]);1))" office:value-type="string" office:string-value="5568" calcext:value-type="string">
            <text:p>5568</text:p>
          </table:table-cell>
          <table:table-cell table:style-name="ce94" table:formula="of:=DEC2HEX(SUM(HEX2DEC([.J31]);1))" office:value-type="string" office:string-value="5569" calcext:value-type="string">
            <text:p>5569</text:p>
          </table:table-cell>
          <table:table-cell table:style-name="ce87" table:formula="of:=DEC2HEX(SUM(HEX2DEC([.K31]);1))" office:value-type="string" office:string-value="556A" calcext:value-type="string">
            <text:p>556A</text:p>
          </table:table-cell>
          <table:table-cell table:style-name="ce94" table:formula="of:=DEC2HEX(SUM(HEX2DEC([.L31]);1))" office:value-type="string" office:string-value="556B" calcext:value-type="string">
            <text:p>556B</text:p>
          </table:table-cell>
          <table:table-cell table:style-name="ce87" table:formula="of:=DEC2HEX(SUM(HEX2DEC([.M31]);1))" office:value-type="string" office:string-value="556C" calcext:value-type="string">
            <text:p>556C</text:p>
          </table:table-cell>
          <table:table-cell table:style-name="ce94" table:formula="of:=DEC2HEX(SUM(HEX2DEC([.N31]);1))" office:value-type="string" office:string-value="556D" calcext:value-type="string">
            <text:p>556D</text:p>
          </table:table-cell>
          <table:table-cell table:style-name="ce87" table:formula="of:=DEC2HEX(SUM(HEX2DEC([.O31]);1))" office:value-type="string" office:string-value="556E" calcext:value-type="string">
            <text:p>556E</text:p>
          </table:table-cell>
          <table:table-cell table:style-name="ce94" table:formula="of:=DEC2HEX(SUM(HEX2DEC([.P31]);1))" office:value-type="string" office:string-value="556F" calcext:value-type="string">
            <text:p>556F</text:p>
          </table:table-cell>
          <table:table-cell table:style-name="ce87" table:formula="of:=DEC2HEX(SUM(HEX2DEC([.Q31]);1))" office:value-type="string" office:string-value="5570" calcext:value-type="string">
            <text:p>5570</text:p>
          </table:table-cell>
          <table:table-cell table:style-name="ce94" table:formula="of:=DEC2HEX(SUM(HEX2DEC([.R31]);1))" office:value-type="string" office:string-value="5571" calcext:value-type="string">
            <text:p>5571</text:p>
          </table:table-cell>
          <table:table-cell table:style-name="ce87" table:formula="of:=DEC2HEX(SUM(HEX2DEC([.S31]);1))" office:value-type="string" office:string-value="5572" calcext:value-type="string">
            <text:p>5572</text:p>
          </table:table-cell>
          <table:table-cell table:style-name="ce94" table:formula="of:=DEC2HEX(SUM(HEX2DEC([.T31]);1))" office:value-type="string" office:string-value="5573" calcext:value-type="string">
            <text:p>5573</text:p>
          </table:table-cell>
          <table:table-cell table:style-name="ce87" table:formula="of:=DEC2HEX(SUM(HEX2DEC([.U31]);1))" office:value-type="string" office:string-value="5574" calcext:value-type="string">
            <text:p>5574</text:p>
          </table:table-cell>
          <table:table-cell table:style-name="ce94" table:formula="of:=DEC2HEX(SUM(HEX2DEC([.V31]);1))" office:value-type="string" office:string-value="5575" calcext:value-type="string">
            <text:p>5575</text:p>
          </table:table-cell>
          <table:table-cell table:style-name="ce87" table:formula="of:=DEC2HEX(SUM(HEX2DEC([.W31]);1))" office:value-type="string" office:string-value="5576" calcext:value-type="string">
            <text:p>5576</text:p>
          </table:table-cell>
          <table:table-cell table:style-name="ce94" table:formula="of:=DEC2HEX(SUM(HEX2DEC([.X31]);1))" office:value-type="string" office:string-value="5577" calcext:value-type="string">
            <text:p>5577</text:p>
          </table:table-cell>
          <table:table-cell table:style-name="ce87" table:formula="of:=DEC2HEX(SUM(HEX2DEC([.Y31]);1))" office:value-type="string" office:string-value="5578" calcext:value-type="string">
            <text:p>5578</text:p>
          </table:table-cell>
          <table:table-cell table:style-name="ce94" table:formula="of:=DEC2HEX(SUM(HEX2DEC([.Z31]);1))" office:value-type="string" office:string-value="5579" calcext:value-type="string">
            <text:p>5579</text:p>
          </table:table-cell>
          <table:table-cell table:style-name="ce87" table:formula="of:=DEC2HEX(SUM(HEX2DEC([.AA31]);1))" office:value-type="string" office:string-value="557A" calcext:value-type="string">
            <text:p>557A</text:p>
          </table:table-cell>
          <table:table-cell table:style-name="ce94" table:formula="of:=DEC2HEX(SUM(HEX2DEC([.AB31]);1))" office:value-type="string" office:string-value="557B" calcext:value-type="string">
            <text:p>557B</text:p>
          </table:table-cell>
          <table:table-cell table:style-name="ce87" table:formula="of:=DEC2HEX(SUM(HEX2DEC([.AC31]);1))" office:value-type="string" office:string-value="557C" calcext:value-type="string">
            <text:p>557C</text:p>
          </table:table-cell>
          <table:table-cell table:style-name="ce94" table:formula="of:=DEC2HEX(SUM(HEX2DEC([.AD31]);1))" office:value-type="string" office:string-value="557D" calcext:value-type="string">
            <text:p>557D</text:p>
          </table:table-cell>
          <table:table-cell table:style-name="ce87" table:formula="of:=DEC2HEX(SUM(HEX2DEC([.AE31]);1))" office:value-type="string" office:string-value="557E" calcext:value-type="string">
            <text:p>557E</text:p>
          </table:table-cell>
          <table:table-cell table:style-name="ce94" table:formula="of:=DEC2HEX(SUM(HEX2DEC([.AF31]);1))" office:value-type="string" office:string-value="557F" calcext:value-type="string">
            <text:p>557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DEC2HEX(SUM(HEX2DEC([.AG24]);1))" office:value-type="string" office:string-value="5660" calcext:value-type="string">
            <text:p>5660</text:p>
          </table:table-cell>
          <table:table-cell table:style-name="ce94" table:formula="of:=DEC2HEX(SUM(HEX2DEC([.B32]);1))" office:value-type="string" office:string-value="5661" calcext:value-type="string">
            <text:p>5661</text:p>
          </table:table-cell>
          <table:table-cell table:style-name="ce87" table:formula="of:=DEC2HEX(SUM(HEX2DEC([.C32]);1))" office:value-type="string" office:string-value="5662" calcext:value-type="string">
            <text:p>5662</text:p>
          </table:table-cell>
          <table:table-cell table:style-name="ce94" table:formula="of:=DEC2HEX(SUM(HEX2DEC([.D32]);1))" office:value-type="string" office:string-value="5663" calcext:value-type="string">
            <text:p>5663</text:p>
          </table:table-cell>
          <table:table-cell table:style-name="ce87" table:formula="of:=DEC2HEX(SUM(HEX2DEC([.E32]);1))" office:value-type="string" office:string-value="5664" calcext:value-type="string">
            <text:p>5664</text:p>
          </table:table-cell>
          <table:table-cell table:style-name="ce94" table:formula="of:=DEC2HEX(SUM(HEX2DEC([.F32]);1))" office:value-type="string" office:string-value="5665" calcext:value-type="string">
            <text:p>5665</text:p>
          </table:table-cell>
          <table:table-cell table:style-name="ce87" table:formula="of:=DEC2HEX(SUM(HEX2DEC([.G32]);1))" office:value-type="string" office:string-value="5666" calcext:value-type="string">
            <text:p>5666</text:p>
          </table:table-cell>
          <table:table-cell table:style-name="ce94" table:formula="of:=DEC2HEX(SUM(HEX2DEC([.H32]);1))" office:value-type="string" office:string-value="5667" calcext:value-type="string">
            <text:p>5667</text:p>
          </table:table-cell>
          <table:table-cell table:style-name="ce87" table:formula="of:=DEC2HEX(SUM(HEX2DEC([.I32]);1))" office:value-type="string" office:string-value="5668" calcext:value-type="string">
            <text:p>5668</text:p>
          </table:table-cell>
          <table:table-cell table:style-name="ce94" table:formula="of:=DEC2HEX(SUM(HEX2DEC([.J32]);1))" office:value-type="string" office:string-value="5669" calcext:value-type="string">
            <text:p>5669</text:p>
          </table:table-cell>
          <table:table-cell table:style-name="ce87" table:formula="of:=DEC2HEX(SUM(HEX2DEC([.K32]);1))" office:value-type="string" office:string-value="566A" calcext:value-type="string">
            <text:p>566A</text:p>
          </table:table-cell>
          <table:table-cell table:style-name="ce94" table:formula="of:=DEC2HEX(SUM(HEX2DEC([.L32]);1))" office:value-type="string" office:string-value="566B" calcext:value-type="string">
            <text:p>566B</text:p>
          </table:table-cell>
          <table:table-cell table:style-name="ce87" table:formula="of:=DEC2HEX(SUM(HEX2DEC([.M32]);1))" office:value-type="string" office:string-value="566C" calcext:value-type="string">
            <text:p>566C</text:p>
          </table:table-cell>
          <table:table-cell table:style-name="ce94" table:formula="of:=DEC2HEX(SUM(HEX2DEC([.N32]);1))" office:value-type="string" office:string-value="566D" calcext:value-type="string">
            <text:p>566D</text:p>
          </table:table-cell>
          <table:table-cell table:style-name="ce87" table:formula="of:=DEC2HEX(SUM(HEX2DEC([.O32]);1))" office:value-type="string" office:string-value="566E" calcext:value-type="string">
            <text:p>566E</text:p>
          </table:table-cell>
          <table:table-cell table:style-name="ce94" table:formula="of:=DEC2HEX(SUM(HEX2DEC([.P32]);1))" office:value-type="string" office:string-value="566F" calcext:value-type="string">
            <text:p>566F</text:p>
          </table:table-cell>
          <table:table-cell table:style-name="ce87" table:formula="of:=DEC2HEX(SUM(HEX2DEC([.Q32]);1))" office:value-type="string" office:string-value="5670" calcext:value-type="string">
            <text:p>5670</text:p>
          </table:table-cell>
          <table:table-cell table:style-name="ce94" table:formula="of:=DEC2HEX(SUM(HEX2DEC([.R32]);1))" office:value-type="string" office:string-value="5671" calcext:value-type="string">
            <text:p>5671</text:p>
          </table:table-cell>
          <table:table-cell table:style-name="ce87" table:formula="of:=DEC2HEX(SUM(HEX2DEC([.S32]);1))" office:value-type="string" office:string-value="5672" calcext:value-type="string">
            <text:p>5672</text:p>
          </table:table-cell>
          <table:table-cell table:style-name="ce94" table:formula="of:=DEC2HEX(SUM(HEX2DEC([.T32]);1))" office:value-type="string" office:string-value="5673" calcext:value-type="string">
            <text:p>5673</text:p>
          </table:table-cell>
          <table:table-cell table:style-name="ce87" table:formula="of:=DEC2HEX(SUM(HEX2DEC([.U32]);1))" office:value-type="string" office:string-value="5674" calcext:value-type="string">
            <text:p>5674</text:p>
          </table:table-cell>
          <table:table-cell table:style-name="ce94" table:formula="of:=DEC2HEX(SUM(HEX2DEC([.V32]);1))" office:value-type="string" office:string-value="5675" calcext:value-type="string">
            <text:p>5675</text:p>
          </table:table-cell>
          <table:table-cell table:style-name="ce87" table:formula="of:=DEC2HEX(SUM(HEX2DEC([.W32]);1))" office:value-type="string" office:string-value="5676" calcext:value-type="string">
            <text:p>5676</text:p>
          </table:table-cell>
          <table:table-cell table:style-name="ce94" table:formula="of:=DEC2HEX(SUM(HEX2DEC([.X32]);1))" office:value-type="string" office:string-value="5677" calcext:value-type="string">
            <text:p>5677</text:p>
          </table:table-cell>
          <table:table-cell table:style-name="ce87" table:formula="of:=DEC2HEX(SUM(HEX2DEC([.Y32]);1))" office:value-type="string" office:string-value="5678" calcext:value-type="string">
            <text:p>5678</text:p>
          </table:table-cell>
          <table:table-cell table:style-name="ce94" table:formula="of:=DEC2HEX(SUM(HEX2DEC([.Z32]);1))" office:value-type="string" office:string-value="5679" calcext:value-type="string">
            <text:p>5679</text:p>
          </table:table-cell>
          <table:table-cell table:style-name="ce87" table:formula="of:=DEC2HEX(SUM(HEX2DEC([.AA32]);1))" office:value-type="string" office:string-value="567A" calcext:value-type="string">
            <text:p>567A</text:p>
          </table:table-cell>
          <table:table-cell table:style-name="ce94" table:formula="of:=DEC2HEX(SUM(HEX2DEC([.AB32]);1))" office:value-type="string" office:string-value="567B" calcext:value-type="string">
            <text:p>567B</text:p>
          </table:table-cell>
          <table:table-cell table:style-name="ce87" table:formula="of:=DEC2HEX(SUM(HEX2DEC([.AC32]);1))" office:value-type="string" office:string-value="567C" calcext:value-type="string">
            <text:p>567C</text:p>
          </table:table-cell>
          <table:table-cell table:style-name="ce94" table:formula="of:=DEC2HEX(SUM(HEX2DEC([.AD32]);1))" office:value-type="string" office:string-value="567D" calcext:value-type="string">
            <text:p>567D</text:p>
          </table:table-cell>
          <table:table-cell table:style-name="ce87" table:formula="of:=DEC2HEX(SUM(HEX2DEC([.AE32]);1))" office:value-type="string" office:string-value="567E" calcext:value-type="string">
            <text:p>567E</text:p>
          </table:table-cell>
          <table:table-cell table:style-name="ce94" table:formula="of:=DEC2HEX(SUM(HEX2DEC([.AF32]);1))" office:value-type="string" office:string-value="567F" calcext:value-type="string">
            <text:p>567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2" table:formula="of:=DEC2HEX(SUM(HEX2DEC([.AG25]);1))" office:value-type="string" office:string-value="5760" calcext:value-type="string">
            <text:p>5760</text:p>
          </table:table-cell>
          <table:table-cell table:style-name="ce96" table:formula="of:=DEC2HEX(SUM(HEX2DEC([.B33]);1))" office:value-type="string" office:string-value="5761" calcext:value-type="string">
            <text:p>5761</text:p>
          </table:table-cell>
          <table:table-cell table:style-name="ce87" table:formula="of:=DEC2HEX(SUM(HEX2DEC([.C33]);1))" office:value-type="string" office:string-value="5762" calcext:value-type="string">
            <text:p>5762</text:p>
          </table:table-cell>
          <table:table-cell table:style-name="ce96" table:formula="of:=DEC2HEX(SUM(HEX2DEC([.D33]);1))" office:value-type="string" office:string-value="5763" calcext:value-type="string">
            <text:p>5763</text:p>
          </table:table-cell>
          <table:table-cell table:style-name="ce87" table:formula="of:=DEC2HEX(SUM(HEX2DEC([.E33]);1))" office:value-type="string" office:string-value="5764" calcext:value-type="string">
            <text:p>5764</text:p>
          </table:table-cell>
          <table:table-cell table:style-name="ce96" table:formula="of:=DEC2HEX(SUM(HEX2DEC([.F33]);1))" office:value-type="string" office:string-value="5765" calcext:value-type="string">
            <text:p>5765</text:p>
          </table:table-cell>
          <table:table-cell table:style-name="ce87" table:formula="of:=DEC2HEX(SUM(HEX2DEC([.G33]);1))" office:value-type="string" office:string-value="5766" calcext:value-type="string">
            <text:p>5766</text:p>
          </table:table-cell>
          <table:table-cell table:style-name="ce96" table:formula="of:=DEC2HEX(SUM(HEX2DEC([.H33]);1))" office:value-type="string" office:string-value="5767" calcext:value-type="string">
            <text:p>5767</text:p>
          </table:table-cell>
          <table:table-cell table:style-name="ce87" table:formula="of:=DEC2HEX(SUM(HEX2DEC([.I33]);1))" office:value-type="string" office:string-value="5768" calcext:value-type="string">
            <text:p>5768</text:p>
          </table:table-cell>
          <table:table-cell table:style-name="ce96" table:formula="of:=DEC2HEX(SUM(HEX2DEC([.J33]);1))" office:value-type="string" office:string-value="5769" calcext:value-type="string">
            <text:p>5769</text:p>
          </table:table-cell>
          <table:table-cell table:style-name="ce87" table:formula="of:=DEC2HEX(SUM(HEX2DEC([.K33]);1))" office:value-type="string" office:string-value="576A" calcext:value-type="string">
            <text:p>576A</text:p>
          </table:table-cell>
          <table:table-cell table:style-name="ce96" table:formula="of:=DEC2HEX(SUM(HEX2DEC([.L33]);1))" office:value-type="string" office:string-value="576B" calcext:value-type="string">
            <text:p>576B</text:p>
          </table:table-cell>
          <table:table-cell table:style-name="ce87" table:formula="of:=DEC2HEX(SUM(HEX2DEC([.M33]);1))" office:value-type="string" office:string-value="576C" calcext:value-type="string">
            <text:p>576C</text:p>
          </table:table-cell>
          <table:table-cell table:style-name="ce96" table:formula="of:=DEC2HEX(SUM(HEX2DEC([.N33]);1))" office:value-type="string" office:string-value="576D" calcext:value-type="string">
            <text:p>576D</text:p>
          </table:table-cell>
          <table:table-cell table:style-name="ce101" table:formula="of:=DEC2HEX(SUM(HEX2DEC([.O33]);1))" office:value-type="string" office:string-value="576E" calcext:value-type="string">
            <text:p>576E</text:p>
          </table:table-cell>
          <table:table-cell table:style-name="ce96" table:formula="of:=DEC2HEX(SUM(HEX2DEC([.P33]);1))" office:value-type="string" office:string-value="576F" calcext:value-type="string">
            <text:p>576F</text:p>
          </table:table-cell>
          <table:table-cell table:style-name="ce101" table:formula="of:=DEC2HEX(SUM(HEX2DEC([.Q33]);1))" office:value-type="string" office:string-value="5770" calcext:value-type="string">
            <text:p>5770</text:p>
          </table:table-cell>
          <table:table-cell table:style-name="ce96" table:formula="of:=DEC2HEX(SUM(HEX2DEC([.R33]);1))" office:value-type="string" office:string-value="5771" calcext:value-type="string">
            <text:p>5771</text:p>
          </table:table-cell>
          <table:table-cell table:style-name="ce101" table:formula="of:=DEC2HEX(SUM(HEX2DEC([.S33]);1))" office:value-type="string" office:string-value="5772" calcext:value-type="string">
            <text:p>5772</text:p>
          </table:table-cell>
          <table:table-cell table:style-name="ce96" table:formula="of:=DEC2HEX(SUM(HEX2DEC([.T33]);1))" office:value-type="string" office:string-value="5773" calcext:value-type="string">
            <text:p>5773</text:p>
          </table:table-cell>
          <table:table-cell table:style-name="ce101" table:formula="of:=DEC2HEX(SUM(HEX2DEC([.U33]);1))" office:value-type="string" office:string-value="5774" calcext:value-type="string">
            <text:p>5774</text:p>
          </table:table-cell>
          <table:table-cell table:style-name="ce96" table:formula="of:=DEC2HEX(SUM(HEX2DEC([.V33]);1))" office:value-type="string" office:string-value="5775" calcext:value-type="string">
            <text:p>5775</text:p>
          </table:table-cell>
          <table:table-cell table:style-name="ce101" table:formula="of:=DEC2HEX(SUM(HEX2DEC([.W33]);1))" office:value-type="string" office:string-value="5776" calcext:value-type="string">
            <text:p>5776</text:p>
          </table:table-cell>
          <table:table-cell table:style-name="ce96" table:formula="of:=DEC2HEX(SUM(HEX2DEC([.X33]);1))" office:value-type="string" office:string-value="5777" calcext:value-type="string">
            <text:p>5777</text:p>
          </table:table-cell>
          <table:table-cell table:style-name="ce101" table:formula="of:=DEC2HEX(SUM(HEX2DEC([.Y33]);1))" office:value-type="string" office:string-value="5778" calcext:value-type="string">
            <text:p>5778</text:p>
          </table:table-cell>
          <table:table-cell table:style-name="ce96" table:formula="of:=DEC2HEX(SUM(HEX2DEC([.Z33]);1))" office:value-type="string" office:string-value="5779" calcext:value-type="string">
            <text:p>5779</text:p>
          </table:table-cell>
          <table:table-cell table:style-name="ce101" table:formula="of:=DEC2HEX(SUM(HEX2DEC([.AA33]);1))" office:value-type="string" office:string-value="577A" calcext:value-type="string">
            <text:p>577A</text:p>
          </table:table-cell>
          <table:table-cell table:style-name="ce96" table:formula="of:=DEC2HEX(SUM(HEX2DEC([.AB33]);1))" office:value-type="string" office:string-value="577B" calcext:value-type="string">
            <text:p>577B</text:p>
          </table:table-cell>
          <table:table-cell table:style-name="ce101" table:formula="of:=DEC2HEX(SUM(HEX2DEC([.AC33]);1))" office:value-type="string" office:string-value="577C" calcext:value-type="string">
            <text:p>577C</text:p>
          </table:table-cell>
          <table:table-cell table:style-name="ce96" table:formula="of:=DEC2HEX(SUM(HEX2DEC([.AD33]);1))" office:value-type="string" office:string-value="577D" calcext:value-type="string">
            <text:p>577D</text:p>
          </table:table-cell>
          <table:table-cell table:style-name="ce87" table:formula="of:=DEC2HEX(SUM(HEX2DEC([.AE33]);1))" office:value-type="string" office:string-value="577E" calcext:value-type="string">
            <text:p>577E</text:p>
          </table:table-cell>
          <table:table-cell table:style-name="ce96" table:formula="of:=DEC2HEX(SUM(HEX2DEC([.AF33]);1))" office:value-type="string" office:string-value="577F" calcext:value-type="string">
            <text:p>577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0</text:p>
            <text:p>Pixel</text:p>
            <text:p>160-167</text:p>
            <text:p>$A0-$A7</text:p>
          </table:table-cell>
          <table:table-cell table:style-name="ce95" table:formula="of:=DEC2HEX(SUM(HEX2DEC([.AG26]);1))" office:value-type="string" office:string-value="5080" calcext:value-type="string">
            <text:p>5080</text:p>
          </table:table-cell>
          <table:table-cell table:style-name="ce92" table:formula="of:=DEC2HEX(SUM(HEX2DEC([.B34]);1))" office:value-type="string" office:string-value="5081" calcext:value-type="string">
            <text:p>5081</text:p>
          </table:table-cell>
          <table:table-cell table:style-name="ce100" table:formula="of:=DEC2HEX(SUM(HEX2DEC([.C34]);1))" office:value-type="string" office:string-value="5082" calcext:value-type="string">
            <text:p>5082</text:p>
          </table:table-cell>
          <table:table-cell table:style-name="ce87" table:formula="of:=DEC2HEX(SUM(HEX2DEC([.D34]);1))" office:value-type="string" office:string-value="5083" calcext:value-type="string">
            <text:p>5083</text:p>
          </table:table-cell>
          <table:table-cell table:style-name="ce95" table:formula="of:=DEC2HEX(SUM(HEX2DEC([.E34]);1))" office:value-type="string" office:string-value="5084" calcext:value-type="string">
            <text:p>5084</text:p>
          </table:table-cell>
          <table:table-cell table:style-name="ce87" table:formula="of:=DEC2HEX(SUM(HEX2DEC([.F34]);1))" office:value-type="string" office:string-value="5085" calcext:value-type="string">
            <text:p>5085</text:p>
          </table:table-cell>
          <table:table-cell table:style-name="ce95" table:formula="of:=DEC2HEX(SUM(HEX2DEC([.G34]);1))" office:value-type="string" office:string-value="5086" calcext:value-type="string">
            <text:p>5086</text:p>
          </table:table-cell>
          <table:table-cell table:style-name="ce87" table:formula="of:=DEC2HEX(SUM(HEX2DEC([.H34]);1))" office:value-type="string" office:string-value="5087" calcext:value-type="string">
            <text:p>5087</text:p>
          </table:table-cell>
          <table:table-cell table:style-name="ce95" table:formula="of:=DEC2HEX(SUM(HEX2DEC([.I34]);1))" office:value-type="string" office:string-value="5088" calcext:value-type="string">
            <text:p>5088</text:p>
          </table:table-cell>
          <table:table-cell table:style-name="ce87" table:formula="of:=DEC2HEX(SUM(HEX2DEC([.J34]);1))" office:value-type="string" office:string-value="5089" calcext:value-type="string">
            <text:p>5089</text:p>
          </table:table-cell>
          <table:table-cell table:style-name="ce95" table:formula="of:=DEC2HEX(SUM(HEX2DEC([.K34]);1))" office:value-type="string" office:string-value="508A" calcext:value-type="string">
            <text:p>508A</text:p>
          </table:table-cell>
          <table:table-cell table:style-name="ce87" table:formula="of:=DEC2HEX(SUM(HEX2DEC([.L34]);1))" office:value-type="string" office:string-value="508B" calcext:value-type="string">
            <text:p>508B</text:p>
          </table:table-cell>
          <table:table-cell table:style-name="ce95" table:formula="of:=DEC2HEX(SUM(HEX2DEC([.M34]);1))" office:value-type="string" office:string-value="508C" calcext:value-type="string">
            <text:p>508C</text:p>
          </table:table-cell>
          <table:table-cell table:style-name="ce87" table:formula="of:=DEC2HEX(SUM(HEX2DEC([.N34]);1))" office:value-type="string" office:string-value="508D" calcext:value-type="string">
            <text:p>508D</text:p>
          </table:table-cell>
          <table:table-cell table:style-name="ce94" table:formula="of:=DEC2HEX(SUM(HEX2DEC([.O34]);1))" office:value-type="string" office:string-value="508E" calcext:value-type="string">
            <text:p>508E</text:p>
          </table:table-cell>
          <table:table-cell table:style-name="ce87" table:formula="of:=DEC2HEX(SUM(HEX2DEC([.P34]);1))" office:value-type="string" office:string-value="508F" calcext:value-type="string">
            <text:p>508F</text:p>
          </table:table-cell>
          <table:table-cell table:style-name="ce94" table:formula="of:=DEC2HEX(SUM(HEX2DEC([.Q34]);1))" office:value-type="string" office:string-value="5090" calcext:value-type="string">
            <text:p>5090</text:p>
          </table:table-cell>
          <table:table-cell table:style-name="ce87" table:formula="of:=DEC2HEX(SUM(HEX2DEC([.R34]);1))" office:value-type="string" office:string-value="5091" calcext:value-type="string">
            <text:p>5091</text:p>
          </table:table-cell>
          <table:table-cell table:style-name="ce94" table:formula="of:=DEC2HEX(SUM(HEX2DEC([.S34]);1))" office:value-type="string" office:string-value="5092" calcext:value-type="string">
            <text:p>5092</text:p>
          </table:table-cell>
          <table:table-cell table:style-name="ce87" table:formula="of:=DEC2HEX(SUM(HEX2DEC([.T34]);1))" office:value-type="string" office:string-value="5093" calcext:value-type="string">
            <text:p>5093</text:p>
          </table:table-cell>
          <table:table-cell table:style-name="ce94" table:formula="of:=DEC2HEX(SUM(HEX2DEC([.U34]);1))" office:value-type="string" office:string-value="5094" calcext:value-type="string">
            <text:p>5094</text:p>
          </table:table-cell>
          <table:table-cell table:style-name="ce87" table:formula="of:=DEC2HEX(SUM(HEX2DEC([.V34]);1))" office:value-type="string" office:string-value="5095" calcext:value-type="string">
            <text:p>5095</text:p>
          </table:table-cell>
          <table:table-cell table:style-name="ce94" table:formula="of:=DEC2HEX(SUM(HEX2DEC([.W34]);1))" office:value-type="string" office:string-value="5096" calcext:value-type="string">
            <text:p>5096</text:p>
          </table:table-cell>
          <table:table-cell table:style-name="ce87" table:formula="of:=DEC2HEX(SUM(HEX2DEC([.X34]);1))" office:value-type="string" office:string-value="5097" calcext:value-type="string">
            <text:p>5097</text:p>
          </table:table-cell>
          <table:table-cell table:style-name="ce94" table:formula="of:=DEC2HEX(SUM(HEX2DEC([.Y34]);1))" office:value-type="string" office:string-value="5098" calcext:value-type="string">
            <text:p>5098</text:p>
          </table:table-cell>
          <table:table-cell table:style-name="ce87" table:formula="of:=DEC2HEX(SUM(HEX2DEC([.Z34]);1))" office:value-type="string" office:string-value="5099" calcext:value-type="string">
            <text:p>5099</text:p>
          </table:table-cell>
          <table:table-cell table:style-name="ce94" table:formula="of:=DEC2HEX(SUM(HEX2DEC([.AA34]);1))" office:value-type="string" office:string-value="509A" calcext:value-type="string">
            <text:p>509A</text:p>
          </table:table-cell>
          <table:table-cell table:style-name="ce87" table:formula="of:=DEC2HEX(SUM(HEX2DEC([.AB34]);1))" office:value-type="string" office:string-value="509B" calcext:value-type="string">
            <text:p>509B</text:p>
          </table:table-cell>
          <table:table-cell table:style-name="ce107" table:formula="of:=DEC2HEX(SUM(HEX2DEC([.AC34]);1))" office:value-type="string" office:string-value="509C" calcext:value-type="string">
            <text:p>509C</text:p>
          </table:table-cell>
          <table:table-cell table:style-name="ce97" table:formula="of:=DEC2HEX(SUM(HEX2DEC([.AD34]);1))" office:value-type="string" office:string-value="509D" calcext:value-type="string">
            <text:p>509D</text:p>
          </table:table-cell>
          <table:table-cell table:style-name="ce95" table:formula="of:=DEC2HEX(SUM(HEX2DEC([.AE34]);1))" office:value-type="string" office:string-value="509E" calcext:value-type="string">
            <text:p>509E</text:p>
          </table:table-cell>
          <table:table-cell table:style-name="ce104" table:formula="of:=DEC2HEX(SUM(HEX2DEC([.AF34]);1))" office:value-type="string" office:string-value="509F" calcext:value-type="string">
            <text:p>50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7]);1))" office:value-type="string" office:string-value="5180" calcext:value-type="string">
            <text:p>5180</text:p>
          </table:table-cell>
          <table:table-cell table:style-name="ce92" table:formula="of:=DEC2HEX(SUM(HEX2DEC([.B35]);1))" office:value-type="string" office:string-value="5181" calcext:value-type="string">
            <text:p>5181</text:p>
          </table:table-cell>
          <table:table-cell table:style-name="ce89" table:formula="of:=DEC2HEX(SUM(HEX2DEC([.C35]);1))" office:value-type="string" office:string-value="5182" calcext:value-type="string">
            <text:p>5182</text:p>
          </table:table-cell>
          <table:table-cell table:style-name="ce87" table:formula="of:=DEC2HEX(SUM(HEX2DEC([.D35]);1))" office:value-type="string" office:string-value="5183" calcext:value-type="string">
            <text:p>5183</text:p>
          </table:table-cell>
          <table:table-cell table:style-name="ce94" table:formula="of:=DEC2HEX(SUM(HEX2DEC([.E35]);1))" office:value-type="string" office:string-value="5184" calcext:value-type="string">
            <text:p>5184</text:p>
          </table:table-cell>
          <table:table-cell table:style-name="ce87" table:formula="of:=DEC2HEX(SUM(HEX2DEC([.F35]);1))" office:value-type="string" office:string-value="5185" calcext:value-type="string">
            <text:p>5185</text:p>
          </table:table-cell>
          <table:table-cell table:style-name="ce94" table:formula="of:=DEC2HEX(SUM(HEX2DEC([.G35]);1))" office:value-type="string" office:string-value="5186" calcext:value-type="string">
            <text:p>5186</text:p>
          </table:table-cell>
          <table:table-cell table:style-name="ce87" table:formula="of:=DEC2HEX(SUM(HEX2DEC([.H35]);1))" office:value-type="string" office:string-value="5187" calcext:value-type="string">
            <text:p>5187</text:p>
          </table:table-cell>
          <table:table-cell table:style-name="ce94" table:formula="of:=DEC2HEX(SUM(HEX2DEC([.I35]);1))" office:value-type="string" office:string-value="5188" calcext:value-type="string">
            <text:p>5188</text:p>
          </table:table-cell>
          <table:table-cell table:style-name="ce87" table:formula="of:=DEC2HEX(SUM(HEX2DEC([.J35]);1))" office:value-type="string" office:string-value="5189" calcext:value-type="string">
            <text:p>5189</text:p>
          </table:table-cell>
          <table:table-cell table:style-name="ce94" table:formula="of:=DEC2HEX(SUM(HEX2DEC([.K35]);1))" office:value-type="string" office:string-value="518A" calcext:value-type="string">
            <text:p>518A</text:p>
          </table:table-cell>
          <table:table-cell table:style-name="ce87" table:formula="of:=DEC2HEX(SUM(HEX2DEC([.L35]);1))" office:value-type="string" office:string-value="518B" calcext:value-type="string">
            <text:p>518B</text:p>
          </table:table-cell>
          <table:table-cell table:style-name="ce94" table:formula="of:=DEC2HEX(SUM(HEX2DEC([.M35]);1))" office:value-type="string" office:string-value="518C" calcext:value-type="string">
            <text:p>518C</text:p>
          </table:table-cell>
          <table:table-cell table:style-name="ce87" table:formula="of:=DEC2HEX(SUM(HEX2DEC([.N35]);1))" office:value-type="string" office:string-value="518D" calcext:value-type="string">
            <text:p>518D</text:p>
          </table:table-cell>
          <table:table-cell table:style-name="ce94" table:formula="of:=DEC2HEX(SUM(HEX2DEC([.O35]);1))" office:value-type="string" office:string-value="518E" calcext:value-type="string">
            <text:p>518E</text:p>
          </table:table-cell>
          <table:table-cell table:style-name="ce87" table:formula="of:=DEC2HEX(SUM(HEX2DEC([.P35]);1))" office:value-type="string" office:string-value="518F" calcext:value-type="string">
            <text:p>518F</text:p>
          </table:table-cell>
          <table:table-cell table:style-name="ce94" table:formula="of:=DEC2HEX(SUM(HEX2DEC([.Q35]);1))" office:value-type="string" office:string-value="5190" calcext:value-type="string">
            <text:p>5190</text:p>
          </table:table-cell>
          <table:table-cell table:style-name="ce87" table:formula="of:=DEC2HEX(SUM(HEX2DEC([.R35]);1))" office:value-type="string" office:string-value="5191" calcext:value-type="string">
            <text:p>5191</text:p>
          </table:table-cell>
          <table:table-cell table:style-name="ce94" table:formula="of:=DEC2HEX(SUM(HEX2DEC([.S35]);1))" office:value-type="string" office:string-value="5192" calcext:value-type="string">
            <text:p>5192</text:p>
          </table:table-cell>
          <table:table-cell table:style-name="ce87" table:formula="of:=DEC2HEX(SUM(HEX2DEC([.T35]);1))" office:value-type="string" office:string-value="5193" calcext:value-type="string">
            <text:p>5193</text:p>
          </table:table-cell>
          <table:table-cell table:style-name="ce94" table:formula="of:=DEC2HEX(SUM(HEX2DEC([.U35]);1))" office:value-type="string" office:string-value="5194" calcext:value-type="string">
            <text:p>5194</text:p>
          </table:table-cell>
          <table:table-cell table:style-name="ce87" table:formula="of:=DEC2HEX(SUM(HEX2DEC([.V35]);1))" office:value-type="string" office:string-value="5195" calcext:value-type="string">
            <text:p>5195</text:p>
          </table:table-cell>
          <table:table-cell table:style-name="ce94" table:formula="of:=DEC2HEX(SUM(HEX2DEC([.W35]);1))" office:value-type="string" office:string-value="5196" calcext:value-type="string">
            <text:p>5196</text:p>
          </table:table-cell>
          <table:table-cell table:style-name="ce87" table:formula="of:=DEC2HEX(SUM(HEX2DEC([.X35]);1))" office:value-type="string" office:string-value="5197" calcext:value-type="string">
            <text:p>5197</text:p>
          </table:table-cell>
          <table:table-cell table:style-name="ce94" table:formula="of:=DEC2HEX(SUM(HEX2DEC([.Y35]);1))" office:value-type="string" office:string-value="5198" calcext:value-type="string">
            <text:p>5198</text:p>
          </table:table-cell>
          <table:table-cell table:style-name="ce87" table:formula="of:=DEC2HEX(SUM(HEX2DEC([.Z35]);1))" office:value-type="string" office:string-value="5199" calcext:value-type="string">
            <text:p>5199</text:p>
          </table:table-cell>
          <table:table-cell table:style-name="ce94" table:formula="of:=DEC2HEX(SUM(HEX2DEC([.AA35]);1))" office:value-type="string" office:string-value="519A" calcext:value-type="string">
            <text:p>519A</text:p>
          </table:table-cell>
          <table:table-cell table:style-name="ce87" table:formula="of:=DEC2HEX(SUM(HEX2DEC([.AB35]);1))" office:value-type="string" office:string-value="519B" calcext:value-type="string">
            <text:p>519B</text:p>
          </table:table-cell>
          <table:table-cell table:style-name="ce107" table:formula="of:=DEC2HEX(SUM(HEX2DEC([.AC35]);1))" office:value-type="string" office:string-value="519C" calcext:value-type="string">
            <text:p>519C</text:p>
          </table:table-cell>
          <table:table-cell table:style-name="ce97" table:formula="of:=DEC2HEX(SUM(HEX2DEC([.AD35]);1))" office:value-type="string" office:string-value="519D" calcext:value-type="string">
            <text:p>519D</text:p>
          </table:table-cell>
          <table:table-cell table:style-name="ce94" table:formula="of:=DEC2HEX(SUM(HEX2DEC([.AE35]);1))" office:value-type="string" office:string-value="519E" calcext:value-type="string">
            <text:p>519E</text:p>
          </table:table-cell>
          <table:table-cell table:style-name="ce104" table:formula="of:=DEC2HEX(SUM(HEX2DEC([.AF35]);1))" office:value-type="string" office:string-value="519F" calcext:value-type="string">
            <text:p>51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8]);1))" office:value-type="string" office:string-value="5280" calcext:value-type="string">
            <text:p>5280</text:p>
          </table:table-cell>
          <table:table-cell table:style-name="ce92" table:formula="of:=DEC2HEX(SUM(HEX2DEC([.B36]);1))" office:value-type="string" office:string-value="5281" calcext:value-type="string">
            <text:p>5281</text:p>
          </table:table-cell>
          <table:table-cell table:style-name="ce89" table:formula="of:=DEC2HEX(SUM(HEX2DEC([.C36]);1))" office:value-type="string" office:string-value="5282" calcext:value-type="string">
            <text:p>5282</text:p>
          </table:table-cell>
          <table:table-cell table:style-name="ce87" table:formula="of:=DEC2HEX(SUM(HEX2DEC([.D36]);1))" office:value-type="string" office:string-value="5283" calcext:value-type="string">
            <text:p>5283</text:p>
          </table:table-cell>
          <table:table-cell table:style-name="ce94" table:formula="of:=DEC2HEX(SUM(HEX2DEC([.E36]);1))" office:value-type="string" office:string-value="5284" calcext:value-type="string">
            <text:p>5284</text:p>
          </table:table-cell>
          <table:table-cell table:style-name="ce87" table:formula="of:=DEC2HEX(SUM(HEX2DEC([.F36]);1))" office:value-type="string" office:string-value="5285" calcext:value-type="string">
            <text:p>5285</text:p>
          </table:table-cell>
          <table:table-cell table:style-name="ce94" table:formula="of:=DEC2HEX(SUM(HEX2DEC([.G36]);1))" office:value-type="string" office:string-value="5286" calcext:value-type="string">
            <text:p>5286</text:p>
          </table:table-cell>
          <table:table-cell table:style-name="ce87" table:formula="of:=DEC2HEX(SUM(HEX2DEC([.H36]);1))" office:value-type="string" office:string-value="5287" calcext:value-type="string">
            <text:p>5287</text:p>
          </table:table-cell>
          <table:table-cell table:style-name="ce94" table:formula="of:=DEC2HEX(SUM(HEX2DEC([.I36]);1))" office:value-type="string" office:string-value="5288" calcext:value-type="string">
            <text:p>5288</text:p>
          </table:table-cell>
          <table:table-cell table:style-name="ce87" table:formula="of:=DEC2HEX(SUM(HEX2DEC([.J36]);1))" office:value-type="string" office:string-value="5289" calcext:value-type="string">
            <text:p>5289</text:p>
          </table:table-cell>
          <table:table-cell table:style-name="ce94" table:formula="of:=DEC2HEX(SUM(HEX2DEC([.K36]);1))" office:value-type="string" office:string-value="528A" calcext:value-type="string">
            <text:p>528A</text:p>
          </table:table-cell>
          <table:table-cell table:style-name="ce87" table:formula="of:=DEC2HEX(SUM(HEX2DEC([.L36]);1))" office:value-type="string" office:string-value="528B" calcext:value-type="string">
            <text:p>528B</text:p>
          </table:table-cell>
          <table:table-cell table:style-name="ce94" table:formula="of:=DEC2HEX(SUM(HEX2DEC([.M36]);1))" office:value-type="string" office:string-value="528C" calcext:value-type="string">
            <text:p>528C</text:p>
          </table:table-cell>
          <table:table-cell table:style-name="ce87" table:formula="of:=DEC2HEX(SUM(HEX2DEC([.N36]);1))" office:value-type="string" office:string-value="528D" calcext:value-type="string">
            <text:p>528D</text:p>
          </table:table-cell>
          <table:table-cell table:style-name="ce94" table:formula="of:=DEC2HEX(SUM(HEX2DEC([.O36]);1))" office:value-type="string" office:string-value="528E" calcext:value-type="string">
            <text:p>528E</text:p>
          </table:table-cell>
          <table:table-cell table:style-name="ce87" table:formula="of:=DEC2HEX(SUM(HEX2DEC([.P36]);1))" office:value-type="string" office:string-value="528F" calcext:value-type="string">
            <text:p>528F</text:p>
          </table:table-cell>
          <table:table-cell table:style-name="ce94" table:formula="of:=DEC2HEX(SUM(HEX2DEC([.Q36]);1))" office:value-type="string" office:string-value="5290" calcext:value-type="string">
            <text:p>5290</text:p>
          </table:table-cell>
          <table:table-cell table:style-name="ce87" table:formula="of:=DEC2HEX(SUM(HEX2DEC([.R36]);1))" office:value-type="string" office:string-value="5291" calcext:value-type="string">
            <text:p>5291</text:p>
          </table:table-cell>
          <table:table-cell table:style-name="ce94" table:formula="of:=DEC2HEX(SUM(HEX2DEC([.S36]);1))" office:value-type="string" office:string-value="5292" calcext:value-type="string">
            <text:p>5292</text:p>
          </table:table-cell>
          <table:table-cell table:style-name="ce87" table:formula="of:=DEC2HEX(SUM(HEX2DEC([.T36]);1))" office:value-type="string" office:string-value="5293" calcext:value-type="string">
            <text:p>5293</text:p>
          </table:table-cell>
          <table:table-cell table:style-name="ce94" table:formula="of:=DEC2HEX(SUM(HEX2DEC([.U36]);1))" office:value-type="string" office:string-value="5294" calcext:value-type="string">
            <text:p>5294</text:p>
          </table:table-cell>
          <table:table-cell table:style-name="ce87" table:formula="of:=DEC2HEX(SUM(HEX2DEC([.V36]);1))" office:value-type="string" office:string-value="5295" calcext:value-type="string">
            <text:p>5295</text:p>
          </table:table-cell>
          <table:table-cell table:style-name="ce94" table:formula="of:=DEC2HEX(SUM(HEX2DEC([.W36]);1))" office:value-type="string" office:string-value="5296" calcext:value-type="string">
            <text:p>5296</text:p>
          </table:table-cell>
          <table:table-cell table:style-name="ce87" table:formula="of:=DEC2HEX(SUM(HEX2DEC([.X36]);1))" office:value-type="string" office:string-value="5297" calcext:value-type="string">
            <text:p>5297</text:p>
          </table:table-cell>
          <table:table-cell table:style-name="ce94" table:formula="of:=DEC2HEX(SUM(HEX2DEC([.Y36]);1))" office:value-type="string" office:string-value="5298" calcext:value-type="string">
            <text:p>5298</text:p>
          </table:table-cell>
          <table:table-cell table:style-name="ce87" table:formula="of:=DEC2HEX(SUM(HEX2DEC([.Z36]);1))" office:value-type="string" office:string-value="5299" calcext:value-type="string">
            <text:p>5299</text:p>
          </table:table-cell>
          <table:table-cell table:style-name="ce94" table:formula="of:=DEC2HEX(SUM(HEX2DEC([.AA36]);1))" office:value-type="string" office:string-value="529A" calcext:value-type="string">
            <text:p>529A</text:p>
          </table:table-cell>
          <table:table-cell table:style-name="ce87" table:formula="of:=DEC2HEX(SUM(HEX2DEC([.AB36]);1))" office:value-type="string" office:string-value="529B" calcext:value-type="string">
            <text:p>529B</text:p>
          </table:table-cell>
          <table:table-cell table:style-name="ce107" table:formula="of:=DEC2HEX(SUM(HEX2DEC([.AC36]);1))" office:value-type="string" office:string-value="529C" calcext:value-type="string">
            <text:p>529C</text:p>
          </table:table-cell>
          <table:table-cell table:style-name="ce97" table:formula="of:=DEC2HEX(SUM(HEX2DEC([.AD36]);1))" office:value-type="string" office:string-value="529D" calcext:value-type="string">
            <text:p>529D</text:p>
          </table:table-cell>
          <table:table-cell table:style-name="ce94" table:formula="of:=DEC2HEX(SUM(HEX2DEC([.AE36]);1))" office:value-type="string" office:string-value="529E" calcext:value-type="string">
            <text:p>529E</text:p>
          </table:table-cell>
          <table:table-cell table:style-name="ce104" table:formula="of:=DEC2HEX(SUM(HEX2DEC([.AF36]);1))" office:value-type="string" office:string-value="529F" calcext:value-type="string">
            <text:p>52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29]);1))" office:value-type="string" office:string-value="5380" calcext:value-type="string">
            <text:p>5380</text:p>
          </table:table-cell>
          <table:table-cell table:style-name="ce92" table:formula="of:=DEC2HEX(SUM(HEX2DEC([.B37]);1))" office:value-type="string" office:string-value="5381" calcext:value-type="string">
            <text:p>5381</text:p>
          </table:table-cell>
          <table:table-cell table:style-name="ce89" table:formula="of:=DEC2HEX(SUM(HEX2DEC([.C37]);1))" office:value-type="string" office:string-value="5382" calcext:value-type="string">
            <text:p>5382</text:p>
          </table:table-cell>
          <table:table-cell table:style-name="ce87" table:formula="of:=DEC2HEX(SUM(HEX2DEC([.D37]);1))" office:value-type="string" office:string-value="5383" calcext:value-type="string">
            <text:p>5383</text:p>
          </table:table-cell>
          <table:table-cell table:style-name="ce94" table:formula="of:=DEC2HEX(SUM(HEX2DEC([.E37]);1))" office:value-type="string" office:string-value="5384" calcext:value-type="string">
            <text:p>5384</text:p>
          </table:table-cell>
          <table:table-cell table:style-name="ce87" table:formula="of:=DEC2HEX(SUM(HEX2DEC([.F37]);1))" office:value-type="string" office:string-value="5385" calcext:value-type="string">
            <text:p>5385</text:p>
          </table:table-cell>
          <table:table-cell table:style-name="ce94" table:formula="of:=DEC2HEX(SUM(HEX2DEC([.G37]);1))" office:value-type="string" office:string-value="5386" calcext:value-type="string">
            <text:p>5386</text:p>
          </table:table-cell>
          <table:table-cell table:style-name="ce87" table:formula="of:=DEC2HEX(SUM(HEX2DEC([.H37]);1))" office:value-type="string" office:string-value="5387" calcext:value-type="string">
            <text:p>5387</text:p>
          </table:table-cell>
          <table:table-cell table:style-name="ce94" table:formula="of:=DEC2HEX(SUM(HEX2DEC([.I37]);1))" office:value-type="string" office:string-value="5388" calcext:value-type="string">
            <text:p>5388</text:p>
          </table:table-cell>
          <table:table-cell table:style-name="ce87" table:formula="of:=DEC2HEX(SUM(HEX2DEC([.J37]);1))" office:value-type="string" office:string-value="5389" calcext:value-type="string">
            <text:p>5389</text:p>
          </table:table-cell>
          <table:table-cell table:style-name="ce94" table:formula="of:=DEC2HEX(SUM(HEX2DEC([.K37]);1))" office:value-type="string" office:string-value="538A" calcext:value-type="string">
            <text:p>538A</text:p>
          </table:table-cell>
          <table:table-cell table:style-name="ce87" table:formula="of:=DEC2HEX(SUM(HEX2DEC([.L37]);1))" office:value-type="string" office:string-value="538B" calcext:value-type="string">
            <text:p>538B</text:p>
          </table:table-cell>
          <table:table-cell table:style-name="ce94" table:formula="of:=DEC2HEX(SUM(HEX2DEC([.M37]);1))" office:value-type="string" office:string-value="538C" calcext:value-type="string">
            <text:p>538C</text:p>
          </table:table-cell>
          <table:table-cell table:style-name="ce87" table:formula="of:=DEC2HEX(SUM(HEX2DEC([.N37]);1))" office:value-type="string" office:string-value="538D" calcext:value-type="string">
            <text:p>538D</text:p>
          </table:table-cell>
          <table:table-cell table:style-name="ce94" table:formula="of:=DEC2HEX(SUM(HEX2DEC([.O37]);1))" office:value-type="string" office:string-value="538E" calcext:value-type="string">
            <text:p>538E</text:p>
          </table:table-cell>
          <table:table-cell table:style-name="ce87" table:formula="of:=DEC2HEX(SUM(HEX2DEC([.P37]);1))" office:value-type="string" office:string-value="538F" calcext:value-type="string">
            <text:p>538F</text:p>
          </table:table-cell>
          <table:table-cell table:style-name="ce94" table:formula="of:=DEC2HEX(SUM(HEX2DEC([.Q37]);1))" office:value-type="string" office:string-value="5390" calcext:value-type="string">
            <text:p>5390</text:p>
          </table:table-cell>
          <table:table-cell table:style-name="ce87" table:formula="of:=DEC2HEX(SUM(HEX2DEC([.R37]);1))" office:value-type="string" office:string-value="5391" calcext:value-type="string">
            <text:p>5391</text:p>
          </table:table-cell>
          <table:table-cell table:style-name="ce94" table:formula="of:=DEC2HEX(SUM(HEX2DEC([.S37]);1))" office:value-type="string" office:string-value="5392" calcext:value-type="string">
            <text:p>5392</text:p>
          </table:table-cell>
          <table:table-cell table:style-name="ce87" table:formula="of:=DEC2HEX(SUM(HEX2DEC([.T37]);1))" office:value-type="string" office:string-value="5393" calcext:value-type="string">
            <text:p>5393</text:p>
          </table:table-cell>
          <table:table-cell table:style-name="ce94" table:formula="of:=DEC2HEX(SUM(HEX2DEC([.U37]);1))" office:value-type="string" office:string-value="5394" calcext:value-type="string">
            <text:p>5394</text:p>
          </table:table-cell>
          <table:table-cell table:style-name="ce87" table:formula="of:=DEC2HEX(SUM(HEX2DEC([.V37]);1))" office:value-type="string" office:string-value="5395" calcext:value-type="string">
            <text:p>5395</text:p>
          </table:table-cell>
          <table:table-cell table:style-name="ce94" table:formula="of:=DEC2HEX(SUM(HEX2DEC([.W37]);1))" office:value-type="string" office:string-value="5396" calcext:value-type="string">
            <text:p>5396</text:p>
          </table:table-cell>
          <table:table-cell table:style-name="ce87" table:formula="of:=DEC2HEX(SUM(HEX2DEC([.X37]);1))" office:value-type="string" office:string-value="5397" calcext:value-type="string">
            <text:p>5397</text:p>
          </table:table-cell>
          <table:table-cell table:style-name="ce94" table:formula="of:=DEC2HEX(SUM(HEX2DEC([.Y37]);1))" office:value-type="string" office:string-value="5398" calcext:value-type="string">
            <text:p>5398</text:p>
          </table:table-cell>
          <table:table-cell table:style-name="ce87" table:formula="of:=DEC2HEX(SUM(HEX2DEC([.Z37]);1))" office:value-type="string" office:string-value="5399" calcext:value-type="string">
            <text:p>5399</text:p>
          </table:table-cell>
          <table:table-cell table:style-name="ce94" table:formula="of:=DEC2HEX(SUM(HEX2DEC([.AA37]);1))" office:value-type="string" office:string-value="539A" calcext:value-type="string">
            <text:p>539A</text:p>
          </table:table-cell>
          <table:table-cell table:style-name="ce87" table:formula="of:=DEC2HEX(SUM(HEX2DEC([.AB37]);1))" office:value-type="string" office:string-value="539B" calcext:value-type="string">
            <text:p>539B</text:p>
          </table:table-cell>
          <table:table-cell table:style-name="ce107" table:formula="of:=DEC2HEX(SUM(HEX2DEC([.AC37]);1))" office:value-type="string" office:string-value="539C" calcext:value-type="string">
            <text:p>539C</text:p>
          </table:table-cell>
          <table:table-cell table:style-name="ce97" table:formula="of:=DEC2HEX(SUM(HEX2DEC([.AD37]);1))" office:value-type="string" office:string-value="539D" calcext:value-type="string">
            <text:p>539D</text:p>
          </table:table-cell>
          <table:table-cell table:style-name="ce94" table:formula="of:=DEC2HEX(SUM(HEX2DEC([.AE37]);1))" office:value-type="string" office:string-value="539E" calcext:value-type="string">
            <text:p>539E</text:p>
          </table:table-cell>
          <table:table-cell table:style-name="ce104" table:formula="of:=DEC2HEX(SUM(HEX2DEC([.AF37]);1))" office:value-type="string" office:string-value="539F" calcext:value-type="string">
            <text:p>53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0]);1))" office:value-type="string" office:string-value="5480" calcext:value-type="string">
            <text:p>5480</text:p>
          </table:table-cell>
          <table:table-cell table:style-name="ce92" table:formula="of:=DEC2HEX(SUM(HEX2DEC([.B38]);1))" office:value-type="string" office:string-value="5481" calcext:value-type="string">
            <text:p>5481</text:p>
          </table:table-cell>
          <table:table-cell table:style-name="ce89" table:formula="of:=DEC2HEX(SUM(HEX2DEC([.C38]);1))" office:value-type="string" office:string-value="5482" calcext:value-type="string">
            <text:p>5482</text:p>
          </table:table-cell>
          <table:table-cell table:style-name="ce87" table:formula="of:=DEC2HEX(SUM(HEX2DEC([.D38]);1))" office:value-type="string" office:string-value="5483" calcext:value-type="string">
            <text:p>5483</text:p>
          </table:table-cell>
          <table:table-cell table:style-name="ce94" table:formula="of:=DEC2HEX(SUM(HEX2DEC([.E38]);1))" office:value-type="string" office:string-value="5484" calcext:value-type="string">
            <text:p>5484</text:p>
          </table:table-cell>
          <table:table-cell table:style-name="ce87" table:formula="of:=DEC2HEX(SUM(HEX2DEC([.F38]);1))" office:value-type="string" office:string-value="5485" calcext:value-type="string">
            <text:p>5485</text:p>
          </table:table-cell>
          <table:table-cell table:style-name="ce94" table:formula="of:=DEC2HEX(SUM(HEX2DEC([.G38]);1))" office:value-type="string" office:string-value="5486" calcext:value-type="string">
            <text:p>5486</text:p>
          </table:table-cell>
          <table:table-cell table:style-name="ce87" table:formula="of:=DEC2HEX(SUM(HEX2DEC([.H38]);1))" office:value-type="string" office:string-value="5487" calcext:value-type="string">
            <text:p>5487</text:p>
          </table:table-cell>
          <table:table-cell table:style-name="ce94" table:formula="of:=DEC2HEX(SUM(HEX2DEC([.I38]);1))" office:value-type="string" office:string-value="5488" calcext:value-type="string">
            <text:p>5488</text:p>
          </table:table-cell>
          <table:table-cell table:style-name="ce87" table:formula="of:=DEC2HEX(SUM(HEX2DEC([.J38]);1))" office:value-type="string" office:string-value="5489" calcext:value-type="string">
            <text:p>5489</text:p>
          </table:table-cell>
          <table:table-cell table:style-name="ce94" table:formula="of:=DEC2HEX(SUM(HEX2DEC([.K38]);1))" office:value-type="string" office:string-value="548A" calcext:value-type="string">
            <text:p>548A</text:p>
          </table:table-cell>
          <table:table-cell table:style-name="ce87" table:formula="of:=DEC2HEX(SUM(HEX2DEC([.L38]);1))" office:value-type="string" office:string-value="548B" calcext:value-type="string">
            <text:p>548B</text:p>
          </table:table-cell>
          <table:table-cell table:style-name="ce94" table:formula="of:=DEC2HEX(SUM(HEX2DEC([.M38]);1))" office:value-type="string" office:string-value="548C" calcext:value-type="string">
            <text:p>548C</text:p>
          </table:table-cell>
          <table:table-cell table:style-name="ce87" table:formula="of:=DEC2HEX(SUM(HEX2DEC([.N38]);1))" office:value-type="string" office:string-value="548D" calcext:value-type="string">
            <text:p>548D</text:p>
          </table:table-cell>
          <table:table-cell table:style-name="ce94" table:formula="of:=DEC2HEX(SUM(HEX2DEC([.O38]);1))" office:value-type="string" office:string-value="548E" calcext:value-type="string">
            <text:p>548E</text:p>
          </table:table-cell>
          <table:table-cell table:style-name="ce87" table:formula="of:=DEC2HEX(SUM(HEX2DEC([.P38]);1))" office:value-type="string" office:string-value="548F" calcext:value-type="string">
            <text:p>548F</text:p>
          </table:table-cell>
          <table:table-cell table:style-name="ce94" table:formula="of:=DEC2HEX(SUM(HEX2DEC([.Q38]);1))" office:value-type="string" office:string-value="5490" calcext:value-type="string">
            <text:p>5490</text:p>
          </table:table-cell>
          <table:table-cell table:style-name="ce87" table:formula="of:=DEC2HEX(SUM(HEX2DEC([.R38]);1))" office:value-type="string" office:string-value="5491" calcext:value-type="string">
            <text:p>5491</text:p>
          </table:table-cell>
          <table:table-cell table:style-name="ce94" table:formula="of:=DEC2HEX(SUM(HEX2DEC([.S38]);1))" office:value-type="string" office:string-value="5492" calcext:value-type="string">
            <text:p>5492</text:p>
          </table:table-cell>
          <table:table-cell table:style-name="ce87" table:formula="of:=DEC2HEX(SUM(HEX2DEC([.T38]);1))" office:value-type="string" office:string-value="5493" calcext:value-type="string">
            <text:p>5493</text:p>
          </table:table-cell>
          <table:table-cell table:style-name="ce94" table:formula="of:=DEC2HEX(SUM(HEX2DEC([.U38]);1))" office:value-type="string" office:string-value="5494" calcext:value-type="string">
            <text:p>5494</text:p>
          </table:table-cell>
          <table:table-cell table:style-name="ce87" table:formula="of:=DEC2HEX(SUM(HEX2DEC([.V38]);1))" office:value-type="string" office:string-value="5495" calcext:value-type="string">
            <text:p>5495</text:p>
          </table:table-cell>
          <table:table-cell table:style-name="ce94" table:formula="of:=DEC2HEX(SUM(HEX2DEC([.W38]);1))" office:value-type="string" office:string-value="5496" calcext:value-type="string">
            <text:p>5496</text:p>
          </table:table-cell>
          <table:table-cell table:style-name="ce87" table:formula="of:=DEC2HEX(SUM(HEX2DEC([.X38]);1))" office:value-type="string" office:string-value="5497" calcext:value-type="string">
            <text:p>5497</text:p>
          </table:table-cell>
          <table:table-cell table:style-name="ce94" table:formula="of:=DEC2HEX(SUM(HEX2DEC([.Y38]);1))" office:value-type="string" office:string-value="5498" calcext:value-type="string">
            <text:p>5498</text:p>
          </table:table-cell>
          <table:table-cell table:style-name="ce87" table:formula="of:=DEC2HEX(SUM(HEX2DEC([.Z38]);1))" office:value-type="string" office:string-value="5499" calcext:value-type="string">
            <text:p>5499</text:p>
          </table:table-cell>
          <table:table-cell table:style-name="ce94" table:formula="of:=DEC2HEX(SUM(HEX2DEC([.AA38]);1))" office:value-type="string" office:string-value="549A" calcext:value-type="string">
            <text:p>549A</text:p>
          </table:table-cell>
          <table:table-cell table:style-name="ce87" table:formula="of:=DEC2HEX(SUM(HEX2DEC([.AB38]);1))" office:value-type="string" office:string-value="549B" calcext:value-type="string">
            <text:p>549B</text:p>
          </table:table-cell>
          <table:table-cell table:style-name="ce107" table:formula="of:=DEC2HEX(SUM(HEX2DEC([.AC38]);1))" office:value-type="string" office:string-value="549C" calcext:value-type="string">
            <text:p>549C</text:p>
          </table:table-cell>
          <table:table-cell table:style-name="ce97" table:formula="of:=DEC2HEX(SUM(HEX2DEC([.AD38]);1))" office:value-type="string" office:string-value="549D" calcext:value-type="string">
            <text:p>549D</text:p>
          </table:table-cell>
          <table:table-cell table:style-name="ce94" table:formula="of:=DEC2HEX(SUM(HEX2DEC([.AE38]);1))" office:value-type="string" office:string-value="549E" calcext:value-type="string">
            <text:p>549E</text:p>
          </table:table-cell>
          <table:table-cell table:style-name="ce104" table:formula="of:=DEC2HEX(SUM(HEX2DEC([.AF38]);1))" office:value-type="string" office:string-value="549F" calcext:value-type="string">
            <text:p>54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1]);1))" office:value-type="string" office:string-value="5580" calcext:value-type="string">
            <text:p>5580</text:p>
          </table:table-cell>
          <table:table-cell table:style-name="ce92" table:formula="of:=DEC2HEX(SUM(HEX2DEC([.B39]);1))" office:value-type="string" office:string-value="5581" calcext:value-type="string">
            <text:p>5581</text:p>
          </table:table-cell>
          <table:table-cell table:style-name="ce89" table:formula="of:=DEC2HEX(SUM(HEX2DEC([.C39]);1))" office:value-type="string" office:string-value="5582" calcext:value-type="string">
            <text:p>5582</text:p>
          </table:table-cell>
          <table:table-cell table:style-name="ce87" table:formula="of:=DEC2HEX(SUM(HEX2DEC([.D39]);1))" office:value-type="string" office:string-value="5583" calcext:value-type="string">
            <text:p>5583</text:p>
          </table:table-cell>
          <table:table-cell table:style-name="ce94" table:formula="of:=DEC2HEX(SUM(HEX2DEC([.E39]);1))" office:value-type="string" office:string-value="5584" calcext:value-type="string">
            <text:p>5584</text:p>
          </table:table-cell>
          <table:table-cell table:style-name="ce87" table:formula="of:=DEC2HEX(SUM(HEX2DEC([.F39]);1))" office:value-type="string" office:string-value="5585" calcext:value-type="string">
            <text:p>5585</text:p>
          </table:table-cell>
          <table:table-cell table:style-name="ce94" table:formula="of:=DEC2HEX(SUM(HEX2DEC([.G39]);1))" office:value-type="string" office:string-value="5586" calcext:value-type="string">
            <text:p>5586</text:p>
          </table:table-cell>
          <table:table-cell table:style-name="ce87" table:formula="of:=DEC2HEX(SUM(HEX2DEC([.H39]);1))" office:value-type="string" office:string-value="5587" calcext:value-type="string">
            <text:p>5587</text:p>
          </table:table-cell>
          <table:table-cell table:style-name="ce94" table:formula="of:=DEC2HEX(SUM(HEX2DEC([.I39]);1))" office:value-type="string" office:string-value="5588" calcext:value-type="string">
            <text:p>5588</text:p>
          </table:table-cell>
          <table:table-cell table:style-name="ce87" table:formula="of:=DEC2HEX(SUM(HEX2DEC([.J39]);1))" office:value-type="string" office:string-value="5589" calcext:value-type="string">
            <text:p>5589</text:p>
          </table:table-cell>
          <table:table-cell table:style-name="ce94" table:formula="of:=DEC2HEX(SUM(HEX2DEC([.K39]);1))" office:value-type="string" office:string-value="558A" calcext:value-type="string">
            <text:p>558A</text:p>
          </table:table-cell>
          <table:table-cell table:style-name="ce87" table:formula="of:=DEC2HEX(SUM(HEX2DEC([.L39]);1))" office:value-type="string" office:string-value="558B" calcext:value-type="string">
            <text:p>558B</text:p>
          </table:table-cell>
          <table:table-cell table:style-name="ce94" table:formula="of:=DEC2HEX(SUM(HEX2DEC([.M39]);1))" office:value-type="string" office:string-value="558C" calcext:value-type="string">
            <text:p>558C</text:p>
          </table:table-cell>
          <table:table-cell table:style-name="ce87" table:formula="of:=DEC2HEX(SUM(HEX2DEC([.N39]);1))" office:value-type="string" office:string-value="558D" calcext:value-type="string">
            <text:p>558D</text:p>
          </table:table-cell>
          <table:table-cell table:style-name="ce94" table:formula="of:=DEC2HEX(SUM(HEX2DEC([.O39]);1))" office:value-type="string" office:string-value="558E" calcext:value-type="string">
            <text:p>558E</text:p>
          </table:table-cell>
          <table:table-cell table:style-name="ce87" table:formula="of:=DEC2HEX(SUM(HEX2DEC([.P39]);1))" office:value-type="string" office:string-value="558F" calcext:value-type="string">
            <text:p>558F</text:p>
          </table:table-cell>
          <table:table-cell table:style-name="ce94" table:formula="of:=DEC2HEX(SUM(HEX2DEC([.Q39]);1))" office:value-type="string" office:string-value="5590" calcext:value-type="string">
            <text:p>5590</text:p>
          </table:table-cell>
          <table:table-cell table:style-name="ce87" table:formula="of:=DEC2HEX(SUM(HEX2DEC([.R39]);1))" office:value-type="string" office:string-value="5591" calcext:value-type="string">
            <text:p>5591</text:p>
          </table:table-cell>
          <table:table-cell table:style-name="ce94" table:formula="of:=DEC2HEX(SUM(HEX2DEC([.S39]);1))" office:value-type="string" office:string-value="5592" calcext:value-type="string">
            <text:p>5592</text:p>
          </table:table-cell>
          <table:table-cell table:style-name="ce87" table:formula="of:=DEC2HEX(SUM(HEX2DEC([.T39]);1))" office:value-type="string" office:string-value="5593" calcext:value-type="string">
            <text:p>5593</text:p>
          </table:table-cell>
          <table:table-cell table:style-name="ce94" table:formula="of:=DEC2HEX(SUM(HEX2DEC([.U39]);1))" office:value-type="string" office:string-value="5594" calcext:value-type="string">
            <text:p>5594</text:p>
          </table:table-cell>
          <table:table-cell table:style-name="ce87" table:formula="of:=DEC2HEX(SUM(HEX2DEC([.V39]);1))" office:value-type="string" office:string-value="5595" calcext:value-type="string">
            <text:p>5595</text:p>
          </table:table-cell>
          <table:table-cell table:style-name="ce94" table:formula="of:=DEC2HEX(SUM(HEX2DEC([.W39]);1))" office:value-type="string" office:string-value="5596" calcext:value-type="string">
            <text:p>5596</text:p>
          </table:table-cell>
          <table:table-cell table:style-name="ce87" table:formula="of:=DEC2HEX(SUM(HEX2DEC([.X39]);1))" office:value-type="string" office:string-value="5597" calcext:value-type="string">
            <text:p>5597</text:p>
          </table:table-cell>
          <table:table-cell table:style-name="ce94" table:formula="of:=DEC2HEX(SUM(HEX2DEC([.Y39]);1))" office:value-type="string" office:string-value="5598" calcext:value-type="string">
            <text:p>5598</text:p>
          </table:table-cell>
          <table:table-cell table:style-name="ce87" table:formula="of:=DEC2HEX(SUM(HEX2DEC([.Z39]);1))" office:value-type="string" office:string-value="5599" calcext:value-type="string">
            <text:p>5599</text:p>
          </table:table-cell>
          <table:table-cell table:style-name="ce94" table:formula="of:=DEC2HEX(SUM(HEX2DEC([.AA39]);1))" office:value-type="string" office:string-value="559A" calcext:value-type="string">
            <text:p>559A</text:p>
          </table:table-cell>
          <table:table-cell table:style-name="ce87" table:formula="of:=DEC2HEX(SUM(HEX2DEC([.AB39]);1))" office:value-type="string" office:string-value="559B" calcext:value-type="string">
            <text:p>559B</text:p>
          </table:table-cell>
          <table:table-cell table:style-name="ce107" table:formula="of:=DEC2HEX(SUM(HEX2DEC([.AC39]);1))" office:value-type="string" office:string-value="559C" calcext:value-type="string">
            <text:p>559C</text:p>
          </table:table-cell>
          <table:table-cell table:style-name="ce97" table:formula="of:=DEC2HEX(SUM(HEX2DEC([.AD39]);1))" office:value-type="string" office:string-value="559D" calcext:value-type="string">
            <text:p>559D</text:p>
          </table:table-cell>
          <table:table-cell table:style-name="ce94" table:formula="of:=DEC2HEX(SUM(HEX2DEC([.AE39]);1))" office:value-type="string" office:string-value="559E" calcext:value-type="string">
            <text:p>559E</text:p>
          </table:table-cell>
          <table:table-cell table:style-name="ce104" table:formula="of:=DEC2HEX(SUM(HEX2DEC([.AF39]);1))" office:value-type="string" office:string-value="559F" calcext:value-type="string">
            <text:p>559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32]);1))" office:value-type="string" office:string-value="5680" calcext:value-type="string">
            <text:p>5680</text:p>
          </table:table-cell>
          <table:table-cell table:style-name="ce92" table:formula="of:=DEC2HEX(SUM(HEX2DEC([.B40]);1))" office:value-type="string" office:string-value="5681" calcext:value-type="string">
            <text:p>5681</text:p>
          </table:table-cell>
          <table:table-cell table:style-name="ce89" table:formula="of:=DEC2HEX(SUM(HEX2DEC([.C40]);1))" office:value-type="string" office:string-value="5682" calcext:value-type="string">
            <text:p>5682</text:p>
          </table:table-cell>
          <table:table-cell table:style-name="ce87" table:formula="of:=DEC2HEX(SUM(HEX2DEC([.D40]);1))" office:value-type="string" office:string-value="5683" calcext:value-type="string">
            <text:p>5683</text:p>
          </table:table-cell>
          <table:table-cell table:style-name="ce94" table:formula="of:=DEC2HEX(SUM(HEX2DEC([.E40]);1))" office:value-type="string" office:string-value="5684" calcext:value-type="string">
            <text:p>5684</text:p>
          </table:table-cell>
          <table:table-cell table:style-name="ce87" table:formula="of:=DEC2HEX(SUM(HEX2DEC([.F40]);1))" office:value-type="string" office:string-value="5685" calcext:value-type="string">
            <text:p>5685</text:p>
          </table:table-cell>
          <table:table-cell table:style-name="ce94" table:formula="of:=DEC2HEX(SUM(HEX2DEC([.G40]);1))" office:value-type="string" office:string-value="5686" calcext:value-type="string">
            <text:p>5686</text:p>
          </table:table-cell>
          <table:table-cell table:style-name="ce87" table:formula="of:=DEC2HEX(SUM(HEX2DEC([.H40]);1))" office:value-type="string" office:string-value="5687" calcext:value-type="string">
            <text:p>5687</text:p>
          </table:table-cell>
          <table:table-cell table:style-name="ce94" table:formula="of:=DEC2HEX(SUM(HEX2DEC([.I40]);1))" office:value-type="string" office:string-value="5688" calcext:value-type="string">
            <text:p>5688</text:p>
          </table:table-cell>
          <table:table-cell table:style-name="ce87" table:formula="of:=DEC2HEX(SUM(HEX2DEC([.J40]);1))" office:value-type="string" office:string-value="5689" calcext:value-type="string">
            <text:p>5689</text:p>
          </table:table-cell>
          <table:table-cell table:style-name="ce94" table:formula="of:=DEC2HEX(SUM(HEX2DEC([.K40]);1))" office:value-type="string" office:string-value="568A" calcext:value-type="string">
            <text:p>568A</text:p>
          </table:table-cell>
          <table:table-cell table:style-name="ce87" table:formula="of:=DEC2HEX(SUM(HEX2DEC([.L40]);1))" office:value-type="string" office:string-value="568B" calcext:value-type="string">
            <text:p>568B</text:p>
          </table:table-cell>
          <table:table-cell table:style-name="ce94" table:formula="of:=DEC2HEX(SUM(HEX2DEC([.M40]);1))" office:value-type="string" office:string-value="568C" calcext:value-type="string">
            <text:p>568C</text:p>
          </table:table-cell>
          <table:table-cell table:style-name="ce87" table:formula="of:=DEC2HEX(SUM(HEX2DEC([.N40]);1))" office:value-type="string" office:string-value="568D" calcext:value-type="string">
            <text:p>568D</text:p>
          </table:table-cell>
          <table:table-cell table:style-name="ce94" table:formula="of:=DEC2HEX(SUM(HEX2DEC([.O40]);1))" office:value-type="string" office:string-value="568E" calcext:value-type="string">
            <text:p>568E</text:p>
          </table:table-cell>
          <table:table-cell table:style-name="ce87" table:formula="of:=DEC2HEX(SUM(HEX2DEC([.P40]);1))" office:value-type="string" office:string-value="568F" calcext:value-type="string">
            <text:p>568F</text:p>
          </table:table-cell>
          <table:table-cell table:style-name="ce94" table:formula="of:=DEC2HEX(SUM(HEX2DEC([.Q40]);1))" office:value-type="string" office:string-value="5690" calcext:value-type="string">
            <text:p>5690</text:p>
          </table:table-cell>
          <table:table-cell table:style-name="ce87" table:formula="of:=DEC2HEX(SUM(HEX2DEC([.R40]);1))" office:value-type="string" office:string-value="5691" calcext:value-type="string">
            <text:p>5691</text:p>
          </table:table-cell>
          <table:table-cell table:style-name="ce94" table:formula="of:=DEC2HEX(SUM(HEX2DEC([.S40]);1))" office:value-type="string" office:string-value="5692" calcext:value-type="string">
            <text:p>5692</text:p>
          </table:table-cell>
          <table:table-cell table:style-name="ce87" table:formula="of:=DEC2HEX(SUM(HEX2DEC([.T40]);1))" office:value-type="string" office:string-value="5693" calcext:value-type="string">
            <text:p>5693</text:p>
          </table:table-cell>
          <table:table-cell table:style-name="ce94" table:formula="of:=DEC2HEX(SUM(HEX2DEC([.U40]);1))" office:value-type="string" office:string-value="5694" calcext:value-type="string">
            <text:p>5694</text:p>
          </table:table-cell>
          <table:table-cell table:style-name="ce87" table:formula="of:=DEC2HEX(SUM(HEX2DEC([.V40]);1))" office:value-type="string" office:string-value="5695" calcext:value-type="string">
            <text:p>5695</text:p>
          </table:table-cell>
          <table:table-cell table:style-name="ce94" table:formula="of:=DEC2HEX(SUM(HEX2DEC([.W40]);1))" office:value-type="string" office:string-value="5696" calcext:value-type="string">
            <text:p>5696</text:p>
          </table:table-cell>
          <table:table-cell table:style-name="ce87" table:formula="of:=DEC2HEX(SUM(HEX2DEC([.X40]);1))" office:value-type="string" office:string-value="5697" calcext:value-type="string">
            <text:p>5697</text:p>
          </table:table-cell>
          <table:table-cell table:style-name="ce94" table:formula="of:=DEC2HEX(SUM(HEX2DEC([.Y40]);1))" office:value-type="string" office:string-value="5698" calcext:value-type="string">
            <text:p>5698</text:p>
          </table:table-cell>
          <table:table-cell table:style-name="ce87" table:formula="of:=DEC2HEX(SUM(HEX2DEC([.Z40]);1))" office:value-type="string" office:string-value="5699" calcext:value-type="string">
            <text:p>5699</text:p>
          </table:table-cell>
          <table:table-cell table:style-name="ce94" table:formula="of:=DEC2HEX(SUM(HEX2DEC([.AA40]);1))" office:value-type="string" office:string-value="569A" calcext:value-type="string">
            <text:p>569A</text:p>
          </table:table-cell>
          <table:table-cell table:style-name="ce87" table:formula="of:=DEC2HEX(SUM(HEX2DEC([.AB40]);1))" office:value-type="string" office:string-value="569B" calcext:value-type="string">
            <text:p>569B</text:p>
          </table:table-cell>
          <table:table-cell table:style-name="ce107" table:formula="of:=DEC2HEX(SUM(HEX2DEC([.AC40]);1))" office:value-type="string" office:string-value="569C" calcext:value-type="string">
            <text:p>569C</text:p>
          </table:table-cell>
          <table:table-cell table:style-name="ce97" table:formula="of:=DEC2HEX(SUM(HEX2DEC([.AD40]);1))" office:value-type="string" office:string-value="569D" calcext:value-type="string">
            <text:p>569D</text:p>
          </table:table-cell>
          <table:table-cell table:style-name="ce94" table:formula="of:=DEC2HEX(SUM(HEX2DEC([.AE40]);1))" office:value-type="string" office:string-value="569E" calcext:value-type="string">
            <text:p>569E</text:p>
          </table:table-cell>
          <table:table-cell table:style-name="ce104" table:formula="of:=DEC2HEX(SUM(HEX2DEC([.AF40]);1))" office:value-type="string" office:string-value="569F" calcext:value-type="string">
            <text:p>569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DEC2HEX(SUM(HEX2DEC([.AG33]);1))" office:value-type="string" office:string-value="5780" calcext:value-type="string">
            <text:p>5780</text:p>
          </table:table-cell>
          <table:table-cell table:style-name="ce92" table:formula="of:=DEC2HEX(SUM(HEX2DEC([.B41]);1))" office:value-type="string" office:string-value="5781" calcext:value-type="string">
            <text:p>5781</text:p>
          </table:table-cell>
          <table:table-cell table:style-name="ce90" table:formula="of:=DEC2HEX(SUM(HEX2DEC([.C41]);1))" office:value-type="string" office:string-value="5782" calcext:value-type="string">
            <text:p>5782</text:p>
          </table:table-cell>
          <table:table-cell table:style-name="ce87" table:formula="of:=DEC2HEX(SUM(HEX2DEC([.D41]);1))" office:value-type="string" office:string-value="5783" calcext:value-type="string">
            <text:p>5783</text:p>
          </table:table-cell>
          <table:table-cell table:style-name="ce96" table:formula="of:=DEC2HEX(SUM(HEX2DEC([.E41]);1))" office:value-type="string" office:string-value="5784" calcext:value-type="string">
            <text:p>5784</text:p>
          </table:table-cell>
          <table:table-cell table:style-name="ce87" table:formula="of:=DEC2HEX(SUM(HEX2DEC([.F41]);1))" office:value-type="string" office:string-value="5785" calcext:value-type="string">
            <text:p>5785</text:p>
          </table:table-cell>
          <table:table-cell table:style-name="ce96" table:formula="of:=DEC2HEX(SUM(HEX2DEC([.G41]);1))" office:value-type="string" office:string-value="5786" calcext:value-type="string">
            <text:p>5786</text:p>
          </table:table-cell>
          <table:table-cell table:style-name="ce87" table:formula="of:=DEC2HEX(SUM(HEX2DEC([.H41]);1))" office:value-type="string" office:string-value="5787" calcext:value-type="string">
            <text:p>5787</text:p>
          </table:table-cell>
          <table:table-cell table:style-name="ce96" table:formula="of:=DEC2HEX(SUM(HEX2DEC([.I41]);1))" office:value-type="string" office:string-value="5788" calcext:value-type="string">
            <text:p>5788</text:p>
          </table:table-cell>
          <table:table-cell table:style-name="ce87" table:formula="of:=DEC2HEX(SUM(HEX2DEC([.J41]);1))" office:value-type="string" office:string-value="5789" calcext:value-type="string">
            <text:p>5789</text:p>
          </table:table-cell>
          <table:table-cell table:style-name="ce96" table:formula="of:=DEC2HEX(SUM(HEX2DEC([.K41]);1))" office:value-type="string" office:string-value="578A" calcext:value-type="string">
            <text:p>578A</text:p>
          </table:table-cell>
          <table:table-cell table:style-name="ce87" table:formula="of:=DEC2HEX(SUM(HEX2DEC([.L41]);1))" office:value-type="string" office:string-value="578B" calcext:value-type="string">
            <text:p>578B</text:p>
          </table:table-cell>
          <table:table-cell table:style-name="ce96" table:formula="of:=DEC2HEX(SUM(HEX2DEC([.M41]);1))" office:value-type="string" office:string-value="578C" calcext:value-type="string">
            <text:p>578C</text:p>
          </table:table-cell>
          <table:table-cell table:style-name="ce87" table:formula="of:=DEC2HEX(SUM(HEX2DEC([.N41]);1))" office:value-type="string" office:string-value="578D" calcext:value-type="string">
            <text:p>578D</text:p>
          </table:table-cell>
          <table:table-cell table:style-name="ce96" table:formula="of:=DEC2HEX(SUM(HEX2DEC([.O41]);1))" office:value-type="string" office:string-value="578E" calcext:value-type="string">
            <text:p>578E</text:p>
          </table:table-cell>
          <table:table-cell table:style-name="ce87" table:formula="of:=DEC2HEX(SUM(HEX2DEC([.P41]);1))" office:value-type="string" office:string-value="578F" calcext:value-type="string">
            <text:p>578F</text:p>
          </table:table-cell>
          <table:table-cell table:style-name="ce96" table:formula="of:=DEC2HEX(SUM(HEX2DEC([.Q41]);1))" office:value-type="string" office:string-value="5790" calcext:value-type="string">
            <text:p>5790</text:p>
          </table:table-cell>
          <table:table-cell table:style-name="ce87" table:formula="of:=DEC2HEX(SUM(HEX2DEC([.R41]);1))" office:value-type="string" office:string-value="5791" calcext:value-type="string">
            <text:p>5791</text:p>
          </table:table-cell>
          <table:table-cell table:style-name="ce96" table:formula="of:=DEC2HEX(SUM(HEX2DEC([.S41]);1))" office:value-type="string" office:string-value="5792" calcext:value-type="string">
            <text:p>5792</text:p>
          </table:table-cell>
          <table:table-cell table:style-name="ce87" table:formula="of:=DEC2HEX(SUM(HEX2DEC([.T41]);1))" office:value-type="string" office:string-value="5793" calcext:value-type="string">
            <text:p>5793</text:p>
          </table:table-cell>
          <table:table-cell table:style-name="ce96" table:formula="of:=DEC2HEX(SUM(HEX2DEC([.U41]);1))" office:value-type="string" office:string-value="5794" calcext:value-type="string">
            <text:p>5794</text:p>
          </table:table-cell>
          <table:table-cell table:style-name="ce87" table:formula="of:=DEC2HEX(SUM(HEX2DEC([.V41]);1))" office:value-type="string" office:string-value="5795" calcext:value-type="string">
            <text:p>5795</text:p>
          </table:table-cell>
          <table:table-cell table:style-name="ce96" table:formula="of:=DEC2HEX(SUM(HEX2DEC([.W41]);1))" office:value-type="string" office:string-value="5796" calcext:value-type="string">
            <text:p>5796</text:p>
          </table:table-cell>
          <table:table-cell table:style-name="ce87" table:formula="of:=DEC2HEX(SUM(HEX2DEC([.X41]);1))" office:value-type="string" office:string-value="5797" calcext:value-type="string">
            <text:p>5797</text:p>
          </table:table-cell>
          <table:table-cell table:style-name="ce96" table:formula="of:=DEC2HEX(SUM(HEX2DEC([.Y41]);1))" office:value-type="string" office:string-value="5798" calcext:value-type="string">
            <text:p>5798</text:p>
          </table:table-cell>
          <table:table-cell table:style-name="ce87" table:formula="of:=DEC2HEX(SUM(HEX2DEC([.Z41]);1))" office:value-type="string" office:string-value="5799" calcext:value-type="string">
            <text:p>5799</text:p>
          </table:table-cell>
          <table:table-cell table:style-name="ce96" table:formula="of:=DEC2HEX(SUM(HEX2DEC([.AA41]);1))" office:value-type="string" office:string-value="579A" calcext:value-type="string">
            <text:p>579A</text:p>
          </table:table-cell>
          <table:table-cell table:style-name="ce87" table:formula="of:=DEC2HEX(SUM(HEX2DEC([.AB41]);1))" office:value-type="string" office:string-value="579B" calcext:value-type="string">
            <text:p>579B</text:p>
          </table:table-cell>
          <table:table-cell table:style-name="ce108" table:formula="of:=DEC2HEX(SUM(HEX2DEC([.AC41]);1))" office:value-type="string" office:string-value="579C" calcext:value-type="string">
            <text:p>579C</text:p>
          </table:table-cell>
          <table:table-cell table:style-name="ce97" table:formula="of:=DEC2HEX(SUM(HEX2DEC([.AD41]);1))" office:value-type="string" office:string-value="579D" calcext:value-type="string">
            <text:p>579D</text:p>
          </table:table-cell>
          <table:table-cell table:style-name="ce96" table:formula="of:=DEC2HEX(SUM(HEX2DEC([.AE41]);1))" office:value-type="string" office:string-value="579E" calcext:value-type="string">
            <text:p>579E</text:p>
          </table:table-cell>
          <table:table-cell table:style-name="ce104" table:formula="of:=DEC2HEX(SUM(HEX2DEC([.AF41]);1))" office:value-type="string" office:string-value="579F" calcext:value-type="string">
            <text:p>579F</text:p>
          </table:table-cell>
          <table:table-cell table:number-columns-repeated="31"/>
        </table:table-row>
        <table:table-row table:style-name="ro2">
          <table:table-cell table:style-name="ce84" office:value-type="string" calcext:value-type="string" table:number-columns-spanned="1" table:number-rows-spanned="8">
            <text:p>21</text:p>
            <text:p>Pixel</text:p>
            <text:p>168-175</text:p>
            <text:p>$A8-$AF</text:p>
          </table:table-cell>
          <table:table-cell table:style-name="ce91" table:formula="of:=DEC2HEX(SUM(HEX2DEC([.AG34]);1))" office:value-type="string" office:string-value="50A0" calcext:value-type="string">
            <text:p>50A0</text:p>
          </table:table-cell>
          <table:table-cell table:style-name="ce95" table:formula="of:=DEC2HEX(SUM(HEX2DEC([.B42]);1))" office:value-type="string" office:string-value="50A1" calcext:value-type="string">
            <text:p>50A1</text:p>
          </table:table-cell>
          <table:table-cell table:style-name="ce87" table:formula="of:=DEC2HEX(SUM(HEX2DEC([.C42]);1))" office:value-type="string" office:string-value="50A2" calcext:value-type="string">
            <text:p>50A2</text:p>
          </table:table-cell>
          <table:table-cell table:style-name="ce95" table:formula="of:=DEC2HEX(SUM(HEX2DEC([.D42]);1))" office:value-type="string" office:string-value="50A3" calcext:value-type="string">
            <text:p>50A3</text:p>
          </table:table-cell>
          <table:table-cell table:style-name="ce87" table:formula="of:=DEC2HEX(SUM(HEX2DEC([.E42]);1))" office:value-type="string" office:string-value="50A4" calcext:value-type="string">
            <text:p>50A4</text:p>
          </table:table-cell>
          <table:table-cell table:style-name="ce95" table:formula="of:=DEC2HEX(SUM(HEX2DEC([.F42]);1))" office:value-type="string" office:string-value="50A5" calcext:value-type="string">
            <text:p>50A5</text:p>
          </table:table-cell>
          <table:table-cell table:style-name="ce87" table:formula="of:=DEC2HEX(SUM(HEX2DEC([.G42]);1))" office:value-type="string" office:string-value="50A6" calcext:value-type="string">
            <text:p>50A6</text:p>
          </table:table-cell>
          <table:table-cell table:style-name="ce95" table:formula="of:=DEC2HEX(SUM(HEX2DEC([.H42]);1))" office:value-type="string" office:string-value="50A7" calcext:value-type="string">
            <text:p>50A7</text:p>
          </table:table-cell>
          <table:table-cell table:style-name="ce87" table:formula="of:=DEC2HEX(SUM(HEX2DEC([.I42]);1))" office:value-type="string" office:string-value="50A8" calcext:value-type="string">
            <text:p>50A8</text:p>
          </table:table-cell>
          <table:table-cell table:style-name="ce95" table:formula="of:=DEC2HEX(SUM(HEX2DEC([.J42]);1))" office:value-type="string" office:string-value="50A9" calcext:value-type="string">
            <text:p>50A9</text:p>
          </table:table-cell>
          <table:table-cell table:style-name="ce87" table:formula="of:=DEC2HEX(SUM(HEX2DEC([.K42]);1))" office:value-type="string" office:string-value="50AA" calcext:value-type="string">
            <text:p>50AA</text:p>
          </table:table-cell>
          <table:table-cell table:style-name="ce95" table:formula="of:=DEC2HEX(SUM(HEX2DEC([.L42]);1))" office:value-type="string" office:string-value="50AB" calcext:value-type="string">
            <text:p>50AB</text:p>
          </table:table-cell>
          <table:table-cell table:style-name="ce104" table:formula="of:=DEC2HEX(SUM(HEX2DEC([.M42]);1))" office:value-type="string" office:string-value="50AC" calcext:value-type="string">
            <text:p>50AC</text:p>
          </table:table-cell>
          <table:table-cell table:style-name="ce100" table:formula="of:=DEC2HEX(SUM(HEX2DEC([.N42]);1))" office:value-type="string" office:string-value="50AD" calcext:value-type="string">
            <text:p>50AD</text:p>
          </table:table-cell>
          <table:table-cell table:style-name="ce87" table:formula="of:=DEC2HEX(SUM(HEX2DEC([.O42]);1))" office:value-type="string" office:string-value="50AE" calcext:value-type="string">
            <text:p>50AE</text:p>
          </table:table-cell>
          <table:table-cell table:style-name="ce95" table:formula="of:=DEC2HEX(SUM(HEX2DEC([.P42]);1))" office:value-type="string" office:string-value="50AF" calcext:value-type="string">
            <text:p>50AF</text:p>
          </table:table-cell>
          <table:table-cell table:style-name="ce87" table:formula="of:=DEC2HEX(SUM(HEX2DEC([.Q42]);1))" office:value-type="string" office:string-value="50B0" calcext:value-type="string">
            <text:p>50B0</text:p>
          </table:table-cell>
          <table:table-cell table:style-name="ce95" table:formula="of:=DEC2HEX(SUM(HEX2DEC([.R42]);1))" office:value-type="string" office:string-value="50B1" calcext:value-type="string">
            <text:p>50B1</text:p>
          </table:table-cell>
          <table:table-cell table:style-name="ce87" table:formula="of:=DEC2HEX(SUM(HEX2DEC([.S42]);1))" office:value-type="string" office:string-value="50B2" calcext:value-type="string">
            <text:p>50B2</text:p>
          </table:table-cell>
          <table:table-cell table:style-name="ce95" table:formula="of:=DEC2HEX(SUM(HEX2DEC([.T42]);1))" office:value-type="string" office:string-value="50B3" calcext:value-type="string">
            <text:p>50B3</text:p>
          </table:table-cell>
          <table:table-cell table:style-name="ce87" table:formula="of:=DEC2HEX(SUM(HEX2DEC([.U42]);1))" office:value-type="string" office:string-value="50B4" calcext:value-type="string">
            <text:p>50B4</text:p>
          </table:table-cell>
          <table:table-cell table:style-name="ce95" table:formula="of:=DEC2HEX(SUM(HEX2DEC([.V42]);1))" office:value-type="string" office:string-value="50B5" calcext:value-type="string">
            <text:p>50B5</text:p>
          </table:table-cell>
          <table:table-cell table:style-name="ce87" table:formula="of:=DEC2HEX(SUM(HEX2DEC([.W42]);1))" office:value-type="string" office:string-value="50B6" calcext:value-type="string">
            <text:p>50B6</text:p>
          </table:table-cell>
          <table:table-cell table:style-name="ce95" table:formula="of:=DEC2HEX(SUM(HEX2DEC([.X42]);1))" office:value-type="string" office:string-value="50B7" calcext:value-type="string">
            <text:p>50B7</text:p>
          </table:table-cell>
          <table:table-cell table:style-name="ce87" table:formula="of:=DEC2HEX(SUM(HEX2DEC([.Y42]);1))" office:value-type="string" office:string-value="50B8" calcext:value-type="string">
            <text:p>50B8</text:p>
          </table:table-cell>
          <table:table-cell table:style-name="ce95" table:formula="of:=DEC2HEX(SUM(HEX2DEC([.Z42]);1))" office:value-type="string" office:string-value="50B9" calcext:value-type="string">
            <text:p>50B9</text:p>
          </table:table-cell>
          <table:table-cell table:style-name="ce87" table:formula="of:=DEC2HEX(SUM(HEX2DEC([.AA42]);1))" office:value-type="string" office:string-value="50BA" calcext:value-type="string">
            <text:p>50BA</text:p>
          </table:table-cell>
          <table:table-cell table:style-name="ce95" table:formula="of:=DEC2HEX(SUM(HEX2DEC([.AB42]);1))" office:value-type="string" office:string-value="50BB" calcext:value-type="string">
            <text:p>50BB</text:p>
          </table:table-cell>
          <table:table-cell table:style-name="ce87" table:formula="of:=DEC2HEX(SUM(HEX2DEC([.AC42]);1))" office:value-type="string" office:string-value="50BC" calcext:value-type="string">
            <text:p>50BC</text:p>
          </table:table-cell>
          <table:table-cell table:style-name="ce95" table:formula="of:=DEC2HEX(SUM(HEX2DEC([.AD42]);1))" office:value-type="string" office:string-value="50BD" calcext:value-type="string">
            <text:p>50BD</text:p>
          </table:table-cell>
          <table:table-cell table:style-name="ce87" table:formula="of:=DEC2HEX(SUM(HEX2DEC([.AE42]);1))" office:value-type="string" office:string-value="50BE" calcext:value-type="string">
            <text:p>50BE</text:p>
          </table:table-cell>
          <table:table-cell table:style-name="ce95" table:formula="of:=DEC2HEX(SUM(HEX2DEC([.AF42]);1))" office:value-type="string" office:string-value="50BF" calcext:value-type="string">
            <text:p>50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5]);1))" office:value-type="string" office:string-value="51A0" calcext:value-type="string">
            <text:p>51A0</text:p>
          </table:table-cell>
          <table:table-cell table:style-name="ce94" table:formula="of:=DEC2HEX(SUM(HEX2DEC([.B43]);1))" office:value-type="string" office:string-value="51A1" calcext:value-type="string">
            <text:p>51A1</text:p>
          </table:table-cell>
          <table:table-cell table:style-name="ce87" table:formula="of:=DEC2HEX(SUM(HEX2DEC([.C43]);1))" office:value-type="string" office:string-value="51A2" calcext:value-type="string">
            <text:p>51A2</text:p>
          </table:table-cell>
          <table:table-cell table:style-name="ce94" table:formula="of:=DEC2HEX(SUM(HEX2DEC([.D43]);1))" office:value-type="string" office:string-value="51A3" calcext:value-type="string">
            <text:p>51A3</text:p>
          </table:table-cell>
          <table:table-cell table:style-name="ce87" table:formula="of:=DEC2HEX(SUM(HEX2DEC([.E43]);1))" office:value-type="string" office:string-value="51A4" calcext:value-type="string">
            <text:p>51A4</text:p>
          </table:table-cell>
          <table:table-cell table:style-name="ce94" table:formula="of:=DEC2HEX(SUM(HEX2DEC([.F43]);1))" office:value-type="string" office:string-value="51A5" calcext:value-type="string">
            <text:p>51A5</text:p>
          </table:table-cell>
          <table:table-cell table:style-name="ce87" table:formula="of:=DEC2HEX(SUM(HEX2DEC([.G43]);1))" office:value-type="string" office:string-value="51A6" calcext:value-type="string">
            <text:p>51A6</text:p>
          </table:table-cell>
          <table:table-cell table:style-name="ce94" table:formula="of:=DEC2HEX(SUM(HEX2DEC([.H43]);1))" office:value-type="string" office:string-value="51A7" calcext:value-type="string">
            <text:p>51A7</text:p>
          </table:table-cell>
          <table:table-cell table:style-name="ce87" table:formula="of:=DEC2HEX(SUM(HEX2DEC([.I43]);1))" office:value-type="string" office:string-value="51A8" calcext:value-type="string">
            <text:p>51A8</text:p>
          </table:table-cell>
          <table:table-cell table:style-name="ce94" table:formula="of:=DEC2HEX(SUM(HEX2DEC([.J43]);1))" office:value-type="string" office:string-value="51A9" calcext:value-type="string">
            <text:p>51A9</text:p>
          </table:table-cell>
          <table:table-cell table:style-name="ce87" table:formula="of:=DEC2HEX(SUM(HEX2DEC([.K43]);1))" office:value-type="string" office:string-value="51AA" calcext:value-type="string">
            <text:p>51AA</text:p>
          </table:table-cell>
          <table:table-cell table:style-name="ce94" table:formula="of:=DEC2HEX(SUM(HEX2DEC([.L43]);1))" office:value-type="string" office:string-value="51AB" calcext:value-type="string">
            <text:p>51AB</text:p>
          </table:table-cell>
          <table:table-cell table:style-name="ce104" table:formula="of:=DEC2HEX(SUM(HEX2DEC([.M43]);1))" office:value-type="string" office:string-value="51AC" calcext:value-type="string">
            <text:p>51AC</text:p>
          </table:table-cell>
          <table:table-cell table:style-name="ce89" table:formula="of:=DEC2HEX(SUM(HEX2DEC([.N43]);1))" office:value-type="string" office:string-value="51AD" calcext:value-type="string">
            <text:p>51AD</text:p>
          </table:table-cell>
          <table:table-cell table:style-name="ce87" table:formula="of:=DEC2HEX(SUM(HEX2DEC([.O43]);1))" office:value-type="string" office:string-value="51AE" calcext:value-type="string">
            <text:p>51AE</text:p>
          </table:table-cell>
          <table:table-cell table:style-name="ce94" table:formula="of:=DEC2HEX(SUM(HEX2DEC([.P43]);1))" office:value-type="string" office:string-value="51AF" calcext:value-type="string">
            <text:p>51AF</text:p>
          </table:table-cell>
          <table:table-cell table:style-name="ce87" table:formula="of:=DEC2HEX(SUM(HEX2DEC([.Q43]);1))" office:value-type="string" office:string-value="51B0" calcext:value-type="string">
            <text:p>51B0</text:p>
          </table:table-cell>
          <table:table-cell table:style-name="ce94" table:formula="of:=DEC2HEX(SUM(HEX2DEC([.R43]);1))" office:value-type="string" office:string-value="51B1" calcext:value-type="string">
            <text:p>51B1</text:p>
          </table:table-cell>
          <table:table-cell table:style-name="ce87" table:formula="of:=DEC2HEX(SUM(HEX2DEC([.S43]);1))" office:value-type="string" office:string-value="51B2" calcext:value-type="string">
            <text:p>51B2</text:p>
          </table:table-cell>
          <table:table-cell table:style-name="ce94" table:formula="of:=DEC2HEX(SUM(HEX2DEC([.T43]);1))" office:value-type="string" office:string-value="51B3" calcext:value-type="string">
            <text:p>51B3</text:p>
          </table:table-cell>
          <table:table-cell table:style-name="ce87" table:formula="of:=DEC2HEX(SUM(HEX2DEC([.U43]);1))" office:value-type="string" office:string-value="51B4" calcext:value-type="string">
            <text:p>51B4</text:p>
          </table:table-cell>
          <table:table-cell table:style-name="ce94" table:formula="of:=DEC2HEX(SUM(HEX2DEC([.V43]);1))" office:value-type="string" office:string-value="51B5" calcext:value-type="string">
            <text:p>51B5</text:p>
          </table:table-cell>
          <table:table-cell table:style-name="ce87" table:formula="of:=DEC2HEX(SUM(HEX2DEC([.W43]);1))" office:value-type="string" office:string-value="51B6" calcext:value-type="string">
            <text:p>51B6</text:p>
          </table:table-cell>
          <table:table-cell table:style-name="ce94" table:formula="of:=DEC2HEX(SUM(HEX2DEC([.X43]);1))" office:value-type="string" office:string-value="51B7" calcext:value-type="string">
            <text:p>51B7</text:p>
          </table:table-cell>
          <table:table-cell table:style-name="ce87" table:formula="of:=DEC2HEX(SUM(HEX2DEC([.Y43]);1))" office:value-type="string" office:string-value="51B8" calcext:value-type="string">
            <text:p>51B8</text:p>
          </table:table-cell>
          <table:table-cell table:style-name="ce94" table:formula="of:=DEC2HEX(SUM(HEX2DEC([.Z43]);1))" office:value-type="string" office:string-value="51B9" calcext:value-type="string">
            <text:p>51B9</text:p>
          </table:table-cell>
          <table:table-cell table:style-name="ce87" table:formula="of:=DEC2HEX(SUM(HEX2DEC([.AA43]);1))" office:value-type="string" office:string-value="51BA" calcext:value-type="string">
            <text:p>51BA</text:p>
          </table:table-cell>
          <table:table-cell table:style-name="ce94" table:formula="of:=DEC2HEX(SUM(HEX2DEC([.AB43]);1))" office:value-type="string" office:string-value="51BB" calcext:value-type="string">
            <text:p>51BB</text:p>
          </table:table-cell>
          <table:table-cell table:style-name="ce87" table:formula="of:=DEC2HEX(SUM(HEX2DEC([.AC43]);1))" office:value-type="string" office:string-value="51BC" calcext:value-type="string">
            <text:p>51BC</text:p>
          </table:table-cell>
          <table:table-cell table:style-name="ce94" table:formula="of:=DEC2HEX(SUM(HEX2DEC([.AD43]);1))" office:value-type="string" office:string-value="51BD" calcext:value-type="string">
            <text:p>51BD</text:p>
          </table:table-cell>
          <table:table-cell table:style-name="ce87" table:formula="of:=DEC2HEX(SUM(HEX2DEC([.AE43]);1))" office:value-type="string" office:string-value="51BE" calcext:value-type="string">
            <text:p>51BE</text:p>
          </table:table-cell>
          <table:table-cell table:style-name="ce94" table:formula="of:=DEC2HEX(SUM(HEX2DEC([.AF43]);1))" office:value-type="string" office:string-value="51BF" calcext:value-type="string">
            <text:p>51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6]);1))" office:value-type="string" office:string-value="52A0" calcext:value-type="string">
            <text:p>52A0</text:p>
          </table:table-cell>
          <table:table-cell table:style-name="ce94" table:formula="of:=DEC2HEX(SUM(HEX2DEC([.B44]);1))" office:value-type="string" office:string-value="52A1" calcext:value-type="string">
            <text:p>52A1</text:p>
          </table:table-cell>
          <table:table-cell table:style-name="ce87" table:formula="of:=DEC2HEX(SUM(HEX2DEC([.C44]);1))" office:value-type="string" office:string-value="52A2" calcext:value-type="string">
            <text:p>52A2</text:p>
          </table:table-cell>
          <table:table-cell table:style-name="ce94" table:formula="of:=DEC2HEX(SUM(HEX2DEC([.D44]);1))" office:value-type="string" office:string-value="52A3" calcext:value-type="string">
            <text:p>52A3</text:p>
          </table:table-cell>
          <table:table-cell table:style-name="ce87" table:formula="of:=DEC2HEX(SUM(HEX2DEC([.E44]);1))" office:value-type="string" office:string-value="52A4" calcext:value-type="string">
            <text:p>52A4</text:p>
          </table:table-cell>
          <table:table-cell table:style-name="ce94" table:formula="of:=DEC2HEX(SUM(HEX2DEC([.F44]);1))" office:value-type="string" office:string-value="52A5" calcext:value-type="string">
            <text:p>52A5</text:p>
          </table:table-cell>
          <table:table-cell table:style-name="ce87" table:formula="of:=DEC2HEX(SUM(HEX2DEC([.G44]);1))" office:value-type="string" office:string-value="52A6" calcext:value-type="string">
            <text:p>52A6</text:p>
          </table:table-cell>
          <table:table-cell table:style-name="ce94" table:formula="of:=DEC2HEX(SUM(HEX2DEC([.H44]);1))" office:value-type="string" office:string-value="52A7" calcext:value-type="string">
            <text:p>52A7</text:p>
          </table:table-cell>
          <table:table-cell table:style-name="ce87" table:formula="of:=DEC2HEX(SUM(HEX2DEC([.I44]);1))" office:value-type="string" office:string-value="52A8" calcext:value-type="string">
            <text:p>52A8</text:p>
          </table:table-cell>
          <table:table-cell table:style-name="ce94" table:formula="of:=DEC2HEX(SUM(HEX2DEC([.J44]);1))" office:value-type="string" office:string-value="52A9" calcext:value-type="string">
            <text:p>52A9</text:p>
          </table:table-cell>
          <table:table-cell table:style-name="ce87" table:formula="of:=DEC2HEX(SUM(HEX2DEC([.K44]);1))" office:value-type="string" office:string-value="52AA" calcext:value-type="string">
            <text:p>52AA</text:p>
          </table:table-cell>
          <table:table-cell table:style-name="ce94" table:formula="of:=DEC2HEX(SUM(HEX2DEC([.L44]);1))" office:value-type="string" office:string-value="52AB" calcext:value-type="string">
            <text:p>52AB</text:p>
          </table:table-cell>
          <table:table-cell table:style-name="ce104" table:formula="of:=DEC2HEX(SUM(HEX2DEC([.M44]);1))" office:value-type="string" office:string-value="52AC" calcext:value-type="string">
            <text:p>52AC</text:p>
          </table:table-cell>
          <table:table-cell table:style-name="ce89" table:formula="of:=DEC2HEX(SUM(HEX2DEC([.N44]);1))" office:value-type="string" office:string-value="52AD" calcext:value-type="string">
            <text:p>52AD</text:p>
          </table:table-cell>
          <table:table-cell table:style-name="ce87" table:formula="of:=DEC2HEX(SUM(HEX2DEC([.O44]);1))" office:value-type="string" office:string-value="52AE" calcext:value-type="string">
            <text:p>52AE</text:p>
          </table:table-cell>
          <table:table-cell table:style-name="ce94" table:formula="of:=DEC2HEX(SUM(HEX2DEC([.P44]);1))" office:value-type="string" office:string-value="52AF" calcext:value-type="string">
            <text:p>52AF</text:p>
          </table:table-cell>
          <table:table-cell table:style-name="ce87" table:formula="of:=DEC2HEX(SUM(HEX2DEC([.Q44]);1))" office:value-type="string" office:string-value="52B0" calcext:value-type="string">
            <text:p>52B0</text:p>
          </table:table-cell>
          <table:table-cell table:style-name="ce94" table:formula="of:=DEC2HEX(SUM(HEX2DEC([.R44]);1))" office:value-type="string" office:string-value="52B1" calcext:value-type="string">
            <text:p>52B1</text:p>
          </table:table-cell>
          <table:table-cell table:style-name="ce87" table:formula="of:=DEC2HEX(SUM(HEX2DEC([.S44]);1))" office:value-type="string" office:string-value="52B2" calcext:value-type="string">
            <text:p>52B2</text:p>
          </table:table-cell>
          <table:table-cell table:style-name="ce94" table:formula="of:=DEC2HEX(SUM(HEX2DEC([.T44]);1))" office:value-type="string" office:string-value="52B3" calcext:value-type="string">
            <text:p>52B3</text:p>
          </table:table-cell>
          <table:table-cell table:style-name="ce87" table:formula="of:=DEC2HEX(SUM(HEX2DEC([.U44]);1))" office:value-type="string" office:string-value="52B4" calcext:value-type="string">
            <text:p>52B4</text:p>
          </table:table-cell>
          <table:table-cell table:style-name="ce94" table:formula="of:=DEC2HEX(SUM(HEX2DEC([.V44]);1))" office:value-type="string" office:string-value="52B5" calcext:value-type="string">
            <text:p>52B5</text:p>
          </table:table-cell>
          <table:table-cell table:style-name="ce87" table:formula="of:=DEC2HEX(SUM(HEX2DEC([.W44]);1))" office:value-type="string" office:string-value="52B6" calcext:value-type="string">
            <text:p>52B6</text:p>
          </table:table-cell>
          <table:table-cell table:style-name="ce94" table:formula="of:=DEC2HEX(SUM(HEX2DEC([.X44]);1))" office:value-type="string" office:string-value="52B7" calcext:value-type="string">
            <text:p>52B7</text:p>
          </table:table-cell>
          <table:table-cell table:style-name="ce87" table:formula="of:=DEC2HEX(SUM(HEX2DEC([.Y44]);1))" office:value-type="string" office:string-value="52B8" calcext:value-type="string">
            <text:p>52B8</text:p>
          </table:table-cell>
          <table:table-cell table:style-name="ce94" table:formula="of:=DEC2HEX(SUM(HEX2DEC([.Z44]);1))" office:value-type="string" office:string-value="52B9" calcext:value-type="string">
            <text:p>52B9</text:p>
          </table:table-cell>
          <table:table-cell table:style-name="ce87" table:formula="of:=DEC2HEX(SUM(HEX2DEC([.AA44]);1))" office:value-type="string" office:string-value="52BA" calcext:value-type="string">
            <text:p>52BA</text:p>
          </table:table-cell>
          <table:table-cell table:style-name="ce94" table:formula="of:=DEC2HEX(SUM(HEX2DEC([.AB44]);1))" office:value-type="string" office:string-value="52BB" calcext:value-type="string">
            <text:p>52BB</text:p>
          </table:table-cell>
          <table:table-cell table:style-name="ce87" table:formula="of:=DEC2HEX(SUM(HEX2DEC([.AC44]);1))" office:value-type="string" office:string-value="52BC" calcext:value-type="string">
            <text:p>52BC</text:p>
          </table:table-cell>
          <table:table-cell table:style-name="ce94" table:formula="of:=DEC2HEX(SUM(HEX2DEC([.AD44]);1))" office:value-type="string" office:string-value="52BD" calcext:value-type="string">
            <text:p>52BD</text:p>
          </table:table-cell>
          <table:table-cell table:style-name="ce87" table:formula="of:=DEC2HEX(SUM(HEX2DEC([.AE44]);1))" office:value-type="string" office:string-value="52BE" calcext:value-type="string">
            <text:p>52BE</text:p>
          </table:table-cell>
          <table:table-cell table:style-name="ce94" table:formula="of:=DEC2HEX(SUM(HEX2DEC([.AF44]);1))" office:value-type="string" office:string-value="52BF" calcext:value-type="string">
            <text:p>52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7]);1))" office:value-type="string" office:string-value="53A0" calcext:value-type="string">
            <text:p>53A0</text:p>
          </table:table-cell>
          <table:table-cell table:style-name="ce94" table:formula="of:=DEC2HEX(SUM(HEX2DEC([.B45]);1))" office:value-type="string" office:string-value="53A1" calcext:value-type="string">
            <text:p>53A1</text:p>
          </table:table-cell>
          <table:table-cell table:style-name="ce87" table:formula="of:=DEC2HEX(SUM(HEX2DEC([.C45]);1))" office:value-type="string" office:string-value="53A2" calcext:value-type="string">
            <text:p>53A2</text:p>
          </table:table-cell>
          <table:table-cell table:style-name="ce94" table:formula="of:=DEC2HEX(SUM(HEX2DEC([.D45]);1))" office:value-type="string" office:string-value="53A3" calcext:value-type="string">
            <text:p>53A3</text:p>
          </table:table-cell>
          <table:table-cell table:style-name="ce87" table:formula="of:=DEC2HEX(SUM(HEX2DEC([.E45]);1))" office:value-type="string" office:string-value="53A4" calcext:value-type="string">
            <text:p>53A4</text:p>
          </table:table-cell>
          <table:table-cell table:style-name="ce94" table:formula="of:=DEC2HEX(SUM(HEX2DEC([.F45]);1))" office:value-type="string" office:string-value="53A5" calcext:value-type="string">
            <text:p>53A5</text:p>
          </table:table-cell>
          <table:table-cell table:style-name="ce87" table:formula="of:=DEC2HEX(SUM(HEX2DEC([.G45]);1))" office:value-type="string" office:string-value="53A6" calcext:value-type="string">
            <text:p>53A6</text:p>
          </table:table-cell>
          <table:table-cell table:style-name="ce94" table:formula="of:=DEC2HEX(SUM(HEX2DEC([.H45]);1))" office:value-type="string" office:string-value="53A7" calcext:value-type="string">
            <text:p>53A7</text:p>
          </table:table-cell>
          <table:table-cell table:style-name="ce87" table:formula="of:=DEC2HEX(SUM(HEX2DEC([.I45]);1))" office:value-type="string" office:string-value="53A8" calcext:value-type="string">
            <text:p>53A8</text:p>
          </table:table-cell>
          <table:table-cell table:style-name="ce94" table:formula="of:=DEC2HEX(SUM(HEX2DEC([.J45]);1))" office:value-type="string" office:string-value="53A9" calcext:value-type="string">
            <text:p>53A9</text:p>
          </table:table-cell>
          <table:table-cell table:style-name="ce87" table:formula="of:=DEC2HEX(SUM(HEX2DEC([.K45]);1))" office:value-type="string" office:string-value="53AA" calcext:value-type="string">
            <text:p>53AA</text:p>
          </table:table-cell>
          <table:table-cell table:style-name="ce94" table:formula="of:=DEC2HEX(SUM(HEX2DEC([.L45]);1))" office:value-type="string" office:string-value="53AB" calcext:value-type="string">
            <text:p>53AB</text:p>
          </table:table-cell>
          <table:table-cell table:style-name="ce104" table:formula="of:=DEC2HEX(SUM(HEX2DEC([.M45]);1))" office:value-type="string" office:string-value="53AC" calcext:value-type="string">
            <text:p>53AC</text:p>
          </table:table-cell>
          <table:table-cell table:style-name="ce89" table:formula="of:=DEC2HEX(SUM(HEX2DEC([.N45]);1))" office:value-type="string" office:string-value="53AD" calcext:value-type="string">
            <text:p>53AD</text:p>
          </table:table-cell>
          <table:table-cell table:style-name="ce87" table:formula="of:=DEC2HEX(SUM(HEX2DEC([.O45]);1))" office:value-type="string" office:string-value="53AE" calcext:value-type="string">
            <text:p>53AE</text:p>
          </table:table-cell>
          <table:table-cell table:style-name="ce94" table:formula="of:=DEC2HEX(SUM(HEX2DEC([.P45]);1))" office:value-type="string" office:string-value="53AF" calcext:value-type="string">
            <text:p>53AF</text:p>
          </table:table-cell>
          <table:table-cell table:style-name="ce87" table:formula="of:=DEC2HEX(SUM(HEX2DEC([.Q45]);1))" office:value-type="string" office:string-value="53B0" calcext:value-type="string">
            <text:p>53B0</text:p>
          </table:table-cell>
          <table:table-cell table:style-name="ce94" table:formula="of:=DEC2HEX(SUM(HEX2DEC([.R45]);1))" office:value-type="string" office:string-value="53B1" calcext:value-type="string">
            <text:p>53B1</text:p>
          </table:table-cell>
          <table:table-cell table:style-name="ce87" table:formula="of:=DEC2HEX(SUM(HEX2DEC([.S45]);1))" office:value-type="string" office:string-value="53B2" calcext:value-type="string">
            <text:p>53B2</text:p>
          </table:table-cell>
          <table:table-cell table:style-name="ce94" table:formula="of:=DEC2HEX(SUM(HEX2DEC([.T45]);1))" office:value-type="string" office:string-value="53B3" calcext:value-type="string">
            <text:p>53B3</text:p>
          </table:table-cell>
          <table:table-cell table:style-name="ce87" table:formula="of:=DEC2HEX(SUM(HEX2DEC([.U45]);1))" office:value-type="string" office:string-value="53B4" calcext:value-type="string">
            <text:p>53B4</text:p>
          </table:table-cell>
          <table:table-cell table:style-name="ce94" table:formula="of:=DEC2HEX(SUM(HEX2DEC([.V45]);1))" office:value-type="string" office:string-value="53B5" calcext:value-type="string">
            <text:p>53B5</text:p>
          </table:table-cell>
          <table:table-cell table:style-name="ce87" table:formula="of:=DEC2HEX(SUM(HEX2DEC([.W45]);1))" office:value-type="string" office:string-value="53B6" calcext:value-type="string">
            <text:p>53B6</text:p>
          </table:table-cell>
          <table:table-cell table:style-name="ce94" table:formula="of:=DEC2HEX(SUM(HEX2DEC([.X45]);1))" office:value-type="string" office:string-value="53B7" calcext:value-type="string">
            <text:p>53B7</text:p>
          </table:table-cell>
          <table:table-cell table:style-name="ce87" table:formula="of:=DEC2HEX(SUM(HEX2DEC([.Y45]);1))" office:value-type="string" office:string-value="53B8" calcext:value-type="string">
            <text:p>53B8</text:p>
          </table:table-cell>
          <table:table-cell table:style-name="ce94" table:formula="of:=DEC2HEX(SUM(HEX2DEC([.Z45]);1))" office:value-type="string" office:string-value="53B9" calcext:value-type="string">
            <text:p>53B9</text:p>
          </table:table-cell>
          <table:table-cell table:style-name="ce87" table:formula="of:=DEC2HEX(SUM(HEX2DEC([.AA45]);1))" office:value-type="string" office:string-value="53BA" calcext:value-type="string">
            <text:p>53BA</text:p>
          </table:table-cell>
          <table:table-cell table:style-name="ce94" table:formula="of:=DEC2HEX(SUM(HEX2DEC([.AB45]);1))" office:value-type="string" office:string-value="53BB" calcext:value-type="string">
            <text:p>53BB</text:p>
          </table:table-cell>
          <table:table-cell table:style-name="ce87" table:formula="of:=DEC2HEX(SUM(HEX2DEC([.AC45]);1))" office:value-type="string" office:string-value="53BC" calcext:value-type="string">
            <text:p>53BC</text:p>
          </table:table-cell>
          <table:table-cell table:style-name="ce94" table:formula="of:=DEC2HEX(SUM(HEX2DEC([.AD45]);1))" office:value-type="string" office:string-value="53BD" calcext:value-type="string">
            <text:p>53BD</text:p>
          </table:table-cell>
          <table:table-cell table:style-name="ce87" table:formula="of:=DEC2HEX(SUM(HEX2DEC([.AE45]);1))" office:value-type="string" office:string-value="53BE" calcext:value-type="string">
            <text:p>53BE</text:p>
          </table:table-cell>
          <table:table-cell table:style-name="ce94" table:formula="of:=DEC2HEX(SUM(HEX2DEC([.AF45]);1))" office:value-type="string" office:string-value="53BF" calcext:value-type="string">
            <text:p>53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8]);1))" office:value-type="string" office:string-value="54A0" calcext:value-type="string">
            <text:p>54A0</text:p>
          </table:table-cell>
          <table:table-cell table:style-name="ce94" table:formula="of:=DEC2HEX(SUM(HEX2DEC([.B46]);1))" office:value-type="string" office:string-value="54A1" calcext:value-type="string">
            <text:p>54A1</text:p>
          </table:table-cell>
          <table:table-cell table:style-name="ce87" table:formula="of:=DEC2HEX(SUM(HEX2DEC([.C46]);1))" office:value-type="string" office:string-value="54A2" calcext:value-type="string">
            <text:p>54A2</text:p>
          </table:table-cell>
          <table:table-cell table:style-name="ce94" table:formula="of:=DEC2HEX(SUM(HEX2DEC([.D46]);1))" office:value-type="string" office:string-value="54A3" calcext:value-type="string">
            <text:p>54A3</text:p>
          </table:table-cell>
          <table:table-cell table:style-name="ce87" table:formula="of:=DEC2HEX(SUM(HEX2DEC([.E46]);1))" office:value-type="string" office:string-value="54A4" calcext:value-type="string">
            <text:p>54A4</text:p>
          </table:table-cell>
          <table:table-cell table:style-name="ce94" table:formula="of:=DEC2HEX(SUM(HEX2DEC([.F46]);1))" office:value-type="string" office:string-value="54A5" calcext:value-type="string">
            <text:p>54A5</text:p>
          </table:table-cell>
          <table:table-cell table:style-name="ce87" table:formula="of:=DEC2HEX(SUM(HEX2DEC([.G46]);1))" office:value-type="string" office:string-value="54A6" calcext:value-type="string">
            <text:p>54A6</text:p>
          </table:table-cell>
          <table:table-cell table:style-name="ce94" table:formula="of:=DEC2HEX(SUM(HEX2DEC([.H46]);1))" office:value-type="string" office:string-value="54A7" calcext:value-type="string">
            <text:p>54A7</text:p>
          </table:table-cell>
          <table:table-cell table:style-name="ce87" table:formula="of:=DEC2HEX(SUM(HEX2DEC([.I46]);1))" office:value-type="string" office:string-value="54A8" calcext:value-type="string">
            <text:p>54A8</text:p>
          </table:table-cell>
          <table:table-cell table:style-name="ce94" table:formula="of:=DEC2HEX(SUM(HEX2DEC([.J46]);1))" office:value-type="string" office:string-value="54A9" calcext:value-type="string">
            <text:p>54A9</text:p>
          </table:table-cell>
          <table:table-cell table:style-name="ce87" table:formula="of:=DEC2HEX(SUM(HEX2DEC([.K46]);1))" office:value-type="string" office:string-value="54AA" calcext:value-type="string">
            <text:p>54AA</text:p>
          </table:table-cell>
          <table:table-cell table:style-name="ce94" table:formula="of:=DEC2HEX(SUM(HEX2DEC([.L46]);1))" office:value-type="string" office:string-value="54AB" calcext:value-type="string">
            <text:p>54AB</text:p>
          </table:table-cell>
          <table:table-cell table:style-name="ce104" table:formula="of:=DEC2HEX(SUM(HEX2DEC([.M46]);1))" office:value-type="string" office:string-value="54AC" calcext:value-type="string">
            <text:p>54AC</text:p>
          </table:table-cell>
          <table:table-cell table:style-name="ce89" table:formula="of:=DEC2HEX(SUM(HEX2DEC([.N46]);1))" office:value-type="string" office:string-value="54AD" calcext:value-type="string">
            <text:p>54AD</text:p>
          </table:table-cell>
          <table:table-cell table:style-name="ce87" table:formula="of:=DEC2HEX(SUM(HEX2DEC([.O46]);1))" office:value-type="string" office:string-value="54AE" calcext:value-type="string">
            <text:p>54AE</text:p>
          </table:table-cell>
          <table:table-cell table:style-name="ce94" table:formula="of:=DEC2HEX(SUM(HEX2DEC([.P46]);1))" office:value-type="string" office:string-value="54AF" calcext:value-type="string">
            <text:p>54AF</text:p>
          </table:table-cell>
          <table:table-cell table:style-name="ce87" table:formula="of:=DEC2HEX(SUM(HEX2DEC([.Q46]);1))" office:value-type="string" office:string-value="54B0" calcext:value-type="string">
            <text:p>54B0</text:p>
          </table:table-cell>
          <table:table-cell table:style-name="ce94" table:formula="of:=DEC2HEX(SUM(HEX2DEC([.R46]);1))" office:value-type="string" office:string-value="54B1" calcext:value-type="string">
            <text:p>54B1</text:p>
          </table:table-cell>
          <table:table-cell table:style-name="ce87" table:formula="of:=DEC2HEX(SUM(HEX2DEC([.S46]);1))" office:value-type="string" office:string-value="54B2" calcext:value-type="string">
            <text:p>54B2</text:p>
          </table:table-cell>
          <table:table-cell table:style-name="ce94" table:formula="of:=DEC2HEX(SUM(HEX2DEC([.T46]);1))" office:value-type="string" office:string-value="54B3" calcext:value-type="string">
            <text:p>54B3</text:p>
          </table:table-cell>
          <table:table-cell table:style-name="ce87" table:formula="of:=DEC2HEX(SUM(HEX2DEC([.U46]);1))" office:value-type="string" office:string-value="54B4" calcext:value-type="string">
            <text:p>54B4</text:p>
          </table:table-cell>
          <table:table-cell table:style-name="ce94" table:formula="of:=DEC2HEX(SUM(HEX2DEC([.V46]);1))" office:value-type="string" office:string-value="54B5" calcext:value-type="string">
            <text:p>54B5</text:p>
          </table:table-cell>
          <table:table-cell table:style-name="ce87" table:formula="of:=DEC2HEX(SUM(HEX2DEC([.W46]);1))" office:value-type="string" office:string-value="54B6" calcext:value-type="string">
            <text:p>54B6</text:p>
          </table:table-cell>
          <table:table-cell table:style-name="ce94" table:formula="of:=DEC2HEX(SUM(HEX2DEC([.X46]);1))" office:value-type="string" office:string-value="54B7" calcext:value-type="string">
            <text:p>54B7</text:p>
          </table:table-cell>
          <table:table-cell table:style-name="ce87" table:formula="of:=DEC2HEX(SUM(HEX2DEC([.Y46]);1))" office:value-type="string" office:string-value="54B8" calcext:value-type="string">
            <text:p>54B8</text:p>
          </table:table-cell>
          <table:table-cell table:style-name="ce94" table:formula="of:=DEC2HEX(SUM(HEX2DEC([.Z46]);1))" office:value-type="string" office:string-value="54B9" calcext:value-type="string">
            <text:p>54B9</text:p>
          </table:table-cell>
          <table:table-cell table:style-name="ce87" table:formula="of:=DEC2HEX(SUM(HEX2DEC([.AA46]);1))" office:value-type="string" office:string-value="54BA" calcext:value-type="string">
            <text:p>54BA</text:p>
          </table:table-cell>
          <table:table-cell table:style-name="ce94" table:formula="of:=DEC2HEX(SUM(HEX2DEC([.AB46]);1))" office:value-type="string" office:string-value="54BB" calcext:value-type="string">
            <text:p>54BB</text:p>
          </table:table-cell>
          <table:table-cell table:style-name="ce87" table:formula="of:=DEC2HEX(SUM(HEX2DEC([.AC46]);1))" office:value-type="string" office:string-value="54BC" calcext:value-type="string">
            <text:p>54BC</text:p>
          </table:table-cell>
          <table:table-cell table:style-name="ce94" table:formula="of:=DEC2HEX(SUM(HEX2DEC([.AD46]);1))" office:value-type="string" office:string-value="54BD" calcext:value-type="string">
            <text:p>54BD</text:p>
          </table:table-cell>
          <table:table-cell table:style-name="ce87" table:formula="of:=DEC2HEX(SUM(HEX2DEC([.AE46]);1))" office:value-type="string" office:string-value="54BE" calcext:value-type="string">
            <text:p>54BE</text:p>
          </table:table-cell>
          <table:table-cell table:style-name="ce94" table:formula="of:=DEC2HEX(SUM(HEX2DEC([.AF46]);1))" office:value-type="string" office:string-value="54BF" calcext:value-type="string">
            <text:p>54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39]);1))" office:value-type="string" office:string-value="55A0" calcext:value-type="string">
            <text:p>55A0</text:p>
          </table:table-cell>
          <table:table-cell table:style-name="ce94" table:formula="of:=DEC2HEX(SUM(HEX2DEC([.B47]);1))" office:value-type="string" office:string-value="55A1" calcext:value-type="string">
            <text:p>55A1</text:p>
          </table:table-cell>
          <table:table-cell table:style-name="ce87" table:formula="of:=DEC2HEX(SUM(HEX2DEC([.C47]);1))" office:value-type="string" office:string-value="55A2" calcext:value-type="string">
            <text:p>55A2</text:p>
          </table:table-cell>
          <table:table-cell table:style-name="ce94" table:formula="of:=DEC2HEX(SUM(HEX2DEC([.D47]);1))" office:value-type="string" office:string-value="55A3" calcext:value-type="string">
            <text:p>55A3</text:p>
          </table:table-cell>
          <table:table-cell table:style-name="ce87" table:formula="of:=DEC2HEX(SUM(HEX2DEC([.E47]);1))" office:value-type="string" office:string-value="55A4" calcext:value-type="string">
            <text:p>55A4</text:p>
          </table:table-cell>
          <table:table-cell table:style-name="ce94" table:formula="of:=DEC2HEX(SUM(HEX2DEC([.F47]);1))" office:value-type="string" office:string-value="55A5" calcext:value-type="string">
            <text:p>55A5</text:p>
          </table:table-cell>
          <table:table-cell table:style-name="ce87" table:formula="of:=DEC2HEX(SUM(HEX2DEC([.G47]);1))" office:value-type="string" office:string-value="55A6" calcext:value-type="string">
            <text:p>55A6</text:p>
          </table:table-cell>
          <table:table-cell table:style-name="ce94" table:formula="of:=DEC2HEX(SUM(HEX2DEC([.H47]);1))" office:value-type="string" office:string-value="55A7" calcext:value-type="string">
            <text:p>55A7</text:p>
          </table:table-cell>
          <table:table-cell table:style-name="ce87" table:formula="of:=DEC2HEX(SUM(HEX2DEC([.I47]);1))" office:value-type="string" office:string-value="55A8" calcext:value-type="string">
            <text:p>55A8</text:p>
          </table:table-cell>
          <table:table-cell table:style-name="ce94" table:formula="of:=DEC2HEX(SUM(HEX2DEC([.J47]);1))" office:value-type="string" office:string-value="55A9" calcext:value-type="string">
            <text:p>55A9</text:p>
          </table:table-cell>
          <table:table-cell table:style-name="ce87" table:formula="of:=DEC2HEX(SUM(HEX2DEC([.K47]);1))" office:value-type="string" office:string-value="55AA" calcext:value-type="string">
            <text:p>55AA</text:p>
          </table:table-cell>
          <table:table-cell table:style-name="ce94" table:formula="of:=DEC2HEX(SUM(HEX2DEC([.L47]);1))" office:value-type="string" office:string-value="55AB" calcext:value-type="string">
            <text:p>55AB</text:p>
          </table:table-cell>
          <table:table-cell table:style-name="ce104" table:formula="of:=DEC2HEX(SUM(HEX2DEC([.M47]);1))" office:value-type="string" office:string-value="55AC" calcext:value-type="string">
            <text:p>55AC</text:p>
          </table:table-cell>
          <table:table-cell table:style-name="ce89" table:formula="of:=DEC2HEX(SUM(HEX2DEC([.N47]);1))" office:value-type="string" office:string-value="55AD" calcext:value-type="string">
            <text:p>55AD</text:p>
          </table:table-cell>
          <table:table-cell table:style-name="ce87" table:formula="of:=DEC2HEX(SUM(HEX2DEC([.O47]);1))" office:value-type="string" office:string-value="55AE" calcext:value-type="string">
            <text:p>55AE</text:p>
          </table:table-cell>
          <table:table-cell table:style-name="ce94" table:formula="of:=DEC2HEX(SUM(HEX2DEC([.P47]);1))" office:value-type="string" office:string-value="55AF" calcext:value-type="string">
            <text:p>55AF</text:p>
          </table:table-cell>
          <table:table-cell table:style-name="ce87" table:formula="of:=DEC2HEX(SUM(HEX2DEC([.Q47]);1))" office:value-type="string" office:string-value="55B0" calcext:value-type="string">
            <text:p>55B0</text:p>
          </table:table-cell>
          <table:table-cell table:style-name="ce94" table:formula="of:=DEC2HEX(SUM(HEX2DEC([.R47]);1))" office:value-type="string" office:string-value="55B1" calcext:value-type="string">
            <text:p>55B1</text:p>
          </table:table-cell>
          <table:table-cell table:style-name="ce87" table:formula="of:=DEC2HEX(SUM(HEX2DEC([.S47]);1))" office:value-type="string" office:string-value="55B2" calcext:value-type="string">
            <text:p>55B2</text:p>
          </table:table-cell>
          <table:table-cell table:style-name="ce94" table:formula="of:=DEC2HEX(SUM(HEX2DEC([.T47]);1))" office:value-type="string" office:string-value="55B3" calcext:value-type="string">
            <text:p>55B3</text:p>
          </table:table-cell>
          <table:table-cell table:style-name="ce87" table:formula="of:=DEC2HEX(SUM(HEX2DEC([.U47]);1))" office:value-type="string" office:string-value="55B4" calcext:value-type="string">
            <text:p>55B4</text:p>
          </table:table-cell>
          <table:table-cell table:style-name="ce94" table:formula="of:=DEC2HEX(SUM(HEX2DEC([.V47]);1))" office:value-type="string" office:string-value="55B5" calcext:value-type="string">
            <text:p>55B5</text:p>
          </table:table-cell>
          <table:table-cell table:style-name="ce87" table:formula="of:=DEC2HEX(SUM(HEX2DEC([.W47]);1))" office:value-type="string" office:string-value="55B6" calcext:value-type="string">
            <text:p>55B6</text:p>
          </table:table-cell>
          <table:table-cell table:style-name="ce94" table:formula="of:=DEC2HEX(SUM(HEX2DEC([.X47]);1))" office:value-type="string" office:string-value="55B7" calcext:value-type="string">
            <text:p>55B7</text:p>
          </table:table-cell>
          <table:table-cell table:style-name="ce87" table:formula="of:=DEC2HEX(SUM(HEX2DEC([.Y47]);1))" office:value-type="string" office:string-value="55B8" calcext:value-type="string">
            <text:p>55B8</text:p>
          </table:table-cell>
          <table:table-cell table:style-name="ce94" table:formula="of:=DEC2HEX(SUM(HEX2DEC([.Z47]);1))" office:value-type="string" office:string-value="55B9" calcext:value-type="string">
            <text:p>55B9</text:p>
          </table:table-cell>
          <table:table-cell table:style-name="ce87" table:formula="of:=DEC2HEX(SUM(HEX2DEC([.AA47]);1))" office:value-type="string" office:string-value="55BA" calcext:value-type="string">
            <text:p>55BA</text:p>
          </table:table-cell>
          <table:table-cell table:style-name="ce94" table:formula="of:=DEC2HEX(SUM(HEX2DEC([.AB47]);1))" office:value-type="string" office:string-value="55BB" calcext:value-type="string">
            <text:p>55BB</text:p>
          </table:table-cell>
          <table:table-cell table:style-name="ce87" table:formula="of:=DEC2HEX(SUM(HEX2DEC([.AC47]);1))" office:value-type="string" office:string-value="55BC" calcext:value-type="string">
            <text:p>55BC</text:p>
          </table:table-cell>
          <table:table-cell table:style-name="ce94" table:formula="of:=DEC2HEX(SUM(HEX2DEC([.AD47]);1))" office:value-type="string" office:string-value="55BD" calcext:value-type="string">
            <text:p>55BD</text:p>
          </table:table-cell>
          <table:table-cell table:style-name="ce87" table:formula="of:=DEC2HEX(SUM(HEX2DEC([.AE47]);1))" office:value-type="string" office:string-value="55BE" calcext:value-type="string">
            <text:p>55BE</text:p>
          </table:table-cell>
          <table:table-cell table:style-name="ce94" table:formula="of:=DEC2HEX(SUM(HEX2DEC([.AF47]);1))" office:value-type="string" office:string-value="55BF" calcext:value-type="string">
            <text:p>55BF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DEC2HEX(SUM(HEX2DEC([.AG40]);1))" office:value-type="string" office:string-value="56A0" calcext:value-type="string">
            <text:p>56A0</text:p>
          </table:table-cell>
          <table:table-cell table:style-name="ce94" table:formula="of:=DEC2HEX(SUM(HEX2DEC([.B48]);1))" office:value-type="string" office:string-value="56A1" calcext:value-type="string">
            <text:p>56A1</text:p>
          </table:table-cell>
          <table:table-cell table:style-name="ce87" table:formula="of:=DEC2HEX(SUM(HEX2DEC([.C48]);1))" office:value-type="string" office:string-value="56A2" calcext:value-type="string">
            <text:p>56A2</text:p>
          </table:table-cell>
          <table:table-cell table:style-name="ce94" table:formula="of:=DEC2HEX(SUM(HEX2DEC([.D48]);1))" office:value-type="string" office:string-value="56A3" calcext:value-type="string">
            <text:p>56A3</text:p>
          </table:table-cell>
          <table:table-cell table:style-name="ce87" table:formula="of:=DEC2HEX(SUM(HEX2DEC([.E48]);1))" office:value-type="string" office:string-value="56A4" calcext:value-type="string">
            <text:p>56A4</text:p>
          </table:table-cell>
          <table:table-cell table:style-name="ce94" table:formula="of:=DEC2HEX(SUM(HEX2DEC([.F48]);1))" office:value-type="string" office:string-value="56A5" calcext:value-type="string">
            <text:p>56A5</text:p>
          </table:table-cell>
          <table:table-cell table:style-name="ce87" table:formula="of:=DEC2HEX(SUM(HEX2DEC([.G48]);1))" office:value-type="string" office:string-value="56A6" calcext:value-type="string">
            <text:p>56A6</text:p>
          </table:table-cell>
          <table:table-cell table:style-name="ce94" table:formula="of:=DEC2HEX(SUM(HEX2DEC([.H48]);1))" office:value-type="string" office:string-value="56A7" calcext:value-type="string">
            <text:p>56A7</text:p>
          </table:table-cell>
          <table:table-cell table:style-name="ce87" table:formula="of:=DEC2HEX(SUM(HEX2DEC([.I48]);1))" office:value-type="string" office:string-value="56A8" calcext:value-type="string">
            <text:p>56A8</text:p>
          </table:table-cell>
          <table:table-cell table:style-name="ce94" table:formula="of:=DEC2HEX(SUM(HEX2DEC([.J48]);1))" office:value-type="string" office:string-value="56A9" calcext:value-type="string">
            <text:p>56A9</text:p>
          </table:table-cell>
          <table:table-cell table:style-name="ce87" table:formula="of:=DEC2HEX(SUM(HEX2DEC([.K48]);1))" office:value-type="string" office:string-value="56AA" calcext:value-type="string">
            <text:p>56AA</text:p>
          </table:table-cell>
          <table:table-cell table:style-name="ce94" table:formula="of:=DEC2HEX(SUM(HEX2DEC([.L48]);1))" office:value-type="string" office:string-value="56AB" calcext:value-type="string">
            <text:p>56AB</text:p>
          </table:table-cell>
          <table:table-cell table:style-name="ce104" table:formula="of:=DEC2HEX(SUM(HEX2DEC([.M48]);1))" office:value-type="string" office:string-value="56AC" calcext:value-type="string">
            <text:p>56AC</text:p>
          </table:table-cell>
          <table:table-cell table:style-name="ce89" table:formula="of:=DEC2HEX(SUM(HEX2DEC([.N48]);1))" office:value-type="string" office:string-value="56AD" calcext:value-type="string">
            <text:p>56AD</text:p>
          </table:table-cell>
          <table:table-cell table:style-name="ce87" table:formula="of:=DEC2HEX(SUM(HEX2DEC([.O48]);1))" office:value-type="string" office:string-value="56AE" calcext:value-type="string">
            <text:p>56AE</text:p>
          </table:table-cell>
          <table:table-cell table:style-name="ce94" table:formula="of:=DEC2HEX(SUM(HEX2DEC([.P48]);1))" office:value-type="string" office:string-value="56AF" calcext:value-type="string">
            <text:p>56AF</text:p>
          </table:table-cell>
          <table:table-cell table:style-name="ce87" table:formula="of:=DEC2HEX(SUM(HEX2DEC([.Q48]);1))" office:value-type="string" office:string-value="56B0" calcext:value-type="string">
            <text:p>56B0</text:p>
          </table:table-cell>
          <table:table-cell table:style-name="ce94" table:formula="of:=DEC2HEX(SUM(HEX2DEC([.R48]);1))" office:value-type="string" office:string-value="56B1" calcext:value-type="string">
            <text:p>56B1</text:p>
          </table:table-cell>
          <table:table-cell table:style-name="ce87" table:formula="of:=DEC2HEX(SUM(HEX2DEC([.S48]);1))" office:value-type="string" office:string-value="56B2" calcext:value-type="string">
            <text:p>56B2</text:p>
          </table:table-cell>
          <table:table-cell table:style-name="ce94" table:formula="of:=DEC2HEX(SUM(HEX2DEC([.T48]);1))" office:value-type="string" office:string-value="56B3" calcext:value-type="string">
            <text:p>56B3</text:p>
          </table:table-cell>
          <table:table-cell table:style-name="ce87" table:formula="of:=DEC2HEX(SUM(HEX2DEC([.U48]);1))" office:value-type="string" office:string-value="56B4" calcext:value-type="string">
            <text:p>56B4</text:p>
          </table:table-cell>
          <table:table-cell table:style-name="ce94" table:formula="of:=DEC2HEX(SUM(HEX2DEC([.V48]);1))" office:value-type="string" office:string-value="56B5" calcext:value-type="string">
            <text:p>56B5</text:p>
          </table:table-cell>
          <table:table-cell table:style-name="ce87" table:formula="of:=DEC2HEX(SUM(HEX2DEC([.W48]);1))" office:value-type="string" office:string-value="56B6" calcext:value-type="string">
            <text:p>56B6</text:p>
          </table:table-cell>
          <table:table-cell table:style-name="ce94" table:formula="of:=DEC2HEX(SUM(HEX2DEC([.X48]);1))" office:value-type="string" office:string-value="56B7" calcext:value-type="string">
            <text:p>56B7</text:p>
          </table:table-cell>
          <table:table-cell table:style-name="ce87" table:formula="of:=DEC2HEX(SUM(HEX2DEC([.Y48]);1))" office:value-type="string" office:string-value="56B8" calcext:value-type="string">
            <text:p>56B8</text:p>
          </table:table-cell>
          <table:table-cell table:style-name="ce94" table:formula="of:=DEC2HEX(SUM(HEX2DEC([.Z48]);1))" office:value-type="string" office:string-value="56B9" calcext:value-type="string">
            <text:p>56B9</text:p>
          </table:table-cell>
          <table:table-cell table:style-name="ce87" table:formula="of:=DEC2HEX(SUM(HEX2DEC([.AA48]);1))" office:value-type="string" office:string-value="56BA" calcext:value-type="string">
            <text:p>56BA</text:p>
          </table:table-cell>
          <table:table-cell table:style-name="ce94" table:formula="of:=DEC2HEX(SUM(HEX2DEC([.AB48]);1))" office:value-type="string" office:string-value="56BB" calcext:value-type="string">
            <text:p>56BB</text:p>
          </table:table-cell>
          <table:table-cell table:style-name="ce87" table:formula="of:=DEC2HEX(SUM(HEX2DEC([.AC48]);1))" office:value-type="string" office:string-value="56BC" calcext:value-type="string">
            <text:p>56BC</text:p>
          </table:table-cell>
          <table:table-cell table:style-name="ce94" table:formula="of:=DEC2HEX(SUM(HEX2DEC([.AD48]);1))" office:value-type="string" office:string-value="56BD" calcext:value-type="string">
            <text:p>56BD</text:p>
          </table:table-cell>
          <table:table-cell table:style-name="ce87" table:formula="of:=DEC2HEX(SUM(HEX2DEC([.AE48]);1))" office:value-type="string" office:string-value="56BE" calcext:value-type="string">
            <text:p>56BE</text:p>
          </table:table-cell>
          <table:table-cell table:style-name="ce94" table:formula="of:=DEC2HEX(SUM(HEX2DEC([.AF48]);1))" office:value-type="string" office:string-value="56BF" calcext:value-type="string">
            <text:p>56BF</text:p>
          </table:table-cell>
          <table:table-cell table:number-columns-repeated="31"/>
        </table:table-row>
        <table:table-row table:style-name="ro2">
          <table:covered-table-cell table:style-name="ce86"/>
          <table:table-cell table:style-name="ce93" table:formula="of:=DEC2HEX(SUM(HEX2DEC([.AG41]);1))" office:value-type="string" office:string-value="57A0" calcext:value-type="string">
            <text:p>57A0</text:p>
          </table:table-cell>
          <table:table-cell table:style-name="ce96" table:formula="of:=DEC2HEX(SUM(HEX2DEC([.B49]);1))" office:value-type="string" office:string-value="57A1" calcext:value-type="string">
            <text:p>57A1</text:p>
          </table:table-cell>
          <table:table-cell table:style-name="ce87" table:formula="of:=DEC2HEX(SUM(HEX2DEC([.C49]);1))" office:value-type="string" office:string-value="57A2" calcext:value-type="string">
            <text:p>57A2</text:p>
          </table:table-cell>
          <table:table-cell table:style-name="ce96" table:formula="of:=DEC2HEX(SUM(HEX2DEC([.D49]);1))" office:value-type="string" office:string-value="57A3" calcext:value-type="string">
            <text:p>57A3</text:p>
          </table:table-cell>
          <table:table-cell table:style-name="ce87" table:formula="of:=DEC2HEX(SUM(HEX2DEC([.E49]);1))" office:value-type="string" office:string-value="57A4" calcext:value-type="string">
            <text:p>57A4</text:p>
          </table:table-cell>
          <table:table-cell table:style-name="ce96" table:formula="of:=DEC2HEX(SUM(HEX2DEC([.F49]);1))" office:value-type="string" office:string-value="57A5" calcext:value-type="string">
            <text:p>57A5</text:p>
          </table:table-cell>
          <table:table-cell table:style-name="ce87" table:formula="of:=DEC2HEX(SUM(HEX2DEC([.G49]);1))" office:value-type="string" office:string-value="57A6" calcext:value-type="string">
            <text:p>57A6</text:p>
          </table:table-cell>
          <table:table-cell table:style-name="ce96" table:formula="of:=DEC2HEX(SUM(HEX2DEC([.H49]);1))" office:value-type="string" office:string-value="57A7" calcext:value-type="string">
            <text:p>57A7</text:p>
          </table:table-cell>
          <table:table-cell table:style-name="ce87" table:formula="of:=DEC2HEX(SUM(HEX2DEC([.I49]);1))" office:value-type="string" office:string-value="57A8" calcext:value-type="string">
            <text:p>57A8</text:p>
          </table:table-cell>
          <table:table-cell table:style-name="ce96" table:formula="of:=DEC2HEX(SUM(HEX2DEC([.J49]);1))" office:value-type="string" office:string-value="57A9" calcext:value-type="string">
            <text:p>57A9</text:p>
          </table:table-cell>
          <table:table-cell table:style-name="ce87" table:formula="of:=DEC2HEX(SUM(HEX2DEC([.K49]);1))" office:value-type="string" office:string-value="57AA" calcext:value-type="string">
            <text:p>57AA</text:p>
          </table:table-cell>
          <table:table-cell table:style-name="ce96" table:formula="of:=DEC2HEX(SUM(HEX2DEC([.L49]);1))" office:value-type="string" office:string-value="57AB" calcext:value-type="string">
            <text:p>57AB</text:p>
          </table:table-cell>
          <table:table-cell table:style-name="ce104" table:formula="of:=DEC2HEX(SUM(HEX2DEC([.M49]);1))" office:value-type="string" office:string-value="57AC" calcext:value-type="string">
            <text:p>57AC</text:p>
          </table:table-cell>
          <table:table-cell table:style-name="ce90" table:formula="of:=DEC2HEX(SUM(HEX2DEC([.N49]);1))" office:value-type="string" office:string-value="57AD" calcext:value-type="string">
            <text:p>57AD</text:p>
          </table:table-cell>
          <table:table-cell table:style-name="ce87" table:formula="of:=DEC2HEX(SUM(HEX2DEC([.O49]);1))" office:value-type="string" office:string-value="57AE" calcext:value-type="string">
            <text:p>57AE</text:p>
          </table:table-cell>
          <table:table-cell table:style-name="ce96" table:formula="of:=DEC2HEX(SUM(HEX2DEC([.P49]);1))" office:value-type="string" office:string-value="57AF" calcext:value-type="string">
            <text:p>57AF</text:p>
          </table:table-cell>
          <table:table-cell table:style-name="ce87" table:formula="of:=DEC2HEX(SUM(HEX2DEC([.Q49]);1))" office:value-type="string" office:string-value="57B0" calcext:value-type="string">
            <text:p>57B0</text:p>
          </table:table-cell>
          <table:table-cell table:style-name="ce96" table:formula="of:=DEC2HEX(SUM(HEX2DEC([.R49]);1))" office:value-type="string" office:string-value="57B1" calcext:value-type="string">
            <text:p>57B1</text:p>
          </table:table-cell>
          <table:table-cell table:style-name="ce87" table:formula="of:=DEC2HEX(SUM(HEX2DEC([.S49]);1))" office:value-type="string" office:string-value="57B2" calcext:value-type="string">
            <text:p>57B2</text:p>
          </table:table-cell>
          <table:table-cell table:style-name="ce96" table:formula="of:=DEC2HEX(SUM(HEX2DEC([.T49]);1))" office:value-type="string" office:string-value="57B3" calcext:value-type="string">
            <text:p>57B3</text:p>
          </table:table-cell>
          <table:table-cell table:style-name="ce87" table:formula="of:=DEC2HEX(SUM(HEX2DEC([.U49]);1))" office:value-type="string" office:string-value="57B4" calcext:value-type="string">
            <text:p>57B4</text:p>
          </table:table-cell>
          <table:table-cell table:style-name="ce96" table:formula="of:=DEC2HEX(SUM(HEX2DEC([.V49]);1))" office:value-type="string" office:string-value="57B5" calcext:value-type="string">
            <text:p>57B5</text:p>
          </table:table-cell>
          <table:table-cell table:style-name="ce87" table:formula="of:=DEC2HEX(SUM(HEX2DEC([.W49]);1))" office:value-type="string" office:string-value="57B6" calcext:value-type="string">
            <text:p>57B6</text:p>
          </table:table-cell>
          <table:table-cell table:style-name="ce96" table:formula="of:=DEC2HEX(SUM(HEX2DEC([.X49]);1))" office:value-type="string" office:string-value="57B7" calcext:value-type="string">
            <text:p>57B7</text:p>
          </table:table-cell>
          <table:table-cell table:style-name="ce87" table:formula="of:=DEC2HEX(SUM(HEX2DEC([.Y49]);1))" office:value-type="string" office:string-value="57B8" calcext:value-type="string">
            <text:p>57B8</text:p>
          </table:table-cell>
          <table:table-cell table:style-name="ce96" table:formula="of:=DEC2HEX(SUM(HEX2DEC([.Z49]);1))" office:value-type="string" office:string-value="57B9" calcext:value-type="string">
            <text:p>57B9</text:p>
          </table:table-cell>
          <table:table-cell table:style-name="ce87" table:formula="of:=DEC2HEX(SUM(HEX2DEC([.AA49]);1))" office:value-type="string" office:string-value="57BA" calcext:value-type="string">
            <text:p>57BA</text:p>
          </table:table-cell>
          <table:table-cell table:style-name="ce96" table:formula="of:=DEC2HEX(SUM(HEX2DEC([.AB49]);1))" office:value-type="string" office:string-value="57BB" calcext:value-type="string">
            <text:p>57BB</text:p>
          </table:table-cell>
          <table:table-cell table:style-name="ce87" table:formula="of:=DEC2HEX(SUM(HEX2DEC([.AC49]);1))" office:value-type="string" office:string-value="57BC" calcext:value-type="string">
            <text:p>57BC</text:p>
          </table:table-cell>
          <table:table-cell table:style-name="ce94" table:formula="of:=DEC2HEX(SUM(HEX2DEC([.AD49]);1))" office:value-type="string" office:string-value="57BD" calcext:value-type="string">
            <text:p>57BD</text:p>
          </table:table-cell>
          <table:table-cell table:style-name="ce87" table:formula="of:=DEC2HEX(SUM(HEX2DEC([.AE49]);1))" office:value-type="string" office:string-value="57BE" calcext:value-type="string">
            <text:p>57BE</text:p>
          </table:table-cell>
          <table:table-cell table:style-name="ce94" table:formula="of:=DEC2HEX(SUM(HEX2DEC([.AF49]);1))" office:value-type="string" office:string-value="57BF" calcext:value-type="string">
            <text:p>57B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2</text:p>
            <text:p>Pixel</text:p>
            <text:p>176-183</text:p>
            <text:p>$B0-$B7</text:p>
          </table:table-cell>
          <table:table-cell table:style-name="ce94" table:formula="of:=DEC2HEX(SUM(HEX2DEC([.AG42]);1))" office:value-type="string" office:string-value="50C0" calcext:value-type="string">
            <text:p>50C0</text:p>
          </table:table-cell>
          <table:table-cell table:style-name="ce87" table:formula="of:=DEC2HEX(SUM(HEX2DEC([.B50]);1))" office:value-type="string" office:string-value="50C1" calcext:value-type="string">
            <text:p>50C1</text:p>
          </table:table-cell>
          <table:table-cell table:style-name="ce95" table:formula="of:=DEC2HEX(SUM(HEX2DEC([.C50]);1))" office:value-type="string" office:string-value="50C2" calcext:value-type="string">
            <text:p>50C2</text:p>
          </table:table-cell>
          <table:table-cell table:style-name="ce87" table:formula="of:=DEC2HEX(SUM(HEX2DEC([.D50]);1))" office:value-type="string" office:string-value="50C3" calcext:value-type="string">
            <text:p>50C3</text:p>
          </table:table-cell>
          <table:table-cell table:style-name="ce95" table:formula="of:=DEC2HEX(SUM(HEX2DEC([.E50]);1))" office:value-type="string" office:string-value="50C4" calcext:value-type="string">
            <text:p>50C4</text:p>
          </table:table-cell>
          <table:table-cell table:style-name="ce87" table:formula="of:=DEC2HEX(SUM(HEX2DEC([.F50]);1))" office:value-type="string" office:string-value="50C5" calcext:value-type="string">
            <text:p>50C5</text:p>
          </table:table-cell>
          <table:table-cell table:style-name="ce95" table:formula="of:=DEC2HEX(SUM(HEX2DEC([.G50]);1))" office:value-type="string" office:string-value="50C6" calcext:value-type="string">
            <text:p>50C6</text:p>
          </table:table-cell>
          <table:table-cell table:style-name="ce87" table:formula="of:=DEC2HEX(SUM(HEX2DEC([.H50]);1))" office:value-type="string" office:string-value="50C7" calcext:value-type="string">
            <text:p>50C7</text:p>
          </table:table-cell>
          <table:table-cell table:style-name="ce95" table:formula="of:=DEC2HEX(SUM(HEX2DEC([.I50]);1))" office:value-type="string" office:string-value="50C8" calcext:value-type="string">
            <text:p>50C8</text:p>
          </table:table-cell>
          <table:table-cell table:style-name="ce87" table:formula="of:=DEC2HEX(SUM(HEX2DEC([.J50]);1))" office:value-type="string" office:string-value="50C9" calcext:value-type="string">
            <text:p>50C9</text:p>
          </table:table-cell>
          <table:table-cell table:style-name="ce95" table:formula="of:=DEC2HEX(SUM(HEX2DEC([.K50]);1))" office:value-type="string" office:string-value="50CA" calcext:value-type="string">
            <text:p>50CA</text:p>
          </table:table-cell>
          <table:table-cell table:style-name="ce87" table:formula="of:=DEC2HEX(SUM(HEX2DEC([.L50]);1))" office:value-type="string" office:string-value="50CB" calcext:value-type="string">
            <text:p>50CB</text:p>
          </table:table-cell>
          <table:table-cell table:style-name="ce95" table:formula="of:=DEC2HEX(SUM(HEX2DEC([.M50]);1))" office:value-type="string" office:string-value="50CC" calcext:value-type="string">
            <text:p>50CC</text:p>
          </table:table-cell>
          <table:table-cell table:style-name="ce87" table:formula="of:=DEC2HEX(SUM(HEX2DEC([.N50]);1))" office:value-type="string" office:string-value="50CD" calcext:value-type="string">
            <text:p>50CD</text:p>
          </table:table-cell>
          <table:table-cell table:style-name="ce95" table:formula="of:=DEC2HEX(SUM(HEX2DEC([.O50]);1))" office:value-type="string" office:string-value="50CE" calcext:value-type="string">
            <text:p>50CE</text:p>
          </table:table-cell>
          <table:table-cell table:style-name="ce87" table:formula="of:=DEC2HEX(SUM(HEX2DEC([.P50]);1))" office:value-type="string" office:string-value="50CF" calcext:value-type="string">
            <text:p>50CF</text:p>
          </table:table-cell>
          <table:table-cell table:style-name="ce95" table:formula="of:=DEC2HEX(SUM(HEX2DEC([.Q50]);1))" office:value-type="string" office:string-value="50D0" calcext:value-type="string">
            <text:p>50D0</text:p>
          </table:table-cell>
          <table:table-cell table:style-name="ce87" table:formula="of:=DEC2HEX(SUM(HEX2DEC([.R50]);1))" office:value-type="string" office:string-value="50D1" calcext:value-type="string">
            <text:p>50D1</text:p>
          </table:table-cell>
          <table:table-cell table:style-name="ce95" table:formula="of:=DEC2HEX(SUM(HEX2DEC([.S50]);1))" office:value-type="string" office:string-value="50D2" calcext:value-type="string">
            <text:p>50D2</text:p>
          </table:table-cell>
          <table:table-cell table:style-name="ce87" table:formula="of:=DEC2HEX(SUM(HEX2DEC([.T50]);1))" office:value-type="string" office:string-value="50D3" calcext:value-type="string">
            <text:p>50D3</text:p>
          </table:table-cell>
          <table:table-cell table:style-name="ce95" table:formula="of:=DEC2HEX(SUM(HEX2DEC([.U50]);1))" office:value-type="string" office:string-value="50D4" calcext:value-type="string">
            <text:p>50D4</text:p>
          </table:table-cell>
          <table:table-cell table:style-name="ce87" table:formula="of:=DEC2HEX(SUM(HEX2DEC([.V50]);1))" office:value-type="string" office:string-value="50D5" calcext:value-type="string">
            <text:p>50D5</text:p>
          </table:table-cell>
          <table:table-cell table:style-name="ce95" table:formula="of:=DEC2HEX(SUM(HEX2DEC([.W50]);1))" office:value-type="string" office:string-value="50D6" calcext:value-type="string">
            <text:p>50D6</text:p>
          </table:table-cell>
          <table:table-cell table:style-name="ce87" table:formula="of:=DEC2HEX(SUM(HEX2DEC([.X50]);1))" office:value-type="string" office:string-value="50D7" calcext:value-type="string">
            <text:p>50D7</text:p>
          </table:table-cell>
          <table:table-cell table:style-name="ce95" table:formula="of:=DEC2HEX(SUM(HEX2DEC([.Y50]);1))" office:value-type="string" office:string-value="50D8" calcext:value-type="string">
            <text:p>50D8</text:p>
          </table:table-cell>
          <table:table-cell table:style-name="ce87" table:formula="of:=DEC2HEX(SUM(HEX2DEC([.Z50]);1))" office:value-type="string" office:string-value="50D9" calcext:value-type="string">
            <text:p>50D9</text:p>
          </table:table-cell>
          <table:table-cell table:style-name="ce95" table:formula="of:=DEC2HEX(SUM(HEX2DEC([.AA50]);1))" office:value-type="string" office:string-value="50DA" calcext:value-type="string">
            <text:p>50DA</text:p>
          </table:table-cell>
          <table:table-cell table:style-name="ce87" table:formula="of:=DEC2HEX(SUM(HEX2DEC([.AB50]);1))" office:value-type="string" office:string-value="50DB" calcext:value-type="string">
            <text:p>50DB</text:p>
          </table:table-cell>
          <table:table-cell table:style-name="ce95" table:formula="of:=DEC2HEX(SUM(HEX2DEC([.AC50]);1))" office:value-type="string" office:string-value="50DC" calcext:value-type="string">
            <text:p>50DC</text:p>
          </table:table-cell>
          <table:table-cell table:style-name="ce106" table:formula="of:=DEC2HEX(SUM(HEX2DEC([.AD50]);1))" office:value-type="string" office:string-value="50DD" calcext:value-type="string">
            <text:p>50DD</text:p>
          </table:table-cell>
          <table:table-cell table:style-name="ce95" table:formula="of:=DEC2HEX(SUM(HEX2DEC([.AE50]);1))" office:value-type="string" office:string-value="50DE" calcext:value-type="string">
            <text:p>50DE</text:p>
          </table:table-cell>
          <table:table-cell table:style-name="ce111" table:formula="of:=DEC2HEX(SUM(HEX2DEC([.AF50]);1))" office:value-type="string" office:string-value="50DF" calcext:value-type="string">
            <text:p>50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3]);1))" office:value-type="string" office:string-value="51C0" calcext:value-type="string">
            <text:p>51C0</text:p>
          </table:table-cell>
          <table:table-cell table:style-name="ce87" table:formula="of:=DEC2HEX(SUM(HEX2DEC([.B51]);1))" office:value-type="string" office:string-value="51C1" calcext:value-type="string">
            <text:p>51C1</text:p>
          </table:table-cell>
          <table:table-cell table:style-name="ce94" table:formula="of:=DEC2HEX(SUM(HEX2DEC([.C51]);1))" office:value-type="string" office:string-value="51C2" calcext:value-type="string">
            <text:p>51C2</text:p>
          </table:table-cell>
          <table:table-cell table:style-name="ce87" table:formula="of:=DEC2HEX(SUM(HEX2DEC([.D51]);1))" office:value-type="string" office:string-value="51C3" calcext:value-type="string">
            <text:p>51C3</text:p>
          </table:table-cell>
          <table:table-cell table:style-name="ce94" table:formula="of:=DEC2HEX(SUM(HEX2DEC([.E51]);1))" office:value-type="string" office:string-value="51C4" calcext:value-type="string">
            <text:p>51C4</text:p>
          </table:table-cell>
          <table:table-cell table:style-name="ce87" table:formula="of:=DEC2HEX(SUM(HEX2DEC([.F51]);1))" office:value-type="string" office:string-value="51C5" calcext:value-type="string">
            <text:p>51C5</text:p>
          </table:table-cell>
          <table:table-cell table:style-name="ce94" table:formula="of:=DEC2HEX(SUM(HEX2DEC([.G51]);1))" office:value-type="string" office:string-value="51C6" calcext:value-type="string">
            <text:p>51C6</text:p>
          </table:table-cell>
          <table:table-cell table:style-name="ce87" table:formula="of:=DEC2HEX(SUM(HEX2DEC([.H51]);1))" office:value-type="string" office:string-value="51C7" calcext:value-type="string">
            <text:p>51C7</text:p>
          </table:table-cell>
          <table:table-cell table:style-name="ce94" table:formula="of:=DEC2HEX(SUM(HEX2DEC([.I51]);1))" office:value-type="string" office:string-value="51C8" calcext:value-type="string">
            <text:p>51C8</text:p>
          </table:table-cell>
          <table:table-cell table:style-name="ce87" table:formula="of:=DEC2HEX(SUM(HEX2DEC([.J51]);1))" office:value-type="string" office:string-value="51C9" calcext:value-type="string">
            <text:p>51C9</text:p>
          </table:table-cell>
          <table:table-cell table:style-name="ce94" table:formula="of:=DEC2HEX(SUM(HEX2DEC([.K51]);1))" office:value-type="string" office:string-value="51CA" calcext:value-type="string">
            <text:p>51CA</text:p>
          </table:table-cell>
          <table:table-cell table:style-name="ce87" table:formula="of:=DEC2HEX(SUM(HEX2DEC([.L51]);1))" office:value-type="string" office:string-value="51CB" calcext:value-type="string">
            <text:p>51CB</text:p>
          </table:table-cell>
          <table:table-cell table:style-name="ce94" table:formula="of:=DEC2HEX(SUM(HEX2DEC([.M51]);1))" office:value-type="string" office:string-value="51CC" calcext:value-type="string">
            <text:p>51CC</text:p>
          </table:table-cell>
          <table:table-cell table:style-name="ce87" table:formula="of:=DEC2HEX(SUM(HEX2DEC([.N51]);1))" office:value-type="string" office:string-value="51CD" calcext:value-type="string">
            <text:p>51CD</text:p>
          </table:table-cell>
          <table:table-cell table:style-name="ce94" table:formula="of:=DEC2HEX(SUM(HEX2DEC([.O51]);1))" office:value-type="string" office:string-value="51CE" calcext:value-type="string">
            <text:p>51CE</text:p>
          </table:table-cell>
          <table:table-cell table:style-name="ce87" table:formula="of:=DEC2HEX(SUM(HEX2DEC([.P51]);1))" office:value-type="string" office:string-value="51CF" calcext:value-type="string">
            <text:p>51CF</text:p>
          </table:table-cell>
          <table:table-cell table:style-name="ce94" table:formula="of:=DEC2HEX(SUM(HEX2DEC([.Q51]);1))" office:value-type="string" office:string-value="51D0" calcext:value-type="string">
            <text:p>51D0</text:p>
          </table:table-cell>
          <table:table-cell table:style-name="ce87" table:formula="of:=DEC2HEX(SUM(HEX2DEC([.R51]);1))" office:value-type="string" office:string-value="51D1" calcext:value-type="string">
            <text:p>51D1</text:p>
          </table:table-cell>
          <table:table-cell table:style-name="ce94" table:formula="of:=DEC2HEX(SUM(HEX2DEC([.S51]);1))" office:value-type="string" office:string-value="51D2" calcext:value-type="string">
            <text:p>51D2</text:p>
          </table:table-cell>
          <table:table-cell table:style-name="ce87" table:formula="of:=DEC2HEX(SUM(HEX2DEC([.T51]);1))" office:value-type="string" office:string-value="51D3" calcext:value-type="string">
            <text:p>51D3</text:p>
          </table:table-cell>
          <table:table-cell table:style-name="ce94" table:formula="of:=DEC2HEX(SUM(HEX2DEC([.U51]);1))" office:value-type="string" office:string-value="51D4" calcext:value-type="string">
            <text:p>51D4</text:p>
          </table:table-cell>
          <table:table-cell table:style-name="ce87" table:formula="of:=DEC2HEX(SUM(HEX2DEC([.V51]);1))" office:value-type="string" office:string-value="51D5" calcext:value-type="string">
            <text:p>51D5</text:p>
          </table:table-cell>
          <table:table-cell table:style-name="ce94" table:formula="of:=DEC2HEX(SUM(HEX2DEC([.W51]);1))" office:value-type="string" office:string-value="51D6" calcext:value-type="string">
            <text:p>51D6</text:p>
          </table:table-cell>
          <table:table-cell table:style-name="ce87" table:formula="of:=DEC2HEX(SUM(HEX2DEC([.X51]);1))" office:value-type="string" office:string-value="51D7" calcext:value-type="string">
            <text:p>51D7</text:p>
          </table:table-cell>
          <table:table-cell table:style-name="ce94" table:formula="of:=DEC2HEX(SUM(HEX2DEC([.Y51]);1))" office:value-type="string" office:string-value="51D8" calcext:value-type="string">
            <text:p>51D8</text:p>
          </table:table-cell>
          <table:table-cell table:style-name="ce87" table:formula="of:=DEC2HEX(SUM(HEX2DEC([.Z51]);1))" office:value-type="string" office:string-value="51D9" calcext:value-type="string">
            <text:p>51D9</text:p>
          </table:table-cell>
          <table:table-cell table:style-name="ce94" table:formula="of:=DEC2HEX(SUM(HEX2DEC([.AA51]);1))" office:value-type="string" office:string-value="51DA" calcext:value-type="string">
            <text:p>51DA</text:p>
          </table:table-cell>
          <table:table-cell table:style-name="ce87" table:formula="of:=DEC2HEX(SUM(HEX2DEC([.AB51]);1))" office:value-type="string" office:string-value="51DB" calcext:value-type="string">
            <text:p>51DB</text:p>
          </table:table-cell>
          <table:table-cell table:style-name="ce94" table:formula="of:=DEC2HEX(SUM(HEX2DEC([.AC51]);1))" office:value-type="string" office:string-value="51DC" calcext:value-type="string">
            <text:p>51DC</text:p>
          </table:table-cell>
          <table:table-cell table:style-name="ce97" table:formula="of:=DEC2HEX(SUM(HEX2DEC([.AD51]);1))" office:value-type="string" office:string-value="51DD" calcext:value-type="string">
            <text:p>51DD</text:p>
          </table:table-cell>
          <table:table-cell table:style-name="ce94" table:formula="of:=DEC2HEX(SUM(HEX2DEC([.AE51]);1))" office:value-type="string" office:string-value="51DE" calcext:value-type="string">
            <text:p>51DE</text:p>
          </table:table-cell>
          <table:table-cell table:style-name="ce104" table:formula="of:=DEC2HEX(SUM(HEX2DEC([.AF51]);1))" office:value-type="string" office:string-value="51DF" calcext:value-type="string">
            <text:p>51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4]);1))" office:value-type="string" office:string-value="52C0" calcext:value-type="string">
            <text:p>52C0</text:p>
          </table:table-cell>
          <table:table-cell table:style-name="ce87" table:formula="of:=DEC2HEX(SUM(HEX2DEC([.B52]);1))" office:value-type="string" office:string-value="52C1" calcext:value-type="string">
            <text:p>52C1</text:p>
          </table:table-cell>
          <table:table-cell table:style-name="ce94" table:formula="of:=DEC2HEX(SUM(HEX2DEC([.C52]);1))" office:value-type="string" office:string-value="52C2" calcext:value-type="string">
            <text:p>52C2</text:p>
          </table:table-cell>
          <table:table-cell table:style-name="ce87" table:formula="of:=DEC2HEX(SUM(HEX2DEC([.D52]);1))" office:value-type="string" office:string-value="52C3" calcext:value-type="string">
            <text:p>52C3</text:p>
          </table:table-cell>
          <table:table-cell table:style-name="ce94" table:formula="of:=DEC2HEX(SUM(HEX2DEC([.E52]);1))" office:value-type="string" office:string-value="52C4" calcext:value-type="string">
            <text:p>52C4</text:p>
          </table:table-cell>
          <table:table-cell table:style-name="ce87" table:formula="of:=DEC2HEX(SUM(HEX2DEC([.F52]);1))" office:value-type="string" office:string-value="52C5" calcext:value-type="string">
            <text:p>52C5</text:p>
          </table:table-cell>
          <table:table-cell table:style-name="ce94" table:formula="of:=DEC2HEX(SUM(HEX2DEC([.G52]);1))" office:value-type="string" office:string-value="52C6" calcext:value-type="string">
            <text:p>52C6</text:p>
          </table:table-cell>
          <table:table-cell table:style-name="ce87" table:formula="of:=DEC2HEX(SUM(HEX2DEC([.H52]);1))" office:value-type="string" office:string-value="52C7" calcext:value-type="string">
            <text:p>52C7</text:p>
          </table:table-cell>
          <table:table-cell table:style-name="ce94" table:formula="of:=DEC2HEX(SUM(HEX2DEC([.I52]);1))" office:value-type="string" office:string-value="52C8" calcext:value-type="string">
            <text:p>52C8</text:p>
          </table:table-cell>
          <table:table-cell table:style-name="ce87" table:formula="of:=DEC2HEX(SUM(HEX2DEC([.J52]);1))" office:value-type="string" office:string-value="52C9" calcext:value-type="string">
            <text:p>52C9</text:p>
          </table:table-cell>
          <table:table-cell table:style-name="ce94" table:formula="of:=DEC2HEX(SUM(HEX2DEC([.K52]);1))" office:value-type="string" office:string-value="52CA" calcext:value-type="string">
            <text:p>52CA</text:p>
          </table:table-cell>
          <table:table-cell table:style-name="ce87" table:formula="of:=DEC2HEX(SUM(HEX2DEC([.L52]);1))" office:value-type="string" office:string-value="52CB" calcext:value-type="string">
            <text:p>52CB</text:p>
          </table:table-cell>
          <table:table-cell table:style-name="ce94" table:formula="of:=DEC2HEX(SUM(HEX2DEC([.M52]);1))" office:value-type="string" office:string-value="52CC" calcext:value-type="string">
            <text:p>52CC</text:p>
          </table:table-cell>
          <table:table-cell table:style-name="ce87" table:formula="of:=DEC2HEX(SUM(HEX2DEC([.N52]);1))" office:value-type="string" office:string-value="52CD" calcext:value-type="string">
            <text:p>52CD</text:p>
          </table:table-cell>
          <table:table-cell table:style-name="ce94" table:formula="of:=DEC2HEX(SUM(HEX2DEC([.O52]);1))" office:value-type="string" office:string-value="52CE" calcext:value-type="string">
            <text:p>52CE</text:p>
          </table:table-cell>
          <table:table-cell table:style-name="ce87" table:formula="of:=DEC2HEX(SUM(HEX2DEC([.P52]);1))" office:value-type="string" office:string-value="52CF" calcext:value-type="string">
            <text:p>52CF</text:p>
          </table:table-cell>
          <table:table-cell table:style-name="ce94" table:formula="of:=DEC2HEX(SUM(HEX2DEC([.Q52]);1))" office:value-type="string" office:string-value="52D0" calcext:value-type="string">
            <text:p>52D0</text:p>
          </table:table-cell>
          <table:table-cell table:style-name="ce87" table:formula="of:=DEC2HEX(SUM(HEX2DEC([.R52]);1))" office:value-type="string" office:string-value="52D1" calcext:value-type="string">
            <text:p>52D1</text:p>
          </table:table-cell>
          <table:table-cell table:style-name="ce94" table:formula="of:=DEC2HEX(SUM(HEX2DEC([.S52]);1))" office:value-type="string" office:string-value="52D2" calcext:value-type="string">
            <text:p>52D2</text:p>
          </table:table-cell>
          <table:table-cell table:style-name="ce87" table:formula="of:=DEC2HEX(SUM(HEX2DEC([.T52]);1))" office:value-type="string" office:string-value="52D3" calcext:value-type="string">
            <text:p>52D3</text:p>
          </table:table-cell>
          <table:table-cell table:style-name="ce94" table:formula="of:=DEC2HEX(SUM(HEX2DEC([.U52]);1))" office:value-type="string" office:string-value="52D4" calcext:value-type="string">
            <text:p>52D4</text:p>
          </table:table-cell>
          <table:table-cell table:style-name="ce87" table:formula="of:=DEC2HEX(SUM(HEX2DEC([.V52]);1))" office:value-type="string" office:string-value="52D5" calcext:value-type="string">
            <text:p>52D5</text:p>
          </table:table-cell>
          <table:table-cell table:style-name="ce94" table:formula="of:=DEC2HEX(SUM(HEX2DEC([.W52]);1))" office:value-type="string" office:string-value="52D6" calcext:value-type="string">
            <text:p>52D6</text:p>
          </table:table-cell>
          <table:table-cell table:style-name="ce87" table:formula="of:=DEC2HEX(SUM(HEX2DEC([.X52]);1))" office:value-type="string" office:string-value="52D7" calcext:value-type="string">
            <text:p>52D7</text:p>
          </table:table-cell>
          <table:table-cell table:style-name="ce94" table:formula="of:=DEC2HEX(SUM(HEX2DEC([.Y52]);1))" office:value-type="string" office:string-value="52D8" calcext:value-type="string">
            <text:p>52D8</text:p>
          </table:table-cell>
          <table:table-cell table:style-name="ce87" table:formula="of:=DEC2HEX(SUM(HEX2DEC([.Z52]);1))" office:value-type="string" office:string-value="52D9" calcext:value-type="string">
            <text:p>52D9</text:p>
          </table:table-cell>
          <table:table-cell table:style-name="ce94" table:formula="of:=DEC2HEX(SUM(HEX2DEC([.AA52]);1))" office:value-type="string" office:string-value="52DA" calcext:value-type="string">
            <text:p>52DA</text:p>
          </table:table-cell>
          <table:table-cell table:style-name="ce87" table:formula="of:=DEC2HEX(SUM(HEX2DEC([.AB52]);1))" office:value-type="string" office:string-value="52DB" calcext:value-type="string">
            <text:p>52DB</text:p>
          </table:table-cell>
          <table:table-cell table:style-name="ce94" table:formula="of:=DEC2HEX(SUM(HEX2DEC([.AC52]);1))" office:value-type="string" office:string-value="52DC" calcext:value-type="string">
            <text:p>52DC</text:p>
          </table:table-cell>
          <table:table-cell table:style-name="ce97" table:formula="of:=DEC2HEX(SUM(HEX2DEC([.AD52]);1))" office:value-type="string" office:string-value="52DD" calcext:value-type="string">
            <text:p>52DD</text:p>
          </table:table-cell>
          <table:table-cell table:style-name="ce94" table:formula="of:=DEC2HEX(SUM(HEX2DEC([.AE52]);1))" office:value-type="string" office:string-value="52DE" calcext:value-type="string">
            <text:p>52DE</text:p>
          </table:table-cell>
          <table:table-cell table:style-name="ce104" table:formula="of:=DEC2HEX(SUM(HEX2DEC([.AF52]);1))" office:value-type="string" office:string-value="52DF" calcext:value-type="string">
            <text:p>52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5]);1))" office:value-type="string" office:string-value="53C0" calcext:value-type="string">
            <text:p>53C0</text:p>
          </table:table-cell>
          <table:table-cell table:style-name="ce87" table:formula="of:=DEC2HEX(SUM(HEX2DEC([.B53]);1))" office:value-type="string" office:string-value="53C1" calcext:value-type="string">
            <text:p>53C1</text:p>
          </table:table-cell>
          <table:table-cell table:style-name="ce94" table:formula="of:=DEC2HEX(SUM(HEX2DEC([.C53]);1))" office:value-type="string" office:string-value="53C2" calcext:value-type="string">
            <text:p>53C2</text:p>
          </table:table-cell>
          <table:table-cell table:style-name="ce87" table:formula="of:=DEC2HEX(SUM(HEX2DEC([.D53]);1))" office:value-type="string" office:string-value="53C3" calcext:value-type="string">
            <text:p>53C3</text:p>
          </table:table-cell>
          <table:table-cell table:style-name="ce94" table:formula="of:=DEC2HEX(SUM(HEX2DEC([.E53]);1))" office:value-type="string" office:string-value="53C4" calcext:value-type="string">
            <text:p>53C4</text:p>
          </table:table-cell>
          <table:table-cell table:style-name="ce87" table:formula="of:=DEC2HEX(SUM(HEX2DEC([.F53]);1))" office:value-type="string" office:string-value="53C5" calcext:value-type="string">
            <text:p>53C5</text:p>
          </table:table-cell>
          <table:table-cell table:style-name="ce94" table:formula="of:=DEC2HEX(SUM(HEX2DEC([.G53]);1))" office:value-type="string" office:string-value="53C6" calcext:value-type="string">
            <text:p>53C6</text:p>
          </table:table-cell>
          <table:table-cell table:style-name="ce87" table:formula="of:=DEC2HEX(SUM(HEX2DEC([.H53]);1))" office:value-type="string" office:string-value="53C7" calcext:value-type="string">
            <text:p>53C7</text:p>
          </table:table-cell>
          <table:table-cell table:style-name="ce94" table:formula="of:=DEC2HEX(SUM(HEX2DEC([.I53]);1))" office:value-type="string" office:string-value="53C8" calcext:value-type="string">
            <text:p>53C8</text:p>
          </table:table-cell>
          <table:table-cell table:style-name="ce87" table:formula="of:=DEC2HEX(SUM(HEX2DEC([.J53]);1))" office:value-type="string" office:string-value="53C9" calcext:value-type="string">
            <text:p>53C9</text:p>
          </table:table-cell>
          <table:table-cell table:style-name="ce94" table:formula="of:=DEC2HEX(SUM(HEX2DEC([.K53]);1))" office:value-type="string" office:string-value="53CA" calcext:value-type="string">
            <text:p>53CA</text:p>
          </table:table-cell>
          <table:table-cell table:style-name="ce87" table:formula="of:=DEC2HEX(SUM(HEX2DEC([.L53]);1))" office:value-type="string" office:string-value="53CB" calcext:value-type="string">
            <text:p>53CB</text:p>
          </table:table-cell>
          <table:table-cell table:style-name="ce94" table:formula="of:=DEC2HEX(SUM(HEX2DEC([.M53]);1))" office:value-type="string" office:string-value="53CC" calcext:value-type="string">
            <text:p>53CC</text:p>
          </table:table-cell>
          <table:table-cell table:style-name="ce87" table:formula="of:=DEC2HEX(SUM(HEX2DEC([.N53]);1))" office:value-type="string" office:string-value="53CD" calcext:value-type="string">
            <text:p>53CD</text:p>
          </table:table-cell>
          <table:table-cell table:style-name="ce94" table:formula="of:=DEC2HEX(SUM(HEX2DEC([.O53]);1))" office:value-type="string" office:string-value="53CE" calcext:value-type="string">
            <text:p>53CE</text:p>
          </table:table-cell>
          <table:table-cell table:style-name="ce87" table:formula="of:=DEC2HEX(SUM(HEX2DEC([.P53]);1))" office:value-type="string" office:string-value="53CF" calcext:value-type="string">
            <text:p>53CF</text:p>
          </table:table-cell>
          <table:table-cell table:style-name="ce94" table:formula="of:=DEC2HEX(SUM(HEX2DEC([.Q53]);1))" office:value-type="string" office:string-value="53D0" calcext:value-type="string">
            <text:p>53D0</text:p>
          </table:table-cell>
          <table:table-cell table:style-name="ce87" table:formula="of:=DEC2HEX(SUM(HEX2DEC([.R53]);1))" office:value-type="string" office:string-value="53D1" calcext:value-type="string">
            <text:p>53D1</text:p>
          </table:table-cell>
          <table:table-cell table:style-name="ce94" table:formula="of:=DEC2HEX(SUM(HEX2DEC([.S53]);1))" office:value-type="string" office:string-value="53D2" calcext:value-type="string">
            <text:p>53D2</text:p>
          </table:table-cell>
          <table:table-cell table:style-name="ce87" table:formula="of:=DEC2HEX(SUM(HEX2DEC([.T53]);1))" office:value-type="string" office:string-value="53D3" calcext:value-type="string">
            <text:p>53D3</text:p>
          </table:table-cell>
          <table:table-cell table:style-name="ce94" table:formula="of:=DEC2HEX(SUM(HEX2DEC([.U53]);1))" office:value-type="string" office:string-value="53D4" calcext:value-type="string">
            <text:p>53D4</text:p>
          </table:table-cell>
          <table:table-cell table:style-name="ce87" table:formula="of:=DEC2HEX(SUM(HEX2DEC([.V53]);1))" office:value-type="string" office:string-value="53D5" calcext:value-type="string">
            <text:p>53D5</text:p>
          </table:table-cell>
          <table:table-cell table:style-name="ce94" table:formula="of:=DEC2HEX(SUM(HEX2DEC([.W53]);1))" office:value-type="string" office:string-value="53D6" calcext:value-type="string">
            <text:p>53D6</text:p>
          </table:table-cell>
          <table:table-cell table:style-name="ce87" table:formula="of:=DEC2HEX(SUM(HEX2DEC([.X53]);1))" office:value-type="string" office:string-value="53D7" calcext:value-type="string">
            <text:p>53D7</text:p>
          </table:table-cell>
          <table:table-cell table:style-name="ce94" table:formula="of:=DEC2HEX(SUM(HEX2DEC([.Y53]);1))" office:value-type="string" office:string-value="53D8" calcext:value-type="string">
            <text:p>53D8</text:p>
          </table:table-cell>
          <table:table-cell table:style-name="ce87" table:formula="of:=DEC2HEX(SUM(HEX2DEC([.Z53]);1))" office:value-type="string" office:string-value="53D9" calcext:value-type="string">
            <text:p>53D9</text:p>
          </table:table-cell>
          <table:table-cell table:style-name="ce94" table:formula="of:=DEC2HEX(SUM(HEX2DEC([.AA53]);1))" office:value-type="string" office:string-value="53DA" calcext:value-type="string">
            <text:p>53DA</text:p>
          </table:table-cell>
          <table:table-cell table:style-name="ce87" table:formula="of:=DEC2HEX(SUM(HEX2DEC([.AB53]);1))" office:value-type="string" office:string-value="53DB" calcext:value-type="string">
            <text:p>53DB</text:p>
          </table:table-cell>
          <table:table-cell table:style-name="ce94" table:formula="of:=DEC2HEX(SUM(HEX2DEC([.AC53]);1))" office:value-type="string" office:string-value="53DC" calcext:value-type="string">
            <text:p>53DC</text:p>
          </table:table-cell>
          <table:table-cell table:style-name="ce97" table:formula="of:=DEC2HEX(SUM(HEX2DEC([.AD53]);1))" office:value-type="string" office:string-value="53DD" calcext:value-type="string">
            <text:p>53DD</text:p>
          </table:table-cell>
          <table:table-cell table:style-name="ce94" table:formula="of:=DEC2HEX(SUM(HEX2DEC([.AE53]);1))" office:value-type="string" office:string-value="53DE" calcext:value-type="string">
            <text:p>53DE</text:p>
          </table:table-cell>
          <table:table-cell table:style-name="ce104" table:formula="of:=DEC2HEX(SUM(HEX2DEC([.AF53]);1))" office:value-type="string" office:string-value="53DF" calcext:value-type="string">
            <text:p>53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6]);1))" office:value-type="string" office:string-value="54C0" calcext:value-type="string">
            <text:p>54C0</text:p>
          </table:table-cell>
          <table:table-cell table:style-name="ce87" table:formula="of:=DEC2HEX(SUM(HEX2DEC([.B54]);1))" office:value-type="string" office:string-value="54C1" calcext:value-type="string">
            <text:p>54C1</text:p>
          </table:table-cell>
          <table:table-cell table:style-name="ce94" table:formula="of:=DEC2HEX(SUM(HEX2DEC([.C54]);1))" office:value-type="string" office:string-value="54C2" calcext:value-type="string">
            <text:p>54C2</text:p>
          </table:table-cell>
          <table:table-cell table:style-name="ce87" table:formula="of:=DEC2HEX(SUM(HEX2DEC([.D54]);1))" office:value-type="string" office:string-value="54C3" calcext:value-type="string">
            <text:p>54C3</text:p>
          </table:table-cell>
          <table:table-cell table:style-name="ce94" table:formula="of:=DEC2HEX(SUM(HEX2DEC([.E54]);1))" office:value-type="string" office:string-value="54C4" calcext:value-type="string">
            <text:p>54C4</text:p>
          </table:table-cell>
          <table:table-cell table:style-name="ce87" table:formula="of:=DEC2HEX(SUM(HEX2DEC([.F54]);1))" office:value-type="string" office:string-value="54C5" calcext:value-type="string">
            <text:p>54C5</text:p>
          </table:table-cell>
          <table:table-cell table:style-name="ce94" table:formula="of:=DEC2HEX(SUM(HEX2DEC([.G54]);1))" office:value-type="string" office:string-value="54C6" calcext:value-type="string">
            <text:p>54C6</text:p>
          </table:table-cell>
          <table:table-cell table:style-name="ce87" table:formula="of:=DEC2HEX(SUM(HEX2DEC([.H54]);1))" office:value-type="string" office:string-value="54C7" calcext:value-type="string">
            <text:p>54C7</text:p>
          </table:table-cell>
          <table:table-cell table:style-name="ce94" table:formula="of:=DEC2HEX(SUM(HEX2DEC([.I54]);1))" office:value-type="string" office:string-value="54C8" calcext:value-type="string">
            <text:p>54C8</text:p>
          </table:table-cell>
          <table:table-cell table:style-name="ce87" table:formula="of:=DEC2HEX(SUM(HEX2DEC([.J54]);1))" office:value-type="string" office:string-value="54C9" calcext:value-type="string">
            <text:p>54C9</text:p>
          </table:table-cell>
          <table:table-cell table:style-name="ce94" table:formula="of:=DEC2HEX(SUM(HEX2DEC([.K54]);1))" office:value-type="string" office:string-value="54CA" calcext:value-type="string">
            <text:p>54CA</text:p>
          </table:table-cell>
          <table:table-cell table:style-name="ce87" table:formula="of:=DEC2HEX(SUM(HEX2DEC([.L54]);1))" office:value-type="string" office:string-value="54CB" calcext:value-type="string">
            <text:p>54CB</text:p>
          </table:table-cell>
          <table:table-cell table:style-name="ce94" table:formula="of:=DEC2HEX(SUM(HEX2DEC([.M54]);1))" office:value-type="string" office:string-value="54CC" calcext:value-type="string">
            <text:p>54CC</text:p>
          </table:table-cell>
          <table:table-cell table:style-name="ce87" table:formula="of:=DEC2HEX(SUM(HEX2DEC([.N54]);1))" office:value-type="string" office:string-value="54CD" calcext:value-type="string">
            <text:p>54CD</text:p>
          </table:table-cell>
          <table:table-cell table:style-name="ce94" table:formula="of:=DEC2HEX(SUM(HEX2DEC([.O54]);1))" office:value-type="string" office:string-value="54CE" calcext:value-type="string">
            <text:p>54CE</text:p>
          </table:table-cell>
          <table:table-cell table:style-name="ce87" table:formula="of:=DEC2HEX(SUM(HEX2DEC([.P54]);1))" office:value-type="string" office:string-value="54CF" calcext:value-type="string">
            <text:p>54CF</text:p>
          </table:table-cell>
          <table:table-cell table:style-name="ce94" table:formula="of:=DEC2HEX(SUM(HEX2DEC([.Q54]);1))" office:value-type="string" office:string-value="54D0" calcext:value-type="string">
            <text:p>54D0</text:p>
          </table:table-cell>
          <table:table-cell table:style-name="ce87" table:formula="of:=DEC2HEX(SUM(HEX2DEC([.R54]);1))" office:value-type="string" office:string-value="54D1" calcext:value-type="string">
            <text:p>54D1</text:p>
          </table:table-cell>
          <table:table-cell table:style-name="ce94" table:formula="of:=DEC2HEX(SUM(HEX2DEC([.S54]);1))" office:value-type="string" office:string-value="54D2" calcext:value-type="string">
            <text:p>54D2</text:p>
          </table:table-cell>
          <table:table-cell table:style-name="ce87" table:formula="of:=DEC2HEX(SUM(HEX2DEC([.T54]);1))" office:value-type="string" office:string-value="54D3" calcext:value-type="string">
            <text:p>54D3</text:p>
          </table:table-cell>
          <table:table-cell table:style-name="ce94" table:formula="of:=DEC2HEX(SUM(HEX2DEC([.U54]);1))" office:value-type="string" office:string-value="54D4" calcext:value-type="string">
            <text:p>54D4</text:p>
          </table:table-cell>
          <table:table-cell table:style-name="ce87" table:formula="of:=DEC2HEX(SUM(HEX2DEC([.V54]);1))" office:value-type="string" office:string-value="54D5" calcext:value-type="string">
            <text:p>54D5</text:p>
          </table:table-cell>
          <table:table-cell table:style-name="ce94" table:formula="of:=DEC2HEX(SUM(HEX2DEC([.W54]);1))" office:value-type="string" office:string-value="54D6" calcext:value-type="string">
            <text:p>54D6</text:p>
          </table:table-cell>
          <table:table-cell table:style-name="ce87" table:formula="of:=DEC2HEX(SUM(HEX2DEC([.X54]);1))" office:value-type="string" office:string-value="54D7" calcext:value-type="string">
            <text:p>54D7</text:p>
          </table:table-cell>
          <table:table-cell table:style-name="ce94" table:formula="of:=DEC2HEX(SUM(HEX2DEC([.Y54]);1))" office:value-type="string" office:string-value="54D8" calcext:value-type="string">
            <text:p>54D8</text:p>
          </table:table-cell>
          <table:table-cell table:style-name="ce87" table:formula="of:=DEC2HEX(SUM(HEX2DEC([.Z54]);1))" office:value-type="string" office:string-value="54D9" calcext:value-type="string">
            <text:p>54D9</text:p>
          </table:table-cell>
          <table:table-cell table:style-name="ce94" table:formula="of:=DEC2HEX(SUM(HEX2DEC([.AA54]);1))" office:value-type="string" office:string-value="54DA" calcext:value-type="string">
            <text:p>54DA</text:p>
          </table:table-cell>
          <table:table-cell table:style-name="ce87" table:formula="of:=DEC2HEX(SUM(HEX2DEC([.AB54]);1))" office:value-type="string" office:string-value="54DB" calcext:value-type="string">
            <text:p>54DB</text:p>
          </table:table-cell>
          <table:table-cell table:style-name="ce94" table:formula="of:=DEC2HEX(SUM(HEX2DEC([.AC54]);1))" office:value-type="string" office:string-value="54DC" calcext:value-type="string">
            <text:p>54DC</text:p>
          </table:table-cell>
          <table:table-cell table:style-name="ce97" table:formula="of:=DEC2HEX(SUM(HEX2DEC([.AD54]);1))" office:value-type="string" office:string-value="54DD" calcext:value-type="string">
            <text:p>54DD</text:p>
          </table:table-cell>
          <table:table-cell table:style-name="ce94" table:formula="of:=DEC2HEX(SUM(HEX2DEC([.AE54]);1))" office:value-type="string" office:string-value="54DE" calcext:value-type="string">
            <text:p>54DE</text:p>
          </table:table-cell>
          <table:table-cell table:style-name="ce104" table:formula="of:=DEC2HEX(SUM(HEX2DEC([.AF54]);1))" office:value-type="string" office:string-value="54DF" calcext:value-type="string">
            <text:p>54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7]);1))" office:value-type="string" office:string-value="55C0" calcext:value-type="string">
            <text:p>55C0</text:p>
          </table:table-cell>
          <table:table-cell table:style-name="ce87" table:formula="of:=DEC2HEX(SUM(HEX2DEC([.B55]);1))" office:value-type="string" office:string-value="55C1" calcext:value-type="string">
            <text:p>55C1</text:p>
          </table:table-cell>
          <table:table-cell table:style-name="ce94" table:formula="of:=DEC2HEX(SUM(HEX2DEC([.C55]);1))" office:value-type="string" office:string-value="55C2" calcext:value-type="string">
            <text:p>55C2</text:p>
          </table:table-cell>
          <table:table-cell table:style-name="ce87" table:formula="of:=DEC2HEX(SUM(HEX2DEC([.D55]);1))" office:value-type="string" office:string-value="55C3" calcext:value-type="string">
            <text:p>55C3</text:p>
          </table:table-cell>
          <table:table-cell table:style-name="ce94" table:formula="of:=DEC2HEX(SUM(HEX2DEC([.E55]);1))" office:value-type="string" office:string-value="55C4" calcext:value-type="string">
            <text:p>55C4</text:p>
          </table:table-cell>
          <table:table-cell table:style-name="ce87" table:formula="of:=DEC2HEX(SUM(HEX2DEC([.F55]);1))" office:value-type="string" office:string-value="55C5" calcext:value-type="string">
            <text:p>55C5</text:p>
          </table:table-cell>
          <table:table-cell table:style-name="ce94" table:formula="of:=DEC2HEX(SUM(HEX2DEC([.G55]);1))" office:value-type="string" office:string-value="55C6" calcext:value-type="string">
            <text:p>55C6</text:p>
          </table:table-cell>
          <table:table-cell table:style-name="ce87" table:formula="of:=DEC2HEX(SUM(HEX2DEC([.H55]);1))" office:value-type="string" office:string-value="55C7" calcext:value-type="string">
            <text:p>55C7</text:p>
          </table:table-cell>
          <table:table-cell table:style-name="ce94" table:formula="of:=DEC2HEX(SUM(HEX2DEC([.I55]);1))" office:value-type="string" office:string-value="55C8" calcext:value-type="string">
            <text:p>55C8</text:p>
          </table:table-cell>
          <table:table-cell table:style-name="ce87" table:formula="of:=DEC2HEX(SUM(HEX2DEC([.J55]);1))" office:value-type="string" office:string-value="55C9" calcext:value-type="string">
            <text:p>55C9</text:p>
          </table:table-cell>
          <table:table-cell table:style-name="ce94" table:formula="of:=DEC2HEX(SUM(HEX2DEC([.K55]);1))" office:value-type="string" office:string-value="55CA" calcext:value-type="string">
            <text:p>55CA</text:p>
          </table:table-cell>
          <table:table-cell table:style-name="ce87" table:formula="of:=DEC2HEX(SUM(HEX2DEC([.L55]);1))" office:value-type="string" office:string-value="55CB" calcext:value-type="string">
            <text:p>55CB</text:p>
          </table:table-cell>
          <table:table-cell table:style-name="ce94" table:formula="of:=DEC2HEX(SUM(HEX2DEC([.M55]);1))" office:value-type="string" office:string-value="55CC" calcext:value-type="string">
            <text:p>55CC</text:p>
          </table:table-cell>
          <table:table-cell table:style-name="ce87" table:formula="of:=DEC2HEX(SUM(HEX2DEC([.N55]);1))" office:value-type="string" office:string-value="55CD" calcext:value-type="string">
            <text:p>55CD</text:p>
          </table:table-cell>
          <table:table-cell table:style-name="ce94" table:formula="of:=DEC2HEX(SUM(HEX2DEC([.O55]);1))" office:value-type="string" office:string-value="55CE" calcext:value-type="string">
            <text:p>55CE</text:p>
          </table:table-cell>
          <table:table-cell table:style-name="ce87" table:formula="of:=DEC2HEX(SUM(HEX2DEC([.P55]);1))" office:value-type="string" office:string-value="55CF" calcext:value-type="string">
            <text:p>55CF</text:p>
          </table:table-cell>
          <table:table-cell table:style-name="ce94" table:formula="of:=DEC2HEX(SUM(HEX2DEC([.Q55]);1))" office:value-type="string" office:string-value="55D0" calcext:value-type="string">
            <text:p>55D0</text:p>
          </table:table-cell>
          <table:table-cell table:style-name="ce87" table:formula="of:=DEC2HEX(SUM(HEX2DEC([.R55]);1))" office:value-type="string" office:string-value="55D1" calcext:value-type="string">
            <text:p>55D1</text:p>
          </table:table-cell>
          <table:table-cell table:style-name="ce94" table:formula="of:=DEC2HEX(SUM(HEX2DEC([.S55]);1))" office:value-type="string" office:string-value="55D2" calcext:value-type="string">
            <text:p>55D2</text:p>
          </table:table-cell>
          <table:table-cell table:style-name="ce87" table:formula="of:=DEC2HEX(SUM(HEX2DEC([.T55]);1))" office:value-type="string" office:string-value="55D3" calcext:value-type="string">
            <text:p>55D3</text:p>
          </table:table-cell>
          <table:table-cell table:style-name="ce94" table:formula="of:=DEC2HEX(SUM(HEX2DEC([.U55]);1))" office:value-type="string" office:string-value="55D4" calcext:value-type="string">
            <text:p>55D4</text:p>
          </table:table-cell>
          <table:table-cell table:style-name="ce87" table:formula="of:=DEC2HEX(SUM(HEX2DEC([.V55]);1))" office:value-type="string" office:string-value="55D5" calcext:value-type="string">
            <text:p>55D5</text:p>
          </table:table-cell>
          <table:table-cell table:style-name="ce94" table:formula="of:=DEC2HEX(SUM(HEX2DEC([.W55]);1))" office:value-type="string" office:string-value="55D6" calcext:value-type="string">
            <text:p>55D6</text:p>
          </table:table-cell>
          <table:table-cell table:style-name="ce87" table:formula="of:=DEC2HEX(SUM(HEX2DEC([.X55]);1))" office:value-type="string" office:string-value="55D7" calcext:value-type="string">
            <text:p>55D7</text:p>
          </table:table-cell>
          <table:table-cell table:style-name="ce94" table:formula="of:=DEC2HEX(SUM(HEX2DEC([.Y55]);1))" office:value-type="string" office:string-value="55D8" calcext:value-type="string">
            <text:p>55D8</text:p>
          </table:table-cell>
          <table:table-cell table:style-name="ce87" table:formula="of:=DEC2HEX(SUM(HEX2DEC([.Z55]);1))" office:value-type="string" office:string-value="55D9" calcext:value-type="string">
            <text:p>55D9</text:p>
          </table:table-cell>
          <table:table-cell table:style-name="ce94" table:formula="of:=DEC2HEX(SUM(HEX2DEC([.AA55]);1))" office:value-type="string" office:string-value="55DA" calcext:value-type="string">
            <text:p>55DA</text:p>
          </table:table-cell>
          <table:table-cell table:style-name="ce87" table:formula="of:=DEC2HEX(SUM(HEX2DEC([.AB55]);1))" office:value-type="string" office:string-value="55DB" calcext:value-type="string">
            <text:p>55DB</text:p>
          </table:table-cell>
          <table:table-cell table:style-name="ce94" table:formula="of:=DEC2HEX(SUM(HEX2DEC([.AC55]);1))" office:value-type="string" office:string-value="55DC" calcext:value-type="string">
            <text:p>55DC</text:p>
          </table:table-cell>
          <table:table-cell table:style-name="ce97" table:formula="of:=DEC2HEX(SUM(HEX2DEC([.AD55]);1))" office:value-type="string" office:string-value="55DD" calcext:value-type="string">
            <text:p>55DD</text:p>
          </table:table-cell>
          <table:table-cell table:style-name="ce94" table:formula="of:=DEC2HEX(SUM(HEX2DEC([.AE55]);1))" office:value-type="string" office:string-value="55DE" calcext:value-type="string">
            <text:p>55DE</text:p>
          </table:table-cell>
          <table:table-cell table:style-name="ce104" table:formula="of:=DEC2HEX(SUM(HEX2DEC([.AF55]);1))" office:value-type="string" office:string-value="55DF" calcext:value-type="string">
            <text:p>55D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DEC2HEX(SUM(HEX2DEC([.AG48]);1))" office:value-type="string" office:string-value="56C0" calcext:value-type="string">
            <text:p>56C0</text:p>
          </table:table-cell>
          <table:table-cell table:style-name="ce87" table:formula="of:=DEC2HEX(SUM(HEX2DEC([.B56]);1))" office:value-type="string" office:string-value="56C1" calcext:value-type="string">
            <text:p>56C1</text:p>
          </table:table-cell>
          <table:table-cell table:style-name="ce94" table:formula="of:=DEC2HEX(SUM(HEX2DEC([.C56]);1))" office:value-type="string" office:string-value="56C2" calcext:value-type="string">
            <text:p>56C2</text:p>
          </table:table-cell>
          <table:table-cell table:style-name="ce87" table:formula="of:=DEC2HEX(SUM(HEX2DEC([.D56]);1))" office:value-type="string" office:string-value="56C3" calcext:value-type="string">
            <text:p>56C3</text:p>
          </table:table-cell>
          <table:table-cell table:style-name="ce94" table:formula="of:=DEC2HEX(SUM(HEX2DEC([.E56]);1))" office:value-type="string" office:string-value="56C4" calcext:value-type="string">
            <text:p>56C4</text:p>
          </table:table-cell>
          <table:table-cell table:style-name="ce87" table:formula="of:=DEC2HEX(SUM(HEX2DEC([.F56]);1))" office:value-type="string" office:string-value="56C5" calcext:value-type="string">
            <text:p>56C5</text:p>
          </table:table-cell>
          <table:table-cell table:style-name="ce94" table:formula="of:=DEC2HEX(SUM(HEX2DEC([.G56]);1))" office:value-type="string" office:string-value="56C6" calcext:value-type="string">
            <text:p>56C6</text:p>
          </table:table-cell>
          <table:table-cell table:style-name="ce87" table:formula="of:=DEC2HEX(SUM(HEX2DEC([.H56]);1))" office:value-type="string" office:string-value="56C7" calcext:value-type="string">
            <text:p>56C7</text:p>
          </table:table-cell>
          <table:table-cell table:style-name="ce94" table:formula="of:=DEC2HEX(SUM(HEX2DEC([.I56]);1))" office:value-type="string" office:string-value="56C8" calcext:value-type="string">
            <text:p>56C8</text:p>
          </table:table-cell>
          <table:table-cell table:style-name="ce87" table:formula="of:=DEC2HEX(SUM(HEX2DEC([.J56]);1))" office:value-type="string" office:string-value="56C9" calcext:value-type="string">
            <text:p>56C9</text:p>
          </table:table-cell>
          <table:table-cell table:style-name="ce94" table:formula="of:=DEC2HEX(SUM(HEX2DEC([.K56]);1))" office:value-type="string" office:string-value="56CA" calcext:value-type="string">
            <text:p>56CA</text:p>
          </table:table-cell>
          <table:table-cell table:style-name="ce87" table:formula="of:=DEC2HEX(SUM(HEX2DEC([.L56]);1))" office:value-type="string" office:string-value="56CB" calcext:value-type="string">
            <text:p>56CB</text:p>
          </table:table-cell>
          <table:table-cell table:style-name="ce94" table:formula="of:=DEC2HEX(SUM(HEX2DEC([.M56]);1))" office:value-type="string" office:string-value="56CC" calcext:value-type="string">
            <text:p>56CC</text:p>
          </table:table-cell>
          <table:table-cell table:style-name="ce87" table:formula="of:=DEC2HEX(SUM(HEX2DEC([.N56]);1))" office:value-type="string" office:string-value="56CD" calcext:value-type="string">
            <text:p>56CD</text:p>
          </table:table-cell>
          <table:table-cell table:style-name="ce94" table:formula="of:=DEC2HEX(SUM(HEX2DEC([.O56]);1))" office:value-type="string" office:string-value="56CE" calcext:value-type="string">
            <text:p>56CE</text:p>
          </table:table-cell>
          <table:table-cell table:style-name="ce87" table:formula="of:=DEC2HEX(SUM(HEX2DEC([.P56]);1))" office:value-type="string" office:string-value="56CF" calcext:value-type="string">
            <text:p>56CF</text:p>
          </table:table-cell>
          <table:table-cell table:style-name="ce94" table:formula="of:=DEC2HEX(SUM(HEX2DEC([.Q56]);1))" office:value-type="string" office:string-value="56D0" calcext:value-type="string">
            <text:p>56D0</text:p>
          </table:table-cell>
          <table:table-cell table:style-name="ce87" table:formula="of:=DEC2HEX(SUM(HEX2DEC([.R56]);1))" office:value-type="string" office:string-value="56D1" calcext:value-type="string">
            <text:p>56D1</text:p>
          </table:table-cell>
          <table:table-cell table:style-name="ce94" table:formula="of:=DEC2HEX(SUM(HEX2DEC([.S56]);1))" office:value-type="string" office:string-value="56D2" calcext:value-type="string">
            <text:p>56D2</text:p>
          </table:table-cell>
          <table:table-cell table:style-name="ce87" table:formula="of:=DEC2HEX(SUM(HEX2DEC([.T56]);1))" office:value-type="string" office:string-value="56D3" calcext:value-type="string">
            <text:p>56D3</text:p>
          </table:table-cell>
          <table:table-cell table:style-name="ce94" table:formula="of:=DEC2HEX(SUM(HEX2DEC([.U56]);1))" office:value-type="string" office:string-value="56D4" calcext:value-type="string">
            <text:p>56D4</text:p>
          </table:table-cell>
          <table:table-cell table:style-name="ce87" table:formula="of:=DEC2HEX(SUM(HEX2DEC([.V56]);1))" office:value-type="string" office:string-value="56D5" calcext:value-type="string">
            <text:p>56D5</text:p>
          </table:table-cell>
          <table:table-cell table:style-name="ce94" table:formula="of:=DEC2HEX(SUM(HEX2DEC([.W56]);1))" office:value-type="string" office:string-value="56D6" calcext:value-type="string">
            <text:p>56D6</text:p>
          </table:table-cell>
          <table:table-cell table:style-name="ce87" table:formula="of:=DEC2HEX(SUM(HEX2DEC([.X56]);1))" office:value-type="string" office:string-value="56D7" calcext:value-type="string">
            <text:p>56D7</text:p>
          </table:table-cell>
          <table:table-cell table:style-name="ce94" table:formula="of:=DEC2HEX(SUM(HEX2DEC([.Y56]);1))" office:value-type="string" office:string-value="56D8" calcext:value-type="string">
            <text:p>56D8</text:p>
          </table:table-cell>
          <table:table-cell table:style-name="ce87" table:formula="of:=DEC2HEX(SUM(HEX2DEC([.Z56]);1))" office:value-type="string" office:string-value="56D9" calcext:value-type="string">
            <text:p>56D9</text:p>
          </table:table-cell>
          <table:table-cell table:style-name="ce94" table:formula="of:=DEC2HEX(SUM(HEX2DEC([.AA56]);1))" office:value-type="string" office:string-value="56DA" calcext:value-type="string">
            <text:p>56DA</text:p>
          </table:table-cell>
          <table:table-cell table:style-name="ce87" table:formula="of:=DEC2HEX(SUM(HEX2DEC([.AB56]);1))" office:value-type="string" office:string-value="56DB" calcext:value-type="string">
            <text:p>56DB</text:p>
          </table:table-cell>
          <table:table-cell table:style-name="ce94" table:formula="of:=DEC2HEX(SUM(HEX2DEC([.AC56]);1))" office:value-type="string" office:string-value="56DC" calcext:value-type="string">
            <text:p>56DC</text:p>
          </table:table-cell>
          <table:table-cell table:style-name="ce97" table:formula="of:=DEC2HEX(SUM(HEX2DEC([.AD56]);1))" office:value-type="string" office:string-value="56DD" calcext:value-type="string">
            <text:p>56DD</text:p>
          </table:table-cell>
          <table:table-cell table:style-name="ce94" table:formula="of:=DEC2HEX(SUM(HEX2DEC([.AE56]);1))" office:value-type="string" office:string-value="56DE" calcext:value-type="string">
            <text:p>56DE</text:p>
          </table:table-cell>
          <table:table-cell table:style-name="ce104" table:formula="of:=DEC2HEX(SUM(HEX2DEC([.AF56]);1))" office:value-type="string" office:string-value="56DF" calcext:value-type="string">
            <text:p>56D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DEC2HEX(SUM(HEX2DEC([.AG49]);1))" office:value-type="string" office:string-value="57C0" calcext:value-type="string">
            <text:p>57C0</text:p>
          </table:table-cell>
          <table:table-cell table:style-name="ce87" table:formula="of:=DEC2HEX(SUM(HEX2DEC([.B57]);1))" office:value-type="string" office:string-value="57C1" calcext:value-type="string">
            <text:p>57C1</text:p>
          </table:table-cell>
          <table:table-cell table:style-name="ce96" table:formula="of:=DEC2HEX(SUM(HEX2DEC([.C57]);1))" office:value-type="string" office:string-value="57C2" calcext:value-type="string">
            <text:p>57C2</text:p>
          </table:table-cell>
          <table:table-cell table:style-name="ce87" table:formula="of:=DEC2HEX(SUM(HEX2DEC([.D57]);1))" office:value-type="string" office:string-value="57C3" calcext:value-type="string">
            <text:p>57C3</text:p>
          </table:table-cell>
          <table:table-cell table:style-name="ce96" table:formula="of:=DEC2HEX(SUM(HEX2DEC([.E57]);1))" office:value-type="string" office:string-value="57C4" calcext:value-type="string">
            <text:p>57C4</text:p>
          </table:table-cell>
          <table:table-cell table:style-name="ce87" table:formula="of:=DEC2HEX(SUM(HEX2DEC([.F57]);1))" office:value-type="string" office:string-value="57C5" calcext:value-type="string">
            <text:p>57C5</text:p>
          </table:table-cell>
          <table:table-cell table:style-name="ce96" table:formula="of:=DEC2HEX(SUM(HEX2DEC([.G57]);1))" office:value-type="string" office:string-value="57C6" calcext:value-type="string">
            <text:p>57C6</text:p>
          </table:table-cell>
          <table:table-cell table:style-name="ce87" table:formula="of:=DEC2HEX(SUM(HEX2DEC([.H57]);1))" office:value-type="string" office:string-value="57C7" calcext:value-type="string">
            <text:p>57C7</text:p>
          </table:table-cell>
          <table:table-cell table:style-name="ce96" table:formula="of:=DEC2HEX(SUM(HEX2DEC([.I57]);1))" office:value-type="string" office:string-value="57C8" calcext:value-type="string">
            <text:p>57C8</text:p>
          </table:table-cell>
          <table:table-cell table:style-name="ce87" table:formula="of:=DEC2HEX(SUM(HEX2DEC([.J57]);1))" office:value-type="string" office:string-value="57C9" calcext:value-type="string">
            <text:p>57C9</text:p>
          </table:table-cell>
          <table:table-cell table:style-name="ce96" table:formula="of:=DEC2HEX(SUM(HEX2DEC([.K57]);1))" office:value-type="string" office:string-value="57CA" calcext:value-type="string">
            <text:p>57CA</text:p>
          </table:table-cell>
          <table:table-cell table:style-name="ce87" table:formula="of:=DEC2HEX(SUM(HEX2DEC([.L57]);1))" office:value-type="string" office:string-value="57CB" calcext:value-type="string">
            <text:p>57CB</text:p>
          </table:table-cell>
          <table:table-cell table:style-name="ce96" table:formula="of:=DEC2HEX(SUM(HEX2DEC([.M57]);1))" office:value-type="string" office:string-value="57CC" calcext:value-type="string">
            <text:p>57CC</text:p>
          </table:table-cell>
          <table:table-cell table:style-name="ce87" table:formula="of:=DEC2HEX(SUM(HEX2DEC([.N57]);1))" office:value-type="string" office:string-value="57CD" calcext:value-type="string">
            <text:p>57CD</text:p>
          </table:table-cell>
          <table:table-cell table:style-name="ce96" table:formula="of:=DEC2HEX(SUM(HEX2DEC([.O57]);1))" office:value-type="string" office:string-value="57CE" calcext:value-type="string">
            <text:p>57CE</text:p>
          </table:table-cell>
          <table:table-cell table:style-name="ce87" table:formula="of:=DEC2HEX(SUM(HEX2DEC([.P57]);1))" office:value-type="string" office:string-value="57CF" calcext:value-type="string">
            <text:p>57CF</text:p>
          </table:table-cell>
          <table:table-cell table:style-name="ce96" table:formula="of:=DEC2HEX(SUM(HEX2DEC([.Q57]);1))" office:value-type="string" office:string-value="57D0" calcext:value-type="string">
            <text:p>57D0</text:p>
          </table:table-cell>
          <table:table-cell table:style-name="ce87" table:formula="of:=DEC2HEX(SUM(HEX2DEC([.R57]);1))" office:value-type="string" office:string-value="57D1" calcext:value-type="string">
            <text:p>57D1</text:p>
          </table:table-cell>
          <table:table-cell table:style-name="ce96" table:formula="of:=DEC2HEX(SUM(HEX2DEC([.S57]);1))" office:value-type="string" office:string-value="57D2" calcext:value-type="string">
            <text:p>57D2</text:p>
          </table:table-cell>
          <table:table-cell table:style-name="ce87" table:formula="of:=DEC2HEX(SUM(HEX2DEC([.T57]);1))" office:value-type="string" office:string-value="57D3" calcext:value-type="string">
            <text:p>57D3</text:p>
          </table:table-cell>
          <table:table-cell table:style-name="ce96" table:formula="of:=DEC2HEX(SUM(HEX2DEC([.U57]);1))" office:value-type="string" office:string-value="57D4" calcext:value-type="string">
            <text:p>57D4</text:p>
          </table:table-cell>
          <table:table-cell table:style-name="ce87" table:formula="of:=DEC2HEX(SUM(HEX2DEC([.V57]);1))" office:value-type="string" office:string-value="57D5" calcext:value-type="string">
            <text:p>57D5</text:p>
          </table:table-cell>
          <table:table-cell table:style-name="ce96" table:formula="of:=DEC2HEX(SUM(HEX2DEC([.W57]);1))" office:value-type="string" office:string-value="57D6" calcext:value-type="string">
            <text:p>57D6</text:p>
          </table:table-cell>
          <table:table-cell table:style-name="ce87" table:formula="of:=DEC2HEX(SUM(HEX2DEC([.X57]);1))" office:value-type="string" office:string-value="57D7" calcext:value-type="string">
            <text:p>57D7</text:p>
          </table:table-cell>
          <table:table-cell table:style-name="ce96" table:formula="of:=DEC2HEX(SUM(HEX2DEC([.Y57]);1))" office:value-type="string" office:string-value="57D8" calcext:value-type="string">
            <text:p>57D8</text:p>
          </table:table-cell>
          <table:table-cell table:style-name="ce87" table:formula="of:=DEC2HEX(SUM(HEX2DEC([.Z57]);1))" office:value-type="string" office:string-value="57D9" calcext:value-type="string">
            <text:p>57D9</text:p>
          </table:table-cell>
          <table:table-cell table:style-name="ce96" table:formula="of:=DEC2HEX(SUM(HEX2DEC([.AA57]);1))" office:value-type="string" office:string-value="57DA" calcext:value-type="string">
            <text:p>57DA</text:p>
          </table:table-cell>
          <table:table-cell table:style-name="ce87" table:formula="of:=DEC2HEX(SUM(HEX2DEC([.AB57]);1))" office:value-type="string" office:string-value="57DB" calcext:value-type="string">
            <text:p>57DB</text:p>
          </table:table-cell>
          <table:table-cell table:style-name="ce96" table:formula="of:=DEC2HEX(SUM(HEX2DEC([.AC57]);1))" office:value-type="string" office:string-value="57DC" calcext:value-type="string">
            <text:p>57DC</text:p>
          </table:table-cell>
          <table:table-cell table:style-name="ce98" table:formula="of:=DEC2HEX(SUM(HEX2DEC([.AD57]);1))" office:value-type="string" office:string-value="57DD" calcext:value-type="string">
            <text:p>57DD</text:p>
          </table:table-cell>
          <table:table-cell table:style-name="ce96" table:formula="of:=DEC2HEX(SUM(HEX2DEC([.AE57]);1))" office:value-type="string" office:string-value="57DE" calcext:value-type="string">
            <text:p>57DE</text:p>
          </table:table-cell>
          <table:table-cell table:style-name="ce105" table:formula="of:=DEC2HEX(SUM(HEX2DEC([.AF57]);1))" office:value-type="string" office:string-value="57DF" calcext:value-type="string">
            <text:p>57DF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3</text:p>
            <text:p>Pixel</text:p>
            <text:p>184-191</text:p>
            <text:p>$B8-$BF</text:p>
          </table:table-cell>
          <table:table-cell table:style-name="ce97" table:formula="of:=DEC2HEX(SUM(HEX2DEC([.AG50]);1))" office:value-type="string" office:string-value="50E0" calcext:value-type="string">
            <text:p>50E0</text:p>
          </table:table-cell>
          <table:table-cell table:style-name="ce95" table:formula="of:=DEC2HEX(SUM(HEX2DEC([.B58]);1))" office:value-type="string" office:string-value="50E1" calcext:value-type="string">
            <text:p>50E1</text:p>
          </table:table-cell>
          <table:table-cell table:style-name="ce87" table:formula="of:=DEC2HEX(SUM(HEX2DEC([.C58]);1))" office:value-type="string" office:string-value="50E2" calcext:value-type="string">
            <text:p>50E2</text:p>
          </table:table-cell>
          <table:table-cell table:style-name="ce95" table:formula="of:=DEC2HEX(SUM(HEX2DEC([.D58]);1))" office:value-type="string" office:string-value="50E3" calcext:value-type="string">
            <text:p>50E3</text:p>
          </table:table-cell>
          <table:table-cell table:style-name="ce87" table:formula="of:=DEC2HEX(SUM(HEX2DEC([.E58]);1))" office:value-type="string" office:string-value="50E4" calcext:value-type="string">
            <text:p>50E4</text:p>
          </table:table-cell>
          <table:table-cell table:style-name="ce95" table:formula="of:=DEC2HEX(SUM(HEX2DEC([.F58]);1))" office:value-type="string" office:string-value="50E5" calcext:value-type="string">
            <text:p>50E5</text:p>
          </table:table-cell>
          <table:table-cell table:style-name="ce87" table:formula="of:=DEC2HEX(SUM(HEX2DEC([.G58]);1))" office:value-type="string" office:string-value="50E6" calcext:value-type="string">
            <text:p>50E6</text:p>
          </table:table-cell>
          <table:table-cell table:style-name="ce95" table:formula="of:=DEC2HEX(SUM(HEX2DEC([.H58]);1))" office:value-type="string" office:string-value="50E7" calcext:value-type="string">
            <text:p>50E7</text:p>
          </table:table-cell>
          <table:table-cell table:style-name="ce87" table:formula="of:=DEC2HEX(SUM(HEX2DEC([.I58]);1))" office:value-type="string" office:string-value="50E8" calcext:value-type="string">
            <text:p>50E8</text:p>
          </table:table-cell>
          <table:table-cell table:style-name="ce95" table:formula="of:=DEC2HEX(SUM(HEX2DEC([.J58]);1))" office:value-type="string" office:string-value="50E9" calcext:value-type="string">
            <text:p>50E9</text:p>
          </table:table-cell>
          <table:table-cell table:style-name="ce87" table:formula="of:=DEC2HEX(SUM(HEX2DEC([.K58]);1))" office:value-type="string" office:string-value="50EA" calcext:value-type="string">
            <text:p>50EA</text:p>
          </table:table-cell>
          <table:table-cell table:style-name="ce95" table:formula="of:=DEC2HEX(SUM(HEX2DEC([.L58]);1))" office:value-type="string" office:string-value="50EB" calcext:value-type="string">
            <text:p>50EB</text:p>
          </table:table-cell>
          <table:table-cell table:style-name="ce104" table:formula="of:=DEC2HEX(SUM(HEX2DEC([.M58]);1))" office:value-type="string" office:string-value="50EC" calcext:value-type="string">
            <text:p>50EC</text:p>
          </table:table-cell>
          <table:table-cell table:style-name="ce100" table:formula="of:=DEC2HEX(SUM(HEX2DEC([.N58]);1))" office:value-type="string" office:string-value="50ED" calcext:value-type="string">
            <text:p>50ED</text:p>
          </table:table-cell>
          <table:table-cell table:style-name="ce106" table:formula="of:=DEC2HEX(SUM(HEX2DEC([.O58]);1))" office:value-type="string" office:string-value="50EE" calcext:value-type="string">
            <text:p>50EE</text:p>
          </table:table-cell>
          <table:table-cell table:style-name="ce95" table:formula="of:=DEC2HEX(SUM(HEX2DEC([.P58]);1))" office:value-type="string" office:string-value="50EF" calcext:value-type="string">
            <text:p>50EF</text:p>
          </table:table-cell>
          <table:table-cell table:style-name="ce99" table:formula="of:=DEC2HEX(SUM(HEX2DEC([.Q58]);1))" office:value-type="string" office:string-value="50F0" calcext:value-type="string">
            <text:p>50F0</text:p>
          </table:table-cell>
          <table:table-cell table:style-name="ce95" table:formula="of:=DEC2HEX(SUM(HEX2DEC([.R58]);1))" office:value-type="string" office:string-value="50F1" calcext:value-type="string">
            <text:p>50F1</text:p>
          </table:table-cell>
          <table:table-cell table:style-name="ce99" table:formula="of:=DEC2HEX(SUM(HEX2DEC([.S58]);1))" office:value-type="string" office:string-value="50F2" calcext:value-type="string">
            <text:p>50F2</text:p>
          </table:table-cell>
          <table:table-cell table:style-name="ce95" table:formula="of:=DEC2HEX(SUM(HEX2DEC([.T58]);1))" office:value-type="string" office:string-value="50F3" calcext:value-type="string">
            <text:p>50F3</text:p>
          </table:table-cell>
          <table:table-cell table:style-name="ce99" table:formula="of:=DEC2HEX(SUM(HEX2DEC([.U58]);1))" office:value-type="string" office:string-value="50F4" calcext:value-type="string">
            <text:p>50F4</text:p>
          </table:table-cell>
          <table:table-cell table:style-name="ce95" table:formula="of:=DEC2HEX(SUM(HEX2DEC([.V58]);1))" office:value-type="string" office:string-value="50F5" calcext:value-type="string">
            <text:p>50F5</text:p>
          </table:table-cell>
          <table:table-cell table:style-name="ce99" table:formula="of:=DEC2HEX(SUM(HEX2DEC([.W58]);1))" office:value-type="string" office:string-value="50F6" calcext:value-type="string">
            <text:p>50F6</text:p>
          </table:table-cell>
          <table:table-cell table:style-name="ce95" table:formula="of:=DEC2HEX(SUM(HEX2DEC([.X58]);1))" office:value-type="string" office:string-value="50F7" calcext:value-type="string">
            <text:p>50F7</text:p>
          </table:table-cell>
          <table:table-cell table:style-name="ce99" table:formula="of:=DEC2HEX(SUM(HEX2DEC([.Y58]);1))" office:value-type="string" office:string-value="50F8" calcext:value-type="string">
            <text:p>50F8</text:p>
          </table:table-cell>
          <table:table-cell table:style-name="ce95" table:formula="of:=DEC2HEX(SUM(HEX2DEC([.Z58]);1))" office:value-type="string" office:string-value="50F9" calcext:value-type="string">
            <text:p>50F9</text:p>
          </table:table-cell>
          <table:table-cell table:style-name="ce91" table:formula="of:=DEC2HEX(SUM(HEX2DEC([.AA58]);1))" office:value-type="string" office:string-value="50FA" calcext:value-type="string">
            <text:p>50FA</text:p>
          </table:table-cell>
          <table:table-cell table:style-name="ce95" table:formula="of:=DEC2HEX(SUM(HEX2DEC([.AB58]);1))" office:value-type="string" office:string-value="50FB" calcext:value-type="string">
            <text:p>50FB</text:p>
          </table:table-cell>
          <table:table-cell table:style-name="ce99" table:formula="of:=DEC2HEX(SUM(HEX2DEC([.AC58]);1))" office:value-type="string" office:string-value="50FC" calcext:value-type="string">
            <text:p>50FC</text:p>
          </table:table-cell>
          <table:table-cell table:style-name="ce95" table:formula="of:=DEC2HEX(SUM(HEX2DEC([.AD58]);1))" office:value-type="string" office:string-value="50FD" calcext:value-type="string">
            <text:p>50FD</text:p>
          </table:table-cell>
          <table:table-cell table:style-name="ce92" table:formula="of:=DEC2HEX(SUM(HEX2DEC([.AE58]);1))" office:value-type="string" office:string-value="50FE" calcext:value-type="string">
            <text:p>50FE</text:p>
          </table:table-cell>
          <table:table-cell table:style-name="ce89" table:formula="of:=DEC2HEX(SUM(HEX2DEC([.AF58]);1))" office:value-type="string" office:string-value="50FF" calcext:value-type="string">
            <text:p>50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1]);1))" office:value-type="string" office:string-value="51E0" calcext:value-type="string">
            <text:p>51E0</text:p>
          </table:table-cell>
          <table:table-cell table:style-name="ce94" table:formula="of:=DEC2HEX(SUM(HEX2DEC([.B59]);1))" office:value-type="string" office:string-value="51E1" calcext:value-type="string">
            <text:p>51E1</text:p>
          </table:table-cell>
          <table:table-cell table:style-name="ce87" table:formula="of:=DEC2HEX(SUM(HEX2DEC([.C59]);1))" office:value-type="string" office:string-value="51E2" calcext:value-type="string">
            <text:p>51E2</text:p>
          </table:table-cell>
          <table:table-cell table:style-name="ce94" table:formula="of:=DEC2HEX(SUM(HEX2DEC([.D59]);1))" office:value-type="string" office:string-value="51E3" calcext:value-type="string">
            <text:p>51E3</text:p>
          </table:table-cell>
          <table:table-cell table:style-name="ce87" table:formula="of:=DEC2HEX(SUM(HEX2DEC([.E59]);1))" office:value-type="string" office:string-value="51E4" calcext:value-type="string">
            <text:p>51E4</text:p>
          </table:table-cell>
          <table:table-cell table:style-name="ce94" table:formula="of:=DEC2HEX(SUM(HEX2DEC([.F59]);1))" office:value-type="string" office:string-value="51E5" calcext:value-type="string">
            <text:p>51E5</text:p>
          </table:table-cell>
          <table:table-cell table:style-name="ce87" table:formula="of:=DEC2HEX(SUM(HEX2DEC([.G59]);1))" office:value-type="string" office:string-value="51E6" calcext:value-type="string">
            <text:p>51E6</text:p>
          </table:table-cell>
          <table:table-cell table:style-name="ce94" table:formula="of:=DEC2HEX(SUM(HEX2DEC([.H59]);1))" office:value-type="string" office:string-value="51E7" calcext:value-type="string">
            <text:p>51E7</text:p>
          </table:table-cell>
          <table:table-cell table:style-name="ce87" table:formula="of:=DEC2HEX(SUM(HEX2DEC([.I59]);1))" office:value-type="string" office:string-value="51E8" calcext:value-type="string">
            <text:p>51E8</text:p>
          </table:table-cell>
          <table:table-cell table:style-name="ce94" table:formula="of:=DEC2HEX(SUM(HEX2DEC([.J59]);1))" office:value-type="string" office:string-value="51E9" calcext:value-type="string">
            <text:p>51E9</text:p>
          </table:table-cell>
          <table:table-cell table:style-name="ce87" table:formula="of:=DEC2HEX(SUM(HEX2DEC([.K59]);1))" office:value-type="string" office:string-value="51EA" calcext:value-type="string">
            <text:p>51EA</text:p>
          </table:table-cell>
          <table:table-cell table:style-name="ce94" table:formula="of:=DEC2HEX(SUM(HEX2DEC([.L59]);1))" office:value-type="string" office:string-value="51EB" calcext:value-type="string">
            <text:p>51EB</text:p>
          </table:table-cell>
          <table:table-cell table:style-name="ce104" table:formula="of:=DEC2HEX(SUM(HEX2DEC([.M59]);1))" office:value-type="string" office:string-value="51EC" calcext:value-type="string">
            <text:p>51EC</text:p>
          </table:table-cell>
          <table:table-cell table:style-name="ce89" table:formula="of:=DEC2HEX(SUM(HEX2DEC([.N59]);1))" office:value-type="string" office:string-value="51ED" calcext:value-type="string">
            <text:p>51ED</text:p>
          </table:table-cell>
          <table:table-cell table:style-name="ce97" table:formula="of:=DEC2HEX(SUM(HEX2DEC([.O59]);1))" office:value-type="string" office:string-value="51EE" calcext:value-type="string">
            <text:p>51EE</text:p>
          </table:table-cell>
          <table:table-cell table:style-name="ce94" table:formula="of:=DEC2HEX(SUM(HEX2DEC([.P59]);1))" office:value-type="string" office:string-value="51EF" calcext:value-type="string">
            <text:p>51EF</text:p>
          </table:table-cell>
          <table:table-cell table:style-name="ce87" table:formula="of:=DEC2HEX(SUM(HEX2DEC([.Q59]);1))" office:value-type="string" office:string-value="51F0" calcext:value-type="string">
            <text:p>51F0</text:p>
          </table:table-cell>
          <table:table-cell table:style-name="ce94" table:formula="of:=DEC2HEX(SUM(HEX2DEC([.R59]);1))" office:value-type="string" office:string-value="51F1" calcext:value-type="string">
            <text:p>51F1</text:p>
          </table:table-cell>
          <table:table-cell table:style-name="ce87" table:formula="of:=DEC2HEX(SUM(HEX2DEC([.S59]);1))" office:value-type="string" office:string-value="51F2" calcext:value-type="string">
            <text:p>51F2</text:p>
          </table:table-cell>
          <table:table-cell table:style-name="ce94" table:formula="of:=DEC2HEX(SUM(HEX2DEC([.T59]);1))" office:value-type="string" office:string-value="51F3" calcext:value-type="string">
            <text:p>51F3</text:p>
          </table:table-cell>
          <table:table-cell table:style-name="ce87" table:formula="of:=DEC2HEX(SUM(HEX2DEC([.U59]);1))" office:value-type="string" office:string-value="51F4" calcext:value-type="string">
            <text:p>51F4</text:p>
          </table:table-cell>
          <table:table-cell table:style-name="ce94" table:formula="of:=DEC2HEX(SUM(HEX2DEC([.V59]);1))" office:value-type="string" office:string-value="51F5" calcext:value-type="string">
            <text:p>51F5</text:p>
          </table:table-cell>
          <table:table-cell table:style-name="ce87" table:formula="of:=DEC2HEX(SUM(HEX2DEC([.W59]);1))" office:value-type="string" office:string-value="51F6" calcext:value-type="string">
            <text:p>51F6</text:p>
          </table:table-cell>
          <table:table-cell table:style-name="ce94" table:formula="of:=DEC2HEX(SUM(HEX2DEC([.X59]);1))" office:value-type="string" office:string-value="51F7" calcext:value-type="string">
            <text:p>51F7</text:p>
          </table:table-cell>
          <table:table-cell table:style-name="ce87" table:formula="of:=DEC2HEX(SUM(HEX2DEC([.Y59]);1))" office:value-type="string" office:string-value="51F8" calcext:value-type="string">
            <text:p>51F8</text:p>
          </table:table-cell>
          <table:table-cell table:style-name="ce94" table:formula="of:=DEC2HEX(SUM(HEX2DEC([.Z59]);1))" office:value-type="string" office:string-value="51F9" calcext:value-type="string">
            <text:p>51F9</text:p>
          </table:table-cell>
          <table:table-cell table:style-name="ce92" table:formula="of:=DEC2HEX(SUM(HEX2DEC([.AA59]);1))" office:value-type="string" office:string-value="51FA" calcext:value-type="string">
            <text:p>51FA</text:p>
          </table:table-cell>
          <table:table-cell table:style-name="ce94" table:formula="of:=DEC2HEX(SUM(HEX2DEC([.AB59]);1))" office:value-type="string" office:string-value="51FB" calcext:value-type="string">
            <text:p>51FB</text:p>
          </table:table-cell>
          <table:table-cell table:style-name="ce87" table:formula="of:=DEC2HEX(SUM(HEX2DEC([.AC59]);1))" office:value-type="string" office:string-value="51FC" calcext:value-type="string">
            <text:p>51FC</text:p>
          </table:table-cell>
          <table:table-cell table:style-name="ce94" table:formula="of:=DEC2HEX(SUM(HEX2DEC([.AD59]);1))" office:value-type="string" office:string-value="51FD" calcext:value-type="string">
            <text:p>51FD</text:p>
          </table:table-cell>
          <table:table-cell table:style-name="ce92" table:formula="of:=DEC2HEX(SUM(HEX2DEC([.AE59]);1))" office:value-type="string" office:string-value="51FE" calcext:value-type="string">
            <text:p>51FE</text:p>
          </table:table-cell>
          <table:table-cell table:style-name="ce89" table:formula="of:=DEC2HEX(SUM(HEX2DEC([.AF59]);1))" office:value-type="string" office:string-value="51FF" calcext:value-type="string">
            <text:p>51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2]);1))" office:value-type="string" office:string-value="52E0" calcext:value-type="string">
            <text:p>52E0</text:p>
          </table:table-cell>
          <table:table-cell table:style-name="ce94" table:formula="of:=DEC2HEX(SUM(HEX2DEC([.B60]);1))" office:value-type="string" office:string-value="52E1" calcext:value-type="string">
            <text:p>52E1</text:p>
          </table:table-cell>
          <table:table-cell table:style-name="ce87" table:formula="of:=DEC2HEX(SUM(HEX2DEC([.C60]);1))" office:value-type="string" office:string-value="52E2" calcext:value-type="string">
            <text:p>52E2</text:p>
          </table:table-cell>
          <table:table-cell table:style-name="ce94" table:formula="of:=DEC2HEX(SUM(HEX2DEC([.D60]);1))" office:value-type="string" office:string-value="52E3" calcext:value-type="string">
            <text:p>52E3</text:p>
          </table:table-cell>
          <table:table-cell table:style-name="ce87" table:formula="of:=DEC2HEX(SUM(HEX2DEC([.E60]);1))" office:value-type="string" office:string-value="52E4" calcext:value-type="string">
            <text:p>52E4</text:p>
          </table:table-cell>
          <table:table-cell table:style-name="ce94" table:formula="of:=DEC2HEX(SUM(HEX2DEC([.F60]);1))" office:value-type="string" office:string-value="52E5" calcext:value-type="string">
            <text:p>52E5</text:p>
          </table:table-cell>
          <table:table-cell table:style-name="ce87" table:formula="of:=DEC2HEX(SUM(HEX2DEC([.G60]);1))" office:value-type="string" office:string-value="52E6" calcext:value-type="string">
            <text:p>52E6</text:p>
          </table:table-cell>
          <table:table-cell table:style-name="ce94" table:formula="of:=DEC2HEX(SUM(HEX2DEC([.H60]);1))" office:value-type="string" office:string-value="52E7" calcext:value-type="string">
            <text:p>52E7</text:p>
          </table:table-cell>
          <table:table-cell table:style-name="ce87" table:formula="of:=DEC2HEX(SUM(HEX2DEC([.I60]);1))" office:value-type="string" office:string-value="52E8" calcext:value-type="string">
            <text:p>52E8</text:p>
          </table:table-cell>
          <table:table-cell table:style-name="ce94" table:formula="of:=DEC2HEX(SUM(HEX2DEC([.J60]);1))" office:value-type="string" office:string-value="52E9" calcext:value-type="string">
            <text:p>52E9</text:p>
          </table:table-cell>
          <table:table-cell table:style-name="ce87" table:formula="of:=DEC2HEX(SUM(HEX2DEC([.K60]);1))" office:value-type="string" office:string-value="52EA" calcext:value-type="string">
            <text:p>52EA</text:p>
          </table:table-cell>
          <table:table-cell table:style-name="ce94" table:formula="of:=DEC2HEX(SUM(HEX2DEC([.L60]);1))" office:value-type="string" office:string-value="52EB" calcext:value-type="string">
            <text:p>52EB</text:p>
          </table:table-cell>
          <table:table-cell table:style-name="ce104" table:formula="of:=DEC2HEX(SUM(HEX2DEC([.M60]);1))" office:value-type="string" office:string-value="52EC" calcext:value-type="string">
            <text:p>52EC</text:p>
          </table:table-cell>
          <table:table-cell table:style-name="ce89" table:formula="of:=DEC2HEX(SUM(HEX2DEC([.N60]);1))" office:value-type="string" office:string-value="52ED" calcext:value-type="string">
            <text:p>52ED</text:p>
          </table:table-cell>
          <table:table-cell table:style-name="ce97" table:formula="of:=DEC2HEX(SUM(HEX2DEC([.O60]);1))" office:value-type="string" office:string-value="52EE" calcext:value-type="string">
            <text:p>52EE</text:p>
          </table:table-cell>
          <table:table-cell table:style-name="ce94" table:formula="of:=DEC2HEX(SUM(HEX2DEC([.P60]);1))" office:value-type="string" office:string-value="52EF" calcext:value-type="string">
            <text:p>52EF</text:p>
          </table:table-cell>
          <table:table-cell table:style-name="ce87" table:formula="of:=DEC2HEX(SUM(HEX2DEC([.Q60]);1))" office:value-type="string" office:string-value="52F0" calcext:value-type="string">
            <text:p>52F0</text:p>
          </table:table-cell>
          <table:table-cell table:style-name="ce94" table:formula="of:=DEC2HEX(SUM(HEX2DEC([.R60]);1))" office:value-type="string" office:string-value="52F1" calcext:value-type="string">
            <text:p>52F1</text:p>
          </table:table-cell>
          <table:table-cell table:style-name="ce87" table:formula="of:=DEC2HEX(SUM(HEX2DEC([.S60]);1))" office:value-type="string" office:string-value="52F2" calcext:value-type="string">
            <text:p>52F2</text:p>
          </table:table-cell>
          <table:table-cell table:style-name="ce94" table:formula="of:=DEC2HEX(SUM(HEX2DEC([.T60]);1))" office:value-type="string" office:string-value="52F3" calcext:value-type="string">
            <text:p>52F3</text:p>
          </table:table-cell>
          <table:table-cell table:style-name="ce87" table:formula="of:=DEC2HEX(SUM(HEX2DEC([.U60]);1))" office:value-type="string" office:string-value="52F4" calcext:value-type="string">
            <text:p>52F4</text:p>
          </table:table-cell>
          <table:table-cell table:style-name="ce94" table:formula="of:=DEC2HEX(SUM(HEX2DEC([.V60]);1))" office:value-type="string" office:string-value="52F5" calcext:value-type="string">
            <text:p>52F5</text:p>
          </table:table-cell>
          <table:table-cell table:style-name="ce87" table:formula="of:=DEC2HEX(SUM(HEX2DEC([.W60]);1))" office:value-type="string" office:string-value="52F6" calcext:value-type="string">
            <text:p>52F6</text:p>
          </table:table-cell>
          <table:table-cell table:style-name="ce94" table:formula="of:=DEC2HEX(SUM(HEX2DEC([.X60]);1))" office:value-type="string" office:string-value="52F7" calcext:value-type="string">
            <text:p>52F7</text:p>
          </table:table-cell>
          <table:table-cell table:style-name="ce87" table:formula="of:=DEC2HEX(SUM(HEX2DEC([.Y60]);1))" office:value-type="string" office:string-value="52F8" calcext:value-type="string">
            <text:p>52F8</text:p>
          </table:table-cell>
          <table:table-cell table:style-name="ce94" table:formula="of:=DEC2HEX(SUM(HEX2DEC([.Z60]);1))" office:value-type="string" office:string-value="52F9" calcext:value-type="string">
            <text:p>52F9</text:p>
          </table:table-cell>
          <table:table-cell table:style-name="ce92" table:formula="of:=DEC2HEX(SUM(HEX2DEC([.AA60]);1))" office:value-type="string" office:string-value="52FA" calcext:value-type="string">
            <text:p>52FA</text:p>
          </table:table-cell>
          <table:table-cell table:style-name="ce94" table:formula="of:=DEC2HEX(SUM(HEX2DEC([.AB60]);1))" office:value-type="string" office:string-value="52FB" calcext:value-type="string">
            <text:p>52FB</text:p>
          </table:table-cell>
          <table:table-cell table:style-name="ce87" table:formula="of:=DEC2HEX(SUM(HEX2DEC([.AC60]);1))" office:value-type="string" office:string-value="52FC" calcext:value-type="string">
            <text:p>52FC</text:p>
          </table:table-cell>
          <table:table-cell table:style-name="ce94" table:formula="of:=DEC2HEX(SUM(HEX2DEC([.AD60]);1))" office:value-type="string" office:string-value="52FD" calcext:value-type="string">
            <text:p>52FD</text:p>
          </table:table-cell>
          <table:table-cell table:style-name="ce92" table:formula="of:=DEC2HEX(SUM(HEX2DEC([.AE60]);1))" office:value-type="string" office:string-value="52FE" calcext:value-type="string">
            <text:p>52FE</text:p>
          </table:table-cell>
          <table:table-cell table:style-name="ce89" table:formula="of:=DEC2HEX(SUM(HEX2DEC([.AF60]);1))" office:value-type="string" office:string-value="52FF" calcext:value-type="string">
            <text:p>52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3]);1))" office:value-type="string" office:string-value="53E0" calcext:value-type="string">
            <text:p>53E0</text:p>
          </table:table-cell>
          <table:table-cell table:style-name="ce94" table:formula="of:=DEC2HEX(SUM(HEX2DEC([.B61]);1))" office:value-type="string" office:string-value="53E1" calcext:value-type="string">
            <text:p>53E1</text:p>
          </table:table-cell>
          <table:table-cell table:style-name="ce87" table:formula="of:=DEC2HEX(SUM(HEX2DEC([.C61]);1))" office:value-type="string" office:string-value="53E2" calcext:value-type="string">
            <text:p>53E2</text:p>
          </table:table-cell>
          <table:table-cell table:style-name="ce94" table:formula="of:=DEC2HEX(SUM(HEX2DEC([.D61]);1))" office:value-type="string" office:string-value="53E3" calcext:value-type="string">
            <text:p>53E3</text:p>
          </table:table-cell>
          <table:table-cell table:style-name="ce87" table:formula="of:=DEC2HEX(SUM(HEX2DEC([.E61]);1))" office:value-type="string" office:string-value="53E4" calcext:value-type="string">
            <text:p>53E4</text:p>
          </table:table-cell>
          <table:table-cell table:style-name="ce94" table:formula="of:=DEC2HEX(SUM(HEX2DEC([.F61]);1))" office:value-type="string" office:string-value="53E5" calcext:value-type="string">
            <text:p>53E5</text:p>
          </table:table-cell>
          <table:table-cell table:style-name="ce87" table:formula="of:=DEC2HEX(SUM(HEX2DEC([.G61]);1))" office:value-type="string" office:string-value="53E6" calcext:value-type="string">
            <text:p>53E6</text:p>
          </table:table-cell>
          <table:table-cell table:style-name="ce94" table:formula="of:=DEC2HEX(SUM(HEX2DEC([.H61]);1))" office:value-type="string" office:string-value="53E7" calcext:value-type="string">
            <text:p>53E7</text:p>
          </table:table-cell>
          <table:table-cell table:style-name="ce87" table:formula="of:=DEC2HEX(SUM(HEX2DEC([.I61]);1))" office:value-type="string" office:string-value="53E8" calcext:value-type="string">
            <text:p>53E8</text:p>
          </table:table-cell>
          <table:table-cell table:style-name="ce94" table:formula="of:=DEC2HEX(SUM(HEX2DEC([.J61]);1))" office:value-type="string" office:string-value="53E9" calcext:value-type="string">
            <text:p>53E9</text:p>
          </table:table-cell>
          <table:table-cell table:style-name="ce87" table:formula="of:=DEC2HEX(SUM(HEX2DEC([.K61]);1))" office:value-type="string" office:string-value="53EA" calcext:value-type="string">
            <text:p>53EA</text:p>
          </table:table-cell>
          <table:table-cell table:style-name="ce94" table:formula="of:=DEC2HEX(SUM(HEX2DEC([.L61]);1))" office:value-type="string" office:string-value="53EB" calcext:value-type="string">
            <text:p>53EB</text:p>
          </table:table-cell>
          <table:table-cell table:style-name="ce104" table:formula="of:=DEC2HEX(SUM(HEX2DEC([.M61]);1))" office:value-type="string" office:string-value="53EC" calcext:value-type="string">
            <text:p>53EC</text:p>
          </table:table-cell>
          <table:table-cell table:style-name="ce89" table:formula="of:=DEC2HEX(SUM(HEX2DEC([.N61]);1))" office:value-type="string" office:string-value="53ED" calcext:value-type="string">
            <text:p>53ED</text:p>
          </table:table-cell>
          <table:table-cell table:style-name="ce97" table:formula="of:=DEC2HEX(SUM(HEX2DEC([.O61]);1))" office:value-type="string" office:string-value="53EE" calcext:value-type="string">
            <text:p>53EE</text:p>
          </table:table-cell>
          <table:table-cell table:style-name="ce94" table:formula="of:=DEC2HEX(SUM(HEX2DEC([.P61]);1))" office:value-type="string" office:string-value="53EF" calcext:value-type="string">
            <text:p>53EF</text:p>
          </table:table-cell>
          <table:table-cell table:style-name="ce87" table:formula="of:=DEC2HEX(SUM(HEX2DEC([.Q61]);1))" office:value-type="string" office:string-value="53F0" calcext:value-type="string">
            <text:p>53F0</text:p>
          </table:table-cell>
          <table:table-cell table:style-name="ce94" table:formula="of:=DEC2HEX(SUM(HEX2DEC([.R61]);1))" office:value-type="string" office:string-value="53F1" calcext:value-type="string">
            <text:p>53F1</text:p>
          </table:table-cell>
          <table:table-cell table:style-name="ce87" table:formula="of:=DEC2HEX(SUM(HEX2DEC([.S61]);1))" office:value-type="string" office:string-value="53F2" calcext:value-type="string">
            <text:p>53F2</text:p>
          </table:table-cell>
          <table:table-cell table:style-name="ce94" table:formula="of:=DEC2HEX(SUM(HEX2DEC([.T61]);1))" office:value-type="string" office:string-value="53F3" calcext:value-type="string">
            <text:p>53F3</text:p>
          </table:table-cell>
          <table:table-cell table:style-name="ce87" table:formula="of:=DEC2HEX(SUM(HEX2DEC([.U61]);1))" office:value-type="string" office:string-value="53F4" calcext:value-type="string">
            <text:p>53F4</text:p>
          </table:table-cell>
          <table:table-cell table:style-name="ce94" table:formula="of:=DEC2HEX(SUM(HEX2DEC([.V61]);1))" office:value-type="string" office:string-value="53F5" calcext:value-type="string">
            <text:p>53F5</text:p>
          </table:table-cell>
          <table:table-cell table:style-name="ce87" table:formula="of:=DEC2HEX(SUM(HEX2DEC([.W61]);1))" office:value-type="string" office:string-value="53F6" calcext:value-type="string">
            <text:p>53F6</text:p>
          </table:table-cell>
          <table:table-cell table:style-name="ce94" table:formula="of:=DEC2HEX(SUM(HEX2DEC([.X61]);1))" office:value-type="string" office:string-value="53F7" calcext:value-type="string">
            <text:p>53F7</text:p>
          </table:table-cell>
          <table:table-cell table:style-name="ce87" table:formula="of:=DEC2HEX(SUM(HEX2DEC([.Y61]);1))" office:value-type="string" office:string-value="53F8" calcext:value-type="string">
            <text:p>53F8</text:p>
          </table:table-cell>
          <table:table-cell table:style-name="ce94" table:formula="of:=DEC2HEX(SUM(HEX2DEC([.Z61]);1))" office:value-type="string" office:string-value="53F9" calcext:value-type="string">
            <text:p>53F9</text:p>
          </table:table-cell>
          <table:table-cell table:style-name="ce92" table:formula="of:=DEC2HEX(SUM(HEX2DEC([.AA61]);1))" office:value-type="string" office:string-value="53FA" calcext:value-type="string">
            <text:p>53FA</text:p>
          </table:table-cell>
          <table:table-cell table:style-name="ce94" table:formula="of:=DEC2HEX(SUM(HEX2DEC([.AB61]);1))" office:value-type="string" office:string-value="53FB" calcext:value-type="string">
            <text:p>53FB</text:p>
          </table:table-cell>
          <table:table-cell table:style-name="ce87" table:formula="of:=DEC2HEX(SUM(HEX2DEC([.AC61]);1))" office:value-type="string" office:string-value="53FC" calcext:value-type="string">
            <text:p>53FC</text:p>
          </table:table-cell>
          <table:table-cell table:style-name="ce94" table:formula="of:=DEC2HEX(SUM(HEX2DEC([.AD61]);1))" office:value-type="string" office:string-value="53FD" calcext:value-type="string">
            <text:p>53FD</text:p>
          </table:table-cell>
          <table:table-cell table:style-name="ce92" table:formula="of:=DEC2HEX(SUM(HEX2DEC([.AE61]);1))" office:value-type="string" office:string-value="53FE" calcext:value-type="string">
            <text:p>53FE</text:p>
          </table:table-cell>
          <table:table-cell table:style-name="ce89" table:formula="of:=DEC2HEX(SUM(HEX2DEC([.AF61]);1))" office:value-type="string" office:string-value="53FF" calcext:value-type="string">
            <text:p>53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4]);1))" office:value-type="string" office:string-value="54E0" calcext:value-type="string">
            <text:p>54E0</text:p>
          </table:table-cell>
          <table:table-cell table:style-name="ce94" table:formula="of:=DEC2HEX(SUM(HEX2DEC([.B62]);1))" office:value-type="string" office:string-value="54E1" calcext:value-type="string">
            <text:p>54E1</text:p>
          </table:table-cell>
          <table:table-cell table:style-name="ce87" table:formula="of:=DEC2HEX(SUM(HEX2DEC([.C62]);1))" office:value-type="string" office:string-value="54E2" calcext:value-type="string">
            <text:p>54E2</text:p>
          </table:table-cell>
          <table:table-cell table:style-name="ce94" table:formula="of:=DEC2HEX(SUM(HEX2DEC([.D62]);1))" office:value-type="string" office:string-value="54E3" calcext:value-type="string">
            <text:p>54E3</text:p>
          </table:table-cell>
          <table:table-cell table:style-name="ce87" table:formula="of:=DEC2HEX(SUM(HEX2DEC([.E62]);1))" office:value-type="string" office:string-value="54E4" calcext:value-type="string">
            <text:p>54E4</text:p>
          </table:table-cell>
          <table:table-cell table:style-name="ce94" table:formula="of:=DEC2HEX(SUM(HEX2DEC([.F62]);1))" office:value-type="string" office:string-value="54E5" calcext:value-type="string">
            <text:p>54E5</text:p>
          </table:table-cell>
          <table:table-cell table:style-name="ce87" table:formula="of:=DEC2HEX(SUM(HEX2DEC([.G62]);1))" office:value-type="string" office:string-value="54E6" calcext:value-type="string">
            <text:p>54E6</text:p>
          </table:table-cell>
          <table:table-cell table:style-name="ce94" table:formula="of:=DEC2HEX(SUM(HEX2DEC([.H62]);1))" office:value-type="string" office:string-value="54E7" calcext:value-type="string">
            <text:p>54E7</text:p>
          </table:table-cell>
          <table:table-cell table:style-name="ce87" table:formula="of:=DEC2HEX(SUM(HEX2DEC([.I62]);1))" office:value-type="string" office:string-value="54E8" calcext:value-type="string">
            <text:p>54E8</text:p>
          </table:table-cell>
          <table:table-cell table:style-name="ce94" table:formula="of:=DEC2HEX(SUM(HEX2DEC([.J62]);1))" office:value-type="string" office:string-value="54E9" calcext:value-type="string">
            <text:p>54E9</text:p>
          </table:table-cell>
          <table:table-cell table:style-name="ce87" table:formula="of:=DEC2HEX(SUM(HEX2DEC([.K62]);1))" office:value-type="string" office:string-value="54EA" calcext:value-type="string">
            <text:p>54EA</text:p>
          </table:table-cell>
          <table:table-cell table:style-name="ce94" table:formula="of:=DEC2HEX(SUM(HEX2DEC([.L62]);1))" office:value-type="string" office:string-value="54EB" calcext:value-type="string">
            <text:p>54EB</text:p>
          </table:table-cell>
          <table:table-cell table:style-name="ce104" table:formula="of:=DEC2HEX(SUM(HEX2DEC([.M62]);1))" office:value-type="string" office:string-value="54EC" calcext:value-type="string">
            <text:p>54EC</text:p>
          </table:table-cell>
          <table:table-cell table:style-name="ce89" table:formula="of:=DEC2HEX(SUM(HEX2DEC([.N62]);1))" office:value-type="string" office:string-value="54ED" calcext:value-type="string">
            <text:p>54ED</text:p>
          </table:table-cell>
          <table:table-cell table:style-name="ce97" table:formula="of:=DEC2HEX(SUM(HEX2DEC([.O62]);1))" office:value-type="string" office:string-value="54EE" calcext:value-type="string">
            <text:p>54EE</text:p>
          </table:table-cell>
          <table:table-cell table:style-name="ce94" table:formula="of:=DEC2HEX(SUM(HEX2DEC([.P62]);1))" office:value-type="string" office:string-value="54EF" calcext:value-type="string">
            <text:p>54EF</text:p>
          </table:table-cell>
          <table:table-cell table:style-name="ce87" table:formula="of:=DEC2HEX(SUM(HEX2DEC([.Q62]);1))" office:value-type="string" office:string-value="54F0" calcext:value-type="string">
            <text:p>54F0</text:p>
          </table:table-cell>
          <table:table-cell table:style-name="ce94" table:formula="of:=DEC2HEX(SUM(HEX2DEC([.R62]);1))" office:value-type="string" office:string-value="54F1" calcext:value-type="string">
            <text:p>54F1</text:p>
          </table:table-cell>
          <table:table-cell table:style-name="ce87" table:formula="of:=DEC2HEX(SUM(HEX2DEC([.S62]);1))" office:value-type="string" office:string-value="54F2" calcext:value-type="string">
            <text:p>54F2</text:p>
          </table:table-cell>
          <table:table-cell table:style-name="ce94" table:formula="of:=DEC2HEX(SUM(HEX2DEC([.T62]);1))" office:value-type="string" office:string-value="54F3" calcext:value-type="string">
            <text:p>54F3</text:p>
          </table:table-cell>
          <table:table-cell table:style-name="ce87" table:formula="of:=DEC2HEX(SUM(HEX2DEC([.U62]);1))" office:value-type="string" office:string-value="54F4" calcext:value-type="string">
            <text:p>54F4</text:p>
          </table:table-cell>
          <table:table-cell table:style-name="ce94" table:formula="of:=DEC2HEX(SUM(HEX2DEC([.V62]);1))" office:value-type="string" office:string-value="54F5" calcext:value-type="string">
            <text:p>54F5</text:p>
          </table:table-cell>
          <table:table-cell table:style-name="ce87" table:formula="of:=DEC2HEX(SUM(HEX2DEC([.W62]);1))" office:value-type="string" office:string-value="54F6" calcext:value-type="string">
            <text:p>54F6</text:p>
          </table:table-cell>
          <table:table-cell table:style-name="ce94" table:formula="of:=DEC2HEX(SUM(HEX2DEC([.X62]);1))" office:value-type="string" office:string-value="54F7" calcext:value-type="string">
            <text:p>54F7</text:p>
          </table:table-cell>
          <table:table-cell table:style-name="ce87" table:formula="of:=DEC2HEX(SUM(HEX2DEC([.Y62]);1))" office:value-type="string" office:string-value="54F8" calcext:value-type="string">
            <text:p>54F8</text:p>
          </table:table-cell>
          <table:table-cell table:style-name="ce94" table:formula="of:=DEC2HEX(SUM(HEX2DEC([.Z62]);1))" office:value-type="string" office:string-value="54F9" calcext:value-type="string">
            <text:p>54F9</text:p>
          </table:table-cell>
          <table:table-cell table:style-name="ce92" table:formula="of:=DEC2HEX(SUM(HEX2DEC([.AA62]);1))" office:value-type="string" office:string-value="54FA" calcext:value-type="string">
            <text:p>54FA</text:p>
          </table:table-cell>
          <table:table-cell table:style-name="ce94" table:formula="of:=DEC2HEX(SUM(HEX2DEC([.AB62]);1))" office:value-type="string" office:string-value="54FB" calcext:value-type="string">
            <text:p>54FB</text:p>
          </table:table-cell>
          <table:table-cell table:style-name="ce87" table:formula="of:=DEC2HEX(SUM(HEX2DEC([.AC62]);1))" office:value-type="string" office:string-value="54FC" calcext:value-type="string">
            <text:p>54FC</text:p>
          </table:table-cell>
          <table:table-cell table:style-name="ce94" table:formula="of:=DEC2HEX(SUM(HEX2DEC([.AD62]);1))" office:value-type="string" office:string-value="54FD" calcext:value-type="string">
            <text:p>54FD</text:p>
          </table:table-cell>
          <table:table-cell table:style-name="ce92" table:formula="of:=DEC2HEX(SUM(HEX2DEC([.AE62]);1))" office:value-type="string" office:string-value="54FE" calcext:value-type="string">
            <text:p>54FE</text:p>
          </table:table-cell>
          <table:table-cell table:style-name="ce89" table:formula="of:=DEC2HEX(SUM(HEX2DEC([.AF62]);1))" office:value-type="string" office:string-value="54FF" calcext:value-type="string">
            <text:p>54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5]);1))" office:value-type="string" office:string-value="55E0" calcext:value-type="string">
            <text:p>55E0</text:p>
          </table:table-cell>
          <table:table-cell table:style-name="ce94" table:formula="of:=DEC2HEX(SUM(HEX2DEC([.B63]);1))" office:value-type="string" office:string-value="55E1" calcext:value-type="string">
            <text:p>55E1</text:p>
          </table:table-cell>
          <table:table-cell table:style-name="ce87" table:formula="of:=DEC2HEX(SUM(HEX2DEC([.C63]);1))" office:value-type="string" office:string-value="55E2" calcext:value-type="string">
            <text:p>55E2</text:p>
          </table:table-cell>
          <table:table-cell table:style-name="ce94" table:formula="of:=DEC2HEX(SUM(HEX2DEC([.D63]);1))" office:value-type="string" office:string-value="55E3" calcext:value-type="string">
            <text:p>55E3</text:p>
          </table:table-cell>
          <table:table-cell table:style-name="ce87" table:formula="of:=DEC2HEX(SUM(HEX2DEC([.E63]);1))" office:value-type="string" office:string-value="55E4" calcext:value-type="string">
            <text:p>55E4</text:p>
          </table:table-cell>
          <table:table-cell table:style-name="ce94" table:formula="of:=DEC2HEX(SUM(HEX2DEC([.F63]);1))" office:value-type="string" office:string-value="55E5" calcext:value-type="string">
            <text:p>55E5</text:p>
          </table:table-cell>
          <table:table-cell table:style-name="ce87" table:formula="of:=DEC2HEX(SUM(HEX2DEC([.G63]);1))" office:value-type="string" office:string-value="55E6" calcext:value-type="string">
            <text:p>55E6</text:p>
          </table:table-cell>
          <table:table-cell table:style-name="ce94" table:formula="of:=DEC2HEX(SUM(HEX2DEC([.H63]);1))" office:value-type="string" office:string-value="55E7" calcext:value-type="string">
            <text:p>55E7</text:p>
          </table:table-cell>
          <table:table-cell table:style-name="ce87" table:formula="of:=DEC2HEX(SUM(HEX2DEC([.I63]);1))" office:value-type="string" office:string-value="55E8" calcext:value-type="string">
            <text:p>55E8</text:p>
          </table:table-cell>
          <table:table-cell table:style-name="ce94" table:formula="of:=DEC2HEX(SUM(HEX2DEC([.J63]);1))" office:value-type="string" office:string-value="55E9" calcext:value-type="string">
            <text:p>55E9</text:p>
          </table:table-cell>
          <table:table-cell table:style-name="ce87" table:formula="of:=DEC2HEX(SUM(HEX2DEC([.K63]);1))" office:value-type="string" office:string-value="55EA" calcext:value-type="string">
            <text:p>55EA</text:p>
          </table:table-cell>
          <table:table-cell table:style-name="ce94" table:formula="of:=DEC2HEX(SUM(HEX2DEC([.L63]);1))" office:value-type="string" office:string-value="55EB" calcext:value-type="string">
            <text:p>55EB</text:p>
          </table:table-cell>
          <table:table-cell table:style-name="ce104" table:formula="of:=DEC2HEX(SUM(HEX2DEC([.M63]);1))" office:value-type="string" office:string-value="55EC" calcext:value-type="string">
            <text:p>55EC</text:p>
          </table:table-cell>
          <table:table-cell table:style-name="ce89" table:formula="of:=DEC2HEX(SUM(HEX2DEC([.N63]);1))" office:value-type="string" office:string-value="55ED" calcext:value-type="string">
            <text:p>55ED</text:p>
          </table:table-cell>
          <table:table-cell table:style-name="ce97" table:formula="of:=DEC2HEX(SUM(HEX2DEC([.O63]);1))" office:value-type="string" office:string-value="55EE" calcext:value-type="string">
            <text:p>55EE</text:p>
          </table:table-cell>
          <table:table-cell table:style-name="ce94" table:formula="of:=DEC2HEX(SUM(HEX2DEC([.P63]);1))" office:value-type="string" office:string-value="55EF" calcext:value-type="string">
            <text:p>55EF</text:p>
          </table:table-cell>
          <table:table-cell table:style-name="ce87" table:formula="of:=DEC2HEX(SUM(HEX2DEC([.Q63]);1))" office:value-type="string" office:string-value="55F0" calcext:value-type="string">
            <text:p>55F0</text:p>
          </table:table-cell>
          <table:table-cell table:style-name="ce94" table:formula="of:=DEC2HEX(SUM(HEX2DEC([.R63]);1))" office:value-type="string" office:string-value="55F1" calcext:value-type="string">
            <text:p>55F1</text:p>
          </table:table-cell>
          <table:table-cell table:style-name="ce87" table:formula="of:=DEC2HEX(SUM(HEX2DEC([.S63]);1))" office:value-type="string" office:string-value="55F2" calcext:value-type="string">
            <text:p>55F2</text:p>
          </table:table-cell>
          <table:table-cell table:style-name="ce94" table:formula="of:=DEC2HEX(SUM(HEX2DEC([.T63]);1))" office:value-type="string" office:string-value="55F3" calcext:value-type="string">
            <text:p>55F3</text:p>
          </table:table-cell>
          <table:table-cell table:style-name="ce87" table:formula="of:=DEC2HEX(SUM(HEX2DEC([.U63]);1))" office:value-type="string" office:string-value="55F4" calcext:value-type="string">
            <text:p>55F4</text:p>
          </table:table-cell>
          <table:table-cell table:style-name="ce94" table:formula="of:=DEC2HEX(SUM(HEX2DEC([.V63]);1))" office:value-type="string" office:string-value="55F5" calcext:value-type="string">
            <text:p>55F5</text:p>
          </table:table-cell>
          <table:table-cell table:style-name="ce87" table:formula="of:=DEC2HEX(SUM(HEX2DEC([.W63]);1))" office:value-type="string" office:string-value="55F6" calcext:value-type="string">
            <text:p>55F6</text:p>
          </table:table-cell>
          <table:table-cell table:style-name="ce94" table:formula="of:=DEC2HEX(SUM(HEX2DEC([.X63]);1))" office:value-type="string" office:string-value="55F7" calcext:value-type="string">
            <text:p>55F7</text:p>
          </table:table-cell>
          <table:table-cell table:style-name="ce87" table:formula="of:=DEC2HEX(SUM(HEX2DEC([.Y63]);1))" office:value-type="string" office:string-value="55F8" calcext:value-type="string">
            <text:p>55F8</text:p>
          </table:table-cell>
          <table:table-cell table:style-name="ce94" table:formula="of:=DEC2HEX(SUM(HEX2DEC([.Z63]);1))" office:value-type="string" office:string-value="55F9" calcext:value-type="string">
            <text:p>55F9</text:p>
          </table:table-cell>
          <table:table-cell table:style-name="ce92" table:formula="of:=DEC2HEX(SUM(HEX2DEC([.AA63]);1))" office:value-type="string" office:string-value="55FA" calcext:value-type="string">
            <text:p>55FA</text:p>
          </table:table-cell>
          <table:table-cell table:style-name="ce94" table:formula="of:=DEC2HEX(SUM(HEX2DEC([.AB63]);1))" office:value-type="string" office:string-value="55FB" calcext:value-type="string">
            <text:p>55FB</text:p>
          </table:table-cell>
          <table:table-cell table:style-name="ce87" table:formula="of:=DEC2HEX(SUM(HEX2DEC([.AC63]);1))" office:value-type="string" office:string-value="55FC" calcext:value-type="string">
            <text:p>55FC</text:p>
          </table:table-cell>
          <table:table-cell table:style-name="ce94" table:formula="of:=DEC2HEX(SUM(HEX2DEC([.AD63]);1))" office:value-type="string" office:string-value="55FD" calcext:value-type="string">
            <text:p>55FD</text:p>
          </table:table-cell>
          <table:table-cell table:style-name="ce92" table:formula="of:=DEC2HEX(SUM(HEX2DEC([.AE63]);1))" office:value-type="string" office:string-value="55FE" calcext:value-type="string">
            <text:p>55FE</text:p>
          </table:table-cell>
          <table:table-cell table:style-name="ce89" table:formula="of:=DEC2HEX(SUM(HEX2DEC([.AF63]);1))" office:value-type="string" office:string-value="55FF" calcext:value-type="string">
            <text:p>55FF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DEC2HEX(SUM(HEX2DEC([.AG56]);1))" office:value-type="string" office:string-value="56E0" calcext:value-type="string">
            <text:p>56E0</text:p>
          </table:table-cell>
          <table:table-cell table:style-name="ce94" table:formula="of:=DEC2HEX(SUM(HEX2DEC([.B64]);1))" office:value-type="string" office:string-value="56E1" calcext:value-type="string">
            <text:p>56E1</text:p>
          </table:table-cell>
          <table:table-cell table:style-name="ce87" table:formula="of:=DEC2HEX(SUM(HEX2DEC([.C64]);1))" office:value-type="string" office:string-value="56E2" calcext:value-type="string">
            <text:p>56E2</text:p>
          </table:table-cell>
          <table:table-cell table:style-name="ce94" table:formula="of:=DEC2HEX(SUM(HEX2DEC([.D64]);1))" office:value-type="string" office:string-value="56E3" calcext:value-type="string">
            <text:p>56E3</text:p>
          </table:table-cell>
          <table:table-cell table:style-name="ce87" table:formula="of:=DEC2HEX(SUM(HEX2DEC([.E64]);1))" office:value-type="string" office:string-value="56E4" calcext:value-type="string">
            <text:p>56E4</text:p>
          </table:table-cell>
          <table:table-cell table:style-name="ce94" table:formula="of:=DEC2HEX(SUM(HEX2DEC([.F64]);1))" office:value-type="string" office:string-value="56E5" calcext:value-type="string">
            <text:p>56E5</text:p>
          </table:table-cell>
          <table:table-cell table:style-name="ce87" table:formula="of:=DEC2HEX(SUM(HEX2DEC([.G64]);1))" office:value-type="string" office:string-value="56E6" calcext:value-type="string">
            <text:p>56E6</text:p>
          </table:table-cell>
          <table:table-cell table:style-name="ce94" table:formula="of:=DEC2HEX(SUM(HEX2DEC([.H64]);1))" office:value-type="string" office:string-value="56E7" calcext:value-type="string">
            <text:p>56E7</text:p>
          </table:table-cell>
          <table:table-cell table:style-name="ce87" table:formula="of:=DEC2HEX(SUM(HEX2DEC([.I64]);1))" office:value-type="string" office:string-value="56E8" calcext:value-type="string">
            <text:p>56E8</text:p>
          </table:table-cell>
          <table:table-cell table:style-name="ce94" table:formula="of:=DEC2HEX(SUM(HEX2DEC([.J64]);1))" office:value-type="string" office:string-value="56E9" calcext:value-type="string">
            <text:p>56E9</text:p>
          </table:table-cell>
          <table:table-cell table:style-name="ce87" table:formula="of:=DEC2HEX(SUM(HEX2DEC([.K64]);1))" office:value-type="string" office:string-value="56EA" calcext:value-type="string">
            <text:p>56EA</text:p>
          </table:table-cell>
          <table:table-cell table:style-name="ce94" table:formula="of:=DEC2HEX(SUM(HEX2DEC([.L64]);1))" office:value-type="string" office:string-value="56EB" calcext:value-type="string">
            <text:p>56EB</text:p>
          </table:table-cell>
          <table:table-cell table:style-name="ce104" table:formula="of:=DEC2HEX(SUM(HEX2DEC([.M64]);1))" office:value-type="string" office:string-value="56EC" calcext:value-type="string">
            <text:p>56EC</text:p>
          </table:table-cell>
          <table:table-cell table:style-name="ce89" table:formula="of:=DEC2HEX(SUM(HEX2DEC([.N64]);1))" office:value-type="string" office:string-value="56ED" calcext:value-type="string">
            <text:p>56ED</text:p>
          </table:table-cell>
          <table:table-cell table:style-name="ce97" table:formula="of:=DEC2HEX(SUM(HEX2DEC([.O64]);1))" office:value-type="string" office:string-value="56EE" calcext:value-type="string">
            <text:p>56EE</text:p>
          </table:table-cell>
          <table:table-cell table:style-name="ce94" table:formula="of:=DEC2HEX(SUM(HEX2DEC([.P64]);1))" office:value-type="string" office:string-value="56EF" calcext:value-type="string">
            <text:p>56EF</text:p>
          </table:table-cell>
          <table:table-cell table:style-name="ce87" table:formula="of:=DEC2HEX(SUM(HEX2DEC([.Q64]);1))" office:value-type="string" office:string-value="56F0" calcext:value-type="string">
            <text:p>56F0</text:p>
          </table:table-cell>
          <table:table-cell table:style-name="ce94" table:formula="of:=DEC2HEX(SUM(HEX2DEC([.R64]);1))" office:value-type="string" office:string-value="56F1" calcext:value-type="string">
            <text:p>56F1</text:p>
          </table:table-cell>
          <table:table-cell table:style-name="ce87" table:formula="of:=DEC2HEX(SUM(HEX2DEC([.S64]);1))" office:value-type="string" office:string-value="56F2" calcext:value-type="string">
            <text:p>56F2</text:p>
          </table:table-cell>
          <table:table-cell table:style-name="ce94" table:formula="of:=DEC2HEX(SUM(HEX2DEC([.T64]);1))" office:value-type="string" office:string-value="56F3" calcext:value-type="string">
            <text:p>56F3</text:p>
          </table:table-cell>
          <table:table-cell table:style-name="ce87" table:formula="of:=DEC2HEX(SUM(HEX2DEC([.U64]);1))" office:value-type="string" office:string-value="56F4" calcext:value-type="string">
            <text:p>56F4</text:p>
          </table:table-cell>
          <table:table-cell table:style-name="ce94" table:formula="of:=DEC2HEX(SUM(HEX2DEC([.V64]);1))" office:value-type="string" office:string-value="56F5" calcext:value-type="string">
            <text:p>56F5</text:p>
          </table:table-cell>
          <table:table-cell table:style-name="ce87" table:formula="of:=DEC2HEX(SUM(HEX2DEC([.W64]);1))" office:value-type="string" office:string-value="56F6" calcext:value-type="string">
            <text:p>56F6</text:p>
          </table:table-cell>
          <table:table-cell table:style-name="ce94" table:formula="of:=DEC2HEX(SUM(HEX2DEC([.X64]);1))" office:value-type="string" office:string-value="56F7" calcext:value-type="string">
            <text:p>56F7</text:p>
          </table:table-cell>
          <table:table-cell table:style-name="ce87" table:formula="of:=DEC2HEX(SUM(HEX2DEC([.Y64]);1))" office:value-type="string" office:string-value="56F8" calcext:value-type="string">
            <text:p>56F8</text:p>
          </table:table-cell>
          <table:table-cell table:style-name="ce94" table:formula="of:=DEC2HEX(SUM(HEX2DEC([.Z64]);1))" office:value-type="string" office:string-value="56F9" calcext:value-type="string">
            <text:p>56F9</text:p>
          </table:table-cell>
          <table:table-cell table:style-name="ce92" table:formula="of:=DEC2HEX(SUM(HEX2DEC([.AA64]);1))" office:value-type="string" office:string-value="56FA" calcext:value-type="string">
            <text:p>56FA</text:p>
          </table:table-cell>
          <table:table-cell table:style-name="ce94" table:formula="of:=DEC2HEX(SUM(HEX2DEC([.AB64]);1))" office:value-type="string" office:string-value="56FB" calcext:value-type="string">
            <text:p>56FB</text:p>
          </table:table-cell>
          <table:table-cell table:style-name="ce87" table:formula="of:=DEC2HEX(SUM(HEX2DEC([.AC64]);1))" office:value-type="string" office:string-value="56FC" calcext:value-type="string">
            <text:p>56FC</text:p>
          </table:table-cell>
          <table:table-cell table:style-name="ce94" table:formula="of:=DEC2HEX(SUM(HEX2DEC([.AD64]);1))" office:value-type="string" office:string-value="56FD" calcext:value-type="string">
            <text:p>56FD</text:p>
          </table:table-cell>
          <table:table-cell table:style-name="ce92" table:formula="of:=DEC2HEX(SUM(HEX2DEC([.AE64]);1))" office:value-type="string" office:string-value="56FE" calcext:value-type="string">
            <text:p>56FE</text:p>
          </table:table-cell>
          <table:table-cell table:style-name="ce89" table:formula="of:=DEC2HEX(SUM(HEX2DEC([.AF64]);1))" office:value-type="string" office:string-value="56FF" calcext:value-type="string">
            <text:p>56FF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8" table:formula="of:=DEC2HEX(SUM(HEX2DEC([.AG57]);1))" office:value-type="string" office:string-value="57E0" calcext:value-type="string">
            <text:p>57E0</text:p>
          </table:table-cell>
          <table:table-cell table:style-name="ce96" table:formula="of:=DEC2HEX(SUM(HEX2DEC([.B65]);1))" office:value-type="string" office:string-value="57E1" calcext:value-type="string">
            <text:p>57E1</text:p>
          </table:table-cell>
          <table:table-cell table:style-name="ce101" table:formula="of:=DEC2HEX(SUM(HEX2DEC([.C65]);1))" office:value-type="string" office:string-value="57E2" calcext:value-type="string">
            <text:p>57E2</text:p>
          </table:table-cell>
          <table:table-cell table:style-name="ce96" table:formula="of:=DEC2HEX(SUM(HEX2DEC([.D65]);1))" office:value-type="string" office:string-value="57E3" calcext:value-type="string">
            <text:p>57E3</text:p>
          </table:table-cell>
          <table:table-cell table:style-name="ce101" table:formula="of:=DEC2HEX(SUM(HEX2DEC([.E65]);1))" office:value-type="string" office:string-value="57E4" calcext:value-type="string">
            <text:p>57E4</text:p>
          </table:table-cell>
          <table:table-cell table:style-name="ce96" table:formula="of:=DEC2HEX(SUM(HEX2DEC([.F65]);1))" office:value-type="string" office:string-value="57E5" calcext:value-type="string">
            <text:p>57E5</text:p>
          </table:table-cell>
          <table:table-cell table:style-name="ce101" table:formula="of:=DEC2HEX(SUM(HEX2DEC([.G65]);1))" office:value-type="string" office:string-value="57E6" calcext:value-type="string">
            <text:p>57E6</text:p>
          </table:table-cell>
          <table:table-cell table:style-name="ce96" table:formula="of:=DEC2HEX(SUM(HEX2DEC([.H65]);1))" office:value-type="string" office:string-value="57E7" calcext:value-type="string">
            <text:p>57E7</text:p>
          </table:table-cell>
          <table:table-cell table:style-name="ce101" table:formula="of:=DEC2HEX(SUM(HEX2DEC([.I65]);1))" office:value-type="string" office:string-value="57E8" calcext:value-type="string">
            <text:p>57E8</text:p>
          </table:table-cell>
          <table:table-cell table:style-name="ce96" table:formula="of:=DEC2HEX(SUM(HEX2DEC([.J65]);1))" office:value-type="string" office:string-value="57E9" calcext:value-type="string">
            <text:p>57E9</text:p>
          </table:table-cell>
          <table:table-cell table:style-name="ce101" table:formula="of:=DEC2HEX(SUM(HEX2DEC([.K65]);1))" office:value-type="string" office:string-value="57EA" calcext:value-type="string">
            <text:p>57EA</text:p>
          </table:table-cell>
          <table:table-cell table:style-name="ce96" table:formula="of:=DEC2HEX(SUM(HEX2DEC([.L65]);1))" office:value-type="string" office:string-value="57EB" calcext:value-type="string">
            <text:p>57EB</text:p>
          </table:table-cell>
          <table:table-cell table:style-name="ce105" table:formula="of:=DEC2HEX(SUM(HEX2DEC([.M65]);1))" office:value-type="string" office:string-value="57EC" calcext:value-type="string">
            <text:p>57EC</text:p>
          </table:table-cell>
          <table:table-cell table:style-name="ce90" table:formula="of:=DEC2HEX(SUM(HEX2DEC([.N65]);1))" office:value-type="string" office:string-value="57ED" calcext:value-type="string">
            <text:p>57ED</text:p>
          </table:table-cell>
          <table:table-cell table:style-name="ce98" table:formula="of:=DEC2HEX(SUM(HEX2DEC([.O65]);1))" office:value-type="string" office:string-value="57EE" calcext:value-type="string">
            <text:p>57EE</text:p>
          </table:table-cell>
          <table:table-cell table:style-name="ce96" table:formula="of:=DEC2HEX(SUM(HEX2DEC([.P65]);1))" office:value-type="string" office:string-value="57EF" calcext:value-type="string">
            <text:p>57EF</text:p>
          </table:table-cell>
          <table:table-cell table:style-name="ce101" table:formula="of:=DEC2HEX(SUM(HEX2DEC([.Q65]);1))" office:value-type="string" office:string-value="57F0" calcext:value-type="string">
            <text:p>57F0</text:p>
          </table:table-cell>
          <table:table-cell table:style-name="ce96" table:formula="of:=DEC2HEX(SUM(HEX2DEC([.R65]);1))" office:value-type="string" office:string-value="57F1" calcext:value-type="string">
            <text:p>57F1</text:p>
          </table:table-cell>
          <table:table-cell table:style-name="ce101" table:formula="of:=DEC2HEX(SUM(HEX2DEC([.S65]);1))" office:value-type="string" office:string-value="57F2" calcext:value-type="string">
            <text:p>57F2</text:p>
          </table:table-cell>
          <table:table-cell table:style-name="ce96" table:formula="of:=DEC2HEX(SUM(HEX2DEC([.T65]);1))" office:value-type="string" office:string-value="57F3" calcext:value-type="string">
            <text:p>57F3</text:p>
          </table:table-cell>
          <table:table-cell table:style-name="ce101" table:formula="of:=DEC2HEX(SUM(HEX2DEC([.U65]);1))" office:value-type="string" office:string-value="57F4" calcext:value-type="string">
            <text:p>57F4</text:p>
          </table:table-cell>
          <table:table-cell table:style-name="ce96" table:formula="of:=DEC2HEX(SUM(HEX2DEC([.V65]);1))" office:value-type="string" office:string-value="57F5" calcext:value-type="string">
            <text:p>57F5</text:p>
          </table:table-cell>
          <table:table-cell table:style-name="ce101" table:formula="of:=DEC2HEX(SUM(HEX2DEC([.W65]);1))" office:value-type="string" office:string-value="57F6" calcext:value-type="string">
            <text:p>57F6</text:p>
          </table:table-cell>
          <table:table-cell table:style-name="ce96" table:formula="of:=DEC2HEX(SUM(HEX2DEC([.X65]);1))" office:value-type="string" office:string-value="57F7" calcext:value-type="string">
            <text:p>57F7</text:p>
          </table:table-cell>
          <table:table-cell table:style-name="ce101" table:formula="of:=DEC2HEX(SUM(HEX2DEC([.Y65]);1))" office:value-type="string" office:string-value="57F8" calcext:value-type="string">
            <text:p>57F8</text:p>
          </table:table-cell>
          <table:table-cell table:style-name="ce96" table:formula="of:=DEC2HEX(SUM(HEX2DEC([.Z65]);1))" office:value-type="string" office:string-value="57F9" calcext:value-type="string">
            <text:p>57F9</text:p>
          </table:table-cell>
          <table:table-cell table:style-name="ce93" table:formula="of:=DEC2HEX(SUM(HEX2DEC([.AA65]);1))" office:value-type="string" office:string-value="57FA" calcext:value-type="string">
            <text:p>57FA</text:p>
          </table:table-cell>
          <table:table-cell table:style-name="ce96" table:formula="of:=DEC2HEX(SUM(HEX2DEC([.AB65]);1))" office:value-type="string" office:string-value="57FB" calcext:value-type="string">
            <text:p>57FB</text:p>
          </table:table-cell>
          <table:table-cell table:style-name="ce101" table:formula="of:=DEC2HEX(SUM(HEX2DEC([.AC65]);1))" office:value-type="string" office:string-value="57FC" calcext:value-type="string">
            <text:p>57FC</text:p>
          </table:table-cell>
          <table:table-cell table:style-name="ce96" table:formula="of:=DEC2HEX(SUM(HEX2DEC([.AD65]);1))" office:value-type="string" office:string-value="57FD" calcext:value-type="string">
            <text:p>57FD</text:p>
          </table:table-cell>
          <table:table-cell table:style-name="ce93" table:formula="of:=DEC2HEX(SUM(HEX2DEC([.AE65]);1))" office:value-type="string" office:string-value="57FE" calcext:value-type="string">
            <text:p>57FE</text:p>
          </table:table-cell>
          <table:table-cell table:style-name="ce90" table:formula="of:=DEC2HEX(SUM(HEX2DEC([.AF65]);1))" office:value-type="string" office:string-value="57FF" calcext:value-type="string">
            <text:p>57FF</text:p>
          </table:table-cell>
          <table:table-cell table:number-columns-repeated="31"/>
        </table:table-row>
        <table:table-row table:style-name="ro2">
          <table:table-cell table:style-name="ce87" table:number-columns-repeated="33"/>
          <table:table-cell table:number-columns-repeated="31"/>
        </table:table-row>
        <table:table-row table:style-name="ro2" table:number-rows-repeated="19">
          <table:table-cell table:style-name="ce41" table:number-columns-repeated="5"/>
          <table:table-cell table:style-name="ce87" table:number-columns-repeated="28"/>
          <table:table-cell table:number-columns-repeated="31"/>
        </table:table-row>
        <table:table-row table:style-name="ro2" table:number-rows-repeated="915">
          <table:table-cell table:style-name="ce87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reen1-3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4">
          <table:table-cell table:style-name="ce79"/>
          <table:table-cell table:style-name="ce88" office:value-type="string" calcext:value-type="string">
            <text:p>0</text:p>
            <text:p>Pixel</text:p>
            <text:p>0-7</text:p>
          </table:table-cell>
          <table:table-cell table:style-name="ce88" office:value-type="string" calcext:value-type="string">
            <text:p>1</text:p>
            <text:p>Pixel</text:p>
            <text:p>8-15</text:p>
          </table:table-cell>
          <table:table-cell table:style-name="ce88" office:value-type="string" calcext:value-type="string">
            <text:p>2</text:p>
            <text:p>Pixel</text:p>
            <text:p>16-23</text:p>
          </table:table-cell>
          <table:table-cell table:style-name="ce88" office:value-type="string" calcext:value-type="string">
            <text:p>3</text:p>
            <text:p>Pixel</text:p>
            <text:p>24-31</text:p>
          </table:table-cell>
          <table:table-cell table:style-name="ce88" office:value-type="string" calcext:value-type="string">
            <text:p>4</text:p>
            <text:p>Pixel</text:p>
            <text:p>32-39</text:p>
          </table:table-cell>
          <table:table-cell table:style-name="ce88" office:value-type="string" calcext:value-type="string">
            <text:p>5</text:p>
            <text:p>Pixel</text:p>
            <text:p>40-47</text:p>
          </table:table-cell>
          <table:table-cell table:style-name="ce88" office:value-type="string" calcext:value-type="string">
            <text:p>6</text:p>
            <text:p>Pixel</text:p>
            <text:p>48-55</text:p>
          </table:table-cell>
          <table:table-cell table:style-name="ce88" office:value-type="string" calcext:value-type="string">
            <text:p>7</text:p>
            <text:p>Pixel</text:p>
            <text:p>56-63</text:p>
          </table:table-cell>
          <table:table-cell table:style-name="ce88" office:value-type="string" calcext:value-type="string">
            <text:p>8</text:p>
            <text:p>Pixel</text:p>
            <text:p>64-71</text:p>
          </table:table-cell>
          <table:table-cell table:style-name="ce88" office:value-type="string" calcext:value-type="string">
            <text:p>9</text:p>
            <text:p>Pixel</text:p>
            <text:p>72-79</text:p>
          </table:table-cell>
          <table:table-cell table:style-name="ce88" office:value-type="string" calcext:value-type="string">
            <text:p>10</text:p>
            <text:p>Pixel</text:p>
            <text:p>80-87</text:p>
          </table:table-cell>
          <table:table-cell table:style-name="ce88" office:value-type="string" calcext:value-type="string">
            <text:p>11</text:p>
            <text:p>Pixel</text:p>
            <text:p>88-95</text:p>
          </table:table-cell>
          <table:table-cell table:style-name="ce88" office:value-type="string" calcext:value-type="string">
            <text:p>12</text:p>
            <text:p>Pixel</text:p>
            <text:p>96-103</text:p>
          </table:table-cell>
          <table:table-cell table:style-name="ce88" office:value-type="string" calcext:value-type="string">
            <text:p>13</text:p>
            <text:p>Pixel</text:p>
            <text:p>104-111</text:p>
          </table:table-cell>
          <table:table-cell table:style-name="ce88" office:value-type="string" calcext:value-type="string">
            <text:p>14</text:p>
            <text:p>Pixel</text:p>
            <text:p>112-119</text:p>
          </table:table-cell>
          <table:table-cell table:style-name="ce88" office:value-type="string" calcext:value-type="string">
            <text:p>15</text:p>
            <text:p>Pixel</text:p>
            <text:p>120-127</text:p>
          </table:table-cell>
          <table:table-cell table:style-name="ce88" office:value-type="string" calcext:value-type="string">
            <text:p>16</text:p>
            <text:p>Pixel</text:p>
            <text:p>128-135</text:p>
          </table:table-cell>
          <table:table-cell table:style-name="ce88" office:value-type="string" calcext:value-type="string">
            <text:p>17</text:p>
            <text:p>Pixel</text:p>
            <text:p>136-143</text:p>
          </table:table-cell>
          <table:table-cell table:style-name="ce88" office:value-type="string" calcext:value-type="string">
            <text:p>18</text:p>
            <text:p>Pixel</text:p>
            <text:p>144-151</text:p>
          </table:table-cell>
          <table:table-cell table:style-name="ce88" office:value-type="string" calcext:value-type="string">
            <text:p>19</text:p>
            <text:p>Pixel</text:p>
            <text:p>152-159</text:p>
          </table:table-cell>
          <table:table-cell table:style-name="ce88" office:value-type="string" calcext:value-type="string">
            <text:p>20</text:p>
            <text:p>Pixel</text:p>
            <text:p>160-167</text:p>
          </table:table-cell>
          <table:table-cell table:style-name="ce88" office:value-type="string" calcext:value-type="string">
            <text:p>21</text:p>
            <text:p>Pixel</text:p>
            <text:p>168-175</text:p>
          </table:table-cell>
          <table:table-cell table:style-name="ce88" office:value-type="string" calcext:value-type="string">
            <text:p>22</text:p>
            <text:p>Pixel</text:p>
            <text:p>176-183</text:p>
          </table:table-cell>
          <table:table-cell table:style-name="ce88" office:value-type="string" calcext:value-type="string">
            <text:p>23</text:p>
            <text:p>Pixel</text:p>
            <text:p>184-191</text:p>
          </table:table-cell>
          <table:table-cell table:style-name="ce88" office:value-type="string" calcext:value-type="string">
            <text:p>24</text:p>
            <text:p>Pixel</text:p>
            <text:p>192-199</text:p>
          </table:table-cell>
          <table:table-cell table:style-name="ce88" office:value-type="string" calcext:value-type="string">
            <text:p>25</text:p>
            <text:p>Pixel</text:p>
            <text:p>200-207</text:p>
          </table:table-cell>
          <table:table-cell table:style-name="ce88" office:value-type="string" calcext:value-type="string">
            <text:p>26</text:p>
            <text:p>Pixel</text:p>
            <text:p>208-215</text:p>
          </table:table-cell>
          <table:table-cell table:style-name="ce88" office:value-type="string" calcext:value-type="string">
            <text:p>27</text:p>
            <text:p>Pixel</text:p>
            <text:p>216-223</text:p>
          </table:table-cell>
          <table:table-cell table:style-name="ce88" office:value-type="string" calcext:value-type="string">
            <text:p>28</text:p>
            <text:p>Pixel</text:p>
            <text:p>224-231</text:p>
          </table:table-cell>
          <table:table-cell table:style-name="ce88" office:value-type="string" calcext:value-type="string">
            <text:p>29</text:p>
            <text:p>Pixel</text:p>
            <text:p>232-239</text:p>
          </table:table-cell>
          <table:table-cell table:style-name="ce88" office:value-type="string" calcext:value-type="string">
            <text:p>30</text:p>
            <text:p>Pixel</text:p>
            <text:p>240-247</text:p>
          </table:table-cell>
          <table:table-cell table:style-name="ce110" office:value-type="string" calcext:value-type="string">
            <text:p>31</text:p>
            <text:p>Pixel</text:p>
            <text:p>248-255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0</text:p>
            <text:p>Pixel</text:p>
            <text:p>0-7</text:p>
          </table:table-cell>
          <table:table-cell table:style-name="ce89" office:value-type="float" office:value="16384" calcext:value-type="float">
            <text:p>16384</text:p>
          </table:table-cell>
          <table:table-cell table:style-name="ce92" table:formula="of:=SUM([.B2];1)" office:value-type="float" office:value="16385" calcext:value-type="float">
            <text:p>16385</text:p>
          </table:table-cell>
          <table:table-cell table:style-name="ce94" table:formula="of:=SUM([.C2];1)" office:value-type="float" office:value="16386" calcext:value-type="float">
            <text:p>16386</text:p>
          </table:table-cell>
          <table:table-cell table:style-name="ce92" table:formula="of:=SUM([.D2];1)" office:value-type="float" office:value="16387" calcext:value-type="float">
            <text:p>16387</text:p>
          </table:table-cell>
          <table:table-cell table:style-name="ce102" table:formula="of:=SUM([.E2];1)" office:value-type="float" office:value="16388" calcext:value-type="float">
            <text:p>16388</text:p>
          </table:table-cell>
          <table:table-cell table:style-name="ce92" table:formula="of:=SUM([.F2];1)" office:value-type="float" office:value="16389" calcext:value-type="float">
            <text:p>16389</text:p>
          </table:table-cell>
          <table:table-cell table:style-name="ce102" table:formula="of:=SUM([.G2];1)" office:value-type="float" office:value="16390" calcext:value-type="float">
            <text:p>16390</text:p>
          </table:table-cell>
          <table:table-cell table:style-name="ce92" table:formula="of:=SUM([.H2];1)" office:value-type="float" office:value="16391" calcext:value-type="float">
            <text:p>16391</text:p>
          </table:table-cell>
          <table:table-cell table:style-name="ce102" table:formula="of:=SUM([.I2];1)" office:value-type="float" office:value="16392" calcext:value-type="float">
            <text:p>16392</text:p>
          </table:table-cell>
          <table:table-cell table:style-name="ce92" table:formula="of:=SUM([.J2];1)" office:value-type="float" office:value="16393" calcext:value-type="float">
            <text:p>16393</text:p>
          </table:table-cell>
          <table:table-cell table:style-name="ce102" table:formula="of:=SUM([.K2];1)" office:value-type="float" office:value="16394" calcext:value-type="float">
            <text:p>16394</text:p>
          </table:table-cell>
          <table:table-cell table:style-name="ce92" table:formula="of:=SUM([.L2];1)" office:value-type="float" office:value="16395" calcext:value-type="float">
            <text:p>16395</text:p>
          </table:table-cell>
          <table:table-cell table:style-name="ce102" table:formula="of:=SUM([.M2];1)" office:value-type="float" office:value="16396" calcext:value-type="float">
            <text:p>16396</text:p>
          </table:table-cell>
          <table:table-cell table:style-name="ce92" table:formula="of:=SUM([.N2];1)" office:value-type="float" office:value="16397" calcext:value-type="float">
            <text:p>16397</text:p>
          </table:table-cell>
          <table:table-cell table:style-name="ce102" table:formula="of:=SUM([.O2];1)" office:value-type="float" office:value="16398" calcext:value-type="float">
            <text:p>16398</text:p>
          </table:table-cell>
          <table:table-cell table:style-name="ce92" table:formula="of:=SUM([.P2];1)" office:value-type="float" office:value="16399" calcext:value-type="float">
            <text:p>16399</text:p>
          </table:table-cell>
          <table:table-cell table:style-name="ce102" table:formula="of:=SUM([.Q2];1)" office:value-type="float" office:value="16400" calcext:value-type="float">
            <text:p>16400</text:p>
          </table:table-cell>
          <table:table-cell table:style-name="ce92" table:formula="of:=SUM([.R2];1)" office:value-type="float" office:value="16401" calcext:value-type="float">
            <text:p>16401</text:p>
          </table:table-cell>
          <table:table-cell table:style-name="ce107" table:formula="of:=SUM([.S2];1)" office:value-type="float" office:value="16402" calcext:value-type="float">
            <text:p>16402</text:p>
          </table:table-cell>
          <table:table-cell table:style-name="ce92" table:formula="of:=SUM([.T2];1)" office:value-type="float" office:value="16403" calcext:value-type="float">
            <text:p>16403</text:p>
          </table:table-cell>
          <table:table-cell table:style-name="ce102" table:formula="of:=SUM([.U2];1)" office:value-type="float" office:value="16404" calcext:value-type="float">
            <text:p>16404</text:p>
          </table:table-cell>
          <table:table-cell table:style-name="ce92" table:formula="of:=SUM([.V2];1)" office:value-type="float" office:value="16405" calcext:value-type="float">
            <text:p>16405</text:p>
          </table:table-cell>
          <table:table-cell table:style-name="ce102" table:formula="of:=SUM([.W2];1)" office:value-type="float" office:value="16406" calcext:value-type="float">
            <text:p>16406</text:p>
          </table:table-cell>
          <table:table-cell table:style-name="ce92" table:formula="of:=SUM([.X2];1)" office:value-type="float" office:value="16407" calcext:value-type="float">
            <text:p>16407</text:p>
          </table:table-cell>
          <table:table-cell table:style-name="ce102" table:formula="of:=SUM([.Y2];1)" office:value-type="float" office:value="16408" calcext:value-type="float">
            <text:p>16408</text:p>
          </table:table-cell>
          <table:table-cell table:style-name="ce92" table:formula="of:=SUM([.Z2];1)" office:value-type="float" office:value="16409" calcext:value-type="float">
            <text:p>16409</text:p>
          </table:table-cell>
          <table:table-cell table:style-name="ce102" table:formula="of:=SUM([.AA2];1)" office:value-type="float" office:value="16410" calcext:value-type="float">
            <text:p>16410</text:p>
          </table:table-cell>
          <table:table-cell table:style-name="ce92" table:formula="of:=SUM([.AB2];1)" office:value-type="float" office:value="16411" calcext:value-type="float">
            <text:p>16411</text:p>
          </table:table-cell>
          <table:table-cell table:style-name="ce102" table:formula="of:=SUM([.AC2];1)" office:value-type="float" office:value="16412" calcext:value-type="float">
            <text:p>16412</text:p>
          </table:table-cell>
          <table:table-cell table:style-name="ce92" table:formula="of:=SUM([.AD2];1)" office:value-type="float" office:value="16413" calcext:value-type="float">
            <text:p>16413</text:p>
          </table:table-cell>
          <table:table-cell table:style-name="ce102" table:formula="of:=SUM([.AE2];1)" office:value-type="float" office:value="16414" calcext:value-type="float">
            <text:p>16414</text:p>
          </table:table-cell>
          <table:table-cell table:style-name="ce92" table:formula="of:=SUM([.AF2];1)" office:value-type="float" office:value="16415" calcext:value-type="float">
            <text:p>1641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58];1)" office:value-type="float" office:value="16640" calcext:value-type="float">
            <text:p>16640</text:p>
          </table:table-cell>
          <table:table-cell table:style-name="ce92" table:formula="of:=SUM([.B3];1)" office:value-type="float" office:value="16641" calcext:value-type="float">
            <text:p>16641</text:p>
          </table:table-cell>
          <table:table-cell table:style-name="ce94" table:formula="of:=SUM([.C3];1)" office:value-type="float" office:value="16642" calcext:value-type="float">
            <text:p>16642</text:p>
          </table:table-cell>
          <table:table-cell table:style-name="ce92" table:formula="of:=SUM([.D3];1)" office:value-type="float" office:value="16643" calcext:value-type="float">
            <text:p>16643</text:p>
          </table:table-cell>
          <table:table-cell table:style-name="ce102" table:formula="of:=SUM([.E3];1)" office:value-type="float" office:value="16644" calcext:value-type="float">
            <text:p>16644</text:p>
          </table:table-cell>
          <table:table-cell table:style-name="ce92" table:formula="of:=SUM([.F3];1)" office:value-type="float" office:value="16645" calcext:value-type="float">
            <text:p>16645</text:p>
          </table:table-cell>
          <table:table-cell table:style-name="ce102" table:formula="of:=SUM([.G3];1)" office:value-type="float" office:value="16646" calcext:value-type="float">
            <text:p>16646</text:p>
          </table:table-cell>
          <table:table-cell table:style-name="ce92" table:formula="of:=SUM([.H3];1)" office:value-type="float" office:value="16647" calcext:value-type="float">
            <text:p>16647</text:p>
          </table:table-cell>
          <table:table-cell table:style-name="ce102" table:formula="of:=SUM([.I3];1)" office:value-type="float" office:value="16648" calcext:value-type="float">
            <text:p>16648</text:p>
          </table:table-cell>
          <table:table-cell table:style-name="ce92" table:formula="of:=SUM([.J3];1)" office:value-type="float" office:value="16649" calcext:value-type="float">
            <text:p>16649</text:p>
          </table:table-cell>
          <table:table-cell table:style-name="ce102" table:formula="of:=SUM([.K3];1)" office:value-type="float" office:value="16650" calcext:value-type="float">
            <text:p>16650</text:p>
          </table:table-cell>
          <table:table-cell table:style-name="ce92" table:formula="of:=SUM([.L3];1)" office:value-type="float" office:value="16651" calcext:value-type="float">
            <text:p>16651</text:p>
          </table:table-cell>
          <table:table-cell table:style-name="ce102" table:formula="of:=SUM([.M3];1)" office:value-type="float" office:value="16652" calcext:value-type="float">
            <text:p>16652</text:p>
          </table:table-cell>
          <table:table-cell table:style-name="ce92" table:formula="of:=SUM([.N3];1)" office:value-type="float" office:value="16653" calcext:value-type="float">
            <text:p>16653</text:p>
          </table:table-cell>
          <table:table-cell table:style-name="ce102" table:formula="of:=SUM([.O3];1)" office:value-type="float" office:value="16654" calcext:value-type="float">
            <text:p>16654</text:p>
          </table:table-cell>
          <table:table-cell table:style-name="ce92" table:formula="of:=SUM([.P3];1)" office:value-type="float" office:value="16655" calcext:value-type="float">
            <text:p>16655</text:p>
          </table:table-cell>
          <table:table-cell table:style-name="ce102" table:formula="of:=SUM([.Q3];1)" office:value-type="float" office:value="16656" calcext:value-type="float">
            <text:p>16656</text:p>
          </table:table-cell>
          <table:table-cell table:style-name="ce92" table:formula="of:=SUM([.R3];1)" office:value-type="float" office:value="16657" calcext:value-type="float">
            <text:p>16657</text:p>
          </table:table-cell>
          <table:table-cell table:style-name="ce107" table:formula="of:=SUM([.S3];1)" office:value-type="float" office:value="16658" calcext:value-type="float">
            <text:p>16658</text:p>
          </table:table-cell>
          <table:table-cell table:style-name="ce92" table:formula="of:=SUM([.T3];1)" office:value-type="float" office:value="16659" calcext:value-type="float">
            <text:p>16659</text:p>
          </table:table-cell>
          <table:table-cell table:style-name="ce102" table:formula="of:=SUM([.U3];1)" office:value-type="float" office:value="16660" calcext:value-type="float">
            <text:p>16660</text:p>
          </table:table-cell>
          <table:table-cell table:style-name="ce92" table:formula="of:=SUM([.V3];1)" office:value-type="float" office:value="16661" calcext:value-type="float">
            <text:p>16661</text:p>
          </table:table-cell>
          <table:table-cell table:style-name="ce102" table:formula="of:=SUM([.W3];1)" office:value-type="float" office:value="16662" calcext:value-type="float">
            <text:p>16662</text:p>
          </table:table-cell>
          <table:table-cell table:style-name="ce92" table:formula="of:=SUM([.X3];1)" office:value-type="float" office:value="16663" calcext:value-type="float">
            <text:p>16663</text:p>
          </table:table-cell>
          <table:table-cell table:style-name="ce102" table:formula="of:=SUM([.Y3];1)" office:value-type="float" office:value="16664" calcext:value-type="float">
            <text:p>16664</text:p>
          </table:table-cell>
          <table:table-cell table:style-name="ce92" table:formula="of:=SUM([.Z3];1)" office:value-type="float" office:value="16665" calcext:value-type="float">
            <text:p>16665</text:p>
          </table:table-cell>
          <table:table-cell table:style-name="ce102" table:formula="of:=SUM([.AA3];1)" office:value-type="float" office:value="16666" calcext:value-type="float">
            <text:p>16666</text:p>
          </table:table-cell>
          <table:table-cell table:style-name="ce92" table:formula="of:=SUM([.AB3];1)" office:value-type="float" office:value="16667" calcext:value-type="float">
            <text:p>16667</text:p>
          </table:table-cell>
          <table:table-cell table:style-name="ce102" table:formula="of:=SUM([.AC3];1)" office:value-type="float" office:value="16668" calcext:value-type="float">
            <text:p>16668</text:p>
          </table:table-cell>
          <table:table-cell table:style-name="ce92" table:formula="of:=SUM([.AD3];1)" office:value-type="float" office:value="16669" calcext:value-type="float">
            <text:p>16669</text:p>
          </table:table-cell>
          <table:table-cell table:style-name="ce102" table:formula="of:=SUM([.AE3];1)" office:value-type="float" office:value="16670" calcext:value-type="float">
            <text:p>16670</text:p>
          </table:table-cell>
          <table:table-cell table:style-name="ce92" table:formula="of:=SUM([.AF3];1)" office:value-type="float" office:value="16671" calcext:value-type="float">
            <text:p>1667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59];1)" office:value-type="float" office:value="16896" calcext:value-type="float">
            <text:p>16896</text:p>
          </table:table-cell>
          <table:table-cell table:style-name="ce92" table:formula="of:=SUM([.B4];1)" office:value-type="float" office:value="16897" calcext:value-type="float">
            <text:p>16897</text:p>
          </table:table-cell>
          <table:table-cell table:style-name="ce94" table:formula="of:=SUM([.C4];1)" office:value-type="float" office:value="16898" calcext:value-type="float">
            <text:p>16898</text:p>
          </table:table-cell>
          <table:table-cell table:style-name="ce92" table:formula="of:=SUM([.D4];1)" office:value-type="float" office:value="16899" calcext:value-type="float">
            <text:p>16899</text:p>
          </table:table-cell>
          <table:table-cell table:style-name="ce102" table:formula="of:=SUM([.E4];1)" office:value-type="float" office:value="16900" calcext:value-type="float">
            <text:p>16900</text:p>
          </table:table-cell>
          <table:table-cell table:style-name="ce92" table:formula="of:=SUM([.F4];1)" office:value-type="float" office:value="16901" calcext:value-type="float">
            <text:p>16901</text:p>
          </table:table-cell>
          <table:table-cell table:style-name="ce102" table:formula="of:=SUM([.G4];1)" office:value-type="float" office:value="16902" calcext:value-type="float">
            <text:p>16902</text:p>
          </table:table-cell>
          <table:table-cell table:style-name="ce92" table:formula="of:=SUM([.H4];1)" office:value-type="float" office:value="16903" calcext:value-type="float">
            <text:p>16903</text:p>
          </table:table-cell>
          <table:table-cell table:style-name="ce102" table:formula="of:=SUM([.I4];1)" office:value-type="float" office:value="16904" calcext:value-type="float">
            <text:p>16904</text:p>
          </table:table-cell>
          <table:table-cell table:style-name="ce92" table:formula="of:=SUM([.J4];1)" office:value-type="float" office:value="16905" calcext:value-type="float">
            <text:p>16905</text:p>
          </table:table-cell>
          <table:table-cell table:style-name="ce102" table:formula="of:=SUM([.K4];1)" office:value-type="float" office:value="16906" calcext:value-type="float">
            <text:p>16906</text:p>
          </table:table-cell>
          <table:table-cell table:style-name="ce92" table:formula="of:=SUM([.L4];1)" office:value-type="float" office:value="16907" calcext:value-type="float">
            <text:p>16907</text:p>
          </table:table-cell>
          <table:table-cell table:style-name="ce102" table:formula="of:=SUM([.M4];1)" office:value-type="float" office:value="16908" calcext:value-type="float">
            <text:p>16908</text:p>
          </table:table-cell>
          <table:table-cell table:style-name="ce92" table:formula="of:=SUM([.N4];1)" office:value-type="float" office:value="16909" calcext:value-type="float">
            <text:p>16909</text:p>
          </table:table-cell>
          <table:table-cell table:style-name="ce102" table:formula="of:=SUM([.O4];1)" office:value-type="float" office:value="16910" calcext:value-type="float">
            <text:p>16910</text:p>
          </table:table-cell>
          <table:table-cell table:style-name="ce92" table:formula="of:=SUM([.P4];1)" office:value-type="float" office:value="16911" calcext:value-type="float">
            <text:p>16911</text:p>
          </table:table-cell>
          <table:table-cell table:style-name="ce102" table:formula="of:=SUM([.Q4];1)" office:value-type="float" office:value="16912" calcext:value-type="float">
            <text:p>16912</text:p>
          </table:table-cell>
          <table:table-cell table:style-name="ce92" table:formula="of:=SUM([.R4];1)" office:value-type="float" office:value="16913" calcext:value-type="float">
            <text:p>16913</text:p>
          </table:table-cell>
          <table:table-cell table:style-name="ce107" table:formula="of:=SUM([.S4];1)" office:value-type="float" office:value="16914" calcext:value-type="float">
            <text:p>16914</text:p>
          </table:table-cell>
          <table:table-cell table:style-name="ce92" table:formula="of:=SUM([.T4];1)" office:value-type="float" office:value="16915" calcext:value-type="float">
            <text:p>16915</text:p>
          </table:table-cell>
          <table:table-cell table:style-name="ce102" table:formula="of:=SUM([.U4];1)" office:value-type="float" office:value="16916" calcext:value-type="float">
            <text:p>16916</text:p>
          </table:table-cell>
          <table:table-cell table:style-name="ce92" table:formula="of:=SUM([.V4];1)" office:value-type="float" office:value="16917" calcext:value-type="float">
            <text:p>16917</text:p>
          </table:table-cell>
          <table:table-cell table:style-name="ce102" table:formula="of:=SUM([.W4];1)" office:value-type="float" office:value="16918" calcext:value-type="float">
            <text:p>16918</text:p>
          </table:table-cell>
          <table:table-cell table:style-name="ce92" table:formula="of:=SUM([.X4];1)" office:value-type="float" office:value="16919" calcext:value-type="float">
            <text:p>16919</text:p>
          </table:table-cell>
          <table:table-cell table:style-name="ce102" table:formula="of:=SUM([.Y4];1)" office:value-type="float" office:value="16920" calcext:value-type="float">
            <text:p>16920</text:p>
          </table:table-cell>
          <table:table-cell table:style-name="ce92" table:formula="of:=SUM([.Z4];1)" office:value-type="float" office:value="16921" calcext:value-type="float">
            <text:p>16921</text:p>
          </table:table-cell>
          <table:table-cell table:style-name="ce102" table:formula="of:=SUM([.AA4];1)" office:value-type="float" office:value="16922" calcext:value-type="float">
            <text:p>16922</text:p>
          </table:table-cell>
          <table:table-cell table:style-name="ce92" table:formula="of:=SUM([.AB4];1)" office:value-type="float" office:value="16923" calcext:value-type="float">
            <text:p>16923</text:p>
          </table:table-cell>
          <table:table-cell table:style-name="ce102" table:formula="of:=SUM([.AC4];1)" office:value-type="float" office:value="16924" calcext:value-type="float">
            <text:p>16924</text:p>
          </table:table-cell>
          <table:table-cell table:style-name="ce92" table:formula="of:=SUM([.AD4];1)" office:value-type="float" office:value="16925" calcext:value-type="float">
            <text:p>16925</text:p>
          </table:table-cell>
          <table:table-cell table:style-name="ce102" table:formula="of:=SUM([.AE4];1)" office:value-type="float" office:value="16926" calcext:value-type="float">
            <text:p>16926</text:p>
          </table:table-cell>
          <table:table-cell table:style-name="ce92" table:formula="of:=SUM([.AF4];1)" office:value-type="float" office:value="16927" calcext:value-type="float">
            <text:p>1692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0];1)" office:value-type="float" office:value="17152" calcext:value-type="float">
            <text:p>17152</text:p>
          </table:table-cell>
          <table:table-cell table:style-name="ce92" table:formula="of:=SUM([.B5];1)" office:value-type="float" office:value="17153" calcext:value-type="float">
            <text:p>17153</text:p>
          </table:table-cell>
          <table:table-cell table:style-name="ce94" table:formula="of:=SUM([.C5];1)" office:value-type="float" office:value="17154" calcext:value-type="float">
            <text:p>17154</text:p>
          </table:table-cell>
          <table:table-cell table:style-name="ce92" table:formula="of:=SUM([.D5];1)" office:value-type="float" office:value="17155" calcext:value-type="float">
            <text:p>17155</text:p>
          </table:table-cell>
          <table:table-cell table:style-name="ce102" table:formula="of:=SUM([.E5];1)" office:value-type="float" office:value="17156" calcext:value-type="float">
            <text:p>17156</text:p>
          </table:table-cell>
          <table:table-cell table:style-name="ce92" table:formula="of:=SUM([.F5];1)" office:value-type="float" office:value="17157" calcext:value-type="float">
            <text:p>17157</text:p>
          </table:table-cell>
          <table:table-cell table:style-name="ce102" table:formula="of:=SUM([.G5];1)" office:value-type="float" office:value="17158" calcext:value-type="float">
            <text:p>17158</text:p>
          </table:table-cell>
          <table:table-cell table:style-name="ce92" table:formula="of:=SUM([.H5];1)" office:value-type="float" office:value="17159" calcext:value-type="float">
            <text:p>17159</text:p>
          </table:table-cell>
          <table:table-cell table:style-name="ce102" table:formula="of:=SUM([.I5];1)" office:value-type="float" office:value="17160" calcext:value-type="float">
            <text:p>17160</text:p>
          </table:table-cell>
          <table:table-cell table:style-name="ce92" table:formula="of:=SUM([.J5];1)" office:value-type="float" office:value="17161" calcext:value-type="float">
            <text:p>17161</text:p>
          </table:table-cell>
          <table:table-cell table:style-name="ce102" table:formula="of:=SUM([.K5];1)" office:value-type="float" office:value="17162" calcext:value-type="float">
            <text:p>17162</text:p>
          </table:table-cell>
          <table:table-cell table:style-name="ce92" table:formula="of:=SUM([.L5];1)" office:value-type="float" office:value="17163" calcext:value-type="float">
            <text:p>17163</text:p>
          </table:table-cell>
          <table:table-cell table:style-name="ce102" table:formula="of:=SUM([.M5];1)" office:value-type="float" office:value="17164" calcext:value-type="float">
            <text:p>17164</text:p>
          </table:table-cell>
          <table:table-cell table:style-name="ce92" table:formula="of:=SUM([.N5];1)" office:value-type="float" office:value="17165" calcext:value-type="float">
            <text:p>17165</text:p>
          </table:table-cell>
          <table:table-cell table:style-name="ce102" table:formula="of:=SUM([.O5];1)" office:value-type="float" office:value="17166" calcext:value-type="float">
            <text:p>17166</text:p>
          </table:table-cell>
          <table:table-cell table:style-name="ce92" table:formula="of:=SUM([.P5];1)" office:value-type="float" office:value="17167" calcext:value-type="float">
            <text:p>17167</text:p>
          </table:table-cell>
          <table:table-cell table:style-name="ce102" table:formula="of:=SUM([.Q5];1)" office:value-type="float" office:value="17168" calcext:value-type="float">
            <text:p>17168</text:p>
          </table:table-cell>
          <table:table-cell table:style-name="ce92" table:formula="of:=SUM([.R5];1)" office:value-type="float" office:value="17169" calcext:value-type="float">
            <text:p>17169</text:p>
          </table:table-cell>
          <table:table-cell table:style-name="ce107" table:formula="of:=SUM([.S5];1)" office:value-type="float" office:value="17170" calcext:value-type="float">
            <text:p>17170</text:p>
          </table:table-cell>
          <table:table-cell table:style-name="ce92" table:formula="of:=SUM([.T5];1)" office:value-type="float" office:value="17171" calcext:value-type="float">
            <text:p>17171</text:p>
          </table:table-cell>
          <table:table-cell table:style-name="ce102" table:formula="of:=SUM([.U5];1)" office:value-type="float" office:value="17172" calcext:value-type="float">
            <text:p>17172</text:p>
          </table:table-cell>
          <table:table-cell table:style-name="ce92" table:formula="of:=SUM([.V5];1)" office:value-type="float" office:value="17173" calcext:value-type="float">
            <text:p>17173</text:p>
          </table:table-cell>
          <table:table-cell table:style-name="ce102" table:formula="of:=SUM([.W5];1)" office:value-type="float" office:value="17174" calcext:value-type="float">
            <text:p>17174</text:p>
          </table:table-cell>
          <table:table-cell table:style-name="ce92" table:formula="of:=SUM([.X5];1)" office:value-type="float" office:value="17175" calcext:value-type="float">
            <text:p>17175</text:p>
          </table:table-cell>
          <table:table-cell table:style-name="ce102" table:formula="of:=SUM([.Y5];1)" office:value-type="float" office:value="17176" calcext:value-type="float">
            <text:p>17176</text:p>
          </table:table-cell>
          <table:table-cell table:style-name="ce92" table:formula="of:=SUM([.Z5];1)" office:value-type="float" office:value="17177" calcext:value-type="float">
            <text:p>17177</text:p>
          </table:table-cell>
          <table:table-cell table:style-name="ce102" table:formula="of:=SUM([.AA5];1)" office:value-type="float" office:value="17178" calcext:value-type="float">
            <text:p>17178</text:p>
          </table:table-cell>
          <table:table-cell table:style-name="ce92" table:formula="of:=SUM([.AB5];1)" office:value-type="float" office:value="17179" calcext:value-type="float">
            <text:p>17179</text:p>
          </table:table-cell>
          <table:table-cell table:style-name="ce102" table:formula="of:=SUM([.AC5];1)" office:value-type="float" office:value="17180" calcext:value-type="float">
            <text:p>17180</text:p>
          </table:table-cell>
          <table:table-cell table:style-name="ce92" table:formula="of:=SUM([.AD5];1)" office:value-type="float" office:value="17181" calcext:value-type="float">
            <text:p>17181</text:p>
          </table:table-cell>
          <table:table-cell table:style-name="ce102" table:formula="of:=SUM([.AE5];1)" office:value-type="float" office:value="17182" calcext:value-type="float">
            <text:p>17182</text:p>
          </table:table-cell>
          <table:table-cell table:style-name="ce92" table:formula="of:=SUM([.AF5];1)" office:value-type="float" office:value="17183" calcext:value-type="float">
            <text:p>1718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1];1)" office:value-type="float" office:value="17408" calcext:value-type="float">
            <text:p>17408</text:p>
          </table:table-cell>
          <table:table-cell table:style-name="ce92" table:formula="of:=SUM([.B6];1)" office:value-type="float" office:value="17409" calcext:value-type="float">
            <text:p>17409</text:p>
          </table:table-cell>
          <table:table-cell table:style-name="ce94" table:formula="of:=SUM([.C6];1)" office:value-type="float" office:value="17410" calcext:value-type="float">
            <text:p>17410</text:p>
          </table:table-cell>
          <table:table-cell table:style-name="ce92" table:formula="of:=SUM([.D6];1)" office:value-type="float" office:value="17411" calcext:value-type="float">
            <text:p>17411</text:p>
          </table:table-cell>
          <table:table-cell table:style-name="ce102" table:formula="of:=SUM([.E6];1)" office:value-type="float" office:value="17412" calcext:value-type="float">
            <text:p>17412</text:p>
          </table:table-cell>
          <table:table-cell table:style-name="ce92" table:formula="of:=SUM([.F6];1)" office:value-type="float" office:value="17413" calcext:value-type="float">
            <text:p>17413</text:p>
          </table:table-cell>
          <table:table-cell table:style-name="ce102" table:formula="of:=SUM([.G6];1)" office:value-type="float" office:value="17414" calcext:value-type="float">
            <text:p>17414</text:p>
          </table:table-cell>
          <table:table-cell table:style-name="ce92" table:formula="of:=SUM([.H6];1)" office:value-type="float" office:value="17415" calcext:value-type="float">
            <text:p>17415</text:p>
          </table:table-cell>
          <table:table-cell table:style-name="ce102" table:formula="of:=SUM([.I6];1)" office:value-type="float" office:value="17416" calcext:value-type="float">
            <text:p>17416</text:p>
          </table:table-cell>
          <table:table-cell table:style-name="ce92" table:formula="of:=SUM([.J6];1)" office:value-type="float" office:value="17417" calcext:value-type="float">
            <text:p>17417</text:p>
          </table:table-cell>
          <table:table-cell table:style-name="ce102" table:formula="of:=SUM([.K6];1)" office:value-type="float" office:value="17418" calcext:value-type="float">
            <text:p>17418</text:p>
          </table:table-cell>
          <table:table-cell table:style-name="ce92" table:formula="of:=SUM([.L6];1)" office:value-type="float" office:value="17419" calcext:value-type="float">
            <text:p>17419</text:p>
          </table:table-cell>
          <table:table-cell table:style-name="ce102" table:formula="of:=SUM([.M6];1)" office:value-type="float" office:value="17420" calcext:value-type="float">
            <text:p>17420</text:p>
          </table:table-cell>
          <table:table-cell table:style-name="ce92" table:formula="of:=SUM([.N6];1)" office:value-type="float" office:value="17421" calcext:value-type="float">
            <text:p>17421</text:p>
          </table:table-cell>
          <table:table-cell table:style-name="ce102" table:formula="of:=SUM([.O6];1)" office:value-type="float" office:value="17422" calcext:value-type="float">
            <text:p>17422</text:p>
          </table:table-cell>
          <table:table-cell table:style-name="ce92" table:formula="of:=SUM([.P6];1)" office:value-type="float" office:value="17423" calcext:value-type="float">
            <text:p>17423</text:p>
          </table:table-cell>
          <table:table-cell table:style-name="ce102" table:formula="of:=SUM([.Q6];1)" office:value-type="float" office:value="17424" calcext:value-type="float">
            <text:p>17424</text:p>
          </table:table-cell>
          <table:table-cell table:style-name="ce92" table:formula="of:=SUM([.R6];1)" office:value-type="float" office:value="17425" calcext:value-type="float">
            <text:p>17425</text:p>
          </table:table-cell>
          <table:table-cell table:style-name="ce107" table:formula="of:=SUM([.S6];1)" office:value-type="float" office:value="17426" calcext:value-type="float">
            <text:p>17426</text:p>
          </table:table-cell>
          <table:table-cell table:style-name="ce92" table:formula="of:=SUM([.T6];1)" office:value-type="float" office:value="17427" calcext:value-type="float">
            <text:p>17427</text:p>
          </table:table-cell>
          <table:table-cell table:style-name="ce102" table:formula="of:=SUM([.U6];1)" office:value-type="float" office:value="17428" calcext:value-type="float">
            <text:p>17428</text:p>
          </table:table-cell>
          <table:table-cell table:style-name="ce92" table:formula="of:=SUM([.V6];1)" office:value-type="float" office:value="17429" calcext:value-type="float">
            <text:p>17429</text:p>
          </table:table-cell>
          <table:table-cell table:style-name="ce102" table:formula="of:=SUM([.W6];1)" office:value-type="float" office:value="17430" calcext:value-type="float">
            <text:p>17430</text:p>
          </table:table-cell>
          <table:table-cell table:style-name="ce92" table:formula="of:=SUM([.X6];1)" office:value-type="float" office:value="17431" calcext:value-type="float">
            <text:p>17431</text:p>
          </table:table-cell>
          <table:table-cell table:style-name="ce102" table:formula="of:=SUM([.Y6];1)" office:value-type="float" office:value="17432" calcext:value-type="float">
            <text:p>17432</text:p>
          </table:table-cell>
          <table:table-cell table:style-name="ce92" table:formula="of:=SUM([.Z6];1)" office:value-type="float" office:value="17433" calcext:value-type="float">
            <text:p>17433</text:p>
          </table:table-cell>
          <table:table-cell table:style-name="ce102" table:formula="of:=SUM([.AA6];1)" office:value-type="float" office:value="17434" calcext:value-type="float">
            <text:p>17434</text:p>
          </table:table-cell>
          <table:table-cell table:style-name="ce92" table:formula="of:=SUM([.AB6];1)" office:value-type="float" office:value="17435" calcext:value-type="float">
            <text:p>17435</text:p>
          </table:table-cell>
          <table:table-cell table:style-name="ce102" table:formula="of:=SUM([.AC6];1)" office:value-type="float" office:value="17436" calcext:value-type="float">
            <text:p>17436</text:p>
          </table:table-cell>
          <table:table-cell table:style-name="ce92" table:formula="of:=SUM([.AD6];1)" office:value-type="float" office:value="17437" calcext:value-type="float">
            <text:p>17437</text:p>
          </table:table-cell>
          <table:table-cell table:style-name="ce102" table:formula="of:=SUM([.AE6];1)" office:value-type="float" office:value="17438" calcext:value-type="float">
            <text:p>17438</text:p>
          </table:table-cell>
          <table:table-cell table:style-name="ce92" table:formula="of:=SUM([.AF6];1)" office:value-type="float" office:value="17439" calcext:value-type="float">
            <text:p>1743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2];1)" office:value-type="float" office:value="17664" calcext:value-type="float">
            <text:p>17664</text:p>
          </table:table-cell>
          <table:table-cell table:style-name="ce92" table:formula="of:=SUM([.B7];1)" office:value-type="float" office:value="17665" calcext:value-type="float">
            <text:p>17665</text:p>
          </table:table-cell>
          <table:table-cell table:style-name="ce94" table:formula="of:=SUM([.C7];1)" office:value-type="float" office:value="17666" calcext:value-type="float">
            <text:p>17666</text:p>
          </table:table-cell>
          <table:table-cell table:style-name="ce92" table:formula="of:=SUM([.D7];1)" office:value-type="float" office:value="17667" calcext:value-type="float">
            <text:p>17667</text:p>
          </table:table-cell>
          <table:table-cell table:style-name="ce102" table:formula="of:=SUM([.E7];1)" office:value-type="float" office:value="17668" calcext:value-type="float">
            <text:p>17668</text:p>
          </table:table-cell>
          <table:table-cell table:style-name="ce92" table:formula="of:=SUM([.F7];1)" office:value-type="float" office:value="17669" calcext:value-type="float">
            <text:p>17669</text:p>
          </table:table-cell>
          <table:table-cell table:style-name="ce102" table:formula="of:=SUM([.G7];1)" office:value-type="float" office:value="17670" calcext:value-type="float">
            <text:p>17670</text:p>
          </table:table-cell>
          <table:table-cell table:style-name="ce92" table:formula="of:=SUM([.H7];1)" office:value-type="float" office:value="17671" calcext:value-type="float">
            <text:p>17671</text:p>
          </table:table-cell>
          <table:table-cell table:style-name="ce102" table:formula="of:=SUM([.I7];1)" office:value-type="float" office:value="17672" calcext:value-type="float">
            <text:p>17672</text:p>
          </table:table-cell>
          <table:table-cell table:style-name="ce92" table:formula="of:=SUM([.J7];1)" office:value-type="float" office:value="17673" calcext:value-type="float">
            <text:p>17673</text:p>
          </table:table-cell>
          <table:table-cell table:style-name="ce102" table:formula="of:=SUM([.K7];1)" office:value-type="float" office:value="17674" calcext:value-type="float">
            <text:p>17674</text:p>
          </table:table-cell>
          <table:table-cell table:style-name="ce92" table:formula="of:=SUM([.L7];1)" office:value-type="float" office:value="17675" calcext:value-type="float">
            <text:p>17675</text:p>
          </table:table-cell>
          <table:table-cell table:style-name="ce102" table:formula="of:=SUM([.M7];1)" office:value-type="float" office:value="17676" calcext:value-type="float">
            <text:p>17676</text:p>
          </table:table-cell>
          <table:table-cell table:style-name="ce92" table:formula="of:=SUM([.N7];1)" office:value-type="float" office:value="17677" calcext:value-type="float">
            <text:p>17677</text:p>
          </table:table-cell>
          <table:table-cell table:style-name="ce102" table:formula="of:=SUM([.O7];1)" office:value-type="float" office:value="17678" calcext:value-type="float">
            <text:p>17678</text:p>
          </table:table-cell>
          <table:table-cell table:style-name="ce92" table:formula="of:=SUM([.P7];1)" office:value-type="float" office:value="17679" calcext:value-type="float">
            <text:p>17679</text:p>
          </table:table-cell>
          <table:table-cell table:style-name="ce102" table:formula="of:=SUM([.Q7];1)" office:value-type="float" office:value="17680" calcext:value-type="float">
            <text:p>17680</text:p>
          </table:table-cell>
          <table:table-cell table:style-name="ce92" table:formula="of:=SUM([.R7];1)" office:value-type="float" office:value="17681" calcext:value-type="float">
            <text:p>17681</text:p>
          </table:table-cell>
          <table:table-cell table:style-name="ce107" table:formula="of:=SUM([.S7];1)" office:value-type="float" office:value="17682" calcext:value-type="float">
            <text:p>17682</text:p>
          </table:table-cell>
          <table:table-cell table:style-name="ce92" table:formula="of:=SUM([.T7];1)" office:value-type="float" office:value="17683" calcext:value-type="float">
            <text:p>17683</text:p>
          </table:table-cell>
          <table:table-cell table:style-name="ce102" table:formula="of:=SUM([.U7];1)" office:value-type="float" office:value="17684" calcext:value-type="float">
            <text:p>17684</text:p>
          </table:table-cell>
          <table:table-cell table:style-name="ce92" table:formula="of:=SUM([.V7];1)" office:value-type="float" office:value="17685" calcext:value-type="float">
            <text:p>17685</text:p>
          </table:table-cell>
          <table:table-cell table:style-name="ce102" table:formula="of:=SUM([.W7];1)" office:value-type="float" office:value="17686" calcext:value-type="float">
            <text:p>17686</text:p>
          </table:table-cell>
          <table:table-cell table:style-name="ce92" table:formula="of:=SUM([.X7];1)" office:value-type="float" office:value="17687" calcext:value-type="float">
            <text:p>17687</text:p>
          </table:table-cell>
          <table:table-cell table:style-name="ce102" table:formula="of:=SUM([.Y7];1)" office:value-type="float" office:value="17688" calcext:value-type="float">
            <text:p>17688</text:p>
          </table:table-cell>
          <table:table-cell table:style-name="ce92" table:formula="of:=SUM([.Z7];1)" office:value-type="float" office:value="17689" calcext:value-type="float">
            <text:p>17689</text:p>
          </table:table-cell>
          <table:table-cell table:style-name="ce102" table:formula="of:=SUM([.AA7];1)" office:value-type="float" office:value="17690" calcext:value-type="float">
            <text:p>17690</text:p>
          </table:table-cell>
          <table:table-cell table:style-name="ce92" table:formula="of:=SUM([.AB7];1)" office:value-type="float" office:value="17691" calcext:value-type="float">
            <text:p>17691</text:p>
          </table:table-cell>
          <table:table-cell table:style-name="ce102" table:formula="of:=SUM([.AC7];1)" office:value-type="float" office:value="17692" calcext:value-type="float">
            <text:p>17692</text:p>
          </table:table-cell>
          <table:table-cell table:style-name="ce92" table:formula="of:=SUM([.AD7];1)" office:value-type="float" office:value="17693" calcext:value-type="float">
            <text:p>17693</text:p>
          </table:table-cell>
          <table:table-cell table:style-name="ce102" table:formula="of:=SUM([.AE7];1)" office:value-type="float" office:value="17694" calcext:value-type="float">
            <text:p>17694</text:p>
          </table:table-cell>
          <table:table-cell table:style-name="ce92" table:formula="of:=SUM([.AF7];1)" office:value-type="float" office:value="17695" calcext:value-type="float">
            <text:p>1769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3];1)" office:value-type="float" office:value="17920" calcext:value-type="float">
            <text:p>17920</text:p>
          </table:table-cell>
          <table:table-cell table:style-name="ce92" table:formula="of:=SUM([.B8];1)" office:value-type="float" office:value="17921" calcext:value-type="float">
            <text:p>17921</text:p>
          </table:table-cell>
          <table:table-cell table:style-name="ce94" table:formula="of:=SUM([.C8];1)" office:value-type="float" office:value="17922" calcext:value-type="float">
            <text:p>17922</text:p>
          </table:table-cell>
          <table:table-cell table:style-name="ce92" table:formula="of:=SUM([.D8];1)" office:value-type="float" office:value="17923" calcext:value-type="float">
            <text:p>17923</text:p>
          </table:table-cell>
          <table:table-cell table:style-name="ce102" table:formula="of:=SUM([.E8];1)" office:value-type="float" office:value="17924" calcext:value-type="float">
            <text:p>17924</text:p>
          </table:table-cell>
          <table:table-cell table:style-name="ce92" table:formula="of:=SUM([.F8];1)" office:value-type="float" office:value="17925" calcext:value-type="float">
            <text:p>17925</text:p>
          </table:table-cell>
          <table:table-cell table:style-name="ce102" table:formula="of:=SUM([.G8];1)" office:value-type="float" office:value="17926" calcext:value-type="float">
            <text:p>17926</text:p>
          </table:table-cell>
          <table:table-cell table:style-name="ce92" table:formula="of:=SUM([.H8];1)" office:value-type="float" office:value="17927" calcext:value-type="float">
            <text:p>17927</text:p>
          </table:table-cell>
          <table:table-cell table:style-name="ce102" table:formula="of:=SUM([.I8];1)" office:value-type="float" office:value="17928" calcext:value-type="float">
            <text:p>17928</text:p>
          </table:table-cell>
          <table:table-cell table:style-name="ce92" table:formula="of:=SUM([.J8];1)" office:value-type="float" office:value="17929" calcext:value-type="float">
            <text:p>17929</text:p>
          </table:table-cell>
          <table:table-cell table:style-name="ce102" table:formula="of:=SUM([.K8];1)" office:value-type="float" office:value="17930" calcext:value-type="float">
            <text:p>17930</text:p>
          </table:table-cell>
          <table:table-cell table:style-name="ce92" table:formula="of:=SUM([.L8];1)" office:value-type="float" office:value="17931" calcext:value-type="float">
            <text:p>17931</text:p>
          </table:table-cell>
          <table:table-cell table:style-name="ce102" table:formula="of:=SUM([.M8];1)" office:value-type="float" office:value="17932" calcext:value-type="float">
            <text:p>17932</text:p>
          </table:table-cell>
          <table:table-cell table:style-name="ce92" table:formula="of:=SUM([.N8];1)" office:value-type="float" office:value="17933" calcext:value-type="float">
            <text:p>17933</text:p>
          </table:table-cell>
          <table:table-cell table:style-name="ce102" table:formula="of:=SUM([.O8];1)" office:value-type="float" office:value="17934" calcext:value-type="float">
            <text:p>17934</text:p>
          </table:table-cell>
          <table:table-cell table:style-name="ce92" table:formula="of:=SUM([.P8];1)" office:value-type="float" office:value="17935" calcext:value-type="float">
            <text:p>17935</text:p>
          </table:table-cell>
          <table:table-cell table:style-name="ce102" table:formula="of:=SUM([.Q8];1)" office:value-type="float" office:value="17936" calcext:value-type="float">
            <text:p>17936</text:p>
          </table:table-cell>
          <table:table-cell table:style-name="ce92" table:formula="of:=SUM([.R8];1)" office:value-type="float" office:value="17937" calcext:value-type="float">
            <text:p>17937</text:p>
          </table:table-cell>
          <table:table-cell table:style-name="ce107" table:formula="of:=SUM([.S8];1)" office:value-type="float" office:value="17938" calcext:value-type="float">
            <text:p>17938</text:p>
          </table:table-cell>
          <table:table-cell table:style-name="ce92" table:formula="of:=SUM([.T8];1)" office:value-type="float" office:value="17939" calcext:value-type="float">
            <text:p>17939</text:p>
          </table:table-cell>
          <table:table-cell table:style-name="ce102" table:formula="of:=SUM([.U8];1)" office:value-type="float" office:value="17940" calcext:value-type="float">
            <text:p>17940</text:p>
          </table:table-cell>
          <table:table-cell table:style-name="ce92" table:formula="of:=SUM([.V8];1)" office:value-type="float" office:value="17941" calcext:value-type="float">
            <text:p>17941</text:p>
          </table:table-cell>
          <table:table-cell table:style-name="ce102" table:formula="of:=SUM([.W8];1)" office:value-type="float" office:value="17942" calcext:value-type="float">
            <text:p>17942</text:p>
          </table:table-cell>
          <table:table-cell table:style-name="ce92" table:formula="of:=SUM([.X8];1)" office:value-type="float" office:value="17943" calcext:value-type="float">
            <text:p>17943</text:p>
          </table:table-cell>
          <table:table-cell table:style-name="ce102" table:formula="of:=SUM([.Y8];1)" office:value-type="float" office:value="17944" calcext:value-type="float">
            <text:p>17944</text:p>
          </table:table-cell>
          <table:table-cell table:style-name="ce92" table:formula="of:=SUM([.Z8];1)" office:value-type="float" office:value="17945" calcext:value-type="float">
            <text:p>17945</text:p>
          </table:table-cell>
          <table:table-cell table:style-name="ce102" table:formula="of:=SUM([.AA8];1)" office:value-type="float" office:value="17946" calcext:value-type="float">
            <text:p>17946</text:p>
          </table:table-cell>
          <table:table-cell table:style-name="ce92" table:formula="of:=SUM([.AB8];1)" office:value-type="float" office:value="17947" calcext:value-type="float">
            <text:p>17947</text:p>
          </table:table-cell>
          <table:table-cell table:style-name="ce102" table:formula="of:=SUM([.AC8];1)" office:value-type="float" office:value="17948" calcext:value-type="float">
            <text:p>17948</text:p>
          </table:table-cell>
          <table:table-cell table:style-name="ce92" table:formula="of:=SUM([.AD8];1)" office:value-type="float" office:value="17949" calcext:value-type="float">
            <text:p>17949</text:p>
          </table:table-cell>
          <table:table-cell table:style-name="ce102" table:formula="of:=SUM([.AE8];1)" office:value-type="float" office:value="17950" calcext:value-type="float">
            <text:p>17950</text:p>
          </table:table-cell>
          <table:table-cell table:style-name="ce92" table:formula="of:=SUM([.AF8];1)" office:value-type="float" office:value="17951" calcext:value-type="float">
            <text:p>17951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0" table:formula="of:=SUM([.AG64];1)" office:value-type="float" office:value="18176" calcext:value-type="float">
            <text:p>18176</text:p>
          </table:table-cell>
          <table:table-cell table:style-name="ce93" table:formula="of:=SUM([.B9];1)" office:value-type="float" office:value="18177" calcext:value-type="float">
            <text:p>18177</text:p>
          </table:table-cell>
          <table:table-cell table:style-name="ce96" table:formula="of:=SUM([.C9];1)" office:value-type="float" office:value="18178" calcext:value-type="float">
            <text:p>18178</text:p>
          </table:table-cell>
          <table:table-cell table:style-name="ce93" table:formula="of:=SUM([.D9];1)" office:value-type="float" office:value="18179" calcext:value-type="float">
            <text:p>18179</text:p>
          </table:table-cell>
          <table:table-cell table:style-name="ce103" table:formula="of:=SUM([.E9];1)" office:value-type="float" office:value="18180" calcext:value-type="float">
            <text:p>18180</text:p>
          </table:table-cell>
          <table:table-cell table:style-name="ce93" table:formula="of:=SUM([.F9];1)" office:value-type="float" office:value="18181" calcext:value-type="float">
            <text:p>18181</text:p>
          </table:table-cell>
          <table:table-cell table:style-name="ce103" table:formula="of:=SUM([.G9];1)" office:value-type="float" office:value="18182" calcext:value-type="float">
            <text:p>18182</text:p>
          </table:table-cell>
          <table:table-cell table:style-name="ce93" table:formula="of:=SUM([.H9];1)" office:value-type="float" office:value="18183" calcext:value-type="float">
            <text:p>18183</text:p>
          </table:table-cell>
          <table:table-cell table:style-name="ce103" table:formula="of:=SUM([.I9];1)" office:value-type="float" office:value="18184" calcext:value-type="float">
            <text:p>18184</text:p>
          </table:table-cell>
          <table:table-cell table:style-name="ce93" table:formula="of:=SUM([.J9];1)" office:value-type="float" office:value="18185" calcext:value-type="float">
            <text:p>18185</text:p>
          </table:table-cell>
          <table:table-cell table:style-name="ce103" table:formula="of:=SUM([.K9];1)" office:value-type="float" office:value="18186" calcext:value-type="float">
            <text:p>18186</text:p>
          </table:table-cell>
          <table:table-cell table:style-name="ce93" table:formula="of:=SUM([.L9];1)" office:value-type="float" office:value="18187" calcext:value-type="float">
            <text:p>18187</text:p>
          </table:table-cell>
          <table:table-cell table:style-name="ce103" table:formula="of:=SUM([.M9];1)" office:value-type="float" office:value="18188" calcext:value-type="float">
            <text:p>18188</text:p>
          </table:table-cell>
          <table:table-cell table:style-name="ce93" table:formula="of:=SUM([.N9];1)" office:value-type="float" office:value="18189" calcext:value-type="float">
            <text:p>18189</text:p>
          </table:table-cell>
          <table:table-cell table:style-name="ce103" table:formula="of:=SUM([.O9];1)" office:value-type="float" office:value="18190" calcext:value-type="float">
            <text:p>18190</text:p>
          </table:table-cell>
          <table:table-cell table:style-name="ce93" table:formula="of:=SUM([.P9];1)" office:value-type="float" office:value="18191" calcext:value-type="float">
            <text:p>18191</text:p>
          </table:table-cell>
          <table:table-cell table:style-name="ce103" table:formula="of:=SUM([.Q9];1)" office:value-type="float" office:value="18192" calcext:value-type="float">
            <text:p>18192</text:p>
          </table:table-cell>
          <table:table-cell table:style-name="ce93" table:formula="of:=SUM([.R9];1)" office:value-type="float" office:value="18193" calcext:value-type="float">
            <text:p>18193</text:p>
          </table:table-cell>
          <table:table-cell table:style-name="ce108" table:formula="of:=SUM([.S9];1)" office:value-type="float" office:value="18194" calcext:value-type="float">
            <text:p>18194</text:p>
          </table:table-cell>
          <table:table-cell table:style-name="ce93" table:formula="of:=SUM([.T9];1)" office:value-type="float" office:value="18195" calcext:value-type="float">
            <text:p>18195</text:p>
          </table:table-cell>
          <table:table-cell table:style-name="ce103" table:formula="of:=SUM([.U9];1)" office:value-type="float" office:value="18196" calcext:value-type="float">
            <text:p>18196</text:p>
          </table:table-cell>
          <table:table-cell table:style-name="ce93" table:formula="of:=SUM([.V9];1)" office:value-type="float" office:value="18197" calcext:value-type="float">
            <text:p>18197</text:p>
          </table:table-cell>
          <table:table-cell table:style-name="ce103" table:formula="of:=SUM([.W9];1)" office:value-type="float" office:value="18198" calcext:value-type="float">
            <text:p>18198</text:p>
          </table:table-cell>
          <table:table-cell table:style-name="ce93" table:formula="of:=SUM([.X9];1)" office:value-type="float" office:value="18199" calcext:value-type="float">
            <text:p>18199</text:p>
          </table:table-cell>
          <table:table-cell table:style-name="ce103" table:formula="of:=SUM([.Y9];1)" office:value-type="float" office:value="18200" calcext:value-type="float">
            <text:p>18200</text:p>
          </table:table-cell>
          <table:table-cell table:style-name="ce93" table:formula="of:=SUM([.Z9];1)" office:value-type="float" office:value="18201" calcext:value-type="float">
            <text:p>18201</text:p>
          </table:table-cell>
          <table:table-cell table:style-name="ce103" table:formula="of:=SUM([.AA9];1)" office:value-type="float" office:value="18202" calcext:value-type="float">
            <text:p>18202</text:p>
          </table:table-cell>
          <table:table-cell table:style-name="ce93" table:formula="of:=SUM([.AB9];1)" office:value-type="float" office:value="18203" calcext:value-type="float">
            <text:p>18203</text:p>
          </table:table-cell>
          <table:table-cell table:style-name="ce102" table:formula="of:=SUM([.AC9];1)" office:value-type="float" office:value="18204" calcext:value-type="float">
            <text:p>18204</text:p>
          </table:table-cell>
          <table:table-cell table:style-name="ce92" table:formula="of:=SUM([.AD9];1)" office:value-type="float" office:value="18205" calcext:value-type="float">
            <text:p>18205</text:p>
          </table:table-cell>
          <table:table-cell table:style-name="ce102" table:formula="of:=SUM([.AE9];1)" office:value-type="float" office:value="18206" calcext:value-type="float">
            <text:p>18206</text:p>
          </table:table-cell>
          <table:table-cell table:style-name="ce92" table:formula="of:=SUM([.AF9];1)" office:value-type="float" office:value="18207" calcext:value-type="float">
            <text:p>18207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</text:p>
            <text:p> Pixel</text:p>
            <text:p>8-15</text:p>
          </table:table-cell>
          <table:table-cell table:style-name="ce91" table:formula="of:=SUM([.AG2];1)" office:value-type="float" office:value="16416" calcext:value-type="float">
            <text:p>16416</text:p>
          </table:table-cell>
          <table:table-cell table:style-name="ce95" table:formula="of:=SUM([.B10];1)" office:value-type="float" office:value="16417" calcext:value-type="float">
            <text:p>16417</text:p>
          </table:table-cell>
          <table:table-cell table:style-name="ce91" table:formula="of:=SUM([.C10];1)" office:value-type="float" office:value="16418" calcext:value-type="float">
            <text:p>16418</text:p>
          </table:table-cell>
          <table:table-cell table:style-name="ce95" table:formula="of:=SUM([.D10];1)" office:value-type="float" office:value="16419" calcext:value-type="float">
            <text:p>16419</text:p>
          </table:table-cell>
          <table:table-cell table:style-name="ce99" table:formula="of:=SUM([.E10];1)" office:value-type="float" office:value="16420" calcext:value-type="float">
            <text:p>16420</text:p>
          </table:table-cell>
          <table:table-cell table:style-name="ce95" table:formula="of:=SUM([.F10];1)" office:value-type="float" office:value="16421" calcext:value-type="float">
            <text:p>16421</text:p>
          </table:table-cell>
          <table:table-cell table:style-name="ce99" table:formula="of:=SUM([.G10];1)" office:value-type="float" office:value="16422" calcext:value-type="float">
            <text:p>16422</text:p>
          </table:table-cell>
          <table:table-cell table:style-name="ce95" table:formula="of:=SUM([.H10];1)" office:value-type="float" office:value="16423" calcext:value-type="float">
            <text:p>16423</text:p>
          </table:table-cell>
          <table:table-cell table:style-name="ce99" table:formula="of:=SUM([.I10];1)" office:value-type="float" office:value="16424" calcext:value-type="float">
            <text:p>16424</text:p>
          </table:table-cell>
          <table:table-cell table:style-name="ce95" table:formula="of:=SUM([.J10];1)" office:value-type="float" office:value="16425" calcext:value-type="float">
            <text:p>16425</text:p>
          </table:table-cell>
          <table:table-cell table:style-name="ce99" table:formula="of:=SUM([.K10];1)" office:value-type="float" office:value="16426" calcext:value-type="float">
            <text:p>16426</text:p>
          </table:table-cell>
          <table:table-cell table:style-name="ce95" table:formula="of:=SUM([.L10];1)" office:value-type="float" office:value="16427" calcext:value-type="float">
            <text:p>16427</text:p>
          </table:table-cell>
          <table:table-cell table:style-name="ce99" table:formula="of:=SUM([.M10];1)" office:value-type="float" office:value="16428" calcext:value-type="float">
            <text:p>16428</text:p>
          </table:table-cell>
          <table:table-cell table:style-name="ce95" table:formula="of:=SUM([.N10];1)" office:value-type="float" office:value="16429" calcext:value-type="float">
            <text:p>16429</text:p>
          </table:table-cell>
          <table:table-cell table:style-name="ce99" table:formula="of:=SUM([.O10];1)" office:value-type="float" office:value="16430" calcext:value-type="float">
            <text:p>16430</text:p>
          </table:table-cell>
          <table:table-cell table:style-name="ce95" table:formula="of:=SUM([.P10];1)" office:value-type="float" office:value="16431" calcext:value-type="float">
            <text:p>16431</text:p>
          </table:table-cell>
          <table:table-cell table:style-name="ce99" table:formula="of:=SUM([.Q10];1)" office:value-type="float" office:value="16432" calcext:value-type="float">
            <text:p>16432</text:p>
          </table:table-cell>
          <table:table-cell table:style-name="ce95" table:formula="of:=SUM([.R10];1)" office:value-type="float" office:value="16433" calcext:value-type="float">
            <text:p>16433</text:p>
          </table:table-cell>
          <table:table-cell table:style-name="ce87" table:formula="of:=SUM([.S10];1)" office:value-type="float" office:value="16434" calcext:value-type="float">
            <text:p>16434</text:p>
          </table:table-cell>
          <table:table-cell table:style-name="ce94" table:formula="of:=SUM([.T10];1)" office:value-type="float" office:value="16435" calcext:value-type="float">
            <text:p>16435</text:p>
          </table:table-cell>
          <table:table-cell table:style-name="ce87" table:formula="of:=SUM([.U10];1)" office:value-type="float" office:value="16436" calcext:value-type="float">
            <text:p>16436</text:p>
          </table:table-cell>
          <table:table-cell table:style-name="ce94" table:formula="of:=SUM([.V10];1)" office:value-type="float" office:value="16437" calcext:value-type="float">
            <text:p>16437</text:p>
          </table:table-cell>
          <table:table-cell table:style-name="ce87" table:formula="of:=SUM([.W10];1)" office:value-type="float" office:value="16438" calcext:value-type="float">
            <text:p>16438</text:p>
          </table:table-cell>
          <table:table-cell table:style-name="ce94" table:formula="of:=SUM([.X10];1)" office:value-type="float" office:value="16439" calcext:value-type="float">
            <text:p>16439</text:p>
          </table:table-cell>
          <table:table-cell table:style-name="ce87" table:formula="of:=SUM([.Y10];1)" office:value-type="float" office:value="16440" calcext:value-type="float">
            <text:p>16440</text:p>
          </table:table-cell>
          <table:table-cell table:style-name="ce94" table:formula="of:=SUM([.Z10];1)" office:value-type="float" office:value="16441" calcext:value-type="float">
            <text:p>16441</text:p>
          </table:table-cell>
          <table:table-cell table:style-name="ce87" table:formula="of:=SUM([.AA10];1)" office:value-type="float" office:value="16442" calcext:value-type="float">
            <text:p>16442</text:p>
          </table:table-cell>
          <table:table-cell table:style-name="ce94" table:formula="of:=SUM([.AB10];1)" office:value-type="float" office:value="16443" calcext:value-type="float">
            <text:p>16443</text:p>
          </table:table-cell>
          <table:table-cell table:style-name="ce99" table:formula="of:=SUM([.AC10];1)" office:value-type="float" office:value="16444" calcext:value-type="float">
            <text:p>16444</text:p>
          </table:table-cell>
          <table:table-cell table:style-name="ce95" table:formula="of:=SUM([.AD10];1)" office:value-type="float" office:value="16445" calcext:value-type="float">
            <text:p>16445</text:p>
          </table:table-cell>
          <table:table-cell table:style-name="ce99" table:formula="of:=SUM([.AE10];1)" office:value-type="float" office:value="16446" calcext:value-type="float">
            <text:p>16446</text:p>
          </table:table-cell>
          <table:table-cell table:style-name="ce95" table:formula="of:=SUM([.AF10];1)" office:value-type="float" office:value="16447" calcext:value-type="float">
            <text:p>1644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3];1)" office:value-type="float" office:value="16672" calcext:value-type="float">
            <text:p>16672</text:p>
          </table:table-cell>
          <table:table-cell table:style-name="ce94" table:formula="of:=SUM([.B11];1)" office:value-type="float" office:value="16673" calcext:value-type="float">
            <text:p>16673</text:p>
          </table:table-cell>
          <table:table-cell table:style-name="ce92" table:formula="of:=SUM([.C11];1)" office:value-type="float" office:value="16674" calcext:value-type="float">
            <text:p>16674</text:p>
          </table:table-cell>
          <table:table-cell table:style-name="ce94" table:formula="of:=SUM([.D11];1)" office:value-type="float" office:value="16675" calcext:value-type="float">
            <text:p>16675</text:p>
          </table:table-cell>
          <table:table-cell table:style-name="ce87" table:formula="of:=SUM([.E11];1)" office:value-type="float" office:value="16676" calcext:value-type="float">
            <text:p>16676</text:p>
          </table:table-cell>
          <table:table-cell table:style-name="ce94" table:formula="of:=SUM([.F11];1)" office:value-type="float" office:value="16677" calcext:value-type="float">
            <text:p>16677</text:p>
          </table:table-cell>
          <table:table-cell table:style-name="ce87" table:formula="of:=SUM([.G11];1)" office:value-type="float" office:value="16678" calcext:value-type="float">
            <text:p>16678</text:p>
          </table:table-cell>
          <table:table-cell table:style-name="ce94" table:formula="of:=SUM([.H11];1)" office:value-type="float" office:value="16679" calcext:value-type="float">
            <text:p>16679</text:p>
          </table:table-cell>
          <table:table-cell table:style-name="ce87" table:formula="of:=SUM([.I11];1)" office:value-type="float" office:value="16680" calcext:value-type="float">
            <text:p>16680</text:p>
          </table:table-cell>
          <table:table-cell table:style-name="ce94" table:formula="of:=SUM([.J11];1)" office:value-type="float" office:value="16681" calcext:value-type="float">
            <text:p>16681</text:p>
          </table:table-cell>
          <table:table-cell table:style-name="ce87" table:formula="of:=SUM([.K11];1)" office:value-type="float" office:value="16682" calcext:value-type="float">
            <text:p>16682</text:p>
          </table:table-cell>
          <table:table-cell table:style-name="ce94" table:formula="of:=SUM([.L11];1)" office:value-type="float" office:value="16683" calcext:value-type="float">
            <text:p>16683</text:p>
          </table:table-cell>
          <table:table-cell table:style-name="ce87" table:formula="of:=SUM([.M11];1)" office:value-type="float" office:value="16684" calcext:value-type="float">
            <text:p>16684</text:p>
          </table:table-cell>
          <table:table-cell table:style-name="ce94" table:formula="of:=SUM([.N11];1)" office:value-type="float" office:value="16685" calcext:value-type="float">
            <text:p>16685</text:p>
          </table:table-cell>
          <table:table-cell table:style-name="ce87" table:formula="of:=SUM([.O11];1)" office:value-type="float" office:value="16686" calcext:value-type="float">
            <text:p>16686</text:p>
          </table:table-cell>
          <table:table-cell table:style-name="ce94" table:formula="of:=SUM([.P11];1)" office:value-type="float" office:value="16687" calcext:value-type="float">
            <text:p>16687</text:p>
          </table:table-cell>
          <table:table-cell table:style-name="ce87" table:formula="of:=SUM([.Q11];1)" office:value-type="float" office:value="16688" calcext:value-type="float">
            <text:p>16688</text:p>
          </table:table-cell>
          <table:table-cell table:style-name="ce94" table:formula="of:=SUM([.R11];1)" office:value-type="float" office:value="16689" calcext:value-type="float">
            <text:p>16689</text:p>
          </table:table-cell>
          <table:table-cell table:style-name="ce87" table:formula="of:=SUM([.S11];1)" office:value-type="float" office:value="16690" calcext:value-type="float">
            <text:p>16690</text:p>
          </table:table-cell>
          <table:table-cell table:style-name="ce94" table:formula="of:=SUM([.T11];1)" office:value-type="float" office:value="16691" calcext:value-type="float">
            <text:p>16691</text:p>
          </table:table-cell>
          <table:table-cell table:style-name="ce87" table:formula="of:=SUM([.U11];1)" office:value-type="float" office:value="16692" calcext:value-type="float">
            <text:p>16692</text:p>
          </table:table-cell>
          <table:table-cell table:style-name="ce94" table:formula="of:=SUM([.V11];1)" office:value-type="float" office:value="16693" calcext:value-type="float">
            <text:p>16693</text:p>
          </table:table-cell>
          <table:table-cell table:style-name="ce87" table:formula="of:=SUM([.W11];1)" office:value-type="float" office:value="16694" calcext:value-type="float">
            <text:p>16694</text:p>
          </table:table-cell>
          <table:table-cell table:style-name="ce94" table:formula="of:=SUM([.X11];1)" office:value-type="float" office:value="16695" calcext:value-type="float">
            <text:p>16695</text:p>
          </table:table-cell>
          <table:table-cell table:style-name="ce87" table:formula="of:=SUM([.Y11];1)" office:value-type="float" office:value="16696" calcext:value-type="float">
            <text:p>16696</text:p>
          </table:table-cell>
          <table:table-cell table:style-name="ce94" table:formula="of:=SUM([.Z11];1)" office:value-type="float" office:value="16697" calcext:value-type="float">
            <text:p>16697</text:p>
          </table:table-cell>
          <table:table-cell table:style-name="ce87" table:formula="of:=SUM([.AA11];1)" office:value-type="float" office:value="16698" calcext:value-type="float">
            <text:p>16698</text:p>
          </table:table-cell>
          <table:table-cell table:style-name="ce94" table:formula="of:=SUM([.AB11];1)" office:value-type="float" office:value="16699" calcext:value-type="float">
            <text:p>16699</text:p>
          </table:table-cell>
          <table:table-cell table:style-name="ce87" table:formula="of:=SUM([.AC11];1)" office:value-type="float" office:value="16700" calcext:value-type="float">
            <text:p>16700</text:p>
          </table:table-cell>
          <table:table-cell table:style-name="ce94" table:formula="of:=SUM([.AD11];1)" office:value-type="float" office:value="16701" calcext:value-type="float">
            <text:p>16701</text:p>
          </table:table-cell>
          <table:table-cell table:style-name="ce87" table:formula="of:=SUM([.AE11];1)" office:value-type="float" office:value="16702" calcext:value-type="float">
            <text:p>16702</text:p>
          </table:table-cell>
          <table:table-cell table:style-name="ce94" table:formula="of:=SUM([.AF11];1)" office:value-type="float" office:value="16703" calcext:value-type="float">
            <text:p>1670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4];1)" office:value-type="float" office:value="16928" calcext:value-type="float">
            <text:p>16928</text:p>
          </table:table-cell>
          <table:table-cell table:style-name="ce94" table:formula="of:=SUM([.B12];1)" office:value-type="float" office:value="16929" calcext:value-type="float">
            <text:p>16929</text:p>
          </table:table-cell>
          <table:table-cell table:style-name="ce92" table:formula="of:=SUM([.C12];1)" office:value-type="float" office:value="16930" calcext:value-type="float">
            <text:p>16930</text:p>
          </table:table-cell>
          <table:table-cell table:style-name="ce94" table:formula="of:=SUM([.D12];1)" office:value-type="float" office:value="16931" calcext:value-type="float">
            <text:p>16931</text:p>
          </table:table-cell>
          <table:table-cell table:style-name="ce87" table:formula="of:=SUM([.E12];1)" office:value-type="float" office:value="16932" calcext:value-type="float">
            <text:p>16932</text:p>
          </table:table-cell>
          <table:table-cell table:style-name="ce94" table:formula="of:=SUM([.F12];1)" office:value-type="float" office:value="16933" calcext:value-type="float">
            <text:p>16933</text:p>
          </table:table-cell>
          <table:table-cell table:style-name="ce87" table:formula="of:=SUM([.G12];1)" office:value-type="float" office:value="16934" calcext:value-type="float">
            <text:p>16934</text:p>
          </table:table-cell>
          <table:table-cell table:style-name="ce94" table:formula="of:=SUM([.H12];1)" office:value-type="float" office:value="16935" calcext:value-type="float">
            <text:p>16935</text:p>
          </table:table-cell>
          <table:table-cell table:style-name="ce87" table:formula="of:=SUM([.I12];1)" office:value-type="float" office:value="16936" calcext:value-type="float">
            <text:p>16936</text:p>
          </table:table-cell>
          <table:table-cell table:style-name="ce94" table:formula="of:=SUM([.J12];1)" office:value-type="float" office:value="16937" calcext:value-type="float">
            <text:p>16937</text:p>
          </table:table-cell>
          <table:table-cell table:style-name="ce87" table:formula="of:=SUM([.K12];1)" office:value-type="float" office:value="16938" calcext:value-type="float">
            <text:p>16938</text:p>
          </table:table-cell>
          <table:table-cell table:style-name="ce94" table:formula="of:=SUM([.L12];1)" office:value-type="float" office:value="16939" calcext:value-type="float">
            <text:p>16939</text:p>
          </table:table-cell>
          <table:table-cell table:style-name="ce87" table:formula="of:=SUM([.M12];1)" office:value-type="float" office:value="16940" calcext:value-type="float">
            <text:p>16940</text:p>
          </table:table-cell>
          <table:table-cell table:style-name="ce94" table:formula="of:=SUM([.N12];1)" office:value-type="float" office:value="16941" calcext:value-type="float">
            <text:p>16941</text:p>
          </table:table-cell>
          <table:table-cell table:style-name="ce87" table:formula="of:=SUM([.O12];1)" office:value-type="float" office:value="16942" calcext:value-type="float">
            <text:p>16942</text:p>
          </table:table-cell>
          <table:table-cell table:style-name="ce94" table:formula="of:=SUM([.P12];1)" office:value-type="float" office:value="16943" calcext:value-type="float">
            <text:p>16943</text:p>
          </table:table-cell>
          <table:table-cell table:style-name="ce87" table:formula="of:=SUM([.Q12];1)" office:value-type="float" office:value="16944" calcext:value-type="float">
            <text:p>16944</text:p>
          </table:table-cell>
          <table:table-cell table:style-name="ce94" table:formula="of:=SUM([.R12];1)" office:value-type="float" office:value="16945" calcext:value-type="float">
            <text:p>16945</text:p>
          </table:table-cell>
          <table:table-cell table:style-name="ce87" table:formula="of:=SUM([.S12];1)" office:value-type="float" office:value="16946" calcext:value-type="float">
            <text:p>16946</text:p>
          </table:table-cell>
          <table:table-cell table:style-name="ce94" table:formula="of:=SUM([.T12];1)" office:value-type="float" office:value="16947" calcext:value-type="float">
            <text:p>16947</text:p>
          </table:table-cell>
          <table:table-cell table:style-name="ce87" table:formula="of:=SUM([.U12];1)" office:value-type="float" office:value="16948" calcext:value-type="float">
            <text:p>16948</text:p>
          </table:table-cell>
          <table:table-cell table:style-name="ce94" table:formula="of:=SUM([.V12];1)" office:value-type="float" office:value="16949" calcext:value-type="float">
            <text:p>16949</text:p>
          </table:table-cell>
          <table:table-cell table:style-name="ce87" table:formula="of:=SUM([.W12];1)" office:value-type="float" office:value="16950" calcext:value-type="float">
            <text:p>16950</text:p>
          </table:table-cell>
          <table:table-cell table:style-name="ce94" table:formula="of:=SUM([.X12];1)" office:value-type="float" office:value="16951" calcext:value-type="float">
            <text:p>16951</text:p>
          </table:table-cell>
          <table:table-cell table:style-name="ce87" table:formula="of:=SUM([.Y12];1)" office:value-type="float" office:value="16952" calcext:value-type="float">
            <text:p>16952</text:p>
          </table:table-cell>
          <table:table-cell table:style-name="ce94" table:formula="of:=SUM([.Z12];1)" office:value-type="float" office:value="16953" calcext:value-type="float">
            <text:p>16953</text:p>
          </table:table-cell>
          <table:table-cell table:style-name="ce87" table:formula="of:=SUM([.AA12];1)" office:value-type="float" office:value="16954" calcext:value-type="float">
            <text:p>16954</text:p>
          </table:table-cell>
          <table:table-cell table:style-name="ce94" table:formula="of:=SUM([.AB12];1)" office:value-type="float" office:value="16955" calcext:value-type="float">
            <text:p>16955</text:p>
          </table:table-cell>
          <table:table-cell table:style-name="ce87" table:formula="of:=SUM([.AC12];1)" office:value-type="float" office:value="16956" calcext:value-type="float">
            <text:p>16956</text:p>
          </table:table-cell>
          <table:table-cell table:style-name="ce94" table:formula="of:=SUM([.AD12];1)" office:value-type="float" office:value="16957" calcext:value-type="float">
            <text:p>16957</text:p>
          </table:table-cell>
          <table:table-cell table:style-name="ce87" table:formula="of:=SUM([.AE12];1)" office:value-type="float" office:value="16958" calcext:value-type="float">
            <text:p>16958</text:p>
          </table:table-cell>
          <table:table-cell table:style-name="ce94" table:formula="of:=SUM([.AF12];1)" office:value-type="float" office:value="16959" calcext:value-type="float">
            <text:p>1695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5];1)" office:value-type="float" office:value="17184" calcext:value-type="float">
            <text:p>17184</text:p>
          </table:table-cell>
          <table:table-cell table:style-name="ce94" table:formula="of:=SUM([.B13];1)" office:value-type="float" office:value="17185" calcext:value-type="float">
            <text:p>17185</text:p>
          </table:table-cell>
          <table:table-cell table:style-name="ce92" table:formula="of:=SUM([.C13];1)" office:value-type="float" office:value="17186" calcext:value-type="float">
            <text:p>17186</text:p>
          </table:table-cell>
          <table:table-cell table:style-name="ce94" table:formula="of:=SUM([.D13];1)" office:value-type="float" office:value="17187" calcext:value-type="float">
            <text:p>17187</text:p>
          </table:table-cell>
          <table:table-cell table:style-name="ce87" table:formula="of:=SUM([.E13];1)" office:value-type="float" office:value="17188" calcext:value-type="float">
            <text:p>17188</text:p>
          </table:table-cell>
          <table:table-cell table:style-name="ce94" table:formula="of:=SUM([.F13];1)" office:value-type="float" office:value="17189" calcext:value-type="float">
            <text:p>17189</text:p>
          </table:table-cell>
          <table:table-cell table:style-name="ce87" table:formula="of:=SUM([.G13];1)" office:value-type="float" office:value="17190" calcext:value-type="float">
            <text:p>17190</text:p>
          </table:table-cell>
          <table:table-cell table:style-name="ce94" table:formula="of:=SUM([.H13];1)" office:value-type="float" office:value="17191" calcext:value-type="float">
            <text:p>17191</text:p>
          </table:table-cell>
          <table:table-cell table:style-name="ce87" table:formula="of:=SUM([.I13];1)" office:value-type="float" office:value="17192" calcext:value-type="float">
            <text:p>17192</text:p>
          </table:table-cell>
          <table:table-cell table:style-name="ce94" table:formula="of:=SUM([.J13];1)" office:value-type="float" office:value="17193" calcext:value-type="float">
            <text:p>17193</text:p>
          </table:table-cell>
          <table:table-cell table:style-name="ce87" table:formula="of:=SUM([.K13];1)" office:value-type="float" office:value="17194" calcext:value-type="float">
            <text:p>17194</text:p>
          </table:table-cell>
          <table:table-cell table:style-name="ce94" table:formula="of:=SUM([.L13];1)" office:value-type="float" office:value="17195" calcext:value-type="float">
            <text:p>17195</text:p>
          </table:table-cell>
          <table:table-cell table:style-name="ce87" table:formula="of:=SUM([.M13];1)" office:value-type="float" office:value="17196" calcext:value-type="float">
            <text:p>17196</text:p>
          </table:table-cell>
          <table:table-cell table:style-name="ce94" table:formula="of:=SUM([.N13];1)" office:value-type="float" office:value="17197" calcext:value-type="float">
            <text:p>17197</text:p>
          </table:table-cell>
          <table:table-cell table:style-name="ce87" table:formula="of:=SUM([.O13];1)" office:value-type="float" office:value="17198" calcext:value-type="float">
            <text:p>17198</text:p>
          </table:table-cell>
          <table:table-cell table:style-name="ce94" table:formula="of:=SUM([.P13];1)" office:value-type="float" office:value="17199" calcext:value-type="float">
            <text:p>17199</text:p>
          </table:table-cell>
          <table:table-cell table:style-name="ce87" table:formula="of:=SUM([.Q13];1)" office:value-type="float" office:value="17200" calcext:value-type="float">
            <text:p>17200</text:p>
          </table:table-cell>
          <table:table-cell table:style-name="ce94" table:formula="of:=SUM([.R13];1)" office:value-type="float" office:value="17201" calcext:value-type="float">
            <text:p>17201</text:p>
          </table:table-cell>
          <table:table-cell table:style-name="ce87" table:formula="of:=SUM([.S13];1)" office:value-type="float" office:value="17202" calcext:value-type="float">
            <text:p>17202</text:p>
          </table:table-cell>
          <table:table-cell table:style-name="ce94" table:formula="of:=SUM([.T13];1)" office:value-type="float" office:value="17203" calcext:value-type="float">
            <text:p>17203</text:p>
          </table:table-cell>
          <table:table-cell table:style-name="ce87" table:formula="of:=SUM([.U13];1)" office:value-type="float" office:value="17204" calcext:value-type="float">
            <text:p>17204</text:p>
          </table:table-cell>
          <table:table-cell table:style-name="ce94" table:formula="of:=SUM([.V13];1)" office:value-type="float" office:value="17205" calcext:value-type="float">
            <text:p>17205</text:p>
          </table:table-cell>
          <table:table-cell table:style-name="ce87" table:formula="of:=SUM([.W13];1)" office:value-type="float" office:value="17206" calcext:value-type="float">
            <text:p>17206</text:p>
          </table:table-cell>
          <table:table-cell table:style-name="ce94" table:formula="of:=SUM([.X13];1)" office:value-type="float" office:value="17207" calcext:value-type="float">
            <text:p>17207</text:p>
          </table:table-cell>
          <table:table-cell table:style-name="ce87" table:formula="of:=SUM([.Y13];1)" office:value-type="float" office:value="17208" calcext:value-type="float">
            <text:p>17208</text:p>
          </table:table-cell>
          <table:table-cell table:style-name="ce94" table:formula="of:=SUM([.Z13];1)" office:value-type="float" office:value="17209" calcext:value-type="float">
            <text:p>17209</text:p>
          </table:table-cell>
          <table:table-cell table:style-name="ce87" table:formula="of:=SUM([.AA13];1)" office:value-type="float" office:value="17210" calcext:value-type="float">
            <text:p>17210</text:p>
          </table:table-cell>
          <table:table-cell table:style-name="ce94" table:formula="of:=SUM([.AB13];1)" office:value-type="float" office:value="17211" calcext:value-type="float">
            <text:p>17211</text:p>
          </table:table-cell>
          <table:table-cell table:style-name="ce87" table:formula="of:=SUM([.AC13];1)" office:value-type="float" office:value="17212" calcext:value-type="float">
            <text:p>17212</text:p>
          </table:table-cell>
          <table:table-cell table:style-name="ce94" table:formula="of:=SUM([.AD13];1)" office:value-type="float" office:value="17213" calcext:value-type="float">
            <text:p>17213</text:p>
          </table:table-cell>
          <table:table-cell table:style-name="ce87" table:formula="of:=SUM([.AE13];1)" office:value-type="float" office:value="17214" calcext:value-type="float">
            <text:p>17214</text:p>
          </table:table-cell>
          <table:table-cell table:style-name="ce94" table:formula="of:=SUM([.AF13];1)" office:value-type="float" office:value="17215" calcext:value-type="float">
            <text:p>1721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6];1)" office:value-type="float" office:value="17440" calcext:value-type="float">
            <text:p>17440</text:p>
          </table:table-cell>
          <table:table-cell table:style-name="ce94" table:formula="of:=SUM([.B14];1)" office:value-type="float" office:value="17441" calcext:value-type="float">
            <text:p>17441</text:p>
          </table:table-cell>
          <table:table-cell table:style-name="ce92" table:formula="of:=SUM([.C14];1)" office:value-type="float" office:value="17442" calcext:value-type="float">
            <text:p>17442</text:p>
          </table:table-cell>
          <table:table-cell table:style-name="ce94" table:formula="of:=SUM([.D14];1)" office:value-type="float" office:value="17443" calcext:value-type="float">
            <text:p>17443</text:p>
          </table:table-cell>
          <table:table-cell table:style-name="ce87" table:formula="of:=SUM([.E14];1)" office:value-type="float" office:value="17444" calcext:value-type="float">
            <text:p>17444</text:p>
          </table:table-cell>
          <table:table-cell table:style-name="ce94" table:formula="of:=SUM([.F14];1)" office:value-type="float" office:value="17445" calcext:value-type="float">
            <text:p>17445</text:p>
          </table:table-cell>
          <table:table-cell table:style-name="ce87" table:formula="of:=SUM([.G14];1)" office:value-type="float" office:value="17446" calcext:value-type="float">
            <text:p>17446</text:p>
          </table:table-cell>
          <table:table-cell table:style-name="ce94" table:formula="of:=SUM([.H14];1)" office:value-type="float" office:value="17447" calcext:value-type="float">
            <text:p>17447</text:p>
          </table:table-cell>
          <table:table-cell table:style-name="ce87" table:formula="of:=SUM([.I14];1)" office:value-type="float" office:value="17448" calcext:value-type="float">
            <text:p>17448</text:p>
          </table:table-cell>
          <table:table-cell table:style-name="ce94" table:formula="of:=SUM([.J14];1)" office:value-type="float" office:value="17449" calcext:value-type="float">
            <text:p>17449</text:p>
          </table:table-cell>
          <table:table-cell table:style-name="ce87" table:formula="of:=SUM([.K14];1)" office:value-type="float" office:value="17450" calcext:value-type="float">
            <text:p>17450</text:p>
          </table:table-cell>
          <table:table-cell table:style-name="ce94" table:formula="of:=SUM([.L14];1)" office:value-type="float" office:value="17451" calcext:value-type="float">
            <text:p>17451</text:p>
          </table:table-cell>
          <table:table-cell table:style-name="ce87" table:formula="of:=SUM([.M14];1)" office:value-type="float" office:value="17452" calcext:value-type="float">
            <text:p>17452</text:p>
          </table:table-cell>
          <table:table-cell table:style-name="ce94" table:formula="of:=SUM([.N14];1)" office:value-type="float" office:value="17453" calcext:value-type="float">
            <text:p>17453</text:p>
          </table:table-cell>
          <table:table-cell table:style-name="ce87" table:formula="of:=SUM([.O14];1)" office:value-type="float" office:value="17454" calcext:value-type="float">
            <text:p>17454</text:p>
          </table:table-cell>
          <table:table-cell table:style-name="ce94" table:formula="of:=SUM([.P14];1)" office:value-type="float" office:value="17455" calcext:value-type="float">
            <text:p>17455</text:p>
          </table:table-cell>
          <table:table-cell table:style-name="ce87" table:formula="of:=SUM([.Q14];1)" office:value-type="float" office:value="17456" calcext:value-type="float">
            <text:p>17456</text:p>
          </table:table-cell>
          <table:table-cell table:style-name="ce94" table:formula="of:=SUM([.R14];1)" office:value-type="float" office:value="17457" calcext:value-type="float">
            <text:p>17457</text:p>
          </table:table-cell>
          <table:table-cell table:style-name="ce87" table:formula="of:=SUM([.S14];1)" office:value-type="float" office:value="17458" calcext:value-type="float">
            <text:p>17458</text:p>
          </table:table-cell>
          <table:table-cell table:style-name="ce94" table:formula="of:=SUM([.T14];1)" office:value-type="float" office:value="17459" calcext:value-type="float">
            <text:p>17459</text:p>
          </table:table-cell>
          <table:table-cell table:style-name="ce87" table:formula="of:=SUM([.U14];1)" office:value-type="float" office:value="17460" calcext:value-type="float">
            <text:p>17460</text:p>
          </table:table-cell>
          <table:table-cell table:style-name="ce94" table:formula="of:=SUM([.V14];1)" office:value-type="float" office:value="17461" calcext:value-type="float">
            <text:p>17461</text:p>
          </table:table-cell>
          <table:table-cell table:style-name="ce87" table:formula="of:=SUM([.W14];1)" office:value-type="float" office:value="17462" calcext:value-type="float">
            <text:p>17462</text:p>
          </table:table-cell>
          <table:table-cell table:style-name="ce94" table:formula="of:=SUM([.X14];1)" office:value-type="float" office:value="17463" calcext:value-type="float">
            <text:p>17463</text:p>
          </table:table-cell>
          <table:table-cell table:style-name="ce87" table:formula="of:=SUM([.Y14];1)" office:value-type="float" office:value="17464" calcext:value-type="float">
            <text:p>17464</text:p>
          </table:table-cell>
          <table:table-cell table:style-name="ce94" table:formula="of:=SUM([.Z14];1)" office:value-type="float" office:value="17465" calcext:value-type="float">
            <text:p>17465</text:p>
          </table:table-cell>
          <table:table-cell table:style-name="ce87" table:formula="of:=SUM([.AA14];1)" office:value-type="float" office:value="17466" calcext:value-type="float">
            <text:p>17466</text:p>
          </table:table-cell>
          <table:table-cell table:style-name="ce94" table:formula="of:=SUM([.AB14];1)" office:value-type="float" office:value="17467" calcext:value-type="float">
            <text:p>17467</text:p>
          </table:table-cell>
          <table:table-cell table:style-name="ce87" table:formula="of:=SUM([.AC14];1)" office:value-type="float" office:value="17468" calcext:value-type="float">
            <text:p>17468</text:p>
          </table:table-cell>
          <table:table-cell table:style-name="ce94" table:formula="of:=SUM([.AD14];1)" office:value-type="float" office:value="17469" calcext:value-type="float">
            <text:p>17469</text:p>
          </table:table-cell>
          <table:table-cell table:style-name="ce87" table:formula="of:=SUM([.AE14];1)" office:value-type="float" office:value="17470" calcext:value-type="float">
            <text:p>17470</text:p>
          </table:table-cell>
          <table:table-cell table:style-name="ce94" table:formula="of:=SUM([.AF14];1)" office:value-type="float" office:value="17471" calcext:value-type="float">
            <text:p>1747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7];1)" office:value-type="float" office:value="17696" calcext:value-type="float">
            <text:p>17696</text:p>
          </table:table-cell>
          <table:table-cell table:style-name="ce94" table:formula="of:=SUM([.B15];1)" office:value-type="float" office:value="17697" calcext:value-type="float">
            <text:p>17697</text:p>
          </table:table-cell>
          <table:table-cell table:style-name="ce92" table:formula="of:=SUM([.C15];1)" office:value-type="float" office:value="17698" calcext:value-type="float">
            <text:p>17698</text:p>
          </table:table-cell>
          <table:table-cell table:style-name="ce94" table:formula="of:=SUM([.D15];1)" office:value-type="float" office:value="17699" calcext:value-type="float">
            <text:p>17699</text:p>
          </table:table-cell>
          <table:table-cell table:style-name="ce87" table:formula="of:=SUM([.E15];1)" office:value-type="float" office:value="17700" calcext:value-type="float">
            <text:p>17700</text:p>
          </table:table-cell>
          <table:table-cell table:style-name="ce94" table:formula="of:=SUM([.F15];1)" office:value-type="float" office:value="17701" calcext:value-type="float">
            <text:p>17701</text:p>
          </table:table-cell>
          <table:table-cell table:style-name="ce87" table:formula="of:=SUM([.G15];1)" office:value-type="float" office:value="17702" calcext:value-type="float">
            <text:p>17702</text:p>
          </table:table-cell>
          <table:table-cell table:style-name="ce94" table:formula="of:=SUM([.H15];1)" office:value-type="float" office:value="17703" calcext:value-type="float">
            <text:p>17703</text:p>
          </table:table-cell>
          <table:table-cell table:style-name="ce87" table:formula="of:=SUM([.I15];1)" office:value-type="float" office:value="17704" calcext:value-type="float">
            <text:p>17704</text:p>
          </table:table-cell>
          <table:table-cell table:style-name="ce94" table:formula="of:=SUM([.J15];1)" office:value-type="float" office:value="17705" calcext:value-type="float">
            <text:p>17705</text:p>
          </table:table-cell>
          <table:table-cell table:style-name="ce87" table:formula="of:=SUM([.K15];1)" office:value-type="float" office:value="17706" calcext:value-type="float">
            <text:p>17706</text:p>
          </table:table-cell>
          <table:table-cell table:style-name="ce94" table:formula="of:=SUM([.L15];1)" office:value-type="float" office:value="17707" calcext:value-type="float">
            <text:p>17707</text:p>
          </table:table-cell>
          <table:table-cell table:style-name="ce87" table:formula="of:=SUM([.M15];1)" office:value-type="float" office:value="17708" calcext:value-type="float">
            <text:p>17708</text:p>
          </table:table-cell>
          <table:table-cell table:style-name="ce94" table:formula="of:=SUM([.N15];1)" office:value-type="float" office:value="17709" calcext:value-type="float">
            <text:p>17709</text:p>
          </table:table-cell>
          <table:table-cell table:style-name="ce87" table:formula="of:=SUM([.O15];1)" office:value-type="float" office:value="17710" calcext:value-type="float">
            <text:p>17710</text:p>
          </table:table-cell>
          <table:table-cell table:style-name="ce94" table:formula="of:=SUM([.P15];1)" office:value-type="float" office:value="17711" calcext:value-type="float">
            <text:p>17711</text:p>
          </table:table-cell>
          <table:table-cell table:style-name="ce87" table:formula="of:=SUM([.Q15];1)" office:value-type="float" office:value="17712" calcext:value-type="float">
            <text:p>17712</text:p>
          </table:table-cell>
          <table:table-cell table:style-name="ce94" table:formula="of:=SUM([.R15];1)" office:value-type="float" office:value="17713" calcext:value-type="float">
            <text:p>17713</text:p>
          </table:table-cell>
          <table:table-cell table:style-name="ce87" table:formula="of:=SUM([.S15];1)" office:value-type="float" office:value="17714" calcext:value-type="float">
            <text:p>17714</text:p>
          </table:table-cell>
          <table:table-cell table:style-name="ce94" table:formula="of:=SUM([.T15];1)" office:value-type="float" office:value="17715" calcext:value-type="float">
            <text:p>17715</text:p>
          </table:table-cell>
          <table:table-cell table:style-name="ce87" table:formula="of:=SUM([.U15];1)" office:value-type="float" office:value="17716" calcext:value-type="float">
            <text:p>17716</text:p>
          </table:table-cell>
          <table:table-cell table:style-name="ce94" table:formula="of:=SUM([.V15];1)" office:value-type="float" office:value="17717" calcext:value-type="float">
            <text:p>17717</text:p>
          </table:table-cell>
          <table:table-cell table:style-name="ce87" table:formula="of:=SUM([.W15];1)" office:value-type="float" office:value="17718" calcext:value-type="float">
            <text:p>17718</text:p>
          </table:table-cell>
          <table:table-cell table:style-name="ce94" table:formula="of:=SUM([.X15];1)" office:value-type="float" office:value="17719" calcext:value-type="float">
            <text:p>17719</text:p>
          </table:table-cell>
          <table:table-cell table:style-name="ce87" table:formula="of:=SUM([.Y15];1)" office:value-type="float" office:value="17720" calcext:value-type="float">
            <text:p>17720</text:p>
          </table:table-cell>
          <table:table-cell table:style-name="ce94" table:formula="of:=SUM([.Z15];1)" office:value-type="float" office:value="17721" calcext:value-type="float">
            <text:p>17721</text:p>
          </table:table-cell>
          <table:table-cell table:style-name="ce87" table:formula="of:=SUM([.AA15];1)" office:value-type="float" office:value="17722" calcext:value-type="float">
            <text:p>17722</text:p>
          </table:table-cell>
          <table:table-cell table:style-name="ce94" table:formula="of:=SUM([.AB15];1)" office:value-type="float" office:value="17723" calcext:value-type="float">
            <text:p>17723</text:p>
          </table:table-cell>
          <table:table-cell table:style-name="ce87" table:formula="of:=SUM([.AC15];1)" office:value-type="float" office:value="17724" calcext:value-type="float">
            <text:p>17724</text:p>
          </table:table-cell>
          <table:table-cell table:style-name="ce94" table:formula="of:=SUM([.AD15];1)" office:value-type="float" office:value="17725" calcext:value-type="float">
            <text:p>17725</text:p>
          </table:table-cell>
          <table:table-cell table:style-name="ce87" table:formula="of:=SUM([.AE15];1)" office:value-type="float" office:value="17726" calcext:value-type="float">
            <text:p>17726</text:p>
          </table:table-cell>
          <table:table-cell table:style-name="ce94" table:formula="of:=SUM([.AF15];1)" office:value-type="float" office:value="17727" calcext:value-type="float">
            <text:p>1772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8];1)" office:value-type="float" office:value="17952" calcext:value-type="float">
            <text:p>17952</text:p>
          </table:table-cell>
          <table:table-cell table:style-name="ce94" table:formula="of:=SUM([.B16];1)" office:value-type="float" office:value="17953" calcext:value-type="float">
            <text:p>17953</text:p>
          </table:table-cell>
          <table:table-cell table:style-name="ce92" table:formula="of:=SUM([.C16];1)" office:value-type="float" office:value="17954" calcext:value-type="float">
            <text:p>17954</text:p>
          </table:table-cell>
          <table:table-cell table:style-name="ce94" table:formula="of:=SUM([.D16];1)" office:value-type="float" office:value="17955" calcext:value-type="float">
            <text:p>17955</text:p>
          </table:table-cell>
          <table:table-cell table:style-name="ce87" table:formula="of:=SUM([.E16];1)" office:value-type="float" office:value="17956" calcext:value-type="float">
            <text:p>17956</text:p>
          </table:table-cell>
          <table:table-cell table:style-name="ce94" table:formula="of:=SUM([.F16];1)" office:value-type="float" office:value="17957" calcext:value-type="float">
            <text:p>17957</text:p>
          </table:table-cell>
          <table:table-cell table:style-name="ce87" table:formula="of:=SUM([.G16];1)" office:value-type="float" office:value="17958" calcext:value-type="float">
            <text:p>17958</text:p>
          </table:table-cell>
          <table:table-cell table:style-name="ce94" table:formula="of:=SUM([.H16];1)" office:value-type="float" office:value="17959" calcext:value-type="float">
            <text:p>17959</text:p>
          </table:table-cell>
          <table:table-cell table:style-name="ce87" table:formula="of:=SUM([.I16];1)" office:value-type="float" office:value="17960" calcext:value-type="float">
            <text:p>17960</text:p>
          </table:table-cell>
          <table:table-cell table:style-name="ce94" table:formula="of:=SUM([.J16];1)" office:value-type="float" office:value="17961" calcext:value-type="float">
            <text:p>17961</text:p>
          </table:table-cell>
          <table:table-cell table:style-name="ce87" table:formula="of:=SUM([.K16];1)" office:value-type="float" office:value="17962" calcext:value-type="float">
            <text:p>17962</text:p>
          </table:table-cell>
          <table:table-cell table:style-name="ce94" table:formula="of:=SUM([.L16];1)" office:value-type="float" office:value="17963" calcext:value-type="float">
            <text:p>17963</text:p>
          </table:table-cell>
          <table:table-cell table:style-name="ce87" table:formula="of:=SUM([.M16];1)" office:value-type="float" office:value="17964" calcext:value-type="float">
            <text:p>17964</text:p>
          </table:table-cell>
          <table:table-cell table:style-name="ce94" table:formula="of:=SUM([.N16];1)" office:value-type="float" office:value="17965" calcext:value-type="float">
            <text:p>17965</text:p>
          </table:table-cell>
          <table:table-cell table:style-name="ce87" table:formula="of:=SUM([.O16];1)" office:value-type="float" office:value="17966" calcext:value-type="float">
            <text:p>17966</text:p>
          </table:table-cell>
          <table:table-cell table:style-name="ce94" table:formula="of:=SUM([.P16];1)" office:value-type="float" office:value="17967" calcext:value-type="float">
            <text:p>17967</text:p>
          </table:table-cell>
          <table:table-cell table:style-name="ce87" table:formula="of:=SUM([.Q16];1)" office:value-type="float" office:value="17968" calcext:value-type="float">
            <text:p>17968</text:p>
          </table:table-cell>
          <table:table-cell table:style-name="ce94" table:formula="of:=SUM([.R16];1)" office:value-type="float" office:value="17969" calcext:value-type="float">
            <text:p>17969</text:p>
          </table:table-cell>
          <table:table-cell table:style-name="ce87" table:formula="of:=SUM([.S16];1)" office:value-type="float" office:value="17970" calcext:value-type="float">
            <text:p>17970</text:p>
          </table:table-cell>
          <table:table-cell table:style-name="ce94" table:formula="of:=SUM([.T16];1)" office:value-type="float" office:value="17971" calcext:value-type="float">
            <text:p>17971</text:p>
          </table:table-cell>
          <table:table-cell table:style-name="ce87" table:formula="of:=SUM([.U16];1)" office:value-type="float" office:value="17972" calcext:value-type="float">
            <text:p>17972</text:p>
          </table:table-cell>
          <table:table-cell table:style-name="ce94" table:formula="of:=SUM([.V16];1)" office:value-type="float" office:value="17973" calcext:value-type="float">
            <text:p>17973</text:p>
          </table:table-cell>
          <table:table-cell table:style-name="ce87" table:formula="of:=SUM([.W16];1)" office:value-type="float" office:value="17974" calcext:value-type="float">
            <text:p>17974</text:p>
          </table:table-cell>
          <table:table-cell table:style-name="ce94" table:formula="of:=SUM([.X16];1)" office:value-type="float" office:value="17975" calcext:value-type="float">
            <text:p>17975</text:p>
          </table:table-cell>
          <table:table-cell table:style-name="ce87" table:formula="of:=SUM([.Y16];1)" office:value-type="float" office:value="17976" calcext:value-type="float">
            <text:p>17976</text:p>
          </table:table-cell>
          <table:table-cell table:style-name="ce94" table:formula="of:=SUM([.Z16];1)" office:value-type="float" office:value="17977" calcext:value-type="float">
            <text:p>17977</text:p>
          </table:table-cell>
          <table:table-cell table:style-name="ce87" table:formula="of:=SUM([.AA16];1)" office:value-type="float" office:value="17978" calcext:value-type="float">
            <text:p>17978</text:p>
          </table:table-cell>
          <table:table-cell table:style-name="ce94" table:formula="of:=SUM([.AB16];1)" office:value-type="float" office:value="17979" calcext:value-type="float">
            <text:p>17979</text:p>
          </table:table-cell>
          <table:table-cell table:style-name="ce87" table:formula="of:=SUM([.AC16];1)" office:value-type="float" office:value="17980" calcext:value-type="float">
            <text:p>17980</text:p>
          </table:table-cell>
          <table:table-cell table:style-name="ce94" table:formula="of:=SUM([.AD16];1)" office:value-type="float" office:value="17981" calcext:value-type="float">
            <text:p>17981</text:p>
          </table:table-cell>
          <table:table-cell table:style-name="ce87" table:formula="of:=SUM([.AE16];1)" office:value-type="float" office:value="17982" calcext:value-type="float">
            <text:p>17982</text:p>
          </table:table-cell>
          <table:table-cell table:style-name="ce94" table:formula="of:=SUM([.AF16];1)" office:value-type="float" office:value="17983" calcext:value-type="float">
            <text:p>17983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3" table:formula="of:=SUM([.AG9];1)" office:value-type="float" office:value="18208" calcext:value-type="float">
            <text:p>18208</text:p>
          </table:table-cell>
          <table:table-cell table:style-name="ce96" table:formula="of:=SUM([.B17];1)" office:value-type="float" office:value="18209" calcext:value-type="float">
            <text:p>18209</text:p>
          </table:table-cell>
          <table:table-cell table:style-name="ce93" table:formula="of:=SUM([.C17];1)" office:value-type="float" office:value="18210" calcext:value-type="float">
            <text:p>18210</text:p>
          </table:table-cell>
          <table:table-cell table:style-name="ce96" table:formula="of:=SUM([.D17];1)" office:value-type="float" office:value="18211" calcext:value-type="float">
            <text:p>18211</text:p>
          </table:table-cell>
          <table:table-cell table:style-name="ce101" table:formula="of:=SUM([.E17];1)" office:value-type="float" office:value="18212" calcext:value-type="float">
            <text:p>18212</text:p>
          </table:table-cell>
          <table:table-cell table:style-name="ce96" table:formula="of:=SUM([.F17];1)" office:value-type="float" office:value="18213" calcext:value-type="float">
            <text:p>18213</text:p>
          </table:table-cell>
          <table:table-cell table:style-name="ce101" table:formula="of:=SUM([.G17];1)" office:value-type="float" office:value="18214" calcext:value-type="float">
            <text:p>18214</text:p>
          </table:table-cell>
          <table:table-cell table:style-name="ce96" table:formula="of:=SUM([.H17];1)" office:value-type="float" office:value="18215" calcext:value-type="float">
            <text:p>18215</text:p>
          </table:table-cell>
          <table:table-cell table:style-name="ce101" table:formula="of:=SUM([.I17];1)" office:value-type="float" office:value="18216" calcext:value-type="float">
            <text:p>18216</text:p>
          </table:table-cell>
          <table:table-cell table:style-name="ce96" table:formula="of:=SUM([.J17];1)" office:value-type="float" office:value="18217" calcext:value-type="float">
            <text:p>18217</text:p>
          </table:table-cell>
          <table:table-cell table:style-name="ce101" table:formula="of:=SUM([.K17];1)" office:value-type="float" office:value="18218" calcext:value-type="float">
            <text:p>18218</text:p>
          </table:table-cell>
          <table:table-cell table:style-name="ce96" table:formula="of:=SUM([.L17];1)" office:value-type="float" office:value="18219" calcext:value-type="float">
            <text:p>18219</text:p>
          </table:table-cell>
          <table:table-cell table:style-name="ce101" table:formula="of:=SUM([.M17];1)" office:value-type="float" office:value="18220" calcext:value-type="float">
            <text:p>18220</text:p>
          </table:table-cell>
          <table:table-cell table:style-name="ce96" table:formula="of:=SUM([.N17];1)" office:value-type="float" office:value="18221" calcext:value-type="float">
            <text:p>18221</text:p>
          </table:table-cell>
          <table:table-cell table:style-name="ce101" table:formula="of:=SUM([.O17];1)" office:value-type="float" office:value="18222" calcext:value-type="float">
            <text:p>18222</text:p>
          </table:table-cell>
          <table:table-cell table:style-name="ce96" table:formula="of:=SUM([.P17];1)" office:value-type="float" office:value="18223" calcext:value-type="float">
            <text:p>18223</text:p>
          </table:table-cell>
          <table:table-cell table:style-name="ce101" table:formula="of:=SUM([.Q17];1)" office:value-type="float" office:value="18224" calcext:value-type="float">
            <text:p>18224</text:p>
          </table:table-cell>
          <table:table-cell table:style-name="ce96" table:formula="of:=SUM([.R17];1)" office:value-type="float" office:value="18225" calcext:value-type="float">
            <text:p>18225</text:p>
          </table:table-cell>
          <table:table-cell table:style-name="ce101" table:formula="of:=SUM([.S17];1)" office:value-type="float" office:value="18226" calcext:value-type="float">
            <text:p>18226</text:p>
          </table:table-cell>
          <table:table-cell table:style-name="ce94" table:formula="of:=SUM([.T17];1)" office:value-type="float" office:value="18227" calcext:value-type="float">
            <text:p>18227</text:p>
          </table:table-cell>
          <table:table-cell table:style-name="ce87" table:formula="of:=SUM([.U17];1)" office:value-type="float" office:value="18228" calcext:value-type="float">
            <text:p>18228</text:p>
          </table:table-cell>
          <table:table-cell table:style-name="ce94" table:formula="of:=SUM([.V17];1)" office:value-type="float" office:value="18229" calcext:value-type="float">
            <text:p>18229</text:p>
          </table:table-cell>
          <table:table-cell table:style-name="ce87" table:formula="of:=SUM([.W17];1)" office:value-type="float" office:value="18230" calcext:value-type="float">
            <text:p>18230</text:p>
          </table:table-cell>
          <table:table-cell table:style-name="ce94" table:formula="of:=SUM([.X17];1)" office:value-type="float" office:value="18231" calcext:value-type="float">
            <text:p>18231</text:p>
          </table:table-cell>
          <table:table-cell table:style-name="ce87" table:formula="of:=SUM([.Y17];1)" office:value-type="float" office:value="18232" calcext:value-type="float">
            <text:p>18232</text:p>
          </table:table-cell>
          <table:table-cell table:style-name="ce94" table:formula="of:=SUM([.Z17];1)" office:value-type="float" office:value="18233" calcext:value-type="float">
            <text:p>18233</text:p>
          </table:table-cell>
          <table:table-cell table:style-name="ce87" table:formula="of:=SUM([.AA17];1)" office:value-type="float" office:value="18234" calcext:value-type="float">
            <text:p>18234</text:p>
          </table:table-cell>
          <table:table-cell table:style-name="ce94" table:formula="of:=SUM([.AB17];1)" office:value-type="float" office:value="18235" calcext:value-type="float">
            <text:p>18235</text:p>
          </table:table-cell>
          <table:table-cell table:style-name="ce101" table:formula="of:=SUM([.AC17];1)" office:value-type="float" office:value="18236" calcext:value-type="float">
            <text:p>18236</text:p>
          </table:table-cell>
          <table:table-cell table:style-name="ce96" table:formula="of:=SUM([.AD17];1)" office:value-type="float" office:value="18237" calcext:value-type="float">
            <text:p>18237</text:p>
          </table:table-cell>
          <table:table-cell table:style-name="ce101" table:formula="of:=SUM([.AE17];1)" office:value-type="float" office:value="18238" calcext:value-type="float">
            <text:p>18238</text:p>
          </table:table-cell>
          <table:table-cell table:style-name="ce96" table:formula="of:=SUM([.AF17];1)" office:value-type="float" office:value="18239" calcext:value-type="float">
            <text:p>18239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</text:p>
            <text:p> Pixel </text:p>
            <text:p>16-23</text:p>
          </table:table-cell>
          <table:table-cell table:style-name="ce94" table:formula="of:=SUM([.AG10];1)" office:value-type="float" office:value="16448" calcext:value-type="float">
            <text:p>16448</text:p>
          </table:table-cell>
          <table:table-cell table:style-name="ce92" table:formula="of:=SUM([.B18];1)" office:value-type="float" office:value="16449" calcext:value-type="float">
            <text:p>16449</text:p>
          </table:table-cell>
          <table:table-cell table:style-name="ce94" table:formula="of:=SUM([.C18];1)" office:value-type="float" office:value="16450" calcext:value-type="float">
            <text:p>16450</text:p>
          </table:table-cell>
          <table:table-cell table:style-name="ce92" table:formula="of:=SUM([.D18];1)" office:value-type="float" office:value="16451" calcext:value-type="float">
            <text:p>16451</text:p>
          </table:table-cell>
          <table:table-cell table:style-name="ce102" table:formula="of:=SUM([.E18];1)" office:value-type="float" office:value="16452" calcext:value-type="float">
            <text:p>16452</text:p>
          </table:table-cell>
          <table:table-cell table:style-name="ce92" table:formula="of:=SUM([.F18];1)" office:value-type="float" office:value="16453" calcext:value-type="float">
            <text:p>16453</text:p>
          </table:table-cell>
          <table:table-cell table:style-name="ce102" table:formula="of:=SUM([.G18];1)" office:value-type="float" office:value="16454" calcext:value-type="float">
            <text:p>16454</text:p>
          </table:table-cell>
          <table:table-cell table:style-name="ce92" table:formula="of:=SUM([.H18];1)" office:value-type="float" office:value="16455" calcext:value-type="float">
            <text:p>16455</text:p>
          </table:table-cell>
          <table:table-cell table:style-name="ce102" table:formula="of:=SUM([.I18];1)" office:value-type="float" office:value="16456" calcext:value-type="float">
            <text:p>16456</text:p>
          </table:table-cell>
          <table:table-cell table:style-name="ce92" table:formula="of:=SUM([.J18];1)" office:value-type="float" office:value="16457" calcext:value-type="float">
            <text:p>16457</text:p>
          </table:table-cell>
          <table:table-cell table:style-name="ce102" table:formula="of:=SUM([.K18];1)" office:value-type="float" office:value="16458" calcext:value-type="float">
            <text:p>16458</text:p>
          </table:table-cell>
          <table:table-cell table:style-name="ce92" table:formula="of:=SUM([.L18];1)" office:value-type="float" office:value="16459" calcext:value-type="float">
            <text:p>16459</text:p>
          </table:table-cell>
          <table:table-cell table:style-name="ce102" table:formula="of:=SUM([.M18];1)" office:value-type="float" office:value="16460" calcext:value-type="float">
            <text:p>16460</text:p>
          </table:table-cell>
          <table:table-cell table:style-name="ce91" table:formula="of:=SUM([.N18];1)" office:value-type="float" office:value="16461" calcext:value-type="float">
            <text:p>16461</text:p>
          </table:table-cell>
          <table:table-cell table:style-name="ce102" table:formula="of:=SUM([.O18];1)" office:value-type="float" office:value="16462" calcext:value-type="float">
            <text:p>16462</text:p>
          </table:table-cell>
          <table:table-cell table:style-name="ce92" table:formula="of:=SUM([.P18];1)" office:value-type="float" office:value="16463" calcext:value-type="float">
            <text:p>16463</text:p>
          </table:table-cell>
          <table:table-cell table:style-name="ce102" table:formula="of:=SUM([.Q18];1)" office:value-type="float" office:value="16464" calcext:value-type="float">
            <text:p>16464</text:p>
          </table:table-cell>
          <table:table-cell table:style-name="ce92" table:formula="of:=SUM([.R18];1)" office:value-type="float" office:value="16465" calcext:value-type="float">
            <text:p>16465</text:p>
          </table:table-cell>
          <table:table-cell table:style-name="ce102" table:formula="of:=SUM([.S18];1)" office:value-type="float" office:value="16466" calcext:value-type="float">
            <text:p>16466</text:p>
          </table:table-cell>
          <table:table-cell table:style-name="ce91" table:formula="of:=SUM([.T18];1)" office:value-type="float" office:value="16467" calcext:value-type="float">
            <text:p>16467</text:p>
          </table:table-cell>
          <table:table-cell table:style-name="ce109" table:formula="of:=SUM([.U18];1)" office:value-type="float" office:value="16468" calcext:value-type="float">
            <text:p>16468</text:p>
          </table:table-cell>
          <table:table-cell table:style-name="ce91" table:formula="of:=SUM([.V18];1)" office:value-type="float" office:value="16469" calcext:value-type="float">
            <text:p>16469</text:p>
          </table:table-cell>
          <table:table-cell table:style-name="ce109" table:formula="of:=SUM([.W18];1)" office:value-type="float" office:value="16470" calcext:value-type="float">
            <text:p>16470</text:p>
          </table:table-cell>
          <table:table-cell table:style-name="ce91" table:formula="of:=SUM([.X18];1)" office:value-type="float" office:value="16471" calcext:value-type="float">
            <text:p>16471</text:p>
          </table:table-cell>
          <table:table-cell table:style-name="ce109" table:formula="of:=SUM([.Y18];1)" office:value-type="float" office:value="16472" calcext:value-type="float">
            <text:p>16472</text:p>
          </table:table-cell>
          <table:table-cell table:style-name="ce91" table:formula="of:=SUM([.Z18];1)" office:value-type="float" office:value="16473" calcext:value-type="float">
            <text:p>16473</text:p>
          </table:table-cell>
          <table:table-cell table:style-name="ce109" table:formula="of:=SUM([.AA18];1)" office:value-type="float" office:value="16474" calcext:value-type="float">
            <text:p>16474</text:p>
          </table:table-cell>
          <table:table-cell table:style-name="ce91" table:formula="of:=SUM([.AB18];1)" office:value-type="float" office:value="16475" calcext:value-type="float">
            <text:p>16475</text:p>
          </table:table-cell>
          <table:table-cell table:style-name="ce102" table:formula="of:=SUM([.AC18];1)" office:value-type="float" office:value="16476" calcext:value-type="float">
            <text:p>16476</text:p>
          </table:table-cell>
          <table:table-cell table:style-name="ce92" table:formula="of:=SUM([.AD18];1)" office:value-type="float" office:value="16477" calcext:value-type="float">
            <text:p>16477</text:p>
          </table:table-cell>
          <table:table-cell table:style-name="ce102" table:formula="of:=SUM([.AE18];1)" office:value-type="float" office:value="16478" calcext:value-type="float">
            <text:p>16478</text:p>
          </table:table-cell>
          <table:table-cell table:style-name="ce92" table:formula="of:=SUM([.AF18];1)" office:value-type="float" office:value="16479" calcext:value-type="float">
            <text:p>1647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1];1)" office:value-type="float" office:value="16704" calcext:value-type="float">
            <text:p>16704</text:p>
          </table:table-cell>
          <table:table-cell table:style-name="ce92" table:formula="of:=SUM([.B19];1)" office:value-type="float" office:value="16705" calcext:value-type="float">
            <text:p>16705</text:p>
          </table:table-cell>
          <table:table-cell table:style-name="ce94" table:formula="of:=SUM([.C19];1)" office:value-type="float" office:value="16706" calcext:value-type="float">
            <text:p>16706</text:p>
          </table:table-cell>
          <table:table-cell table:style-name="ce92" table:formula="of:=SUM([.D19];1)" office:value-type="float" office:value="16707" calcext:value-type="float">
            <text:p>16707</text:p>
          </table:table-cell>
          <table:table-cell table:style-name="ce102" table:formula="of:=SUM([.E19];1)" office:value-type="float" office:value="16708" calcext:value-type="float">
            <text:p>16708</text:p>
          </table:table-cell>
          <table:table-cell table:style-name="ce92" table:formula="of:=SUM([.F19];1)" office:value-type="float" office:value="16709" calcext:value-type="float">
            <text:p>16709</text:p>
          </table:table-cell>
          <table:table-cell table:style-name="ce102" table:formula="of:=SUM([.G19];1)" office:value-type="float" office:value="16710" calcext:value-type="float">
            <text:p>16710</text:p>
          </table:table-cell>
          <table:table-cell table:style-name="ce92" table:formula="of:=SUM([.H19];1)" office:value-type="float" office:value="16711" calcext:value-type="float">
            <text:p>16711</text:p>
          </table:table-cell>
          <table:table-cell table:style-name="ce102" table:formula="of:=SUM([.I19];1)" office:value-type="float" office:value="16712" calcext:value-type="float">
            <text:p>16712</text:p>
          </table:table-cell>
          <table:table-cell table:style-name="ce92" table:formula="of:=SUM([.J19];1)" office:value-type="float" office:value="16713" calcext:value-type="float">
            <text:p>16713</text:p>
          </table:table-cell>
          <table:table-cell table:style-name="ce102" table:formula="of:=SUM([.K19];1)" office:value-type="float" office:value="16714" calcext:value-type="float">
            <text:p>16714</text:p>
          </table:table-cell>
          <table:table-cell table:style-name="ce92" table:formula="of:=SUM([.L19];1)" office:value-type="float" office:value="16715" calcext:value-type="float">
            <text:p>16715</text:p>
          </table:table-cell>
          <table:table-cell table:style-name="ce102" table:formula="of:=SUM([.M19];1)" office:value-type="float" office:value="16716" calcext:value-type="float">
            <text:p>16716</text:p>
          </table:table-cell>
          <table:table-cell table:style-name="ce92" table:formula="of:=SUM([.N19];1)" office:value-type="float" office:value="16717" calcext:value-type="float">
            <text:p>16717</text:p>
          </table:table-cell>
          <table:table-cell table:style-name="ce102" table:formula="of:=SUM([.O19];1)" office:value-type="float" office:value="16718" calcext:value-type="float">
            <text:p>16718</text:p>
          </table:table-cell>
          <table:table-cell table:style-name="ce92" table:formula="of:=SUM([.P19];1)" office:value-type="float" office:value="16719" calcext:value-type="float">
            <text:p>16719</text:p>
          </table:table-cell>
          <table:table-cell table:style-name="ce102" table:formula="of:=SUM([.Q19];1)" office:value-type="float" office:value="16720" calcext:value-type="float">
            <text:p>16720</text:p>
          </table:table-cell>
          <table:table-cell table:style-name="ce92" table:formula="of:=SUM([.R19];1)" office:value-type="float" office:value="16721" calcext:value-type="float">
            <text:p>16721</text:p>
          </table:table-cell>
          <table:table-cell table:style-name="ce102" table:formula="of:=SUM([.S19];1)" office:value-type="float" office:value="16722" calcext:value-type="float">
            <text:p>16722</text:p>
          </table:table-cell>
          <table:table-cell table:style-name="ce92" table:formula="of:=SUM([.T19];1)" office:value-type="float" office:value="16723" calcext:value-type="float">
            <text:p>16723</text:p>
          </table:table-cell>
          <table:table-cell table:style-name="ce102" table:formula="of:=SUM([.U19];1)" office:value-type="float" office:value="16724" calcext:value-type="float">
            <text:p>16724</text:p>
          </table:table-cell>
          <table:table-cell table:style-name="ce92" table:formula="of:=SUM([.V19];1)" office:value-type="float" office:value="16725" calcext:value-type="float">
            <text:p>16725</text:p>
          </table:table-cell>
          <table:table-cell table:style-name="ce102" table:formula="of:=SUM([.W19];1)" office:value-type="float" office:value="16726" calcext:value-type="float">
            <text:p>16726</text:p>
          </table:table-cell>
          <table:table-cell table:style-name="ce92" table:formula="of:=SUM([.X19];1)" office:value-type="float" office:value="16727" calcext:value-type="float">
            <text:p>16727</text:p>
          </table:table-cell>
          <table:table-cell table:style-name="ce102" table:formula="of:=SUM([.Y19];1)" office:value-type="float" office:value="16728" calcext:value-type="float">
            <text:p>16728</text:p>
          </table:table-cell>
          <table:table-cell table:style-name="ce92" table:formula="of:=SUM([.Z19];1)" office:value-type="float" office:value="16729" calcext:value-type="float">
            <text:p>16729</text:p>
          </table:table-cell>
          <table:table-cell table:style-name="ce102" table:formula="of:=SUM([.AA19];1)" office:value-type="float" office:value="16730" calcext:value-type="float">
            <text:p>16730</text:p>
          </table:table-cell>
          <table:table-cell table:style-name="ce92" table:formula="of:=SUM([.AB19];1)" office:value-type="float" office:value="16731" calcext:value-type="float">
            <text:p>16731</text:p>
          </table:table-cell>
          <table:table-cell table:style-name="ce102" table:formula="of:=SUM([.AC19];1)" office:value-type="float" office:value="16732" calcext:value-type="float">
            <text:p>16732</text:p>
          </table:table-cell>
          <table:table-cell table:style-name="ce92" table:formula="of:=SUM([.AD19];1)" office:value-type="float" office:value="16733" calcext:value-type="float">
            <text:p>16733</text:p>
          </table:table-cell>
          <table:table-cell table:style-name="ce102" table:formula="of:=SUM([.AE19];1)" office:value-type="float" office:value="16734" calcext:value-type="float">
            <text:p>16734</text:p>
          </table:table-cell>
          <table:table-cell table:style-name="ce92" table:formula="of:=SUM([.AF19];1)" office:value-type="float" office:value="16735" calcext:value-type="float">
            <text:p>1673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2];1)" office:value-type="float" office:value="16960" calcext:value-type="float">
            <text:p>16960</text:p>
          </table:table-cell>
          <table:table-cell table:style-name="ce92" table:formula="of:=SUM([.B20];1)" office:value-type="float" office:value="16961" calcext:value-type="float">
            <text:p>16961</text:p>
          </table:table-cell>
          <table:table-cell table:style-name="ce94" table:formula="of:=SUM([.C20];1)" office:value-type="float" office:value="16962" calcext:value-type="float">
            <text:p>16962</text:p>
          </table:table-cell>
          <table:table-cell table:style-name="ce92" table:formula="of:=SUM([.D20];1)" office:value-type="float" office:value="16963" calcext:value-type="float">
            <text:p>16963</text:p>
          </table:table-cell>
          <table:table-cell table:style-name="ce102" table:formula="of:=SUM([.E20];1)" office:value-type="float" office:value="16964" calcext:value-type="float">
            <text:p>16964</text:p>
          </table:table-cell>
          <table:table-cell table:style-name="ce92" table:formula="of:=SUM([.F20];1)" office:value-type="float" office:value="16965" calcext:value-type="float">
            <text:p>16965</text:p>
          </table:table-cell>
          <table:table-cell table:style-name="ce102" table:formula="of:=SUM([.G20];1)" office:value-type="float" office:value="16966" calcext:value-type="float">
            <text:p>16966</text:p>
          </table:table-cell>
          <table:table-cell table:style-name="ce92" table:formula="of:=SUM([.H20];1)" office:value-type="float" office:value="16967" calcext:value-type="float">
            <text:p>16967</text:p>
          </table:table-cell>
          <table:table-cell table:style-name="ce102" table:formula="of:=SUM([.I20];1)" office:value-type="float" office:value="16968" calcext:value-type="float">
            <text:p>16968</text:p>
          </table:table-cell>
          <table:table-cell table:style-name="ce92" table:formula="of:=SUM([.J20];1)" office:value-type="float" office:value="16969" calcext:value-type="float">
            <text:p>16969</text:p>
          </table:table-cell>
          <table:table-cell table:style-name="ce102" table:formula="of:=SUM([.K20];1)" office:value-type="float" office:value="16970" calcext:value-type="float">
            <text:p>16970</text:p>
          </table:table-cell>
          <table:table-cell table:style-name="ce92" table:formula="of:=SUM([.L20];1)" office:value-type="float" office:value="16971" calcext:value-type="float">
            <text:p>16971</text:p>
          </table:table-cell>
          <table:table-cell table:style-name="ce102" table:formula="of:=SUM([.M20];1)" office:value-type="float" office:value="16972" calcext:value-type="float">
            <text:p>16972</text:p>
          </table:table-cell>
          <table:table-cell table:style-name="ce92" table:formula="of:=SUM([.N20];1)" office:value-type="float" office:value="16973" calcext:value-type="float">
            <text:p>16973</text:p>
          </table:table-cell>
          <table:table-cell table:style-name="ce102" table:formula="of:=SUM([.O20];1)" office:value-type="float" office:value="16974" calcext:value-type="float">
            <text:p>16974</text:p>
          </table:table-cell>
          <table:table-cell table:style-name="ce92" table:formula="of:=SUM([.P20];1)" office:value-type="float" office:value="16975" calcext:value-type="float">
            <text:p>16975</text:p>
          </table:table-cell>
          <table:table-cell table:style-name="ce102" table:formula="of:=SUM([.Q20];1)" office:value-type="float" office:value="16976" calcext:value-type="float">
            <text:p>16976</text:p>
          </table:table-cell>
          <table:table-cell table:style-name="ce92" table:formula="of:=SUM([.R20];1)" office:value-type="float" office:value="16977" calcext:value-type="float">
            <text:p>16977</text:p>
          </table:table-cell>
          <table:table-cell table:style-name="ce102" table:formula="of:=SUM([.S20];1)" office:value-type="float" office:value="16978" calcext:value-type="float">
            <text:p>16978</text:p>
          </table:table-cell>
          <table:table-cell table:style-name="ce92" table:formula="of:=SUM([.T20];1)" office:value-type="float" office:value="16979" calcext:value-type="float">
            <text:p>16979</text:p>
          </table:table-cell>
          <table:table-cell table:style-name="ce102" table:formula="of:=SUM([.U20];1)" office:value-type="float" office:value="16980" calcext:value-type="float">
            <text:p>16980</text:p>
          </table:table-cell>
          <table:table-cell table:style-name="ce92" table:formula="of:=SUM([.V20];1)" office:value-type="float" office:value="16981" calcext:value-type="float">
            <text:p>16981</text:p>
          </table:table-cell>
          <table:table-cell table:style-name="ce102" table:formula="of:=SUM([.W20];1)" office:value-type="float" office:value="16982" calcext:value-type="float">
            <text:p>16982</text:p>
          </table:table-cell>
          <table:table-cell table:style-name="ce92" table:formula="of:=SUM([.X20];1)" office:value-type="float" office:value="16983" calcext:value-type="float">
            <text:p>16983</text:p>
          </table:table-cell>
          <table:table-cell table:style-name="ce102" table:formula="of:=SUM([.Y20];1)" office:value-type="float" office:value="16984" calcext:value-type="float">
            <text:p>16984</text:p>
          </table:table-cell>
          <table:table-cell table:style-name="ce92" table:formula="of:=SUM([.Z20];1)" office:value-type="float" office:value="16985" calcext:value-type="float">
            <text:p>16985</text:p>
          </table:table-cell>
          <table:table-cell table:style-name="ce102" table:formula="of:=SUM([.AA20];1)" office:value-type="float" office:value="16986" calcext:value-type="float">
            <text:p>16986</text:p>
          </table:table-cell>
          <table:table-cell table:style-name="ce92" table:formula="of:=SUM([.AB20];1)" office:value-type="float" office:value="16987" calcext:value-type="float">
            <text:p>16987</text:p>
          </table:table-cell>
          <table:table-cell table:style-name="ce102" table:formula="of:=SUM([.AC20];1)" office:value-type="float" office:value="16988" calcext:value-type="float">
            <text:p>16988</text:p>
          </table:table-cell>
          <table:table-cell table:style-name="ce92" table:formula="of:=SUM([.AD20];1)" office:value-type="float" office:value="16989" calcext:value-type="float">
            <text:p>16989</text:p>
          </table:table-cell>
          <table:table-cell table:style-name="ce102" table:formula="of:=SUM([.AE20];1)" office:value-type="float" office:value="16990" calcext:value-type="float">
            <text:p>16990</text:p>
          </table:table-cell>
          <table:table-cell table:style-name="ce92" table:formula="of:=SUM([.AF20];1)" office:value-type="float" office:value="16991" calcext:value-type="float">
            <text:p>1699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3];1)" office:value-type="float" office:value="17216" calcext:value-type="float">
            <text:p>17216</text:p>
          </table:table-cell>
          <table:table-cell table:style-name="ce92" table:formula="of:=SUM([.B21];1)" office:value-type="float" office:value="17217" calcext:value-type="float">
            <text:p>17217</text:p>
          </table:table-cell>
          <table:table-cell table:style-name="ce94" table:formula="of:=SUM([.C21];1)" office:value-type="float" office:value="17218" calcext:value-type="float">
            <text:p>17218</text:p>
          </table:table-cell>
          <table:table-cell table:style-name="ce92" table:formula="of:=SUM([.D21];1)" office:value-type="float" office:value="17219" calcext:value-type="float">
            <text:p>17219</text:p>
          </table:table-cell>
          <table:table-cell table:style-name="ce102" table:formula="of:=SUM([.E21];1)" office:value-type="float" office:value="17220" calcext:value-type="float">
            <text:p>17220</text:p>
          </table:table-cell>
          <table:table-cell table:style-name="ce92" table:formula="of:=SUM([.F21];1)" office:value-type="float" office:value="17221" calcext:value-type="float">
            <text:p>17221</text:p>
          </table:table-cell>
          <table:table-cell table:style-name="ce102" table:formula="of:=SUM([.G21];1)" office:value-type="float" office:value="17222" calcext:value-type="float">
            <text:p>17222</text:p>
          </table:table-cell>
          <table:table-cell table:style-name="ce92" table:formula="of:=SUM([.H21];1)" office:value-type="float" office:value="17223" calcext:value-type="float">
            <text:p>17223</text:p>
          </table:table-cell>
          <table:table-cell table:style-name="ce102" table:formula="of:=SUM([.I21];1)" office:value-type="float" office:value="17224" calcext:value-type="float">
            <text:p>17224</text:p>
          </table:table-cell>
          <table:table-cell table:style-name="ce92" table:formula="of:=SUM([.J21];1)" office:value-type="float" office:value="17225" calcext:value-type="float">
            <text:p>17225</text:p>
          </table:table-cell>
          <table:table-cell table:style-name="ce102" table:formula="of:=SUM([.K21];1)" office:value-type="float" office:value="17226" calcext:value-type="float">
            <text:p>17226</text:p>
          </table:table-cell>
          <table:table-cell table:style-name="ce92" table:formula="of:=SUM([.L21];1)" office:value-type="float" office:value="17227" calcext:value-type="float">
            <text:p>17227</text:p>
          </table:table-cell>
          <table:table-cell table:style-name="ce102" table:formula="of:=SUM([.M21];1)" office:value-type="float" office:value="17228" calcext:value-type="float">
            <text:p>17228</text:p>
          </table:table-cell>
          <table:table-cell table:style-name="ce92" table:formula="of:=SUM([.N21];1)" office:value-type="float" office:value="17229" calcext:value-type="float">
            <text:p>17229</text:p>
          </table:table-cell>
          <table:table-cell table:style-name="ce102" table:formula="of:=SUM([.O21];1)" office:value-type="float" office:value="17230" calcext:value-type="float">
            <text:p>17230</text:p>
          </table:table-cell>
          <table:table-cell table:style-name="ce92" table:formula="of:=SUM([.P21];1)" office:value-type="float" office:value="17231" calcext:value-type="float">
            <text:p>17231</text:p>
          </table:table-cell>
          <table:table-cell table:style-name="ce102" table:formula="of:=SUM([.Q21];1)" office:value-type="float" office:value="17232" calcext:value-type="float">
            <text:p>17232</text:p>
          </table:table-cell>
          <table:table-cell table:style-name="ce92" table:formula="of:=SUM([.R21];1)" office:value-type="float" office:value="17233" calcext:value-type="float">
            <text:p>17233</text:p>
          </table:table-cell>
          <table:table-cell table:style-name="ce102" table:formula="of:=SUM([.S21];1)" office:value-type="float" office:value="17234" calcext:value-type="float">
            <text:p>17234</text:p>
          </table:table-cell>
          <table:table-cell table:style-name="ce92" table:formula="of:=SUM([.T21];1)" office:value-type="float" office:value="17235" calcext:value-type="float">
            <text:p>17235</text:p>
          </table:table-cell>
          <table:table-cell table:style-name="ce102" table:formula="of:=SUM([.U21];1)" office:value-type="float" office:value="17236" calcext:value-type="float">
            <text:p>17236</text:p>
          </table:table-cell>
          <table:table-cell table:style-name="ce92" table:formula="of:=SUM([.V21];1)" office:value-type="float" office:value="17237" calcext:value-type="float">
            <text:p>17237</text:p>
          </table:table-cell>
          <table:table-cell table:style-name="ce102" table:formula="of:=SUM([.W21];1)" office:value-type="float" office:value="17238" calcext:value-type="float">
            <text:p>17238</text:p>
          </table:table-cell>
          <table:table-cell table:style-name="ce92" table:formula="of:=SUM([.X21];1)" office:value-type="float" office:value="17239" calcext:value-type="float">
            <text:p>17239</text:p>
          </table:table-cell>
          <table:table-cell table:style-name="ce102" table:formula="of:=SUM([.Y21];1)" office:value-type="float" office:value="17240" calcext:value-type="float">
            <text:p>17240</text:p>
          </table:table-cell>
          <table:table-cell table:style-name="ce92" table:formula="of:=SUM([.Z21];1)" office:value-type="float" office:value="17241" calcext:value-type="float">
            <text:p>17241</text:p>
          </table:table-cell>
          <table:table-cell table:style-name="ce102" table:formula="of:=SUM([.AA21];1)" office:value-type="float" office:value="17242" calcext:value-type="float">
            <text:p>17242</text:p>
          </table:table-cell>
          <table:table-cell table:style-name="ce92" table:formula="of:=SUM([.AB21];1)" office:value-type="float" office:value="17243" calcext:value-type="float">
            <text:p>17243</text:p>
          </table:table-cell>
          <table:table-cell table:style-name="ce102" table:formula="of:=SUM([.AC21];1)" office:value-type="float" office:value="17244" calcext:value-type="float">
            <text:p>17244</text:p>
          </table:table-cell>
          <table:table-cell table:style-name="ce92" table:formula="of:=SUM([.AD21];1)" office:value-type="float" office:value="17245" calcext:value-type="float">
            <text:p>17245</text:p>
          </table:table-cell>
          <table:table-cell table:style-name="ce102" table:formula="of:=SUM([.AE21];1)" office:value-type="float" office:value="17246" calcext:value-type="float">
            <text:p>17246</text:p>
          </table:table-cell>
          <table:table-cell table:style-name="ce92" table:formula="of:=SUM([.AF21];1)" office:value-type="float" office:value="17247" calcext:value-type="float">
            <text:p>1724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4];1)" office:value-type="float" office:value="17472" calcext:value-type="float">
            <text:p>17472</text:p>
          </table:table-cell>
          <table:table-cell table:style-name="ce92" table:formula="of:=SUM([.B22];1)" office:value-type="float" office:value="17473" calcext:value-type="float">
            <text:p>17473</text:p>
          </table:table-cell>
          <table:table-cell table:style-name="ce94" table:formula="of:=SUM([.C22];1)" office:value-type="float" office:value="17474" calcext:value-type="float">
            <text:p>17474</text:p>
          </table:table-cell>
          <table:table-cell table:style-name="ce92" table:formula="of:=SUM([.D22];1)" office:value-type="float" office:value="17475" calcext:value-type="float">
            <text:p>17475</text:p>
          </table:table-cell>
          <table:table-cell table:style-name="ce102" table:formula="of:=SUM([.E22];1)" office:value-type="float" office:value="17476" calcext:value-type="float">
            <text:p>17476</text:p>
          </table:table-cell>
          <table:table-cell table:style-name="ce92" table:formula="of:=SUM([.F22];1)" office:value-type="float" office:value="17477" calcext:value-type="float">
            <text:p>17477</text:p>
          </table:table-cell>
          <table:table-cell table:style-name="ce102" table:formula="of:=SUM([.G22];1)" office:value-type="float" office:value="17478" calcext:value-type="float">
            <text:p>17478</text:p>
          </table:table-cell>
          <table:table-cell table:style-name="ce92" table:formula="of:=SUM([.H22];1)" office:value-type="float" office:value="17479" calcext:value-type="float">
            <text:p>17479</text:p>
          </table:table-cell>
          <table:table-cell table:style-name="ce102" table:formula="of:=SUM([.I22];1)" office:value-type="float" office:value="17480" calcext:value-type="float">
            <text:p>17480</text:p>
          </table:table-cell>
          <table:table-cell table:style-name="ce92" table:formula="of:=SUM([.J22];1)" office:value-type="float" office:value="17481" calcext:value-type="float">
            <text:p>17481</text:p>
          </table:table-cell>
          <table:table-cell table:style-name="ce102" table:formula="of:=SUM([.K22];1)" office:value-type="float" office:value="17482" calcext:value-type="float">
            <text:p>17482</text:p>
          </table:table-cell>
          <table:table-cell table:style-name="ce92" table:formula="of:=SUM([.L22];1)" office:value-type="float" office:value="17483" calcext:value-type="float">
            <text:p>17483</text:p>
          </table:table-cell>
          <table:table-cell table:style-name="ce102" table:formula="of:=SUM([.M22];1)" office:value-type="float" office:value="17484" calcext:value-type="float">
            <text:p>17484</text:p>
          </table:table-cell>
          <table:table-cell table:style-name="ce92" table:formula="of:=SUM([.N22];1)" office:value-type="float" office:value="17485" calcext:value-type="float">
            <text:p>17485</text:p>
          </table:table-cell>
          <table:table-cell table:style-name="ce102" table:formula="of:=SUM([.O22];1)" office:value-type="float" office:value="17486" calcext:value-type="float">
            <text:p>17486</text:p>
          </table:table-cell>
          <table:table-cell table:style-name="ce92" table:formula="of:=SUM([.P22];1)" office:value-type="float" office:value="17487" calcext:value-type="float">
            <text:p>17487</text:p>
          </table:table-cell>
          <table:table-cell table:style-name="ce102" table:formula="of:=SUM([.Q22];1)" office:value-type="float" office:value="17488" calcext:value-type="float">
            <text:p>17488</text:p>
          </table:table-cell>
          <table:table-cell table:style-name="ce92" table:formula="of:=SUM([.R22];1)" office:value-type="float" office:value="17489" calcext:value-type="float">
            <text:p>17489</text:p>
          </table:table-cell>
          <table:table-cell table:style-name="ce102" table:formula="of:=SUM([.S22];1)" office:value-type="float" office:value="17490" calcext:value-type="float">
            <text:p>17490</text:p>
          </table:table-cell>
          <table:table-cell table:style-name="ce92" table:formula="of:=SUM([.T22];1)" office:value-type="float" office:value="17491" calcext:value-type="float">
            <text:p>17491</text:p>
          </table:table-cell>
          <table:table-cell table:style-name="ce102" table:formula="of:=SUM([.U22];1)" office:value-type="float" office:value="17492" calcext:value-type="float">
            <text:p>17492</text:p>
          </table:table-cell>
          <table:table-cell table:style-name="ce92" table:formula="of:=SUM([.V22];1)" office:value-type="float" office:value="17493" calcext:value-type="float">
            <text:p>17493</text:p>
          </table:table-cell>
          <table:table-cell table:style-name="ce102" table:formula="of:=SUM([.W22];1)" office:value-type="float" office:value="17494" calcext:value-type="float">
            <text:p>17494</text:p>
          </table:table-cell>
          <table:table-cell table:style-name="ce92" table:formula="of:=SUM([.X22];1)" office:value-type="float" office:value="17495" calcext:value-type="float">
            <text:p>17495</text:p>
          </table:table-cell>
          <table:table-cell table:style-name="ce102" table:formula="of:=SUM([.Y22];1)" office:value-type="float" office:value="17496" calcext:value-type="float">
            <text:p>17496</text:p>
          </table:table-cell>
          <table:table-cell table:style-name="ce92" table:formula="of:=SUM([.Z22];1)" office:value-type="float" office:value="17497" calcext:value-type="float">
            <text:p>17497</text:p>
          </table:table-cell>
          <table:table-cell table:style-name="ce102" table:formula="of:=SUM([.AA22];1)" office:value-type="float" office:value="17498" calcext:value-type="float">
            <text:p>17498</text:p>
          </table:table-cell>
          <table:table-cell table:style-name="ce92" table:formula="of:=SUM([.AB22];1)" office:value-type="float" office:value="17499" calcext:value-type="float">
            <text:p>17499</text:p>
          </table:table-cell>
          <table:table-cell table:style-name="ce102" table:formula="of:=SUM([.AC22];1)" office:value-type="float" office:value="17500" calcext:value-type="float">
            <text:p>17500</text:p>
          </table:table-cell>
          <table:table-cell table:style-name="ce92" table:formula="of:=SUM([.AD22];1)" office:value-type="float" office:value="17501" calcext:value-type="float">
            <text:p>17501</text:p>
          </table:table-cell>
          <table:table-cell table:style-name="ce102" table:formula="of:=SUM([.AE22];1)" office:value-type="float" office:value="17502" calcext:value-type="float">
            <text:p>17502</text:p>
          </table:table-cell>
          <table:table-cell table:style-name="ce92" table:formula="of:=SUM([.AF22];1)" office:value-type="float" office:value="17503" calcext:value-type="float">
            <text:p>1750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5];1)" office:value-type="float" office:value="17728" calcext:value-type="float">
            <text:p>17728</text:p>
          </table:table-cell>
          <table:table-cell table:style-name="ce92" table:formula="of:=SUM([.B23];1)" office:value-type="float" office:value="17729" calcext:value-type="float">
            <text:p>17729</text:p>
          </table:table-cell>
          <table:table-cell table:style-name="ce94" table:formula="of:=SUM([.C23];1)" office:value-type="float" office:value="17730" calcext:value-type="float">
            <text:p>17730</text:p>
          </table:table-cell>
          <table:table-cell table:style-name="ce92" table:formula="of:=SUM([.D23];1)" office:value-type="float" office:value="17731" calcext:value-type="float">
            <text:p>17731</text:p>
          </table:table-cell>
          <table:table-cell table:style-name="ce102" table:formula="of:=SUM([.E23];1)" office:value-type="float" office:value="17732" calcext:value-type="float">
            <text:p>17732</text:p>
          </table:table-cell>
          <table:table-cell table:style-name="ce92" table:formula="of:=SUM([.F23];1)" office:value-type="float" office:value="17733" calcext:value-type="float">
            <text:p>17733</text:p>
          </table:table-cell>
          <table:table-cell table:style-name="ce102" table:formula="of:=SUM([.G23];1)" office:value-type="float" office:value="17734" calcext:value-type="float">
            <text:p>17734</text:p>
          </table:table-cell>
          <table:table-cell table:style-name="ce92" table:formula="of:=SUM([.H23];1)" office:value-type="float" office:value="17735" calcext:value-type="float">
            <text:p>17735</text:p>
          </table:table-cell>
          <table:table-cell table:style-name="ce102" table:formula="of:=SUM([.I23];1)" office:value-type="float" office:value="17736" calcext:value-type="float">
            <text:p>17736</text:p>
          </table:table-cell>
          <table:table-cell table:style-name="ce92" table:formula="of:=SUM([.J23];1)" office:value-type="float" office:value="17737" calcext:value-type="float">
            <text:p>17737</text:p>
          </table:table-cell>
          <table:table-cell table:style-name="ce102" table:formula="of:=SUM([.K23];1)" office:value-type="float" office:value="17738" calcext:value-type="float">
            <text:p>17738</text:p>
          </table:table-cell>
          <table:table-cell table:style-name="ce92" table:formula="of:=SUM([.L23];1)" office:value-type="float" office:value="17739" calcext:value-type="float">
            <text:p>17739</text:p>
          </table:table-cell>
          <table:table-cell table:style-name="ce102" table:formula="of:=SUM([.M23];1)" office:value-type="float" office:value="17740" calcext:value-type="float">
            <text:p>17740</text:p>
          </table:table-cell>
          <table:table-cell table:style-name="ce92" table:formula="of:=SUM([.N23];1)" office:value-type="float" office:value="17741" calcext:value-type="float">
            <text:p>17741</text:p>
          </table:table-cell>
          <table:table-cell table:style-name="ce102" table:formula="of:=SUM([.O23];1)" office:value-type="float" office:value="17742" calcext:value-type="float">
            <text:p>17742</text:p>
          </table:table-cell>
          <table:table-cell table:style-name="ce92" table:formula="of:=SUM([.P23];1)" office:value-type="float" office:value="17743" calcext:value-type="float">
            <text:p>17743</text:p>
          </table:table-cell>
          <table:table-cell table:style-name="ce102" table:formula="of:=SUM([.Q23];1)" office:value-type="float" office:value="17744" calcext:value-type="float">
            <text:p>17744</text:p>
          </table:table-cell>
          <table:table-cell table:style-name="ce92" table:formula="of:=SUM([.R23];1)" office:value-type="float" office:value="17745" calcext:value-type="float">
            <text:p>17745</text:p>
          </table:table-cell>
          <table:table-cell table:style-name="ce102" table:formula="of:=SUM([.S23];1)" office:value-type="float" office:value="17746" calcext:value-type="float">
            <text:p>17746</text:p>
          </table:table-cell>
          <table:table-cell table:style-name="ce92" table:formula="of:=SUM([.T23];1)" office:value-type="float" office:value="17747" calcext:value-type="float">
            <text:p>17747</text:p>
          </table:table-cell>
          <table:table-cell table:style-name="ce102" table:formula="of:=SUM([.U23];1)" office:value-type="float" office:value="17748" calcext:value-type="float">
            <text:p>17748</text:p>
          </table:table-cell>
          <table:table-cell table:style-name="ce92" table:formula="of:=SUM([.V23];1)" office:value-type="float" office:value="17749" calcext:value-type="float">
            <text:p>17749</text:p>
          </table:table-cell>
          <table:table-cell table:style-name="ce102" table:formula="of:=SUM([.W23];1)" office:value-type="float" office:value="17750" calcext:value-type="float">
            <text:p>17750</text:p>
          </table:table-cell>
          <table:table-cell table:style-name="ce92" table:formula="of:=SUM([.X23];1)" office:value-type="float" office:value="17751" calcext:value-type="float">
            <text:p>17751</text:p>
          </table:table-cell>
          <table:table-cell table:style-name="ce102" table:formula="of:=SUM([.Y23];1)" office:value-type="float" office:value="17752" calcext:value-type="float">
            <text:p>17752</text:p>
          </table:table-cell>
          <table:table-cell table:style-name="ce92" table:formula="of:=SUM([.Z23];1)" office:value-type="float" office:value="17753" calcext:value-type="float">
            <text:p>17753</text:p>
          </table:table-cell>
          <table:table-cell table:style-name="ce102" table:formula="of:=SUM([.AA23];1)" office:value-type="float" office:value="17754" calcext:value-type="float">
            <text:p>17754</text:p>
          </table:table-cell>
          <table:table-cell table:style-name="ce92" table:formula="of:=SUM([.AB23];1)" office:value-type="float" office:value="17755" calcext:value-type="float">
            <text:p>17755</text:p>
          </table:table-cell>
          <table:table-cell table:style-name="ce102" table:formula="of:=SUM([.AC23];1)" office:value-type="float" office:value="17756" calcext:value-type="float">
            <text:p>17756</text:p>
          </table:table-cell>
          <table:table-cell table:style-name="ce92" table:formula="of:=SUM([.AD23];1)" office:value-type="float" office:value="17757" calcext:value-type="float">
            <text:p>17757</text:p>
          </table:table-cell>
          <table:table-cell table:style-name="ce102" table:formula="of:=SUM([.AE23];1)" office:value-type="float" office:value="17758" calcext:value-type="float">
            <text:p>17758</text:p>
          </table:table-cell>
          <table:table-cell table:style-name="ce92" table:formula="of:=SUM([.AF23];1)" office:value-type="float" office:value="17759" calcext:value-type="float">
            <text:p>1775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6];1)" office:value-type="float" office:value="17984" calcext:value-type="float">
            <text:p>17984</text:p>
          </table:table-cell>
          <table:table-cell table:style-name="ce92" table:formula="of:=SUM([.B24];1)" office:value-type="float" office:value="17985" calcext:value-type="float">
            <text:p>17985</text:p>
          </table:table-cell>
          <table:table-cell table:style-name="ce94" table:formula="of:=SUM([.C24];1)" office:value-type="float" office:value="17986" calcext:value-type="float">
            <text:p>17986</text:p>
          </table:table-cell>
          <table:table-cell table:style-name="ce92" table:formula="of:=SUM([.D24];1)" office:value-type="float" office:value="17987" calcext:value-type="float">
            <text:p>17987</text:p>
          </table:table-cell>
          <table:table-cell table:style-name="ce102" table:formula="of:=SUM([.E24];1)" office:value-type="float" office:value="17988" calcext:value-type="float">
            <text:p>17988</text:p>
          </table:table-cell>
          <table:table-cell table:style-name="ce92" table:formula="of:=SUM([.F24];1)" office:value-type="float" office:value="17989" calcext:value-type="float">
            <text:p>17989</text:p>
          </table:table-cell>
          <table:table-cell table:style-name="ce102" table:formula="of:=SUM([.G24];1)" office:value-type="float" office:value="17990" calcext:value-type="float">
            <text:p>17990</text:p>
          </table:table-cell>
          <table:table-cell table:style-name="ce92" table:formula="of:=SUM([.H24];1)" office:value-type="float" office:value="17991" calcext:value-type="float">
            <text:p>17991</text:p>
          </table:table-cell>
          <table:table-cell table:style-name="ce102" table:formula="of:=SUM([.I24];1)" office:value-type="float" office:value="17992" calcext:value-type="float">
            <text:p>17992</text:p>
          </table:table-cell>
          <table:table-cell table:style-name="ce92" table:formula="of:=SUM([.J24];1)" office:value-type="float" office:value="17993" calcext:value-type="float">
            <text:p>17993</text:p>
          </table:table-cell>
          <table:table-cell table:style-name="ce102" table:formula="of:=SUM([.K24];1)" office:value-type="float" office:value="17994" calcext:value-type="float">
            <text:p>17994</text:p>
          </table:table-cell>
          <table:table-cell table:style-name="ce92" table:formula="of:=SUM([.L24];1)" office:value-type="float" office:value="17995" calcext:value-type="float">
            <text:p>17995</text:p>
          </table:table-cell>
          <table:table-cell table:style-name="ce102" table:formula="of:=SUM([.M24];1)" office:value-type="float" office:value="17996" calcext:value-type="float">
            <text:p>17996</text:p>
          </table:table-cell>
          <table:table-cell table:style-name="ce92" table:formula="of:=SUM([.N24];1)" office:value-type="float" office:value="17997" calcext:value-type="float">
            <text:p>17997</text:p>
          </table:table-cell>
          <table:table-cell table:style-name="ce102" table:formula="of:=SUM([.O24];1)" office:value-type="float" office:value="17998" calcext:value-type="float">
            <text:p>17998</text:p>
          </table:table-cell>
          <table:table-cell table:style-name="ce92" table:formula="of:=SUM([.P24];1)" office:value-type="float" office:value="17999" calcext:value-type="float">
            <text:p>17999</text:p>
          </table:table-cell>
          <table:table-cell table:style-name="ce102" table:formula="of:=SUM([.Q24];1)" office:value-type="float" office:value="18000" calcext:value-type="float">
            <text:p>18000</text:p>
          </table:table-cell>
          <table:table-cell table:style-name="ce92" table:formula="of:=SUM([.R24];1)" office:value-type="float" office:value="18001" calcext:value-type="float">
            <text:p>18001</text:p>
          </table:table-cell>
          <table:table-cell table:style-name="ce102" table:formula="of:=SUM([.S24];1)" office:value-type="float" office:value="18002" calcext:value-type="float">
            <text:p>18002</text:p>
          </table:table-cell>
          <table:table-cell table:style-name="ce92" table:formula="of:=SUM([.T24];1)" office:value-type="float" office:value="18003" calcext:value-type="float">
            <text:p>18003</text:p>
          </table:table-cell>
          <table:table-cell table:style-name="ce102" table:formula="of:=SUM([.U24];1)" office:value-type="float" office:value="18004" calcext:value-type="float">
            <text:p>18004</text:p>
          </table:table-cell>
          <table:table-cell table:style-name="ce92" table:formula="of:=SUM([.V24];1)" office:value-type="float" office:value="18005" calcext:value-type="float">
            <text:p>18005</text:p>
          </table:table-cell>
          <table:table-cell table:style-name="ce102" table:formula="of:=SUM([.W24];1)" office:value-type="float" office:value="18006" calcext:value-type="float">
            <text:p>18006</text:p>
          </table:table-cell>
          <table:table-cell table:style-name="ce92" table:formula="of:=SUM([.X24];1)" office:value-type="float" office:value="18007" calcext:value-type="float">
            <text:p>18007</text:p>
          </table:table-cell>
          <table:table-cell table:style-name="ce102" table:formula="of:=SUM([.Y24];1)" office:value-type="float" office:value="18008" calcext:value-type="float">
            <text:p>18008</text:p>
          </table:table-cell>
          <table:table-cell table:style-name="ce92" table:formula="of:=SUM([.Z24];1)" office:value-type="float" office:value="18009" calcext:value-type="float">
            <text:p>18009</text:p>
          </table:table-cell>
          <table:table-cell table:style-name="ce102" table:formula="of:=SUM([.AA24];1)" office:value-type="float" office:value="18010" calcext:value-type="float">
            <text:p>18010</text:p>
          </table:table-cell>
          <table:table-cell table:style-name="ce92" table:formula="of:=SUM([.AB24];1)" office:value-type="float" office:value="18011" calcext:value-type="float">
            <text:p>18011</text:p>
          </table:table-cell>
          <table:table-cell table:style-name="ce102" table:formula="of:=SUM([.AC24];1)" office:value-type="float" office:value="18012" calcext:value-type="float">
            <text:p>18012</text:p>
          </table:table-cell>
          <table:table-cell table:style-name="ce92" table:formula="of:=SUM([.AD24];1)" office:value-type="float" office:value="18013" calcext:value-type="float">
            <text:p>18013</text:p>
          </table:table-cell>
          <table:table-cell table:style-name="ce102" table:formula="of:=SUM([.AE24];1)" office:value-type="float" office:value="18014" calcext:value-type="float">
            <text:p>18014</text:p>
          </table:table-cell>
          <table:table-cell table:style-name="ce92" table:formula="of:=SUM([.AF24];1)" office:value-type="float" office:value="18015" calcext:value-type="float">
            <text:p>18015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4" table:formula="of:=SUM([.AG17];1)" office:value-type="float" office:value="18240" calcext:value-type="float">
            <text:p>18240</text:p>
          </table:table-cell>
          <table:table-cell table:style-name="ce92" table:formula="of:=SUM([.B25];1)" office:value-type="float" office:value="18241" calcext:value-type="float">
            <text:p>18241</text:p>
          </table:table-cell>
          <table:table-cell table:style-name="ce96" table:formula="of:=SUM([.C25];1)" office:value-type="float" office:value="18242" calcext:value-type="float">
            <text:p>18242</text:p>
          </table:table-cell>
          <table:table-cell table:style-name="ce93" table:formula="of:=SUM([.D25];1)" office:value-type="float" office:value="18243" calcext:value-type="float">
            <text:p>18243</text:p>
          </table:table-cell>
          <table:table-cell table:style-name="ce102" table:formula="of:=SUM([.E25];1)" office:value-type="float" office:value="18244" calcext:value-type="float">
            <text:p>18244</text:p>
          </table:table-cell>
          <table:table-cell table:style-name="ce92" table:formula="of:=SUM([.F25];1)" office:value-type="float" office:value="18245" calcext:value-type="float">
            <text:p>18245</text:p>
          </table:table-cell>
          <table:table-cell table:style-name="ce102" table:formula="of:=SUM([.G25];1)" office:value-type="float" office:value="18246" calcext:value-type="float">
            <text:p>18246</text:p>
          </table:table-cell>
          <table:table-cell table:style-name="ce92" table:formula="of:=SUM([.H25];1)" office:value-type="float" office:value="18247" calcext:value-type="float">
            <text:p>18247</text:p>
          </table:table-cell>
          <table:table-cell table:style-name="ce102" table:formula="of:=SUM([.I25];1)" office:value-type="float" office:value="18248" calcext:value-type="float">
            <text:p>18248</text:p>
          </table:table-cell>
          <table:table-cell table:style-name="ce92" table:formula="of:=SUM([.J25];1)" office:value-type="float" office:value="18249" calcext:value-type="float">
            <text:p>18249</text:p>
          </table:table-cell>
          <table:table-cell table:style-name="ce102" table:formula="of:=SUM([.K25];1)" office:value-type="float" office:value="18250" calcext:value-type="float">
            <text:p>18250</text:p>
          </table:table-cell>
          <table:table-cell table:style-name="ce92" table:formula="of:=SUM([.L25];1)" office:value-type="float" office:value="18251" calcext:value-type="float">
            <text:p>18251</text:p>
          </table:table-cell>
          <table:table-cell table:style-name="ce102" table:formula="of:=SUM([.M25];1)" office:value-type="float" office:value="18252" calcext:value-type="float">
            <text:p>18252</text:p>
          </table:table-cell>
          <table:table-cell table:style-name="ce93" table:formula="of:=SUM([.N25];1)" office:value-type="float" office:value="18253" calcext:value-type="float">
            <text:p>18253</text:p>
          </table:table-cell>
          <table:table-cell table:style-name="ce102" table:formula="of:=SUM([.O25];1)" office:value-type="float" office:value="18254" calcext:value-type="float">
            <text:p>18254</text:p>
          </table:table-cell>
          <table:table-cell table:style-name="ce92" table:formula="of:=SUM([.P25];1)" office:value-type="float" office:value="18255" calcext:value-type="float">
            <text:p>18255</text:p>
          </table:table-cell>
          <table:table-cell table:style-name="ce102" table:formula="of:=SUM([.Q25];1)" office:value-type="float" office:value="18256" calcext:value-type="float">
            <text:p>18256</text:p>
          </table:table-cell>
          <table:table-cell table:style-name="ce92" table:formula="of:=SUM([.R25];1)" office:value-type="float" office:value="18257" calcext:value-type="float">
            <text:p>18257</text:p>
          </table:table-cell>
          <table:table-cell table:style-name="ce102" table:formula="of:=SUM([.S25];1)" office:value-type="float" office:value="18258" calcext:value-type="float">
            <text:p>18258</text:p>
          </table:table-cell>
          <table:table-cell table:style-name="ce93" table:formula="of:=SUM([.T25];1)" office:value-type="float" office:value="18259" calcext:value-type="float">
            <text:p>18259</text:p>
          </table:table-cell>
          <table:table-cell table:style-name="ce103" table:formula="of:=SUM([.U25];1)" office:value-type="float" office:value="18260" calcext:value-type="float">
            <text:p>18260</text:p>
          </table:table-cell>
          <table:table-cell table:style-name="ce93" table:formula="of:=SUM([.V25];1)" office:value-type="float" office:value="18261" calcext:value-type="float">
            <text:p>18261</text:p>
          </table:table-cell>
          <table:table-cell table:style-name="ce103" table:formula="of:=SUM([.W25];1)" office:value-type="float" office:value="18262" calcext:value-type="float">
            <text:p>18262</text:p>
          </table:table-cell>
          <table:table-cell table:style-name="ce93" table:formula="of:=SUM([.X25];1)" office:value-type="float" office:value="18263" calcext:value-type="float">
            <text:p>18263</text:p>
          </table:table-cell>
          <table:table-cell table:style-name="ce103" table:formula="of:=SUM([.Y25];1)" office:value-type="float" office:value="18264" calcext:value-type="float">
            <text:p>18264</text:p>
          </table:table-cell>
          <table:table-cell table:style-name="ce93" table:formula="of:=SUM([.Z25];1)" office:value-type="float" office:value="18265" calcext:value-type="float">
            <text:p>18265</text:p>
          </table:table-cell>
          <table:table-cell table:style-name="ce103" table:formula="of:=SUM([.AA25];1)" office:value-type="float" office:value="18266" calcext:value-type="float">
            <text:p>18266</text:p>
          </table:table-cell>
          <table:table-cell table:style-name="ce93" table:formula="of:=SUM([.AB25];1)" office:value-type="float" office:value="18267" calcext:value-type="float">
            <text:p>18267</text:p>
          </table:table-cell>
          <table:table-cell table:style-name="ce103" table:formula="of:=SUM([.AC25];1)" office:value-type="float" office:value="18268" calcext:value-type="float">
            <text:p>18268</text:p>
          </table:table-cell>
          <table:table-cell table:style-name="ce93" table:formula="of:=SUM([.AD25];1)" office:value-type="float" office:value="18269" calcext:value-type="float">
            <text:p>18269</text:p>
          </table:table-cell>
          <table:table-cell table:style-name="ce103" table:formula="of:=SUM([.AE25];1)" office:value-type="float" office:value="18270" calcext:value-type="float">
            <text:p>18270</text:p>
          </table:table-cell>
          <table:table-cell table:style-name="ce93" table:formula="of:=SUM([.AF25];1)" office:value-type="float" office:value="18271" calcext:value-type="float">
            <text:p>18271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3</text:p>
            <text:p>Pixel</text:p>
            <text:p>24-31</text:p>
          </table:table-cell>
          <table:table-cell table:style-name="ce91" table:formula="of:=SUM([.AG18];1)" office:value-type="float" office:value="16480" calcext:value-type="float">
            <text:p>16480</text:p>
          </table:table-cell>
          <table:table-cell table:style-name="ce95" table:formula="of:=SUM([.B26];1)" office:value-type="float" office:value="16481" calcext:value-type="float">
            <text:p>16481</text:p>
          </table:table-cell>
          <table:table-cell table:style-name="ce99" table:formula="of:=SUM([.C26];1)" office:value-type="float" office:value="16482" calcext:value-type="float">
            <text:p>16482</text:p>
          </table:table-cell>
          <table:table-cell table:style-name="ce95" table:formula="of:=SUM([.D26];1)" office:value-type="float" office:value="16483" calcext:value-type="float">
            <text:p>16483</text:p>
          </table:table-cell>
          <table:table-cell table:style-name="ce99" table:formula="of:=SUM([.E26];1)" office:value-type="float" office:value="16484" calcext:value-type="float">
            <text:p>16484</text:p>
          </table:table-cell>
          <table:table-cell table:style-name="ce95" table:formula="of:=SUM([.F26];1)" office:value-type="float" office:value="16485" calcext:value-type="float">
            <text:p>16485</text:p>
          </table:table-cell>
          <table:table-cell table:style-name="ce99" table:formula="of:=SUM([.G26];1)" office:value-type="float" office:value="16486" calcext:value-type="float">
            <text:p>16486</text:p>
          </table:table-cell>
          <table:table-cell table:style-name="ce95" table:formula="of:=SUM([.H26];1)" office:value-type="float" office:value="16487" calcext:value-type="float">
            <text:p>16487</text:p>
          </table:table-cell>
          <table:table-cell table:style-name="ce99" table:formula="of:=SUM([.I26];1)" office:value-type="float" office:value="16488" calcext:value-type="float">
            <text:p>16488</text:p>
          </table:table-cell>
          <table:table-cell table:style-name="ce95" table:formula="of:=SUM([.J26];1)" office:value-type="float" office:value="16489" calcext:value-type="float">
            <text:p>16489</text:p>
          </table:table-cell>
          <table:table-cell table:style-name="ce99" table:formula="of:=SUM([.K26];1)" office:value-type="float" office:value="16490" calcext:value-type="float">
            <text:p>16490</text:p>
          </table:table-cell>
          <table:table-cell table:style-name="ce95" table:formula="of:=SUM([.L26];1)" office:value-type="float" office:value="16491" calcext:value-type="float">
            <text:p>16491</text:p>
          </table:table-cell>
          <table:table-cell table:style-name="ce99" table:formula="of:=SUM([.M26];1)" office:value-type="float" office:value="16492" calcext:value-type="float">
            <text:p>16492</text:p>
          </table:table-cell>
          <table:table-cell table:style-name="ce94" table:formula="of:=SUM([.N26];1)" office:value-type="float" office:value="16493" calcext:value-type="float">
            <text:p>16493</text:p>
          </table:table-cell>
          <table:table-cell table:style-name="ce99" table:formula="of:=SUM([.O26];1)" office:value-type="float" office:value="16494" calcext:value-type="float">
            <text:p>16494</text:p>
          </table:table-cell>
          <table:table-cell table:style-name="ce95" table:formula="of:=SUM([.P26];1)" office:value-type="float" office:value="16495" calcext:value-type="float">
            <text:p>16495</text:p>
          </table:table-cell>
          <table:table-cell table:style-name="ce99" table:formula="of:=SUM([.Q26];1)" office:value-type="float" office:value="16496" calcext:value-type="float">
            <text:p>16496</text:p>
          </table:table-cell>
          <table:table-cell table:style-name="ce95" table:formula="of:=SUM([.R26];1)" office:value-type="float" office:value="16497" calcext:value-type="float">
            <text:p>16497</text:p>
          </table:table-cell>
          <table:table-cell table:style-name="ce99" table:formula="of:=SUM([.S26];1)" office:value-type="float" office:value="16498" calcext:value-type="float">
            <text:p>16498</text:p>
          </table:table-cell>
          <table:table-cell table:style-name="ce95" table:formula="of:=SUM([.T26];1)" office:value-type="float" office:value="16499" calcext:value-type="float">
            <text:p>16499</text:p>
          </table:table-cell>
          <table:table-cell table:style-name="ce99" table:formula="of:=SUM([.U26];1)" office:value-type="float" office:value="16500" calcext:value-type="float">
            <text:p>16500</text:p>
          </table:table-cell>
          <table:table-cell table:style-name="ce95" table:formula="of:=SUM([.V26];1)" office:value-type="float" office:value="16501" calcext:value-type="float">
            <text:p>16501</text:p>
          </table:table-cell>
          <table:table-cell table:style-name="ce99" table:formula="of:=SUM([.W26];1)" office:value-type="float" office:value="16502" calcext:value-type="float">
            <text:p>16502</text:p>
          </table:table-cell>
          <table:table-cell table:style-name="ce95" table:formula="of:=SUM([.X26];1)" office:value-type="float" office:value="16503" calcext:value-type="float">
            <text:p>16503</text:p>
          </table:table-cell>
          <table:table-cell table:style-name="ce99" table:formula="of:=SUM([.Y26];1)" office:value-type="float" office:value="16504" calcext:value-type="float">
            <text:p>16504</text:p>
          </table:table-cell>
          <table:table-cell table:style-name="ce95" table:formula="of:=SUM([.Z26];1)" office:value-type="float" office:value="16505" calcext:value-type="float">
            <text:p>16505</text:p>
          </table:table-cell>
          <table:table-cell table:style-name="ce99" table:formula="of:=SUM([.AA26];1)" office:value-type="float" office:value="16506" calcext:value-type="float">
            <text:p>16506</text:p>
          </table:table-cell>
          <table:table-cell table:style-name="ce95" table:formula="of:=SUM([.AB26];1)" office:value-type="float" office:value="16507" calcext:value-type="float">
            <text:p>16507</text:p>
          </table:table-cell>
          <table:table-cell table:style-name="ce99" table:formula="of:=SUM([.AC26];1)" office:value-type="float" office:value="16508" calcext:value-type="float">
            <text:p>16508</text:p>
          </table:table-cell>
          <table:table-cell table:style-name="ce95" table:formula="of:=SUM([.AD26];1)" office:value-type="float" office:value="16509" calcext:value-type="float">
            <text:p>16509</text:p>
          </table:table-cell>
          <table:table-cell table:style-name="ce87" table:formula="of:=SUM([.AE26];1)" office:value-type="float" office:value="16510" calcext:value-type="float">
            <text:p>16510</text:p>
          </table:table-cell>
          <table:table-cell table:style-name="ce95" table:formula="of:=SUM([.AF26];1)" office:value-type="float" office:value="16511" calcext:value-type="float">
            <text:p>1651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19];1)" office:value-type="float" office:value="16736" calcext:value-type="float">
            <text:p>16736</text:p>
          </table:table-cell>
          <table:table-cell table:style-name="ce94" table:formula="of:=SUM([.B27];1)" office:value-type="float" office:value="16737" calcext:value-type="float">
            <text:p>16737</text:p>
          </table:table-cell>
          <table:table-cell table:style-name="ce87" table:formula="of:=SUM([.C27];1)" office:value-type="float" office:value="16738" calcext:value-type="float">
            <text:p>16738</text:p>
          </table:table-cell>
          <table:table-cell table:style-name="ce94" table:formula="of:=SUM([.D27];1)" office:value-type="float" office:value="16739" calcext:value-type="float">
            <text:p>16739</text:p>
          </table:table-cell>
          <table:table-cell table:style-name="ce87" table:formula="of:=SUM([.E27];1)" office:value-type="float" office:value="16740" calcext:value-type="float">
            <text:p>16740</text:p>
          </table:table-cell>
          <table:table-cell table:style-name="ce94" table:formula="of:=SUM([.F27];1)" office:value-type="float" office:value="16741" calcext:value-type="float">
            <text:p>16741</text:p>
          </table:table-cell>
          <table:table-cell table:style-name="ce87" table:formula="of:=SUM([.G27];1)" office:value-type="float" office:value="16742" calcext:value-type="float">
            <text:p>16742</text:p>
          </table:table-cell>
          <table:table-cell table:style-name="ce94" table:formula="of:=SUM([.H27];1)" office:value-type="float" office:value="16743" calcext:value-type="float">
            <text:p>16743</text:p>
          </table:table-cell>
          <table:table-cell table:style-name="ce87" table:formula="of:=SUM([.I27];1)" office:value-type="float" office:value="16744" calcext:value-type="float">
            <text:p>16744</text:p>
          </table:table-cell>
          <table:table-cell table:style-name="ce94" table:formula="of:=SUM([.J27];1)" office:value-type="float" office:value="16745" calcext:value-type="float">
            <text:p>16745</text:p>
          </table:table-cell>
          <table:table-cell table:style-name="ce87" table:formula="of:=SUM([.K27];1)" office:value-type="float" office:value="16746" calcext:value-type="float">
            <text:p>16746</text:p>
          </table:table-cell>
          <table:table-cell table:style-name="ce94" table:formula="of:=SUM([.L27];1)" office:value-type="float" office:value="16747" calcext:value-type="float">
            <text:p>16747</text:p>
          </table:table-cell>
          <table:table-cell table:style-name="ce87" table:formula="of:=SUM([.M27];1)" office:value-type="float" office:value="16748" calcext:value-type="float">
            <text:p>16748</text:p>
          </table:table-cell>
          <table:table-cell table:style-name="ce94" table:formula="of:=SUM([.N27];1)" office:value-type="float" office:value="16749" calcext:value-type="float">
            <text:p>16749</text:p>
          </table:table-cell>
          <table:table-cell table:style-name="ce87" table:formula="of:=SUM([.O27];1)" office:value-type="float" office:value="16750" calcext:value-type="float">
            <text:p>16750</text:p>
          </table:table-cell>
          <table:table-cell table:style-name="ce94" table:formula="of:=SUM([.P27];1)" office:value-type="float" office:value="16751" calcext:value-type="float">
            <text:p>16751</text:p>
          </table:table-cell>
          <table:table-cell table:style-name="ce87" table:formula="of:=SUM([.Q27];1)" office:value-type="float" office:value="16752" calcext:value-type="float">
            <text:p>16752</text:p>
          </table:table-cell>
          <table:table-cell table:style-name="ce94" table:formula="of:=SUM([.R27];1)" office:value-type="float" office:value="16753" calcext:value-type="float">
            <text:p>16753</text:p>
          </table:table-cell>
          <table:table-cell table:style-name="ce87" table:formula="of:=SUM([.S27];1)" office:value-type="float" office:value="16754" calcext:value-type="float">
            <text:p>16754</text:p>
          </table:table-cell>
          <table:table-cell table:style-name="ce94" table:formula="of:=SUM([.T27];1)" office:value-type="float" office:value="16755" calcext:value-type="float">
            <text:p>16755</text:p>
          </table:table-cell>
          <table:table-cell table:style-name="ce87" table:formula="of:=SUM([.U27];1)" office:value-type="float" office:value="16756" calcext:value-type="float">
            <text:p>16756</text:p>
          </table:table-cell>
          <table:table-cell table:style-name="ce94" table:formula="of:=SUM([.V27];1)" office:value-type="float" office:value="16757" calcext:value-type="float">
            <text:p>16757</text:p>
          </table:table-cell>
          <table:table-cell table:style-name="ce87" table:formula="of:=SUM([.W27];1)" office:value-type="float" office:value="16758" calcext:value-type="float">
            <text:p>16758</text:p>
          </table:table-cell>
          <table:table-cell table:style-name="ce94" table:formula="of:=SUM([.X27];1)" office:value-type="float" office:value="16759" calcext:value-type="float">
            <text:p>16759</text:p>
          </table:table-cell>
          <table:table-cell table:style-name="ce87" table:formula="of:=SUM([.Y27];1)" office:value-type="float" office:value="16760" calcext:value-type="float">
            <text:p>16760</text:p>
          </table:table-cell>
          <table:table-cell table:style-name="ce94" table:formula="of:=SUM([.Z27];1)" office:value-type="float" office:value="16761" calcext:value-type="float">
            <text:p>16761</text:p>
          </table:table-cell>
          <table:table-cell table:style-name="ce87" table:formula="of:=SUM([.AA27];1)" office:value-type="float" office:value="16762" calcext:value-type="float">
            <text:p>16762</text:p>
          </table:table-cell>
          <table:table-cell table:style-name="ce94" table:formula="of:=SUM([.AB27];1)" office:value-type="float" office:value="16763" calcext:value-type="float">
            <text:p>16763</text:p>
          </table:table-cell>
          <table:table-cell table:style-name="ce87" table:formula="of:=SUM([.AC27];1)" office:value-type="float" office:value="16764" calcext:value-type="float">
            <text:p>16764</text:p>
          </table:table-cell>
          <table:table-cell table:style-name="ce94" table:formula="of:=SUM([.AD27];1)" office:value-type="float" office:value="16765" calcext:value-type="float">
            <text:p>16765</text:p>
          </table:table-cell>
          <table:table-cell table:style-name="ce87" table:formula="of:=SUM([.AE27];1)" office:value-type="float" office:value="16766" calcext:value-type="float">
            <text:p>16766</text:p>
          </table:table-cell>
          <table:table-cell table:style-name="ce94" table:formula="of:=SUM([.AF27];1)" office:value-type="float" office:value="16767" calcext:value-type="float">
            <text:p>1676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0];1)" office:value-type="float" office:value="16992" calcext:value-type="float">
            <text:p>16992</text:p>
          </table:table-cell>
          <table:table-cell table:style-name="ce94" table:formula="of:=SUM([.B28];1)" office:value-type="float" office:value="16993" calcext:value-type="float">
            <text:p>16993</text:p>
          </table:table-cell>
          <table:table-cell table:style-name="ce87" table:formula="of:=SUM([.C28];1)" office:value-type="float" office:value="16994" calcext:value-type="float">
            <text:p>16994</text:p>
          </table:table-cell>
          <table:table-cell table:style-name="ce94" table:formula="of:=SUM([.D28];1)" office:value-type="float" office:value="16995" calcext:value-type="float">
            <text:p>16995</text:p>
          </table:table-cell>
          <table:table-cell table:style-name="ce87" table:formula="of:=SUM([.E28];1)" office:value-type="float" office:value="16996" calcext:value-type="float">
            <text:p>16996</text:p>
          </table:table-cell>
          <table:table-cell table:style-name="ce94" table:formula="of:=SUM([.F28];1)" office:value-type="float" office:value="16997" calcext:value-type="float">
            <text:p>16997</text:p>
          </table:table-cell>
          <table:table-cell table:style-name="ce87" table:formula="of:=SUM([.G28];1)" office:value-type="float" office:value="16998" calcext:value-type="float">
            <text:p>16998</text:p>
          </table:table-cell>
          <table:table-cell table:style-name="ce94" table:formula="of:=SUM([.H28];1)" office:value-type="float" office:value="16999" calcext:value-type="float">
            <text:p>16999</text:p>
          </table:table-cell>
          <table:table-cell table:style-name="ce87" table:formula="of:=SUM([.I28];1)" office:value-type="float" office:value="17000" calcext:value-type="float">
            <text:p>17000</text:p>
          </table:table-cell>
          <table:table-cell table:style-name="ce94" table:formula="of:=SUM([.J28];1)" office:value-type="float" office:value="17001" calcext:value-type="float">
            <text:p>17001</text:p>
          </table:table-cell>
          <table:table-cell table:style-name="ce87" table:formula="of:=SUM([.K28];1)" office:value-type="float" office:value="17002" calcext:value-type="float">
            <text:p>17002</text:p>
          </table:table-cell>
          <table:table-cell table:style-name="ce94" table:formula="of:=SUM([.L28];1)" office:value-type="float" office:value="17003" calcext:value-type="float">
            <text:p>17003</text:p>
          </table:table-cell>
          <table:table-cell table:style-name="ce87" table:formula="of:=SUM([.M28];1)" office:value-type="float" office:value="17004" calcext:value-type="float">
            <text:p>17004</text:p>
          </table:table-cell>
          <table:table-cell table:style-name="ce94" table:formula="of:=SUM([.N28];1)" office:value-type="float" office:value="17005" calcext:value-type="float">
            <text:p>17005</text:p>
          </table:table-cell>
          <table:table-cell table:style-name="ce87" table:formula="of:=SUM([.O28];1)" office:value-type="float" office:value="17006" calcext:value-type="float">
            <text:p>17006</text:p>
          </table:table-cell>
          <table:table-cell table:style-name="ce94" table:formula="of:=SUM([.P28];1)" office:value-type="float" office:value="17007" calcext:value-type="float">
            <text:p>17007</text:p>
          </table:table-cell>
          <table:table-cell table:style-name="ce87" table:formula="of:=SUM([.Q28];1)" office:value-type="float" office:value="17008" calcext:value-type="float">
            <text:p>17008</text:p>
          </table:table-cell>
          <table:table-cell table:style-name="ce94" table:formula="of:=SUM([.R28];1)" office:value-type="float" office:value="17009" calcext:value-type="float">
            <text:p>17009</text:p>
          </table:table-cell>
          <table:table-cell table:style-name="ce87" table:formula="of:=SUM([.S28];1)" office:value-type="float" office:value="17010" calcext:value-type="float">
            <text:p>17010</text:p>
          </table:table-cell>
          <table:table-cell table:style-name="ce94" table:formula="of:=SUM([.T28];1)" office:value-type="float" office:value="17011" calcext:value-type="float">
            <text:p>17011</text:p>
          </table:table-cell>
          <table:table-cell table:style-name="ce87" table:formula="of:=SUM([.U28];1)" office:value-type="float" office:value="17012" calcext:value-type="float">
            <text:p>17012</text:p>
          </table:table-cell>
          <table:table-cell table:style-name="ce94" table:formula="of:=SUM([.V28];1)" office:value-type="float" office:value="17013" calcext:value-type="float">
            <text:p>17013</text:p>
          </table:table-cell>
          <table:table-cell table:style-name="ce87" table:formula="of:=SUM([.W28];1)" office:value-type="float" office:value="17014" calcext:value-type="float">
            <text:p>17014</text:p>
          </table:table-cell>
          <table:table-cell table:style-name="ce94" table:formula="of:=SUM([.X28];1)" office:value-type="float" office:value="17015" calcext:value-type="float">
            <text:p>17015</text:p>
          </table:table-cell>
          <table:table-cell table:style-name="ce87" table:formula="of:=SUM([.Y28];1)" office:value-type="float" office:value="17016" calcext:value-type="float">
            <text:p>17016</text:p>
          </table:table-cell>
          <table:table-cell table:style-name="ce94" table:formula="of:=SUM([.Z28];1)" office:value-type="float" office:value="17017" calcext:value-type="float">
            <text:p>17017</text:p>
          </table:table-cell>
          <table:table-cell table:style-name="ce87" table:formula="of:=SUM([.AA28];1)" office:value-type="float" office:value="17018" calcext:value-type="float">
            <text:p>17018</text:p>
          </table:table-cell>
          <table:table-cell table:style-name="ce94" table:formula="of:=SUM([.AB28];1)" office:value-type="float" office:value="17019" calcext:value-type="float">
            <text:p>17019</text:p>
          </table:table-cell>
          <table:table-cell table:style-name="ce87" table:formula="of:=SUM([.AC28];1)" office:value-type="float" office:value="17020" calcext:value-type="float">
            <text:p>17020</text:p>
          </table:table-cell>
          <table:table-cell table:style-name="ce94" table:formula="of:=SUM([.AD28];1)" office:value-type="float" office:value="17021" calcext:value-type="float">
            <text:p>17021</text:p>
          </table:table-cell>
          <table:table-cell table:style-name="ce87" table:formula="of:=SUM([.AE28];1)" office:value-type="float" office:value="17022" calcext:value-type="float">
            <text:p>17022</text:p>
          </table:table-cell>
          <table:table-cell table:style-name="ce94" table:formula="of:=SUM([.AF28];1)" office:value-type="float" office:value="17023" calcext:value-type="float">
            <text:p>1702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1];1)" office:value-type="float" office:value="17248" calcext:value-type="float">
            <text:p>17248</text:p>
          </table:table-cell>
          <table:table-cell table:style-name="ce94" table:formula="of:=SUM([.B29];1)" office:value-type="float" office:value="17249" calcext:value-type="float">
            <text:p>17249</text:p>
          </table:table-cell>
          <table:table-cell table:style-name="ce87" table:formula="of:=SUM([.C29];1)" office:value-type="float" office:value="17250" calcext:value-type="float">
            <text:p>17250</text:p>
          </table:table-cell>
          <table:table-cell table:style-name="ce94" table:formula="of:=SUM([.D29];1)" office:value-type="float" office:value="17251" calcext:value-type="float">
            <text:p>17251</text:p>
          </table:table-cell>
          <table:table-cell table:style-name="ce87" table:formula="of:=SUM([.E29];1)" office:value-type="float" office:value="17252" calcext:value-type="float">
            <text:p>17252</text:p>
          </table:table-cell>
          <table:table-cell table:style-name="ce94" table:formula="of:=SUM([.F29];1)" office:value-type="float" office:value="17253" calcext:value-type="float">
            <text:p>17253</text:p>
          </table:table-cell>
          <table:table-cell table:style-name="ce87" table:formula="of:=SUM([.G29];1)" office:value-type="float" office:value="17254" calcext:value-type="float">
            <text:p>17254</text:p>
          </table:table-cell>
          <table:table-cell table:style-name="ce94" table:formula="of:=SUM([.H29];1)" office:value-type="float" office:value="17255" calcext:value-type="float">
            <text:p>17255</text:p>
          </table:table-cell>
          <table:table-cell table:style-name="ce87" table:formula="of:=SUM([.I29];1)" office:value-type="float" office:value="17256" calcext:value-type="float">
            <text:p>17256</text:p>
          </table:table-cell>
          <table:table-cell table:style-name="ce94" table:formula="of:=SUM([.J29];1)" office:value-type="float" office:value="17257" calcext:value-type="float">
            <text:p>17257</text:p>
          </table:table-cell>
          <table:table-cell table:style-name="ce87" table:formula="of:=SUM([.K29];1)" office:value-type="float" office:value="17258" calcext:value-type="float">
            <text:p>17258</text:p>
          </table:table-cell>
          <table:table-cell table:style-name="ce94" table:formula="of:=SUM([.L29];1)" office:value-type="float" office:value="17259" calcext:value-type="float">
            <text:p>17259</text:p>
          </table:table-cell>
          <table:table-cell table:style-name="ce87" table:formula="of:=SUM([.M29];1)" office:value-type="float" office:value="17260" calcext:value-type="float">
            <text:p>17260</text:p>
          </table:table-cell>
          <table:table-cell table:style-name="ce94" table:formula="of:=SUM([.N29];1)" office:value-type="float" office:value="17261" calcext:value-type="float">
            <text:p>17261</text:p>
          </table:table-cell>
          <table:table-cell table:style-name="ce87" table:formula="of:=SUM([.O29];1)" office:value-type="float" office:value="17262" calcext:value-type="float">
            <text:p>17262</text:p>
          </table:table-cell>
          <table:table-cell table:style-name="ce94" table:formula="of:=SUM([.P29];1)" office:value-type="float" office:value="17263" calcext:value-type="float">
            <text:p>17263</text:p>
          </table:table-cell>
          <table:table-cell table:style-name="ce87" table:formula="of:=SUM([.Q29];1)" office:value-type="float" office:value="17264" calcext:value-type="float">
            <text:p>17264</text:p>
          </table:table-cell>
          <table:table-cell table:style-name="ce94" table:formula="of:=SUM([.R29];1)" office:value-type="float" office:value="17265" calcext:value-type="float">
            <text:p>17265</text:p>
          </table:table-cell>
          <table:table-cell table:style-name="ce87" table:formula="of:=SUM([.S29];1)" office:value-type="float" office:value="17266" calcext:value-type="float">
            <text:p>17266</text:p>
          </table:table-cell>
          <table:table-cell table:style-name="ce94" table:formula="of:=SUM([.T29];1)" office:value-type="float" office:value="17267" calcext:value-type="float">
            <text:p>17267</text:p>
          </table:table-cell>
          <table:table-cell table:style-name="ce87" table:formula="of:=SUM([.U29];1)" office:value-type="float" office:value="17268" calcext:value-type="float">
            <text:p>17268</text:p>
          </table:table-cell>
          <table:table-cell table:style-name="ce94" table:formula="of:=SUM([.V29];1)" office:value-type="float" office:value="17269" calcext:value-type="float">
            <text:p>17269</text:p>
          </table:table-cell>
          <table:table-cell table:style-name="ce87" table:formula="of:=SUM([.W29];1)" office:value-type="float" office:value="17270" calcext:value-type="float">
            <text:p>17270</text:p>
          </table:table-cell>
          <table:table-cell table:style-name="ce94" table:formula="of:=SUM([.X29];1)" office:value-type="float" office:value="17271" calcext:value-type="float">
            <text:p>17271</text:p>
          </table:table-cell>
          <table:table-cell table:style-name="ce87" table:formula="of:=SUM([.Y29];1)" office:value-type="float" office:value="17272" calcext:value-type="float">
            <text:p>17272</text:p>
          </table:table-cell>
          <table:table-cell table:style-name="ce94" table:formula="of:=SUM([.Z29];1)" office:value-type="float" office:value="17273" calcext:value-type="float">
            <text:p>17273</text:p>
          </table:table-cell>
          <table:table-cell table:style-name="ce87" table:formula="of:=SUM([.AA29];1)" office:value-type="float" office:value="17274" calcext:value-type="float">
            <text:p>17274</text:p>
          </table:table-cell>
          <table:table-cell table:style-name="ce94" table:formula="of:=SUM([.AB29];1)" office:value-type="float" office:value="17275" calcext:value-type="float">
            <text:p>17275</text:p>
          </table:table-cell>
          <table:table-cell table:style-name="ce87" table:formula="of:=SUM([.AC29];1)" office:value-type="float" office:value="17276" calcext:value-type="float">
            <text:p>17276</text:p>
          </table:table-cell>
          <table:table-cell table:style-name="ce94" table:formula="of:=SUM([.AD29];1)" office:value-type="float" office:value="17277" calcext:value-type="float">
            <text:p>17277</text:p>
          </table:table-cell>
          <table:table-cell table:style-name="ce87" table:formula="of:=SUM([.AE29];1)" office:value-type="float" office:value="17278" calcext:value-type="float">
            <text:p>17278</text:p>
          </table:table-cell>
          <table:table-cell table:style-name="ce94" table:formula="of:=SUM([.AF29];1)" office:value-type="float" office:value="17279" calcext:value-type="float">
            <text:p>1727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2];1)" office:value-type="float" office:value="17504" calcext:value-type="float">
            <text:p>17504</text:p>
          </table:table-cell>
          <table:table-cell table:style-name="ce94" table:formula="of:=SUM([.B30];1)" office:value-type="float" office:value="17505" calcext:value-type="float">
            <text:p>17505</text:p>
          </table:table-cell>
          <table:table-cell table:style-name="ce87" table:formula="of:=SUM([.C30];1)" office:value-type="float" office:value="17506" calcext:value-type="float">
            <text:p>17506</text:p>
          </table:table-cell>
          <table:table-cell table:style-name="ce94" table:formula="of:=SUM([.D30];1)" office:value-type="float" office:value="17507" calcext:value-type="float">
            <text:p>17507</text:p>
          </table:table-cell>
          <table:table-cell table:style-name="ce87" table:formula="of:=SUM([.E30];1)" office:value-type="float" office:value="17508" calcext:value-type="float">
            <text:p>17508</text:p>
          </table:table-cell>
          <table:table-cell table:style-name="ce94" table:formula="of:=SUM([.F30];1)" office:value-type="float" office:value="17509" calcext:value-type="float">
            <text:p>17509</text:p>
          </table:table-cell>
          <table:table-cell table:style-name="ce87" table:formula="of:=SUM([.G30];1)" office:value-type="float" office:value="17510" calcext:value-type="float">
            <text:p>17510</text:p>
          </table:table-cell>
          <table:table-cell table:style-name="ce94" table:formula="of:=SUM([.H30];1)" office:value-type="float" office:value="17511" calcext:value-type="float">
            <text:p>17511</text:p>
          </table:table-cell>
          <table:table-cell table:style-name="ce87" table:formula="of:=SUM([.I30];1)" office:value-type="float" office:value="17512" calcext:value-type="float">
            <text:p>17512</text:p>
          </table:table-cell>
          <table:table-cell table:style-name="ce94" table:formula="of:=SUM([.J30];1)" office:value-type="float" office:value="17513" calcext:value-type="float">
            <text:p>17513</text:p>
          </table:table-cell>
          <table:table-cell table:style-name="ce87" table:formula="of:=SUM([.K30];1)" office:value-type="float" office:value="17514" calcext:value-type="float">
            <text:p>17514</text:p>
          </table:table-cell>
          <table:table-cell table:style-name="ce94" table:formula="of:=SUM([.L30];1)" office:value-type="float" office:value="17515" calcext:value-type="float">
            <text:p>17515</text:p>
          </table:table-cell>
          <table:table-cell table:style-name="ce87" table:formula="of:=SUM([.M30];1)" office:value-type="float" office:value="17516" calcext:value-type="float">
            <text:p>17516</text:p>
          </table:table-cell>
          <table:table-cell table:style-name="ce94" table:formula="of:=SUM([.N30];1)" office:value-type="float" office:value="17517" calcext:value-type="float">
            <text:p>17517</text:p>
          </table:table-cell>
          <table:table-cell table:style-name="ce87" table:formula="of:=SUM([.O30];1)" office:value-type="float" office:value="17518" calcext:value-type="float">
            <text:p>17518</text:p>
          </table:table-cell>
          <table:table-cell table:style-name="ce94" table:formula="of:=SUM([.P30];1)" office:value-type="float" office:value="17519" calcext:value-type="float">
            <text:p>17519</text:p>
          </table:table-cell>
          <table:table-cell table:style-name="ce87" table:formula="of:=SUM([.Q30];1)" office:value-type="float" office:value="17520" calcext:value-type="float">
            <text:p>17520</text:p>
          </table:table-cell>
          <table:table-cell table:style-name="ce94" table:formula="of:=SUM([.R30];1)" office:value-type="float" office:value="17521" calcext:value-type="float">
            <text:p>17521</text:p>
          </table:table-cell>
          <table:table-cell table:style-name="ce87" table:formula="of:=SUM([.S30];1)" office:value-type="float" office:value="17522" calcext:value-type="float">
            <text:p>17522</text:p>
          </table:table-cell>
          <table:table-cell table:style-name="ce94" table:formula="of:=SUM([.T30];1)" office:value-type="float" office:value="17523" calcext:value-type="float">
            <text:p>17523</text:p>
          </table:table-cell>
          <table:table-cell table:style-name="ce87" table:formula="of:=SUM([.U30];1)" office:value-type="float" office:value="17524" calcext:value-type="float">
            <text:p>17524</text:p>
          </table:table-cell>
          <table:table-cell table:style-name="ce94" table:formula="of:=SUM([.V30];1)" office:value-type="float" office:value="17525" calcext:value-type="float">
            <text:p>17525</text:p>
          </table:table-cell>
          <table:table-cell table:style-name="ce87" table:formula="of:=SUM([.W30];1)" office:value-type="float" office:value="17526" calcext:value-type="float">
            <text:p>17526</text:p>
          </table:table-cell>
          <table:table-cell table:style-name="ce94" table:formula="of:=SUM([.X30];1)" office:value-type="float" office:value="17527" calcext:value-type="float">
            <text:p>17527</text:p>
          </table:table-cell>
          <table:table-cell table:style-name="ce87" table:formula="of:=SUM([.Y30];1)" office:value-type="float" office:value="17528" calcext:value-type="float">
            <text:p>17528</text:p>
          </table:table-cell>
          <table:table-cell table:style-name="ce94" table:formula="of:=SUM([.Z30];1)" office:value-type="float" office:value="17529" calcext:value-type="float">
            <text:p>17529</text:p>
          </table:table-cell>
          <table:table-cell table:style-name="ce87" table:formula="of:=SUM([.AA30];1)" office:value-type="float" office:value="17530" calcext:value-type="float">
            <text:p>17530</text:p>
          </table:table-cell>
          <table:table-cell table:style-name="ce94" table:formula="of:=SUM([.AB30];1)" office:value-type="float" office:value="17531" calcext:value-type="float">
            <text:p>17531</text:p>
          </table:table-cell>
          <table:table-cell table:style-name="ce87" table:formula="of:=SUM([.AC30];1)" office:value-type="float" office:value="17532" calcext:value-type="float">
            <text:p>17532</text:p>
          </table:table-cell>
          <table:table-cell table:style-name="ce94" table:formula="of:=SUM([.AD30];1)" office:value-type="float" office:value="17533" calcext:value-type="float">
            <text:p>17533</text:p>
          </table:table-cell>
          <table:table-cell table:style-name="ce87" table:formula="of:=SUM([.AE30];1)" office:value-type="float" office:value="17534" calcext:value-type="float">
            <text:p>17534</text:p>
          </table:table-cell>
          <table:table-cell table:style-name="ce94" table:formula="of:=SUM([.AF30];1)" office:value-type="float" office:value="17535" calcext:value-type="float">
            <text:p>1753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3];1)" office:value-type="float" office:value="17760" calcext:value-type="float">
            <text:p>17760</text:p>
          </table:table-cell>
          <table:table-cell table:style-name="ce94" table:formula="of:=SUM([.B31];1)" office:value-type="float" office:value="17761" calcext:value-type="float">
            <text:p>17761</text:p>
          </table:table-cell>
          <table:table-cell table:style-name="ce87" table:formula="of:=SUM([.C31];1)" office:value-type="float" office:value="17762" calcext:value-type="float">
            <text:p>17762</text:p>
          </table:table-cell>
          <table:table-cell table:style-name="ce94" table:formula="of:=SUM([.D31];1)" office:value-type="float" office:value="17763" calcext:value-type="float">
            <text:p>17763</text:p>
          </table:table-cell>
          <table:table-cell table:style-name="ce87" table:formula="of:=SUM([.E31];1)" office:value-type="float" office:value="17764" calcext:value-type="float">
            <text:p>17764</text:p>
          </table:table-cell>
          <table:table-cell table:style-name="ce94" table:formula="of:=SUM([.F31];1)" office:value-type="float" office:value="17765" calcext:value-type="float">
            <text:p>17765</text:p>
          </table:table-cell>
          <table:table-cell table:style-name="ce87" table:formula="of:=SUM([.G31];1)" office:value-type="float" office:value="17766" calcext:value-type="float">
            <text:p>17766</text:p>
          </table:table-cell>
          <table:table-cell table:style-name="ce94" table:formula="of:=SUM([.H31];1)" office:value-type="float" office:value="17767" calcext:value-type="float">
            <text:p>17767</text:p>
          </table:table-cell>
          <table:table-cell table:style-name="ce87" table:formula="of:=SUM([.I31];1)" office:value-type="float" office:value="17768" calcext:value-type="float">
            <text:p>17768</text:p>
          </table:table-cell>
          <table:table-cell table:style-name="ce94" table:formula="of:=SUM([.J31];1)" office:value-type="float" office:value="17769" calcext:value-type="float">
            <text:p>17769</text:p>
          </table:table-cell>
          <table:table-cell table:style-name="ce87" table:formula="of:=SUM([.K31];1)" office:value-type="float" office:value="17770" calcext:value-type="float">
            <text:p>17770</text:p>
          </table:table-cell>
          <table:table-cell table:style-name="ce94" table:formula="of:=SUM([.L31];1)" office:value-type="float" office:value="17771" calcext:value-type="float">
            <text:p>17771</text:p>
          </table:table-cell>
          <table:table-cell table:style-name="ce87" table:formula="of:=SUM([.M31];1)" office:value-type="float" office:value="17772" calcext:value-type="float">
            <text:p>17772</text:p>
          </table:table-cell>
          <table:table-cell table:style-name="ce94" table:formula="of:=SUM([.N31];1)" office:value-type="float" office:value="17773" calcext:value-type="float">
            <text:p>17773</text:p>
          </table:table-cell>
          <table:table-cell table:style-name="ce87" table:formula="of:=SUM([.O31];1)" office:value-type="float" office:value="17774" calcext:value-type="float">
            <text:p>17774</text:p>
          </table:table-cell>
          <table:table-cell table:style-name="ce94" table:formula="of:=SUM([.P31];1)" office:value-type="float" office:value="17775" calcext:value-type="float">
            <text:p>17775</text:p>
          </table:table-cell>
          <table:table-cell table:style-name="ce87" table:formula="of:=SUM([.Q31];1)" office:value-type="float" office:value="17776" calcext:value-type="float">
            <text:p>17776</text:p>
          </table:table-cell>
          <table:table-cell table:style-name="ce94" table:formula="of:=SUM([.R31];1)" office:value-type="float" office:value="17777" calcext:value-type="float">
            <text:p>17777</text:p>
          </table:table-cell>
          <table:table-cell table:style-name="ce87" table:formula="of:=SUM([.S31];1)" office:value-type="float" office:value="17778" calcext:value-type="float">
            <text:p>17778</text:p>
          </table:table-cell>
          <table:table-cell table:style-name="ce94" table:formula="of:=SUM([.T31];1)" office:value-type="float" office:value="17779" calcext:value-type="float">
            <text:p>17779</text:p>
          </table:table-cell>
          <table:table-cell table:style-name="ce87" table:formula="of:=SUM([.U31];1)" office:value-type="float" office:value="17780" calcext:value-type="float">
            <text:p>17780</text:p>
          </table:table-cell>
          <table:table-cell table:style-name="ce94" table:formula="of:=SUM([.V31];1)" office:value-type="float" office:value="17781" calcext:value-type="float">
            <text:p>17781</text:p>
          </table:table-cell>
          <table:table-cell table:style-name="ce87" table:formula="of:=SUM([.W31];1)" office:value-type="float" office:value="17782" calcext:value-type="float">
            <text:p>17782</text:p>
          </table:table-cell>
          <table:table-cell table:style-name="ce94" table:formula="of:=SUM([.X31];1)" office:value-type="float" office:value="17783" calcext:value-type="float">
            <text:p>17783</text:p>
          </table:table-cell>
          <table:table-cell table:style-name="ce87" table:formula="of:=SUM([.Y31];1)" office:value-type="float" office:value="17784" calcext:value-type="float">
            <text:p>17784</text:p>
          </table:table-cell>
          <table:table-cell table:style-name="ce94" table:formula="of:=SUM([.Z31];1)" office:value-type="float" office:value="17785" calcext:value-type="float">
            <text:p>17785</text:p>
          </table:table-cell>
          <table:table-cell table:style-name="ce87" table:formula="of:=SUM([.AA31];1)" office:value-type="float" office:value="17786" calcext:value-type="float">
            <text:p>17786</text:p>
          </table:table-cell>
          <table:table-cell table:style-name="ce94" table:formula="of:=SUM([.AB31];1)" office:value-type="float" office:value="17787" calcext:value-type="float">
            <text:p>17787</text:p>
          </table:table-cell>
          <table:table-cell table:style-name="ce87" table:formula="of:=SUM([.AC31];1)" office:value-type="float" office:value="17788" calcext:value-type="float">
            <text:p>17788</text:p>
          </table:table-cell>
          <table:table-cell table:style-name="ce94" table:formula="of:=SUM([.AD31];1)" office:value-type="float" office:value="17789" calcext:value-type="float">
            <text:p>17789</text:p>
          </table:table-cell>
          <table:table-cell table:style-name="ce87" table:formula="of:=SUM([.AE31];1)" office:value-type="float" office:value="17790" calcext:value-type="float">
            <text:p>17790</text:p>
          </table:table-cell>
          <table:table-cell table:style-name="ce94" table:formula="of:=SUM([.AF31];1)" office:value-type="float" office:value="17791" calcext:value-type="float">
            <text:p>1779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4];1)" office:value-type="float" office:value="18016" calcext:value-type="float">
            <text:p>18016</text:p>
          </table:table-cell>
          <table:table-cell table:style-name="ce94" table:formula="of:=SUM([.B32];1)" office:value-type="float" office:value="18017" calcext:value-type="float">
            <text:p>18017</text:p>
          </table:table-cell>
          <table:table-cell table:style-name="ce87" table:formula="of:=SUM([.C32];1)" office:value-type="float" office:value="18018" calcext:value-type="float">
            <text:p>18018</text:p>
          </table:table-cell>
          <table:table-cell table:style-name="ce94" table:formula="of:=SUM([.D32];1)" office:value-type="float" office:value="18019" calcext:value-type="float">
            <text:p>18019</text:p>
          </table:table-cell>
          <table:table-cell table:style-name="ce87" table:formula="of:=SUM([.E32];1)" office:value-type="float" office:value="18020" calcext:value-type="float">
            <text:p>18020</text:p>
          </table:table-cell>
          <table:table-cell table:style-name="ce94" table:formula="of:=SUM([.F32];1)" office:value-type="float" office:value="18021" calcext:value-type="float">
            <text:p>18021</text:p>
          </table:table-cell>
          <table:table-cell table:style-name="ce87" table:formula="of:=SUM([.G32];1)" office:value-type="float" office:value="18022" calcext:value-type="float">
            <text:p>18022</text:p>
          </table:table-cell>
          <table:table-cell table:style-name="ce94" table:formula="of:=SUM([.H32];1)" office:value-type="float" office:value="18023" calcext:value-type="float">
            <text:p>18023</text:p>
          </table:table-cell>
          <table:table-cell table:style-name="ce87" table:formula="of:=SUM([.I32];1)" office:value-type="float" office:value="18024" calcext:value-type="float">
            <text:p>18024</text:p>
          </table:table-cell>
          <table:table-cell table:style-name="ce94" table:formula="of:=SUM([.J32];1)" office:value-type="float" office:value="18025" calcext:value-type="float">
            <text:p>18025</text:p>
          </table:table-cell>
          <table:table-cell table:style-name="ce87" table:formula="of:=SUM([.K32];1)" office:value-type="float" office:value="18026" calcext:value-type="float">
            <text:p>18026</text:p>
          </table:table-cell>
          <table:table-cell table:style-name="ce94" table:formula="of:=SUM([.L32];1)" office:value-type="float" office:value="18027" calcext:value-type="float">
            <text:p>18027</text:p>
          </table:table-cell>
          <table:table-cell table:style-name="ce87" table:formula="of:=SUM([.M32];1)" office:value-type="float" office:value="18028" calcext:value-type="float">
            <text:p>18028</text:p>
          </table:table-cell>
          <table:table-cell table:style-name="ce94" table:formula="of:=SUM([.N32];1)" office:value-type="float" office:value="18029" calcext:value-type="float">
            <text:p>18029</text:p>
          </table:table-cell>
          <table:table-cell table:style-name="ce87" table:formula="of:=SUM([.O32];1)" office:value-type="float" office:value="18030" calcext:value-type="float">
            <text:p>18030</text:p>
          </table:table-cell>
          <table:table-cell table:style-name="ce94" table:formula="of:=SUM([.P32];1)" office:value-type="float" office:value="18031" calcext:value-type="float">
            <text:p>18031</text:p>
          </table:table-cell>
          <table:table-cell table:style-name="ce87" table:formula="of:=SUM([.Q32];1)" office:value-type="float" office:value="18032" calcext:value-type="float">
            <text:p>18032</text:p>
          </table:table-cell>
          <table:table-cell table:style-name="ce94" table:formula="of:=SUM([.R32];1)" office:value-type="float" office:value="18033" calcext:value-type="float">
            <text:p>18033</text:p>
          </table:table-cell>
          <table:table-cell table:style-name="ce87" table:formula="of:=SUM([.S32];1)" office:value-type="float" office:value="18034" calcext:value-type="float">
            <text:p>18034</text:p>
          </table:table-cell>
          <table:table-cell table:style-name="ce94" table:formula="of:=SUM([.T32];1)" office:value-type="float" office:value="18035" calcext:value-type="float">
            <text:p>18035</text:p>
          </table:table-cell>
          <table:table-cell table:style-name="ce87" table:formula="of:=SUM([.U32];1)" office:value-type="float" office:value="18036" calcext:value-type="float">
            <text:p>18036</text:p>
          </table:table-cell>
          <table:table-cell table:style-name="ce94" table:formula="of:=SUM([.V32];1)" office:value-type="float" office:value="18037" calcext:value-type="float">
            <text:p>18037</text:p>
          </table:table-cell>
          <table:table-cell table:style-name="ce87" table:formula="of:=SUM([.W32];1)" office:value-type="float" office:value="18038" calcext:value-type="float">
            <text:p>18038</text:p>
          </table:table-cell>
          <table:table-cell table:style-name="ce94" table:formula="of:=SUM([.X32];1)" office:value-type="float" office:value="18039" calcext:value-type="float">
            <text:p>18039</text:p>
          </table:table-cell>
          <table:table-cell table:style-name="ce87" table:formula="of:=SUM([.Y32];1)" office:value-type="float" office:value="18040" calcext:value-type="float">
            <text:p>18040</text:p>
          </table:table-cell>
          <table:table-cell table:style-name="ce94" table:formula="of:=SUM([.Z32];1)" office:value-type="float" office:value="18041" calcext:value-type="float">
            <text:p>18041</text:p>
          </table:table-cell>
          <table:table-cell table:style-name="ce87" table:formula="of:=SUM([.AA32];1)" office:value-type="float" office:value="18042" calcext:value-type="float">
            <text:p>18042</text:p>
          </table:table-cell>
          <table:table-cell table:style-name="ce94" table:formula="of:=SUM([.AB32];1)" office:value-type="float" office:value="18043" calcext:value-type="float">
            <text:p>18043</text:p>
          </table:table-cell>
          <table:table-cell table:style-name="ce87" table:formula="of:=SUM([.AC32];1)" office:value-type="float" office:value="18044" calcext:value-type="float">
            <text:p>18044</text:p>
          </table:table-cell>
          <table:table-cell table:style-name="ce94" table:formula="of:=SUM([.AD32];1)" office:value-type="float" office:value="18045" calcext:value-type="float">
            <text:p>18045</text:p>
          </table:table-cell>
          <table:table-cell table:style-name="ce87" table:formula="of:=SUM([.AE32];1)" office:value-type="float" office:value="18046" calcext:value-type="float">
            <text:p>18046</text:p>
          </table:table-cell>
          <table:table-cell table:style-name="ce94" table:formula="of:=SUM([.AF32];1)" office:value-type="float" office:value="18047" calcext:value-type="float">
            <text:p>18047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2" table:formula="of:=SUM([.AG25];1)" office:value-type="float" office:value="18272" calcext:value-type="float">
            <text:p>18272</text:p>
          </table:table-cell>
          <table:table-cell table:style-name="ce96" table:formula="of:=SUM([.B33];1)" office:value-type="float" office:value="18273" calcext:value-type="float">
            <text:p>18273</text:p>
          </table:table-cell>
          <table:table-cell table:style-name="ce87" table:formula="of:=SUM([.C33];1)" office:value-type="float" office:value="18274" calcext:value-type="float">
            <text:p>18274</text:p>
          </table:table-cell>
          <table:table-cell table:style-name="ce96" table:formula="of:=SUM([.D33];1)" office:value-type="float" office:value="18275" calcext:value-type="float">
            <text:p>18275</text:p>
          </table:table-cell>
          <table:table-cell table:style-name="ce87" table:formula="of:=SUM([.E33];1)" office:value-type="float" office:value="18276" calcext:value-type="float">
            <text:p>18276</text:p>
          </table:table-cell>
          <table:table-cell table:style-name="ce96" table:formula="of:=SUM([.F33];1)" office:value-type="float" office:value="18277" calcext:value-type="float">
            <text:p>18277</text:p>
          </table:table-cell>
          <table:table-cell table:style-name="ce87" table:formula="of:=SUM([.G33];1)" office:value-type="float" office:value="18278" calcext:value-type="float">
            <text:p>18278</text:p>
          </table:table-cell>
          <table:table-cell table:style-name="ce96" table:formula="of:=SUM([.H33];1)" office:value-type="float" office:value="18279" calcext:value-type="float">
            <text:p>18279</text:p>
          </table:table-cell>
          <table:table-cell table:style-name="ce87" table:formula="of:=SUM([.I33];1)" office:value-type="float" office:value="18280" calcext:value-type="float">
            <text:p>18280</text:p>
          </table:table-cell>
          <table:table-cell table:style-name="ce96" table:formula="of:=SUM([.J33];1)" office:value-type="float" office:value="18281" calcext:value-type="float">
            <text:p>18281</text:p>
          </table:table-cell>
          <table:table-cell table:style-name="ce87" table:formula="of:=SUM([.K33];1)" office:value-type="float" office:value="18282" calcext:value-type="float">
            <text:p>18282</text:p>
          </table:table-cell>
          <table:table-cell table:style-name="ce96" table:formula="of:=SUM([.L33];1)" office:value-type="float" office:value="18283" calcext:value-type="float">
            <text:p>18283</text:p>
          </table:table-cell>
          <table:table-cell table:style-name="ce87" table:formula="of:=SUM([.M33];1)" office:value-type="float" office:value="18284" calcext:value-type="float">
            <text:p>18284</text:p>
          </table:table-cell>
          <table:table-cell table:style-name="ce96" table:formula="of:=SUM([.N33];1)" office:value-type="float" office:value="18285" calcext:value-type="float">
            <text:p>18285</text:p>
          </table:table-cell>
          <table:table-cell table:style-name="ce101" table:formula="of:=SUM([.O33];1)" office:value-type="float" office:value="18286" calcext:value-type="float">
            <text:p>18286</text:p>
          </table:table-cell>
          <table:table-cell table:style-name="ce96" table:formula="of:=SUM([.P33];1)" office:value-type="float" office:value="18287" calcext:value-type="float">
            <text:p>18287</text:p>
          </table:table-cell>
          <table:table-cell table:style-name="ce101" table:formula="of:=SUM([.Q33];1)" office:value-type="float" office:value="18288" calcext:value-type="float">
            <text:p>18288</text:p>
          </table:table-cell>
          <table:table-cell table:style-name="ce96" table:formula="of:=SUM([.R33];1)" office:value-type="float" office:value="18289" calcext:value-type="float">
            <text:p>18289</text:p>
          </table:table-cell>
          <table:table-cell table:style-name="ce101" table:formula="of:=SUM([.S33];1)" office:value-type="float" office:value="18290" calcext:value-type="float">
            <text:p>18290</text:p>
          </table:table-cell>
          <table:table-cell table:style-name="ce96" table:formula="of:=SUM([.T33];1)" office:value-type="float" office:value="18291" calcext:value-type="float">
            <text:p>18291</text:p>
          </table:table-cell>
          <table:table-cell table:style-name="ce101" table:formula="of:=SUM([.U33];1)" office:value-type="float" office:value="18292" calcext:value-type="float">
            <text:p>18292</text:p>
          </table:table-cell>
          <table:table-cell table:style-name="ce96" table:formula="of:=SUM([.V33];1)" office:value-type="float" office:value="18293" calcext:value-type="float">
            <text:p>18293</text:p>
          </table:table-cell>
          <table:table-cell table:style-name="ce101" table:formula="of:=SUM([.W33];1)" office:value-type="float" office:value="18294" calcext:value-type="float">
            <text:p>18294</text:p>
          </table:table-cell>
          <table:table-cell table:style-name="ce96" table:formula="of:=SUM([.X33];1)" office:value-type="float" office:value="18295" calcext:value-type="float">
            <text:p>18295</text:p>
          </table:table-cell>
          <table:table-cell table:style-name="ce101" table:formula="of:=SUM([.Y33];1)" office:value-type="float" office:value="18296" calcext:value-type="float">
            <text:p>18296</text:p>
          </table:table-cell>
          <table:table-cell table:style-name="ce96" table:formula="of:=SUM([.Z33];1)" office:value-type="float" office:value="18297" calcext:value-type="float">
            <text:p>18297</text:p>
          </table:table-cell>
          <table:table-cell table:style-name="ce101" table:formula="of:=SUM([.AA33];1)" office:value-type="float" office:value="18298" calcext:value-type="float">
            <text:p>18298</text:p>
          </table:table-cell>
          <table:table-cell table:style-name="ce96" table:formula="of:=SUM([.AB33];1)" office:value-type="float" office:value="18299" calcext:value-type="float">
            <text:p>18299</text:p>
          </table:table-cell>
          <table:table-cell table:style-name="ce101" table:formula="of:=SUM([.AC33];1)" office:value-type="float" office:value="18300" calcext:value-type="float">
            <text:p>18300</text:p>
          </table:table-cell>
          <table:table-cell table:style-name="ce96" table:formula="of:=SUM([.AD33];1)" office:value-type="float" office:value="18301" calcext:value-type="float">
            <text:p>18301</text:p>
          </table:table-cell>
          <table:table-cell table:style-name="ce87" table:formula="of:=SUM([.AE33];1)" office:value-type="float" office:value="18302" calcext:value-type="float">
            <text:p>18302</text:p>
          </table:table-cell>
          <table:table-cell table:style-name="ce96" table:formula="of:=SUM([.AF33];1)" office:value-type="float" office:value="18303" calcext:value-type="float">
            <text:p>18303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4</text:p>
            <text:p>Pixel</text:p>
            <text:p>32-39</text:p>
          </table:table-cell>
          <table:table-cell table:style-name="ce95" table:formula="of:=SUM([.AG26];1)" office:value-type="float" office:value="16512" calcext:value-type="float">
            <text:p>16512</text:p>
          </table:table-cell>
          <table:table-cell table:style-name="ce92" table:formula="of:=SUM([.B34];1)" office:value-type="float" office:value="16513" calcext:value-type="float">
            <text:p>16513</text:p>
          </table:table-cell>
          <table:table-cell table:style-name="ce100" table:formula="of:=SUM([.C34];1)" office:value-type="float" office:value="16514" calcext:value-type="float">
            <text:p>16514</text:p>
          </table:table-cell>
          <table:table-cell table:style-name="ce87" table:formula="of:=SUM([.D34];1)" office:value-type="float" office:value="16515" calcext:value-type="float">
            <text:p>16515</text:p>
          </table:table-cell>
          <table:table-cell table:style-name="ce95" table:formula="of:=SUM([.E34];1)" office:value-type="float" office:value="16516" calcext:value-type="float">
            <text:p>16516</text:p>
          </table:table-cell>
          <table:table-cell table:style-name="ce87" table:formula="of:=SUM([.F34];1)" office:value-type="float" office:value="16517" calcext:value-type="float">
            <text:p>16517</text:p>
          </table:table-cell>
          <table:table-cell table:style-name="ce95" table:formula="of:=SUM([.G34];1)" office:value-type="float" office:value="16518" calcext:value-type="float">
            <text:p>16518</text:p>
          </table:table-cell>
          <table:table-cell table:style-name="ce87" table:formula="of:=SUM([.H34];1)" office:value-type="float" office:value="16519" calcext:value-type="float">
            <text:p>16519</text:p>
          </table:table-cell>
          <table:table-cell table:style-name="ce95" table:formula="of:=SUM([.I34];1)" office:value-type="float" office:value="16520" calcext:value-type="float">
            <text:p>16520</text:p>
          </table:table-cell>
          <table:table-cell table:style-name="ce87" table:formula="of:=SUM([.J34];1)" office:value-type="float" office:value="16521" calcext:value-type="float">
            <text:p>16521</text:p>
          </table:table-cell>
          <table:table-cell table:style-name="ce95" table:formula="of:=SUM([.K34];1)" office:value-type="float" office:value="16522" calcext:value-type="float">
            <text:p>16522</text:p>
          </table:table-cell>
          <table:table-cell table:style-name="ce87" table:formula="of:=SUM([.L34];1)" office:value-type="float" office:value="16523" calcext:value-type="float">
            <text:p>16523</text:p>
          </table:table-cell>
          <table:table-cell table:style-name="ce95" table:formula="of:=SUM([.M34];1)" office:value-type="float" office:value="16524" calcext:value-type="float">
            <text:p>16524</text:p>
          </table:table-cell>
          <table:table-cell table:style-name="ce87" table:formula="of:=SUM([.N34];1)" office:value-type="float" office:value="16525" calcext:value-type="float">
            <text:p>16525</text:p>
          </table:table-cell>
          <table:table-cell table:style-name="ce94" table:formula="of:=SUM([.O34];1)" office:value-type="float" office:value="16526" calcext:value-type="float">
            <text:p>16526</text:p>
          </table:table-cell>
          <table:table-cell table:style-name="ce87" table:formula="of:=SUM([.P34];1)" office:value-type="float" office:value="16527" calcext:value-type="float">
            <text:p>16527</text:p>
          </table:table-cell>
          <table:table-cell table:style-name="ce94" table:formula="of:=SUM([.Q34];1)" office:value-type="float" office:value="16528" calcext:value-type="float">
            <text:p>16528</text:p>
          </table:table-cell>
          <table:table-cell table:style-name="ce87" table:formula="of:=SUM([.R34];1)" office:value-type="float" office:value="16529" calcext:value-type="float">
            <text:p>16529</text:p>
          </table:table-cell>
          <table:table-cell table:style-name="ce94" table:formula="of:=SUM([.S34];1)" office:value-type="float" office:value="16530" calcext:value-type="float">
            <text:p>16530</text:p>
          </table:table-cell>
          <table:table-cell table:style-name="ce87" table:formula="of:=SUM([.T34];1)" office:value-type="float" office:value="16531" calcext:value-type="float">
            <text:p>16531</text:p>
          </table:table-cell>
          <table:table-cell table:style-name="ce94" table:formula="of:=SUM([.U34];1)" office:value-type="float" office:value="16532" calcext:value-type="float">
            <text:p>16532</text:p>
          </table:table-cell>
          <table:table-cell table:style-name="ce87" table:formula="of:=SUM([.V34];1)" office:value-type="float" office:value="16533" calcext:value-type="float">
            <text:p>16533</text:p>
          </table:table-cell>
          <table:table-cell table:style-name="ce94" table:formula="of:=SUM([.W34];1)" office:value-type="float" office:value="16534" calcext:value-type="float">
            <text:p>16534</text:p>
          </table:table-cell>
          <table:table-cell table:style-name="ce87" table:formula="of:=SUM([.X34];1)" office:value-type="float" office:value="16535" calcext:value-type="float">
            <text:p>16535</text:p>
          </table:table-cell>
          <table:table-cell table:style-name="ce94" table:formula="of:=SUM([.Y34];1)" office:value-type="float" office:value="16536" calcext:value-type="float">
            <text:p>16536</text:p>
          </table:table-cell>
          <table:table-cell table:style-name="ce87" table:formula="of:=SUM([.Z34];1)" office:value-type="float" office:value="16537" calcext:value-type="float">
            <text:p>16537</text:p>
          </table:table-cell>
          <table:table-cell table:style-name="ce94" table:formula="of:=SUM([.AA34];1)" office:value-type="float" office:value="16538" calcext:value-type="float">
            <text:p>16538</text:p>
          </table:table-cell>
          <table:table-cell table:style-name="ce87" table:formula="of:=SUM([.AB34];1)" office:value-type="float" office:value="16539" calcext:value-type="float">
            <text:p>16539</text:p>
          </table:table-cell>
          <table:table-cell table:style-name="ce107" table:formula="of:=SUM([.AC34];1)" office:value-type="float" office:value="16540" calcext:value-type="float">
            <text:p>16540</text:p>
          </table:table-cell>
          <table:table-cell table:style-name="ce97" table:formula="of:=SUM([.AD34];1)" office:value-type="float" office:value="16541" calcext:value-type="float">
            <text:p>16541</text:p>
          </table:table-cell>
          <table:table-cell table:style-name="ce95" table:formula="of:=SUM([.AE34];1)" office:value-type="float" office:value="16542" calcext:value-type="float">
            <text:p>16542</text:p>
          </table:table-cell>
          <table:table-cell table:style-name="ce104" table:formula="of:=SUM([.AF34];1)" office:value-type="float" office:value="16543" calcext:value-type="float">
            <text:p>1654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7];1)" office:value-type="float" office:value="16768" calcext:value-type="float">
            <text:p>16768</text:p>
          </table:table-cell>
          <table:table-cell table:style-name="ce92" table:formula="of:=SUM([.B35];1)" office:value-type="float" office:value="16769" calcext:value-type="float">
            <text:p>16769</text:p>
          </table:table-cell>
          <table:table-cell table:style-name="ce89" table:formula="of:=SUM([.C35];1)" office:value-type="float" office:value="16770" calcext:value-type="float">
            <text:p>16770</text:p>
          </table:table-cell>
          <table:table-cell table:style-name="ce87" table:formula="of:=SUM([.D35];1)" office:value-type="float" office:value="16771" calcext:value-type="float">
            <text:p>16771</text:p>
          </table:table-cell>
          <table:table-cell table:style-name="ce94" table:formula="of:=SUM([.E35];1)" office:value-type="float" office:value="16772" calcext:value-type="float">
            <text:p>16772</text:p>
          </table:table-cell>
          <table:table-cell table:style-name="ce87" table:formula="of:=SUM([.F35];1)" office:value-type="float" office:value="16773" calcext:value-type="float">
            <text:p>16773</text:p>
          </table:table-cell>
          <table:table-cell table:style-name="ce94" table:formula="of:=SUM([.G35];1)" office:value-type="float" office:value="16774" calcext:value-type="float">
            <text:p>16774</text:p>
          </table:table-cell>
          <table:table-cell table:style-name="ce87" table:formula="of:=SUM([.H35];1)" office:value-type="float" office:value="16775" calcext:value-type="float">
            <text:p>16775</text:p>
          </table:table-cell>
          <table:table-cell table:style-name="ce94" table:formula="of:=SUM([.I35];1)" office:value-type="float" office:value="16776" calcext:value-type="float">
            <text:p>16776</text:p>
          </table:table-cell>
          <table:table-cell table:style-name="ce87" table:formula="of:=SUM([.J35];1)" office:value-type="float" office:value="16777" calcext:value-type="float">
            <text:p>16777</text:p>
          </table:table-cell>
          <table:table-cell table:style-name="ce94" table:formula="of:=SUM([.K35];1)" office:value-type="float" office:value="16778" calcext:value-type="float">
            <text:p>16778</text:p>
          </table:table-cell>
          <table:table-cell table:style-name="ce87" table:formula="of:=SUM([.L35];1)" office:value-type="float" office:value="16779" calcext:value-type="float">
            <text:p>16779</text:p>
          </table:table-cell>
          <table:table-cell table:style-name="ce94" table:formula="of:=SUM([.M35];1)" office:value-type="float" office:value="16780" calcext:value-type="float">
            <text:p>16780</text:p>
          </table:table-cell>
          <table:table-cell table:style-name="ce87" table:formula="of:=SUM([.N35];1)" office:value-type="float" office:value="16781" calcext:value-type="float">
            <text:p>16781</text:p>
          </table:table-cell>
          <table:table-cell table:style-name="ce94" table:formula="of:=SUM([.O35];1)" office:value-type="float" office:value="16782" calcext:value-type="float">
            <text:p>16782</text:p>
          </table:table-cell>
          <table:table-cell table:style-name="ce87" table:formula="of:=SUM([.P35];1)" office:value-type="float" office:value="16783" calcext:value-type="float">
            <text:p>16783</text:p>
          </table:table-cell>
          <table:table-cell table:style-name="ce94" table:formula="of:=SUM([.Q35];1)" office:value-type="float" office:value="16784" calcext:value-type="float">
            <text:p>16784</text:p>
          </table:table-cell>
          <table:table-cell table:style-name="ce87" table:formula="of:=SUM([.R35];1)" office:value-type="float" office:value="16785" calcext:value-type="float">
            <text:p>16785</text:p>
          </table:table-cell>
          <table:table-cell table:style-name="ce94" table:formula="of:=SUM([.S35];1)" office:value-type="float" office:value="16786" calcext:value-type="float">
            <text:p>16786</text:p>
          </table:table-cell>
          <table:table-cell table:style-name="ce87" table:formula="of:=SUM([.T35];1)" office:value-type="float" office:value="16787" calcext:value-type="float">
            <text:p>16787</text:p>
          </table:table-cell>
          <table:table-cell table:style-name="ce94" table:formula="of:=SUM([.U35];1)" office:value-type="float" office:value="16788" calcext:value-type="float">
            <text:p>16788</text:p>
          </table:table-cell>
          <table:table-cell table:style-name="ce87" table:formula="of:=SUM([.V35];1)" office:value-type="float" office:value="16789" calcext:value-type="float">
            <text:p>16789</text:p>
          </table:table-cell>
          <table:table-cell table:style-name="ce94" table:formula="of:=SUM([.W35];1)" office:value-type="float" office:value="16790" calcext:value-type="float">
            <text:p>16790</text:p>
          </table:table-cell>
          <table:table-cell table:style-name="ce87" table:formula="of:=SUM([.X35];1)" office:value-type="float" office:value="16791" calcext:value-type="float">
            <text:p>16791</text:p>
          </table:table-cell>
          <table:table-cell table:style-name="ce94" table:formula="of:=SUM([.Y35];1)" office:value-type="float" office:value="16792" calcext:value-type="float">
            <text:p>16792</text:p>
          </table:table-cell>
          <table:table-cell table:style-name="ce87" table:formula="of:=SUM([.Z35];1)" office:value-type="float" office:value="16793" calcext:value-type="float">
            <text:p>16793</text:p>
          </table:table-cell>
          <table:table-cell table:style-name="ce94" table:formula="of:=SUM([.AA35];1)" office:value-type="float" office:value="16794" calcext:value-type="float">
            <text:p>16794</text:p>
          </table:table-cell>
          <table:table-cell table:style-name="ce87" table:formula="of:=SUM([.AB35];1)" office:value-type="float" office:value="16795" calcext:value-type="float">
            <text:p>16795</text:p>
          </table:table-cell>
          <table:table-cell table:style-name="ce107" table:formula="of:=SUM([.AC35];1)" office:value-type="float" office:value="16796" calcext:value-type="float">
            <text:p>16796</text:p>
          </table:table-cell>
          <table:table-cell table:style-name="ce97" table:formula="of:=SUM([.AD35];1)" office:value-type="float" office:value="16797" calcext:value-type="float">
            <text:p>16797</text:p>
          </table:table-cell>
          <table:table-cell table:style-name="ce94" table:formula="of:=SUM([.AE35];1)" office:value-type="float" office:value="16798" calcext:value-type="float">
            <text:p>16798</text:p>
          </table:table-cell>
          <table:table-cell table:style-name="ce104" table:formula="of:=SUM([.AF35];1)" office:value-type="float" office:value="16799" calcext:value-type="float">
            <text:p>1679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8];1)" office:value-type="float" office:value="17024" calcext:value-type="float">
            <text:p>17024</text:p>
          </table:table-cell>
          <table:table-cell table:style-name="ce92" table:formula="of:=SUM([.B36];1)" office:value-type="float" office:value="17025" calcext:value-type="float">
            <text:p>17025</text:p>
          </table:table-cell>
          <table:table-cell table:style-name="ce89" table:formula="of:=SUM([.C36];1)" office:value-type="float" office:value="17026" calcext:value-type="float">
            <text:p>17026</text:p>
          </table:table-cell>
          <table:table-cell table:style-name="ce87" table:formula="of:=SUM([.D36];1)" office:value-type="float" office:value="17027" calcext:value-type="float">
            <text:p>17027</text:p>
          </table:table-cell>
          <table:table-cell table:style-name="ce94" table:formula="of:=SUM([.E36];1)" office:value-type="float" office:value="17028" calcext:value-type="float">
            <text:p>17028</text:p>
          </table:table-cell>
          <table:table-cell table:style-name="ce87" table:formula="of:=SUM([.F36];1)" office:value-type="float" office:value="17029" calcext:value-type="float">
            <text:p>17029</text:p>
          </table:table-cell>
          <table:table-cell table:style-name="ce94" table:formula="of:=SUM([.G36];1)" office:value-type="float" office:value="17030" calcext:value-type="float">
            <text:p>17030</text:p>
          </table:table-cell>
          <table:table-cell table:style-name="ce87" table:formula="of:=SUM([.H36];1)" office:value-type="float" office:value="17031" calcext:value-type="float">
            <text:p>17031</text:p>
          </table:table-cell>
          <table:table-cell table:style-name="ce94" table:formula="of:=SUM([.I36];1)" office:value-type="float" office:value="17032" calcext:value-type="float">
            <text:p>17032</text:p>
          </table:table-cell>
          <table:table-cell table:style-name="ce87" table:formula="of:=SUM([.J36];1)" office:value-type="float" office:value="17033" calcext:value-type="float">
            <text:p>17033</text:p>
          </table:table-cell>
          <table:table-cell table:style-name="ce94" table:formula="of:=SUM([.K36];1)" office:value-type="float" office:value="17034" calcext:value-type="float">
            <text:p>17034</text:p>
          </table:table-cell>
          <table:table-cell table:style-name="ce87" table:formula="of:=SUM([.L36];1)" office:value-type="float" office:value="17035" calcext:value-type="float">
            <text:p>17035</text:p>
          </table:table-cell>
          <table:table-cell table:style-name="ce94" table:formula="of:=SUM([.M36];1)" office:value-type="float" office:value="17036" calcext:value-type="float">
            <text:p>17036</text:p>
          </table:table-cell>
          <table:table-cell table:style-name="ce87" table:formula="of:=SUM([.N36];1)" office:value-type="float" office:value="17037" calcext:value-type="float">
            <text:p>17037</text:p>
          </table:table-cell>
          <table:table-cell table:style-name="ce94" table:formula="of:=SUM([.O36];1)" office:value-type="float" office:value="17038" calcext:value-type="float">
            <text:p>17038</text:p>
          </table:table-cell>
          <table:table-cell table:style-name="ce87" table:formula="of:=SUM([.P36];1)" office:value-type="float" office:value="17039" calcext:value-type="float">
            <text:p>17039</text:p>
          </table:table-cell>
          <table:table-cell table:style-name="ce94" table:formula="of:=SUM([.Q36];1)" office:value-type="float" office:value="17040" calcext:value-type="float">
            <text:p>17040</text:p>
          </table:table-cell>
          <table:table-cell table:style-name="ce87" table:formula="of:=SUM([.R36];1)" office:value-type="float" office:value="17041" calcext:value-type="float">
            <text:p>17041</text:p>
          </table:table-cell>
          <table:table-cell table:style-name="ce94" table:formula="of:=SUM([.S36];1)" office:value-type="float" office:value="17042" calcext:value-type="float">
            <text:p>17042</text:p>
          </table:table-cell>
          <table:table-cell table:style-name="ce87" table:formula="of:=SUM([.T36];1)" office:value-type="float" office:value="17043" calcext:value-type="float">
            <text:p>17043</text:p>
          </table:table-cell>
          <table:table-cell table:style-name="ce94" table:formula="of:=SUM([.U36];1)" office:value-type="float" office:value="17044" calcext:value-type="float">
            <text:p>17044</text:p>
          </table:table-cell>
          <table:table-cell table:style-name="ce87" table:formula="of:=SUM([.V36];1)" office:value-type="float" office:value="17045" calcext:value-type="float">
            <text:p>17045</text:p>
          </table:table-cell>
          <table:table-cell table:style-name="ce94" table:formula="of:=SUM([.W36];1)" office:value-type="float" office:value="17046" calcext:value-type="float">
            <text:p>17046</text:p>
          </table:table-cell>
          <table:table-cell table:style-name="ce87" table:formula="of:=SUM([.X36];1)" office:value-type="float" office:value="17047" calcext:value-type="float">
            <text:p>17047</text:p>
          </table:table-cell>
          <table:table-cell table:style-name="ce94" table:formula="of:=SUM([.Y36];1)" office:value-type="float" office:value="17048" calcext:value-type="float">
            <text:p>17048</text:p>
          </table:table-cell>
          <table:table-cell table:style-name="ce87" table:formula="of:=SUM([.Z36];1)" office:value-type="float" office:value="17049" calcext:value-type="float">
            <text:p>17049</text:p>
          </table:table-cell>
          <table:table-cell table:style-name="ce94" table:formula="of:=SUM([.AA36];1)" office:value-type="float" office:value="17050" calcext:value-type="float">
            <text:p>17050</text:p>
          </table:table-cell>
          <table:table-cell table:style-name="ce87" table:formula="of:=SUM([.AB36];1)" office:value-type="float" office:value="17051" calcext:value-type="float">
            <text:p>17051</text:p>
          </table:table-cell>
          <table:table-cell table:style-name="ce107" table:formula="of:=SUM([.AC36];1)" office:value-type="float" office:value="17052" calcext:value-type="float">
            <text:p>17052</text:p>
          </table:table-cell>
          <table:table-cell table:style-name="ce97" table:formula="of:=SUM([.AD36];1)" office:value-type="float" office:value="17053" calcext:value-type="float">
            <text:p>17053</text:p>
          </table:table-cell>
          <table:table-cell table:style-name="ce94" table:formula="of:=SUM([.AE36];1)" office:value-type="float" office:value="17054" calcext:value-type="float">
            <text:p>17054</text:p>
          </table:table-cell>
          <table:table-cell table:style-name="ce104" table:formula="of:=SUM([.AF36];1)" office:value-type="float" office:value="17055" calcext:value-type="float">
            <text:p>1705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9];1)" office:value-type="float" office:value="17280" calcext:value-type="float">
            <text:p>17280</text:p>
          </table:table-cell>
          <table:table-cell table:style-name="ce92" table:formula="of:=SUM([.B37];1)" office:value-type="float" office:value="17281" calcext:value-type="float">
            <text:p>17281</text:p>
          </table:table-cell>
          <table:table-cell table:style-name="ce89" table:formula="of:=SUM([.C37];1)" office:value-type="float" office:value="17282" calcext:value-type="float">
            <text:p>17282</text:p>
          </table:table-cell>
          <table:table-cell table:style-name="ce87" table:formula="of:=SUM([.D37];1)" office:value-type="float" office:value="17283" calcext:value-type="float">
            <text:p>17283</text:p>
          </table:table-cell>
          <table:table-cell table:style-name="ce94" table:formula="of:=SUM([.E37];1)" office:value-type="float" office:value="17284" calcext:value-type="float">
            <text:p>17284</text:p>
          </table:table-cell>
          <table:table-cell table:style-name="ce87" table:formula="of:=SUM([.F37];1)" office:value-type="float" office:value="17285" calcext:value-type="float">
            <text:p>17285</text:p>
          </table:table-cell>
          <table:table-cell table:style-name="ce94" table:formula="of:=SUM([.G37];1)" office:value-type="float" office:value="17286" calcext:value-type="float">
            <text:p>17286</text:p>
          </table:table-cell>
          <table:table-cell table:style-name="ce87" table:formula="of:=SUM([.H37];1)" office:value-type="float" office:value="17287" calcext:value-type="float">
            <text:p>17287</text:p>
          </table:table-cell>
          <table:table-cell table:style-name="ce94" table:formula="of:=SUM([.I37];1)" office:value-type="float" office:value="17288" calcext:value-type="float">
            <text:p>17288</text:p>
          </table:table-cell>
          <table:table-cell table:style-name="ce87" table:formula="of:=SUM([.J37];1)" office:value-type="float" office:value="17289" calcext:value-type="float">
            <text:p>17289</text:p>
          </table:table-cell>
          <table:table-cell table:style-name="ce94" table:formula="of:=SUM([.K37];1)" office:value-type="float" office:value="17290" calcext:value-type="float">
            <text:p>17290</text:p>
          </table:table-cell>
          <table:table-cell table:style-name="ce87" table:formula="of:=SUM([.L37];1)" office:value-type="float" office:value="17291" calcext:value-type="float">
            <text:p>17291</text:p>
          </table:table-cell>
          <table:table-cell table:style-name="ce94" table:formula="of:=SUM([.M37];1)" office:value-type="float" office:value="17292" calcext:value-type="float">
            <text:p>17292</text:p>
          </table:table-cell>
          <table:table-cell table:style-name="ce87" table:formula="of:=SUM([.N37];1)" office:value-type="float" office:value="17293" calcext:value-type="float">
            <text:p>17293</text:p>
          </table:table-cell>
          <table:table-cell table:style-name="ce94" table:formula="of:=SUM([.O37];1)" office:value-type="float" office:value="17294" calcext:value-type="float">
            <text:p>17294</text:p>
          </table:table-cell>
          <table:table-cell table:style-name="ce87" table:formula="of:=SUM([.P37];1)" office:value-type="float" office:value="17295" calcext:value-type="float">
            <text:p>17295</text:p>
          </table:table-cell>
          <table:table-cell table:style-name="ce94" table:formula="of:=SUM([.Q37];1)" office:value-type="float" office:value="17296" calcext:value-type="float">
            <text:p>17296</text:p>
          </table:table-cell>
          <table:table-cell table:style-name="ce87" table:formula="of:=SUM([.R37];1)" office:value-type="float" office:value="17297" calcext:value-type="float">
            <text:p>17297</text:p>
          </table:table-cell>
          <table:table-cell table:style-name="ce94" table:formula="of:=SUM([.S37];1)" office:value-type="float" office:value="17298" calcext:value-type="float">
            <text:p>17298</text:p>
          </table:table-cell>
          <table:table-cell table:style-name="ce87" table:formula="of:=SUM([.T37];1)" office:value-type="float" office:value="17299" calcext:value-type="float">
            <text:p>17299</text:p>
          </table:table-cell>
          <table:table-cell table:style-name="ce94" table:formula="of:=SUM([.U37];1)" office:value-type="float" office:value="17300" calcext:value-type="float">
            <text:p>17300</text:p>
          </table:table-cell>
          <table:table-cell table:style-name="ce87" table:formula="of:=SUM([.V37];1)" office:value-type="float" office:value="17301" calcext:value-type="float">
            <text:p>17301</text:p>
          </table:table-cell>
          <table:table-cell table:style-name="ce94" table:formula="of:=SUM([.W37];1)" office:value-type="float" office:value="17302" calcext:value-type="float">
            <text:p>17302</text:p>
          </table:table-cell>
          <table:table-cell table:style-name="ce87" table:formula="of:=SUM([.X37];1)" office:value-type="float" office:value="17303" calcext:value-type="float">
            <text:p>17303</text:p>
          </table:table-cell>
          <table:table-cell table:style-name="ce94" table:formula="of:=SUM([.Y37];1)" office:value-type="float" office:value="17304" calcext:value-type="float">
            <text:p>17304</text:p>
          </table:table-cell>
          <table:table-cell table:style-name="ce87" table:formula="of:=SUM([.Z37];1)" office:value-type="float" office:value="17305" calcext:value-type="float">
            <text:p>17305</text:p>
          </table:table-cell>
          <table:table-cell table:style-name="ce94" table:formula="of:=SUM([.AA37];1)" office:value-type="float" office:value="17306" calcext:value-type="float">
            <text:p>17306</text:p>
          </table:table-cell>
          <table:table-cell table:style-name="ce87" table:formula="of:=SUM([.AB37];1)" office:value-type="float" office:value="17307" calcext:value-type="float">
            <text:p>17307</text:p>
          </table:table-cell>
          <table:table-cell table:style-name="ce107" table:formula="of:=SUM([.AC37];1)" office:value-type="float" office:value="17308" calcext:value-type="float">
            <text:p>17308</text:p>
          </table:table-cell>
          <table:table-cell table:style-name="ce97" table:formula="of:=SUM([.AD37];1)" office:value-type="float" office:value="17309" calcext:value-type="float">
            <text:p>17309</text:p>
          </table:table-cell>
          <table:table-cell table:style-name="ce94" table:formula="of:=SUM([.AE37];1)" office:value-type="float" office:value="17310" calcext:value-type="float">
            <text:p>17310</text:p>
          </table:table-cell>
          <table:table-cell table:style-name="ce104" table:formula="of:=SUM([.AF37];1)" office:value-type="float" office:value="17311" calcext:value-type="float">
            <text:p>1731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0];1)" office:value-type="float" office:value="17536" calcext:value-type="float">
            <text:p>17536</text:p>
          </table:table-cell>
          <table:table-cell table:style-name="ce92" table:formula="of:=SUM([.B38];1)" office:value-type="float" office:value="17537" calcext:value-type="float">
            <text:p>17537</text:p>
          </table:table-cell>
          <table:table-cell table:style-name="ce89" table:formula="of:=SUM([.C38];1)" office:value-type="float" office:value="17538" calcext:value-type="float">
            <text:p>17538</text:p>
          </table:table-cell>
          <table:table-cell table:style-name="ce87" table:formula="of:=SUM([.D38];1)" office:value-type="float" office:value="17539" calcext:value-type="float">
            <text:p>17539</text:p>
          </table:table-cell>
          <table:table-cell table:style-name="ce94" table:formula="of:=SUM([.E38];1)" office:value-type="float" office:value="17540" calcext:value-type="float">
            <text:p>17540</text:p>
          </table:table-cell>
          <table:table-cell table:style-name="ce87" table:formula="of:=SUM([.F38];1)" office:value-type="float" office:value="17541" calcext:value-type="float">
            <text:p>17541</text:p>
          </table:table-cell>
          <table:table-cell table:style-name="ce94" table:formula="of:=SUM([.G38];1)" office:value-type="float" office:value="17542" calcext:value-type="float">
            <text:p>17542</text:p>
          </table:table-cell>
          <table:table-cell table:style-name="ce87" table:formula="of:=SUM([.H38];1)" office:value-type="float" office:value="17543" calcext:value-type="float">
            <text:p>17543</text:p>
          </table:table-cell>
          <table:table-cell table:style-name="ce94" table:formula="of:=SUM([.I38];1)" office:value-type="float" office:value="17544" calcext:value-type="float">
            <text:p>17544</text:p>
          </table:table-cell>
          <table:table-cell table:style-name="ce87" table:formula="of:=SUM([.J38];1)" office:value-type="float" office:value="17545" calcext:value-type="float">
            <text:p>17545</text:p>
          </table:table-cell>
          <table:table-cell table:style-name="ce94" table:formula="of:=SUM([.K38];1)" office:value-type="float" office:value="17546" calcext:value-type="float">
            <text:p>17546</text:p>
          </table:table-cell>
          <table:table-cell table:style-name="ce87" table:formula="of:=SUM([.L38];1)" office:value-type="float" office:value="17547" calcext:value-type="float">
            <text:p>17547</text:p>
          </table:table-cell>
          <table:table-cell table:style-name="ce94" table:formula="of:=SUM([.M38];1)" office:value-type="float" office:value="17548" calcext:value-type="float">
            <text:p>17548</text:p>
          </table:table-cell>
          <table:table-cell table:style-name="ce87" table:formula="of:=SUM([.N38];1)" office:value-type="float" office:value="17549" calcext:value-type="float">
            <text:p>17549</text:p>
          </table:table-cell>
          <table:table-cell table:style-name="ce94" table:formula="of:=SUM([.O38];1)" office:value-type="float" office:value="17550" calcext:value-type="float">
            <text:p>17550</text:p>
          </table:table-cell>
          <table:table-cell table:style-name="ce87" table:formula="of:=SUM([.P38];1)" office:value-type="float" office:value="17551" calcext:value-type="float">
            <text:p>17551</text:p>
          </table:table-cell>
          <table:table-cell table:style-name="ce94" table:formula="of:=SUM([.Q38];1)" office:value-type="float" office:value="17552" calcext:value-type="float">
            <text:p>17552</text:p>
          </table:table-cell>
          <table:table-cell table:style-name="ce87" table:formula="of:=SUM([.R38];1)" office:value-type="float" office:value="17553" calcext:value-type="float">
            <text:p>17553</text:p>
          </table:table-cell>
          <table:table-cell table:style-name="ce94" table:formula="of:=SUM([.S38];1)" office:value-type="float" office:value="17554" calcext:value-type="float">
            <text:p>17554</text:p>
          </table:table-cell>
          <table:table-cell table:style-name="ce87" table:formula="of:=SUM([.T38];1)" office:value-type="float" office:value="17555" calcext:value-type="float">
            <text:p>17555</text:p>
          </table:table-cell>
          <table:table-cell table:style-name="ce94" table:formula="of:=SUM([.U38];1)" office:value-type="float" office:value="17556" calcext:value-type="float">
            <text:p>17556</text:p>
          </table:table-cell>
          <table:table-cell table:style-name="ce87" table:formula="of:=SUM([.V38];1)" office:value-type="float" office:value="17557" calcext:value-type="float">
            <text:p>17557</text:p>
          </table:table-cell>
          <table:table-cell table:style-name="ce94" table:formula="of:=SUM([.W38];1)" office:value-type="float" office:value="17558" calcext:value-type="float">
            <text:p>17558</text:p>
          </table:table-cell>
          <table:table-cell table:style-name="ce87" table:formula="of:=SUM([.X38];1)" office:value-type="float" office:value="17559" calcext:value-type="float">
            <text:p>17559</text:p>
          </table:table-cell>
          <table:table-cell table:style-name="ce94" table:formula="of:=SUM([.Y38];1)" office:value-type="float" office:value="17560" calcext:value-type="float">
            <text:p>17560</text:p>
          </table:table-cell>
          <table:table-cell table:style-name="ce87" table:formula="of:=SUM([.Z38];1)" office:value-type="float" office:value="17561" calcext:value-type="float">
            <text:p>17561</text:p>
          </table:table-cell>
          <table:table-cell table:style-name="ce94" table:formula="of:=SUM([.AA38];1)" office:value-type="float" office:value="17562" calcext:value-type="float">
            <text:p>17562</text:p>
          </table:table-cell>
          <table:table-cell table:style-name="ce87" table:formula="of:=SUM([.AB38];1)" office:value-type="float" office:value="17563" calcext:value-type="float">
            <text:p>17563</text:p>
          </table:table-cell>
          <table:table-cell table:style-name="ce107" table:formula="of:=SUM([.AC38];1)" office:value-type="float" office:value="17564" calcext:value-type="float">
            <text:p>17564</text:p>
          </table:table-cell>
          <table:table-cell table:style-name="ce97" table:formula="of:=SUM([.AD38];1)" office:value-type="float" office:value="17565" calcext:value-type="float">
            <text:p>17565</text:p>
          </table:table-cell>
          <table:table-cell table:style-name="ce94" table:formula="of:=SUM([.AE38];1)" office:value-type="float" office:value="17566" calcext:value-type="float">
            <text:p>17566</text:p>
          </table:table-cell>
          <table:table-cell table:style-name="ce104" table:formula="of:=SUM([.AF38];1)" office:value-type="float" office:value="17567" calcext:value-type="float">
            <text:p>1756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1];1)" office:value-type="float" office:value="17792" calcext:value-type="float">
            <text:p>17792</text:p>
          </table:table-cell>
          <table:table-cell table:style-name="ce92" table:formula="of:=SUM([.B39];1)" office:value-type="float" office:value="17793" calcext:value-type="float">
            <text:p>17793</text:p>
          </table:table-cell>
          <table:table-cell table:style-name="ce89" table:formula="of:=SUM([.C39];1)" office:value-type="float" office:value="17794" calcext:value-type="float">
            <text:p>17794</text:p>
          </table:table-cell>
          <table:table-cell table:style-name="ce87" table:formula="of:=SUM([.D39];1)" office:value-type="float" office:value="17795" calcext:value-type="float">
            <text:p>17795</text:p>
          </table:table-cell>
          <table:table-cell table:style-name="ce94" table:formula="of:=SUM([.E39];1)" office:value-type="float" office:value="17796" calcext:value-type="float">
            <text:p>17796</text:p>
          </table:table-cell>
          <table:table-cell table:style-name="ce87" table:formula="of:=SUM([.F39];1)" office:value-type="float" office:value="17797" calcext:value-type="float">
            <text:p>17797</text:p>
          </table:table-cell>
          <table:table-cell table:style-name="ce94" table:formula="of:=SUM([.G39];1)" office:value-type="float" office:value="17798" calcext:value-type="float">
            <text:p>17798</text:p>
          </table:table-cell>
          <table:table-cell table:style-name="ce87" table:formula="of:=SUM([.H39];1)" office:value-type="float" office:value="17799" calcext:value-type="float">
            <text:p>17799</text:p>
          </table:table-cell>
          <table:table-cell table:style-name="ce94" table:formula="of:=SUM([.I39];1)" office:value-type="float" office:value="17800" calcext:value-type="float">
            <text:p>17800</text:p>
          </table:table-cell>
          <table:table-cell table:style-name="ce87" table:formula="of:=SUM([.J39];1)" office:value-type="float" office:value="17801" calcext:value-type="float">
            <text:p>17801</text:p>
          </table:table-cell>
          <table:table-cell table:style-name="ce94" table:formula="of:=SUM([.K39];1)" office:value-type="float" office:value="17802" calcext:value-type="float">
            <text:p>17802</text:p>
          </table:table-cell>
          <table:table-cell table:style-name="ce87" table:formula="of:=SUM([.L39];1)" office:value-type="float" office:value="17803" calcext:value-type="float">
            <text:p>17803</text:p>
          </table:table-cell>
          <table:table-cell table:style-name="ce94" table:formula="of:=SUM([.M39];1)" office:value-type="float" office:value="17804" calcext:value-type="float">
            <text:p>17804</text:p>
          </table:table-cell>
          <table:table-cell table:style-name="ce87" table:formula="of:=SUM([.N39];1)" office:value-type="float" office:value="17805" calcext:value-type="float">
            <text:p>17805</text:p>
          </table:table-cell>
          <table:table-cell table:style-name="ce94" table:formula="of:=SUM([.O39];1)" office:value-type="float" office:value="17806" calcext:value-type="float">
            <text:p>17806</text:p>
          </table:table-cell>
          <table:table-cell table:style-name="ce87" table:formula="of:=SUM([.P39];1)" office:value-type="float" office:value="17807" calcext:value-type="float">
            <text:p>17807</text:p>
          </table:table-cell>
          <table:table-cell table:style-name="ce94" table:formula="of:=SUM([.Q39];1)" office:value-type="float" office:value="17808" calcext:value-type="float">
            <text:p>17808</text:p>
          </table:table-cell>
          <table:table-cell table:style-name="ce87" table:formula="of:=SUM([.R39];1)" office:value-type="float" office:value="17809" calcext:value-type="float">
            <text:p>17809</text:p>
          </table:table-cell>
          <table:table-cell table:style-name="ce94" table:formula="of:=SUM([.S39];1)" office:value-type="float" office:value="17810" calcext:value-type="float">
            <text:p>17810</text:p>
          </table:table-cell>
          <table:table-cell table:style-name="ce87" table:formula="of:=SUM([.T39];1)" office:value-type="float" office:value="17811" calcext:value-type="float">
            <text:p>17811</text:p>
          </table:table-cell>
          <table:table-cell table:style-name="ce94" table:formula="of:=SUM([.U39];1)" office:value-type="float" office:value="17812" calcext:value-type="float">
            <text:p>17812</text:p>
          </table:table-cell>
          <table:table-cell table:style-name="ce87" table:formula="of:=SUM([.V39];1)" office:value-type="float" office:value="17813" calcext:value-type="float">
            <text:p>17813</text:p>
          </table:table-cell>
          <table:table-cell table:style-name="ce94" table:formula="of:=SUM([.W39];1)" office:value-type="float" office:value="17814" calcext:value-type="float">
            <text:p>17814</text:p>
          </table:table-cell>
          <table:table-cell table:style-name="ce87" table:formula="of:=SUM([.X39];1)" office:value-type="float" office:value="17815" calcext:value-type="float">
            <text:p>17815</text:p>
          </table:table-cell>
          <table:table-cell table:style-name="ce94" table:formula="of:=SUM([.Y39];1)" office:value-type="float" office:value="17816" calcext:value-type="float">
            <text:p>17816</text:p>
          </table:table-cell>
          <table:table-cell table:style-name="ce87" table:formula="of:=SUM([.Z39];1)" office:value-type="float" office:value="17817" calcext:value-type="float">
            <text:p>17817</text:p>
          </table:table-cell>
          <table:table-cell table:style-name="ce94" table:formula="of:=SUM([.AA39];1)" office:value-type="float" office:value="17818" calcext:value-type="float">
            <text:p>17818</text:p>
          </table:table-cell>
          <table:table-cell table:style-name="ce87" table:formula="of:=SUM([.AB39];1)" office:value-type="float" office:value="17819" calcext:value-type="float">
            <text:p>17819</text:p>
          </table:table-cell>
          <table:table-cell table:style-name="ce107" table:formula="of:=SUM([.AC39];1)" office:value-type="float" office:value="17820" calcext:value-type="float">
            <text:p>17820</text:p>
          </table:table-cell>
          <table:table-cell table:style-name="ce97" table:formula="of:=SUM([.AD39];1)" office:value-type="float" office:value="17821" calcext:value-type="float">
            <text:p>17821</text:p>
          </table:table-cell>
          <table:table-cell table:style-name="ce94" table:formula="of:=SUM([.AE39];1)" office:value-type="float" office:value="17822" calcext:value-type="float">
            <text:p>17822</text:p>
          </table:table-cell>
          <table:table-cell table:style-name="ce104" table:formula="of:=SUM([.AF39];1)" office:value-type="float" office:value="17823" calcext:value-type="float">
            <text:p>1782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2];1)" office:value-type="float" office:value="18048" calcext:value-type="float">
            <text:p>18048</text:p>
          </table:table-cell>
          <table:table-cell table:style-name="ce92" table:formula="of:=SUM([.B40];1)" office:value-type="float" office:value="18049" calcext:value-type="float">
            <text:p>18049</text:p>
          </table:table-cell>
          <table:table-cell table:style-name="ce89" table:formula="of:=SUM([.C40];1)" office:value-type="float" office:value="18050" calcext:value-type="float">
            <text:p>18050</text:p>
          </table:table-cell>
          <table:table-cell table:style-name="ce87" table:formula="of:=SUM([.D40];1)" office:value-type="float" office:value="18051" calcext:value-type="float">
            <text:p>18051</text:p>
          </table:table-cell>
          <table:table-cell table:style-name="ce94" table:formula="of:=SUM([.E40];1)" office:value-type="float" office:value="18052" calcext:value-type="float">
            <text:p>18052</text:p>
          </table:table-cell>
          <table:table-cell table:style-name="ce87" table:formula="of:=SUM([.F40];1)" office:value-type="float" office:value="18053" calcext:value-type="float">
            <text:p>18053</text:p>
          </table:table-cell>
          <table:table-cell table:style-name="ce94" table:formula="of:=SUM([.G40];1)" office:value-type="float" office:value="18054" calcext:value-type="float">
            <text:p>18054</text:p>
          </table:table-cell>
          <table:table-cell table:style-name="ce87" table:formula="of:=SUM([.H40];1)" office:value-type="float" office:value="18055" calcext:value-type="float">
            <text:p>18055</text:p>
          </table:table-cell>
          <table:table-cell table:style-name="ce94" table:formula="of:=SUM([.I40];1)" office:value-type="float" office:value="18056" calcext:value-type="float">
            <text:p>18056</text:p>
          </table:table-cell>
          <table:table-cell table:style-name="ce87" table:formula="of:=SUM([.J40];1)" office:value-type="float" office:value="18057" calcext:value-type="float">
            <text:p>18057</text:p>
          </table:table-cell>
          <table:table-cell table:style-name="ce94" table:formula="of:=SUM([.K40];1)" office:value-type="float" office:value="18058" calcext:value-type="float">
            <text:p>18058</text:p>
          </table:table-cell>
          <table:table-cell table:style-name="ce87" table:formula="of:=SUM([.L40];1)" office:value-type="float" office:value="18059" calcext:value-type="float">
            <text:p>18059</text:p>
          </table:table-cell>
          <table:table-cell table:style-name="ce94" table:formula="of:=SUM([.M40];1)" office:value-type="float" office:value="18060" calcext:value-type="float">
            <text:p>18060</text:p>
          </table:table-cell>
          <table:table-cell table:style-name="ce87" table:formula="of:=SUM([.N40];1)" office:value-type="float" office:value="18061" calcext:value-type="float">
            <text:p>18061</text:p>
          </table:table-cell>
          <table:table-cell table:style-name="ce94" table:formula="of:=SUM([.O40];1)" office:value-type="float" office:value="18062" calcext:value-type="float">
            <text:p>18062</text:p>
          </table:table-cell>
          <table:table-cell table:style-name="ce87" table:formula="of:=SUM([.P40];1)" office:value-type="float" office:value="18063" calcext:value-type="float">
            <text:p>18063</text:p>
          </table:table-cell>
          <table:table-cell table:style-name="ce94" table:formula="of:=SUM([.Q40];1)" office:value-type="float" office:value="18064" calcext:value-type="float">
            <text:p>18064</text:p>
          </table:table-cell>
          <table:table-cell table:style-name="ce87" table:formula="of:=SUM([.R40];1)" office:value-type="float" office:value="18065" calcext:value-type="float">
            <text:p>18065</text:p>
          </table:table-cell>
          <table:table-cell table:style-name="ce94" table:formula="of:=SUM([.S40];1)" office:value-type="float" office:value="18066" calcext:value-type="float">
            <text:p>18066</text:p>
          </table:table-cell>
          <table:table-cell table:style-name="ce87" table:formula="of:=SUM([.T40];1)" office:value-type="float" office:value="18067" calcext:value-type="float">
            <text:p>18067</text:p>
          </table:table-cell>
          <table:table-cell table:style-name="ce94" table:formula="of:=SUM([.U40];1)" office:value-type="float" office:value="18068" calcext:value-type="float">
            <text:p>18068</text:p>
          </table:table-cell>
          <table:table-cell table:style-name="ce87" table:formula="of:=SUM([.V40];1)" office:value-type="float" office:value="18069" calcext:value-type="float">
            <text:p>18069</text:p>
          </table:table-cell>
          <table:table-cell table:style-name="ce94" table:formula="of:=SUM([.W40];1)" office:value-type="float" office:value="18070" calcext:value-type="float">
            <text:p>18070</text:p>
          </table:table-cell>
          <table:table-cell table:style-name="ce87" table:formula="of:=SUM([.X40];1)" office:value-type="float" office:value="18071" calcext:value-type="float">
            <text:p>18071</text:p>
          </table:table-cell>
          <table:table-cell table:style-name="ce94" table:formula="of:=SUM([.Y40];1)" office:value-type="float" office:value="18072" calcext:value-type="float">
            <text:p>18072</text:p>
          </table:table-cell>
          <table:table-cell table:style-name="ce87" table:formula="of:=SUM([.Z40];1)" office:value-type="float" office:value="18073" calcext:value-type="float">
            <text:p>18073</text:p>
          </table:table-cell>
          <table:table-cell table:style-name="ce94" table:formula="of:=SUM([.AA40];1)" office:value-type="float" office:value="18074" calcext:value-type="float">
            <text:p>18074</text:p>
          </table:table-cell>
          <table:table-cell table:style-name="ce87" table:formula="of:=SUM([.AB40];1)" office:value-type="float" office:value="18075" calcext:value-type="float">
            <text:p>18075</text:p>
          </table:table-cell>
          <table:table-cell table:style-name="ce107" table:formula="of:=SUM([.AC40];1)" office:value-type="float" office:value="18076" calcext:value-type="float">
            <text:p>18076</text:p>
          </table:table-cell>
          <table:table-cell table:style-name="ce97" table:formula="of:=SUM([.AD40];1)" office:value-type="float" office:value="18077" calcext:value-type="float">
            <text:p>18077</text:p>
          </table:table-cell>
          <table:table-cell table:style-name="ce94" table:formula="of:=SUM([.AE40];1)" office:value-type="float" office:value="18078" calcext:value-type="float">
            <text:p>18078</text:p>
          </table:table-cell>
          <table:table-cell table:style-name="ce104" table:formula="of:=SUM([.AF40];1)" office:value-type="float" office:value="18079" calcext:value-type="float">
            <text:p>18079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SUM([.AG33];1)" office:value-type="float" office:value="18304" calcext:value-type="float">
            <text:p>18304</text:p>
          </table:table-cell>
          <table:table-cell table:style-name="ce92" table:formula="of:=SUM([.B41];1)" office:value-type="float" office:value="18305" calcext:value-type="float">
            <text:p>18305</text:p>
          </table:table-cell>
          <table:table-cell table:style-name="ce90" table:formula="of:=SUM([.C41];1)" office:value-type="float" office:value="18306" calcext:value-type="float">
            <text:p>18306</text:p>
          </table:table-cell>
          <table:table-cell table:style-name="ce87" table:formula="of:=SUM([.D41];1)" office:value-type="float" office:value="18307" calcext:value-type="float">
            <text:p>18307</text:p>
          </table:table-cell>
          <table:table-cell table:style-name="ce96" table:formula="of:=SUM([.E41];1)" office:value-type="float" office:value="18308" calcext:value-type="float">
            <text:p>18308</text:p>
          </table:table-cell>
          <table:table-cell table:style-name="ce87" table:formula="of:=SUM([.F41];1)" office:value-type="float" office:value="18309" calcext:value-type="float">
            <text:p>18309</text:p>
          </table:table-cell>
          <table:table-cell table:style-name="ce96" table:formula="of:=SUM([.G41];1)" office:value-type="float" office:value="18310" calcext:value-type="float">
            <text:p>18310</text:p>
          </table:table-cell>
          <table:table-cell table:style-name="ce87" table:formula="of:=SUM([.H41];1)" office:value-type="float" office:value="18311" calcext:value-type="float">
            <text:p>18311</text:p>
          </table:table-cell>
          <table:table-cell table:style-name="ce96" table:formula="of:=SUM([.I41];1)" office:value-type="float" office:value="18312" calcext:value-type="float">
            <text:p>18312</text:p>
          </table:table-cell>
          <table:table-cell table:style-name="ce87" table:formula="of:=SUM([.J41];1)" office:value-type="float" office:value="18313" calcext:value-type="float">
            <text:p>18313</text:p>
          </table:table-cell>
          <table:table-cell table:style-name="ce96" table:formula="of:=SUM([.K41];1)" office:value-type="float" office:value="18314" calcext:value-type="float">
            <text:p>18314</text:p>
          </table:table-cell>
          <table:table-cell table:style-name="ce87" table:formula="of:=SUM([.L41];1)" office:value-type="float" office:value="18315" calcext:value-type="float">
            <text:p>18315</text:p>
          </table:table-cell>
          <table:table-cell table:style-name="ce96" table:formula="of:=SUM([.M41];1)" office:value-type="float" office:value="18316" calcext:value-type="float">
            <text:p>18316</text:p>
          </table:table-cell>
          <table:table-cell table:style-name="ce87" table:formula="of:=SUM([.N41];1)" office:value-type="float" office:value="18317" calcext:value-type="float">
            <text:p>18317</text:p>
          </table:table-cell>
          <table:table-cell table:style-name="ce96" table:formula="of:=SUM([.O41];1)" office:value-type="float" office:value="18318" calcext:value-type="float">
            <text:p>18318</text:p>
          </table:table-cell>
          <table:table-cell table:style-name="ce87" table:formula="of:=SUM([.P41];1)" office:value-type="float" office:value="18319" calcext:value-type="float">
            <text:p>18319</text:p>
          </table:table-cell>
          <table:table-cell table:style-name="ce96" table:formula="of:=SUM([.Q41];1)" office:value-type="float" office:value="18320" calcext:value-type="float">
            <text:p>18320</text:p>
          </table:table-cell>
          <table:table-cell table:style-name="ce87" table:formula="of:=SUM([.R41];1)" office:value-type="float" office:value="18321" calcext:value-type="float">
            <text:p>18321</text:p>
          </table:table-cell>
          <table:table-cell table:style-name="ce96" table:formula="of:=SUM([.S41];1)" office:value-type="float" office:value="18322" calcext:value-type="float">
            <text:p>18322</text:p>
          </table:table-cell>
          <table:table-cell table:style-name="ce87" table:formula="of:=SUM([.T41];1)" office:value-type="float" office:value="18323" calcext:value-type="float">
            <text:p>18323</text:p>
          </table:table-cell>
          <table:table-cell table:style-name="ce96" table:formula="of:=SUM([.U41];1)" office:value-type="float" office:value="18324" calcext:value-type="float">
            <text:p>18324</text:p>
          </table:table-cell>
          <table:table-cell table:style-name="ce87" table:formula="of:=SUM([.V41];1)" office:value-type="float" office:value="18325" calcext:value-type="float">
            <text:p>18325</text:p>
          </table:table-cell>
          <table:table-cell table:style-name="ce96" table:formula="of:=SUM([.W41];1)" office:value-type="float" office:value="18326" calcext:value-type="float">
            <text:p>18326</text:p>
          </table:table-cell>
          <table:table-cell table:style-name="ce87" table:formula="of:=SUM([.X41];1)" office:value-type="float" office:value="18327" calcext:value-type="float">
            <text:p>18327</text:p>
          </table:table-cell>
          <table:table-cell table:style-name="ce96" table:formula="of:=SUM([.Y41];1)" office:value-type="float" office:value="18328" calcext:value-type="float">
            <text:p>18328</text:p>
          </table:table-cell>
          <table:table-cell table:style-name="ce87" table:formula="of:=SUM([.Z41];1)" office:value-type="float" office:value="18329" calcext:value-type="float">
            <text:p>18329</text:p>
          </table:table-cell>
          <table:table-cell table:style-name="ce96" table:formula="of:=SUM([.AA41];1)" office:value-type="float" office:value="18330" calcext:value-type="float">
            <text:p>18330</text:p>
          </table:table-cell>
          <table:table-cell table:style-name="ce87" table:formula="of:=SUM([.AB41];1)" office:value-type="float" office:value="18331" calcext:value-type="float">
            <text:p>18331</text:p>
          </table:table-cell>
          <table:table-cell table:style-name="ce108" table:formula="of:=SUM([.AC41];1)" office:value-type="float" office:value="18332" calcext:value-type="float">
            <text:p>18332</text:p>
          </table:table-cell>
          <table:table-cell table:style-name="ce97" table:formula="of:=SUM([.AD41];1)" office:value-type="float" office:value="18333" calcext:value-type="float">
            <text:p>18333</text:p>
          </table:table-cell>
          <table:table-cell table:style-name="ce96" table:formula="of:=SUM([.AE41];1)" office:value-type="float" office:value="18334" calcext:value-type="float">
            <text:p>18334</text:p>
          </table:table-cell>
          <table:table-cell table:style-name="ce104" table:formula="of:=SUM([.AF41];1)" office:value-type="float" office:value="18335" calcext:value-type="float">
            <text:p>18335</text:p>
          </table:table-cell>
          <table:table-cell table:number-columns-repeated="31"/>
        </table:table-row>
        <table:table-row table:style-name="ro2">
          <table:table-cell table:style-name="ce84" office:value-type="string" calcext:value-type="string" table:number-columns-spanned="1" table:number-rows-spanned="8">
            <text:p>5</text:p>
            <text:p>Pixel</text:p>
            <text:p>40-47</text:p>
          </table:table-cell>
          <table:table-cell table:style-name="ce91" table:formula="of:=SUM([.AG34];1)" office:value-type="float" office:value="16544" calcext:value-type="float">
            <text:p>16544</text:p>
          </table:table-cell>
          <table:table-cell table:style-name="ce95" table:formula="of:=SUM([.B42];1)" office:value-type="float" office:value="16545" calcext:value-type="float">
            <text:p>16545</text:p>
          </table:table-cell>
          <table:table-cell table:style-name="ce87" table:formula="of:=SUM([.C42];1)" office:value-type="float" office:value="16546" calcext:value-type="float">
            <text:p>16546</text:p>
          </table:table-cell>
          <table:table-cell table:style-name="ce95" table:formula="of:=SUM([.D42];1)" office:value-type="float" office:value="16547" calcext:value-type="float">
            <text:p>16547</text:p>
          </table:table-cell>
          <table:table-cell table:style-name="ce87" table:formula="of:=SUM([.E42];1)" office:value-type="float" office:value="16548" calcext:value-type="float">
            <text:p>16548</text:p>
          </table:table-cell>
          <table:table-cell table:style-name="ce95" table:formula="of:=SUM([.F42];1)" office:value-type="float" office:value="16549" calcext:value-type="float">
            <text:p>16549</text:p>
          </table:table-cell>
          <table:table-cell table:style-name="ce87" table:formula="of:=SUM([.G42];1)" office:value-type="float" office:value="16550" calcext:value-type="float">
            <text:p>16550</text:p>
          </table:table-cell>
          <table:table-cell table:style-name="ce95" table:formula="of:=SUM([.H42];1)" office:value-type="float" office:value="16551" calcext:value-type="float">
            <text:p>16551</text:p>
          </table:table-cell>
          <table:table-cell table:style-name="ce87" table:formula="of:=SUM([.I42];1)" office:value-type="float" office:value="16552" calcext:value-type="float">
            <text:p>16552</text:p>
          </table:table-cell>
          <table:table-cell table:style-name="ce95" table:formula="of:=SUM([.J42];1)" office:value-type="float" office:value="16553" calcext:value-type="float">
            <text:p>16553</text:p>
          </table:table-cell>
          <table:table-cell table:style-name="ce87" table:formula="of:=SUM([.K42];1)" office:value-type="float" office:value="16554" calcext:value-type="float">
            <text:p>16554</text:p>
          </table:table-cell>
          <table:table-cell table:style-name="ce95" table:formula="of:=SUM([.L42];1)" office:value-type="float" office:value="16555" calcext:value-type="float">
            <text:p>16555</text:p>
          </table:table-cell>
          <table:table-cell table:style-name="ce104" table:formula="of:=SUM([.M42];1)" office:value-type="float" office:value="16556" calcext:value-type="float">
            <text:p>16556</text:p>
          </table:table-cell>
          <table:table-cell table:style-name="ce100" table:formula="of:=SUM([.N42];1)" office:value-type="float" office:value="16557" calcext:value-type="float">
            <text:p>16557</text:p>
          </table:table-cell>
          <table:table-cell table:style-name="ce87" table:formula="of:=SUM([.O42];1)" office:value-type="float" office:value="16558" calcext:value-type="float">
            <text:p>16558</text:p>
          </table:table-cell>
          <table:table-cell table:style-name="ce95" table:formula="of:=SUM([.P42];1)" office:value-type="float" office:value="16559" calcext:value-type="float">
            <text:p>16559</text:p>
          </table:table-cell>
          <table:table-cell table:style-name="ce87" table:formula="of:=SUM([.Q42];1)" office:value-type="float" office:value="16560" calcext:value-type="float">
            <text:p>16560</text:p>
          </table:table-cell>
          <table:table-cell table:style-name="ce95" table:formula="of:=SUM([.R42];1)" office:value-type="float" office:value="16561" calcext:value-type="float">
            <text:p>16561</text:p>
          </table:table-cell>
          <table:table-cell table:style-name="ce87" table:formula="of:=SUM([.S42];1)" office:value-type="float" office:value="16562" calcext:value-type="float">
            <text:p>16562</text:p>
          </table:table-cell>
          <table:table-cell table:style-name="ce95" table:formula="of:=SUM([.T42];1)" office:value-type="float" office:value="16563" calcext:value-type="float">
            <text:p>16563</text:p>
          </table:table-cell>
          <table:table-cell table:style-name="ce87" table:formula="of:=SUM([.U42];1)" office:value-type="float" office:value="16564" calcext:value-type="float">
            <text:p>16564</text:p>
          </table:table-cell>
          <table:table-cell table:style-name="ce95" table:formula="of:=SUM([.V42];1)" office:value-type="float" office:value="16565" calcext:value-type="float">
            <text:p>16565</text:p>
          </table:table-cell>
          <table:table-cell table:style-name="ce87" table:formula="of:=SUM([.W42];1)" office:value-type="float" office:value="16566" calcext:value-type="float">
            <text:p>16566</text:p>
          </table:table-cell>
          <table:table-cell table:style-name="ce95" table:formula="of:=SUM([.X42];1)" office:value-type="float" office:value="16567" calcext:value-type="float">
            <text:p>16567</text:p>
          </table:table-cell>
          <table:table-cell table:style-name="ce87" table:formula="of:=SUM([.Y42];1)" office:value-type="float" office:value="16568" calcext:value-type="float">
            <text:p>16568</text:p>
          </table:table-cell>
          <table:table-cell table:style-name="ce95" table:formula="of:=SUM([.Z42];1)" office:value-type="float" office:value="16569" calcext:value-type="float">
            <text:p>16569</text:p>
          </table:table-cell>
          <table:table-cell table:style-name="ce87" table:formula="of:=SUM([.AA42];1)" office:value-type="float" office:value="16570" calcext:value-type="float">
            <text:p>16570</text:p>
          </table:table-cell>
          <table:table-cell table:style-name="ce95" table:formula="of:=SUM([.AB42];1)" office:value-type="float" office:value="16571" calcext:value-type="float">
            <text:p>16571</text:p>
          </table:table-cell>
          <table:table-cell table:style-name="ce87" table:formula="of:=SUM([.AC42];1)" office:value-type="float" office:value="16572" calcext:value-type="float">
            <text:p>16572</text:p>
          </table:table-cell>
          <table:table-cell table:style-name="ce95" table:formula="of:=SUM([.AD42];1)" office:value-type="float" office:value="16573" calcext:value-type="float">
            <text:p>16573</text:p>
          </table:table-cell>
          <table:table-cell table:style-name="ce87" table:formula="of:=SUM([.AE42];1)" office:value-type="float" office:value="16574" calcext:value-type="float">
            <text:p>16574</text:p>
          </table:table-cell>
          <table:table-cell table:style-name="ce95" table:formula="of:=SUM([.AF42];1)" office:value-type="float" office:value="16575" calcext:value-type="float">
            <text:p>16575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5];1)" office:value-type="float" office:value="16800" calcext:value-type="float">
            <text:p>16800</text:p>
          </table:table-cell>
          <table:table-cell table:style-name="ce94" table:formula="of:=SUM([.B43];1)" office:value-type="float" office:value="16801" calcext:value-type="float">
            <text:p>16801</text:p>
          </table:table-cell>
          <table:table-cell table:style-name="ce87" table:formula="of:=SUM([.C43];1)" office:value-type="float" office:value="16802" calcext:value-type="float">
            <text:p>16802</text:p>
          </table:table-cell>
          <table:table-cell table:style-name="ce94" table:formula="of:=SUM([.D43];1)" office:value-type="float" office:value="16803" calcext:value-type="float">
            <text:p>16803</text:p>
          </table:table-cell>
          <table:table-cell table:style-name="ce87" table:formula="of:=SUM([.E43];1)" office:value-type="float" office:value="16804" calcext:value-type="float">
            <text:p>16804</text:p>
          </table:table-cell>
          <table:table-cell table:style-name="ce94" table:formula="of:=SUM([.F43];1)" office:value-type="float" office:value="16805" calcext:value-type="float">
            <text:p>16805</text:p>
          </table:table-cell>
          <table:table-cell table:style-name="ce87" table:formula="of:=SUM([.G43];1)" office:value-type="float" office:value="16806" calcext:value-type="float">
            <text:p>16806</text:p>
          </table:table-cell>
          <table:table-cell table:style-name="ce94" table:formula="of:=SUM([.H43];1)" office:value-type="float" office:value="16807" calcext:value-type="float">
            <text:p>16807</text:p>
          </table:table-cell>
          <table:table-cell table:style-name="ce87" table:formula="of:=SUM([.I43];1)" office:value-type="float" office:value="16808" calcext:value-type="float">
            <text:p>16808</text:p>
          </table:table-cell>
          <table:table-cell table:style-name="ce94" table:formula="of:=SUM([.J43];1)" office:value-type="float" office:value="16809" calcext:value-type="float">
            <text:p>16809</text:p>
          </table:table-cell>
          <table:table-cell table:style-name="ce87" table:formula="of:=SUM([.K43];1)" office:value-type="float" office:value="16810" calcext:value-type="float">
            <text:p>16810</text:p>
          </table:table-cell>
          <table:table-cell table:style-name="ce94" table:formula="of:=SUM([.L43];1)" office:value-type="float" office:value="16811" calcext:value-type="float">
            <text:p>16811</text:p>
          </table:table-cell>
          <table:table-cell table:style-name="ce104" table:formula="of:=SUM([.M43];1)" office:value-type="float" office:value="16812" calcext:value-type="float">
            <text:p>16812</text:p>
          </table:table-cell>
          <table:table-cell table:style-name="ce89" table:formula="of:=SUM([.N43];1)" office:value-type="float" office:value="16813" calcext:value-type="float">
            <text:p>16813</text:p>
          </table:table-cell>
          <table:table-cell table:style-name="ce87" table:formula="of:=SUM([.O43];1)" office:value-type="float" office:value="16814" calcext:value-type="float">
            <text:p>16814</text:p>
          </table:table-cell>
          <table:table-cell table:style-name="ce94" table:formula="of:=SUM([.P43];1)" office:value-type="float" office:value="16815" calcext:value-type="float">
            <text:p>16815</text:p>
          </table:table-cell>
          <table:table-cell table:style-name="ce87" table:formula="of:=SUM([.Q43];1)" office:value-type="float" office:value="16816" calcext:value-type="float">
            <text:p>16816</text:p>
          </table:table-cell>
          <table:table-cell table:style-name="ce94" table:formula="of:=SUM([.R43];1)" office:value-type="float" office:value="16817" calcext:value-type="float">
            <text:p>16817</text:p>
          </table:table-cell>
          <table:table-cell table:style-name="ce87" table:formula="of:=SUM([.S43];1)" office:value-type="float" office:value="16818" calcext:value-type="float">
            <text:p>16818</text:p>
          </table:table-cell>
          <table:table-cell table:style-name="ce94" table:formula="of:=SUM([.T43];1)" office:value-type="float" office:value="16819" calcext:value-type="float">
            <text:p>16819</text:p>
          </table:table-cell>
          <table:table-cell table:style-name="ce87" table:formula="of:=SUM([.U43];1)" office:value-type="float" office:value="16820" calcext:value-type="float">
            <text:p>16820</text:p>
          </table:table-cell>
          <table:table-cell table:style-name="ce94" table:formula="of:=SUM([.V43];1)" office:value-type="float" office:value="16821" calcext:value-type="float">
            <text:p>16821</text:p>
          </table:table-cell>
          <table:table-cell table:style-name="ce87" table:formula="of:=SUM([.W43];1)" office:value-type="float" office:value="16822" calcext:value-type="float">
            <text:p>16822</text:p>
          </table:table-cell>
          <table:table-cell table:style-name="ce94" table:formula="of:=SUM([.X43];1)" office:value-type="float" office:value="16823" calcext:value-type="float">
            <text:p>16823</text:p>
          </table:table-cell>
          <table:table-cell table:style-name="ce87" table:formula="of:=SUM([.Y43];1)" office:value-type="float" office:value="16824" calcext:value-type="float">
            <text:p>16824</text:p>
          </table:table-cell>
          <table:table-cell table:style-name="ce94" table:formula="of:=SUM([.Z43];1)" office:value-type="float" office:value="16825" calcext:value-type="float">
            <text:p>16825</text:p>
          </table:table-cell>
          <table:table-cell table:style-name="ce87" table:formula="of:=SUM([.AA43];1)" office:value-type="float" office:value="16826" calcext:value-type="float">
            <text:p>16826</text:p>
          </table:table-cell>
          <table:table-cell table:style-name="ce94" table:formula="of:=SUM([.AB43];1)" office:value-type="float" office:value="16827" calcext:value-type="float">
            <text:p>16827</text:p>
          </table:table-cell>
          <table:table-cell table:style-name="ce87" table:formula="of:=SUM([.AC43];1)" office:value-type="float" office:value="16828" calcext:value-type="float">
            <text:p>16828</text:p>
          </table:table-cell>
          <table:table-cell table:style-name="ce94" table:formula="of:=SUM([.AD43];1)" office:value-type="float" office:value="16829" calcext:value-type="float">
            <text:p>16829</text:p>
          </table:table-cell>
          <table:table-cell table:style-name="ce87" table:formula="of:=SUM([.AE43];1)" office:value-type="float" office:value="16830" calcext:value-type="float">
            <text:p>16830</text:p>
          </table:table-cell>
          <table:table-cell table:style-name="ce94" table:formula="of:=SUM([.AF43];1)" office:value-type="float" office:value="16831" calcext:value-type="float">
            <text:p>16831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6];1)" office:value-type="float" office:value="17056" calcext:value-type="float">
            <text:p>17056</text:p>
          </table:table-cell>
          <table:table-cell table:style-name="ce94" table:formula="of:=SUM([.B44];1)" office:value-type="float" office:value="17057" calcext:value-type="float">
            <text:p>17057</text:p>
          </table:table-cell>
          <table:table-cell table:style-name="ce87" table:formula="of:=SUM([.C44];1)" office:value-type="float" office:value="17058" calcext:value-type="float">
            <text:p>17058</text:p>
          </table:table-cell>
          <table:table-cell table:style-name="ce94" table:formula="of:=SUM([.D44];1)" office:value-type="float" office:value="17059" calcext:value-type="float">
            <text:p>17059</text:p>
          </table:table-cell>
          <table:table-cell table:style-name="ce87" table:formula="of:=SUM([.E44];1)" office:value-type="float" office:value="17060" calcext:value-type="float">
            <text:p>17060</text:p>
          </table:table-cell>
          <table:table-cell table:style-name="ce94" table:formula="of:=SUM([.F44];1)" office:value-type="float" office:value="17061" calcext:value-type="float">
            <text:p>17061</text:p>
          </table:table-cell>
          <table:table-cell table:style-name="ce87" table:formula="of:=SUM([.G44];1)" office:value-type="float" office:value="17062" calcext:value-type="float">
            <text:p>17062</text:p>
          </table:table-cell>
          <table:table-cell table:style-name="ce94" table:formula="of:=SUM([.H44];1)" office:value-type="float" office:value="17063" calcext:value-type="float">
            <text:p>17063</text:p>
          </table:table-cell>
          <table:table-cell table:style-name="ce87" table:formula="of:=SUM([.I44];1)" office:value-type="float" office:value="17064" calcext:value-type="float">
            <text:p>17064</text:p>
          </table:table-cell>
          <table:table-cell table:style-name="ce94" table:formula="of:=SUM([.J44];1)" office:value-type="float" office:value="17065" calcext:value-type="float">
            <text:p>17065</text:p>
          </table:table-cell>
          <table:table-cell table:style-name="ce87" table:formula="of:=SUM([.K44];1)" office:value-type="float" office:value="17066" calcext:value-type="float">
            <text:p>17066</text:p>
          </table:table-cell>
          <table:table-cell table:style-name="ce94" table:formula="of:=SUM([.L44];1)" office:value-type="float" office:value="17067" calcext:value-type="float">
            <text:p>17067</text:p>
          </table:table-cell>
          <table:table-cell table:style-name="ce104" table:formula="of:=SUM([.M44];1)" office:value-type="float" office:value="17068" calcext:value-type="float">
            <text:p>17068</text:p>
          </table:table-cell>
          <table:table-cell table:style-name="ce89" table:formula="of:=SUM([.N44];1)" office:value-type="float" office:value="17069" calcext:value-type="float">
            <text:p>17069</text:p>
          </table:table-cell>
          <table:table-cell table:style-name="ce87" table:formula="of:=SUM([.O44];1)" office:value-type="float" office:value="17070" calcext:value-type="float">
            <text:p>17070</text:p>
          </table:table-cell>
          <table:table-cell table:style-name="ce94" table:formula="of:=SUM([.P44];1)" office:value-type="float" office:value="17071" calcext:value-type="float">
            <text:p>17071</text:p>
          </table:table-cell>
          <table:table-cell table:style-name="ce87" table:formula="of:=SUM([.Q44];1)" office:value-type="float" office:value="17072" calcext:value-type="float">
            <text:p>17072</text:p>
          </table:table-cell>
          <table:table-cell table:style-name="ce94" table:formula="of:=SUM([.R44];1)" office:value-type="float" office:value="17073" calcext:value-type="float">
            <text:p>17073</text:p>
          </table:table-cell>
          <table:table-cell table:style-name="ce87" table:formula="of:=SUM([.S44];1)" office:value-type="float" office:value="17074" calcext:value-type="float">
            <text:p>17074</text:p>
          </table:table-cell>
          <table:table-cell table:style-name="ce94" table:formula="of:=SUM([.T44];1)" office:value-type="float" office:value="17075" calcext:value-type="float">
            <text:p>17075</text:p>
          </table:table-cell>
          <table:table-cell table:style-name="ce87" table:formula="of:=SUM([.U44];1)" office:value-type="float" office:value="17076" calcext:value-type="float">
            <text:p>17076</text:p>
          </table:table-cell>
          <table:table-cell table:style-name="ce94" table:formula="of:=SUM([.V44];1)" office:value-type="float" office:value="17077" calcext:value-type="float">
            <text:p>17077</text:p>
          </table:table-cell>
          <table:table-cell table:style-name="ce87" table:formula="of:=SUM([.W44];1)" office:value-type="float" office:value="17078" calcext:value-type="float">
            <text:p>17078</text:p>
          </table:table-cell>
          <table:table-cell table:style-name="ce94" table:formula="of:=SUM([.X44];1)" office:value-type="float" office:value="17079" calcext:value-type="float">
            <text:p>17079</text:p>
          </table:table-cell>
          <table:table-cell table:style-name="ce87" table:formula="of:=SUM([.Y44];1)" office:value-type="float" office:value="17080" calcext:value-type="float">
            <text:p>17080</text:p>
          </table:table-cell>
          <table:table-cell table:style-name="ce94" table:formula="of:=SUM([.Z44];1)" office:value-type="float" office:value="17081" calcext:value-type="float">
            <text:p>17081</text:p>
          </table:table-cell>
          <table:table-cell table:style-name="ce87" table:formula="of:=SUM([.AA44];1)" office:value-type="float" office:value="17082" calcext:value-type="float">
            <text:p>17082</text:p>
          </table:table-cell>
          <table:table-cell table:style-name="ce94" table:formula="of:=SUM([.AB44];1)" office:value-type="float" office:value="17083" calcext:value-type="float">
            <text:p>17083</text:p>
          </table:table-cell>
          <table:table-cell table:style-name="ce87" table:formula="of:=SUM([.AC44];1)" office:value-type="float" office:value="17084" calcext:value-type="float">
            <text:p>17084</text:p>
          </table:table-cell>
          <table:table-cell table:style-name="ce94" table:formula="of:=SUM([.AD44];1)" office:value-type="float" office:value="17085" calcext:value-type="float">
            <text:p>17085</text:p>
          </table:table-cell>
          <table:table-cell table:style-name="ce87" table:formula="of:=SUM([.AE44];1)" office:value-type="float" office:value="17086" calcext:value-type="float">
            <text:p>17086</text:p>
          </table:table-cell>
          <table:table-cell table:style-name="ce94" table:formula="of:=SUM([.AF44];1)" office:value-type="float" office:value="17087" calcext:value-type="float">
            <text:p>17087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7];1)" office:value-type="float" office:value="17312" calcext:value-type="float">
            <text:p>17312</text:p>
          </table:table-cell>
          <table:table-cell table:style-name="ce94" table:formula="of:=SUM([.B45];1)" office:value-type="float" office:value="17313" calcext:value-type="float">
            <text:p>17313</text:p>
          </table:table-cell>
          <table:table-cell table:style-name="ce87" table:formula="of:=SUM([.C45];1)" office:value-type="float" office:value="17314" calcext:value-type="float">
            <text:p>17314</text:p>
          </table:table-cell>
          <table:table-cell table:style-name="ce94" table:formula="of:=SUM([.D45];1)" office:value-type="float" office:value="17315" calcext:value-type="float">
            <text:p>17315</text:p>
          </table:table-cell>
          <table:table-cell table:style-name="ce87" table:formula="of:=SUM([.E45];1)" office:value-type="float" office:value="17316" calcext:value-type="float">
            <text:p>17316</text:p>
          </table:table-cell>
          <table:table-cell table:style-name="ce94" table:formula="of:=SUM([.F45];1)" office:value-type="float" office:value="17317" calcext:value-type="float">
            <text:p>17317</text:p>
          </table:table-cell>
          <table:table-cell table:style-name="ce87" table:formula="of:=SUM([.G45];1)" office:value-type="float" office:value="17318" calcext:value-type="float">
            <text:p>17318</text:p>
          </table:table-cell>
          <table:table-cell table:style-name="ce94" table:formula="of:=SUM([.H45];1)" office:value-type="float" office:value="17319" calcext:value-type="float">
            <text:p>17319</text:p>
          </table:table-cell>
          <table:table-cell table:style-name="ce87" table:formula="of:=SUM([.I45];1)" office:value-type="float" office:value="17320" calcext:value-type="float">
            <text:p>17320</text:p>
          </table:table-cell>
          <table:table-cell table:style-name="ce94" table:formula="of:=SUM([.J45];1)" office:value-type="float" office:value="17321" calcext:value-type="float">
            <text:p>17321</text:p>
          </table:table-cell>
          <table:table-cell table:style-name="ce87" table:formula="of:=SUM([.K45];1)" office:value-type="float" office:value="17322" calcext:value-type="float">
            <text:p>17322</text:p>
          </table:table-cell>
          <table:table-cell table:style-name="ce94" table:formula="of:=SUM([.L45];1)" office:value-type="float" office:value="17323" calcext:value-type="float">
            <text:p>17323</text:p>
          </table:table-cell>
          <table:table-cell table:style-name="ce104" table:formula="of:=SUM([.M45];1)" office:value-type="float" office:value="17324" calcext:value-type="float">
            <text:p>17324</text:p>
          </table:table-cell>
          <table:table-cell table:style-name="ce89" table:formula="of:=SUM([.N45];1)" office:value-type="float" office:value="17325" calcext:value-type="float">
            <text:p>17325</text:p>
          </table:table-cell>
          <table:table-cell table:style-name="ce87" table:formula="of:=SUM([.O45];1)" office:value-type="float" office:value="17326" calcext:value-type="float">
            <text:p>17326</text:p>
          </table:table-cell>
          <table:table-cell table:style-name="ce94" table:formula="of:=SUM([.P45];1)" office:value-type="float" office:value="17327" calcext:value-type="float">
            <text:p>17327</text:p>
          </table:table-cell>
          <table:table-cell table:style-name="ce87" table:formula="of:=SUM([.Q45];1)" office:value-type="float" office:value="17328" calcext:value-type="float">
            <text:p>17328</text:p>
          </table:table-cell>
          <table:table-cell table:style-name="ce94" table:formula="of:=SUM([.R45];1)" office:value-type="float" office:value="17329" calcext:value-type="float">
            <text:p>17329</text:p>
          </table:table-cell>
          <table:table-cell table:style-name="ce87" table:formula="of:=SUM([.S45];1)" office:value-type="float" office:value="17330" calcext:value-type="float">
            <text:p>17330</text:p>
          </table:table-cell>
          <table:table-cell table:style-name="ce94" table:formula="of:=SUM([.T45];1)" office:value-type="float" office:value="17331" calcext:value-type="float">
            <text:p>17331</text:p>
          </table:table-cell>
          <table:table-cell table:style-name="ce87" table:formula="of:=SUM([.U45];1)" office:value-type="float" office:value="17332" calcext:value-type="float">
            <text:p>17332</text:p>
          </table:table-cell>
          <table:table-cell table:style-name="ce94" table:formula="of:=SUM([.V45];1)" office:value-type="float" office:value="17333" calcext:value-type="float">
            <text:p>17333</text:p>
          </table:table-cell>
          <table:table-cell table:style-name="ce87" table:formula="of:=SUM([.W45];1)" office:value-type="float" office:value="17334" calcext:value-type="float">
            <text:p>17334</text:p>
          </table:table-cell>
          <table:table-cell table:style-name="ce94" table:formula="of:=SUM([.X45];1)" office:value-type="float" office:value="17335" calcext:value-type="float">
            <text:p>17335</text:p>
          </table:table-cell>
          <table:table-cell table:style-name="ce87" table:formula="of:=SUM([.Y45];1)" office:value-type="float" office:value="17336" calcext:value-type="float">
            <text:p>17336</text:p>
          </table:table-cell>
          <table:table-cell table:style-name="ce94" table:formula="of:=SUM([.Z45];1)" office:value-type="float" office:value="17337" calcext:value-type="float">
            <text:p>17337</text:p>
          </table:table-cell>
          <table:table-cell table:style-name="ce87" table:formula="of:=SUM([.AA45];1)" office:value-type="float" office:value="17338" calcext:value-type="float">
            <text:p>17338</text:p>
          </table:table-cell>
          <table:table-cell table:style-name="ce94" table:formula="of:=SUM([.AB45];1)" office:value-type="float" office:value="17339" calcext:value-type="float">
            <text:p>17339</text:p>
          </table:table-cell>
          <table:table-cell table:style-name="ce87" table:formula="of:=SUM([.AC45];1)" office:value-type="float" office:value="17340" calcext:value-type="float">
            <text:p>17340</text:p>
          </table:table-cell>
          <table:table-cell table:style-name="ce94" table:formula="of:=SUM([.AD45];1)" office:value-type="float" office:value="17341" calcext:value-type="float">
            <text:p>17341</text:p>
          </table:table-cell>
          <table:table-cell table:style-name="ce87" table:formula="of:=SUM([.AE45];1)" office:value-type="float" office:value="17342" calcext:value-type="float">
            <text:p>17342</text:p>
          </table:table-cell>
          <table:table-cell table:style-name="ce94" table:formula="of:=SUM([.AF45];1)" office:value-type="float" office:value="17343" calcext:value-type="float">
            <text:p>17343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8];1)" office:value-type="float" office:value="17568" calcext:value-type="float">
            <text:p>17568</text:p>
          </table:table-cell>
          <table:table-cell table:style-name="ce94" table:formula="of:=SUM([.B46];1)" office:value-type="float" office:value="17569" calcext:value-type="float">
            <text:p>17569</text:p>
          </table:table-cell>
          <table:table-cell table:style-name="ce87" table:formula="of:=SUM([.C46];1)" office:value-type="float" office:value="17570" calcext:value-type="float">
            <text:p>17570</text:p>
          </table:table-cell>
          <table:table-cell table:style-name="ce94" table:formula="of:=SUM([.D46];1)" office:value-type="float" office:value="17571" calcext:value-type="float">
            <text:p>17571</text:p>
          </table:table-cell>
          <table:table-cell table:style-name="ce87" table:formula="of:=SUM([.E46];1)" office:value-type="float" office:value="17572" calcext:value-type="float">
            <text:p>17572</text:p>
          </table:table-cell>
          <table:table-cell table:style-name="ce94" table:formula="of:=SUM([.F46];1)" office:value-type="float" office:value="17573" calcext:value-type="float">
            <text:p>17573</text:p>
          </table:table-cell>
          <table:table-cell table:style-name="ce87" table:formula="of:=SUM([.G46];1)" office:value-type="float" office:value="17574" calcext:value-type="float">
            <text:p>17574</text:p>
          </table:table-cell>
          <table:table-cell table:style-name="ce94" table:formula="of:=SUM([.H46];1)" office:value-type="float" office:value="17575" calcext:value-type="float">
            <text:p>17575</text:p>
          </table:table-cell>
          <table:table-cell table:style-name="ce87" table:formula="of:=SUM([.I46];1)" office:value-type="float" office:value="17576" calcext:value-type="float">
            <text:p>17576</text:p>
          </table:table-cell>
          <table:table-cell table:style-name="ce94" table:formula="of:=SUM([.J46];1)" office:value-type="float" office:value="17577" calcext:value-type="float">
            <text:p>17577</text:p>
          </table:table-cell>
          <table:table-cell table:style-name="ce87" table:formula="of:=SUM([.K46];1)" office:value-type="float" office:value="17578" calcext:value-type="float">
            <text:p>17578</text:p>
          </table:table-cell>
          <table:table-cell table:style-name="ce94" table:formula="of:=SUM([.L46];1)" office:value-type="float" office:value="17579" calcext:value-type="float">
            <text:p>17579</text:p>
          </table:table-cell>
          <table:table-cell table:style-name="ce104" table:formula="of:=SUM([.M46];1)" office:value-type="float" office:value="17580" calcext:value-type="float">
            <text:p>17580</text:p>
          </table:table-cell>
          <table:table-cell table:style-name="ce89" table:formula="of:=SUM([.N46];1)" office:value-type="float" office:value="17581" calcext:value-type="float">
            <text:p>17581</text:p>
          </table:table-cell>
          <table:table-cell table:style-name="ce87" table:formula="of:=SUM([.O46];1)" office:value-type="float" office:value="17582" calcext:value-type="float">
            <text:p>17582</text:p>
          </table:table-cell>
          <table:table-cell table:style-name="ce94" table:formula="of:=SUM([.P46];1)" office:value-type="float" office:value="17583" calcext:value-type="float">
            <text:p>17583</text:p>
          </table:table-cell>
          <table:table-cell table:style-name="ce87" table:formula="of:=SUM([.Q46];1)" office:value-type="float" office:value="17584" calcext:value-type="float">
            <text:p>17584</text:p>
          </table:table-cell>
          <table:table-cell table:style-name="ce94" table:formula="of:=SUM([.R46];1)" office:value-type="float" office:value="17585" calcext:value-type="float">
            <text:p>17585</text:p>
          </table:table-cell>
          <table:table-cell table:style-name="ce87" table:formula="of:=SUM([.S46];1)" office:value-type="float" office:value="17586" calcext:value-type="float">
            <text:p>17586</text:p>
          </table:table-cell>
          <table:table-cell table:style-name="ce94" table:formula="of:=SUM([.T46];1)" office:value-type="float" office:value="17587" calcext:value-type="float">
            <text:p>17587</text:p>
          </table:table-cell>
          <table:table-cell table:style-name="ce87" table:formula="of:=SUM([.U46];1)" office:value-type="float" office:value="17588" calcext:value-type="float">
            <text:p>17588</text:p>
          </table:table-cell>
          <table:table-cell table:style-name="ce94" table:formula="of:=SUM([.V46];1)" office:value-type="float" office:value="17589" calcext:value-type="float">
            <text:p>17589</text:p>
          </table:table-cell>
          <table:table-cell table:style-name="ce87" table:formula="of:=SUM([.W46];1)" office:value-type="float" office:value="17590" calcext:value-type="float">
            <text:p>17590</text:p>
          </table:table-cell>
          <table:table-cell table:style-name="ce94" table:formula="of:=SUM([.X46];1)" office:value-type="float" office:value="17591" calcext:value-type="float">
            <text:p>17591</text:p>
          </table:table-cell>
          <table:table-cell table:style-name="ce87" table:formula="of:=SUM([.Y46];1)" office:value-type="float" office:value="17592" calcext:value-type="float">
            <text:p>17592</text:p>
          </table:table-cell>
          <table:table-cell table:style-name="ce94" table:formula="of:=SUM([.Z46];1)" office:value-type="float" office:value="17593" calcext:value-type="float">
            <text:p>17593</text:p>
          </table:table-cell>
          <table:table-cell table:style-name="ce87" table:formula="of:=SUM([.AA46];1)" office:value-type="float" office:value="17594" calcext:value-type="float">
            <text:p>17594</text:p>
          </table:table-cell>
          <table:table-cell table:style-name="ce94" table:formula="of:=SUM([.AB46];1)" office:value-type="float" office:value="17595" calcext:value-type="float">
            <text:p>17595</text:p>
          </table:table-cell>
          <table:table-cell table:style-name="ce87" table:formula="of:=SUM([.AC46];1)" office:value-type="float" office:value="17596" calcext:value-type="float">
            <text:p>17596</text:p>
          </table:table-cell>
          <table:table-cell table:style-name="ce94" table:formula="of:=SUM([.AD46];1)" office:value-type="float" office:value="17597" calcext:value-type="float">
            <text:p>17597</text:p>
          </table:table-cell>
          <table:table-cell table:style-name="ce87" table:formula="of:=SUM([.AE46];1)" office:value-type="float" office:value="17598" calcext:value-type="float">
            <text:p>17598</text:p>
          </table:table-cell>
          <table:table-cell table:style-name="ce94" table:formula="of:=SUM([.AF46];1)" office:value-type="float" office:value="17599" calcext:value-type="float">
            <text:p>17599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9];1)" office:value-type="float" office:value="17824" calcext:value-type="float">
            <text:p>17824</text:p>
          </table:table-cell>
          <table:table-cell table:style-name="ce94" table:formula="of:=SUM([.B47];1)" office:value-type="float" office:value="17825" calcext:value-type="float">
            <text:p>17825</text:p>
          </table:table-cell>
          <table:table-cell table:style-name="ce87" table:formula="of:=SUM([.C47];1)" office:value-type="float" office:value="17826" calcext:value-type="float">
            <text:p>17826</text:p>
          </table:table-cell>
          <table:table-cell table:style-name="ce94" table:formula="of:=SUM([.D47];1)" office:value-type="float" office:value="17827" calcext:value-type="float">
            <text:p>17827</text:p>
          </table:table-cell>
          <table:table-cell table:style-name="ce87" table:formula="of:=SUM([.E47];1)" office:value-type="float" office:value="17828" calcext:value-type="float">
            <text:p>17828</text:p>
          </table:table-cell>
          <table:table-cell table:style-name="ce94" table:formula="of:=SUM([.F47];1)" office:value-type="float" office:value="17829" calcext:value-type="float">
            <text:p>17829</text:p>
          </table:table-cell>
          <table:table-cell table:style-name="ce87" table:formula="of:=SUM([.G47];1)" office:value-type="float" office:value="17830" calcext:value-type="float">
            <text:p>17830</text:p>
          </table:table-cell>
          <table:table-cell table:style-name="ce94" table:formula="of:=SUM([.H47];1)" office:value-type="float" office:value="17831" calcext:value-type="float">
            <text:p>17831</text:p>
          </table:table-cell>
          <table:table-cell table:style-name="ce87" table:formula="of:=SUM([.I47];1)" office:value-type="float" office:value="17832" calcext:value-type="float">
            <text:p>17832</text:p>
          </table:table-cell>
          <table:table-cell table:style-name="ce94" table:formula="of:=SUM([.J47];1)" office:value-type="float" office:value="17833" calcext:value-type="float">
            <text:p>17833</text:p>
          </table:table-cell>
          <table:table-cell table:style-name="ce87" table:formula="of:=SUM([.K47];1)" office:value-type="float" office:value="17834" calcext:value-type="float">
            <text:p>17834</text:p>
          </table:table-cell>
          <table:table-cell table:style-name="ce94" table:formula="of:=SUM([.L47];1)" office:value-type="float" office:value="17835" calcext:value-type="float">
            <text:p>17835</text:p>
          </table:table-cell>
          <table:table-cell table:style-name="ce104" table:formula="of:=SUM([.M47];1)" office:value-type="float" office:value="17836" calcext:value-type="float">
            <text:p>17836</text:p>
          </table:table-cell>
          <table:table-cell table:style-name="ce89" table:formula="of:=SUM([.N47];1)" office:value-type="float" office:value="17837" calcext:value-type="float">
            <text:p>17837</text:p>
          </table:table-cell>
          <table:table-cell table:style-name="ce87" table:formula="of:=SUM([.O47];1)" office:value-type="float" office:value="17838" calcext:value-type="float">
            <text:p>17838</text:p>
          </table:table-cell>
          <table:table-cell table:style-name="ce94" table:formula="of:=SUM([.P47];1)" office:value-type="float" office:value="17839" calcext:value-type="float">
            <text:p>17839</text:p>
          </table:table-cell>
          <table:table-cell table:style-name="ce87" table:formula="of:=SUM([.Q47];1)" office:value-type="float" office:value="17840" calcext:value-type="float">
            <text:p>17840</text:p>
          </table:table-cell>
          <table:table-cell table:style-name="ce94" table:formula="of:=SUM([.R47];1)" office:value-type="float" office:value="17841" calcext:value-type="float">
            <text:p>17841</text:p>
          </table:table-cell>
          <table:table-cell table:style-name="ce87" table:formula="of:=SUM([.S47];1)" office:value-type="float" office:value="17842" calcext:value-type="float">
            <text:p>17842</text:p>
          </table:table-cell>
          <table:table-cell table:style-name="ce94" table:formula="of:=SUM([.T47];1)" office:value-type="float" office:value="17843" calcext:value-type="float">
            <text:p>17843</text:p>
          </table:table-cell>
          <table:table-cell table:style-name="ce87" table:formula="of:=SUM([.U47];1)" office:value-type="float" office:value="17844" calcext:value-type="float">
            <text:p>17844</text:p>
          </table:table-cell>
          <table:table-cell table:style-name="ce94" table:formula="of:=SUM([.V47];1)" office:value-type="float" office:value="17845" calcext:value-type="float">
            <text:p>17845</text:p>
          </table:table-cell>
          <table:table-cell table:style-name="ce87" table:formula="of:=SUM([.W47];1)" office:value-type="float" office:value="17846" calcext:value-type="float">
            <text:p>17846</text:p>
          </table:table-cell>
          <table:table-cell table:style-name="ce94" table:formula="of:=SUM([.X47];1)" office:value-type="float" office:value="17847" calcext:value-type="float">
            <text:p>17847</text:p>
          </table:table-cell>
          <table:table-cell table:style-name="ce87" table:formula="of:=SUM([.Y47];1)" office:value-type="float" office:value="17848" calcext:value-type="float">
            <text:p>17848</text:p>
          </table:table-cell>
          <table:table-cell table:style-name="ce94" table:formula="of:=SUM([.Z47];1)" office:value-type="float" office:value="17849" calcext:value-type="float">
            <text:p>17849</text:p>
          </table:table-cell>
          <table:table-cell table:style-name="ce87" table:formula="of:=SUM([.AA47];1)" office:value-type="float" office:value="17850" calcext:value-type="float">
            <text:p>17850</text:p>
          </table:table-cell>
          <table:table-cell table:style-name="ce94" table:formula="of:=SUM([.AB47];1)" office:value-type="float" office:value="17851" calcext:value-type="float">
            <text:p>17851</text:p>
          </table:table-cell>
          <table:table-cell table:style-name="ce87" table:formula="of:=SUM([.AC47];1)" office:value-type="float" office:value="17852" calcext:value-type="float">
            <text:p>17852</text:p>
          </table:table-cell>
          <table:table-cell table:style-name="ce94" table:formula="of:=SUM([.AD47];1)" office:value-type="float" office:value="17853" calcext:value-type="float">
            <text:p>17853</text:p>
          </table:table-cell>
          <table:table-cell table:style-name="ce87" table:formula="of:=SUM([.AE47];1)" office:value-type="float" office:value="17854" calcext:value-type="float">
            <text:p>17854</text:p>
          </table:table-cell>
          <table:table-cell table:style-name="ce94" table:formula="of:=SUM([.AF47];1)" office:value-type="float" office:value="17855" calcext:value-type="float">
            <text:p>17855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40];1)" office:value-type="float" office:value="18080" calcext:value-type="float">
            <text:p>18080</text:p>
          </table:table-cell>
          <table:table-cell table:style-name="ce94" table:formula="of:=SUM([.B48];1)" office:value-type="float" office:value="18081" calcext:value-type="float">
            <text:p>18081</text:p>
          </table:table-cell>
          <table:table-cell table:style-name="ce87" table:formula="of:=SUM([.C48];1)" office:value-type="float" office:value="18082" calcext:value-type="float">
            <text:p>18082</text:p>
          </table:table-cell>
          <table:table-cell table:style-name="ce94" table:formula="of:=SUM([.D48];1)" office:value-type="float" office:value="18083" calcext:value-type="float">
            <text:p>18083</text:p>
          </table:table-cell>
          <table:table-cell table:style-name="ce87" table:formula="of:=SUM([.E48];1)" office:value-type="float" office:value="18084" calcext:value-type="float">
            <text:p>18084</text:p>
          </table:table-cell>
          <table:table-cell table:style-name="ce94" table:formula="of:=SUM([.F48];1)" office:value-type="float" office:value="18085" calcext:value-type="float">
            <text:p>18085</text:p>
          </table:table-cell>
          <table:table-cell table:style-name="ce87" table:formula="of:=SUM([.G48];1)" office:value-type="float" office:value="18086" calcext:value-type="float">
            <text:p>18086</text:p>
          </table:table-cell>
          <table:table-cell table:style-name="ce94" table:formula="of:=SUM([.H48];1)" office:value-type="float" office:value="18087" calcext:value-type="float">
            <text:p>18087</text:p>
          </table:table-cell>
          <table:table-cell table:style-name="ce87" table:formula="of:=SUM([.I48];1)" office:value-type="float" office:value="18088" calcext:value-type="float">
            <text:p>18088</text:p>
          </table:table-cell>
          <table:table-cell table:style-name="ce94" table:formula="of:=SUM([.J48];1)" office:value-type="float" office:value="18089" calcext:value-type="float">
            <text:p>18089</text:p>
          </table:table-cell>
          <table:table-cell table:style-name="ce87" table:formula="of:=SUM([.K48];1)" office:value-type="float" office:value="18090" calcext:value-type="float">
            <text:p>18090</text:p>
          </table:table-cell>
          <table:table-cell table:style-name="ce94" table:formula="of:=SUM([.L48];1)" office:value-type="float" office:value="18091" calcext:value-type="float">
            <text:p>18091</text:p>
          </table:table-cell>
          <table:table-cell table:style-name="ce104" table:formula="of:=SUM([.M48];1)" office:value-type="float" office:value="18092" calcext:value-type="float">
            <text:p>18092</text:p>
          </table:table-cell>
          <table:table-cell table:style-name="ce89" table:formula="of:=SUM([.N48];1)" office:value-type="float" office:value="18093" calcext:value-type="float">
            <text:p>18093</text:p>
          </table:table-cell>
          <table:table-cell table:style-name="ce87" table:formula="of:=SUM([.O48];1)" office:value-type="float" office:value="18094" calcext:value-type="float">
            <text:p>18094</text:p>
          </table:table-cell>
          <table:table-cell table:style-name="ce94" table:formula="of:=SUM([.P48];1)" office:value-type="float" office:value="18095" calcext:value-type="float">
            <text:p>18095</text:p>
          </table:table-cell>
          <table:table-cell table:style-name="ce87" table:formula="of:=SUM([.Q48];1)" office:value-type="float" office:value="18096" calcext:value-type="float">
            <text:p>18096</text:p>
          </table:table-cell>
          <table:table-cell table:style-name="ce94" table:formula="of:=SUM([.R48];1)" office:value-type="float" office:value="18097" calcext:value-type="float">
            <text:p>18097</text:p>
          </table:table-cell>
          <table:table-cell table:style-name="ce87" table:formula="of:=SUM([.S48];1)" office:value-type="float" office:value="18098" calcext:value-type="float">
            <text:p>18098</text:p>
          </table:table-cell>
          <table:table-cell table:style-name="ce94" table:formula="of:=SUM([.T48];1)" office:value-type="float" office:value="18099" calcext:value-type="float">
            <text:p>18099</text:p>
          </table:table-cell>
          <table:table-cell table:style-name="ce87" table:formula="of:=SUM([.U48];1)" office:value-type="float" office:value="18100" calcext:value-type="float">
            <text:p>18100</text:p>
          </table:table-cell>
          <table:table-cell table:style-name="ce94" table:formula="of:=SUM([.V48];1)" office:value-type="float" office:value="18101" calcext:value-type="float">
            <text:p>18101</text:p>
          </table:table-cell>
          <table:table-cell table:style-name="ce87" table:formula="of:=SUM([.W48];1)" office:value-type="float" office:value="18102" calcext:value-type="float">
            <text:p>18102</text:p>
          </table:table-cell>
          <table:table-cell table:style-name="ce94" table:formula="of:=SUM([.X48];1)" office:value-type="float" office:value="18103" calcext:value-type="float">
            <text:p>18103</text:p>
          </table:table-cell>
          <table:table-cell table:style-name="ce87" table:formula="of:=SUM([.Y48];1)" office:value-type="float" office:value="18104" calcext:value-type="float">
            <text:p>18104</text:p>
          </table:table-cell>
          <table:table-cell table:style-name="ce94" table:formula="of:=SUM([.Z48];1)" office:value-type="float" office:value="18105" calcext:value-type="float">
            <text:p>18105</text:p>
          </table:table-cell>
          <table:table-cell table:style-name="ce87" table:formula="of:=SUM([.AA48];1)" office:value-type="float" office:value="18106" calcext:value-type="float">
            <text:p>18106</text:p>
          </table:table-cell>
          <table:table-cell table:style-name="ce94" table:formula="of:=SUM([.AB48];1)" office:value-type="float" office:value="18107" calcext:value-type="float">
            <text:p>18107</text:p>
          </table:table-cell>
          <table:table-cell table:style-name="ce87" table:formula="of:=SUM([.AC48];1)" office:value-type="float" office:value="18108" calcext:value-type="float">
            <text:p>18108</text:p>
          </table:table-cell>
          <table:table-cell table:style-name="ce94" table:formula="of:=SUM([.AD48];1)" office:value-type="float" office:value="18109" calcext:value-type="float">
            <text:p>18109</text:p>
          </table:table-cell>
          <table:table-cell table:style-name="ce87" table:formula="of:=SUM([.AE48];1)" office:value-type="float" office:value="18110" calcext:value-type="float">
            <text:p>18110</text:p>
          </table:table-cell>
          <table:table-cell table:style-name="ce94" table:formula="of:=SUM([.AF48];1)" office:value-type="float" office:value="18111" calcext:value-type="float">
            <text:p>18111</text:p>
          </table:table-cell>
          <table:table-cell table:number-columns-repeated="31"/>
        </table:table-row>
        <table:table-row table:style-name="ro2">
          <table:covered-table-cell table:style-name="ce86"/>
          <table:table-cell table:style-name="ce93" table:formula="of:=SUM([.AG41];1)" office:value-type="float" office:value="18336" calcext:value-type="float">
            <text:p>18336</text:p>
          </table:table-cell>
          <table:table-cell table:style-name="ce96" table:formula="of:=SUM([.B49];1)" office:value-type="float" office:value="18337" calcext:value-type="float">
            <text:p>18337</text:p>
          </table:table-cell>
          <table:table-cell table:style-name="ce87" table:formula="of:=SUM([.C49];1)" office:value-type="float" office:value="18338" calcext:value-type="float">
            <text:p>18338</text:p>
          </table:table-cell>
          <table:table-cell table:style-name="ce96" table:formula="of:=SUM([.D49];1)" office:value-type="float" office:value="18339" calcext:value-type="float">
            <text:p>18339</text:p>
          </table:table-cell>
          <table:table-cell table:style-name="ce87" table:formula="of:=SUM([.E49];1)" office:value-type="float" office:value="18340" calcext:value-type="float">
            <text:p>18340</text:p>
          </table:table-cell>
          <table:table-cell table:style-name="ce96" table:formula="of:=SUM([.F49];1)" office:value-type="float" office:value="18341" calcext:value-type="float">
            <text:p>18341</text:p>
          </table:table-cell>
          <table:table-cell table:style-name="ce87" table:formula="of:=SUM([.G49];1)" office:value-type="float" office:value="18342" calcext:value-type="float">
            <text:p>18342</text:p>
          </table:table-cell>
          <table:table-cell table:style-name="ce96" table:formula="of:=SUM([.H49];1)" office:value-type="float" office:value="18343" calcext:value-type="float">
            <text:p>18343</text:p>
          </table:table-cell>
          <table:table-cell table:style-name="ce87" table:formula="of:=SUM([.I49];1)" office:value-type="float" office:value="18344" calcext:value-type="float">
            <text:p>18344</text:p>
          </table:table-cell>
          <table:table-cell table:style-name="ce96" table:formula="of:=SUM([.J49];1)" office:value-type="float" office:value="18345" calcext:value-type="float">
            <text:p>18345</text:p>
          </table:table-cell>
          <table:table-cell table:style-name="ce87" table:formula="of:=SUM([.K49];1)" office:value-type="float" office:value="18346" calcext:value-type="float">
            <text:p>18346</text:p>
          </table:table-cell>
          <table:table-cell table:style-name="ce96" table:formula="of:=SUM([.L49];1)" office:value-type="float" office:value="18347" calcext:value-type="float">
            <text:p>18347</text:p>
          </table:table-cell>
          <table:table-cell table:style-name="ce104" table:formula="of:=SUM([.M49];1)" office:value-type="float" office:value="18348" calcext:value-type="float">
            <text:p>18348</text:p>
          </table:table-cell>
          <table:table-cell table:style-name="ce90" table:formula="of:=SUM([.N49];1)" office:value-type="float" office:value="18349" calcext:value-type="float">
            <text:p>18349</text:p>
          </table:table-cell>
          <table:table-cell table:style-name="ce87" table:formula="of:=SUM([.O49];1)" office:value-type="float" office:value="18350" calcext:value-type="float">
            <text:p>18350</text:p>
          </table:table-cell>
          <table:table-cell table:style-name="ce96" table:formula="of:=SUM([.P49];1)" office:value-type="float" office:value="18351" calcext:value-type="float">
            <text:p>18351</text:p>
          </table:table-cell>
          <table:table-cell table:style-name="ce87" table:formula="of:=SUM([.Q49];1)" office:value-type="float" office:value="18352" calcext:value-type="float">
            <text:p>18352</text:p>
          </table:table-cell>
          <table:table-cell table:style-name="ce96" table:formula="of:=SUM([.R49];1)" office:value-type="float" office:value="18353" calcext:value-type="float">
            <text:p>18353</text:p>
          </table:table-cell>
          <table:table-cell table:style-name="ce87" table:formula="of:=SUM([.S49];1)" office:value-type="float" office:value="18354" calcext:value-type="float">
            <text:p>18354</text:p>
          </table:table-cell>
          <table:table-cell table:style-name="ce96" table:formula="of:=SUM([.T49];1)" office:value-type="float" office:value="18355" calcext:value-type="float">
            <text:p>18355</text:p>
          </table:table-cell>
          <table:table-cell table:style-name="ce87" table:formula="of:=SUM([.U49];1)" office:value-type="float" office:value="18356" calcext:value-type="float">
            <text:p>18356</text:p>
          </table:table-cell>
          <table:table-cell table:style-name="ce96" table:formula="of:=SUM([.V49];1)" office:value-type="float" office:value="18357" calcext:value-type="float">
            <text:p>18357</text:p>
          </table:table-cell>
          <table:table-cell table:style-name="ce87" table:formula="of:=SUM([.W49];1)" office:value-type="float" office:value="18358" calcext:value-type="float">
            <text:p>18358</text:p>
          </table:table-cell>
          <table:table-cell table:style-name="ce96" table:formula="of:=SUM([.X49];1)" office:value-type="float" office:value="18359" calcext:value-type="float">
            <text:p>18359</text:p>
          </table:table-cell>
          <table:table-cell table:style-name="ce87" table:formula="of:=SUM([.Y49];1)" office:value-type="float" office:value="18360" calcext:value-type="float">
            <text:p>18360</text:p>
          </table:table-cell>
          <table:table-cell table:style-name="ce96" table:formula="of:=SUM([.Z49];1)" office:value-type="float" office:value="18361" calcext:value-type="float">
            <text:p>18361</text:p>
          </table:table-cell>
          <table:table-cell table:style-name="ce87" table:formula="of:=SUM([.AA49];1)" office:value-type="float" office:value="18362" calcext:value-type="float">
            <text:p>18362</text:p>
          </table:table-cell>
          <table:table-cell table:style-name="ce96" table:formula="of:=SUM([.AB49];1)" office:value-type="float" office:value="18363" calcext:value-type="float">
            <text:p>18363</text:p>
          </table:table-cell>
          <table:table-cell table:style-name="ce87" table:formula="of:=SUM([.AC49];1)" office:value-type="float" office:value="18364" calcext:value-type="float">
            <text:p>18364</text:p>
          </table:table-cell>
          <table:table-cell table:style-name="ce94" table:formula="of:=SUM([.AD49];1)" office:value-type="float" office:value="18365" calcext:value-type="float">
            <text:p>18365</text:p>
          </table:table-cell>
          <table:table-cell table:style-name="ce87" table:formula="of:=SUM([.AE49];1)" office:value-type="float" office:value="18366" calcext:value-type="float">
            <text:p>18366</text:p>
          </table:table-cell>
          <table:table-cell table:style-name="ce94" table:formula="of:=SUM([.AF49];1)" office:value-type="float" office:value="18367" calcext:value-type="float">
            <text:p>18367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6</text:p>
            <text:p>Pixel</text:p>
            <text:p>48-55</text:p>
          </table:table-cell>
          <table:table-cell table:style-name="ce94" table:formula="of:=SUM([.AG42];1)" office:value-type="float" office:value="16576" calcext:value-type="float">
            <text:p>16576</text:p>
          </table:table-cell>
          <table:table-cell table:style-name="ce87" table:formula="of:=SUM([.B50];1)" office:value-type="float" office:value="16577" calcext:value-type="float">
            <text:p>16577</text:p>
          </table:table-cell>
          <table:table-cell table:style-name="ce95" table:formula="of:=SUM([.C50];1)" office:value-type="float" office:value="16578" calcext:value-type="float">
            <text:p>16578</text:p>
          </table:table-cell>
          <table:table-cell table:style-name="ce87" table:formula="of:=SUM([.D50];1)" office:value-type="float" office:value="16579" calcext:value-type="float">
            <text:p>16579</text:p>
          </table:table-cell>
          <table:table-cell table:style-name="ce95" table:formula="of:=SUM([.E50];1)" office:value-type="float" office:value="16580" calcext:value-type="float">
            <text:p>16580</text:p>
          </table:table-cell>
          <table:table-cell table:style-name="ce87" table:formula="of:=SUM([.F50];1)" office:value-type="float" office:value="16581" calcext:value-type="float">
            <text:p>16581</text:p>
          </table:table-cell>
          <table:table-cell table:style-name="ce95" table:formula="of:=SUM([.G50];1)" office:value-type="float" office:value="16582" calcext:value-type="float">
            <text:p>16582</text:p>
          </table:table-cell>
          <table:table-cell table:style-name="ce87" table:formula="of:=SUM([.H50];1)" office:value-type="float" office:value="16583" calcext:value-type="float">
            <text:p>16583</text:p>
          </table:table-cell>
          <table:table-cell table:style-name="ce95" table:formula="of:=SUM([.I50];1)" office:value-type="float" office:value="16584" calcext:value-type="float">
            <text:p>16584</text:p>
          </table:table-cell>
          <table:table-cell table:style-name="ce87" table:formula="of:=SUM([.J50];1)" office:value-type="float" office:value="16585" calcext:value-type="float">
            <text:p>16585</text:p>
          </table:table-cell>
          <table:table-cell table:style-name="ce95" table:formula="of:=SUM([.K50];1)" office:value-type="float" office:value="16586" calcext:value-type="float">
            <text:p>16586</text:p>
          </table:table-cell>
          <table:table-cell table:style-name="ce87" table:formula="of:=SUM([.L50];1)" office:value-type="float" office:value="16587" calcext:value-type="float">
            <text:p>16587</text:p>
          </table:table-cell>
          <table:table-cell table:style-name="ce95" table:formula="of:=SUM([.M50];1)" office:value-type="float" office:value="16588" calcext:value-type="float">
            <text:p>16588</text:p>
          </table:table-cell>
          <table:table-cell table:style-name="ce87" table:formula="of:=SUM([.N50];1)" office:value-type="float" office:value="16589" calcext:value-type="float">
            <text:p>16589</text:p>
          </table:table-cell>
          <table:table-cell table:style-name="ce95" table:formula="of:=SUM([.O50];1)" office:value-type="float" office:value="16590" calcext:value-type="float">
            <text:p>16590</text:p>
          </table:table-cell>
          <table:table-cell table:style-name="ce87" table:formula="of:=SUM([.P50];1)" office:value-type="float" office:value="16591" calcext:value-type="float">
            <text:p>16591</text:p>
          </table:table-cell>
          <table:table-cell table:style-name="ce95" table:formula="of:=SUM([.Q50];1)" office:value-type="float" office:value="16592" calcext:value-type="float">
            <text:p>16592</text:p>
          </table:table-cell>
          <table:table-cell table:style-name="ce87" table:formula="of:=SUM([.R50];1)" office:value-type="float" office:value="16593" calcext:value-type="float">
            <text:p>16593</text:p>
          </table:table-cell>
          <table:table-cell table:style-name="ce95" table:formula="of:=SUM([.S50];1)" office:value-type="float" office:value="16594" calcext:value-type="float">
            <text:p>16594</text:p>
          </table:table-cell>
          <table:table-cell table:style-name="ce87" table:formula="of:=SUM([.T50];1)" office:value-type="float" office:value="16595" calcext:value-type="float">
            <text:p>16595</text:p>
          </table:table-cell>
          <table:table-cell table:style-name="ce95" table:formula="of:=SUM([.U50];1)" office:value-type="float" office:value="16596" calcext:value-type="float">
            <text:p>16596</text:p>
          </table:table-cell>
          <table:table-cell table:style-name="ce87" table:formula="of:=SUM([.V50];1)" office:value-type="float" office:value="16597" calcext:value-type="float">
            <text:p>16597</text:p>
          </table:table-cell>
          <table:table-cell table:style-name="ce95" table:formula="of:=SUM([.W50];1)" office:value-type="float" office:value="16598" calcext:value-type="float">
            <text:p>16598</text:p>
          </table:table-cell>
          <table:table-cell table:style-name="ce87" table:formula="of:=SUM([.X50];1)" office:value-type="float" office:value="16599" calcext:value-type="float">
            <text:p>16599</text:p>
          </table:table-cell>
          <table:table-cell table:style-name="ce95" table:formula="of:=SUM([.Y50];1)" office:value-type="float" office:value="16600" calcext:value-type="float">
            <text:p>16600</text:p>
          </table:table-cell>
          <table:table-cell table:style-name="ce87" table:formula="of:=SUM([.Z50];1)" office:value-type="float" office:value="16601" calcext:value-type="float">
            <text:p>16601</text:p>
          </table:table-cell>
          <table:table-cell table:style-name="ce95" table:formula="of:=SUM([.AA50];1)" office:value-type="float" office:value="16602" calcext:value-type="float">
            <text:p>16602</text:p>
          </table:table-cell>
          <table:table-cell table:style-name="ce87" table:formula="of:=SUM([.AB50];1)" office:value-type="float" office:value="16603" calcext:value-type="float">
            <text:p>16603</text:p>
          </table:table-cell>
          <table:table-cell table:style-name="ce95" table:formula="of:=SUM([.AC50];1)" office:value-type="float" office:value="16604" calcext:value-type="float">
            <text:p>16604</text:p>
          </table:table-cell>
          <table:table-cell table:style-name="ce106" table:formula="of:=SUM([.AD50];1)" office:value-type="float" office:value="16605" calcext:value-type="float">
            <text:p>16605</text:p>
          </table:table-cell>
          <table:table-cell table:style-name="ce95" table:formula="of:=SUM([.AE50];1)" office:value-type="float" office:value="16606" calcext:value-type="float">
            <text:p>16606</text:p>
          </table:table-cell>
          <table:table-cell table:style-name="ce111" table:formula="of:=SUM([.AF50];1)" office:value-type="float" office:value="16607" calcext:value-type="float">
            <text:p>1660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3];1)" office:value-type="float" office:value="16832" calcext:value-type="float">
            <text:p>16832</text:p>
          </table:table-cell>
          <table:table-cell table:style-name="ce87" table:formula="of:=SUM([.B51];1)" office:value-type="float" office:value="16833" calcext:value-type="float">
            <text:p>16833</text:p>
          </table:table-cell>
          <table:table-cell table:style-name="ce94" table:formula="of:=SUM([.C51];1)" office:value-type="float" office:value="16834" calcext:value-type="float">
            <text:p>16834</text:p>
          </table:table-cell>
          <table:table-cell table:style-name="ce87" table:formula="of:=SUM([.D51];1)" office:value-type="float" office:value="16835" calcext:value-type="float">
            <text:p>16835</text:p>
          </table:table-cell>
          <table:table-cell table:style-name="ce94" table:formula="of:=SUM([.E51];1)" office:value-type="float" office:value="16836" calcext:value-type="float">
            <text:p>16836</text:p>
          </table:table-cell>
          <table:table-cell table:style-name="ce87" table:formula="of:=SUM([.F51];1)" office:value-type="float" office:value="16837" calcext:value-type="float">
            <text:p>16837</text:p>
          </table:table-cell>
          <table:table-cell table:style-name="ce94" table:formula="of:=SUM([.G51];1)" office:value-type="float" office:value="16838" calcext:value-type="float">
            <text:p>16838</text:p>
          </table:table-cell>
          <table:table-cell table:style-name="ce87" table:formula="of:=SUM([.H51];1)" office:value-type="float" office:value="16839" calcext:value-type="float">
            <text:p>16839</text:p>
          </table:table-cell>
          <table:table-cell table:style-name="ce94" table:formula="of:=SUM([.I51];1)" office:value-type="float" office:value="16840" calcext:value-type="float">
            <text:p>16840</text:p>
          </table:table-cell>
          <table:table-cell table:style-name="ce87" table:formula="of:=SUM([.J51];1)" office:value-type="float" office:value="16841" calcext:value-type="float">
            <text:p>16841</text:p>
          </table:table-cell>
          <table:table-cell table:style-name="ce94" table:formula="of:=SUM([.K51];1)" office:value-type="float" office:value="16842" calcext:value-type="float">
            <text:p>16842</text:p>
          </table:table-cell>
          <table:table-cell table:style-name="ce87" table:formula="of:=SUM([.L51];1)" office:value-type="float" office:value="16843" calcext:value-type="float">
            <text:p>16843</text:p>
          </table:table-cell>
          <table:table-cell table:style-name="ce94" table:formula="of:=SUM([.M51];1)" office:value-type="float" office:value="16844" calcext:value-type="float">
            <text:p>16844</text:p>
          </table:table-cell>
          <table:table-cell table:style-name="ce87" table:formula="of:=SUM([.N51];1)" office:value-type="float" office:value="16845" calcext:value-type="float">
            <text:p>16845</text:p>
          </table:table-cell>
          <table:table-cell table:style-name="ce94" table:formula="of:=SUM([.O51];1)" office:value-type="float" office:value="16846" calcext:value-type="float">
            <text:p>16846</text:p>
          </table:table-cell>
          <table:table-cell table:style-name="ce87" table:formula="of:=SUM([.P51];1)" office:value-type="float" office:value="16847" calcext:value-type="float">
            <text:p>16847</text:p>
          </table:table-cell>
          <table:table-cell table:style-name="ce94" table:formula="of:=SUM([.Q51];1)" office:value-type="float" office:value="16848" calcext:value-type="float">
            <text:p>16848</text:p>
          </table:table-cell>
          <table:table-cell table:style-name="ce87" table:formula="of:=SUM([.R51];1)" office:value-type="float" office:value="16849" calcext:value-type="float">
            <text:p>16849</text:p>
          </table:table-cell>
          <table:table-cell table:style-name="ce94" table:formula="of:=SUM([.S51];1)" office:value-type="float" office:value="16850" calcext:value-type="float">
            <text:p>16850</text:p>
          </table:table-cell>
          <table:table-cell table:style-name="ce87" table:formula="of:=SUM([.T51];1)" office:value-type="float" office:value="16851" calcext:value-type="float">
            <text:p>16851</text:p>
          </table:table-cell>
          <table:table-cell table:style-name="ce94" table:formula="of:=SUM([.U51];1)" office:value-type="float" office:value="16852" calcext:value-type="float">
            <text:p>16852</text:p>
          </table:table-cell>
          <table:table-cell table:style-name="ce87" table:formula="of:=SUM([.V51];1)" office:value-type="float" office:value="16853" calcext:value-type="float">
            <text:p>16853</text:p>
          </table:table-cell>
          <table:table-cell table:style-name="ce94" table:formula="of:=SUM([.W51];1)" office:value-type="float" office:value="16854" calcext:value-type="float">
            <text:p>16854</text:p>
          </table:table-cell>
          <table:table-cell table:style-name="ce87" table:formula="of:=SUM([.X51];1)" office:value-type="float" office:value="16855" calcext:value-type="float">
            <text:p>16855</text:p>
          </table:table-cell>
          <table:table-cell table:style-name="ce94" table:formula="of:=SUM([.Y51];1)" office:value-type="float" office:value="16856" calcext:value-type="float">
            <text:p>16856</text:p>
          </table:table-cell>
          <table:table-cell table:style-name="ce87" table:formula="of:=SUM([.Z51];1)" office:value-type="float" office:value="16857" calcext:value-type="float">
            <text:p>16857</text:p>
          </table:table-cell>
          <table:table-cell table:style-name="ce94" table:formula="of:=SUM([.AA51];1)" office:value-type="float" office:value="16858" calcext:value-type="float">
            <text:p>16858</text:p>
          </table:table-cell>
          <table:table-cell table:style-name="ce87" table:formula="of:=SUM([.AB51];1)" office:value-type="float" office:value="16859" calcext:value-type="float">
            <text:p>16859</text:p>
          </table:table-cell>
          <table:table-cell table:style-name="ce94" table:formula="of:=SUM([.AC51];1)" office:value-type="float" office:value="16860" calcext:value-type="float">
            <text:p>16860</text:p>
          </table:table-cell>
          <table:table-cell table:style-name="ce97" table:formula="of:=SUM([.AD51];1)" office:value-type="float" office:value="16861" calcext:value-type="float">
            <text:p>16861</text:p>
          </table:table-cell>
          <table:table-cell table:style-name="ce94" table:formula="of:=SUM([.AE51];1)" office:value-type="float" office:value="16862" calcext:value-type="float">
            <text:p>16862</text:p>
          </table:table-cell>
          <table:table-cell table:style-name="ce104" table:formula="of:=SUM([.AF51];1)" office:value-type="float" office:value="16863" calcext:value-type="float">
            <text:p>1686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4];1)" office:value-type="float" office:value="17088" calcext:value-type="float">
            <text:p>17088</text:p>
          </table:table-cell>
          <table:table-cell table:style-name="ce87" table:formula="of:=SUM([.B52];1)" office:value-type="float" office:value="17089" calcext:value-type="float">
            <text:p>17089</text:p>
          </table:table-cell>
          <table:table-cell table:style-name="ce94" table:formula="of:=SUM([.C52];1)" office:value-type="float" office:value="17090" calcext:value-type="float">
            <text:p>17090</text:p>
          </table:table-cell>
          <table:table-cell table:style-name="ce87" table:formula="of:=SUM([.D52];1)" office:value-type="float" office:value="17091" calcext:value-type="float">
            <text:p>17091</text:p>
          </table:table-cell>
          <table:table-cell table:style-name="ce94" table:formula="of:=SUM([.E52];1)" office:value-type="float" office:value="17092" calcext:value-type="float">
            <text:p>17092</text:p>
          </table:table-cell>
          <table:table-cell table:style-name="ce87" table:formula="of:=SUM([.F52];1)" office:value-type="float" office:value="17093" calcext:value-type="float">
            <text:p>17093</text:p>
          </table:table-cell>
          <table:table-cell table:style-name="ce94" table:formula="of:=SUM([.G52];1)" office:value-type="float" office:value="17094" calcext:value-type="float">
            <text:p>17094</text:p>
          </table:table-cell>
          <table:table-cell table:style-name="ce87" table:formula="of:=SUM([.H52];1)" office:value-type="float" office:value="17095" calcext:value-type="float">
            <text:p>17095</text:p>
          </table:table-cell>
          <table:table-cell table:style-name="ce94" table:formula="of:=SUM([.I52];1)" office:value-type="float" office:value="17096" calcext:value-type="float">
            <text:p>17096</text:p>
          </table:table-cell>
          <table:table-cell table:style-name="ce87" table:formula="of:=SUM([.J52];1)" office:value-type="float" office:value="17097" calcext:value-type="float">
            <text:p>17097</text:p>
          </table:table-cell>
          <table:table-cell table:style-name="ce94" table:formula="of:=SUM([.K52];1)" office:value-type="float" office:value="17098" calcext:value-type="float">
            <text:p>17098</text:p>
          </table:table-cell>
          <table:table-cell table:style-name="ce87" table:formula="of:=SUM([.L52];1)" office:value-type="float" office:value="17099" calcext:value-type="float">
            <text:p>17099</text:p>
          </table:table-cell>
          <table:table-cell table:style-name="ce94" table:formula="of:=SUM([.M52];1)" office:value-type="float" office:value="17100" calcext:value-type="float">
            <text:p>17100</text:p>
          </table:table-cell>
          <table:table-cell table:style-name="ce87" table:formula="of:=SUM([.N52];1)" office:value-type="float" office:value="17101" calcext:value-type="float">
            <text:p>17101</text:p>
          </table:table-cell>
          <table:table-cell table:style-name="ce94" table:formula="of:=SUM([.O52];1)" office:value-type="float" office:value="17102" calcext:value-type="float">
            <text:p>17102</text:p>
          </table:table-cell>
          <table:table-cell table:style-name="ce87" table:formula="of:=SUM([.P52];1)" office:value-type="float" office:value="17103" calcext:value-type="float">
            <text:p>17103</text:p>
          </table:table-cell>
          <table:table-cell table:style-name="ce94" table:formula="of:=SUM([.Q52];1)" office:value-type="float" office:value="17104" calcext:value-type="float">
            <text:p>17104</text:p>
          </table:table-cell>
          <table:table-cell table:style-name="ce87" table:formula="of:=SUM([.R52];1)" office:value-type="float" office:value="17105" calcext:value-type="float">
            <text:p>17105</text:p>
          </table:table-cell>
          <table:table-cell table:style-name="ce94" table:formula="of:=SUM([.S52];1)" office:value-type="float" office:value="17106" calcext:value-type="float">
            <text:p>17106</text:p>
          </table:table-cell>
          <table:table-cell table:style-name="ce87" table:formula="of:=SUM([.T52];1)" office:value-type="float" office:value="17107" calcext:value-type="float">
            <text:p>17107</text:p>
          </table:table-cell>
          <table:table-cell table:style-name="ce94" table:formula="of:=SUM([.U52];1)" office:value-type="float" office:value="17108" calcext:value-type="float">
            <text:p>17108</text:p>
          </table:table-cell>
          <table:table-cell table:style-name="ce87" table:formula="of:=SUM([.V52];1)" office:value-type="float" office:value="17109" calcext:value-type="float">
            <text:p>17109</text:p>
          </table:table-cell>
          <table:table-cell table:style-name="ce94" table:formula="of:=SUM([.W52];1)" office:value-type="float" office:value="17110" calcext:value-type="float">
            <text:p>17110</text:p>
          </table:table-cell>
          <table:table-cell table:style-name="ce87" table:formula="of:=SUM([.X52];1)" office:value-type="float" office:value="17111" calcext:value-type="float">
            <text:p>17111</text:p>
          </table:table-cell>
          <table:table-cell table:style-name="ce94" table:formula="of:=SUM([.Y52];1)" office:value-type="float" office:value="17112" calcext:value-type="float">
            <text:p>17112</text:p>
          </table:table-cell>
          <table:table-cell table:style-name="ce87" table:formula="of:=SUM([.Z52];1)" office:value-type="float" office:value="17113" calcext:value-type="float">
            <text:p>17113</text:p>
          </table:table-cell>
          <table:table-cell table:style-name="ce94" table:formula="of:=SUM([.AA52];1)" office:value-type="float" office:value="17114" calcext:value-type="float">
            <text:p>17114</text:p>
          </table:table-cell>
          <table:table-cell table:style-name="ce87" table:formula="of:=SUM([.AB52];1)" office:value-type="float" office:value="17115" calcext:value-type="float">
            <text:p>17115</text:p>
          </table:table-cell>
          <table:table-cell table:style-name="ce94" table:formula="of:=SUM([.AC52];1)" office:value-type="float" office:value="17116" calcext:value-type="float">
            <text:p>17116</text:p>
          </table:table-cell>
          <table:table-cell table:style-name="ce97" table:formula="of:=SUM([.AD52];1)" office:value-type="float" office:value="17117" calcext:value-type="float">
            <text:p>17117</text:p>
          </table:table-cell>
          <table:table-cell table:style-name="ce94" table:formula="of:=SUM([.AE52];1)" office:value-type="float" office:value="17118" calcext:value-type="float">
            <text:p>17118</text:p>
          </table:table-cell>
          <table:table-cell table:style-name="ce104" table:formula="of:=SUM([.AF52];1)" office:value-type="float" office:value="17119" calcext:value-type="float">
            <text:p>1711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5];1)" office:value-type="float" office:value="17344" calcext:value-type="float">
            <text:p>17344</text:p>
          </table:table-cell>
          <table:table-cell table:style-name="ce87" table:formula="of:=SUM([.B53];1)" office:value-type="float" office:value="17345" calcext:value-type="float">
            <text:p>17345</text:p>
          </table:table-cell>
          <table:table-cell table:style-name="ce94" table:formula="of:=SUM([.C53];1)" office:value-type="float" office:value="17346" calcext:value-type="float">
            <text:p>17346</text:p>
          </table:table-cell>
          <table:table-cell table:style-name="ce87" table:formula="of:=SUM([.D53];1)" office:value-type="float" office:value="17347" calcext:value-type="float">
            <text:p>17347</text:p>
          </table:table-cell>
          <table:table-cell table:style-name="ce94" table:formula="of:=SUM([.E53];1)" office:value-type="float" office:value="17348" calcext:value-type="float">
            <text:p>17348</text:p>
          </table:table-cell>
          <table:table-cell table:style-name="ce87" table:formula="of:=SUM([.F53];1)" office:value-type="float" office:value="17349" calcext:value-type="float">
            <text:p>17349</text:p>
          </table:table-cell>
          <table:table-cell table:style-name="ce94" table:formula="of:=SUM([.G53];1)" office:value-type="float" office:value="17350" calcext:value-type="float">
            <text:p>17350</text:p>
          </table:table-cell>
          <table:table-cell table:style-name="ce87" table:formula="of:=SUM([.H53];1)" office:value-type="float" office:value="17351" calcext:value-type="float">
            <text:p>17351</text:p>
          </table:table-cell>
          <table:table-cell table:style-name="ce94" table:formula="of:=SUM([.I53];1)" office:value-type="float" office:value="17352" calcext:value-type="float">
            <text:p>17352</text:p>
          </table:table-cell>
          <table:table-cell table:style-name="ce87" table:formula="of:=SUM([.J53];1)" office:value-type="float" office:value="17353" calcext:value-type="float">
            <text:p>17353</text:p>
          </table:table-cell>
          <table:table-cell table:style-name="ce94" table:formula="of:=SUM([.K53];1)" office:value-type="float" office:value="17354" calcext:value-type="float">
            <text:p>17354</text:p>
          </table:table-cell>
          <table:table-cell table:style-name="ce87" table:formula="of:=SUM([.L53];1)" office:value-type="float" office:value="17355" calcext:value-type="float">
            <text:p>17355</text:p>
          </table:table-cell>
          <table:table-cell table:style-name="ce94" table:formula="of:=SUM([.M53];1)" office:value-type="float" office:value="17356" calcext:value-type="float">
            <text:p>17356</text:p>
          </table:table-cell>
          <table:table-cell table:style-name="ce87" table:formula="of:=SUM([.N53];1)" office:value-type="float" office:value="17357" calcext:value-type="float">
            <text:p>17357</text:p>
          </table:table-cell>
          <table:table-cell table:style-name="ce94" table:formula="of:=SUM([.O53];1)" office:value-type="float" office:value="17358" calcext:value-type="float">
            <text:p>17358</text:p>
          </table:table-cell>
          <table:table-cell table:style-name="ce87" table:formula="of:=SUM([.P53];1)" office:value-type="float" office:value="17359" calcext:value-type="float">
            <text:p>17359</text:p>
          </table:table-cell>
          <table:table-cell table:style-name="ce94" table:formula="of:=SUM([.Q53];1)" office:value-type="float" office:value="17360" calcext:value-type="float">
            <text:p>17360</text:p>
          </table:table-cell>
          <table:table-cell table:style-name="ce87" table:formula="of:=SUM([.R53];1)" office:value-type="float" office:value="17361" calcext:value-type="float">
            <text:p>17361</text:p>
          </table:table-cell>
          <table:table-cell table:style-name="ce94" table:formula="of:=SUM([.S53];1)" office:value-type="float" office:value="17362" calcext:value-type="float">
            <text:p>17362</text:p>
          </table:table-cell>
          <table:table-cell table:style-name="ce87" table:formula="of:=SUM([.T53];1)" office:value-type="float" office:value="17363" calcext:value-type="float">
            <text:p>17363</text:p>
          </table:table-cell>
          <table:table-cell table:style-name="ce94" table:formula="of:=SUM([.U53];1)" office:value-type="float" office:value="17364" calcext:value-type="float">
            <text:p>17364</text:p>
          </table:table-cell>
          <table:table-cell table:style-name="ce87" table:formula="of:=SUM([.V53];1)" office:value-type="float" office:value="17365" calcext:value-type="float">
            <text:p>17365</text:p>
          </table:table-cell>
          <table:table-cell table:style-name="ce94" table:formula="of:=SUM([.W53];1)" office:value-type="float" office:value="17366" calcext:value-type="float">
            <text:p>17366</text:p>
          </table:table-cell>
          <table:table-cell table:style-name="ce87" table:formula="of:=SUM([.X53];1)" office:value-type="float" office:value="17367" calcext:value-type="float">
            <text:p>17367</text:p>
          </table:table-cell>
          <table:table-cell table:style-name="ce94" table:formula="of:=SUM([.Y53];1)" office:value-type="float" office:value="17368" calcext:value-type="float">
            <text:p>17368</text:p>
          </table:table-cell>
          <table:table-cell table:style-name="ce87" table:formula="of:=SUM([.Z53];1)" office:value-type="float" office:value="17369" calcext:value-type="float">
            <text:p>17369</text:p>
          </table:table-cell>
          <table:table-cell table:style-name="ce94" table:formula="of:=SUM([.AA53];1)" office:value-type="float" office:value="17370" calcext:value-type="float">
            <text:p>17370</text:p>
          </table:table-cell>
          <table:table-cell table:style-name="ce87" table:formula="of:=SUM([.AB53];1)" office:value-type="float" office:value="17371" calcext:value-type="float">
            <text:p>17371</text:p>
          </table:table-cell>
          <table:table-cell table:style-name="ce94" table:formula="of:=SUM([.AC53];1)" office:value-type="float" office:value="17372" calcext:value-type="float">
            <text:p>17372</text:p>
          </table:table-cell>
          <table:table-cell table:style-name="ce97" table:formula="of:=SUM([.AD53];1)" office:value-type="float" office:value="17373" calcext:value-type="float">
            <text:p>17373</text:p>
          </table:table-cell>
          <table:table-cell table:style-name="ce94" table:formula="of:=SUM([.AE53];1)" office:value-type="float" office:value="17374" calcext:value-type="float">
            <text:p>17374</text:p>
          </table:table-cell>
          <table:table-cell table:style-name="ce104" table:formula="of:=SUM([.AF53];1)" office:value-type="float" office:value="17375" calcext:value-type="float">
            <text:p>1737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6];1)" office:value-type="float" office:value="17600" calcext:value-type="float">
            <text:p>17600</text:p>
          </table:table-cell>
          <table:table-cell table:style-name="ce87" table:formula="of:=SUM([.B54];1)" office:value-type="float" office:value="17601" calcext:value-type="float">
            <text:p>17601</text:p>
          </table:table-cell>
          <table:table-cell table:style-name="ce94" table:formula="of:=SUM([.C54];1)" office:value-type="float" office:value="17602" calcext:value-type="float">
            <text:p>17602</text:p>
          </table:table-cell>
          <table:table-cell table:style-name="ce87" table:formula="of:=SUM([.D54];1)" office:value-type="float" office:value="17603" calcext:value-type="float">
            <text:p>17603</text:p>
          </table:table-cell>
          <table:table-cell table:style-name="ce94" table:formula="of:=SUM([.E54];1)" office:value-type="float" office:value="17604" calcext:value-type="float">
            <text:p>17604</text:p>
          </table:table-cell>
          <table:table-cell table:style-name="ce87" table:formula="of:=SUM([.F54];1)" office:value-type="float" office:value="17605" calcext:value-type="float">
            <text:p>17605</text:p>
          </table:table-cell>
          <table:table-cell table:style-name="ce94" table:formula="of:=SUM([.G54];1)" office:value-type="float" office:value="17606" calcext:value-type="float">
            <text:p>17606</text:p>
          </table:table-cell>
          <table:table-cell table:style-name="ce87" table:formula="of:=SUM([.H54];1)" office:value-type="float" office:value="17607" calcext:value-type="float">
            <text:p>17607</text:p>
          </table:table-cell>
          <table:table-cell table:style-name="ce94" table:formula="of:=SUM([.I54];1)" office:value-type="float" office:value="17608" calcext:value-type="float">
            <text:p>17608</text:p>
          </table:table-cell>
          <table:table-cell table:style-name="ce87" table:formula="of:=SUM([.J54];1)" office:value-type="float" office:value="17609" calcext:value-type="float">
            <text:p>17609</text:p>
          </table:table-cell>
          <table:table-cell table:style-name="ce94" table:formula="of:=SUM([.K54];1)" office:value-type="float" office:value="17610" calcext:value-type="float">
            <text:p>17610</text:p>
          </table:table-cell>
          <table:table-cell table:style-name="ce87" table:formula="of:=SUM([.L54];1)" office:value-type="float" office:value="17611" calcext:value-type="float">
            <text:p>17611</text:p>
          </table:table-cell>
          <table:table-cell table:style-name="ce94" table:formula="of:=SUM([.M54];1)" office:value-type="float" office:value="17612" calcext:value-type="float">
            <text:p>17612</text:p>
          </table:table-cell>
          <table:table-cell table:style-name="ce87" table:formula="of:=SUM([.N54];1)" office:value-type="float" office:value="17613" calcext:value-type="float">
            <text:p>17613</text:p>
          </table:table-cell>
          <table:table-cell table:style-name="ce94" table:formula="of:=SUM([.O54];1)" office:value-type="float" office:value="17614" calcext:value-type="float">
            <text:p>17614</text:p>
          </table:table-cell>
          <table:table-cell table:style-name="ce87" table:formula="of:=SUM([.P54];1)" office:value-type="float" office:value="17615" calcext:value-type="float">
            <text:p>17615</text:p>
          </table:table-cell>
          <table:table-cell table:style-name="ce94" table:formula="of:=SUM([.Q54];1)" office:value-type="float" office:value="17616" calcext:value-type="float">
            <text:p>17616</text:p>
          </table:table-cell>
          <table:table-cell table:style-name="ce87" table:formula="of:=SUM([.R54];1)" office:value-type="float" office:value="17617" calcext:value-type="float">
            <text:p>17617</text:p>
          </table:table-cell>
          <table:table-cell table:style-name="ce94" table:formula="of:=SUM([.S54];1)" office:value-type="float" office:value="17618" calcext:value-type="float">
            <text:p>17618</text:p>
          </table:table-cell>
          <table:table-cell table:style-name="ce87" table:formula="of:=SUM([.T54];1)" office:value-type="float" office:value="17619" calcext:value-type="float">
            <text:p>17619</text:p>
          </table:table-cell>
          <table:table-cell table:style-name="ce94" table:formula="of:=SUM([.U54];1)" office:value-type="float" office:value="17620" calcext:value-type="float">
            <text:p>17620</text:p>
          </table:table-cell>
          <table:table-cell table:style-name="ce87" table:formula="of:=SUM([.V54];1)" office:value-type="float" office:value="17621" calcext:value-type="float">
            <text:p>17621</text:p>
          </table:table-cell>
          <table:table-cell table:style-name="ce94" table:formula="of:=SUM([.W54];1)" office:value-type="float" office:value="17622" calcext:value-type="float">
            <text:p>17622</text:p>
          </table:table-cell>
          <table:table-cell table:style-name="ce87" table:formula="of:=SUM([.X54];1)" office:value-type="float" office:value="17623" calcext:value-type="float">
            <text:p>17623</text:p>
          </table:table-cell>
          <table:table-cell table:style-name="ce94" table:formula="of:=SUM([.Y54];1)" office:value-type="float" office:value="17624" calcext:value-type="float">
            <text:p>17624</text:p>
          </table:table-cell>
          <table:table-cell table:style-name="ce87" table:formula="of:=SUM([.Z54];1)" office:value-type="float" office:value="17625" calcext:value-type="float">
            <text:p>17625</text:p>
          </table:table-cell>
          <table:table-cell table:style-name="ce94" table:formula="of:=SUM([.AA54];1)" office:value-type="float" office:value="17626" calcext:value-type="float">
            <text:p>17626</text:p>
          </table:table-cell>
          <table:table-cell table:style-name="ce87" table:formula="of:=SUM([.AB54];1)" office:value-type="float" office:value="17627" calcext:value-type="float">
            <text:p>17627</text:p>
          </table:table-cell>
          <table:table-cell table:style-name="ce94" table:formula="of:=SUM([.AC54];1)" office:value-type="float" office:value="17628" calcext:value-type="float">
            <text:p>17628</text:p>
          </table:table-cell>
          <table:table-cell table:style-name="ce97" table:formula="of:=SUM([.AD54];1)" office:value-type="float" office:value="17629" calcext:value-type="float">
            <text:p>17629</text:p>
          </table:table-cell>
          <table:table-cell table:style-name="ce94" table:formula="of:=SUM([.AE54];1)" office:value-type="float" office:value="17630" calcext:value-type="float">
            <text:p>17630</text:p>
          </table:table-cell>
          <table:table-cell table:style-name="ce104" table:formula="of:=SUM([.AF54];1)" office:value-type="float" office:value="17631" calcext:value-type="float">
            <text:p>1763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7];1)" office:value-type="float" office:value="17856" calcext:value-type="float">
            <text:p>17856</text:p>
          </table:table-cell>
          <table:table-cell table:style-name="ce87" table:formula="of:=SUM([.B55];1)" office:value-type="float" office:value="17857" calcext:value-type="float">
            <text:p>17857</text:p>
          </table:table-cell>
          <table:table-cell table:style-name="ce94" table:formula="of:=SUM([.C55];1)" office:value-type="float" office:value="17858" calcext:value-type="float">
            <text:p>17858</text:p>
          </table:table-cell>
          <table:table-cell table:style-name="ce87" table:formula="of:=SUM([.D55];1)" office:value-type="float" office:value="17859" calcext:value-type="float">
            <text:p>17859</text:p>
          </table:table-cell>
          <table:table-cell table:style-name="ce94" table:formula="of:=SUM([.E55];1)" office:value-type="float" office:value="17860" calcext:value-type="float">
            <text:p>17860</text:p>
          </table:table-cell>
          <table:table-cell table:style-name="ce87" table:formula="of:=SUM([.F55];1)" office:value-type="float" office:value="17861" calcext:value-type="float">
            <text:p>17861</text:p>
          </table:table-cell>
          <table:table-cell table:style-name="ce94" table:formula="of:=SUM([.G55];1)" office:value-type="float" office:value="17862" calcext:value-type="float">
            <text:p>17862</text:p>
          </table:table-cell>
          <table:table-cell table:style-name="ce87" table:formula="of:=SUM([.H55];1)" office:value-type="float" office:value="17863" calcext:value-type="float">
            <text:p>17863</text:p>
          </table:table-cell>
          <table:table-cell table:style-name="ce94" table:formula="of:=SUM([.I55];1)" office:value-type="float" office:value="17864" calcext:value-type="float">
            <text:p>17864</text:p>
          </table:table-cell>
          <table:table-cell table:style-name="ce87" table:formula="of:=SUM([.J55];1)" office:value-type="float" office:value="17865" calcext:value-type="float">
            <text:p>17865</text:p>
          </table:table-cell>
          <table:table-cell table:style-name="ce94" table:formula="of:=SUM([.K55];1)" office:value-type="float" office:value="17866" calcext:value-type="float">
            <text:p>17866</text:p>
          </table:table-cell>
          <table:table-cell table:style-name="ce87" table:formula="of:=SUM([.L55];1)" office:value-type="float" office:value="17867" calcext:value-type="float">
            <text:p>17867</text:p>
          </table:table-cell>
          <table:table-cell table:style-name="ce94" table:formula="of:=SUM([.M55];1)" office:value-type="float" office:value="17868" calcext:value-type="float">
            <text:p>17868</text:p>
          </table:table-cell>
          <table:table-cell table:style-name="ce87" table:formula="of:=SUM([.N55];1)" office:value-type="float" office:value="17869" calcext:value-type="float">
            <text:p>17869</text:p>
          </table:table-cell>
          <table:table-cell table:style-name="ce94" table:formula="of:=SUM([.O55];1)" office:value-type="float" office:value="17870" calcext:value-type="float">
            <text:p>17870</text:p>
          </table:table-cell>
          <table:table-cell table:style-name="ce87" table:formula="of:=SUM([.P55];1)" office:value-type="float" office:value="17871" calcext:value-type="float">
            <text:p>17871</text:p>
          </table:table-cell>
          <table:table-cell table:style-name="ce94" table:formula="of:=SUM([.Q55];1)" office:value-type="float" office:value="17872" calcext:value-type="float">
            <text:p>17872</text:p>
          </table:table-cell>
          <table:table-cell table:style-name="ce87" table:formula="of:=SUM([.R55];1)" office:value-type="float" office:value="17873" calcext:value-type="float">
            <text:p>17873</text:p>
          </table:table-cell>
          <table:table-cell table:style-name="ce94" table:formula="of:=SUM([.S55];1)" office:value-type="float" office:value="17874" calcext:value-type="float">
            <text:p>17874</text:p>
          </table:table-cell>
          <table:table-cell table:style-name="ce87" table:formula="of:=SUM([.T55];1)" office:value-type="float" office:value="17875" calcext:value-type="float">
            <text:p>17875</text:p>
          </table:table-cell>
          <table:table-cell table:style-name="ce94" table:formula="of:=SUM([.U55];1)" office:value-type="float" office:value="17876" calcext:value-type="float">
            <text:p>17876</text:p>
          </table:table-cell>
          <table:table-cell table:style-name="ce87" table:formula="of:=SUM([.V55];1)" office:value-type="float" office:value="17877" calcext:value-type="float">
            <text:p>17877</text:p>
          </table:table-cell>
          <table:table-cell table:style-name="ce94" table:formula="of:=SUM([.W55];1)" office:value-type="float" office:value="17878" calcext:value-type="float">
            <text:p>17878</text:p>
          </table:table-cell>
          <table:table-cell table:style-name="ce87" table:formula="of:=SUM([.X55];1)" office:value-type="float" office:value="17879" calcext:value-type="float">
            <text:p>17879</text:p>
          </table:table-cell>
          <table:table-cell table:style-name="ce94" table:formula="of:=SUM([.Y55];1)" office:value-type="float" office:value="17880" calcext:value-type="float">
            <text:p>17880</text:p>
          </table:table-cell>
          <table:table-cell table:style-name="ce87" table:formula="of:=SUM([.Z55];1)" office:value-type="float" office:value="17881" calcext:value-type="float">
            <text:p>17881</text:p>
          </table:table-cell>
          <table:table-cell table:style-name="ce94" table:formula="of:=SUM([.AA55];1)" office:value-type="float" office:value="17882" calcext:value-type="float">
            <text:p>17882</text:p>
          </table:table-cell>
          <table:table-cell table:style-name="ce87" table:formula="of:=SUM([.AB55];1)" office:value-type="float" office:value="17883" calcext:value-type="float">
            <text:p>17883</text:p>
          </table:table-cell>
          <table:table-cell table:style-name="ce94" table:formula="of:=SUM([.AC55];1)" office:value-type="float" office:value="17884" calcext:value-type="float">
            <text:p>17884</text:p>
          </table:table-cell>
          <table:table-cell table:style-name="ce97" table:formula="of:=SUM([.AD55];1)" office:value-type="float" office:value="17885" calcext:value-type="float">
            <text:p>17885</text:p>
          </table:table-cell>
          <table:table-cell table:style-name="ce94" table:formula="of:=SUM([.AE55];1)" office:value-type="float" office:value="17886" calcext:value-type="float">
            <text:p>17886</text:p>
          </table:table-cell>
          <table:table-cell table:style-name="ce104" table:formula="of:=SUM([.AF55];1)" office:value-type="float" office:value="17887" calcext:value-type="float">
            <text:p>1788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8];1)" office:value-type="float" office:value="18112" calcext:value-type="float">
            <text:p>18112</text:p>
          </table:table-cell>
          <table:table-cell table:style-name="ce87" table:formula="of:=SUM([.B56];1)" office:value-type="float" office:value="18113" calcext:value-type="float">
            <text:p>18113</text:p>
          </table:table-cell>
          <table:table-cell table:style-name="ce94" table:formula="of:=SUM([.C56];1)" office:value-type="float" office:value="18114" calcext:value-type="float">
            <text:p>18114</text:p>
          </table:table-cell>
          <table:table-cell table:style-name="ce87" table:formula="of:=SUM([.D56];1)" office:value-type="float" office:value="18115" calcext:value-type="float">
            <text:p>18115</text:p>
          </table:table-cell>
          <table:table-cell table:style-name="ce94" table:formula="of:=SUM([.E56];1)" office:value-type="float" office:value="18116" calcext:value-type="float">
            <text:p>18116</text:p>
          </table:table-cell>
          <table:table-cell table:style-name="ce87" table:formula="of:=SUM([.F56];1)" office:value-type="float" office:value="18117" calcext:value-type="float">
            <text:p>18117</text:p>
          </table:table-cell>
          <table:table-cell table:style-name="ce94" table:formula="of:=SUM([.G56];1)" office:value-type="float" office:value="18118" calcext:value-type="float">
            <text:p>18118</text:p>
          </table:table-cell>
          <table:table-cell table:style-name="ce87" table:formula="of:=SUM([.H56];1)" office:value-type="float" office:value="18119" calcext:value-type="float">
            <text:p>18119</text:p>
          </table:table-cell>
          <table:table-cell table:style-name="ce94" table:formula="of:=SUM([.I56];1)" office:value-type="float" office:value="18120" calcext:value-type="float">
            <text:p>18120</text:p>
          </table:table-cell>
          <table:table-cell table:style-name="ce87" table:formula="of:=SUM([.J56];1)" office:value-type="float" office:value="18121" calcext:value-type="float">
            <text:p>18121</text:p>
          </table:table-cell>
          <table:table-cell table:style-name="ce94" table:formula="of:=SUM([.K56];1)" office:value-type="float" office:value="18122" calcext:value-type="float">
            <text:p>18122</text:p>
          </table:table-cell>
          <table:table-cell table:style-name="ce87" table:formula="of:=SUM([.L56];1)" office:value-type="float" office:value="18123" calcext:value-type="float">
            <text:p>18123</text:p>
          </table:table-cell>
          <table:table-cell table:style-name="ce94" table:formula="of:=SUM([.M56];1)" office:value-type="float" office:value="18124" calcext:value-type="float">
            <text:p>18124</text:p>
          </table:table-cell>
          <table:table-cell table:style-name="ce87" table:formula="of:=SUM([.N56];1)" office:value-type="float" office:value="18125" calcext:value-type="float">
            <text:p>18125</text:p>
          </table:table-cell>
          <table:table-cell table:style-name="ce94" table:formula="of:=SUM([.O56];1)" office:value-type="float" office:value="18126" calcext:value-type="float">
            <text:p>18126</text:p>
          </table:table-cell>
          <table:table-cell table:style-name="ce87" table:formula="of:=SUM([.P56];1)" office:value-type="float" office:value="18127" calcext:value-type="float">
            <text:p>18127</text:p>
          </table:table-cell>
          <table:table-cell table:style-name="ce94" table:formula="of:=SUM([.Q56];1)" office:value-type="float" office:value="18128" calcext:value-type="float">
            <text:p>18128</text:p>
          </table:table-cell>
          <table:table-cell table:style-name="ce87" table:formula="of:=SUM([.R56];1)" office:value-type="float" office:value="18129" calcext:value-type="float">
            <text:p>18129</text:p>
          </table:table-cell>
          <table:table-cell table:style-name="ce94" table:formula="of:=SUM([.S56];1)" office:value-type="float" office:value="18130" calcext:value-type="float">
            <text:p>18130</text:p>
          </table:table-cell>
          <table:table-cell table:style-name="ce87" table:formula="of:=SUM([.T56];1)" office:value-type="float" office:value="18131" calcext:value-type="float">
            <text:p>18131</text:p>
          </table:table-cell>
          <table:table-cell table:style-name="ce94" table:formula="of:=SUM([.U56];1)" office:value-type="float" office:value="18132" calcext:value-type="float">
            <text:p>18132</text:p>
          </table:table-cell>
          <table:table-cell table:style-name="ce87" table:formula="of:=SUM([.V56];1)" office:value-type="float" office:value="18133" calcext:value-type="float">
            <text:p>18133</text:p>
          </table:table-cell>
          <table:table-cell table:style-name="ce94" table:formula="of:=SUM([.W56];1)" office:value-type="float" office:value="18134" calcext:value-type="float">
            <text:p>18134</text:p>
          </table:table-cell>
          <table:table-cell table:style-name="ce87" table:formula="of:=SUM([.X56];1)" office:value-type="float" office:value="18135" calcext:value-type="float">
            <text:p>18135</text:p>
          </table:table-cell>
          <table:table-cell table:style-name="ce94" table:formula="of:=SUM([.Y56];1)" office:value-type="float" office:value="18136" calcext:value-type="float">
            <text:p>18136</text:p>
          </table:table-cell>
          <table:table-cell table:style-name="ce87" table:formula="of:=SUM([.Z56];1)" office:value-type="float" office:value="18137" calcext:value-type="float">
            <text:p>18137</text:p>
          </table:table-cell>
          <table:table-cell table:style-name="ce94" table:formula="of:=SUM([.AA56];1)" office:value-type="float" office:value="18138" calcext:value-type="float">
            <text:p>18138</text:p>
          </table:table-cell>
          <table:table-cell table:style-name="ce87" table:formula="of:=SUM([.AB56];1)" office:value-type="float" office:value="18139" calcext:value-type="float">
            <text:p>18139</text:p>
          </table:table-cell>
          <table:table-cell table:style-name="ce94" table:formula="of:=SUM([.AC56];1)" office:value-type="float" office:value="18140" calcext:value-type="float">
            <text:p>18140</text:p>
          </table:table-cell>
          <table:table-cell table:style-name="ce97" table:formula="of:=SUM([.AD56];1)" office:value-type="float" office:value="18141" calcext:value-type="float">
            <text:p>18141</text:p>
          </table:table-cell>
          <table:table-cell table:style-name="ce94" table:formula="of:=SUM([.AE56];1)" office:value-type="float" office:value="18142" calcext:value-type="float">
            <text:p>18142</text:p>
          </table:table-cell>
          <table:table-cell table:style-name="ce104" table:formula="of:=SUM([.AF56];1)" office:value-type="float" office:value="18143" calcext:value-type="float">
            <text:p>18143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SUM([.AG49];1)" office:value-type="float" office:value="18368" calcext:value-type="float">
            <text:p>18368</text:p>
          </table:table-cell>
          <table:table-cell table:style-name="ce87" table:formula="of:=SUM([.B57];1)" office:value-type="float" office:value="18369" calcext:value-type="float">
            <text:p>18369</text:p>
          </table:table-cell>
          <table:table-cell table:style-name="ce96" table:formula="of:=SUM([.C57];1)" office:value-type="float" office:value="18370" calcext:value-type="float">
            <text:p>18370</text:p>
          </table:table-cell>
          <table:table-cell table:style-name="ce87" table:formula="of:=SUM([.D57];1)" office:value-type="float" office:value="18371" calcext:value-type="float">
            <text:p>18371</text:p>
          </table:table-cell>
          <table:table-cell table:style-name="ce96" table:formula="of:=SUM([.E57];1)" office:value-type="float" office:value="18372" calcext:value-type="float">
            <text:p>18372</text:p>
          </table:table-cell>
          <table:table-cell table:style-name="ce87" table:formula="of:=SUM([.F57];1)" office:value-type="float" office:value="18373" calcext:value-type="float">
            <text:p>18373</text:p>
          </table:table-cell>
          <table:table-cell table:style-name="ce96" table:formula="of:=SUM([.G57];1)" office:value-type="float" office:value="18374" calcext:value-type="float">
            <text:p>18374</text:p>
          </table:table-cell>
          <table:table-cell table:style-name="ce87" table:formula="of:=SUM([.H57];1)" office:value-type="float" office:value="18375" calcext:value-type="float">
            <text:p>18375</text:p>
          </table:table-cell>
          <table:table-cell table:style-name="ce96" table:formula="of:=SUM([.I57];1)" office:value-type="float" office:value="18376" calcext:value-type="float">
            <text:p>18376</text:p>
          </table:table-cell>
          <table:table-cell table:style-name="ce87" table:formula="of:=SUM([.J57];1)" office:value-type="float" office:value="18377" calcext:value-type="float">
            <text:p>18377</text:p>
          </table:table-cell>
          <table:table-cell table:style-name="ce96" table:formula="of:=SUM([.K57];1)" office:value-type="float" office:value="18378" calcext:value-type="float">
            <text:p>18378</text:p>
          </table:table-cell>
          <table:table-cell table:style-name="ce87" table:formula="of:=SUM([.L57];1)" office:value-type="float" office:value="18379" calcext:value-type="float">
            <text:p>18379</text:p>
          </table:table-cell>
          <table:table-cell table:style-name="ce96" table:formula="of:=SUM([.M57];1)" office:value-type="float" office:value="18380" calcext:value-type="float">
            <text:p>18380</text:p>
          </table:table-cell>
          <table:table-cell table:style-name="ce87" table:formula="of:=SUM([.N57];1)" office:value-type="float" office:value="18381" calcext:value-type="float">
            <text:p>18381</text:p>
          </table:table-cell>
          <table:table-cell table:style-name="ce96" table:formula="of:=SUM([.O57];1)" office:value-type="float" office:value="18382" calcext:value-type="float">
            <text:p>18382</text:p>
          </table:table-cell>
          <table:table-cell table:style-name="ce87" table:formula="of:=SUM([.P57];1)" office:value-type="float" office:value="18383" calcext:value-type="float">
            <text:p>18383</text:p>
          </table:table-cell>
          <table:table-cell table:style-name="ce96" table:formula="of:=SUM([.Q57];1)" office:value-type="float" office:value="18384" calcext:value-type="float">
            <text:p>18384</text:p>
          </table:table-cell>
          <table:table-cell table:style-name="ce87" table:formula="of:=SUM([.R57];1)" office:value-type="float" office:value="18385" calcext:value-type="float">
            <text:p>18385</text:p>
          </table:table-cell>
          <table:table-cell table:style-name="ce96" table:formula="of:=SUM([.S57];1)" office:value-type="float" office:value="18386" calcext:value-type="float">
            <text:p>18386</text:p>
          </table:table-cell>
          <table:table-cell table:style-name="ce87" table:formula="of:=SUM([.T57];1)" office:value-type="float" office:value="18387" calcext:value-type="float">
            <text:p>18387</text:p>
          </table:table-cell>
          <table:table-cell table:style-name="ce96" table:formula="of:=SUM([.U57];1)" office:value-type="float" office:value="18388" calcext:value-type="float">
            <text:p>18388</text:p>
          </table:table-cell>
          <table:table-cell table:style-name="ce87" table:formula="of:=SUM([.V57];1)" office:value-type="float" office:value="18389" calcext:value-type="float">
            <text:p>18389</text:p>
          </table:table-cell>
          <table:table-cell table:style-name="ce96" table:formula="of:=SUM([.W57];1)" office:value-type="float" office:value="18390" calcext:value-type="float">
            <text:p>18390</text:p>
          </table:table-cell>
          <table:table-cell table:style-name="ce87" table:formula="of:=SUM([.X57];1)" office:value-type="float" office:value="18391" calcext:value-type="float">
            <text:p>18391</text:p>
          </table:table-cell>
          <table:table-cell table:style-name="ce96" table:formula="of:=SUM([.Y57];1)" office:value-type="float" office:value="18392" calcext:value-type="float">
            <text:p>18392</text:p>
          </table:table-cell>
          <table:table-cell table:style-name="ce87" table:formula="of:=SUM([.Z57];1)" office:value-type="float" office:value="18393" calcext:value-type="float">
            <text:p>18393</text:p>
          </table:table-cell>
          <table:table-cell table:style-name="ce96" table:formula="of:=SUM([.AA57];1)" office:value-type="float" office:value="18394" calcext:value-type="float">
            <text:p>18394</text:p>
          </table:table-cell>
          <table:table-cell table:style-name="ce87" table:formula="of:=SUM([.AB57];1)" office:value-type="float" office:value="18395" calcext:value-type="float">
            <text:p>18395</text:p>
          </table:table-cell>
          <table:table-cell table:style-name="ce96" table:formula="of:=SUM([.AC57];1)" office:value-type="float" office:value="18396" calcext:value-type="float">
            <text:p>18396</text:p>
          </table:table-cell>
          <table:table-cell table:style-name="ce98" table:formula="of:=SUM([.AD57];1)" office:value-type="float" office:value="18397" calcext:value-type="float">
            <text:p>18397</text:p>
          </table:table-cell>
          <table:table-cell table:style-name="ce96" table:formula="of:=SUM([.AE57];1)" office:value-type="float" office:value="18398" calcext:value-type="float">
            <text:p>18398</text:p>
          </table:table-cell>
          <table:table-cell table:style-name="ce105" table:formula="of:=SUM([.AF57];1)" office:value-type="float" office:value="18399" calcext:value-type="float">
            <text:p>18399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7</text:p>
            <text:p>Pixel</text:p>
            <text:p>56-63</text:p>
          </table:table-cell>
          <table:table-cell table:style-name="ce97" table:formula="of:=SUM([.AG50];1)" office:value-type="float" office:value="16608" calcext:value-type="float">
            <text:p>16608</text:p>
          </table:table-cell>
          <table:table-cell table:style-name="ce95" table:formula="of:=SUM([.B58];1)" office:value-type="float" office:value="16609" calcext:value-type="float">
            <text:p>16609</text:p>
          </table:table-cell>
          <table:table-cell table:style-name="ce87" table:formula="of:=SUM([.C58];1)" office:value-type="float" office:value="16610" calcext:value-type="float">
            <text:p>16610</text:p>
          </table:table-cell>
          <table:table-cell table:style-name="ce95" table:formula="of:=SUM([.D58];1)" office:value-type="float" office:value="16611" calcext:value-type="float">
            <text:p>16611</text:p>
          </table:table-cell>
          <table:table-cell table:style-name="ce87" table:formula="of:=SUM([.E58];1)" office:value-type="float" office:value="16612" calcext:value-type="float">
            <text:p>16612</text:p>
          </table:table-cell>
          <table:table-cell table:style-name="ce95" table:formula="of:=SUM([.F58];1)" office:value-type="float" office:value="16613" calcext:value-type="float">
            <text:p>16613</text:p>
          </table:table-cell>
          <table:table-cell table:style-name="ce87" table:formula="of:=SUM([.G58];1)" office:value-type="float" office:value="16614" calcext:value-type="float">
            <text:p>16614</text:p>
          </table:table-cell>
          <table:table-cell table:style-name="ce95" table:formula="of:=SUM([.H58];1)" office:value-type="float" office:value="16615" calcext:value-type="float">
            <text:p>16615</text:p>
          </table:table-cell>
          <table:table-cell table:style-name="ce87" table:formula="of:=SUM([.I58];1)" office:value-type="float" office:value="16616" calcext:value-type="float">
            <text:p>16616</text:p>
          </table:table-cell>
          <table:table-cell table:style-name="ce95" table:formula="of:=SUM([.J58];1)" office:value-type="float" office:value="16617" calcext:value-type="float">
            <text:p>16617</text:p>
          </table:table-cell>
          <table:table-cell table:style-name="ce87" table:formula="of:=SUM([.K58];1)" office:value-type="float" office:value="16618" calcext:value-type="float">
            <text:p>16618</text:p>
          </table:table-cell>
          <table:table-cell table:style-name="ce95" table:formula="of:=SUM([.L58];1)" office:value-type="float" office:value="16619" calcext:value-type="float">
            <text:p>16619</text:p>
          </table:table-cell>
          <table:table-cell table:style-name="ce104" table:formula="of:=SUM([.M58];1)" office:value-type="float" office:value="16620" calcext:value-type="float">
            <text:p>16620</text:p>
          </table:table-cell>
          <table:table-cell table:style-name="ce100" table:formula="of:=SUM([.N58];1)" office:value-type="float" office:value="16621" calcext:value-type="float">
            <text:p>16621</text:p>
          </table:table-cell>
          <table:table-cell table:style-name="ce106" table:formula="of:=SUM([.O58];1)" office:value-type="float" office:value="16622" calcext:value-type="float">
            <text:p>16622</text:p>
          </table:table-cell>
          <table:table-cell table:style-name="ce95" table:formula="of:=SUM([.P58];1)" office:value-type="float" office:value="16623" calcext:value-type="float">
            <text:p>16623</text:p>
          </table:table-cell>
          <table:table-cell table:style-name="ce99" table:formula="of:=SUM([.Q58];1)" office:value-type="float" office:value="16624" calcext:value-type="float">
            <text:p>16624</text:p>
          </table:table-cell>
          <table:table-cell table:style-name="ce95" table:formula="of:=SUM([.R58];1)" office:value-type="float" office:value="16625" calcext:value-type="float">
            <text:p>16625</text:p>
          </table:table-cell>
          <table:table-cell table:style-name="ce99" table:formula="of:=SUM([.S58];1)" office:value-type="float" office:value="16626" calcext:value-type="float">
            <text:p>16626</text:p>
          </table:table-cell>
          <table:table-cell table:style-name="ce95" table:formula="of:=SUM([.T58];1)" office:value-type="float" office:value="16627" calcext:value-type="float">
            <text:p>16627</text:p>
          </table:table-cell>
          <table:table-cell table:style-name="ce99" table:formula="of:=SUM([.U58];1)" office:value-type="float" office:value="16628" calcext:value-type="float">
            <text:p>16628</text:p>
          </table:table-cell>
          <table:table-cell table:style-name="ce95" table:formula="of:=SUM([.V58];1)" office:value-type="float" office:value="16629" calcext:value-type="float">
            <text:p>16629</text:p>
          </table:table-cell>
          <table:table-cell table:style-name="ce99" table:formula="of:=SUM([.W58];1)" office:value-type="float" office:value="16630" calcext:value-type="float">
            <text:p>16630</text:p>
          </table:table-cell>
          <table:table-cell table:style-name="ce95" table:formula="of:=SUM([.X58];1)" office:value-type="float" office:value="16631" calcext:value-type="float">
            <text:p>16631</text:p>
          </table:table-cell>
          <table:table-cell table:style-name="ce99" table:formula="of:=SUM([.Y58];1)" office:value-type="float" office:value="16632" calcext:value-type="float">
            <text:p>16632</text:p>
          </table:table-cell>
          <table:table-cell table:style-name="ce95" table:formula="of:=SUM([.Z58];1)" office:value-type="float" office:value="16633" calcext:value-type="float">
            <text:p>16633</text:p>
          </table:table-cell>
          <table:table-cell table:style-name="ce91" table:formula="of:=SUM([.AA58];1)" office:value-type="float" office:value="16634" calcext:value-type="float">
            <text:p>16634</text:p>
          </table:table-cell>
          <table:table-cell table:style-name="ce95" table:formula="of:=SUM([.AB58];1)" office:value-type="float" office:value="16635" calcext:value-type="float">
            <text:p>16635</text:p>
          </table:table-cell>
          <table:table-cell table:style-name="ce99" table:formula="of:=SUM([.AC58];1)" office:value-type="float" office:value="16636" calcext:value-type="float">
            <text:p>16636</text:p>
          </table:table-cell>
          <table:table-cell table:style-name="ce95" table:formula="of:=SUM([.AD58];1)" office:value-type="float" office:value="16637" calcext:value-type="float">
            <text:p>16637</text:p>
          </table:table-cell>
          <table:table-cell table:style-name="ce92" table:formula="of:=SUM([.AE58];1)" office:value-type="float" office:value="16638" calcext:value-type="float">
            <text:p>16638</text:p>
          </table:table-cell>
          <table:table-cell table:style-name="ce89" table:formula="of:=SUM([.AF58];1)" office:value-type="float" office:value="16639" calcext:value-type="float">
            <text:p>1663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1];1)" office:value-type="float" office:value="16864" calcext:value-type="float">
            <text:p>16864</text:p>
          </table:table-cell>
          <table:table-cell table:style-name="ce94" table:formula="of:=SUM([.B59];1)" office:value-type="float" office:value="16865" calcext:value-type="float">
            <text:p>16865</text:p>
          </table:table-cell>
          <table:table-cell table:style-name="ce87" table:formula="of:=SUM([.C59];1)" office:value-type="float" office:value="16866" calcext:value-type="float">
            <text:p>16866</text:p>
          </table:table-cell>
          <table:table-cell table:style-name="ce94" table:formula="of:=SUM([.D59];1)" office:value-type="float" office:value="16867" calcext:value-type="float">
            <text:p>16867</text:p>
          </table:table-cell>
          <table:table-cell table:style-name="ce87" table:formula="of:=SUM([.E59];1)" office:value-type="float" office:value="16868" calcext:value-type="float">
            <text:p>16868</text:p>
          </table:table-cell>
          <table:table-cell table:style-name="ce94" table:formula="of:=SUM([.F59];1)" office:value-type="float" office:value="16869" calcext:value-type="float">
            <text:p>16869</text:p>
          </table:table-cell>
          <table:table-cell table:style-name="ce87" table:formula="of:=SUM([.G59];1)" office:value-type="float" office:value="16870" calcext:value-type="float">
            <text:p>16870</text:p>
          </table:table-cell>
          <table:table-cell table:style-name="ce94" table:formula="of:=SUM([.H59];1)" office:value-type="float" office:value="16871" calcext:value-type="float">
            <text:p>16871</text:p>
          </table:table-cell>
          <table:table-cell table:style-name="ce87" table:formula="of:=SUM([.I59];1)" office:value-type="float" office:value="16872" calcext:value-type="float">
            <text:p>16872</text:p>
          </table:table-cell>
          <table:table-cell table:style-name="ce94" table:formula="of:=SUM([.J59];1)" office:value-type="float" office:value="16873" calcext:value-type="float">
            <text:p>16873</text:p>
          </table:table-cell>
          <table:table-cell table:style-name="ce87" table:formula="of:=SUM([.K59];1)" office:value-type="float" office:value="16874" calcext:value-type="float">
            <text:p>16874</text:p>
          </table:table-cell>
          <table:table-cell table:style-name="ce94" table:formula="of:=SUM([.L59];1)" office:value-type="float" office:value="16875" calcext:value-type="float">
            <text:p>16875</text:p>
          </table:table-cell>
          <table:table-cell table:style-name="ce104" table:formula="of:=SUM([.M59];1)" office:value-type="float" office:value="16876" calcext:value-type="float">
            <text:p>16876</text:p>
          </table:table-cell>
          <table:table-cell table:style-name="ce89" table:formula="of:=SUM([.N59];1)" office:value-type="float" office:value="16877" calcext:value-type="float">
            <text:p>16877</text:p>
          </table:table-cell>
          <table:table-cell table:style-name="ce97" table:formula="of:=SUM([.O59];1)" office:value-type="float" office:value="16878" calcext:value-type="float">
            <text:p>16878</text:p>
          </table:table-cell>
          <table:table-cell table:style-name="ce94" table:formula="of:=SUM([.P59];1)" office:value-type="float" office:value="16879" calcext:value-type="float">
            <text:p>16879</text:p>
          </table:table-cell>
          <table:table-cell table:style-name="ce87" table:formula="of:=SUM([.Q59];1)" office:value-type="float" office:value="16880" calcext:value-type="float">
            <text:p>16880</text:p>
          </table:table-cell>
          <table:table-cell table:style-name="ce94" table:formula="of:=SUM([.R59];1)" office:value-type="float" office:value="16881" calcext:value-type="float">
            <text:p>16881</text:p>
          </table:table-cell>
          <table:table-cell table:style-name="ce87" table:formula="of:=SUM([.S59];1)" office:value-type="float" office:value="16882" calcext:value-type="float">
            <text:p>16882</text:p>
          </table:table-cell>
          <table:table-cell table:style-name="ce94" table:formula="of:=SUM([.T59];1)" office:value-type="float" office:value="16883" calcext:value-type="float">
            <text:p>16883</text:p>
          </table:table-cell>
          <table:table-cell table:style-name="ce87" table:formula="of:=SUM([.U59];1)" office:value-type="float" office:value="16884" calcext:value-type="float">
            <text:p>16884</text:p>
          </table:table-cell>
          <table:table-cell table:style-name="ce94" table:formula="of:=SUM([.V59];1)" office:value-type="float" office:value="16885" calcext:value-type="float">
            <text:p>16885</text:p>
          </table:table-cell>
          <table:table-cell table:style-name="ce87" table:formula="of:=SUM([.W59];1)" office:value-type="float" office:value="16886" calcext:value-type="float">
            <text:p>16886</text:p>
          </table:table-cell>
          <table:table-cell table:style-name="ce94" table:formula="of:=SUM([.X59];1)" office:value-type="float" office:value="16887" calcext:value-type="float">
            <text:p>16887</text:p>
          </table:table-cell>
          <table:table-cell table:style-name="ce87" table:formula="of:=SUM([.Y59];1)" office:value-type="float" office:value="16888" calcext:value-type="float">
            <text:p>16888</text:p>
          </table:table-cell>
          <table:table-cell table:style-name="ce94" table:formula="of:=SUM([.Z59];1)" office:value-type="float" office:value="16889" calcext:value-type="float">
            <text:p>16889</text:p>
          </table:table-cell>
          <table:table-cell table:style-name="ce92" table:formula="of:=SUM([.AA59];1)" office:value-type="float" office:value="16890" calcext:value-type="float">
            <text:p>16890</text:p>
          </table:table-cell>
          <table:table-cell table:style-name="ce94" table:formula="of:=SUM([.AB59];1)" office:value-type="float" office:value="16891" calcext:value-type="float">
            <text:p>16891</text:p>
          </table:table-cell>
          <table:table-cell table:style-name="ce87" table:formula="of:=SUM([.AC59];1)" office:value-type="float" office:value="16892" calcext:value-type="float">
            <text:p>16892</text:p>
          </table:table-cell>
          <table:table-cell table:style-name="ce94" table:formula="of:=SUM([.AD59];1)" office:value-type="float" office:value="16893" calcext:value-type="float">
            <text:p>16893</text:p>
          </table:table-cell>
          <table:table-cell table:style-name="ce92" table:formula="of:=SUM([.AE59];1)" office:value-type="float" office:value="16894" calcext:value-type="float">
            <text:p>16894</text:p>
          </table:table-cell>
          <table:table-cell table:style-name="ce89" table:formula="of:=SUM([.AF59];1)" office:value-type="float" office:value="16895" calcext:value-type="float">
            <text:p>1689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2];1)" office:value-type="float" office:value="17120" calcext:value-type="float">
            <text:p>17120</text:p>
          </table:table-cell>
          <table:table-cell table:style-name="ce94" table:formula="of:=SUM([.B60];1)" office:value-type="float" office:value="17121" calcext:value-type="float">
            <text:p>17121</text:p>
          </table:table-cell>
          <table:table-cell table:style-name="ce87" table:formula="of:=SUM([.C60];1)" office:value-type="float" office:value="17122" calcext:value-type="float">
            <text:p>17122</text:p>
          </table:table-cell>
          <table:table-cell table:style-name="ce94" table:formula="of:=SUM([.D60];1)" office:value-type="float" office:value="17123" calcext:value-type="float">
            <text:p>17123</text:p>
          </table:table-cell>
          <table:table-cell table:style-name="ce87" table:formula="of:=SUM([.E60];1)" office:value-type="float" office:value="17124" calcext:value-type="float">
            <text:p>17124</text:p>
          </table:table-cell>
          <table:table-cell table:style-name="ce94" table:formula="of:=SUM([.F60];1)" office:value-type="float" office:value="17125" calcext:value-type="float">
            <text:p>17125</text:p>
          </table:table-cell>
          <table:table-cell table:style-name="ce87" table:formula="of:=SUM([.G60];1)" office:value-type="float" office:value="17126" calcext:value-type="float">
            <text:p>17126</text:p>
          </table:table-cell>
          <table:table-cell table:style-name="ce94" table:formula="of:=SUM([.H60];1)" office:value-type="float" office:value="17127" calcext:value-type="float">
            <text:p>17127</text:p>
          </table:table-cell>
          <table:table-cell table:style-name="ce87" table:formula="of:=SUM([.I60];1)" office:value-type="float" office:value="17128" calcext:value-type="float">
            <text:p>17128</text:p>
          </table:table-cell>
          <table:table-cell table:style-name="ce94" table:formula="of:=SUM([.J60];1)" office:value-type="float" office:value="17129" calcext:value-type="float">
            <text:p>17129</text:p>
          </table:table-cell>
          <table:table-cell table:style-name="ce87" table:formula="of:=SUM([.K60];1)" office:value-type="float" office:value="17130" calcext:value-type="float">
            <text:p>17130</text:p>
          </table:table-cell>
          <table:table-cell table:style-name="ce94" table:formula="of:=SUM([.L60];1)" office:value-type="float" office:value="17131" calcext:value-type="float">
            <text:p>17131</text:p>
          </table:table-cell>
          <table:table-cell table:style-name="ce104" table:formula="of:=SUM([.M60];1)" office:value-type="float" office:value="17132" calcext:value-type="float">
            <text:p>17132</text:p>
          </table:table-cell>
          <table:table-cell table:style-name="ce89" table:formula="of:=SUM([.N60];1)" office:value-type="float" office:value="17133" calcext:value-type="float">
            <text:p>17133</text:p>
          </table:table-cell>
          <table:table-cell table:style-name="ce97" table:formula="of:=SUM([.O60];1)" office:value-type="float" office:value="17134" calcext:value-type="float">
            <text:p>17134</text:p>
          </table:table-cell>
          <table:table-cell table:style-name="ce94" table:formula="of:=SUM([.P60];1)" office:value-type="float" office:value="17135" calcext:value-type="float">
            <text:p>17135</text:p>
          </table:table-cell>
          <table:table-cell table:style-name="ce87" table:formula="of:=SUM([.Q60];1)" office:value-type="float" office:value="17136" calcext:value-type="float">
            <text:p>17136</text:p>
          </table:table-cell>
          <table:table-cell table:style-name="ce94" table:formula="of:=SUM([.R60];1)" office:value-type="float" office:value="17137" calcext:value-type="float">
            <text:p>17137</text:p>
          </table:table-cell>
          <table:table-cell table:style-name="ce87" table:formula="of:=SUM([.S60];1)" office:value-type="float" office:value="17138" calcext:value-type="float">
            <text:p>17138</text:p>
          </table:table-cell>
          <table:table-cell table:style-name="ce94" table:formula="of:=SUM([.T60];1)" office:value-type="float" office:value="17139" calcext:value-type="float">
            <text:p>17139</text:p>
          </table:table-cell>
          <table:table-cell table:style-name="ce87" table:formula="of:=SUM([.U60];1)" office:value-type="float" office:value="17140" calcext:value-type="float">
            <text:p>17140</text:p>
          </table:table-cell>
          <table:table-cell table:style-name="ce94" table:formula="of:=SUM([.V60];1)" office:value-type="float" office:value="17141" calcext:value-type="float">
            <text:p>17141</text:p>
          </table:table-cell>
          <table:table-cell table:style-name="ce87" table:formula="of:=SUM([.W60];1)" office:value-type="float" office:value="17142" calcext:value-type="float">
            <text:p>17142</text:p>
          </table:table-cell>
          <table:table-cell table:style-name="ce94" table:formula="of:=SUM([.X60];1)" office:value-type="float" office:value="17143" calcext:value-type="float">
            <text:p>17143</text:p>
          </table:table-cell>
          <table:table-cell table:style-name="ce87" table:formula="of:=SUM([.Y60];1)" office:value-type="float" office:value="17144" calcext:value-type="float">
            <text:p>17144</text:p>
          </table:table-cell>
          <table:table-cell table:style-name="ce94" table:formula="of:=SUM([.Z60];1)" office:value-type="float" office:value="17145" calcext:value-type="float">
            <text:p>17145</text:p>
          </table:table-cell>
          <table:table-cell table:style-name="ce92" table:formula="of:=SUM([.AA60];1)" office:value-type="float" office:value="17146" calcext:value-type="float">
            <text:p>17146</text:p>
          </table:table-cell>
          <table:table-cell table:style-name="ce94" table:formula="of:=SUM([.AB60];1)" office:value-type="float" office:value="17147" calcext:value-type="float">
            <text:p>17147</text:p>
          </table:table-cell>
          <table:table-cell table:style-name="ce87" table:formula="of:=SUM([.AC60];1)" office:value-type="float" office:value="17148" calcext:value-type="float">
            <text:p>17148</text:p>
          </table:table-cell>
          <table:table-cell table:style-name="ce94" table:formula="of:=SUM([.AD60];1)" office:value-type="float" office:value="17149" calcext:value-type="float">
            <text:p>17149</text:p>
          </table:table-cell>
          <table:table-cell table:style-name="ce92" table:formula="of:=SUM([.AE60];1)" office:value-type="float" office:value="17150" calcext:value-type="float">
            <text:p>17150</text:p>
          </table:table-cell>
          <table:table-cell table:style-name="ce89" table:formula="of:=SUM([.AF60];1)" office:value-type="float" office:value="17151" calcext:value-type="float">
            <text:p>1715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3];1)" office:value-type="float" office:value="17376" calcext:value-type="float">
            <text:p>17376</text:p>
          </table:table-cell>
          <table:table-cell table:style-name="ce94" table:formula="of:=SUM([.B61];1)" office:value-type="float" office:value="17377" calcext:value-type="float">
            <text:p>17377</text:p>
          </table:table-cell>
          <table:table-cell table:style-name="ce87" table:formula="of:=SUM([.C61];1)" office:value-type="float" office:value="17378" calcext:value-type="float">
            <text:p>17378</text:p>
          </table:table-cell>
          <table:table-cell table:style-name="ce94" table:formula="of:=SUM([.D61];1)" office:value-type="float" office:value="17379" calcext:value-type="float">
            <text:p>17379</text:p>
          </table:table-cell>
          <table:table-cell table:style-name="ce87" table:formula="of:=SUM([.E61];1)" office:value-type="float" office:value="17380" calcext:value-type="float">
            <text:p>17380</text:p>
          </table:table-cell>
          <table:table-cell table:style-name="ce94" table:formula="of:=SUM([.F61];1)" office:value-type="float" office:value="17381" calcext:value-type="float">
            <text:p>17381</text:p>
          </table:table-cell>
          <table:table-cell table:style-name="ce87" table:formula="of:=SUM([.G61];1)" office:value-type="float" office:value="17382" calcext:value-type="float">
            <text:p>17382</text:p>
          </table:table-cell>
          <table:table-cell table:style-name="ce94" table:formula="of:=SUM([.H61];1)" office:value-type="float" office:value="17383" calcext:value-type="float">
            <text:p>17383</text:p>
          </table:table-cell>
          <table:table-cell table:style-name="ce87" table:formula="of:=SUM([.I61];1)" office:value-type="float" office:value="17384" calcext:value-type="float">
            <text:p>17384</text:p>
          </table:table-cell>
          <table:table-cell table:style-name="ce94" table:formula="of:=SUM([.J61];1)" office:value-type="float" office:value="17385" calcext:value-type="float">
            <text:p>17385</text:p>
          </table:table-cell>
          <table:table-cell table:style-name="ce87" table:formula="of:=SUM([.K61];1)" office:value-type="float" office:value="17386" calcext:value-type="float">
            <text:p>17386</text:p>
          </table:table-cell>
          <table:table-cell table:style-name="ce94" table:formula="of:=SUM([.L61];1)" office:value-type="float" office:value="17387" calcext:value-type="float">
            <text:p>17387</text:p>
          </table:table-cell>
          <table:table-cell table:style-name="ce104" table:formula="of:=SUM([.M61];1)" office:value-type="float" office:value="17388" calcext:value-type="float">
            <text:p>17388</text:p>
          </table:table-cell>
          <table:table-cell table:style-name="ce89" table:formula="of:=SUM([.N61];1)" office:value-type="float" office:value="17389" calcext:value-type="float">
            <text:p>17389</text:p>
          </table:table-cell>
          <table:table-cell table:style-name="ce97" table:formula="of:=SUM([.O61];1)" office:value-type="float" office:value="17390" calcext:value-type="float">
            <text:p>17390</text:p>
          </table:table-cell>
          <table:table-cell table:style-name="ce94" table:formula="of:=SUM([.P61];1)" office:value-type="float" office:value="17391" calcext:value-type="float">
            <text:p>17391</text:p>
          </table:table-cell>
          <table:table-cell table:style-name="ce87" table:formula="of:=SUM([.Q61];1)" office:value-type="float" office:value="17392" calcext:value-type="float">
            <text:p>17392</text:p>
          </table:table-cell>
          <table:table-cell table:style-name="ce94" table:formula="of:=SUM([.R61];1)" office:value-type="float" office:value="17393" calcext:value-type="float">
            <text:p>17393</text:p>
          </table:table-cell>
          <table:table-cell table:style-name="ce87" table:formula="of:=SUM([.S61];1)" office:value-type="float" office:value="17394" calcext:value-type="float">
            <text:p>17394</text:p>
          </table:table-cell>
          <table:table-cell table:style-name="ce94" table:formula="of:=SUM([.T61];1)" office:value-type="float" office:value="17395" calcext:value-type="float">
            <text:p>17395</text:p>
          </table:table-cell>
          <table:table-cell table:style-name="ce87" table:formula="of:=SUM([.U61];1)" office:value-type="float" office:value="17396" calcext:value-type="float">
            <text:p>17396</text:p>
          </table:table-cell>
          <table:table-cell table:style-name="ce94" table:formula="of:=SUM([.V61];1)" office:value-type="float" office:value="17397" calcext:value-type="float">
            <text:p>17397</text:p>
          </table:table-cell>
          <table:table-cell table:style-name="ce87" table:formula="of:=SUM([.W61];1)" office:value-type="float" office:value="17398" calcext:value-type="float">
            <text:p>17398</text:p>
          </table:table-cell>
          <table:table-cell table:style-name="ce94" table:formula="of:=SUM([.X61];1)" office:value-type="float" office:value="17399" calcext:value-type="float">
            <text:p>17399</text:p>
          </table:table-cell>
          <table:table-cell table:style-name="ce87" table:formula="of:=SUM([.Y61];1)" office:value-type="float" office:value="17400" calcext:value-type="float">
            <text:p>17400</text:p>
          </table:table-cell>
          <table:table-cell table:style-name="ce94" table:formula="of:=SUM([.Z61];1)" office:value-type="float" office:value="17401" calcext:value-type="float">
            <text:p>17401</text:p>
          </table:table-cell>
          <table:table-cell table:style-name="ce92" table:formula="of:=SUM([.AA61];1)" office:value-type="float" office:value="17402" calcext:value-type="float">
            <text:p>17402</text:p>
          </table:table-cell>
          <table:table-cell table:style-name="ce94" table:formula="of:=SUM([.AB61];1)" office:value-type="float" office:value="17403" calcext:value-type="float">
            <text:p>17403</text:p>
          </table:table-cell>
          <table:table-cell table:style-name="ce87" table:formula="of:=SUM([.AC61];1)" office:value-type="float" office:value="17404" calcext:value-type="float">
            <text:p>17404</text:p>
          </table:table-cell>
          <table:table-cell table:style-name="ce94" table:formula="of:=SUM([.AD61];1)" office:value-type="float" office:value="17405" calcext:value-type="float">
            <text:p>17405</text:p>
          </table:table-cell>
          <table:table-cell table:style-name="ce92" table:formula="of:=SUM([.AE61];1)" office:value-type="float" office:value="17406" calcext:value-type="float">
            <text:p>17406</text:p>
          </table:table-cell>
          <table:table-cell table:style-name="ce89" table:formula="of:=SUM([.AF61];1)" office:value-type="float" office:value="17407" calcext:value-type="float">
            <text:p>1740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4];1)" office:value-type="float" office:value="17632" calcext:value-type="float">
            <text:p>17632</text:p>
          </table:table-cell>
          <table:table-cell table:style-name="ce94" table:formula="of:=SUM([.B62];1)" office:value-type="float" office:value="17633" calcext:value-type="float">
            <text:p>17633</text:p>
          </table:table-cell>
          <table:table-cell table:style-name="ce87" table:formula="of:=SUM([.C62];1)" office:value-type="float" office:value="17634" calcext:value-type="float">
            <text:p>17634</text:p>
          </table:table-cell>
          <table:table-cell table:style-name="ce94" table:formula="of:=SUM([.D62];1)" office:value-type="float" office:value="17635" calcext:value-type="float">
            <text:p>17635</text:p>
          </table:table-cell>
          <table:table-cell table:style-name="ce87" table:formula="of:=SUM([.E62];1)" office:value-type="float" office:value="17636" calcext:value-type="float">
            <text:p>17636</text:p>
          </table:table-cell>
          <table:table-cell table:style-name="ce94" table:formula="of:=SUM([.F62];1)" office:value-type="float" office:value="17637" calcext:value-type="float">
            <text:p>17637</text:p>
          </table:table-cell>
          <table:table-cell table:style-name="ce87" table:formula="of:=SUM([.G62];1)" office:value-type="float" office:value="17638" calcext:value-type="float">
            <text:p>17638</text:p>
          </table:table-cell>
          <table:table-cell table:style-name="ce94" table:formula="of:=SUM([.H62];1)" office:value-type="float" office:value="17639" calcext:value-type="float">
            <text:p>17639</text:p>
          </table:table-cell>
          <table:table-cell table:style-name="ce87" table:formula="of:=SUM([.I62];1)" office:value-type="float" office:value="17640" calcext:value-type="float">
            <text:p>17640</text:p>
          </table:table-cell>
          <table:table-cell table:style-name="ce94" table:formula="of:=SUM([.J62];1)" office:value-type="float" office:value="17641" calcext:value-type="float">
            <text:p>17641</text:p>
          </table:table-cell>
          <table:table-cell table:style-name="ce87" table:formula="of:=SUM([.K62];1)" office:value-type="float" office:value="17642" calcext:value-type="float">
            <text:p>17642</text:p>
          </table:table-cell>
          <table:table-cell table:style-name="ce94" table:formula="of:=SUM([.L62];1)" office:value-type="float" office:value="17643" calcext:value-type="float">
            <text:p>17643</text:p>
          </table:table-cell>
          <table:table-cell table:style-name="ce104" table:formula="of:=SUM([.M62];1)" office:value-type="float" office:value="17644" calcext:value-type="float">
            <text:p>17644</text:p>
          </table:table-cell>
          <table:table-cell table:style-name="ce89" table:formula="of:=SUM([.N62];1)" office:value-type="float" office:value="17645" calcext:value-type="float">
            <text:p>17645</text:p>
          </table:table-cell>
          <table:table-cell table:style-name="ce97" table:formula="of:=SUM([.O62];1)" office:value-type="float" office:value="17646" calcext:value-type="float">
            <text:p>17646</text:p>
          </table:table-cell>
          <table:table-cell table:style-name="ce94" table:formula="of:=SUM([.P62];1)" office:value-type="float" office:value="17647" calcext:value-type="float">
            <text:p>17647</text:p>
          </table:table-cell>
          <table:table-cell table:style-name="ce87" table:formula="of:=SUM([.Q62];1)" office:value-type="float" office:value="17648" calcext:value-type="float">
            <text:p>17648</text:p>
          </table:table-cell>
          <table:table-cell table:style-name="ce94" table:formula="of:=SUM([.R62];1)" office:value-type="float" office:value="17649" calcext:value-type="float">
            <text:p>17649</text:p>
          </table:table-cell>
          <table:table-cell table:style-name="ce87" table:formula="of:=SUM([.S62];1)" office:value-type="float" office:value="17650" calcext:value-type="float">
            <text:p>17650</text:p>
          </table:table-cell>
          <table:table-cell table:style-name="ce94" table:formula="of:=SUM([.T62];1)" office:value-type="float" office:value="17651" calcext:value-type="float">
            <text:p>17651</text:p>
          </table:table-cell>
          <table:table-cell table:style-name="ce87" table:formula="of:=SUM([.U62];1)" office:value-type="float" office:value="17652" calcext:value-type="float">
            <text:p>17652</text:p>
          </table:table-cell>
          <table:table-cell table:style-name="ce94" table:formula="of:=SUM([.V62];1)" office:value-type="float" office:value="17653" calcext:value-type="float">
            <text:p>17653</text:p>
          </table:table-cell>
          <table:table-cell table:style-name="ce87" table:formula="of:=SUM([.W62];1)" office:value-type="float" office:value="17654" calcext:value-type="float">
            <text:p>17654</text:p>
          </table:table-cell>
          <table:table-cell table:style-name="ce94" table:formula="of:=SUM([.X62];1)" office:value-type="float" office:value="17655" calcext:value-type="float">
            <text:p>17655</text:p>
          </table:table-cell>
          <table:table-cell table:style-name="ce87" table:formula="of:=SUM([.Y62];1)" office:value-type="float" office:value="17656" calcext:value-type="float">
            <text:p>17656</text:p>
          </table:table-cell>
          <table:table-cell table:style-name="ce94" table:formula="of:=SUM([.Z62];1)" office:value-type="float" office:value="17657" calcext:value-type="float">
            <text:p>17657</text:p>
          </table:table-cell>
          <table:table-cell table:style-name="ce92" table:formula="of:=SUM([.AA62];1)" office:value-type="float" office:value="17658" calcext:value-type="float">
            <text:p>17658</text:p>
          </table:table-cell>
          <table:table-cell table:style-name="ce94" table:formula="of:=SUM([.AB62];1)" office:value-type="float" office:value="17659" calcext:value-type="float">
            <text:p>17659</text:p>
          </table:table-cell>
          <table:table-cell table:style-name="ce87" table:formula="of:=SUM([.AC62];1)" office:value-type="float" office:value="17660" calcext:value-type="float">
            <text:p>17660</text:p>
          </table:table-cell>
          <table:table-cell table:style-name="ce94" table:formula="of:=SUM([.AD62];1)" office:value-type="float" office:value="17661" calcext:value-type="float">
            <text:p>17661</text:p>
          </table:table-cell>
          <table:table-cell table:style-name="ce92" table:formula="of:=SUM([.AE62];1)" office:value-type="float" office:value="17662" calcext:value-type="float">
            <text:p>17662</text:p>
          </table:table-cell>
          <table:table-cell table:style-name="ce89" table:formula="of:=SUM([.AF62];1)" office:value-type="float" office:value="17663" calcext:value-type="float">
            <text:p>1766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5];1)" office:value-type="float" office:value="17888" calcext:value-type="float">
            <text:p>17888</text:p>
          </table:table-cell>
          <table:table-cell table:style-name="ce94" table:formula="of:=SUM([.B63];1)" office:value-type="float" office:value="17889" calcext:value-type="float">
            <text:p>17889</text:p>
          </table:table-cell>
          <table:table-cell table:style-name="ce87" table:formula="of:=SUM([.C63];1)" office:value-type="float" office:value="17890" calcext:value-type="float">
            <text:p>17890</text:p>
          </table:table-cell>
          <table:table-cell table:style-name="ce94" table:formula="of:=SUM([.D63];1)" office:value-type="float" office:value="17891" calcext:value-type="float">
            <text:p>17891</text:p>
          </table:table-cell>
          <table:table-cell table:style-name="ce87" table:formula="of:=SUM([.E63];1)" office:value-type="float" office:value="17892" calcext:value-type="float">
            <text:p>17892</text:p>
          </table:table-cell>
          <table:table-cell table:style-name="ce94" table:formula="of:=SUM([.F63];1)" office:value-type="float" office:value="17893" calcext:value-type="float">
            <text:p>17893</text:p>
          </table:table-cell>
          <table:table-cell table:style-name="ce87" table:formula="of:=SUM([.G63];1)" office:value-type="float" office:value="17894" calcext:value-type="float">
            <text:p>17894</text:p>
          </table:table-cell>
          <table:table-cell table:style-name="ce94" table:formula="of:=SUM([.H63];1)" office:value-type="float" office:value="17895" calcext:value-type="float">
            <text:p>17895</text:p>
          </table:table-cell>
          <table:table-cell table:style-name="ce87" table:formula="of:=SUM([.I63];1)" office:value-type="float" office:value="17896" calcext:value-type="float">
            <text:p>17896</text:p>
          </table:table-cell>
          <table:table-cell table:style-name="ce94" table:formula="of:=SUM([.J63];1)" office:value-type="float" office:value="17897" calcext:value-type="float">
            <text:p>17897</text:p>
          </table:table-cell>
          <table:table-cell table:style-name="ce87" table:formula="of:=SUM([.K63];1)" office:value-type="float" office:value="17898" calcext:value-type="float">
            <text:p>17898</text:p>
          </table:table-cell>
          <table:table-cell table:style-name="ce94" table:formula="of:=SUM([.L63];1)" office:value-type="float" office:value="17899" calcext:value-type="float">
            <text:p>17899</text:p>
          </table:table-cell>
          <table:table-cell table:style-name="ce104" table:formula="of:=SUM([.M63];1)" office:value-type="float" office:value="17900" calcext:value-type="float">
            <text:p>17900</text:p>
          </table:table-cell>
          <table:table-cell table:style-name="ce89" table:formula="of:=SUM([.N63];1)" office:value-type="float" office:value="17901" calcext:value-type="float">
            <text:p>17901</text:p>
          </table:table-cell>
          <table:table-cell table:style-name="ce97" table:formula="of:=SUM([.O63];1)" office:value-type="float" office:value="17902" calcext:value-type="float">
            <text:p>17902</text:p>
          </table:table-cell>
          <table:table-cell table:style-name="ce94" table:formula="of:=SUM([.P63];1)" office:value-type="float" office:value="17903" calcext:value-type="float">
            <text:p>17903</text:p>
          </table:table-cell>
          <table:table-cell table:style-name="ce87" table:formula="of:=SUM([.Q63];1)" office:value-type="float" office:value="17904" calcext:value-type="float">
            <text:p>17904</text:p>
          </table:table-cell>
          <table:table-cell table:style-name="ce94" table:formula="of:=SUM([.R63];1)" office:value-type="float" office:value="17905" calcext:value-type="float">
            <text:p>17905</text:p>
          </table:table-cell>
          <table:table-cell table:style-name="ce87" table:formula="of:=SUM([.S63];1)" office:value-type="float" office:value="17906" calcext:value-type="float">
            <text:p>17906</text:p>
          </table:table-cell>
          <table:table-cell table:style-name="ce94" table:formula="of:=SUM([.T63];1)" office:value-type="float" office:value="17907" calcext:value-type="float">
            <text:p>17907</text:p>
          </table:table-cell>
          <table:table-cell table:style-name="ce87" table:formula="of:=SUM([.U63];1)" office:value-type="float" office:value="17908" calcext:value-type="float">
            <text:p>17908</text:p>
          </table:table-cell>
          <table:table-cell table:style-name="ce94" table:formula="of:=SUM([.V63];1)" office:value-type="float" office:value="17909" calcext:value-type="float">
            <text:p>17909</text:p>
          </table:table-cell>
          <table:table-cell table:style-name="ce87" table:formula="of:=SUM([.W63];1)" office:value-type="float" office:value="17910" calcext:value-type="float">
            <text:p>17910</text:p>
          </table:table-cell>
          <table:table-cell table:style-name="ce94" table:formula="of:=SUM([.X63];1)" office:value-type="float" office:value="17911" calcext:value-type="float">
            <text:p>17911</text:p>
          </table:table-cell>
          <table:table-cell table:style-name="ce87" table:formula="of:=SUM([.Y63];1)" office:value-type="float" office:value="17912" calcext:value-type="float">
            <text:p>17912</text:p>
          </table:table-cell>
          <table:table-cell table:style-name="ce94" table:formula="of:=SUM([.Z63];1)" office:value-type="float" office:value="17913" calcext:value-type="float">
            <text:p>17913</text:p>
          </table:table-cell>
          <table:table-cell table:style-name="ce92" table:formula="of:=SUM([.AA63];1)" office:value-type="float" office:value="17914" calcext:value-type="float">
            <text:p>17914</text:p>
          </table:table-cell>
          <table:table-cell table:style-name="ce94" table:formula="of:=SUM([.AB63];1)" office:value-type="float" office:value="17915" calcext:value-type="float">
            <text:p>17915</text:p>
          </table:table-cell>
          <table:table-cell table:style-name="ce87" table:formula="of:=SUM([.AC63];1)" office:value-type="float" office:value="17916" calcext:value-type="float">
            <text:p>17916</text:p>
          </table:table-cell>
          <table:table-cell table:style-name="ce94" table:formula="of:=SUM([.AD63];1)" office:value-type="float" office:value="17917" calcext:value-type="float">
            <text:p>17917</text:p>
          </table:table-cell>
          <table:table-cell table:style-name="ce92" table:formula="of:=SUM([.AE63];1)" office:value-type="float" office:value="17918" calcext:value-type="float">
            <text:p>17918</text:p>
          </table:table-cell>
          <table:table-cell table:style-name="ce89" table:formula="of:=SUM([.AF63];1)" office:value-type="float" office:value="17919" calcext:value-type="float">
            <text:p>1791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6];1)" office:value-type="float" office:value="18144" calcext:value-type="float">
            <text:p>18144</text:p>
          </table:table-cell>
          <table:table-cell table:style-name="ce94" table:formula="of:=SUM([.B64];1)" office:value-type="float" office:value="18145" calcext:value-type="float">
            <text:p>18145</text:p>
          </table:table-cell>
          <table:table-cell table:style-name="ce87" table:formula="of:=SUM([.C64];1)" office:value-type="float" office:value="18146" calcext:value-type="float">
            <text:p>18146</text:p>
          </table:table-cell>
          <table:table-cell table:style-name="ce94" table:formula="of:=SUM([.D64];1)" office:value-type="float" office:value="18147" calcext:value-type="float">
            <text:p>18147</text:p>
          </table:table-cell>
          <table:table-cell table:style-name="ce87" table:formula="of:=SUM([.E64];1)" office:value-type="float" office:value="18148" calcext:value-type="float">
            <text:p>18148</text:p>
          </table:table-cell>
          <table:table-cell table:style-name="ce94" table:formula="of:=SUM([.F64];1)" office:value-type="float" office:value="18149" calcext:value-type="float">
            <text:p>18149</text:p>
          </table:table-cell>
          <table:table-cell table:style-name="ce87" table:formula="of:=SUM([.G64];1)" office:value-type="float" office:value="18150" calcext:value-type="float">
            <text:p>18150</text:p>
          </table:table-cell>
          <table:table-cell table:style-name="ce94" table:formula="of:=SUM([.H64];1)" office:value-type="float" office:value="18151" calcext:value-type="float">
            <text:p>18151</text:p>
          </table:table-cell>
          <table:table-cell table:style-name="ce87" table:formula="of:=SUM([.I64];1)" office:value-type="float" office:value="18152" calcext:value-type="float">
            <text:p>18152</text:p>
          </table:table-cell>
          <table:table-cell table:style-name="ce94" table:formula="of:=SUM([.J64];1)" office:value-type="float" office:value="18153" calcext:value-type="float">
            <text:p>18153</text:p>
          </table:table-cell>
          <table:table-cell table:style-name="ce87" table:formula="of:=SUM([.K64];1)" office:value-type="float" office:value="18154" calcext:value-type="float">
            <text:p>18154</text:p>
          </table:table-cell>
          <table:table-cell table:style-name="ce94" table:formula="of:=SUM([.L64];1)" office:value-type="float" office:value="18155" calcext:value-type="float">
            <text:p>18155</text:p>
          </table:table-cell>
          <table:table-cell table:style-name="ce104" table:formula="of:=SUM([.M64];1)" office:value-type="float" office:value="18156" calcext:value-type="float">
            <text:p>18156</text:p>
          </table:table-cell>
          <table:table-cell table:style-name="ce89" table:formula="of:=SUM([.N64];1)" office:value-type="float" office:value="18157" calcext:value-type="float">
            <text:p>18157</text:p>
          </table:table-cell>
          <table:table-cell table:style-name="ce97" table:formula="of:=SUM([.O64];1)" office:value-type="float" office:value="18158" calcext:value-type="float">
            <text:p>18158</text:p>
          </table:table-cell>
          <table:table-cell table:style-name="ce94" table:formula="of:=SUM([.P64];1)" office:value-type="float" office:value="18159" calcext:value-type="float">
            <text:p>18159</text:p>
          </table:table-cell>
          <table:table-cell table:style-name="ce87" table:formula="of:=SUM([.Q64];1)" office:value-type="float" office:value="18160" calcext:value-type="float">
            <text:p>18160</text:p>
          </table:table-cell>
          <table:table-cell table:style-name="ce94" table:formula="of:=SUM([.R64];1)" office:value-type="float" office:value="18161" calcext:value-type="float">
            <text:p>18161</text:p>
          </table:table-cell>
          <table:table-cell table:style-name="ce87" table:formula="of:=SUM([.S64];1)" office:value-type="float" office:value="18162" calcext:value-type="float">
            <text:p>18162</text:p>
          </table:table-cell>
          <table:table-cell table:style-name="ce94" table:formula="of:=SUM([.T64];1)" office:value-type="float" office:value="18163" calcext:value-type="float">
            <text:p>18163</text:p>
          </table:table-cell>
          <table:table-cell table:style-name="ce87" table:formula="of:=SUM([.U64];1)" office:value-type="float" office:value="18164" calcext:value-type="float">
            <text:p>18164</text:p>
          </table:table-cell>
          <table:table-cell table:style-name="ce94" table:formula="of:=SUM([.V64];1)" office:value-type="float" office:value="18165" calcext:value-type="float">
            <text:p>18165</text:p>
          </table:table-cell>
          <table:table-cell table:style-name="ce87" table:formula="of:=SUM([.W64];1)" office:value-type="float" office:value="18166" calcext:value-type="float">
            <text:p>18166</text:p>
          </table:table-cell>
          <table:table-cell table:style-name="ce94" table:formula="of:=SUM([.X64];1)" office:value-type="float" office:value="18167" calcext:value-type="float">
            <text:p>18167</text:p>
          </table:table-cell>
          <table:table-cell table:style-name="ce87" table:formula="of:=SUM([.Y64];1)" office:value-type="float" office:value="18168" calcext:value-type="float">
            <text:p>18168</text:p>
          </table:table-cell>
          <table:table-cell table:style-name="ce94" table:formula="of:=SUM([.Z64];1)" office:value-type="float" office:value="18169" calcext:value-type="float">
            <text:p>18169</text:p>
          </table:table-cell>
          <table:table-cell table:style-name="ce92" table:formula="of:=SUM([.AA64];1)" office:value-type="float" office:value="18170" calcext:value-type="float">
            <text:p>18170</text:p>
          </table:table-cell>
          <table:table-cell table:style-name="ce94" table:formula="of:=SUM([.AB64];1)" office:value-type="float" office:value="18171" calcext:value-type="float">
            <text:p>18171</text:p>
          </table:table-cell>
          <table:table-cell table:style-name="ce87" table:formula="of:=SUM([.AC64];1)" office:value-type="float" office:value="18172" calcext:value-type="float">
            <text:p>18172</text:p>
          </table:table-cell>
          <table:table-cell table:style-name="ce94" table:formula="of:=SUM([.AD64];1)" office:value-type="float" office:value="18173" calcext:value-type="float">
            <text:p>18173</text:p>
          </table:table-cell>
          <table:table-cell table:style-name="ce92" table:formula="of:=SUM([.AE64];1)" office:value-type="float" office:value="18174" calcext:value-type="float">
            <text:p>18174</text:p>
          </table:table-cell>
          <table:table-cell table:style-name="ce89" table:formula="of:=SUM([.AF64];1)" office:value-type="float" office:value="18175" calcext:value-type="float">
            <text:p>18175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8" table:formula="of:=SUM([.AG57];1)" office:value-type="float" office:value="18400" calcext:value-type="float">
            <text:p>18400</text:p>
          </table:table-cell>
          <table:table-cell table:style-name="ce96" table:formula="of:=SUM([.B65];1)" office:value-type="float" office:value="18401" calcext:value-type="float">
            <text:p>18401</text:p>
          </table:table-cell>
          <table:table-cell table:style-name="ce101" table:formula="of:=SUM([.C65];1)" office:value-type="float" office:value="18402" calcext:value-type="float">
            <text:p>18402</text:p>
          </table:table-cell>
          <table:table-cell table:style-name="ce96" table:formula="of:=SUM([.D65];1)" office:value-type="float" office:value="18403" calcext:value-type="float">
            <text:p>18403</text:p>
          </table:table-cell>
          <table:table-cell table:style-name="ce101" table:formula="of:=SUM([.E65];1)" office:value-type="float" office:value="18404" calcext:value-type="float">
            <text:p>18404</text:p>
          </table:table-cell>
          <table:table-cell table:style-name="ce96" table:formula="of:=SUM([.F65];1)" office:value-type="float" office:value="18405" calcext:value-type="float">
            <text:p>18405</text:p>
          </table:table-cell>
          <table:table-cell table:style-name="ce101" table:formula="of:=SUM([.G65];1)" office:value-type="float" office:value="18406" calcext:value-type="float">
            <text:p>18406</text:p>
          </table:table-cell>
          <table:table-cell table:style-name="ce96" table:formula="of:=SUM([.H65];1)" office:value-type="float" office:value="18407" calcext:value-type="float">
            <text:p>18407</text:p>
          </table:table-cell>
          <table:table-cell table:style-name="ce101" table:formula="of:=SUM([.I65];1)" office:value-type="float" office:value="18408" calcext:value-type="float">
            <text:p>18408</text:p>
          </table:table-cell>
          <table:table-cell table:style-name="ce96" table:formula="of:=SUM([.J65];1)" office:value-type="float" office:value="18409" calcext:value-type="float">
            <text:p>18409</text:p>
          </table:table-cell>
          <table:table-cell table:style-name="ce101" table:formula="of:=SUM([.K65];1)" office:value-type="float" office:value="18410" calcext:value-type="float">
            <text:p>18410</text:p>
          </table:table-cell>
          <table:table-cell table:style-name="ce96" table:formula="of:=SUM([.L65];1)" office:value-type="float" office:value="18411" calcext:value-type="float">
            <text:p>18411</text:p>
          </table:table-cell>
          <table:table-cell table:style-name="ce105" table:formula="of:=SUM([.M65];1)" office:value-type="float" office:value="18412" calcext:value-type="float">
            <text:p>18412</text:p>
          </table:table-cell>
          <table:table-cell table:style-name="ce90" table:formula="of:=SUM([.N65];1)" office:value-type="float" office:value="18413" calcext:value-type="float">
            <text:p>18413</text:p>
          </table:table-cell>
          <table:table-cell table:style-name="ce98" table:formula="of:=SUM([.O65];1)" office:value-type="float" office:value="18414" calcext:value-type="float">
            <text:p>18414</text:p>
          </table:table-cell>
          <table:table-cell table:style-name="ce96" table:formula="of:=SUM([.P65];1)" office:value-type="float" office:value="18415" calcext:value-type="float">
            <text:p>18415</text:p>
          </table:table-cell>
          <table:table-cell table:style-name="ce101" table:formula="of:=SUM([.Q65];1)" office:value-type="float" office:value="18416" calcext:value-type="float">
            <text:p>18416</text:p>
          </table:table-cell>
          <table:table-cell table:style-name="ce96" table:formula="of:=SUM([.R65];1)" office:value-type="float" office:value="18417" calcext:value-type="float">
            <text:p>18417</text:p>
          </table:table-cell>
          <table:table-cell table:style-name="ce101" table:formula="of:=SUM([.S65];1)" office:value-type="float" office:value="18418" calcext:value-type="float">
            <text:p>18418</text:p>
          </table:table-cell>
          <table:table-cell table:style-name="ce96" table:formula="of:=SUM([.T65];1)" office:value-type="float" office:value="18419" calcext:value-type="float">
            <text:p>18419</text:p>
          </table:table-cell>
          <table:table-cell table:style-name="ce101" table:formula="of:=SUM([.U65];1)" office:value-type="float" office:value="18420" calcext:value-type="float">
            <text:p>18420</text:p>
          </table:table-cell>
          <table:table-cell table:style-name="ce96" table:formula="of:=SUM([.V65];1)" office:value-type="float" office:value="18421" calcext:value-type="float">
            <text:p>18421</text:p>
          </table:table-cell>
          <table:table-cell table:style-name="ce101" table:formula="of:=SUM([.W65];1)" office:value-type="float" office:value="18422" calcext:value-type="float">
            <text:p>18422</text:p>
          </table:table-cell>
          <table:table-cell table:style-name="ce96" table:formula="of:=SUM([.X65];1)" office:value-type="float" office:value="18423" calcext:value-type="float">
            <text:p>18423</text:p>
          </table:table-cell>
          <table:table-cell table:style-name="ce101" table:formula="of:=SUM([.Y65];1)" office:value-type="float" office:value="18424" calcext:value-type="float">
            <text:p>18424</text:p>
          </table:table-cell>
          <table:table-cell table:style-name="ce96" table:formula="of:=SUM([.Z65];1)" office:value-type="float" office:value="18425" calcext:value-type="float">
            <text:p>18425</text:p>
          </table:table-cell>
          <table:table-cell table:style-name="ce93" table:formula="of:=SUM([.AA65];1)" office:value-type="float" office:value="18426" calcext:value-type="float">
            <text:p>18426</text:p>
          </table:table-cell>
          <table:table-cell table:style-name="ce96" table:formula="of:=SUM([.AB65];1)" office:value-type="float" office:value="18427" calcext:value-type="float">
            <text:p>18427</text:p>
          </table:table-cell>
          <table:table-cell table:style-name="ce101" table:formula="of:=SUM([.AC65];1)" office:value-type="float" office:value="18428" calcext:value-type="float">
            <text:p>18428</text:p>
          </table:table-cell>
          <table:table-cell table:style-name="ce96" table:formula="of:=SUM([.AD65];1)" office:value-type="float" office:value="18429" calcext:value-type="float">
            <text:p>18429</text:p>
          </table:table-cell>
          <table:table-cell table:style-name="ce93" table:formula="of:=SUM([.AE65];1)" office:value-type="float" office:value="18430" calcext:value-type="float">
            <text:p>18430</text:p>
          </table:table-cell>
          <table:table-cell table:style-name="ce90" table:formula="of:=SUM([.AF65];1)" office:value-type="float" office:value="18431" calcext:value-type="float">
            <text:p>18431</text:p>
          </table:table-cell>
          <table:table-cell table:number-columns-repeated="31"/>
        </table:table-row>
        <table:table-row table:style-name="ro2" table:number-rows-repeated="935">
          <table:table-cell table:style-name="ce87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reen2-3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4">
          <table:table-cell table:style-name="ce79"/>
          <table:table-cell table:style-name="ce88" office:value-type="string" calcext:value-type="string">
            <text:p>0</text:p>
            <text:p>Pixel</text:p>
            <text:p>0-7</text:p>
          </table:table-cell>
          <table:table-cell table:style-name="ce88" office:value-type="string" calcext:value-type="string">
            <text:p>1</text:p>
            <text:p>Pixel</text:p>
            <text:p>8-15</text:p>
          </table:table-cell>
          <table:table-cell table:style-name="ce88" office:value-type="string" calcext:value-type="string">
            <text:p>2</text:p>
            <text:p>Pixel</text:p>
            <text:p>16-23</text:p>
          </table:table-cell>
          <table:table-cell table:style-name="ce88" office:value-type="string" calcext:value-type="string">
            <text:p>3</text:p>
            <text:p>Pixel</text:p>
            <text:p>24-31</text:p>
          </table:table-cell>
          <table:table-cell table:style-name="ce88" office:value-type="string" calcext:value-type="string">
            <text:p>4</text:p>
            <text:p>Pixel</text:p>
            <text:p>32-39</text:p>
          </table:table-cell>
          <table:table-cell table:style-name="ce88" office:value-type="string" calcext:value-type="string">
            <text:p>5</text:p>
            <text:p>Pixel</text:p>
            <text:p>40-47</text:p>
          </table:table-cell>
          <table:table-cell table:style-name="ce88" office:value-type="string" calcext:value-type="string">
            <text:p>6</text:p>
            <text:p>Pixel</text:p>
            <text:p>48-55</text:p>
          </table:table-cell>
          <table:table-cell table:style-name="ce88" office:value-type="string" calcext:value-type="string">
            <text:p>7</text:p>
            <text:p>Pixel</text:p>
            <text:p>56-63</text:p>
          </table:table-cell>
          <table:table-cell table:style-name="ce88" office:value-type="string" calcext:value-type="string">
            <text:p>8</text:p>
            <text:p>Pixel</text:p>
            <text:p>64-71</text:p>
          </table:table-cell>
          <table:table-cell table:style-name="ce88" office:value-type="string" calcext:value-type="string">
            <text:p>9</text:p>
            <text:p>Pixel</text:p>
            <text:p>72-79</text:p>
          </table:table-cell>
          <table:table-cell table:style-name="ce88" office:value-type="string" calcext:value-type="string">
            <text:p>10</text:p>
            <text:p>Pixel</text:p>
            <text:p>80-87</text:p>
          </table:table-cell>
          <table:table-cell table:style-name="ce88" office:value-type="string" calcext:value-type="string">
            <text:p>11</text:p>
            <text:p>Pixel</text:p>
            <text:p>88-95</text:p>
          </table:table-cell>
          <table:table-cell table:style-name="ce88" office:value-type="string" calcext:value-type="string">
            <text:p>12</text:p>
            <text:p>Pixel</text:p>
            <text:p>96-103</text:p>
          </table:table-cell>
          <table:table-cell table:style-name="ce88" office:value-type="string" calcext:value-type="string">
            <text:p>13</text:p>
            <text:p>Pixel</text:p>
            <text:p>104-111</text:p>
          </table:table-cell>
          <table:table-cell table:style-name="ce88" office:value-type="string" calcext:value-type="string">
            <text:p>14</text:p>
            <text:p>Pixel</text:p>
            <text:p>112-119</text:p>
          </table:table-cell>
          <table:table-cell table:style-name="ce88" office:value-type="string" calcext:value-type="string">
            <text:p>15</text:p>
            <text:p>Pixel</text:p>
            <text:p>120-127</text:p>
          </table:table-cell>
          <table:table-cell table:style-name="ce88" office:value-type="string" calcext:value-type="string">
            <text:p>16</text:p>
            <text:p>Pixel</text:p>
            <text:p>128-135</text:p>
          </table:table-cell>
          <table:table-cell table:style-name="ce88" office:value-type="string" calcext:value-type="string">
            <text:p>17</text:p>
            <text:p>Pixel</text:p>
            <text:p>136-143</text:p>
          </table:table-cell>
          <table:table-cell table:style-name="ce88" office:value-type="string" calcext:value-type="string">
            <text:p>18</text:p>
            <text:p>Pixel</text:p>
            <text:p>144-151</text:p>
          </table:table-cell>
          <table:table-cell table:style-name="ce88" office:value-type="string" calcext:value-type="string">
            <text:p>19</text:p>
            <text:p>Pixel</text:p>
            <text:p>152-159</text:p>
          </table:table-cell>
          <table:table-cell table:style-name="ce88" office:value-type="string" calcext:value-type="string">
            <text:p>20</text:p>
            <text:p>Pixel</text:p>
            <text:p>160-167</text:p>
          </table:table-cell>
          <table:table-cell table:style-name="ce88" office:value-type="string" calcext:value-type="string">
            <text:p>21</text:p>
            <text:p>Pixel</text:p>
            <text:p>168-175</text:p>
          </table:table-cell>
          <table:table-cell table:style-name="ce88" office:value-type="string" calcext:value-type="string">
            <text:p>22</text:p>
            <text:p>Pixel</text:p>
            <text:p>176-183</text:p>
          </table:table-cell>
          <table:table-cell table:style-name="ce88" office:value-type="string" calcext:value-type="string">
            <text:p>23</text:p>
            <text:p>Pixel</text:p>
            <text:p>184-191</text:p>
          </table:table-cell>
          <table:table-cell table:style-name="ce88" office:value-type="string" calcext:value-type="string">
            <text:p>24</text:p>
            <text:p>Pixel</text:p>
            <text:p>192-199</text:p>
          </table:table-cell>
          <table:table-cell table:style-name="ce88" office:value-type="string" calcext:value-type="string">
            <text:p>25</text:p>
            <text:p>Pixel</text:p>
            <text:p>200-207</text:p>
          </table:table-cell>
          <table:table-cell table:style-name="ce88" office:value-type="string" calcext:value-type="string">
            <text:p>26</text:p>
            <text:p>Pixel</text:p>
            <text:p>208-215</text:p>
          </table:table-cell>
          <table:table-cell table:style-name="ce88" office:value-type="string" calcext:value-type="string">
            <text:p>27</text:p>
            <text:p>Pixel</text:p>
            <text:p>216-223</text:p>
          </table:table-cell>
          <table:table-cell table:style-name="ce88" office:value-type="string" calcext:value-type="string">
            <text:p>28</text:p>
            <text:p>Pixel</text:p>
            <text:p>224-231</text:p>
          </table:table-cell>
          <table:table-cell table:style-name="ce88" office:value-type="string" calcext:value-type="string">
            <text:p>29</text:p>
            <text:p>Pixel</text:p>
            <text:p>232-239</text:p>
          </table:table-cell>
          <table:table-cell table:style-name="ce88" office:value-type="string" calcext:value-type="string">
            <text:p>30</text:p>
            <text:p>Pixel</text:p>
            <text:p>240-247</text:p>
          </table:table-cell>
          <table:table-cell table:style-name="ce110" office:value-type="string" calcext:value-type="string">
            <text:p>31</text:p>
            <text:p>Pixel</text:p>
            <text:p>248-255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0</text:p>
            <text:p>Pixel</text:p>
            <text:p>0-7</text:p>
          </table:table-cell>
          <table:table-cell table:style-name="ce89" office:value-type="float" office:value="18432" calcext:value-type="float">
            <text:p>18432</text:p>
          </table:table-cell>
          <table:table-cell table:style-name="ce92" table:formula="of:=SUM([.B2];1)" office:value-type="float" office:value="18433" calcext:value-type="float">
            <text:p>18433</text:p>
          </table:table-cell>
          <table:table-cell table:style-name="ce94" table:formula="of:=SUM([.C2];1)" office:value-type="float" office:value="18434" calcext:value-type="float">
            <text:p>18434</text:p>
          </table:table-cell>
          <table:table-cell table:style-name="ce92" table:formula="of:=SUM([.D2];1)" office:value-type="float" office:value="18435" calcext:value-type="float">
            <text:p>18435</text:p>
          </table:table-cell>
          <table:table-cell table:style-name="ce102" table:formula="of:=SUM([.E2];1)" office:value-type="float" office:value="18436" calcext:value-type="float">
            <text:p>18436</text:p>
          </table:table-cell>
          <table:table-cell table:style-name="ce92" table:formula="of:=SUM([.F2];1)" office:value-type="float" office:value="18437" calcext:value-type="float">
            <text:p>18437</text:p>
          </table:table-cell>
          <table:table-cell table:style-name="ce102" table:formula="of:=SUM([.G2];1)" office:value-type="float" office:value="18438" calcext:value-type="float">
            <text:p>18438</text:p>
          </table:table-cell>
          <table:table-cell table:style-name="ce92" table:formula="of:=SUM([.H2];1)" office:value-type="float" office:value="18439" calcext:value-type="float">
            <text:p>18439</text:p>
          </table:table-cell>
          <table:table-cell table:style-name="ce102" table:formula="of:=SUM([.I2];1)" office:value-type="float" office:value="18440" calcext:value-type="float">
            <text:p>18440</text:p>
          </table:table-cell>
          <table:table-cell table:style-name="ce92" table:formula="of:=SUM([.J2];1)" office:value-type="float" office:value="18441" calcext:value-type="float">
            <text:p>18441</text:p>
          </table:table-cell>
          <table:table-cell table:style-name="ce102" table:formula="of:=SUM([.K2];1)" office:value-type="float" office:value="18442" calcext:value-type="float">
            <text:p>18442</text:p>
          </table:table-cell>
          <table:table-cell table:style-name="ce92" table:formula="of:=SUM([.L2];1)" office:value-type="float" office:value="18443" calcext:value-type="float">
            <text:p>18443</text:p>
          </table:table-cell>
          <table:table-cell table:style-name="ce102" table:formula="of:=SUM([.M2];1)" office:value-type="float" office:value="18444" calcext:value-type="float">
            <text:p>18444</text:p>
          </table:table-cell>
          <table:table-cell table:style-name="ce92" table:formula="of:=SUM([.N2];1)" office:value-type="float" office:value="18445" calcext:value-type="float">
            <text:p>18445</text:p>
          </table:table-cell>
          <table:table-cell table:style-name="ce102" table:formula="of:=SUM([.O2];1)" office:value-type="float" office:value="18446" calcext:value-type="float">
            <text:p>18446</text:p>
          </table:table-cell>
          <table:table-cell table:style-name="ce92" table:formula="of:=SUM([.P2];1)" office:value-type="float" office:value="18447" calcext:value-type="float">
            <text:p>18447</text:p>
          </table:table-cell>
          <table:table-cell table:style-name="ce102" table:formula="of:=SUM([.Q2];1)" office:value-type="float" office:value="18448" calcext:value-type="float">
            <text:p>18448</text:p>
          </table:table-cell>
          <table:table-cell table:style-name="ce92" table:formula="of:=SUM([.R2];1)" office:value-type="float" office:value="18449" calcext:value-type="float">
            <text:p>18449</text:p>
          </table:table-cell>
          <table:table-cell table:style-name="ce107" table:formula="of:=SUM([.S2];1)" office:value-type="float" office:value="18450" calcext:value-type="float">
            <text:p>18450</text:p>
          </table:table-cell>
          <table:table-cell table:style-name="ce92" table:formula="of:=SUM([.T2];1)" office:value-type="float" office:value="18451" calcext:value-type="float">
            <text:p>18451</text:p>
          </table:table-cell>
          <table:table-cell table:style-name="ce102" table:formula="of:=SUM([.U2];1)" office:value-type="float" office:value="18452" calcext:value-type="float">
            <text:p>18452</text:p>
          </table:table-cell>
          <table:table-cell table:style-name="ce92" table:formula="of:=SUM([.V2];1)" office:value-type="float" office:value="18453" calcext:value-type="float">
            <text:p>18453</text:p>
          </table:table-cell>
          <table:table-cell table:style-name="ce102" table:formula="of:=SUM([.W2];1)" office:value-type="float" office:value="18454" calcext:value-type="float">
            <text:p>18454</text:p>
          </table:table-cell>
          <table:table-cell table:style-name="ce92" table:formula="of:=SUM([.X2];1)" office:value-type="float" office:value="18455" calcext:value-type="float">
            <text:p>18455</text:p>
          </table:table-cell>
          <table:table-cell table:style-name="ce102" table:formula="of:=SUM([.Y2];1)" office:value-type="float" office:value="18456" calcext:value-type="float">
            <text:p>18456</text:p>
          </table:table-cell>
          <table:table-cell table:style-name="ce92" table:formula="of:=SUM([.Z2];1)" office:value-type="float" office:value="18457" calcext:value-type="float">
            <text:p>18457</text:p>
          </table:table-cell>
          <table:table-cell table:style-name="ce102" table:formula="of:=SUM([.AA2];1)" office:value-type="float" office:value="18458" calcext:value-type="float">
            <text:p>18458</text:p>
          </table:table-cell>
          <table:table-cell table:style-name="ce92" table:formula="of:=SUM([.AB2];1)" office:value-type="float" office:value="18459" calcext:value-type="float">
            <text:p>18459</text:p>
          </table:table-cell>
          <table:table-cell table:style-name="ce102" table:formula="of:=SUM([.AC2];1)" office:value-type="float" office:value="18460" calcext:value-type="float">
            <text:p>18460</text:p>
          </table:table-cell>
          <table:table-cell table:style-name="ce92" table:formula="of:=SUM([.AD2];1)" office:value-type="float" office:value="18461" calcext:value-type="float">
            <text:p>18461</text:p>
          </table:table-cell>
          <table:table-cell table:style-name="ce102" table:formula="of:=SUM([.AE2];1)" office:value-type="float" office:value="18462" calcext:value-type="float">
            <text:p>18462</text:p>
          </table:table-cell>
          <table:table-cell table:style-name="ce92" table:formula="of:=SUM([.AF2];1)" office:value-type="float" office:value="18463" calcext:value-type="float">
            <text:p>1846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58];1)" office:value-type="float" office:value="18688" calcext:value-type="float">
            <text:p>18688</text:p>
          </table:table-cell>
          <table:table-cell table:style-name="ce92" table:formula="of:=SUM([.B3];1)" office:value-type="float" office:value="18689" calcext:value-type="float">
            <text:p>18689</text:p>
          </table:table-cell>
          <table:table-cell table:style-name="ce94" table:formula="of:=SUM([.C3];1)" office:value-type="float" office:value="18690" calcext:value-type="float">
            <text:p>18690</text:p>
          </table:table-cell>
          <table:table-cell table:style-name="ce92" table:formula="of:=SUM([.D3];1)" office:value-type="float" office:value="18691" calcext:value-type="float">
            <text:p>18691</text:p>
          </table:table-cell>
          <table:table-cell table:style-name="ce102" table:formula="of:=SUM([.E3];1)" office:value-type="float" office:value="18692" calcext:value-type="float">
            <text:p>18692</text:p>
          </table:table-cell>
          <table:table-cell table:style-name="ce92" table:formula="of:=SUM([.F3];1)" office:value-type="float" office:value="18693" calcext:value-type="float">
            <text:p>18693</text:p>
          </table:table-cell>
          <table:table-cell table:style-name="ce102" table:formula="of:=SUM([.G3];1)" office:value-type="float" office:value="18694" calcext:value-type="float">
            <text:p>18694</text:p>
          </table:table-cell>
          <table:table-cell table:style-name="ce92" table:formula="of:=SUM([.H3];1)" office:value-type="float" office:value="18695" calcext:value-type="float">
            <text:p>18695</text:p>
          </table:table-cell>
          <table:table-cell table:style-name="ce102" table:formula="of:=SUM([.I3];1)" office:value-type="float" office:value="18696" calcext:value-type="float">
            <text:p>18696</text:p>
          </table:table-cell>
          <table:table-cell table:style-name="ce92" table:formula="of:=SUM([.J3];1)" office:value-type="float" office:value="18697" calcext:value-type="float">
            <text:p>18697</text:p>
          </table:table-cell>
          <table:table-cell table:style-name="ce102" table:formula="of:=SUM([.K3];1)" office:value-type="float" office:value="18698" calcext:value-type="float">
            <text:p>18698</text:p>
          </table:table-cell>
          <table:table-cell table:style-name="ce92" table:formula="of:=SUM([.L3];1)" office:value-type="float" office:value="18699" calcext:value-type="float">
            <text:p>18699</text:p>
          </table:table-cell>
          <table:table-cell table:style-name="ce102" table:formula="of:=SUM([.M3];1)" office:value-type="float" office:value="18700" calcext:value-type="float">
            <text:p>18700</text:p>
          </table:table-cell>
          <table:table-cell table:style-name="ce92" table:formula="of:=SUM([.N3];1)" office:value-type="float" office:value="18701" calcext:value-type="float">
            <text:p>18701</text:p>
          </table:table-cell>
          <table:table-cell table:style-name="ce102" table:formula="of:=SUM([.O3];1)" office:value-type="float" office:value="18702" calcext:value-type="float">
            <text:p>18702</text:p>
          </table:table-cell>
          <table:table-cell table:style-name="ce92" table:formula="of:=SUM([.P3];1)" office:value-type="float" office:value="18703" calcext:value-type="float">
            <text:p>18703</text:p>
          </table:table-cell>
          <table:table-cell table:style-name="ce102" table:formula="of:=SUM([.Q3];1)" office:value-type="float" office:value="18704" calcext:value-type="float">
            <text:p>18704</text:p>
          </table:table-cell>
          <table:table-cell table:style-name="ce92" table:formula="of:=SUM([.R3];1)" office:value-type="float" office:value="18705" calcext:value-type="float">
            <text:p>18705</text:p>
          </table:table-cell>
          <table:table-cell table:style-name="ce107" table:formula="of:=SUM([.S3];1)" office:value-type="float" office:value="18706" calcext:value-type="float">
            <text:p>18706</text:p>
          </table:table-cell>
          <table:table-cell table:style-name="ce92" table:formula="of:=SUM([.T3];1)" office:value-type="float" office:value="18707" calcext:value-type="float">
            <text:p>18707</text:p>
          </table:table-cell>
          <table:table-cell table:style-name="ce102" table:formula="of:=SUM([.U3];1)" office:value-type="float" office:value="18708" calcext:value-type="float">
            <text:p>18708</text:p>
          </table:table-cell>
          <table:table-cell table:style-name="ce92" table:formula="of:=SUM([.V3];1)" office:value-type="float" office:value="18709" calcext:value-type="float">
            <text:p>18709</text:p>
          </table:table-cell>
          <table:table-cell table:style-name="ce102" table:formula="of:=SUM([.W3];1)" office:value-type="float" office:value="18710" calcext:value-type="float">
            <text:p>18710</text:p>
          </table:table-cell>
          <table:table-cell table:style-name="ce92" table:formula="of:=SUM([.X3];1)" office:value-type="float" office:value="18711" calcext:value-type="float">
            <text:p>18711</text:p>
          </table:table-cell>
          <table:table-cell table:style-name="ce102" table:formula="of:=SUM([.Y3];1)" office:value-type="float" office:value="18712" calcext:value-type="float">
            <text:p>18712</text:p>
          </table:table-cell>
          <table:table-cell table:style-name="ce92" table:formula="of:=SUM([.Z3];1)" office:value-type="float" office:value="18713" calcext:value-type="float">
            <text:p>18713</text:p>
          </table:table-cell>
          <table:table-cell table:style-name="ce102" table:formula="of:=SUM([.AA3];1)" office:value-type="float" office:value="18714" calcext:value-type="float">
            <text:p>18714</text:p>
          </table:table-cell>
          <table:table-cell table:style-name="ce92" table:formula="of:=SUM([.AB3];1)" office:value-type="float" office:value="18715" calcext:value-type="float">
            <text:p>18715</text:p>
          </table:table-cell>
          <table:table-cell table:style-name="ce102" table:formula="of:=SUM([.AC3];1)" office:value-type="float" office:value="18716" calcext:value-type="float">
            <text:p>18716</text:p>
          </table:table-cell>
          <table:table-cell table:style-name="ce92" table:formula="of:=SUM([.AD3];1)" office:value-type="float" office:value="18717" calcext:value-type="float">
            <text:p>18717</text:p>
          </table:table-cell>
          <table:table-cell table:style-name="ce102" table:formula="of:=SUM([.AE3];1)" office:value-type="float" office:value="18718" calcext:value-type="float">
            <text:p>18718</text:p>
          </table:table-cell>
          <table:table-cell table:style-name="ce92" table:formula="of:=SUM([.AF3];1)" office:value-type="float" office:value="18719" calcext:value-type="float">
            <text:p>1871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59];1)" office:value-type="float" office:value="18944" calcext:value-type="float">
            <text:p>18944</text:p>
          </table:table-cell>
          <table:table-cell table:style-name="ce92" table:formula="of:=SUM([.B4];1)" office:value-type="float" office:value="18945" calcext:value-type="float">
            <text:p>18945</text:p>
          </table:table-cell>
          <table:table-cell table:style-name="ce94" table:formula="of:=SUM([.C4];1)" office:value-type="float" office:value="18946" calcext:value-type="float">
            <text:p>18946</text:p>
          </table:table-cell>
          <table:table-cell table:style-name="ce92" table:formula="of:=SUM([.D4];1)" office:value-type="float" office:value="18947" calcext:value-type="float">
            <text:p>18947</text:p>
          </table:table-cell>
          <table:table-cell table:style-name="ce102" table:formula="of:=SUM([.E4];1)" office:value-type="float" office:value="18948" calcext:value-type="float">
            <text:p>18948</text:p>
          </table:table-cell>
          <table:table-cell table:style-name="ce92" table:formula="of:=SUM([.F4];1)" office:value-type="float" office:value="18949" calcext:value-type="float">
            <text:p>18949</text:p>
          </table:table-cell>
          <table:table-cell table:style-name="ce102" table:formula="of:=SUM([.G4];1)" office:value-type="float" office:value="18950" calcext:value-type="float">
            <text:p>18950</text:p>
          </table:table-cell>
          <table:table-cell table:style-name="ce92" table:formula="of:=SUM([.H4];1)" office:value-type="float" office:value="18951" calcext:value-type="float">
            <text:p>18951</text:p>
          </table:table-cell>
          <table:table-cell table:style-name="ce102" table:formula="of:=SUM([.I4];1)" office:value-type="float" office:value="18952" calcext:value-type="float">
            <text:p>18952</text:p>
          </table:table-cell>
          <table:table-cell table:style-name="ce92" table:formula="of:=SUM([.J4];1)" office:value-type="float" office:value="18953" calcext:value-type="float">
            <text:p>18953</text:p>
          </table:table-cell>
          <table:table-cell table:style-name="ce102" table:formula="of:=SUM([.K4];1)" office:value-type="float" office:value="18954" calcext:value-type="float">
            <text:p>18954</text:p>
          </table:table-cell>
          <table:table-cell table:style-name="ce92" table:formula="of:=SUM([.L4];1)" office:value-type="float" office:value="18955" calcext:value-type="float">
            <text:p>18955</text:p>
          </table:table-cell>
          <table:table-cell table:style-name="ce102" table:formula="of:=SUM([.M4];1)" office:value-type="float" office:value="18956" calcext:value-type="float">
            <text:p>18956</text:p>
          </table:table-cell>
          <table:table-cell table:style-name="ce92" table:formula="of:=SUM([.N4];1)" office:value-type="float" office:value="18957" calcext:value-type="float">
            <text:p>18957</text:p>
          </table:table-cell>
          <table:table-cell table:style-name="ce102" table:formula="of:=SUM([.O4];1)" office:value-type="float" office:value="18958" calcext:value-type="float">
            <text:p>18958</text:p>
          </table:table-cell>
          <table:table-cell table:style-name="ce92" table:formula="of:=SUM([.P4];1)" office:value-type="float" office:value="18959" calcext:value-type="float">
            <text:p>18959</text:p>
          </table:table-cell>
          <table:table-cell table:style-name="ce102" table:formula="of:=SUM([.Q4];1)" office:value-type="float" office:value="18960" calcext:value-type="float">
            <text:p>18960</text:p>
          </table:table-cell>
          <table:table-cell table:style-name="ce92" table:formula="of:=SUM([.R4];1)" office:value-type="float" office:value="18961" calcext:value-type="float">
            <text:p>18961</text:p>
          </table:table-cell>
          <table:table-cell table:style-name="ce107" table:formula="of:=SUM([.S4];1)" office:value-type="float" office:value="18962" calcext:value-type="float">
            <text:p>18962</text:p>
          </table:table-cell>
          <table:table-cell table:style-name="ce92" table:formula="of:=SUM([.T4];1)" office:value-type="float" office:value="18963" calcext:value-type="float">
            <text:p>18963</text:p>
          </table:table-cell>
          <table:table-cell table:style-name="ce102" table:formula="of:=SUM([.U4];1)" office:value-type="float" office:value="18964" calcext:value-type="float">
            <text:p>18964</text:p>
          </table:table-cell>
          <table:table-cell table:style-name="ce92" table:formula="of:=SUM([.V4];1)" office:value-type="float" office:value="18965" calcext:value-type="float">
            <text:p>18965</text:p>
          </table:table-cell>
          <table:table-cell table:style-name="ce102" table:formula="of:=SUM([.W4];1)" office:value-type="float" office:value="18966" calcext:value-type="float">
            <text:p>18966</text:p>
          </table:table-cell>
          <table:table-cell table:style-name="ce92" table:formula="of:=SUM([.X4];1)" office:value-type="float" office:value="18967" calcext:value-type="float">
            <text:p>18967</text:p>
          </table:table-cell>
          <table:table-cell table:style-name="ce102" table:formula="of:=SUM([.Y4];1)" office:value-type="float" office:value="18968" calcext:value-type="float">
            <text:p>18968</text:p>
          </table:table-cell>
          <table:table-cell table:style-name="ce92" table:formula="of:=SUM([.Z4];1)" office:value-type="float" office:value="18969" calcext:value-type="float">
            <text:p>18969</text:p>
          </table:table-cell>
          <table:table-cell table:style-name="ce102" table:formula="of:=SUM([.AA4];1)" office:value-type="float" office:value="18970" calcext:value-type="float">
            <text:p>18970</text:p>
          </table:table-cell>
          <table:table-cell table:style-name="ce92" table:formula="of:=SUM([.AB4];1)" office:value-type="float" office:value="18971" calcext:value-type="float">
            <text:p>18971</text:p>
          </table:table-cell>
          <table:table-cell table:style-name="ce102" table:formula="of:=SUM([.AC4];1)" office:value-type="float" office:value="18972" calcext:value-type="float">
            <text:p>18972</text:p>
          </table:table-cell>
          <table:table-cell table:style-name="ce92" table:formula="of:=SUM([.AD4];1)" office:value-type="float" office:value="18973" calcext:value-type="float">
            <text:p>18973</text:p>
          </table:table-cell>
          <table:table-cell table:style-name="ce102" table:formula="of:=SUM([.AE4];1)" office:value-type="float" office:value="18974" calcext:value-type="float">
            <text:p>18974</text:p>
          </table:table-cell>
          <table:table-cell table:style-name="ce92" table:formula="of:=SUM([.AF4];1)" office:value-type="float" office:value="18975" calcext:value-type="float">
            <text:p>1897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0];1)" office:value-type="float" office:value="19200" calcext:value-type="float">
            <text:p>19200</text:p>
          </table:table-cell>
          <table:table-cell table:style-name="ce92" table:formula="of:=SUM([.B5];1)" office:value-type="float" office:value="19201" calcext:value-type="float">
            <text:p>19201</text:p>
          </table:table-cell>
          <table:table-cell table:style-name="ce94" table:formula="of:=SUM([.C5];1)" office:value-type="float" office:value="19202" calcext:value-type="float">
            <text:p>19202</text:p>
          </table:table-cell>
          <table:table-cell table:style-name="ce92" table:formula="of:=SUM([.D5];1)" office:value-type="float" office:value="19203" calcext:value-type="float">
            <text:p>19203</text:p>
          </table:table-cell>
          <table:table-cell table:style-name="ce102" table:formula="of:=SUM([.E5];1)" office:value-type="float" office:value="19204" calcext:value-type="float">
            <text:p>19204</text:p>
          </table:table-cell>
          <table:table-cell table:style-name="ce92" table:formula="of:=SUM([.F5];1)" office:value-type="float" office:value="19205" calcext:value-type="float">
            <text:p>19205</text:p>
          </table:table-cell>
          <table:table-cell table:style-name="ce102" table:formula="of:=SUM([.G5];1)" office:value-type="float" office:value="19206" calcext:value-type="float">
            <text:p>19206</text:p>
          </table:table-cell>
          <table:table-cell table:style-name="ce92" table:formula="of:=SUM([.H5];1)" office:value-type="float" office:value="19207" calcext:value-type="float">
            <text:p>19207</text:p>
          </table:table-cell>
          <table:table-cell table:style-name="ce102" table:formula="of:=SUM([.I5];1)" office:value-type="float" office:value="19208" calcext:value-type="float">
            <text:p>19208</text:p>
          </table:table-cell>
          <table:table-cell table:style-name="ce92" table:formula="of:=SUM([.J5];1)" office:value-type="float" office:value="19209" calcext:value-type="float">
            <text:p>19209</text:p>
          </table:table-cell>
          <table:table-cell table:style-name="ce102" table:formula="of:=SUM([.K5];1)" office:value-type="float" office:value="19210" calcext:value-type="float">
            <text:p>19210</text:p>
          </table:table-cell>
          <table:table-cell table:style-name="ce92" table:formula="of:=SUM([.L5];1)" office:value-type="float" office:value="19211" calcext:value-type="float">
            <text:p>19211</text:p>
          </table:table-cell>
          <table:table-cell table:style-name="ce102" table:formula="of:=SUM([.M5];1)" office:value-type="float" office:value="19212" calcext:value-type="float">
            <text:p>19212</text:p>
          </table:table-cell>
          <table:table-cell table:style-name="ce92" table:formula="of:=SUM([.N5];1)" office:value-type="float" office:value="19213" calcext:value-type="float">
            <text:p>19213</text:p>
          </table:table-cell>
          <table:table-cell table:style-name="ce102" table:formula="of:=SUM([.O5];1)" office:value-type="float" office:value="19214" calcext:value-type="float">
            <text:p>19214</text:p>
          </table:table-cell>
          <table:table-cell table:style-name="ce92" table:formula="of:=SUM([.P5];1)" office:value-type="float" office:value="19215" calcext:value-type="float">
            <text:p>19215</text:p>
          </table:table-cell>
          <table:table-cell table:style-name="ce102" table:formula="of:=SUM([.Q5];1)" office:value-type="float" office:value="19216" calcext:value-type="float">
            <text:p>19216</text:p>
          </table:table-cell>
          <table:table-cell table:style-name="ce92" table:formula="of:=SUM([.R5];1)" office:value-type="float" office:value="19217" calcext:value-type="float">
            <text:p>19217</text:p>
          </table:table-cell>
          <table:table-cell table:style-name="ce107" table:formula="of:=SUM([.S5];1)" office:value-type="float" office:value="19218" calcext:value-type="float">
            <text:p>19218</text:p>
          </table:table-cell>
          <table:table-cell table:style-name="ce92" table:formula="of:=SUM([.T5];1)" office:value-type="float" office:value="19219" calcext:value-type="float">
            <text:p>19219</text:p>
          </table:table-cell>
          <table:table-cell table:style-name="ce102" table:formula="of:=SUM([.U5];1)" office:value-type="float" office:value="19220" calcext:value-type="float">
            <text:p>19220</text:p>
          </table:table-cell>
          <table:table-cell table:style-name="ce92" table:formula="of:=SUM([.V5];1)" office:value-type="float" office:value="19221" calcext:value-type="float">
            <text:p>19221</text:p>
          </table:table-cell>
          <table:table-cell table:style-name="ce102" table:formula="of:=SUM([.W5];1)" office:value-type="float" office:value="19222" calcext:value-type="float">
            <text:p>19222</text:p>
          </table:table-cell>
          <table:table-cell table:style-name="ce92" table:formula="of:=SUM([.X5];1)" office:value-type="float" office:value="19223" calcext:value-type="float">
            <text:p>19223</text:p>
          </table:table-cell>
          <table:table-cell table:style-name="ce102" table:formula="of:=SUM([.Y5];1)" office:value-type="float" office:value="19224" calcext:value-type="float">
            <text:p>19224</text:p>
          </table:table-cell>
          <table:table-cell table:style-name="ce92" table:formula="of:=SUM([.Z5];1)" office:value-type="float" office:value="19225" calcext:value-type="float">
            <text:p>19225</text:p>
          </table:table-cell>
          <table:table-cell table:style-name="ce102" table:formula="of:=SUM([.AA5];1)" office:value-type="float" office:value="19226" calcext:value-type="float">
            <text:p>19226</text:p>
          </table:table-cell>
          <table:table-cell table:style-name="ce92" table:formula="of:=SUM([.AB5];1)" office:value-type="float" office:value="19227" calcext:value-type="float">
            <text:p>19227</text:p>
          </table:table-cell>
          <table:table-cell table:style-name="ce102" table:formula="of:=SUM([.AC5];1)" office:value-type="float" office:value="19228" calcext:value-type="float">
            <text:p>19228</text:p>
          </table:table-cell>
          <table:table-cell table:style-name="ce92" table:formula="of:=SUM([.AD5];1)" office:value-type="float" office:value="19229" calcext:value-type="float">
            <text:p>19229</text:p>
          </table:table-cell>
          <table:table-cell table:style-name="ce102" table:formula="of:=SUM([.AE5];1)" office:value-type="float" office:value="19230" calcext:value-type="float">
            <text:p>19230</text:p>
          </table:table-cell>
          <table:table-cell table:style-name="ce92" table:formula="of:=SUM([.AF5];1)" office:value-type="float" office:value="19231" calcext:value-type="float">
            <text:p>1923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1];1)" office:value-type="float" office:value="19456" calcext:value-type="float">
            <text:p>19456</text:p>
          </table:table-cell>
          <table:table-cell table:style-name="ce92" table:formula="of:=SUM([.B6];1)" office:value-type="float" office:value="19457" calcext:value-type="float">
            <text:p>19457</text:p>
          </table:table-cell>
          <table:table-cell table:style-name="ce94" table:formula="of:=SUM([.C6];1)" office:value-type="float" office:value="19458" calcext:value-type="float">
            <text:p>19458</text:p>
          </table:table-cell>
          <table:table-cell table:style-name="ce92" table:formula="of:=SUM([.D6];1)" office:value-type="float" office:value="19459" calcext:value-type="float">
            <text:p>19459</text:p>
          </table:table-cell>
          <table:table-cell table:style-name="ce102" table:formula="of:=SUM([.E6];1)" office:value-type="float" office:value="19460" calcext:value-type="float">
            <text:p>19460</text:p>
          </table:table-cell>
          <table:table-cell table:style-name="ce92" table:formula="of:=SUM([.F6];1)" office:value-type="float" office:value="19461" calcext:value-type="float">
            <text:p>19461</text:p>
          </table:table-cell>
          <table:table-cell table:style-name="ce102" table:formula="of:=SUM([.G6];1)" office:value-type="float" office:value="19462" calcext:value-type="float">
            <text:p>19462</text:p>
          </table:table-cell>
          <table:table-cell table:style-name="ce92" table:formula="of:=SUM([.H6];1)" office:value-type="float" office:value="19463" calcext:value-type="float">
            <text:p>19463</text:p>
          </table:table-cell>
          <table:table-cell table:style-name="ce102" table:formula="of:=SUM([.I6];1)" office:value-type="float" office:value="19464" calcext:value-type="float">
            <text:p>19464</text:p>
          </table:table-cell>
          <table:table-cell table:style-name="ce92" table:formula="of:=SUM([.J6];1)" office:value-type="float" office:value="19465" calcext:value-type="float">
            <text:p>19465</text:p>
          </table:table-cell>
          <table:table-cell table:style-name="ce102" table:formula="of:=SUM([.K6];1)" office:value-type="float" office:value="19466" calcext:value-type="float">
            <text:p>19466</text:p>
          </table:table-cell>
          <table:table-cell table:style-name="ce92" table:formula="of:=SUM([.L6];1)" office:value-type="float" office:value="19467" calcext:value-type="float">
            <text:p>19467</text:p>
          </table:table-cell>
          <table:table-cell table:style-name="ce102" table:formula="of:=SUM([.M6];1)" office:value-type="float" office:value="19468" calcext:value-type="float">
            <text:p>19468</text:p>
          </table:table-cell>
          <table:table-cell table:style-name="ce92" table:formula="of:=SUM([.N6];1)" office:value-type="float" office:value="19469" calcext:value-type="float">
            <text:p>19469</text:p>
          </table:table-cell>
          <table:table-cell table:style-name="ce102" table:formula="of:=SUM([.O6];1)" office:value-type="float" office:value="19470" calcext:value-type="float">
            <text:p>19470</text:p>
          </table:table-cell>
          <table:table-cell table:style-name="ce92" table:formula="of:=SUM([.P6];1)" office:value-type="float" office:value="19471" calcext:value-type="float">
            <text:p>19471</text:p>
          </table:table-cell>
          <table:table-cell table:style-name="ce102" table:formula="of:=SUM([.Q6];1)" office:value-type="float" office:value="19472" calcext:value-type="float">
            <text:p>19472</text:p>
          </table:table-cell>
          <table:table-cell table:style-name="ce92" table:formula="of:=SUM([.R6];1)" office:value-type="float" office:value="19473" calcext:value-type="float">
            <text:p>19473</text:p>
          </table:table-cell>
          <table:table-cell table:style-name="ce107" table:formula="of:=SUM([.S6];1)" office:value-type="float" office:value="19474" calcext:value-type="float">
            <text:p>19474</text:p>
          </table:table-cell>
          <table:table-cell table:style-name="ce92" table:formula="of:=SUM([.T6];1)" office:value-type="float" office:value="19475" calcext:value-type="float">
            <text:p>19475</text:p>
          </table:table-cell>
          <table:table-cell table:style-name="ce102" table:formula="of:=SUM([.U6];1)" office:value-type="float" office:value="19476" calcext:value-type="float">
            <text:p>19476</text:p>
          </table:table-cell>
          <table:table-cell table:style-name="ce92" table:formula="of:=SUM([.V6];1)" office:value-type="float" office:value="19477" calcext:value-type="float">
            <text:p>19477</text:p>
          </table:table-cell>
          <table:table-cell table:style-name="ce102" table:formula="of:=SUM([.W6];1)" office:value-type="float" office:value="19478" calcext:value-type="float">
            <text:p>19478</text:p>
          </table:table-cell>
          <table:table-cell table:style-name="ce92" table:formula="of:=SUM([.X6];1)" office:value-type="float" office:value="19479" calcext:value-type="float">
            <text:p>19479</text:p>
          </table:table-cell>
          <table:table-cell table:style-name="ce102" table:formula="of:=SUM([.Y6];1)" office:value-type="float" office:value="19480" calcext:value-type="float">
            <text:p>19480</text:p>
          </table:table-cell>
          <table:table-cell table:style-name="ce92" table:formula="of:=SUM([.Z6];1)" office:value-type="float" office:value="19481" calcext:value-type="float">
            <text:p>19481</text:p>
          </table:table-cell>
          <table:table-cell table:style-name="ce102" table:formula="of:=SUM([.AA6];1)" office:value-type="float" office:value="19482" calcext:value-type="float">
            <text:p>19482</text:p>
          </table:table-cell>
          <table:table-cell table:style-name="ce92" table:formula="of:=SUM([.AB6];1)" office:value-type="float" office:value="19483" calcext:value-type="float">
            <text:p>19483</text:p>
          </table:table-cell>
          <table:table-cell table:style-name="ce102" table:formula="of:=SUM([.AC6];1)" office:value-type="float" office:value="19484" calcext:value-type="float">
            <text:p>19484</text:p>
          </table:table-cell>
          <table:table-cell table:style-name="ce92" table:formula="of:=SUM([.AD6];1)" office:value-type="float" office:value="19485" calcext:value-type="float">
            <text:p>19485</text:p>
          </table:table-cell>
          <table:table-cell table:style-name="ce102" table:formula="of:=SUM([.AE6];1)" office:value-type="float" office:value="19486" calcext:value-type="float">
            <text:p>19486</text:p>
          </table:table-cell>
          <table:table-cell table:style-name="ce92" table:formula="of:=SUM([.AF6];1)" office:value-type="float" office:value="19487" calcext:value-type="float">
            <text:p>1948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2];1)" office:value-type="float" office:value="19712" calcext:value-type="float">
            <text:p>19712</text:p>
          </table:table-cell>
          <table:table-cell table:style-name="ce92" table:formula="of:=SUM([.B7];1)" office:value-type="float" office:value="19713" calcext:value-type="float">
            <text:p>19713</text:p>
          </table:table-cell>
          <table:table-cell table:style-name="ce94" table:formula="of:=SUM([.C7];1)" office:value-type="float" office:value="19714" calcext:value-type="float">
            <text:p>19714</text:p>
          </table:table-cell>
          <table:table-cell table:style-name="ce92" table:formula="of:=SUM([.D7];1)" office:value-type="float" office:value="19715" calcext:value-type="float">
            <text:p>19715</text:p>
          </table:table-cell>
          <table:table-cell table:style-name="ce102" table:formula="of:=SUM([.E7];1)" office:value-type="float" office:value="19716" calcext:value-type="float">
            <text:p>19716</text:p>
          </table:table-cell>
          <table:table-cell table:style-name="ce92" table:formula="of:=SUM([.F7];1)" office:value-type="float" office:value="19717" calcext:value-type="float">
            <text:p>19717</text:p>
          </table:table-cell>
          <table:table-cell table:style-name="ce102" table:formula="of:=SUM([.G7];1)" office:value-type="float" office:value="19718" calcext:value-type="float">
            <text:p>19718</text:p>
          </table:table-cell>
          <table:table-cell table:style-name="ce92" table:formula="of:=SUM([.H7];1)" office:value-type="float" office:value="19719" calcext:value-type="float">
            <text:p>19719</text:p>
          </table:table-cell>
          <table:table-cell table:style-name="ce102" table:formula="of:=SUM([.I7];1)" office:value-type="float" office:value="19720" calcext:value-type="float">
            <text:p>19720</text:p>
          </table:table-cell>
          <table:table-cell table:style-name="ce92" table:formula="of:=SUM([.J7];1)" office:value-type="float" office:value="19721" calcext:value-type="float">
            <text:p>19721</text:p>
          </table:table-cell>
          <table:table-cell table:style-name="ce102" table:formula="of:=SUM([.K7];1)" office:value-type="float" office:value="19722" calcext:value-type="float">
            <text:p>19722</text:p>
          </table:table-cell>
          <table:table-cell table:style-name="ce92" table:formula="of:=SUM([.L7];1)" office:value-type="float" office:value="19723" calcext:value-type="float">
            <text:p>19723</text:p>
          </table:table-cell>
          <table:table-cell table:style-name="ce102" table:formula="of:=SUM([.M7];1)" office:value-type="float" office:value="19724" calcext:value-type="float">
            <text:p>19724</text:p>
          </table:table-cell>
          <table:table-cell table:style-name="ce92" table:formula="of:=SUM([.N7];1)" office:value-type="float" office:value="19725" calcext:value-type="float">
            <text:p>19725</text:p>
          </table:table-cell>
          <table:table-cell table:style-name="ce102" table:formula="of:=SUM([.O7];1)" office:value-type="float" office:value="19726" calcext:value-type="float">
            <text:p>19726</text:p>
          </table:table-cell>
          <table:table-cell table:style-name="ce92" table:formula="of:=SUM([.P7];1)" office:value-type="float" office:value="19727" calcext:value-type="float">
            <text:p>19727</text:p>
          </table:table-cell>
          <table:table-cell table:style-name="ce102" table:formula="of:=SUM([.Q7];1)" office:value-type="float" office:value="19728" calcext:value-type="float">
            <text:p>19728</text:p>
          </table:table-cell>
          <table:table-cell table:style-name="ce92" table:formula="of:=SUM([.R7];1)" office:value-type="float" office:value="19729" calcext:value-type="float">
            <text:p>19729</text:p>
          </table:table-cell>
          <table:table-cell table:style-name="ce107" table:formula="of:=SUM([.S7];1)" office:value-type="float" office:value="19730" calcext:value-type="float">
            <text:p>19730</text:p>
          </table:table-cell>
          <table:table-cell table:style-name="ce92" table:formula="of:=SUM([.T7];1)" office:value-type="float" office:value="19731" calcext:value-type="float">
            <text:p>19731</text:p>
          </table:table-cell>
          <table:table-cell table:style-name="ce102" table:formula="of:=SUM([.U7];1)" office:value-type="float" office:value="19732" calcext:value-type="float">
            <text:p>19732</text:p>
          </table:table-cell>
          <table:table-cell table:style-name="ce92" table:formula="of:=SUM([.V7];1)" office:value-type="float" office:value="19733" calcext:value-type="float">
            <text:p>19733</text:p>
          </table:table-cell>
          <table:table-cell table:style-name="ce102" table:formula="of:=SUM([.W7];1)" office:value-type="float" office:value="19734" calcext:value-type="float">
            <text:p>19734</text:p>
          </table:table-cell>
          <table:table-cell table:style-name="ce92" table:formula="of:=SUM([.X7];1)" office:value-type="float" office:value="19735" calcext:value-type="float">
            <text:p>19735</text:p>
          </table:table-cell>
          <table:table-cell table:style-name="ce102" table:formula="of:=SUM([.Y7];1)" office:value-type="float" office:value="19736" calcext:value-type="float">
            <text:p>19736</text:p>
          </table:table-cell>
          <table:table-cell table:style-name="ce92" table:formula="of:=SUM([.Z7];1)" office:value-type="float" office:value="19737" calcext:value-type="float">
            <text:p>19737</text:p>
          </table:table-cell>
          <table:table-cell table:style-name="ce102" table:formula="of:=SUM([.AA7];1)" office:value-type="float" office:value="19738" calcext:value-type="float">
            <text:p>19738</text:p>
          </table:table-cell>
          <table:table-cell table:style-name="ce92" table:formula="of:=SUM([.AB7];1)" office:value-type="float" office:value="19739" calcext:value-type="float">
            <text:p>19739</text:p>
          </table:table-cell>
          <table:table-cell table:style-name="ce102" table:formula="of:=SUM([.AC7];1)" office:value-type="float" office:value="19740" calcext:value-type="float">
            <text:p>19740</text:p>
          </table:table-cell>
          <table:table-cell table:style-name="ce92" table:formula="of:=SUM([.AD7];1)" office:value-type="float" office:value="19741" calcext:value-type="float">
            <text:p>19741</text:p>
          </table:table-cell>
          <table:table-cell table:style-name="ce102" table:formula="of:=SUM([.AE7];1)" office:value-type="float" office:value="19742" calcext:value-type="float">
            <text:p>19742</text:p>
          </table:table-cell>
          <table:table-cell table:style-name="ce92" table:formula="of:=SUM([.AF7];1)" office:value-type="float" office:value="19743" calcext:value-type="float">
            <text:p>1974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3];1)" office:value-type="float" office:value="19968" calcext:value-type="float">
            <text:p>19968</text:p>
          </table:table-cell>
          <table:table-cell table:style-name="ce92" table:formula="of:=SUM([.B8];1)" office:value-type="float" office:value="19969" calcext:value-type="float">
            <text:p>19969</text:p>
          </table:table-cell>
          <table:table-cell table:style-name="ce94" table:formula="of:=SUM([.C8];1)" office:value-type="float" office:value="19970" calcext:value-type="float">
            <text:p>19970</text:p>
          </table:table-cell>
          <table:table-cell table:style-name="ce92" table:formula="of:=SUM([.D8];1)" office:value-type="float" office:value="19971" calcext:value-type="float">
            <text:p>19971</text:p>
          </table:table-cell>
          <table:table-cell table:style-name="ce102" table:formula="of:=SUM([.E8];1)" office:value-type="float" office:value="19972" calcext:value-type="float">
            <text:p>19972</text:p>
          </table:table-cell>
          <table:table-cell table:style-name="ce92" table:formula="of:=SUM([.F8];1)" office:value-type="float" office:value="19973" calcext:value-type="float">
            <text:p>19973</text:p>
          </table:table-cell>
          <table:table-cell table:style-name="ce102" table:formula="of:=SUM([.G8];1)" office:value-type="float" office:value="19974" calcext:value-type="float">
            <text:p>19974</text:p>
          </table:table-cell>
          <table:table-cell table:style-name="ce92" table:formula="of:=SUM([.H8];1)" office:value-type="float" office:value="19975" calcext:value-type="float">
            <text:p>19975</text:p>
          </table:table-cell>
          <table:table-cell table:style-name="ce102" table:formula="of:=SUM([.I8];1)" office:value-type="float" office:value="19976" calcext:value-type="float">
            <text:p>19976</text:p>
          </table:table-cell>
          <table:table-cell table:style-name="ce92" table:formula="of:=SUM([.J8];1)" office:value-type="float" office:value="19977" calcext:value-type="float">
            <text:p>19977</text:p>
          </table:table-cell>
          <table:table-cell table:style-name="ce102" table:formula="of:=SUM([.K8];1)" office:value-type="float" office:value="19978" calcext:value-type="float">
            <text:p>19978</text:p>
          </table:table-cell>
          <table:table-cell table:style-name="ce92" table:formula="of:=SUM([.L8];1)" office:value-type="float" office:value="19979" calcext:value-type="float">
            <text:p>19979</text:p>
          </table:table-cell>
          <table:table-cell table:style-name="ce102" table:formula="of:=SUM([.M8];1)" office:value-type="float" office:value="19980" calcext:value-type="float">
            <text:p>19980</text:p>
          </table:table-cell>
          <table:table-cell table:style-name="ce92" table:formula="of:=SUM([.N8];1)" office:value-type="float" office:value="19981" calcext:value-type="float">
            <text:p>19981</text:p>
          </table:table-cell>
          <table:table-cell table:style-name="ce102" table:formula="of:=SUM([.O8];1)" office:value-type="float" office:value="19982" calcext:value-type="float">
            <text:p>19982</text:p>
          </table:table-cell>
          <table:table-cell table:style-name="ce92" table:formula="of:=SUM([.P8];1)" office:value-type="float" office:value="19983" calcext:value-type="float">
            <text:p>19983</text:p>
          </table:table-cell>
          <table:table-cell table:style-name="ce102" table:formula="of:=SUM([.Q8];1)" office:value-type="float" office:value="19984" calcext:value-type="float">
            <text:p>19984</text:p>
          </table:table-cell>
          <table:table-cell table:style-name="ce92" table:formula="of:=SUM([.R8];1)" office:value-type="float" office:value="19985" calcext:value-type="float">
            <text:p>19985</text:p>
          </table:table-cell>
          <table:table-cell table:style-name="ce107" table:formula="of:=SUM([.S8];1)" office:value-type="float" office:value="19986" calcext:value-type="float">
            <text:p>19986</text:p>
          </table:table-cell>
          <table:table-cell table:style-name="ce92" table:formula="of:=SUM([.T8];1)" office:value-type="float" office:value="19987" calcext:value-type="float">
            <text:p>19987</text:p>
          </table:table-cell>
          <table:table-cell table:style-name="ce102" table:formula="of:=SUM([.U8];1)" office:value-type="float" office:value="19988" calcext:value-type="float">
            <text:p>19988</text:p>
          </table:table-cell>
          <table:table-cell table:style-name="ce92" table:formula="of:=SUM([.V8];1)" office:value-type="float" office:value="19989" calcext:value-type="float">
            <text:p>19989</text:p>
          </table:table-cell>
          <table:table-cell table:style-name="ce102" table:formula="of:=SUM([.W8];1)" office:value-type="float" office:value="19990" calcext:value-type="float">
            <text:p>19990</text:p>
          </table:table-cell>
          <table:table-cell table:style-name="ce92" table:formula="of:=SUM([.X8];1)" office:value-type="float" office:value="19991" calcext:value-type="float">
            <text:p>19991</text:p>
          </table:table-cell>
          <table:table-cell table:style-name="ce102" table:formula="of:=SUM([.Y8];1)" office:value-type="float" office:value="19992" calcext:value-type="float">
            <text:p>19992</text:p>
          </table:table-cell>
          <table:table-cell table:style-name="ce92" table:formula="of:=SUM([.Z8];1)" office:value-type="float" office:value="19993" calcext:value-type="float">
            <text:p>19993</text:p>
          </table:table-cell>
          <table:table-cell table:style-name="ce102" table:formula="of:=SUM([.AA8];1)" office:value-type="float" office:value="19994" calcext:value-type="float">
            <text:p>19994</text:p>
          </table:table-cell>
          <table:table-cell table:style-name="ce92" table:formula="of:=SUM([.AB8];1)" office:value-type="float" office:value="19995" calcext:value-type="float">
            <text:p>19995</text:p>
          </table:table-cell>
          <table:table-cell table:style-name="ce102" table:formula="of:=SUM([.AC8];1)" office:value-type="float" office:value="19996" calcext:value-type="float">
            <text:p>19996</text:p>
          </table:table-cell>
          <table:table-cell table:style-name="ce92" table:formula="of:=SUM([.AD8];1)" office:value-type="float" office:value="19997" calcext:value-type="float">
            <text:p>19997</text:p>
          </table:table-cell>
          <table:table-cell table:style-name="ce102" table:formula="of:=SUM([.AE8];1)" office:value-type="float" office:value="19998" calcext:value-type="float">
            <text:p>19998</text:p>
          </table:table-cell>
          <table:table-cell table:style-name="ce92" table:formula="of:=SUM([.AF8];1)" office:value-type="float" office:value="19999" calcext:value-type="float">
            <text:p>19999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0" table:formula="of:=SUM([.AG64];1)" office:value-type="float" office:value="20224" calcext:value-type="float">
            <text:p>20224</text:p>
          </table:table-cell>
          <table:table-cell table:style-name="ce93" table:formula="of:=SUM([.B9];1)" office:value-type="float" office:value="20225" calcext:value-type="float">
            <text:p>20225</text:p>
          </table:table-cell>
          <table:table-cell table:style-name="ce96" table:formula="of:=SUM([.C9];1)" office:value-type="float" office:value="20226" calcext:value-type="float">
            <text:p>20226</text:p>
          </table:table-cell>
          <table:table-cell table:style-name="ce93" table:formula="of:=SUM([.D9];1)" office:value-type="float" office:value="20227" calcext:value-type="float">
            <text:p>20227</text:p>
          </table:table-cell>
          <table:table-cell table:style-name="ce103" table:formula="of:=SUM([.E9];1)" office:value-type="float" office:value="20228" calcext:value-type="float">
            <text:p>20228</text:p>
          </table:table-cell>
          <table:table-cell table:style-name="ce93" table:formula="of:=SUM([.F9];1)" office:value-type="float" office:value="20229" calcext:value-type="float">
            <text:p>20229</text:p>
          </table:table-cell>
          <table:table-cell table:style-name="ce103" table:formula="of:=SUM([.G9];1)" office:value-type="float" office:value="20230" calcext:value-type="float">
            <text:p>20230</text:p>
          </table:table-cell>
          <table:table-cell table:style-name="ce93" table:formula="of:=SUM([.H9];1)" office:value-type="float" office:value="20231" calcext:value-type="float">
            <text:p>20231</text:p>
          </table:table-cell>
          <table:table-cell table:style-name="ce103" table:formula="of:=SUM([.I9];1)" office:value-type="float" office:value="20232" calcext:value-type="float">
            <text:p>20232</text:p>
          </table:table-cell>
          <table:table-cell table:style-name="ce93" table:formula="of:=SUM([.J9];1)" office:value-type="float" office:value="20233" calcext:value-type="float">
            <text:p>20233</text:p>
          </table:table-cell>
          <table:table-cell table:style-name="ce103" table:formula="of:=SUM([.K9];1)" office:value-type="float" office:value="20234" calcext:value-type="float">
            <text:p>20234</text:p>
          </table:table-cell>
          <table:table-cell table:style-name="ce93" table:formula="of:=SUM([.L9];1)" office:value-type="float" office:value="20235" calcext:value-type="float">
            <text:p>20235</text:p>
          </table:table-cell>
          <table:table-cell table:style-name="ce103" table:formula="of:=SUM([.M9];1)" office:value-type="float" office:value="20236" calcext:value-type="float">
            <text:p>20236</text:p>
          </table:table-cell>
          <table:table-cell table:style-name="ce93" table:formula="of:=SUM([.N9];1)" office:value-type="float" office:value="20237" calcext:value-type="float">
            <text:p>20237</text:p>
          </table:table-cell>
          <table:table-cell table:style-name="ce103" table:formula="of:=SUM([.O9];1)" office:value-type="float" office:value="20238" calcext:value-type="float">
            <text:p>20238</text:p>
          </table:table-cell>
          <table:table-cell table:style-name="ce93" table:formula="of:=SUM([.P9];1)" office:value-type="float" office:value="20239" calcext:value-type="float">
            <text:p>20239</text:p>
          </table:table-cell>
          <table:table-cell table:style-name="ce103" table:formula="of:=SUM([.Q9];1)" office:value-type="float" office:value="20240" calcext:value-type="float">
            <text:p>20240</text:p>
          </table:table-cell>
          <table:table-cell table:style-name="ce93" table:formula="of:=SUM([.R9];1)" office:value-type="float" office:value="20241" calcext:value-type="float">
            <text:p>20241</text:p>
          </table:table-cell>
          <table:table-cell table:style-name="ce108" table:formula="of:=SUM([.S9];1)" office:value-type="float" office:value="20242" calcext:value-type="float">
            <text:p>20242</text:p>
          </table:table-cell>
          <table:table-cell table:style-name="ce93" table:formula="of:=SUM([.T9];1)" office:value-type="float" office:value="20243" calcext:value-type="float">
            <text:p>20243</text:p>
          </table:table-cell>
          <table:table-cell table:style-name="ce103" table:formula="of:=SUM([.U9];1)" office:value-type="float" office:value="20244" calcext:value-type="float">
            <text:p>20244</text:p>
          </table:table-cell>
          <table:table-cell table:style-name="ce93" table:formula="of:=SUM([.V9];1)" office:value-type="float" office:value="20245" calcext:value-type="float">
            <text:p>20245</text:p>
          </table:table-cell>
          <table:table-cell table:style-name="ce103" table:formula="of:=SUM([.W9];1)" office:value-type="float" office:value="20246" calcext:value-type="float">
            <text:p>20246</text:p>
          </table:table-cell>
          <table:table-cell table:style-name="ce93" table:formula="of:=SUM([.X9];1)" office:value-type="float" office:value="20247" calcext:value-type="float">
            <text:p>20247</text:p>
          </table:table-cell>
          <table:table-cell table:style-name="ce103" table:formula="of:=SUM([.Y9];1)" office:value-type="float" office:value="20248" calcext:value-type="float">
            <text:p>20248</text:p>
          </table:table-cell>
          <table:table-cell table:style-name="ce93" table:formula="of:=SUM([.Z9];1)" office:value-type="float" office:value="20249" calcext:value-type="float">
            <text:p>20249</text:p>
          </table:table-cell>
          <table:table-cell table:style-name="ce103" table:formula="of:=SUM([.AA9];1)" office:value-type="float" office:value="20250" calcext:value-type="float">
            <text:p>20250</text:p>
          </table:table-cell>
          <table:table-cell table:style-name="ce93" table:formula="of:=SUM([.AB9];1)" office:value-type="float" office:value="20251" calcext:value-type="float">
            <text:p>20251</text:p>
          </table:table-cell>
          <table:table-cell table:style-name="ce102" table:formula="of:=SUM([.AC9];1)" office:value-type="float" office:value="20252" calcext:value-type="float">
            <text:p>20252</text:p>
          </table:table-cell>
          <table:table-cell table:style-name="ce92" table:formula="of:=SUM([.AD9];1)" office:value-type="float" office:value="20253" calcext:value-type="float">
            <text:p>20253</text:p>
          </table:table-cell>
          <table:table-cell table:style-name="ce102" table:formula="of:=SUM([.AE9];1)" office:value-type="float" office:value="20254" calcext:value-type="float">
            <text:p>20254</text:p>
          </table:table-cell>
          <table:table-cell table:style-name="ce92" table:formula="of:=SUM([.AF9];1)" office:value-type="float" office:value="20255" calcext:value-type="float">
            <text:p>20255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</text:p>
            <text:p> Pixel</text:p>
            <text:p>8-15</text:p>
          </table:table-cell>
          <table:table-cell table:style-name="ce91" table:formula="of:=SUM([.AG2];1)" office:value-type="float" office:value="18464" calcext:value-type="float">
            <text:p>18464</text:p>
          </table:table-cell>
          <table:table-cell table:style-name="ce95" table:formula="of:=SUM([.B10];1)" office:value-type="float" office:value="18465" calcext:value-type="float">
            <text:p>18465</text:p>
          </table:table-cell>
          <table:table-cell table:style-name="ce91" table:formula="of:=SUM([.C10];1)" office:value-type="float" office:value="18466" calcext:value-type="float">
            <text:p>18466</text:p>
          </table:table-cell>
          <table:table-cell table:style-name="ce95" table:formula="of:=SUM([.D10];1)" office:value-type="float" office:value="18467" calcext:value-type="float">
            <text:p>18467</text:p>
          </table:table-cell>
          <table:table-cell table:style-name="ce99" table:formula="of:=SUM([.E10];1)" office:value-type="float" office:value="18468" calcext:value-type="float">
            <text:p>18468</text:p>
          </table:table-cell>
          <table:table-cell table:style-name="ce95" table:formula="of:=SUM([.F10];1)" office:value-type="float" office:value="18469" calcext:value-type="float">
            <text:p>18469</text:p>
          </table:table-cell>
          <table:table-cell table:style-name="ce99" table:formula="of:=SUM([.G10];1)" office:value-type="float" office:value="18470" calcext:value-type="float">
            <text:p>18470</text:p>
          </table:table-cell>
          <table:table-cell table:style-name="ce95" table:formula="of:=SUM([.H10];1)" office:value-type="float" office:value="18471" calcext:value-type="float">
            <text:p>18471</text:p>
          </table:table-cell>
          <table:table-cell table:style-name="ce99" table:formula="of:=SUM([.I10];1)" office:value-type="float" office:value="18472" calcext:value-type="float">
            <text:p>18472</text:p>
          </table:table-cell>
          <table:table-cell table:style-name="ce95" table:formula="of:=SUM([.J10];1)" office:value-type="float" office:value="18473" calcext:value-type="float">
            <text:p>18473</text:p>
          </table:table-cell>
          <table:table-cell table:style-name="ce99" table:formula="of:=SUM([.K10];1)" office:value-type="float" office:value="18474" calcext:value-type="float">
            <text:p>18474</text:p>
          </table:table-cell>
          <table:table-cell table:style-name="ce95" table:formula="of:=SUM([.L10];1)" office:value-type="float" office:value="18475" calcext:value-type="float">
            <text:p>18475</text:p>
          </table:table-cell>
          <table:table-cell table:style-name="ce99" table:formula="of:=SUM([.M10];1)" office:value-type="float" office:value="18476" calcext:value-type="float">
            <text:p>18476</text:p>
          </table:table-cell>
          <table:table-cell table:style-name="ce95" table:formula="of:=SUM([.N10];1)" office:value-type="float" office:value="18477" calcext:value-type="float">
            <text:p>18477</text:p>
          </table:table-cell>
          <table:table-cell table:style-name="ce99" table:formula="of:=SUM([.O10];1)" office:value-type="float" office:value="18478" calcext:value-type="float">
            <text:p>18478</text:p>
          </table:table-cell>
          <table:table-cell table:style-name="ce95" table:formula="of:=SUM([.P10];1)" office:value-type="float" office:value="18479" calcext:value-type="float">
            <text:p>18479</text:p>
          </table:table-cell>
          <table:table-cell table:style-name="ce99" table:formula="of:=SUM([.Q10];1)" office:value-type="float" office:value="18480" calcext:value-type="float">
            <text:p>18480</text:p>
          </table:table-cell>
          <table:table-cell table:style-name="ce95" table:formula="of:=SUM([.R10];1)" office:value-type="float" office:value="18481" calcext:value-type="float">
            <text:p>18481</text:p>
          </table:table-cell>
          <table:table-cell table:style-name="ce87" table:formula="of:=SUM([.S10];1)" office:value-type="float" office:value="18482" calcext:value-type="float">
            <text:p>18482</text:p>
          </table:table-cell>
          <table:table-cell table:style-name="ce94" table:formula="of:=SUM([.T10];1)" office:value-type="float" office:value="18483" calcext:value-type="float">
            <text:p>18483</text:p>
          </table:table-cell>
          <table:table-cell table:style-name="ce87" table:formula="of:=SUM([.U10];1)" office:value-type="float" office:value="18484" calcext:value-type="float">
            <text:p>18484</text:p>
          </table:table-cell>
          <table:table-cell table:style-name="ce94" table:formula="of:=SUM([.V10];1)" office:value-type="float" office:value="18485" calcext:value-type="float">
            <text:p>18485</text:p>
          </table:table-cell>
          <table:table-cell table:style-name="ce87" table:formula="of:=SUM([.W10];1)" office:value-type="float" office:value="18486" calcext:value-type="float">
            <text:p>18486</text:p>
          </table:table-cell>
          <table:table-cell table:style-name="ce94" table:formula="of:=SUM([.X10];1)" office:value-type="float" office:value="18487" calcext:value-type="float">
            <text:p>18487</text:p>
          </table:table-cell>
          <table:table-cell table:style-name="ce87" table:formula="of:=SUM([.Y10];1)" office:value-type="float" office:value="18488" calcext:value-type="float">
            <text:p>18488</text:p>
          </table:table-cell>
          <table:table-cell table:style-name="ce94" table:formula="of:=SUM([.Z10];1)" office:value-type="float" office:value="18489" calcext:value-type="float">
            <text:p>18489</text:p>
          </table:table-cell>
          <table:table-cell table:style-name="ce87" table:formula="of:=SUM([.AA10];1)" office:value-type="float" office:value="18490" calcext:value-type="float">
            <text:p>18490</text:p>
          </table:table-cell>
          <table:table-cell table:style-name="ce94" table:formula="of:=SUM([.AB10];1)" office:value-type="float" office:value="18491" calcext:value-type="float">
            <text:p>18491</text:p>
          </table:table-cell>
          <table:table-cell table:style-name="ce99" table:formula="of:=SUM([.AC10];1)" office:value-type="float" office:value="18492" calcext:value-type="float">
            <text:p>18492</text:p>
          </table:table-cell>
          <table:table-cell table:style-name="ce95" table:formula="of:=SUM([.AD10];1)" office:value-type="float" office:value="18493" calcext:value-type="float">
            <text:p>18493</text:p>
          </table:table-cell>
          <table:table-cell table:style-name="ce99" table:formula="of:=SUM([.AE10];1)" office:value-type="float" office:value="18494" calcext:value-type="float">
            <text:p>18494</text:p>
          </table:table-cell>
          <table:table-cell table:style-name="ce95" table:formula="of:=SUM([.AF10];1)" office:value-type="float" office:value="18495" calcext:value-type="float">
            <text:p>1849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3];1)" office:value-type="float" office:value="18720" calcext:value-type="float">
            <text:p>18720</text:p>
          </table:table-cell>
          <table:table-cell table:style-name="ce94" table:formula="of:=SUM([.B11];1)" office:value-type="float" office:value="18721" calcext:value-type="float">
            <text:p>18721</text:p>
          </table:table-cell>
          <table:table-cell table:style-name="ce92" table:formula="of:=SUM([.C11];1)" office:value-type="float" office:value="18722" calcext:value-type="float">
            <text:p>18722</text:p>
          </table:table-cell>
          <table:table-cell table:style-name="ce94" table:formula="of:=SUM([.D11];1)" office:value-type="float" office:value="18723" calcext:value-type="float">
            <text:p>18723</text:p>
          </table:table-cell>
          <table:table-cell table:style-name="ce87" table:formula="of:=SUM([.E11];1)" office:value-type="float" office:value="18724" calcext:value-type="float">
            <text:p>18724</text:p>
          </table:table-cell>
          <table:table-cell table:style-name="ce94" table:formula="of:=SUM([.F11];1)" office:value-type="float" office:value="18725" calcext:value-type="float">
            <text:p>18725</text:p>
          </table:table-cell>
          <table:table-cell table:style-name="ce87" table:formula="of:=SUM([.G11];1)" office:value-type="float" office:value="18726" calcext:value-type="float">
            <text:p>18726</text:p>
          </table:table-cell>
          <table:table-cell table:style-name="ce94" table:formula="of:=SUM([.H11];1)" office:value-type="float" office:value="18727" calcext:value-type="float">
            <text:p>18727</text:p>
          </table:table-cell>
          <table:table-cell table:style-name="ce87" table:formula="of:=SUM([.I11];1)" office:value-type="float" office:value="18728" calcext:value-type="float">
            <text:p>18728</text:p>
          </table:table-cell>
          <table:table-cell table:style-name="ce94" table:formula="of:=SUM([.J11];1)" office:value-type="float" office:value="18729" calcext:value-type="float">
            <text:p>18729</text:p>
          </table:table-cell>
          <table:table-cell table:style-name="ce87" table:formula="of:=SUM([.K11];1)" office:value-type="float" office:value="18730" calcext:value-type="float">
            <text:p>18730</text:p>
          </table:table-cell>
          <table:table-cell table:style-name="ce94" table:formula="of:=SUM([.L11];1)" office:value-type="float" office:value="18731" calcext:value-type="float">
            <text:p>18731</text:p>
          </table:table-cell>
          <table:table-cell table:style-name="ce87" table:formula="of:=SUM([.M11];1)" office:value-type="float" office:value="18732" calcext:value-type="float">
            <text:p>18732</text:p>
          </table:table-cell>
          <table:table-cell table:style-name="ce94" table:formula="of:=SUM([.N11];1)" office:value-type="float" office:value="18733" calcext:value-type="float">
            <text:p>18733</text:p>
          </table:table-cell>
          <table:table-cell table:style-name="ce87" table:formula="of:=SUM([.O11];1)" office:value-type="float" office:value="18734" calcext:value-type="float">
            <text:p>18734</text:p>
          </table:table-cell>
          <table:table-cell table:style-name="ce94" table:formula="of:=SUM([.P11];1)" office:value-type="float" office:value="18735" calcext:value-type="float">
            <text:p>18735</text:p>
          </table:table-cell>
          <table:table-cell table:style-name="ce87" table:formula="of:=SUM([.Q11];1)" office:value-type="float" office:value="18736" calcext:value-type="float">
            <text:p>18736</text:p>
          </table:table-cell>
          <table:table-cell table:style-name="ce94" table:formula="of:=SUM([.R11];1)" office:value-type="float" office:value="18737" calcext:value-type="float">
            <text:p>18737</text:p>
          </table:table-cell>
          <table:table-cell table:style-name="ce87" table:formula="of:=SUM([.S11];1)" office:value-type="float" office:value="18738" calcext:value-type="float">
            <text:p>18738</text:p>
          </table:table-cell>
          <table:table-cell table:style-name="ce94" table:formula="of:=SUM([.T11];1)" office:value-type="float" office:value="18739" calcext:value-type="float">
            <text:p>18739</text:p>
          </table:table-cell>
          <table:table-cell table:style-name="ce87" table:formula="of:=SUM([.U11];1)" office:value-type="float" office:value="18740" calcext:value-type="float">
            <text:p>18740</text:p>
          </table:table-cell>
          <table:table-cell table:style-name="ce94" table:formula="of:=SUM([.V11];1)" office:value-type="float" office:value="18741" calcext:value-type="float">
            <text:p>18741</text:p>
          </table:table-cell>
          <table:table-cell table:style-name="ce87" table:formula="of:=SUM([.W11];1)" office:value-type="float" office:value="18742" calcext:value-type="float">
            <text:p>18742</text:p>
          </table:table-cell>
          <table:table-cell table:style-name="ce94" table:formula="of:=SUM([.X11];1)" office:value-type="float" office:value="18743" calcext:value-type="float">
            <text:p>18743</text:p>
          </table:table-cell>
          <table:table-cell table:style-name="ce87" table:formula="of:=SUM([.Y11];1)" office:value-type="float" office:value="18744" calcext:value-type="float">
            <text:p>18744</text:p>
          </table:table-cell>
          <table:table-cell table:style-name="ce94" table:formula="of:=SUM([.Z11];1)" office:value-type="float" office:value="18745" calcext:value-type="float">
            <text:p>18745</text:p>
          </table:table-cell>
          <table:table-cell table:style-name="ce87" table:formula="of:=SUM([.AA11];1)" office:value-type="float" office:value="18746" calcext:value-type="float">
            <text:p>18746</text:p>
          </table:table-cell>
          <table:table-cell table:style-name="ce94" table:formula="of:=SUM([.AB11];1)" office:value-type="float" office:value="18747" calcext:value-type="float">
            <text:p>18747</text:p>
          </table:table-cell>
          <table:table-cell table:style-name="ce87" table:formula="of:=SUM([.AC11];1)" office:value-type="float" office:value="18748" calcext:value-type="float">
            <text:p>18748</text:p>
          </table:table-cell>
          <table:table-cell table:style-name="ce94" table:formula="of:=SUM([.AD11];1)" office:value-type="float" office:value="18749" calcext:value-type="float">
            <text:p>18749</text:p>
          </table:table-cell>
          <table:table-cell table:style-name="ce87" table:formula="of:=SUM([.AE11];1)" office:value-type="float" office:value="18750" calcext:value-type="float">
            <text:p>18750</text:p>
          </table:table-cell>
          <table:table-cell table:style-name="ce94" table:formula="of:=SUM([.AF11];1)" office:value-type="float" office:value="18751" calcext:value-type="float">
            <text:p>1875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4];1)" office:value-type="float" office:value="18976" calcext:value-type="float">
            <text:p>18976</text:p>
          </table:table-cell>
          <table:table-cell table:style-name="ce94" table:formula="of:=SUM([.B12];1)" office:value-type="float" office:value="18977" calcext:value-type="float">
            <text:p>18977</text:p>
          </table:table-cell>
          <table:table-cell table:style-name="ce92" table:formula="of:=SUM([.C12];1)" office:value-type="float" office:value="18978" calcext:value-type="float">
            <text:p>18978</text:p>
          </table:table-cell>
          <table:table-cell table:style-name="ce94" table:formula="of:=SUM([.D12];1)" office:value-type="float" office:value="18979" calcext:value-type="float">
            <text:p>18979</text:p>
          </table:table-cell>
          <table:table-cell table:style-name="ce87" table:formula="of:=SUM([.E12];1)" office:value-type="float" office:value="18980" calcext:value-type="float">
            <text:p>18980</text:p>
          </table:table-cell>
          <table:table-cell table:style-name="ce94" table:formula="of:=SUM([.F12];1)" office:value-type="float" office:value="18981" calcext:value-type="float">
            <text:p>18981</text:p>
          </table:table-cell>
          <table:table-cell table:style-name="ce87" table:formula="of:=SUM([.G12];1)" office:value-type="float" office:value="18982" calcext:value-type="float">
            <text:p>18982</text:p>
          </table:table-cell>
          <table:table-cell table:style-name="ce94" table:formula="of:=SUM([.H12];1)" office:value-type="float" office:value="18983" calcext:value-type="float">
            <text:p>18983</text:p>
          </table:table-cell>
          <table:table-cell table:style-name="ce87" table:formula="of:=SUM([.I12];1)" office:value-type="float" office:value="18984" calcext:value-type="float">
            <text:p>18984</text:p>
          </table:table-cell>
          <table:table-cell table:style-name="ce94" table:formula="of:=SUM([.J12];1)" office:value-type="float" office:value="18985" calcext:value-type="float">
            <text:p>18985</text:p>
          </table:table-cell>
          <table:table-cell table:style-name="ce87" table:formula="of:=SUM([.K12];1)" office:value-type="float" office:value="18986" calcext:value-type="float">
            <text:p>18986</text:p>
          </table:table-cell>
          <table:table-cell table:style-name="ce94" table:formula="of:=SUM([.L12];1)" office:value-type="float" office:value="18987" calcext:value-type="float">
            <text:p>18987</text:p>
          </table:table-cell>
          <table:table-cell table:style-name="ce87" table:formula="of:=SUM([.M12];1)" office:value-type="float" office:value="18988" calcext:value-type="float">
            <text:p>18988</text:p>
          </table:table-cell>
          <table:table-cell table:style-name="ce94" table:formula="of:=SUM([.N12];1)" office:value-type="float" office:value="18989" calcext:value-type="float">
            <text:p>18989</text:p>
          </table:table-cell>
          <table:table-cell table:style-name="ce87" table:formula="of:=SUM([.O12];1)" office:value-type="float" office:value="18990" calcext:value-type="float">
            <text:p>18990</text:p>
          </table:table-cell>
          <table:table-cell table:style-name="ce94" table:formula="of:=SUM([.P12];1)" office:value-type="float" office:value="18991" calcext:value-type="float">
            <text:p>18991</text:p>
          </table:table-cell>
          <table:table-cell table:style-name="ce87" table:formula="of:=SUM([.Q12];1)" office:value-type="float" office:value="18992" calcext:value-type="float">
            <text:p>18992</text:p>
          </table:table-cell>
          <table:table-cell table:style-name="ce94" table:formula="of:=SUM([.R12];1)" office:value-type="float" office:value="18993" calcext:value-type="float">
            <text:p>18993</text:p>
          </table:table-cell>
          <table:table-cell table:style-name="ce87" table:formula="of:=SUM([.S12];1)" office:value-type="float" office:value="18994" calcext:value-type="float">
            <text:p>18994</text:p>
          </table:table-cell>
          <table:table-cell table:style-name="ce94" table:formula="of:=SUM([.T12];1)" office:value-type="float" office:value="18995" calcext:value-type="float">
            <text:p>18995</text:p>
          </table:table-cell>
          <table:table-cell table:style-name="ce87" table:formula="of:=SUM([.U12];1)" office:value-type="float" office:value="18996" calcext:value-type="float">
            <text:p>18996</text:p>
          </table:table-cell>
          <table:table-cell table:style-name="ce94" table:formula="of:=SUM([.V12];1)" office:value-type="float" office:value="18997" calcext:value-type="float">
            <text:p>18997</text:p>
          </table:table-cell>
          <table:table-cell table:style-name="ce87" table:formula="of:=SUM([.W12];1)" office:value-type="float" office:value="18998" calcext:value-type="float">
            <text:p>18998</text:p>
          </table:table-cell>
          <table:table-cell table:style-name="ce94" table:formula="of:=SUM([.X12];1)" office:value-type="float" office:value="18999" calcext:value-type="float">
            <text:p>18999</text:p>
          </table:table-cell>
          <table:table-cell table:style-name="ce87" table:formula="of:=SUM([.Y12];1)" office:value-type="float" office:value="19000" calcext:value-type="float">
            <text:p>19000</text:p>
          </table:table-cell>
          <table:table-cell table:style-name="ce94" table:formula="of:=SUM([.Z12];1)" office:value-type="float" office:value="19001" calcext:value-type="float">
            <text:p>19001</text:p>
          </table:table-cell>
          <table:table-cell table:style-name="ce87" table:formula="of:=SUM([.AA12];1)" office:value-type="float" office:value="19002" calcext:value-type="float">
            <text:p>19002</text:p>
          </table:table-cell>
          <table:table-cell table:style-name="ce94" table:formula="of:=SUM([.AB12];1)" office:value-type="float" office:value="19003" calcext:value-type="float">
            <text:p>19003</text:p>
          </table:table-cell>
          <table:table-cell table:style-name="ce87" table:formula="of:=SUM([.AC12];1)" office:value-type="float" office:value="19004" calcext:value-type="float">
            <text:p>19004</text:p>
          </table:table-cell>
          <table:table-cell table:style-name="ce94" table:formula="of:=SUM([.AD12];1)" office:value-type="float" office:value="19005" calcext:value-type="float">
            <text:p>19005</text:p>
          </table:table-cell>
          <table:table-cell table:style-name="ce87" table:formula="of:=SUM([.AE12];1)" office:value-type="float" office:value="19006" calcext:value-type="float">
            <text:p>19006</text:p>
          </table:table-cell>
          <table:table-cell table:style-name="ce94" table:formula="of:=SUM([.AF12];1)" office:value-type="float" office:value="19007" calcext:value-type="float">
            <text:p>1900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5];1)" office:value-type="float" office:value="19232" calcext:value-type="float">
            <text:p>19232</text:p>
          </table:table-cell>
          <table:table-cell table:style-name="ce94" table:formula="of:=SUM([.B13];1)" office:value-type="float" office:value="19233" calcext:value-type="float">
            <text:p>19233</text:p>
          </table:table-cell>
          <table:table-cell table:style-name="ce92" table:formula="of:=SUM([.C13];1)" office:value-type="float" office:value="19234" calcext:value-type="float">
            <text:p>19234</text:p>
          </table:table-cell>
          <table:table-cell table:style-name="ce94" table:formula="of:=SUM([.D13];1)" office:value-type="float" office:value="19235" calcext:value-type="float">
            <text:p>19235</text:p>
          </table:table-cell>
          <table:table-cell table:style-name="ce87" table:formula="of:=SUM([.E13];1)" office:value-type="float" office:value="19236" calcext:value-type="float">
            <text:p>19236</text:p>
          </table:table-cell>
          <table:table-cell table:style-name="ce94" table:formula="of:=SUM([.F13];1)" office:value-type="float" office:value="19237" calcext:value-type="float">
            <text:p>19237</text:p>
          </table:table-cell>
          <table:table-cell table:style-name="ce87" table:formula="of:=SUM([.G13];1)" office:value-type="float" office:value="19238" calcext:value-type="float">
            <text:p>19238</text:p>
          </table:table-cell>
          <table:table-cell table:style-name="ce94" table:formula="of:=SUM([.H13];1)" office:value-type="float" office:value="19239" calcext:value-type="float">
            <text:p>19239</text:p>
          </table:table-cell>
          <table:table-cell table:style-name="ce87" table:formula="of:=SUM([.I13];1)" office:value-type="float" office:value="19240" calcext:value-type="float">
            <text:p>19240</text:p>
          </table:table-cell>
          <table:table-cell table:style-name="ce94" table:formula="of:=SUM([.J13];1)" office:value-type="float" office:value="19241" calcext:value-type="float">
            <text:p>19241</text:p>
          </table:table-cell>
          <table:table-cell table:style-name="ce87" table:formula="of:=SUM([.K13];1)" office:value-type="float" office:value="19242" calcext:value-type="float">
            <text:p>19242</text:p>
          </table:table-cell>
          <table:table-cell table:style-name="ce94" table:formula="of:=SUM([.L13];1)" office:value-type="float" office:value="19243" calcext:value-type="float">
            <text:p>19243</text:p>
          </table:table-cell>
          <table:table-cell table:style-name="ce87" table:formula="of:=SUM([.M13];1)" office:value-type="float" office:value="19244" calcext:value-type="float">
            <text:p>19244</text:p>
          </table:table-cell>
          <table:table-cell table:style-name="ce94" table:formula="of:=SUM([.N13];1)" office:value-type="float" office:value="19245" calcext:value-type="float">
            <text:p>19245</text:p>
          </table:table-cell>
          <table:table-cell table:style-name="ce87" table:formula="of:=SUM([.O13];1)" office:value-type="float" office:value="19246" calcext:value-type="float">
            <text:p>19246</text:p>
          </table:table-cell>
          <table:table-cell table:style-name="ce94" table:formula="of:=SUM([.P13];1)" office:value-type="float" office:value="19247" calcext:value-type="float">
            <text:p>19247</text:p>
          </table:table-cell>
          <table:table-cell table:style-name="ce87" table:formula="of:=SUM([.Q13];1)" office:value-type="float" office:value="19248" calcext:value-type="float">
            <text:p>19248</text:p>
          </table:table-cell>
          <table:table-cell table:style-name="ce94" table:formula="of:=SUM([.R13];1)" office:value-type="float" office:value="19249" calcext:value-type="float">
            <text:p>19249</text:p>
          </table:table-cell>
          <table:table-cell table:style-name="ce87" table:formula="of:=SUM([.S13];1)" office:value-type="float" office:value="19250" calcext:value-type="float">
            <text:p>19250</text:p>
          </table:table-cell>
          <table:table-cell table:style-name="ce94" table:formula="of:=SUM([.T13];1)" office:value-type="float" office:value="19251" calcext:value-type="float">
            <text:p>19251</text:p>
          </table:table-cell>
          <table:table-cell table:style-name="ce87" table:formula="of:=SUM([.U13];1)" office:value-type="float" office:value="19252" calcext:value-type="float">
            <text:p>19252</text:p>
          </table:table-cell>
          <table:table-cell table:style-name="ce94" table:formula="of:=SUM([.V13];1)" office:value-type="float" office:value="19253" calcext:value-type="float">
            <text:p>19253</text:p>
          </table:table-cell>
          <table:table-cell table:style-name="ce87" table:formula="of:=SUM([.W13];1)" office:value-type="float" office:value="19254" calcext:value-type="float">
            <text:p>19254</text:p>
          </table:table-cell>
          <table:table-cell table:style-name="ce94" table:formula="of:=SUM([.X13];1)" office:value-type="float" office:value="19255" calcext:value-type="float">
            <text:p>19255</text:p>
          </table:table-cell>
          <table:table-cell table:style-name="ce87" table:formula="of:=SUM([.Y13];1)" office:value-type="float" office:value="19256" calcext:value-type="float">
            <text:p>19256</text:p>
          </table:table-cell>
          <table:table-cell table:style-name="ce94" table:formula="of:=SUM([.Z13];1)" office:value-type="float" office:value="19257" calcext:value-type="float">
            <text:p>19257</text:p>
          </table:table-cell>
          <table:table-cell table:style-name="ce87" table:formula="of:=SUM([.AA13];1)" office:value-type="float" office:value="19258" calcext:value-type="float">
            <text:p>19258</text:p>
          </table:table-cell>
          <table:table-cell table:style-name="ce94" table:formula="of:=SUM([.AB13];1)" office:value-type="float" office:value="19259" calcext:value-type="float">
            <text:p>19259</text:p>
          </table:table-cell>
          <table:table-cell table:style-name="ce87" table:formula="of:=SUM([.AC13];1)" office:value-type="float" office:value="19260" calcext:value-type="float">
            <text:p>19260</text:p>
          </table:table-cell>
          <table:table-cell table:style-name="ce94" table:formula="of:=SUM([.AD13];1)" office:value-type="float" office:value="19261" calcext:value-type="float">
            <text:p>19261</text:p>
          </table:table-cell>
          <table:table-cell table:style-name="ce87" table:formula="of:=SUM([.AE13];1)" office:value-type="float" office:value="19262" calcext:value-type="float">
            <text:p>19262</text:p>
          </table:table-cell>
          <table:table-cell table:style-name="ce94" table:formula="of:=SUM([.AF13];1)" office:value-type="float" office:value="19263" calcext:value-type="float">
            <text:p>1926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6];1)" office:value-type="float" office:value="19488" calcext:value-type="float">
            <text:p>19488</text:p>
          </table:table-cell>
          <table:table-cell table:style-name="ce94" table:formula="of:=SUM([.B14];1)" office:value-type="float" office:value="19489" calcext:value-type="float">
            <text:p>19489</text:p>
          </table:table-cell>
          <table:table-cell table:style-name="ce92" table:formula="of:=SUM([.C14];1)" office:value-type="float" office:value="19490" calcext:value-type="float">
            <text:p>19490</text:p>
          </table:table-cell>
          <table:table-cell table:style-name="ce94" table:formula="of:=SUM([.D14];1)" office:value-type="float" office:value="19491" calcext:value-type="float">
            <text:p>19491</text:p>
          </table:table-cell>
          <table:table-cell table:style-name="ce87" table:formula="of:=SUM([.E14];1)" office:value-type="float" office:value="19492" calcext:value-type="float">
            <text:p>19492</text:p>
          </table:table-cell>
          <table:table-cell table:style-name="ce94" table:formula="of:=SUM([.F14];1)" office:value-type="float" office:value="19493" calcext:value-type="float">
            <text:p>19493</text:p>
          </table:table-cell>
          <table:table-cell table:style-name="ce87" table:formula="of:=SUM([.G14];1)" office:value-type="float" office:value="19494" calcext:value-type="float">
            <text:p>19494</text:p>
          </table:table-cell>
          <table:table-cell table:style-name="ce94" table:formula="of:=SUM([.H14];1)" office:value-type="float" office:value="19495" calcext:value-type="float">
            <text:p>19495</text:p>
          </table:table-cell>
          <table:table-cell table:style-name="ce87" table:formula="of:=SUM([.I14];1)" office:value-type="float" office:value="19496" calcext:value-type="float">
            <text:p>19496</text:p>
          </table:table-cell>
          <table:table-cell table:style-name="ce94" table:formula="of:=SUM([.J14];1)" office:value-type="float" office:value="19497" calcext:value-type="float">
            <text:p>19497</text:p>
          </table:table-cell>
          <table:table-cell table:style-name="ce87" table:formula="of:=SUM([.K14];1)" office:value-type="float" office:value="19498" calcext:value-type="float">
            <text:p>19498</text:p>
          </table:table-cell>
          <table:table-cell table:style-name="ce94" table:formula="of:=SUM([.L14];1)" office:value-type="float" office:value="19499" calcext:value-type="float">
            <text:p>19499</text:p>
          </table:table-cell>
          <table:table-cell table:style-name="ce87" table:formula="of:=SUM([.M14];1)" office:value-type="float" office:value="19500" calcext:value-type="float">
            <text:p>19500</text:p>
          </table:table-cell>
          <table:table-cell table:style-name="ce94" table:formula="of:=SUM([.N14];1)" office:value-type="float" office:value="19501" calcext:value-type="float">
            <text:p>19501</text:p>
          </table:table-cell>
          <table:table-cell table:style-name="ce87" table:formula="of:=SUM([.O14];1)" office:value-type="float" office:value="19502" calcext:value-type="float">
            <text:p>19502</text:p>
          </table:table-cell>
          <table:table-cell table:style-name="ce94" table:formula="of:=SUM([.P14];1)" office:value-type="float" office:value="19503" calcext:value-type="float">
            <text:p>19503</text:p>
          </table:table-cell>
          <table:table-cell table:style-name="ce87" table:formula="of:=SUM([.Q14];1)" office:value-type="float" office:value="19504" calcext:value-type="float">
            <text:p>19504</text:p>
          </table:table-cell>
          <table:table-cell table:style-name="ce94" table:formula="of:=SUM([.R14];1)" office:value-type="float" office:value="19505" calcext:value-type="float">
            <text:p>19505</text:p>
          </table:table-cell>
          <table:table-cell table:style-name="ce87" table:formula="of:=SUM([.S14];1)" office:value-type="float" office:value="19506" calcext:value-type="float">
            <text:p>19506</text:p>
          </table:table-cell>
          <table:table-cell table:style-name="ce94" table:formula="of:=SUM([.T14];1)" office:value-type="float" office:value="19507" calcext:value-type="float">
            <text:p>19507</text:p>
          </table:table-cell>
          <table:table-cell table:style-name="ce87" table:formula="of:=SUM([.U14];1)" office:value-type="float" office:value="19508" calcext:value-type="float">
            <text:p>19508</text:p>
          </table:table-cell>
          <table:table-cell table:style-name="ce94" table:formula="of:=SUM([.V14];1)" office:value-type="float" office:value="19509" calcext:value-type="float">
            <text:p>19509</text:p>
          </table:table-cell>
          <table:table-cell table:style-name="ce87" table:formula="of:=SUM([.W14];1)" office:value-type="float" office:value="19510" calcext:value-type="float">
            <text:p>19510</text:p>
          </table:table-cell>
          <table:table-cell table:style-name="ce94" table:formula="of:=SUM([.X14];1)" office:value-type="float" office:value="19511" calcext:value-type="float">
            <text:p>19511</text:p>
          </table:table-cell>
          <table:table-cell table:style-name="ce87" table:formula="of:=SUM([.Y14];1)" office:value-type="float" office:value="19512" calcext:value-type="float">
            <text:p>19512</text:p>
          </table:table-cell>
          <table:table-cell table:style-name="ce94" table:formula="of:=SUM([.Z14];1)" office:value-type="float" office:value="19513" calcext:value-type="float">
            <text:p>19513</text:p>
          </table:table-cell>
          <table:table-cell table:style-name="ce87" table:formula="of:=SUM([.AA14];1)" office:value-type="float" office:value="19514" calcext:value-type="float">
            <text:p>19514</text:p>
          </table:table-cell>
          <table:table-cell table:style-name="ce94" table:formula="of:=SUM([.AB14];1)" office:value-type="float" office:value="19515" calcext:value-type="float">
            <text:p>19515</text:p>
          </table:table-cell>
          <table:table-cell table:style-name="ce87" table:formula="of:=SUM([.AC14];1)" office:value-type="float" office:value="19516" calcext:value-type="float">
            <text:p>19516</text:p>
          </table:table-cell>
          <table:table-cell table:style-name="ce94" table:formula="of:=SUM([.AD14];1)" office:value-type="float" office:value="19517" calcext:value-type="float">
            <text:p>19517</text:p>
          </table:table-cell>
          <table:table-cell table:style-name="ce87" table:formula="of:=SUM([.AE14];1)" office:value-type="float" office:value="19518" calcext:value-type="float">
            <text:p>19518</text:p>
          </table:table-cell>
          <table:table-cell table:style-name="ce94" table:formula="of:=SUM([.AF14];1)" office:value-type="float" office:value="19519" calcext:value-type="float">
            <text:p>1951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7];1)" office:value-type="float" office:value="19744" calcext:value-type="float">
            <text:p>19744</text:p>
          </table:table-cell>
          <table:table-cell table:style-name="ce94" table:formula="of:=SUM([.B15];1)" office:value-type="float" office:value="19745" calcext:value-type="float">
            <text:p>19745</text:p>
          </table:table-cell>
          <table:table-cell table:style-name="ce92" table:formula="of:=SUM([.C15];1)" office:value-type="float" office:value="19746" calcext:value-type="float">
            <text:p>19746</text:p>
          </table:table-cell>
          <table:table-cell table:style-name="ce94" table:formula="of:=SUM([.D15];1)" office:value-type="float" office:value="19747" calcext:value-type="float">
            <text:p>19747</text:p>
          </table:table-cell>
          <table:table-cell table:style-name="ce87" table:formula="of:=SUM([.E15];1)" office:value-type="float" office:value="19748" calcext:value-type="float">
            <text:p>19748</text:p>
          </table:table-cell>
          <table:table-cell table:style-name="ce94" table:formula="of:=SUM([.F15];1)" office:value-type="float" office:value="19749" calcext:value-type="float">
            <text:p>19749</text:p>
          </table:table-cell>
          <table:table-cell table:style-name="ce87" table:formula="of:=SUM([.G15];1)" office:value-type="float" office:value="19750" calcext:value-type="float">
            <text:p>19750</text:p>
          </table:table-cell>
          <table:table-cell table:style-name="ce94" table:formula="of:=SUM([.H15];1)" office:value-type="float" office:value="19751" calcext:value-type="float">
            <text:p>19751</text:p>
          </table:table-cell>
          <table:table-cell table:style-name="ce87" table:formula="of:=SUM([.I15];1)" office:value-type="float" office:value="19752" calcext:value-type="float">
            <text:p>19752</text:p>
          </table:table-cell>
          <table:table-cell table:style-name="ce94" table:formula="of:=SUM([.J15];1)" office:value-type="float" office:value="19753" calcext:value-type="float">
            <text:p>19753</text:p>
          </table:table-cell>
          <table:table-cell table:style-name="ce87" table:formula="of:=SUM([.K15];1)" office:value-type="float" office:value="19754" calcext:value-type="float">
            <text:p>19754</text:p>
          </table:table-cell>
          <table:table-cell table:style-name="ce94" table:formula="of:=SUM([.L15];1)" office:value-type="float" office:value="19755" calcext:value-type="float">
            <text:p>19755</text:p>
          </table:table-cell>
          <table:table-cell table:style-name="ce87" table:formula="of:=SUM([.M15];1)" office:value-type="float" office:value="19756" calcext:value-type="float">
            <text:p>19756</text:p>
          </table:table-cell>
          <table:table-cell table:style-name="ce94" table:formula="of:=SUM([.N15];1)" office:value-type="float" office:value="19757" calcext:value-type="float">
            <text:p>19757</text:p>
          </table:table-cell>
          <table:table-cell table:style-name="ce87" table:formula="of:=SUM([.O15];1)" office:value-type="float" office:value="19758" calcext:value-type="float">
            <text:p>19758</text:p>
          </table:table-cell>
          <table:table-cell table:style-name="ce94" table:formula="of:=SUM([.P15];1)" office:value-type="float" office:value="19759" calcext:value-type="float">
            <text:p>19759</text:p>
          </table:table-cell>
          <table:table-cell table:style-name="ce87" table:formula="of:=SUM([.Q15];1)" office:value-type="float" office:value="19760" calcext:value-type="float">
            <text:p>19760</text:p>
          </table:table-cell>
          <table:table-cell table:style-name="ce94" table:formula="of:=SUM([.R15];1)" office:value-type="float" office:value="19761" calcext:value-type="float">
            <text:p>19761</text:p>
          </table:table-cell>
          <table:table-cell table:style-name="ce87" table:formula="of:=SUM([.S15];1)" office:value-type="float" office:value="19762" calcext:value-type="float">
            <text:p>19762</text:p>
          </table:table-cell>
          <table:table-cell table:style-name="ce94" table:formula="of:=SUM([.T15];1)" office:value-type="float" office:value="19763" calcext:value-type="float">
            <text:p>19763</text:p>
          </table:table-cell>
          <table:table-cell table:style-name="ce87" table:formula="of:=SUM([.U15];1)" office:value-type="float" office:value="19764" calcext:value-type="float">
            <text:p>19764</text:p>
          </table:table-cell>
          <table:table-cell table:style-name="ce94" table:formula="of:=SUM([.V15];1)" office:value-type="float" office:value="19765" calcext:value-type="float">
            <text:p>19765</text:p>
          </table:table-cell>
          <table:table-cell table:style-name="ce87" table:formula="of:=SUM([.W15];1)" office:value-type="float" office:value="19766" calcext:value-type="float">
            <text:p>19766</text:p>
          </table:table-cell>
          <table:table-cell table:style-name="ce94" table:formula="of:=SUM([.X15];1)" office:value-type="float" office:value="19767" calcext:value-type="float">
            <text:p>19767</text:p>
          </table:table-cell>
          <table:table-cell table:style-name="ce87" table:formula="of:=SUM([.Y15];1)" office:value-type="float" office:value="19768" calcext:value-type="float">
            <text:p>19768</text:p>
          </table:table-cell>
          <table:table-cell table:style-name="ce94" table:formula="of:=SUM([.Z15];1)" office:value-type="float" office:value="19769" calcext:value-type="float">
            <text:p>19769</text:p>
          </table:table-cell>
          <table:table-cell table:style-name="ce87" table:formula="of:=SUM([.AA15];1)" office:value-type="float" office:value="19770" calcext:value-type="float">
            <text:p>19770</text:p>
          </table:table-cell>
          <table:table-cell table:style-name="ce94" table:formula="of:=SUM([.AB15];1)" office:value-type="float" office:value="19771" calcext:value-type="float">
            <text:p>19771</text:p>
          </table:table-cell>
          <table:table-cell table:style-name="ce87" table:formula="of:=SUM([.AC15];1)" office:value-type="float" office:value="19772" calcext:value-type="float">
            <text:p>19772</text:p>
          </table:table-cell>
          <table:table-cell table:style-name="ce94" table:formula="of:=SUM([.AD15];1)" office:value-type="float" office:value="19773" calcext:value-type="float">
            <text:p>19773</text:p>
          </table:table-cell>
          <table:table-cell table:style-name="ce87" table:formula="of:=SUM([.AE15];1)" office:value-type="float" office:value="19774" calcext:value-type="float">
            <text:p>19774</text:p>
          </table:table-cell>
          <table:table-cell table:style-name="ce94" table:formula="of:=SUM([.AF15];1)" office:value-type="float" office:value="19775" calcext:value-type="float">
            <text:p>1977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8];1)" office:value-type="float" office:value="20000" calcext:value-type="float">
            <text:p>20000</text:p>
          </table:table-cell>
          <table:table-cell table:style-name="ce94" table:formula="of:=SUM([.B16];1)" office:value-type="float" office:value="20001" calcext:value-type="float">
            <text:p>20001</text:p>
          </table:table-cell>
          <table:table-cell table:style-name="ce92" table:formula="of:=SUM([.C16];1)" office:value-type="float" office:value="20002" calcext:value-type="float">
            <text:p>20002</text:p>
          </table:table-cell>
          <table:table-cell table:style-name="ce94" table:formula="of:=SUM([.D16];1)" office:value-type="float" office:value="20003" calcext:value-type="float">
            <text:p>20003</text:p>
          </table:table-cell>
          <table:table-cell table:style-name="ce87" table:formula="of:=SUM([.E16];1)" office:value-type="float" office:value="20004" calcext:value-type="float">
            <text:p>20004</text:p>
          </table:table-cell>
          <table:table-cell table:style-name="ce94" table:formula="of:=SUM([.F16];1)" office:value-type="float" office:value="20005" calcext:value-type="float">
            <text:p>20005</text:p>
          </table:table-cell>
          <table:table-cell table:style-name="ce87" table:formula="of:=SUM([.G16];1)" office:value-type="float" office:value="20006" calcext:value-type="float">
            <text:p>20006</text:p>
          </table:table-cell>
          <table:table-cell table:style-name="ce94" table:formula="of:=SUM([.H16];1)" office:value-type="float" office:value="20007" calcext:value-type="float">
            <text:p>20007</text:p>
          </table:table-cell>
          <table:table-cell table:style-name="ce87" table:formula="of:=SUM([.I16];1)" office:value-type="float" office:value="20008" calcext:value-type="float">
            <text:p>20008</text:p>
          </table:table-cell>
          <table:table-cell table:style-name="ce94" table:formula="of:=SUM([.J16];1)" office:value-type="float" office:value="20009" calcext:value-type="float">
            <text:p>20009</text:p>
          </table:table-cell>
          <table:table-cell table:style-name="ce87" table:formula="of:=SUM([.K16];1)" office:value-type="float" office:value="20010" calcext:value-type="float">
            <text:p>20010</text:p>
          </table:table-cell>
          <table:table-cell table:style-name="ce94" table:formula="of:=SUM([.L16];1)" office:value-type="float" office:value="20011" calcext:value-type="float">
            <text:p>20011</text:p>
          </table:table-cell>
          <table:table-cell table:style-name="ce87" table:formula="of:=SUM([.M16];1)" office:value-type="float" office:value="20012" calcext:value-type="float">
            <text:p>20012</text:p>
          </table:table-cell>
          <table:table-cell table:style-name="ce94" table:formula="of:=SUM([.N16];1)" office:value-type="float" office:value="20013" calcext:value-type="float">
            <text:p>20013</text:p>
          </table:table-cell>
          <table:table-cell table:style-name="ce87" table:formula="of:=SUM([.O16];1)" office:value-type="float" office:value="20014" calcext:value-type="float">
            <text:p>20014</text:p>
          </table:table-cell>
          <table:table-cell table:style-name="ce94" table:formula="of:=SUM([.P16];1)" office:value-type="float" office:value="20015" calcext:value-type="float">
            <text:p>20015</text:p>
          </table:table-cell>
          <table:table-cell table:style-name="ce87" table:formula="of:=SUM([.Q16];1)" office:value-type="float" office:value="20016" calcext:value-type="float">
            <text:p>20016</text:p>
          </table:table-cell>
          <table:table-cell table:style-name="ce94" table:formula="of:=SUM([.R16];1)" office:value-type="float" office:value="20017" calcext:value-type="float">
            <text:p>20017</text:p>
          </table:table-cell>
          <table:table-cell table:style-name="ce87" table:formula="of:=SUM([.S16];1)" office:value-type="float" office:value="20018" calcext:value-type="float">
            <text:p>20018</text:p>
          </table:table-cell>
          <table:table-cell table:style-name="ce94" table:formula="of:=SUM([.T16];1)" office:value-type="float" office:value="20019" calcext:value-type="float">
            <text:p>20019</text:p>
          </table:table-cell>
          <table:table-cell table:style-name="ce87" table:formula="of:=SUM([.U16];1)" office:value-type="float" office:value="20020" calcext:value-type="float">
            <text:p>20020</text:p>
          </table:table-cell>
          <table:table-cell table:style-name="ce94" table:formula="of:=SUM([.V16];1)" office:value-type="float" office:value="20021" calcext:value-type="float">
            <text:p>20021</text:p>
          </table:table-cell>
          <table:table-cell table:style-name="ce87" table:formula="of:=SUM([.W16];1)" office:value-type="float" office:value="20022" calcext:value-type="float">
            <text:p>20022</text:p>
          </table:table-cell>
          <table:table-cell table:style-name="ce94" table:formula="of:=SUM([.X16];1)" office:value-type="float" office:value="20023" calcext:value-type="float">
            <text:p>20023</text:p>
          </table:table-cell>
          <table:table-cell table:style-name="ce87" table:formula="of:=SUM([.Y16];1)" office:value-type="float" office:value="20024" calcext:value-type="float">
            <text:p>20024</text:p>
          </table:table-cell>
          <table:table-cell table:style-name="ce94" table:formula="of:=SUM([.Z16];1)" office:value-type="float" office:value="20025" calcext:value-type="float">
            <text:p>20025</text:p>
          </table:table-cell>
          <table:table-cell table:style-name="ce87" table:formula="of:=SUM([.AA16];1)" office:value-type="float" office:value="20026" calcext:value-type="float">
            <text:p>20026</text:p>
          </table:table-cell>
          <table:table-cell table:style-name="ce94" table:formula="of:=SUM([.AB16];1)" office:value-type="float" office:value="20027" calcext:value-type="float">
            <text:p>20027</text:p>
          </table:table-cell>
          <table:table-cell table:style-name="ce87" table:formula="of:=SUM([.AC16];1)" office:value-type="float" office:value="20028" calcext:value-type="float">
            <text:p>20028</text:p>
          </table:table-cell>
          <table:table-cell table:style-name="ce94" table:formula="of:=SUM([.AD16];1)" office:value-type="float" office:value="20029" calcext:value-type="float">
            <text:p>20029</text:p>
          </table:table-cell>
          <table:table-cell table:style-name="ce87" table:formula="of:=SUM([.AE16];1)" office:value-type="float" office:value="20030" calcext:value-type="float">
            <text:p>20030</text:p>
          </table:table-cell>
          <table:table-cell table:style-name="ce94" table:formula="of:=SUM([.AF16];1)" office:value-type="float" office:value="20031" calcext:value-type="float">
            <text:p>20031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3" table:formula="of:=SUM([.AG9];1)" office:value-type="float" office:value="20256" calcext:value-type="float">
            <text:p>20256</text:p>
          </table:table-cell>
          <table:table-cell table:style-name="ce96" table:formula="of:=SUM([.B17];1)" office:value-type="float" office:value="20257" calcext:value-type="float">
            <text:p>20257</text:p>
          </table:table-cell>
          <table:table-cell table:style-name="ce93" table:formula="of:=SUM([.C17];1)" office:value-type="float" office:value="20258" calcext:value-type="float">
            <text:p>20258</text:p>
          </table:table-cell>
          <table:table-cell table:style-name="ce96" table:formula="of:=SUM([.D17];1)" office:value-type="float" office:value="20259" calcext:value-type="float">
            <text:p>20259</text:p>
          </table:table-cell>
          <table:table-cell table:style-name="ce101" table:formula="of:=SUM([.E17];1)" office:value-type="float" office:value="20260" calcext:value-type="float">
            <text:p>20260</text:p>
          </table:table-cell>
          <table:table-cell table:style-name="ce96" table:formula="of:=SUM([.F17];1)" office:value-type="float" office:value="20261" calcext:value-type="float">
            <text:p>20261</text:p>
          </table:table-cell>
          <table:table-cell table:style-name="ce101" table:formula="of:=SUM([.G17];1)" office:value-type="float" office:value="20262" calcext:value-type="float">
            <text:p>20262</text:p>
          </table:table-cell>
          <table:table-cell table:style-name="ce96" table:formula="of:=SUM([.H17];1)" office:value-type="float" office:value="20263" calcext:value-type="float">
            <text:p>20263</text:p>
          </table:table-cell>
          <table:table-cell table:style-name="ce101" table:formula="of:=SUM([.I17];1)" office:value-type="float" office:value="20264" calcext:value-type="float">
            <text:p>20264</text:p>
          </table:table-cell>
          <table:table-cell table:style-name="ce96" table:formula="of:=SUM([.J17];1)" office:value-type="float" office:value="20265" calcext:value-type="float">
            <text:p>20265</text:p>
          </table:table-cell>
          <table:table-cell table:style-name="ce101" table:formula="of:=SUM([.K17];1)" office:value-type="float" office:value="20266" calcext:value-type="float">
            <text:p>20266</text:p>
          </table:table-cell>
          <table:table-cell table:style-name="ce96" table:formula="of:=SUM([.L17];1)" office:value-type="float" office:value="20267" calcext:value-type="float">
            <text:p>20267</text:p>
          </table:table-cell>
          <table:table-cell table:style-name="ce101" table:formula="of:=SUM([.M17];1)" office:value-type="float" office:value="20268" calcext:value-type="float">
            <text:p>20268</text:p>
          </table:table-cell>
          <table:table-cell table:style-name="ce96" table:formula="of:=SUM([.N17];1)" office:value-type="float" office:value="20269" calcext:value-type="float">
            <text:p>20269</text:p>
          </table:table-cell>
          <table:table-cell table:style-name="ce101" table:formula="of:=SUM([.O17];1)" office:value-type="float" office:value="20270" calcext:value-type="float">
            <text:p>20270</text:p>
          </table:table-cell>
          <table:table-cell table:style-name="ce96" table:formula="of:=SUM([.P17];1)" office:value-type="float" office:value="20271" calcext:value-type="float">
            <text:p>20271</text:p>
          </table:table-cell>
          <table:table-cell table:style-name="ce101" table:formula="of:=SUM([.Q17];1)" office:value-type="float" office:value="20272" calcext:value-type="float">
            <text:p>20272</text:p>
          </table:table-cell>
          <table:table-cell table:style-name="ce96" table:formula="of:=SUM([.R17];1)" office:value-type="float" office:value="20273" calcext:value-type="float">
            <text:p>20273</text:p>
          </table:table-cell>
          <table:table-cell table:style-name="ce101" table:formula="of:=SUM([.S17];1)" office:value-type="float" office:value="20274" calcext:value-type="float">
            <text:p>20274</text:p>
          </table:table-cell>
          <table:table-cell table:style-name="ce94" table:formula="of:=SUM([.T17];1)" office:value-type="float" office:value="20275" calcext:value-type="float">
            <text:p>20275</text:p>
          </table:table-cell>
          <table:table-cell table:style-name="ce87" table:formula="of:=SUM([.U17];1)" office:value-type="float" office:value="20276" calcext:value-type="float">
            <text:p>20276</text:p>
          </table:table-cell>
          <table:table-cell table:style-name="ce94" table:formula="of:=SUM([.V17];1)" office:value-type="float" office:value="20277" calcext:value-type="float">
            <text:p>20277</text:p>
          </table:table-cell>
          <table:table-cell table:style-name="ce87" table:formula="of:=SUM([.W17];1)" office:value-type="float" office:value="20278" calcext:value-type="float">
            <text:p>20278</text:p>
          </table:table-cell>
          <table:table-cell table:style-name="ce94" table:formula="of:=SUM([.X17];1)" office:value-type="float" office:value="20279" calcext:value-type="float">
            <text:p>20279</text:p>
          </table:table-cell>
          <table:table-cell table:style-name="ce87" table:formula="of:=SUM([.Y17];1)" office:value-type="float" office:value="20280" calcext:value-type="float">
            <text:p>20280</text:p>
          </table:table-cell>
          <table:table-cell table:style-name="ce94" table:formula="of:=SUM([.Z17];1)" office:value-type="float" office:value="20281" calcext:value-type="float">
            <text:p>20281</text:p>
          </table:table-cell>
          <table:table-cell table:style-name="ce87" table:formula="of:=SUM([.AA17];1)" office:value-type="float" office:value="20282" calcext:value-type="float">
            <text:p>20282</text:p>
          </table:table-cell>
          <table:table-cell table:style-name="ce94" table:formula="of:=SUM([.AB17];1)" office:value-type="float" office:value="20283" calcext:value-type="float">
            <text:p>20283</text:p>
          </table:table-cell>
          <table:table-cell table:style-name="ce101" table:formula="of:=SUM([.AC17];1)" office:value-type="float" office:value="20284" calcext:value-type="float">
            <text:p>20284</text:p>
          </table:table-cell>
          <table:table-cell table:style-name="ce96" table:formula="of:=SUM([.AD17];1)" office:value-type="float" office:value="20285" calcext:value-type="float">
            <text:p>20285</text:p>
          </table:table-cell>
          <table:table-cell table:style-name="ce101" table:formula="of:=SUM([.AE17];1)" office:value-type="float" office:value="20286" calcext:value-type="float">
            <text:p>20286</text:p>
          </table:table-cell>
          <table:table-cell table:style-name="ce96" table:formula="of:=SUM([.AF17];1)" office:value-type="float" office:value="20287" calcext:value-type="float">
            <text:p>20287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</text:p>
            <text:p> Pixel </text:p>
            <text:p>16-23</text:p>
          </table:table-cell>
          <table:table-cell table:style-name="ce94" table:formula="of:=SUM([.AG10];1)" office:value-type="float" office:value="18496" calcext:value-type="float">
            <text:p>18496</text:p>
          </table:table-cell>
          <table:table-cell table:style-name="ce92" table:formula="of:=SUM([.B18];1)" office:value-type="float" office:value="18497" calcext:value-type="float">
            <text:p>18497</text:p>
          </table:table-cell>
          <table:table-cell table:style-name="ce94" table:formula="of:=SUM([.C18];1)" office:value-type="float" office:value="18498" calcext:value-type="float">
            <text:p>18498</text:p>
          </table:table-cell>
          <table:table-cell table:style-name="ce92" table:formula="of:=SUM([.D18];1)" office:value-type="float" office:value="18499" calcext:value-type="float">
            <text:p>18499</text:p>
          </table:table-cell>
          <table:table-cell table:style-name="ce102" table:formula="of:=SUM([.E18];1)" office:value-type="float" office:value="18500" calcext:value-type="float">
            <text:p>18500</text:p>
          </table:table-cell>
          <table:table-cell table:style-name="ce92" table:formula="of:=SUM([.F18];1)" office:value-type="float" office:value="18501" calcext:value-type="float">
            <text:p>18501</text:p>
          </table:table-cell>
          <table:table-cell table:style-name="ce102" table:formula="of:=SUM([.G18];1)" office:value-type="float" office:value="18502" calcext:value-type="float">
            <text:p>18502</text:p>
          </table:table-cell>
          <table:table-cell table:style-name="ce92" table:formula="of:=SUM([.H18];1)" office:value-type="float" office:value="18503" calcext:value-type="float">
            <text:p>18503</text:p>
          </table:table-cell>
          <table:table-cell table:style-name="ce102" table:formula="of:=SUM([.I18];1)" office:value-type="float" office:value="18504" calcext:value-type="float">
            <text:p>18504</text:p>
          </table:table-cell>
          <table:table-cell table:style-name="ce92" table:formula="of:=SUM([.J18];1)" office:value-type="float" office:value="18505" calcext:value-type="float">
            <text:p>18505</text:p>
          </table:table-cell>
          <table:table-cell table:style-name="ce102" table:formula="of:=SUM([.K18];1)" office:value-type="float" office:value="18506" calcext:value-type="float">
            <text:p>18506</text:p>
          </table:table-cell>
          <table:table-cell table:style-name="ce92" table:formula="of:=SUM([.L18];1)" office:value-type="float" office:value="18507" calcext:value-type="float">
            <text:p>18507</text:p>
          </table:table-cell>
          <table:table-cell table:style-name="ce102" table:formula="of:=SUM([.M18];1)" office:value-type="float" office:value="18508" calcext:value-type="float">
            <text:p>18508</text:p>
          </table:table-cell>
          <table:table-cell table:style-name="ce91" table:formula="of:=SUM([.N18];1)" office:value-type="float" office:value="18509" calcext:value-type="float">
            <text:p>18509</text:p>
          </table:table-cell>
          <table:table-cell table:style-name="ce102" table:formula="of:=SUM([.O18];1)" office:value-type="float" office:value="18510" calcext:value-type="float">
            <text:p>18510</text:p>
          </table:table-cell>
          <table:table-cell table:style-name="ce92" table:formula="of:=SUM([.P18];1)" office:value-type="float" office:value="18511" calcext:value-type="float">
            <text:p>18511</text:p>
          </table:table-cell>
          <table:table-cell table:style-name="ce102" table:formula="of:=SUM([.Q18];1)" office:value-type="float" office:value="18512" calcext:value-type="float">
            <text:p>18512</text:p>
          </table:table-cell>
          <table:table-cell table:style-name="ce92" table:formula="of:=SUM([.R18];1)" office:value-type="float" office:value="18513" calcext:value-type="float">
            <text:p>18513</text:p>
          </table:table-cell>
          <table:table-cell table:style-name="ce102" table:formula="of:=SUM([.S18];1)" office:value-type="float" office:value="18514" calcext:value-type="float">
            <text:p>18514</text:p>
          </table:table-cell>
          <table:table-cell table:style-name="ce91" table:formula="of:=SUM([.T18];1)" office:value-type="float" office:value="18515" calcext:value-type="float">
            <text:p>18515</text:p>
          </table:table-cell>
          <table:table-cell table:style-name="ce109" table:formula="of:=SUM([.U18];1)" office:value-type="float" office:value="18516" calcext:value-type="float">
            <text:p>18516</text:p>
          </table:table-cell>
          <table:table-cell table:style-name="ce91" table:formula="of:=SUM([.V18];1)" office:value-type="float" office:value="18517" calcext:value-type="float">
            <text:p>18517</text:p>
          </table:table-cell>
          <table:table-cell table:style-name="ce109" table:formula="of:=SUM([.W18];1)" office:value-type="float" office:value="18518" calcext:value-type="float">
            <text:p>18518</text:p>
          </table:table-cell>
          <table:table-cell table:style-name="ce91" table:formula="of:=SUM([.X18];1)" office:value-type="float" office:value="18519" calcext:value-type="float">
            <text:p>18519</text:p>
          </table:table-cell>
          <table:table-cell table:style-name="ce109" table:formula="of:=SUM([.Y18];1)" office:value-type="float" office:value="18520" calcext:value-type="float">
            <text:p>18520</text:p>
          </table:table-cell>
          <table:table-cell table:style-name="ce91" table:formula="of:=SUM([.Z18];1)" office:value-type="float" office:value="18521" calcext:value-type="float">
            <text:p>18521</text:p>
          </table:table-cell>
          <table:table-cell table:style-name="ce109" table:formula="of:=SUM([.AA18];1)" office:value-type="float" office:value="18522" calcext:value-type="float">
            <text:p>18522</text:p>
          </table:table-cell>
          <table:table-cell table:style-name="ce91" table:formula="of:=SUM([.AB18];1)" office:value-type="float" office:value="18523" calcext:value-type="float">
            <text:p>18523</text:p>
          </table:table-cell>
          <table:table-cell table:style-name="ce102" table:formula="of:=SUM([.AC18];1)" office:value-type="float" office:value="18524" calcext:value-type="float">
            <text:p>18524</text:p>
          </table:table-cell>
          <table:table-cell table:style-name="ce92" table:formula="of:=SUM([.AD18];1)" office:value-type="float" office:value="18525" calcext:value-type="float">
            <text:p>18525</text:p>
          </table:table-cell>
          <table:table-cell table:style-name="ce102" table:formula="of:=SUM([.AE18];1)" office:value-type="float" office:value="18526" calcext:value-type="float">
            <text:p>18526</text:p>
          </table:table-cell>
          <table:table-cell table:style-name="ce92" table:formula="of:=SUM([.AF18];1)" office:value-type="float" office:value="18527" calcext:value-type="float">
            <text:p>1852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1];1)" office:value-type="float" office:value="18752" calcext:value-type="float">
            <text:p>18752</text:p>
          </table:table-cell>
          <table:table-cell table:style-name="ce92" table:formula="of:=SUM([.B19];1)" office:value-type="float" office:value="18753" calcext:value-type="float">
            <text:p>18753</text:p>
          </table:table-cell>
          <table:table-cell table:style-name="ce94" table:formula="of:=SUM([.C19];1)" office:value-type="float" office:value="18754" calcext:value-type="float">
            <text:p>18754</text:p>
          </table:table-cell>
          <table:table-cell table:style-name="ce92" table:formula="of:=SUM([.D19];1)" office:value-type="float" office:value="18755" calcext:value-type="float">
            <text:p>18755</text:p>
          </table:table-cell>
          <table:table-cell table:style-name="ce102" table:formula="of:=SUM([.E19];1)" office:value-type="float" office:value="18756" calcext:value-type="float">
            <text:p>18756</text:p>
          </table:table-cell>
          <table:table-cell table:style-name="ce92" table:formula="of:=SUM([.F19];1)" office:value-type="float" office:value="18757" calcext:value-type="float">
            <text:p>18757</text:p>
          </table:table-cell>
          <table:table-cell table:style-name="ce102" table:formula="of:=SUM([.G19];1)" office:value-type="float" office:value="18758" calcext:value-type="float">
            <text:p>18758</text:p>
          </table:table-cell>
          <table:table-cell table:style-name="ce92" table:formula="of:=SUM([.H19];1)" office:value-type="float" office:value="18759" calcext:value-type="float">
            <text:p>18759</text:p>
          </table:table-cell>
          <table:table-cell table:style-name="ce102" table:formula="of:=SUM([.I19];1)" office:value-type="float" office:value="18760" calcext:value-type="float">
            <text:p>18760</text:p>
          </table:table-cell>
          <table:table-cell table:style-name="ce92" table:formula="of:=SUM([.J19];1)" office:value-type="float" office:value="18761" calcext:value-type="float">
            <text:p>18761</text:p>
          </table:table-cell>
          <table:table-cell table:style-name="ce102" table:formula="of:=SUM([.K19];1)" office:value-type="float" office:value="18762" calcext:value-type="float">
            <text:p>18762</text:p>
          </table:table-cell>
          <table:table-cell table:style-name="ce92" table:formula="of:=SUM([.L19];1)" office:value-type="float" office:value="18763" calcext:value-type="float">
            <text:p>18763</text:p>
          </table:table-cell>
          <table:table-cell table:style-name="ce102" table:formula="of:=SUM([.M19];1)" office:value-type="float" office:value="18764" calcext:value-type="float">
            <text:p>18764</text:p>
          </table:table-cell>
          <table:table-cell table:style-name="ce92" table:formula="of:=SUM([.N19];1)" office:value-type="float" office:value="18765" calcext:value-type="float">
            <text:p>18765</text:p>
          </table:table-cell>
          <table:table-cell table:style-name="ce102" table:formula="of:=SUM([.O19];1)" office:value-type="float" office:value="18766" calcext:value-type="float">
            <text:p>18766</text:p>
          </table:table-cell>
          <table:table-cell table:style-name="ce92" table:formula="of:=SUM([.P19];1)" office:value-type="float" office:value="18767" calcext:value-type="float">
            <text:p>18767</text:p>
          </table:table-cell>
          <table:table-cell table:style-name="ce102" table:formula="of:=SUM([.Q19];1)" office:value-type="float" office:value="18768" calcext:value-type="float">
            <text:p>18768</text:p>
          </table:table-cell>
          <table:table-cell table:style-name="ce92" table:formula="of:=SUM([.R19];1)" office:value-type="float" office:value="18769" calcext:value-type="float">
            <text:p>18769</text:p>
          </table:table-cell>
          <table:table-cell table:style-name="ce102" table:formula="of:=SUM([.S19];1)" office:value-type="float" office:value="18770" calcext:value-type="float">
            <text:p>18770</text:p>
          </table:table-cell>
          <table:table-cell table:style-name="ce92" table:formula="of:=SUM([.T19];1)" office:value-type="float" office:value="18771" calcext:value-type="float">
            <text:p>18771</text:p>
          </table:table-cell>
          <table:table-cell table:style-name="ce102" table:formula="of:=SUM([.U19];1)" office:value-type="float" office:value="18772" calcext:value-type="float">
            <text:p>18772</text:p>
          </table:table-cell>
          <table:table-cell table:style-name="ce92" table:formula="of:=SUM([.V19];1)" office:value-type="float" office:value="18773" calcext:value-type="float">
            <text:p>18773</text:p>
          </table:table-cell>
          <table:table-cell table:style-name="ce102" table:formula="of:=SUM([.W19];1)" office:value-type="float" office:value="18774" calcext:value-type="float">
            <text:p>18774</text:p>
          </table:table-cell>
          <table:table-cell table:style-name="ce92" table:formula="of:=SUM([.X19];1)" office:value-type="float" office:value="18775" calcext:value-type="float">
            <text:p>18775</text:p>
          </table:table-cell>
          <table:table-cell table:style-name="ce102" table:formula="of:=SUM([.Y19];1)" office:value-type="float" office:value="18776" calcext:value-type="float">
            <text:p>18776</text:p>
          </table:table-cell>
          <table:table-cell table:style-name="ce92" table:formula="of:=SUM([.Z19];1)" office:value-type="float" office:value="18777" calcext:value-type="float">
            <text:p>18777</text:p>
          </table:table-cell>
          <table:table-cell table:style-name="ce102" table:formula="of:=SUM([.AA19];1)" office:value-type="float" office:value="18778" calcext:value-type="float">
            <text:p>18778</text:p>
          </table:table-cell>
          <table:table-cell table:style-name="ce92" table:formula="of:=SUM([.AB19];1)" office:value-type="float" office:value="18779" calcext:value-type="float">
            <text:p>18779</text:p>
          </table:table-cell>
          <table:table-cell table:style-name="ce102" table:formula="of:=SUM([.AC19];1)" office:value-type="float" office:value="18780" calcext:value-type="float">
            <text:p>18780</text:p>
          </table:table-cell>
          <table:table-cell table:style-name="ce92" table:formula="of:=SUM([.AD19];1)" office:value-type="float" office:value="18781" calcext:value-type="float">
            <text:p>18781</text:p>
          </table:table-cell>
          <table:table-cell table:style-name="ce102" table:formula="of:=SUM([.AE19];1)" office:value-type="float" office:value="18782" calcext:value-type="float">
            <text:p>18782</text:p>
          </table:table-cell>
          <table:table-cell table:style-name="ce92" table:formula="of:=SUM([.AF19];1)" office:value-type="float" office:value="18783" calcext:value-type="float">
            <text:p>1878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2];1)" office:value-type="float" office:value="19008" calcext:value-type="float">
            <text:p>19008</text:p>
          </table:table-cell>
          <table:table-cell table:style-name="ce92" table:formula="of:=SUM([.B20];1)" office:value-type="float" office:value="19009" calcext:value-type="float">
            <text:p>19009</text:p>
          </table:table-cell>
          <table:table-cell table:style-name="ce94" table:formula="of:=SUM([.C20];1)" office:value-type="float" office:value="19010" calcext:value-type="float">
            <text:p>19010</text:p>
          </table:table-cell>
          <table:table-cell table:style-name="ce92" table:formula="of:=SUM([.D20];1)" office:value-type="float" office:value="19011" calcext:value-type="float">
            <text:p>19011</text:p>
          </table:table-cell>
          <table:table-cell table:style-name="ce102" table:formula="of:=SUM([.E20];1)" office:value-type="float" office:value="19012" calcext:value-type="float">
            <text:p>19012</text:p>
          </table:table-cell>
          <table:table-cell table:style-name="ce92" table:formula="of:=SUM([.F20];1)" office:value-type="float" office:value="19013" calcext:value-type="float">
            <text:p>19013</text:p>
          </table:table-cell>
          <table:table-cell table:style-name="ce102" table:formula="of:=SUM([.G20];1)" office:value-type="float" office:value="19014" calcext:value-type="float">
            <text:p>19014</text:p>
          </table:table-cell>
          <table:table-cell table:style-name="ce92" table:formula="of:=SUM([.H20];1)" office:value-type="float" office:value="19015" calcext:value-type="float">
            <text:p>19015</text:p>
          </table:table-cell>
          <table:table-cell table:style-name="ce102" table:formula="of:=SUM([.I20];1)" office:value-type="float" office:value="19016" calcext:value-type="float">
            <text:p>19016</text:p>
          </table:table-cell>
          <table:table-cell table:style-name="ce92" table:formula="of:=SUM([.J20];1)" office:value-type="float" office:value="19017" calcext:value-type="float">
            <text:p>19017</text:p>
          </table:table-cell>
          <table:table-cell table:style-name="ce102" table:formula="of:=SUM([.K20];1)" office:value-type="float" office:value="19018" calcext:value-type="float">
            <text:p>19018</text:p>
          </table:table-cell>
          <table:table-cell table:style-name="ce92" table:formula="of:=SUM([.L20];1)" office:value-type="float" office:value="19019" calcext:value-type="float">
            <text:p>19019</text:p>
          </table:table-cell>
          <table:table-cell table:style-name="ce102" table:formula="of:=SUM([.M20];1)" office:value-type="float" office:value="19020" calcext:value-type="float">
            <text:p>19020</text:p>
          </table:table-cell>
          <table:table-cell table:style-name="ce92" table:formula="of:=SUM([.N20];1)" office:value-type="float" office:value="19021" calcext:value-type="float">
            <text:p>19021</text:p>
          </table:table-cell>
          <table:table-cell table:style-name="ce102" table:formula="of:=SUM([.O20];1)" office:value-type="float" office:value="19022" calcext:value-type="float">
            <text:p>19022</text:p>
          </table:table-cell>
          <table:table-cell table:style-name="ce92" table:formula="of:=SUM([.P20];1)" office:value-type="float" office:value="19023" calcext:value-type="float">
            <text:p>19023</text:p>
          </table:table-cell>
          <table:table-cell table:style-name="ce102" table:formula="of:=SUM([.Q20];1)" office:value-type="float" office:value="19024" calcext:value-type="float">
            <text:p>19024</text:p>
          </table:table-cell>
          <table:table-cell table:style-name="ce92" table:formula="of:=SUM([.R20];1)" office:value-type="float" office:value="19025" calcext:value-type="float">
            <text:p>19025</text:p>
          </table:table-cell>
          <table:table-cell table:style-name="ce102" table:formula="of:=SUM([.S20];1)" office:value-type="float" office:value="19026" calcext:value-type="float">
            <text:p>19026</text:p>
          </table:table-cell>
          <table:table-cell table:style-name="ce92" table:formula="of:=SUM([.T20];1)" office:value-type="float" office:value="19027" calcext:value-type="float">
            <text:p>19027</text:p>
          </table:table-cell>
          <table:table-cell table:style-name="ce102" table:formula="of:=SUM([.U20];1)" office:value-type="float" office:value="19028" calcext:value-type="float">
            <text:p>19028</text:p>
          </table:table-cell>
          <table:table-cell table:style-name="ce92" table:formula="of:=SUM([.V20];1)" office:value-type="float" office:value="19029" calcext:value-type="float">
            <text:p>19029</text:p>
          </table:table-cell>
          <table:table-cell table:style-name="ce102" table:formula="of:=SUM([.W20];1)" office:value-type="float" office:value="19030" calcext:value-type="float">
            <text:p>19030</text:p>
          </table:table-cell>
          <table:table-cell table:style-name="ce92" table:formula="of:=SUM([.X20];1)" office:value-type="float" office:value="19031" calcext:value-type="float">
            <text:p>19031</text:p>
          </table:table-cell>
          <table:table-cell table:style-name="ce102" table:formula="of:=SUM([.Y20];1)" office:value-type="float" office:value="19032" calcext:value-type="float">
            <text:p>19032</text:p>
          </table:table-cell>
          <table:table-cell table:style-name="ce92" table:formula="of:=SUM([.Z20];1)" office:value-type="float" office:value="19033" calcext:value-type="float">
            <text:p>19033</text:p>
          </table:table-cell>
          <table:table-cell table:style-name="ce102" table:formula="of:=SUM([.AA20];1)" office:value-type="float" office:value="19034" calcext:value-type="float">
            <text:p>19034</text:p>
          </table:table-cell>
          <table:table-cell table:style-name="ce92" table:formula="of:=SUM([.AB20];1)" office:value-type="float" office:value="19035" calcext:value-type="float">
            <text:p>19035</text:p>
          </table:table-cell>
          <table:table-cell table:style-name="ce102" table:formula="of:=SUM([.AC20];1)" office:value-type="float" office:value="19036" calcext:value-type="float">
            <text:p>19036</text:p>
          </table:table-cell>
          <table:table-cell table:style-name="ce92" table:formula="of:=SUM([.AD20];1)" office:value-type="float" office:value="19037" calcext:value-type="float">
            <text:p>19037</text:p>
          </table:table-cell>
          <table:table-cell table:style-name="ce102" table:formula="of:=SUM([.AE20];1)" office:value-type="float" office:value="19038" calcext:value-type="float">
            <text:p>19038</text:p>
          </table:table-cell>
          <table:table-cell table:style-name="ce92" table:formula="of:=SUM([.AF20];1)" office:value-type="float" office:value="19039" calcext:value-type="float">
            <text:p>1903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3];1)" office:value-type="float" office:value="19264" calcext:value-type="float">
            <text:p>19264</text:p>
          </table:table-cell>
          <table:table-cell table:style-name="ce92" table:formula="of:=SUM([.B21];1)" office:value-type="float" office:value="19265" calcext:value-type="float">
            <text:p>19265</text:p>
          </table:table-cell>
          <table:table-cell table:style-name="ce94" table:formula="of:=SUM([.C21];1)" office:value-type="float" office:value="19266" calcext:value-type="float">
            <text:p>19266</text:p>
          </table:table-cell>
          <table:table-cell table:style-name="ce92" table:formula="of:=SUM([.D21];1)" office:value-type="float" office:value="19267" calcext:value-type="float">
            <text:p>19267</text:p>
          </table:table-cell>
          <table:table-cell table:style-name="ce102" table:formula="of:=SUM([.E21];1)" office:value-type="float" office:value="19268" calcext:value-type="float">
            <text:p>19268</text:p>
          </table:table-cell>
          <table:table-cell table:style-name="ce92" table:formula="of:=SUM([.F21];1)" office:value-type="float" office:value="19269" calcext:value-type="float">
            <text:p>19269</text:p>
          </table:table-cell>
          <table:table-cell table:style-name="ce102" table:formula="of:=SUM([.G21];1)" office:value-type="float" office:value="19270" calcext:value-type="float">
            <text:p>19270</text:p>
          </table:table-cell>
          <table:table-cell table:style-name="ce92" table:formula="of:=SUM([.H21];1)" office:value-type="float" office:value="19271" calcext:value-type="float">
            <text:p>19271</text:p>
          </table:table-cell>
          <table:table-cell table:style-name="ce102" table:formula="of:=SUM([.I21];1)" office:value-type="float" office:value="19272" calcext:value-type="float">
            <text:p>19272</text:p>
          </table:table-cell>
          <table:table-cell table:style-name="ce92" table:formula="of:=SUM([.J21];1)" office:value-type="float" office:value="19273" calcext:value-type="float">
            <text:p>19273</text:p>
          </table:table-cell>
          <table:table-cell table:style-name="ce102" table:formula="of:=SUM([.K21];1)" office:value-type="float" office:value="19274" calcext:value-type="float">
            <text:p>19274</text:p>
          </table:table-cell>
          <table:table-cell table:style-name="ce92" table:formula="of:=SUM([.L21];1)" office:value-type="float" office:value="19275" calcext:value-type="float">
            <text:p>19275</text:p>
          </table:table-cell>
          <table:table-cell table:style-name="ce102" table:formula="of:=SUM([.M21];1)" office:value-type="float" office:value="19276" calcext:value-type="float">
            <text:p>19276</text:p>
          </table:table-cell>
          <table:table-cell table:style-name="ce92" table:formula="of:=SUM([.N21];1)" office:value-type="float" office:value="19277" calcext:value-type="float">
            <text:p>19277</text:p>
          </table:table-cell>
          <table:table-cell table:style-name="ce102" table:formula="of:=SUM([.O21];1)" office:value-type="float" office:value="19278" calcext:value-type="float">
            <text:p>19278</text:p>
          </table:table-cell>
          <table:table-cell table:style-name="ce92" table:formula="of:=SUM([.P21];1)" office:value-type="float" office:value="19279" calcext:value-type="float">
            <text:p>19279</text:p>
          </table:table-cell>
          <table:table-cell table:style-name="ce102" table:formula="of:=SUM([.Q21];1)" office:value-type="float" office:value="19280" calcext:value-type="float">
            <text:p>19280</text:p>
          </table:table-cell>
          <table:table-cell table:style-name="ce92" table:formula="of:=SUM([.R21];1)" office:value-type="float" office:value="19281" calcext:value-type="float">
            <text:p>19281</text:p>
          </table:table-cell>
          <table:table-cell table:style-name="ce102" table:formula="of:=SUM([.S21];1)" office:value-type="float" office:value="19282" calcext:value-type="float">
            <text:p>19282</text:p>
          </table:table-cell>
          <table:table-cell table:style-name="ce92" table:formula="of:=SUM([.T21];1)" office:value-type="float" office:value="19283" calcext:value-type="float">
            <text:p>19283</text:p>
          </table:table-cell>
          <table:table-cell table:style-name="ce102" table:formula="of:=SUM([.U21];1)" office:value-type="float" office:value="19284" calcext:value-type="float">
            <text:p>19284</text:p>
          </table:table-cell>
          <table:table-cell table:style-name="ce92" table:formula="of:=SUM([.V21];1)" office:value-type="float" office:value="19285" calcext:value-type="float">
            <text:p>19285</text:p>
          </table:table-cell>
          <table:table-cell table:style-name="ce102" table:formula="of:=SUM([.W21];1)" office:value-type="float" office:value="19286" calcext:value-type="float">
            <text:p>19286</text:p>
          </table:table-cell>
          <table:table-cell table:style-name="ce92" table:formula="of:=SUM([.X21];1)" office:value-type="float" office:value="19287" calcext:value-type="float">
            <text:p>19287</text:p>
          </table:table-cell>
          <table:table-cell table:style-name="ce102" table:formula="of:=SUM([.Y21];1)" office:value-type="float" office:value="19288" calcext:value-type="float">
            <text:p>19288</text:p>
          </table:table-cell>
          <table:table-cell table:style-name="ce92" table:formula="of:=SUM([.Z21];1)" office:value-type="float" office:value="19289" calcext:value-type="float">
            <text:p>19289</text:p>
          </table:table-cell>
          <table:table-cell table:style-name="ce102" table:formula="of:=SUM([.AA21];1)" office:value-type="float" office:value="19290" calcext:value-type="float">
            <text:p>19290</text:p>
          </table:table-cell>
          <table:table-cell table:style-name="ce92" table:formula="of:=SUM([.AB21];1)" office:value-type="float" office:value="19291" calcext:value-type="float">
            <text:p>19291</text:p>
          </table:table-cell>
          <table:table-cell table:style-name="ce102" table:formula="of:=SUM([.AC21];1)" office:value-type="float" office:value="19292" calcext:value-type="float">
            <text:p>19292</text:p>
          </table:table-cell>
          <table:table-cell table:style-name="ce92" table:formula="of:=SUM([.AD21];1)" office:value-type="float" office:value="19293" calcext:value-type="float">
            <text:p>19293</text:p>
          </table:table-cell>
          <table:table-cell table:style-name="ce102" table:formula="of:=SUM([.AE21];1)" office:value-type="float" office:value="19294" calcext:value-type="float">
            <text:p>19294</text:p>
          </table:table-cell>
          <table:table-cell table:style-name="ce92" table:formula="of:=SUM([.AF21];1)" office:value-type="float" office:value="19295" calcext:value-type="float">
            <text:p>1929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4];1)" office:value-type="float" office:value="19520" calcext:value-type="float">
            <text:p>19520</text:p>
          </table:table-cell>
          <table:table-cell table:style-name="ce92" table:formula="of:=SUM([.B22];1)" office:value-type="float" office:value="19521" calcext:value-type="float">
            <text:p>19521</text:p>
          </table:table-cell>
          <table:table-cell table:style-name="ce94" table:formula="of:=SUM([.C22];1)" office:value-type="float" office:value="19522" calcext:value-type="float">
            <text:p>19522</text:p>
          </table:table-cell>
          <table:table-cell table:style-name="ce92" table:formula="of:=SUM([.D22];1)" office:value-type="float" office:value="19523" calcext:value-type="float">
            <text:p>19523</text:p>
          </table:table-cell>
          <table:table-cell table:style-name="ce102" table:formula="of:=SUM([.E22];1)" office:value-type="float" office:value="19524" calcext:value-type="float">
            <text:p>19524</text:p>
          </table:table-cell>
          <table:table-cell table:style-name="ce92" table:formula="of:=SUM([.F22];1)" office:value-type="float" office:value="19525" calcext:value-type="float">
            <text:p>19525</text:p>
          </table:table-cell>
          <table:table-cell table:style-name="ce102" table:formula="of:=SUM([.G22];1)" office:value-type="float" office:value="19526" calcext:value-type="float">
            <text:p>19526</text:p>
          </table:table-cell>
          <table:table-cell table:style-name="ce92" table:formula="of:=SUM([.H22];1)" office:value-type="float" office:value="19527" calcext:value-type="float">
            <text:p>19527</text:p>
          </table:table-cell>
          <table:table-cell table:style-name="ce102" table:formula="of:=SUM([.I22];1)" office:value-type="float" office:value="19528" calcext:value-type="float">
            <text:p>19528</text:p>
          </table:table-cell>
          <table:table-cell table:style-name="ce92" table:formula="of:=SUM([.J22];1)" office:value-type="float" office:value="19529" calcext:value-type="float">
            <text:p>19529</text:p>
          </table:table-cell>
          <table:table-cell table:style-name="ce102" table:formula="of:=SUM([.K22];1)" office:value-type="float" office:value="19530" calcext:value-type="float">
            <text:p>19530</text:p>
          </table:table-cell>
          <table:table-cell table:style-name="ce92" table:formula="of:=SUM([.L22];1)" office:value-type="float" office:value="19531" calcext:value-type="float">
            <text:p>19531</text:p>
          </table:table-cell>
          <table:table-cell table:style-name="ce102" table:formula="of:=SUM([.M22];1)" office:value-type="float" office:value="19532" calcext:value-type="float">
            <text:p>19532</text:p>
          </table:table-cell>
          <table:table-cell table:style-name="ce92" table:formula="of:=SUM([.N22];1)" office:value-type="float" office:value="19533" calcext:value-type="float">
            <text:p>19533</text:p>
          </table:table-cell>
          <table:table-cell table:style-name="ce102" table:formula="of:=SUM([.O22];1)" office:value-type="float" office:value="19534" calcext:value-type="float">
            <text:p>19534</text:p>
          </table:table-cell>
          <table:table-cell table:style-name="ce92" table:formula="of:=SUM([.P22];1)" office:value-type="float" office:value="19535" calcext:value-type="float">
            <text:p>19535</text:p>
          </table:table-cell>
          <table:table-cell table:style-name="ce102" table:formula="of:=SUM([.Q22];1)" office:value-type="float" office:value="19536" calcext:value-type="float">
            <text:p>19536</text:p>
          </table:table-cell>
          <table:table-cell table:style-name="ce92" table:formula="of:=SUM([.R22];1)" office:value-type="float" office:value="19537" calcext:value-type="float">
            <text:p>19537</text:p>
          </table:table-cell>
          <table:table-cell table:style-name="ce102" table:formula="of:=SUM([.S22];1)" office:value-type="float" office:value="19538" calcext:value-type="float">
            <text:p>19538</text:p>
          </table:table-cell>
          <table:table-cell table:style-name="ce92" table:formula="of:=SUM([.T22];1)" office:value-type="float" office:value="19539" calcext:value-type="float">
            <text:p>19539</text:p>
          </table:table-cell>
          <table:table-cell table:style-name="ce102" table:formula="of:=SUM([.U22];1)" office:value-type="float" office:value="19540" calcext:value-type="float">
            <text:p>19540</text:p>
          </table:table-cell>
          <table:table-cell table:style-name="ce92" table:formula="of:=SUM([.V22];1)" office:value-type="float" office:value="19541" calcext:value-type="float">
            <text:p>19541</text:p>
          </table:table-cell>
          <table:table-cell table:style-name="ce102" table:formula="of:=SUM([.W22];1)" office:value-type="float" office:value="19542" calcext:value-type="float">
            <text:p>19542</text:p>
          </table:table-cell>
          <table:table-cell table:style-name="ce92" table:formula="of:=SUM([.X22];1)" office:value-type="float" office:value="19543" calcext:value-type="float">
            <text:p>19543</text:p>
          </table:table-cell>
          <table:table-cell table:style-name="ce102" table:formula="of:=SUM([.Y22];1)" office:value-type="float" office:value="19544" calcext:value-type="float">
            <text:p>19544</text:p>
          </table:table-cell>
          <table:table-cell table:style-name="ce92" table:formula="of:=SUM([.Z22];1)" office:value-type="float" office:value="19545" calcext:value-type="float">
            <text:p>19545</text:p>
          </table:table-cell>
          <table:table-cell table:style-name="ce102" table:formula="of:=SUM([.AA22];1)" office:value-type="float" office:value="19546" calcext:value-type="float">
            <text:p>19546</text:p>
          </table:table-cell>
          <table:table-cell table:style-name="ce92" table:formula="of:=SUM([.AB22];1)" office:value-type="float" office:value="19547" calcext:value-type="float">
            <text:p>19547</text:p>
          </table:table-cell>
          <table:table-cell table:style-name="ce102" table:formula="of:=SUM([.AC22];1)" office:value-type="float" office:value="19548" calcext:value-type="float">
            <text:p>19548</text:p>
          </table:table-cell>
          <table:table-cell table:style-name="ce92" table:formula="of:=SUM([.AD22];1)" office:value-type="float" office:value="19549" calcext:value-type="float">
            <text:p>19549</text:p>
          </table:table-cell>
          <table:table-cell table:style-name="ce102" table:formula="of:=SUM([.AE22];1)" office:value-type="float" office:value="19550" calcext:value-type="float">
            <text:p>19550</text:p>
          </table:table-cell>
          <table:table-cell table:style-name="ce92" table:formula="of:=SUM([.AF22];1)" office:value-type="float" office:value="19551" calcext:value-type="float">
            <text:p>1955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5];1)" office:value-type="float" office:value="19776" calcext:value-type="float">
            <text:p>19776</text:p>
          </table:table-cell>
          <table:table-cell table:style-name="ce92" table:formula="of:=SUM([.B23];1)" office:value-type="float" office:value="19777" calcext:value-type="float">
            <text:p>19777</text:p>
          </table:table-cell>
          <table:table-cell table:style-name="ce94" table:formula="of:=SUM([.C23];1)" office:value-type="float" office:value="19778" calcext:value-type="float">
            <text:p>19778</text:p>
          </table:table-cell>
          <table:table-cell table:style-name="ce92" table:formula="of:=SUM([.D23];1)" office:value-type="float" office:value="19779" calcext:value-type="float">
            <text:p>19779</text:p>
          </table:table-cell>
          <table:table-cell table:style-name="ce102" table:formula="of:=SUM([.E23];1)" office:value-type="float" office:value="19780" calcext:value-type="float">
            <text:p>19780</text:p>
          </table:table-cell>
          <table:table-cell table:style-name="ce92" table:formula="of:=SUM([.F23];1)" office:value-type="float" office:value="19781" calcext:value-type="float">
            <text:p>19781</text:p>
          </table:table-cell>
          <table:table-cell table:style-name="ce102" table:formula="of:=SUM([.G23];1)" office:value-type="float" office:value="19782" calcext:value-type="float">
            <text:p>19782</text:p>
          </table:table-cell>
          <table:table-cell table:style-name="ce92" table:formula="of:=SUM([.H23];1)" office:value-type="float" office:value="19783" calcext:value-type="float">
            <text:p>19783</text:p>
          </table:table-cell>
          <table:table-cell table:style-name="ce102" table:formula="of:=SUM([.I23];1)" office:value-type="float" office:value="19784" calcext:value-type="float">
            <text:p>19784</text:p>
          </table:table-cell>
          <table:table-cell table:style-name="ce92" table:formula="of:=SUM([.J23];1)" office:value-type="float" office:value="19785" calcext:value-type="float">
            <text:p>19785</text:p>
          </table:table-cell>
          <table:table-cell table:style-name="ce102" table:formula="of:=SUM([.K23];1)" office:value-type="float" office:value="19786" calcext:value-type="float">
            <text:p>19786</text:p>
          </table:table-cell>
          <table:table-cell table:style-name="ce92" table:formula="of:=SUM([.L23];1)" office:value-type="float" office:value="19787" calcext:value-type="float">
            <text:p>19787</text:p>
          </table:table-cell>
          <table:table-cell table:style-name="ce102" table:formula="of:=SUM([.M23];1)" office:value-type="float" office:value="19788" calcext:value-type="float">
            <text:p>19788</text:p>
          </table:table-cell>
          <table:table-cell table:style-name="ce92" table:formula="of:=SUM([.N23];1)" office:value-type="float" office:value="19789" calcext:value-type="float">
            <text:p>19789</text:p>
          </table:table-cell>
          <table:table-cell table:style-name="ce102" table:formula="of:=SUM([.O23];1)" office:value-type="float" office:value="19790" calcext:value-type="float">
            <text:p>19790</text:p>
          </table:table-cell>
          <table:table-cell table:style-name="ce92" table:formula="of:=SUM([.P23];1)" office:value-type="float" office:value="19791" calcext:value-type="float">
            <text:p>19791</text:p>
          </table:table-cell>
          <table:table-cell table:style-name="ce102" table:formula="of:=SUM([.Q23];1)" office:value-type="float" office:value="19792" calcext:value-type="float">
            <text:p>19792</text:p>
          </table:table-cell>
          <table:table-cell table:style-name="ce92" table:formula="of:=SUM([.R23];1)" office:value-type="float" office:value="19793" calcext:value-type="float">
            <text:p>19793</text:p>
          </table:table-cell>
          <table:table-cell table:style-name="ce102" table:formula="of:=SUM([.S23];1)" office:value-type="float" office:value="19794" calcext:value-type="float">
            <text:p>19794</text:p>
          </table:table-cell>
          <table:table-cell table:style-name="ce92" table:formula="of:=SUM([.T23];1)" office:value-type="float" office:value="19795" calcext:value-type="float">
            <text:p>19795</text:p>
          </table:table-cell>
          <table:table-cell table:style-name="ce102" table:formula="of:=SUM([.U23];1)" office:value-type="float" office:value="19796" calcext:value-type="float">
            <text:p>19796</text:p>
          </table:table-cell>
          <table:table-cell table:style-name="ce92" table:formula="of:=SUM([.V23];1)" office:value-type="float" office:value="19797" calcext:value-type="float">
            <text:p>19797</text:p>
          </table:table-cell>
          <table:table-cell table:style-name="ce102" table:formula="of:=SUM([.W23];1)" office:value-type="float" office:value="19798" calcext:value-type="float">
            <text:p>19798</text:p>
          </table:table-cell>
          <table:table-cell table:style-name="ce92" table:formula="of:=SUM([.X23];1)" office:value-type="float" office:value="19799" calcext:value-type="float">
            <text:p>19799</text:p>
          </table:table-cell>
          <table:table-cell table:style-name="ce102" table:formula="of:=SUM([.Y23];1)" office:value-type="float" office:value="19800" calcext:value-type="float">
            <text:p>19800</text:p>
          </table:table-cell>
          <table:table-cell table:style-name="ce92" table:formula="of:=SUM([.Z23];1)" office:value-type="float" office:value="19801" calcext:value-type="float">
            <text:p>19801</text:p>
          </table:table-cell>
          <table:table-cell table:style-name="ce102" table:formula="of:=SUM([.AA23];1)" office:value-type="float" office:value="19802" calcext:value-type="float">
            <text:p>19802</text:p>
          </table:table-cell>
          <table:table-cell table:style-name="ce92" table:formula="of:=SUM([.AB23];1)" office:value-type="float" office:value="19803" calcext:value-type="float">
            <text:p>19803</text:p>
          </table:table-cell>
          <table:table-cell table:style-name="ce102" table:formula="of:=SUM([.AC23];1)" office:value-type="float" office:value="19804" calcext:value-type="float">
            <text:p>19804</text:p>
          </table:table-cell>
          <table:table-cell table:style-name="ce92" table:formula="of:=SUM([.AD23];1)" office:value-type="float" office:value="19805" calcext:value-type="float">
            <text:p>19805</text:p>
          </table:table-cell>
          <table:table-cell table:style-name="ce102" table:formula="of:=SUM([.AE23];1)" office:value-type="float" office:value="19806" calcext:value-type="float">
            <text:p>19806</text:p>
          </table:table-cell>
          <table:table-cell table:style-name="ce92" table:formula="of:=SUM([.AF23];1)" office:value-type="float" office:value="19807" calcext:value-type="float">
            <text:p>1980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6];1)" office:value-type="float" office:value="20032" calcext:value-type="float">
            <text:p>20032</text:p>
          </table:table-cell>
          <table:table-cell table:style-name="ce92" table:formula="of:=SUM([.B24];1)" office:value-type="float" office:value="20033" calcext:value-type="float">
            <text:p>20033</text:p>
          </table:table-cell>
          <table:table-cell table:style-name="ce94" table:formula="of:=SUM([.C24];1)" office:value-type="float" office:value="20034" calcext:value-type="float">
            <text:p>20034</text:p>
          </table:table-cell>
          <table:table-cell table:style-name="ce92" table:formula="of:=SUM([.D24];1)" office:value-type="float" office:value="20035" calcext:value-type="float">
            <text:p>20035</text:p>
          </table:table-cell>
          <table:table-cell table:style-name="ce102" table:formula="of:=SUM([.E24];1)" office:value-type="float" office:value="20036" calcext:value-type="float">
            <text:p>20036</text:p>
          </table:table-cell>
          <table:table-cell table:style-name="ce92" table:formula="of:=SUM([.F24];1)" office:value-type="float" office:value="20037" calcext:value-type="float">
            <text:p>20037</text:p>
          </table:table-cell>
          <table:table-cell table:style-name="ce102" table:formula="of:=SUM([.G24];1)" office:value-type="float" office:value="20038" calcext:value-type="float">
            <text:p>20038</text:p>
          </table:table-cell>
          <table:table-cell table:style-name="ce92" table:formula="of:=SUM([.H24];1)" office:value-type="float" office:value="20039" calcext:value-type="float">
            <text:p>20039</text:p>
          </table:table-cell>
          <table:table-cell table:style-name="ce102" table:formula="of:=SUM([.I24];1)" office:value-type="float" office:value="20040" calcext:value-type="float">
            <text:p>20040</text:p>
          </table:table-cell>
          <table:table-cell table:style-name="ce92" table:formula="of:=SUM([.J24];1)" office:value-type="float" office:value="20041" calcext:value-type="float">
            <text:p>20041</text:p>
          </table:table-cell>
          <table:table-cell table:style-name="ce102" table:formula="of:=SUM([.K24];1)" office:value-type="float" office:value="20042" calcext:value-type="float">
            <text:p>20042</text:p>
          </table:table-cell>
          <table:table-cell table:style-name="ce92" table:formula="of:=SUM([.L24];1)" office:value-type="float" office:value="20043" calcext:value-type="float">
            <text:p>20043</text:p>
          </table:table-cell>
          <table:table-cell table:style-name="ce102" table:formula="of:=SUM([.M24];1)" office:value-type="float" office:value="20044" calcext:value-type="float">
            <text:p>20044</text:p>
          </table:table-cell>
          <table:table-cell table:style-name="ce92" table:formula="of:=SUM([.N24];1)" office:value-type="float" office:value="20045" calcext:value-type="float">
            <text:p>20045</text:p>
          </table:table-cell>
          <table:table-cell table:style-name="ce102" table:formula="of:=SUM([.O24];1)" office:value-type="float" office:value="20046" calcext:value-type="float">
            <text:p>20046</text:p>
          </table:table-cell>
          <table:table-cell table:style-name="ce92" table:formula="of:=SUM([.P24];1)" office:value-type="float" office:value="20047" calcext:value-type="float">
            <text:p>20047</text:p>
          </table:table-cell>
          <table:table-cell table:style-name="ce102" table:formula="of:=SUM([.Q24];1)" office:value-type="float" office:value="20048" calcext:value-type="float">
            <text:p>20048</text:p>
          </table:table-cell>
          <table:table-cell table:style-name="ce92" table:formula="of:=SUM([.R24];1)" office:value-type="float" office:value="20049" calcext:value-type="float">
            <text:p>20049</text:p>
          </table:table-cell>
          <table:table-cell table:style-name="ce102" table:formula="of:=SUM([.S24];1)" office:value-type="float" office:value="20050" calcext:value-type="float">
            <text:p>20050</text:p>
          </table:table-cell>
          <table:table-cell table:style-name="ce92" table:formula="of:=SUM([.T24];1)" office:value-type="float" office:value="20051" calcext:value-type="float">
            <text:p>20051</text:p>
          </table:table-cell>
          <table:table-cell table:style-name="ce102" table:formula="of:=SUM([.U24];1)" office:value-type="float" office:value="20052" calcext:value-type="float">
            <text:p>20052</text:p>
          </table:table-cell>
          <table:table-cell table:style-name="ce92" table:formula="of:=SUM([.V24];1)" office:value-type="float" office:value="20053" calcext:value-type="float">
            <text:p>20053</text:p>
          </table:table-cell>
          <table:table-cell table:style-name="ce102" table:formula="of:=SUM([.W24];1)" office:value-type="float" office:value="20054" calcext:value-type="float">
            <text:p>20054</text:p>
          </table:table-cell>
          <table:table-cell table:style-name="ce92" table:formula="of:=SUM([.X24];1)" office:value-type="float" office:value="20055" calcext:value-type="float">
            <text:p>20055</text:p>
          </table:table-cell>
          <table:table-cell table:style-name="ce102" table:formula="of:=SUM([.Y24];1)" office:value-type="float" office:value="20056" calcext:value-type="float">
            <text:p>20056</text:p>
          </table:table-cell>
          <table:table-cell table:style-name="ce92" table:formula="of:=SUM([.Z24];1)" office:value-type="float" office:value="20057" calcext:value-type="float">
            <text:p>20057</text:p>
          </table:table-cell>
          <table:table-cell table:style-name="ce102" table:formula="of:=SUM([.AA24];1)" office:value-type="float" office:value="20058" calcext:value-type="float">
            <text:p>20058</text:p>
          </table:table-cell>
          <table:table-cell table:style-name="ce92" table:formula="of:=SUM([.AB24];1)" office:value-type="float" office:value="20059" calcext:value-type="float">
            <text:p>20059</text:p>
          </table:table-cell>
          <table:table-cell table:style-name="ce102" table:formula="of:=SUM([.AC24];1)" office:value-type="float" office:value="20060" calcext:value-type="float">
            <text:p>20060</text:p>
          </table:table-cell>
          <table:table-cell table:style-name="ce92" table:formula="of:=SUM([.AD24];1)" office:value-type="float" office:value="20061" calcext:value-type="float">
            <text:p>20061</text:p>
          </table:table-cell>
          <table:table-cell table:style-name="ce102" table:formula="of:=SUM([.AE24];1)" office:value-type="float" office:value="20062" calcext:value-type="float">
            <text:p>20062</text:p>
          </table:table-cell>
          <table:table-cell table:style-name="ce92" table:formula="of:=SUM([.AF24];1)" office:value-type="float" office:value="20063" calcext:value-type="float">
            <text:p>20063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4" table:formula="of:=SUM([.AG17];1)" office:value-type="float" office:value="20288" calcext:value-type="float">
            <text:p>20288</text:p>
          </table:table-cell>
          <table:table-cell table:style-name="ce92" table:formula="of:=SUM([.B25];1)" office:value-type="float" office:value="20289" calcext:value-type="float">
            <text:p>20289</text:p>
          </table:table-cell>
          <table:table-cell table:style-name="ce96" table:formula="of:=SUM([.C25];1)" office:value-type="float" office:value="20290" calcext:value-type="float">
            <text:p>20290</text:p>
          </table:table-cell>
          <table:table-cell table:style-name="ce93" table:formula="of:=SUM([.D25];1)" office:value-type="float" office:value="20291" calcext:value-type="float">
            <text:p>20291</text:p>
          </table:table-cell>
          <table:table-cell table:style-name="ce102" table:formula="of:=SUM([.E25];1)" office:value-type="float" office:value="20292" calcext:value-type="float">
            <text:p>20292</text:p>
          </table:table-cell>
          <table:table-cell table:style-name="ce92" table:formula="of:=SUM([.F25];1)" office:value-type="float" office:value="20293" calcext:value-type="float">
            <text:p>20293</text:p>
          </table:table-cell>
          <table:table-cell table:style-name="ce102" table:formula="of:=SUM([.G25];1)" office:value-type="float" office:value="20294" calcext:value-type="float">
            <text:p>20294</text:p>
          </table:table-cell>
          <table:table-cell table:style-name="ce92" table:formula="of:=SUM([.H25];1)" office:value-type="float" office:value="20295" calcext:value-type="float">
            <text:p>20295</text:p>
          </table:table-cell>
          <table:table-cell table:style-name="ce102" table:formula="of:=SUM([.I25];1)" office:value-type="float" office:value="20296" calcext:value-type="float">
            <text:p>20296</text:p>
          </table:table-cell>
          <table:table-cell table:style-name="ce92" table:formula="of:=SUM([.J25];1)" office:value-type="float" office:value="20297" calcext:value-type="float">
            <text:p>20297</text:p>
          </table:table-cell>
          <table:table-cell table:style-name="ce102" table:formula="of:=SUM([.K25];1)" office:value-type="float" office:value="20298" calcext:value-type="float">
            <text:p>20298</text:p>
          </table:table-cell>
          <table:table-cell table:style-name="ce92" table:formula="of:=SUM([.L25];1)" office:value-type="float" office:value="20299" calcext:value-type="float">
            <text:p>20299</text:p>
          </table:table-cell>
          <table:table-cell table:style-name="ce102" table:formula="of:=SUM([.M25];1)" office:value-type="float" office:value="20300" calcext:value-type="float">
            <text:p>20300</text:p>
          </table:table-cell>
          <table:table-cell table:style-name="ce93" table:formula="of:=SUM([.N25];1)" office:value-type="float" office:value="20301" calcext:value-type="float">
            <text:p>20301</text:p>
          </table:table-cell>
          <table:table-cell table:style-name="ce102" table:formula="of:=SUM([.O25];1)" office:value-type="float" office:value="20302" calcext:value-type="float">
            <text:p>20302</text:p>
          </table:table-cell>
          <table:table-cell table:style-name="ce92" table:formula="of:=SUM([.P25];1)" office:value-type="float" office:value="20303" calcext:value-type="float">
            <text:p>20303</text:p>
          </table:table-cell>
          <table:table-cell table:style-name="ce102" table:formula="of:=SUM([.Q25];1)" office:value-type="float" office:value="20304" calcext:value-type="float">
            <text:p>20304</text:p>
          </table:table-cell>
          <table:table-cell table:style-name="ce92" table:formula="of:=SUM([.R25];1)" office:value-type="float" office:value="20305" calcext:value-type="float">
            <text:p>20305</text:p>
          </table:table-cell>
          <table:table-cell table:style-name="ce102" table:formula="of:=SUM([.S25];1)" office:value-type="float" office:value="20306" calcext:value-type="float">
            <text:p>20306</text:p>
          </table:table-cell>
          <table:table-cell table:style-name="ce93" table:formula="of:=SUM([.T25];1)" office:value-type="float" office:value="20307" calcext:value-type="float">
            <text:p>20307</text:p>
          </table:table-cell>
          <table:table-cell table:style-name="ce103" table:formula="of:=SUM([.U25];1)" office:value-type="float" office:value="20308" calcext:value-type="float">
            <text:p>20308</text:p>
          </table:table-cell>
          <table:table-cell table:style-name="ce93" table:formula="of:=SUM([.V25];1)" office:value-type="float" office:value="20309" calcext:value-type="float">
            <text:p>20309</text:p>
          </table:table-cell>
          <table:table-cell table:style-name="ce103" table:formula="of:=SUM([.W25];1)" office:value-type="float" office:value="20310" calcext:value-type="float">
            <text:p>20310</text:p>
          </table:table-cell>
          <table:table-cell table:style-name="ce93" table:formula="of:=SUM([.X25];1)" office:value-type="float" office:value="20311" calcext:value-type="float">
            <text:p>20311</text:p>
          </table:table-cell>
          <table:table-cell table:style-name="ce103" table:formula="of:=SUM([.Y25];1)" office:value-type="float" office:value="20312" calcext:value-type="float">
            <text:p>20312</text:p>
          </table:table-cell>
          <table:table-cell table:style-name="ce93" table:formula="of:=SUM([.Z25];1)" office:value-type="float" office:value="20313" calcext:value-type="float">
            <text:p>20313</text:p>
          </table:table-cell>
          <table:table-cell table:style-name="ce103" table:formula="of:=SUM([.AA25];1)" office:value-type="float" office:value="20314" calcext:value-type="float">
            <text:p>20314</text:p>
          </table:table-cell>
          <table:table-cell table:style-name="ce93" table:formula="of:=SUM([.AB25];1)" office:value-type="float" office:value="20315" calcext:value-type="float">
            <text:p>20315</text:p>
          </table:table-cell>
          <table:table-cell table:style-name="ce103" table:formula="of:=SUM([.AC25];1)" office:value-type="float" office:value="20316" calcext:value-type="float">
            <text:p>20316</text:p>
          </table:table-cell>
          <table:table-cell table:style-name="ce93" table:formula="of:=SUM([.AD25];1)" office:value-type="float" office:value="20317" calcext:value-type="float">
            <text:p>20317</text:p>
          </table:table-cell>
          <table:table-cell table:style-name="ce103" table:formula="of:=SUM([.AE25];1)" office:value-type="float" office:value="20318" calcext:value-type="float">
            <text:p>20318</text:p>
          </table:table-cell>
          <table:table-cell table:style-name="ce93" table:formula="of:=SUM([.AF25];1)" office:value-type="float" office:value="20319" calcext:value-type="float">
            <text:p>20319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3</text:p>
            <text:p>Pixel</text:p>
            <text:p>24-31</text:p>
          </table:table-cell>
          <table:table-cell table:style-name="ce91" table:formula="of:=SUM([.AG18];1)" office:value-type="float" office:value="18528" calcext:value-type="float">
            <text:p>18528</text:p>
          </table:table-cell>
          <table:table-cell table:style-name="ce95" table:formula="of:=SUM([.B26];1)" office:value-type="float" office:value="18529" calcext:value-type="float">
            <text:p>18529</text:p>
          </table:table-cell>
          <table:table-cell table:style-name="ce99" table:formula="of:=SUM([.C26];1)" office:value-type="float" office:value="18530" calcext:value-type="float">
            <text:p>18530</text:p>
          </table:table-cell>
          <table:table-cell table:style-name="ce95" table:formula="of:=SUM([.D26];1)" office:value-type="float" office:value="18531" calcext:value-type="float">
            <text:p>18531</text:p>
          </table:table-cell>
          <table:table-cell table:style-name="ce99" table:formula="of:=SUM([.E26];1)" office:value-type="float" office:value="18532" calcext:value-type="float">
            <text:p>18532</text:p>
          </table:table-cell>
          <table:table-cell table:style-name="ce95" table:formula="of:=SUM([.F26];1)" office:value-type="float" office:value="18533" calcext:value-type="float">
            <text:p>18533</text:p>
          </table:table-cell>
          <table:table-cell table:style-name="ce99" table:formula="of:=SUM([.G26];1)" office:value-type="float" office:value="18534" calcext:value-type="float">
            <text:p>18534</text:p>
          </table:table-cell>
          <table:table-cell table:style-name="ce95" table:formula="of:=SUM([.H26];1)" office:value-type="float" office:value="18535" calcext:value-type="float">
            <text:p>18535</text:p>
          </table:table-cell>
          <table:table-cell table:style-name="ce99" table:formula="of:=SUM([.I26];1)" office:value-type="float" office:value="18536" calcext:value-type="float">
            <text:p>18536</text:p>
          </table:table-cell>
          <table:table-cell table:style-name="ce95" table:formula="of:=SUM([.J26];1)" office:value-type="float" office:value="18537" calcext:value-type="float">
            <text:p>18537</text:p>
          </table:table-cell>
          <table:table-cell table:style-name="ce99" table:formula="of:=SUM([.K26];1)" office:value-type="float" office:value="18538" calcext:value-type="float">
            <text:p>18538</text:p>
          </table:table-cell>
          <table:table-cell table:style-name="ce95" table:formula="of:=SUM([.L26];1)" office:value-type="float" office:value="18539" calcext:value-type="float">
            <text:p>18539</text:p>
          </table:table-cell>
          <table:table-cell table:style-name="ce99" table:formula="of:=SUM([.M26];1)" office:value-type="float" office:value="18540" calcext:value-type="float">
            <text:p>18540</text:p>
          </table:table-cell>
          <table:table-cell table:style-name="ce94" table:formula="of:=SUM([.N26];1)" office:value-type="float" office:value="18541" calcext:value-type="float">
            <text:p>18541</text:p>
          </table:table-cell>
          <table:table-cell table:style-name="ce99" table:formula="of:=SUM([.O26];1)" office:value-type="float" office:value="18542" calcext:value-type="float">
            <text:p>18542</text:p>
          </table:table-cell>
          <table:table-cell table:style-name="ce95" table:formula="of:=SUM([.P26];1)" office:value-type="float" office:value="18543" calcext:value-type="float">
            <text:p>18543</text:p>
          </table:table-cell>
          <table:table-cell table:style-name="ce99" table:formula="of:=SUM([.Q26];1)" office:value-type="float" office:value="18544" calcext:value-type="float">
            <text:p>18544</text:p>
          </table:table-cell>
          <table:table-cell table:style-name="ce95" table:formula="of:=SUM([.R26];1)" office:value-type="float" office:value="18545" calcext:value-type="float">
            <text:p>18545</text:p>
          </table:table-cell>
          <table:table-cell table:style-name="ce99" table:formula="of:=SUM([.S26];1)" office:value-type="float" office:value="18546" calcext:value-type="float">
            <text:p>18546</text:p>
          </table:table-cell>
          <table:table-cell table:style-name="ce95" table:formula="of:=SUM([.T26];1)" office:value-type="float" office:value="18547" calcext:value-type="float">
            <text:p>18547</text:p>
          </table:table-cell>
          <table:table-cell table:style-name="ce99" table:formula="of:=SUM([.U26];1)" office:value-type="float" office:value="18548" calcext:value-type="float">
            <text:p>18548</text:p>
          </table:table-cell>
          <table:table-cell table:style-name="ce95" table:formula="of:=SUM([.V26];1)" office:value-type="float" office:value="18549" calcext:value-type="float">
            <text:p>18549</text:p>
          </table:table-cell>
          <table:table-cell table:style-name="ce99" table:formula="of:=SUM([.W26];1)" office:value-type="float" office:value="18550" calcext:value-type="float">
            <text:p>18550</text:p>
          </table:table-cell>
          <table:table-cell table:style-name="ce95" table:formula="of:=SUM([.X26];1)" office:value-type="float" office:value="18551" calcext:value-type="float">
            <text:p>18551</text:p>
          </table:table-cell>
          <table:table-cell table:style-name="ce99" table:formula="of:=SUM([.Y26];1)" office:value-type="float" office:value="18552" calcext:value-type="float">
            <text:p>18552</text:p>
          </table:table-cell>
          <table:table-cell table:style-name="ce95" table:formula="of:=SUM([.Z26];1)" office:value-type="float" office:value="18553" calcext:value-type="float">
            <text:p>18553</text:p>
          </table:table-cell>
          <table:table-cell table:style-name="ce99" table:formula="of:=SUM([.AA26];1)" office:value-type="float" office:value="18554" calcext:value-type="float">
            <text:p>18554</text:p>
          </table:table-cell>
          <table:table-cell table:style-name="ce95" table:formula="of:=SUM([.AB26];1)" office:value-type="float" office:value="18555" calcext:value-type="float">
            <text:p>18555</text:p>
          </table:table-cell>
          <table:table-cell table:style-name="ce99" table:formula="of:=SUM([.AC26];1)" office:value-type="float" office:value="18556" calcext:value-type="float">
            <text:p>18556</text:p>
          </table:table-cell>
          <table:table-cell table:style-name="ce95" table:formula="of:=SUM([.AD26];1)" office:value-type="float" office:value="18557" calcext:value-type="float">
            <text:p>18557</text:p>
          </table:table-cell>
          <table:table-cell table:style-name="ce87" table:formula="of:=SUM([.AE26];1)" office:value-type="float" office:value="18558" calcext:value-type="float">
            <text:p>18558</text:p>
          </table:table-cell>
          <table:table-cell table:style-name="ce95" table:formula="of:=SUM([.AF26];1)" office:value-type="float" office:value="18559" calcext:value-type="float">
            <text:p>1855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19];1)" office:value-type="float" office:value="18784" calcext:value-type="float">
            <text:p>18784</text:p>
          </table:table-cell>
          <table:table-cell table:style-name="ce94" table:formula="of:=SUM([.B27];1)" office:value-type="float" office:value="18785" calcext:value-type="float">
            <text:p>18785</text:p>
          </table:table-cell>
          <table:table-cell table:style-name="ce87" table:formula="of:=SUM([.C27];1)" office:value-type="float" office:value="18786" calcext:value-type="float">
            <text:p>18786</text:p>
          </table:table-cell>
          <table:table-cell table:style-name="ce94" table:formula="of:=SUM([.D27];1)" office:value-type="float" office:value="18787" calcext:value-type="float">
            <text:p>18787</text:p>
          </table:table-cell>
          <table:table-cell table:style-name="ce87" table:formula="of:=SUM([.E27];1)" office:value-type="float" office:value="18788" calcext:value-type="float">
            <text:p>18788</text:p>
          </table:table-cell>
          <table:table-cell table:style-name="ce94" table:formula="of:=SUM([.F27];1)" office:value-type="float" office:value="18789" calcext:value-type="float">
            <text:p>18789</text:p>
          </table:table-cell>
          <table:table-cell table:style-name="ce87" table:formula="of:=SUM([.G27];1)" office:value-type="float" office:value="18790" calcext:value-type="float">
            <text:p>18790</text:p>
          </table:table-cell>
          <table:table-cell table:style-name="ce94" table:formula="of:=SUM([.H27];1)" office:value-type="float" office:value="18791" calcext:value-type="float">
            <text:p>18791</text:p>
          </table:table-cell>
          <table:table-cell table:style-name="ce87" table:formula="of:=SUM([.I27];1)" office:value-type="float" office:value="18792" calcext:value-type="float">
            <text:p>18792</text:p>
          </table:table-cell>
          <table:table-cell table:style-name="ce94" table:formula="of:=SUM([.J27];1)" office:value-type="float" office:value="18793" calcext:value-type="float">
            <text:p>18793</text:p>
          </table:table-cell>
          <table:table-cell table:style-name="ce87" table:formula="of:=SUM([.K27];1)" office:value-type="float" office:value="18794" calcext:value-type="float">
            <text:p>18794</text:p>
          </table:table-cell>
          <table:table-cell table:style-name="ce94" table:formula="of:=SUM([.L27];1)" office:value-type="float" office:value="18795" calcext:value-type="float">
            <text:p>18795</text:p>
          </table:table-cell>
          <table:table-cell table:style-name="ce87" table:formula="of:=SUM([.M27];1)" office:value-type="float" office:value="18796" calcext:value-type="float">
            <text:p>18796</text:p>
          </table:table-cell>
          <table:table-cell table:style-name="ce94" table:formula="of:=SUM([.N27];1)" office:value-type="float" office:value="18797" calcext:value-type="float">
            <text:p>18797</text:p>
          </table:table-cell>
          <table:table-cell table:style-name="ce87" table:formula="of:=SUM([.O27];1)" office:value-type="float" office:value="18798" calcext:value-type="float">
            <text:p>18798</text:p>
          </table:table-cell>
          <table:table-cell table:style-name="ce94" table:formula="of:=SUM([.P27];1)" office:value-type="float" office:value="18799" calcext:value-type="float">
            <text:p>18799</text:p>
          </table:table-cell>
          <table:table-cell table:style-name="ce87" table:formula="of:=SUM([.Q27];1)" office:value-type="float" office:value="18800" calcext:value-type="float">
            <text:p>18800</text:p>
          </table:table-cell>
          <table:table-cell table:style-name="ce94" table:formula="of:=SUM([.R27];1)" office:value-type="float" office:value="18801" calcext:value-type="float">
            <text:p>18801</text:p>
          </table:table-cell>
          <table:table-cell table:style-name="ce87" table:formula="of:=SUM([.S27];1)" office:value-type="float" office:value="18802" calcext:value-type="float">
            <text:p>18802</text:p>
          </table:table-cell>
          <table:table-cell table:style-name="ce94" table:formula="of:=SUM([.T27];1)" office:value-type="float" office:value="18803" calcext:value-type="float">
            <text:p>18803</text:p>
          </table:table-cell>
          <table:table-cell table:style-name="ce87" table:formula="of:=SUM([.U27];1)" office:value-type="float" office:value="18804" calcext:value-type="float">
            <text:p>18804</text:p>
          </table:table-cell>
          <table:table-cell table:style-name="ce94" table:formula="of:=SUM([.V27];1)" office:value-type="float" office:value="18805" calcext:value-type="float">
            <text:p>18805</text:p>
          </table:table-cell>
          <table:table-cell table:style-name="ce87" table:formula="of:=SUM([.W27];1)" office:value-type="float" office:value="18806" calcext:value-type="float">
            <text:p>18806</text:p>
          </table:table-cell>
          <table:table-cell table:style-name="ce94" table:formula="of:=SUM([.X27];1)" office:value-type="float" office:value="18807" calcext:value-type="float">
            <text:p>18807</text:p>
          </table:table-cell>
          <table:table-cell table:style-name="ce87" table:formula="of:=SUM([.Y27];1)" office:value-type="float" office:value="18808" calcext:value-type="float">
            <text:p>18808</text:p>
          </table:table-cell>
          <table:table-cell table:style-name="ce94" table:formula="of:=SUM([.Z27];1)" office:value-type="float" office:value="18809" calcext:value-type="float">
            <text:p>18809</text:p>
          </table:table-cell>
          <table:table-cell table:style-name="ce87" table:formula="of:=SUM([.AA27];1)" office:value-type="float" office:value="18810" calcext:value-type="float">
            <text:p>18810</text:p>
          </table:table-cell>
          <table:table-cell table:style-name="ce94" table:formula="of:=SUM([.AB27];1)" office:value-type="float" office:value="18811" calcext:value-type="float">
            <text:p>18811</text:p>
          </table:table-cell>
          <table:table-cell table:style-name="ce87" table:formula="of:=SUM([.AC27];1)" office:value-type="float" office:value="18812" calcext:value-type="float">
            <text:p>18812</text:p>
          </table:table-cell>
          <table:table-cell table:style-name="ce94" table:formula="of:=SUM([.AD27];1)" office:value-type="float" office:value="18813" calcext:value-type="float">
            <text:p>18813</text:p>
          </table:table-cell>
          <table:table-cell table:style-name="ce87" table:formula="of:=SUM([.AE27];1)" office:value-type="float" office:value="18814" calcext:value-type="float">
            <text:p>18814</text:p>
          </table:table-cell>
          <table:table-cell table:style-name="ce94" table:formula="of:=SUM([.AF27];1)" office:value-type="float" office:value="18815" calcext:value-type="float">
            <text:p>1881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0];1)" office:value-type="float" office:value="19040" calcext:value-type="float">
            <text:p>19040</text:p>
          </table:table-cell>
          <table:table-cell table:style-name="ce94" table:formula="of:=SUM([.B28];1)" office:value-type="float" office:value="19041" calcext:value-type="float">
            <text:p>19041</text:p>
          </table:table-cell>
          <table:table-cell table:style-name="ce87" table:formula="of:=SUM([.C28];1)" office:value-type="float" office:value="19042" calcext:value-type="float">
            <text:p>19042</text:p>
          </table:table-cell>
          <table:table-cell table:style-name="ce94" table:formula="of:=SUM([.D28];1)" office:value-type="float" office:value="19043" calcext:value-type="float">
            <text:p>19043</text:p>
          </table:table-cell>
          <table:table-cell table:style-name="ce87" table:formula="of:=SUM([.E28];1)" office:value-type="float" office:value="19044" calcext:value-type="float">
            <text:p>19044</text:p>
          </table:table-cell>
          <table:table-cell table:style-name="ce94" table:formula="of:=SUM([.F28];1)" office:value-type="float" office:value="19045" calcext:value-type="float">
            <text:p>19045</text:p>
          </table:table-cell>
          <table:table-cell table:style-name="ce87" table:formula="of:=SUM([.G28];1)" office:value-type="float" office:value="19046" calcext:value-type="float">
            <text:p>19046</text:p>
          </table:table-cell>
          <table:table-cell table:style-name="ce94" table:formula="of:=SUM([.H28];1)" office:value-type="float" office:value="19047" calcext:value-type="float">
            <text:p>19047</text:p>
          </table:table-cell>
          <table:table-cell table:style-name="ce87" table:formula="of:=SUM([.I28];1)" office:value-type="float" office:value="19048" calcext:value-type="float">
            <text:p>19048</text:p>
          </table:table-cell>
          <table:table-cell table:style-name="ce94" table:formula="of:=SUM([.J28];1)" office:value-type="float" office:value="19049" calcext:value-type="float">
            <text:p>19049</text:p>
          </table:table-cell>
          <table:table-cell table:style-name="ce87" table:formula="of:=SUM([.K28];1)" office:value-type="float" office:value="19050" calcext:value-type="float">
            <text:p>19050</text:p>
          </table:table-cell>
          <table:table-cell table:style-name="ce94" table:formula="of:=SUM([.L28];1)" office:value-type="float" office:value="19051" calcext:value-type="float">
            <text:p>19051</text:p>
          </table:table-cell>
          <table:table-cell table:style-name="ce87" table:formula="of:=SUM([.M28];1)" office:value-type="float" office:value="19052" calcext:value-type="float">
            <text:p>19052</text:p>
          </table:table-cell>
          <table:table-cell table:style-name="ce94" table:formula="of:=SUM([.N28];1)" office:value-type="float" office:value="19053" calcext:value-type="float">
            <text:p>19053</text:p>
          </table:table-cell>
          <table:table-cell table:style-name="ce87" table:formula="of:=SUM([.O28];1)" office:value-type="float" office:value="19054" calcext:value-type="float">
            <text:p>19054</text:p>
          </table:table-cell>
          <table:table-cell table:style-name="ce94" table:formula="of:=SUM([.P28];1)" office:value-type="float" office:value="19055" calcext:value-type="float">
            <text:p>19055</text:p>
          </table:table-cell>
          <table:table-cell table:style-name="ce87" table:formula="of:=SUM([.Q28];1)" office:value-type="float" office:value="19056" calcext:value-type="float">
            <text:p>19056</text:p>
          </table:table-cell>
          <table:table-cell table:style-name="ce94" table:formula="of:=SUM([.R28];1)" office:value-type="float" office:value="19057" calcext:value-type="float">
            <text:p>19057</text:p>
          </table:table-cell>
          <table:table-cell table:style-name="ce87" table:formula="of:=SUM([.S28];1)" office:value-type="float" office:value="19058" calcext:value-type="float">
            <text:p>19058</text:p>
          </table:table-cell>
          <table:table-cell table:style-name="ce94" table:formula="of:=SUM([.T28];1)" office:value-type="float" office:value="19059" calcext:value-type="float">
            <text:p>19059</text:p>
          </table:table-cell>
          <table:table-cell table:style-name="ce87" table:formula="of:=SUM([.U28];1)" office:value-type="float" office:value="19060" calcext:value-type="float">
            <text:p>19060</text:p>
          </table:table-cell>
          <table:table-cell table:style-name="ce94" table:formula="of:=SUM([.V28];1)" office:value-type="float" office:value="19061" calcext:value-type="float">
            <text:p>19061</text:p>
          </table:table-cell>
          <table:table-cell table:style-name="ce87" table:formula="of:=SUM([.W28];1)" office:value-type="float" office:value="19062" calcext:value-type="float">
            <text:p>19062</text:p>
          </table:table-cell>
          <table:table-cell table:style-name="ce94" table:formula="of:=SUM([.X28];1)" office:value-type="float" office:value="19063" calcext:value-type="float">
            <text:p>19063</text:p>
          </table:table-cell>
          <table:table-cell table:style-name="ce87" table:formula="of:=SUM([.Y28];1)" office:value-type="float" office:value="19064" calcext:value-type="float">
            <text:p>19064</text:p>
          </table:table-cell>
          <table:table-cell table:style-name="ce94" table:formula="of:=SUM([.Z28];1)" office:value-type="float" office:value="19065" calcext:value-type="float">
            <text:p>19065</text:p>
          </table:table-cell>
          <table:table-cell table:style-name="ce87" table:formula="of:=SUM([.AA28];1)" office:value-type="float" office:value="19066" calcext:value-type="float">
            <text:p>19066</text:p>
          </table:table-cell>
          <table:table-cell table:style-name="ce94" table:formula="of:=SUM([.AB28];1)" office:value-type="float" office:value="19067" calcext:value-type="float">
            <text:p>19067</text:p>
          </table:table-cell>
          <table:table-cell table:style-name="ce87" table:formula="of:=SUM([.AC28];1)" office:value-type="float" office:value="19068" calcext:value-type="float">
            <text:p>19068</text:p>
          </table:table-cell>
          <table:table-cell table:style-name="ce94" table:formula="of:=SUM([.AD28];1)" office:value-type="float" office:value="19069" calcext:value-type="float">
            <text:p>19069</text:p>
          </table:table-cell>
          <table:table-cell table:style-name="ce87" table:formula="of:=SUM([.AE28];1)" office:value-type="float" office:value="19070" calcext:value-type="float">
            <text:p>19070</text:p>
          </table:table-cell>
          <table:table-cell table:style-name="ce94" table:formula="of:=SUM([.AF28];1)" office:value-type="float" office:value="19071" calcext:value-type="float">
            <text:p>1907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1];1)" office:value-type="float" office:value="19296" calcext:value-type="float">
            <text:p>19296</text:p>
          </table:table-cell>
          <table:table-cell table:style-name="ce94" table:formula="of:=SUM([.B29];1)" office:value-type="float" office:value="19297" calcext:value-type="float">
            <text:p>19297</text:p>
          </table:table-cell>
          <table:table-cell table:style-name="ce87" table:formula="of:=SUM([.C29];1)" office:value-type="float" office:value="19298" calcext:value-type="float">
            <text:p>19298</text:p>
          </table:table-cell>
          <table:table-cell table:style-name="ce94" table:formula="of:=SUM([.D29];1)" office:value-type="float" office:value="19299" calcext:value-type="float">
            <text:p>19299</text:p>
          </table:table-cell>
          <table:table-cell table:style-name="ce87" table:formula="of:=SUM([.E29];1)" office:value-type="float" office:value="19300" calcext:value-type="float">
            <text:p>19300</text:p>
          </table:table-cell>
          <table:table-cell table:style-name="ce94" table:formula="of:=SUM([.F29];1)" office:value-type="float" office:value="19301" calcext:value-type="float">
            <text:p>19301</text:p>
          </table:table-cell>
          <table:table-cell table:style-name="ce87" table:formula="of:=SUM([.G29];1)" office:value-type="float" office:value="19302" calcext:value-type="float">
            <text:p>19302</text:p>
          </table:table-cell>
          <table:table-cell table:style-name="ce94" table:formula="of:=SUM([.H29];1)" office:value-type="float" office:value="19303" calcext:value-type="float">
            <text:p>19303</text:p>
          </table:table-cell>
          <table:table-cell table:style-name="ce87" table:formula="of:=SUM([.I29];1)" office:value-type="float" office:value="19304" calcext:value-type="float">
            <text:p>19304</text:p>
          </table:table-cell>
          <table:table-cell table:style-name="ce94" table:formula="of:=SUM([.J29];1)" office:value-type="float" office:value="19305" calcext:value-type="float">
            <text:p>19305</text:p>
          </table:table-cell>
          <table:table-cell table:style-name="ce87" table:formula="of:=SUM([.K29];1)" office:value-type="float" office:value="19306" calcext:value-type="float">
            <text:p>19306</text:p>
          </table:table-cell>
          <table:table-cell table:style-name="ce94" table:formula="of:=SUM([.L29];1)" office:value-type="float" office:value="19307" calcext:value-type="float">
            <text:p>19307</text:p>
          </table:table-cell>
          <table:table-cell table:style-name="ce87" table:formula="of:=SUM([.M29];1)" office:value-type="float" office:value="19308" calcext:value-type="float">
            <text:p>19308</text:p>
          </table:table-cell>
          <table:table-cell table:style-name="ce94" table:formula="of:=SUM([.N29];1)" office:value-type="float" office:value="19309" calcext:value-type="float">
            <text:p>19309</text:p>
          </table:table-cell>
          <table:table-cell table:style-name="ce87" table:formula="of:=SUM([.O29];1)" office:value-type="float" office:value="19310" calcext:value-type="float">
            <text:p>19310</text:p>
          </table:table-cell>
          <table:table-cell table:style-name="ce94" table:formula="of:=SUM([.P29];1)" office:value-type="float" office:value="19311" calcext:value-type="float">
            <text:p>19311</text:p>
          </table:table-cell>
          <table:table-cell table:style-name="ce87" table:formula="of:=SUM([.Q29];1)" office:value-type="float" office:value="19312" calcext:value-type="float">
            <text:p>19312</text:p>
          </table:table-cell>
          <table:table-cell table:style-name="ce94" table:formula="of:=SUM([.R29];1)" office:value-type="float" office:value="19313" calcext:value-type="float">
            <text:p>19313</text:p>
          </table:table-cell>
          <table:table-cell table:style-name="ce87" table:formula="of:=SUM([.S29];1)" office:value-type="float" office:value="19314" calcext:value-type="float">
            <text:p>19314</text:p>
          </table:table-cell>
          <table:table-cell table:style-name="ce94" table:formula="of:=SUM([.T29];1)" office:value-type="float" office:value="19315" calcext:value-type="float">
            <text:p>19315</text:p>
          </table:table-cell>
          <table:table-cell table:style-name="ce87" table:formula="of:=SUM([.U29];1)" office:value-type="float" office:value="19316" calcext:value-type="float">
            <text:p>19316</text:p>
          </table:table-cell>
          <table:table-cell table:style-name="ce94" table:formula="of:=SUM([.V29];1)" office:value-type="float" office:value="19317" calcext:value-type="float">
            <text:p>19317</text:p>
          </table:table-cell>
          <table:table-cell table:style-name="ce87" table:formula="of:=SUM([.W29];1)" office:value-type="float" office:value="19318" calcext:value-type="float">
            <text:p>19318</text:p>
          </table:table-cell>
          <table:table-cell table:style-name="ce94" table:formula="of:=SUM([.X29];1)" office:value-type="float" office:value="19319" calcext:value-type="float">
            <text:p>19319</text:p>
          </table:table-cell>
          <table:table-cell table:style-name="ce87" table:formula="of:=SUM([.Y29];1)" office:value-type="float" office:value="19320" calcext:value-type="float">
            <text:p>19320</text:p>
          </table:table-cell>
          <table:table-cell table:style-name="ce94" table:formula="of:=SUM([.Z29];1)" office:value-type="float" office:value="19321" calcext:value-type="float">
            <text:p>19321</text:p>
          </table:table-cell>
          <table:table-cell table:style-name="ce87" table:formula="of:=SUM([.AA29];1)" office:value-type="float" office:value="19322" calcext:value-type="float">
            <text:p>19322</text:p>
          </table:table-cell>
          <table:table-cell table:style-name="ce94" table:formula="of:=SUM([.AB29];1)" office:value-type="float" office:value="19323" calcext:value-type="float">
            <text:p>19323</text:p>
          </table:table-cell>
          <table:table-cell table:style-name="ce87" table:formula="of:=SUM([.AC29];1)" office:value-type="float" office:value="19324" calcext:value-type="float">
            <text:p>19324</text:p>
          </table:table-cell>
          <table:table-cell table:style-name="ce94" table:formula="of:=SUM([.AD29];1)" office:value-type="float" office:value="19325" calcext:value-type="float">
            <text:p>19325</text:p>
          </table:table-cell>
          <table:table-cell table:style-name="ce87" table:formula="of:=SUM([.AE29];1)" office:value-type="float" office:value="19326" calcext:value-type="float">
            <text:p>19326</text:p>
          </table:table-cell>
          <table:table-cell table:style-name="ce94" table:formula="of:=SUM([.AF29];1)" office:value-type="float" office:value="19327" calcext:value-type="float">
            <text:p>1932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2];1)" office:value-type="float" office:value="19552" calcext:value-type="float">
            <text:p>19552</text:p>
          </table:table-cell>
          <table:table-cell table:style-name="ce94" table:formula="of:=SUM([.B30];1)" office:value-type="float" office:value="19553" calcext:value-type="float">
            <text:p>19553</text:p>
          </table:table-cell>
          <table:table-cell table:style-name="ce87" table:formula="of:=SUM([.C30];1)" office:value-type="float" office:value="19554" calcext:value-type="float">
            <text:p>19554</text:p>
          </table:table-cell>
          <table:table-cell table:style-name="ce94" table:formula="of:=SUM([.D30];1)" office:value-type="float" office:value="19555" calcext:value-type="float">
            <text:p>19555</text:p>
          </table:table-cell>
          <table:table-cell table:style-name="ce87" table:formula="of:=SUM([.E30];1)" office:value-type="float" office:value="19556" calcext:value-type="float">
            <text:p>19556</text:p>
          </table:table-cell>
          <table:table-cell table:style-name="ce94" table:formula="of:=SUM([.F30];1)" office:value-type="float" office:value="19557" calcext:value-type="float">
            <text:p>19557</text:p>
          </table:table-cell>
          <table:table-cell table:style-name="ce87" table:formula="of:=SUM([.G30];1)" office:value-type="float" office:value="19558" calcext:value-type="float">
            <text:p>19558</text:p>
          </table:table-cell>
          <table:table-cell table:style-name="ce94" table:formula="of:=SUM([.H30];1)" office:value-type="float" office:value="19559" calcext:value-type="float">
            <text:p>19559</text:p>
          </table:table-cell>
          <table:table-cell table:style-name="ce87" table:formula="of:=SUM([.I30];1)" office:value-type="float" office:value="19560" calcext:value-type="float">
            <text:p>19560</text:p>
          </table:table-cell>
          <table:table-cell table:style-name="ce94" table:formula="of:=SUM([.J30];1)" office:value-type="float" office:value="19561" calcext:value-type="float">
            <text:p>19561</text:p>
          </table:table-cell>
          <table:table-cell table:style-name="ce87" table:formula="of:=SUM([.K30];1)" office:value-type="float" office:value="19562" calcext:value-type="float">
            <text:p>19562</text:p>
          </table:table-cell>
          <table:table-cell table:style-name="ce94" table:formula="of:=SUM([.L30];1)" office:value-type="float" office:value="19563" calcext:value-type="float">
            <text:p>19563</text:p>
          </table:table-cell>
          <table:table-cell table:style-name="ce87" table:formula="of:=SUM([.M30];1)" office:value-type="float" office:value="19564" calcext:value-type="float">
            <text:p>19564</text:p>
          </table:table-cell>
          <table:table-cell table:style-name="ce94" table:formula="of:=SUM([.N30];1)" office:value-type="float" office:value="19565" calcext:value-type="float">
            <text:p>19565</text:p>
          </table:table-cell>
          <table:table-cell table:style-name="ce87" table:formula="of:=SUM([.O30];1)" office:value-type="float" office:value="19566" calcext:value-type="float">
            <text:p>19566</text:p>
          </table:table-cell>
          <table:table-cell table:style-name="ce94" table:formula="of:=SUM([.P30];1)" office:value-type="float" office:value="19567" calcext:value-type="float">
            <text:p>19567</text:p>
          </table:table-cell>
          <table:table-cell table:style-name="ce87" table:formula="of:=SUM([.Q30];1)" office:value-type="float" office:value="19568" calcext:value-type="float">
            <text:p>19568</text:p>
          </table:table-cell>
          <table:table-cell table:style-name="ce94" table:formula="of:=SUM([.R30];1)" office:value-type="float" office:value="19569" calcext:value-type="float">
            <text:p>19569</text:p>
          </table:table-cell>
          <table:table-cell table:style-name="ce87" table:formula="of:=SUM([.S30];1)" office:value-type="float" office:value="19570" calcext:value-type="float">
            <text:p>19570</text:p>
          </table:table-cell>
          <table:table-cell table:style-name="ce94" table:formula="of:=SUM([.T30];1)" office:value-type="float" office:value="19571" calcext:value-type="float">
            <text:p>19571</text:p>
          </table:table-cell>
          <table:table-cell table:style-name="ce87" table:formula="of:=SUM([.U30];1)" office:value-type="float" office:value="19572" calcext:value-type="float">
            <text:p>19572</text:p>
          </table:table-cell>
          <table:table-cell table:style-name="ce94" table:formula="of:=SUM([.V30];1)" office:value-type="float" office:value="19573" calcext:value-type="float">
            <text:p>19573</text:p>
          </table:table-cell>
          <table:table-cell table:style-name="ce87" table:formula="of:=SUM([.W30];1)" office:value-type="float" office:value="19574" calcext:value-type="float">
            <text:p>19574</text:p>
          </table:table-cell>
          <table:table-cell table:style-name="ce94" table:formula="of:=SUM([.X30];1)" office:value-type="float" office:value="19575" calcext:value-type="float">
            <text:p>19575</text:p>
          </table:table-cell>
          <table:table-cell table:style-name="ce87" table:formula="of:=SUM([.Y30];1)" office:value-type="float" office:value="19576" calcext:value-type="float">
            <text:p>19576</text:p>
          </table:table-cell>
          <table:table-cell table:style-name="ce94" table:formula="of:=SUM([.Z30];1)" office:value-type="float" office:value="19577" calcext:value-type="float">
            <text:p>19577</text:p>
          </table:table-cell>
          <table:table-cell table:style-name="ce87" table:formula="of:=SUM([.AA30];1)" office:value-type="float" office:value="19578" calcext:value-type="float">
            <text:p>19578</text:p>
          </table:table-cell>
          <table:table-cell table:style-name="ce94" table:formula="of:=SUM([.AB30];1)" office:value-type="float" office:value="19579" calcext:value-type="float">
            <text:p>19579</text:p>
          </table:table-cell>
          <table:table-cell table:style-name="ce87" table:formula="of:=SUM([.AC30];1)" office:value-type="float" office:value="19580" calcext:value-type="float">
            <text:p>19580</text:p>
          </table:table-cell>
          <table:table-cell table:style-name="ce94" table:formula="of:=SUM([.AD30];1)" office:value-type="float" office:value="19581" calcext:value-type="float">
            <text:p>19581</text:p>
          </table:table-cell>
          <table:table-cell table:style-name="ce87" table:formula="of:=SUM([.AE30];1)" office:value-type="float" office:value="19582" calcext:value-type="float">
            <text:p>19582</text:p>
          </table:table-cell>
          <table:table-cell table:style-name="ce94" table:formula="of:=SUM([.AF30];1)" office:value-type="float" office:value="19583" calcext:value-type="float">
            <text:p>1958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3];1)" office:value-type="float" office:value="19808" calcext:value-type="float">
            <text:p>19808</text:p>
          </table:table-cell>
          <table:table-cell table:style-name="ce94" table:formula="of:=SUM([.B31];1)" office:value-type="float" office:value="19809" calcext:value-type="float">
            <text:p>19809</text:p>
          </table:table-cell>
          <table:table-cell table:style-name="ce87" table:formula="of:=SUM([.C31];1)" office:value-type="float" office:value="19810" calcext:value-type="float">
            <text:p>19810</text:p>
          </table:table-cell>
          <table:table-cell table:style-name="ce94" table:formula="of:=SUM([.D31];1)" office:value-type="float" office:value="19811" calcext:value-type="float">
            <text:p>19811</text:p>
          </table:table-cell>
          <table:table-cell table:style-name="ce87" table:formula="of:=SUM([.E31];1)" office:value-type="float" office:value="19812" calcext:value-type="float">
            <text:p>19812</text:p>
          </table:table-cell>
          <table:table-cell table:style-name="ce94" table:formula="of:=SUM([.F31];1)" office:value-type="float" office:value="19813" calcext:value-type="float">
            <text:p>19813</text:p>
          </table:table-cell>
          <table:table-cell table:style-name="ce87" table:formula="of:=SUM([.G31];1)" office:value-type="float" office:value="19814" calcext:value-type="float">
            <text:p>19814</text:p>
          </table:table-cell>
          <table:table-cell table:style-name="ce94" table:formula="of:=SUM([.H31];1)" office:value-type="float" office:value="19815" calcext:value-type="float">
            <text:p>19815</text:p>
          </table:table-cell>
          <table:table-cell table:style-name="ce87" table:formula="of:=SUM([.I31];1)" office:value-type="float" office:value="19816" calcext:value-type="float">
            <text:p>19816</text:p>
          </table:table-cell>
          <table:table-cell table:style-name="ce94" table:formula="of:=SUM([.J31];1)" office:value-type="float" office:value="19817" calcext:value-type="float">
            <text:p>19817</text:p>
          </table:table-cell>
          <table:table-cell table:style-name="ce87" table:formula="of:=SUM([.K31];1)" office:value-type="float" office:value="19818" calcext:value-type="float">
            <text:p>19818</text:p>
          </table:table-cell>
          <table:table-cell table:style-name="ce94" table:formula="of:=SUM([.L31];1)" office:value-type="float" office:value="19819" calcext:value-type="float">
            <text:p>19819</text:p>
          </table:table-cell>
          <table:table-cell table:style-name="ce87" table:formula="of:=SUM([.M31];1)" office:value-type="float" office:value="19820" calcext:value-type="float">
            <text:p>19820</text:p>
          </table:table-cell>
          <table:table-cell table:style-name="ce94" table:formula="of:=SUM([.N31];1)" office:value-type="float" office:value="19821" calcext:value-type="float">
            <text:p>19821</text:p>
          </table:table-cell>
          <table:table-cell table:style-name="ce87" table:formula="of:=SUM([.O31];1)" office:value-type="float" office:value="19822" calcext:value-type="float">
            <text:p>19822</text:p>
          </table:table-cell>
          <table:table-cell table:style-name="ce94" table:formula="of:=SUM([.P31];1)" office:value-type="float" office:value="19823" calcext:value-type="float">
            <text:p>19823</text:p>
          </table:table-cell>
          <table:table-cell table:style-name="ce87" table:formula="of:=SUM([.Q31];1)" office:value-type="float" office:value="19824" calcext:value-type="float">
            <text:p>19824</text:p>
          </table:table-cell>
          <table:table-cell table:style-name="ce94" table:formula="of:=SUM([.R31];1)" office:value-type="float" office:value="19825" calcext:value-type="float">
            <text:p>19825</text:p>
          </table:table-cell>
          <table:table-cell table:style-name="ce87" table:formula="of:=SUM([.S31];1)" office:value-type="float" office:value="19826" calcext:value-type="float">
            <text:p>19826</text:p>
          </table:table-cell>
          <table:table-cell table:style-name="ce94" table:formula="of:=SUM([.T31];1)" office:value-type="float" office:value="19827" calcext:value-type="float">
            <text:p>19827</text:p>
          </table:table-cell>
          <table:table-cell table:style-name="ce87" table:formula="of:=SUM([.U31];1)" office:value-type="float" office:value="19828" calcext:value-type="float">
            <text:p>19828</text:p>
          </table:table-cell>
          <table:table-cell table:style-name="ce94" table:formula="of:=SUM([.V31];1)" office:value-type="float" office:value="19829" calcext:value-type="float">
            <text:p>19829</text:p>
          </table:table-cell>
          <table:table-cell table:style-name="ce87" table:formula="of:=SUM([.W31];1)" office:value-type="float" office:value="19830" calcext:value-type="float">
            <text:p>19830</text:p>
          </table:table-cell>
          <table:table-cell table:style-name="ce94" table:formula="of:=SUM([.X31];1)" office:value-type="float" office:value="19831" calcext:value-type="float">
            <text:p>19831</text:p>
          </table:table-cell>
          <table:table-cell table:style-name="ce87" table:formula="of:=SUM([.Y31];1)" office:value-type="float" office:value="19832" calcext:value-type="float">
            <text:p>19832</text:p>
          </table:table-cell>
          <table:table-cell table:style-name="ce94" table:formula="of:=SUM([.Z31];1)" office:value-type="float" office:value="19833" calcext:value-type="float">
            <text:p>19833</text:p>
          </table:table-cell>
          <table:table-cell table:style-name="ce87" table:formula="of:=SUM([.AA31];1)" office:value-type="float" office:value="19834" calcext:value-type="float">
            <text:p>19834</text:p>
          </table:table-cell>
          <table:table-cell table:style-name="ce94" table:formula="of:=SUM([.AB31];1)" office:value-type="float" office:value="19835" calcext:value-type="float">
            <text:p>19835</text:p>
          </table:table-cell>
          <table:table-cell table:style-name="ce87" table:formula="of:=SUM([.AC31];1)" office:value-type="float" office:value="19836" calcext:value-type="float">
            <text:p>19836</text:p>
          </table:table-cell>
          <table:table-cell table:style-name="ce94" table:formula="of:=SUM([.AD31];1)" office:value-type="float" office:value="19837" calcext:value-type="float">
            <text:p>19837</text:p>
          </table:table-cell>
          <table:table-cell table:style-name="ce87" table:formula="of:=SUM([.AE31];1)" office:value-type="float" office:value="19838" calcext:value-type="float">
            <text:p>19838</text:p>
          </table:table-cell>
          <table:table-cell table:style-name="ce94" table:formula="of:=SUM([.AF31];1)" office:value-type="float" office:value="19839" calcext:value-type="float">
            <text:p>1983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4];1)" office:value-type="float" office:value="20064" calcext:value-type="float">
            <text:p>20064</text:p>
          </table:table-cell>
          <table:table-cell table:style-name="ce94" table:formula="of:=SUM([.B32];1)" office:value-type="float" office:value="20065" calcext:value-type="float">
            <text:p>20065</text:p>
          </table:table-cell>
          <table:table-cell table:style-name="ce87" table:formula="of:=SUM([.C32];1)" office:value-type="float" office:value="20066" calcext:value-type="float">
            <text:p>20066</text:p>
          </table:table-cell>
          <table:table-cell table:style-name="ce94" table:formula="of:=SUM([.D32];1)" office:value-type="float" office:value="20067" calcext:value-type="float">
            <text:p>20067</text:p>
          </table:table-cell>
          <table:table-cell table:style-name="ce87" table:formula="of:=SUM([.E32];1)" office:value-type="float" office:value="20068" calcext:value-type="float">
            <text:p>20068</text:p>
          </table:table-cell>
          <table:table-cell table:style-name="ce94" table:formula="of:=SUM([.F32];1)" office:value-type="float" office:value="20069" calcext:value-type="float">
            <text:p>20069</text:p>
          </table:table-cell>
          <table:table-cell table:style-name="ce87" table:formula="of:=SUM([.G32];1)" office:value-type="float" office:value="20070" calcext:value-type="float">
            <text:p>20070</text:p>
          </table:table-cell>
          <table:table-cell table:style-name="ce94" table:formula="of:=SUM([.H32];1)" office:value-type="float" office:value="20071" calcext:value-type="float">
            <text:p>20071</text:p>
          </table:table-cell>
          <table:table-cell table:style-name="ce87" table:formula="of:=SUM([.I32];1)" office:value-type="float" office:value="20072" calcext:value-type="float">
            <text:p>20072</text:p>
          </table:table-cell>
          <table:table-cell table:style-name="ce94" table:formula="of:=SUM([.J32];1)" office:value-type="float" office:value="20073" calcext:value-type="float">
            <text:p>20073</text:p>
          </table:table-cell>
          <table:table-cell table:style-name="ce87" table:formula="of:=SUM([.K32];1)" office:value-type="float" office:value="20074" calcext:value-type="float">
            <text:p>20074</text:p>
          </table:table-cell>
          <table:table-cell table:style-name="ce94" table:formula="of:=SUM([.L32];1)" office:value-type="float" office:value="20075" calcext:value-type="float">
            <text:p>20075</text:p>
          </table:table-cell>
          <table:table-cell table:style-name="ce87" table:formula="of:=SUM([.M32];1)" office:value-type="float" office:value="20076" calcext:value-type="float">
            <text:p>20076</text:p>
          </table:table-cell>
          <table:table-cell table:style-name="ce94" table:formula="of:=SUM([.N32];1)" office:value-type="float" office:value="20077" calcext:value-type="float">
            <text:p>20077</text:p>
          </table:table-cell>
          <table:table-cell table:style-name="ce87" table:formula="of:=SUM([.O32];1)" office:value-type="float" office:value="20078" calcext:value-type="float">
            <text:p>20078</text:p>
          </table:table-cell>
          <table:table-cell table:style-name="ce94" table:formula="of:=SUM([.P32];1)" office:value-type="float" office:value="20079" calcext:value-type="float">
            <text:p>20079</text:p>
          </table:table-cell>
          <table:table-cell table:style-name="ce87" table:formula="of:=SUM([.Q32];1)" office:value-type="float" office:value="20080" calcext:value-type="float">
            <text:p>20080</text:p>
          </table:table-cell>
          <table:table-cell table:style-name="ce94" table:formula="of:=SUM([.R32];1)" office:value-type="float" office:value="20081" calcext:value-type="float">
            <text:p>20081</text:p>
          </table:table-cell>
          <table:table-cell table:style-name="ce87" table:formula="of:=SUM([.S32];1)" office:value-type="float" office:value="20082" calcext:value-type="float">
            <text:p>20082</text:p>
          </table:table-cell>
          <table:table-cell table:style-name="ce94" table:formula="of:=SUM([.T32];1)" office:value-type="float" office:value="20083" calcext:value-type="float">
            <text:p>20083</text:p>
          </table:table-cell>
          <table:table-cell table:style-name="ce87" table:formula="of:=SUM([.U32];1)" office:value-type="float" office:value="20084" calcext:value-type="float">
            <text:p>20084</text:p>
          </table:table-cell>
          <table:table-cell table:style-name="ce94" table:formula="of:=SUM([.V32];1)" office:value-type="float" office:value="20085" calcext:value-type="float">
            <text:p>20085</text:p>
          </table:table-cell>
          <table:table-cell table:style-name="ce87" table:formula="of:=SUM([.W32];1)" office:value-type="float" office:value="20086" calcext:value-type="float">
            <text:p>20086</text:p>
          </table:table-cell>
          <table:table-cell table:style-name="ce94" table:formula="of:=SUM([.X32];1)" office:value-type="float" office:value="20087" calcext:value-type="float">
            <text:p>20087</text:p>
          </table:table-cell>
          <table:table-cell table:style-name="ce87" table:formula="of:=SUM([.Y32];1)" office:value-type="float" office:value="20088" calcext:value-type="float">
            <text:p>20088</text:p>
          </table:table-cell>
          <table:table-cell table:style-name="ce94" table:formula="of:=SUM([.Z32];1)" office:value-type="float" office:value="20089" calcext:value-type="float">
            <text:p>20089</text:p>
          </table:table-cell>
          <table:table-cell table:style-name="ce87" table:formula="of:=SUM([.AA32];1)" office:value-type="float" office:value="20090" calcext:value-type="float">
            <text:p>20090</text:p>
          </table:table-cell>
          <table:table-cell table:style-name="ce94" table:formula="of:=SUM([.AB32];1)" office:value-type="float" office:value="20091" calcext:value-type="float">
            <text:p>20091</text:p>
          </table:table-cell>
          <table:table-cell table:style-name="ce87" table:formula="of:=SUM([.AC32];1)" office:value-type="float" office:value="20092" calcext:value-type="float">
            <text:p>20092</text:p>
          </table:table-cell>
          <table:table-cell table:style-name="ce94" table:formula="of:=SUM([.AD32];1)" office:value-type="float" office:value="20093" calcext:value-type="float">
            <text:p>20093</text:p>
          </table:table-cell>
          <table:table-cell table:style-name="ce87" table:formula="of:=SUM([.AE32];1)" office:value-type="float" office:value="20094" calcext:value-type="float">
            <text:p>20094</text:p>
          </table:table-cell>
          <table:table-cell table:style-name="ce94" table:formula="of:=SUM([.AF32];1)" office:value-type="float" office:value="20095" calcext:value-type="float">
            <text:p>20095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2" table:formula="of:=SUM([.AG25];1)" office:value-type="float" office:value="20320" calcext:value-type="float">
            <text:p>20320</text:p>
          </table:table-cell>
          <table:table-cell table:style-name="ce94" table:formula="of:=SUM([.B33];1)" office:value-type="float" office:value="20321" calcext:value-type="float">
            <text:p>20321</text:p>
          </table:table-cell>
          <table:table-cell table:style-name="ce87" table:formula="of:=SUM([.C33];1)" office:value-type="float" office:value="20322" calcext:value-type="float">
            <text:p>20322</text:p>
          </table:table-cell>
          <table:table-cell table:style-name="ce96" table:formula="of:=SUM([.D33];1)" office:value-type="float" office:value="20323" calcext:value-type="float">
            <text:p>20323</text:p>
          </table:table-cell>
          <table:table-cell table:style-name="ce87" table:formula="of:=SUM([.E33];1)" office:value-type="float" office:value="20324" calcext:value-type="float">
            <text:p>20324</text:p>
          </table:table-cell>
          <table:table-cell table:style-name="ce96" table:formula="of:=SUM([.F33];1)" office:value-type="float" office:value="20325" calcext:value-type="float">
            <text:p>20325</text:p>
          </table:table-cell>
          <table:table-cell table:style-name="ce87" table:formula="of:=SUM([.G33];1)" office:value-type="float" office:value="20326" calcext:value-type="float">
            <text:p>20326</text:p>
          </table:table-cell>
          <table:table-cell table:style-name="ce96" table:formula="of:=SUM([.H33];1)" office:value-type="float" office:value="20327" calcext:value-type="float">
            <text:p>20327</text:p>
          </table:table-cell>
          <table:table-cell table:style-name="ce87" table:formula="of:=SUM([.I33];1)" office:value-type="float" office:value="20328" calcext:value-type="float">
            <text:p>20328</text:p>
          </table:table-cell>
          <table:table-cell table:style-name="ce96" table:formula="of:=SUM([.J33];1)" office:value-type="float" office:value="20329" calcext:value-type="float">
            <text:p>20329</text:p>
          </table:table-cell>
          <table:table-cell table:style-name="ce87" table:formula="of:=SUM([.K33];1)" office:value-type="float" office:value="20330" calcext:value-type="float">
            <text:p>20330</text:p>
          </table:table-cell>
          <table:table-cell table:style-name="ce96" table:formula="of:=SUM([.L33];1)" office:value-type="float" office:value="20331" calcext:value-type="float">
            <text:p>20331</text:p>
          </table:table-cell>
          <table:table-cell table:style-name="ce87" table:formula="of:=SUM([.M33];1)" office:value-type="float" office:value="20332" calcext:value-type="float">
            <text:p>20332</text:p>
          </table:table-cell>
          <table:table-cell table:style-name="ce96" table:formula="of:=SUM([.N33];1)" office:value-type="float" office:value="20333" calcext:value-type="float">
            <text:p>20333</text:p>
          </table:table-cell>
          <table:table-cell table:style-name="ce101" table:formula="of:=SUM([.O33];1)" office:value-type="float" office:value="20334" calcext:value-type="float">
            <text:p>20334</text:p>
          </table:table-cell>
          <table:table-cell table:style-name="ce96" table:formula="of:=SUM([.P33];1)" office:value-type="float" office:value="20335" calcext:value-type="float">
            <text:p>20335</text:p>
          </table:table-cell>
          <table:table-cell table:style-name="ce101" table:formula="of:=SUM([.Q33];1)" office:value-type="float" office:value="20336" calcext:value-type="float">
            <text:p>20336</text:p>
          </table:table-cell>
          <table:table-cell table:style-name="ce96" table:formula="of:=SUM([.R33];1)" office:value-type="float" office:value="20337" calcext:value-type="float">
            <text:p>20337</text:p>
          </table:table-cell>
          <table:table-cell table:style-name="ce101" table:formula="of:=SUM([.S33];1)" office:value-type="float" office:value="20338" calcext:value-type="float">
            <text:p>20338</text:p>
          </table:table-cell>
          <table:table-cell table:style-name="ce96" table:formula="of:=SUM([.T33];1)" office:value-type="float" office:value="20339" calcext:value-type="float">
            <text:p>20339</text:p>
          </table:table-cell>
          <table:table-cell table:style-name="ce101" table:formula="of:=SUM([.U33];1)" office:value-type="float" office:value="20340" calcext:value-type="float">
            <text:p>20340</text:p>
          </table:table-cell>
          <table:table-cell table:style-name="ce96" table:formula="of:=SUM([.V33];1)" office:value-type="float" office:value="20341" calcext:value-type="float">
            <text:p>20341</text:p>
          </table:table-cell>
          <table:table-cell table:style-name="ce101" table:formula="of:=SUM([.W33];1)" office:value-type="float" office:value="20342" calcext:value-type="float">
            <text:p>20342</text:p>
          </table:table-cell>
          <table:table-cell table:style-name="ce96" table:formula="of:=SUM([.X33];1)" office:value-type="float" office:value="20343" calcext:value-type="float">
            <text:p>20343</text:p>
          </table:table-cell>
          <table:table-cell table:style-name="ce101" table:formula="of:=SUM([.Y33];1)" office:value-type="float" office:value="20344" calcext:value-type="float">
            <text:p>20344</text:p>
          </table:table-cell>
          <table:table-cell table:style-name="ce96" table:formula="of:=SUM([.Z33];1)" office:value-type="float" office:value="20345" calcext:value-type="float">
            <text:p>20345</text:p>
          </table:table-cell>
          <table:table-cell table:style-name="ce101" table:formula="of:=SUM([.AA33];1)" office:value-type="float" office:value="20346" calcext:value-type="float">
            <text:p>20346</text:p>
          </table:table-cell>
          <table:table-cell table:style-name="ce96" table:formula="of:=SUM([.AB33];1)" office:value-type="float" office:value="20347" calcext:value-type="float">
            <text:p>20347</text:p>
          </table:table-cell>
          <table:table-cell table:style-name="ce101" table:formula="of:=SUM([.AC33];1)" office:value-type="float" office:value="20348" calcext:value-type="float">
            <text:p>20348</text:p>
          </table:table-cell>
          <table:table-cell table:style-name="ce96" table:formula="of:=SUM([.AD33];1)" office:value-type="float" office:value="20349" calcext:value-type="float">
            <text:p>20349</text:p>
          </table:table-cell>
          <table:table-cell table:style-name="ce87" table:formula="of:=SUM([.AE33];1)" office:value-type="float" office:value="20350" calcext:value-type="float">
            <text:p>20350</text:p>
          </table:table-cell>
          <table:table-cell table:style-name="ce96" table:formula="of:=SUM([.AF33];1)" office:value-type="float" office:value="20351" calcext:value-type="float">
            <text:p>20351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4</text:p>
            <text:p>Pixel</text:p>
            <text:p>32-39</text:p>
          </table:table-cell>
          <table:table-cell table:style-name="ce95" table:formula="of:=SUM([.AG26];1)" office:value-type="float" office:value="18560" calcext:value-type="float">
            <text:p>18560</text:p>
          </table:table-cell>
          <table:table-cell table:style-name="ce92" table:formula="of:=SUM([.B34];1)" office:value-type="float" office:value="18561" calcext:value-type="float">
            <text:p>18561</text:p>
          </table:table-cell>
          <table:table-cell table:style-name="ce100" table:formula="of:=SUM([.C34];1)" office:value-type="float" office:value="18562" calcext:value-type="float">
            <text:p>18562</text:p>
          </table:table-cell>
          <table:table-cell table:style-name="ce87" table:formula="of:=SUM([.D34];1)" office:value-type="float" office:value="18563" calcext:value-type="float">
            <text:p>18563</text:p>
          </table:table-cell>
          <table:table-cell table:style-name="ce95" table:formula="of:=SUM([.E34];1)" office:value-type="float" office:value="18564" calcext:value-type="float">
            <text:p>18564</text:p>
          </table:table-cell>
          <table:table-cell table:style-name="ce87" table:formula="of:=SUM([.F34];1)" office:value-type="float" office:value="18565" calcext:value-type="float">
            <text:p>18565</text:p>
          </table:table-cell>
          <table:table-cell table:style-name="ce95" table:formula="of:=SUM([.G34];1)" office:value-type="float" office:value="18566" calcext:value-type="float">
            <text:p>18566</text:p>
          </table:table-cell>
          <table:table-cell table:style-name="ce87" table:formula="of:=SUM([.H34];1)" office:value-type="float" office:value="18567" calcext:value-type="float">
            <text:p>18567</text:p>
          </table:table-cell>
          <table:table-cell table:style-name="ce95" table:formula="of:=SUM([.I34];1)" office:value-type="float" office:value="18568" calcext:value-type="float">
            <text:p>18568</text:p>
          </table:table-cell>
          <table:table-cell table:style-name="ce87" table:formula="of:=SUM([.J34];1)" office:value-type="float" office:value="18569" calcext:value-type="float">
            <text:p>18569</text:p>
          </table:table-cell>
          <table:table-cell table:style-name="ce95" table:formula="of:=SUM([.K34];1)" office:value-type="float" office:value="18570" calcext:value-type="float">
            <text:p>18570</text:p>
          </table:table-cell>
          <table:table-cell table:style-name="ce87" table:formula="of:=SUM([.L34];1)" office:value-type="float" office:value="18571" calcext:value-type="float">
            <text:p>18571</text:p>
          </table:table-cell>
          <table:table-cell table:style-name="ce95" table:formula="of:=SUM([.M34];1)" office:value-type="float" office:value="18572" calcext:value-type="float">
            <text:p>18572</text:p>
          </table:table-cell>
          <table:table-cell table:style-name="ce87" table:formula="of:=SUM([.N34];1)" office:value-type="float" office:value="18573" calcext:value-type="float">
            <text:p>18573</text:p>
          </table:table-cell>
          <table:table-cell table:style-name="ce94" table:formula="of:=SUM([.O34];1)" office:value-type="float" office:value="18574" calcext:value-type="float">
            <text:p>18574</text:p>
          </table:table-cell>
          <table:table-cell table:style-name="ce87" table:formula="of:=SUM([.P34];1)" office:value-type="float" office:value="18575" calcext:value-type="float">
            <text:p>18575</text:p>
          </table:table-cell>
          <table:table-cell table:style-name="ce94" table:formula="of:=SUM([.Q34];1)" office:value-type="float" office:value="18576" calcext:value-type="float">
            <text:p>18576</text:p>
          </table:table-cell>
          <table:table-cell table:style-name="ce87" table:formula="of:=SUM([.R34];1)" office:value-type="float" office:value="18577" calcext:value-type="float">
            <text:p>18577</text:p>
          </table:table-cell>
          <table:table-cell table:style-name="ce94" table:formula="of:=SUM([.S34];1)" office:value-type="float" office:value="18578" calcext:value-type="float">
            <text:p>18578</text:p>
          </table:table-cell>
          <table:table-cell table:style-name="ce87" table:formula="of:=SUM([.T34];1)" office:value-type="float" office:value="18579" calcext:value-type="float">
            <text:p>18579</text:p>
          </table:table-cell>
          <table:table-cell table:style-name="ce94" table:formula="of:=SUM([.U34];1)" office:value-type="float" office:value="18580" calcext:value-type="float">
            <text:p>18580</text:p>
          </table:table-cell>
          <table:table-cell table:style-name="ce87" table:formula="of:=SUM([.V34];1)" office:value-type="float" office:value="18581" calcext:value-type="float">
            <text:p>18581</text:p>
          </table:table-cell>
          <table:table-cell table:style-name="ce94" table:formula="of:=SUM([.W34];1)" office:value-type="float" office:value="18582" calcext:value-type="float">
            <text:p>18582</text:p>
          </table:table-cell>
          <table:table-cell table:style-name="ce87" table:formula="of:=SUM([.X34];1)" office:value-type="float" office:value="18583" calcext:value-type="float">
            <text:p>18583</text:p>
          </table:table-cell>
          <table:table-cell table:style-name="ce94" table:formula="of:=SUM([.Y34];1)" office:value-type="float" office:value="18584" calcext:value-type="float">
            <text:p>18584</text:p>
          </table:table-cell>
          <table:table-cell table:style-name="ce87" table:formula="of:=SUM([.Z34];1)" office:value-type="float" office:value="18585" calcext:value-type="float">
            <text:p>18585</text:p>
          </table:table-cell>
          <table:table-cell table:style-name="ce94" table:formula="of:=SUM([.AA34];1)" office:value-type="float" office:value="18586" calcext:value-type="float">
            <text:p>18586</text:p>
          </table:table-cell>
          <table:table-cell table:style-name="ce87" table:formula="of:=SUM([.AB34];1)" office:value-type="float" office:value="18587" calcext:value-type="float">
            <text:p>18587</text:p>
          </table:table-cell>
          <table:table-cell table:style-name="ce107" table:formula="of:=SUM([.AC34];1)" office:value-type="float" office:value="18588" calcext:value-type="float">
            <text:p>18588</text:p>
          </table:table-cell>
          <table:table-cell table:style-name="ce97" table:formula="of:=SUM([.AD34];1)" office:value-type="float" office:value="18589" calcext:value-type="float">
            <text:p>18589</text:p>
          </table:table-cell>
          <table:table-cell table:style-name="ce95" table:formula="of:=SUM([.AE34];1)" office:value-type="float" office:value="18590" calcext:value-type="float">
            <text:p>18590</text:p>
          </table:table-cell>
          <table:table-cell table:style-name="ce104" table:formula="of:=SUM([.AF34];1)" office:value-type="float" office:value="18591" calcext:value-type="float">
            <text:p>1859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7];1)" office:value-type="float" office:value="18816" calcext:value-type="float">
            <text:p>18816</text:p>
          </table:table-cell>
          <table:table-cell table:style-name="ce92" table:formula="of:=SUM([.B35];1)" office:value-type="float" office:value="18817" calcext:value-type="float">
            <text:p>18817</text:p>
          </table:table-cell>
          <table:table-cell table:style-name="ce89" table:formula="of:=SUM([.C35];1)" office:value-type="float" office:value="18818" calcext:value-type="float">
            <text:p>18818</text:p>
          </table:table-cell>
          <table:table-cell table:style-name="ce87" table:formula="of:=SUM([.D35];1)" office:value-type="float" office:value="18819" calcext:value-type="float">
            <text:p>18819</text:p>
          </table:table-cell>
          <table:table-cell table:style-name="ce94" table:formula="of:=SUM([.E35];1)" office:value-type="float" office:value="18820" calcext:value-type="float">
            <text:p>18820</text:p>
          </table:table-cell>
          <table:table-cell table:style-name="ce87" table:formula="of:=SUM([.F35];1)" office:value-type="float" office:value="18821" calcext:value-type="float">
            <text:p>18821</text:p>
          </table:table-cell>
          <table:table-cell table:style-name="ce94" table:formula="of:=SUM([.G35];1)" office:value-type="float" office:value="18822" calcext:value-type="float">
            <text:p>18822</text:p>
          </table:table-cell>
          <table:table-cell table:style-name="ce87" table:formula="of:=SUM([.H35];1)" office:value-type="float" office:value="18823" calcext:value-type="float">
            <text:p>18823</text:p>
          </table:table-cell>
          <table:table-cell table:style-name="ce94" table:formula="of:=SUM([.I35];1)" office:value-type="float" office:value="18824" calcext:value-type="float">
            <text:p>18824</text:p>
          </table:table-cell>
          <table:table-cell table:style-name="ce87" table:formula="of:=SUM([.J35];1)" office:value-type="float" office:value="18825" calcext:value-type="float">
            <text:p>18825</text:p>
          </table:table-cell>
          <table:table-cell table:style-name="ce94" table:formula="of:=SUM([.K35];1)" office:value-type="float" office:value="18826" calcext:value-type="float">
            <text:p>18826</text:p>
          </table:table-cell>
          <table:table-cell table:style-name="ce87" table:formula="of:=SUM([.L35];1)" office:value-type="float" office:value="18827" calcext:value-type="float">
            <text:p>18827</text:p>
          </table:table-cell>
          <table:table-cell table:style-name="ce94" table:formula="of:=SUM([.M35];1)" office:value-type="float" office:value="18828" calcext:value-type="float">
            <text:p>18828</text:p>
          </table:table-cell>
          <table:table-cell table:style-name="ce87" table:formula="of:=SUM([.N35];1)" office:value-type="float" office:value="18829" calcext:value-type="float">
            <text:p>18829</text:p>
          </table:table-cell>
          <table:table-cell table:style-name="ce94" table:formula="of:=SUM([.O35];1)" office:value-type="float" office:value="18830" calcext:value-type="float">
            <text:p>18830</text:p>
          </table:table-cell>
          <table:table-cell table:style-name="ce87" table:formula="of:=SUM([.P35];1)" office:value-type="float" office:value="18831" calcext:value-type="float">
            <text:p>18831</text:p>
          </table:table-cell>
          <table:table-cell table:style-name="ce94" table:formula="of:=SUM([.Q35];1)" office:value-type="float" office:value="18832" calcext:value-type="float">
            <text:p>18832</text:p>
          </table:table-cell>
          <table:table-cell table:style-name="ce87" table:formula="of:=SUM([.R35];1)" office:value-type="float" office:value="18833" calcext:value-type="float">
            <text:p>18833</text:p>
          </table:table-cell>
          <table:table-cell table:style-name="ce94" table:formula="of:=SUM([.S35];1)" office:value-type="float" office:value="18834" calcext:value-type="float">
            <text:p>18834</text:p>
          </table:table-cell>
          <table:table-cell table:style-name="ce87" table:formula="of:=SUM([.T35];1)" office:value-type="float" office:value="18835" calcext:value-type="float">
            <text:p>18835</text:p>
          </table:table-cell>
          <table:table-cell table:style-name="ce94" table:formula="of:=SUM([.U35];1)" office:value-type="float" office:value="18836" calcext:value-type="float">
            <text:p>18836</text:p>
          </table:table-cell>
          <table:table-cell table:style-name="ce87" table:formula="of:=SUM([.V35];1)" office:value-type="float" office:value="18837" calcext:value-type="float">
            <text:p>18837</text:p>
          </table:table-cell>
          <table:table-cell table:style-name="ce94" table:formula="of:=SUM([.W35];1)" office:value-type="float" office:value="18838" calcext:value-type="float">
            <text:p>18838</text:p>
          </table:table-cell>
          <table:table-cell table:style-name="ce87" table:formula="of:=SUM([.X35];1)" office:value-type="float" office:value="18839" calcext:value-type="float">
            <text:p>18839</text:p>
          </table:table-cell>
          <table:table-cell table:style-name="ce94" table:formula="of:=SUM([.Y35];1)" office:value-type="float" office:value="18840" calcext:value-type="float">
            <text:p>18840</text:p>
          </table:table-cell>
          <table:table-cell table:style-name="ce87" table:formula="of:=SUM([.Z35];1)" office:value-type="float" office:value="18841" calcext:value-type="float">
            <text:p>18841</text:p>
          </table:table-cell>
          <table:table-cell table:style-name="ce94" table:formula="of:=SUM([.AA35];1)" office:value-type="float" office:value="18842" calcext:value-type="float">
            <text:p>18842</text:p>
          </table:table-cell>
          <table:table-cell table:style-name="ce87" table:formula="of:=SUM([.AB35];1)" office:value-type="float" office:value="18843" calcext:value-type="float">
            <text:p>18843</text:p>
          </table:table-cell>
          <table:table-cell table:style-name="ce107" table:formula="of:=SUM([.AC35];1)" office:value-type="float" office:value="18844" calcext:value-type="float">
            <text:p>18844</text:p>
          </table:table-cell>
          <table:table-cell table:style-name="ce97" table:formula="of:=SUM([.AD35];1)" office:value-type="float" office:value="18845" calcext:value-type="float">
            <text:p>18845</text:p>
          </table:table-cell>
          <table:table-cell table:style-name="ce94" table:formula="of:=SUM([.AE35];1)" office:value-type="float" office:value="18846" calcext:value-type="float">
            <text:p>18846</text:p>
          </table:table-cell>
          <table:table-cell table:style-name="ce104" table:formula="of:=SUM([.AF35];1)" office:value-type="float" office:value="18847" calcext:value-type="float">
            <text:p>1884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8];1)" office:value-type="float" office:value="19072" calcext:value-type="float">
            <text:p>19072</text:p>
          </table:table-cell>
          <table:table-cell table:style-name="ce92" table:formula="of:=SUM([.B36];1)" office:value-type="float" office:value="19073" calcext:value-type="float">
            <text:p>19073</text:p>
          </table:table-cell>
          <table:table-cell table:style-name="ce89" table:formula="of:=SUM([.C36];1)" office:value-type="float" office:value="19074" calcext:value-type="float">
            <text:p>19074</text:p>
          </table:table-cell>
          <table:table-cell table:style-name="ce87" table:formula="of:=SUM([.D36];1)" office:value-type="float" office:value="19075" calcext:value-type="float">
            <text:p>19075</text:p>
          </table:table-cell>
          <table:table-cell table:style-name="ce94" table:formula="of:=SUM([.E36];1)" office:value-type="float" office:value="19076" calcext:value-type="float">
            <text:p>19076</text:p>
          </table:table-cell>
          <table:table-cell table:style-name="ce87" table:formula="of:=SUM([.F36];1)" office:value-type="float" office:value="19077" calcext:value-type="float">
            <text:p>19077</text:p>
          </table:table-cell>
          <table:table-cell table:style-name="ce94" table:formula="of:=SUM([.G36];1)" office:value-type="float" office:value="19078" calcext:value-type="float">
            <text:p>19078</text:p>
          </table:table-cell>
          <table:table-cell table:style-name="ce87" table:formula="of:=SUM([.H36];1)" office:value-type="float" office:value="19079" calcext:value-type="float">
            <text:p>19079</text:p>
          </table:table-cell>
          <table:table-cell table:style-name="ce94" table:formula="of:=SUM([.I36];1)" office:value-type="float" office:value="19080" calcext:value-type="float">
            <text:p>19080</text:p>
          </table:table-cell>
          <table:table-cell table:style-name="ce87" table:formula="of:=SUM([.J36];1)" office:value-type="float" office:value="19081" calcext:value-type="float">
            <text:p>19081</text:p>
          </table:table-cell>
          <table:table-cell table:style-name="ce94" table:formula="of:=SUM([.K36];1)" office:value-type="float" office:value="19082" calcext:value-type="float">
            <text:p>19082</text:p>
          </table:table-cell>
          <table:table-cell table:style-name="ce87" table:formula="of:=SUM([.L36];1)" office:value-type="float" office:value="19083" calcext:value-type="float">
            <text:p>19083</text:p>
          </table:table-cell>
          <table:table-cell table:style-name="ce94" table:formula="of:=SUM([.M36];1)" office:value-type="float" office:value="19084" calcext:value-type="float">
            <text:p>19084</text:p>
          </table:table-cell>
          <table:table-cell table:style-name="ce87" table:formula="of:=SUM([.N36];1)" office:value-type="float" office:value="19085" calcext:value-type="float">
            <text:p>19085</text:p>
          </table:table-cell>
          <table:table-cell table:style-name="ce94" table:formula="of:=SUM([.O36];1)" office:value-type="float" office:value="19086" calcext:value-type="float">
            <text:p>19086</text:p>
          </table:table-cell>
          <table:table-cell table:style-name="ce87" table:formula="of:=SUM([.P36];1)" office:value-type="float" office:value="19087" calcext:value-type="float">
            <text:p>19087</text:p>
          </table:table-cell>
          <table:table-cell table:style-name="ce94" table:formula="of:=SUM([.Q36];1)" office:value-type="float" office:value="19088" calcext:value-type="float">
            <text:p>19088</text:p>
          </table:table-cell>
          <table:table-cell table:style-name="ce87" table:formula="of:=SUM([.R36];1)" office:value-type="float" office:value="19089" calcext:value-type="float">
            <text:p>19089</text:p>
          </table:table-cell>
          <table:table-cell table:style-name="ce94" table:formula="of:=SUM([.S36];1)" office:value-type="float" office:value="19090" calcext:value-type="float">
            <text:p>19090</text:p>
          </table:table-cell>
          <table:table-cell table:style-name="ce87" table:formula="of:=SUM([.T36];1)" office:value-type="float" office:value="19091" calcext:value-type="float">
            <text:p>19091</text:p>
          </table:table-cell>
          <table:table-cell table:style-name="ce94" table:formula="of:=SUM([.U36];1)" office:value-type="float" office:value="19092" calcext:value-type="float">
            <text:p>19092</text:p>
          </table:table-cell>
          <table:table-cell table:style-name="ce87" table:formula="of:=SUM([.V36];1)" office:value-type="float" office:value="19093" calcext:value-type="float">
            <text:p>19093</text:p>
          </table:table-cell>
          <table:table-cell table:style-name="ce94" table:formula="of:=SUM([.W36];1)" office:value-type="float" office:value="19094" calcext:value-type="float">
            <text:p>19094</text:p>
          </table:table-cell>
          <table:table-cell table:style-name="ce87" table:formula="of:=SUM([.X36];1)" office:value-type="float" office:value="19095" calcext:value-type="float">
            <text:p>19095</text:p>
          </table:table-cell>
          <table:table-cell table:style-name="ce94" table:formula="of:=SUM([.Y36];1)" office:value-type="float" office:value="19096" calcext:value-type="float">
            <text:p>19096</text:p>
          </table:table-cell>
          <table:table-cell table:style-name="ce87" table:formula="of:=SUM([.Z36];1)" office:value-type="float" office:value="19097" calcext:value-type="float">
            <text:p>19097</text:p>
          </table:table-cell>
          <table:table-cell table:style-name="ce94" table:formula="of:=SUM([.AA36];1)" office:value-type="float" office:value="19098" calcext:value-type="float">
            <text:p>19098</text:p>
          </table:table-cell>
          <table:table-cell table:style-name="ce87" table:formula="of:=SUM([.AB36];1)" office:value-type="float" office:value="19099" calcext:value-type="float">
            <text:p>19099</text:p>
          </table:table-cell>
          <table:table-cell table:style-name="ce107" table:formula="of:=SUM([.AC36];1)" office:value-type="float" office:value="19100" calcext:value-type="float">
            <text:p>19100</text:p>
          </table:table-cell>
          <table:table-cell table:style-name="ce97" table:formula="of:=SUM([.AD36];1)" office:value-type="float" office:value="19101" calcext:value-type="float">
            <text:p>19101</text:p>
          </table:table-cell>
          <table:table-cell table:style-name="ce94" table:formula="of:=SUM([.AE36];1)" office:value-type="float" office:value="19102" calcext:value-type="float">
            <text:p>19102</text:p>
          </table:table-cell>
          <table:table-cell table:style-name="ce104" table:formula="of:=SUM([.AF36];1)" office:value-type="float" office:value="19103" calcext:value-type="float">
            <text:p>1910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9];1)" office:value-type="float" office:value="19328" calcext:value-type="float">
            <text:p>19328</text:p>
          </table:table-cell>
          <table:table-cell table:style-name="ce92" table:formula="of:=SUM([.B37];1)" office:value-type="float" office:value="19329" calcext:value-type="float">
            <text:p>19329</text:p>
          </table:table-cell>
          <table:table-cell table:style-name="ce89" table:formula="of:=SUM([.C37];1)" office:value-type="float" office:value="19330" calcext:value-type="float">
            <text:p>19330</text:p>
          </table:table-cell>
          <table:table-cell table:style-name="ce87" table:formula="of:=SUM([.D37];1)" office:value-type="float" office:value="19331" calcext:value-type="float">
            <text:p>19331</text:p>
          </table:table-cell>
          <table:table-cell table:style-name="ce94" table:formula="of:=SUM([.E37];1)" office:value-type="float" office:value="19332" calcext:value-type="float">
            <text:p>19332</text:p>
          </table:table-cell>
          <table:table-cell table:style-name="ce87" table:formula="of:=SUM([.F37];1)" office:value-type="float" office:value="19333" calcext:value-type="float">
            <text:p>19333</text:p>
          </table:table-cell>
          <table:table-cell table:style-name="ce94" table:formula="of:=SUM([.G37];1)" office:value-type="float" office:value="19334" calcext:value-type="float">
            <text:p>19334</text:p>
          </table:table-cell>
          <table:table-cell table:style-name="ce87" table:formula="of:=SUM([.H37];1)" office:value-type="float" office:value="19335" calcext:value-type="float">
            <text:p>19335</text:p>
          </table:table-cell>
          <table:table-cell table:style-name="ce94" table:formula="of:=SUM([.I37];1)" office:value-type="float" office:value="19336" calcext:value-type="float">
            <text:p>19336</text:p>
          </table:table-cell>
          <table:table-cell table:style-name="ce87" table:formula="of:=SUM([.J37];1)" office:value-type="float" office:value="19337" calcext:value-type="float">
            <text:p>19337</text:p>
          </table:table-cell>
          <table:table-cell table:style-name="ce94" table:formula="of:=SUM([.K37];1)" office:value-type="float" office:value="19338" calcext:value-type="float">
            <text:p>19338</text:p>
          </table:table-cell>
          <table:table-cell table:style-name="ce87" table:formula="of:=SUM([.L37];1)" office:value-type="float" office:value="19339" calcext:value-type="float">
            <text:p>19339</text:p>
          </table:table-cell>
          <table:table-cell table:style-name="ce94" table:formula="of:=SUM([.M37];1)" office:value-type="float" office:value="19340" calcext:value-type="float">
            <text:p>19340</text:p>
          </table:table-cell>
          <table:table-cell table:style-name="ce87" table:formula="of:=SUM([.N37];1)" office:value-type="float" office:value="19341" calcext:value-type="float">
            <text:p>19341</text:p>
          </table:table-cell>
          <table:table-cell table:style-name="ce94" table:formula="of:=SUM([.O37];1)" office:value-type="float" office:value="19342" calcext:value-type="float">
            <text:p>19342</text:p>
          </table:table-cell>
          <table:table-cell table:style-name="ce87" table:formula="of:=SUM([.P37];1)" office:value-type="float" office:value="19343" calcext:value-type="float">
            <text:p>19343</text:p>
          </table:table-cell>
          <table:table-cell table:style-name="ce94" table:formula="of:=SUM([.Q37];1)" office:value-type="float" office:value="19344" calcext:value-type="float">
            <text:p>19344</text:p>
          </table:table-cell>
          <table:table-cell table:style-name="ce87" table:formula="of:=SUM([.R37];1)" office:value-type="float" office:value="19345" calcext:value-type="float">
            <text:p>19345</text:p>
          </table:table-cell>
          <table:table-cell table:style-name="ce94" table:formula="of:=SUM([.S37];1)" office:value-type="float" office:value="19346" calcext:value-type="float">
            <text:p>19346</text:p>
          </table:table-cell>
          <table:table-cell table:style-name="ce87" table:formula="of:=SUM([.T37];1)" office:value-type="float" office:value="19347" calcext:value-type="float">
            <text:p>19347</text:p>
          </table:table-cell>
          <table:table-cell table:style-name="ce94" table:formula="of:=SUM([.U37];1)" office:value-type="float" office:value="19348" calcext:value-type="float">
            <text:p>19348</text:p>
          </table:table-cell>
          <table:table-cell table:style-name="ce87" table:formula="of:=SUM([.V37];1)" office:value-type="float" office:value="19349" calcext:value-type="float">
            <text:p>19349</text:p>
          </table:table-cell>
          <table:table-cell table:style-name="ce94" table:formula="of:=SUM([.W37];1)" office:value-type="float" office:value="19350" calcext:value-type="float">
            <text:p>19350</text:p>
          </table:table-cell>
          <table:table-cell table:style-name="ce87" table:formula="of:=SUM([.X37];1)" office:value-type="float" office:value="19351" calcext:value-type="float">
            <text:p>19351</text:p>
          </table:table-cell>
          <table:table-cell table:style-name="ce94" table:formula="of:=SUM([.Y37];1)" office:value-type="float" office:value="19352" calcext:value-type="float">
            <text:p>19352</text:p>
          </table:table-cell>
          <table:table-cell table:style-name="ce87" table:formula="of:=SUM([.Z37];1)" office:value-type="float" office:value="19353" calcext:value-type="float">
            <text:p>19353</text:p>
          </table:table-cell>
          <table:table-cell table:style-name="ce94" table:formula="of:=SUM([.AA37];1)" office:value-type="float" office:value="19354" calcext:value-type="float">
            <text:p>19354</text:p>
          </table:table-cell>
          <table:table-cell table:style-name="ce87" table:formula="of:=SUM([.AB37];1)" office:value-type="float" office:value="19355" calcext:value-type="float">
            <text:p>19355</text:p>
          </table:table-cell>
          <table:table-cell table:style-name="ce107" table:formula="of:=SUM([.AC37];1)" office:value-type="float" office:value="19356" calcext:value-type="float">
            <text:p>19356</text:p>
          </table:table-cell>
          <table:table-cell table:style-name="ce97" table:formula="of:=SUM([.AD37];1)" office:value-type="float" office:value="19357" calcext:value-type="float">
            <text:p>19357</text:p>
          </table:table-cell>
          <table:table-cell table:style-name="ce94" table:formula="of:=SUM([.AE37];1)" office:value-type="float" office:value="19358" calcext:value-type="float">
            <text:p>19358</text:p>
          </table:table-cell>
          <table:table-cell table:style-name="ce104" table:formula="of:=SUM([.AF37];1)" office:value-type="float" office:value="19359" calcext:value-type="float">
            <text:p>1935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0];1)" office:value-type="float" office:value="19584" calcext:value-type="float">
            <text:p>19584</text:p>
          </table:table-cell>
          <table:table-cell table:style-name="ce92" table:formula="of:=SUM([.B38];1)" office:value-type="float" office:value="19585" calcext:value-type="float">
            <text:p>19585</text:p>
          </table:table-cell>
          <table:table-cell table:style-name="ce89" table:formula="of:=SUM([.C38];1)" office:value-type="float" office:value="19586" calcext:value-type="float">
            <text:p>19586</text:p>
          </table:table-cell>
          <table:table-cell table:style-name="ce87" table:formula="of:=SUM([.D38];1)" office:value-type="float" office:value="19587" calcext:value-type="float">
            <text:p>19587</text:p>
          </table:table-cell>
          <table:table-cell table:style-name="ce94" table:formula="of:=SUM([.E38];1)" office:value-type="float" office:value="19588" calcext:value-type="float">
            <text:p>19588</text:p>
          </table:table-cell>
          <table:table-cell table:style-name="ce87" table:formula="of:=SUM([.F38];1)" office:value-type="float" office:value="19589" calcext:value-type="float">
            <text:p>19589</text:p>
          </table:table-cell>
          <table:table-cell table:style-name="ce94" table:formula="of:=SUM([.G38];1)" office:value-type="float" office:value="19590" calcext:value-type="float">
            <text:p>19590</text:p>
          </table:table-cell>
          <table:table-cell table:style-name="ce87" table:formula="of:=SUM([.H38];1)" office:value-type="float" office:value="19591" calcext:value-type="float">
            <text:p>19591</text:p>
          </table:table-cell>
          <table:table-cell table:style-name="ce94" table:formula="of:=SUM([.I38];1)" office:value-type="float" office:value="19592" calcext:value-type="float">
            <text:p>19592</text:p>
          </table:table-cell>
          <table:table-cell table:style-name="ce87" table:formula="of:=SUM([.J38];1)" office:value-type="float" office:value="19593" calcext:value-type="float">
            <text:p>19593</text:p>
          </table:table-cell>
          <table:table-cell table:style-name="ce94" table:formula="of:=SUM([.K38];1)" office:value-type="float" office:value="19594" calcext:value-type="float">
            <text:p>19594</text:p>
          </table:table-cell>
          <table:table-cell table:style-name="ce87" table:formula="of:=SUM([.L38];1)" office:value-type="float" office:value="19595" calcext:value-type="float">
            <text:p>19595</text:p>
          </table:table-cell>
          <table:table-cell table:style-name="ce94" table:formula="of:=SUM([.M38];1)" office:value-type="float" office:value="19596" calcext:value-type="float">
            <text:p>19596</text:p>
          </table:table-cell>
          <table:table-cell table:style-name="ce87" table:formula="of:=SUM([.N38];1)" office:value-type="float" office:value="19597" calcext:value-type="float">
            <text:p>19597</text:p>
          </table:table-cell>
          <table:table-cell table:style-name="ce94" table:formula="of:=SUM([.O38];1)" office:value-type="float" office:value="19598" calcext:value-type="float">
            <text:p>19598</text:p>
          </table:table-cell>
          <table:table-cell table:style-name="ce87" table:formula="of:=SUM([.P38];1)" office:value-type="float" office:value="19599" calcext:value-type="float">
            <text:p>19599</text:p>
          </table:table-cell>
          <table:table-cell table:style-name="ce94" table:formula="of:=SUM([.Q38];1)" office:value-type="float" office:value="19600" calcext:value-type="float">
            <text:p>19600</text:p>
          </table:table-cell>
          <table:table-cell table:style-name="ce87" table:formula="of:=SUM([.R38];1)" office:value-type="float" office:value="19601" calcext:value-type="float">
            <text:p>19601</text:p>
          </table:table-cell>
          <table:table-cell table:style-name="ce94" table:formula="of:=SUM([.S38];1)" office:value-type="float" office:value="19602" calcext:value-type="float">
            <text:p>19602</text:p>
          </table:table-cell>
          <table:table-cell table:style-name="ce87" table:formula="of:=SUM([.T38];1)" office:value-type="float" office:value="19603" calcext:value-type="float">
            <text:p>19603</text:p>
          </table:table-cell>
          <table:table-cell table:style-name="ce94" table:formula="of:=SUM([.U38];1)" office:value-type="float" office:value="19604" calcext:value-type="float">
            <text:p>19604</text:p>
          </table:table-cell>
          <table:table-cell table:style-name="ce87" table:formula="of:=SUM([.V38];1)" office:value-type="float" office:value="19605" calcext:value-type="float">
            <text:p>19605</text:p>
          </table:table-cell>
          <table:table-cell table:style-name="ce94" table:formula="of:=SUM([.W38];1)" office:value-type="float" office:value="19606" calcext:value-type="float">
            <text:p>19606</text:p>
          </table:table-cell>
          <table:table-cell table:style-name="ce87" table:formula="of:=SUM([.X38];1)" office:value-type="float" office:value="19607" calcext:value-type="float">
            <text:p>19607</text:p>
          </table:table-cell>
          <table:table-cell table:style-name="ce94" table:formula="of:=SUM([.Y38];1)" office:value-type="float" office:value="19608" calcext:value-type="float">
            <text:p>19608</text:p>
          </table:table-cell>
          <table:table-cell table:style-name="ce87" table:formula="of:=SUM([.Z38];1)" office:value-type="float" office:value="19609" calcext:value-type="float">
            <text:p>19609</text:p>
          </table:table-cell>
          <table:table-cell table:style-name="ce94" table:formula="of:=SUM([.AA38];1)" office:value-type="float" office:value="19610" calcext:value-type="float">
            <text:p>19610</text:p>
          </table:table-cell>
          <table:table-cell table:style-name="ce87" table:formula="of:=SUM([.AB38];1)" office:value-type="float" office:value="19611" calcext:value-type="float">
            <text:p>19611</text:p>
          </table:table-cell>
          <table:table-cell table:style-name="ce107" table:formula="of:=SUM([.AC38];1)" office:value-type="float" office:value="19612" calcext:value-type="float">
            <text:p>19612</text:p>
          </table:table-cell>
          <table:table-cell table:style-name="ce97" table:formula="of:=SUM([.AD38];1)" office:value-type="float" office:value="19613" calcext:value-type="float">
            <text:p>19613</text:p>
          </table:table-cell>
          <table:table-cell table:style-name="ce94" table:formula="of:=SUM([.AE38];1)" office:value-type="float" office:value="19614" calcext:value-type="float">
            <text:p>19614</text:p>
          </table:table-cell>
          <table:table-cell table:style-name="ce104" table:formula="of:=SUM([.AF38];1)" office:value-type="float" office:value="19615" calcext:value-type="float">
            <text:p>1961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1];1)" office:value-type="float" office:value="19840" calcext:value-type="float">
            <text:p>19840</text:p>
          </table:table-cell>
          <table:table-cell table:style-name="ce92" table:formula="of:=SUM([.B39];1)" office:value-type="float" office:value="19841" calcext:value-type="float">
            <text:p>19841</text:p>
          </table:table-cell>
          <table:table-cell table:style-name="ce89" table:formula="of:=SUM([.C39];1)" office:value-type="float" office:value="19842" calcext:value-type="float">
            <text:p>19842</text:p>
          </table:table-cell>
          <table:table-cell table:style-name="ce87" table:formula="of:=SUM([.D39];1)" office:value-type="float" office:value="19843" calcext:value-type="float">
            <text:p>19843</text:p>
          </table:table-cell>
          <table:table-cell table:style-name="ce94" table:formula="of:=SUM([.E39];1)" office:value-type="float" office:value="19844" calcext:value-type="float">
            <text:p>19844</text:p>
          </table:table-cell>
          <table:table-cell table:style-name="ce87" table:formula="of:=SUM([.F39];1)" office:value-type="float" office:value="19845" calcext:value-type="float">
            <text:p>19845</text:p>
          </table:table-cell>
          <table:table-cell table:style-name="ce94" table:formula="of:=SUM([.G39];1)" office:value-type="float" office:value="19846" calcext:value-type="float">
            <text:p>19846</text:p>
          </table:table-cell>
          <table:table-cell table:style-name="ce87" table:formula="of:=SUM([.H39];1)" office:value-type="float" office:value="19847" calcext:value-type="float">
            <text:p>19847</text:p>
          </table:table-cell>
          <table:table-cell table:style-name="ce94" table:formula="of:=SUM([.I39];1)" office:value-type="float" office:value="19848" calcext:value-type="float">
            <text:p>19848</text:p>
          </table:table-cell>
          <table:table-cell table:style-name="ce87" table:formula="of:=SUM([.J39];1)" office:value-type="float" office:value="19849" calcext:value-type="float">
            <text:p>19849</text:p>
          </table:table-cell>
          <table:table-cell table:style-name="ce94" table:formula="of:=SUM([.K39];1)" office:value-type="float" office:value="19850" calcext:value-type="float">
            <text:p>19850</text:p>
          </table:table-cell>
          <table:table-cell table:style-name="ce87" table:formula="of:=SUM([.L39];1)" office:value-type="float" office:value="19851" calcext:value-type="float">
            <text:p>19851</text:p>
          </table:table-cell>
          <table:table-cell table:style-name="ce94" table:formula="of:=SUM([.M39];1)" office:value-type="float" office:value="19852" calcext:value-type="float">
            <text:p>19852</text:p>
          </table:table-cell>
          <table:table-cell table:style-name="ce87" table:formula="of:=SUM([.N39];1)" office:value-type="float" office:value="19853" calcext:value-type="float">
            <text:p>19853</text:p>
          </table:table-cell>
          <table:table-cell table:style-name="ce94" table:formula="of:=SUM([.O39];1)" office:value-type="float" office:value="19854" calcext:value-type="float">
            <text:p>19854</text:p>
          </table:table-cell>
          <table:table-cell table:style-name="ce87" table:formula="of:=SUM([.P39];1)" office:value-type="float" office:value="19855" calcext:value-type="float">
            <text:p>19855</text:p>
          </table:table-cell>
          <table:table-cell table:style-name="ce94" table:formula="of:=SUM([.Q39];1)" office:value-type="float" office:value="19856" calcext:value-type="float">
            <text:p>19856</text:p>
          </table:table-cell>
          <table:table-cell table:style-name="ce87" table:formula="of:=SUM([.R39];1)" office:value-type="float" office:value="19857" calcext:value-type="float">
            <text:p>19857</text:p>
          </table:table-cell>
          <table:table-cell table:style-name="ce94" table:formula="of:=SUM([.S39];1)" office:value-type="float" office:value="19858" calcext:value-type="float">
            <text:p>19858</text:p>
          </table:table-cell>
          <table:table-cell table:style-name="ce87" table:formula="of:=SUM([.T39];1)" office:value-type="float" office:value="19859" calcext:value-type="float">
            <text:p>19859</text:p>
          </table:table-cell>
          <table:table-cell table:style-name="ce94" table:formula="of:=SUM([.U39];1)" office:value-type="float" office:value="19860" calcext:value-type="float">
            <text:p>19860</text:p>
          </table:table-cell>
          <table:table-cell table:style-name="ce87" table:formula="of:=SUM([.V39];1)" office:value-type="float" office:value="19861" calcext:value-type="float">
            <text:p>19861</text:p>
          </table:table-cell>
          <table:table-cell table:style-name="ce94" table:formula="of:=SUM([.W39];1)" office:value-type="float" office:value="19862" calcext:value-type="float">
            <text:p>19862</text:p>
          </table:table-cell>
          <table:table-cell table:style-name="ce87" table:formula="of:=SUM([.X39];1)" office:value-type="float" office:value="19863" calcext:value-type="float">
            <text:p>19863</text:p>
          </table:table-cell>
          <table:table-cell table:style-name="ce94" table:formula="of:=SUM([.Y39];1)" office:value-type="float" office:value="19864" calcext:value-type="float">
            <text:p>19864</text:p>
          </table:table-cell>
          <table:table-cell table:style-name="ce87" table:formula="of:=SUM([.Z39];1)" office:value-type="float" office:value="19865" calcext:value-type="float">
            <text:p>19865</text:p>
          </table:table-cell>
          <table:table-cell table:style-name="ce94" table:formula="of:=SUM([.AA39];1)" office:value-type="float" office:value="19866" calcext:value-type="float">
            <text:p>19866</text:p>
          </table:table-cell>
          <table:table-cell table:style-name="ce87" table:formula="of:=SUM([.AB39];1)" office:value-type="float" office:value="19867" calcext:value-type="float">
            <text:p>19867</text:p>
          </table:table-cell>
          <table:table-cell table:style-name="ce107" table:formula="of:=SUM([.AC39];1)" office:value-type="float" office:value="19868" calcext:value-type="float">
            <text:p>19868</text:p>
          </table:table-cell>
          <table:table-cell table:style-name="ce97" table:formula="of:=SUM([.AD39];1)" office:value-type="float" office:value="19869" calcext:value-type="float">
            <text:p>19869</text:p>
          </table:table-cell>
          <table:table-cell table:style-name="ce94" table:formula="of:=SUM([.AE39];1)" office:value-type="float" office:value="19870" calcext:value-type="float">
            <text:p>19870</text:p>
          </table:table-cell>
          <table:table-cell table:style-name="ce104" table:formula="of:=SUM([.AF39];1)" office:value-type="float" office:value="19871" calcext:value-type="float">
            <text:p>1987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2];1)" office:value-type="float" office:value="20096" calcext:value-type="float">
            <text:p>20096</text:p>
          </table:table-cell>
          <table:table-cell table:style-name="ce92" table:formula="of:=SUM([.B40];1)" office:value-type="float" office:value="20097" calcext:value-type="float">
            <text:p>20097</text:p>
          </table:table-cell>
          <table:table-cell table:style-name="ce89" table:formula="of:=SUM([.C40];1)" office:value-type="float" office:value="20098" calcext:value-type="float">
            <text:p>20098</text:p>
          </table:table-cell>
          <table:table-cell table:style-name="ce87" table:formula="of:=SUM([.D40];1)" office:value-type="float" office:value="20099" calcext:value-type="float">
            <text:p>20099</text:p>
          </table:table-cell>
          <table:table-cell table:style-name="ce94" table:formula="of:=SUM([.E40];1)" office:value-type="float" office:value="20100" calcext:value-type="float">
            <text:p>20100</text:p>
          </table:table-cell>
          <table:table-cell table:style-name="ce87" table:formula="of:=SUM([.F40];1)" office:value-type="float" office:value="20101" calcext:value-type="float">
            <text:p>20101</text:p>
          </table:table-cell>
          <table:table-cell table:style-name="ce94" table:formula="of:=SUM([.G40];1)" office:value-type="float" office:value="20102" calcext:value-type="float">
            <text:p>20102</text:p>
          </table:table-cell>
          <table:table-cell table:style-name="ce87" table:formula="of:=SUM([.H40];1)" office:value-type="float" office:value="20103" calcext:value-type="float">
            <text:p>20103</text:p>
          </table:table-cell>
          <table:table-cell table:style-name="ce94" table:formula="of:=SUM([.I40];1)" office:value-type="float" office:value="20104" calcext:value-type="float">
            <text:p>20104</text:p>
          </table:table-cell>
          <table:table-cell table:style-name="ce87" table:formula="of:=SUM([.J40];1)" office:value-type="float" office:value="20105" calcext:value-type="float">
            <text:p>20105</text:p>
          </table:table-cell>
          <table:table-cell table:style-name="ce94" table:formula="of:=SUM([.K40];1)" office:value-type="float" office:value="20106" calcext:value-type="float">
            <text:p>20106</text:p>
          </table:table-cell>
          <table:table-cell table:style-name="ce87" table:formula="of:=SUM([.L40];1)" office:value-type="float" office:value="20107" calcext:value-type="float">
            <text:p>20107</text:p>
          </table:table-cell>
          <table:table-cell table:style-name="ce94" table:formula="of:=SUM([.M40];1)" office:value-type="float" office:value="20108" calcext:value-type="float">
            <text:p>20108</text:p>
          </table:table-cell>
          <table:table-cell table:style-name="ce87" table:formula="of:=SUM([.N40];1)" office:value-type="float" office:value="20109" calcext:value-type="float">
            <text:p>20109</text:p>
          </table:table-cell>
          <table:table-cell table:style-name="ce94" table:formula="of:=SUM([.O40];1)" office:value-type="float" office:value="20110" calcext:value-type="float">
            <text:p>20110</text:p>
          </table:table-cell>
          <table:table-cell table:style-name="ce87" table:formula="of:=SUM([.P40];1)" office:value-type="float" office:value="20111" calcext:value-type="float">
            <text:p>20111</text:p>
          </table:table-cell>
          <table:table-cell table:style-name="ce94" table:formula="of:=SUM([.Q40];1)" office:value-type="float" office:value="20112" calcext:value-type="float">
            <text:p>20112</text:p>
          </table:table-cell>
          <table:table-cell table:style-name="ce87" table:formula="of:=SUM([.R40];1)" office:value-type="float" office:value="20113" calcext:value-type="float">
            <text:p>20113</text:p>
          </table:table-cell>
          <table:table-cell table:style-name="ce94" table:formula="of:=SUM([.S40];1)" office:value-type="float" office:value="20114" calcext:value-type="float">
            <text:p>20114</text:p>
          </table:table-cell>
          <table:table-cell table:style-name="ce87" table:formula="of:=SUM([.T40];1)" office:value-type="float" office:value="20115" calcext:value-type="float">
            <text:p>20115</text:p>
          </table:table-cell>
          <table:table-cell table:style-name="ce94" table:formula="of:=SUM([.U40];1)" office:value-type="float" office:value="20116" calcext:value-type="float">
            <text:p>20116</text:p>
          </table:table-cell>
          <table:table-cell table:style-name="ce87" table:formula="of:=SUM([.V40];1)" office:value-type="float" office:value="20117" calcext:value-type="float">
            <text:p>20117</text:p>
          </table:table-cell>
          <table:table-cell table:style-name="ce94" table:formula="of:=SUM([.W40];1)" office:value-type="float" office:value="20118" calcext:value-type="float">
            <text:p>20118</text:p>
          </table:table-cell>
          <table:table-cell table:style-name="ce87" table:formula="of:=SUM([.X40];1)" office:value-type="float" office:value="20119" calcext:value-type="float">
            <text:p>20119</text:p>
          </table:table-cell>
          <table:table-cell table:style-name="ce94" table:formula="of:=SUM([.Y40];1)" office:value-type="float" office:value="20120" calcext:value-type="float">
            <text:p>20120</text:p>
          </table:table-cell>
          <table:table-cell table:style-name="ce87" table:formula="of:=SUM([.Z40];1)" office:value-type="float" office:value="20121" calcext:value-type="float">
            <text:p>20121</text:p>
          </table:table-cell>
          <table:table-cell table:style-name="ce94" table:formula="of:=SUM([.AA40];1)" office:value-type="float" office:value="20122" calcext:value-type="float">
            <text:p>20122</text:p>
          </table:table-cell>
          <table:table-cell table:style-name="ce87" table:formula="of:=SUM([.AB40];1)" office:value-type="float" office:value="20123" calcext:value-type="float">
            <text:p>20123</text:p>
          </table:table-cell>
          <table:table-cell table:style-name="ce107" table:formula="of:=SUM([.AC40];1)" office:value-type="float" office:value="20124" calcext:value-type="float">
            <text:p>20124</text:p>
          </table:table-cell>
          <table:table-cell table:style-name="ce97" table:formula="of:=SUM([.AD40];1)" office:value-type="float" office:value="20125" calcext:value-type="float">
            <text:p>20125</text:p>
          </table:table-cell>
          <table:table-cell table:style-name="ce94" table:formula="of:=SUM([.AE40];1)" office:value-type="float" office:value="20126" calcext:value-type="float">
            <text:p>20126</text:p>
          </table:table-cell>
          <table:table-cell table:style-name="ce104" table:formula="of:=SUM([.AF40];1)" office:value-type="float" office:value="20127" calcext:value-type="float">
            <text:p>20127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SUM([.AG33];1)" office:value-type="float" office:value="20352" calcext:value-type="float">
            <text:p>20352</text:p>
          </table:table-cell>
          <table:table-cell table:style-name="ce92" table:formula="of:=SUM([.B41];1)" office:value-type="float" office:value="20353" calcext:value-type="float">
            <text:p>20353</text:p>
          </table:table-cell>
          <table:table-cell table:style-name="ce90" table:formula="of:=SUM([.C41];1)" office:value-type="float" office:value="20354" calcext:value-type="float">
            <text:p>20354</text:p>
          </table:table-cell>
          <table:table-cell table:style-name="ce87" table:formula="of:=SUM([.D41];1)" office:value-type="float" office:value="20355" calcext:value-type="float">
            <text:p>20355</text:p>
          </table:table-cell>
          <table:table-cell table:style-name="ce96" table:formula="of:=SUM([.E41];1)" office:value-type="float" office:value="20356" calcext:value-type="float">
            <text:p>20356</text:p>
          </table:table-cell>
          <table:table-cell table:style-name="ce87" table:formula="of:=SUM([.F41];1)" office:value-type="float" office:value="20357" calcext:value-type="float">
            <text:p>20357</text:p>
          </table:table-cell>
          <table:table-cell table:style-name="ce96" table:formula="of:=SUM([.G41];1)" office:value-type="float" office:value="20358" calcext:value-type="float">
            <text:p>20358</text:p>
          </table:table-cell>
          <table:table-cell table:style-name="ce87" table:formula="of:=SUM([.H41];1)" office:value-type="float" office:value="20359" calcext:value-type="float">
            <text:p>20359</text:p>
          </table:table-cell>
          <table:table-cell table:style-name="ce96" table:formula="of:=SUM([.I41];1)" office:value-type="float" office:value="20360" calcext:value-type="float">
            <text:p>20360</text:p>
          </table:table-cell>
          <table:table-cell table:style-name="ce87" table:formula="of:=SUM([.J41];1)" office:value-type="float" office:value="20361" calcext:value-type="float">
            <text:p>20361</text:p>
          </table:table-cell>
          <table:table-cell table:style-name="ce96" table:formula="of:=SUM([.K41];1)" office:value-type="float" office:value="20362" calcext:value-type="float">
            <text:p>20362</text:p>
          </table:table-cell>
          <table:table-cell table:style-name="ce87" table:formula="of:=SUM([.L41];1)" office:value-type="float" office:value="20363" calcext:value-type="float">
            <text:p>20363</text:p>
          </table:table-cell>
          <table:table-cell table:style-name="ce96" table:formula="of:=SUM([.M41];1)" office:value-type="float" office:value="20364" calcext:value-type="float">
            <text:p>20364</text:p>
          </table:table-cell>
          <table:table-cell table:style-name="ce87" table:formula="of:=SUM([.N41];1)" office:value-type="float" office:value="20365" calcext:value-type="float">
            <text:p>20365</text:p>
          </table:table-cell>
          <table:table-cell table:style-name="ce96" table:formula="of:=SUM([.O41];1)" office:value-type="float" office:value="20366" calcext:value-type="float">
            <text:p>20366</text:p>
          </table:table-cell>
          <table:table-cell table:style-name="ce87" table:formula="of:=SUM([.P41];1)" office:value-type="float" office:value="20367" calcext:value-type="float">
            <text:p>20367</text:p>
          </table:table-cell>
          <table:table-cell table:style-name="ce96" table:formula="of:=SUM([.Q41];1)" office:value-type="float" office:value="20368" calcext:value-type="float">
            <text:p>20368</text:p>
          </table:table-cell>
          <table:table-cell table:style-name="ce87" table:formula="of:=SUM([.R41];1)" office:value-type="float" office:value="20369" calcext:value-type="float">
            <text:p>20369</text:p>
          </table:table-cell>
          <table:table-cell table:style-name="ce96" table:formula="of:=SUM([.S41];1)" office:value-type="float" office:value="20370" calcext:value-type="float">
            <text:p>20370</text:p>
          </table:table-cell>
          <table:table-cell table:style-name="ce87" table:formula="of:=SUM([.T41];1)" office:value-type="float" office:value="20371" calcext:value-type="float">
            <text:p>20371</text:p>
          </table:table-cell>
          <table:table-cell table:style-name="ce96" table:formula="of:=SUM([.U41];1)" office:value-type="float" office:value="20372" calcext:value-type="float">
            <text:p>20372</text:p>
          </table:table-cell>
          <table:table-cell table:style-name="ce87" table:formula="of:=SUM([.V41];1)" office:value-type="float" office:value="20373" calcext:value-type="float">
            <text:p>20373</text:p>
          </table:table-cell>
          <table:table-cell table:style-name="ce96" table:formula="of:=SUM([.W41];1)" office:value-type="float" office:value="20374" calcext:value-type="float">
            <text:p>20374</text:p>
          </table:table-cell>
          <table:table-cell table:style-name="ce87" table:formula="of:=SUM([.X41];1)" office:value-type="float" office:value="20375" calcext:value-type="float">
            <text:p>20375</text:p>
          </table:table-cell>
          <table:table-cell table:style-name="ce96" table:formula="of:=SUM([.Y41];1)" office:value-type="float" office:value="20376" calcext:value-type="float">
            <text:p>20376</text:p>
          </table:table-cell>
          <table:table-cell table:style-name="ce87" table:formula="of:=SUM([.Z41];1)" office:value-type="float" office:value="20377" calcext:value-type="float">
            <text:p>20377</text:p>
          </table:table-cell>
          <table:table-cell table:style-name="ce96" table:formula="of:=SUM([.AA41];1)" office:value-type="float" office:value="20378" calcext:value-type="float">
            <text:p>20378</text:p>
          </table:table-cell>
          <table:table-cell table:style-name="ce87" table:formula="of:=SUM([.AB41];1)" office:value-type="float" office:value="20379" calcext:value-type="float">
            <text:p>20379</text:p>
          </table:table-cell>
          <table:table-cell table:style-name="ce108" table:formula="of:=SUM([.AC41];1)" office:value-type="float" office:value="20380" calcext:value-type="float">
            <text:p>20380</text:p>
          </table:table-cell>
          <table:table-cell table:style-name="ce97" table:formula="of:=SUM([.AD41];1)" office:value-type="float" office:value="20381" calcext:value-type="float">
            <text:p>20381</text:p>
          </table:table-cell>
          <table:table-cell table:style-name="ce96" table:formula="of:=SUM([.AE41];1)" office:value-type="float" office:value="20382" calcext:value-type="float">
            <text:p>20382</text:p>
          </table:table-cell>
          <table:table-cell table:style-name="ce104" table:formula="of:=SUM([.AF41];1)" office:value-type="float" office:value="20383" calcext:value-type="float">
            <text:p>20383</text:p>
          </table:table-cell>
          <table:table-cell table:number-columns-repeated="31"/>
        </table:table-row>
        <table:table-row table:style-name="ro2">
          <table:table-cell table:style-name="ce84" office:value-type="string" calcext:value-type="string" table:number-columns-spanned="1" table:number-rows-spanned="8">
            <text:p>5</text:p>
            <text:p>Pixel</text:p>
            <text:p>40-47</text:p>
          </table:table-cell>
          <table:table-cell table:style-name="ce91" table:formula="of:=SUM([.AG34];1)" office:value-type="float" office:value="18592" calcext:value-type="float">
            <text:p>18592</text:p>
          </table:table-cell>
          <table:table-cell table:style-name="ce95" table:formula="of:=SUM([.B42];1)" office:value-type="float" office:value="18593" calcext:value-type="float">
            <text:p>18593</text:p>
          </table:table-cell>
          <table:table-cell table:style-name="ce87" table:formula="of:=SUM([.C42];1)" office:value-type="float" office:value="18594" calcext:value-type="float">
            <text:p>18594</text:p>
          </table:table-cell>
          <table:table-cell table:style-name="ce95" table:formula="of:=SUM([.D42];1)" office:value-type="float" office:value="18595" calcext:value-type="float">
            <text:p>18595</text:p>
          </table:table-cell>
          <table:table-cell table:style-name="ce87" table:formula="of:=SUM([.E42];1)" office:value-type="float" office:value="18596" calcext:value-type="float">
            <text:p>18596</text:p>
          </table:table-cell>
          <table:table-cell table:style-name="ce95" table:formula="of:=SUM([.F42];1)" office:value-type="float" office:value="18597" calcext:value-type="float">
            <text:p>18597</text:p>
          </table:table-cell>
          <table:table-cell table:style-name="ce87" table:formula="of:=SUM([.G42];1)" office:value-type="float" office:value="18598" calcext:value-type="float">
            <text:p>18598</text:p>
          </table:table-cell>
          <table:table-cell table:style-name="ce95" table:formula="of:=SUM([.H42];1)" office:value-type="float" office:value="18599" calcext:value-type="float">
            <text:p>18599</text:p>
          </table:table-cell>
          <table:table-cell table:style-name="ce87" table:formula="of:=SUM([.I42];1)" office:value-type="float" office:value="18600" calcext:value-type="float">
            <text:p>18600</text:p>
          </table:table-cell>
          <table:table-cell table:style-name="ce95" table:formula="of:=SUM([.J42];1)" office:value-type="float" office:value="18601" calcext:value-type="float">
            <text:p>18601</text:p>
          </table:table-cell>
          <table:table-cell table:style-name="ce87" table:formula="of:=SUM([.K42];1)" office:value-type="float" office:value="18602" calcext:value-type="float">
            <text:p>18602</text:p>
          </table:table-cell>
          <table:table-cell table:style-name="ce95" table:formula="of:=SUM([.L42];1)" office:value-type="float" office:value="18603" calcext:value-type="float">
            <text:p>18603</text:p>
          </table:table-cell>
          <table:table-cell table:style-name="ce104" table:formula="of:=SUM([.M42];1)" office:value-type="float" office:value="18604" calcext:value-type="float">
            <text:p>18604</text:p>
          </table:table-cell>
          <table:table-cell table:style-name="ce100" table:formula="of:=SUM([.N42];1)" office:value-type="float" office:value="18605" calcext:value-type="float">
            <text:p>18605</text:p>
          </table:table-cell>
          <table:table-cell table:style-name="ce87" table:formula="of:=SUM([.O42];1)" office:value-type="float" office:value="18606" calcext:value-type="float">
            <text:p>18606</text:p>
          </table:table-cell>
          <table:table-cell table:style-name="ce95" table:formula="of:=SUM([.P42];1)" office:value-type="float" office:value="18607" calcext:value-type="float">
            <text:p>18607</text:p>
          </table:table-cell>
          <table:table-cell table:style-name="ce87" table:formula="of:=SUM([.Q42];1)" office:value-type="float" office:value="18608" calcext:value-type="float">
            <text:p>18608</text:p>
          </table:table-cell>
          <table:table-cell table:style-name="ce95" table:formula="of:=SUM([.R42];1)" office:value-type="float" office:value="18609" calcext:value-type="float">
            <text:p>18609</text:p>
          </table:table-cell>
          <table:table-cell table:style-name="ce87" table:formula="of:=SUM([.S42];1)" office:value-type="float" office:value="18610" calcext:value-type="float">
            <text:p>18610</text:p>
          </table:table-cell>
          <table:table-cell table:style-name="ce95" table:formula="of:=SUM([.T42];1)" office:value-type="float" office:value="18611" calcext:value-type="float">
            <text:p>18611</text:p>
          </table:table-cell>
          <table:table-cell table:style-name="ce87" table:formula="of:=SUM([.U42];1)" office:value-type="float" office:value="18612" calcext:value-type="float">
            <text:p>18612</text:p>
          </table:table-cell>
          <table:table-cell table:style-name="ce95" table:formula="of:=SUM([.V42];1)" office:value-type="float" office:value="18613" calcext:value-type="float">
            <text:p>18613</text:p>
          </table:table-cell>
          <table:table-cell table:style-name="ce87" table:formula="of:=SUM([.W42];1)" office:value-type="float" office:value="18614" calcext:value-type="float">
            <text:p>18614</text:p>
          </table:table-cell>
          <table:table-cell table:style-name="ce95" table:formula="of:=SUM([.X42];1)" office:value-type="float" office:value="18615" calcext:value-type="float">
            <text:p>18615</text:p>
          </table:table-cell>
          <table:table-cell table:style-name="ce87" table:formula="of:=SUM([.Y42];1)" office:value-type="float" office:value="18616" calcext:value-type="float">
            <text:p>18616</text:p>
          </table:table-cell>
          <table:table-cell table:style-name="ce95" table:formula="of:=SUM([.Z42];1)" office:value-type="float" office:value="18617" calcext:value-type="float">
            <text:p>18617</text:p>
          </table:table-cell>
          <table:table-cell table:style-name="ce87" table:formula="of:=SUM([.AA42];1)" office:value-type="float" office:value="18618" calcext:value-type="float">
            <text:p>18618</text:p>
          </table:table-cell>
          <table:table-cell table:style-name="ce95" table:formula="of:=SUM([.AB42];1)" office:value-type="float" office:value="18619" calcext:value-type="float">
            <text:p>18619</text:p>
          </table:table-cell>
          <table:table-cell table:style-name="ce87" table:formula="of:=SUM([.AC42];1)" office:value-type="float" office:value="18620" calcext:value-type="float">
            <text:p>18620</text:p>
          </table:table-cell>
          <table:table-cell table:style-name="ce95" table:formula="of:=SUM([.AD42];1)" office:value-type="float" office:value="18621" calcext:value-type="float">
            <text:p>18621</text:p>
          </table:table-cell>
          <table:table-cell table:style-name="ce87" table:formula="of:=SUM([.AE42];1)" office:value-type="float" office:value="18622" calcext:value-type="float">
            <text:p>18622</text:p>
          </table:table-cell>
          <table:table-cell table:style-name="ce95" table:formula="of:=SUM([.AF42];1)" office:value-type="float" office:value="18623" calcext:value-type="float">
            <text:p>18623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5];1)" office:value-type="float" office:value="18848" calcext:value-type="float">
            <text:p>18848</text:p>
          </table:table-cell>
          <table:table-cell table:style-name="ce94" table:formula="of:=SUM([.B43];1)" office:value-type="float" office:value="18849" calcext:value-type="float">
            <text:p>18849</text:p>
          </table:table-cell>
          <table:table-cell table:style-name="ce87" table:formula="of:=SUM([.C43];1)" office:value-type="float" office:value="18850" calcext:value-type="float">
            <text:p>18850</text:p>
          </table:table-cell>
          <table:table-cell table:style-name="ce94" table:formula="of:=SUM([.D43];1)" office:value-type="float" office:value="18851" calcext:value-type="float">
            <text:p>18851</text:p>
          </table:table-cell>
          <table:table-cell table:style-name="ce87" table:formula="of:=SUM([.E43];1)" office:value-type="float" office:value="18852" calcext:value-type="float">
            <text:p>18852</text:p>
          </table:table-cell>
          <table:table-cell table:style-name="ce94" table:formula="of:=SUM([.F43];1)" office:value-type="float" office:value="18853" calcext:value-type="float">
            <text:p>18853</text:p>
          </table:table-cell>
          <table:table-cell table:style-name="ce87" table:formula="of:=SUM([.G43];1)" office:value-type="float" office:value="18854" calcext:value-type="float">
            <text:p>18854</text:p>
          </table:table-cell>
          <table:table-cell table:style-name="ce94" table:formula="of:=SUM([.H43];1)" office:value-type="float" office:value="18855" calcext:value-type="float">
            <text:p>18855</text:p>
          </table:table-cell>
          <table:table-cell table:style-name="ce87" table:formula="of:=SUM([.I43];1)" office:value-type="float" office:value="18856" calcext:value-type="float">
            <text:p>18856</text:p>
          </table:table-cell>
          <table:table-cell table:style-name="ce94" table:formula="of:=SUM([.J43];1)" office:value-type="float" office:value="18857" calcext:value-type="float">
            <text:p>18857</text:p>
          </table:table-cell>
          <table:table-cell table:style-name="ce87" table:formula="of:=SUM([.K43];1)" office:value-type="float" office:value="18858" calcext:value-type="float">
            <text:p>18858</text:p>
          </table:table-cell>
          <table:table-cell table:style-name="ce94" table:formula="of:=SUM([.L43];1)" office:value-type="float" office:value="18859" calcext:value-type="float">
            <text:p>18859</text:p>
          </table:table-cell>
          <table:table-cell table:style-name="ce104" table:formula="of:=SUM([.M43];1)" office:value-type="float" office:value="18860" calcext:value-type="float">
            <text:p>18860</text:p>
          </table:table-cell>
          <table:table-cell table:style-name="ce89" table:formula="of:=SUM([.N43];1)" office:value-type="float" office:value="18861" calcext:value-type="float">
            <text:p>18861</text:p>
          </table:table-cell>
          <table:table-cell table:style-name="ce87" table:formula="of:=SUM([.O43];1)" office:value-type="float" office:value="18862" calcext:value-type="float">
            <text:p>18862</text:p>
          </table:table-cell>
          <table:table-cell table:style-name="ce94" table:formula="of:=SUM([.P43];1)" office:value-type="float" office:value="18863" calcext:value-type="float">
            <text:p>18863</text:p>
          </table:table-cell>
          <table:table-cell table:style-name="ce87" table:formula="of:=SUM([.Q43];1)" office:value-type="float" office:value="18864" calcext:value-type="float">
            <text:p>18864</text:p>
          </table:table-cell>
          <table:table-cell table:style-name="ce94" table:formula="of:=SUM([.R43];1)" office:value-type="float" office:value="18865" calcext:value-type="float">
            <text:p>18865</text:p>
          </table:table-cell>
          <table:table-cell table:style-name="ce87" table:formula="of:=SUM([.S43];1)" office:value-type="float" office:value="18866" calcext:value-type="float">
            <text:p>18866</text:p>
          </table:table-cell>
          <table:table-cell table:style-name="ce94" table:formula="of:=SUM([.T43];1)" office:value-type="float" office:value="18867" calcext:value-type="float">
            <text:p>18867</text:p>
          </table:table-cell>
          <table:table-cell table:style-name="ce87" table:formula="of:=SUM([.U43];1)" office:value-type="float" office:value="18868" calcext:value-type="float">
            <text:p>18868</text:p>
          </table:table-cell>
          <table:table-cell table:style-name="ce94" table:formula="of:=SUM([.V43];1)" office:value-type="float" office:value="18869" calcext:value-type="float">
            <text:p>18869</text:p>
          </table:table-cell>
          <table:table-cell table:style-name="ce87" table:formula="of:=SUM([.W43];1)" office:value-type="float" office:value="18870" calcext:value-type="float">
            <text:p>18870</text:p>
          </table:table-cell>
          <table:table-cell table:style-name="ce94" table:formula="of:=SUM([.X43];1)" office:value-type="float" office:value="18871" calcext:value-type="float">
            <text:p>18871</text:p>
          </table:table-cell>
          <table:table-cell table:style-name="ce87" table:formula="of:=SUM([.Y43];1)" office:value-type="float" office:value="18872" calcext:value-type="float">
            <text:p>18872</text:p>
          </table:table-cell>
          <table:table-cell table:style-name="ce94" table:formula="of:=SUM([.Z43];1)" office:value-type="float" office:value="18873" calcext:value-type="float">
            <text:p>18873</text:p>
          </table:table-cell>
          <table:table-cell table:style-name="ce87" table:formula="of:=SUM([.AA43];1)" office:value-type="float" office:value="18874" calcext:value-type="float">
            <text:p>18874</text:p>
          </table:table-cell>
          <table:table-cell table:style-name="ce94" table:formula="of:=SUM([.AB43];1)" office:value-type="float" office:value="18875" calcext:value-type="float">
            <text:p>18875</text:p>
          </table:table-cell>
          <table:table-cell table:style-name="ce87" table:formula="of:=SUM([.AC43];1)" office:value-type="float" office:value="18876" calcext:value-type="float">
            <text:p>18876</text:p>
          </table:table-cell>
          <table:table-cell table:style-name="ce94" table:formula="of:=SUM([.AD43];1)" office:value-type="float" office:value="18877" calcext:value-type="float">
            <text:p>18877</text:p>
          </table:table-cell>
          <table:table-cell table:style-name="ce87" table:formula="of:=SUM([.AE43];1)" office:value-type="float" office:value="18878" calcext:value-type="float">
            <text:p>18878</text:p>
          </table:table-cell>
          <table:table-cell table:style-name="ce94" table:formula="of:=SUM([.AF43];1)" office:value-type="float" office:value="18879" calcext:value-type="float">
            <text:p>18879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6];1)" office:value-type="float" office:value="19104" calcext:value-type="float">
            <text:p>19104</text:p>
          </table:table-cell>
          <table:table-cell table:style-name="ce94" table:formula="of:=SUM([.B44];1)" office:value-type="float" office:value="19105" calcext:value-type="float">
            <text:p>19105</text:p>
          </table:table-cell>
          <table:table-cell table:style-name="ce87" table:formula="of:=SUM([.C44];1)" office:value-type="float" office:value="19106" calcext:value-type="float">
            <text:p>19106</text:p>
          </table:table-cell>
          <table:table-cell table:style-name="ce94" table:formula="of:=SUM([.D44];1)" office:value-type="float" office:value="19107" calcext:value-type="float">
            <text:p>19107</text:p>
          </table:table-cell>
          <table:table-cell table:style-name="ce87" table:formula="of:=SUM([.E44];1)" office:value-type="float" office:value="19108" calcext:value-type="float">
            <text:p>19108</text:p>
          </table:table-cell>
          <table:table-cell table:style-name="ce94" table:formula="of:=SUM([.F44];1)" office:value-type="float" office:value="19109" calcext:value-type="float">
            <text:p>19109</text:p>
          </table:table-cell>
          <table:table-cell table:style-name="ce87" table:formula="of:=SUM([.G44];1)" office:value-type="float" office:value="19110" calcext:value-type="float">
            <text:p>19110</text:p>
          </table:table-cell>
          <table:table-cell table:style-name="ce94" table:formula="of:=SUM([.H44];1)" office:value-type="float" office:value="19111" calcext:value-type="float">
            <text:p>19111</text:p>
          </table:table-cell>
          <table:table-cell table:style-name="ce87" table:formula="of:=SUM([.I44];1)" office:value-type="float" office:value="19112" calcext:value-type="float">
            <text:p>19112</text:p>
          </table:table-cell>
          <table:table-cell table:style-name="ce94" table:formula="of:=SUM([.J44];1)" office:value-type="float" office:value="19113" calcext:value-type="float">
            <text:p>19113</text:p>
          </table:table-cell>
          <table:table-cell table:style-name="ce87" table:formula="of:=SUM([.K44];1)" office:value-type="float" office:value="19114" calcext:value-type="float">
            <text:p>19114</text:p>
          </table:table-cell>
          <table:table-cell table:style-name="ce94" table:formula="of:=SUM([.L44];1)" office:value-type="float" office:value="19115" calcext:value-type="float">
            <text:p>19115</text:p>
          </table:table-cell>
          <table:table-cell table:style-name="ce104" table:formula="of:=SUM([.M44];1)" office:value-type="float" office:value="19116" calcext:value-type="float">
            <text:p>19116</text:p>
          </table:table-cell>
          <table:table-cell table:style-name="ce89" table:formula="of:=SUM([.N44];1)" office:value-type="float" office:value="19117" calcext:value-type="float">
            <text:p>19117</text:p>
          </table:table-cell>
          <table:table-cell table:style-name="ce87" table:formula="of:=SUM([.O44];1)" office:value-type="float" office:value="19118" calcext:value-type="float">
            <text:p>19118</text:p>
          </table:table-cell>
          <table:table-cell table:style-name="ce94" table:formula="of:=SUM([.P44];1)" office:value-type="float" office:value="19119" calcext:value-type="float">
            <text:p>19119</text:p>
          </table:table-cell>
          <table:table-cell table:style-name="ce87" table:formula="of:=SUM([.Q44];1)" office:value-type="float" office:value="19120" calcext:value-type="float">
            <text:p>19120</text:p>
          </table:table-cell>
          <table:table-cell table:style-name="ce94" table:formula="of:=SUM([.R44];1)" office:value-type="float" office:value="19121" calcext:value-type="float">
            <text:p>19121</text:p>
          </table:table-cell>
          <table:table-cell table:style-name="ce87" table:formula="of:=SUM([.S44];1)" office:value-type="float" office:value="19122" calcext:value-type="float">
            <text:p>19122</text:p>
          </table:table-cell>
          <table:table-cell table:style-name="ce94" table:formula="of:=SUM([.T44];1)" office:value-type="float" office:value="19123" calcext:value-type="float">
            <text:p>19123</text:p>
          </table:table-cell>
          <table:table-cell table:style-name="ce87" table:formula="of:=SUM([.U44];1)" office:value-type="float" office:value="19124" calcext:value-type="float">
            <text:p>19124</text:p>
          </table:table-cell>
          <table:table-cell table:style-name="ce94" table:formula="of:=SUM([.V44];1)" office:value-type="float" office:value="19125" calcext:value-type="float">
            <text:p>19125</text:p>
          </table:table-cell>
          <table:table-cell table:style-name="ce87" table:formula="of:=SUM([.W44];1)" office:value-type="float" office:value="19126" calcext:value-type="float">
            <text:p>19126</text:p>
          </table:table-cell>
          <table:table-cell table:style-name="ce94" table:formula="of:=SUM([.X44];1)" office:value-type="float" office:value="19127" calcext:value-type="float">
            <text:p>19127</text:p>
          </table:table-cell>
          <table:table-cell table:style-name="ce87" table:formula="of:=SUM([.Y44];1)" office:value-type="float" office:value="19128" calcext:value-type="float">
            <text:p>19128</text:p>
          </table:table-cell>
          <table:table-cell table:style-name="ce94" table:formula="of:=SUM([.Z44];1)" office:value-type="float" office:value="19129" calcext:value-type="float">
            <text:p>19129</text:p>
          </table:table-cell>
          <table:table-cell table:style-name="ce87" table:formula="of:=SUM([.AA44];1)" office:value-type="float" office:value="19130" calcext:value-type="float">
            <text:p>19130</text:p>
          </table:table-cell>
          <table:table-cell table:style-name="ce94" table:formula="of:=SUM([.AB44];1)" office:value-type="float" office:value="19131" calcext:value-type="float">
            <text:p>19131</text:p>
          </table:table-cell>
          <table:table-cell table:style-name="ce87" table:formula="of:=SUM([.AC44];1)" office:value-type="float" office:value="19132" calcext:value-type="float">
            <text:p>19132</text:p>
          </table:table-cell>
          <table:table-cell table:style-name="ce94" table:formula="of:=SUM([.AD44];1)" office:value-type="float" office:value="19133" calcext:value-type="float">
            <text:p>19133</text:p>
          </table:table-cell>
          <table:table-cell table:style-name="ce87" table:formula="of:=SUM([.AE44];1)" office:value-type="float" office:value="19134" calcext:value-type="float">
            <text:p>19134</text:p>
          </table:table-cell>
          <table:table-cell table:style-name="ce94" table:formula="of:=SUM([.AF44];1)" office:value-type="float" office:value="19135" calcext:value-type="float">
            <text:p>19135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7];1)" office:value-type="float" office:value="19360" calcext:value-type="float">
            <text:p>19360</text:p>
          </table:table-cell>
          <table:table-cell table:style-name="ce94" table:formula="of:=SUM([.B45];1)" office:value-type="float" office:value="19361" calcext:value-type="float">
            <text:p>19361</text:p>
          </table:table-cell>
          <table:table-cell table:style-name="ce87" table:formula="of:=SUM([.C45];1)" office:value-type="float" office:value="19362" calcext:value-type="float">
            <text:p>19362</text:p>
          </table:table-cell>
          <table:table-cell table:style-name="ce94" table:formula="of:=SUM([.D45];1)" office:value-type="float" office:value="19363" calcext:value-type="float">
            <text:p>19363</text:p>
          </table:table-cell>
          <table:table-cell table:style-name="ce87" table:formula="of:=SUM([.E45];1)" office:value-type="float" office:value="19364" calcext:value-type="float">
            <text:p>19364</text:p>
          </table:table-cell>
          <table:table-cell table:style-name="ce94" table:formula="of:=SUM([.F45];1)" office:value-type="float" office:value="19365" calcext:value-type="float">
            <text:p>19365</text:p>
          </table:table-cell>
          <table:table-cell table:style-name="ce87" table:formula="of:=SUM([.G45];1)" office:value-type="float" office:value="19366" calcext:value-type="float">
            <text:p>19366</text:p>
          </table:table-cell>
          <table:table-cell table:style-name="ce94" table:formula="of:=SUM([.H45];1)" office:value-type="float" office:value="19367" calcext:value-type="float">
            <text:p>19367</text:p>
          </table:table-cell>
          <table:table-cell table:style-name="ce87" table:formula="of:=SUM([.I45];1)" office:value-type="float" office:value="19368" calcext:value-type="float">
            <text:p>19368</text:p>
          </table:table-cell>
          <table:table-cell table:style-name="ce94" table:formula="of:=SUM([.J45];1)" office:value-type="float" office:value="19369" calcext:value-type="float">
            <text:p>19369</text:p>
          </table:table-cell>
          <table:table-cell table:style-name="ce87" table:formula="of:=SUM([.K45];1)" office:value-type="float" office:value="19370" calcext:value-type="float">
            <text:p>19370</text:p>
          </table:table-cell>
          <table:table-cell table:style-name="ce94" table:formula="of:=SUM([.L45];1)" office:value-type="float" office:value="19371" calcext:value-type="float">
            <text:p>19371</text:p>
          </table:table-cell>
          <table:table-cell table:style-name="ce104" table:formula="of:=SUM([.M45];1)" office:value-type="float" office:value="19372" calcext:value-type="float">
            <text:p>19372</text:p>
          </table:table-cell>
          <table:table-cell table:style-name="ce89" table:formula="of:=SUM([.N45];1)" office:value-type="float" office:value="19373" calcext:value-type="float">
            <text:p>19373</text:p>
          </table:table-cell>
          <table:table-cell table:style-name="ce87" table:formula="of:=SUM([.O45];1)" office:value-type="float" office:value="19374" calcext:value-type="float">
            <text:p>19374</text:p>
          </table:table-cell>
          <table:table-cell table:style-name="ce94" table:formula="of:=SUM([.P45];1)" office:value-type="float" office:value="19375" calcext:value-type="float">
            <text:p>19375</text:p>
          </table:table-cell>
          <table:table-cell table:style-name="ce87" table:formula="of:=SUM([.Q45];1)" office:value-type="float" office:value="19376" calcext:value-type="float">
            <text:p>19376</text:p>
          </table:table-cell>
          <table:table-cell table:style-name="ce94" table:formula="of:=SUM([.R45];1)" office:value-type="float" office:value="19377" calcext:value-type="float">
            <text:p>19377</text:p>
          </table:table-cell>
          <table:table-cell table:style-name="ce87" table:formula="of:=SUM([.S45];1)" office:value-type="float" office:value="19378" calcext:value-type="float">
            <text:p>19378</text:p>
          </table:table-cell>
          <table:table-cell table:style-name="ce94" table:formula="of:=SUM([.T45];1)" office:value-type="float" office:value="19379" calcext:value-type="float">
            <text:p>19379</text:p>
          </table:table-cell>
          <table:table-cell table:style-name="ce87" table:formula="of:=SUM([.U45];1)" office:value-type="float" office:value="19380" calcext:value-type="float">
            <text:p>19380</text:p>
          </table:table-cell>
          <table:table-cell table:style-name="ce94" table:formula="of:=SUM([.V45];1)" office:value-type="float" office:value="19381" calcext:value-type="float">
            <text:p>19381</text:p>
          </table:table-cell>
          <table:table-cell table:style-name="ce87" table:formula="of:=SUM([.W45];1)" office:value-type="float" office:value="19382" calcext:value-type="float">
            <text:p>19382</text:p>
          </table:table-cell>
          <table:table-cell table:style-name="ce94" table:formula="of:=SUM([.X45];1)" office:value-type="float" office:value="19383" calcext:value-type="float">
            <text:p>19383</text:p>
          </table:table-cell>
          <table:table-cell table:style-name="ce87" table:formula="of:=SUM([.Y45];1)" office:value-type="float" office:value="19384" calcext:value-type="float">
            <text:p>19384</text:p>
          </table:table-cell>
          <table:table-cell table:style-name="ce94" table:formula="of:=SUM([.Z45];1)" office:value-type="float" office:value="19385" calcext:value-type="float">
            <text:p>19385</text:p>
          </table:table-cell>
          <table:table-cell table:style-name="ce87" table:formula="of:=SUM([.AA45];1)" office:value-type="float" office:value="19386" calcext:value-type="float">
            <text:p>19386</text:p>
          </table:table-cell>
          <table:table-cell table:style-name="ce94" table:formula="of:=SUM([.AB45];1)" office:value-type="float" office:value="19387" calcext:value-type="float">
            <text:p>19387</text:p>
          </table:table-cell>
          <table:table-cell table:style-name="ce87" table:formula="of:=SUM([.AC45];1)" office:value-type="float" office:value="19388" calcext:value-type="float">
            <text:p>19388</text:p>
          </table:table-cell>
          <table:table-cell table:style-name="ce94" table:formula="of:=SUM([.AD45];1)" office:value-type="float" office:value="19389" calcext:value-type="float">
            <text:p>19389</text:p>
          </table:table-cell>
          <table:table-cell table:style-name="ce87" table:formula="of:=SUM([.AE45];1)" office:value-type="float" office:value="19390" calcext:value-type="float">
            <text:p>19390</text:p>
          </table:table-cell>
          <table:table-cell table:style-name="ce94" table:formula="of:=SUM([.AF45];1)" office:value-type="float" office:value="19391" calcext:value-type="float">
            <text:p>19391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8];1)" office:value-type="float" office:value="19616" calcext:value-type="float">
            <text:p>19616</text:p>
          </table:table-cell>
          <table:table-cell table:style-name="ce94" table:formula="of:=SUM([.B46];1)" office:value-type="float" office:value="19617" calcext:value-type="float">
            <text:p>19617</text:p>
          </table:table-cell>
          <table:table-cell table:style-name="ce87" table:formula="of:=SUM([.C46];1)" office:value-type="float" office:value="19618" calcext:value-type="float">
            <text:p>19618</text:p>
          </table:table-cell>
          <table:table-cell table:style-name="ce94" table:formula="of:=SUM([.D46];1)" office:value-type="float" office:value="19619" calcext:value-type="float">
            <text:p>19619</text:p>
          </table:table-cell>
          <table:table-cell table:style-name="ce87" table:formula="of:=SUM([.E46];1)" office:value-type="float" office:value="19620" calcext:value-type="float">
            <text:p>19620</text:p>
          </table:table-cell>
          <table:table-cell table:style-name="ce94" table:formula="of:=SUM([.F46];1)" office:value-type="float" office:value="19621" calcext:value-type="float">
            <text:p>19621</text:p>
          </table:table-cell>
          <table:table-cell table:style-name="ce87" table:formula="of:=SUM([.G46];1)" office:value-type="float" office:value="19622" calcext:value-type="float">
            <text:p>19622</text:p>
          </table:table-cell>
          <table:table-cell table:style-name="ce94" table:formula="of:=SUM([.H46];1)" office:value-type="float" office:value="19623" calcext:value-type="float">
            <text:p>19623</text:p>
          </table:table-cell>
          <table:table-cell table:style-name="ce87" table:formula="of:=SUM([.I46];1)" office:value-type="float" office:value="19624" calcext:value-type="float">
            <text:p>19624</text:p>
          </table:table-cell>
          <table:table-cell table:style-name="ce94" table:formula="of:=SUM([.J46];1)" office:value-type="float" office:value="19625" calcext:value-type="float">
            <text:p>19625</text:p>
          </table:table-cell>
          <table:table-cell table:style-name="ce87" table:formula="of:=SUM([.K46];1)" office:value-type="float" office:value="19626" calcext:value-type="float">
            <text:p>19626</text:p>
          </table:table-cell>
          <table:table-cell table:style-name="ce94" table:formula="of:=SUM([.L46];1)" office:value-type="float" office:value="19627" calcext:value-type="float">
            <text:p>19627</text:p>
          </table:table-cell>
          <table:table-cell table:style-name="ce104" table:formula="of:=SUM([.M46];1)" office:value-type="float" office:value="19628" calcext:value-type="float">
            <text:p>19628</text:p>
          </table:table-cell>
          <table:table-cell table:style-name="ce89" table:formula="of:=SUM([.N46];1)" office:value-type="float" office:value="19629" calcext:value-type="float">
            <text:p>19629</text:p>
          </table:table-cell>
          <table:table-cell table:style-name="ce87" table:formula="of:=SUM([.O46];1)" office:value-type="float" office:value="19630" calcext:value-type="float">
            <text:p>19630</text:p>
          </table:table-cell>
          <table:table-cell table:style-name="ce94" table:formula="of:=SUM([.P46];1)" office:value-type="float" office:value="19631" calcext:value-type="float">
            <text:p>19631</text:p>
          </table:table-cell>
          <table:table-cell table:style-name="ce87" table:formula="of:=SUM([.Q46];1)" office:value-type="float" office:value="19632" calcext:value-type="float">
            <text:p>19632</text:p>
          </table:table-cell>
          <table:table-cell table:style-name="ce94" table:formula="of:=SUM([.R46];1)" office:value-type="float" office:value="19633" calcext:value-type="float">
            <text:p>19633</text:p>
          </table:table-cell>
          <table:table-cell table:style-name="ce87" table:formula="of:=SUM([.S46];1)" office:value-type="float" office:value="19634" calcext:value-type="float">
            <text:p>19634</text:p>
          </table:table-cell>
          <table:table-cell table:style-name="ce94" table:formula="of:=SUM([.T46];1)" office:value-type="float" office:value="19635" calcext:value-type="float">
            <text:p>19635</text:p>
          </table:table-cell>
          <table:table-cell table:style-name="ce87" table:formula="of:=SUM([.U46];1)" office:value-type="float" office:value="19636" calcext:value-type="float">
            <text:p>19636</text:p>
          </table:table-cell>
          <table:table-cell table:style-name="ce94" table:formula="of:=SUM([.V46];1)" office:value-type="float" office:value="19637" calcext:value-type="float">
            <text:p>19637</text:p>
          </table:table-cell>
          <table:table-cell table:style-name="ce87" table:formula="of:=SUM([.W46];1)" office:value-type="float" office:value="19638" calcext:value-type="float">
            <text:p>19638</text:p>
          </table:table-cell>
          <table:table-cell table:style-name="ce94" table:formula="of:=SUM([.X46];1)" office:value-type="float" office:value="19639" calcext:value-type="float">
            <text:p>19639</text:p>
          </table:table-cell>
          <table:table-cell table:style-name="ce87" table:formula="of:=SUM([.Y46];1)" office:value-type="float" office:value="19640" calcext:value-type="float">
            <text:p>19640</text:p>
          </table:table-cell>
          <table:table-cell table:style-name="ce94" table:formula="of:=SUM([.Z46];1)" office:value-type="float" office:value="19641" calcext:value-type="float">
            <text:p>19641</text:p>
          </table:table-cell>
          <table:table-cell table:style-name="ce87" table:formula="of:=SUM([.AA46];1)" office:value-type="float" office:value="19642" calcext:value-type="float">
            <text:p>19642</text:p>
          </table:table-cell>
          <table:table-cell table:style-name="ce94" table:formula="of:=SUM([.AB46];1)" office:value-type="float" office:value="19643" calcext:value-type="float">
            <text:p>19643</text:p>
          </table:table-cell>
          <table:table-cell table:style-name="ce87" table:formula="of:=SUM([.AC46];1)" office:value-type="float" office:value="19644" calcext:value-type="float">
            <text:p>19644</text:p>
          </table:table-cell>
          <table:table-cell table:style-name="ce94" table:formula="of:=SUM([.AD46];1)" office:value-type="float" office:value="19645" calcext:value-type="float">
            <text:p>19645</text:p>
          </table:table-cell>
          <table:table-cell table:style-name="ce87" table:formula="of:=SUM([.AE46];1)" office:value-type="float" office:value="19646" calcext:value-type="float">
            <text:p>19646</text:p>
          </table:table-cell>
          <table:table-cell table:style-name="ce94" table:formula="of:=SUM([.AF46];1)" office:value-type="float" office:value="19647" calcext:value-type="float">
            <text:p>19647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9];1)" office:value-type="float" office:value="19872" calcext:value-type="float">
            <text:p>19872</text:p>
          </table:table-cell>
          <table:table-cell table:style-name="ce94" table:formula="of:=SUM([.B47];1)" office:value-type="float" office:value="19873" calcext:value-type="float">
            <text:p>19873</text:p>
          </table:table-cell>
          <table:table-cell table:style-name="ce87" table:formula="of:=SUM([.C47];1)" office:value-type="float" office:value="19874" calcext:value-type="float">
            <text:p>19874</text:p>
          </table:table-cell>
          <table:table-cell table:style-name="ce94" table:formula="of:=SUM([.D47];1)" office:value-type="float" office:value="19875" calcext:value-type="float">
            <text:p>19875</text:p>
          </table:table-cell>
          <table:table-cell table:style-name="ce87" table:formula="of:=SUM([.E47];1)" office:value-type="float" office:value="19876" calcext:value-type="float">
            <text:p>19876</text:p>
          </table:table-cell>
          <table:table-cell table:style-name="ce94" table:formula="of:=SUM([.F47];1)" office:value-type="float" office:value="19877" calcext:value-type="float">
            <text:p>19877</text:p>
          </table:table-cell>
          <table:table-cell table:style-name="ce87" table:formula="of:=SUM([.G47];1)" office:value-type="float" office:value="19878" calcext:value-type="float">
            <text:p>19878</text:p>
          </table:table-cell>
          <table:table-cell table:style-name="ce94" table:formula="of:=SUM([.H47];1)" office:value-type="float" office:value="19879" calcext:value-type="float">
            <text:p>19879</text:p>
          </table:table-cell>
          <table:table-cell table:style-name="ce87" table:formula="of:=SUM([.I47];1)" office:value-type="float" office:value="19880" calcext:value-type="float">
            <text:p>19880</text:p>
          </table:table-cell>
          <table:table-cell table:style-name="ce94" table:formula="of:=SUM([.J47];1)" office:value-type="float" office:value="19881" calcext:value-type="float">
            <text:p>19881</text:p>
          </table:table-cell>
          <table:table-cell table:style-name="ce87" table:formula="of:=SUM([.K47];1)" office:value-type="float" office:value="19882" calcext:value-type="float">
            <text:p>19882</text:p>
          </table:table-cell>
          <table:table-cell table:style-name="ce94" table:formula="of:=SUM([.L47];1)" office:value-type="float" office:value="19883" calcext:value-type="float">
            <text:p>19883</text:p>
          </table:table-cell>
          <table:table-cell table:style-name="ce104" table:formula="of:=SUM([.M47];1)" office:value-type="float" office:value="19884" calcext:value-type="float">
            <text:p>19884</text:p>
          </table:table-cell>
          <table:table-cell table:style-name="ce89" table:formula="of:=SUM([.N47];1)" office:value-type="float" office:value="19885" calcext:value-type="float">
            <text:p>19885</text:p>
          </table:table-cell>
          <table:table-cell table:style-name="ce87" table:formula="of:=SUM([.O47];1)" office:value-type="float" office:value="19886" calcext:value-type="float">
            <text:p>19886</text:p>
          </table:table-cell>
          <table:table-cell table:style-name="ce94" table:formula="of:=SUM([.P47];1)" office:value-type="float" office:value="19887" calcext:value-type="float">
            <text:p>19887</text:p>
          </table:table-cell>
          <table:table-cell table:style-name="ce87" table:formula="of:=SUM([.Q47];1)" office:value-type="float" office:value="19888" calcext:value-type="float">
            <text:p>19888</text:p>
          </table:table-cell>
          <table:table-cell table:style-name="ce94" table:formula="of:=SUM([.R47];1)" office:value-type="float" office:value="19889" calcext:value-type="float">
            <text:p>19889</text:p>
          </table:table-cell>
          <table:table-cell table:style-name="ce87" table:formula="of:=SUM([.S47];1)" office:value-type="float" office:value="19890" calcext:value-type="float">
            <text:p>19890</text:p>
          </table:table-cell>
          <table:table-cell table:style-name="ce94" table:formula="of:=SUM([.T47];1)" office:value-type="float" office:value="19891" calcext:value-type="float">
            <text:p>19891</text:p>
          </table:table-cell>
          <table:table-cell table:style-name="ce87" table:formula="of:=SUM([.U47];1)" office:value-type="float" office:value="19892" calcext:value-type="float">
            <text:p>19892</text:p>
          </table:table-cell>
          <table:table-cell table:style-name="ce94" table:formula="of:=SUM([.V47];1)" office:value-type="float" office:value="19893" calcext:value-type="float">
            <text:p>19893</text:p>
          </table:table-cell>
          <table:table-cell table:style-name="ce87" table:formula="of:=SUM([.W47];1)" office:value-type="float" office:value="19894" calcext:value-type="float">
            <text:p>19894</text:p>
          </table:table-cell>
          <table:table-cell table:style-name="ce94" table:formula="of:=SUM([.X47];1)" office:value-type="float" office:value="19895" calcext:value-type="float">
            <text:p>19895</text:p>
          </table:table-cell>
          <table:table-cell table:style-name="ce87" table:formula="of:=SUM([.Y47];1)" office:value-type="float" office:value="19896" calcext:value-type="float">
            <text:p>19896</text:p>
          </table:table-cell>
          <table:table-cell table:style-name="ce94" table:formula="of:=SUM([.Z47];1)" office:value-type="float" office:value="19897" calcext:value-type="float">
            <text:p>19897</text:p>
          </table:table-cell>
          <table:table-cell table:style-name="ce87" table:formula="of:=SUM([.AA47];1)" office:value-type="float" office:value="19898" calcext:value-type="float">
            <text:p>19898</text:p>
          </table:table-cell>
          <table:table-cell table:style-name="ce94" table:formula="of:=SUM([.AB47];1)" office:value-type="float" office:value="19899" calcext:value-type="float">
            <text:p>19899</text:p>
          </table:table-cell>
          <table:table-cell table:style-name="ce87" table:formula="of:=SUM([.AC47];1)" office:value-type="float" office:value="19900" calcext:value-type="float">
            <text:p>19900</text:p>
          </table:table-cell>
          <table:table-cell table:style-name="ce94" table:formula="of:=SUM([.AD47];1)" office:value-type="float" office:value="19901" calcext:value-type="float">
            <text:p>19901</text:p>
          </table:table-cell>
          <table:table-cell table:style-name="ce87" table:formula="of:=SUM([.AE47];1)" office:value-type="float" office:value="19902" calcext:value-type="float">
            <text:p>19902</text:p>
          </table:table-cell>
          <table:table-cell table:style-name="ce94" table:formula="of:=SUM([.AF47];1)" office:value-type="float" office:value="19903" calcext:value-type="float">
            <text:p>19903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40];1)" office:value-type="float" office:value="20128" calcext:value-type="float">
            <text:p>20128</text:p>
          </table:table-cell>
          <table:table-cell table:style-name="ce94" table:formula="of:=SUM([.B48];1)" office:value-type="float" office:value="20129" calcext:value-type="float">
            <text:p>20129</text:p>
          </table:table-cell>
          <table:table-cell table:style-name="ce87" table:formula="of:=SUM([.C48];1)" office:value-type="float" office:value="20130" calcext:value-type="float">
            <text:p>20130</text:p>
          </table:table-cell>
          <table:table-cell table:style-name="ce94" table:formula="of:=SUM([.D48];1)" office:value-type="float" office:value="20131" calcext:value-type="float">
            <text:p>20131</text:p>
          </table:table-cell>
          <table:table-cell table:style-name="ce87" table:formula="of:=SUM([.E48];1)" office:value-type="float" office:value="20132" calcext:value-type="float">
            <text:p>20132</text:p>
          </table:table-cell>
          <table:table-cell table:style-name="ce94" table:formula="of:=SUM([.F48];1)" office:value-type="float" office:value="20133" calcext:value-type="float">
            <text:p>20133</text:p>
          </table:table-cell>
          <table:table-cell table:style-name="ce87" table:formula="of:=SUM([.G48];1)" office:value-type="float" office:value="20134" calcext:value-type="float">
            <text:p>20134</text:p>
          </table:table-cell>
          <table:table-cell table:style-name="ce94" table:formula="of:=SUM([.H48];1)" office:value-type="float" office:value="20135" calcext:value-type="float">
            <text:p>20135</text:p>
          </table:table-cell>
          <table:table-cell table:style-name="ce87" table:formula="of:=SUM([.I48];1)" office:value-type="float" office:value="20136" calcext:value-type="float">
            <text:p>20136</text:p>
          </table:table-cell>
          <table:table-cell table:style-name="ce94" table:formula="of:=SUM([.J48];1)" office:value-type="float" office:value="20137" calcext:value-type="float">
            <text:p>20137</text:p>
          </table:table-cell>
          <table:table-cell table:style-name="ce87" table:formula="of:=SUM([.K48];1)" office:value-type="float" office:value="20138" calcext:value-type="float">
            <text:p>20138</text:p>
          </table:table-cell>
          <table:table-cell table:style-name="ce94" table:formula="of:=SUM([.L48];1)" office:value-type="float" office:value="20139" calcext:value-type="float">
            <text:p>20139</text:p>
          </table:table-cell>
          <table:table-cell table:style-name="ce104" table:formula="of:=SUM([.M48];1)" office:value-type="float" office:value="20140" calcext:value-type="float">
            <text:p>20140</text:p>
          </table:table-cell>
          <table:table-cell table:style-name="ce89" table:formula="of:=SUM([.N48];1)" office:value-type="float" office:value="20141" calcext:value-type="float">
            <text:p>20141</text:p>
          </table:table-cell>
          <table:table-cell table:style-name="ce87" table:formula="of:=SUM([.O48];1)" office:value-type="float" office:value="20142" calcext:value-type="float">
            <text:p>20142</text:p>
          </table:table-cell>
          <table:table-cell table:style-name="ce94" table:formula="of:=SUM([.P48];1)" office:value-type="float" office:value="20143" calcext:value-type="float">
            <text:p>20143</text:p>
          </table:table-cell>
          <table:table-cell table:style-name="ce87" table:formula="of:=SUM([.Q48];1)" office:value-type="float" office:value="20144" calcext:value-type="float">
            <text:p>20144</text:p>
          </table:table-cell>
          <table:table-cell table:style-name="ce94" table:formula="of:=SUM([.R48];1)" office:value-type="float" office:value="20145" calcext:value-type="float">
            <text:p>20145</text:p>
          </table:table-cell>
          <table:table-cell table:style-name="ce87" table:formula="of:=SUM([.S48];1)" office:value-type="float" office:value="20146" calcext:value-type="float">
            <text:p>20146</text:p>
          </table:table-cell>
          <table:table-cell table:style-name="ce94" table:formula="of:=SUM([.T48];1)" office:value-type="float" office:value="20147" calcext:value-type="float">
            <text:p>20147</text:p>
          </table:table-cell>
          <table:table-cell table:style-name="ce87" table:formula="of:=SUM([.U48];1)" office:value-type="float" office:value="20148" calcext:value-type="float">
            <text:p>20148</text:p>
          </table:table-cell>
          <table:table-cell table:style-name="ce94" table:formula="of:=SUM([.V48];1)" office:value-type="float" office:value="20149" calcext:value-type="float">
            <text:p>20149</text:p>
          </table:table-cell>
          <table:table-cell table:style-name="ce87" table:formula="of:=SUM([.W48];1)" office:value-type="float" office:value="20150" calcext:value-type="float">
            <text:p>20150</text:p>
          </table:table-cell>
          <table:table-cell table:style-name="ce94" table:formula="of:=SUM([.X48];1)" office:value-type="float" office:value="20151" calcext:value-type="float">
            <text:p>20151</text:p>
          </table:table-cell>
          <table:table-cell table:style-name="ce87" table:formula="of:=SUM([.Y48];1)" office:value-type="float" office:value="20152" calcext:value-type="float">
            <text:p>20152</text:p>
          </table:table-cell>
          <table:table-cell table:style-name="ce94" table:formula="of:=SUM([.Z48];1)" office:value-type="float" office:value="20153" calcext:value-type="float">
            <text:p>20153</text:p>
          </table:table-cell>
          <table:table-cell table:style-name="ce87" table:formula="of:=SUM([.AA48];1)" office:value-type="float" office:value="20154" calcext:value-type="float">
            <text:p>20154</text:p>
          </table:table-cell>
          <table:table-cell table:style-name="ce94" table:formula="of:=SUM([.AB48];1)" office:value-type="float" office:value="20155" calcext:value-type="float">
            <text:p>20155</text:p>
          </table:table-cell>
          <table:table-cell table:style-name="ce87" table:formula="of:=SUM([.AC48];1)" office:value-type="float" office:value="20156" calcext:value-type="float">
            <text:p>20156</text:p>
          </table:table-cell>
          <table:table-cell table:style-name="ce94" table:formula="of:=SUM([.AD48];1)" office:value-type="float" office:value="20157" calcext:value-type="float">
            <text:p>20157</text:p>
          </table:table-cell>
          <table:table-cell table:style-name="ce87" table:formula="of:=SUM([.AE48];1)" office:value-type="float" office:value="20158" calcext:value-type="float">
            <text:p>20158</text:p>
          </table:table-cell>
          <table:table-cell table:style-name="ce94" table:formula="of:=SUM([.AF48];1)" office:value-type="float" office:value="20159" calcext:value-type="float">
            <text:p>20159</text:p>
          </table:table-cell>
          <table:table-cell table:number-columns-repeated="31"/>
        </table:table-row>
        <table:table-row table:style-name="ro2">
          <table:covered-table-cell table:style-name="ce86"/>
          <table:table-cell table:style-name="ce93" table:formula="of:=SUM([.AG41];1)" office:value-type="float" office:value="20384" calcext:value-type="float">
            <text:p>20384</text:p>
          </table:table-cell>
          <table:table-cell table:style-name="ce96" table:formula="of:=SUM([.B49];1)" office:value-type="float" office:value="20385" calcext:value-type="float">
            <text:p>20385</text:p>
          </table:table-cell>
          <table:table-cell table:style-name="ce87" table:formula="of:=SUM([.C49];1)" office:value-type="float" office:value="20386" calcext:value-type="float">
            <text:p>20386</text:p>
          </table:table-cell>
          <table:table-cell table:style-name="ce96" table:formula="of:=SUM([.D49];1)" office:value-type="float" office:value="20387" calcext:value-type="float">
            <text:p>20387</text:p>
          </table:table-cell>
          <table:table-cell table:style-name="ce87" table:formula="of:=SUM([.E49];1)" office:value-type="float" office:value="20388" calcext:value-type="float">
            <text:p>20388</text:p>
          </table:table-cell>
          <table:table-cell table:style-name="ce96" table:formula="of:=SUM([.F49];1)" office:value-type="float" office:value="20389" calcext:value-type="float">
            <text:p>20389</text:p>
          </table:table-cell>
          <table:table-cell table:style-name="ce87" table:formula="of:=SUM([.G49];1)" office:value-type="float" office:value="20390" calcext:value-type="float">
            <text:p>20390</text:p>
          </table:table-cell>
          <table:table-cell table:style-name="ce96" table:formula="of:=SUM([.H49];1)" office:value-type="float" office:value="20391" calcext:value-type="float">
            <text:p>20391</text:p>
          </table:table-cell>
          <table:table-cell table:style-name="ce87" table:formula="of:=SUM([.I49];1)" office:value-type="float" office:value="20392" calcext:value-type="float">
            <text:p>20392</text:p>
          </table:table-cell>
          <table:table-cell table:style-name="ce96" table:formula="of:=SUM([.J49];1)" office:value-type="float" office:value="20393" calcext:value-type="float">
            <text:p>20393</text:p>
          </table:table-cell>
          <table:table-cell table:style-name="ce87" table:formula="of:=SUM([.K49];1)" office:value-type="float" office:value="20394" calcext:value-type="float">
            <text:p>20394</text:p>
          </table:table-cell>
          <table:table-cell table:style-name="ce96" table:formula="of:=SUM([.L49];1)" office:value-type="float" office:value="20395" calcext:value-type="float">
            <text:p>20395</text:p>
          </table:table-cell>
          <table:table-cell table:style-name="ce104" table:formula="of:=SUM([.M49];1)" office:value-type="float" office:value="20396" calcext:value-type="float">
            <text:p>20396</text:p>
          </table:table-cell>
          <table:table-cell table:style-name="ce90" table:formula="of:=SUM([.N49];1)" office:value-type="float" office:value="20397" calcext:value-type="float">
            <text:p>20397</text:p>
          </table:table-cell>
          <table:table-cell table:style-name="ce87" table:formula="of:=SUM([.O49];1)" office:value-type="float" office:value="20398" calcext:value-type="float">
            <text:p>20398</text:p>
          </table:table-cell>
          <table:table-cell table:style-name="ce96" table:formula="of:=SUM([.P49];1)" office:value-type="float" office:value="20399" calcext:value-type="float">
            <text:p>20399</text:p>
          </table:table-cell>
          <table:table-cell table:style-name="ce87" table:formula="of:=SUM([.Q49];1)" office:value-type="float" office:value="20400" calcext:value-type="float">
            <text:p>20400</text:p>
          </table:table-cell>
          <table:table-cell table:style-name="ce96" table:formula="of:=SUM([.R49];1)" office:value-type="float" office:value="20401" calcext:value-type="float">
            <text:p>20401</text:p>
          </table:table-cell>
          <table:table-cell table:style-name="ce87" table:formula="of:=SUM([.S49];1)" office:value-type="float" office:value="20402" calcext:value-type="float">
            <text:p>20402</text:p>
          </table:table-cell>
          <table:table-cell table:style-name="ce96" table:formula="of:=SUM([.T49];1)" office:value-type="float" office:value="20403" calcext:value-type="float">
            <text:p>20403</text:p>
          </table:table-cell>
          <table:table-cell table:style-name="ce87" table:formula="of:=SUM([.U49];1)" office:value-type="float" office:value="20404" calcext:value-type="float">
            <text:p>20404</text:p>
          </table:table-cell>
          <table:table-cell table:style-name="ce96" table:formula="of:=SUM([.V49];1)" office:value-type="float" office:value="20405" calcext:value-type="float">
            <text:p>20405</text:p>
          </table:table-cell>
          <table:table-cell table:style-name="ce87" table:formula="of:=SUM([.W49];1)" office:value-type="float" office:value="20406" calcext:value-type="float">
            <text:p>20406</text:p>
          </table:table-cell>
          <table:table-cell table:style-name="ce96" table:formula="of:=SUM([.X49];1)" office:value-type="float" office:value="20407" calcext:value-type="float">
            <text:p>20407</text:p>
          </table:table-cell>
          <table:table-cell table:style-name="ce87" table:formula="of:=SUM([.Y49];1)" office:value-type="float" office:value="20408" calcext:value-type="float">
            <text:p>20408</text:p>
          </table:table-cell>
          <table:table-cell table:style-name="ce96" table:formula="of:=SUM([.Z49];1)" office:value-type="float" office:value="20409" calcext:value-type="float">
            <text:p>20409</text:p>
          </table:table-cell>
          <table:table-cell table:style-name="ce87" table:formula="of:=SUM([.AA49];1)" office:value-type="float" office:value="20410" calcext:value-type="float">
            <text:p>20410</text:p>
          </table:table-cell>
          <table:table-cell table:style-name="ce96" table:formula="of:=SUM([.AB49];1)" office:value-type="float" office:value="20411" calcext:value-type="float">
            <text:p>20411</text:p>
          </table:table-cell>
          <table:table-cell table:style-name="ce87" table:formula="of:=SUM([.AC49];1)" office:value-type="float" office:value="20412" calcext:value-type="float">
            <text:p>20412</text:p>
          </table:table-cell>
          <table:table-cell table:style-name="ce94" table:formula="of:=SUM([.AD49];1)" office:value-type="float" office:value="20413" calcext:value-type="float">
            <text:p>20413</text:p>
          </table:table-cell>
          <table:table-cell table:style-name="ce87" table:formula="of:=SUM([.AE49];1)" office:value-type="float" office:value="20414" calcext:value-type="float">
            <text:p>20414</text:p>
          </table:table-cell>
          <table:table-cell table:style-name="ce94" table:formula="of:=SUM([.AF49];1)" office:value-type="float" office:value="20415" calcext:value-type="float">
            <text:p>20415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6</text:p>
            <text:p>Pixel</text:p>
            <text:p>48-55</text:p>
          </table:table-cell>
          <table:table-cell table:style-name="ce94" table:formula="of:=SUM([.AG42];1)" office:value-type="float" office:value="18624" calcext:value-type="float">
            <text:p>18624</text:p>
          </table:table-cell>
          <table:table-cell table:style-name="ce87" table:formula="of:=SUM([.B50];1)" office:value-type="float" office:value="18625" calcext:value-type="float">
            <text:p>18625</text:p>
          </table:table-cell>
          <table:table-cell table:style-name="ce95" table:formula="of:=SUM([.C50];1)" office:value-type="float" office:value="18626" calcext:value-type="float">
            <text:p>18626</text:p>
          </table:table-cell>
          <table:table-cell table:style-name="ce87" table:formula="of:=SUM([.D50];1)" office:value-type="float" office:value="18627" calcext:value-type="float">
            <text:p>18627</text:p>
          </table:table-cell>
          <table:table-cell table:style-name="ce95" table:formula="of:=SUM([.E50];1)" office:value-type="float" office:value="18628" calcext:value-type="float">
            <text:p>18628</text:p>
          </table:table-cell>
          <table:table-cell table:style-name="ce87" table:formula="of:=SUM([.F50];1)" office:value-type="float" office:value="18629" calcext:value-type="float">
            <text:p>18629</text:p>
          </table:table-cell>
          <table:table-cell table:style-name="ce95" table:formula="of:=SUM([.G50];1)" office:value-type="float" office:value="18630" calcext:value-type="float">
            <text:p>18630</text:p>
          </table:table-cell>
          <table:table-cell table:style-name="ce87" table:formula="of:=SUM([.H50];1)" office:value-type="float" office:value="18631" calcext:value-type="float">
            <text:p>18631</text:p>
          </table:table-cell>
          <table:table-cell table:style-name="ce95" table:formula="of:=SUM([.I50];1)" office:value-type="float" office:value="18632" calcext:value-type="float">
            <text:p>18632</text:p>
          </table:table-cell>
          <table:table-cell table:style-name="ce87" table:formula="of:=SUM([.J50];1)" office:value-type="float" office:value="18633" calcext:value-type="float">
            <text:p>18633</text:p>
          </table:table-cell>
          <table:table-cell table:style-name="ce95" table:formula="of:=SUM([.K50];1)" office:value-type="float" office:value="18634" calcext:value-type="float">
            <text:p>18634</text:p>
          </table:table-cell>
          <table:table-cell table:style-name="ce87" table:formula="of:=SUM([.L50];1)" office:value-type="float" office:value="18635" calcext:value-type="float">
            <text:p>18635</text:p>
          </table:table-cell>
          <table:table-cell table:style-name="ce95" table:formula="of:=SUM([.M50];1)" office:value-type="float" office:value="18636" calcext:value-type="float">
            <text:p>18636</text:p>
          </table:table-cell>
          <table:table-cell table:style-name="ce87" table:formula="of:=SUM([.N50];1)" office:value-type="float" office:value="18637" calcext:value-type="float">
            <text:p>18637</text:p>
          </table:table-cell>
          <table:table-cell table:style-name="ce95" table:formula="of:=SUM([.O50];1)" office:value-type="float" office:value="18638" calcext:value-type="float">
            <text:p>18638</text:p>
          </table:table-cell>
          <table:table-cell table:style-name="ce87" table:formula="of:=SUM([.P50];1)" office:value-type="float" office:value="18639" calcext:value-type="float">
            <text:p>18639</text:p>
          </table:table-cell>
          <table:table-cell table:style-name="ce95" table:formula="of:=SUM([.Q50];1)" office:value-type="float" office:value="18640" calcext:value-type="float">
            <text:p>18640</text:p>
          </table:table-cell>
          <table:table-cell table:style-name="ce87" table:formula="of:=SUM([.R50];1)" office:value-type="float" office:value="18641" calcext:value-type="float">
            <text:p>18641</text:p>
          </table:table-cell>
          <table:table-cell table:style-name="ce95" table:formula="of:=SUM([.S50];1)" office:value-type="float" office:value="18642" calcext:value-type="float">
            <text:p>18642</text:p>
          </table:table-cell>
          <table:table-cell table:style-name="ce87" table:formula="of:=SUM([.T50];1)" office:value-type="float" office:value="18643" calcext:value-type="float">
            <text:p>18643</text:p>
          </table:table-cell>
          <table:table-cell table:style-name="ce95" table:formula="of:=SUM([.U50];1)" office:value-type="float" office:value="18644" calcext:value-type="float">
            <text:p>18644</text:p>
          </table:table-cell>
          <table:table-cell table:style-name="ce87" table:formula="of:=SUM([.V50];1)" office:value-type="float" office:value="18645" calcext:value-type="float">
            <text:p>18645</text:p>
          </table:table-cell>
          <table:table-cell table:style-name="ce95" table:formula="of:=SUM([.W50];1)" office:value-type="float" office:value="18646" calcext:value-type="float">
            <text:p>18646</text:p>
          </table:table-cell>
          <table:table-cell table:style-name="ce87" table:formula="of:=SUM([.X50];1)" office:value-type="float" office:value="18647" calcext:value-type="float">
            <text:p>18647</text:p>
          </table:table-cell>
          <table:table-cell table:style-name="ce95" table:formula="of:=SUM([.Y50];1)" office:value-type="float" office:value="18648" calcext:value-type="float">
            <text:p>18648</text:p>
          </table:table-cell>
          <table:table-cell table:style-name="ce87" table:formula="of:=SUM([.Z50];1)" office:value-type="float" office:value="18649" calcext:value-type="float">
            <text:p>18649</text:p>
          </table:table-cell>
          <table:table-cell table:style-name="ce95" table:formula="of:=SUM([.AA50];1)" office:value-type="float" office:value="18650" calcext:value-type="float">
            <text:p>18650</text:p>
          </table:table-cell>
          <table:table-cell table:style-name="ce87" table:formula="of:=SUM([.AB50];1)" office:value-type="float" office:value="18651" calcext:value-type="float">
            <text:p>18651</text:p>
          </table:table-cell>
          <table:table-cell table:style-name="ce95" table:formula="of:=SUM([.AC50];1)" office:value-type="float" office:value="18652" calcext:value-type="float">
            <text:p>18652</text:p>
          </table:table-cell>
          <table:table-cell table:style-name="ce106" table:formula="of:=SUM([.AD50];1)" office:value-type="float" office:value="18653" calcext:value-type="float">
            <text:p>18653</text:p>
          </table:table-cell>
          <table:table-cell table:style-name="ce95" table:formula="of:=SUM([.AE50];1)" office:value-type="float" office:value="18654" calcext:value-type="float">
            <text:p>18654</text:p>
          </table:table-cell>
          <table:table-cell table:style-name="ce111" table:formula="of:=SUM([.AF50];1)" office:value-type="float" office:value="18655" calcext:value-type="float">
            <text:p>1865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3];1)" office:value-type="float" office:value="18880" calcext:value-type="float">
            <text:p>18880</text:p>
          </table:table-cell>
          <table:table-cell table:style-name="ce87" table:formula="of:=SUM([.B51];1)" office:value-type="float" office:value="18881" calcext:value-type="float">
            <text:p>18881</text:p>
          </table:table-cell>
          <table:table-cell table:style-name="ce94" table:formula="of:=SUM([.C51];1)" office:value-type="float" office:value="18882" calcext:value-type="float">
            <text:p>18882</text:p>
          </table:table-cell>
          <table:table-cell table:style-name="ce87" table:formula="of:=SUM([.D51];1)" office:value-type="float" office:value="18883" calcext:value-type="float">
            <text:p>18883</text:p>
          </table:table-cell>
          <table:table-cell table:style-name="ce94" table:formula="of:=SUM([.E51];1)" office:value-type="float" office:value="18884" calcext:value-type="float">
            <text:p>18884</text:p>
          </table:table-cell>
          <table:table-cell table:style-name="ce87" table:formula="of:=SUM([.F51];1)" office:value-type="float" office:value="18885" calcext:value-type="float">
            <text:p>18885</text:p>
          </table:table-cell>
          <table:table-cell table:style-name="ce94" table:formula="of:=SUM([.G51];1)" office:value-type="float" office:value="18886" calcext:value-type="float">
            <text:p>18886</text:p>
          </table:table-cell>
          <table:table-cell table:style-name="ce87" table:formula="of:=SUM([.H51];1)" office:value-type="float" office:value="18887" calcext:value-type="float">
            <text:p>18887</text:p>
          </table:table-cell>
          <table:table-cell table:style-name="ce94" table:formula="of:=SUM([.I51];1)" office:value-type="float" office:value="18888" calcext:value-type="float">
            <text:p>18888</text:p>
          </table:table-cell>
          <table:table-cell table:style-name="ce87" table:formula="of:=SUM([.J51];1)" office:value-type="float" office:value="18889" calcext:value-type="float">
            <text:p>18889</text:p>
          </table:table-cell>
          <table:table-cell table:style-name="ce94" table:formula="of:=SUM([.K51];1)" office:value-type="float" office:value="18890" calcext:value-type="float">
            <text:p>18890</text:p>
          </table:table-cell>
          <table:table-cell table:style-name="ce87" table:formula="of:=SUM([.L51];1)" office:value-type="float" office:value="18891" calcext:value-type="float">
            <text:p>18891</text:p>
          </table:table-cell>
          <table:table-cell table:style-name="ce94" table:formula="of:=SUM([.M51];1)" office:value-type="float" office:value="18892" calcext:value-type="float">
            <text:p>18892</text:p>
          </table:table-cell>
          <table:table-cell table:style-name="ce87" table:formula="of:=SUM([.N51];1)" office:value-type="float" office:value="18893" calcext:value-type="float">
            <text:p>18893</text:p>
          </table:table-cell>
          <table:table-cell table:style-name="ce94" table:formula="of:=SUM([.O51];1)" office:value-type="float" office:value="18894" calcext:value-type="float">
            <text:p>18894</text:p>
          </table:table-cell>
          <table:table-cell table:style-name="ce87" table:formula="of:=SUM([.P51];1)" office:value-type="float" office:value="18895" calcext:value-type="float">
            <text:p>18895</text:p>
          </table:table-cell>
          <table:table-cell table:style-name="ce94" table:formula="of:=SUM([.Q51];1)" office:value-type="float" office:value="18896" calcext:value-type="float">
            <text:p>18896</text:p>
          </table:table-cell>
          <table:table-cell table:style-name="ce87" table:formula="of:=SUM([.R51];1)" office:value-type="float" office:value="18897" calcext:value-type="float">
            <text:p>18897</text:p>
          </table:table-cell>
          <table:table-cell table:style-name="ce94" table:formula="of:=SUM([.S51];1)" office:value-type="float" office:value="18898" calcext:value-type="float">
            <text:p>18898</text:p>
          </table:table-cell>
          <table:table-cell table:style-name="ce87" table:formula="of:=SUM([.T51];1)" office:value-type="float" office:value="18899" calcext:value-type="float">
            <text:p>18899</text:p>
          </table:table-cell>
          <table:table-cell table:style-name="ce94" table:formula="of:=SUM([.U51];1)" office:value-type="float" office:value="18900" calcext:value-type="float">
            <text:p>18900</text:p>
          </table:table-cell>
          <table:table-cell table:style-name="ce87" table:formula="of:=SUM([.V51];1)" office:value-type="float" office:value="18901" calcext:value-type="float">
            <text:p>18901</text:p>
          </table:table-cell>
          <table:table-cell table:style-name="ce94" table:formula="of:=SUM([.W51];1)" office:value-type="float" office:value="18902" calcext:value-type="float">
            <text:p>18902</text:p>
          </table:table-cell>
          <table:table-cell table:style-name="ce87" table:formula="of:=SUM([.X51];1)" office:value-type="float" office:value="18903" calcext:value-type="float">
            <text:p>18903</text:p>
          </table:table-cell>
          <table:table-cell table:style-name="ce94" table:formula="of:=SUM([.Y51];1)" office:value-type="float" office:value="18904" calcext:value-type="float">
            <text:p>18904</text:p>
          </table:table-cell>
          <table:table-cell table:style-name="ce87" table:formula="of:=SUM([.Z51];1)" office:value-type="float" office:value="18905" calcext:value-type="float">
            <text:p>18905</text:p>
          </table:table-cell>
          <table:table-cell table:style-name="ce94" table:formula="of:=SUM([.AA51];1)" office:value-type="float" office:value="18906" calcext:value-type="float">
            <text:p>18906</text:p>
          </table:table-cell>
          <table:table-cell table:style-name="ce87" table:formula="of:=SUM([.AB51];1)" office:value-type="float" office:value="18907" calcext:value-type="float">
            <text:p>18907</text:p>
          </table:table-cell>
          <table:table-cell table:style-name="ce94" table:formula="of:=SUM([.AC51];1)" office:value-type="float" office:value="18908" calcext:value-type="float">
            <text:p>18908</text:p>
          </table:table-cell>
          <table:table-cell table:style-name="ce97" table:formula="of:=SUM([.AD51];1)" office:value-type="float" office:value="18909" calcext:value-type="float">
            <text:p>18909</text:p>
          </table:table-cell>
          <table:table-cell table:style-name="ce94" table:formula="of:=SUM([.AE51];1)" office:value-type="float" office:value="18910" calcext:value-type="float">
            <text:p>18910</text:p>
          </table:table-cell>
          <table:table-cell table:style-name="ce104" table:formula="of:=SUM([.AF51];1)" office:value-type="float" office:value="18911" calcext:value-type="float">
            <text:p>1891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4];1)" office:value-type="float" office:value="19136" calcext:value-type="float">
            <text:p>19136</text:p>
          </table:table-cell>
          <table:table-cell table:style-name="ce87" table:formula="of:=SUM([.B52];1)" office:value-type="float" office:value="19137" calcext:value-type="float">
            <text:p>19137</text:p>
          </table:table-cell>
          <table:table-cell table:style-name="ce94" table:formula="of:=SUM([.C52];1)" office:value-type="float" office:value="19138" calcext:value-type="float">
            <text:p>19138</text:p>
          </table:table-cell>
          <table:table-cell table:style-name="ce87" table:formula="of:=SUM([.D52];1)" office:value-type="float" office:value="19139" calcext:value-type="float">
            <text:p>19139</text:p>
          </table:table-cell>
          <table:table-cell table:style-name="ce94" table:formula="of:=SUM([.E52];1)" office:value-type="float" office:value="19140" calcext:value-type="float">
            <text:p>19140</text:p>
          </table:table-cell>
          <table:table-cell table:style-name="ce87" table:formula="of:=SUM([.F52];1)" office:value-type="float" office:value="19141" calcext:value-type="float">
            <text:p>19141</text:p>
          </table:table-cell>
          <table:table-cell table:style-name="ce94" table:formula="of:=SUM([.G52];1)" office:value-type="float" office:value="19142" calcext:value-type="float">
            <text:p>19142</text:p>
          </table:table-cell>
          <table:table-cell table:style-name="ce87" table:formula="of:=SUM([.H52];1)" office:value-type="float" office:value="19143" calcext:value-type="float">
            <text:p>19143</text:p>
          </table:table-cell>
          <table:table-cell table:style-name="ce94" table:formula="of:=SUM([.I52];1)" office:value-type="float" office:value="19144" calcext:value-type="float">
            <text:p>19144</text:p>
          </table:table-cell>
          <table:table-cell table:style-name="ce87" table:formula="of:=SUM([.J52];1)" office:value-type="float" office:value="19145" calcext:value-type="float">
            <text:p>19145</text:p>
          </table:table-cell>
          <table:table-cell table:style-name="ce94" table:formula="of:=SUM([.K52];1)" office:value-type="float" office:value="19146" calcext:value-type="float">
            <text:p>19146</text:p>
          </table:table-cell>
          <table:table-cell table:style-name="ce87" table:formula="of:=SUM([.L52];1)" office:value-type="float" office:value="19147" calcext:value-type="float">
            <text:p>19147</text:p>
          </table:table-cell>
          <table:table-cell table:style-name="ce94" table:formula="of:=SUM([.M52];1)" office:value-type="float" office:value="19148" calcext:value-type="float">
            <text:p>19148</text:p>
          </table:table-cell>
          <table:table-cell table:style-name="ce87" table:formula="of:=SUM([.N52];1)" office:value-type="float" office:value="19149" calcext:value-type="float">
            <text:p>19149</text:p>
          </table:table-cell>
          <table:table-cell table:style-name="ce94" table:formula="of:=SUM([.O52];1)" office:value-type="float" office:value="19150" calcext:value-type="float">
            <text:p>19150</text:p>
          </table:table-cell>
          <table:table-cell table:style-name="ce87" table:formula="of:=SUM([.P52];1)" office:value-type="float" office:value="19151" calcext:value-type="float">
            <text:p>19151</text:p>
          </table:table-cell>
          <table:table-cell table:style-name="ce94" table:formula="of:=SUM([.Q52];1)" office:value-type="float" office:value="19152" calcext:value-type="float">
            <text:p>19152</text:p>
          </table:table-cell>
          <table:table-cell table:style-name="ce87" table:formula="of:=SUM([.R52];1)" office:value-type="float" office:value="19153" calcext:value-type="float">
            <text:p>19153</text:p>
          </table:table-cell>
          <table:table-cell table:style-name="ce94" table:formula="of:=SUM([.S52];1)" office:value-type="float" office:value="19154" calcext:value-type="float">
            <text:p>19154</text:p>
          </table:table-cell>
          <table:table-cell table:style-name="ce87" table:formula="of:=SUM([.T52];1)" office:value-type="float" office:value="19155" calcext:value-type="float">
            <text:p>19155</text:p>
          </table:table-cell>
          <table:table-cell table:style-name="ce94" table:formula="of:=SUM([.U52];1)" office:value-type="float" office:value="19156" calcext:value-type="float">
            <text:p>19156</text:p>
          </table:table-cell>
          <table:table-cell table:style-name="ce87" table:formula="of:=SUM([.V52];1)" office:value-type="float" office:value="19157" calcext:value-type="float">
            <text:p>19157</text:p>
          </table:table-cell>
          <table:table-cell table:style-name="ce94" table:formula="of:=SUM([.W52];1)" office:value-type="float" office:value="19158" calcext:value-type="float">
            <text:p>19158</text:p>
          </table:table-cell>
          <table:table-cell table:style-name="ce87" table:formula="of:=SUM([.X52];1)" office:value-type="float" office:value="19159" calcext:value-type="float">
            <text:p>19159</text:p>
          </table:table-cell>
          <table:table-cell table:style-name="ce94" table:formula="of:=SUM([.Y52];1)" office:value-type="float" office:value="19160" calcext:value-type="float">
            <text:p>19160</text:p>
          </table:table-cell>
          <table:table-cell table:style-name="ce87" table:formula="of:=SUM([.Z52];1)" office:value-type="float" office:value="19161" calcext:value-type="float">
            <text:p>19161</text:p>
          </table:table-cell>
          <table:table-cell table:style-name="ce94" table:formula="of:=SUM([.AA52];1)" office:value-type="float" office:value="19162" calcext:value-type="float">
            <text:p>19162</text:p>
          </table:table-cell>
          <table:table-cell table:style-name="ce87" table:formula="of:=SUM([.AB52];1)" office:value-type="float" office:value="19163" calcext:value-type="float">
            <text:p>19163</text:p>
          </table:table-cell>
          <table:table-cell table:style-name="ce94" table:formula="of:=SUM([.AC52];1)" office:value-type="float" office:value="19164" calcext:value-type="float">
            <text:p>19164</text:p>
          </table:table-cell>
          <table:table-cell table:style-name="ce97" table:formula="of:=SUM([.AD52];1)" office:value-type="float" office:value="19165" calcext:value-type="float">
            <text:p>19165</text:p>
          </table:table-cell>
          <table:table-cell table:style-name="ce94" table:formula="of:=SUM([.AE52];1)" office:value-type="float" office:value="19166" calcext:value-type="float">
            <text:p>19166</text:p>
          </table:table-cell>
          <table:table-cell table:style-name="ce104" table:formula="of:=SUM([.AF52];1)" office:value-type="float" office:value="19167" calcext:value-type="float">
            <text:p>1916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5];1)" office:value-type="float" office:value="19392" calcext:value-type="float">
            <text:p>19392</text:p>
          </table:table-cell>
          <table:table-cell table:style-name="ce87" table:formula="of:=SUM([.B53];1)" office:value-type="float" office:value="19393" calcext:value-type="float">
            <text:p>19393</text:p>
          </table:table-cell>
          <table:table-cell table:style-name="ce94" table:formula="of:=SUM([.C53];1)" office:value-type="float" office:value="19394" calcext:value-type="float">
            <text:p>19394</text:p>
          </table:table-cell>
          <table:table-cell table:style-name="ce87" table:formula="of:=SUM([.D53];1)" office:value-type="float" office:value="19395" calcext:value-type="float">
            <text:p>19395</text:p>
          </table:table-cell>
          <table:table-cell table:style-name="ce94" table:formula="of:=SUM([.E53];1)" office:value-type="float" office:value="19396" calcext:value-type="float">
            <text:p>19396</text:p>
          </table:table-cell>
          <table:table-cell table:style-name="ce87" table:formula="of:=SUM([.F53];1)" office:value-type="float" office:value="19397" calcext:value-type="float">
            <text:p>19397</text:p>
          </table:table-cell>
          <table:table-cell table:style-name="ce94" table:formula="of:=SUM([.G53];1)" office:value-type="float" office:value="19398" calcext:value-type="float">
            <text:p>19398</text:p>
          </table:table-cell>
          <table:table-cell table:style-name="ce87" table:formula="of:=SUM([.H53];1)" office:value-type="float" office:value="19399" calcext:value-type="float">
            <text:p>19399</text:p>
          </table:table-cell>
          <table:table-cell table:style-name="ce94" table:formula="of:=SUM([.I53];1)" office:value-type="float" office:value="19400" calcext:value-type="float">
            <text:p>19400</text:p>
          </table:table-cell>
          <table:table-cell table:style-name="ce87" table:formula="of:=SUM([.J53];1)" office:value-type="float" office:value="19401" calcext:value-type="float">
            <text:p>19401</text:p>
          </table:table-cell>
          <table:table-cell table:style-name="ce94" table:formula="of:=SUM([.K53];1)" office:value-type="float" office:value="19402" calcext:value-type="float">
            <text:p>19402</text:p>
          </table:table-cell>
          <table:table-cell table:style-name="ce87" table:formula="of:=SUM([.L53];1)" office:value-type="float" office:value="19403" calcext:value-type="float">
            <text:p>19403</text:p>
          </table:table-cell>
          <table:table-cell table:style-name="ce94" table:formula="of:=SUM([.M53];1)" office:value-type="float" office:value="19404" calcext:value-type="float">
            <text:p>19404</text:p>
          </table:table-cell>
          <table:table-cell table:style-name="ce87" table:formula="of:=SUM([.N53];1)" office:value-type="float" office:value="19405" calcext:value-type="float">
            <text:p>19405</text:p>
          </table:table-cell>
          <table:table-cell table:style-name="ce94" table:formula="of:=SUM([.O53];1)" office:value-type="float" office:value="19406" calcext:value-type="float">
            <text:p>19406</text:p>
          </table:table-cell>
          <table:table-cell table:style-name="ce87" table:formula="of:=SUM([.P53];1)" office:value-type="float" office:value="19407" calcext:value-type="float">
            <text:p>19407</text:p>
          </table:table-cell>
          <table:table-cell table:style-name="ce94" table:formula="of:=SUM([.Q53];1)" office:value-type="float" office:value="19408" calcext:value-type="float">
            <text:p>19408</text:p>
          </table:table-cell>
          <table:table-cell table:style-name="ce87" table:formula="of:=SUM([.R53];1)" office:value-type="float" office:value="19409" calcext:value-type="float">
            <text:p>19409</text:p>
          </table:table-cell>
          <table:table-cell table:style-name="ce94" table:formula="of:=SUM([.S53];1)" office:value-type="float" office:value="19410" calcext:value-type="float">
            <text:p>19410</text:p>
          </table:table-cell>
          <table:table-cell table:style-name="ce87" table:formula="of:=SUM([.T53];1)" office:value-type="float" office:value="19411" calcext:value-type="float">
            <text:p>19411</text:p>
          </table:table-cell>
          <table:table-cell table:style-name="ce94" table:formula="of:=SUM([.U53];1)" office:value-type="float" office:value="19412" calcext:value-type="float">
            <text:p>19412</text:p>
          </table:table-cell>
          <table:table-cell table:style-name="ce87" table:formula="of:=SUM([.V53];1)" office:value-type="float" office:value="19413" calcext:value-type="float">
            <text:p>19413</text:p>
          </table:table-cell>
          <table:table-cell table:style-name="ce94" table:formula="of:=SUM([.W53];1)" office:value-type="float" office:value="19414" calcext:value-type="float">
            <text:p>19414</text:p>
          </table:table-cell>
          <table:table-cell table:style-name="ce87" table:formula="of:=SUM([.X53];1)" office:value-type="float" office:value="19415" calcext:value-type="float">
            <text:p>19415</text:p>
          </table:table-cell>
          <table:table-cell table:style-name="ce94" table:formula="of:=SUM([.Y53];1)" office:value-type="float" office:value="19416" calcext:value-type="float">
            <text:p>19416</text:p>
          </table:table-cell>
          <table:table-cell table:style-name="ce87" table:formula="of:=SUM([.Z53];1)" office:value-type="float" office:value="19417" calcext:value-type="float">
            <text:p>19417</text:p>
          </table:table-cell>
          <table:table-cell table:style-name="ce94" table:formula="of:=SUM([.AA53];1)" office:value-type="float" office:value="19418" calcext:value-type="float">
            <text:p>19418</text:p>
          </table:table-cell>
          <table:table-cell table:style-name="ce87" table:formula="of:=SUM([.AB53];1)" office:value-type="float" office:value="19419" calcext:value-type="float">
            <text:p>19419</text:p>
          </table:table-cell>
          <table:table-cell table:style-name="ce94" table:formula="of:=SUM([.AC53];1)" office:value-type="float" office:value="19420" calcext:value-type="float">
            <text:p>19420</text:p>
          </table:table-cell>
          <table:table-cell table:style-name="ce97" table:formula="of:=SUM([.AD53];1)" office:value-type="float" office:value="19421" calcext:value-type="float">
            <text:p>19421</text:p>
          </table:table-cell>
          <table:table-cell table:style-name="ce94" table:formula="of:=SUM([.AE53];1)" office:value-type="float" office:value="19422" calcext:value-type="float">
            <text:p>19422</text:p>
          </table:table-cell>
          <table:table-cell table:style-name="ce104" table:formula="of:=SUM([.AF53];1)" office:value-type="float" office:value="19423" calcext:value-type="float">
            <text:p>1942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6];1)" office:value-type="float" office:value="19648" calcext:value-type="float">
            <text:p>19648</text:p>
          </table:table-cell>
          <table:table-cell table:style-name="ce87" table:formula="of:=SUM([.B54];1)" office:value-type="float" office:value="19649" calcext:value-type="float">
            <text:p>19649</text:p>
          </table:table-cell>
          <table:table-cell table:style-name="ce94" table:formula="of:=SUM([.C54];1)" office:value-type="float" office:value="19650" calcext:value-type="float">
            <text:p>19650</text:p>
          </table:table-cell>
          <table:table-cell table:style-name="ce87" table:formula="of:=SUM([.D54];1)" office:value-type="float" office:value="19651" calcext:value-type="float">
            <text:p>19651</text:p>
          </table:table-cell>
          <table:table-cell table:style-name="ce94" table:formula="of:=SUM([.E54];1)" office:value-type="float" office:value="19652" calcext:value-type="float">
            <text:p>19652</text:p>
          </table:table-cell>
          <table:table-cell table:style-name="ce87" table:formula="of:=SUM([.F54];1)" office:value-type="float" office:value="19653" calcext:value-type="float">
            <text:p>19653</text:p>
          </table:table-cell>
          <table:table-cell table:style-name="ce94" table:formula="of:=SUM([.G54];1)" office:value-type="float" office:value="19654" calcext:value-type="float">
            <text:p>19654</text:p>
          </table:table-cell>
          <table:table-cell table:style-name="ce87" table:formula="of:=SUM([.H54];1)" office:value-type="float" office:value="19655" calcext:value-type="float">
            <text:p>19655</text:p>
          </table:table-cell>
          <table:table-cell table:style-name="ce94" table:formula="of:=SUM([.I54];1)" office:value-type="float" office:value="19656" calcext:value-type="float">
            <text:p>19656</text:p>
          </table:table-cell>
          <table:table-cell table:style-name="ce87" table:formula="of:=SUM([.J54];1)" office:value-type="float" office:value="19657" calcext:value-type="float">
            <text:p>19657</text:p>
          </table:table-cell>
          <table:table-cell table:style-name="ce94" table:formula="of:=SUM([.K54];1)" office:value-type="float" office:value="19658" calcext:value-type="float">
            <text:p>19658</text:p>
          </table:table-cell>
          <table:table-cell table:style-name="ce87" table:formula="of:=SUM([.L54];1)" office:value-type="float" office:value="19659" calcext:value-type="float">
            <text:p>19659</text:p>
          </table:table-cell>
          <table:table-cell table:style-name="ce94" table:formula="of:=SUM([.M54];1)" office:value-type="float" office:value="19660" calcext:value-type="float">
            <text:p>19660</text:p>
          </table:table-cell>
          <table:table-cell table:style-name="ce87" table:formula="of:=SUM([.N54];1)" office:value-type="float" office:value="19661" calcext:value-type="float">
            <text:p>19661</text:p>
          </table:table-cell>
          <table:table-cell table:style-name="ce94" table:formula="of:=SUM([.O54];1)" office:value-type="float" office:value="19662" calcext:value-type="float">
            <text:p>19662</text:p>
          </table:table-cell>
          <table:table-cell table:style-name="ce87" table:formula="of:=SUM([.P54];1)" office:value-type="float" office:value="19663" calcext:value-type="float">
            <text:p>19663</text:p>
          </table:table-cell>
          <table:table-cell table:style-name="ce94" table:formula="of:=SUM([.Q54];1)" office:value-type="float" office:value="19664" calcext:value-type="float">
            <text:p>19664</text:p>
          </table:table-cell>
          <table:table-cell table:style-name="ce87" table:formula="of:=SUM([.R54];1)" office:value-type="float" office:value="19665" calcext:value-type="float">
            <text:p>19665</text:p>
          </table:table-cell>
          <table:table-cell table:style-name="ce94" table:formula="of:=SUM([.S54];1)" office:value-type="float" office:value="19666" calcext:value-type="float">
            <text:p>19666</text:p>
          </table:table-cell>
          <table:table-cell table:style-name="ce87" table:formula="of:=SUM([.T54];1)" office:value-type="float" office:value="19667" calcext:value-type="float">
            <text:p>19667</text:p>
          </table:table-cell>
          <table:table-cell table:style-name="ce94" table:formula="of:=SUM([.U54];1)" office:value-type="float" office:value="19668" calcext:value-type="float">
            <text:p>19668</text:p>
          </table:table-cell>
          <table:table-cell table:style-name="ce87" table:formula="of:=SUM([.V54];1)" office:value-type="float" office:value="19669" calcext:value-type="float">
            <text:p>19669</text:p>
          </table:table-cell>
          <table:table-cell table:style-name="ce94" table:formula="of:=SUM([.W54];1)" office:value-type="float" office:value="19670" calcext:value-type="float">
            <text:p>19670</text:p>
          </table:table-cell>
          <table:table-cell table:style-name="ce87" table:formula="of:=SUM([.X54];1)" office:value-type="float" office:value="19671" calcext:value-type="float">
            <text:p>19671</text:p>
          </table:table-cell>
          <table:table-cell table:style-name="ce94" table:formula="of:=SUM([.Y54];1)" office:value-type="float" office:value="19672" calcext:value-type="float">
            <text:p>19672</text:p>
          </table:table-cell>
          <table:table-cell table:style-name="ce87" table:formula="of:=SUM([.Z54];1)" office:value-type="float" office:value="19673" calcext:value-type="float">
            <text:p>19673</text:p>
          </table:table-cell>
          <table:table-cell table:style-name="ce94" table:formula="of:=SUM([.AA54];1)" office:value-type="float" office:value="19674" calcext:value-type="float">
            <text:p>19674</text:p>
          </table:table-cell>
          <table:table-cell table:style-name="ce87" table:formula="of:=SUM([.AB54];1)" office:value-type="float" office:value="19675" calcext:value-type="float">
            <text:p>19675</text:p>
          </table:table-cell>
          <table:table-cell table:style-name="ce94" table:formula="of:=SUM([.AC54];1)" office:value-type="float" office:value="19676" calcext:value-type="float">
            <text:p>19676</text:p>
          </table:table-cell>
          <table:table-cell table:style-name="ce97" table:formula="of:=SUM([.AD54];1)" office:value-type="float" office:value="19677" calcext:value-type="float">
            <text:p>19677</text:p>
          </table:table-cell>
          <table:table-cell table:style-name="ce94" table:formula="of:=SUM([.AE54];1)" office:value-type="float" office:value="19678" calcext:value-type="float">
            <text:p>19678</text:p>
          </table:table-cell>
          <table:table-cell table:style-name="ce104" table:formula="of:=SUM([.AF54];1)" office:value-type="float" office:value="19679" calcext:value-type="float">
            <text:p>1967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7];1)" office:value-type="float" office:value="19904" calcext:value-type="float">
            <text:p>19904</text:p>
          </table:table-cell>
          <table:table-cell table:style-name="ce87" table:formula="of:=SUM([.B55];1)" office:value-type="float" office:value="19905" calcext:value-type="float">
            <text:p>19905</text:p>
          </table:table-cell>
          <table:table-cell table:style-name="ce94" table:formula="of:=SUM([.C55];1)" office:value-type="float" office:value="19906" calcext:value-type="float">
            <text:p>19906</text:p>
          </table:table-cell>
          <table:table-cell table:style-name="ce87" table:formula="of:=SUM([.D55];1)" office:value-type="float" office:value="19907" calcext:value-type="float">
            <text:p>19907</text:p>
          </table:table-cell>
          <table:table-cell table:style-name="ce94" table:formula="of:=SUM([.E55];1)" office:value-type="float" office:value="19908" calcext:value-type="float">
            <text:p>19908</text:p>
          </table:table-cell>
          <table:table-cell table:style-name="ce87" table:formula="of:=SUM([.F55];1)" office:value-type="float" office:value="19909" calcext:value-type="float">
            <text:p>19909</text:p>
          </table:table-cell>
          <table:table-cell table:style-name="ce94" table:formula="of:=SUM([.G55];1)" office:value-type="float" office:value="19910" calcext:value-type="float">
            <text:p>19910</text:p>
          </table:table-cell>
          <table:table-cell table:style-name="ce87" table:formula="of:=SUM([.H55];1)" office:value-type="float" office:value="19911" calcext:value-type="float">
            <text:p>19911</text:p>
          </table:table-cell>
          <table:table-cell table:style-name="ce94" table:formula="of:=SUM([.I55];1)" office:value-type="float" office:value="19912" calcext:value-type="float">
            <text:p>19912</text:p>
          </table:table-cell>
          <table:table-cell table:style-name="ce87" table:formula="of:=SUM([.J55];1)" office:value-type="float" office:value="19913" calcext:value-type="float">
            <text:p>19913</text:p>
          </table:table-cell>
          <table:table-cell table:style-name="ce94" table:formula="of:=SUM([.K55];1)" office:value-type="float" office:value="19914" calcext:value-type="float">
            <text:p>19914</text:p>
          </table:table-cell>
          <table:table-cell table:style-name="ce87" table:formula="of:=SUM([.L55];1)" office:value-type="float" office:value="19915" calcext:value-type="float">
            <text:p>19915</text:p>
          </table:table-cell>
          <table:table-cell table:style-name="ce94" table:formula="of:=SUM([.M55];1)" office:value-type="float" office:value="19916" calcext:value-type="float">
            <text:p>19916</text:p>
          </table:table-cell>
          <table:table-cell table:style-name="ce87" table:formula="of:=SUM([.N55];1)" office:value-type="float" office:value="19917" calcext:value-type="float">
            <text:p>19917</text:p>
          </table:table-cell>
          <table:table-cell table:style-name="ce94" table:formula="of:=SUM([.O55];1)" office:value-type="float" office:value="19918" calcext:value-type="float">
            <text:p>19918</text:p>
          </table:table-cell>
          <table:table-cell table:style-name="ce87" table:formula="of:=SUM([.P55];1)" office:value-type="float" office:value="19919" calcext:value-type="float">
            <text:p>19919</text:p>
          </table:table-cell>
          <table:table-cell table:style-name="ce94" table:formula="of:=SUM([.Q55];1)" office:value-type="float" office:value="19920" calcext:value-type="float">
            <text:p>19920</text:p>
          </table:table-cell>
          <table:table-cell table:style-name="ce87" table:formula="of:=SUM([.R55];1)" office:value-type="float" office:value="19921" calcext:value-type="float">
            <text:p>19921</text:p>
          </table:table-cell>
          <table:table-cell table:style-name="ce94" table:formula="of:=SUM([.S55];1)" office:value-type="float" office:value="19922" calcext:value-type="float">
            <text:p>19922</text:p>
          </table:table-cell>
          <table:table-cell table:style-name="ce87" table:formula="of:=SUM([.T55];1)" office:value-type="float" office:value="19923" calcext:value-type="float">
            <text:p>19923</text:p>
          </table:table-cell>
          <table:table-cell table:style-name="ce94" table:formula="of:=SUM([.U55];1)" office:value-type="float" office:value="19924" calcext:value-type="float">
            <text:p>19924</text:p>
          </table:table-cell>
          <table:table-cell table:style-name="ce87" table:formula="of:=SUM([.V55];1)" office:value-type="float" office:value="19925" calcext:value-type="float">
            <text:p>19925</text:p>
          </table:table-cell>
          <table:table-cell table:style-name="ce94" table:formula="of:=SUM([.W55];1)" office:value-type="float" office:value="19926" calcext:value-type="float">
            <text:p>19926</text:p>
          </table:table-cell>
          <table:table-cell table:style-name="ce87" table:formula="of:=SUM([.X55];1)" office:value-type="float" office:value="19927" calcext:value-type="float">
            <text:p>19927</text:p>
          </table:table-cell>
          <table:table-cell table:style-name="ce94" table:formula="of:=SUM([.Y55];1)" office:value-type="float" office:value="19928" calcext:value-type="float">
            <text:p>19928</text:p>
          </table:table-cell>
          <table:table-cell table:style-name="ce87" table:formula="of:=SUM([.Z55];1)" office:value-type="float" office:value="19929" calcext:value-type="float">
            <text:p>19929</text:p>
          </table:table-cell>
          <table:table-cell table:style-name="ce94" table:formula="of:=SUM([.AA55];1)" office:value-type="float" office:value="19930" calcext:value-type="float">
            <text:p>19930</text:p>
          </table:table-cell>
          <table:table-cell table:style-name="ce87" table:formula="of:=SUM([.AB55];1)" office:value-type="float" office:value="19931" calcext:value-type="float">
            <text:p>19931</text:p>
          </table:table-cell>
          <table:table-cell table:style-name="ce94" table:formula="of:=SUM([.AC55];1)" office:value-type="float" office:value="19932" calcext:value-type="float">
            <text:p>19932</text:p>
          </table:table-cell>
          <table:table-cell table:style-name="ce97" table:formula="of:=SUM([.AD55];1)" office:value-type="float" office:value="19933" calcext:value-type="float">
            <text:p>19933</text:p>
          </table:table-cell>
          <table:table-cell table:style-name="ce94" table:formula="of:=SUM([.AE55];1)" office:value-type="float" office:value="19934" calcext:value-type="float">
            <text:p>19934</text:p>
          </table:table-cell>
          <table:table-cell table:style-name="ce104" table:formula="of:=SUM([.AF55];1)" office:value-type="float" office:value="19935" calcext:value-type="float">
            <text:p>1993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8];1)" office:value-type="float" office:value="20160" calcext:value-type="float">
            <text:p>20160</text:p>
          </table:table-cell>
          <table:table-cell table:style-name="ce87" table:formula="of:=SUM([.B56];1)" office:value-type="float" office:value="20161" calcext:value-type="float">
            <text:p>20161</text:p>
          </table:table-cell>
          <table:table-cell table:style-name="ce94" table:formula="of:=SUM([.C56];1)" office:value-type="float" office:value="20162" calcext:value-type="float">
            <text:p>20162</text:p>
          </table:table-cell>
          <table:table-cell table:style-name="ce87" table:formula="of:=SUM([.D56];1)" office:value-type="float" office:value="20163" calcext:value-type="float">
            <text:p>20163</text:p>
          </table:table-cell>
          <table:table-cell table:style-name="ce94" table:formula="of:=SUM([.E56];1)" office:value-type="float" office:value="20164" calcext:value-type="float">
            <text:p>20164</text:p>
          </table:table-cell>
          <table:table-cell table:style-name="ce87" table:formula="of:=SUM([.F56];1)" office:value-type="float" office:value="20165" calcext:value-type="float">
            <text:p>20165</text:p>
          </table:table-cell>
          <table:table-cell table:style-name="ce94" table:formula="of:=SUM([.G56];1)" office:value-type="float" office:value="20166" calcext:value-type="float">
            <text:p>20166</text:p>
          </table:table-cell>
          <table:table-cell table:style-name="ce87" table:formula="of:=SUM([.H56];1)" office:value-type="float" office:value="20167" calcext:value-type="float">
            <text:p>20167</text:p>
          </table:table-cell>
          <table:table-cell table:style-name="ce94" table:formula="of:=SUM([.I56];1)" office:value-type="float" office:value="20168" calcext:value-type="float">
            <text:p>20168</text:p>
          </table:table-cell>
          <table:table-cell table:style-name="ce87" table:formula="of:=SUM([.J56];1)" office:value-type="float" office:value="20169" calcext:value-type="float">
            <text:p>20169</text:p>
          </table:table-cell>
          <table:table-cell table:style-name="ce94" table:formula="of:=SUM([.K56];1)" office:value-type="float" office:value="20170" calcext:value-type="float">
            <text:p>20170</text:p>
          </table:table-cell>
          <table:table-cell table:style-name="ce87" table:formula="of:=SUM([.L56];1)" office:value-type="float" office:value="20171" calcext:value-type="float">
            <text:p>20171</text:p>
          </table:table-cell>
          <table:table-cell table:style-name="ce94" table:formula="of:=SUM([.M56];1)" office:value-type="float" office:value="20172" calcext:value-type="float">
            <text:p>20172</text:p>
          </table:table-cell>
          <table:table-cell table:style-name="ce87" table:formula="of:=SUM([.N56];1)" office:value-type="float" office:value="20173" calcext:value-type="float">
            <text:p>20173</text:p>
          </table:table-cell>
          <table:table-cell table:style-name="ce94" table:formula="of:=SUM([.O56];1)" office:value-type="float" office:value="20174" calcext:value-type="float">
            <text:p>20174</text:p>
          </table:table-cell>
          <table:table-cell table:style-name="ce87" table:formula="of:=SUM([.P56];1)" office:value-type="float" office:value="20175" calcext:value-type="float">
            <text:p>20175</text:p>
          </table:table-cell>
          <table:table-cell table:style-name="ce94" table:formula="of:=SUM([.Q56];1)" office:value-type="float" office:value="20176" calcext:value-type="float">
            <text:p>20176</text:p>
          </table:table-cell>
          <table:table-cell table:style-name="ce87" table:formula="of:=SUM([.R56];1)" office:value-type="float" office:value="20177" calcext:value-type="float">
            <text:p>20177</text:p>
          </table:table-cell>
          <table:table-cell table:style-name="ce94" table:formula="of:=SUM([.S56];1)" office:value-type="float" office:value="20178" calcext:value-type="float">
            <text:p>20178</text:p>
          </table:table-cell>
          <table:table-cell table:style-name="ce87" table:formula="of:=SUM([.T56];1)" office:value-type="float" office:value="20179" calcext:value-type="float">
            <text:p>20179</text:p>
          </table:table-cell>
          <table:table-cell table:style-name="ce94" table:formula="of:=SUM([.U56];1)" office:value-type="float" office:value="20180" calcext:value-type="float">
            <text:p>20180</text:p>
          </table:table-cell>
          <table:table-cell table:style-name="ce87" table:formula="of:=SUM([.V56];1)" office:value-type="float" office:value="20181" calcext:value-type="float">
            <text:p>20181</text:p>
          </table:table-cell>
          <table:table-cell table:style-name="ce94" table:formula="of:=SUM([.W56];1)" office:value-type="float" office:value="20182" calcext:value-type="float">
            <text:p>20182</text:p>
          </table:table-cell>
          <table:table-cell table:style-name="ce87" table:formula="of:=SUM([.X56];1)" office:value-type="float" office:value="20183" calcext:value-type="float">
            <text:p>20183</text:p>
          </table:table-cell>
          <table:table-cell table:style-name="ce94" table:formula="of:=SUM([.Y56];1)" office:value-type="float" office:value="20184" calcext:value-type="float">
            <text:p>20184</text:p>
          </table:table-cell>
          <table:table-cell table:style-name="ce87" table:formula="of:=SUM([.Z56];1)" office:value-type="float" office:value="20185" calcext:value-type="float">
            <text:p>20185</text:p>
          </table:table-cell>
          <table:table-cell table:style-name="ce94" table:formula="of:=SUM([.AA56];1)" office:value-type="float" office:value="20186" calcext:value-type="float">
            <text:p>20186</text:p>
          </table:table-cell>
          <table:table-cell table:style-name="ce87" table:formula="of:=SUM([.AB56];1)" office:value-type="float" office:value="20187" calcext:value-type="float">
            <text:p>20187</text:p>
          </table:table-cell>
          <table:table-cell table:style-name="ce94" table:formula="of:=SUM([.AC56];1)" office:value-type="float" office:value="20188" calcext:value-type="float">
            <text:p>20188</text:p>
          </table:table-cell>
          <table:table-cell table:style-name="ce97" table:formula="of:=SUM([.AD56];1)" office:value-type="float" office:value="20189" calcext:value-type="float">
            <text:p>20189</text:p>
          </table:table-cell>
          <table:table-cell table:style-name="ce94" table:formula="of:=SUM([.AE56];1)" office:value-type="float" office:value="20190" calcext:value-type="float">
            <text:p>20190</text:p>
          </table:table-cell>
          <table:table-cell table:style-name="ce104" table:formula="of:=SUM([.AF56];1)" office:value-type="float" office:value="20191" calcext:value-type="float">
            <text:p>20191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SUM([.AG49];1)" office:value-type="float" office:value="20416" calcext:value-type="float">
            <text:p>20416</text:p>
          </table:table-cell>
          <table:table-cell table:style-name="ce87" table:formula="of:=SUM([.B57];1)" office:value-type="float" office:value="20417" calcext:value-type="float">
            <text:p>20417</text:p>
          </table:table-cell>
          <table:table-cell table:style-name="ce96" table:formula="of:=SUM([.C57];1)" office:value-type="float" office:value="20418" calcext:value-type="float">
            <text:p>20418</text:p>
          </table:table-cell>
          <table:table-cell table:style-name="ce87" table:formula="of:=SUM([.D57];1)" office:value-type="float" office:value="20419" calcext:value-type="float">
            <text:p>20419</text:p>
          </table:table-cell>
          <table:table-cell table:style-name="ce96" table:formula="of:=SUM([.E57];1)" office:value-type="float" office:value="20420" calcext:value-type="float">
            <text:p>20420</text:p>
          </table:table-cell>
          <table:table-cell table:style-name="ce87" table:formula="of:=SUM([.F57];1)" office:value-type="float" office:value="20421" calcext:value-type="float">
            <text:p>20421</text:p>
          </table:table-cell>
          <table:table-cell table:style-name="ce96" table:formula="of:=SUM([.G57];1)" office:value-type="float" office:value="20422" calcext:value-type="float">
            <text:p>20422</text:p>
          </table:table-cell>
          <table:table-cell table:style-name="ce87" table:formula="of:=SUM([.H57];1)" office:value-type="float" office:value="20423" calcext:value-type="float">
            <text:p>20423</text:p>
          </table:table-cell>
          <table:table-cell table:style-name="ce96" table:formula="of:=SUM([.I57];1)" office:value-type="float" office:value="20424" calcext:value-type="float">
            <text:p>20424</text:p>
          </table:table-cell>
          <table:table-cell table:style-name="ce87" table:formula="of:=SUM([.J57];1)" office:value-type="float" office:value="20425" calcext:value-type="float">
            <text:p>20425</text:p>
          </table:table-cell>
          <table:table-cell table:style-name="ce96" table:formula="of:=SUM([.K57];1)" office:value-type="float" office:value="20426" calcext:value-type="float">
            <text:p>20426</text:p>
          </table:table-cell>
          <table:table-cell table:style-name="ce87" table:formula="of:=SUM([.L57];1)" office:value-type="float" office:value="20427" calcext:value-type="float">
            <text:p>20427</text:p>
          </table:table-cell>
          <table:table-cell table:style-name="ce96" table:formula="of:=SUM([.M57];1)" office:value-type="float" office:value="20428" calcext:value-type="float">
            <text:p>20428</text:p>
          </table:table-cell>
          <table:table-cell table:style-name="ce87" table:formula="of:=SUM([.N57];1)" office:value-type="float" office:value="20429" calcext:value-type="float">
            <text:p>20429</text:p>
          </table:table-cell>
          <table:table-cell table:style-name="ce96" table:formula="of:=SUM([.O57];1)" office:value-type="float" office:value="20430" calcext:value-type="float">
            <text:p>20430</text:p>
          </table:table-cell>
          <table:table-cell table:style-name="ce87" table:formula="of:=SUM([.P57];1)" office:value-type="float" office:value="20431" calcext:value-type="float">
            <text:p>20431</text:p>
          </table:table-cell>
          <table:table-cell table:style-name="ce96" table:formula="of:=SUM([.Q57];1)" office:value-type="float" office:value="20432" calcext:value-type="float">
            <text:p>20432</text:p>
          </table:table-cell>
          <table:table-cell table:style-name="ce87" table:formula="of:=SUM([.R57];1)" office:value-type="float" office:value="20433" calcext:value-type="float">
            <text:p>20433</text:p>
          </table:table-cell>
          <table:table-cell table:style-name="ce96" table:formula="of:=SUM([.S57];1)" office:value-type="float" office:value="20434" calcext:value-type="float">
            <text:p>20434</text:p>
          </table:table-cell>
          <table:table-cell table:style-name="ce87" table:formula="of:=SUM([.T57];1)" office:value-type="float" office:value="20435" calcext:value-type="float">
            <text:p>20435</text:p>
          </table:table-cell>
          <table:table-cell table:style-name="ce96" table:formula="of:=SUM([.U57];1)" office:value-type="float" office:value="20436" calcext:value-type="float">
            <text:p>20436</text:p>
          </table:table-cell>
          <table:table-cell table:style-name="ce87" table:formula="of:=SUM([.V57];1)" office:value-type="float" office:value="20437" calcext:value-type="float">
            <text:p>20437</text:p>
          </table:table-cell>
          <table:table-cell table:style-name="ce96" table:formula="of:=SUM([.W57];1)" office:value-type="float" office:value="20438" calcext:value-type="float">
            <text:p>20438</text:p>
          </table:table-cell>
          <table:table-cell table:style-name="ce87" table:formula="of:=SUM([.X57];1)" office:value-type="float" office:value="20439" calcext:value-type="float">
            <text:p>20439</text:p>
          </table:table-cell>
          <table:table-cell table:style-name="ce96" table:formula="of:=SUM([.Y57];1)" office:value-type="float" office:value="20440" calcext:value-type="float">
            <text:p>20440</text:p>
          </table:table-cell>
          <table:table-cell table:style-name="ce87" table:formula="of:=SUM([.Z57];1)" office:value-type="float" office:value="20441" calcext:value-type="float">
            <text:p>20441</text:p>
          </table:table-cell>
          <table:table-cell table:style-name="ce96" table:formula="of:=SUM([.AA57];1)" office:value-type="float" office:value="20442" calcext:value-type="float">
            <text:p>20442</text:p>
          </table:table-cell>
          <table:table-cell table:style-name="ce87" table:formula="of:=SUM([.AB57];1)" office:value-type="float" office:value="20443" calcext:value-type="float">
            <text:p>20443</text:p>
          </table:table-cell>
          <table:table-cell table:style-name="ce96" table:formula="of:=SUM([.AC57];1)" office:value-type="float" office:value="20444" calcext:value-type="float">
            <text:p>20444</text:p>
          </table:table-cell>
          <table:table-cell table:style-name="ce98" table:formula="of:=SUM([.AD57];1)" office:value-type="float" office:value="20445" calcext:value-type="float">
            <text:p>20445</text:p>
          </table:table-cell>
          <table:table-cell table:style-name="ce96" table:formula="of:=SUM([.AE57];1)" office:value-type="float" office:value="20446" calcext:value-type="float">
            <text:p>20446</text:p>
          </table:table-cell>
          <table:table-cell table:style-name="ce105" table:formula="of:=SUM([.AF57];1)" office:value-type="float" office:value="20447" calcext:value-type="float">
            <text:p>20447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7</text:p>
            <text:p>Pixel</text:p>
            <text:p>56-63</text:p>
          </table:table-cell>
          <table:table-cell table:style-name="ce97" table:formula="of:=SUM([.AG50];1)" office:value-type="float" office:value="18656" calcext:value-type="float">
            <text:p>18656</text:p>
          </table:table-cell>
          <table:table-cell table:style-name="ce95" table:formula="of:=SUM([.B58];1)" office:value-type="float" office:value="18657" calcext:value-type="float">
            <text:p>18657</text:p>
          </table:table-cell>
          <table:table-cell table:style-name="ce87" table:formula="of:=SUM([.C58];1)" office:value-type="float" office:value="18658" calcext:value-type="float">
            <text:p>18658</text:p>
          </table:table-cell>
          <table:table-cell table:style-name="ce95" table:formula="of:=SUM([.D58];1)" office:value-type="float" office:value="18659" calcext:value-type="float">
            <text:p>18659</text:p>
          </table:table-cell>
          <table:table-cell table:style-name="ce87" table:formula="of:=SUM([.E58];1)" office:value-type="float" office:value="18660" calcext:value-type="float">
            <text:p>18660</text:p>
          </table:table-cell>
          <table:table-cell table:style-name="ce95" table:formula="of:=SUM([.F58];1)" office:value-type="float" office:value="18661" calcext:value-type="float">
            <text:p>18661</text:p>
          </table:table-cell>
          <table:table-cell table:style-name="ce87" table:formula="of:=SUM([.G58];1)" office:value-type="float" office:value="18662" calcext:value-type="float">
            <text:p>18662</text:p>
          </table:table-cell>
          <table:table-cell table:style-name="ce95" table:formula="of:=SUM([.H58];1)" office:value-type="float" office:value="18663" calcext:value-type="float">
            <text:p>18663</text:p>
          </table:table-cell>
          <table:table-cell table:style-name="ce87" table:formula="of:=SUM([.I58];1)" office:value-type="float" office:value="18664" calcext:value-type="float">
            <text:p>18664</text:p>
          </table:table-cell>
          <table:table-cell table:style-name="ce95" table:formula="of:=SUM([.J58];1)" office:value-type="float" office:value="18665" calcext:value-type="float">
            <text:p>18665</text:p>
          </table:table-cell>
          <table:table-cell table:style-name="ce87" table:formula="of:=SUM([.K58];1)" office:value-type="float" office:value="18666" calcext:value-type="float">
            <text:p>18666</text:p>
          </table:table-cell>
          <table:table-cell table:style-name="ce95" table:formula="of:=SUM([.L58];1)" office:value-type="float" office:value="18667" calcext:value-type="float">
            <text:p>18667</text:p>
          </table:table-cell>
          <table:table-cell table:style-name="ce104" table:formula="of:=SUM([.M58];1)" office:value-type="float" office:value="18668" calcext:value-type="float">
            <text:p>18668</text:p>
          </table:table-cell>
          <table:table-cell table:style-name="ce100" table:formula="of:=SUM([.N58];1)" office:value-type="float" office:value="18669" calcext:value-type="float">
            <text:p>18669</text:p>
          </table:table-cell>
          <table:table-cell table:style-name="ce106" table:formula="of:=SUM([.O58];1)" office:value-type="float" office:value="18670" calcext:value-type="float">
            <text:p>18670</text:p>
          </table:table-cell>
          <table:table-cell table:style-name="ce95" table:formula="of:=SUM([.P58];1)" office:value-type="float" office:value="18671" calcext:value-type="float">
            <text:p>18671</text:p>
          </table:table-cell>
          <table:table-cell table:style-name="ce99" table:formula="of:=SUM([.Q58];1)" office:value-type="float" office:value="18672" calcext:value-type="float">
            <text:p>18672</text:p>
          </table:table-cell>
          <table:table-cell table:style-name="ce95" table:formula="of:=SUM([.R58];1)" office:value-type="float" office:value="18673" calcext:value-type="float">
            <text:p>18673</text:p>
          </table:table-cell>
          <table:table-cell table:style-name="ce99" table:formula="of:=SUM([.S58];1)" office:value-type="float" office:value="18674" calcext:value-type="float">
            <text:p>18674</text:p>
          </table:table-cell>
          <table:table-cell table:style-name="ce95" table:formula="of:=SUM([.T58];1)" office:value-type="float" office:value="18675" calcext:value-type="float">
            <text:p>18675</text:p>
          </table:table-cell>
          <table:table-cell table:style-name="ce99" table:formula="of:=SUM([.U58];1)" office:value-type="float" office:value="18676" calcext:value-type="float">
            <text:p>18676</text:p>
          </table:table-cell>
          <table:table-cell table:style-name="ce95" table:formula="of:=SUM([.V58];1)" office:value-type="float" office:value="18677" calcext:value-type="float">
            <text:p>18677</text:p>
          </table:table-cell>
          <table:table-cell table:style-name="ce99" table:formula="of:=SUM([.W58];1)" office:value-type="float" office:value="18678" calcext:value-type="float">
            <text:p>18678</text:p>
          </table:table-cell>
          <table:table-cell table:style-name="ce95" table:formula="of:=SUM([.X58];1)" office:value-type="float" office:value="18679" calcext:value-type="float">
            <text:p>18679</text:p>
          </table:table-cell>
          <table:table-cell table:style-name="ce99" table:formula="of:=SUM([.Y58];1)" office:value-type="float" office:value="18680" calcext:value-type="float">
            <text:p>18680</text:p>
          </table:table-cell>
          <table:table-cell table:style-name="ce95" table:formula="of:=SUM([.Z58];1)" office:value-type="float" office:value="18681" calcext:value-type="float">
            <text:p>18681</text:p>
          </table:table-cell>
          <table:table-cell table:style-name="ce91" table:formula="of:=SUM([.AA58];1)" office:value-type="float" office:value="18682" calcext:value-type="float">
            <text:p>18682</text:p>
          </table:table-cell>
          <table:table-cell table:style-name="ce95" table:formula="of:=SUM([.AB58];1)" office:value-type="float" office:value="18683" calcext:value-type="float">
            <text:p>18683</text:p>
          </table:table-cell>
          <table:table-cell table:style-name="ce99" table:formula="of:=SUM([.AC58];1)" office:value-type="float" office:value="18684" calcext:value-type="float">
            <text:p>18684</text:p>
          </table:table-cell>
          <table:table-cell table:style-name="ce95" table:formula="of:=SUM([.AD58];1)" office:value-type="float" office:value="18685" calcext:value-type="float">
            <text:p>18685</text:p>
          </table:table-cell>
          <table:table-cell table:style-name="ce92" table:formula="of:=SUM([.AE58];1)" office:value-type="float" office:value="18686" calcext:value-type="float">
            <text:p>18686</text:p>
          </table:table-cell>
          <table:table-cell table:style-name="ce89" table:formula="of:=SUM([.AF58];1)" office:value-type="float" office:value="18687" calcext:value-type="float">
            <text:p>1868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1];1)" office:value-type="float" office:value="18912" calcext:value-type="float">
            <text:p>18912</text:p>
          </table:table-cell>
          <table:table-cell table:style-name="ce94" table:formula="of:=SUM([.B59];1)" office:value-type="float" office:value="18913" calcext:value-type="float">
            <text:p>18913</text:p>
          </table:table-cell>
          <table:table-cell table:style-name="ce87" table:formula="of:=SUM([.C59];1)" office:value-type="float" office:value="18914" calcext:value-type="float">
            <text:p>18914</text:p>
          </table:table-cell>
          <table:table-cell table:style-name="ce94" table:formula="of:=SUM([.D59];1)" office:value-type="float" office:value="18915" calcext:value-type="float">
            <text:p>18915</text:p>
          </table:table-cell>
          <table:table-cell table:style-name="ce87" table:formula="of:=SUM([.E59];1)" office:value-type="float" office:value="18916" calcext:value-type="float">
            <text:p>18916</text:p>
          </table:table-cell>
          <table:table-cell table:style-name="ce94" table:formula="of:=SUM([.F59];1)" office:value-type="float" office:value="18917" calcext:value-type="float">
            <text:p>18917</text:p>
          </table:table-cell>
          <table:table-cell table:style-name="ce87" table:formula="of:=SUM([.G59];1)" office:value-type="float" office:value="18918" calcext:value-type="float">
            <text:p>18918</text:p>
          </table:table-cell>
          <table:table-cell table:style-name="ce94" table:formula="of:=SUM([.H59];1)" office:value-type="float" office:value="18919" calcext:value-type="float">
            <text:p>18919</text:p>
          </table:table-cell>
          <table:table-cell table:style-name="ce87" table:formula="of:=SUM([.I59];1)" office:value-type="float" office:value="18920" calcext:value-type="float">
            <text:p>18920</text:p>
          </table:table-cell>
          <table:table-cell table:style-name="ce94" table:formula="of:=SUM([.J59];1)" office:value-type="float" office:value="18921" calcext:value-type="float">
            <text:p>18921</text:p>
          </table:table-cell>
          <table:table-cell table:style-name="ce87" table:formula="of:=SUM([.K59];1)" office:value-type="float" office:value="18922" calcext:value-type="float">
            <text:p>18922</text:p>
          </table:table-cell>
          <table:table-cell table:style-name="ce94" table:formula="of:=SUM([.L59];1)" office:value-type="float" office:value="18923" calcext:value-type="float">
            <text:p>18923</text:p>
          </table:table-cell>
          <table:table-cell table:style-name="ce104" table:formula="of:=SUM([.M59];1)" office:value-type="float" office:value="18924" calcext:value-type="float">
            <text:p>18924</text:p>
          </table:table-cell>
          <table:table-cell table:style-name="ce89" table:formula="of:=SUM([.N59];1)" office:value-type="float" office:value="18925" calcext:value-type="float">
            <text:p>18925</text:p>
          </table:table-cell>
          <table:table-cell table:style-name="ce97" table:formula="of:=SUM([.O59];1)" office:value-type="float" office:value="18926" calcext:value-type="float">
            <text:p>18926</text:p>
          </table:table-cell>
          <table:table-cell table:style-name="ce94" table:formula="of:=SUM([.P59];1)" office:value-type="float" office:value="18927" calcext:value-type="float">
            <text:p>18927</text:p>
          </table:table-cell>
          <table:table-cell table:style-name="ce87" table:formula="of:=SUM([.Q59];1)" office:value-type="float" office:value="18928" calcext:value-type="float">
            <text:p>18928</text:p>
          </table:table-cell>
          <table:table-cell table:style-name="ce94" table:formula="of:=SUM([.R59];1)" office:value-type="float" office:value="18929" calcext:value-type="float">
            <text:p>18929</text:p>
          </table:table-cell>
          <table:table-cell table:style-name="ce87" table:formula="of:=SUM([.S59];1)" office:value-type="float" office:value="18930" calcext:value-type="float">
            <text:p>18930</text:p>
          </table:table-cell>
          <table:table-cell table:style-name="ce94" table:formula="of:=SUM([.T59];1)" office:value-type="float" office:value="18931" calcext:value-type="float">
            <text:p>18931</text:p>
          </table:table-cell>
          <table:table-cell table:style-name="ce87" table:formula="of:=SUM([.U59];1)" office:value-type="float" office:value="18932" calcext:value-type="float">
            <text:p>18932</text:p>
          </table:table-cell>
          <table:table-cell table:style-name="ce94" table:formula="of:=SUM([.V59];1)" office:value-type="float" office:value="18933" calcext:value-type="float">
            <text:p>18933</text:p>
          </table:table-cell>
          <table:table-cell table:style-name="ce87" table:formula="of:=SUM([.W59];1)" office:value-type="float" office:value="18934" calcext:value-type="float">
            <text:p>18934</text:p>
          </table:table-cell>
          <table:table-cell table:style-name="ce94" table:formula="of:=SUM([.X59];1)" office:value-type="float" office:value="18935" calcext:value-type="float">
            <text:p>18935</text:p>
          </table:table-cell>
          <table:table-cell table:style-name="ce87" table:formula="of:=SUM([.Y59];1)" office:value-type="float" office:value="18936" calcext:value-type="float">
            <text:p>18936</text:p>
          </table:table-cell>
          <table:table-cell table:style-name="ce94" table:formula="of:=SUM([.Z59];1)" office:value-type="float" office:value="18937" calcext:value-type="float">
            <text:p>18937</text:p>
          </table:table-cell>
          <table:table-cell table:style-name="ce92" table:formula="of:=SUM([.AA59];1)" office:value-type="float" office:value="18938" calcext:value-type="float">
            <text:p>18938</text:p>
          </table:table-cell>
          <table:table-cell table:style-name="ce94" table:formula="of:=SUM([.AB59];1)" office:value-type="float" office:value="18939" calcext:value-type="float">
            <text:p>18939</text:p>
          </table:table-cell>
          <table:table-cell table:style-name="ce87" table:formula="of:=SUM([.AC59];1)" office:value-type="float" office:value="18940" calcext:value-type="float">
            <text:p>18940</text:p>
          </table:table-cell>
          <table:table-cell table:style-name="ce94" table:formula="of:=SUM([.AD59];1)" office:value-type="float" office:value="18941" calcext:value-type="float">
            <text:p>18941</text:p>
          </table:table-cell>
          <table:table-cell table:style-name="ce92" table:formula="of:=SUM([.AE59];1)" office:value-type="float" office:value="18942" calcext:value-type="float">
            <text:p>18942</text:p>
          </table:table-cell>
          <table:table-cell table:style-name="ce89" table:formula="of:=SUM([.AF59];1)" office:value-type="float" office:value="18943" calcext:value-type="float">
            <text:p>1894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2];1)" office:value-type="float" office:value="19168" calcext:value-type="float">
            <text:p>19168</text:p>
          </table:table-cell>
          <table:table-cell table:style-name="ce94" table:formula="of:=SUM([.B60];1)" office:value-type="float" office:value="19169" calcext:value-type="float">
            <text:p>19169</text:p>
          </table:table-cell>
          <table:table-cell table:style-name="ce87" table:formula="of:=SUM([.C60];1)" office:value-type="float" office:value="19170" calcext:value-type="float">
            <text:p>19170</text:p>
          </table:table-cell>
          <table:table-cell table:style-name="ce94" table:formula="of:=SUM([.D60];1)" office:value-type="float" office:value="19171" calcext:value-type="float">
            <text:p>19171</text:p>
          </table:table-cell>
          <table:table-cell table:style-name="ce87" table:formula="of:=SUM([.E60];1)" office:value-type="float" office:value="19172" calcext:value-type="float">
            <text:p>19172</text:p>
          </table:table-cell>
          <table:table-cell table:style-name="ce94" table:formula="of:=SUM([.F60];1)" office:value-type="float" office:value="19173" calcext:value-type="float">
            <text:p>19173</text:p>
          </table:table-cell>
          <table:table-cell table:style-name="ce87" table:formula="of:=SUM([.G60];1)" office:value-type="float" office:value="19174" calcext:value-type="float">
            <text:p>19174</text:p>
          </table:table-cell>
          <table:table-cell table:style-name="ce94" table:formula="of:=SUM([.H60];1)" office:value-type="float" office:value="19175" calcext:value-type="float">
            <text:p>19175</text:p>
          </table:table-cell>
          <table:table-cell table:style-name="ce87" table:formula="of:=SUM([.I60];1)" office:value-type="float" office:value="19176" calcext:value-type="float">
            <text:p>19176</text:p>
          </table:table-cell>
          <table:table-cell table:style-name="ce94" table:formula="of:=SUM([.J60];1)" office:value-type="float" office:value="19177" calcext:value-type="float">
            <text:p>19177</text:p>
          </table:table-cell>
          <table:table-cell table:style-name="ce87" table:formula="of:=SUM([.K60];1)" office:value-type="float" office:value="19178" calcext:value-type="float">
            <text:p>19178</text:p>
          </table:table-cell>
          <table:table-cell table:style-name="ce94" table:formula="of:=SUM([.L60];1)" office:value-type="float" office:value="19179" calcext:value-type="float">
            <text:p>19179</text:p>
          </table:table-cell>
          <table:table-cell table:style-name="ce104" table:formula="of:=SUM([.M60];1)" office:value-type="float" office:value="19180" calcext:value-type="float">
            <text:p>19180</text:p>
          </table:table-cell>
          <table:table-cell table:style-name="ce89" table:formula="of:=SUM([.N60];1)" office:value-type="float" office:value="19181" calcext:value-type="float">
            <text:p>19181</text:p>
          </table:table-cell>
          <table:table-cell table:style-name="ce97" table:formula="of:=SUM([.O60];1)" office:value-type="float" office:value="19182" calcext:value-type="float">
            <text:p>19182</text:p>
          </table:table-cell>
          <table:table-cell table:style-name="ce94" table:formula="of:=SUM([.P60];1)" office:value-type="float" office:value="19183" calcext:value-type="float">
            <text:p>19183</text:p>
          </table:table-cell>
          <table:table-cell table:style-name="ce87" table:formula="of:=SUM([.Q60];1)" office:value-type="float" office:value="19184" calcext:value-type="float">
            <text:p>19184</text:p>
          </table:table-cell>
          <table:table-cell table:style-name="ce94" table:formula="of:=SUM([.R60];1)" office:value-type="float" office:value="19185" calcext:value-type="float">
            <text:p>19185</text:p>
          </table:table-cell>
          <table:table-cell table:style-name="ce87" table:formula="of:=SUM([.S60];1)" office:value-type="float" office:value="19186" calcext:value-type="float">
            <text:p>19186</text:p>
          </table:table-cell>
          <table:table-cell table:style-name="ce94" table:formula="of:=SUM([.T60];1)" office:value-type="float" office:value="19187" calcext:value-type="float">
            <text:p>19187</text:p>
          </table:table-cell>
          <table:table-cell table:style-name="ce87" table:formula="of:=SUM([.U60];1)" office:value-type="float" office:value="19188" calcext:value-type="float">
            <text:p>19188</text:p>
          </table:table-cell>
          <table:table-cell table:style-name="ce94" table:formula="of:=SUM([.V60];1)" office:value-type="float" office:value="19189" calcext:value-type="float">
            <text:p>19189</text:p>
          </table:table-cell>
          <table:table-cell table:style-name="ce87" table:formula="of:=SUM([.W60];1)" office:value-type="float" office:value="19190" calcext:value-type="float">
            <text:p>19190</text:p>
          </table:table-cell>
          <table:table-cell table:style-name="ce94" table:formula="of:=SUM([.X60];1)" office:value-type="float" office:value="19191" calcext:value-type="float">
            <text:p>19191</text:p>
          </table:table-cell>
          <table:table-cell table:style-name="ce87" table:formula="of:=SUM([.Y60];1)" office:value-type="float" office:value="19192" calcext:value-type="float">
            <text:p>19192</text:p>
          </table:table-cell>
          <table:table-cell table:style-name="ce94" table:formula="of:=SUM([.Z60];1)" office:value-type="float" office:value="19193" calcext:value-type="float">
            <text:p>19193</text:p>
          </table:table-cell>
          <table:table-cell table:style-name="ce92" table:formula="of:=SUM([.AA60];1)" office:value-type="float" office:value="19194" calcext:value-type="float">
            <text:p>19194</text:p>
          </table:table-cell>
          <table:table-cell table:style-name="ce94" table:formula="of:=SUM([.AB60];1)" office:value-type="float" office:value="19195" calcext:value-type="float">
            <text:p>19195</text:p>
          </table:table-cell>
          <table:table-cell table:style-name="ce87" table:formula="of:=SUM([.AC60];1)" office:value-type="float" office:value="19196" calcext:value-type="float">
            <text:p>19196</text:p>
          </table:table-cell>
          <table:table-cell table:style-name="ce94" table:formula="of:=SUM([.AD60];1)" office:value-type="float" office:value="19197" calcext:value-type="float">
            <text:p>19197</text:p>
          </table:table-cell>
          <table:table-cell table:style-name="ce92" table:formula="of:=SUM([.AE60];1)" office:value-type="float" office:value="19198" calcext:value-type="float">
            <text:p>19198</text:p>
          </table:table-cell>
          <table:table-cell table:style-name="ce89" table:formula="of:=SUM([.AF60];1)" office:value-type="float" office:value="19199" calcext:value-type="float">
            <text:p>1919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3];1)" office:value-type="float" office:value="19424" calcext:value-type="float">
            <text:p>19424</text:p>
          </table:table-cell>
          <table:table-cell table:style-name="ce94" table:formula="of:=SUM([.B61];1)" office:value-type="float" office:value="19425" calcext:value-type="float">
            <text:p>19425</text:p>
          </table:table-cell>
          <table:table-cell table:style-name="ce87" table:formula="of:=SUM([.C61];1)" office:value-type="float" office:value="19426" calcext:value-type="float">
            <text:p>19426</text:p>
          </table:table-cell>
          <table:table-cell table:style-name="ce94" table:formula="of:=SUM([.D61];1)" office:value-type="float" office:value="19427" calcext:value-type="float">
            <text:p>19427</text:p>
          </table:table-cell>
          <table:table-cell table:style-name="ce87" table:formula="of:=SUM([.E61];1)" office:value-type="float" office:value="19428" calcext:value-type="float">
            <text:p>19428</text:p>
          </table:table-cell>
          <table:table-cell table:style-name="ce94" table:formula="of:=SUM([.F61];1)" office:value-type="float" office:value="19429" calcext:value-type="float">
            <text:p>19429</text:p>
          </table:table-cell>
          <table:table-cell table:style-name="ce87" table:formula="of:=SUM([.G61];1)" office:value-type="float" office:value="19430" calcext:value-type="float">
            <text:p>19430</text:p>
          </table:table-cell>
          <table:table-cell table:style-name="ce94" table:formula="of:=SUM([.H61];1)" office:value-type="float" office:value="19431" calcext:value-type="float">
            <text:p>19431</text:p>
          </table:table-cell>
          <table:table-cell table:style-name="ce87" table:formula="of:=SUM([.I61];1)" office:value-type="float" office:value="19432" calcext:value-type="float">
            <text:p>19432</text:p>
          </table:table-cell>
          <table:table-cell table:style-name="ce94" table:formula="of:=SUM([.J61];1)" office:value-type="float" office:value="19433" calcext:value-type="float">
            <text:p>19433</text:p>
          </table:table-cell>
          <table:table-cell table:style-name="ce87" table:formula="of:=SUM([.K61];1)" office:value-type="float" office:value="19434" calcext:value-type="float">
            <text:p>19434</text:p>
          </table:table-cell>
          <table:table-cell table:style-name="ce94" table:formula="of:=SUM([.L61];1)" office:value-type="float" office:value="19435" calcext:value-type="float">
            <text:p>19435</text:p>
          </table:table-cell>
          <table:table-cell table:style-name="ce104" table:formula="of:=SUM([.M61];1)" office:value-type="float" office:value="19436" calcext:value-type="float">
            <text:p>19436</text:p>
          </table:table-cell>
          <table:table-cell table:style-name="ce89" table:formula="of:=SUM([.N61];1)" office:value-type="float" office:value="19437" calcext:value-type="float">
            <text:p>19437</text:p>
          </table:table-cell>
          <table:table-cell table:style-name="ce97" table:formula="of:=SUM([.O61];1)" office:value-type="float" office:value="19438" calcext:value-type="float">
            <text:p>19438</text:p>
          </table:table-cell>
          <table:table-cell table:style-name="ce94" table:formula="of:=SUM([.P61];1)" office:value-type="float" office:value="19439" calcext:value-type="float">
            <text:p>19439</text:p>
          </table:table-cell>
          <table:table-cell table:style-name="ce87" table:formula="of:=SUM([.Q61];1)" office:value-type="float" office:value="19440" calcext:value-type="float">
            <text:p>19440</text:p>
          </table:table-cell>
          <table:table-cell table:style-name="ce94" table:formula="of:=SUM([.R61];1)" office:value-type="float" office:value="19441" calcext:value-type="float">
            <text:p>19441</text:p>
          </table:table-cell>
          <table:table-cell table:style-name="ce87" table:formula="of:=SUM([.S61];1)" office:value-type="float" office:value="19442" calcext:value-type="float">
            <text:p>19442</text:p>
          </table:table-cell>
          <table:table-cell table:style-name="ce94" table:formula="of:=SUM([.T61];1)" office:value-type="float" office:value="19443" calcext:value-type="float">
            <text:p>19443</text:p>
          </table:table-cell>
          <table:table-cell table:style-name="ce87" table:formula="of:=SUM([.U61];1)" office:value-type="float" office:value="19444" calcext:value-type="float">
            <text:p>19444</text:p>
          </table:table-cell>
          <table:table-cell table:style-name="ce94" table:formula="of:=SUM([.V61];1)" office:value-type="float" office:value="19445" calcext:value-type="float">
            <text:p>19445</text:p>
          </table:table-cell>
          <table:table-cell table:style-name="ce87" table:formula="of:=SUM([.W61];1)" office:value-type="float" office:value="19446" calcext:value-type="float">
            <text:p>19446</text:p>
          </table:table-cell>
          <table:table-cell table:style-name="ce94" table:formula="of:=SUM([.X61];1)" office:value-type="float" office:value="19447" calcext:value-type="float">
            <text:p>19447</text:p>
          </table:table-cell>
          <table:table-cell table:style-name="ce87" table:formula="of:=SUM([.Y61];1)" office:value-type="float" office:value="19448" calcext:value-type="float">
            <text:p>19448</text:p>
          </table:table-cell>
          <table:table-cell table:style-name="ce94" table:formula="of:=SUM([.Z61];1)" office:value-type="float" office:value="19449" calcext:value-type="float">
            <text:p>19449</text:p>
          </table:table-cell>
          <table:table-cell table:style-name="ce92" table:formula="of:=SUM([.AA61];1)" office:value-type="float" office:value="19450" calcext:value-type="float">
            <text:p>19450</text:p>
          </table:table-cell>
          <table:table-cell table:style-name="ce94" table:formula="of:=SUM([.AB61];1)" office:value-type="float" office:value="19451" calcext:value-type="float">
            <text:p>19451</text:p>
          </table:table-cell>
          <table:table-cell table:style-name="ce87" table:formula="of:=SUM([.AC61];1)" office:value-type="float" office:value="19452" calcext:value-type="float">
            <text:p>19452</text:p>
          </table:table-cell>
          <table:table-cell table:style-name="ce94" table:formula="of:=SUM([.AD61];1)" office:value-type="float" office:value="19453" calcext:value-type="float">
            <text:p>19453</text:p>
          </table:table-cell>
          <table:table-cell table:style-name="ce92" table:formula="of:=SUM([.AE61];1)" office:value-type="float" office:value="19454" calcext:value-type="float">
            <text:p>19454</text:p>
          </table:table-cell>
          <table:table-cell table:style-name="ce89" table:formula="of:=SUM([.AF61];1)" office:value-type="float" office:value="19455" calcext:value-type="float">
            <text:p>1945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4];1)" office:value-type="float" office:value="19680" calcext:value-type="float">
            <text:p>19680</text:p>
          </table:table-cell>
          <table:table-cell table:style-name="ce94" table:formula="of:=SUM([.B62];1)" office:value-type="float" office:value="19681" calcext:value-type="float">
            <text:p>19681</text:p>
          </table:table-cell>
          <table:table-cell table:style-name="ce87" table:formula="of:=SUM([.C62];1)" office:value-type="float" office:value="19682" calcext:value-type="float">
            <text:p>19682</text:p>
          </table:table-cell>
          <table:table-cell table:style-name="ce94" table:formula="of:=SUM([.D62];1)" office:value-type="float" office:value="19683" calcext:value-type="float">
            <text:p>19683</text:p>
          </table:table-cell>
          <table:table-cell table:style-name="ce87" table:formula="of:=SUM([.E62];1)" office:value-type="float" office:value="19684" calcext:value-type="float">
            <text:p>19684</text:p>
          </table:table-cell>
          <table:table-cell table:style-name="ce94" table:formula="of:=SUM([.F62];1)" office:value-type="float" office:value="19685" calcext:value-type="float">
            <text:p>19685</text:p>
          </table:table-cell>
          <table:table-cell table:style-name="ce87" table:formula="of:=SUM([.G62];1)" office:value-type="float" office:value="19686" calcext:value-type="float">
            <text:p>19686</text:p>
          </table:table-cell>
          <table:table-cell table:style-name="ce94" table:formula="of:=SUM([.H62];1)" office:value-type="float" office:value="19687" calcext:value-type="float">
            <text:p>19687</text:p>
          </table:table-cell>
          <table:table-cell table:style-name="ce87" table:formula="of:=SUM([.I62];1)" office:value-type="float" office:value="19688" calcext:value-type="float">
            <text:p>19688</text:p>
          </table:table-cell>
          <table:table-cell table:style-name="ce94" table:formula="of:=SUM([.J62];1)" office:value-type="float" office:value="19689" calcext:value-type="float">
            <text:p>19689</text:p>
          </table:table-cell>
          <table:table-cell table:style-name="ce87" table:formula="of:=SUM([.K62];1)" office:value-type="float" office:value="19690" calcext:value-type="float">
            <text:p>19690</text:p>
          </table:table-cell>
          <table:table-cell table:style-name="ce94" table:formula="of:=SUM([.L62];1)" office:value-type="float" office:value="19691" calcext:value-type="float">
            <text:p>19691</text:p>
          </table:table-cell>
          <table:table-cell table:style-name="ce104" table:formula="of:=SUM([.M62];1)" office:value-type="float" office:value="19692" calcext:value-type="float">
            <text:p>19692</text:p>
          </table:table-cell>
          <table:table-cell table:style-name="ce89" table:formula="of:=SUM([.N62];1)" office:value-type="float" office:value="19693" calcext:value-type="float">
            <text:p>19693</text:p>
          </table:table-cell>
          <table:table-cell table:style-name="ce97" table:formula="of:=SUM([.O62];1)" office:value-type="float" office:value="19694" calcext:value-type="float">
            <text:p>19694</text:p>
          </table:table-cell>
          <table:table-cell table:style-name="ce94" table:formula="of:=SUM([.P62];1)" office:value-type="float" office:value="19695" calcext:value-type="float">
            <text:p>19695</text:p>
          </table:table-cell>
          <table:table-cell table:style-name="ce87" table:formula="of:=SUM([.Q62];1)" office:value-type="float" office:value="19696" calcext:value-type="float">
            <text:p>19696</text:p>
          </table:table-cell>
          <table:table-cell table:style-name="ce94" table:formula="of:=SUM([.R62];1)" office:value-type="float" office:value="19697" calcext:value-type="float">
            <text:p>19697</text:p>
          </table:table-cell>
          <table:table-cell table:style-name="ce87" table:formula="of:=SUM([.S62];1)" office:value-type="float" office:value="19698" calcext:value-type="float">
            <text:p>19698</text:p>
          </table:table-cell>
          <table:table-cell table:style-name="ce94" table:formula="of:=SUM([.T62];1)" office:value-type="float" office:value="19699" calcext:value-type="float">
            <text:p>19699</text:p>
          </table:table-cell>
          <table:table-cell table:style-name="ce87" table:formula="of:=SUM([.U62];1)" office:value-type="float" office:value="19700" calcext:value-type="float">
            <text:p>19700</text:p>
          </table:table-cell>
          <table:table-cell table:style-name="ce94" table:formula="of:=SUM([.V62];1)" office:value-type="float" office:value="19701" calcext:value-type="float">
            <text:p>19701</text:p>
          </table:table-cell>
          <table:table-cell table:style-name="ce87" table:formula="of:=SUM([.W62];1)" office:value-type="float" office:value="19702" calcext:value-type="float">
            <text:p>19702</text:p>
          </table:table-cell>
          <table:table-cell table:style-name="ce94" table:formula="of:=SUM([.X62];1)" office:value-type="float" office:value="19703" calcext:value-type="float">
            <text:p>19703</text:p>
          </table:table-cell>
          <table:table-cell table:style-name="ce87" table:formula="of:=SUM([.Y62];1)" office:value-type="float" office:value="19704" calcext:value-type="float">
            <text:p>19704</text:p>
          </table:table-cell>
          <table:table-cell table:style-name="ce94" table:formula="of:=SUM([.Z62];1)" office:value-type="float" office:value="19705" calcext:value-type="float">
            <text:p>19705</text:p>
          </table:table-cell>
          <table:table-cell table:style-name="ce92" table:formula="of:=SUM([.AA62];1)" office:value-type="float" office:value="19706" calcext:value-type="float">
            <text:p>19706</text:p>
          </table:table-cell>
          <table:table-cell table:style-name="ce94" table:formula="of:=SUM([.AB62];1)" office:value-type="float" office:value="19707" calcext:value-type="float">
            <text:p>19707</text:p>
          </table:table-cell>
          <table:table-cell table:style-name="ce87" table:formula="of:=SUM([.AC62];1)" office:value-type="float" office:value="19708" calcext:value-type="float">
            <text:p>19708</text:p>
          </table:table-cell>
          <table:table-cell table:style-name="ce94" table:formula="of:=SUM([.AD62];1)" office:value-type="float" office:value="19709" calcext:value-type="float">
            <text:p>19709</text:p>
          </table:table-cell>
          <table:table-cell table:style-name="ce92" table:formula="of:=SUM([.AE62];1)" office:value-type="float" office:value="19710" calcext:value-type="float">
            <text:p>19710</text:p>
          </table:table-cell>
          <table:table-cell table:style-name="ce89" table:formula="of:=SUM([.AF62];1)" office:value-type="float" office:value="19711" calcext:value-type="float">
            <text:p>1971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5];1)" office:value-type="float" office:value="19936" calcext:value-type="float">
            <text:p>19936</text:p>
          </table:table-cell>
          <table:table-cell table:style-name="ce94" table:formula="of:=SUM([.B63];1)" office:value-type="float" office:value="19937" calcext:value-type="float">
            <text:p>19937</text:p>
          </table:table-cell>
          <table:table-cell table:style-name="ce87" table:formula="of:=SUM([.C63];1)" office:value-type="float" office:value="19938" calcext:value-type="float">
            <text:p>19938</text:p>
          </table:table-cell>
          <table:table-cell table:style-name="ce94" table:formula="of:=SUM([.D63];1)" office:value-type="float" office:value="19939" calcext:value-type="float">
            <text:p>19939</text:p>
          </table:table-cell>
          <table:table-cell table:style-name="ce87" table:formula="of:=SUM([.E63];1)" office:value-type="float" office:value="19940" calcext:value-type="float">
            <text:p>19940</text:p>
          </table:table-cell>
          <table:table-cell table:style-name="ce94" table:formula="of:=SUM([.F63];1)" office:value-type="float" office:value="19941" calcext:value-type="float">
            <text:p>19941</text:p>
          </table:table-cell>
          <table:table-cell table:style-name="ce87" table:formula="of:=SUM([.G63];1)" office:value-type="float" office:value="19942" calcext:value-type="float">
            <text:p>19942</text:p>
          </table:table-cell>
          <table:table-cell table:style-name="ce94" table:formula="of:=SUM([.H63];1)" office:value-type="float" office:value="19943" calcext:value-type="float">
            <text:p>19943</text:p>
          </table:table-cell>
          <table:table-cell table:style-name="ce87" table:formula="of:=SUM([.I63];1)" office:value-type="float" office:value="19944" calcext:value-type="float">
            <text:p>19944</text:p>
          </table:table-cell>
          <table:table-cell table:style-name="ce94" table:formula="of:=SUM([.J63];1)" office:value-type="float" office:value="19945" calcext:value-type="float">
            <text:p>19945</text:p>
          </table:table-cell>
          <table:table-cell table:style-name="ce87" table:formula="of:=SUM([.K63];1)" office:value-type="float" office:value="19946" calcext:value-type="float">
            <text:p>19946</text:p>
          </table:table-cell>
          <table:table-cell table:style-name="ce94" table:formula="of:=SUM([.L63];1)" office:value-type="float" office:value="19947" calcext:value-type="float">
            <text:p>19947</text:p>
          </table:table-cell>
          <table:table-cell table:style-name="ce104" table:formula="of:=SUM([.M63];1)" office:value-type="float" office:value="19948" calcext:value-type="float">
            <text:p>19948</text:p>
          </table:table-cell>
          <table:table-cell table:style-name="ce89" table:formula="of:=SUM([.N63];1)" office:value-type="float" office:value="19949" calcext:value-type="float">
            <text:p>19949</text:p>
          </table:table-cell>
          <table:table-cell table:style-name="ce97" table:formula="of:=SUM([.O63];1)" office:value-type="float" office:value="19950" calcext:value-type="float">
            <text:p>19950</text:p>
          </table:table-cell>
          <table:table-cell table:style-name="ce94" table:formula="of:=SUM([.P63];1)" office:value-type="float" office:value="19951" calcext:value-type="float">
            <text:p>19951</text:p>
          </table:table-cell>
          <table:table-cell table:style-name="ce87" table:formula="of:=SUM([.Q63];1)" office:value-type="float" office:value="19952" calcext:value-type="float">
            <text:p>19952</text:p>
          </table:table-cell>
          <table:table-cell table:style-name="ce94" table:formula="of:=SUM([.R63];1)" office:value-type="float" office:value="19953" calcext:value-type="float">
            <text:p>19953</text:p>
          </table:table-cell>
          <table:table-cell table:style-name="ce87" table:formula="of:=SUM([.S63];1)" office:value-type="float" office:value="19954" calcext:value-type="float">
            <text:p>19954</text:p>
          </table:table-cell>
          <table:table-cell table:style-name="ce94" table:formula="of:=SUM([.T63];1)" office:value-type="float" office:value="19955" calcext:value-type="float">
            <text:p>19955</text:p>
          </table:table-cell>
          <table:table-cell table:style-name="ce87" table:formula="of:=SUM([.U63];1)" office:value-type="float" office:value="19956" calcext:value-type="float">
            <text:p>19956</text:p>
          </table:table-cell>
          <table:table-cell table:style-name="ce94" table:formula="of:=SUM([.V63];1)" office:value-type="float" office:value="19957" calcext:value-type="float">
            <text:p>19957</text:p>
          </table:table-cell>
          <table:table-cell table:style-name="ce87" table:formula="of:=SUM([.W63];1)" office:value-type="float" office:value="19958" calcext:value-type="float">
            <text:p>19958</text:p>
          </table:table-cell>
          <table:table-cell table:style-name="ce94" table:formula="of:=SUM([.X63];1)" office:value-type="float" office:value="19959" calcext:value-type="float">
            <text:p>19959</text:p>
          </table:table-cell>
          <table:table-cell table:style-name="ce87" table:formula="of:=SUM([.Y63];1)" office:value-type="float" office:value="19960" calcext:value-type="float">
            <text:p>19960</text:p>
          </table:table-cell>
          <table:table-cell table:style-name="ce94" table:formula="of:=SUM([.Z63];1)" office:value-type="float" office:value="19961" calcext:value-type="float">
            <text:p>19961</text:p>
          </table:table-cell>
          <table:table-cell table:style-name="ce92" table:formula="of:=SUM([.AA63];1)" office:value-type="float" office:value="19962" calcext:value-type="float">
            <text:p>19962</text:p>
          </table:table-cell>
          <table:table-cell table:style-name="ce94" table:formula="of:=SUM([.AB63];1)" office:value-type="float" office:value="19963" calcext:value-type="float">
            <text:p>19963</text:p>
          </table:table-cell>
          <table:table-cell table:style-name="ce87" table:formula="of:=SUM([.AC63];1)" office:value-type="float" office:value="19964" calcext:value-type="float">
            <text:p>19964</text:p>
          </table:table-cell>
          <table:table-cell table:style-name="ce94" table:formula="of:=SUM([.AD63];1)" office:value-type="float" office:value="19965" calcext:value-type="float">
            <text:p>19965</text:p>
          </table:table-cell>
          <table:table-cell table:style-name="ce92" table:formula="of:=SUM([.AE63];1)" office:value-type="float" office:value="19966" calcext:value-type="float">
            <text:p>19966</text:p>
          </table:table-cell>
          <table:table-cell table:style-name="ce89" table:formula="of:=SUM([.AF63];1)" office:value-type="float" office:value="19967" calcext:value-type="float">
            <text:p>1996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6];1)" office:value-type="float" office:value="20192" calcext:value-type="float">
            <text:p>20192</text:p>
          </table:table-cell>
          <table:table-cell table:style-name="ce94" table:formula="of:=SUM([.B64];1)" office:value-type="float" office:value="20193" calcext:value-type="float">
            <text:p>20193</text:p>
          </table:table-cell>
          <table:table-cell table:style-name="ce87" table:formula="of:=SUM([.C64];1)" office:value-type="float" office:value="20194" calcext:value-type="float">
            <text:p>20194</text:p>
          </table:table-cell>
          <table:table-cell table:style-name="ce94" table:formula="of:=SUM([.D64];1)" office:value-type="float" office:value="20195" calcext:value-type="float">
            <text:p>20195</text:p>
          </table:table-cell>
          <table:table-cell table:style-name="ce87" table:formula="of:=SUM([.E64];1)" office:value-type="float" office:value="20196" calcext:value-type="float">
            <text:p>20196</text:p>
          </table:table-cell>
          <table:table-cell table:style-name="ce94" table:formula="of:=SUM([.F64];1)" office:value-type="float" office:value="20197" calcext:value-type="float">
            <text:p>20197</text:p>
          </table:table-cell>
          <table:table-cell table:style-name="ce87" table:formula="of:=SUM([.G64];1)" office:value-type="float" office:value="20198" calcext:value-type="float">
            <text:p>20198</text:p>
          </table:table-cell>
          <table:table-cell table:style-name="ce94" table:formula="of:=SUM([.H64];1)" office:value-type="float" office:value="20199" calcext:value-type="float">
            <text:p>20199</text:p>
          </table:table-cell>
          <table:table-cell table:style-name="ce87" table:formula="of:=SUM([.I64];1)" office:value-type="float" office:value="20200" calcext:value-type="float">
            <text:p>20200</text:p>
          </table:table-cell>
          <table:table-cell table:style-name="ce94" table:formula="of:=SUM([.J64];1)" office:value-type="float" office:value="20201" calcext:value-type="float">
            <text:p>20201</text:p>
          </table:table-cell>
          <table:table-cell table:style-name="ce87" table:formula="of:=SUM([.K64];1)" office:value-type="float" office:value="20202" calcext:value-type="float">
            <text:p>20202</text:p>
          </table:table-cell>
          <table:table-cell table:style-name="ce94" table:formula="of:=SUM([.L64];1)" office:value-type="float" office:value="20203" calcext:value-type="float">
            <text:p>20203</text:p>
          </table:table-cell>
          <table:table-cell table:style-name="ce104" table:formula="of:=SUM([.M64];1)" office:value-type="float" office:value="20204" calcext:value-type="float">
            <text:p>20204</text:p>
          </table:table-cell>
          <table:table-cell table:style-name="ce89" table:formula="of:=SUM([.N64];1)" office:value-type="float" office:value="20205" calcext:value-type="float">
            <text:p>20205</text:p>
          </table:table-cell>
          <table:table-cell table:style-name="ce97" table:formula="of:=SUM([.O64];1)" office:value-type="float" office:value="20206" calcext:value-type="float">
            <text:p>20206</text:p>
          </table:table-cell>
          <table:table-cell table:style-name="ce94" table:formula="of:=SUM([.P64];1)" office:value-type="float" office:value="20207" calcext:value-type="float">
            <text:p>20207</text:p>
          </table:table-cell>
          <table:table-cell table:style-name="ce87" table:formula="of:=SUM([.Q64];1)" office:value-type="float" office:value="20208" calcext:value-type="float">
            <text:p>20208</text:p>
          </table:table-cell>
          <table:table-cell table:style-name="ce94" table:formula="of:=SUM([.R64];1)" office:value-type="float" office:value="20209" calcext:value-type="float">
            <text:p>20209</text:p>
          </table:table-cell>
          <table:table-cell table:style-name="ce87" table:formula="of:=SUM([.S64];1)" office:value-type="float" office:value="20210" calcext:value-type="float">
            <text:p>20210</text:p>
          </table:table-cell>
          <table:table-cell table:style-name="ce94" table:formula="of:=SUM([.T64];1)" office:value-type="float" office:value="20211" calcext:value-type="float">
            <text:p>20211</text:p>
          </table:table-cell>
          <table:table-cell table:style-name="ce87" table:formula="of:=SUM([.U64];1)" office:value-type="float" office:value="20212" calcext:value-type="float">
            <text:p>20212</text:p>
          </table:table-cell>
          <table:table-cell table:style-name="ce94" table:formula="of:=SUM([.V64];1)" office:value-type="float" office:value="20213" calcext:value-type="float">
            <text:p>20213</text:p>
          </table:table-cell>
          <table:table-cell table:style-name="ce87" table:formula="of:=SUM([.W64];1)" office:value-type="float" office:value="20214" calcext:value-type="float">
            <text:p>20214</text:p>
          </table:table-cell>
          <table:table-cell table:style-name="ce94" table:formula="of:=SUM([.X64];1)" office:value-type="float" office:value="20215" calcext:value-type="float">
            <text:p>20215</text:p>
          </table:table-cell>
          <table:table-cell table:style-name="ce87" table:formula="of:=SUM([.Y64];1)" office:value-type="float" office:value="20216" calcext:value-type="float">
            <text:p>20216</text:p>
          </table:table-cell>
          <table:table-cell table:style-name="ce94" table:formula="of:=SUM([.Z64];1)" office:value-type="float" office:value="20217" calcext:value-type="float">
            <text:p>20217</text:p>
          </table:table-cell>
          <table:table-cell table:style-name="ce92" table:formula="of:=SUM([.AA64];1)" office:value-type="float" office:value="20218" calcext:value-type="float">
            <text:p>20218</text:p>
          </table:table-cell>
          <table:table-cell table:style-name="ce94" table:formula="of:=SUM([.AB64];1)" office:value-type="float" office:value="20219" calcext:value-type="float">
            <text:p>20219</text:p>
          </table:table-cell>
          <table:table-cell table:style-name="ce87" table:formula="of:=SUM([.AC64];1)" office:value-type="float" office:value="20220" calcext:value-type="float">
            <text:p>20220</text:p>
          </table:table-cell>
          <table:table-cell table:style-name="ce94" table:formula="of:=SUM([.AD64];1)" office:value-type="float" office:value="20221" calcext:value-type="float">
            <text:p>20221</text:p>
          </table:table-cell>
          <table:table-cell table:style-name="ce92" table:formula="of:=SUM([.AE64];1)" office:value-type="float" office:value="20222" calcext:value-type="float">
            <text:p>20222</text:p>
          </table:table-cell>
          <table:table-cell table:style-name="ce89" table:formula="of:=SUM([.AF64];1)" office:value-type="float" office:value="20223" calcext:value-type="float">
            <text:p>20223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8" table:formula="of:=SUM([.AG57];1)" office:value-type="float" office:value="20448" calcext:value-type="float">
            <text:p>20448</text:p>
          </table:table-cell>
          <table:table-cell table:style-name="ce96" table:formula="of:=SUM([.B65];1)" office:value-type="float" office:value="20449" calcext:value-type="float">
            <text:p>20449</text:p>
          </table:table-cell>
          <table:table-cell table:style-name="ce101" table:formula="of:=SUM([.C65];1)" office:value-type="float" office:value="20450" calcext:value-type="float">
            <text:p>20450</text:p>
          </table:table-cell>
          <table:table-cell table:style-name="ce96" table:formula="of:=SUM([.D65];1)" office:value-type="float" office:value="20451" calcext:value-type="float">
            <text:p>20451</text:p>
          </table:table-cell>
          <table:table-cell table:style-name="ce101" table:formula="of:=SUM([.E65];1)" office:value-type="float" office:value="20452" calcext:value-type="float">
            <text:p>20452</text:p>
          </table:table-cell>
          <table:table-cell table:style-name="ce96" table:formula="of:=SUM([.F65];1)" office:value-type="float" office:value="20453" calcext:value-type="float">
            <text:p>20453</text:p>
          </table:table-cell>
          <table:table-cell table:style-name="ce101" table:formula="of:=SUM([.G65];1)" office:value-type="float" office:value="20454" calcext:value-type="float">
            <text:p>20454</text:p>
          </table:table-cell>
          <table:table-cell table:style-name="ce96" table:formula="of:=SUM([.H65];1)" office:value-type="float" office:value="20455" calcext:value-type="float">
            <text:p>20455</text:p>
          </table:table-cell>
          <table:table-cell table:style-name="ce101" table:formula="of:=SUM([.I65];1)" office:value-type="float" office:value="20456" calcext:value-type="float">
            <text:p>20456</text:p>
          </table:table-cell>
          <table:table-cell table:style-name="ce96" table:formula="of:=SUM([.J65];1)" office:value-type="float" office:value="20457" calcext:value-type="float">
            <text:p>20457</text:p>
          </table:table-cell>
          <table:table-cell table:style-name="ce101" table:formula="of:=SUM([.K65];1)" office:value-type="float" office:value="20458" calcext:value-type="float">
            <text:p>20458</text:p>
          </table:table-cell>
          <table:table-cell table:style-name="ce96" table:formula="of:=SUM([.L65];1)" office:value-type="float" office:value="20459" calcext:value-type="float">
            <text:p>20459</text:p>
          </table:table-cell>
          <table:table-cell table:style-name="ce105" table:formula="of:=SUM([.M65];1)" office:value-type="float" office:value="20460" calcext:value-type="float">
            <text:p>20460</text:p>
          </table:table-cell>
          <table:table-cell table:style-name="ce90" table:formula="of:=SUM([.N65];1)" office:value-type="float" office:value="20461" calcext:value-type="float">
            <text:p>20461</text:p>
          </table:table-cell>
          <table:table-cell table:style-name="ce98" table:formula="of:=SUM([.O65];1)" office:value-type="float" office:value="20462" calcext:value-type="float">
            <text:p>20462</text:p>
          </table:table-cell>
          <table:table-cell table:style-name="ce96" table:formula="of:=SUM([.P65];1)" office:value-type="float" office:value="20463" calcext:value-type="float">
            <text:p>20463</text:p>
          </table:table-cell>
          <table:table-cell table:style-name="ce101" table:formula="of:=SUM([.Q65];1)" office:value-type="float" office:value="20464" calcext:value-type="float">
            <text:p>20464</text:p>
          </table:table-cell>
          <table:table-cell table:style-name="ce96" table:formula="of:=SUM([.R65];1)" office:value-type="float" office:value="20465" calcext:value-type="float">
            <text:p>20465</text:p>
          </table:table-cell>
          <table:table-cell table:style-name="ce101" table:formula="of:=SUM([.S65];1)" office:value-type="float" office:value="20466" calcext:value-type="float">
            <text:p>20466</text:p>
          </table:table-cell>
          <table:table-cell table:style-name="ce96" table:formula="of:=SUM([.T65];1)" office:value-type="float" office:value="20467" calcext:value-type="float">
            <text:p>20467</text:p>
          </table:table-cell>
          <table:table-cell table:style-name="ce101" table:formula="of:=SUM([.U65];1)" office:value-type="float" office:value="20468" calcext:value-type="float">
            <text:p>20468</text:p>
          </table:table-cell>
          <table:table-cell table:style-name="ce96" table:formula="of:=SUM([.V65];1)" office:value-type="float" office:value="20469" calcext:value-type="float">
            <text:p>20469</text:p>
          </table:table-cell>
          <table:table-cell table:style-name="ce101" table:formula="of:=SUM([.W65];1)" office:value-type="float" office:value="20470" calcext:value-type="float">
            <text:p>20470</text:p>
          </table:table-cell>
          <table:table-cell table:style-name="ce96" table:formula="of:=SUM([.X65];1)" office:value-type="float" office:value="20471" calcext:value-type="float">
            <text:p>20471</text:p>
          </table:table-cell>
          <table:table-cell table:style-name="ce101" table:formula="of:=SUM([.Y65];1)" office:value-type="float" office:value="20472" calcext:value-type="float">
            <text:p>20472</text:p>
          </table:table-cell>
          <table:table-cell table:style-name="ce96" table:formula="of:=SUM([.Z65];1)" office:value-type="float" office:value="20473" calcext:value-type="float">
            <text:p>20473</text:p>
          </table:table-cell>
          <table:table-cell table:style-name="ce93" table:formula="of:=SUM([.AA65];1)" office:value-type="float" office:value="20474" calcext:value-type="float">
            <text:p>20474</text:p>
          </table:table-cell>
          <table:table-cell table:style-name="ce96" table:formula="of:=SUM([.AB65];1)" office:value-type="float" office:value="20475" calcext:value-type="float">
            <text:p>20475</text:p>
          </table:table-cell>
          <table:table-cell table:style-name="ce101" table:formula="of:=SUM([.AC65];1)" office:value-type="float" office:value="20476" calcext:value-type="float">
            <text:p>20476</text:p>
          </table:table-cell>
          <table:table-cell table:style-name="ce96" table:formula="of:=SUM([.AD65];1)" office:value-type="float" office:value="20477" calcext:value-type="float">
            <text:p>20477</text:p>
          </table:table-cell>
          <table:table-cell table:style-name="ce93" table:formula="of:=SUM([.AE65];1)" office:value-type="float" office:value="20478" calcext:value-type="float">
            <text:p>20478</text:p>
          </table:table-cell>
          <table:table-cell table:style-name="ce90" table:formula="of:=SUM([.AF65];1)" office:value-type="float" office:value="20479" calcext:value-type="float">
            <text:p>20479</text:p>
          </table:table-cell>
          <table:table-cell table:number-columns-repeated="31"/>
        </table:table-row>
        <table:table-row table:style-name="ro2" table:number-rows-repeated="935">
          <table:table-cell table:style-name="ce87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reen3-3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4">
          <table:table-cell table:style-name="ce79"/>
          <table:table-cell table:style-name="ce88" office:value-type="string" calcext:value-type="string">
            <text:p>0</text:p>
            <text:p>Pixel</text:p>
            <text:p>0-7</text:p>
          </table:table-cell>
          <table:table-cell table:style-name="ce88" office:value-type="string" calcext:value-type="string">
            <text:p>1</text:p>
            <text:p>Pixel</text:p>
            <text:p>8-15</text:p>
          </table:table-cell>
          <table:table-cell table:style-name="ce88" office:value-type="string" calcext:value-type="string">
            <text:p>2</text:p>
            <text:p>Pixel</text:p>
            <text:p>16-23</text:p>
          </table:table-cell>
          <table:table-cell table:style-name="ce88" office:value-type="string" calcext:value-type="string">
            <text:p>3</text:p>
            <text:p>Pixel</text:p>
            <text:p>24-31</text:p>
          </table:table-cell>
          <table:table-cell table:style-name="ce88" office:value-type="string" calcext:value-type="string">
            <text:p>4</text:p>
            <text:p>Pixel</text:p>
            <text:p>32-39</text:p>
          </table:table-cell>
          <table:table-cell table:style-name="ce88" office:value-type="string" calcext:value-type="string">
            <text:p>5</text:p>
            <text:p>Pixel</text:p>
            <text:p>40-47</text:p>
          </table:table-cell>
          <table:table-cell table:style-name="ce88" office:value-type="string" calcext:value-type="string">
            <text:p>6</text:p>
            <text:p>Pixel</text:p>
            <text:p>48-55</text:p>
          </table:table-cell>
          <table:table-cell table:style-name="ce88" office:value-type="string" calcext:value-type="string">
            <text:p>7</text:p>
            <text:p>Pixel</text:p>
            <text:p>56-63</text:p>
          </table:table-cell>
          <table:table-cell table:style-name="ce88" office:value-type="string" calcext:value-type="string">
            <text:p>8</text:p>
            <text:p>Pixel</text:p>
            <text:p>64-71</text:p>
          </table:table-cell>
          <table:table-cell table:style-name="ce88" office:value-type="string" calcext:value-type="string">
            <text:p>9</text:p>
            <text:p>Pixel</text:p>
            <text:p>72-79</text:p>
          </table:table-cell>
          <table:table-cell table:style-name="ce88" office:value-type="string" calcext:value-type="string">
            <text:p>10</text:p>
            <text:p>Pixel</text:p>
            <text:p>80-87</text:p>
          </table:table-cell>
          <table:table-cell table:style-name="ce88" office:value-type="string" calcext:value-type="string">
            <text:p>11</text:p>
            <text:p>Pixel</text:p>
            <text:p>88-95</text:p>
          </table:table-cell>
          <table:table-cell table:style-name="ce88" office:value-type="string" calcext:value-type="string">
            <text:p>12</text:p>
            <text:p>Pixel</text:p>
            <text:p>96-103</text:p>
          </table:table-cell>
          <table:table-cell table:style-name="ce88" office:value-type="string" calcext:value-type="string">
            <text:p>13</text:p>
            <text:p>Pixel</text:p>
            <text:p>104-111</text:p>
          </table:table-cell>
          <table:table-cell table:style-name="ce88" office:value-type="string" calcext:value-type="string">
            <text:p>14</text:p>
            <text:p>Pixel</text:p>
            <text:p>112-119</text:p>
          </table:table-cell>
          <table:table-cell table:style-name="ce88" office:value-type="string" calcext:value-type="string">
            <text:p>15</text:p>
            <text:p>Pixel</text:p>
            <text:p>120-127</text:p>
          </table:table-cell>
          <table:table-cell table:style-name="ce88" office:value-type="string" calcext:value-type="string">
            <text:p>16</text:p>
            <text:p>Pixel</text:p>
            <text:p>128-135</text:p>
          </table:table-cell>
          <table:table-cell table:style-name="ce88" office:value-type="string" calcext:value-type="string">
            <text:p>17</text:p>
            <text:p>Pixel</text:p>
            <text:p>136-143</text:p>
          </table:table-cell>
          <table:table-cell table:style-name="ce88" office:value-type="string" calcext:value-type="string">
            <text:p>18</text:p>
            <text:p>Pixel</text:p>
            <text:p>144-151</text:p>
          </table:table-cell>
          <table:table-cell table:style-name="ce88" office:value-type="string" calcext:value-type="string">
            <text:p>19</text:p>
            <text:p>Pixel</text:p>
            <text:p>152-159</text:p>
          </table:table-cell>
          <table:table-cell table:style-name="ce88" office:value-type="string" calcext:value-type="string">
            <text:p>20</text:p>
            <text:p>Pixel</text:p>
            <text:p>160-167</text:p>
          </table:table-cell>
          <table:table-cell table:style-name="ce88" office:value-type="string" calcext:value-type="string">
            <text:p>21</text:p>
            <text:p>Pixel</text:p>
            <text:p>168-175</text:p>
          </table:table-cell>
          <table:table-cell table:style-name="ce88" office:value-type="string" calcext:value-type="string">
            <text:p>22</text:p>
            <text:p>Pixel</text:p>
            <text:p>176-183</text:p>
          </table:table-cell>
          <table:table-cell table:style-name="ce88" office:value-type="string" calcext:value-type="string">
            <text:p>23</text:p>
            <text:p>Pixel</text:p>
            <text:p>184-191</text:p>
          </table:table-cell>
          <table:table-cell table:style-name="ce88" office:value-type="string" calcext:value-type="string">
            <text:p>24</text:p>
            <text:p>Pixel</text:p>
            <text:p>192-199</text:p>
          </table:table-cell>
          <table:table-cell table:style-name="ce88" office:value-type="string" calcext:value-type="string">
            <text:p>25</text:p>
            <text:p>Pixel</text:p>
            <text:p>200-207</text:p>
          </table:table-cell>
          <table:table-cell table:style-name="ce88" office:value-type="string" calcext:value-type="string">
            <text:p>26</text:p>
            <text:p>Pixel</text:p>
            <text:p>208-215</text:p>
          </table:table-cell>
          <table:table-cell table:style-name="ce88" office:value-type="string" calcext:value-type="string">
            <text:p>27</text:p>
            <text:p>Pixel</text:p>
            <text:p>216-223</text:p>
          </table:table-cell>
          <table:table-cell table:style-name="ce88" office:value-type="string" calcext:value-type="string">
            <text:p>28</text:p>
            <text:p>Pixel</text:p>
            <text:p>224-231</text:p>
          </table:table-cell>
          <table:table-cell table:style-name="ce88" office:value-type="string" calcext:value-type="string">
            <text:p>29</text:p>
            <text:p>Pixel</text:p>
            <text:p>232-239</text:p>
          </table:table-cell>
          <table:table-cell table:style-name="ce88" office:value-type="string" calcext:value-type="string">
            <text:p>30</text:p>
            <text:p>Pixel</text:p>
            <text:p>240-247</text:p>
          </table:table-cell>
          <table:table-cell table:style-name="ce110" office:value-type="string" calcext:value-type="string">
            <text:p>31</text:p>
            <text:p>Pixel</text:p>
            <text:p>248-255</text:p>
          </table:table-cell>
          <table:table-cell table:number-columns-repeated="31"/>
        </table:table-row>
        <table:table-row table:style-name="ro2">
          <table:table-cell table:style-name="ce80" office:value-type="string" calcext:value-type="string" table:number-columns-spanned="1" table:number-rows-spanned="8">
            <text:p>0</text:p>
            <text:p>Pixel</text:p>
            <text:p>0-7</text:p>
          </table:table-cell>
          <table:table-cell table:style-name="ce89" office:value-type="float" office:value="20480" calcext:value-type="float">
            <text:p>20480</text:p>
          </table:table-cell>
          <table:table-cell table:style-name="ce92" table:formula="of:=SUM([.B2];1)" office:value-type="float" office:value="20481" calcext:value-type="float">
            <text:p>20481</text:p>
          </table:table-cell>
          <table:table-cell table:style-name="ce94" table:formula="of:=SUM([.C2];1)" office:value-type="float" office:value="20482" calcext:value-type="float">
            <text:p>20482</text:p>
          </table:table-cell>
          <table:table-cell table:style-name="ce92" table:formula="of:=SUM([.D2];1)" office:value-type="float" office:value="20483" calcext:value-type="float">
            <text:p>20483</text:p>
          </table:table-cell>
          <table:table-cell table:style-name="ce102" table:formula="of:=SUM([.E2];1)" office:value-type="float" office:value="20484" calcext:value-type="float">
            <text:p>20484</text:p>
          </table:table-cell>
          <table:table-cell table:style-name="ce92" table:formula="of:=SUM([.F2];1)" office:value-type="float" office:value="20485" calcext:value-type="float">
            <text:p>20485</text:p>
          </table:table-cell>
          <table:table-cell table:style-name="ce102" table:formula="of:=SUM([.G2];1)" office:value-type="float" office:value="20486" calcext:value-type="float">
            <text:p>20486</text:p>
          </table:table-cell>
          <table:table-cell table:style-name="ce92" table:formula="of:=SUM([.H2];1)" office:value-type="float" office:value="20487" calcext:value-type="float">
            <text:p>20487</text:p>
          </table:table-cell>
          <table:table-cell table:style-name="ce102" table:formula="of:=SUM([.I2];1)" office:value-type="float" office:value="20488" calcext:value-type="float">
            <text:p>20488</text:p>
          </table:table-cell>
          <table:table-cell table:style-name="ce92" table:formula="of:=SUM([.J2];1)" office:value-type="float" office:value="20489" calcext:value-type="float">
            <text:p>20489</text:p>
          </table:table-cell>
          <table:table-cell table:style-name="ce102" table:formula="of:=SUM([.K2];1)" office:value-type="float" office:value="20490" calcext:value-type="float">
            <text:p>20490</text:p>
          </table:table-cell>
          <table:table-cell table:style-name="ce92" table:formula="of:=SUM([.L2];1)" office:value-type="float" office:value="20491" calcext:value-type="float">
            <text:p>20491</text:p>
          </table:table-cell>
          <table:table-cell table:style-name="ce102" table:formula="of:=SUM([.M2];1)" office:value-type="float" office:value="20492" calcext:value-type="float">
            <text:p>20492</text:p>
          </table:table-cell>
          <table:table-cell table:style-name="ce92" table:formula="of:=SUM([.N2];1)" office:value-type="float" office:value="20493" calcext:value-type="float">
            <text:p>20493</text:p>
          </table:table-cell>
          <table:table-cell table:style-name="ce102" table:formula="of:=SUM([.O2];1)" office:value-type="float" office:value="20494" calcext:value-type="float">
            <text:p>20494</text:p>
          </table:table-cell>
          <table:table-cell table:style-name="ce92" table:formula="of:=SUM([.P2];1)" office:value-type="float" office:value="20495" calcext:value-type="float">
            <text:p>20495</text:p>
          </table:table-cell>
          <table:table-cell table:style-name="ce102" table:formula="of:=SUM([.Q2];1)" office:value-type="float" office:value="20496" calcext:value-type="float">
            <text:p>20496</text:p>
          </table:table-cell>
          <table:table-cell table:style-name="ce92" table:formula="of:=SUM([.R2];1)" office:value-type="float" office:value="20497" calcext:value-type="float">
            <text:p>20497</text:p>
          </table:table-cell>
          <table:table-cell table:style-name="ce107" table:formula="of:=SUM([.S2];1)" office:value-type="float" office:value="20498" calcext:value-type="float">
            <text:p>20498</text:p>
          </table:table-cell>
          <table:table-cell table:style-name="ce92" table:formula="of:=SUM([.T2];1)" office:value-type="float" office:value="20499" calcext:value-type="float">
            <text:p>20499</text:p>
          </table:table-cell>
          <table:table-cell table:style-name="ce102" table:formula="of:=SUM([.U2];1)" office:value-type="float" office:value="20500" calcext:value-type="float">
            <text:p>20500</text:p>
          </table:table-cell>
          <table:table-cell table:style-name="ce92" table:formula="of:=SUM([.V2];1)" office:value-type="float" office:value="20501" calcext:value-type="float">
            <text:p>20501</text:p>
          </table:table-cell>
          <table:table-cell table:style-name="ce102" table:formula="of:=SUM([.W2];1)" office:value-type="float" office:value="20502" calcext:value-type="float">
            <text:p>20502</text:p>
          </table:table-cell>
          <table:table-cell table:style-name="ce92" table:formula="of:=SUM([.X2];1)" office:value-type="float" office:value="20503" calcext:value-type="float">
            <text:p>20503</text:p>
          </table:table-cell>
          <table:table-cell table:style-name="ce102" table:formula="of:=SUM([.Y2];1)" office:value-type="float" office:value="20504" calcext:value-type="float">
            <text:p>20504</text:p>
          </table:table-cell>
          <table:table-cell table:style-name="ce92" table:formula="of:=SUM([.Z2];1)" office:value-type="float" office:value="20505" calcext:value-type="float">
            <text:p>20505</text:p>
          </table:table-cell>
          <table:table-cell table:style-name="ce102" table:formula="of:=SUM([.AA2];1)" office:value-type="float" office:value="20506" calcext:value-type="float">
            <text:p>20506</text:p>
          </table:table-cell>
          <table:table-cell table:style-name="ce92" table:formula="of:=SUM([.AB2];1)" office:value-type="float" office:value="20507" calcext:value-type="float">
            <text:p>20507</text:p>
          </table:table-cell>
          <table:table-cell table:style-name="ce102" table:formula="of:=SUM([.AC2];1)" office:value-type="float" office:value="20508" calcext:value-type="float">
            <text:p>20508</text:p>
          </table:table-cell>
          <table:table-cell table:style-name="ce92" table:formula="of:=SUM([.AD2];1)" office:value-type="float" office:value="20509" calcext:value-type="float">
            <text:p>20509</text:p>
          </table:table-cell>
          <table:table-cell table:style-name="ce102" table:formula="of:=SUM([.AE2];1)" office:value-type="float" office:value="20510" calcext:value-type="float">
            <text:p>20510</text:p>
          </table:table-cell>
          <table:table-cell table:style-name="ce92" table:formula="of:=SUM([.AF2];1)" office:value-type="float" office:value="20511" calcext:value-type="float">
            <text:p>2051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58];1)" office:value-type="float" office:value="20736" calcext:value-type="float">
            <text:p>20736</text:p>
          </table:table-cell>
          <table:table-cell table:style-name="ce92" table:formula="of:=SUM([.B3];1)" office:value-type="float" office:value="20737" calcext:value-type="float">
            <text:p>20737</text:p>
          </table:table-cell>
          <table:table-cell table:style-name="ce94" table:formula="of:=SUM([.C3];1)" office:value-type="float" office:value="20738" calcext:value-type="float">
            <text:p>20738</text:p>
          </table:table-cell>
          <table:table-cell table:style-name="ce92" table:formula="of:=SUM([.D3];1)" office:value-type="float" office:value="20739" calcext:value-type="float">
            <text:p>20739</text:p>
          </table:table-cell>
          <table:table-cell table:style-name="ce102" table:formula="of:=SUM([.E3];1)" office:value-type="float" office:value="20740" calcext:value-type="float">
            <text:p>20740</text:p>
          </table:table-cell>
          <table:table-cell table:style-name="ce92" table:formula="of:=SUM([.F3];1)" office:value-type="float" office:value="20741" calcext:value-type="float">
            <text:p>20741</text:p>
          </table:table-cell>
          <table:table-cell table:style-name="ce102" table:formula="of:=SUM([.G3];1)" office:value-type="float" office:value="20742" calcext:value-type="float">
            <text:p>20742</text:p>
          </table:table-cell>
          <table:table-cell table:style-name="ce92" table:formula="of:=SUM([.H3];1)" office:value-type="float" office:value="20743" calcext:value-type="float">
            <text:p>20743</text:p>
          </table:table-cell>
          <table:table-cell table:style-name="ce102" table:formula="of:=SUM([.I3];1)" office:value-type="float" office:value="20744" calcext:value-type="float">
            <text:p>20744</text:p>
          </table:table-cell>
          <table:table-cell table:style-name="ce92" table:formula="of:=SUM([.J3];1)" office:value-type="float" office:value="20745" calcext:value-type="float">
            <text:p>20745</text:p>
          </table:table-cell>
          <table:table-cell table:style-name="ce102" table:formula="of:=SUM([.K3];1)" office:value-type="float" office:value="20746" calcext:value-type="float">
            <text:p>20746</text:p>
          </table:table-cell>
          <table:table-cell table:style-name="ce92" table:formula="of:=SUM([.L3];1)" office:value-type="float" office:value="20747" calcext:value-type="float">
            <text:p>20747</text:p>
          </table:table-cell>
          <table:table-cell table:style-name="ce102" table:formula="of:=SUM([.M3];1)" office:value-type="float" office:value="20748" calcext:value-type="float">
            <text:p>20748</text:p>
          </table:table-cell>
          <table:table-cell table:style-name="ce92" table:formula="of:=SUM([.N3];1)" office:value-type="float" office:value="20749" calcext:value-type="float">
            <text:p>20749</text:p>
          </table:table-cell>
          <table:table-cell table:style-name="ce102" table:formula="of:=SUM([.O3];1)" office:value-type="float" office:value="20750" calcext:value-type="float">
            <text:p>20750</text:p>
          </table:table-cell>
          <table:table-cell table:style-name="ce92" table:formula="of:=SUM([.P3];1)" office:value-type="float" office:value="20751" calcext:value-type="float">
            <text:p>20751</text:p>
          </table:table-cell>
          <table:table-cell table:style-name="ce102" table:formula="of:=SUM([.Q3];1)" office:value-type="float" office:value="20752" calcext:value-type="float">
            <text:p>20752</text:p>
          </table:table-cell>
          <table:table-cell table:style-name="ce92" table:formula="of:=SUM([.R3];1)" office:value-type="float" office:value="20753" calcext:value-type="float">
            <text:p>20753</text:p>
          </table:table-cell>
          <table:table-cell table:style-name="ce107" table:formula="of:=SUM([.S3];1)" office:value-type="float" office:value="20754" calcext:value-type="float">
            <text:p>20754</text:p>
          </table:table-cell>
          <table:table-cell table:style-name="ce92" table:formula="of:=SUM([.T3];1)" office:value-type="float" office:value="20755" calcext:value-type="float">
            <text:p>20755</text:p>
          </table:table-cell>
          <table:table-cell table:style-name="ce102" table:formula="of:=SUM([.U3];1)" office:value-type="float" office:value="20756" calcext:value-type="float">
            <text:p>20756</text:p>
          </table:table-cell>
          <table:table-cell table:style-name="ce92" table:formula="of:=SUM([.V3];1)" office:value-type="float" office:value="20757" calcext:value-type="float">
            <text:p>20757</text:p>
          </table:table-cell>
          <table:table-cell table:style-name="ce102" table:formula="of:=SUM([.W3];1)" office:value-type="float" office:value="20758" calcext:value-type="float">
            <text:p>20758</text:p>
          </table:table-cell>
          <table:table-cell table:style-name="ce92" table:formula="of:=SUM([.X3];1)" office:value-type="float" office:value="20759" calcext:value-type="float">
            <text:p>20759</text:p>
          </table:table-cell>
          <table:table-cell table:style-name="ce102" table:formula="of:=SUM([.Y3];1)" office:value-type="float" office:value="20760" calcext:value-type="float">
            <text:p>20760</text:p>
          </table:table-cell>
          <table:table-cell table:style-name="ce92" table:formula="of:=SUM([.Z3];1)" office:value-type="float" office:value="20761" calcext:value-type="float">
            <text:p>20761</text:p>
          </table:table-cell>
          <table:table-cell table:style-name="ce102" table:formula="of:=SUM([.AA3];1)" office:value-type="float" office:value="20762" calcext:value-type="float">
            <text:p>20762</text:p>
          </table:table-cell>
          <table:table-cell table:style-name="ce92" table:formula="of:=SUM([.AB3];1)" office:value-type="float" office:value="20763" calcext:value-type="float">
            <text:p>20763</text:p>
          </table:table-cell>
          <table:table-cell table:style-name="ce102" table:formula="of:=SUM([.AC3];1)" office:value-type="float" office:value="20764" calcext:value-type="float">
            <text:p>20764</text:p>
          </table:table-cell>
          <table:table-cell table:style-name="ce92" table:formula="of:=SUM([.AD3];1)" office:value-type="float" office:value="20765" calcext:value-type="float">
            <text:p>20765</text:p>
          </table:table-cell>
          <table:table-cell table:style-name="ce102" table:formula="of:=SUM([.AE3];1)" office:value-type="float" office:value="20766" calcext:value-type="float">
            <text:p>20766</text:p>
          </table:table-cell>
          <table:table-cell table:style-name="ce92" table:formula="of:=SUM([.AF3];1)" office:value-type="float" office:value="20767" calcext:value-type="float">
            <text:p>2076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59];1)" office:value-type="float" office:value="20992" calcext:value-type="float">
            <text:p>20992</text:p>
          </table:table-cell>
          <table:table-cell table:style-name="ce92" table:formula="of:=SUM([.B4];1)" office:value-type="float" office:value="20993" calcext:value-type="float">
            <text:p>20993</text:p>
          </table:table-cell>
          <table:table-cell table:style-name="ce94" table:formula="of:=SUM([.C4];1)" office:value-type="float" office:value="20994" calcext:value-type="float">
            <text:p>20994</text:p>
          </table:table-cell>
          <table:table-cell table:style-name="ce92" table:formula="of:=SUM([.D4];1)" office:value-type="float" office:value="20995" calcext:value-type="float">
            <text:p>20995</text:p>
          </table:table-cell>
          <table:table-cell table:style-name="ce102" table:formula="of:=SUM([.E4];1)" office:value-type="float" office:value="20996" calcext:value-type="float">
            <text:p>20996</text:p>
          </table:table-cell>
          <table:table-cell table:style-name="ce92" table:formula="of:=SUM([.F4];1)" office:value-type="float" office:value="20997" calcext:value-type="float">
            <text:p>20997</text:p>
          </table:table-cell>
          <table:table-cell table:style-name="ce102" table:formula="of:=SUM([.G4];1)" office:value-type="float" office:value="20998" calcext:value-type="float">
            <text:p>20998</text:p>
          </table:table-cell>
          <table:table-cell table:style-name="ce92" table:formula="of:=SUM([.H4];1)" office:value-type="float" office:value="20999" calcext:value-type="float">
            <text:p>20999</text:p>
          </table:table-cell>
          <table:table-cell table:style-name="ce102" table:formula="of:=SUM([.I4];1)" office:value-type="float" office:value="21000" calcext:value-type="float">
            <text:p>21000</text:p>
          </table:table-cell>
          <table:table-cell table:style-name="ce92" table:formula="of:=SUM([.J4];1)" office:value-type="float" office:value="21001" calcext:value-type="float">
            <text:p>21001</text:p>
          </table:table-cell>
          <table:table-cell table:style-name="ce102" table:formula="of:=SUM([.K4];1)" office:value-type="float" office:value="21002" calcext:value-type="float">
            <text:p>21002</text:p>
          </table:table-cell>
          <table:table-cell table:style-name="ce92" table:formula="of:=SUM([.L4];1)" office:value-type="float" office:value="21003" calcext:value-type="float">
            <text:p>21003</text:p>
          </table:table-cell>
          <table:table-cell table:style-name="ce102" table:formula="of:=SUM([.M4];1)" office:value-type="float" office:value="21004" calcext:value-type="float">
            <text:p>21004</text:p>
          </table:table-cell>
          <table:table-cell table:style-name="ce92" table:formula="of:=SUM([.N4];1)" office:value-type="float" office:value="21005" calcext:value-type="float">
            <text:p>21005</text:p>
          </table:table-cell>
          <table:table-cell table:style-name="ce102" table:formula="of:=SUM([.O4];1)" office:value-type="float" office:value="21006" calcext:value-type="float">
            <text:p>21006</text:p>
          </table:table-cell>
          <table:table-cell table:style-name="ce92" table:formula="of:=SUM([.P4];1)" office:value-type="float" office:value="21007" calcext:value-type="float">
            <text:p>21007</text:p>
          </table:table-cell>
          <table:table-cell table:style-name="ce102" table:formula="of:=SUM([.Q4];1)" office:value-type="float" office:value="21008" calcext:value-type="float">
            <text:p>21008</text:p>
          </table:table-cell>
          <table:table-cell table:style-name="ce92" table:formula="of:=SUM([.R4];1)" office:value-type="float" office:value="21009" calcext:value-type="float">
            <text:p>21009</text:p>
          </table:table-cell>
          <table:table-cell table:style-name="ce107" table:formula="of:=SUM([.S4];1)" office:value-type="float" office:value="21010" calcext:value-type="float">
            <text:p>21010</text:p>
          </table:table-cell>
          <table:table-cell table:style-name="ce92" table:formula="of:=SUM([.T4];1)" office:value-type="float" office:value="21011" calcext:value-type="float">
            <text:p>21011</text:p>
          </table:table-cell>
          <table:table-cell table:style-name="ce102" table:formula="of:=SUM([.U4];1)" office:value-type="float" office:value="21012" calcext:value-type="float">
            <text:p>21012</text:p>
          </table:table-cell>
          <table:table-cell table:style-name="ce92" table:formula="of:=SUM([.V4];1)" office:value-type="float" office:value="21013" calcext:value-type="float">
            <text:p>21013</text:p>
          </table:table-cell>
          <table:table-cell table:style-name="ce102" table:formula="of:=SUM([.W4];1)" office:value-type="float" office:value="21014" calcext:value-type="float">
            <text:p>21014</text:p>
          </table:table-cell>
          <table:table-cell table:style-name="ce92" table:formula="of:=SUM([.X4];1)" office:value-type="float" office:value="21015" calcext:value-type="float">
            <text:p>21015</text:p>
          </table:table-cell>
          <table:table-cell table:style-name="ce102" table:formula="of:=SUM([.Y4];1)" office:value-type="float" office:value="21016" calcext:value-type="float">
            <text:p>21016</text:p>
          </table:table-cell>
          <table:table-cell table:style-name="ce92" table:formula="of:=SUM([.Z4];1)" office:value-type="float" office:value="21017" calcext:value-type="float">
            <text:p>21017</text:p>
          </table:table-cell>
          <table:table-cell table:style-name="ce102" table:formula="of:=SUM([.AA4];1)" office:value-type="float" office:value="21018" calcext:value-type="float">
            <text:p>21018</text:p>
          </table:table-cell>
          <table:table-cell table:style-name="ce92" table:formula="of:=SUM([.AB4];1)" office:value-type="float" office:value="21019" calcext:value-type="float">
            <text:p>21019</text:p>
          </table:table-cell>
          <table:table-cell table:style-name="ce102" table:formula="of:=SUM([.AC4];1)" office:value-type="float" office:value="21020" calcext:value-type="float">
            <text:p>21020</text:p>
          </table:table-cell>
          <table:table-cell table:style-name="ce92" table:formula="of:=SUM([.AD4];1)" office:value-type="float" office:value="21021" calcext:value-type="float">
            <text:p>21021</text:p>
          </table:table-cell>
          <table:table-cell table:style-name="ce102" table:formula="of:=SUM([.AE4];1)" office:value-type="float" office:value="21022" calcext:value-type="float">
            <text:p>21022</text:p>
          </table:table-cell>
          <table:table-cell table:style-name="ce92" table:formula="of:=SUM([.AF4];1)" office:value-type="float" office:value="21023" calcext:value-type="float">
            <text:p>2102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0];1)" office:value-type="float" office:value="21248" calcext:value-type="float">
            <text:p>21248</text:p>
          </table:table-cell>
          <table:table-cell table:style-name="ce92" table:formula="of:=SUM([.B5];1)" office:value-type="float" office:value="21249" calcext:value-type="float">
            <text:p>21249</text:p>
          </table:table-cell>
          <table:table-cell table:style-name="ce94" table:formula="of:=SUM([.C5];1)" office:value-type="float" office:value="21250" calcext:value-type="float">
            <text:p>21250</text:p>
          </table:table-cell>
          <table:table-cell table:style-name="ce92" table:formula="of:=SUM([.D5];1)" office:value-type="float" office:value="21251" calcext:value-type="float">
            <text:p>21251</text:p>
          </table:table-cell>
          <table:table-cell table:style-name="ce102" table:formula="of:=SUM([.E5];1)" office:value-type="float" office:value="21252" calcext:value-type="float">
            <text:p>21252</text:p>
          </table:table-cell>
          <table:table-cell table:style-name="ce92" table:formula="of:=SUM([.F5];1)" office:value-type="float" office:value="21253" calcext:value-type="float">
            <text:p>21253</text:p>
          </table:table-cell>
          <table:table-cell table:style-name="ce102" table:formula="of:=SUM([.G5];1)" office:value-type="float" office:value="21254" calcext:value-type="float">
            <text:p>21254</text:p>
          </table:table-cell>
          <table:table-cell table:style-name="ce92" table:formula="of:=SUM([.H5];1)" office:value-type="float" office:value="21255" calcext:value-type="float">
            <text:p>21255</text:p>
          </table:table-cell>
          <table:table-cell table:style-name="ce102" table:formula="of:=SUM([.I5];1)" office:value-type="float" office:value="21256" calcext:value-type="float">
            <text:p>21256</text:p>
          </table:table-cell>
          <table:table-cell table:style-name="ce92" table:formula="of:=SUM([.J5];1)" office:value-type="float" office:value="21257" calcext:value-type="float">
            <text:p>21257</text:p>
          </table:table-cell>
          <table:table-cell table:style-name="ce102" table:formula="of:=SUM([.K5];1)" office:value-type="float" office:value="21258" calcext:value-type="float">
            <text:p>21258</text:p>
          </table:table-cell>
          <table:table-cell table:style-name="ce92" table:formula="of:=SUM([.L5];1)" office:value-type="float" office:value="21259" calcext:value-type="float">
            <text:p>21259</text:p>
          </table:table-cell>
          <table:table-cell table:style-name="ce102" table:formula="of:=SUM([.M5];1)" office:value-type="float" office:value="21260" calcext:value-type="float">
            <text:p>21260</text:p>
          </table:table-cell>
          <table:table-cell table:style-name="ce92" table:formula="of:=SUM([.N5];1)" office:value-type="float" office:value="21261" calcext:value-type="float">
            <text:p>21261</text:p>
          </table:table-cell>
          <table:table-cell table:style-name="ce102" table:formula="of:=SUM([.O5];1)" office:value-type="float" office:value="21262" calcext:value-type="float">
            <text:p>21262</text:p>
          </table:table-cell>
          <table:table-cell table:style-name="ce92" table:formula="of:=SUM([.P5];1)" office:value-type="float" office:value="21263" calcext:value-type="float">
            <text:p>21263</text:p>
          </table:table-cell>
          <table:table-cell table:style-name="ce102" table:formula="of:=SUM([.Q5];1)" office:value-type="float" office:value="21264" calcext:value-type="float">
            <text:p>21264</text:p>
          </table:table-cell>
          <table:table-cell table:style-name="ce92" table:formula="of:=SUM([.R5];1)" office:value-type="float" office:value="21265" calcext:value-type="float">
            <text:p>21265</text:p>
          </table:table-cell>
          <table:table-cell table:style-name="ce107" table:formula="of:=SUM([.S5];1)" office:value-type="float" office:value="21266" calcext:value-type="float">
            <text:p>21266</text:p>
          </table:table-cell>
          <table:table-cell table:style-name="ce92" table:formula="of:=SUM([.T5];1)" office:value-type="float" office:value="21267" calcext:value-type="float">
            <text:p>21267</text:p>
          </table:table-cell>
          <table:table-cell table:style-name="ce102" table:formula="of:=SUM([.U5];1)" office:value-type="float" office:value="21268" calcext:value-type="float">
            <text:p>21268</text:p>
          </table:table-cell>
          <table:table-cell table:style-name="ce92" table:formula="of:=SUM([.V5];1)" office:value-type="float" office:value="21269" calcext:value-type="float">
            <text:p>21269</text:p>
          </table:table-cell>
          <table:table-cell table:style-name="ce102" table:formula="of:=SUM([.W5];1)" office:value-type="float" office:value="21270" calcext:value-type="float">
            <text:p>21270</text:p>
          </table:table-cell>
          <table:table-cell table:style-name="ce92" table:formula="of:=SUM([.X5];1)" office:value-type="float" office:value="21271" calcext:value-type="float">
            <text:p>21271</text:p>
          </table:table-cell>
          <table:table-cell table:style-name="ce102" table:formula="of:=SUM([.Y5];1)" office:value-type="float" office:value="21272" calcext:value-type="float">
            <text:p>21272</text:p>
          </table:table-cell>
          <table:table-cell table:style-name="ce92" table:formula="of:=SUM([.Z5];1)" office:value-type="float" office:value="21273" calcext:value-type="float">
            <text:p>21273</text:p>
          </table:table-cell>
          <table:table-cell table:style-name="ce102" table:formula="of:=SUM([.AA5];1)" office:value-type="float" office:value="21274" calcext:value-type="float">
            <text:p>21274</text:p>
          </table:table-cell>
          <table:table-cell table:style-name="ce92" table:formula="of:=SUM([.AB5];1)" office:value-type="float" office:value="21275" calcext:value-type="float">
            <text:p>21275</text:p>
          </table:table-cell>
          <table:table-cell table:style-name="ce102" table:formula="of:=SUM([.AC5];1)" office:value-type="float" office:value="21276" calcext:value-type="float">
            <text:p>21276</text:p>
          </table:table-cell>
          <table:table-cell table:style-name="ce92" table:formula="of:=SUM([.AD5];1)" office:value-type="float" office:value="21277" calcext:value-type="float">
            <text:p>21277</text:p>
          </table:table-cell>
          <table:table-cell table:style-name="ce102" table:formula="of:=SUM([.AE5];1)" office:value-type="float" office:value="21278" calcext:value-type="float">
            <text:p>21278</text:p>
          </table:table-cell>
          <table:table-cell table:style-name="ce92" table:formula="of:=SUM([.AF5];1)" office:value-type="float" office:value="21279" calcext:value-type="float">
            <text:p>2127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1];1)" office:value-type="float" office:value="21504" calcext:value-type="float">
            <text:p>21504</text:p>
          </table:table-cell>
          <table:table-cell table:style-name="ce92" table:formula="of:=SUM([.B6];1)" office:value-type="float" office:value="21505" calcext:value-type="float">
            <text:p>21505</text:p>
          </table:table-cell>
          <table:table-cell table:style-name="ce94" table:formula="of:=SUM([.C6];1)" office:value-type="float" office:value="21506" calcext:value-type="float">
            <text:p>21506</text:p>
          </table:table-cell>
          <table:table-cell table:style-name="ce92" table:formula="of:=SUM([.D6];1)" office:value-type="float" office:value="21507" calcext:value-type="float">
            <text:p>21507</text:p>
          </table:table-cell>
          <table:table-cell table:style-name="ce102" table:formula="of:=SUM([.E6];1)" office:value-type="float" office:value="21508" calcext:value-type="float">
            <text:p>21508</text:p>
          </table:table-cell>
          <table:table-cell table:style-name="ce92" table:formula="of:=SUM([.F6];1)" office:value-type="float" office:value="21509" calcext:value-type="float">
            <text:p>21509</text:p>
          </table:table-cell>
          <table:table-cell table:style-name="ce102" table:formula="of:=SUM([.G6];1)" office:value-type="float" office:value="21510" calcext:value-type="float">
            <text:p>21510</text:p>
          </table:table-cell>
          <table:table-cell table:style-name="ce92" table:formula="of:=SUM([.H6];1)" office:value-type="float" office:value="21511" calcext:value-type="float">
            <text:p>21511</text:p>
          </table:table-cell>
          <table:table-cell table:style-name="ce102" table:formula="of:=SUM([.I6];1)" office:value-type="float" office:value="21512" calcext:value-type="float">
            <text:p>21512</text:p>
          </table:table-cell>
          <table:table-cell table:style-name="ce92" table:formula="of:=SUM([.J6];1)" office:value-type="float" office:value="21513" calcext:value-type="float">
            <text:p>21513</text:p>
          </table:table-cell>
          <table:table-cell table:style-name="ce102" table:formula="of:=SUM([.K6];1)" office:value-type="float" office:value="21514" calcext:value-type="float">
            <text:p>21514</text:p>
          </table:table-cell>
          <table:table-cell table:style-name="ce92" table:formula="of:=SUM([.L6];1)" office:value-type="float" office:value="21515" calcext:value-type="float">
            <text:p>21515</text:p>
          </table:table-cell>
          <table:table-cell table:style-name="ce102" table:formula="of:=SUM([.M6];1)" office:value-type="float" office:value="21516" calcext:value-type="float">
            <text:p>21516</text:p>
          </table:table-cell>
          <table:table-cell table:style-name="ce92" table:formula="of:=SUM([.N6];1)" office:value-type="float" office:value="21517" calcext:value-type="float">
            <text:p>21517</text:p>
          </table:table-cell>
          <table:table-cell table:style-name="ce102" table:formula="of:=SUM([.O6];1)" office:value-type="float" office:value="21518" calcext:value-type="float">
            <text:p>21518</text:p>
          </table:table-cell>
          <table:table-cell table:style-name="ce92" table:formula="of:=SUM([.P6];1)" office:value-type="float" office:value="21519" calcext:value-type="float">
            <text:p>21519</text:p>
          </table:table-cell>
          <table:table-cell table:style-name="ce102" table:formula="of:=SUM([.Q6];1)" office:value-type="float" office:value="21520" calcext:value-type="float">
            <text:p>21520</text:p>
          </table:table-cell>
          <table:table-cell table:style-name="ce92" table:formula="of:=SUM([.R6];1)" office:value-type="float" office:value="21521" calcext:value-type="float">
            <text:p>21521</text:p>
          </table:table-cell>
          <table:table-cell table:style-name="ce107" table:formula="of:=SUM([.S6];1)" office:value-type="float" office:value="21522" calcext:value-type="float">
            <text:p>21522</text:p>
          </table:table-cell>
          <table:table-cell table:style-name="ce92" table:formula="of:=SUM([.T6];1)" office:value-type="float" office:value="21523" calcext:value-type="float">
            <text:p>21523</text:p>
          </table:table-cell>
          <table:table-cell table:style-name="ce102" table:formula="of:=SUM([.U6];1)" office:value-type="float" office:value="21524" calcext:value-type="float">
            <text:p>21524</text:p>
          </table:table-cell>
          <table:table-cell table:style-name="ce92" table:formula="of:=SUM([.V6];1)" office:value-type="float" office:value="21525" calcext:value-type="float">
            <text:p>21525</text:p>
          </table:table-cell>
          <table:table-cell table:style-name="ce102" table:formula="of:=SUM([.W6];1)" office:value-type="float" office:value="21526" calcext:value-type="float">
            <text:p>21526</text:p>
          </table:table-cell>
          <table:table-cell table:style-name="ce92" table:formula="of:=SUM([.X6];1)" office:value-type="float" office:value="21527" calcext:value-type="float">
            <text:p>21527</text:p>
          </table:table-cell>
          <table:table-cell table:style-name="ce102" table:formula="of:=SUM([.Y6];1)" office:value-type="float" office:value="21528" calcext:value-type="float">
            <text:p>21528</text:p>
          </table:table-cell>
          <table:table-cell table:style-name="ce92" table:formula="of:=SUM([.Z6];1)" office:value-type="float" office:value="21529" calcext:value-type="float">
            <text:p>21529</text:p>
          </table:table-cell>
          <table:table-cell table:style-name="ce102" table:formula="of:=SUM([.AA6];1)" office:value-type="float" office:value="21530" calcext:value-type="float">
            <text:p>21530</text:p>
          </table:table-cell>
          <table:table-cell table:style-name="ce92" table:formula="of:=SUM([.AB6];1)" office:value-type="float" office:value="21531" calcext:value-type="float">
            <text:p>21531</text:p>
          </table:table-cell>
          <table:table-cell table:style-name="ce102" table:formula="of:=SUM([.AC6];1)" office:value-type="float" office:value="21532" calcext:value-type="float">
            <text:p>21532</text:p>
          </table:table-cell>
          <table:table-cell table:style-name="ce92" table:formula="of:=SUM([.AD6];1)" office:value-type="float" office:value="21533" calcext:value-type="float">
            <text:p>21533</text:p>
          </table:table-cell>
          <table:table-cell table:style-name="ce102" table:formula="of:=SUM([.AE6];1)" office:value-type="float" office:value="21534" calcext:value-type="float">
            <text:p>21534</text:p>
          </table:table-cell>
          <table:table-cell table:style-name="ce92" table:formula="of:=SUM([.AF6];1)" office:value-type="float" office:value="21535" calcext:value-type="float">
            <text:p>2153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2];1)" office:value-type="float" office:value="21760" calcext:value-type="float">
            <text:p>21760</text:p>
          </table:table-cell>
          <table:table-cell table:style-name="ce92" table:formula="of:=SUM([.B7];1)" office:value-type="float" office:value="21761" calcext:value-type="float">
            <text:p>21761</text:p>
          </table:table-cell>
          <table:table-cell table:style-name="ce94" table:formula="of:=SUM([.C7];1)" office:value-type="float" office:value="21762" calcext:value-type="float">
            <text:p>21762</text:p>
          </table:table-cell>
          <table:table-cell table:style-name="ce92" table:formula="of:=SUM([.D7];1)" office:value-type="float" office:value="21763" calcext:value-type="float">
            <text:p>21763</text:p>
          </table:table-cell>
          <table:table-cell table:style-name="ce102" table:formula="of:=SUM([.E7];1)" office:value-type="float" office:value="21764" calcext:value-type="float">
            <text:p>21764</text:p>
          </table:table-cell>
          <table:table-cell table:style-name="ce92" table:formula="of:=SUM([.F7];1)" office:value-type="float" office:value="21765" calcext:value-type="float">
            <text:p>21765</text:p>
          </table:table-cell>
          <table:table-cell table:style-name="ce102" table:formula="of:=SUM([.G7];1)" office:value-type="float" office:value="21766" calcext:value-type="float">
            <text:p>21766</text:p>
          </table:table-cell>
          <table:table-cell table:style-name="ce92" table:formula="of:=SUM([.H7];1)" office:value-type="float" office:value="21767" calcext:value-type="float">
            <text:p>21767</text:p>
          </table:table-cell>
          <table:table-cell table:style-name="ce102" table:formula="of:=SUM([.I7];1)" office:value-type="float" office:value="21768" calcext:value-type="float">
            <text:p>21768</text:p>
          </table:table-cell>
          <table:table-cell table:style-name="ce92" table:formula="of:=SUM([.J7];1)" office:value-type="float" office:value="21769" calcext:value-type="float">
            <text:p>21769</text:p>
          </table:table-cell>
          <table:table-cell table:style-name="ce102" table:formula="of:=SUM([.K7];1)" office:value-type="float" office:value="21770" calcext:value-type="float">
            <text:p>21770</text:p>
          </table:table-cell>
          <table:table-cell table:style-name="ce92" table:formula="of:=SUM([.L7];1)" office:value-type="float" office:value="21771" calcext:value-type="float">
            <text:p>21771</text:p>
          </table:table-cell>
          <table:table-cell table:style-name="ce102" table:formula="of:=SUM([.M7];1)" office:value-type="float" office:value="21772" calcext:value-type="float">
            <text:p>21772</text:p>
          </table:table-cell>
          <table:table-cell table:style-name="ce92" table:formula="of:=SUM([.N7];1)" office:value-type="float" office:value="21773" calcext:value-type="float">
            <text:p>21773</text:p>
          </table:table-cell>
          <table:table-cell table:style-name="ce102" table:formula="of:=SUM([.O7];1)" office:value-type="float" office:value="21774" calcext:value-type="float">
            <text:p>21774</text:p>
          </table:table-cell>
          <table:table-cell table:style-name="ce92" table:formula="of:=SUM([.P7];1)" office:value-type="float" office:value="21775" calcext:value-type="float">
            <text:p>21775</text:p>
          </table:table-cell>
          <table:table-cell table:style-name="ce102" table:formula="of:=SUM([.Q7];1)" office:value-type="float" office:value="21776" calcext:value-type="float">
            <text:p>21776</text:p>
          </table:table-cell>
          <table:table-cell table:style-name="ce92" table:formula="of:=SUM([.R7];1)" office:value-type="float" office:value="21777" calcext:value-type="float">
            <text:p>21777</text:p>
          </table:table-cell>
          <table:table-cell table:style-name="ce107" table:formula="of:=SUM([.S7];1)" office:value-type="float" office:value="21778" calcext:value-type="float">
            <text:p>21778</text:p>
          </table:table-cell>
          <table:table-cell table:style-name="ce92" table:formula="of:=SUM([.T7];1)" office:value-type="float" office:value="21779" calcext:value-type="float">
            <text:p>21779</text:p>
          </table:table-cell>
          <table:table-cell table:style-name="ce102" table:formula="of:=SUM([.U7];1)" office:value-type="float" office:value="21780" calcext:value-type="float">
            <text:p>21780</text:p>
          </table:table-cell>
          <table:table-cell table:style-name="ce92" table:formula="of:=SUM([.V7];1)" office:value-type="float" office:value="21781" calcext:value-type="float">
            <text:p>21781</text:p>
          </table:table-cell>
          <table:table-cell table:style-name="ce102" table:formula="of:=SUM([.W7];1)" office:value-type="float" office:value="21782" calcext:value-type="float">
            <text:p>21782</text:p>
          </table:table-cell>
          <table:table-cell table:style-name="ce92" table:formula="of:=SUM([.X7];1)" office:value-type="float" office:value="21783" calcext:value-type="float">
            <text:p>21783</text:p>
          </table:table-cell>
          <table:table-cell table:style-name="ce102" table:formula="of:=SUM([.Y7];1)" office:value-type="float" office:value="21784" calcext:value-type="float">
            <text:p>21784</text:p>
          </table:table-cell>
          <table:table-cell table:style-name="ce92" table:formula="of:=SUM([.Z7];1)" office:value-type="float" office:value="21785" calcext:value-type="float">
            <text:p>21785</text:p>
          </table:table-cell>
          <table:table-cell table:style-name="ce102" table:formula="of:=SUM([.AA7];1)" office:value-type="float" office:value="21786" calcext:value-type="float">
            <text:p>21786</text:p>
          </table:table-cell>
          <table:table-cell table:style-name="ce92" table:formula="of:=SUM([.AB7];1)" office:value-type="float" office:value="21787" calcext:value-type="float">
            <text:p>21787</text:p>
          </table:table-cell>
          <table:table-cell table:style-name="ce102" table:formula="of:=SUM([.AC7];1)" office:value-type="float" office:value="21788" calcext:value-type="float">
            <text:p>21788</text:p>
          </table:table-cell>
          <table:table-cell table:style-name="ce92" table:formula="of:=SUM([.AD7];1)" office:value-type="float" office:value="21789" calcext:value-type="float">
            <text:p>21789</text:p>
          </table:table-cell>
          <table:table-cell table:style-name="ce102" table:formula="of:=SUM([.AE7];1)" office:value-type="float" office:value="21790" calcext:value-type="float">
            <text:p>21790</text:p>
          </table:table-cell>
          <table:table-cell table:style-name="ce92" table:formula="of:=SUM([.AF7];1)" office:value-type="float" office:value="21791" calcext:value-type="float">
            <text:p>2179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89" table:formula="of:=SUM([.AG63];1)" office:value-type="float" office:value="22016" calcext:value-type="float">
            <text:p>22016</text:p>
          </table:table-cell>
          <table:table-cell table:style-name="ce92" table:formula="of:=SUM([.B8];1)" office:value-type="float" office:value="22017" calcext:value-type="float">
            <text:p>22017</text:p>
          </table:table-cell>
          <table:table-cell table:style-name="ce94" table:formula="of:=SUM([.C8];1)" office:value-type="float" office:value="22018" calcext:value-type="float">
            <text:p>22018</text:p>
          </table:table-cell>
          <table:table-cell table:style-name="ce92" table:formula="of:=SUM([.D8];1)" office:value-type="float" office:value="22019" calcext:value-type="float">
            <text:p>22019</text:p>
          </table:table-cell>
          <table:table-cell table:style-name="ce102" table:formula="of:=SUM([.E8];1)" office:value-type="float" office:value="22020" calcext:value-type="float">
            <text:p>22020</text:p>
          </table:table-cell>
          <table:table-cell table:style-name="ce92" table:formula="of:=SUM([.F8];1)" office:value-type="float" office:value="22021" calcext:value-type="float">
            <text:p>22021</text:p>
          </table:table-cell>
          <table:table-cell table:style-name="ce102" table:formula="of:=SUM([.G8];1)" office:value-type="float" office:value="22022" calcext:value-type="float">
            <text:p>22022</text:p>
          </table:table-cell>
          <table:table-cell table:style-name="ce92" table:formula="of:=SUM([.H8];1)" office:value-type="float" office:value="22023" calcext:value-type="float">
            <text:p>22023</text:p>
          </table:table-cell>
          <table:table-cell table:style-name="ce102" table:formula="of:=SUM([.I8];1)" office:value-type="float" office:value="22024" calcext:value-type="float">
            <text:p>22024</text:p>
          </table:table-cell>
          <table:table-cell table:style-name="ce92" table:formula="of:=SUM([.J8];1)" office:value-type="float" office:value="22025" calcext:value-type="float">
            <text:p>22025</text:p>
          </table:table-cell>
          <table:table-cell table:style-name="ce102" table:formula="of:=SUM([.K8];1)" office:value-type="float" office:value="22026" calcext:value-type="float">
            <text:p>22026</text:p>
          </table:table-cell>
          <table:table-cell table:style-name="ce92" table:formula="of:=SUM([.L8];1)" office:value-type="float" office:value="22027" calcext:value-type="float">
            <text:p>22027</text:p>
          </table:table-cell>
          <table:table-cell table:style-name="ce102" table:formula="of:=SUM([.M8];1)" office:value-type="float" office:value="22028" calcext:value-type="float">
            <text:p>22028</text:p>
          </table:table-cell>
          <table:table-cell table:style-name="ce92" table:formula="of:=SUM([.N8];1)" office:value-type="float" office:value="22029" calcext:value-type="float">
            <text:p>22029</text:p>
          </table:table-cell>
          <table:table-cell table:style-name="ce102" table:formula="of:=SUM([.O8];1)" office:value-type="float" office:value="22030" calcext:value-type="float">
            <text:p>22030</text:p>
          </table:table-cell>
          <table:table-cell table:style-name="ce92" table:formula="of:=SUM([.P8];1)" office:value-type="float" office:value="22031" calcext:value-type="float">
            <text:p>22031</text:p>
          </table:table-cell>
          <table:table-cell table:style-name="ce102" table:formula="of:=SUM([.Q8];1)" office:value-type="float" office:value="22032" calcext:value-type="float">
            <text:p>22032</text:p>
          </table:table-cell>
          <table:table-cell table:style-name="ce92" table:formula="of:=SUM([.R8];1)" office:value-type="float" office:value="22033" calcext:value-type="float">
            <text:p>22033</text:p>
          </table:table-cell>
          <table:table-cell table:style-name="ce107" table:formula="of:=SUM([.S8];1)" office:value-type="float" office:value="22034" calcext:value-type="float">
            <text:p>22034</text:p>
          </table:table-cell>
          <table:table-cell table:style-name="ce92" table:formula="of:=SUM([.T8];1)" office:value-type="float" office:value="22035" calcext:value-type="float">
            <text:p>22035</text:p>
          </table:table-cell>
          <table:table-cell table:style-name="ce102" table:formula="of:=SUM([.U8];1)" office:value-type="float" office:value="22036" calcext:value-type="float">
            <text:p>22036</text:p>
          </table:table-cell>
          <table:table-cell table:style-name="ce92" table:formula="of:=SUM([.V8];1)" office:value-type="float" office:value="22037" calcext:value-type="float">
            <text:p>22037</text:p>
          </table:table-cell>
          <table:table-cell table:style-name="ce102" table:formula="of:=SUM([.W8];1)" office:value-type="float" office:value="22038" calcext:value-type="float">
            <text:p>22038</text:p>
          </table:table-cell>
          <table:table-cell table:style-name="ce92" table:formula="of:=SUM([.X8];1)" office:value-type="float" office:value="22039" calcext:value-type="float">
            <text:p>22039</text:p>
          </table:table-cell>
          <table:table-cell table:style-name="ce102" table:formula="of:=SUM([.Y8];1)" office:value-type="float" office:value="22040" calcext:value-type="float">
            <text:p>22040</text:p>
          </table:table-cell>
          <table:table-cell table:style-name="ce92" table:formula="of:=SUM([.Z8];1)" office:value-type="float" office:value="22041" calcext:value-type="float">
            <text:p>22041</text:p>
          </table:table-cell>
          <table:table-cell table:style-name="ce102" table:formula="of:=SUM([.AA8];1)" office:value-type="float" office:value="22042" calcext:value-type="float">
            <text:p>22042</text:p>
          </table:table-cell>
          <table:table-cell table:style-name="ce92" table:formula="of:=SUM([.AB8];1)" office:value-type="float" office:value="22043" calcext:value-type="float">
            <text:p>22043</text:p>
          </table:table-cell>
          <table:table-cell table:style-name="ce102" table:formula="of:=SUM([.AC8];1)" office:value-type="float" office:value="22044" calcext:value-type="float">
            <text:p>22044</text:p>
          </table:table-cell>
          <table:table-cell table:style-name="ce92" table:formula="of:=SUM([.AD8];1)" office:value-type="float" office:value="22045" calcext:value-type="float">
            <text:p>22045</text:p>
          </table:table-cell>
          <table:table-cell table:style-name="ce102" table:formula="of:=SUM([.AE8];1)" office:value-type="float" office:value="22046" calcext:value-type="float">
            <text:p>22046</text:p>
          </table:table-cell>
          <table:table-cell table:style-name="ce92" table:formula="of:=SUM([.AF8];1)" office:value-type="float" office:value="22047" calcext:value-type="float">
            <text:p>22047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0" table:formula="of:=SUM([.AG64];1)" office:value-type="float" office:value="22272" calcext:value-type="float">
            <text:p>22272</text:p>
          </table:table-cell>
          <table:table-cell table:style-name="ce93" table:formula="of:=SUM([.B9];1)" office:value-type="float" office:value="22273" calcext:value-type="float">
            <text:p>22273</text:p>
          </table:table-cell>
          <table:table-cell table:style-name="ce96" table:formula="of:=SUM([.C9];1)" office:value-type="float" office:value="22274" calcext:value-type="float">
            <text:p>22274</text:p>
          </table:table-cell>
          <table:table-cell table:style-name="ce93" table:formula="of:=SUM([.D9];1)" office:value-type="float" office:value="22275" calcext:value-type="float">
            <text:p>22275</text:p>
          </table:table-cell>
          <table:table-cell table:style-name="ce103" table:formula="of:=SUM([.E9];1)" office:value-type="float" office:value="22276" calcext:value-type="float">
            <text:p>22276</text:p>
          </table:table-cell>
          <table:table-cell table:style-name="ce93" table:formula="of:=SUM([.F9];1)" office:value-type="float" office:value="22277" calcext:value-type="float">
            <text:p>22277</text:p>
          </table:table-cell>
          <table:table-cell table:style-name="ce103" table:formula="of:=SUM([.G9];1)" office:value-type="float" office:value="22278" calcext:value-type="float">
            <text:p>22278</text:p>
          </table:table-cell>
          <table:table-cell table:style-name="ce93" table:formula="of:=SUM([.H9];1)" office:value-type="float" office:value="22279" calcext:value-type="float">
            <text:p>22279</text:p>
          </table:table-cell>
          <table:table-cell table:style-name="ce103" table:formula="of:=SUM([.I9];1)" office:value-type="float" office:value="22280" calcext:value-type="float">
            <text:p>22280</text:p>
          </table:table-cell>
          <table:table-cell table:style-name="ce93" table:formula="of:=SUM([.J9];1)" office:value-type="float" office:value="22281" calcext:value-type="float">
            <text:p>22281</text:p>
          </table:table-cell>
          <table:table-cell table:style-name="ce103" table:formula="of:=SUM([.K9];1)" office:value-type="float" office:value="22282" calcext:value-type="float">
            <text:p>22282</text:p>
          </table:table-cell>
          <table:table-cell table:style-name="ce93" table:formula="of:=SUM([.L9];1)" office:value-type="float" office:value="22283" calcext:value-type="float">
            <text:p>22283</text:p>
          </table:table-cell>
          <table:table-cell table:style-name="ce103" table:formula="of:=SUM([.M9];1)" office:value-type="float" office:value="22284" calcext:value-type="float">
            <text:p>22284</text:p>
          </table:table-cell>
          <table:table-cell table:style-name="ce93" table:formula="of:=SUM([.N9];1)" office:value-type="float" office:value="22285" calcext:value-type="float">
            <text:p>22285</text:p>
          </table:table-cell>
          <table:table-cell table:style-name="ce103" table:formula="of:=SUM([.O9];1)" office:value-type="float" office:value="22286" calcext:value-type="float">
            <text:p>22286</text:p>
          </table:table-cell>
          <table:table-cell table:style-name="ce93" table:formula="of:=SUM([.P9];1)" office:value-type="float" office:value="22287" calcext:value-type="float">
            <text:p>22287</text:p>
          </table:table-cell>
          <table:table-cell table:style-name="ce103" table:formula="of:=SUM([.Q9];1)" office:value-type="float" office:value="22288" calcext:value-type="float">
            <text:p>22288</text:p>
          </table:table-cell>
          <table:table-cell table:style-name="ce93" table:formula="of:=SUM([.R9];1)" office:value-type="float" office:value="22289" calcext:value-type="float">
            <text:p>22289</text:p>
          </table:table-cell>
          <table:table-cell table:style-name="ce108" table:formula="of:=SUM([.S9];1)" office:value-type="float" office:value="22290" calcext:value-type="float">
            <text:p>22290</text:p>
          </table:table-cell>
          <table:table-cell table:style-name="ce93" table:formula="of:=SUM([.T9];1)" office:value-type="float" office:value="22291" calcext:value-type="float">
            <text:p>22291</text:p>
          </table:table-cell>
          <table:table-cell table:style-name="ce103" table:formula="of:=SUM([.U9];1)" office:value-type="float" office:value="22292" calcext:value-type="float">
            <text:p>22292</text:p>
          </table:table-cell>
          <table:table-cell table:style-name="ce93" table:formula="of:=SUM([.V9];1)" office:value-type="float" office:value="22293" calcext:value-type="float">
            <text:p>22293</text:p>
          </table:table-cell>
          <table:table-cell table:style-name="ce103" table:formula="of:=SUM([.W9];1)" office:value-type="float" office:value="22294" calcext:value-type="float">
            <text:p>22294</text:p>
          </table:table-cell>
          <table:table-cell table:style-name="ce93" table:formula="of:=SUM([.X9];1)" office:value-type="float" office:value="22295" calcext:value-type="float">
            <text:p>22295</text:p>
          </table:table-cell>
          <table:table-cell table:style-name="ce103" table:formula="of:=SUM([.Y9];1)" office:value-type="float" office:value="22296" calcext:value-type="float">
            <text:p>22296</text:p>
          </table:table-cell>
          <table:table-cell table:style-name="ce93" table:formula="of:=SUM([.Z9];1)" office:value-type="float" office:value="22297" calcext:value-type="float">
            <text:p>22297</text:p>
          </table:table-cell>
          <table:table-cell table:style-name="ce103" table:formula="of:=SUM([.AA9];1)" office:value-type="float" office:value="22298" calcext:value-type="float">
            <text:p>22298</text:p>
          </table:table-cell>
          <table:table-cell table:style-name="ce93" table:formula="of:=SUM([.AB9];1)" office:value-type="float" office:value="22299" calcext:value-type="float">
            <text:p>22299</text:p>
          </table:table-cell>
          <table:table-cell table:style-name="ce102" table:formula="of:=SUM([.AC9];1)" office:value-type="float" office:value="22300" calcext:value-type="float">
            <text:p>22300</text:p>
          </table:table-cell>
          <table:table-cell table:style-name="ce92" table:formula="of:=SUM([.AD9];1)" office:value-type="float" office:value="22301" calcext:value-type="float">
            <text:p>22301</text:p>
          </table:table-cell>
          <table:table-cell table:style-name="ce102" table:formula="of:=SUM([.AE9];1)" office:value-type="float" office:value="22302" calcext:value-type="float">
            <text:p>22302</text:p>
          </table:table-cell>
          <table:table-cell table:style-name="ce92" table:formula="of:=SUM([.AF9];1)" office:value-type="float" office:value="22303" calcext:value-type="float">
            <text:p>22303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1</text:p>
            <text:p> Pixel</text:p>
            <text:p>8-15</text:p>
          </table:table-cell>
          <table:table-cell table:style-name="ce91" table:formula="of:=SUM([.AG2];1)" office:value-type="float" office:value="20512" calcext:value-type="float">
            <text:p>20512</text:p>
          </table:table-cell>
          <table:table-cell table:style-name="ce95" table:formula="of:=SUM([.B10];1)" office:value-type="float" office:value="20513" calcext:value-type="float">
            <text:p>20513</text:p>
          </table:table-cell>
          <table:table-cell table:style-name="ce91" table:formula="of:=SUM([.C10];1)" office:value-type="float" office:value="20514" calcext:value-type="float">
            <text:p>20514</text:p>
          </table:table-cell>
          <table:table-cell table:style-name="ce95" table:formula="of:=SUM([.D10];1)" office:value-type="float" office:value="20515" calcext:value-type="float">
            <text:p>20515</text:p>
          </table:table-cell>
          <table:table-cell table:style-name="ce99" table:formula="of:=SUM([.E10];1)" office:value-type="float" office:value="20516" calcext:value-type="float">
            <text:p>20516</text:p>
          </table:table-cell>
          <table:table-cell table:style-name="ce95" table:formula="of:=SUM([.F10];1)" office:value-type="float" office:value="20517" calcext:value-type="float">
            <text:p>20517</text:p>
          </table:table-cell>
          <table:table-cell table:style-name="ce99" table:formula="of:=SUM([.G10];1)" office:value-type="float" office:value="20518" calcext:value-type="float">
            <text:p>20518</text:p>
          </table:table-cell>
          <table:table-cell table:style-name="ce95" table:formula="of:=SUM([.H10];1)" office:value-type="float" office:value="20519" calcext:value-type="float">
            <text:p>20519</text:p>
          </table:table-cell>
          <table:table-cell table:style-name="ce99" table:formula="of:=SUM([.I10];1)" office:value-type="float" office:value="20520" calcext:value-type="float">
            <text:p>20520</text:p>
          </table:table-cell>
          <table:table-cell table:style-name="ce95" table:formula="of:=SUM([.J10];1)" office:value-type="float" office:value="20521" calcext:value-type="float">
            <text:p>20521</text:p>
          </table:table-cell>
          <table:table-cell table:style-name="ce99" table:formula="of:=SUM([.K10];1)" office:value-type="float" office:value="20522" calcext:value-type="float">
            <text:p>20522</text:p>
          </table:table-cell>
          <table:table-cell table:style-name="ce95" table:formula="of:=SUM([.L10];1)" office:value-type="float" office:value="20523" calcext:value-type="float">
            <text:p>20523</text:p>
          </table:table-cell>
          <table:table-cell table:style-name="ce99" table:formula="of:=SUM([.M10];1)" office:value-type="float" office:value="20524" calcext:value-type="float">
            <text:p>20524</text:p>
          </table:table-cell>
          <table:table-cell table:style-name="ce95" table:formula="of:=SUM([.N10];1)" office:value-type="float" office:value="20525" calcext:value-type="float">
            <text:p>20525</text:p>
          </table:table-cell>
          <table:table-cell table:style-name="ce99" table:formula="of:=SUM([.O10];1)" office:value-type="float" office:value="20526" calcext:value-type="float">
            <text:p>20526</text:p>
          </table:table-cell>
          <table:table-cell table:style-name="ce95" table:formula="of:=SUM([.P10];1)" office:value-type="float" office:value="20527" calcext:value-type="float">
            <text:p>20527</text:p>
          </table:table-cell>
          <table:table-cell table:style-name="ce99" table:formula="of:=SUM([.Q10];1)" office:value-type="float" office:value="20528" calcext:value-type="float">
            <text:p>20528</text:p>
          </table:table-cell>
          <table:table-cell table:style-name="ce95" table:formula="of:=SUM([.R10];1)" office:value-type="float" office:value="20529" calcext:value-type="float">
            <text:p>20529</text:p>
          </table:table-cell>
          <table:table-cell table:style-name="ce87" table:formula="of:=SUM([.S10];1)" office:value-type="float" office:value="20530" calcext:value-type="float">
            <text:p>20530</text:p>
          </table:table-cell>
          <table:table-cell table:style-name="ce94" table:formula="of:=SUM([.T10];1)" office:value-type="float" office:value="20531" calcext:value-type="float">
            <text:p>20531</text:p>
          </table:table-cell>
          <table:table-cell table:style-name="ce87" table:formula="of:=SUM([.U10];1)" office:value-type="float" office:value="20532" calcext:value-type="float">
            <text:p>20532</text:p>
          </table:table-cell>
          <table:table-cell table:style-name="ce94" table:formula="of:=SUM([.V10];1)" office:value-type="float" office:value="20533" calcext:value-type="float">
            <text:p>20533</text:p>
          </table:table-cell>
          <table:table-cell table:style-name="ce87" table:formula="of:=SUM([.W10];1)" office:value-type="float" office:value="20534" calcext:value-type="float">
            <text:p>20534</text:p>
          </table:table-cell>
          <table:table-cell table:style-name="ce94" table:formula="of:=SUM([.X10];1)" office:value-type="float" office:value="20535" calcext:value-type="float">
            <text:p>20535</text:p>
          </table:table-cell>
          <table:table-cell table:style-name="ce87" table:formula="of:=SUM([.Y10];1)" office:value-type="float" office:value="20536" calcext:value-type="float">
            <text:p>20536</text:p>
          </table:table-cell>
          <table:table-cell table:style-name="ce94" table:formula="of:=SUM([.Z10];1)" office:value-type="float" office:value="20537" calcext:value-type="float">
            <text:p>20537</text:p>
          </table:table-cell>
          <table:table-cell table:style-name="ce87" table:formula="of:=SUM([.AA10];1)" office:value-type="float" office:value="20538" calcext:value-type="float">
            <text:p>20538</text:p>
          </table:table-cell>
          <table:table-cell table:style-name="ce94" table:formula="of:=SUM([.AB10];1)" office:value-type="float" office:value="20539" calcext:value-type="float">
            <text:p>20539</text:p>
          </table:table-cell>
          <table:table-cell table:style-name="ce99" table:formula="of:=SUM([.AC10];1)" office:value-type="float" office:value="20540" calcext:value-type="float">
            <text:p>20540</text:p>
          </table:table-cell>
          <table:table-cell table:style-name="ce95" table:formula="of:=SUM([.AD10];1)" office:value-type="float" office:value="20541" calcext:value-type="float">
            <text:p>20541</text:p>
          </table:table-cell>
          <table:table-cell table:style-name="ce99" table:formula="of:=SUM([.AE10];1)" office:value-type="float" office:value="20542" calcext:value-type="float">
            <text:p>20542</text:p>
          </table:table-cell>
          <table:table-cell table:style-name="ce95" table:formula="of:=SUM([.AF10];1)" office:value-type="float" office:value="20543" calcext:value-type="float">
            <text:p>2054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3];1)" office:value-type="float" office:value="20768" calcext:value-type="float">
            <text:p>20768</text:p>
          </table:table-cell>
          <table:table-cell table:style-name="ce94" table:formula="of:=SUM([.B11];1)" office:value-type="float" office:value="20769" calcext:value-type="float">
            <text:p>20769</text:p>
          </table:table-cell>
          <table:table-cell table:style-name="ce92" table:formula="of:=SUM([.C11];1)" office:value-type="float" office:value="20770" calcext:value-type="float">
            <text:p>20770</text:p>
          </table:table-cell>
          <table:table-cell table:style-name="ce94" table:formula="of:=SUM([.D11];1)" office:value-type="float" office:value="20771" calcext:value-type="float">
            <text:p>20771</text:p>
          </table:table-cell>
          <table:table-cell table:style-name="ce87" table:formula="of:=SUM([.E11];1)" office:value-type="float" office:value="20772" calcext:value-type="float">
            <text:p>20772</text:p>
          </table:table-cell>
          <table:table-cell table:style-name="ce94" table:formula="of:=SUM([.F11];1)" office:value-type="float" office:value="20773" calcext:value-type="float">
            <text:p>20773</text:p>
          </table:table-cell>
          <table:table-cell table:style-name="ce87" table:formula="of:=SUM([.G11];1)" office:value-type="float" office:value="20774" calcext:value-type="float">
            <text:p>20774</text:p>
          </table:table-cell>
          <table:table-cell table:style-name="ce94" table:formula="of:=SUM([.H11];1)" office:value-type="float" office:value="20775" calcext:value-type="float">
            <text:p>20775</text:p>
          </table:table-cell>
          <table:table-cell table:style-name="ce87" table:formula="of:=SUM([.I11];1)" office:value-type="float" office:value="20776" calcext:value-type="float">
            <text:p>20776</text:p>
          </table:table-cell>
          <table:table-cell table:style-name="ce94" table:formula="of:=SUM([.J11];1)" office:value-type="float" office:value="20777" calcext:value-type="float">
            <text:p>20777</text:p>
          </table:table-cell>
          <table:table-cell table:style-name="ce87" table:formula="of:=SUM([.K11];1)" office:value-type="float" office:value="20778" calcext:value-type="float">
            <text:p>20778</text:p>
          </table:table-cell>
          <table:table-cell table:style-name="ce94" table:formula="of:=SUM([.L11];1)" office:value-type="float" office:value="20779" calcext:value-type="float">
            <text:p>20779</text:p>
          </table:table-cell>
          <table:table-cell table:style-name="ce87" table:formula="of:=SUM([.M11];1)" office:value-type="float" office:value="20780" calcext:value-type="float">
            <text:p>20780</text:p>
          </table:table-cell>
          <table:table-cell table:style-name="ce94" table:formula="of:=SUM([.N11];1)" office:value-type="float" office:value="20781" calcext:value-type="float">
            <text:p>20781</text:p>
          </table:table-cell>
          <table:table-cell table:style-name="ce87" table:formula="of:=SUM([.O11];1)" office:value-type="float" office:value="20782" calcext:value-type="float">
            <text:p>20782</text:p>
          </table:table-cell>
          <table:table-cell table:style-name="ce94" table:formula="of:=SUM([.P11];1)" office:value-type="float" office:value="20783" calcext:value-type="float">
            <text:p>20783</text:p>
          </table:table-cell>
          <table:table-cell table:style-name="ce87" table:formula="of:=SUM([.Q11];1)" office:value-type="float" office:value="20784" calcext:value-type="float">
            <text:p>20784</text:p>
          </table:table-cell>
          <table:table-cell table:style-name="ce94" table:formula="of:=SUM([.R11];1)" office:value-type="float" office:value="20785" calcext:value-type="float">
            <text:p>20785</text:p>
          </table:table-cell>
          <table:table-cell table:style-name="ce87" table:formula="of:=SUM([.S11];1)" office:value-type="float" office:value="20786" calcext:value-type="float">
            <text:p>20786</text:p>
          </table:table-cell>
          <table:table-cell table:style-name="ce94" table:formula="of:=SUM([.T11];1)" office:value-type="float" office:value="20787" calcext:value-type="float">
            <text:p>20787</text:p>
          </table:table-cell>
          <table:table-cell table:style-name="ce87" table:formula="of:=SUM([.U11];1)" office:value-type="float" office:value="20788" calcext:value-type="float">
            <text:p>20788</text:p>
          </table:table-cell>
          <table:table-cell table:style-name="ce94" table:formula="of:=SUM([.V11];1)" office:value-type="float" office:value="20789" calcext:value-type="float">
            <text:p>20789</text:p>
          </table:table-cell>
          <table:table-cell table:style-name="ce87" table:formula="of:=SUM([.W11];1)" office:value-type="float" office:value="20790" calcext:value-type="float">
            <text:p>20790</text:p>
          </table:table-cell>
          <table:table-cell table:style-name="ce94" table:formula="of:=SUM([.X11];1)" office:value-type="float" office:value="20791" calcext:value-type="float">
            <text:p>20791</text:p>
          </table:table-cell>
          <table:table-cell table:style-name="ce87" table:formula="of:=SUM([.Y11];1)" office:value-type="float" office:value="20792" calcext:value-type="float">
            <text:p>20792</text:p>
          </table:table-cell>
          <table:table-cell table:style-name="ce94" table:formula="of:=SUM([.Z11];1)" office:value-type="float" office:value="20793" calcext:value-type="float">
            <text:p>20793</text:p>
          </table:table-cell>
          <table:table-cell table:style-name="ce87" table:formula="of:=SUM([.AA11];1)" office:value-type="float" office:value="20794" calcext:value-type="float">
            <text:p>20794</text:p>
          </table:table-cell>
          <table:table-cell table:style-name="ce94" table:formula="of:=SUM([.AB11];1)" office:value-type="float" office:value="20795" calcext:value-type="float">
            <text:p>20795</text:p>
          </table:table-cell>
          <table:table-cell table:style-name="ce87" table:formula="of:=SUM([.AC11];1)" office:value-type="float" office:value="20796" calcext:value-type="float">
            <text:p>20796</text:p>
          </table:table-cell>
          <table:table-cell table:style-name="ce94" table:formula="of:=SUM([.AD11];1)" office:value-type="float" office:value="20797" calcext:value-type="float">
            <text:p>20797</text:p>
          </table:table-cell>
          <table:table-cell table:style-name="ce87" table:formula="of:=SUM([.AE11];1)" office:value-type="float" office:value="20798" calcext:value-type="float">
            <text:p>20798</text:p>
          </table:table-cell>
          <table:table-cell table:style-name="ce94" table:formula="of:=SUM([.AF11];1)" office:value-type="float" office:value="20799" calcext:value-type="float">
            <text:p>2079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4];1)" office:value-type="float" office:value="21024" calcext:value-type="float">
            <text:p>21024</text:p>
          </table:table-cell>
          <table:table-cell table:style-name="ce94" table:formula="of:=SUM([.B12];1)" office:value-type="float" office:value="21025" calcext:value-type="float">
            <text:p>21025</text:p>
          </table:table-cell>
          <table:table-cell table:style-name="ce92" table:formula="of:=SUM([.C12];1)" office:value-type="float" office:value="21026" calcext:value-type="float">
            <text:p>21026</text:p>
          </table:table-cell>
          <table:table-cell table:style-name="ce94" table:formula="of:=SUM([.D12];1)" office:value-type="float" office:value="21027" calcext:value-type="float">
            <text:p>21027</text:p>
          </table:table-cell>
          <table:table-cell table:style-name="ce87" table:formula="of:=SUM([.E12];1)" office:value-type="float" office:value="21028" calcext:value-type="float">
            <text:p>21028</text:p>
          </table:table-cell>
          <table:table-cell table:style-name="ce94" table:formula="of:=SUM([.F12];1)" office:value-type="float" office:value="21029" calcext:value-type="float">
            <text:p>21029</text:p>
          </table:table-cell>
          <table:table-cell table:style-name="ce87" table:formula="of:=SUM([.G12];1)" office:value-type="float" office:value="21030" calcext:value-type="float">
            <text:p>21030</text:p>
          </table:table-cell>
          <table:table-cell table:style-name="ce94" table:formula="of:=SUM([.H12];1)" office:value-type="float" office:value="21031" calcext:value-type="float">
            <text:p>21031</text:p>
          </table:table-cell>
          <table:table-cell table:style-name="ce87" table:formula="of:=SUM([.I12];1)" office:value-type="float" office:value="21032" calcext:value-type="float">
            <text:p>21032</text:p>
          </table:table-cell>
          <table:table-cell table:style-name="ce94" table:formula="of:=SUM([.J12];1)" office:value-type="float" office:value="21033" calcext:value-type="float">
            <text:p>21033</text:p>
          </table:table-cell>
          <table:table-cell table:style-name="ce87" table:formula="of:=SUM([.K12];1)" office:value-type="float" office:value="21034" calcext:value-type="float">
            <text:p>21034</text:p>
          </table:table-cell>
          <table:table-cell table:style-name="ce94" table:formula="of:=SUM([.L12];1)" office:value-type="float" office:value="21035" calcext:value-type="float">
            <text:p>21035</text:p>
          </table:table-cell>
          <table:table-cell table:style-name="ce87" table:formula="of:=SUM([.M12];1)" office:value-type="float" office:value="21036" calcext:value-type="float">
            <text:p>21036</text:p>
          </table:table-cell>
          <table:table-cell table:style-name="ce94" table:formula="of:=SUM([.N12];1)" office:value-type="float" office:value="21037" calcext:value-type="float">
            <text:p>21037</text:p>
          </table:table-cell>
          <table:table-cell table:style-name="ce87" table:formula="of:=SUM([.O12];1)" office:value-type="float" office:value="21038" calcext:value-type="float">
            <text:p>21038</text:p>
          </table:table-cell>
          <table:table-cell table:style-name="ce94" table:formula="of:=SUM([.P12];1)" office:value-type="float" office:value="21039" calcext:value-type="float">
            <text:p>21039</text:p>
          </table:table-cell>
          <table:table-cell table:style-name="ce87" table:formula="of:=SUM([.Q12];1)" office:value-type="float" office:value="21040" calcext:value-type="float">
            <text:p>21040</text:p>
          </table:table-cell>
          <table:table-cell table:style-name="ce94" table:formula="of:=SUM([.R12];1)" office:value-type="float" office:value="21041" calcext:value-type="float">
            <text:p>21041</text:p>
          </table:table-cell>
          <table:table-cell table:style-name="ce87" table:formula="of:=SUM([.S12];1)" office:value-type="float" office:value="21042" calcext:value-type="float">
            <text:p>21042</text:p>
          </table:table-cell>
          <table:table-cell table:style-name="ce94" table:formula="of:=SUM([.T12];1)" office:value-type="float" office:value="21043" calcext:value-type="float">
            <text:p>21043</text:p>
          </table:table-cell>
          <table:table-cell table:style-name="ce87" table:formula="of:=SUM([.U12];1)" office:value-type="float" office:value="21044" calcext:value-type="float">
            <text:p>21044</text:p>
          </table:table-cell>
          <table:table-cell table:style-name="ce94" table:formula="of:=SUM([.V12];1)" office:value-type="float" office:value="21045" calcext:value-type="float">
            <text:p>21045</text:p>
          </table:table-cell>
          <table:table-cell table:style-name="ce87" table:formula="of:=SUM([.W12];1)" office:value-type="float" office:value="21046" calcext:value-type="float">
            <text:p>21046</text:p>
          </table:table-cell>
          <table:table-cell table:style-name="ce94" table:formula="of:=SUM([.X12];1)" office:value-type="float" office:value="21047" calcext:value-type="float">
            <text:p>21047</text:p>
          </table:table-cell>
          <table:table-cell table:style-name="ce87" table:formula="of:=SUM([.Y12];1)" office:value-type="float" office:value="21048" calcext:value-type="float">
            <text:p>21048</text:p>
          </table:table-cell>
          <table:table-cell table:style-name="ce94" table:formula="of:=SUM([.Z12];1)" office:value-type="float" office:value="21049" calcext:value-type="float">
            <text:p>21049</text:p>
          </table:table-cell>
          <table:table-cell table:style-name="ce87" table:formula="of:=SUM([.AA12];1)" office:value-type="float" office:value="21050" calcext:value-type="float">
            <text:p>21050</text:p>
          </table:table-cell>
          <table:table-cell table:style-name="ce94" table:formula="of:=SUM([.AB12];1)" office:value-type="float" office:value="21051" calcext:value-type="float">
            <text:p>21051</text:p>
          </table:table-cell>
          <table:table-cell table:style-name="ce87" table:formula="of:=SUM([.AC12];1)" office:value-type="float" office:value="21052" calcext:value-type="float">
            <text:p>21052</text:p>
          </table:table-cell>
          <table:table-cell table:style-name="ce94" table:formula="of:=SUM([.AD12];1)" office:value-type="float" office:value="21053" calcext:value-type="float">
            <text:p>21053</text:p>
          </table:table-cell>
          <table:table-cell table:style-name="ce87" table:formula="of:=SUM([.AE12];1)" office:value-type="float" office:value="21054" calcext:value-type="float">
            <text:p>21054</text:p>
          </table:table-cell>
          <table:table-cell table:style-name="ce94" table:formula="of:=SUM([.AF12];1)" office:value-type="float" office:value="21055" calcext:value-type="float">
            <text:p>2105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5];1)" office:value-type="float" office:value="21280" calcext:value-type="float">
            <text:p>21280</text:p>
          </table:table-cell>
          <table:table-cell table:style-name="ce94" table:formula="of:=SUM([.B13];1)" office:value-type="float" office:value="21281" calcext:value-type="float">
            <text:p>21281</text:p>
          </table:table-cell>
          <table:table-cell table:style-name="ce92" table:formula="of:=SUM([.C13];1)" office:value-type="float" office:value="21282" calcext:value-type="float">
            <text:p>21282</text:p>
          </table:table-cell>
          <table:table-cell table:style-name="ce94" table:formula="of:=SUM([.D13];1)" office:value-type="float" office:value="21283" calcext:value-type="float">
            <text:p>21283</text:p>
          </table:table-cell>
          <table:table-cell table:style-name="ce87" table:formula="of:=SUM([.E13];1)" office:value-type="float" office:value="21284" calcext:value-type="float">
            <text:p>21284</text:p>
          </table:table-cell>
          <table:table-cell table:style-name="ce94" table:formula="of:=SUM([.F13];1)" office:value-type="float" office:value="21285" calcext:value-type="float">
            <text:p>21285</text:p>
          </table:table-cell>
          <table:table-cell table:style-name="ce87" table:formula="of:=SUM([.G13];1)" office:value-type="float" office:value="21286" calcext:value-type="float">
            <text:p>21286</text:p>
          </table:table-cell>
          <table:table-cell table:style-name="ce94" table:formula="of:=SUM([.H13];1)" office:value-type="float" office:value="21287" calcext:value-type="float">
            <text:p>21287</text:p>
          </table:table-cell>
          <table:table-cell table:style-name="ce87" table:formula="of:=SUM([.I13];1)" office:value-type="float" office:value="21288" calcext:value-type="float">
            <text:p>21288</text:p>
          </table:table-cell>
          <table:table-cell table:style-name="ce94" table:formula="of:=SUM([.J13];1)" office:value-type="float" office:value="21289" calcext:value-type="float">
            <text:p>21289</text:p>
          </table:table-cell>
          <table:table-cell table:style-name="ce87" table:formula="of:=SUM([.K13];1)" office:value-type="float" office:value="21290" calcext:value-type="float">
            <text:p>21290</text:p>
          </table:table-cell>
          <table:table-cell table:style-name="ce94" table:formula="of:=SUM([.L13];1)" office:value-type="float" office:value="21291" calcext:value-type="float">
            <text:p>21291</text:p>
          </table:table-cell>
          <table:table-cell table:style-name="ce87" table:formula="of:=SUM([.M13];1)" office:value-type="float" office:value="21292" calcext:value-type="float">
            <text:p>21292</text:p>
          </table:table-cell>
          <table:table-cell table:style-name="ce94" table:formula="of:=SUM([.N13];1)" office:value-type="float" office:value="21293" calcext:value-type="float">
            <text:p>21293</text:p>
          </table:table-cell>
          <table:table-cell table:style-name="ce87" table:formula="of:=SUM([.O13];1)" office:value-type="float" office:value="21294" calcext:value-type="float">
            <text:p>21294</text:p>
          </table:table-cell>
          <table:table-cell table:style-name="ce94" table:formula="of:=SUM([.P13];1)" office:value-type="float" office:value="21295" calcext:value-type="float">
            <text:p>21295</text:p>
          </table:table-cell>
          <table:table-cell table:style-name="ce87" table:formula="of:=SUM([.Q13];1)" office:value-type="float" office:value="21296" calcext:value-type="float">
            <text:p>21296</text:p>
          </table:table-cell>
          <table:table-cell table:style-name="ce94" table:formula="of:=SUM([.R13];1)" office:value-type="float" office:value="21297" calcext:value-type="float">
            <text:p>21297</text:p>
          </table:table-cell>
          <table:table-cell table:style-name="ce87" table:formula="of:=SUM([.S13];1)" office:value-type="float" office:value="21298" calcext:value-type="float">
            <text:p>21298</text:p>
          </table:table-cell>
          <table:table-cell table:style-name="ce94" table:formula="of:=SUM([.T13];1)" office:value-type="float" office:value="21299" calcext:value-type="float">
            <text:p>21299</text:p>
          </table:table-cell>
          <table:table-cell table:style-name="ce87" table:formula="of:=SUM([.U13];1)" office:value-type="float" office:value="21300" calcext:value-type="float">
            <text:p>21300</text:p>
          </table:table-cell>
          <table:table-cell table:style-name="ce94" table:formula="of:=SUM([.V13];1)" office:value-type="float" office:value="21301" calcext:value-type="float">
            <text:p>21301</text:p>
          </table:table-cell>
          <table:table-cell table:style-name="ce87" table:formula="of:=SUM([.W13];1)" office:value-type="float" office:value="21302" calcext:value-type="float">
            <text:p>21302</text:p>
          </table:table-cell>
          <table:table-cell table:style-name="ce94" table:formula="of:=SUM([.X13];1)" office:value-type="float" office:value="21303" calcext:value-type="float">
            <text:p>21303</text:p>
          </table:table-cell>
          <table:table-cell table:style-name="ce87" table:formula="of:=SUM([.Y13];1)" office:value-type="float" office:value="21304" calcext:value-type="float">
            <text:p>21304</text:p>
          </table:table-cell>
          <table:table-cell table:style-name="ce94" table:formula="of:=SUM([.Z13];1)" office:value-type="float" office:value="21305" calcext:value-type="float">
            <text:p>21305</text:p>
          </table:table-cell>
          <table:table-cell table:style-name="ce87" table:formula="of:=SUM([.AA13];1)" office:value-type="float" office:value="21306" calcext:value-type="float">
            <text:p>21306</text:p>
          </table:table-cell>
          <table:table-cell table:style-name="ce94" table:formula="of:=SUM([.AB13];1)" office:value-type="float" office:value="21307" calcext:value-type="float">
            <text:p>21307</text:p>
          </table:table-cell>
          <table:table-cell table:style-name="ce87" table:formula="of:=SUM([.AC13];1)" office:value-type="float" office:value="21308" calcext:value-type="float">
            <text:p>21308</text:p>
          </table:table-cell>
          <table:table-cell table:style-name="ce94" table:formula="of:=SUM([.AD13];1)" office:value-type="float" office:value="21309" calcext:value-type="float">
            <text:p>21309</text:p>
          </table:table-cell>
          <table:table-cell table:style-name="ce87" table:formula="of:=SUM([.AE13];1)" office:value-type="float" office:value="21310" calcext:value-type="float">
            <text:p>21310</text:p>
          </table:table-cell>
          <table:table-cell table:style-name="ce94" table:formula="of:=SUM([.AF13];1)" office:value-type="float" office:value="21311" calcext:value-type="float">
            <text:p>2131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6];1)" office:value-type="float" office:value="21536" calcext:value-type="float">
            <text:p>21536</text:p>
          </table:table-cell>
          <table:table-cell table:style-name="ce94" table:formula="of:=SUM([.B14];1)" office:value-type="float" office:value="21537" calcext:value-type="float">
            <text:p>21537</text:p>
          </table:table-cell>
          <table:table-cell table:style-name="ce92" table:formula="of:=SUM([.C14];1)" office:value-type="float" office:value="21538" calcext:value-type="float">
            <text:p>21538</text:p>
          </table:table-cell>
          <table:table-cell table:style-name="ce94" table:formula="of:=SUM([.D14];1)" office:value-type="float" office:value="21539" calcext:value-type="float">
            <text:p>21539</text:p>
          </table:table-cell>
          <table:table-cell table:style-name="ce87" table:formula="of:=SUM([.E14];1)" office:value-type="float" office:value="21540" calcext:value-type="float">
            <text:p>21540</text:p>
          </table:table-cell>
          <table:table-cell table:style-name="ce94" table:formula="of:=SUM([.F14];1)" office:value-type="float" office:value="21541" calcext:value-type="float">
            <text:p>21541</text:p>
          </table:table-cell>
          <table:table-cell table:style-name="ce87" table:formula="of:=SUM([.G14];1)" office:value-type="float" office:value="21542" calcext:value-type="float">
            <text:p>21542</text:p>
          </table:table-cell>
          <table:table-cell table:style-name="ce94" table:formula="of:=SUM([.H14];1)" office:value-type="float" office:value="21543" calcext:value-type="float">
            <text:p>21543</text:p>
          </table:table-cell>
          <table:table-cell table:style-name="ce87" table:formula="of:=SUM([.I14];1)" office:value-type="float" office:value="21544" calcext:value-type="float">
            <text:p>21544</text:p>
          </table:table-cell>
          <table:table-cell table:style-name="ce94" table:formula="of:=SUM([.J14];1)" office:value-type="float" office:value="21545" calcext:value-type="float">
            <text:p>21545</text:p>
          </table:table-cell>
          <table:table-cell table:style-name="ce87" table:formula="of:=SUM([.K14];1)" office:value-type="float" office:value="21546" calcext:value-type="float">
            <text:p>21546</text:p>
          </table:table-cell>
          <table:table-cell table:style-name="ce94" table:formula="of:=SUM([.L14];1)" office:value-type="float" office:value="21547" calcext:value-type="float">
            <text:p>21547</text:p>
          </table:table-cell>
          <table:table-cell table:style-name="ce87" table:formula="of:=SUM([.M14];1)" office:value-type="float" office:value="21548" calcext:value-type="float">
            <text:p>21548</text:p>
          </table:table-cell>
          <table:table-cell table:style-name="ce94" table:formula="of:=SUM([.N14];1)" office:value-type="float" office:value="21549" calcext:value-type="float">
            <text:p>21549</text:p>
          </table:table-cell>
          <table:table-cell table:style-name="ce87" table:formula="of:=SUM([.O14];1)" office:value-type="float" office:value="21550" calcext:value-type="float">
            <text:p>21550</text:p>
          </table:table-cell>
          <table:table-cell table:style-name="ce94" table:formula="of:=SUM([.P14];1)" office:value-type="float" office:value="21551" calcext:value-type="float">
            <text:p>21551</text:p>
          </table:table-cell>
          <table:table-cell table:style-name="ce87" table:formula="of:=SUM([.Q14];1)" office:value-type="float" office:value="21552" calcext:value-type="float">
            <text:p>21552</text:p>
          </table:table-cell>
          <table:table-cell table:style-name="ce94" table:formula="of:=SUM([.R14];1)" office:value-type="float" office:value="21553" calcext:value-type="float">
            <text:p>21553</text:p>
          </table:table-cell>
          <table:table-cell table:style-name="ce87" table:formula="of:=SUM([.S14];1)" office:value-type="float" office:value="21554" calcext:value-type="float">
            <text:p>21554</text:p>
          </table:table-cell>
          <table:table-cell table:style-name="ce94" table:formula="of:=SUM([.T14];1)" office:value-type="float" office:value="21555" calcext:value-type="float">
            <text:p>21555</text:p>
          </table:table-cell>
          <table:table-cell table:style-name="ce87" table:formula="of:=SUM([.U14];1)" office:value-type="float" office:value="21556" calcext:value-type="float">
            <text:p>21556</text:p>
          </table:table-cell>
          <table:table-cell table:style-name="ce94" table:formula="of:=SUM([.V14];1)" office:value-type="float" office:value="21557" calcext:value-type="float">
            <text:p>21557</text:p>
          </table:table-cell>
          <table:table-cell table:style-name="ce87" table:formula="of:=SUM([.W14];1)" office:value-type="float" office:value="21558" calcext:value-type="float">
            <text:p>21558</text:p>
          </table:table-cell>
          <table:table-cell table:style-name="ce94" table:formula="of:=SUM([.X14];1)" office:value-type="float" office:value="21559" calcext:value-type="float">
            <text:p>21559</text:p>
          </table:table-cell>
          <table:table-cell table:style-name="ce87" table:formula="of:=SUM([.Y14];1)" office:value-type="float" office:value="21560" calcext:value-type="float">
            <text:p>21560</text:p>
          </table:table-cell>
          <table:table-cell table:style-name="ce94" table:formula="of:=SUM([.Z14];1)" office:value-type="float" office:value="21561" calcext:value-type="float">
            <text:p>21561</text:p>
          </table:table-cell>
          <table:table-cell table:style-name="ce87" table:formula="of:=SUM([.AA14];1)" office:value-type="float" office:value="21562" calcext:value-type="float">
            <text:p>21562</text:p>
          </table:table-cell>
          <table:table-cell table:style-name="ce94" table:formula="of:=SUM([.AB14];1)" office:value-type="float" office:value="21563" calcext:value-type="float">
            <text:p>21563</text:p>
          </table:table-cell>
          <table:table-cell table:style-name="ce87" table:formula="of:=SUM([.AC14];1)" office:value-type="float" office:value="21564" calcext:value-type="float">
            <text:p>21564</text:p>
          </table:table-cell>
          <table:table-cell table:style-name="ce94" table:formula="of:=SUM([.AD14];1)" office:value-type="float" office:value="21565" calcext:value-type="float">
            <text:p>21565</text:p>
          </table:table-cell>
          <table:table-cell table:style-name="ce87" table:formula="of:=SUM([.AE14];1)" office:value-type="float" office:value="21566" calcext:value-type="float">
            <text:p>21566</text:p>
          </table:table-cell>
          <table:table-cell table:style-name="ce94" table:formula="of:=SUM([.AF14];1)" office:value-type="float" office:value="21567" calcext:value-type="float">
            <text:p>2156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7];1)" office:value-type="float" office:value="21792" calcext:value-type="float">
            <text:p>21792</text:p>
          </table:table-cell>
          <table:table-cell table:style-name="ce94" table:formula="of:=SUM([.B15];1)" office:value-type="float" office:value="21793" calcext:value-type="float">
            <text:p>21793</text:p>
          </table:table-cell>
          <table:table-cell table:style-name="ce92" table:formula="of:=SUM([.C15];1)" office:value-type="float" office:value="21794" calcext:value-type="float">
            <text:p>21794</text:p>
          </table:table-cell>
          <table:table-cell table:style-name="ce94" table:formula="of:=SUM([.D15];1)" office:value-type="float" office:value="21795" calcext:value-type="float">
            <text:p>21795</text:p>
          </table:table-cell>
          <table:table-cell table:style-name="ce87" table:formula="of:=SUM([.E15];1)" office:value-type="float" office:value="21796" calcext:value-type="float">
            <text:p>21796</text:p>
          </table:table-cell>
          <table:table-cell table:style-name="ce94" table:formula="of:=SUM([.F15];1)" office:value-type="float" office:value="21797" calcext:value-type="float">
            <text:p>21797</text:p>
          </table:table-cell>
          <table:table-cell table:style-name="ce87" table:formula="of:=SUM([.G15];1)" office:value-type="float" office:value="21798" calcext:value-type="float">
            <text:p>21798</text:p>
          </table:table-cell>
          <table:table-cell table:style-name="ce94" table:formula="of:=SUM([.H15];1)" office:value-type="float" office:value="21799" calcext:value-type="float">
            <text:p>21799</text:p>
          </table:table-cell>
          <table:table-cell table:style-name="ce87" table:formula="of:=SUM([.I15];1)" office:value-type="float" office:value="21800" calcext:value-type="float">
            <text:p>21800</text:p>
          </table:table-cell>
          <table:table-cell table:style-name="ce94" table:formula="of:=SUM([.J15];1)" office:value-type="float" office:value="21801" calcext:value-type="float">
            <text:p>21801</text:p>
          </table:table-cell>
          <table:table-cell table:style-name="ce87" table:formula="of:=SUM([.K15];1)" office:value-type="float" office:value="21802" calcext:value-type="float">
            <text:p>21802</text:p>
          </table:table-cell>
          <table:table-cell table:style-name="ce94" table:formula="of:=SUM([.L15];1)" office:value-type="float" office:value="21803" calcext:value-type="float">
            <text:p>21803</text:p>
          </table:table-cell>
          <table:table-cell table:style-name="ce87" table:formula="of:=SUM([.M15];1)" office:value-type="float" office:value="21804" calcext:value-type="float">
            <text:p>21804</text:p>
          </table:table-cell>
          <table:table-cell table:style-name="ce94" table:formula="of:=SUM([.N15];1)" office:value-type="float" office:value="21805" calcext:value-type="float">
            <text:p>21805</text:p>
          </table:table-cell>
          <table:table-cell table:style-name="ce87" table:formula="of:=SUM([.O15];1)" office:value-type="float" office:value="21806" calcext:value-type="float">
            <text:p>21806</text:p>
          </table:table-cell>
          <table:table-cell table:style-name="ce94" table:formula="of:=SUM([.P15];1)" office:value-type="float" office:value="21807" calcext:value-type="float">
            <text:p>21807</text:p>
          </table:table-cell>
          <table:table-cell table:style-name="ce87" table:formula="of:=SUM([.Q15];1)" office:value-type="float" office:value="21808" calcext:value-type="float">
            <text:p>21808</text:p>
          </table:table-cell>
          <table:table-cell table:style-name="ce94" table:formula="of:=SUM([.R15];1)" office:value-type="float" office:value="21809" calcext:value-type="float">
            <text:p>21809</text:p>
          </table:table-cell>
          <table:table-cell table:style-name="ce87" table:formula="of:=SUM([.S15];1)" office:value-type="float" office:value="21810" calcext:value-type="float">
            <text:p>21810</text:p>
          </table:table-cell>
          <table:table-cell table:style-name="ce94" table:formula="of:=SUM([.T15];1)" office:value-type="float" office:value="21811" calcext:value-type="float">
            <text:p>21811</text:p>
          </table:table-cell>
          <table:table-cell table:style-name="ce87" table:formula="of:=SUM([.U15];1)" office:value-type="float" office:value="21812" calcext:value-type="float">
            <text:p>21812</text:p>
          </table:table-cell>
          <table:table-cell table:style-name="ce94" table:formula="of:=SUM([.V15];1)" office:value-type="float" office:value="21813" calcext:value-type="float">
            <text:p>21813</text:p>
          </table:table-cell>
          <table:table-cell table:style-name="ce87" table:formula="of:=SUM([.W15];1)" office:value-type="float" office:value="21814" calcext:value-type="float">
            <text:p>21814</text:p>
          </table:table-cell>
          <table:table-cell table:style-name="ce94" table:formula="of:=SUM([.X15];1)" office:value-type="float" office:value="21815" calcext:value-type="float">
            <text:p>21815</text:p>
          </table:table-cell>
          <table:table-cell table:style-name="ce87" table:formula="of:=SUM([.Y15];1)" office:value-type="float" office:value="21816" calcext:value-type="float">
            <text:p>21816</text:p>
          </table:table-cell>
          <table:table-cell table:style-name="ce94" table:formula="of:=SUM([.Z15];1)" office:value-type="float" office:value="21817" calcext:value-type="float">
            <text:p>21817</text:p>
          </table:table-cell>
          <table:table-cell table:style-name="ce87" table:formula="of:=SUM([.AA15];1)" office:value-type="float" office:value="21818" calcext:value-type="float">
            <text:p>21818</text:p>
          </table:table-cell>
          <table:table-cell table:style-name="ce94" table:formula="of:=SUM([.AB15];1)" office:value-type="float" office:value="21819" calcext:value-type="float">
            <text:p>21819</text:p>
          </table:table-cell>
          <table:table-cell table:style-name="ce87" table:formula="of:=SUM([.AC15];1)" office:value-type="float" office:value="21820" calcext:value-type="float">
            <text:p>21820</text:p>
          </table:table-cell>
          <table:table-cell table:style-name="ce94" table:formula="of:=SUM([.AD15];1)" office:value-type="float" office:value="21821" calcext:value-type="float">
            <text:p>21821</text:p>
          </table:table-cell>
          <table:table-cell table:style-name="ce87" table:formula="of:=SUM([.AE15];1)" office:value-type="float" office:value="21822" calcext:value-type="float">
            <text:p>21822</text:p>
          </table:table-cell>
          <table:table-cell table:style-name="ce94" table:formula="of:=SUM([.AF15];1)" office:value-type="float" office:value="21823" calcext:value-type="float">
            <text:p>2182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8];1)" office:value-type="float" office:value="22048" calcext:value-type="float">
            <text:p>22048</text:p>
          </table:table-cell>
          <table:table-cell table:style-name="ce94" table:formula="of:=SUM([.B16];1)" office:value-type="float" office:value="22049" calcext:value-type="float">
            <text:p>22049</text:p>
          </table:table-cell>
          <table:table-cell table:style-name="ce92" table:formula="of:=SUM([.C16];1)" office:value-type="float" office:value="22050" calcext:value-type="float">
            <text:p>22050</text:p>
          </table:table-cell>
          <table:table-cell table:style-name="ce94" table:formula="of:=SUM([.D16];1)" office:value-type="float" office:value="22051" calcext:value-type="float">
            <text:p>22051</text:p>
          </table:table-cell>
          <table:table-cell table:style-name="ce87" table:formula="of:=SUM([.E16];1)" office:value-type="float" office:value="22052" calcext:value-type="float">
            <text:p>22052</text:p>
          </table:table-cell>
          <table:table-cell table:style-name="ce94" table:formula="of:=SUM([.F16];1)" office:value-type="float" office:value="22053" calcext:value-type="float">
            <text:p>22053</text:p>
          </table:table-cell>
          <table:table-cell table:style-name="ce87" table:formula="of:=SUM([.G16];1)" office:value-type="float" office:value="22054" calcext:value-type="float">
            <text:p>22054</text:p>
          </table:table-cell>
          <table:table-cell table:style-name="ce94" table:formula="of:=SUM([.H16];1)" office:value-type="float" office:value="22055" calcext:value-type="float">
            <text:p>22055</text:p>
          </table:table-cell>
          <table:table-cell table:style-name="ce87" table:formula="of:=SUM([.I16];1)" office:value-type="float" office:value="22056" calcext:value-type="float">
            <text:p>22056</text:p>
          </table:table-cell>
          <table:table-cell table:style-name="ce94" table:formula="of:=SUM([.J16];1)" office:value-type="float" office:value="22057" calcext:value-type="float">
            <text:p>22057</text:p>
          </table:table-cell>
          <table:table-cell table:style-name="ce87" table:formula="of:=SUM([.K16];1)" office:value-type="float" office:value="22058" calcext:value-type="float">
            <text:p>22058</text:p>
          </table:table-cell>
          <table:table-cell table:style-name="ce94" table:formula="of:=SUM([.L16];1)" office:value-type="float" office:value="22059" calcext:value-type="float">
            <text:p>22059</text:p>
          </table:table-cell>
          <table:table-cell table:style-name="ce87" table:formula="of:=SUM([.M16];1)" office:value-type="float" office:value="22060" calcext:value-type="float">
            <text:p>22060</text:p>
          </table:table-cell>
          <table:table-cell table:style-name="ce94" table:formula="of:=SUM([.N16];1)" office:value-type="float" office:value="22061" calcext:value-type="float">
            <text:p>22061</text:p>
          </table:table-cell>
          <table:table-cell table:style-name="ce87" table:formula="of:=SUM([.O16];1)" office:value-type="float" office:value="22062" calcext:value-type="float">
            <text:p>22062</text:p>
          </table:table-cell>
          <table:table-cell table:style-name="ce94" table:formula="of:=SUM([.P16];1)" office:value-type="float" office:value="22063" calcext:value-type="float">
            <text:p>22063</text:p>
          </table:table-cell>
          <table:table-cell table:style-name="ce87" table:formula="of:=SUM([.Q16];1)" office:value-type="float" office:value="22064" calcext:value-type="float">
            <text:p>22064</text:p>
          </table:table-cell>
          <table:table-cell table:style-name="ce94" table:formula="of:=SUM([.R16];1)" office:value-type="float" office:value="22065" calcext:value-type="float">
            <text:p>22065</text:p>
          </table:table-cell>
          <table:table-cell table:style-name="ce87" table:formula="of:=SUM([.S16];1)" office:value-type="float" office:value="22066" calcext:value-type="float">
            <text:p>22066</text:p>
          </table:table-cell>
          <table:table-cell table:style-name="ce94" table:formula="of:=SUM([.T16];1)" office:value-type="float" office:value="22067" calcext:value-type="float">
            <text:p>22067</text:p>
          </table:table-cell>
          <table:table-cell table:style-name="ce87" table:formula="of:=SUM([.U16];1)" office:value-type="float" office:value="22068" calcext:value-type="float">
            <text:p>22068</text:p>
          </table:table-cell>
          <table:table-cell table:style-name="ce94" table:formula="of:=SUM([.V16];1)" office:value-type="float" office:value="22069" calcext:value-type="float">
            <text:p>22069</text:p>
          </table:table-cell>
          <table:table-cell table:style-name="ce87" table:formula="of:=SUM([.W16];1)" office:value-type="float" office:value="22070" calcext:value-type="float">
            <text:p>22070</text:p>
          </table:table-cell>
          <table:table-cell table:style-name="ce94" table:formula="of:=SUM([.X16];1)" office:value-type="float" office:value="22071" calcext:value-type="float">
            <text:p>22071</text:p>
          </table:table-cell>
          <table:table-cell table:style-name="ce87" table:formula="of:=SUM([.Y16];1)" office:value-type="float" office:value="22072" calcext:value-type="float">
            <text:p>22072</text:p>
          </table:table-cell>
          <table:table-cell table:style-name="ce94" table:formula="of:=SUM([.Z16];1)" office:value-type="float" office:value="22073" calcext:value-type="float">
            <text:p>22073</text:p>
          </table:table-cell>
          <table:table-cell table:style-name="ce87" table:formula="of:=SUM([.AA16];1)" office:value-type="float" office:value="22074" calcext:value-type="float">
            <text:p>22074</text:p>
          </table:table-cell>
          <table:table-cell table:style-name="ce94" table:formula="of:=SUM([.AB16];1)" office:value-type="float" office:value="22075" calcext:value-type="float">
            <text:p>22075</text:p>
          </table:table-cell>
          <table:table-cell table:style-name="ce87" table:formula="of:=SUM([.AC16];1)" office:value-type="float" office:value="22076" calcext:value-type="float">
            <text:p>22076</text:p>
          </table:table-cell>
          <table:table-cell table:style-name="ce94" table:formula="of:=SUM([.AD16];1)" office:value-type="float" office:value="22077" calcext:value-type="float">
            <text:p>22077</text:p>
          </table:table-cell>
          <table:table-cell table:style-name="ce87" table:formula="of:=SUM([.AE16];1)" office:value-type="float" office:value="22078" calcext:value-type="float">
            <text:p>22078</text:p>
          </table:table-cell>
          <table:table-cell table:style-name="ce94" table:formula="of:=SUM([.AF16];1)" office:value-type="float" office:value="22079" calcext:value-type="float">
            <text:p>22079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3" table:formula="of:=SUM([.AG9];1)" office:value-type="float" office:value="22304" calcext:value-type="float">
            <text:p>22304</text:p>
          </table:table-cell>
          <table:table-cell table:style-name="ce96" table:formula="of:=SUM([.B17];1)" office:value-type="float" office:value="22305" calcext:value-type="float">
            <text:p>22305</text:p>
          </table:table-cell>
          <table:table-cell table:style-name="ce93" table:formula="of:=SUM([.C17];1)" office:value-type="float" office:value="22306" calcext:value-type="float">
            <text:p>22306</text:p>
          </table:table-cell>
          <table:table-cell table:style-name="ce96" table:formula="of:=SUM([.D17];1)" office:value-type="float" office:value="22307" calcext:value-type="float">
            <text:p>22307</text:p>
          </table:table-cell>
          <table:table-cell table:style-name="ce101" table:formula="of:=SUM([.E17];1)" office:value-type="float" office:value="22308" calcext:value-type="float">
            <text:p>22308</text:p>
          </table:table-cell>
          <table:table-cell table:style-name="ce96" table:formula="of:=SUM([.F17];1)" office:value-type="float" office:value="22309" calcext:value-type="float">
            <text:p>22309</text:p>
          </table:table-cell>
          <table:table-cell table:style-name="ce101" table:formula="of:=SUM([.G17];1)" office:value-type="float" office:value="22310" calcext:value-type="float">
            <text:p>22310</text:p>
          </table:table-cell>
          <table:table-cell table:style-name="ce96" table:formula="of:=SUM([.H17];1)" office:value-type="float" office:value="22311" calcext:value-type="float">
            <text:p>22311</text:p>
          </table:table-cell>
          <table:table-cell table:style-name="ce101" table:formula="of:=SUM([.I17];1)" office:value-type="float" office:value="22312" calcext:value-type="float">
            <text:p>22312</text:p>
          </table:table-cell>
          <table:table-cell table:style-name="ce96" table:formula="of:=SUM([.J17];1)" office:value-type="float" office:value="22313" calcext:value-type="float">
            <text:p>22313</text:p>
          </table:table-cell>
          <table:table-cell table:style-name="ce101" table:formula="of:=SUM([.K17];1)" office:value-type="float" office:value="22314" calcext:value-type="float">
            <text:p>22314</text:p>
          </table:table-cell>
          <table:table-cell table:style-name="ce96" table:formula="of:=SUM([.L17];1)" office:value-type="float" office:value="22315" calcext:value-type="float">
            <text:p>22315</text:p>
          </table:table-cell>
          <table:table-cell table:style-name="ce101" table:formula="of:=SUM([.M17];1)" office:value-type="float" office:value="22316" calcext:value-type="float">
            <text:p>22316</text:p>
          </table:table-cell>
          <table:table-cell table:style-name="ce96" table:formula="of:=SUM([.N17];1)" office:value-type="float" office:value="22317" calcext:value-type="float">
            <text:p>22317</text:p>
          </table:table-cell>
          <table:table-cell table:style-name="ce101" table:formula="of:=SUM([.O17];1)" office:value-type="float" office:value="22318" calcext:value-type="float">
            <text:p>22318</text:p>
          </table:table-cell>
          <table:table-cell table:style-name="ce96" table:formula="of:=SUM([.P17];1)" office:value-type="float" office:value="22319" calcext:value-type="float">
            <text:p>22319</text:p>
          </table:table-cell>
          <table:table-cell table:style-name="ce101" table:formula="of:=SUM([.Q17];1)" office:value-type="float" office:value="22320" calcext:value-type="float">
            <text:p>22320</text:p>
          </table:table-cell>
          <table:table-cell table:style-name="ce96" table:formula="of:=SUM([.R17];1)" office:value-type="float" office:value="22321" calcext:value-type="float">
            <text:p>22321</text:p>
          </table:table-cell>
          <table:table-cell table:style-name="ce101" table:formula="of:=SUM([.S17];1)" office:value-type="float" office:value="22322" calcext:value-type="float">
            <text:p>22322</text:p>
          </table:table-cell>
          <table:table-cell table:style-name="ce94" table:formula="of:=SUM([.T17];1)" office:value-type="float" office:value="22323" calcext:value-type="float">
            <text:p>22323</text:p>
          </table:table-cell>
          <table:table-cell table:style-name="ce87" table:formula="of:=SUM([.U17];1)" office:value-type="float" office:value="22324" calcext:value-type="float">
            <text:p>22324</text:p>
          </table:table-cell>
          <table:table-cell table:style-name="ce94" table:formula="of:=SUM([.V17];1)" office:value-type="float" office:value="22325" calcext:value-type="float">
            <text:p>22325</text:p>
          </table:table-cell>
          <table:table-cell table:style-name="ce87" table:formula="of:=SUM([.W17];1)" office:value-type="float" office:value="22326" calcext:value-type="float">
            <text:p>22326</text:p>
          </table:table-cell>
          <table:table-cell table:style-name="ce94" table:formula="of:=SUM([.X17];1)" office:value-type="float" office:value="22327" calcext:value-type="float">
            <text:p>22327</text:p>
          </table:table-cell>
          <table:table-cell table:style-name="ce87" table:formula="of:=SUM([.Y17];1)" office:value-type="float" office:value="22328" calcext:value-type="float">
            <text:p>22328</text:p>
          </table:table-cell>
          <table:table-cell table:style-name="ce94" table:formula="of:=SUM([.Z17];1)" office:value-type="float" office:value="22329" calcext:value-type="float">
            <text:p>22329</text:p>
          </table:table-cell>
          <table:table-cell table:style-name="ce87" table:formula="of:=SUM([.AA17];1)" office:value-type="float" office:value="22330" calcext:value-type="float">
            <text:p>22330</text:p>
          </table:table-cell>
          <table:table-cell table:style-name="ce94" table:formula="of:=SUM([.AB17];1)" office:value-type="float" office:value="22331" calcext:value-type="float">
            <text:p>22331</text:p>
          </table:table-cell>
          <table:table-cell table:style-name="ce101" table:formula="of:=SUM([.AC17];1)" office:value-type="float" office:value="22332" calcext:value-type="float">
            <text:p>22332</text:p>
          </table:table-cell>
          <table:table-cell table:style-name="ce96" table:formula="of:=SUM([.AD17];1)" office:value-type="float" office:value="22333" calcext:value-type="float">
            <text:p>22333</text:p>
          </table:table-cell>
          <table:table-cell table:style-name="ce101" table:formula="of:=SUM([.AE17];1)" office:value-type="float" office:value="22334" calcext:value-type="float">
            <text:p>22334</text:p>
          </table:table-cell>
          <table:table-cell table:style-name="ce96" table:formula="of:=SUM([.AF17];1)" office:value-type="float" office:value="22335" calcext:value-type="float">
            <text:p>22335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2</text:p>
            <text:p> Pixel </text:p>
            <text:p>16-23</text:p>
          </table:table-cell>
          <table:table-cell table:style-name="ce94" table:formula="of:=SUM([.AG10];1)" office:value-type="float" office:value="20544" calcext:value-type="float">
            <text:p>20544</text:p>
          </table:table-cell>
          <table:table-cell table:style-name="ce92" table:formula="of:=SUM([.B18];1)" office:value-type="float" office:value="20545" calcext:value-type="float">
            <text:p>20545</text:p>
          </table:table-cell>
          <table:table-cell table:style-name="ce94" table:formula="of:=SUM([.C18];1)" office:value-type="float" office:value="20546" calcext:value-type="float">
            <text:p>20546</text:p>
          </table:table-cell>
          <table:table-cell table:style-name="ce92" table:formula="of:=SUM([.D18];1)" office:value-type="float" office:value="20547" calcext:value-type="float">
            <text:p>20547</text:p>
          </table:table-cell>
          <table:table-cell table:style-name="ce102" table:formula="of:=SUM([.E18];1)" office:value-type="float" office:value="20548" calcext:value-type="float">
            <text:p>20548</text:p>
          </table:table-cell>
          <table:table-cell table:style-name="ce92" table:formula="of:=SUM([.F18];1)" office:value-type="float" office:value="20549" calcext:value-type="float">
            <text:p>20549</text:p>
          </table:table-cell>
          <table:table-cell table:style-name="ce102" table:formula="of:=SUM([.G18];1)" office:value-type="float" office:value="20550" calcext:value-type="float">
            <text:p>20550</text:p>
          </table:table-cell>
          <table:table-cell table:style-name="ce92" table:formula="of:=SUM([.H18];1)" office:value-type="float" office:value="20551" calcext:value-type="float">
            <text:p>20551</text:p>
          </table:table-cell>
          <table:table-cell table:style-name="ce102" table:formula="of:=SUM([.I18];1)" office:value-type="float" office:value="20552" calcext:value-type="float">
            <text:p>20552</text:p>
          </table:table-cell>
          <table:table-cell table:style-name="ce92" table:formula="of:=SUM([.J18];1)" office:value-type="float" office:value="20553" calcext:value-type="float">
            <text:p>20553</text:p>
          </table:table-cell>
          <table:table-cell table:style-name="ce102" table:formula="of:=SUM([.K18];1)" office:value-type="float" office:value="20554" calcext:value-type="float">
            <text:p>20554</text:p>
          </table:table-cell>
          <table:table-cell table:style-name="ce92" table:formula="of:=SUM([.L18];1)" office:value-type="float" office:value="20555" calcext:value-type="float">
            <text:p>20555</text:p>
          </table:table-cell>
          <table:table-cell table:style-name="ce102" table:formula="of:=SUM([.M18];1)" office:value-type="float" office:value="20556" calcext:value-type="float">
            <text:p>20556</text:p>
          </table:table-cell>
          <table:table-cell table:style-name="ce91" table:formula="of:=SUM([.N18];1)" office:value-type="float" office:value="20557" calcext:value-type="float">
            <text:p>20557</text:p>
          </table:table-cell>
          <table:table-cell table:style-name="ce102" table:formula="of:=SUM([.O18];1)" office:value-type="float" office:value="20558" calcext:value-type="float">
            <text:p>20558</text:p>
          </table:table-cell>
          <table:table-cell table:style-name="ce92" table:formula="of:=SUM([.P18];1)" office:value-type="float" office:value="20559" calcext:value-type="float">
            <text:p>20559</text:p>
          </table:table-cell>
          <table:table-cell table:style-name="ce102" table:formula="of:=SUM([.Q18];1)" office:value-type="float" office:value="20560" calcext:value-type="float">
            <text:p>20560</text:p>
          </table:table-cell>
          <table:table-cell table:style-name="ce92" table:formula="of:=SUM([.R18];1)" office:value-type="float" office:value="20561" calcext:value-type="float">
            <text:p>20561</text:p>
          </table:table-cell>
          <table:table-cell table:style-name="ce102" table:formula="of:=SUM([.S18];1)" office:value-type="float" office:value="20562" calcext:value-type="float">
            <text:p>20562</text:p>
          </table:table-cell>
          <table:table-cell table:style-name="ce91" table:formula="of:=SUM([.T18];1)" office:value-type="float" office:value="20563" calcext:value-type="float">
            <text:p>20563</text:p>
          </table:table-cell>
          <table:table-cell table:style-name="ce109" table:formula="of:=SUM([.U18];1)" office:value-type="float" office:value="20564" calcext:value-type="float">
            <text:p>20564</text:p>
          </table:table-cell>
          <table:table-cell table:style-name="ce91" table:formula="of:=SUM([.V18];1)" office:value-type="float" office:value="20565" calcext:value-type="float">
            <text:p>20565</text:p>
          </table:table-cell>
          <table:table-cell table:style-name="ce109" table:formula="of:=SUM([.W18];1)" office:value-type="float" office:value="20566" calcext:value-type="float">
            <text:p>20566</text:p>
          </table:table-cell>
          <table:table-cell table:style-name="ce91" table:formula="of:=SUM([.X18];1)" office:value-type="float" office:value="20567" calcext:value-type="float">
            <text:p>20567</text:p>
          </table:table-cell>
          <table:table-cell table:style-name="ce109" table:formula="of:=SUM([.Y18];1)" office:value-type="float" office:value="20568" calcext:value-type="float">
            <text:p>20568</text:p>
          </table:table-cell>
          <table:table-cell table:style-name="ce91" table:formula="of:=SUM([.Z18];1)" office:value-type="float" office:value="20569" calcext:value-type="float">
            <text:p>20569</text:p>
          </table:table-cell>
          <table:table-cell table:style-name="ce109" table:formula="of:=SUM([.AA18];1)" office:value-type="float" office:value="20570" calcext:value-type="float">
            <text:p>20570</text:p>
          </table:table-cell>
          <table:table-cell table:style-name="ce91" table:formula="of:=SUM([.AB18];1)" office:value-type="float" office:value="20571" calcext:value-type="float">
            <text:p>20571</text:p>
          </table:table-cell>
          <table:table-cell table:style-name="ce102" table:formula="of:=SUM([.AC18];1)" office:value-type="float" office:value="20572" calcext:value-type="float">
            <text:p>20572</text:p>
          </table:table-cell>
          <table:table-cell table:style-name="ce92" table:formula="of:=SUM([.AD18];1)" office:value-type="float" office:value="20573" calcext:value-type="float">
            <text:p>20573</text:p>
          </table:table-cell>
          <table:table-cell table:style-name="ce102" table:formula="of:=SUM([.AE18];1)" office:value-type="float" office:value="20574" calcext:value-type="float">
            <text:p>20574</text:p>
          </table:table-cell>
          <table:table-cell table:style-name="ce92" table:formula="of:=SUM([.AF18];1)" office:value-type="float" office:value="20575" calcext:value-type="float">
            <text:p>2057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1];1)" office:value-type="float" office:value="20800" calcext:value-type="float">
            <text:p>20800</text:p>
          </table:table-cell>
          <table:table-cell table:style-name="ce92" table:formula="of:=SUM([.B19];1)" office:value-type="float" office:value="20801" calcext:value-type="float">
            <text:p>20801</text:p>
          </table:table-cell>
          <table:table-cell table:style-name="ce94" table:formula="of:=SUM([.C19];1)" office:value-type="float" office:value="20802" calcext:value-type="float">
            <text:p>20802</text:p>
          </table:table-cell>
          <table:table-cell table:style-name="ce92" table:formula="of:=SUM([.D19];1)" office:value-type="float" office:value="20803" calcext:value-type="float">
            <text:p>20803</text:p>
          </table:table-cell>
          <table:table-cell table:style-name="ce102" table:formula="of:=SUM([.E19];1)" office:value-type="float" office:value="20804" calcext:value-type="float">
            <text:p>20804</text:p>
          </table:table-cell>
          <table:table-cell table:style-name="ce92" table:formula="of:=SUM([.F19];1)" office:value-type="float" office:value="20805" calcext:value-type="float">
            <text:p>20805</text:p>
          </table:table-cell>
          <table:table-cell table:style-name="ce102" table:formula="of:=SUM([.G19];1)" office:value-type="float" office:value="20806" calcext:value-type="float">
            <text:p>20806</text:p>
          </table:table-cell>
          <table:table-cell table:style-name="ce92" table:formula="of:=SUM([.H19];1)" office:value-type="float" office:value="20807" calcext:value-type="float">
            <text:p>20807</text:p>
          </table:table-cell>
          <table:table-cell table:style-name="ce102" table:formula="of:=SUM([.I19];1)" office:value-type="float" office:value="20808" calcext:value-type="float">
            <text:p>20808</text:p>
          </table:table-cell>
          <table:table-cell table:style-name="ce92" table:formula="of:=SUM([.J19];1)" office:value-type="float" office:value="20809" calcext:value-type="float">
            <text:p>20809</text:p>
          </table:table-cell>
          <table:table-cell table:style-name="ce102" table:formula="of:=SUM([.K19];1)" office:value-type="float" office:value="20810" calcext:value-type="float">
            <text:p>20810</text:p>
          </table:table-cell>
          <table:table-cell table:style-name="ce92" table:formula="of:=SUM([.L19];1)" office:value-type="float" office:value="20811" calcext:value-type="float">
            <text:p>20811</text:p>
          </table:table-cell>
          <table:table-cell table:style-name="ce102" table:formula="of:=SUM([.M19];1)" office:value-type="float" office:value="20812" calcext:value-type="float">
            <text:p>20812</text:p>
          </table:table-cell>
          <table:table-cell table:style-name="ce92" table:formula="of:=SUM([.N19];1)" office:value-type="float" office:value="20813" calcext:value-type="float">
            <text:p>20813</text:p>
          </table:table-cell>
          <table:table-cell table:style-name="ce102" table:formula="of:=SUM([.O19];1)" office:value-type="float" office:value="20814" calcext:value-type="float">
            <text:p>20814</text:p>
          </table:table-cell>
          <table:table-cell table:style-name="ce92" table:formula="of:=SUM([.P19];1)" office:value-type="float" office:value="20815" calcext:value-type="float">
            <text:p>20815</text:p>
          </table:table-cell>
          <table:table-cell table:style-name="ce102" table:formula="of:=SUM([.Q19];1)" office:value-type="float" office:value="20816" calcext:value-type="float">
            <text:p>20816</text:p>
          </table:table-cell>
          <table:table-cell table:style-name="ce92" table:formula="of:=SUM([.R19];1)" office:value-type="float" office:value="20817" calcext:value-type="float">
            <text:p>20817</text:p>
          </table:table-cell>
          <table:table-cell table:style-name="ce102" table:formula="of:=SUM([.S19];1)" office:value-type="float" office:value="20818" calcext:value-type="float">
            <text:p>20818</text:p>
          </table:table-cell>
          <table:table-cell table:style-name="ce92" table:formula="of:=SUM([.T19];1)" office:value-type="float" office:value="20819" calcext:value-type="float">
            <text:p>20819</text:p>
          </table:table-cell>
          <table:table-cell table:style-name="ce102" table:formula="of:=SUM([.U19];1)" office:value-type="float" office:value="20820" calcext:value-type="float">
            <text:p>20820</text:p>
          </table:table-cell>
          <table:table-cell table:style-name="ce92" table:formula="of:=SUM([.V19];1)" office:value-type="float" office:value="20821" calcext:value-type="float">
            <text:p>20821</text:p>
          </table:table-cell>
          <table:table-cell table:style-name="ce102" table:formula="of:=SUM([.W19];1)" office:value-type="float" office:value="20822" calcext:value-type="float">
            <text:p>20822</text:p>
          </table:table-cell>
          <table:table-cell table:style-name="ce92" table:formula="of:=SUM([.X19];1)" office:value-type="float" office:value="20823" calcext:value-type="float">
            <text:p>20823</text:p>
          </table:table-cell>
          <table:table-cell table:style-name="ce102" table:formula="of:=SUM([.Y19];1)" office:value-type="float" office:value="20824" calcext:value-type="float">
            <text:p>20824</text:p>
          </table:table-cell>
          <table:table-cell table:style-name="ce92" table:formula="of:=SUM([.Z19];1)" office:value-type="float" office:value="20825" calcext:value-type="float">
            <text:p>20825</text:p>
          </table:table-cell>
          <table:table-cell table:style-name="ce102" table:formula="of:=SUM([.AA19];1)" office:value-type="float" office:value="20826" calcext:value-type="float">
            <text:p>20826</text:p>
          </table:table-cell>
          <table:table-cell table:style-name="ce92" table:formula="of:=SUM([.AB19];1)" office:value-type="float" office:value="20827" calcext:value-type="float">
            <text:p>20827</text:p>
          </table:table-cell>
          <table:table-cell table:style-name="ce102" table:formula="of:=SUM([.AC19];1)" office:value-type="float" office:value="20828" calcext:value-type="float">
            <text:p>20828</text:p>
          </table:table-cell>
          <table:table-cell table:style-name="ce92" table:formula="of:=SUM([.AD19];1)" office:value-type="float" office:value="20829" calcext:value-type="float">
            <text:p>20829</text:p>
          </table:table-cell>
          <table:table-cell table:style-name="ce102" table:formula="of:=SUM([.AE19];1)" office:value-type="float" office:value="20830" calcext:value-type="float">
            <text:p>20830</text:p>
          </table:table-cell>
          <table:table-cell table:style-name="ce92" table:formula="of:=SUM([.AF19];1)" office:value-type="float" office:value="20831" calcext:value-type="float">
            <text:p>2083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2];1)" office:value-type="float" office:value="21056" calcext:value-type="float">
            <text:p>21056</text:p>
          </table:table-cell>
          <table:table-cell table:style-name="ce92" table:formula="of:=SUM([.B20];1)" office:value-type="float" office:value="21057" calcext:value-type="float">
            <text:p>21057</text:p>
          </table:table-cell>
          <table:table-cell table:style-name="ce94" table:formula="of:=SUM([.C20];1)" office:value-type="float" office:value="21058" calcext:value-type="float">
            <text:p>21058</text:p>
          </table:table-cell>
          <table:table-cell table:style-name="ce92" table:formula="of:=SUM([.D20];1)" office:value-type="float" office:value="21059" calcext:value-type="float">
            <text:p>21059</text:p>
          </table:table-cell>
          <table:table-cell table:style-name="ce102" table:formula="of:=SUM([.E20];1)" office:value-type="float" office:value="21060" calcext:value-type="float">
            <text:p>21060</text:p>
          </table:table-cell>
          <table:table-cell table:style-name="ce92" table:formula="of:=SUM([.F20];1)" office:value-type="float" office:value="21061" calcext:value-type="float">
            <text:p>21061</text:p>
          </table:table-cell>
          <table:table-cell table:style-name="ce102" table:formula="of:=SUM([.G20];1)" office:value-type="float" office:value="21062" calcext:value-type="float">
            <text:p>21062</text:p>
          </table:table-cell>
          <table:table-cell table:style-name="ce92" table:formula="of:=SUM([.H20];1)" office:value-type="float" office:value="21063" calcext:value-type="float">
            <text:p>21063</text:p>
          </table:table-cell>
          <table:table-cell table:style-name="ce102" table:formula="of:=SUM([.I20];1)" office:value-type="float" office:value="21064" calcext:value-type="float">
            <text:p>21064</text:p>
          </table:table-cell>
          <table:table-cell table:style-name="ce92" table:formula="of:=SUM([.J20];1)" office:value-type="float" office:value="21065" calcext:value-type="float">
            <text:p>21065</text:p>
          </table:table-cell>
          <table:table-cell table:style-name="ce102" table:formula="of:=SUM([.K20];1)" office:value-type="float" office:value="21066" calcext:value-type="float">
            <text:p>21066</text:p>
          </table:table-cell>
          <table:table-cell table:style-name="ce92" table:formula="of:=SUM([.L20];1)" office:value-type="float" office:value="21067" calcext:value-type="float">
            <text:p>21067</text:p>
          </table:table-cell>
          <table:table-cell table:style-name="ce102" table:formula="of:=SUM([.M20];1)" office:value-type="float" office:value="21068" calcext:value-type="float">
            <text:p>21068</text:p>
          </table:table-cell>
          <table:table-cell table:style-name="ce92" table:formula="of:=SUM([.N20];1)" office:value-type="float" office:value="21069" calcext:value-type="float">
            <text:p>21069</text:p>
          </table:table-cell>
          <table:table-cell table:style-name="ce102" table:formula="of:=SUM([.O20];1)" office:value-type="float" office:value="21070" calcext:value-type="float">
            <text:p>21070</text:p>
          </table:table-cell>
          <table:table-cell table:style-name="ce92" table:formula="of:=SUM([.P20];1)" office:value-type="float" office:value="21071" calcext:value-type="float">
            <text:p>21071</text:p>
          </table:table-cell>
          <table:table-cell table:style-name="ce102" table:formula="of:=SUM([.Q20];1)" office:value-type="float" office:value="21072" calcext:value-type="float">
            <text:p>21072</text:p>
          </table:table-cell>
          <table:table-cell table:style-name="ce92" table:formula="of:=SUM([.R20];1)" office:value-type="float" office:value="21073" calcext:value-type="float">
            <text:p>21073</text:p>
          </table:table-cell>
          <table:table-cell table:style-name="ce102" table:formula="of:=SUM([.S20];1)" office:value-type="float" office:value="21074" calcext:value-type="float">
            <text:p>21074</text:p>
          </table:table-cell>
          <table:table-cell table:style-name="ce92" table:formula="of:=SUM([.T20];1)" office:value-type="float" office:value="21075" calcext:value-type="float">
            <text:p>21075</text:p>
          </table:table-cell>
          <table:table-cell table:style-name="ce102" table:formula="of:=SUM([.U20];1)" office:value-type="float" office:value="21076" calcext:value-type="float">
            <text:p>21076</text:p>
          </table:table-cell>
          <table:table-cell table:style-name="ce92" table:formula="of:=SUM([.V20];1)" office:value-type="float" office:value="21077" calcext:value-type="float">
            <text:p>21077</text:p>
          </table:table-cell>
          <table:table-cell table:style-name="ce102" table:formula="of:=SUM([.W20];1)" office:value-type="float" office:value="21078" calcext:value-type="float">
            <text:p>21078</text:p>
          </table:table-cell>
          <table:table-cell table:style-name="ce92" table:formula="of:=SUM([.X20];1)" office:value-type="float" office:value="21079" calcext:value-type="float">
            <text:p>21079</text:p>
          </table:table-cell>
          <table:table-cell table:style-name="ce102" table:formula="of:=SUM([.Y20];1)" office:value-type="float" office:value="21080" calcext:value-type="float">
            <text:p>21080</text:p>
          </table:table-cell>
          <table:table-cell table:style-name="ce92" table:formula="of:=SUM([.Z20];1)" office:value-type="float" office:value="21081" calcext:value-type="float">
            <text:p>21081</text:p>
          </table:table-cell>
          <table:table-cell table:style-name="ce102" table:formula="of:=SUM([.AA20];1)" office:value-type="float" office:value="21082" calcext:value-type="float">
            <text:p>21082</text:p>
          </table:table-cell>
          <table:table-cell table:style-name="ce92" table:formula="of:=SUM([.AB20];1)" office:value-type="float" office:value="21083" calcext:value-type="float">
            <text:p>21083</text:p>
          </table:table-cell>
          <table:table-cell table:style-name="ce102" table:formula="of:=SUM([.AC20];1)" office:value-type="float" office:value="21084" calcext:value-type="float">
            <text:p>21084</text:p>
          </table:table-cell>
          <table:table-cell table:style-name="ce92" table:formula="of:=SUM([.AD20];1)" office:value-type="float" office:value="21085" calcext:value-type="float">
            <text:p>21085</text:p>
          </table:table-cell>
          <table:table-cell table:style-name="ce102" table:formula="of:=SUM([.AE20];1)" office:value-type="float" office:value="21086" calcext:value-type="float">
            <text:p>21086</text:p>
          </table:table-cell>
          <table:table-cell table:style-name="ce92" table:formula="of:=SUM([.AF20];1)" office:value-type="float" office:value="21087" calcext:value-type="float">
            <text:p>2108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3];1)" office:value-type="float" office:value="21312" calcext:value-type="float">
            <text:p>21312</text:p>
          </table:table-cell>
          <table:table-cell table:style-name="ce92" table:formula="of:=SUM([.B21];1)" office:value-type="float" office:value="21313" calcext:value-type="float">
            <text:p>21313</text:p>
          </table:table-cell>
          <table:table-cell table:style-name="ce94" table:formula="of:=SUM([.C21];1)" office:value-type="float" office:value="21314" calcext:value-type="float">
            <text:p>21314</text:p>
          </table:table-cell>
          <table:table-cell table:style-name="ce92" table:formula="of:=SUM([.D21];1)" office:value-type="float" office:value="21315" calcext:value-type="float">
            <text:p>21315</text:p>
          </table:table-cell>
          <table:table-cell table:style-name="ce102" table:formula="of:=SUM([.E21];1)" office:value-type="float" office:value="21316" calcext:value-type="float">
            <text:p>21316</text:p>
          </table:table-cell>
          <table:table-cell table:style-name="ce92" table:formula="of:=SUM([.F21];1)" office:value-type="float" office:value="21317" calcext:value-type="float">
            <text:p>21317</text:p>
          </table:table-cell>
          <table:table-cell table:style-name="ce102" table:formula="of:=SUM([.G21];1)" office:value-type="float" office:value="21318" calcext:value-type="float">
            <text:p>21318</text:p>
          </table:table-cell>
          <table:table-cell table:style-name="ce92" table:formula="of:=SUM([.H21];1)" office:value-type="float" office:value="21319" calcext:value-type="float">
            <text:p>21319</text:p>
          </table:table-cell>
          <table:table-cell table:style-name="ce102" table:formula="of:=SUM([.I21];1)" office:value-type="float" office:value="21320" calcext:value-type="float">
            <text:p>21320</text:p>
          </table:table-cell>
          <table:table-cell table:style-name="ce92" table:formula="of:=SUM([.J21];1)" office:value-type="float" office:value="21321" calcext:value-type="float">
            <text:p>21321</text:p>
          </table:table-cell>
          <table:table-cell table:style-name="ce102" table:formula="of:=SUM([.K21];1)" office:value-type="float" office:value="21322" calcext:value-type="float">
            <text:p>21322</text:p>
          </table:table-cell>
          <table:table-cell table:style-name="ce92" table:formula="of:=SUM([.L21];1)" office:value-type="float" office:value="21323" calcext:value-type="float">
            <text:p>21323</text:p>
          </table:table-cell>
          <table:table-cell table:style-name="ce102" table:formula="of:=SUM([.M21];1)" office:value-type="float" office:value="21324" calcext:value-type="float">
            <text:p>21324</text:p>
          </table:table-cell>
          <table:table-cell table:style-name="ce92" table:formula="of:=SUM([.N21];1)" office:value-type="float" office:value="21325" calcext:value-type="float">
            <text:p>21325</text:p>
          </table:table-cell>
          <table:table-cell table:style-name="ce102" table:formula="of:=SUM([.O21];1)" office:value-type="float" office:value="21326" calcext:value-type="float">
            <text:p>21326</text:p>
          </table:table-cell>
          <table:table-cell table:style-name="ce92" table:formula="of:=SUM([.P21];1)" office:value-type="float" office:value="21327" calcext:value-type="float">
            <text:p>21327</text:p>
          </table:table-cell>
          <table:table-cell table:style-name="ce102" table:formula="of:=SUM([.Q21];1)" office:value-type="float" office:value="21328" calcext:value-type="float">
            <text:p>21328</text:p>
          </table:table-cell>
          <table:table-cell table:style-name="ce92" table:formula="of:=SUM([.R21];1)" office:value-type="float" office:value="21329" calcext:value-type="float">
            <text:p>21329</text:p>
          </table:table-cell>
          <table:table-cell table:style-name="ce102" table:formula="of:=SUM([.S21];1)" office:value-type="float" office:value="21330" calcext:value-type="float">
            <text:p>21330</text:p>
          </table:table-cell>
          <table:table-cell table:style-name="ce92" table:formula="of:=SUM([.T21];1)" office:value-type="float" office:value="21331" calcext:value-type="float">
            <text:p>21331</text:p>
          </table:table-cell>
          <table:table-cell table:style-name="ce102" table:formula="of:=SUM([.U21];1)" office:value-type="float" office:value="21332" calcext:value-type="float">
            <text:p>21332</text:p>
          </table:table-cell>
          <table:table-cell table:style-name="ce92" table:formula="of:=SUM([.V21];1)" office:value-type="float" office:value="21333" calcext:value-type="float">
            <text:p>21333</text:p>
          </table:table-cell>
          <table:table-cell table:style-name="ce102" table:formula="of:=SUM([.W21];1)" office:value-type="float" office:value="21334" calcext:value-type="float">
            <text:p>21334</text:p>
          </table:table-cell>
          <table:table-cell table:style-name="ce92" table:formula="of:=SUM([.X21];1)" office:value-type="float" office:value="21335" calcext:value-type="float">
            <text:p>21335</text:p>
          </table:table-cell>
          <table:table-cell table:style-name="ce102" table:formula="of:=SUM([.Y21];1)" office:value-type="float" office:value="21336" calcext:value-type="float">
            <text:p>21336</text:p>
          </table:table-cell>
          <table:table-cell table:style-name="ce92" table:formula="of:=SUM([.Z21];1)" office:value-type="float" office:value="21337" calcext:value-type="float">
            <text:p>21337</text:p>
          </table:table-cell>
          <table:table-cell table:style-name="ce102" table:formula="of:=SUM([.AA21];1)" office:value-type="float" office:value="21338" calcext:value-type="float">
            <text:p>21338</text:p>
          </table:table-cell>
          <table:table-cell table:style-name="ce92" table:formula="of:=SUM([.AB21];1)" office:value-type="float" office:value="21339" calcext:value-type="float">
            <text:p>21339</text:p>
          </table:table-cell>
          <table:table-cell table:style-name="ce102" table:formula="of:=SUM([.AC21];1)" office:value-type="float" office:value="21340" calcext:value-type="float">
            <text:p>21340</text:p>
          </table:table-cell>
          <table:table-cell table:style-name="ce92" table:formula="of:=SUM([.AD21];1)" office:value-type="float" office:value="21341" calcext:value-type="float">
            <text:p>21341</text:p>
          </table:table-cell>
          <table:table-cell table:style-name="ce102" table:formula="of:=SUM([.AE21];1)" office:value-type="float" office:value="21342" calcext:value-type="float">
            <text:p>21342</text:p>
          </table:table-cell>
          <table:table-cell table:style-name="ce92" table:formula="of:=SUM([.AF21];1)" office:value-type="float" office:value="21343" calcext:value-type="float">
            <text:p>2134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4];1)" office:value-type="float" office:value="21568" calcext:value-type="float">
            <text:p>21568</text:p>
          </table:table-cell>
          <table:table-cell table:style-name="ce92" table:formula="of:=SUM([.B22];1)" office:value-type="float" office:value="21569" calcext:value-type="float">
            <text:p>21569</text:p>
          </table:table-cell>
          <table:table-cell table:style-name="ce94" table:formula="of:=SUM([.C22];1)" office:value-type="float" office:value="21570" calcext:value-type="float">
            <text:p>21570</text:p>
          </table:table-cell>
          <table:table-cell table:style-name="ce92" table:formula="of:=SUM([.D22];1)" office:value-type="float" office:value="21571" calcext:value-type="float">
            <text:p>21571</text:p>
          </table:table-cell>
          <table:table-cell table:style-name="ce102" table:formula="of:=SUM([.E22];1)" office:value-type="float" office:value="21572" calcext:value-type="float">
            <text:p>21572</text:p>
          </table:table-cell>
          <table:table-cell table:style-name="ce92" table:formula="of:=SUM([.F22];1)" office:value-type="float" office:value="21573" calcext:value-type="float">
            <text:p>21573</text:p>
          </table:table-cell>
          <table:table-cell table:style-name="ce102" table:formula="of:=SUM([.G22];1)" office:value-type="float" office:value="21574" calcext:value-type="float">
            <text:p>21574</text:p>
          </table:table-cell>
          <table:table-cell table:style-name="ce92" table:formula="of:=SUM([.H22];1)" office:value-type="float" office:value="21575" calcext:value-type="float">
            <text:p>21575</text:p>
          </table:table-cell>
          <table:table-cell table:style-name="ce102" table:formula="of:=SUM([.I22];1)" office:value-type="float" office:value="21576" calcext:value-type="float">
            <text:p>21576</text:p>
          </table:table-cell>
          <table:table-cell table:style-name="ce92" table:formula="of:=SUM([.J22];1)" office:value-type="float" office:value="21577" calcext:value-type="float">
            <text:p>21577</text:p>
          </table:table-cell>
          <table:table-cell table:style-name="ce102" table:formula="of:=SUM([.K22];1)" office:value-type="float" office:value="21578" calcext:value-type="float">
            <text:p>21578</text:p>
          </table:table-cell>
          <table:table-cell table:style-name="ce92" table:formula="of:=SUM([.L22];1)" office:value-type="float" office:value="21579" calcext:value-type="float">
            <text:p>21579</text:p>
          </table:table-cell>
          <table:table-cell table:style-name="ce102" table:formula="of:=SUM([.M22];1)" office:value-type="float" office:value="21580" calcext:value-type="float">
            <text:p>21580</text:p>
          </table:table-cell>
          <table:table-cell table:style-name="ce92" table:formula="of:=SUM([.N22];1)" office:value-type="float" office:value="21581" calcext:value-type="float">
            <text:p>21581</text:p>
          </table:table-cell>
          <table:table-cell table:style-name="ce102" table:formula="of:=SUM([.O22];1)" office:value-type="float" office:value="21582" calcext:value-type="float">
            <text:p>21582</text:p>
          </table:table-cell>
          <table:table-cell table:style-name="ce92" table:formula="of:=SUM([.P22];1)" office:value-type="float" office:value="21583" calcext:value-type="float">
            <text:p>21583</text:p>
          </table:table-cell>
          <table:table-cell table:style-name="ce102" table:formula="of:=SUM([.Q22];1)" office:value-type="float" office:value="21584" calcext:value-type="float">
            <text:p>21584</text:p>
          </table:table-cell>
          <table:table-cell table:style-name="ce92" table:formula="of:=SUM([.R22];1)" office:value-type="float" office:value="21585" calcext:value-type="float">
            <text:p>21585</text:p>
          </table:table-cell>
          <table:table-cell table:style-name="ce102" table:formula="of:=SUM([.S22];1)" office:value-type="float" office:value="21586" calcext:value-type="float">
            <text:p>21586</text:p>
          </table:table-cell>
          <table:table-cell table:style-name="ce92" table:formula="of:=SUM([.T22];1)" office:value-type="float" office:value="21587" calcext:value-type="float">
            <text:p>21587</text:p>
          </table:table-cell>
          <table:table-cell table:style-name="ce102" table:formula="of:=SUM([.U22];1)" office:value-type="float" office:value="21588" calcext:value-type="float">
            <text:p>21588</text:p>
          </table:table-cell>
          <table:table-cell table:style-name="ce92" table:formula="of:=SUM([.V22];1)" office:value-type="float" office:value="21589" calcext:value-type="float">
            <text:p>21589</text:p>
          </table:table-cell>
          <table:table-cell table:style-name="ce102" table:formula="of:=SUM([.W22];1)" office:value-type="float" office:value="21590" calcext:value-type="float">
            <text:p>21590</text:p>
          </table:table-cell>
          <table:table-cell table:style-name="ce92" table:formula="of:=SUM([.X22];1)" office:value-type="float" office:value="21591" calcext:value-type="float">
            <text:p>21591</text:p>
          </table:table-cell>
          <table:table-cell table:style-name="ce102" table:formula="of:=SUM([.Y22];1)" office:value-type="float" office:value="21592" calcext:value-type="float">
            <text:p>21592</text:p>
          </table:table-cell>
          <table:table-cell table:style-name="ce92" table:formula="of:=SUM([.Z22];1)" office:value-type="float" office:value="21593" calcext:value-type="float">
            <text:p>21593</text:p>
          </table:table-cell>
          <table:table-cell table:style-name="ce102" table:formula="of:=SUM([.AA22];1)" office:value-type="float" office:value="21594" calcext:value-type="float">
            <text:p>21594</text:p>
          </table:table-cell>
          <table:table-cell table:style-name="ce92" table:formula="of:=SUM([.AB22];1)" office:value-type="float" office:value="21595" calcext:value-type="float">
            <text:p>21595</text:p>
          </table:table-cell>
          <table:table-cell table:style-name="ce102" table:formula="of:=SUM([.AC22];1)" office:value-type="float" office:value="21596" calcext:value-type="float">
            <text:p>21596</text:p>
          </table:table-cell>
          <table:table-cell table:style-name="ce92" table:formula="of:=SUM([.AD22];1)" office:value-type="float" office:value="21597" calcext:value-type="float">
            <text:p>21597</text:p>
          </table:table-cell>
          <table:table-cell table:style-name="ce102" table:formula="of:=SUM([.AE22];1)" office:value-type="float" office:value="21598" calcext:value-type="float">
            <text:p>21598</text:p>
          </table:table-cell>
          <table:table-cell table:style-name="ce92" table:formula="of:=SUM([.AF22];1)" office:value-type="float" office:value="21599" calcext:value-type="float">
            <text:p>2159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5];1)" office:value-type="float" office:value="21824" calcext:value-type="float">
            <text:p>21824</text:p>
          </table:table-cell>
          <table:table-cell table:style-name="ce92" table:formula="of:=SUM([.B23];1)" office:value-type="float" office:value="21825" calcext:value-type="float">
            <text:p>21825</text:p>
          </table:table-cell>
          <table:table-cell table:style-name="ce94" table:formula="of:=SUM([.C23];1)" office:value-type="float" office:value="21826" calcext:value-type="float">
            <text:p>21826</text:p>
          </table:table-cell>
          <table:table-cell table:style-name="ce92" table:formula="of:=SUM([.D23];1)" office:value-type="float" office:value="21827" calcext:value-type="float">
            <text:p>21827</text:p>
          </table:table-cell>
          <table:table-cell table:style-name="ce102" table:formula="of:=SUM([.E23];1)" office:value-type="float" office:value="21828" calcext:value-type="float">
            <text:p>21828</text:p>
          </table:table-cell>
          <table:table-cell table:style-name="ce92" table:formula="of:=SUM([.F23];1)" office:value-type="float" office:value="21829" calcext:value-type="float">
            <text:p>21829</text:p>
          </table:table-cell>
          <table:table-cell table:style-name="ce102" table:formula="of:=SUM([.G23];1)" office:value-type="float" office:value="21830" calcext:value-type="float">
            <text:p>21830</text:p>
          </table:table-cell>
          <table:table-cell table:style-name="ce92" table:formula="of:=SUM([.H23];1)" office:value-type="float" office:value="21831" calcext:value-type="float">
            <text:p>21831</text:p>
          </table:table-cell>
          <table:table-cell table:style-name="ce102" table:formula="of:=SUM([.I23];1)" office:value-type="float" office:value="21832" calcext:value-type="float">
            <text:p>21832</text:p>
          </table:table-cell>
          <table:table-cell table:style-name="ce92" table:formula="of:=SUM([.J23];1)" office:value-type="float" office:value="21833" calcext:value-type="float">
            <text:p>21833</text:p>
          </table:table-cell>
          <table:table-cell table:style-name="ce102" table:formula="of:=SUM([.K23];1)" office:value-type="float" office:value="21834" calcext:value-type="float">
            <text:p>21834</text:p>
          </table:table-cell>
          <table:table-cell table:style-name="ce92" table:formula="of:=SUM([.L23];1)" office:value-type="float" office:value="21835" calcext:value-type="float">
            <text:p>21835</text:p>
          </table:table-cell>
          <table:table-cell table:style-name="ce102" table:formula="of:=SUM([.M23];1)" office:value-type="float" office:value="21836" calcext:value-type="float">
            <text:p>21836</text:p>
          </table:table-cell>
          <table:table-cell table:style-name="ce92" table:formula="of:=SUM([.N23];1)" office:value-type="float" office:value="21837" calcext:value-type="float">
            <text:p>21837</text:p>
          </table:table-cell>
          <table:table-cell table:style-name="ce102" table:formula="of:=SUM([.O23];1)" office:value-type="float" office:value="21838" calcext:value-type="float">
            <text:p>21838</text:p>
          </table:table-cell>
          <table:table-cell table:style-name="ce92" table:formula="of:=SUM([.P23];1)" office:value-type="float" office:value="21839" calcext:value-type="float">
            <text:p>21839</text:p>
          </table:table-cell>
          <table:table-cell table:style-name="ce102" table:formula="of:=SUM([.Q23];1)" office:value-type="float" office:value="21840" calcext:value-type="float">
            <text:p>21840</text:p>
          </table:table-cell>
          <table:table-cell table:style-name="ce92" table:formula="of:=SUM([.R23];1)" office:value-type="float" office:value="21841" calcext:value-type="float">
            <text:p>21841</text:p>
          </table:table-cell>
          <table:table-cell table:style-name="ce102" table:formula="of:=SUM([.S23];1)" office:value-type="float" office:value="21842" calcext:value-type="float">
            <text:p>21842</text:p>
          </table:table-cell>
          <table:table-cell table:style-name="ce92" table:formula="of:=SUM([.T23];1)" office:value-type="float" office:value="21843" calcext:value-type="float">
            <text:p>21843</text:p>
          </table:table-cell>
          <table:table-cell table:style-name="ce102" table:formula="of:=SUM([.U23];1)" office:value-type="float" office:value="21844" calcext:value-type="float">
            <text:p>21844</text:p>
          </table:table-cell>
          <table:table-cell table:style-name="ce92" table:formula="of:=SUM([.V23];1)" office:value-type="float" office:value="21845" calcext:value-type="float">
            <text:p>21845</text:p>
          </table:table-cell>
          <table:table-cell table:style-name="ce102" table:formula="of:=SUM([.W23];1)" office:value-type="float" office:value="21846" calcext:value-type="float">
            <text:p>21846</text:p>
          </table:table-cell>
          <table:table-cell table:style-name="ce92" table:formula="of:=SUM([.X23];1)" office:value-type="float" office:value="21847" calcext:value-type="float">
            <text:p>21847</text:p>
          </table:table-cell>
          <table:table-cell table:style-name="ce102" table:formula="of:=SUM([.Y23];1)" office:value-type="float" office:value="21848" calcext:value-type="float">
            <text:p>21848</text:p>
          </table:table-cell>
          <table:table-cell table:style-name="ce92" table:formula="of:=SUM([.Z23];1)" office:value-type="float" office:value="21849" calcext:value-type="float">
            <text:p>21849</text:p>
          </table:table-cell>
          <table:table-cell table:style-name="ce102" table:formula="of:=SUM([.AA23];1)" office:value-type="float" office:value="21850" calcext:value-type="float">
            <text:p>21850</text:p>
          </table:table-cell>
          <table:table-cell table:style-name="ce92" table:formula="of:=SUM([.AB23];1)" office:value-type="float" office:value="21851" calcext:value-type="float">
            <text:p>21851</text:p>
          </table:table-cell>
          <table:table-cell table:style-name="ce102" table:formula="of:=SUM([.AC23];1)" office:value-type="float" office:value="21852" calcext:value-type="float">
            <text:p>21852</text:p>
          </table:table-cell>
          <table:table-cell table:style-name="ce92" table:formula="of:=SUM([.AD23];1)" office:value-type="float" office:value="21853" calcext:value-type="float">
            <text:p>21853</text:p>
          </table:table-cell>
          <table:table-cell table:style-name="ce102" table:formula="of:=SUM([.AE23];1)" office:value-type="float" office:value="21854" calcext:value-type="float">
            <text:p>21854</text:p>
          </table:table-cell>
          <table:table-cell table:style-name="ce92" table:formula="of:=SUM([.AF23];1)" office:value-type="float" office:value="21855" calcext:value-type="float">
            <text:p>2185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16];1)" office:value-type="float" office:value="22080" calcext:value-type="float">
            <text:p>22080</text:p>
          </table:table-cell>
          <table:table-cell table:style-name="ce92" table:formula="of:=SUM([.B24];1)" office:value-type="float" office:value="22081" calcext:value-type="float">
            <text:p>22081</text:p>
          </table:table-cell>
          <table:table-cell table:style-name="ce94" table:formula="of:=SUM([.C24];1)" office:value-type="float" office:value="22082" calcext:value-type="float">
            <text:p>22082</text:p>
          </table:table-cell>
          <table:table-cell table:style-name="ce92" table:formula="of:=SUM([.D24];1)" office:value-type="float" office:value="22083" calcext:value-type="float">
            <text:p>22083</text:p>
          </table:table-cell>
          <table:table-cell table:style-name="ce102" table:formula="of:=SUM([.E24];1)" office:value-type="float" office:value="22084" calcext:value-type="float">
            <text:p>22084</text:p>
          </table:table-cell>
          <table:table-cell table:style-name="ce92" table:formula="of:=SUM([.F24];1)" office:value-type="float" office:value="22085" calcext:value-type="float">
            <text:p>22085</text:p>
          </table:table-cell>
          <table:table-cell table:style-name="ce102" table:formula="of:=SUM([.G24];1)" office:value-type="float" office:value="22086" calcext:value-type="float">
            <text:p>22086</text:p>
          </table:table-cell>
          <table:table-cell table:style-name="ce92" table:formula="of:=SUM([.H24];1)" office:value-type="float" office:value="22087" calcext:value-type="float">
            <text:p>22087</text:p>
          </table:table-cell>
          <table:table-cell table:style-name="ce102" table:formula="of:=SUM([.I24];1)" office:value-type="float" office:value="22088" calcext:value-type="float">
            <text:p>22088</text:p>
          </table:table-cell>
          <table:table-cell table:style-name="ce92" table:formula="of:=SUM([.J24];1)" office:value-type="float" office:value="22089" calcext:value-type="float">
            <text:p>22089</text:p>
          </table:table-cell>
          <table:table-cell table:style-name="ce102" table:formula="of:=SUM([.K24];1)" office:value-type="float" office:value="22090" calcext:value-type="float">
            <text:p>22090</text:p>
          </table:table-cell>
          <table:table-cell table:style-name="ce92" table:formula="of:=SUM([.L24];1)" office:value-type="float" office:value="22091" calcext:value-type="float">
            <text:p>22091</text:p>
          </table:table-cell>
          <table:table-cell table:style-name="ce102" table:formula="of:=SUM([.M24];1)" office:value-type="float" office:value="22092" calcext:value-type="float">
            <text:p>22092</text:p>
          </table:table-cell>
          <table:table-cell table:style-name="ce92" table:formula="of:=SUM([.N24];1)" office:value-type="float" office:value="22093" calcext:value-type="float">
            <text:p>22093</text:p>
          </table:table-cell>
          <table:table-cell table:style-name="ce102" table:formula="of:=SUM([.O24];1)" office:value-type="float" office:value="22094" calcext:value-type="float">
            <text:p>22094</text:p>
          </table:table-cell>
          <table:table-cell table:style-name="ce92" table:formula="of:=SUM([.P24];1)" office:value-type="float" office:value="22095" calcext:value-type="float">
            <text:p>22095</text:p>
          </table:table-cell>
          <table:table-cell table:style-name="ce102" table:formula="of:=SUM([.Q24];1)" office:value-type="float" office:value="22096" calcext:value-type="float">
            <text:p>22096</text:p>
          </table:table-cell>
          <table:table-cell table:style-name="ce92" table:formula="of:=SUM([.R24];1)" office:value-type="float" office:value="22097" calcext:value-type="float">
            <text:p>22097</text:p>
          </table:table-cell>
          <table:table-cell table:style-name="ce102" table:formula="of:=SUM([.S24];1)" office:value-type="float" office:value="22098" calcext:value-type="float">
            <text:p>22098</text:p>
          </table:table-cell>
          <table:table-cell table:style-name="ce92" table:formula="of:=SUM([.T24];1)" office:value-type="float" office:value="22099" calcext:value-type="float">
            <text:p>22099</text:p>
          </table:table-cell>
          <table:table-cell table:style-name="ce102" table:formula="of:=SUM([.U24];1)" office:value-type="float" office:value="22100" calcext:value-type="float">
            <text:p>22100</text:p>
          </table:table-cell>
          <table:table-cell table:style-name="ce92" table:formula="of:=SUM([.V24];1)" office:value-type="float" office:value="22101" calcext:value-type="float">
            <text:p>22101</text:p>
          </table:table-cell>
          <table:table-cell table:style-name="ce102" table:formula="of:=SUM([.W24];1)" office:value-type="float" office:value="22102" calcext:value-type="float">
            <text:p>22102</text:p>
          </table:table-cell>
          <table:table-cell table:style-name="ce92" table:formula="of:=SUM([.X24];1)" office:value-type="float" office:value="22103" calcext:value-type="float">
            <text:p>22103</text:p>
          </table:table-cell>
          <table:table-cell table:style-name="ce102" table:formula="of:=SUM([.Y24];1)" office:value-type="float" office:value="22104" calcext:value-type="float">
            <text:p>22104</text:p>
          </table:table-cell>
          <table:table-cell table:style-name="ce92" table:formula="of:=SUM([.Z24];1)" office:value-type="float" office:value="22105" calcext:value-type="float">
            <text:p>22105</text:p>
          </table:table-cell>
          <table:table-cell table:style-name="ce102" table:formula="of:=SUM([.AA24];1)" office:value-type="float" office:value="22106" calcext:value-type="float">
            <text:p>22106</text:p>
          </table:table-cell>
          <table:table-cell table:style-name="ce92" table:formula="of:=SUM([.AB24];1)" office:value-type="float" office:value="22107" calcext:value-type="float">
            <text:p>22107</text:p>
          </table:table-cell>
          <table:table-cell table:style-name="ce102" table:formula="of:=SUM([.AC24];1)" office:value-type="float" office:value="22108" calcext:value-type="float">
            <text:p>22108</text:p>
          </table:table-cell>
          <table:table-cell table:style-name="ce92" table:formula="of:=SUM([.AD24];1)" office:value-type="float" office:value="22109" calcext:value-type="float">
            <text:p>22109</text:p>
          </table:table-cell>
          <table:table-cell table:style-name="ce102" table:formula="of:=SUM([.AE24];1)" office:value-type="float" office:value="22110" calcext:value-type="float">
            <text:p>22110</text:p>
          </table:table-cell>
          <table:table-cell table:style-name="ce92" table:formula="of:=SUM([.AF24];1)" office:value-type="float" office:value="22111" calcext:value-type="float">
            <text:p>22111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4" table:formula="of:=SUM([.AG17];1)" office:value-type="float" office:value="22336" calcext:value-type="float">
            <text:p>22336</text:p>
          </table:table-cell>
          <table:table-cell table:style-name="ce92" table:formula="of:=SUM([.B25];1)" office:value-type="float" office:value="22337" calcext:value-type="float">
            <text:p>22337</text:p>
          </table:table-cell>
          <table:table-cell table:style-name="ce96" table:formula="of:=SUM([.C25];1)" office:value-type="float" office:value="22338" calcext:value-type="float">
            <text:p>22338</text:p>
          </table:table-cell>
          <table:table-cell table:style-name="ce93" table:formula="of:=SUM([.D25];1)" office:value-type="float" office:value="22339" calcext:value-type="float">
            <text:p>22339</text:p>
          </table:table-cell>
          <table:table-cell table:style-name="ce102" table:formula="of:=SUM([.E25];1)" office:value-type="float" office:value="22340" calcext:value-type="float">
            <text:p>22340</text:p>
          </table:table-cell>
          <table:table-cell table:style-name="ce92" table:formula="of:=SUM([.F25];1)" office:value-type="float" office:value="22341" calcext:value-type="float">
            <text:p>22341</text:p>
          </table:table-cell>
          <table:table-cell table:style-name="ce102" table:formula="of:=SUM([.G25];1)" office:value-type="float" office:value="22342" calcext:value-type="float">
            <text:p>22342</text:p>
          </table:table-cell>
          <table:table-cell table:style-name="ce92" table:formula="of:=SUM([.H25];1)" office:value-type="float" office:value="22343" calcext:value-type="float">
            <text:p>22343</text:p>
          </table:table-cell>
          <table:table-cell table:style-name="ce102" table:formula="of:=SUM([.I25];1)" office:value-type="float" office:value="22344" calcext:value-type="float">
            <text:p>22344</text:p>
          </table:table-cell>
          <table:table-cell table:style-name="ce92" table:formula="of:=SUM([.J25];1)" office:value-type="float" office:value="22345" calcext:value-type="float">
            <text:p>22345</text:p>
          </table:table-cell>
          <table:table-cell table:style-name="ce102" table:formula="of:=SUM([.K25];1)" office:value-type="float" office:value="22346" calcext:value-type="float">
            <text:p>22346</text:p>
          </table:table-cell>
          <table:table-cell table:style-name="ce92" table:formula="of:=SUM([.L25];1)" office:value-type="float" office:value="22347" calcext:value-type="float">
            <text:p>22347</text:p>
          </table:table-cell>
          <table:table-cell table:style-name="ce102" table:formula="of:=SUM([.M25];1)" office:value-type="float" office:value="22348" calcext:value-type="float">
            <text:p>22348</text:p>
          </table:table-cell>
          <table:table-cell table:style-name="ce93" table:formula="of:=SUM([.N25];1)" office:value-type="float" office:value="22349" calcext:value-type="float">
            <text:p>22349</text:p>
          </table:table-cell>
          <table:table-cell table:style-name="ce102" table:formula="of:=SUM([.O25];1)" office:value-type="float" office:value="22350" calcext:value-type="float">
            <text:p>22350</text:p>
          </table:table-cell>
          <table:table-cell table:style-name="ce92" table:formula="of:=SUM([.P25];1)" office:value-type="float" office:value="22351" calcext:value-type="float">
            <text:p>22351</text:p>
          </table:table-cell>
          <table:table-cell table:style-name="ce102" table:formula="of:=SUM([.Q25];1)" office:value-type="float" office:value="22352" calcext:value-type="float">
            <text:p>22352</text:p>
          </table:table-cell>
          <table:table-cell table:style-name="ce92" table:formula="of:=SUM([.R25];1)" office:value-type="float" office:value="22353" calcext:value-type="float">
            <text:p>22353</text:p>
          </table:table-cell>
          <table:table-cell table:style-name="ce102" table:formula="of:=SUM([.S25];1)" office:value-type="float" office:value="22354" calcext:value-type="float">
            <text:p>22354</text:p>
          </table:table-cell>
          <table:table-cell table:style-name="ce93" table:formula="of:=SUM([.T25];1)" office:value-type="float" office:value="22355" calcext:value-type="float">
            <text:p>22355</text:p>
          </table:table-cell>
          <table:table-cell table:style-name="ce103" table:formula="of:=SUM([.U25];1)" office:value-type="float" office:value="22356" calcext:value-type="float">
            <text:p>22356</text:p>
          </table:table-cell>
          <table:table-cell table:style-name="ce93" table:formula="of:=SUM([.V25];1)" office:value-type="float" office:value="22357" calcext:value-type="float">
            <text:p>22357</text:p>
          </table:table-cell>
          <table:table-cell table:style-name="ce103" table:formula="of:=SUM([.W25];1)" office:value-type="float" office:value="22358" calcext:value-type="float">
            <text:p>22358</text:p>
          </table:table-cell>
          <table:table-cell table:style-name="ce93" table:formula="of:=SUM([.X25];1)" office:value-type="float" office:value="22359" calcext:value-type="float">
            <text:p>22359</text:p>
          </table:table-cell>
          <table:table-cell table:style-name="ce103" table:formula="of:=SUM([.Y25];1)" office:value-type="float" office:value="22360" calcext:value-type="float">
            <text:p>22360</text:p>
          </table:table-cell>
          <table:table-cell table:style-name="ce93" table:formula="of:=SUM([.Z25];1)" office:value-type="float" office:value="22361" calcext:value-type="float">
            <text:p>22361</text:p>
          </table:table-cell>
          <table:table-cell table:style-name="ce103" table:formula="of:=SUM([.AA25];1)" office:value-type="float" office:value="22362" calcext:value-type="float">
            <text:p>22362</text:p>
          </table:table-cell>
          <table:table-cell table:style-name="ce93" table:formula="of:=SUM([.AB25];1)" office:value-type="float" office:value="22363" calcext:value-type="float">
            <text:p>22363</text:p>
          </table:table-cell>
          <table:table-cell table:style-name="ce103" table:formula="of:=SUM([.AC25];1)" office:value-type="float" office:value="22364" calcext:value-type="float">
            <text:p>22364</text:p>
          </table:table-cell>
          <table:table-cell table:style-name="ce93" table:formula="of:=SUM([.AD25];1)" office:value-type="float" office:value="22365" calcext:value-type="float">
            <text:p>22365</text:p>
          </table:table-cell>
          <table:table-cell table:style-name="ce103" table:formula="of:=SUM([.AE25];1)" office:value-type="float" office:value="22366" calcext:value-type="float">
            <text:p>22366</text:p>
          </table:table-cell>
          <table:table-cell table:style-name="ce93" table:formula="of:=SUM([.AF25];1)" office:value-type="float" office:value="22367" calcext:value-type="float">
            <text:p>22367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3</text:p>
            <text:p>Pixel</text:p>
            <text:p>24-31</text:p>
          </table:table-cell>
          <table:table-cell table:style-name="ce91" table:formula="of:=SUM([.AG18];1)" office:value-type="float" office:value="20576" calcext:value-type="float">
            <text:p>20576</text:p>
          </table:table-cell>
          <table:table-cell table:style-name="ce95" table:formula="of:=SUM([.B26];1)" office:value-type="float" office:value="20577" calcext:value-type="float">
            <text:p>20577</text:p>
          </table:table-cell>
          <table:table-cell table:style-name="ce99" table:formula="of:=SUM([.C26];1)" office:value-type="float" office:value="20578" calcext:value-type="float">
            <text:p>20578</text:p>
          </table:table-cell>
          <table:table-cell table:style-name="ce95" table:formula="of:=SUM([.D26];1)" office:value-type="float" office:value="20579" calcext:value-type="float">
            <text:p>20579</text:p>
          </table:table-cell>
          <table:table-cell table:style-name="ce99" table:formula="of:=SUM([.E26];1)" office:value-type="float" office:value="20580" calcext:value-type="float">
            <text:p>20580</text:p>
          </table:table-cell>
          <table:table-cell table:style-name="ce95" table:formula="of:=SUM([.F26];1)" office:value-type="float" office:value="20581" calcext:value-type="float">
            <text:p>20581</text:p>
          </table:table-cell>
          <table:table-cell table:style-name="ce99" table:formula="of:=SUM([.G26];1)" office:value-type="float" office:value="20582" calcext:value-type="float">
            <text:p>20582</text:p>
          </table:table-cell>
          <table:table-cell table:style-name="ce95" table:formula="of:=SUM([.H26];1)" office:value-type="float" office:value="20583" calcext:value-type="float">
            <text:p>20583</text:p>
          </table:table-cell>
          <table:table-cell table:style-name="ce99" table:formula="of:=SUM([.I26];1)" office:value-type="float" office:value="20584" calcext:value-type="float">
            <text:p>20584</text:p>
          </table:table-cell>
          <table:table-cell table:style-name="ce95" table:formula="of:=SUM([.J26];1)" office:value-type="float" office:value="20585" calcext:value-type="float">
            <text:p>20585</text:p>
          </table:table-cell>
          <table:table-cell table:style-name="ce99" table:formula="of:=SUM([.K26];1)" office:value-type="float" office:value="20586" calcext:value-type="float">
            <text:p>20586</text:p>
          </table:table-cell>
          <table:table-cell table:style-name="ce95" table:formula="of:=SUM([.L26];1)" office:value-type="float" office:value="20587" calcext:value-type="float">
            <text:p>20587</text:p>
          </table:table-cell>
          <table:table-cell table:style-name="ce99" table:formula="of:=SUM([.M26];1)" office:value-type="float" office:value="20588" calcext:value-type="float">
            <text:p>20588</text:p>
          </table:table-cell>
          <table:table-cell table:style-name="ce94" table:formula="of:=SUM([.N26];1)" office:value-type="float" office:value="20589" calcext:value-type="float">
            <text:p>20589</text:p>
          </table:table-cell>
          <table:table-cell table:style-name="ce99" table:formula="of:=SUM([.O26];1)" office:value-type="float" office:value="20590" calcext:value-type="float">
            <text:p>20590</text:p>
          </table:table-cell>
          <table:table-cell table:style-name="ce95" table:formula="of:=SUM([.P26];1)" office:value-type="float" office:value="20591" calcext:value-type="float">
            <text:p>20591</text:p>
          </table:table-cell>
          <table:table-cell table:style-name="ce99" table:formula="of:=SUM([.Q26];1)" office:value-type="float" office:value="20592" calcext:value-type="float">
            <text:p>20592</text:p>
          </table:table-cell>
          <table:table-cell table:style-name="ce95" table:formula="of:=SUM([.R26];1)" office:value-type="float" office:value="20593" calcext:value-type="float">
            <text:p>20593</text:p>
          </table:table-cell>
          <table:table-cell table:style-name="ce99" table:formula="of:=SUM([.S26];1)" office:value-type="float" office:value="20594" calcext:value-type="float">
            <text:p>20594</text:p>
          </table:table-cell>
          <table:table-cell table:style-name="ce95" table:formula="of:=SUM([.T26];1)" office:value-type="float" office:value="20595" calcext:value-type="float">
            <text:p>20595</text:p>
          </table:table-cell>
          <table:table-cell table:style-name="ce99" table:formula="of:=SUM([.U26];1)" office:value-type="float" office:value="20596" calcext:value-type="float">
            <text:p>20596</text:p>
          </table:table-cell>
          <table:table-cell table:style-name="ce95" table:formula="of:=SUM([.V26];1)" office:value-type="float" office:value="20597" calcext:value-type="float">
            <text:p>20597</text:p>
          </table:table-cell>
          <table:table-cell table:style-name="ce99" table:formula="of:=SUM([.W26];1)" office:value-type="float" office:value="20598" calcext:value-type="float">
            <text:p>20598</text:p>
          </table:table-cell>
          <table:table-cell table:style-name="ce95" table:formula="of:=SUM([.X26];1)" office:value-type="float" office:value="20599" calcext:value-type="float">
            <text:p>20599</text:p>
          </table:table-cell>
          <table:table-cell table:style-name="ce99" table:formula="of:=SUM([.Y26];1)" office:value-type="float" office:value="20600" calcext:value-type="float">
            <text:p>20600</text:p>
          </table:table-cell>
          <table:table-cell table:style-name="ce95" table:formula="of:=SUM([.Z26];1)" office:value-type="float" office:value="20601" calcext:value-type="float">
            <text:p>20601</text:p>
          </table:table-cell>
          <table:table-cell table:style-name="ce99" table:formula="of:=SUM([.AA26];1)" office:value-type="float" office:value="20602" calcext:value-type="float">
            <text:p>20602</text:p>
          </table:table-cell>
          <table:table-cell table:style-name="ce95" table:formula="of:=SUM([.AB26];1)" office:value-type="float" office:value="20603" calcext:value-type="float">
            <text:p>20603</text:p>
          </table:table-cell>
          <table:table-cell table:style-name="ce99" table:formula="of:=SUM([.AC26];1)" office:value-type="float" office:value="20604" calcext:value-type="float">
            <text:p>20604</text:p>
          </table:table-cell>
          <table:table-cell table:style-name="ce95" table:formula="of:=SUM([.AD26];1)" office:value-type="float" office:value="20605" calcext:value-type="float">
            <text:p>20605</text:p>
          </table:table-cell>
          <table:table-cell table:style-name="ce87" table:formula="of:=SUM([.AE26];1)" office:value-type="float" office:value="20606" calcext:value-type="float">
            <text:p>20606</text:p>
          </table:table-cell>
          <table:table-cell table:style-name="ce95" table:formula="of:=SUM([.AF26];1)" office:value-type="float" office:value="20607" calcext:value-type="float">
            <text:p>2060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19];1)" office:value-type="float" office:value="20832" calcext:value-type="float">
            <text:p>20832</text:p>
          </table:table-cell>
          <table:table-cell table:style-name="ce94" table:formula="of:=SUM([.B27];1)" office:value-type="float" office:value="20833" calcext:value-type="float">
            <text:p>20833</text:p>
          </table:table-cell>
          <table:table-cell table:style-name="ce87" table:formula="of:=SUM([.C27];1)" office:value-type="float" office:value="20834" calcext:value-type="float">
            <text:p>20834</text:p>
          </table:table-cell>
          <table:table-cell table:style-name="ce94" table:formula="of:=SUM([.D27];1)" office:value-type="float" office:value="20835" calcext:value-type="float">
            <text:p>20835</text:p>
          </table:table-cell>
          <table:table-cell table:style-name="ce87" table:formula="of:=SUM([.E27];1)" office:value-type="float" office:value="20836" calcext:value-type="float">
            <text:p>20836</text:p>
          </table:table-cell>
          <table:table-cell table:style-name="ce94" table:formula="of:=SUM([.F27];1)" office:value-type="float" office:value="20837" calcext:value-type="float">
            <text:p>20837</text:p>
          </table:table-cell>
          <table:table-cell table:style-name="ce87" table:formula="of:=SUM([.G27];1)" office:value-type="float" office:value="20838" calcext:value-type="float">
            <text:p>20838</text:p>
          </table:table-cell>
          <table:table-cell table:style-name="ce94" table:formula="of:=SUM([.H27];1)" office:value-type="float" office:value="20839" calcext:value-type="float">
            <text:p>20839</text:p>
          </table:table-cell>
          <table:table-cell table:style-name="ce87" table:formula="of:=SUM([.I27];1)" office:value-type="float" office:value="20840" calcext:value-type="float">
            <text:p>20840</text:p>
          </table:table-cell>
          <table:table-cell table:style-name="ce94" table:formula="of:=SUM([.J27];1)" office:value-type="float" office:value="20841" calcext:value-type="float">
            <text:p>20841</text:p>
          </table:table-cell>
          <table:table-cell table:style-name="ce87" table:formula="of:=SUM([.K27];1)" office:value-type="float" office:value="20842" calcext:value-type="float">
            <text:p>20842</text:p>
          </table:table-cell>
          <table:table-cell table:style-name="ce94" table:formula="of:=SUM([.L27];1)" office:value-type="float" office:value="20843" calcext:value-type="float">
            <text:p>20843</text:p>
          </table:table-cell>
          <table:table-cell table:style-name="ce87" table:formula="of:=SUM([.M27];1)" office:value-type="float" office:value="20844" calcext:value-type="float">
            <text:p>20844</text:p>
          </table:table-cell>
          <table:table-cell table:style-name="ce94" table:formula="of:=SUM([.N27];1)" office:value-type="float" office:value="20845" calcext:value-type="float">
            <text:p>20845</text:p>
          </table:table-cell>
          <table:table-cell table:style-name="ce87" table:formula="of:=SUM([.O27];1)" office:value-type="float" office:value="20846" calcext:value-type="float">
            <text:p>20846</text:p>
          </table:table-cell>
          <table:table-cell table:style-name="ce94" table:formula="of:=SUM([.P27];1)" office:value-type="float" office:value="20847" calcext:value-type="float">
            <text:p>20847</text:p>
          </table:table-cell>
          <table:table-cell table:style-name="ce87" table:formula="of:=SUM([.Q27];1)" office:value-type="float" office:value="20848" calcext:value-type="float">
            <text:p>20848</text:p>
          </table:table-cell>
          <table:table-cell table:style-name="ce94" table:formula="of:=SUM([.R27];1)" office:value-type="float" office:value="20849" calcext:value-type="float">
            <text:p>20849</text:p>
          </table:table-cell>
          <table:table-cell table:style-name="ce87" table:formula="of:=SUM([.S27];1)" office:value-type="float" office:value="20850" calcext:value-type="float">
            <text:p>20850</text:p>
          </table:table-cell>
          <table:table-cell table:style-name="ce94" table:formula="of:=SUM([.T27];1)" office:value-type="float" office:value="20851" calcext:value-type="float">
            <text:p>20851</text:p>
          </table:table-cell>
          <table:table-cell table:style-name="ce87" table:formula="of:=SUM([.U27];1)" office:value-type="float" office:value="20852" calcext:value-type="float">
            <text:p>20852</text:p>
          </table:table-cell>
          <table:table-cell table:style-name="ce94" table:formula="of:=SUM([.V27];1)" office:value-type="float" office:value="20853" calcext:value-type="float">
            <text:p>20853</text:p>
          </table:table-cell>
          <table:table-cell table:style-name="ce87" table:formula="of:=SUM([.W27];1)" office:value-type="float" office:value="20854" calcext:value-type="float">
            <text:p>20854</text:p>
          </table:table-cell>
          <table:table-cell table:style-name="ce94" table:formula="of:=SUM([.X27];1)" office:value-type="float" office:value="20855" calcext:value-type="float">
            <text:p>20855</text:p>
          </table:table-cell>
          <table:table-cell table:style-name="ce87" table:formula="of:=SUM([.Y27];1)" office:value-type="float" office:value="20856" calcext:value-type="float">
            <text:p>20856</text:p>
          </table:table-cell>
          <table:table-cell table:style-name="ce94" table:formula="of:=SUM([.Z27];1)" office:value-type="float" office:value="20857" calcext:value-type="float">
            <text:p>20857</text:p>
          </table:table-cell>
          <table:table-cell table:style-name="ce87" table:formula="of:=SUM([.AA27];1)" office:value-type="float" office:value="20858" calcext:value-type="float">
            <text:p>20858</text:p>
          </table:table-cell>
          <table:table-cell table:style-name="ce94" table:formula="of:=SUM([.AB27];1)" office:value-type="float" office:value="20859" calcext:value-type="float">
            <text:p>20859</text:p>
          </table:table-cell>
          <table:table-cell table:style-name="ce87" table:formula="of:=SUM([.AC27];1)" office:value-type="float" office:value="20860" calcext:value-type="float">
            <text:p>20860</text:p>
          </table:table-cell>
          <table:table-cell table:style-name="ce94" table:formula="of:=SUM([.AD27];1)" office:value-type="float" office:value="20861" calcext:value-type="float">
            <text:p>20861</text:p>
          </table:table-cell>
          <table:table-cell table:style-name="ce87" table:formula="of:=SUM([.AE27];1)" office:value-type="float" office:value="20862" calcext:value-type="float">
            <text:p>20862</text:p>
          </table:table-cell>
          <table:table-cell table:style-name="ce94" table:formula="of:=SUM([.AF27];1)" office:value-type="float" office:value="20863" calcext:value-type="float">
            <text:p>2086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0];1)" office:value-type="float" office:value="21088" calcext:value-type="float">
            <text:p>21088</text:p>
          </table:table-cell>
          <table:table-cell table:style-name="ce94" table:formula="of:=SUM([.B28];1)" office:value-type="float" office:value="21089" calcext:value-type="float">
            <text:p>21089</text:p>
          </table:table-cell>
          <table:table-cell table:style-name="ce87" table:formula="of:=SUM([.C28];1)" office:value-type="float" office:value="21090" calcext:value-type="float">
            <text:p>21090</text:p>
          </table:table-cell>
          <table:table-cell table:style-name="ce94" table:formula="of:=SUM([.D28];1)" office:value-type="float" office:value="21091" calcext:value-type="float">
            <text:p>21091</text:p>
          </table:table-cell>
          <table:table-cell table:style-name="ce87" table:formula="of:=SUM([.E28];1)" office:value-type="float" office:value="21092" calcext:value-type="float">
            <text:p>21092</text:p>
          </table:table-cell>
          <table:table-cell table:style-name="ce94" table:formula="of:=SUM([.F28];1)" office:value-type="float" office:value="21093" calcext:value-type="float">
            <text:p>21093</text:p>
          </table:table-cell>
          <table:table-cell table:style-name="ce87" table:formula="of:=SUM([.G28];1)" office:value-type="float" office:value="21094" calcext:value-type="float">
            <text:p>21094</text:p>
          </table:table-cell>
          <table:table-cell table:style-name="ce94" table:formula="of:=SUM([.H28];1)" office:value-type="float" office:value="21095" calcext:value-type="float">
            <text:p>21095</text:p>
          </table:table-cell>
          <table:table-cell table:style-name="ce87" table:formula="of:=SUM([.I28];1)" office:value-type="float" office:value="21096" calcext:value-type="float">
            <text:p>21096</text:p>
          </table:table-cell>
          <table:table-cell table:style-name="ce94" table:formula="of:=SUM([.J28];1)" office:value-type="float" office:value="21097" calcext:value-type="float">
            <text:p>21097</text:p>
          </table:table-cell>
          <table:table-cell table:style-name="ce87" table:formula="of:=SUM([.K28];1)" office:value-type="float" office:value="21098" calcext:value-type="float">
            <text:p>21098</text:p>
          </table:table-cell>
          <table:table-cell table:style-name="ce94" table:formula="of:=SUM([.L28];1)" office:value-type="float" office:value="21099" calcext:value-type="float">
            <text:p>21099</text:p>
          </table:table-cell>
          <table:table-cell table:style-name="ce87" table:formula="of:=SUM([.M28];1)" office:value-type="float" office:value="21100" calcext:value-type="float">
            <text:p>21100</text:p>
          </table:table-cell>
          <table:table-cell table:style-name="ce94" table:formula="of:=SUM([.N28];1)" office:value-type="float" office:value="21101" calcext:value-type="float">
            <text:p>21101</text:p>
          </table:table-cell>
          <table:table-cell table:style-name="ce87" table:formula="of:=SUM([.O28];1)" office:value-type="float" office:value="21102" calcext:value-type="float">
            <text:p>21102</text:p>
          </table:table-cell>
          <table:table-cell table:style-name="ce94" table:formula="of:=SUM([.P28];1)" office:value-type="float" office:value="21103" calcext:value-type="float">
            <text:p>21103</text:p>
          </table:table-cell>
          <table:table-cell table:style-name="ce87" table:formula="of:=SUM([.Q28];1)" office:value-type="float" office:value="21104" calcext:value-type="float">
            <text:p>21104</text:p>
          </table:table-cell>
          <table:table-cell table:style-name="ce94" table:formula="of:=SUM([.R28];1)" office:value-type="float" office:value="21105" calcext:value-type="float">
            <text:p>21105</text:p>
          </table:table-cell>
          <table:table-cell table:style-name="ce87" table:formula="of:=SUM([.S28];1)" office:value-type="float" office:value="21106" calcext:value-type="float">
            <text:p>21106</text:p>
          </table:table-cell>
          <table:table-cell table:style-name="ce94" table:formula="of:=SUM([.T28];1)" office:value-type="float" office:value="21107" calcext:value-type="float">
            <text:p>21107</text:p>
          </table:table-cell>
          <table:table-cell table:style-name="ce87" table:formula="of:=SUM([.U28];1)" office:value-type="float" office:value="21108" calcext:value-type="float">
            <text:p>21108</text:p>
          </table:table-cell>
          <table:table-cell table:style-name="ce94" table:formula="of:=SUM([.V28];1)" office:value-type="float" office:value="21109" calcext:value-type="float">
            <text:p>21109</text:p>
          </table:table-cell>
          <table:table-cell table:style-name="ce87" table:formula="of:=SUM([.W28];1)" office:value-type="float" office:value="21110" calcext:value-type="float">
            <text:p>21110</text:p>
          </table:table-cell>
          <table:table-cell table:style-name="ce94" table:formula="of:=SUM([.X28];1)" office:value-type="float" office:value="21111" calcext:value-type="float">
            <text:p>21111</text:p>
          </table:table-cell>
          <table:table-cell table:style-name="ce87" table:formula="of:=SUM([.Y28];1)" office:value-type="float" office:value="21112" calcext:value-type="float">
            <text:p>21112</text:p>
          </table:table-cell>
          <table:table-cell table:style-name="ce94" table:formula="of:=SUM([.Z28];1)" office:value-type="float" office:value="21113" calcext:value-type="float">
            <text:p>21113</text:p>
          </table:table-cell>
          <table:table-cell table:style-name="ce87" table:formula="of:=SUM([.AA28];1)" office:value-type="float" office:value="21114" calcext:value-type="float">
            <text:p>21114</text:p>
          </table:table-cell>
          <table:table-cell table:style-name="ce94" table:formula="of:=SUM([.AB28];1)" office:value-type="float" office:value="21115" calcext:value-type="float">
            <text:p>21115</text:p>
          </table:table-cell>
          <table:table-cell table:style-name="ce87" table:formula="of:=SUM([.AC28];1)" office:value-type="float" office:value="21116" calcext:value-type="float">
            <text:p>21116</text:p>
          </table:table-cell>
          <table:table-cell table:style-name="ce94" table:formula="of:=SUM([.AD28];1)" office:value-type="float" office:value="21117" calcext:value-type="float">
            <text:p>21117</text:p>
          </table:table-cell>
          <table:table-cell table:style-name="ce87" table:formula="of:=SUM([.AE28];1)" office:value-type="float" office:value="21118" calcext:value-type="float">
            <text:p>21118</text:p>
          </table:table-cell>
          <table:table-cell table:style-name="ce94" table:formula="of:=SUM([.AF28];1)" office:value-type="float" office:value="21119" calcext:value-type="float">
            <text:p>2111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1];1)" office:value-type="float" office:value="21344" calcext:value-type="float">
            <text:p>21344</text:p>
          </table:table-cell>
          <table:table-cell table:style-name="ce94" table:formula="of:=SUM([.B29];1)" office:value-type="float" office:value="21345" calcext:value-type="float">
            <text:p>21345</text:p>
          </table:table-cell>
          <table:table-cell table:style-name="ce87" table:formula="of:=SUM([.C29];1)" office:value-type="float" office:value="21346" calcext:value-type="float">
            <text:p>21346</text:p>
          </table:table-cell>
          <table:table-cell table:style-name="ce94" table:formula="of:=SUM([.D29];1)" office:value-type="float" office:value="21347" calcext:value-type="float">
            <text:p>21347</text:p>
          </table:table-cell>
          <table:table-cell table:style-name="ce87" table:formula="of:=SUM([.E29];1)" office:value-type="float" office:value="21348" calcext:value-type="float">
            <text:p>21348</text:p>
          </table:table-cell>
          <table:table-cell table:style-name="ce94" table:formula="of:=SUM([.F29];1)" office:value-type="float" office:value="21349" calcext:value-type="float">
            <text:p>21349</text:p>
          </table:table-cell>
          <table:table-cell table:style-name="ce87" table:formula="of:=SUM([.G29];1)" office:value-type="float" office:value="21350" calcext:value-type="float">
            <text:p>21350</text:p>
          </table:table-cell>
          <table:table-cell table:style-name="ce94" table:formula="of:=SUM([.H29];1)" office:value-type="float" office:value="21351" calcext:value-type="float">
            <text:p>21351</text:p>
          </table:table-cell>
          <table:table-cell table:style-name="ce87" table:formula="of:=SUM([.I29];1)" office:value-type="float" office:value="21352" calcext:value-type="float">
            <text:p>21352</text:p>
          </table:table-cell>
          <table:table-cell table:style-name="ce94" table:formula="of:=SUM([.J29];1)" office:value-type="float" office:value="21353" calcext:value-type="float">
            <text:p>21353</text:p>
          </table:table-cell>
          <table:table-cell table:style-name="ce87" table:formula="of:=SUM([.K29];1)" office:value-type="float" office:value="21354" calcext:value-type="float">
            <text:p>21354</text:p>
          </table:table-cell>
          <table:table-cell table:style-name="ce94" table:formula="of:=SUM([.L29];1)" office:value-type="float" office:value="21355" calcext:value-type="float">
            <text:p>21355</text:p>
          </table:table-cell>
          <table:table-cell table:style-name="ce87" table:formula="of:=SUM([.M29];1)" office:value-type="float" office:value="21356" calcext:value-type="float">
            <text:p>21356</text:p>
          </table:table-cell>
          <table:table-cell table:style-name="ce94" table:formula="of:=SUM([.N29];1)" office:value-type="float" office:value="21357" calcext:value-type="float">
            <text:p>21357</text:p>
          </table:table-cell>
          <table:table-cell table:style-name="ce87" table:formula="of:=SUM([.O29];1)" office:value-type="float" office:value="21358" calcext:value-type="float">
            <text:p>21358</text:p>
          </table:table-cell>
          <table:table-cell table:style-name="ce94" table:formula="of:=SUM([.P29];1)" office:value-type="float" office:value="21359" calcext:value-type="float">
            <text:p>21359</text:p>
          </table:table-cell>
          <table:table-cell table:style-name="ce87" table:formula="of:=SUM([.Q29];1)" office:value-type="float" office:value="21360" calcext:value-type="float">
            <text:p>21360</text:p>
          </table:table-cell>
          <table:table-cell table:style-name="ce94" table:formula="of:=SUM([.R29];1)" office:value-type="float" office:value="21361" calcext:value-type="float">
            <text:p>21361</text:p>
          </table:table-cell>
          <table:table-cell table:style-name="ce87" table:formula="of:=SUM([.S29];1)" office:value-type="float" office:value="21362" calcext:value-type="float">
            <text:p>21362</text:p>
          </table:table-cell>
          <table:table-cell table:style-name="ce94" table:formula="of:=SUM([.T29];1)" office:value-type="float" office:value="21363" calcext:value-type="float">
            <text:p>21363</text:p>
          </table:table-cell>
          <table:table-cell table:style-name="ce87" table:formula="of:=SUM([.U29];1)" office:value-type="float" office:value="21364" calcext:value-type="float">
            <text:p>21364</text:p>
          </table:table-cell>
          <table:table-cell table:style-name="ce94" table:formula="of:=SUM([.V29];1)" office:value-type="float" office:value="21365" calcext:value-type="float">
            <text:p>21365</text:p>
          </table:table-cell>
          <table:table-cell table:style-name="ce87" table:formula="of:=SUM([.W29];1)" office:value-type="float" office:value="21366" calcext:value-type="float">
            <text:p>21366</text:p>
          </table:table-cell>
          <table:table-cell table:style-name="ce94" table:formula="of:=SUM([.X29];1)" office:value-type="float" office:value="21367" calcext:value-type="float">
            <text:p>21367</text:p>
          </table:table-cell>
          <table:table-cell table:style-name="ce87" table:formula="of:=SUM([.Y29];1)" office:value-type="float" office:value="21368" calcext:value-type="float">
            <text:p>21368</text:p>
          </table:table-cell>
          <table:table-cell table:style-name="ce94" table:formula="of:=SUM([.Z29];1)" office:value-type="float" office:value="21369" calcext:value-type="float">
            <text:p>21369</text:p>
          </table:table-cell>
          <table:table-cell table:style-name="ce87" table:formula="of:=SUM([.AA29];1)" office:value-type="float" office:value="21370" calcext:value-type="float">
            <text:p>21370</text:p>
          </table:table-cell>
          <table:table-cell table:style-name="ce94" table:formula="of:=SUM([.AB29];1)" office:value-type="float" office:value="21371" calcext:value-type="float">
            <text:p>21371</text:p>
          </table:table-cell>
          <table:table-cell table:style-name="ce87" table:formula="of:=SUM([.AC29];1)" office:value-type="float" office:value="21372" calcext:value-type="float">
            <text:p>21372</text:p>
          </table:table-cell>
          <table:table-cell table:style-name="ce94" table:formula="of:=SUM([.AD29];1)" office:value-type="float" office:value="21373" calcext:value-type="float">
            <text:p>21373</text:p>
          </table:table-cell>
          <table:table-cell table:style-name="ce87" table:formula="of:=SUM([.AE29];1)" office:value-type="float" office:value="21374" calcext:value-type="float">
            <text:p>21374</text:p>
          </table:table-cell>
          <table:table-cell table:style-name="ce94" table:formula="of:=SUM([.AF29];1)" office:value-type="float" office:value="21375" calcext:value-type="float">
            <text:p>2137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2];1)" office:value-type="float" office:value="21600" calcext:value-type="float">
            <text:p>21600</text:p>
          </table:table-cell>
          <table:table-cell table:style-name="ce94" table:formula="of:=SUM([.B30];1)" office:value-type="float" office:value="21601" calcext:value-type="float">
            <text:p>21601</text:p>
          </table:table-cell>
          <table:table-cell table:style-name="ce87" table:formula="of:=SUM([.C30];1)" office:value-type="float" office:value="21602" calcext:value-type="float">
            <text:p>21602</text:p>
          </table:table-cell>
          <table:table-cell table:style-name="ce94" table:formula="of:=SUM([.D30];1)" office:value-type="float" office:value="21603" calcext:value-type="float">
            <text:p>21603</text:p>
          </table:table-cell>
          <table:table-cell table:style-name="ce87" table:formula="of:=SUM([.E30];1)" office:value-type="float" office:value="21604" calcext:value-type="float">
            <text:p>21604</text:p>
          </table:table-cell>
          <table:table-cell table:style-name="ce94" table:formula="of:=SUM([.F30];1)" office:value-type="float" office:value="21605" calcext:value-type="float">
            <text:p>21605</text:p>
          </table:table-cell>
          <table:table-cell table:style-name="ce87" table:formula="of:=SUM([.G30];1)" office:value-type="float" office:value="21606" calcext:value-type="float">
            <text:p>21606</text:p>
          </table:table-cell>
          <table:table-cell table:style-name="ce94" table:formula="of:=SUM([.H30];1)" office:value-type="float" office:value="21607" calcext:value-type="float">
            <text:p>21607</text:p>
          </table:table-cell>
          <table:table-cell table:style-name="ce87" table:formula="of:=SUM([.I30];1)" office:value-type="float" office:value="21608" calcext:value-type="float">
            <text:p>21608</text:p>
          </table:table-cell>
          <table:table-cell table:style-name="ce94" table:formula="of:=SUM([.J30];1)" office:value-type="float" office:value="21609" calcext:value-type="float">
            <text:p>21609</text:p>
          </table:table-cell>
          <table:table-cell table:style-name="ce87" table:formula="of:=SUM([.K30];1)" office:value-type="float" office:value="21610" calcext:value-type="float">
            <text:p>21610</text:p>
          </table:table-cell>
          <table:table-cell table:style-name="ce94" table:formula="of:=SUM([.L30];1)" office:value-type="float" office:value="21611" calcext:value-type="float">
            <text:p>21611</text:p>
          </table:table-cell>
          <table:table-cell table:style-name="ce87" table:formula="of:=SUM([.M30];1)" office:value-type="float" office:value="21612" calcext:value-type="float">
            <text:p>21612</text:p>
          </table:table-cell>
          <table:table-cell table:style-name="ce94" table:formula="of:=SUM([.N30];1)" office:value-type="float" office:value="21613" calcext:value-type="float">
            <text:p>21613</text:p>
          </table:table-cell>
          <table:table-cell table:style-name="ce87" table:formula="of:=SUM([.O30];1)" office:value-type="float" office:value="21614" calcext:value-type="float">
            <text:p>21614</text:p>
          </table:table-cell>
          <table:table-cell table:style-name="ce94" table:formula="of:=SUM([.P30];1)" office:value-type="float" office:value="21615" calcext:value-type="float">
            <text:p>21615</text:p>
          </table:table-cell>
          <table:table-cell table:style-name="ce87" table:formula="of:=SUM([.Q30];1)" office:value-type="float" office:value="21616" calcext:value-type="float">
            <text:p>21616</text:p>
          </table:table-cell>
          <table:table-cell table:style-name="ce94" table:formula="of:=SUM([.R30];1)" office:value-type="float" office:value="21617" calcext:value-type="float">
            <text:p>21617</text:p>
          </table:table-cell>
          <table:table-cell table:style-name="ce87" table:formula="of:=SUM([.S30];1)" office:value-type="float" office:value="21618" calcext:value-type="float">
            <text:p>21618</text:p>
          </table:table-cell>
          <table:table-cell table:style-name="ce94" table:formula="of:=SUM([.T30];1)" office:value-type="float" office:value="21619" calcext:value-type="float">
            <text:p>21619</text:p>
          </table:table-cell>
          <table:table-cell table:style-name="ce87" table:formula="of:=SUM([.U30];1)" office:value-type="float" office:value="21620" calcext:value-type="float">
            <text:p>21620</text:p>
          </table:table-cell>
          <table:table-cell table:style-name="ce94" table:formula="of:=SUM([.V30];1)" office:value-type="float" office:value="21621" calcext:value-type="float">
            <text:p>21621</text:p>
          </table:table-cell>
          <table:table-cell table:style-name="ce87" table:formula="of:=SUM([.W30];1)" office:value-type="float" office:value="21622" calcext:value-type="float">
            <text:p>21622</text:p>
          </table:table-cell>
          <table:table-cell table:style-name="ce94" table:formula="of:=SUM([.X30];1)" office:value-type="float" office:value="21623" calcext:value-type="float">
            <text:p>21623</text:p>
          </table:table-cell>
          <table:table-cell table:style-name="ce87" table:formula="of:=SUM([.Y30];1)" office:value-type="float" office:value="21624" calcext:value-type="float">
            <text:p>21624</text:p>
          </table:table-cell>
          <table:table-cell table:style-name="ce94" table:formula="of:=SUM([.Z30];1)" office:value-type="float" office:value="21625" calcext:value-type="float">
            <text:p>21625</text:p>
          </table:table-cell>
          <table:table-cell table:style-name="ce87" table:formula="of:=SUM([.AA30];1)" office:value-type="float" office:value="21626" calcext:value-type="float">
            <text:p>21626</text:p>
          </table:table-cell>
          <table:table-cell table:style-name="ce94" table:formula="of:=SUM([.AB30];1)" office:value-type="float" office:value="21627" calcext:value-type="float">
            <text:p>21627</text:p>
          </table:table-cell>
          <table:table-cell table:style-name="ce87" table:formula="of:=SUM([.AC30];1)" office:value-type="float" office:value="21628" calcext:value-type="float">
            <text:p>21628</text:p>
          </table:table-cell>
          <table:table-cell table:style-name="ce94" table:formula="of:=SUM([.AD30];1)" office:value-type="float" office:value="21629" calcext:value-type="float">
            <text:p>21629</text:p>
          </table:table-cell>
          <table:table-cell table:style-name="ce87" table:formula="of:=SUM([.AE30];1)" office:value-type="float" office:value="21630" calcext:value-type="float">
            <text:p>21630</text:p>
          </table:table-cell>
          <table:table-cell table:style-name="ce94" table:formula="of:=SUM([.AF30];1)" office:value-type="float" office:value="21631" calcext:value-type="float">
            <text:p>2163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3];1)" office:value-type="float" office:value="21856" calcext:value-type="float">
            <text:p>21856</text:p>
          </table:table-cell>
          <table:table-cell table:style-name="ce94" table:formula="of:=SUM([.B31];1)" office:value-type="float" office:value="21857" calcext:value-type="float">
            <text:p>21857</text:p>
          </table:table-cell>
          <table:table-cell table:style-name="ce87" table:formula="of:=SUM([.C31];1)" office:value-type="float" office:value="21858" calcext:value-type="float">
            <text:p>21858</text:p>
          </table:table-cell>
          <table:table-cell table:style-name="ce94" table:formula="of:=SUM([.D31];1)" office:value-type="float" office:value="21859" calcext:value-type="float">
            <text:p>21859</text:p>
          </table:table-cell>
          <table:table-cell table:style-name="ce87" table:formula="of:=SUM([.E31];1)" office:value-type="float" office:value="21860" calcext:value-type="float">
            <text:p>21860</text:p>
          </table:table-cell>
          <table:table-cell table:style-name="ce94" table:formula="of:=SUM([.F31];1)" office:value-type="float" office:value="21861" calcext:value-type="float">
            <text:p>21861</text:p>
          </table:table-cell>
          <table:table-cell table:style-name="ce87" table:formula="of:=SUM([.G31];1)" office:value-type="float" office:value="21862" calcext:value-type="float">
            <text:p>21862</text:p>
          </table:table-cell>
          <table:table-cell table:style-name="ce94" table:formula="of:=SUM([.H31];1)" office:value-type="float" office:value="21863" calcext:value-type="float">
            <text:p>21863</text:p>
          </table:table-cell>
          <table:table-cell table:style-name="ce87" table:formula="of:=SUM([.I31];1)" office:value-type="float" office:value="21864" calcext:value-type="float">
            <text:p>21864</text:p>
          </table:table-cell>
          <table:table-cell table:style-name="ce94" table:formula="of:=SUM([.J31];1)" office:value-type="float" office:value="21865" calcext:value-type="float">
            <text:p>21865</text:p>
          </table:table-cell>
          <table:table-cell table:style-name="ce87" table:formula="of:=SUM([.K31];1)" office:value-type="float" office:value="21866" calcext:value-type="float">
            <text:p>21866</text:p>
          </table:table-cell>
          <table:table-cell table:style-name="ce94" table:formula="of:=SUM([.L31];1)" office:value-type="float" office:value="21867" calcext:value-type="float">
            <text:p>21867</text:p>
          </table:table-cell>
          <table:table-cell table:style-name="ce87" table:formula="of:=SUM([.M31];1)" office:value-type="float" office:value="21868" calcext:value-type="float">
            <text:p>21868</text:p>
          </table:table-cell>
          <table:table-cell table:style-name="ce94" table:formula="of:=SUM([.N31];1)" office:value-type="float" office:value="21869" calcext:value-type="float">
            <text:p>21869</text:p>
          </table:table-cell>
          <table:table-cell table:style-name="ce87" table:formula="of:=SUM([.O31];1)" office:value-type="float" office:value="21870" calcext:value-type="float">
            <text:p>21870</text:p>
          </table:table-cell>
          <table:table-cell table:style-name="ce94" table:formula="of:=SUM([.P31];1)" office:value-type="float" office:value="21871" calcext:value-type="float">
            <text:p>21871</text:p>
          </table:table-cell>
          <table:table-cell table:style-name="ce87" table:formula="of:=SUM([.Q31];1)" office:value-type="float" office:value="21872" calcext:value-type="float">
            <text:p>21872</text:p>
          </table:table-cell>
          <table:table-cell table:style-name="ce94" table:formula="of:=SUM([.R31];1)" office:value-type="float" office:value="21873" calcext:value-type="float">
            <text:p>21873</text:p>
          </table:table-cell>
          <table:table-cell table:style-name="ce87" table:formula="of:=SUM([.S31];1)" office:value-type="float" office:value="21874" calcext:value-type="float">
            <text:p>21874</text:p>
          </table:table-cell>
          <table:table-cell table:style-name="ce94" table:formula="of:=SUM([.T31];1)" office:value-type="float" office:value="21875" calcext:value-type="float">
            <text:p>21875</text:p>
          </table:table-cell>
          <table:table-cell table:style-name="ce87" table:formula="of:=SUM([.U31];1)" office:value-type="float" office:value="21876" calcext:value-type="float">
            <text:p>21876</text:p>
          </table:table-cell>
          <table:table-cell table:style-name="ce94" table:formula="of:=SUM([.V31];1)" office:value-type="float" office:value="21877" calcext:value-type="float">
            <text:p>21877</text:p>
          </table:table-cell>
          <table:table-cell table:style-name="ce87" table:formula="of:=SUM([.W31];1)" office:value-type="float" office:value="21878" calcext:value-type="float">
            <text:p>21878</text:p>
          </table:table-cell>
          <table:table-cell table:style-name="ce94" table:formula="of:=SUM([.X31];1)" office:value-type="float" office:value="21879" calcext:value-type="float">
            <text:p>21879</text:p>
          </table:table-cell>
          <table:table-cell table:style-name="ce87" table:formula="of:=SUM([.Y31];1)" office:value-type="float" office:value="21880" calcext:value-type="float">
            <text:p>21880</text:p>
          </table:table-cell>
          <table:table-cell table:style-name="ce94" table:formula="of:=SUM([.Z31];1)" office:value-type="float" office:value="21881" calcext:value-type="float">
            <text:p>21881</text:p>
          </table:table-cell>
          <table:table-cell table:style-name="ce87" table:formula="of:=SUM([.AA31];1)" office:value-type="float" office:value="21882" calcext:value-type="float">
            <text:p>21882</text:p>
          </table:table-cell>
          <table:table-cell table:style-name="ce94" table:formula="of:=SUM([.AB31];1)" office:value-type="float" office:value="21883" calcext:value-type="float">
            <text:p>21883</text:p>
          </table:table-cell>
          <table:table-cell table:style-name="ce87" table:formula="of:=SUM([.AC31];1)" office:value-type="float" office:value="21884" calcext:value-type="float">
            <text:p>21884</text:p>
          </table:table-cell>
          <table:table-cell table:style-name="ce94" table:formula="of:=SUM([.AD31];1)" office:value-type="float" office:value="21885" calcext:value-type="float">
            <text:p>21885</text:p>
          </table:table-cell>
          <table:table-cell table:style-name="ce87" table:formula="of:=SUM([.AE31];1)" office:value-type="float" office:value="21886" calcext:value-type="float">
            <text:p>21886</text:p>
          </table:table-cell>
          <table:table-cell table:style-name="ce94" table:formula="of:=SUM([.AF31];1)" office:value-type="float" office:value="21887" calcext:value-type="float">
            <text:p>2188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2" table:formula="of:=SUM([.AG24];1)" office:value-type="float" office:value="22112" calcext:value-type="float">
            <text:p>22112</text:p>
          </table:table-cell>
          <table:table-cell table:style-name="ce94" table:formula="of:=SUM([.B32];1)" office:value-type="float" office:value="22113" calcext:value-type="float">
            <text:p>22113</text:p>
          </table:table-cell>
          <table:table-cell table:style-name="ce87" table:formula="of:=SUM([.C32];1)" office:value-type="float" office:value="22114" calcext:value-type="float">
            <text:p>22114</text:p>
          </table:table-cell>
          <table:table-cell table:style-name="ce94" table:formula="of:=SUM([.D32];1)" office:value-type="float" office:value="22115" calcext:value-type="float">
            <text:p>22115</text:p>
          </table:table-cell>
          <table:table-cell table:style-name="ce87" table:formula="of:=SUM([.E32];1)" office:value-type="float" office:value="22116" calcext:value-type="float">
            <text:p>22116</text:p>
          </table:table-cell>
          <table:table-cell table:style-name="ce94" table:formula="of:=SUM([.F32];1)" office:value-type="float" office:value="22117" calcext:value-type="float">
            <text:p>22117</text:p>
          </table:table-cell>
          <table:table-cell table:style-name="ce87" table:formula="of:=SUM([.G32];1)" office:value-type="float" office:value="22118" calcext:value-type="float">
            <text:p>22118</text:p>
          </table:table-cell>
          <table:table-cell table:style-name="ce94" table:formula="of:=SUM([.H32];1)" office:value-type="float" office:value="22119" calcext:value-type="float">
            <text:p>22119</text:p>
          </table:table-cell>
          <table:table-cell table:style-name="ce87" table:formula="of:=SUM([.I32];1)" office:value-type="float" office:value="22120" calcext:value-type="float">
            <text:p>22120</text:p>
          </table:table-cell>
          <table:table-cell table:style-name="ce94" table:formula="of:=SUM([.J32];1)" office:value-type="float" office:value="22121" calcext:value-type="float">
            <text:p>22121</text:p>
          </table:table-cell>
          <table:table-cell table:style-name="ce87" table:formula="of:=SUM([.K32];1)" office:value-type="float" office:value="22122" calcext:value-type="float">
            <text:p>22122</text:p>
          </table:table-cell>
          <table:table-cell table:style-name="ce94" table:formula="of:=SUM([.L32];1)" office:value-type="float" office:value="22123" calcext:value-type="float">
            <text:p>22123</text:p>
          </table:table-cell>
          <table:table-cell table:style-name="ce87" table:formula="of:=SUM([.M32];1)" office:value-type="float" office:value="22124" calcext:value-type="float">
            <text:p>22124</text:p>
          </table:table-cell>
          <table:table-cell table:style-name="ce94" table:formula="of:=SUM([.N32];1)" office:value-type="float" office:value="22125" calcext:value-type="float">
            <text:p>22125</text:p>
          </table:table-cell>
          <table:table-cell table:style-name="ce87" table:formula="of:=SUM([.O32];1)" office:value-type="float" office:value="22126" calcext:value-type="float">
            <text:p>22126</text:p>
          </table:table-cell>
          <table:table-cell table:style-name="ce94" table:formula="of:=SUM([.P32];1)" office:value-type="float" office:value="22127" calcext:value-type="float">
            <text:p>22127</text:p>
          </table:table-cell>
          <table:table-cell table:style-name="ce87" table:formula="of:=SUM([.Q32];1)" office:value-type="float" office:value="22128" calcext:value-type="float">
            <text:p>22128</text:p>
          </table:table-cell>
          <table:table-cell table:style-name="ce94" table:formula="of:=SUM([.R32];1)" office:value-type="float" office:value="22129" calcext:value-type="float">
            <text:p>22129</text:p>
          </table:table-cell>
          <table:table-cell table:style-name="ce87" table:formula="of:=SUM([.S32];1)" office:value-type="float" office:value="22130" calcext:value-type="float">
            <text:p>22130</text:p>
          </table:table-cell>
          <table:table-cell table:style-name="ce94" table:formula="of:=SUM([.T32];1)" office:value-type="float" office:value="22131" calcext:value-type="float">
            <text:p>22131</text:p>
          </table:table-cell>
          <table:table-cell table:style-name="ce87" table:formula="of:=SUM([.U32];1)" office:value-type="float" office:value="22132" calcext:value-type="float">
            <text:p>22132</text:p>
          </table:table-cell>
          <table:table-cell table:style-name="ce94" table:formula="of:=SUM([.V32];1)" office:value-type="float" office:value="22133" calcext:value-type="float">
            <text:p>22133</text:p>
          </table:table-cell>
          <table:table-cell table:style-name="ce87" table:formula="of:=SUM([.W32];1)" office:value-type="float" office:value="22134" calcext:value-type="float">
            <text:p>22134</text:p>
          </table:table-cell>
          <table:table-cell table:style-name="ce94" table:formula="of:=SUM([.X32];1)" office:value-type="float" office:value="22135" calcext:value-type="float">
            <text:p>22135</text:p>
          </table:table-cell>
          <table:table-cell table:style-name="ce87" table:formula="of:=SUM([.Y32];1)" office:value-type="float" office:value="22136" calcext:value-type="float">
            <text:p>22136</text:p>
          </table:table-cell>
          <table:table-cell table:style-name="ce94" table:formula="of:=SUM([.Z32];1)" office:value-type="float" office:value="22137" calcext:value-type="float">
            <text:p>22137</text:p>
          </table:table-cell>
          <table:table-cell table:style-name="ce87" table:formula="of:=SUM([.AA32];1)" office:value-type="float" office:value="22138" calcext:value-type="float">
            <text:p>22138</text:p>
          </table:table-cell>
          <table:table-cell table:style-name="ce94" table:formula="of:=SUM([.AB32];1)" office:value-type="float" office:value="22139" calcext:value-type="float">
            <text:p>22139</text:p>
          </table:table-cell>
          <table:table-cell table:style-name="ce87" table:formula="of:=SUM([.AC32];1)" office:value-type="float" office:value="22140" calcext:value-type="float">
            <text:p>22140</text:p>
          </table:table-cell>
          <table:table-cell table:style-name="ce94" table:formula="of:=SUM([.AD32];1)" office:value-type="float" office:value="22141" calcext:value-type="float">
            <text:p>22141</text:p>
          </table:table-cell>
          <table:table-cell table:style-name="ce87" table:formula="of:=SUM([.AE32];1)" office:value-type="float" office:value="22142" calcext:value-type="float">
            <text:p>22142</text:p>
          </table:table-cell>
          <table:table-cell table:style-name="ce94" table:formula="of:=SUM([.AF32];1)" office:value-type="float" office:value="22143" calcext:value-type="float">
            <text:p>22143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2" table:formula="of:=SUM([.AG25];1)" office:value-type="float" office:value="22368" calcext:value-type="float">
            <text:p>22368</text:p>
          </table:table-cell>
          <table:table-cell table:style-name="ce94" table:formula="of:=SUM([.B33];1)" office:value-type="float" office:value="22369" calcext:value-type="float">
            <text:p>22369</text:p>
          </table:table-cell>
          <table:table-cell table:style-name="ce87" table:formula="of:=SUM([.C33];1)" office:value-type="float" office:value="22370" calcext:value-type="float">
            <text:p>22370</text:p>
          </table:table-cell>
          <table:table-cell table:style-name="ce96" table:formula="of:=SUM([.D33];1)" office:value-type="float" office:value="22371" calcext:value-type="float">
            <text:p>22371</text:p>
          </table:table-cell>
          <table:table-cell table:style-name="ce87" table:formula="of:=SUM([.E33];1)" office:value-type="float" office:value="22372" calcext:value-type="float">
            <text:p>22372</text:p>
          </table:table-cell>
          <table:table-cell table:style-name="ce96" table:formula="of:=SUM([.F33];1)" office:value-type="float" office:value="22373" calcext:value-type="float">
            <text:p>22373</text:p>
          </table:table-cell>
          <table:table-cell table:style-name="ce87" table:formula="of:=SUM([.G33];1)" office:value-type="float" office:value="22374" calcext:value-type="float">
            <text:p>22374</text:p>
          </table:table-cell>
          <table:table-cell table:style-name="ce96" table:formula="of:=SUM([.H33];1)" office:value-type="float" office:value="22375" calcext:value-type="float">
            <text:p>22375</text:p>
          </table:table-cell>
          <table:table-cell table:style-name="ce87" table:formula="of:=SUM([.I33];1)" office:value-type="float" office:value="22376" calcext:value-type="float">
            <text:p>22376</text:p>
          </table:table-cell>
          <table:table-cell table:style-name="ce96" table:formula="of:=SUM([.J33];1)" office:value-type="float" office:value="22377" calcext:value-type="float">
            <text:p>22377</text:p>
          </table:table-cell>
          <table:table-cell table:style-name="ce87" table:formula="of:=SUM([.K33];1)" office:value-type="float" office:value="22378" calcext:value-type="float">
            <text:p>22378</text:p>
          </table:table-cell>
          <table:table-cell table:style-name="ce96" table:formula="of:=SUM([.L33];1)" office:value-type="float" office:value="22379" calcext:value-type="float">
            <text:p>22379</text:p>
          </table:table-cell>
          <table:table-cell table:style-name="ce87" table:formula="of:=SUM([.M33];1)" office:value-type="float" office:value="22380" calcext:value-type="float">
            <text:p>22380</text:p>
          </table:table-cell>
          <table:table-cell table:style-name="ce96" table:formula="of:=SUM([.N33];1)" office:value-type="float" office:value="22381" calcext:value-type="float">
            <text:p>22381</text:p>
          </table:table-cell>
          <table:table-cell table:style-name="ce101" table:formula="of:=SUM([.O33];1)" office:value-type="float" office:value="22382" calcext:value-type="float">
            <text:p>22382</text:p>
          </table:table-cell>
          <table:table-cell table:style-name="ce96" table:formula="of:=SUM([.P33];1)" office:value-type="float" office:value="22383" calcext:value-type="float">
            <text:p>22383</text:p>
          </table:table-cell>
          <table:table-cell table:style-name="ce101" table:formula="of:=SUM([.Q33];1)" office:value-type="float" office:value="22384" calcext:value-type="float">
            <text:p>22384</text:p>
          </table:table-cell>
          <table:table-cell table:style-name="ce96" table:formula="of:=SUM([.R33];1)" office:value-type="float" office:value="22385" calcext:value-type="float">
            <text:p>22385</text:p>
          </table:table-cell>
          <table:table-cell table:style-name="ce101" table:formula="of:=SUM([.S33];1)" office:value-type="float" office:value="22386" calcext:value-type="float">
            <text:p>22386</text:p>
          </table:table-cell>
          <table:table-cell table:style-name="ce96" table:formula="of:=SUM([.T33];1)" office:value-type="float" office:value="22387" calcext:value-type="float">
            <text:p>22387</text:p>
          </table:table-cell>
          <table:table-cell table:style-name="ce101" table:formula="of:=SUM([.U33];1)" office:value-type="float" office:value="22388" calcext:value-type="float">
            <text:p>22388</text:p>
          </table:table-cell>
          <table:table-cell table:style-name="ce96" table:formula="of:=SUM([.V33];1)" office:value-type="float" office:value="22389" calcext:value-type="float">
            <text:p>22389</text:p>
          </table:table-cell>
          <table:table-cell table:style-name="ce101" table:formula="of:=SUM([.W33];1)" office:value-type="float" office:value="22390" calcext:value-type="float">
            <text:p>22390</text:p>
          </table:table-cell>
          <table:table-cell table:style-name="ce96" table:formula="of:=SUM([.X33];1)" office:value-type="float" office:value="22391" calcext:value-type="float">
            <text:p>22391</text:p>
          </table:table-cell>
          <table:table-cell table:style-name="ce101" table:formula="of:=SUM([.Y33];1)" office:value-type="float" office:value="22392" calcext:value-type="float">
            <text:p>22392</text:p>
          </table:table-cell>
          <table:table-cell table:style-name="ce96" table:formula="of:=SUM([.Z33];1)" office:value-type="float" office:value="22393" calcext:value-type="float">
            <text:p>22393</text:p>
          </table:table-cell>
          <table:table-cell table:style-name="ce101" table:formula="of:=SUM([.AA33];1)" office:value-type="float" office:value="22394" calcext:value-type="float">
            <text:p>22394</text:p>
          </table:table-cell>
          <table:table-cell table:style-name="ce96" table:formula="of:=SUM([.AB33];1)" office:value-type="float" office:value="22395" calcext:value-type="float">
            <text:p>22395</text:p>
          </table:table-cell>
          <table:table-cell table:style-name="ce101" table:formula="of:=SUM([.AC33];1)" office:value-type="float" office:value="22396" calcext:value-type="float">
            <text:p>22396</text:p>
          </table:table-cell>
          <table:table-cell table:style-name="ce96" table:formula="of:=SUM([.AD33];1)" office:value-type="float" office:value="22397" calcext:value-type="float">
            <text:p>22397</text:p>
          </table:table-cell>
          <table:table-cell table:style-name="ce87" table:formula="of:=SUM([.AE33];1)" office:value-type="float" office:value="22398" calcext:value-type="float">
            <text:p>22398</text:p>
          </table:table-cell>
          <table:table-cell table:style-name="ce96" table:formula="of:=SUM([.AF33];1)" office:value-type="float" office:value="22399" calcext:value-type="float">
            <text:p>22399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4</text:p>
            <text:p>Pixel</text:p>
            <text:p>32-39</text:p>
          </table:table-cell>
          <table:table-cell table:style-name="ce95" table:formula="of:=SUM([.AG26];1)" office:value-type="float" office:value="20608" calcext:value-type="float">
            <text:p>20608</text:p>
          </table:table-cell>
          <table:table-cell table:style-name="ce91" table:formula="of:=SUM([.B34];1)" office:value-type="float" office:value="20609" calcext:value-type="float">
            <text:p>20609</text:p>
          </table:table-cell>
          <table:table-cell table:style-name="ce100" table:formula="of:=SUM([.C34];1)" office:value-type="float" office:value="20610" calcext:value-type="float">
            <text:p>20610</text:p>
          </table:table-cell>
          <table:table-cell table:style-name="ce87" table:formula="of:=SUM([.D34];1)" office:value-type="float" office:value="20611" calcext:value-type="float">
            <text:p>20611</text:p>
          </table:table-cell>
          <table:table-cell table:style-name="ce95" table:formula="of:=SUM([.E34];1)" office:value-type="float" office:value="20612" calcext:value-type="float">
            <text:p>20612</text:p>
          </table:table-cell>
          <table:table-cell table:style-name="ce87" table:formula="of:=SUM([.F34];1)" office:value-type="float" office:value="20613" calcext:value-type="float">
            <text:p>20613</text:p>
          </table:table-cell>
          <table:table-cell table:style-name="ce95" table:formula="of:=SUM([.G34];1)" office:value-type="float" office:value="20614" calcext:value-type="float">
            <text:p>20614</text:p>
          </table:table-cell>
          <table:table-cell table:style-name="ce87" table:formula="of:=SUM([.H34];1)" office:value-type="float" office:value="20615" calcext:value-type="float">
            <text:p>20615</text:p>
          </table:table-cell>
          <table:table-cell table:style-name="ce95" table:formula="of:=SUM([.I34];1)" office:value-type="float" office:value="20616" calcext:value-type="float">
            <text:p>20616</text:p>
          </table:table-cell>
          <table:table-cell table:style-name="ce87" table:formula="of:=SUM([.J34];1)" office:value-type="float" office:value="20617" calcext:value-type="float">
            <text:p>20617</text:p>
          </table:table-cell>
          <table:table-cell table:style-name="ce95" table:formula="of:=SUM([.K34];1)" office:value-type="float" office:value="20618" calcext:value-type="float">
            <text:p>20618</text:p>
          </table:table-cell>
          <table:table-cell table:style-name="ce87" table:formula="of:=SUM([.L34];1)" office:value-type="float" office:value="20619" calcext:value-type="float">
            <text:p>20619</text:p>
          </table:table-cell>
          <table:table-cell table:style-name="ce95" table:formula="of:=SUM([.M34];1)" office:value-type="float" office:value="20620" calcext:value-type="float">
            <text:p>20620</text:p>
          </table:table-cell>
          <table:table-cell table:style-name="ce87" table:formula="of:=SUM([.N34];1)" office:value-type="float" office:value="20621" calcext:value-type="float">
            <text:p>20621</text:p>
          </table:table-cell>
          <table:table-cell table:style-name="ce94" table:formula="of:=SUM([.O34];1)" office:value-type="float" office:value="20622" calcext:value-type="float">
            <text:p>20622</text:p>
          </table:table-cell>
          <table:table-cell table:style-name="ce87" table:formula="of:=SUM([.P34];1)" office:value-type="float" office:value="20623" calcext:value-type="float">
            <text:p>20623</text:p>
          </table:table-cell>
          <table:table-cell table:style-name="ce94" table:formula="of:=SUM([.Q34];1)" office:value-type="float" office:value="20624" calcext:value-type="float">
            <text:p>20624</text:p>
          </table:table-cell>
          <table:table-cell table:style-name="ce87" table:formula="of:=SUM([.R34];1)" office:value-type="float" office:value="20625" calcext:value-type="float">
            <text:p>20625</text:p>
          </table:table-cell>
          <table:table-cell table:style-name="ce94" table:formula="of:=SUM([.S34];1)" office:value-type="float" office:value="20626" calcext:value-type="float">
            <text:p>20626</text:p>
          </table:table-cell>
          <table:table-cell table:style-name="ce87" table:formula="of:=SUM([.T34];1)" office:value-type="float" office:value="20627" calcext:value-type="float">
            <text:p>20627</text:p>
          </table:table-cell>
          <table:table-cell table:style-name="ce94" table:formula="of:=SUM([.U34];1)" office:value-type="float" office:value="20628" calcext:value-type="float">
            <text:p>20628</text:p>
          </table:table-cell>
          <table:table-cell table:style-name="ce87" table:formula="of:=SUM([.V34];1)" office:value-type="float" office:value="20629" calcext:value-type="float">
            <text:p>20629</text:p>
          </table:table-cell>
          <table:table-cell table:style-name="ce94" table:formula="of:=SUM([.W34];1)" office:value-type="float" office:value="20630" calcext:value-type="float">
            <text:p>20630</text:p>
          </table:table-cell>
          <table:table-cell table:style-name="ce87" table:formula="of:=SUM([.X34];1)" office:value-type="float" office:value="20631" calcext:value-type="float">
            <text:p>20631</text:p>
          </table:table-cell>
          <table:table-cell table:style-name="ce94" table:formula="of:=SUM([.Y34];1)" office:value-type="float" office:value="20632" calcext:value-type="float">
            <text:p>20632</text:p>
          </table:table-cell>
          <table:table-cell table:style-name="ce87" table:formula="of:=SUM([.Z34];1)" office:value-type="float" office:value="20633" calcext:value-type="float">
            <text:p>20633</text:p>
          </table:table-cell>
          <table:table-cell table:style-name="ce94" table:formula="of:=SUM([.AA34];1)" office:value-type="float" office:value="20634" calcext:value-type="float">
            <text:p>20634</text:p>
          </table:table-cell>
          <table:table-cell table:style-name="ce87" table:formula="of:=SUM([.AB34];1)" office:value-type="float" office:value="20635" calcext:value-type="float">
            <text:p>20635</text:p>
          </table:table-cell>
          <table:table-cell table:style-name="ce107" table:formula="of:=SUM([.AC34];1)" office:value-type="float" office:value="20636" calcext:value-type="float">
            <text:p>20636</text:p>
          </table:table-cell>
          <table:table-cell table:style-name="ce97" table:formula="of:=SUM([.AD34];1)" office:value-type="float" office:value="20637" calcext:value-type="float">
            <text:p>20637</text:p>
          </table:table-cell>
          <table:table-cell table:style-name="ce95" table:formula="of:=SUM([.AE34];1)" office:value-type="float" office:value="20638" calcext:value-type="float">
            <text:p>20638</text:p>
          </table:table-cell>
          <table:table-cell table:style-name="ce104" table:formula="of:=SUM([.AF34];1)" office:value-type="float" office:value="20639" calcext:value-type="float">
            <text:p>2063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7];1)" office:value-type="float" office:value="20864" calcext:value-type="float">
            <text:p>20864</text:p>
          </table:table-cell>
          <table:table-cell table:style-name="ce92" table:formula="of:=SUM([.B35];1)" office:value-type="float" office:value="20865" calcext:value-type="float">
            <text:p>20865</text:p>
          </table:table-cell>
          <table:table-cell table:style-name="ce89" table:formula="of:=SUM([.C35];1)" office:value-type="float" office:value="20866" calcext:value-type="float">
            <text:p>20866</text:p>
          </table:table-cell>
          <table:table-cell table:style-name="ce87" table:formula="of:=SUM([.D35];1)" office:value-type="float" office:value="20867" calcext:value-type="float">
            <text:p>20867</text:p>
          </table:table-cell>
          <table:table-cell table:style-name="ce94" table:formula="of:=SUM([.E35];1)" office:value-type="float" office:value="20868" calcext:value-type="float">
            <text:p>20868</text:p>
          </table:table-cell>
          <table:table-cell table:style-name="ce87" table:formula="of:=SUM([.F35];1)" office:value-type="float" office:value="20869" calcext:value-type="float">
            <text:p>20869</text:p>
          </table:table-cell>
          <table:table-cell table:style-name="ce94" table:formula="of:=SUM([.G35];1)" office:value-type="float" office:value="20870" calcext:value-type="float">
            <text:p>20870</text:p>
          </table:table-cell>
          <table:table-cell table:style-name="ce87" table:formula="of:=SUM([.H35];1)" office:value-type="float" office:value="20871" calcext:value-type="float">
            <text:p>20871</text:p>
          </table:table-cell>
          <table:table-cell table:style-name="ce94" table:formula="of:=SUM([.I35];1)" office:value-type="float" office:value="20872" calcext:value-type="float">
            <text:p>20872</text:p>
          </table:table-cell>
          <table:table-cell table:style-name="ce87" table:formula="of:=SUM([.J35];1)" office:value-type="float" office:value="20873" calcext:value-type="float">
            <text:p>20873</text:p>
          </table:table-cell>
          <table:table-cell table:style-name="ce94" table:formula="of:=SUM([.K35];1)" office:value-type="float" office:value="20874" calcext:value-type="float">
            <text:p>20874</text:p>
          </table:table-cell>
          <table:table-cell table:style-name="ce87" table:formula="of:=SUM([.L35];1)" office:value-type="float" office:value="20875" calcext:value-type="float">
            <text:p>20875</text:p>
          </table:table-cell>
          <table:table-cell table:style-name="ce94" table:formula="of:=SUM([.M35];1)" office:value-type="float" office:value="20876" calcext:value-type="float">
            <text:p>20876</text:p>
          </table:table-cell>
          <table:table-cell table:style-name="ce87" table:formula="of:=SUM([.N35];1)" office:value-type="float" office:value="20877" calcext:value-type="float">
            <text:p>20877</text:p>
          </table:table-cell>
          <table:table-cell table:style-name="ce94" table:formula="of:=SUM([.O35];1)" office:value-type="float" office:value="20878" calcext:value-type="float">
            <text:p>20878</text:p>
          </table:table-cell>
          <table:table-cell table:style-name="ce87" table:formula="of:=SUM([.P35];1)" office:value-type="float" office:value="20879" calcext:value-type="float">
            <text:p>20879</text:p>
          </table:table-cell>
          <table:table-cell table:style-name="ce94" table:formula="of:=SUM([.Q35];1)" office:value-type="float" office:value="20880" calcext:value-type="float">
            <text:p>20880</text:p>
          </table:table-cell>
          <table:table-cell table:style-name="ce87" table:formula="of:=SUM([.R35];1)" office:value-type="float" office:value="20881" calcext:value-type="float">
            <text:p>20881</text:p>
          </table:table-cell>
          <table:table-cell table:style-name="ce94" table:formula="of:=SUM([.S35];1)" office:value-type="float" office:value="20882" calcext:value-type="float">
            <text:p>20882</text:p>
          </table:table-cell>
          <table:table-cell table:style-name="ce87" table:formula="of:=SUM([.T35];1)" office:value-type="float" office:value="20883" calcext:value-type="float">
            <text:p>20883</text:p>
          </table:table-cell>
          <table:table-cell table:style-name="ce94" table:formula="of:=SUM([.U35];1)" office:value-type="float" office:value="20884" calcext:value-type="float">
            <text:p>20884</text:p>
          </table:table-cell>
          <table:table-cell table:style-name="ce87" table:formula="of:=SUM([.V35];1)" office:value-type="float" office:value="20885" calcext:value-type="float">
            <text:p>20885</text:p>
          </table:table-cell>
          <table:table-cell table:style-name="ce94" table:formula="of:=SUM([.W35];1)" office:value-type="float" office:value="20886" calcext:value-type="float">
            <text:p>20886</text:p>
          </table:table-cell>
          <table:table-cell table:style-name="ce87" table:formula="of:=SUM([.X35];1)" office:value-type="float" office:value="20887" calcext:value-type="float">
            <text:p>20887</text:p>
          </table:table-cell>
          <table:table-cell table:style-name="ce94" table:formula="of:=SUM([.Y35];1)" office:value-type="float" office:value="20888" calcext:value-type="float">
            <text:p>20888</text:p>
          </table:table-cell>
          <table:table-cell table:style-name="ce87" table:formula="of:=SUM([.Z35];1)" office:value-type="float" office:value="20889" calcext:value-type="float">
            <text:p>20889</text:p>
          </table:table-cell>
          <table:table-cell table:style-name="ce94" table:formula="of:=SUM([.AA35];1)" office:value-type="float" office:value="20890" calcext:value-type="float">
            <text:p>20890</text:p>
          </table:table-cell>
          <table:table-cell table:style-name="ce87" table:formula="of:=SUM([.AB35];1)" office:value-type="float" office:value="20891" calcext:value-type="float">
            <text:p>20891</text:p>
          </table:table-cell>
          <table:table-cell table:style-name="ce107" table:formula="of:=SUM([.AC35];1)" office:value-type="float" office:value="20892" calcext:value-type="float">
            <text:p>20892</text:p>
          </table:table-cell>
          <table:table-cell table:style-name="ce97" table:formula="of:=SUM([.AD35];1)" office:value-type="float" office:value="20893" calcext:value-type="float">
            <text:p>20893</text:p>
          </table:table-cell>
          <table:table-cell table:style-name="ce94" table:formula="of:=SUM([.AE35];1)" office:value-type="float" office:value="20894" calcext:value-type="float">
            <text:p>20894</text:p>
          </table:table-cell>
          <table:table-cell table:style-name="ce104" table:formula="of:=SUM([.AF35];1)" office:value-type="float" office:value="20895" calcext:value-type="float">
            <text:p>2089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8];1)" office:value-type="float" office:value="21120" calcext:value-type="float">
            <text:p>21120</text:p>
          </table:table-cell>
          <table:table-cell table:style-name="ce92" table:formula="of:=SUM([.B36];1)" office:value-type="float" office:value="21121" calcext:value-type="float">
            <text:p>21121</text:p>
          </table:table-cell>
          <table:table-cell table:style-name="ce89" table:formula="of:=SUM([.C36];1)" office:value-type="float" office:value="21122" calcext:value-type="float">
            <text:p>21122</text:p>
          </table:table-cell>
          <table:table-cell table:style-name="ce87" table:formula="of:=SUM([.D36];1)" office:value-type="float" office:value="21123" calcext:value-type="float">
            <text:p>21123</text:p>
          </table:table-cell>
          <table:table-cell table:style-name="ce94" table:formula="of:=SUM([.E36];1)" office:value-type="float" office:value="21124" calcext:value-type="float">
            <text:p>21124</text:p>
          </table:table-cell>
          <table:table-cell table:style-name="ce87" table:formula="of:=SUM([.F36];1)" office:value-type="float" office:value="21125" calcext:value-type="float">
            <text:p>21125</text:p>
          </table:table-cell>
          <table:table-cell table:style-name="ce94" table:formula="of:=SUM([.G36];1)" office:value-type="float" office:value="21126" calcext:value-type="float">
            <text:p>21126</text:p>
          </table:table-cell>
          <table:table-cell table:style-name="ce87" table:formula="of:=SUM([.H36];1)" office:value-type="float" office:value="21127" calcext:value-type="float">
            <text:p>21127</text:p>
          </table:table-cell>
          <table:table-cell table:style-name="ce94" table:formula="of:=SUM([.I36];1)" office:value-type="float" office:value="21128" calcext:value-type="float">
            <text:p>21128</text:p>
          </table:table-cell>
          <table:table-cell table:style-name="ce87" table:formula="of:=SUM([.J36];1)" office:value-type="float" office:value="21129" calcext:value-type="float">
            <text:p>21129</text:p>
          </table:table-cell>
          <table:table-cell table:style-name="ce94" table:formula="of:=SUM([.K36];1)" office:value-type="float" office:value="21130" calcext:value-type="float">
            <text:p>21130</text:p>
          </table:table-cell>
          <table:table-cell table:style-name="ce87" table:formula="of:=SUM([.L36];1)" office:value-type="float" office:value="21131" calcext:value-type="float">
            <text:p>21131</text:p>
          </table:table-cell>
          <table:table-cell table:style-name="ce94" table:formula="of:=SUM([.M36];1)" office:value-type="float" office:value="21132" calcext:value-type="float">
            <text:p>21132</text:p>
          </table:table-cell>
          <table:table-cell table:style-name="ce87" table:formula="of:=SUM([.N36];1)" office:value-type="float" office:value="21133" calcext:value-type="float">
            <text:p>21133</text:p>
          </table:table-cell>
          <table:table-cell table:style-name="ce94" table:formula="of:=SUM([.O36];1)" office:value-type="float" office:value="21134" calcext:value-type="float">
            <text:p>21134</text:p>
          </table:table-cell>
          <table:table-cell table:style-name="ce87" table:formula="of:=SUM([.P36];1)" office:value-type="float" office:value="21135" calcext:value-type="float">
            <text:p>21135</text:p>
          </table:table-cell>
          <table:table-cell table:style-name="ce94" table:formula="of:=SUM([.Q36];1)" office:value-type="float" office:value="21136" calcext:value-type="float">
            <text:p>21136</text:p>
          </table:table-cell>
          <table:table-cell table:style-name="ce87" table:formula="of:=SUM([.R36];1)" office:value-type="float" office:value="21137" calcext:value-type="float">
            <text:p>21137</text:p>
          </table:table-cell>
          <table:table-cell table:style-name="ce94" table:formula="of:=SUM([.S36];1)" office:value-type="float" office:value="21138" calcext:value-type="float">
            <text:p>21138</text:p>
          </table:table-cell>
          <table:table-cell table:style-name="ce87" table:formula="of:=SUM([.T36];1)" office:value-type="float" office:value="21139" calcext:value-type="float">
            <text:p>21139</text:p>
          </table:table-cell>
          <table:table-cell table:style-name="ce94" table:formula="of:=SUM([.U36];1)" office:value-type="float" office:value="21140" calcext:value-type="float">
            <text:p>21140</text:p>
          </table:table-cell>
          <table:table-cell table:style-name="ce87" table:formula="of:=SUM([.V36];1)" office:value-type="float" office:value="21141" calcext:value-type="float">
            <text:p>21141</text:p>
          </table:table-cell>
          <table:table-cell table:style-name="ce94" table:formula="of:=SUM([.W36];1)" office:value-type="float" office:value="21142" calcext:value-type="float">
            <text:p>21142</text:p>
          </table:table-cell>
          <table:table-cell table:style-name="ce87" table:formula="of:=SUM([.X36];1)" office:value-type="float" office:value="21143" calcext:value-type="float">
            <text:p>21143</text:p>
          </table:table-cell>
          <table:table-cell table:style-name="ce94" table:formula="of:=SUM([.Y36];1)" office:value-type="float" office:value="21144" calcext:value-type="float">
            <text:p>21144</text:p>
          </table:table-cell>
          <table:table-cell table:style-name="ce87" table:formula="of:=SUM([.Z36];1)" office:value-type="float" office:value="21145" calcext:value-type="float">
            <text:p>21145</text:p>
          </table:table-cell>
          <table:table-cell table:style-name="ce94" table:formula="of:=SUM([.AA36];1)" office:value-type="float" office:value="21146" calcext:value-type="float">
            <text:p>21146</text:p>
          </table:table-cell>
          <table:table-cell table:style-name="ce87" table:formula="of:=SUM([.AB36];1)" office:value-type="float" office:value="21147" calcext:value-type="float">
            <text:p>21147</text:p>
          </table:table-cell>
          <table:table-cell table:style-name="ce107" table:formula="of:=SUM([.AC36];1)" office:value-type="float" office:value="21148" calcext:value-type="float">
            <text:p>21148</text:p>
          </table:table-cell>
          <table:table-cell table:style-name="ce97" table:formula="of:=SUM([.AD36];1)" office:value-type="float" office:value="21149" calcext:value-type="float">
            <text:p>21149</text:p>
          </table:table-cell>
          <table:table-cell table:style-name="ce94" table:formula="of:=SUM([.AE36];1)" office:value-type="float" office:value="21150" calcext:value-type="float">
            <text:p>21150</text:p>
          </table:table-cell>
          <table:table-cell table:style-name="ce104" table:formula="of:=SUM([.AF36];1)" office:value-type="float" office:value="21151" calcext:value-type="float">
            <text:p>2115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29];1)" office:value-type="float" office:value="21376" calcext:value-type="float">
            <text:p>21376</text:p>
          </table:table-cell>
          <table:table-cell table:style-name="ce92" table:formula="of:=SUM([.B37];1)" office:value-type="float" office:value="21377" calcext:value-type="float">
            <text:p>21377</text:p>
          </table:table-cell>
          <table:table-cell table:style-name="ce89" table:formula="of:=SUM([.C37];1)" office:value-type="float" office:value="21378" calcext:value-type="float">
            <text:p>21378</text:p>
          </table:table-cell>
          <table:table-cell table:style-name="ce87" table:formula="of:=SUM([.D37];1)" office:value-type="float" office:value="21379" calcext:value-type="float">
            <text:p>21379</text:p>
          </table:table-cell>
          <table:table-cell table:style-name="ce94" table:formula="of:=SUM([.E37];1)" office:value-type="float" office:value="21380" calcext:value-type="float">
            <text:p>21380</text:p>
          </table:table-cell>
          <table:table-cell table:style-name="ce87" table:formula="of:=SUM([.F37];1)" office:value-type="float" office:value="21381" calcext:value-type="float">
            <text:p>21381</text:p>
          </table:table-cell>
          <table:table-cell table:style-name="ce94" table:formula="of:=SUM([.G37];1)" office:value-type="float" office:value="21382" calcext:value-type="float">
            <text:p>21382</text:p>
          </table:table-cell>
          <table:table-cell table:style-name="ce87" table:formula="of:=SUM([.H37];1)" office:value-type="float" office:value="21383" calcext:value-type="float">
            <text:p>21383</text:p>
          </table:table-cell>
          <table:table-cell table:style-name="ce94" table:formula="of:=SUM([.I37];1)" office:value-type="float" office:value="21384" calcext:value-type="float">
            <text:p>21384</text:p>
          </table:table-cell>
          <table:table-cell table:style-name="ce87" table:formula="of:=SUM([.J37];1)" office:value-type="float" office:value="21385" calcext:value-type="float">
            <text:p>21385</text:p>
          </table:table-cell>
          <table:table-cell table:style-name="ce94" table:formula="of:=SUM([.K37];1)" office:value-type="float" office:value="21386" calcext:value-type="float">
            <text:p>21386</text:p>
          </table:table-cell>
          <table:table-cell table:style-name="ce87" table:formula="of:=SUM([.L37];1)" office:value-type="float" office:value="21387" calcext:value-type="float">
            <text:p>21387</text:p>
          </table:table-cell>
          <table:table-cell table:style-name="ce94" table:formula="of:=SUM([.M37];1)" office:value-type="float" office:value="21388" calcext:value-type="float">
            <text:p>21388</text:p>
          </table:table-cell>
          <table:table-cell table:style-name="ce87" table:formula="of:=SUM([.N37];1)" office:value-type="float" office:value="21389" calcext:value-type="float">
            <text:p>21389</text:p>
          </table:table-cell>
          <table:table-cell table:style-name="ce94" table:formula="of:=SUM([.O37];1)" office:value-type="float" office:value="21390" calcext:value-type="float">
            <text:p>21390</text:p>
          </table:table-cell>
          <table:table-cell table:style-name="ce87" table:formula="of:=SUM([.P37];1)" office:value-type="float" office:value="21391" calcext:value-type="float">
            <text:p>21391</text:p>
          </table:table-cell>
          <table:table-cell table:style-name="ce94" table:formula="of:=SUM([.Q37];1)" office:value-type="float" office:value="21392" calcext:value-type="float">
            <text:p>21392</text:p>
          </table:table-cell>
          <table:table-cell table:style-name="ce87" table:formula="of:=SUM([.R37];1)" office:value-type="float" office:value="21393" calcext:value-type="float">
            <text:p>21393</text:p>
          </table:table-cell>
          <table:table-cell table:style-name="ce94" table:formula="of:=SUM([.S37];1)" office:value-type="float" office:value="21394" calcext:value-type="float">
            <text:p>21394</text:p>
          </table:table-cell>
          <table:table-cell table:style-name="ce87" table:formula="of:=SUM([.T37];1)" office:value-type="float" office:value="21395" calcext:value-type="float">
            <text:p>21395</text:p>
          </table:table-cell>
          <table:table-cell table:style-name="ce94" table:formula="of:=SUM([.U37];1)" office:value-type="float" office:value="21396" calcext:value-type="float">
            <text:p>21396</text:p>
          </table:table-cell>
          <table:table-cell table:style-name="ce87" table:formula="of:=SUM([.V37];1)" office:value-type="float" office:value="21397" calcext:value-type="float">
            <text:p>21397</text:p>
          </table:table-cell>
          <table:table-cell table:style-name="ce94" table:formula="of:=SUM([.W37];1)" office:value-type="float" office:value="21398" calcext:value-type="float">
            <text:p>21398</text:p>
          </table:table-cell>
          <table:table-cell table:style-name="ce87" table:formula="of:=SUM([.X37];1)" office:value-type="float" office:value="21399" calcext:value-type="float">
            <text:p>21399</text:p>
          </table:table-cell>
          <table:table-cell table:style-name="ce94" table:formula="of:=SUM([.Y37];1)" office:value-type="float" office:value="21400" calcext:value-type="float">
            <text:p>21400</text:p>
          </table:table-cell>
          <table:table-cell table:style-name="ce87" table:formula="of:=SUM([.Z37];1)" office:value-type="float" office:value="21401" calcext:value-type="float">
            <text:p>21401</text:p>
          </table:table-cell>
          <table:table-cell table:style-name="ce94" table:formula="of:=SUM([.AA37];1)" office:value-type="float" office:value="21402" calcext:value-type="float">
            <text:p>21402</text:p>
          </table:table-cell>
          <table:table-cell table:style-name="ce87" table:formula="of:=SUM([.AB37];1)" office:value-type="float" office:value="21403" calcext:value-type="float">
            <text:p>21403</text:p>
          </table:table-cell>
          <table:table-cell table:style-name="ce107" table:formula="of:=SUM([.AC37];1)" office:value-type="float" office:value="21404" calcext:value-type="float">
            <text:p>21404</text:p>
          </table:table-cell>
          <table:table-cell table:style-name="ce97" table:formula="of:=SUM([.AD37];1)" office:value-type="float" office:value="21405" calcext:value-type="float">
            <text:p>21405</text:p>
          </table:table-cell>
          <table:table-cell table:style-name="ce94" table:formula="of:=SUM([.AE37];1)" office:value-type="float" office:value="21406" calcext:value-type="float">
            <text:p>21406</text:p>
          </table:table-cell>
          <table:table-cell table:style-name="ce104" table:formula="of:=SUM([.AF37];1)" office:value-type="float" office:value="21407" calcext:value-type="float">
            <text:p>2140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0];1)" office:value-type="float" office:value="21632" calcext:value-type="float">
            <text:p>21632</text:p>
          </table:table-cell>
          <table:table-cell table:style-name="ce92" table:formula="of:=SUM([.B38];1)" office:value-type="float" office:value="21633" calcext:value-type="float">
            <text:p>21633</text:p>
          </table:table-cell>
          <table:table-cell table:style-name="ce89" table:formula="of:=SUM([.C38];1)" office:value-type="float" office:value="21634" calcext:value-type="float">
            <text:p>21634</text:p>
          </table:table-cell>
          <table:table-cell table:style-name="ce87" table:formula="of:=SUM([.D38];1)" office:value-type="float" office:value="21635" calcext:value-type="float">
            <text:p>21635</text:p>
          </table:table-cell>
          <table:table-cell table:style-name="ce94" table:formula="of:=SUM([.E38];1)" office:value-type="float" office:value="21636" calcext:value-type="float">
            <text:p>21636</text:p>
          </table:table-cell>
          <table:table-cell table:style-name="ce87" table:formula="of:=SUM([.F38];1)" office:value-type="float" office:value="21637" calcext:value-type="float">
            <text:p>21637</text:p>
          </table:table-cell>
          <table:table-cell table:style-name="ce94" table:formula="of:=SUM([.G38];1)" office:value-type="float" office:value="21638" calcext:value-type="float">
            <text:p>21638</text:p>
          </table:table-cell>
          <table:table-cell table:style-name="ce87" table:formula="of:=SUM([.H38];1)" office:value-type="float" office:value="21639" calcext:value-type="float">
            <text:p>21639</text:p>
          </table:table-cell>
          <table:table-cell table:style-name="ce94" table:formula="of:=SUM([.I38];1)" office:value-type="float" office:value="21640" calcext:value-type="float">
            <text:p>21640</text:p>
          </table:table-cell>
          <table:table-cell table:style-name="ce87" table:formula="of:=SUM([.J38];1)" office:value-type="float" office:value="21641" calcext:value-type="float">
            <text:p>21641</text:p>
          </table:table-cell>
          <table:table-cell table:style-name="ce94" table:formula="of:=SUM([.K38];1)" office:value-type="float" office:value="21642" calcext:value-type="float">
            <text:p>21642</text:p>
          </table:table-cell>
          <table:table-cell table:style-name="ce87" table:formula="of:=SUM([.L38];1)" office:value-type="float" office:value="21643" calcext:value-type="float">
            <text:p>21643</text:p>
          </table:table-cell>
          <table:table-cell table:style-name="ce94" table:formula="of:=SUM([.M38];1)" office:value-type="float" office:value="21644" calcext:value-type="float">
            <text:p>21644</text:p>
          </table:table-cell>
          <table:table-cell table:style-name="ce87" table:formula="of:=SUM([.N38];1)" office:value-type="float" office:value="21645" calcext:value-type="float">
            <text:p>21645</text:p>
          </table:table-cell>
          <table:table-cell table:style-name="ce94" table:formula="of:=SUM([.O38];1)" office:value-type="float" office:value="21646" calcext:value-type="float">
            <text:p>21646</text:p>
          </table:table-cell>
          <table:table-cell table:style-name="ce87" table:formula="of:=SUM([.P38];1)" office:value-type="float" office:value="21647" calcext:value-type="float">
            <text:p>21647</text:p>
          </table:table-cell>
          <table:table-cell table:style-name="ce94" table:formula="of:=SUM([.Q38];1)" office:value-type="float" office:value="21648" calcext:value-type="float">
            <text:p>21648</text:p>
          </table:table-cell>
          <table:table-cell table:style-name="ce87" table:formula="of:=SUM([.R38];1)" office:value-type="float" office:value="21649" calcext:value-type="float">
            <text:p>21649</text:p>
          </table:table-cell>
          <table:table-cell table:style-name="ce94" table:formula="of:=SUM([.S38];1)" office:value-type="float" office:value="21650" calcext:value-type="float">
            <text:p>21650</text:p>
          </table:table-cell>
          <table:table-cell table:style-name="ce87" table:formula="of:=SUM([.T38];1)" office:value-type="float" office:value="21651" calcext:value-type="float">
            <text:p>21651</text:p>
          </table:table-cell>
          <table:table-cell table:style-name="ce94" table:formula="of:=SUM([.U38];1)" office:value-type="float" office:value="21652" calcext:value-type="float">
            <text:p>21652</text:p>
          </table:table-cell>
          <table:table-cell table:style-name="ce87" table:formula="of:=SUM([.V38];1)" office:value-type="float" office:value="21653" calcext:value-type="float">
            <text:p>21653</text:p>
          </table:table-cell>
          <table:table-cell table:style-name="ce94" table:formula="of:=SUM([.W38];1)" office:value-type="float" office:value="21654" calcext:value-type="float">
            <text:p>21654</text:p>
          </table:table-cell>
          <table:table-cell table:style-name="ce87" table:formula="of:=SUM([.X38];1)" office:value-type="float" office:value="21655" calcext:value-type="float">
            <text:p>21655</text:p>
          </table:table-cell>
          <table:table-cell table:style-name="ce94" table:formula="of:=SUM([.Y38];1)" office:value-type="float" office:value="21656" calcext:value-type="float">
            <text:p>21656</text:p>
          </table:table-cell>
          <table:table-cell table:style-name="ce87" table:formula="of:=SUM([.Z38];1)" office:value-type="float" office:value="21657" calcext:value-type="float">
            <text:p>21657</text:p>
          </table:table-cell>
          <table:table-cell table:style-name="ce94" table:formula="of:=SUM([.AA38];1)" office:value-type="float" office:value="21658" calcext:value-type="float">
            <text:p>21658</text:p>
          </table:table-cell>
          <table:table-cell table:style-name="ce87" table:formula="of:=SUM([.AB38];1)" office:value-type="float" office:value="21659" calcext:value-type="float">
            <text:p>21659</text:p>
          </table:table-cell>
          <table:table-cell table:style-name="ce107" table:formula="of:=SUM([.AC38];1)" office:value-type="float" office:value="21660" calcext:value-type="float">
            <text:p>21660</text:p>
          </table:table-cell>
          <table:table-cell table:style-name="ce97" table:formula="of:=SUM([.AD38];1)" office:value-type="float" office:value="21661" calcext:value-type="float">
            <text:p>21661</text:p>
          </table:table-cell>
          <table:table-cell table:style-name="ce94" table:formula="of:=SUM([.AE38];1)" office:value-type="float" office:value="21662" calcext:value-type="float">
            <text:p>21662</text:p>
          </table:table-cell>
          <table:table-cell table:style-name="ce104" table:formula="of:=SUM([.AF38];1)" office:value-type="float" office:value="21663" calcext:value-type="float">
            <text:p>2166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1];1)" office:value-type="float" office:value="21888" calcext:value-type="float">
            <text:p>21888</text:p>
          </table:table-cell>
          <table:table-cell table:style-name="ce92" table:formula="of:=SUM([.B39];1)" office:value-type="float" office:value="21889" calcext:value-type="float">
            <text:p>21889</text:p>
          </table:table-cell>
          <table:table-cell table:style-name="ce89" table:formula="of:=SUM([.C39];1)" office:value-type="float" office:value="21890" calcext:value-type="float">
            <text:p>21890</text:p>
          </table:table-cell>
          <table:table-cell table:style-name="ce87" table:formula="of:=SUM([.D39];1)" office:value-type="float" office:value="21891" calcext:value-type="float">
            <text:p>21891</text:p>
          </table:table-cell>
          <table:table-cell table:style-name="ce94" table:formula="of:=SUM([.E39];1)" office:value-type="float" office:value="21892" calcext:value-type="float">
            <text:p>21892</text:p>
          </table:table-cell>
          <table:table-cell table:style-name="ce87" table:formula="of:=SUM([.F39];1)" office:value-type="float" office:value="21893" calcext:value-type="float">
            <text:p>21893</text:p>
          </table:table-cell>
          <table:table-cell table:style-name="ce94" table:formula="of:=SUM([.G39];1)" office:value-type="float" office:value="21894" calcext:value-type="float">
            <text:p>21894</text:p>
          </table:table-cell>
          <table:table-cell table:style-name="ce87" table:formula="of:=SUM([.H39];1)" office:value-type="float" office:value="21895" calcext:value-type="float">
            <text:p>21895</text:p>
          </table:table-cell>
          <table:table-cell table:style-name="ce94" table:formula="of:=SUM([.I39];1)" office:value-type="float" office:value="21896" calcext:value-type="float">
            <text:p>21896</text:p>
          </table:table-cell>
          <table:table-cell table:style-name="ce87" table:formula="of:=SUM([.J39];1)" office:value-type="float" office:value="21897" calcext:value-type="float">
            <text:p>21897</text:p>
          </table:table-cell>
          <table:table-cell table:style-name="ce94" table:formula="of:=SUM([.K39];1)" office:value-type="float" office:value="21898" calcext:value-type="float">
            <text:p>21898</text:p>
          </table:table-cell>
          <table:table-cell table:style-name="ce87" table:formula="of:=SUM([.L39];1)" office:value-type="float" office:value="21899" calcext:value-type="float">
            <text:p>21899</text:p>
          </table:table-cell>
          <table:table-cell table:style-name="ce94" table:formula="of:=SUM([.M39];1)" office:value-type="float" office:value="21900" calcext:value-type="float">
            <text:p>21900</text:p>
          </table:table-cell>
          <table:table-cell table:style-name="ce87" table:formula="of:=SUM([.N39];1)" office:value-type="float" office:value="21901" calcext:value-type="float">
            <text:p>21901</text:p>
          </table:table-cell>
          <table:table-cell table:style-name="ce94" table:formula="of:=SUM([.O39];1)" office:value-type="float" office:value="21902" calcext:value-type="float">
            <text:p>21902</text:p>
          </table:table-cell>
          <table:table-cell table:style-name="ce87" table:formula="of:=SUM([.P39];1)" office:value-type="float" office:value="21903" calcext:value-type="float">
            <text:p>21903</text:p>
          </table:table-cell>
          <table:table-cell table:style-name="ce94" table:formula="of:=SUM([.Q39];1)" office:value-type="float" office:value="21904" calcext:value-type="float">
            <text:p>21904</text:p>
          </table:table-cell>
          <table:table-cell table:style-name="ce87" table:formula="of:=SUM([.R39];1)" office:value-type="float" office:value="21905" calcext:value-type="float">
            <text:p>21905</text:p>
          </table:table-cell>
          <table:table-cell table:style-name="ce94" table:formula="of:=SUM([.S39];1)" office:value-type="float" office:value="21906" calcext:value-type="float">
            <text:p>21906</text:p>
          </table:table-cell>
          <table:table-cell table:style-name="ce87" table:formula="of:=SUM([.T39];1)" office:value-type="float" office:value="21907" calcext:value-type="float">
            <text:p>21907</text:p>
          </table:table-cell>
          <table:table-cell table:style-name="ce94" table:formula="of:=SUM([.U39];1)" office:value-type="float" office:value="21908" calcext:value-type="float">
            <text:p>21908</text:p>
          </table:table-cell>
          <table:table-cell table:style-name="ce87" table:formula="of:=SUM([.V39];1)" office:value-type="float" office:value="21909" calcext:value-type="float">
            <text:p>21909</text:p>
          </table:table-cell>
          <table:table-cell table:style-name="ce94" table:formula="of:=SUM([.W39];1)" office:value-type="float" office:value="21910" calcext:value-type="float">
            <text:p>21910</text:p>
          </table:table-cell>
          <table:table-cell table:style-name="ce87" table:formula="of:=SUM([.X39];1)" office:value-type="float" office:value="21911" calcext:value-type="float">
            <text:p>21911</text:p>
          </table:table-cell>
          <table:table-cell table:style-name="ce94" table:formula="of:=SUM([.Y39];1)" office:value-type="float" office:value="21912" calcext:value-type="float">
            <text:p>21912</text:p>
          </table:table-cell>
          <table:table-cell table:style-name="ce87" table:formula="of:=SUM([.Z39];1)" office:value-type="float" office:value="21913" calcext:value-type="float">
            <text:p>21913</text:p>
          </table:table-cell>
          <table:table-cell table:style-name="ce94" table:formula="of:=SUM([.AA39];1)" office:value-type="float" office:value="21914" calcext:value-type="float">
            <text:p>21914</text:p>
          </table:table-cell>
          <table:table-cell table:style-name="ce87" table:formula="of:=SUM([.AB39];1)" office:value-type="float" office:value="21915" calcext:value-type="float">
            <text:p>21915</text:p>
          </table:table-cell>
          <table:table-cell table:style-name="ce107" table:formula="of:=SUM([.AC39];1)" office:value-type="float" office:value="21916" calcext:value-type="float">
            <text:p>21916</text:p>
          </table:table-cell>
          <table:table-cell table:style-name="ce97" table:formula="of:=SUM([.AD39];1)" office:value-type="float" office:value="21917" calcext:value-type="float">
            <text:p>21917</text:p>
          </table:table-cell>
          <table:table-cell table:style-name="ce94" table:formula="of:=SUM([.AE39];1)" office:value-type="float" office:value="21918" calcext:value-type="float">
            <text:p>21918</text:p>
          </table:table-cell>
          <table:table-cell table:style-name="ce104" table:formula="of:=SUM([.AF39];1)" office:value-type="float" office:value="21919" calcext:value-type="float">
            <text:p>2191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32];1)" office:value-type="float" office:value="22144" calcext:value-type="float">
            <text:p>22144</text:p>
          </table:table-cell>
          <table:table-cell table:style-name="ce92" table:formula="of:=SUM([.B40];1)" office:value-type="float" office:value="22145" calcext:value-type="float">
            <text:p>22145</text:p>
          </table:table-cell>
          <table:table-cell table:style-name="ce89" table:formula="of:=SUM([.C40];1)" office:value-type="float" office:value="22146" calcext:value-type="float">
            <text:p>22146</text:p>
          </table:table-cell>
          <table:table-cell table:style-name="ce87" table:formula="of:=SUM([.D40];1)" office:value-type="float" office:value="22147" calcext:value-type="float">
            <text:p>22147</text:p>
          </table:table-cell>
          <table:table-cell table:style-name="ce94" table:formula="of:=SUM([.E40];1)" office:value-type="float" office:value="22148" calcext:value-type="float">
            <text:p>22148</text:p>
          </table:table-cell>
          <table:table-cell table:style-name="ce87" table:formula="of:=SUM([.F40];1)" office:value-type="float" office:value="22149" calcext:value-type="float">
            <text:p>22149</text:p>
          </table:table-cell>
          <table:table-cell table:style-name="ce94" table:formula="of:=SUM([.G40];1)" office:value-type="float" office:value="22150" calcext:value-type="float">
            <text:p>22150</text:p>
          </table:table-cell>
          <table:table-cell table:style-name="ce87" table:formula="of:=SUM([.H40];1)" office:value-type="float" office:value="22151" calcext:value-type="float">
            <text:p>22151</text:p>
          </table:table-cell>
          <table:table-cell table:style-name="ce94" table:formula="of:=SUM([.I40];1)" office:value-type="float" office:value="22152" calcext:value-type="float">
            <text:p>22152</text:p>
          </table:table-cell>
          <table:table-cell table:style-name="ce87" table:formula="of:=SUM([.J40];1)" office:value-type="float" office:value="22153" calcext:value-type="float">
            <text:p>22153</text:p>
          </table:table-cell>
          <table:table-cell table:style-name="ce94" table:formula="of:=SUM([.K40];1)" office:value-type="float" office:value="22154" calcext:value-type="float">
            <text:p>22154</text:p>
          </table:table-cell>
          <table:table-cell table:style-name="ce87" table:formula="of:=SUM([.L40];1)" office:value-type="float" office:value="22155" calcext:value-type="float">
            <text:p>22155</text:p>
          </table:table-cell>
          <table:table-cell table:style-name="ce94" table:formula="of:=SUM([.M40];1)" office:value-type="float" office:value="22156" calcext:value-type="float">
            <text:p>22156</text:p>
          </table:table-cell>
          <table:table-cell table:style-name="ce87" table:formula="of:=SUM([.N40];1)" office:value-type="float" office:value="22157" calcext:value-type="float">
            <text:p>22157</text:p>
          </table:table-cell>
          <table:table-cell table:style-name="ce94" table:formula="of:=SUM([.O40];1)" office:value-type="float" office:value="22158" calcext:value-type="float">
            <text:p>22158</text:p>
          </table:table-cell>
          <table:table-cell table:style-name="ce87" table:formula="of:=SUM([.P40];1)" office:value-type="float" office:value="22159" calcext:value-type="float">
            <text:p>22159</text:p>
          </table:table-cell>
          <table:table-cell table:style-name="ce94" table:formula="of:=SUM([.Q40];1)" office:value-type="float" office:value="22160" calcext:value-type="float">
            <text:p>22160</text:p>
          </table:table-cell>
          <table:table-cell table:style-name="ce87" table:formula="of:=SUM([.R40];1)" office:value-type="float" office:value="22161" calcext:value-type="float">
            <text:p>22161</text:p>
          </table:table-cell>
          <table:table-cell table:style-name="ce94" table:formula="of:=SUM([.S40];1)" office:value-type="float" office:value="22162" calcext:value-type="float">
            <text:p>22162</text:p>
          </table:table-cell>
          <table:table-cell table:style-name="ce87" table:formula="of:=SUM([.T40];1)" office:value-type="float" office:value="22163" calcext:value-type="float">
            <text:p>22163</text:p>
          </table:table-cell>
          <table:table-cell table:style-name="ce94" table:formula="of:=SUM([.U40];1)" office:value-type="float" office:value="22164" calcext:value-type="float">
            <text:p>22164</text:p>
          </table:table-cell>
          <table:table-cell table:style-name="ce87" table:formula="of:=SUM([.V40];1)" office:value-type="float" office:value="22165" calcext:value-type="float">
            <text:p>22165</text:p>
          </table:table-cell>
          <table:table-cell table:style-name="ce94" table:formula="of:=SUM([.W40];1)" office:value-type="float" office:value="22166" calcext:value-type="float">
            <text:p>22166</text:p>
          </table:table-cell>
          <table:table-cell table:style-name="ce87" table:formula="of:=SUM([.X40];1)" office:value-type="float" office:value="22167" calcext:value-type="float">
            <text:p>22167</text:p>
          </table:table-cell>
          <table:table-cell table:style-name="ce94" table:formula="of:=SUM([.Y40];1)" office:value-type="float" office:value="22168" calcext:value-type="float">
            <text:p>22168</text:p>
          </table:table-cell>
          <table:table-cell table:style-name="ce87" table:formula="of:=SUM([.Z40];1)" office:value-type="float" office:value="22169" calcext:value-type="float">
            <text:p>22169</text:p>
          </table:table-cell>
          <table:table-cell table:style-name="ce94" table:formula="of:=SUM([.AA40];1)" office:value-type="float" office:value="22170" calcext:value-type="float">
            <text:p>22170</text:p>
          </table:table-cell>
          <table:table-cell table:style-name="ce87" table:formula="of:=SUM([.AB40];1)" office:value-type="float" office:value="22171" calcext:value-type="float">
            <text:p>22171</text:p>
          </table:table-cell>
          <table:table-cell table:style-name="ce107" table:formula="of:=SUM([.AC40];1)" office:value-type="float" office:value="22172" calcext:value-type="float">
            <text:p>22172</text:p>
          </table:table-cell>
          <table:table-cell table:style-name="ce97" table:formula="of:=SUM([.AD40];1)" office:value-type="float" office:value="22173" calcext:value-type="float">
            <text:p>22173</text:p>
          </table:table-cell>
          <table:table-cell table:style-name="ce94" table:formula="of:=SUM([.AE40];1)" office:value-type="float" office:value="22174" calcext:value-type="float">
            <text:p>22174</text:p>
          </table:table-cell>
          <table:table-cell table:style-name="ce104" table:formula="of:=SUM([.AF40];1)" office:value-type="float" office:value="22175" calcext:value-type="float">
            <text:p>22175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SUM([.AG33];1)" office:value-type="float" office:value="22400" calcext:value-type="float">
            <text:p>22400</text:p>
          </table:table-cell>
          <table:table-cell table:style-name="ce93" table:formula="of:=SUM([.B41];1)" office:value-type="float" office:value="22401" calcext:value-type="float">
            <text:p>22401</text:p>
          </table:table-cell>
          <table:table-cell table:style-name="ce90" table:formula="of:=SUM([.C41];1)" office:value-type="float" office:value="22402" calcext:value-type="float">
            <text:p>22402</text:p>
          </table:table-cell>
          <table:table-cell table:style-name="ce87" table:formula="of:=SUM([.D41];1)" office:value-type="float" office:value="22403" calcext:value-type="float">
            <text:p>22403</text:p>
          </table:table-cell>
          <table:table-cell table:style-name="ce96" table:formula="of:=SUM([.E41];1)" office:value-type="float" office:value="22404" calcext:value-type="float">
            <text:p>22404</text:p>
          </table:table-cell>
          <table:table-cell table:style-name="ce87" table:formula="of:=SUM([.F41];1)" office:value-type="float" office:value="22405" calcext:value-type="float">
            <text:p>22405</text:p>
          </table:table-cell>
          <table:table-cell table:style-name="ce96" table:formula="of:=SUM([.G41];1)" office:value-type="float" office:value="22406" calcext:value-type="float">
            <text:p>22406</text:p>
          </table:table-cell>
          <table:table-cell table:style-name="ce87" table:formula="of:=SUM([.H41];1)" office:value-type="float" office:value="22407" calcext:value-type="float">
            <text:p>22407</text:p>
          </table:table-cell>
          <table:table-cell table:style-name="ce96" table:formula="of:=SUM([.I41];1)" office:value-type="float" office:value="22408" calcext:value-type="float">
            <text:p>22408</text:p>
          </table:table-cell>
          <table:table-cell table:style-name="ce87" table:formula="of:=SUM([.J41];1)" office:value-type="float" office:value="22409" calcext:value-type="float">
            <text:p>22409</text:p>
          </table:table-cell>
          <table:table-cell table:style-name="ce96" table:formula="of:=SUM([.K41];1)" office:value-type="float" office:value="22410" calcext:value-type="float">
            <text:p>22410</text:p>
          </table:table-cell>
          <table:table-cell table:style-name="ce87" table:formula="of:=SUM([.L41];1)" office:value-type="float" office:value="22411" calcext:value-type="float">
            <text:p>22411</text:p>
          </table:table-cell>
          <table:table-cell table:style-name="ce96" table:formula="of:=SUM([.M41];1)" office:value-type="float" office:value="22412" calcext:value-type="float">
            <text:p>22412</text:p>
          </table:table-cell>
          <table:table-cell table:style-name="ce87" table:formula="of:=SUM([.N41];1)" office:value-type="float" office:value="22413" calcext:value-type="float">
            <text:p>22413</text:p>
          </table:table-cell>
          <table:table-cell table:style-name="ce96" table:formula="of:=SUM([.O41];1)" office:value-type="float" office:value="22414" calcext:value-type="float">
            <text:p>22414</text:p>
          </table:table-cell>
          <table:table-cell table:style-name="ce87" table:formula="of:=SUM([.P41];1)" office:value-type="float" office:value="22415" calcext:value-type="float">
            <text:p>22415</text:p>
          </table:table-cell>
          <table:table-cell table:style-name="ce96" table:formula="of:=SUM([.Q41];1)" office:value-type="float" office:value="22416" calcext:value-type="float">
            <text:p>22416</text:p>
          </table:table-cell>
          <table:table-cell table:style-name="ce87" table:formula="of:=SUM([.R41];1)" office:value-type="float" office:value="22417" calcext:value-type="float">
            <text:p>22417</text:p>
          </table:table-cell>
          <table:table-cell table:style-name="ce96" table:formula="of:=SUM([.S41];1)" office:value-type="float" office:value="22418" calcext:value-type="float">
            <text:p>22418</text:p>
          </table:table-cell>
          <table:table-cell table:style-name="ce87" table:formula="of:=SUM([.T41];1)" office:value-type="float" office:value="22419" calcext:value-type="float">
            <text:p>22419</text:p>
          </table:table-cell>
          <table:table-cell table:style-name="ce96" table:formula="of:=SUM([.U41];1)" office:value-type="float" office:value="22420" calcext:value-type="float">
            <text:p>22420</text:p>
          </table:table-cell>
          <table:table-cell table:style-name="ce87" table:formula="of:=SUM([.V41];1)" office:value-type="float" office:value="22421" calcext:value-type="float">
            <text:p>22421</text:p>
          </table:table-cell>
          <table:table-cell table:style-name="ce96" table:formula="of:=SUM([.W41];1)" office:value-type="float" office:value="22422" calcext:value-type="float">
            <text:p>22422</text:p>
          </table:table-cell>
          <table:table-cell table:style-name="ce87" table:formula="of:=SUM([.X41];1)" office:value-type="float" office:value="22423" calcext:value-type="float">
            <text:p>22423</text:p>
          </table:table-cell>
          <table:table-cell table:style-name="ce96" table:formula="of:=SUM([.Y41];1)" office:value-type="float" office:value="22424" calcext:value-type="float">
            <text:p>22424</text:p>
          </table:table-cell>
          <table:table-cell table:style-name="ce87" table:formula="of:=SUM([.Z41];1)" office:value-type="float" office:value="22425" calcext:value-type="float">
            <text:p>22425</text:p>
          </table:table-cell>
          <table:table-cell table:style-name="ce96" table:formula="of:=SUM([.AA41];1)" office:value-type="float" office:value="22426" calcext:value-type="float">
            <text:p>22426</text:p>
          </table:table-cell>
          <table:table-cell table:style-name="ce87" table:formula="of:=SUM([.AB41];1)" office:value-type="float" office:value="22427" calcext:value-type="float">
            <text:p>22427</text:p>
          </table:table-cell>
          <table:table-cell table:style-name="ce108" table:formula="of:=SUM([.AC41];1)" office:value-type="float" office:value="22428" calcext:value-type="float">
            <text:p>22428</text:p>
          </table:table-cell>
          <table:table-cell table:style-name="ce97" table:formula="of:=SUM([.AD41];1)" office:value-type="float" office:value="22429" calcext:value-type="float">
            <text:p>22429</text:p>
          </table:table-cell>
          <table:table-cell table:style-name="ce96" table:formula="of:=SUM([.AE41];1)" office:value-type="float" office:value="22430" calcext:value-type="float">
            <text:p>22430</text:p>
          </table:table-cell>
          <table:table-cell table:style-name="ce104" table:formula="of:=SUM([.AF41];1)" office:value-type="float" office:value="22431" calcext:value-type="float">
            <text:p>22431</text:p>
          </table:table-cell>
          <table:table-cell table:number-columns-repeated="31"/>
        </table:table-row>
        <table:table-row table:style-name="ro2">
          <table:table-cell table:style-name="ce84" office:value-type="string" calcext:value-type="string" table:number-columns-spanned="1" table:number-rows-spanned="8">
            <text:p>5</text:p>
            <text:p>Pixel</text:p>
            <text:p>40-47</text:p>
          </table:table-cell>
          <table:table-cell table:style-name="ce91" table:formula="of:=SUM([.AG34];1)" office:value-type="float" office:value="20640" calcext:value-type="float">
            <text:p>20640</text:p>
          </table:table-cell>
          <table:table-cell table:style-name="ce95" table:formula="of:=SUM([.B42];1)" office:value-type="float" office:value="20641" calcext:value-type="float">
            <text:p>20641</text:p>
          </table:table-cell>
          <table:table-cell table:style-name="ce87" table:formula="of:=SUM([.C42];1)" office:value-type="float" office:value="20642" calcext:value-type="float">
            <text:p>20642</text:p>
          </table:table-cell>
          <table:table-cell table:style-name="ce95" table:formula="of:=SUM([.D42];1)" office:value-type="float" office:value="20643" calcext:value-type="float">
            <text:p>20643</text:p>
          </table:table-cell>
          <table:table-cell table:style-name="ce87" table:formula="of:=SUM([.E42];1)" office:value-type="float" office:value="20644" calcext:value-type="float">
            <text:p>20644</text:p>
          </table:table-cell>
          <table:table-cell table:style-name="ce95" table:formula="of:=SUM([.F42];1)" office:value-type="float" office:value="20645" calcext:value-type="float">
            <text:p>20645</text:p>
          </table:table-cell>
          <table:table-cell table:style-name="ce87" table:formula="of:=SUM([.G42];1)" office:value-type="float" office:value="20646" calcext:value-type="float">
            <text:p>20646</text:p>
          </table:table-cell>
          <table:table-cell table:style-name="ce95" table:formula="of:=SUM([.H42];1)" office:value-type="float" office:value="20647" calcext:value-type="float">
            <text:p>20647</text:p>
          </table:table-cell>
          <table:table-cell table:style-name="ce87" table:formula="of:=SUM([.I42];1)" office:value-type="float" office:value="20648" calcext:value-type="float">
            <text:p>20648</text:p>
          </table:table-cell>
          <table:table-cell table:style-name="ce95" table:formula="of:=SUM([.J42];1)" office:value-type="float" office:value="20649" calcext:value-type="float">
            <text:p>20649</text:p>
          </table:table-cell>
          <table:table-cell table:style-name="ce87" table:formula="of:=SUM([.K42];1)" office:value-type="float" office:value="20650" calcext:value-type="float">
            <text:p>20650</text:p>
          </table:table-cell>
          <table:table-cell table:style-name="ce95" table:formula="of:=SUM([.L42];1)" office:value-type="float" office:value="20651" calcext:value-type="float">
            <text:p>20651</text:p>
          </table:table-cell>
          <table:table-cell table:style-name="ce104" table:formula="of:=SUM([.M42];1)" office:value-type="float" office:value="20652" calcext:value-type="float">
            <text:p>20652</text:p>
          </table:table-cell>
          <table:table-cell table:style-name="ce100" table:formula="of:=SUM([.N42];1)" office:value-type="float" office:value="20653" calcext:value-type="float">
            <text:p>20653</text:p>
          </table:table-cell>
          <table:table-cell table:style-name="ce87" table:formula="of:=SUM([.O42];1)" office:value-type="float" office:value="20654" calcext:value-type="float">
            <text:p>20654</text:p>
          </table:table-cell>
          <table:table-cell table:style-name="ce95" table:formula="of:=SUM([.P42];1)" office:value-type="float" office:value="20655" calcext:value-type="float">
            <text:p>20655</text:p>
          </table:table-cell>
          <table:table-cell table:style-name="ce87" table:formula="of:=SUM([.Q42];1)" office:value-type="float" office:value="20656" calcext:value-type="float">
            <text:p>20656</text:p>
          </table:table-cell>
          <table:table-cell table:style-name="ce95" table:formula="of:=SUM([.R42];1)" office:value-type="float" office:value="20657" calcext:value-type="float">
            <text:p>20657</text:p>
          </table:table-cell>
          <table:table-cell table:style-name="ce87" table:formula="of:=SUM([.S42];1)" office:value-type="float" office:value="20658" calcext:value-type="float">
            <text:p>20658</text:p>
          </table:table-cell>
          <table:table-cell table:style-name="ce95" table:formula="of:=SUM([.T42];1)" office:value-type="float" office:value="20659" calcext:value-type="float">
            <text:p>20659</text:p>
          </table:table-cell>
          <table:table-cell table:style-name="ce87" table:formula="of:=SUM([.U42];1)" office:value-type="float" office:value="20660" calcext:value-type="float">
            <text:p>20660</text:p>
          </table:table-cell>
          <table:table-cell table:style-name="ce95" table:formula="of:=SUM([.V42];1)" office:value-type="float" office:value="20661" calcext:value-type="float">
            <text:p>20661</text:p>
          </table:table-cell>
          <table:table-cell table:style-name="ce87" table:formula="of:=SUM([.W42];1)" office:value-type="float" office:value="20662" calcext:value-type="float">
            <text:p>20662</text:p>
          </table:table-cell>
          <table:table-cell table:style-name="ce95" table:formula="of:=SUM([.X42];1)" office:value-type="float" office:value="20663" calcext:value-type="float">
            <text:p>20663</text:p>
          </table:table-cell>
          <table:table-cell table:style-name="ce87" table:formula="of:=SUM([.Y42];1)" office:value-type="float" office:value="20664" calcext:value-type="float">
            <text:p>20664</text:p>
          </table:table-cell>
          <table:table-cell table:style-name="ce95" table:formula="of:=SUM([.Z42];1)" office:value-type="float" office:value="20665" calcext:value-type="float">
            <text:p>20665</text:p>
          </table:table-cell>
          <table:table-cell table:style-name="ce87" table:formula="of:=SUM([.AA42];1)" office:value-type="float" office:value="20666" calcext:value-type="float">
            <text:p>20666</text:p>
          </table:table-cell>
          <table:table-cell table:style-name="ce95" table:formula="of:=SUM([.AB42];1)" office:value-type="float" office:value="20667" calcext:value-type="float">
            <text:p>20667</text:p>
          </table:table-cell>
          <table:table-cell table:style-name="ce87" table:formula="of:=SUM([.AC42];1)" office:value-type="float" office:value="20668" calcext:value-type="float">
            <text:p>20668</text:p>
          </table:table-cell>
          <table:table-cell table:style-name="ce95" table:formula="of:=SUM([.AD42];1)" office:value-type="float" office:value="20669" calcext:value-type="float">
            <text:p>20669</text:p>
          </table:table-cell>
          <table:table-cell table:style-name="ce87" table:formula="of:=SUM([.AE42];1)" office:value-type="float" office:value="20670" calcext:value-type="float">
            <text:p>20670</text:p>
          </table:table-cell>
          <table:table-cell table:style-name="ce95" table:formula="of:=SUM([.AF42];1)" office:value-type="float" office:value="20671" calcext:value-type="float">
            <text:p>20671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5];1)" office:value-type="float" office:value="20896" calcext:value-type="float">
            <text:p>20896</text:p>
          </table:table-cell>
          <table:table-cell table:style-name="ce94" table:formula="of:=SUM([.B43];1)" office:value-type="float" office:value="20897" calcext:value-type="float">
            <text:p>20897</text:p>
          </table:table-cell>
          <table:table-cell table:style-name="ce87" table:formula="of:=SUM([.C43];1)" office:value-type="float" office:value="20898" calcext:value-type="float">
            <text:p>20898</text:p>
          </table:table-cell>
          <table:table-cell table:style-name="ce94" table:formula="of:=SUM([.D43];1)" office:value-type="float" office:value="20899" calcext:value-type="float">
            <text:p>20899</text:p>
          </table:table-cell>
          <table:table-cell table:style-name="ce87" table:formula="of:=SUM([.E43];1)" office:value-type="float" office:value="20900" calcext:value-type="float">
            <text:p>20900</text:p>
          </table:table-cell>
          <table:table-cell table:style-name="ce94" table:formula="of:=SUM([.F43];1)" office:value-type="float" office:value="20901" calcext:value-type="float">
            <text:p>20901</text:p>
          </table:table-cell>
          <table:table-cell table:style-name="ce87" table:formula="of:=SUM([.G43];1)" office:value-type="float" office:value="20902" calcext:value-type="float">
            <text:p>20902</text:p>
          </table:table-cell>
          <table:table-cell table:style-name="ce94" table:formula="of:=SUM([.H43];1)" office:value-type="float" office:value="20903" calcext:value-type="float">
            <text:p>20903</text:p>
          </table:table-cell>
          <table:table-cell table:style-name="ce87" table:formula="of:=SUM([.I43];1)" office:value-type="float" office:value="20904" calcext:value-type="float">
            <text:p>20904</text:p>
          </table:table-cell>
          <table:table-cell table:style-name="ce94" table:formula="of:=SUM([.J43];1)" office:value-type="float" office:value="20905" calcext:value-type="float">
            <text:p>20905</text:p>
          </table:table-cell>
          <table:table-cell table:style-name="ce87" table:formula="of:=SUM([.K43];1)" office:value-type="float" office:value="20906" calcext:value-type="float">
            <text:p>20906</text:p>
          </table:table-cell>
          <table:table-cell table:style-name="ce94" table:formula="of:=SUM([.L43];1)" office:value-type="float" office:value="20907" calcext:value-type="float">
            <text:p>20907</text:p>
          </table:table-cell>
          <table:table-cell table:style-name="ce104" table:formula="of:=SUM([.M43];1)" office:value-type="float" office:value="20908" calcext:value-type="float">
            <text:p>20908</text:p>
          </table:table-cell>
          <table:table-cell table:style-name="ce89" table:formula="of:=SUM([.N43];1)" office:value-type="float" office:value="20909" calcext:value-type="float">
            <text:p>20909</text:p>
          </table:table-cell>
          <table:table-cell table:style-name="ce87" table:formula="of:=SUM([.O43];1)" office:value-type="float" office:value="20910" calcext:value-type="float">
            <text:p>20910</text:p>
          </table:table-cell>
          <table:table-cell table:style-name="ce94" table:formula="of:=SUM([.P43];1)" office:value-type="float" office:value="20911" calcext:value-type="float">
            <text:p>20911</text:p>
          </table:table-cell>
          <table:table-cell table:style-name="ce87" table:formula="of:=SUM([.Q43];1)" office:value-type="float" office:value="20912" calcext:value-type="float">
            <text:p>20912</text:p>
          </table:table-cell>
          <table:table-cell table:style-name="ce94" table:formula="of:=SUM([.R43];1)" office:value-type="float" office:value="20913" calcext:value-type="float">
            <text:p>20913</text:p>
          </table:table-cell>
          <table:table-cell table:style-name="ce87" table:formula="of:=SUM([.S43];1)" office:value-type="float" office:value="20914" calcext:value-type="float">
            <text:p>20914</text:p>
          </table:table-cell>
          <table:table-cell table:style-name="ce94" table:formula="of:=SUM([.T43];1)" office:value-type="float" office:value="20915" calcext:value-type="float">
            <text:p>20915</text:p>
          </table:table-cell>
          <table:table-cell table:style-name="ce87" table:formula="of:=SUM([.U43];1)" office:value-type="float" office:value="20916" calcext:value-type="float">
            <text:p>20916</text:p>
          </table:table-cell>
          <table:table-cell table:style-name="ce94" table:formula="of:=SUM([.V43];1)" office:value-type="float" office:value="20917" calcext:value-type="float">
            <text:p>20917</text:p>
          </table:table-cell>
          <table:table-cell table:style-name="ce87" table:formula="of:=SUM([.W43];1)" office:value-type="float" office:value="20918" calcext:value-type="float">
            <text:p>20918</text:p>
          </table:table-cell>
          <table:table-cell table:style-name="ce94" table:formula="of:=SUM([.X43];1)" office:value-type="float" office:value="20919" calcext:value-type="float">
            <text:p>20919</text:p>
          </table:table-cell>
          <table:table-cell table:style-name="ce87" table:formula="of:=SUM([.Y43];1)" office:value-type="float" office:value="20920" calcext:value-type="float">
            <text:p>20920</text:p>
          </table:table-cell>
          <table:table-cell table:style-name="ce94" table:formula="of:=SUM([.Z43];1)" office:value-type="float" office:value="20921" calcext:value-type="float">
            <text:p>20921</text:p>
          </table:table-cell>
          <table:table-cell table:style-name="ce87" table:formula="of:=SUM([.AA43];1)" office:value-type="float" office:value="20922" calcext:value-type="float">
            <text:p>20922</text:p>
          </table:table-cell>
          <table:table-cell table:style-name="ce94" table:formula="of:=SUM([.AB43];1)" office:value-type="float" office:value="20923" calcext:value-type="float">
            <text:p>20923</text:p>
          </table:table-cell>
          <table:table-cell table:style-name="ce87" table:formula="of:=SUM([.AC43];1)" office:value-type="float" office:value="20924" calcext:value-type="float">
            <text:p>20924</text:p>
          </table:table-cell>
          <table:table-cell table:style-name="ce94" table:formula="of:=SUM([.AD43];1)" office:value-type="float" office:value="20925" calcext:value-type="float">
            <text:p>20925</text:p>
          </table:table-cell>
          <table:table-cell table:style-name="ce87" table:formula="of:=SUM([.AE43];1)" office:value-type="float" office:value="20926" calcext:value-type="float">
            <text:p>20926</text:p>
          </table:table-cell>
          <table:table-cell table:style-name="ce94" table:formula="of:=SUM([.AF43];1)" office:value-type="float" office:value="20927" calcext:value-type="float">
            <text:p>20927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6];1)" office:value-type="float" office:value="21152" calcext:value-type="float">
            <text:p>21152</text:p>
          </table:table-cell>
          <table:table-cell table:style-name="ce94" table:formula="of:=SUM([.B44];1)" office:value-type="float" office:value="21153" calcext:value-type="float">
            <text:p>21153</text:p>
          </table:table-cell>
          <table:table-cell table:style-name="ce87" table:formula="of:=SUM([.C44];1)" office:value-type="float" office:value="21154" calcext:value-type="float">
            <text:p>21154</text:p>
          </table:table-cell>
          <table:table-cell table:style-name="ce94" table:formula="of:=SUM([.D44];1)" office:value-type="float" office:value="21155" calcext:value-type="float">
            <text:p>21155</text:p>
          </table:table-cell>
          <table:table-cell table:style-name="ce87" table:formula="of:=SUM([.E44];1)" office:value-type="float" office:value="21156" calcext:value-type="float">
            <text:p>21156</text:p>
          </table:table-cell>
          <table:table-cell table:style-name="ce94" table:formula="of:=SUM([.F44];1)" office:value-type="float" office:value="21157" calcext:value-type="float">
            <text:p>21157</text:p>
          </table:table-cell>
          <table:table-cell table:style-name="ce87" table:formula="of:=SUM([.G44];1)" office:value-type="float" office:value="21158" calcext:value-type="float">
            <text:p>21158</text:p>
          </table:table-cell>
          <table:table-cell table:style-name="ce94" table:formula="of:=SUM([.H44];1)" office:value-type="float" office:value="21159" calcext:value-type="float">
            <text:p>21159</text:p>
          </table:table-cell>
          <table:table-cell table:style-name="ce87" table:formula="of:=SUM([.I44];1)" office:value-type="float" office:value="21160" calcext:value-type="float">
            <text:p>21160</text:p>
          </table:table-cell>
          <table:table-cell table:style-name="ce94" table:formula="of:=SUM([.J44];1)" office:value-type="float" office:value="21161" calcext:value-type="float">
            <text:p>21161</text:p>
          </table:table-cell>
          <table:table-cell table:style-name="ce87" table:formula="of:=SUM([.K44];1)" office:value-type="float" office:value="21162" calcext:value-type="float">
            <text:p>21162</text:p>
          </table:table-cell>
          <table:table-cell table:style-name="ce94" table:formula="of:=SUM([.L44];1)" office:value-type="float" office:value="21163" calcext:value-type="float">
            <text:p>21163</text:p>
          </table:table-cell>
          <table:table-cell table:style-name="ce104" table:formula="of:=SUM([.M44];1)" office:value-type="float" office:value="21164" calcext:value-type="float">
            <text:p>21164</text:p>
          </table:table-cell>
          <table:table-cell table:style-name="ce89" table:formula="of:=SUM([.N44];1)" office:value-type="float" office:value="21165" calcext:value-type="float">
            <text:p>21165</text:p>
          </table:table-cell>
          <table:table-cell table:style-name="ce87" table:formula="of:=SUM([.O44];1)" office:value-type="float" office:value="21166" calcext:value-type="float">
            <text:p>21166</text:p>
          </table:table-cell>
          <table:table-cell table:style-name="ce94" table:formula="of:=SUM([.P44];1)" office:value-type="float" office:value="21167" calcext:value-type="float">
            <text:p>21167</text:p>
          </table:table-cell>
          <table:table-cell table:style-name="ce87" table:formula="of:=SUM([.Q44];1)" office:value-type="float" office:value="21168" calcext:value-type="float">
            <text:p>21168</text:p>
          </table:table-cell>
          <table:table-cell table:style-name="ce94" table:formula="of:=SUM([.R44];1)" office:value-type="float" office:value="21169" calcext:value-type="float">
            <text:p>21169</text:p>
          </table:table-cell>
          <table:table-cell table:style-name="ce87" table:formula="of:=SUM([.S44];1)" office:value-type="float" office:value="21170" calcext:value-type="float">
            <text:p>21170</text:p>
          </table:table-cell>
          <table:table-cell table:style-name="ce94" table:formula="of:=SUM([.T44];1)" office:value-type="float" office:value="21171" calcext:value-type="float">
            <text:p>21171</text:p>
          </table:table-cell>
          <table:table-cell table:style-name="ce87" table:formula="of:=SUM([.U44];1)" office:value-type="float" office:value="21172" calcext:value-type="float">
            <text:p>21172</text:p>
          </table:table-cell>
          <table:table-cell table:style-name="ce94" table:formula="of:=SUM([.V44];1)" office:value-type="float" office:value="21173" calcext:value-type="float">
            <text:p>21173</text:p>
          </table:table-cell>
          <table:table-cell table:style-name="ce87" table:formula="of:=SUM([.W44];1)" office:value-type="float" office:value="21174" calcext:value-type="float">
            <text:p>21174</text:p>
          </table:table-cell>
          <table:table-cell table:style-name="ce94" table:formula="of:=SUM([.X44];1)" office:value-type="float" office:value="21175" calcext:value-type="float">
            <text:p>21175</text:p>
          </table:table-cell>
          <table:table-cell table:style-name="ce87" table:formula="of:=SUM([.Y44];1)" office:value-type="float" office:value="21176" calcext:value-type="float">
            <text:p>21176</text:p>
          </table:table-cell>
          <table:table-cell table:style-name="ce94" table:formula="of:=SUM([.Z44];1)" office:value-type="float" office:value="21177" calcext:value-type="float">
            <text:p>21177</text:p>
          </table:table-cell>
          <table:table-cell table:style-name="ce87" table:formula="of:=SUM([.AA44];1)" office:value-type="float" office:value="21178" calcext:value-type="float">
            <text:p>21178</text:p>
          </table:table-cell>
          <table:table-cell table:style-name="ce94" table:formula="of:=SUM([.AB44];1)" office:value-type="float" office:value="21179" calcext:value-type="float">
            <text:p>21179</text:p>
          </table:table-cell>
          <table:table-cell table:style-name="ce87" table:formula="of:=SUM([.AC44];1)" office:value-type="float" office:value="21180" calcext:value-type="float">
            <text:p>21180</text:p>
          </table:table-cell>
          <table:table-cell table:style-name="ce94" table:formula="of:=SUM([.AD44];1)" office:value-type="float" office:value="21181" calcext:value-type="float">
            <text:p>21181</text:p>
          </table:table-cell>
          <table:table-cell table:style-name="ce87" table:formula="of:=SUM([.AE44];1)" office:value-type="float" office:value="21182" calcext:value-type="float">
            <text:p>21182</text:p>
          </table:table-cell>
          <table:table-cell table:style-name="ce94" table:formula="of:=SUM([.AF44];1)" office:value-type="float" office:value="21183" calcext:value-type="float">
            <text:p>21183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7];1)" office:value-type="float" office:value="21408" calcext:value-type="float">
            <text:p>21408</text:p>
          </table:table-cell>
          <table:table-cell table:style-name="ce94" table:formula="of:=SUM([.B45];1)" office:value-type="float" office:value="21409" calcext:value-type="float">
            <text:p>21409</text:p>
          </table:table-cell>
          <table:table-cell table:style-name="ce87" table:formula="of:=SUM([.C45];1)" office:value-type="float" office:value="21410" calcext:value-type="float">
            <text:p>21410</text:p>
          </table:table-cell>
          <table:table-cell table:style-name="ce94" table:formula="of:=SUM([.D45];1)" office:value-type="float" office:value="21411" calcext:value-type="float">
            <text:p>21411</text:p>
          </table:table-cell>
          <table:table-cell table:style-name="ce87" table:formula="of:=SUM([.E45];1)" office:value-type="float" office:value="21412" calcext:value-type="float">
            <text:p>21412</text:p>
          </table:table-cell>
          <table:table-cell table:style-name="ce94" table:formula="of:=SUM([.F45];1)" office:value-type="float" office:value="21413" calcext:value-type="float">
            <text:p>21413</text:p>
          </table:table-cell>
          <table:table-cell table:style-name="ce87" table:formula="of:=SUM([.G45];1)" office:value-type="float" office:value="21414" calcext:value-type="float">
            <text:p>21414</text:p>
          </table:table-cell>
          <table:table-cell table:style-name="ce94" table:formula="of:=SUM([.H45];1)" office:value-type="float" office:value="21415" calcext:value-type="float">
            <text:p>21415</text:p>
          </table:table-cell>
          <table:table-cell table:style-name="ce87" table:formula="of:=SUM([.I45];1)" office:value-type="float" office:value="21416" calcext:value-type="float">
            <text:p>21416</text:p>
          </table:table-cell>
          <table:table-cell table:style-name="ce94" table:formula="of:=SUM([.J45];1)" office:value-type="float" office:value="21417" calcext:value-type="float">
            <text:p>21417</text:p>
          </table:table-cell>
          <table:table-cell table:style-name="ce87" table:formula="of:=SUM([.K45];1)" office:value-type="float" office:value="21418" calcext:value-type="float">
            <text:p>21418</text:p>
          </table:table-cell>
          <table:table-cell table:style-name="ce94" table:formula="of:=SUM([.L45];1)" office:value-type="float" office:value="21419" calcext:value-type="float">
            <text:p>21419</text:p>
          </table:table-cell>
          <table:table-cell table:style-name="ce104" table:formula="of:=SUM([.M45];1)" office:value-type="float" office:value="21420" calcext:value-type="float">
            <text:p>21420</text:p>
          </table:table-cell>
          <table:table-cell table:style-name="ce89" table:formula="of:=SUM([.N45];1)" office:value-type="float" office:value="21421" calcext:value-type="float">
            <text:p>21421</text:p>
          </table:table-cell>
          <table:table-cell table:style-name="ce87" table:formula="of:=SUM([.O45];1)" office:value-type="float" office:value="21422" calcext:value-type="float">
            <text:p>21422</text:p>
          </table:table-cell>
          <table:table-cell table:style-name="ce94" table:formula="of:=SUM([.P45];1)" office:value-type="float" office:value="21423" calcext:value-type="float">
            <text:p>21423</text:p>
          </table:table-cell>
          <table:table-cell table:style-name="ce87" table:formula="of:=SUM([.Q45];1)" office:value-type="float" office:value="21424" calcext:value-type="float">
            <text:p>21424</text:p>
          </table:table-cell>
          <table:table-cell table:style-name="ce94" table:formula="of:=SUM([.R45];1)" office:value-type="float" office:value="21425" calcext:value-type="float">
            <text:p>21425</text:p>
          </table:table-cell>
          <table:table-cell table:style-name="ce87" table:formula="of:=SUM([.S45];1)" office:value-type="float" office:value="21426" calcext:value-type="float">
            <text:p>21426</text:p>
          </table:table-cell>
          <table:table-cell table:style-name="ce94" table:formula="of:=SUM([.T45];1)" office:value-type="float" office:value="21427" calcext:value-type="float">
            <text:p>21427</text:p>
          </table:table-cell>
          <table:table-cell table:style-name="ce87" table:formula="of:=SUM([.U45];1)" office:value-type="float" office:value="21428" calcext:value-type="float">
            <text:p>21428</text:p>
          </table:table-cell>
          <table:table-cell table:style-name="ce94" table:formula="of:=SUM([.V45];1)" office:value-type="float" office:value="21429" calcext:value-type="float">
            <text:p>21429</text:p>
          </table:table-cell>
          <table:table-cell table:style-name="ce87" table:formula="of:=SUM([.W45];1)" office:value-type="float" office:value="21430" calcext:value-type="float">
            <text:p>21430</text:p>
          </table:table-cell>
          <table:table-cell table:style-name="ce94" table:formula="of:=SUM([.X45];1)" office:value-type="float" office:value="21431" calcext:value-type="float">
            <text:p>21431</text:p>
          </table:table-cell>
          <table:table-cell table:style-name="ce87" table:formula="of:=SUM([.Y45];1)" office:value-type="float" office:value="21432" calcext:value-type="float">
            <text:p>21432</text:p>
          </table:table-cell>
          <table:table-cell table:style-name="ce94" table:formula="of:=SUM([.Z45];1)" office:value-type="float" office:value="21433" calcext:value-type="float">
            <text:p>21433</text:p>
          </table:table-cell>
          <table:table-cell table:style-name="ce87" table:formula="of:=SUM([.AA45];1)" office:value-type="float" office:value="21434" calcext:value-type="float">
            <text:p>21434</text:p>
          </table:table-cell>
          <table:table-cell table:style-name="ce94" table:formula="of:=SUM([.AB45];1)" office:value-type="float" office:value="21435" calcext:value-type="float">
            <text:p>21435</text:p>
          </table:table-cell>
          <table:table-cell table:style-name="ce87" table:formula="of:=SUM([.AC45];1)" office:value-type="float" office:value="21436" calcext:value-type="float">
            <text:p>21436</text:p>
          </table:table-cell>
          <table:table-cell table:style-name="ce94" table:formula="of:=SUM([.AD45];1)" office:value-type="float" office:value="21437" calcext:value-type="float">
            <text:p>21437</text:p>
          </table:table-cell>
          <table:table-cell table:style-name="ce87" table:formula="of:=SUM([.AE45];1)" office:value-type="float" office:value="21438" calcext:value-type="float">
            <text:p>21438</text:p>
          </table:table-cell>
          <table:table-cell table:style-name="ce94" table:formula="of:=SUM([.AF45];1)" office:value-type="float" office:value="21439" calcext:value-type="float">
            <text:p>21439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8];1)" office:value-type="float" office:value="21664" calcext:value-type="float">
            <text:p>21664</text:p>
          </table:table-cell>
          <table:table-cell table:style-name="ce94" table:formula="of:=SUM([.B46];1)" office:value-type="float" office:value="21665" calcext:value-type="float">
            <text:p>21665</text:p>
          </table:table-cell>
          <table:table-cell table:style-name="ce87" table:formula="of:=SUM([.C46];1)" office:value-type="float" office:value="21666" calcext:value-type="float">
            <text:p>21666</text:p>
          </table:table-cell>
          <table:table-cell table:style-name="ce94" table:formula="of:=SUM([.D46];1)" office:value-type="float" office:value="21667" calcext:value-type="float">
            <text:p>21667</text:p>
          </table:table-cell>
          <table:table-cell table:style-name="ce87" table:formula="of:=SUM([.E46];1)" office:value-type="float" office:value="21668" calcext:value-type="float">
            <text:p>21668</text:p>
          </table:table-cell>
          <table:table-cell table:style-name="ce94" table:formula="of:=SUM([.F46];1)" office:value-type="float" office:value="21669" calcext:value-type="float">
            <text:p>21669</text:p>
          </table:table-cell>
          <table:table-cell table:style-name="ce87" table:formula="of:=SUM([.G46];1)" office:value-type="float" office:value="21670" calcext:value-type="float">
            <text:p>21670</text:p>
          </table:table-cell>
          <table:table-cell table:style-name="ce94" table:formula="of:=SUM([.H46];1)" office:value-type="float" office:value="21671" calcext:value-type="float">
            <text:p>21671</text:p>
          </table:table-cell>
          <table:table-cell table:style-name="ce87" table:formula="of:=SUM([.I46];1)" office:value-type="float" office:value="21672" calcext:value-type="float">
            <text:p>21672</text:p>
          </table:table-cell>
          <table:table-cell table:style-name="ce94" table:formula="of:=SUM([.J46];1)" office:value-type="float" office:value="21673" calcext:value-type="float">
            <text:p>21673</text:p>
          </table:table-cell>
          <table:table-cell table:style-name="ce87" table:formula="of:=SUM([.K46];1)" office:value-type="float" office:value="21674" calcext:value-type="float">
            <text:p>21674</text:p>
          </table:table-cell>
          <table:table-cell table:style-name="ce94" table:formula="of:=SUM([.L46];1)" office:value-type="float" office:value="21675" calcext:value-type="float">
            <text:p>21675</text:p>
          </table:table-cell>
          <table:table-cell table:style-name="ce104" table:formula="of:=SUM([.M46];1)" office:value-type="float" office:value="21676" calcext:value-type="float">
            <text:p>21676</text:p>
          </table:table-cell>
          <table:table-cell table:style-name="ce89" table:formula="of:=SUM([.N46];1)" office:value-type="float" office:value="21677" calcext:value-type="float">
            <text:p>21677</text:p>
          </table:table-cell>
          <table:table-cell table:style-name="ce87" table:formula="of:=SUM([.O46];1)" office:value-type="float" office:value="21678" calcext:value-type="float">
            <text:p>21678</text:p>
          </table:table-cell>
          <table:table-cell table:style-name="ce94" table:formula="of:=SUM([.P46];1)" office:value-type="float" office:value="21679" calcext:value-type="float">
            <text:p>21679</text:p>
          </table:table-cell>
          <table:table-cell table:style-name="ce87" table:formula="of:=SUM([.Q46];1)" office:value-type="float" office:value="21680" calcext:value-type="float">
            <text:p>21680</text:p>
          </table:table-cell>
          <table:table-cell table:style-name="ce94" table:formula="of:=SUM([.R46];1)" office:value-type="float" office:value="21681" calcext:value-type="float">
            <text:p>21681</text:p>
          </table:table-cell>
          <table:table-cell table:style-name="ce87" table:formula="of:=SUM([.S46];1)" office:value-type="float" office:value="21682" calcext:value-type="float">
            <text:p>21682</text:p>
          </table:table-cell>
          <table:table-cell table:style-name="ce94" table:formula="of:=SUM([.T46];1)" office:value-type="float" office:value="21683" calcext:value-type="float">
            <text:p>21683</text:p>
          </table:table-cell>
          <table:table-cell table:style-name="ce87" table:formula="of:=SUM([.U46];1)" office:value-type="float" office:value="21684" calcext:value-type="float">
            <text:p>21684</text:p>
          </table:table-cell>
          <table:table-cell table:style-name="ce94" table:formula="of:=SUM([.V46];1)" office:value-type="float" office:value="21685" calcext:value-type="float">
            <text:p>21685</text:p>
          </table:table-cell>
          <table:table-cell table:style-name="ce87" table:formula="of:=SUM([.W46];1)" office:value-type="float" office:value="21686" calcext:value-type="float">
            <text:p>21686</text:p>
          </table:table-cell>
          <table:table-cell table:style-name="ce94" table:formula="of:=SUM([.X46];1)" office:value-type="float" office:value="21687" calcext:value-type="float">
            <text:p>21687</text:p>
          </table:table-cell>
          <table:table-cell table:style-name="ce87" table:formula="of:=SUM([.Y46];1)" office:value-type="float" office:value="21688" calcext:value-type="float">
            <text:p>21688</text:p>
          </table:table-cell>
          <table:table-cell table:style-name="ce94" table:formula="of:=SUM([.Z46];1)" office:value-type="float" office:value="21689" calcext:value-type="float">
            <text:p>21689</text:p>
          </table:table-cell>
          <table:table-cell table:style-name="ce87" table:formula="of:=SUM([.AA46];1)" office:value-type="float" office:value="21690" calcext:value-type="float">
            <text:p>21690</text:p>
          </table:table-cell>
          <table:table-cell table:style-name="ce94" table:formula="of:=SUM([.AB46];1)" office:value-type="float" office:value="21691" calcext:value-type="float">
            <text:p>21691</text:p>
          </table:table-cell>
          <table:table-cell table:style-name="ce87" table:formula="of:=SUM([.AC46];1)" office:value-type="float" office:value="21692" calcext:value-type="float">
            <text:p>21692</text:p>
          </table:table-cell>
          <table:table-cell table:style-name="ce94" table:formula="of:=SUM([.AD46];1)" office:value-type="float" office:value="21693" calcext:value-type="float">
            <text:p>21693</text:p>
          </table:table-cell>
          <table:table-cell table:style-name="ce87" table:formula="of:=SUM([.AE46];1)" office:value-type="float" office:value="21694" calcext:value-type="float">
            <text:p>21694</text:p>
          </table:table-cell>
          <table:table-cell table:style-name="ce94" table:formula="of:=SUM([.AF46];1)" office:value-type="float" office:value="21695" calcext:value-type="float">
            <text:p>21695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39];1)" office:value-type="float" office:value="21920" calcext:value-type="float">
            <text:p>21920</text:p>
          </table:table-cell>
          <table:table-cell table:style-name="ce94" table:formula="of:=SUM([.B47];1)" office:value-type="float" office:value="21921" calcext:value-type="float">
            <text:p>21921</text:p>
          </table:table-cell>
          <table:table-cell table:style-name="ce87" table:formula="of:=SUM([.C47];1)" office:value-type="float" office:value="21922" calcext:value-type="float">
            <text:p>21922</text:p>
          </table:table-cell>
          <table:table-cell table:style-name="ce94" table:formula="of:=SUM([.D47];1)" office:value-type="float" office:value="21923" calcext:value-type="float">
            <text:p>21923</text:p>
          </table:table-cell>
          <table:table-cell table:style-name="ce87" table:formula="of:=SUM([.E47];1)" office:value-type="float" office:value="21924" calcext:value-type="float">
            <text:p>21924</text:p>
          </table:table-cell>
          <table:table-cell table:style-name="ce94" table:formula="of:=SUM([.F47];1)" office:value-type="float" office:value="21925" calcext:value-type="float">
            <text:p>21925</text:p>
          </table:table-cell>
          <table:table-cell table:style-name="ce87" table:formula="of:=SUM([.G47];1)" office:value-type="float" office:value="21926" calcext:value-type="float">
            <text:p>21926</text:p>
          </table:table-cell>
          <table:table-cell table:style-name="ce94" table:formula="of:=SUM([.H47];1)" office:value-type="float" office:value="21927" calcext:value-type="float">
            <text:p>21927</text:p>
          </table:table-cell>
          <table:table-cell table:style-name="ce87" table:formula="of:=SUM([.I47];1)" office:value-type="float" office:value="21928" calcext:value-type="float">
            <text:p>21928</text:p>
          </table:table-cell>
          <table:table-cell table:style-name="ce94" table:formula="of:=SUM([.J47];1)" office:value-type="float" office:value="21929" calcext:value-type="float">
            <text:p>21929</text:p>
          </table:table-cell>
          <table:table-cell table:style-name="ce87" table:formula="of:=SUM([.K47];1)" office:value-type="float" office:value="21930" calcext:value-type="float">
            <text:p>21930</text:p>
          </table:table-cell>
          <table:table-cell table:style-name="ce94" table:formula="of:=SUM([.L47];1)" office:value-type="float" office:value="21931" calcext:value-type="float">
            <text:p>21931</text:p>
          </table:table-cell>
          <table:table-cell table:style-name="ce104" table:formula="of:=SUM([.M47];1)" office:value-type="float" office:value="21932" calcext:value-type="float">
            <text:p>21932</text:p>
          </table:table-cell>
          <table:table-cell table:style-name="ce89" table:formula="of:=SUM([.N47];1)" office:value-type="float" office:value="21933" calcext:value-type="float">
            <text:p>21933</text:p>
          </table:table-cell>
          <table:table-cell table:style-name="ce87" table:formula="of:=SUM([.O47];1)" office:value-type="float" office:value="21934" calcext:value-type="float">
            <text:p>21934</text:p>
          </table:table-cell>
          <table:table-cell table:style-name="ce94" table:formula="of:=SUM([.P47];1)" office:value-type="float" office:value="21935" calcext:value-type="float">
            <text:p>21935</text:p>
          </table:table-cell>
          <table:table-cell table:style-name="ce87" table:formula="of:=SUM([.Q47];1)" office:value-type="float" office:value="21936" calcext:value-type="float">
            <text:p>21936</text:p>
          </table:table-cell>
          <table:table-cell table:style-name="ce94" table:formula="of:=SUM([.R47];1)" office:value-type="float" office:value="21937" calcext:value-type="float">
            <text:p>21937</text:p>
          </table:table-cell>
          <table:table-cell table:style-name="ce87" table:formula="of:=SUM([.S47];1)" office:value-type="float" office:value="21938" calcext:value-type="float">
            <text:p>21938</text:p>
          </table:table-cell>
          <table:table-cell table:style-name="ce94" table:formula="of:=SUM([.T47];1)" office:value-type="float" office:value="21939" calcext:value-type="float">
            <text:p>21939</text:p>
          </table:table-cell>
          <table:table-cell table:style-name="ce87" table:formula="of:=SUM([.U47];1)" office:value-type="float" office:value="21940" calcext:value-type="float">
            <text:p>21940</text:p>
          </table:table-cell>
          <table:table-cell table:style-name="ce94" table:formula="of:=SUM([.V47];1)" office:value-type="float" office:value="21941" calcext:value-type="float">
            <text:p>21941</text:p>
          </table:table-cell>
          <table:table-cell table:style-name="ce87" table:formula="of:=SUM([.W47];1)" office:value-type="float" office:value="21942" calcext:value-type="float">
            <text:p>21942</text:p>
          </table:table-cell>
          <table:table-cell table:style-name="ce94" table:formula="of:=SUM([.X47];1)" office:value-type="float" office:value="21943" calcext:value-type="float">
            <text:p>21943</text:p>
          </table:table-cell>
          <table:table-cell table:style-name="ce87" table:formula="of:=SUM([.Y47];1)" office:value-type="float" office:value="21944" calcext:value-type="float">
            <text:p>21944</text:p>
          </table:table-cell>
          <table:table-cell table:style-name="ce94" table:formula="of:=SUM([.Z47];1)" office:value-type="float" office:value="21945" calcext:value-type="float">
            <text:p>21945</text:p>
          </table:table-cell>
          <table:table-cell table:style-name="ce87" table:formula="of:=SUM([.AA47];1)" office:value-type="float" office:value="21946" calcext:value-type="float">
            <text:p>21946</text:p>
          </table:table-cell>
          <table:table-cell table:style-name="ce94" table:formula="of:=SUM([.AB47];1)" office:value-type="float" office:value="21947" calcext:value-type="float">
            <text:p>21947</text:p>
          </table:table-cell>
          <table:table-cell table:style-name="ce87" table:formula="of:=SUM([.AC47];1)" office:value-type="float" office:value="21948" calcext:value-type="float">
            <text:p>21948</text:p>
          </table:table-cell>
          <table:table-cell table:style-name="ce94" table:formula="of:=SUM([.AD47];1)" office:value-type="float" office:value="21949" calcext:value-type="float">
            <text:p>21949</text:p>
          </table:table-cell>
          <table:table-cell table:style-name="ce87" table:formula="of:=SUM([.AE47];1)" office:value-type="float" office:value="21950" calcext:value-type="float">
            <text:p>21950</text:p>
          </table:table-cell>
          <table:table-cell table:style-name="ce94" table:formula="of:=SUM([.AF47];1)" office:value-type="float" office:value="21951" calcext:value-type="float">
            <text:p>21951</text:p>
          </table:table-cell>
          <table:table-cell table:number-columns-repeated="31"/>
        </table:table-row>
        <table:table-row table:style-name="ro2">
          <table:covered-table-cell table:style-name="ce85"/>
          <table:table-cell table:style-name="ce92" table:formula="of:=SUM([.AG40];1)" office:value-type="float" office:value="22176" calcext:value-type="float">
            <text:p>22176</text:p>
          </table:table-cell>
          <table:table-cell table:style-name="ce94" table:formula="of:=SUM([.B48];1)" office:value-type="float" office:value="22177" calcext:value-type="float">
            <text:p>22177</text:p>
          </table:table-cell>
          <table:table-cell table:style-name="ce87" table:formula="of:=SUM([.C48];1)" office:value-type="float" office:value="22178" calcext:value-type="float">
            <text:p>22178</text:p>
          </table:table-cell>
          <table:table-cell table:style-name="ce94" table:formula="of:=SUM([.D48];1)" office:value-type="float" office:value="22179" calcext:value-type="float">
            <text:p>22179</text:p>
          </table:table-cell>
          <table:table-cell table:style-name="ce87" table:formula="of:=SUM([.E48];1)" office:value-type="float" office:value="22180" calcext:value-type="float">
            <text:p>22180</text:p>
          </table:table-cell>
          <table:table-cell table:style-name="ce94" table:formula="of:=SUM([.F48];1)" office:value-type="float" office:value="22181" calcext:value-type="float">
            <text:p>22181</text:p>
          </table:table-cell>
          <table:table-cell table:style-name="ce87" table:formula="of:=SUM([.G48];1)" office:value-type="float" office:value="22182" calcext:value-type="float">
            <text:p>22182</text:p>
          </table:table-cell>
          <table:table-cell table:style-name="ce94" table:formula="of:=SUM([.H48];1)" office:value-type="float" office:value="22183" calcext:value-type="float">
            <text:p>22183</text:p>
          </table:table-cell>
          <table:table-cell table:style-name="ce87" table:formula="of:=SUM([.I48];1)" office:value-type="float" office:value="22184" calcext:value-type="float">
            <text:p>22184</text:p>
          </table:table-cell>
          <table:table-cell table:style-name="ce94" table:formula="of:=SUM([.J48];1)" office:value-type="float" office:value="22185" calcext:value-type="float">
            <text:p>22185</text:p>
          </table:table-cell>
          <table:table-cell table:style-name="ce87" table:formula="of:=SUM([.K48];1)" office:value-type="float" office:value="22186" calcext:value-type="float">
            <text:p>22186</text:p>
          </table:table-cell>
          <table:table-cell table:style-name="ce94" table:formula="of:=SUM([.L48];1)" office:value-type="float" office:value="22187" calcext:value-type="float">
            <text:p>22187</text:p>
          </table:table-cell>
          <table:table-cell table:style-name="ce104" table:formula="of:=SUM([.M48];1)" office:value-type="float" office:value="22188" calcext:value-type="float">
            <text:p>22188</text:p>
          </table:table-cell>
          <table:table-cell table:style-name="ce89" table:formula="of:=SUM([.N48];1)" office:value-type="float" office:value="22189" calcext:value-type="float">
            <text:p>22189</text:p>
          </table:table-cell>
          <table:table-cell table:style-name="ce87" table:formula="of:=SUM([.O48];1)" office:value-type="float" office:value="22190" calcext:value-type="float">
            <text:p>22190</text:p>
          </table:table-cell>
          <table:table-cell table:style-name="ce94" table:formula="of:=SUM([.P48];1)" office:value-type="float" office:value="22191" calcext:value-type="float">
            <text:p>22191</text:p>
          </table:table-cell>
          <table:table-cell table:style-name="ce87" table:formula="of:=SUM([.Q48];1)" office:value-type="float" office:value="22192" calcext:value-type="float">
            <text:p>22192</text:p>
          </table:table-cell>
          <table:table-cell table:style-name="ce94" table:formula="of:=SUM([.R48];1)" office:value-type="float" office:value="22193" calcext:value-type="float">
            <text:p>22193</text:p>
          </table:table-cell>
          <table:table-cell table:style-name="ce87" table:formula="of:=SUM([.S48];1)" office:value-type="float" office:value="22194" calcext:value-type="float">
            <text:p>22194</text:p>
          </table:table-cell>
          <table:table-cell table:style-name="ce94" table:formula="of:=SUM([.T48];1)" office:value-type="float" office:value="22195" calcext:value-type="float">
            <text:p>22195</text:p>
          </table:table-cell>
          <table:table-cell table:style-name="ce87" table:formula="of:=SUM([.U48];1)" office:value-type="float" office:value="22196" calcext:value-type="float">
            <text:p>22196</text:p>
          </table:table-cell>
          <table:table-cell table:style-name="ce94" table:formula="of:=SUM([.V48];1)" office:value-type="float" office:value="22197" calcext:value-type="float">
            <text:p>22197</text:p>
          </table:table-cell>
          <table:table-cell table:style-name="ce87" table:formula="of:=SUM([.W48];1)" office:value-type="float" office:value="22198" calcext:value-type="float">
            <text:p>22198</text:p>
          </table:table-cell>
          <table:table-cell table:style-name="ce94" table:formula="of:=SUM([.X48];1)" office:value-type="float" office:value="22199" calcext:value-type="float">
            <text:p>22199</text:p>
          </table:table-cell>
          <table:table-cell table:style-name="ce87" table:formula="of:=SUM([.Y48];1)" office:value-type="float" office:value="22200" calcext:value-type="float">
            <text:p>22200</text:p>
          </table:table-cell>
          <table:table-cell table:style-name="ce94" table:formula="of:=SUM([.Z48];1)" office:value-type="float" office:value="22201" calcext:value-type="float">
            <text:p>22201</text:p>
          </table:table-cell>
          <table:table-cell table:style-name="ce87" table:formula="of:=SUM([.AA48];1)" office:value-type="float" office:value="22202" calcext:value-type="float">
            <text:p>22202</text:p>
          </table:table-cell>
          <table:table-cell table:style-name="ce94" table:formula="of:=SUM([.AB48];1)" office:value-type="float" office:value="22203" calcext:value-type="float">
            <text:p>22203</text:p>
          </table:table-cell>
          <table:table-cell table:style-name="ce87" table:formula="of:=SUM([.AC48];1)" office:value-type="float" office:value="22204" calcext:value-type="float">
            <text:p>22204</text:p>
          </table:table-cell>
          <table:table-cell table:style-name="ce94" table:formula="of:=SUM([.AD48];1)" office:value-type="float" office:value="22205" calcext:value-type="float">
            <text:p>22205</text:p>
          </table:table-cell>
          <table:table-cell table:style-name="ce87" table:formula="of:=SUM([.AE48];1)" office:value-type="float" office:value="22206" calcext:value-type="float">
            <text:p>22206</text:p>
          </table:table-cell>
          <table:table-cell table:style-name="ce94" table:formula="of:=SUM([.AF48];1)" office:value-type="float" office:value="22207" calcext:value-type="float">
            <text:p>22207</text:p>
          </table:table-cell>
          <table:table-cell table:number-columns-repeated="31"/>
        </table:table-row>
        <table:table-row table:style-name="ro2">
          <table:covered-table-cell table:style-name="ce86"/>
          <table:table-cell table:style-name="ce93" table:formula="of:=SUM([.AG41];1)" office:value-type="float" office:value="22432" calcext:value-type="float">
            <text:p>22432</text:p>
          </table:table-cell>
          <table:table-cell table:style-name="ce96" table:formula="of:=SUM([.B49];1)" office:value-type="float" office:value="22433" calcext:value-type="float">
            <text:p>22433</text:p>
          </table:table-cell>
          <table:table-cell table:style-name="ce87" table:formula="of:=SUM([.C49];1)" office:value-type="float" office:value="22434" calcext:value-type="float">
            <text:p>22434</text:p>
          </table:table-cell>
          <table:table-cell table:style-name="ce96" table:formula="of:=SUM([.D49];1)" office:value-type="float" office:value="22435" calcext:value-type="float">
            <text:p>22435</text:p>
          </table:table-cell>
          <table:table-cell table:style-name="ce87" table:formula="of:=SUM([.E49];1)" office:value-type="float" office:value="22436" calcext:value-type="float">
            <text:p>22436</text:p>
          </table:table-cell>
          <table:table-cell table:style-name="ce96" table:formula="of:=SUM([.F49];1)" office:value-type="float" office:value="22437" calcext:value-type="float">
            <text:p>22437</text:p>
          </table:table-cell>
          <table:table-cell table:style-name="ce87" table:formula="of:=SUM([.G49];1)" office:value-type="float" office:value="22438" calcext:value-type="float">
            <text:p>22438</text:p>
          </table:table-cell>
          <table:table-cell table:style-name="ce96" table:formula="of:=SUM([.H49];1)" office:value-type="float" office:value="22439" calcext:value-type="float">
            <text:p>22439</text:p>
          </table:table-cell>
          <table:table-cell table:style-name="ce87" table:formula="of:=SUM([.I49];1)" office:value-type="float" office:value="22440" calcext:value-type="float">
            <text:p>22440</text:p>
          </table:table-cell>
          <table:table-cell table:style-name="ce96" table:formula="of:=SUM([.J49];1)" office:value-type="float" office:value="22441" calcext:value-type="float">
            <text:p>22441</text:p>
          </table:table-cell>
          <table:table-cell table:style-name="ce87" table:formula="of:=SUM([.K49];1)" office:value-type="float" office:value="22442" calcext:value-type="float">
            <text:p>22442</text:p>
          </table:table-cell>
          <table:table-cell table:style-name="ce96" table:formula="of:=SUM([.L49];1)" office:value-type="float" office:value="22443" calcext:value-type="float">
            <text:p>22443</text:p>
          </table:table-cell>
          <table:table-cell table:style-name="ce104" table:formula="of:=SUM([.M49];1)" office:value-type="float" office:value="22444" calcext:value-type="float">
            <text:p>22444</text:p>
          </table:table-cell>
          <table:table-cell table:style-name="ce90" table:formula="of:=SUM([.N49];1)" office:value-type="float" office:value="22445" calcext:value-type="float">
            <text:p>22445</text:p>
          </table:table-cell>
          <table:table-cell table:style-name="ce87" table:formula="of:=SUM([.O49];1)" office:value-type="float" office:value="22446" calcext:value-type="float">
            <text:p>22446</text:p>
          </table:table-cell>
          <table:table-cell table:style-name="ce96" table:formula="of:=SUM([.P49];1)" office:value-type="float" office:value="22447" calcext:value-type="float">
            <text:p>22447</text:p>
          </table:table-cell>
          <table:table-cell table:style-name="ce87" table:formula="of:=SUM([.Q49];1)" office:value-type="float" office:value="22448" calcext:value-type="float">
            <text:p>22448</text:p>
          </table:table-cell>
          <table:table-cell table:style-name="ce96" table:formula="of:=SUM([.R49];1)" office:value-type="float" office:value="22449" calcext:value-type="float">
            <text:p>22449</text:p>
          </table:table-cell>
          <table:table-cell table:style-name="ce87" table:formula="of:=SUM([.S49];1)" office:value-type="float" office:value="22450" calcext:value-type="float">
            <text:p>22450</text:p>
          </table:table-cell>
          <table:table-cell table:style-name="ce96" table:formula="of:=SUM([.T49];1)" office:value-type="float" office:value="22451" calcext:value-type="float">
            <text:p>22451</text:p>
          </table:table-cell>
          <table:table-cell table:style-name="ce87" table:formula="of:=SUM([.U49];1)" office:value-type="float" office:value="22452" calcext:value-type="float">
            <text:p>22452</text:p>
          </table:table-cell>
          <table:table-cell table:style-name="ce96" table:formula="of:=SUM([.V49];1)" office:value-type="float" office:value="22453" calcext:value-type="float">
            <text:p>22453</text:p>
          </table:table-cell>
          <table:table-cell table:style-name="ce87" table:formula="of:=SUM([.W49];1)" office:value-type="float" office:value="22454" calcext:value-type="float">
            <text:p>22454</text:p>
          </table:table-cell>
          <table:table-cell table:style-name="ce96" table:formula="of:=SUM([.X49];1)" office:value-type="float" office:value="22455" calcext:value-type="float">
            <text:p>22455</text:p>
          </table:table-cell>
          <table:table-cell table:style-name="ce87" table:formula="of:=SUM([.Y49];1)" office:value-type="float" office:value="22456" calcext:value-type="float">
            <text:p>22456</text:p>
          </table:table-cell>
          <table:table-cell table:style-name="ce96" table:formula="of:=SUM([.Z49];1)" office:value-type="float" office:value="22457" calcext:value-type="float">
            <text:p>22457</text:p>
          </table:table-cell>
          <table:table-cell table:style-name="ce87" table:formula="of:=SUM([.AA49];1)" office:value-type="float" office:value="22458" calcext:value-type="float">
            <text:p>22458</text:p>
          </table:table-cell>
          <table:table-cell table:style-name="ce96" table:formula="of:=SUM([.AB49];1)" office:value-type="float" office:value="22459" calcext:value-type="float">
            <text:p>22459</text:p>
          </table:table-cell>
          <table:table-cell table:style-name="ce87" table:formula="of:=SUM([.AC49];1)" office:value-type="float" office:value="22460" calcext:value-type="float">
            <text:p>22460</text:p>
          </table:table-cell>
          <table:table-cell table:style-name="ce94" table:formula="of:=SUM([.AD49];1)" office:value-type="float" office:value="22461" calcext:value-type="float">
            <text:p>22461</text:p>
          </table:table-cell>
          <table:table-cell table:style-name="ce87" table:formula="of:=SUM([.AE49];1)" office:value-type="float" office:value="22462" calcext:value-type="float">
            <text:p>22462</text:p>
          </table:table-cell>
          <table:table-cell table:style-name="ce94" table:formula="of:=SUM([.AF49];1)" office:value-type="float" office:value="22463" calcext:value-type="float">
            <text:p>22463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6</text:p>
            <text:p>Pixel</text:p>
            <text:p>48-55</text:p>
          </table:table-cell>
          <table:table-cell table:style-name="ce94" table:formula="of:=SUM([.AG42];1)" office:value-type="float" office:value="20672" calcext:value-type="float">
            <text:p>20672</text:p>
          </table:table-cell>
          <table:table-cell table:style-name="ce87" table:formula="of:=SUM([.B50];1)" office:value-type="float" office:value="20673" calcext:value-type="float">
            <text:p>20673</text:p>
          </table:table-cell>
          <table:table-cell table:style-name="ce95" table:formula="of:=SUM([.C50];1)" office:value-type="float" office:value="20674" calcext:value-type="float">
            <text:p>20674</text:p>
          </table:table-cell>
          <table:table-cell table:style-name="ce87" table:formula="of:=SUM([.D50];1)" office:value-type="float" office:value="20675" calcext:value-type="float">
            <text:p>20675</text:p>
          </table:table-cell>
          <table:table-cell table:style-name="ce95" table:formula="of:=SUM([.E50];1)" office:value-type="float" office:value="20676" calcext:value-type="float">
            <text:p>20676</text:p>
          </table:table-cell>
          <table:table-cell table:style-name="ce87" table:formula="of:=SUM([.F50];1)" office:value-type="float" office:value="20677" calcext:value-type="float">
            <text:p>20677</text:p>
          </table:table-cell>
          <table:table-cell table:style-name="ce95" table:formula="of:=SUM([.G50];1)" office:value-type="float" office:value="20678" calcext:value-type="float">
            <text:p>20678</text:p>
          </table:table-cell>
          <table:table-cell table:style-name="ce87" table:formula="of:=SUM([.H50];1)" office:value-type="float" office:value="20679" calcext:value-type="float">
            <text:p>20679</text:p>
          </table:table-cell>
          <table:table-cell table:style-name="ce95" table:formula="of:=SUM([.I50];1)" office:value-type="float" office:value="20680" calcext:value-type="float">
            <text:p>20680</text:p>
          </table:table-cell>
          <table:table-cell table:style-name="ce87" table:formula="of:=SUM([.J50];1)" office:value-type="float" office:value="20681" calcext:value-type="float">
            <text:p>20681</text:p>
          </table:table-cell>
          <table:table-cell table:style-name="ce95" table:formula="of:=SUM([.K50];1)" office:value-type="float" office:value="20682" calcext:value-type="float">
            <text:p>20682</text:p>
          </table:table-cell>
          <table:table-cell table:style-name="ce87" table:formula="of:=SUM([.L50];1)" office:value-type="float" office:value="20683" calcext:value-type="float">
            <text:p>20683</text:p>
          </table:table-cell>
          <table:table-cell table:style-name="ce95" table:formula="of:=SUM([.M50];1)" office:value-type="float" office:value="20684" calcext:value-type="float">
            <text:p>20684</text:p>
          </table:table-cell>
          <table:table-cell table:style-name="ce87" table:formula="of:=SUM([.N50];1)" office:value-type="float" office:value="20685" calcext:value-type="float">
            <text:p>20685</text:p>
          </table:table-cell>
          <table:table-cell table:style-name="ce95" table:formula="of:=SUM([.O50];1)" office:value-type="float" office:value="20686" calcext:value-type="float">
            <text:p>20686</text:p>
          </table:table-cell>
          <table:table-cell table:style-name="ce87" table:formula="of:=SUM([.P50];1)" office:value-type="float" office:value="20687" calcext:value-type="float">
            <text:p>20687</text:p>
          </table:table-cell>
          <table:table-cell table:style-name="ce95" table:formula="of:=SUM([.Q50];1)" office:value-type="float" office:value="20688" calcext:value-type="float">
            <text:p>20688</text:p>
          </table:table-cell>
          <table:table-cell table:style-name="ce87" table:formula="of:=SUM([.R50];1)" office:value-type="float" office:value="20689" calcext:value-type="float">
            <text:p>20689</text:p>
          </table:table-cell>
          <table:table-cell table:style-name="ce95" table:formula="of:=SUM([.S50];1)" office:value-type="float" office:value="20690" calcext:value-type="float">
            <text:p>20690</text:p>
          </table:table-cell>
          <table:table-cell table:style-name="ce87" table:formula="of:=SUM([.T50];1)" office:value-type="float" office:value="20691" calcext:value-type="float">
            <text:p>20691</text:p>
          </table:table-cell>
          <table:table-cell table:style-name="ce95" table:formula="of:=SUM([.U50];1)" office:value-type="float" office:value="20692" calcext:value-type="float">
            <text:p>20692</text:p>
          </table:table-cell>
          <table:table-cell table:style-name="ce87" table:formula="of:=SUM([.V50];1)" office:value-type="float" office:value="20693" calcext:value-type="float">
            <text:p>20693</text:p>
          </table:table-cell>
          <table:table-cell table:style-name="ce95" table:formula="of:=SUM([.W50];1)" office:value-type="float" office:value="20694" calcext:value-type="float">
            <text:p>20694</text:p>
          </table:table-cell>
          <table:table-cell table:style-name="ce87" table:formula="of:=SUM([.X50];1)" office:value-type="float" office:value="20695" calcext:value-type="float">
            <text:p>20695</text:p>
          </table:table-cell>
          <table:table-cell table:style-name="ce95" table:formula="of:=SUM([.Y50];1)" office:value-type="float" office:value="20696" calcext:value-type="float">
            <text:p>20696</text:p>
          </table:table-cell>
          <table:table-cell table:style-name="ce87" table:formula="of:=SUM([.Z50];1)" office:value-type="float" office:value="20697" calcext:value-type="float">
            <text:p>20697</text:p>
          </table:table-cell>
          <table:table-cell table:style-name="ce95" table:formula="of:=SUM([.AA50];1)" office:value-type="float" office:value="20698" calcext:value-type="float">
            <text:p>20698</text:p>
          </table:table-cell>
          <table:table-cell table:style-name="ce87" table:formula="of:=SUM([.AB50];1)" office:value-type="float" office:value="20699" calcext:value-type="float">
            <text:p>20699</text:p>
          </table:table-cell>
          <table:table-cell table:style-name="ce95" table:formula="of:=SUM([.AC50];1)" office:value-type="float" office:value="20700" calcext:value-type="float">
            <text:p>20700</text:p>
          </table:table-cell>
          <table:table-cell table:style-name="ce106" table:formula="of:=SUM([.AD50];1)" office:value-type="float" office:value="20701" calcext:value-type="float">
            <text:p>20701</text:p>
          </table:table-cell>
          <table:table-cell table:style-name="ce95" table:formula="of:=SUM([.AE50];1)" office:value-type="float" office:value="20702" calcext:value-type="float">
            <text:p>20702</text:p>
          </table:table-cell>
          <table:table-cell table:style-name="ce111" table:formula="of:=SUM([.AF50];1)" office:value-type="float" office:value="20703" calcext:value-type="float">
            <text:p>2070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3];1)" office:value-type="float" office:value="20928" calcext:value-type="float">
            <text:p>20928</text:p>
          </table:table-cell>
          <table:table-cell table:style-name="ce87" table:formula="of:=SUM([.B51];1)" office:value-type="float" office:value="20929" calcext:value-type="float">
            <text:p>20929</text:p>
          </table:table-cell>
          <table:table-cell table:style-name="ce94" table:formula="of:=SUM([.C51];1)" office:value-type="float" office:value="20930" calcext:value-type="float">
            <text:p>20930</text:p>
          </table:table-cell>
          <table:table-cell table:style-name="ce87" table:formula="of:=SUM([.D51];1)" office:value-type="float" office:value="20931" calcext:value-type="float">
            <text:p>20931</text:p>
          </table:table-cell>
          <table:table-cell table:style-name="ce94" table:formula="of:=SUM([.E51];1)" office:value-type="float" office:value="20932" calcext:value-type="float">
            <text:p>20932</text:p>
          </table:table-cell>
          <table:table-cell table:style-name="ce87" table:formula="of:=SUM([.F51];1)" office:value-type="float" office:value="20933" calcext:value-type="float">
            <text:p>20933</text:p>
          </table:table-cell>
          <table:table-cell table:style-name="ce94" table:formula="of:=SUM([.G51];1)" office:value-type="float" office:value="20934" calcext:value-type="float">
            <text:p>20934</text:p>
          </table:table-cell>
          <table:table-cell table:style-name="ce87" table:formula="of:=SUM([.H51];1)" office:value-type="float" office:value="20935" calcext:value-type="float">
            <text:p>20935</text:p>
          </table:table-cell>
          <table:table-cell table:style-name="ce94" table:formula="of:=SUM([.I51];1)" office:value-type="float" office:value="20936" calcext:value-type="float">
            <text:p>20936</text:p>
          </table:table-cell>
          <table:table-cell table:style-name="ce87" table:formula="of:=SUM([.J51];1)" office:value-type="float" office:value="20937" calcext:value-type="float">
            <text:p>20937</text:p>
          </table:table-cell>
          <table:table-cell table:style-name="ce94" table:formula="of:=SUM([.K51];1)" office:value-type="float" office:value="20938" calcext:value-type="float">
            <text:p>20938</text:p>
          </table:table-cell>
          <table:table-cell table:style-name="ce87" table:formula="of:=SUM([.L51];1)" office:value-type="float" office:value="20939" calcext:value-type="float">
            <text:p>20939</text:p>
          </table:table-cell>
          <table:table-cell table:style-name="ce94" table:formula="of:=SUM([.M51];1)" office:value-type="float" office:value="20940" calcext:value-type="float">
            <text:p>20940</text:p>
          </table:table-cell>
          <table:table-cell table:style-name="ce87" table:formula="of:=SUM([.N51];1)" office:value-type="float" office:value="20941" calcext:value-type="float">
            <text:p>20941</text:p>
          </table:table-cell>
          <table:table-cell table:style-name="ce94" table:formula="of:=SUM([.O51];1)" office:value-type="float" office:value="20942" calcext:value-type="float">
            <text:p>20942</text:p>
          </table:table-cell>
          <table:table-cell table:style-name="ce87" table:formula="of:=SUM([.P51];1)" office:value-type="float" office:value="20943" calcext:value-type="float">
            <text:p>20943</text:p>
          </table:table-cell>
          <table:table-cell table:style-name="ce94" table:formula="of:=SUM([.Q51];1)" office:value-type="float" office:value="20944" calcext:value-type="float">
            <text:p>20944</text:p>
          </table:table-cell>
          <table:table-cell table:style-name="ce87" table:formula="of:=SUM([.R51];1)" office:value-type="float" office:value="20945" calcext:value-type="float">
            <text:p>20945</text:p>
          </table:table-cell>
          <table:table-cell table:style-name="ce94" table:formula="of:=SUM([.S51];1)" office:value-type="float" office:value="20946" calcext:value-type="float">
            <text:p>20946</text:p>
          </table:table-cell>
          <table:table-cell table:style-name="ce87" table:formula="of:=SUM([.T51];1)" office:value-type="float" office:value="20947" calcext:value-type="float">
            <text:p>20947</text:p>
          </table:table-cell>
          <table:table-cell table:style-name="ce94" table:formula="of:=SUM([.U51];1)" office:value-type="float" office:value="20948" calcext:value-type="float">
            <text:p>20948</text:p>
          </table:table-cell>
          <table:table-cell table:style-name="ce87" table:formula="of:=SUM([.V51];1)" office:value-type="float" office:value="20949" calcext:value-type="float">
            <text:p>20949</text:p>
          </table:table-cell>
          <table:table-cell table:style-name="ce94" table:formula="of:=SUM([.W51];1)" office:value-type="float" office:value="20950" calcext:value-type="float">
            <text:p>20950</text:p>
          </table:table-cell>
          <table:table-cell table:style-name="ce87" table:formula="of:=SUM([.X51];1)" office:value-type="float" office:value="20951" calcext:value-type="float">
            <text:p>20951</text:p>
          </table:table-cell>
          <table:table-cell table:style-name="ce94" table:formula="of:=SUM([.Y51];1)" office:value-type="float" office:value="20952" calcext:value-type="float">
            <text:p>20952</text:p>
          </table:table-cell>
          <table:table-cell table:style-name="ce87" table:formula="of:=SUM([.Z51];1)" office:value-type="float" office:value="20953" calcext:value-type="float">
            <text:p>20953</text:p>
          </table:table-cell>
          <table:table-cell table:style-name="ce94" table:formula="of:=SUM([.AA51];1)" office:value-type="float" office:value="20954" calcext:value-type="float">
            <text:p>20954</text:p>
          </table:table-cell>
          <table:table-cell table:style-name="ce87" table:formula="of:=SUM([.AB51];1)" office:value-type="float" office:value="20955" calcext:value-type="float">
            <text:p>20955</text:p>
          </table:table-cell>
          <table:table-cell table:style-name="ce94" table:formula="of:=SUM([.AC51];1)" office:value-type="float" office:value="20956" calcext:value-type="float">
            <text:p>20956</text:p>
          </table:table-cell>
          <table:table-cell table:style-name="ce97" table:formula="of:=SUM([.AD51];1)" office:value-type="float" office:value="20957" calcext:value-type="float">
            <text:p>20957</text:p>
          </table:table-cell>
          <table:table-cell table:style-name="ce94" table:formula="of:=SUM([.AE51];1)" office:value-type="float" office:value="20958" calcext:value-type="float">
            <text:p>20958</text:p>
          </table:table-cell>
          <table:table-cell table:style-name="ce104" table:formula="of:=SUM([.AF51];1)" office:value-type="float" office:value="20959" calcext:value-type="float">
            <text:p>2095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4];1)" office:value-type="float" office:value="21184" calcext:value-type="float">
            <text:p>21184</text:p>
          </table:table-cell>
          <table:table-cell table:style-name="ce87" table:formula="of:=SUM([.B52];1)" office:value-type="float" office:value="21185" calcext:value-type="float">
            <text:p>21185</text:p>
          </table:table-cell>
          <table:table-cell table:style-name="ce94" table:formula="of:=SUM([.C52];1)" office:value-type="float" office:value="21186" calcext:value-type="float">
            <text:p>21186</text:p>
          </table:table-cell>
          <table:table-cell table:style-name="ce87" table:formula="of:=SUM([.D52];1)" office:value-type="float" office:value="21187" calcext:value-type="float">
            <text:p>21187</text:p>
          </table:table-cell>
          <table:table-cell table:style-name="ce94" table:formula="of:=SUM([.E52];1)" office:value-type="float" office:value="21188" calcext:value-type="float">
            <text:p>21188</text:p>
          </table:table-cell>
          <table:table-cell table:style-name="ce87" table:formula="of:=SUM([.F52];1)" office:value-type="float" office:value="21189" calcext:value-type="float">
            <text:p>21189</text:p>
          </table:table-cell>
          <table:table-cell table:style-name="ce94" table:formula="of:=SUM([.G52];1)" office:value-type="float" office:value="21190" calcext:value-type="float">
            <text:p>21190</text:p>
          </table:table-cell>
          <table:table-cell table:style-name="ce87" table:formula="of:=SUM([.H52];1)" office:value-type="float" office:value="21191" calcext:value-type="float">
            <text:p>21191</text:p>
          </table:table-cell>
          <table:table-cell table:style-name="ce94" table:formula="of:=SUM([.I52];1)" office:value-type="float" office:value="21192" calcext:value-type="float">
            <text:p>21192</text:p>
          </table:table-cell>
          <table:table-cell table:style-name="ce87" table:formula="of:=SUM([.J52];1)" office:value-type="float" office:value="21193" calcext:value-type="float">
            <text:p>21193</text:p>
          </table:table-cell>
          <table:table-cell table:style-name="ce94" table:formula="of:=SUM([.K52];1)" office:value-type="float" office:value="21194" calcext:value-type="float">
            <text:p>21194</text:p>
          </table:table-cell>
          <table:table-cell table:style-name="ce87" table:formula="of:=SUM([.L52];1)" office:value-type="float" office:value="21195" calcext:value-type="float">
            <text:p>21195</text:p>
          </table:table-cell>
          <table:table-cell table:style-name="ce94" table:formula="of:=SUM([.M52];1)" office:value-type="float" office:value="21196" calcext:value-type="float">
            <text:p>21196</text:p>
          </table:table-cell>
          <table:table-cell table:style-name="ce87" table:formula="of:=SUM([.N52];1)" office:value-type="float" office:value="21197" calcext:value-type="float">
            <text:p>21197</text:p>
          </table:table-cell>
          <table:table-cell table:style-name="ce94" table:formula="of:=SUM([.O52];1)" office:value-type="float" office:value="21198" calcext:value-type="float">
            <text:p>21198</text:p>
          </table:table-cell>
          <table:table-cell table:style-name="ce87" table:formula="of:=SUM([.P52];1)" office:value-type="float" office:value="21199" calcext:value-type="float">
            <text:p>21199</text:p>
          </table:table-cell>
          <table:table-cell table:style-name="ce94" table:formula="of:=SUM([.Q52];1)" office:value-type="float" office:value="21200" calcext:value-type="float">
            <text:p>21200</text:p>
          </table:table-cell>
          <table:table-cell table:style-name="ce87" table:formula="of:=SUM([.R52];1)" office:value-type="float" office:value="21201" calcext:value-type="float">
            <text:p>21201</text:p>
          </table:table-cell>
          <table:table-cell table:style-name="ce94" table:formula="of:=SUM([.S52];1)" office:value-type="float" office:value="21202" calcext:value-type="float">
            <text:p>21202</text:p>
          </table:table-cell>
          <table:table-cell table:style-name="ce87" table:formula="of:=SUM([.T52];1)" office:value-type="float" office:value="21203" calcext:value-type="float">
            <text:p>21203</text:p>
          </table:table-cell>
          <table:table-cell table:style-name="ce94" table:formula="of:=SUM([.U52];1)" office:value-type="float" office:value="21204" calcext:value-type="float">
            <text:p>21204</text:p>
          </table:table-cell>
          <table:table-cell table:style-name="ce87" table:formula="of:=SUM([.V52];1)" office:value-type="float" office:value="21205" calcext:value-type="float">
            <text:p>21205</text:p>
          </table:table-cell>
          <table:table-cell table:style-name="ce94" table:formula="of:=SUM([.W52];1)" office:value-type="float" office:value="21206" calcext:value-type="float">
            <text:p>21206</text:p>
          </table:table-cell>
          <table:table-cell table:style-name="ce87" table:formula="of:=SUM([.X52];1)" office:value-type="float" office:value="21207" calcext:value-type="float">
            <text:p>21207</text:p>
          </table:table-cell>
          <table:table-cell table:style-name="ce94" table:formula="of:=SUM([.Y52];1)" office:value-type="float" office:value="21208" calcext:value-type="float">
            <text:p>21208</text:p>
          </table:table-cell>
          <table:table-cell table:style-name="ce87" table:formula="of:=SUM([.Z52];1)" office:value-type="float" office:value="21209" calcext:value-type="float">
            <text:p>21209</text:p>
          </table:table-cell>
          <table:table-cell table:style-name="ce94" table:formula="of:=SUM([.AA52];1)" office:value-type="float" office:value="21210" calcext:value-type="float">
            <text:p>21210</text:p>
          </table:table-cell>
          <table:table-cell table:style-name="ce87" table:formula="of:=SUM([.AB52];1)" office:value-type="float" office:value="21211" calcext:value-type="float">
            <text:p>21211</text:p>
          </table:table-cell>
          <table:table-cell table:style-name="ce94" table:formula="of:=SUM([.AC52];1)" office:value-type="float" office:value="21212" calcext:value-type="float">
            <text:p>21212</text:p>
          </table:table-cell>
          <table:table-cell table:style-name="ce97" table:formula="of:=SUM([.AD52];1)" office:value-type="float" office:value="21213" calcext:value-type="float">
            <text:p>21213</text:p>
          </table:table-cell>
          <table:table-cell table:style-name="ce94" table:formula="of:=SUM([.AE52];1)" office:value-type="float" office:value="21214" calcext:value-type="float">
            <text:p>21214</text:p>
          </table:table-cell>
          <table:table-cell table:style-name="ce104" table:formula="of:=SUM([.AF52];1)" office:value-type="float" office:value="21215" calcext:value-type="float">
            <text:p>2121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5];1)" office:value-type="float" office:value="21440" calcext:value-type="float">
            <text:p>21440</text:p>
          </table:table-cell>
          <table:table-cell table:style-name="ce87" table:formula="of:=SUM([.B53];1)" office:value-type="float" office:value="21441" calcext:value-type="float">
            <text:p>21441</text:p>
          </table:table-cell>
          <table:table-cell table:style-name="ce94" table:formula="of:=SUM([.C53];1)" office:value-type="float" office:value="21442" calcext:value-type="float">
            <text:p>21442</text:p>
          </table:table-cell>
          <table:table-cell table:style-name="ce87" table:formula="of:=SUM([.D53];1)" office:value-type="float" office:value="21443" calcext:value-type="float">
            <text:p>21443</text:p>
          </table:table-cell>
          <table:table-cell table:style-name="ce94" table:formula="of:=SUM([.E53];1)" office:value-type="float" office:value="21444" calcext:value-type="float">
            <text:p>21444</text:p>
          </table:table-cell>
          <table:table-cell table:style-name="ce87" table:formula="of:=SUM([.F53];1)" office:value-type="float" office:value="21445" calcext:value-type="float">
            <text:p>21445</text:p>
          </table:table-cell>
          <table:table-cell table:style-name="ce94" table:formula="of:=SUM([.G53];1)" office:value-type="float" office:value="21446" calcext:value-type="float">
            <text:p>21446</text:p>
          </table:table-cell>
          <table:table-cell table:style-name="ce87" table:formula="of:=SUM([.H53];1)" office:value-type="float" office:value="21447" calcext:value-type="float">
            <text:p>21447</text:p>
          </table:table-cell>
          <table:table-cell table:style-name="ce94" table:formula="of:=SUM([.I53];1)" office:value-type="float" office:value="21448" calcext:value-type="float">
            <text:p>21448</text:p>
          </table:table-cell>
          <table:table-cell table:style-name="ce87" table:formula="of:=SUM([.J53];1)" office:value-type="float" office:value="21449" calcext:value-type="float">
            <text:p>21449</text:p>
          </table:table-cell>
          <table:table-cell table:style-name="ce94" table:formula="of:=SUM([.K53];1)" office:value-type="float" office:value="21450" calcext:value-type="float">
            <text:p>21450</text:p>
          </table:table-cell>
          <table:table-cell table:style-name="ce87" table:formula="of:=SUM([.L53];1)" office:value-type="float" office:value="21451" calcext:value-type="float">
            <text:p>21451</text:p>
          </table:table-cell>
          <table:table-cell table:style-name="ce94" table:formula="of:=SUM([.M53];1)" office:value-type="float" office:value="21452" calcext:value-type="float">
            <text:p>21452</text:p>
          </table:table-cell>
          <table:table-cell table:style-name="ce87" table:formula="of:=SUM([.N53];1)" office:value-type="float" office:value="21453" calcext:value-type="float">
            <text:p>21453</text:p>
          </table:table-cell>
          <table:table-cell table:style-name="ce94" table:formula="of:=SUM([.O53];1)" office:value-type="float" office:value="21454" calcext:value-type="float">
            <text:p>21454</text:p>
          </table:table-cell>
          <table:table-cell table:style-name="ce87" table:formula="of:=SUM([.P53];1)" office:value-type="float" office:value="21455" calcext:value-type="float">
            <text:p>21455</text:p>
          </table:table-cell>
          <table:table-cell table:style-name="ce94" table:formula="of:=SUM([.Q53];1)" office:value-type="float" office:value="21456" calcext:value-type="float">
            <text:p>21456</text:p>
          </table:table-cell>
          <table:table-cell table:style-name="ce87" table:formula="of:=SUM([.R53];1)" office:value-type="float" office:value="21457" calcext:value-type="float">
            <text:p>21457</text:p>
          </table:table-cell>
          <table:table-cell table:style-name="ce94" table:formula="of:=SUM([.S53];1)" office:value-type="float" office:value="21458" calcext:value-type="float">
            <text:p>21458</text:p>
          </table:table-cell>
          <table:table-cell table:style-name="ce87" table:formula="of:=SUM([.T53];1)" office:value-type="float" office:value="21459" calcext:value-type="float">
            <text:p>21459</text:p>
          </table:table-cell>
          <table:table-cell table:style-name="ce94" table:formula="of:=SUM([.U53];1)" office:value-type="float" office:value="21460" calcext:value-type="float">
            <text:p>21460</text:p>
          </table:table-cell>
          <table:table-cell table:style-name="ce87" table:formula="of:=SUM([.V53];1)" office:value-type="float" office:value="21461" calcext:value-type="float">
            <text:p>21461</text:p>
          </table:table-cell>
          <table:table-cell table:style-name="ce94" table:formula="of:=SUM([.W53];1)" office:value-type="float" office:value="21462" calcext:value-type="float">
            <text:p>21462</text:p>
          </table:table-cell>
          <table:table-cell table:style-name="ce87" table:formula="of:=SUM([.X53];1)" office:value-type="float" office:value="21463" calcext:value-type="float">
            <text:p>21463</text:p>
          </table:table-cell>
          <table:table-cell table:style-name="ce94" table:formula="of:=SUM([.Y53];1)" office:value-type="float" office:value="21464" calcext:value-type="float">
            <text:p>21464</text:p>
          </table:table-cell>
          <table:table-cell table:style-name="ce87" table:formula="of:=SUM([.Z53];1)" office:value-type="float" office:value="21465" calcext:value-type="float">
            <text:p>21465</text:p>
          </table:table-cell>
          <table:table-cell table:style-name="ce94" table:formula="of:=SUM([.AA53];1)" office:value-type="float" office:value="21466" calcext:value-type="float">
            <text:p>21466</text:p>
          </table:table-cell>
          <table:table-cell table:style-name="ce87" table:formula="of:=SUM([.AB53];1)" office:value-type="float" office:value="21467" calcext:value-type="float">
            <text:p>21467</text:p>
          </table:table-cell>
          <table:table-cell table:style-name="ce94" table:formula="of:=SUM([.AC53];1)" office:value-type="float" office:value="21468" calcext:value-type="float">
            <text:p>21468</text:p>
          </table:table-cell>
          <table:table-cell table:style-name="ce97" table:formula="of:=SUM([.AD53];1)" office:value-type="float" office:value="21469" calcext:value-type="float">
            <text:p>21469</text:p>
          </table:table-cell>
          <table:table-cell table:style-name="ce94" table:formula="of:=SUM([.AE53];1)" office:value-type="float" office:value="21470" calcext:value-type="float">
            <text:p>21470</text:p>
          </table:table-cell>
          <table:table-cell table:style-name="ce104" table:formula="of:=SUM([.AF53];1)" office:value-type="float" office:value="21471" calcext:value-type="float">
            <text:p>2147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6];1)" office:value-type="float" office:value="21696" calcext:value-type="float">
            <text:p>21696</text:p>
          </table:table-cell>
          <table:table-cell table:style-name="ce87" table:formula="of:=SUM([.B54];1)" office:value-type="float" office:value="21697" calcext:value-type="float">
            <text:p>21697</text:p>
          </table:table-cell>
          <table:table-cell table:style-name="ce94" table:formula="of:=SUM([.C54];1)" office:value-type="float" office:value="21698" calcext:value-type="float">
            <text:p>21698</text:p>
          </table:table-cell>
          <table:table-cell table:style-name="ce87" table:formula="of:=SUM([.D54];1)" office:value-type="float" office:value="21699" calcext:value-type="float">
            <text:p>21699</text:p>
          </table:table-cell>
          <table:table-cell table:style-name="ce94" table:formula="of:=SUM([.E54];1)" office:value-type="float" office:value="21700" calcext:value-type="float">
            <text:p>21700</text:p>
          </table:table-cell>
          <table:table-cell table:style-name="ce87" table:formula="of:=SUM([.F54];1)" office:value-type="float" office:value="21701" calcext:value-type="float">
            <text:p>21701</text:p>
          </table:table-cell>
          <table:table-cell table:style-name="ce94" table:formula="of:=SUM([.G54];1)" office:value-type="float" office:value="21702" calcext:value-type="float">
            <text:p>21702</text:p>
          </table:table-cell>
          <table:table-cell table:style-name="ce87" table:formula="of:=SUM([.H54];1)" office:value-type="float" office:value="21703" calcext:value-type="float">
            <text:p>21703</text:p>
          </table:table-cell>
          <table:table-cell table:style-name="ce94" table:formula="of:=SUM([.I54];1)" office:value-type="float" office:value="21704" calcext:value-type="float">
            <text:p>21704</text:p>
          </table:table-cell>
          <table:table-cell table:style-name="ce87" table:formula="of:=SUM([.J54];1)" office:value-type="float" office:value="21705" calcext:value-type="float">
            <text:p>21705</text:p>
          </table:table-cell>
          <table:table-cell table:style-name="ce94" table:formula="of:=SUM([.K54];1)" office:value-type="float" office:value="21706" calcext:value-type="float">
            <text:p>21706</text:p>
          </table:table-cell>
          <table:table-cell table:style-name="ce87" table:formula="of:=SUM([.L54];1)" office:value-type="float" office:value="21707" calcext:value-type="float">
            <text:p>21707</text:p>
          </table:table-cell>
          <table:table-cell table:style-name="ce94" table:formula="of:=SUM([.M54];1)" office:value-type="float" office:value="21708" calcext:value-type="float">
            <text:p>21708</text:p>
          </table:table-cell>
          <table:table-cell table:style-name="ce87" table:formula="of:=SUM([.N54];1)" office:value-type="float" office:value="21709" calcext:value-type="float">
            <text:p>21709</text:p>
          </table:table-cell>
          <table:table-cell table:style-name="ce94" table:formula="of:=SUM([.O54];1)" office:value-type="float" office:value="21710" calcext:value-type="float">
            <text:p>21710</text:p>
          </table:table-cell>
          <table:table-cell table:style-name="ce87" table:formula="of:=SUM([.P54];1)" office:value-type="float" office:value="21711" calcext:value-type="float">
            <text:p>21711</text:p>
          </table:table-cell>
          <table:table-cell table:style-name="ce94" table:formula="of:=SUM([.Q54];1)" office:value-type="float" office:value="21712" calcext:value-type="float">
            <text:p>21712</text:p>
          </table:table-cell>
          <table:table-cell table:style-name="ce87" table:formula="of:=SUM([.R54];1)" office:value-type="float" office:value="21713" calcext:value-type="float">
            <text:p>21713</text:p>
          </table:table-cell>
          <table:table-cell table:style-name="ce94" table:formula="of:=SUM([.S54];1)" office:value-type="float" office:value="21714" calcext:value-type="float">
            <text:p>21714</text:p>
          </table:table-cell>
          <table:table-cell table:style-name="ce87" table:formula="of:=SUM([.T54];1)" office:value-type="float" office:value="21715" calcext:value-type="float">
            <text:p>21715</text:p>
          </table:table-cell>
          <table:table-cell table:style-name="ce94" table:formula="of:=SUM([.U54];1)" office:value-type="float" office:value="21716" calcext:value-type="float">
            <text:p>21716</text:p>
          </table:table-cell>
          <table:table-cell table:style-name="ce87" table:formula="of:=SUM([.V54];1)" office:value-type="float" office:value="21717" calcext:value-type="float">
            <text:p>21717</text:p>
          </table:table-cell>
          <table:table-cell table:style-name="ce94" table:formula="of:=SUM([.W54];1)" office:value-type="float" office:value="21718" calcext:value-type="float">
            <text:p>21718</text:p>
          </table:table-cell>
          <table:table-cell table:style-name="ce87" table:formula="of:=SUM([.X54];1)" office:value-type="float" office:value="21719" calcext:value-type="float">
            <text:p>21719</text:p>
          </table:table-cell>
          <table:table-cell table:style-name="ce94" table:formula="of:=SUM([.Y54];1)" office:value-type="float" office:value="21720" calcext:value-type="float">
            <text:p>21720</text:p>
          </table:table-cell>
          <table:table-cell table:style-name="ce87" table:formula="of:=SUM([.Z54];1)" office:value-type="float" office:value="21721" calcext:value-type="float">
            <text:p>21721</text:p>
          </table:table-cell>
          <table:table-cell table:style-name="ce94" table:formula="of:=SUM([.AA54];1)" office:value-type="float" office:value="21722" calcext:value-type="float">
            <text:p>21722</text:p>
          </table:table-cell>
          <table:table-cell table:style-name="ce87" table:formula="of:=SUM([.AB54];1)" office:value-type="float" office:value="21723" calcext:value-type="float">
            <text:p>21723</text:p>
          </table:table-cell>
          <table:table-cell table:style-name="ce94" table:formula="of:=SUM([.AC54];1)" office:value-type="float" office:value="21724" calcext:value-type="float">
            <text:p>21724</text:p>
          </table:table-cell>
          <table:table-cell table:style-name="ce97" table:formula="of:=SUM([.AD54];1)" office:value-type="float" office:value="21725" calcext:value-type="float">
            <text:p>21725</text:p>
          </table:table-cell>
          <table:table-cell table:style-name="ce94" table:formula="of:=SUM([.AE54];1)" office:value-type="float" office:value="21726" calcext:value-type="float">
            <text:p>21726</text:p>
          </table:table-cell>
          <table:table-cell table:style-name="ce104" table:formula="of:=SUM([.AF54];1)" office:value-type="float" office:value="21727" calcext:value-type="float">
            <text:p>2172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7];1)" office:value-type="float" office:value="21952" calcext:value-type="float">
            <text:p>21952</text:p>
          </table:table-cell>
          <table:table-cell table:style-name="ce87" table:formula="of:=SUM([.B55];1)" office:value-type="float" office:value="21953" calcext:value-type="float">
            <text:p>21953</text:p>
          </table:table-cell>
          <table:table-cell table:style-name="ce94" table:formula="of:=SUM([.C55];1)" office:value-type="float" office:value="21954" calcext:value-type="float">
            <text:p>21954</text:p>
          </table:table-cell>
          <table:table-cell table:style-name="ce87" table:formula="of:=SUM([.D55];1)" office:value-type="float" office:value="21955" calcext:value-type="float">
            <text:p>21955</text:p>
          </table:table-cell>
          <table:table-cell table:style-name="ce94" table:formula="of:=SUM([.E55];1)" office:value-type="float" office:value="21956" calcext:value-type="float">
            <text:p>21956</text:p>
          </table:table-cell>
          <table:table-cell table:style-name="ce87" table:formula="of:=SUM([.F55];1)" office:value-type="float" office:value="21957" calcext:value-type="float">
            <text:p>21957</text:p>
          </table:table-cell>
          <table:table-cell table:style-name="ce94" table:formula="of:=SUM([.G55];1)" office:value-type="float" office:value="21958" calcext:value-type="float">
            <text:p>21958</text:p>
          </table:table-cell>
          <table:table-cell table:style-name="ce87" table:formula="of:=SUM([.H55];1)" office:value-type="float" office:value="21959" calcext:value-type="float">
            <text:p>21959</text:p>
          </table:table-cell>
          <table:table-cell table:style-name="ce94" table:formula="of:=SUM([.I55];1)" office:value-type="float" office:value="21960" calcext:value-type="float">
            <text:p>21960</text:p>
          </table:table-cell>
          <table:table-cell table:style-name="ce87" table:formula="of:=SUM([.J55];1)" office:value-type="float" office:value="21961" calcext:value-type="float">
            <text:p>21961</text:p>
          </table:table-cell>
          <table:table-cell table:style-name="ce94" table:formula="of:=SUM([.K55];1)" office:value-type="float" office:value="21962" calcext:value-type="float">
            <text:p>21962</text:p>
          </table:table-cell>
          <table:table-cell table:style-name="ce87" table:formula="of:=SUM([.L55];1)" office:value-type="float" office:value="21963" calcext:value-type="float">
            <text:p>21963</text:p>
          </table:table-cell>
          <table:table-cell table:style-name="ce94" table:formula="of:=SUM([.M55];1)" office:value-type="float" office:value="21964" calcext:value-type="float">
            <text:p>21964</text:p>
          </table:table-cell>
          <table:table-cell table:style-name="ce87" table:formula="of:=SUM([.N55];1)" office:value-type="float" office:value="21965" calcext:value-type="float">
            <text:p>21965</text:p>
          </table:table-cell>
          <table:table-cell table:style-name="ce94" table:formula="of:=SUM([.O55];1)" office:value-type="float" office:value="21966" calcext:value-type="float">
            <text:p>21966</text:p>
          </table:table-cell>
          <table:table-cell table:style-name="ce87" table:formula="of:=SUM([.P55];1)" office:value-type="float" office:value="21967" calcext:value-type="float">
            <text:p>21967</text:p>
          </table:table-cell>
          <table:table-cell table:style-name="ce94" table:formula="of:=SUM([.Q55];1)" office:value-type="float" office:value="21968" calcext:value-type="float">
            <text:p>21968</text:p>
          </table:table-cell>
          <table:table-cell table:style-name="ce87" table:formula="of:=SUM([.R55];1)" office:value-type="float" office:value="21969" calcext:value-type="float">
            <text:p>21969</text:p>
          </table:table-cell>
          <table:table-cell table:style-name="ce94" table:formula="of:=SUM([.S55];1)" office:value-type="float" office:value="21970" calcext:value-type="float">
            <text:p>21970</text:p>
          </table:table-cell>
          <table:table-cell table:style-name="ce87" table:formula="of:=SUM([.T55];1)" office:value-type="float" office:value="21971" calcext:value-type="float">
            <text:p>21971</text:p>
          </table:table-cell>
          <table:table-cell table:style-name="ce94" table:formula="of:=SUM([.U55];1)" office:value-type="float" office:value="21972" calcext:value-type="float">
            <text:p>21972</text:p>
          </table:table-cell>
          <table:table-cell table:style-name="ce87" table:formula="of:=SUM([.V55];1)" office:value-type="float" office:value="21973" calcext:value-type="float">
            <text:p>21973</text:p>
          </table:table-cell>
          <table:table-cell table:style-name="ce94" table:formula="of:=SUM([.W55];1)" office:value-type="float" office:value="21974" calcext:value-type="float">
            <text:p>21974</text:p>
          </table:table-cell>
          <table:table-cell table:style-name="ce87" table:formula="of:=SUM([.X55];1)" office:value-type="float" office:value="21975" calcext:value-type="float">
            <text:p>21975</text:p>
          </table:table-cell>
          <table:table-cell table:style-name="ce94" table:formula="of:=SUM([.Y55];1)" office:value-type="float" office:value="21976" calcext:value-type="float">
            <text:p>21976</text:p>
          </table:table-cell>
          <table:table-cell table:style-name="ce87" table:formula="of:=SUM([.Z55];1)" office:value-type="float" office:value="21977" calcext:value-type="float">
            <text:p>21977</text:p>
          </table:table-cell>
          <table:table-cell table:style-name="ce94" table:formula="of:=SUM([.AA55];1)" office:value-type="float" office:value="21978" calcext:value-type="float">
            <text:p>21978</text:p>
          </table:table-cell>
          <table:table-cell table:style-name="ce87" table:formula="of:=SUM([.AB55];1)" office:value-type="float" office:value="21979" calcext:value-type="float">
            <text:p>21979</text:p>
          </table:table-cell>
          <table:table-cell table:style-name="ce94" table:formula="of:=SUM([.AC55];1)" office:value-type="float" office:value="21980" calcext:value-type="float">
            <text:p>21980</text:p>
          </table:table-cell>
          <table:table-cell table:style-name="ce97" table:formula="of:=SUM([.AD55];1)" office:value-type="float" office:value="21981" calcext:value-type="float">
            <text:p>21981</text:p>
          </table:table-cell>
          <table:table-cell table:style-name="ce94" table:formula="of:=SUM([.AE55];1)" office:value-type="float" office:value="21982" calcext:value-type="float">
            <text:p>21982</text:p>
          </table:table-cell>
          <table:table-cell table:style-name="ce104" table:formula="of:=SUM([.AF55];1)" office:value-type="float" office:value="21983" calcext:value-type="float">
            <text:p>2198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4" table:formula="of:=SUM([.AG48];1)" office:value-type="float" office:value="22208" calcext:value-type="float">
            <text:p>22208</text:p>
          </table:table-cell>
          <table:table-cell table:style-name="ce87" table:formula="of:=SUM([.B56];1)" office:value-type="float" office:value="22209" calcext:value-type="float">
            <text:p>22209</text:p>
          </table:table-cell>
          <table:table-cell table:style-name="ce94" table:formula="of:=SUM([.C56];1)" office:value-type="float" office:value="22210" calcext:value-type="float">
            <text:p>22210</text:p>
          </table:table-cell>
          <table:table-cell table:style-name="ce87" table:formula="of:=SUM([.D56];1)" office:value-type="float" office:value="22211" calcext:value-type="float">
            <text:p>22211</text:p>
          </table:table-cell>
          <table:table-cell table:style-name="ce94" table:formula="of:=SUM([.E56];1)" office:value-type="float" office:value="22212" calcext:value-type="float">
            <text:p>22212</text:p>
          </table:table-cell>
          <table:table-cell table:style-name="ce87" table:formula="of:=SUM([.F56];1)" office:value-type="float" office:value="22213" calcext:value-type="float">
            <text:p>22213</text:p>
          </table:table-cell>
          <table:table-cell table:style-name="ce94" table:formula="of:=SUM([.G56];1)" office:value-type="float" office:value="22214" calcext:value-type="float">
            <text:p>22214</text:p>
          </table:table-cell>
          <table:table-cell table:style-name="ce87" table:formula="of:=SUM([.H56];1)" office:value-type="float" office:value="22215" calcext:value-type="float">
            <text:p>22215</text:p>
          </table:table-cell>
          <table:table-cell table:style-name="ce94" table:formula="of:=SUM([.I56];1)" office:value-type="float" office:value="22216" calcext:value-type="float">
            <text:p>22216</text:p>
          </table:table-cell>
          <table:table-cell table:style-name="ce87" table:formula="of:=SUM([.J56];1)" office:value-type="float" office:value="22217" calcext:value-type="float">
            <text:p>22217</text:p>
          </table:table-cell>
          <table:table-cell table:style-name="ce94" table:formula="of:=SUM([.K56];1)" office:value-type="float" office:value="22218" calcext:value-type="float">
            <text:p>22218</text:p>
          </table:table-cell>
          <table:table-cell table:style-name="ce87" table:formula="of:=SUM([.L56];1)" office:value-type="float" office:value="22219" calcext:value-type="float">
            <text:p>22219</text:p>
          </table:table-cell>
          <table:table-cell table:style-name="ce94" table:formula="of:=SUM([.M56];1)" office:value-type="float" office:value="22220" calcext:value-type="float">
            <text:p>22220</text:p>
          </table:table-cell>
          <table:table-cell table:style-name="ce87" table:formula="of:=SUM([.N56];1)" office:value-type="float" office:value="22221" calcext:value-type="float">
            <text:p>22221</text:p>
          </table:table-cell>
          <table:table-cell table:style-name="ce94" table:formula="of:=SUM([.O56];1)" office:value-type="float" office:value="22222" calcext:value-type="float">
            <text:p>22222</text:p>
          </table:table-cell>
          <table:table-cell table:style-name="ce87" table:formula="of:=SUM([.P56];1)" office:value-type="float" office:value="22223" calcext:value-type="float">
            <text:p>22223</text:p>
          </table:table-cell>
          <table:table-cell table:style-name="ce94" table:formula="of:=SUM([.Q56];1)" office:value-type="float" office:value="22224" calcext:value-type="float">
            <text:p>22224</text:p>
          </table:table-cell>
          <table:table-cell table:style-name="ce87" table:formula="of:=SUM([.R56];1)" office:value-type="float" office:value="22225" calcext:value-type="float">
            <text:p>22225</text:p>
          </table:table-cell>
          <table:table-cell table:style-name="ce94" table:formula="of:=SUM([.S56];1)" office:value-type="float" office:value="22226" calcext:value-type="float">
            <text:p>22226</text:p>
          </table:table-cell>
          <table:table-cell table:style-name="ce87" table:formula="of:=SUM([.T56];1)" office:value-type="float" office:value="22227" calcext:value-type="float">
            <text:p>22227</text:p>
          </table:table-cell>
          <table:table-cell table:style-name="ce94" table:formula="of:=SUM([.U56];1)" office:value-type="float" office:value="22228" calcext:value-type="float">
            <text:p>22228</text:p>
          </table:table-cell>
          <table:table-cell table:style-name="ce87" table:formula="of:=SUM([.V56];1)" office:value-type="float" office:value="22229" calcext:value-type="float">
            <text:p>22229</text:p>
          </table:table-cell>
          <table:table-cell table:style-name="ce94" table:formula="of:=SUM([.W56];1)" office:value-type="float" office:value="22230" calcext:value-type="float">
            <text:p>22230</text:p>
          </table:table-cell>
          <table:table-cell table:style-name="ce87" table:formula="of:=SUM([.X56];1)" office:value-type="float" office:value="22231" calcext:value-type="float">
            <text:p>22231</text:p>
          </table:table-cell>
          <table:table-cell table:style-name="ce94" table:formula="of:=SUM([.Y56];1)" office:value-type="float" office:value="22232" calcext:value-type="float">
            <text:p>22232</text:p>
          </table:table-cell>
          <table:table-cell table:style-name="ce87" table:formula="of:=SUM([.Z56];1)" office:value-type="float" office:value="22233" calcext:value-type="float">
            <text:p>22233</text:p>
          </table:table-cell>
          <table:table-cell table:style-name="ce94" table:formula="of:=SUM([.AA56];1)" office:value-type="float" office:value="22234" calcext:value-type="float">
            <text:p>22234</text:p>
          </table:table-cell>
          <table:table-cell table:style-name="ce87" table:formula="of:=SUM([.AB56];1)" office:value-type="float" office:value="22235" calcext:value-type="float">
            <text:p>22235</text:p>
          </table:table-cell>
          <table:table-cell table:style-name="ce94" table:formula="of:=SUM([.AC56];1)" office:value-type="float" office:value="22236" calcext:value-type="float">
            <text:p>22236</text:p>
          </table:table-cell>
          <table:table-cell table:style-name="ce97" table:formula="of:=SUM([.AD56];1)" office:value-type="float" office:value="22237" calcext:value-type="float">
            <text:p>22237</text:p>
          </table:table-cell>
          <table:table-cell table:style-name="ce94" table:formula="of:=SUM([.AE56];1)" office:value-type="float" office:value="22238" calcext:value-type="float">
            <text:p>22238</text:p>
          </table:table-cell>
          <table:table-cell table:style-name="ce104" table:formula="of:=SUM([.AF56];1)" office:value-type="float" office:value="22239" calcext:value-type="float">
            <text:p>22239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6" table:formula="of:=SUM([.AG49];1)" office:value-type="float" office:value="22464" calcext:value-type="float">
            <text:p>22464</text:p>
          </table:table-cell>
          <table:table-cell table:style-name="ce87" table:formula="of:=SUM([.B57];1)" office:value-type="float" office:value="22465" calcext:value-type="float">
            <text:p>22465</text:p>
          </table:table-cell>
          <table:table-cell table:style-name="ce96" table:formula="of:=SUM([.C57];1)" office:value-type="float" office:value="22466" calcext:value-type="float">
            <text:p>22466</text:p>
          </table:table-cell>
          <table:table-cell table:style-name="ce87" table:formula="of:=SUM([.D57];1)" office:value-type="float" office:value="22467" calcext:value-type="float">
            <text:p>22467</text:p>
          </table:table-cell>
          <table:table-cell table:style-name="ce96" table:formula="of:=SUM([.E57];1)" office:value-type="float" office:value="22468" calcext:value-type="float">
            <text:p>22468</text:p>
          </table:table-cell>
          <table:table-cell table:style-name="ce87" table:formula="of:=SUM([.F57];1)" office:value-type="float" office:value="22469" calcext:value-type="float">
            <text:p>22469</text:p>
          </table:table-cell>
          <table:table-cell table:style-name="ce96" table:formula="of:=SUM([.G57];1)" office:value-type="float" office:value="22470" calcext:value-type="float">
            <text:p>22470</text:p>
          </table:table-cell>
          <table:table-cell table:style-name="ce87" table:formula="of:=SUM([.H57];1)" office:value-type="float" office:value="22471" calcext:value-type="float">
            <text:p>22471</text:p>
          </table:table-cell>
          <table:table-cell table:style-name="ce96" table:formula="of:=SUM([.I57];1)" office:value-type="float" office:value="22472" calcext:value-type="float">
            <text:p>22472</text:p>
          </table:table-cell>
          <table:table-cell table:style-name="ce87" table:formula="of:=SUM([.J57];1)" office:value-type="float" office:value="22473" calcext:value-type="float">
            <text:p>22473</text:p>
          </table:table-cell>
          <table:table-cell table:style-name="ce96" table:formula="of:=SUM([.K57];1)" office:value-type="float" office:value="22474" calcext:value-type="float">
            <text:p>22474</text:p>
          </table:table-cell>
          <table:table-cell table:style-name="ce87" table:formula="of:=SUM([.L57];1)" office:value-type="float" office:value="22475" calcext:value-type="float">
            <text:p>22475</text:p>
          </table:table-cell>
          <table:table-cell table:style-name="ce96" table:formula="of:=SUM([.M57];1)" office:value-type="float" office:value="22476" calcext:value-type="float">
            <text:p>22476</text:p>
          </table:table-cell>
          <table:table-cell table:style-name="ce87" table:formula="of:=SUM([.N57];1)" office:value-type="float" office:value="22477" calcext:value-type="float">
            <text:p>22477</text:p>
          </table:table-cell>
          <table:table-cell table:style-name="ce96" table:formula="of:=SUM([.O57];1)" office:value-type="float" office:value="22478" calcext:value-type="float">
            <text:p>22478</text:p>
          </table:table-cell>
          <table:table-cell table:style-name="ce87" table:formula="of:=SUM([.P57];1)" office:value-type="float" office:value="22479" calcext:value-type="float">
            <text:p>22479</text:p>
          </table:table-cell>
          <table:table-cell table:style-name="ce96" table:formula="of:=SUM([.Q57];1)" office:value-type="float" office:value="22480" calcext:value-type="float">
            <text:p>22480</text:p>
          </table:table-cell>
          <table:table-cell table:style-name="ce87" table:formula="of:=SUM([.R57];1)" office:value-type="float" office:value="22481" calcext:value-type="float">
            <text:p>22481</text:p>
          </table:table-cell>
          <table:table-cell table:style-name="ce96" table:formula="of:=SUM([.S57];1)" office:value-type="float" office:value="22482" calcext:value-type="float">
            <text:p>22482</text:p>
          </table:table-cell>
          <table:table-cell table:style-name="ce87" table:formula="of:=SUM([.T57];1)" office:value-type="float" office:value="22483" calcext:value-type="float">
            <text:p>22483</text:p>
          </table:table-cell>
          <table:table-cell table:style-name="ce96" table:formula="of:=SUM([.U57];1)" office:value-type="float" office:value="22484" calcext:value-type="float">
            <text:p>22484</text:p>
          </table:table-cell>
          <table:table-cell table:style-name="ce87" table:formula="of:=SUM([.V57];1)" office:value-type="float" office:value="22485" calcext:value-type="float">
            <text:p>22485</text:p>
          </table:table-cell>
          <table:table-cell table:style-name="ce96" table:formula="of:=SUM([.W57];1)" office:value-type="float" office:value="22486" calcext:value-type="float">
            <text:p>22486</text:p>
          </table:table-cell>
          <table:table-cell table:style-name="ce87" table:formula="of:=SUM([.X57];1)" office:value-type="float" office:value="22487" calcext:value-type="float">
            <text:p>22487</text:p>
          </table:table-cell>
          <table:table-cell table:style-name="ce96" table:formula="of:=SUM([.Y57];1)" office:value-type="float" office:value="22488" calcext:value-type="float">
            <text:p>22488</text:p>
          </table:table-cell>
          <table:table-cell table:style-name="ce87" table:formula="of:=SUM([.Z57];1)" office:value-type="float" office:value="22489" calcext:value-type="float">
            <text:p>22489</text:p>
          </table:table-cell>
          <table:table-cell table:style-name="ce96" table:formula="of:=SUM([.AA57];1)" office:value-type="float" office:value="22490" calcext:value-type="float">
            <text:p>22490</text:p>
          </table:table-cell>
          <table:table-cell table:style-name="ce87" table:formula="of:=SUM([.AB57];1)" office:value-type="float" office:value="22491" calcext:value-type="float">
            <text:p>22491</text:p>
          </table:table-cell>
          <table:table-cell table:style-name="ce96" table:formula="of:=SUM([.AC57];1)" office:value-type="float" office:value="22492" calcext:value-type="float">
            <text:p>22492</text:p>
          </table:table-cell>
          <table:table-cell table:style-name="ce98" table:formula="of:=SUM([.AD57];1)" office:value-type="float" office:value="22493" calcext:value-type="float">
            <text:p>22493</text:p>
          </table:table-cell>
          <table:table-cell table:style-name="ce96" table:formula="of:=SUM([.AE57];1)" office:value-type="float" office:value="22494" calcext:value-type="float">
            <text:p>22494</text:p>
          </table:table-cell>
          <table:table-cell table:style-name="ce105" table:formula="of:=SUM([.AF57];1)" office:value-type="float" office:value="22495" calcext:value-type="float">
            <text:p>22495</text:p>
          </table:table-cell>
          <table:table-cell table:number-columns-repeated="31"/>
        </table:table-row>
        <table:table-row table:style-name="ro2">
          <table:table-cell table:style-name="ce83" office:value-type="string" calcext:value-type="string" table:number-columns-spanned="1" table:number-rows-spanned="8">
            <text:p>7</text:p>
            <text:p>Pixel</text:p>
            <text:p>56-63</text:p>
          </table:table-cell>
          <table:table-cell table:style-name="ce97" table:formula="of:=SUM([.AG50];1)" office:value-type="float" office:value="20704" calcext:value-type="float">
            <text:p>20704</text:p>
          </table:table-cell>
          <table:table-cell table:style-name="ce95" table:formula="of:=SUM([.B58];1)" office:value-type="float" office:value="20705" calcext:value-type="float">
            <text:p>20705</text:p>
          </table:table-cell>
          <table:table-cell table:style-name="ce87" table:formula="of:=SUM([.C58];1)" office:value-type="float" office:value="20706" calcext:value-type="float">
            <text:p>20706</text:p>
          </table:table-cell>
          <table:table-cell table:style-name="ce95" table:formula="of:=SUM([.D58];1)" office:value-type="float" office:value="20707" calcext:value-type="float">
            <text:p>20707</text:p>
          </table:table-cell>
          <table:table-cell table:style-name="ce87" table:formula="of:=SUM([.E58];1)" office:value-type="float" office:value="20708" calcext:value-type="float">
            <text:p>20708</text:p>
          </table:table-cell>
          <table:table-cell table:style-name="ce95" table:formula="of:=SUM([.F58];1)" office:value-type="float" office:value="20709" calcext:value-type="float">
            <text:p>20709</text:p>
          </table:table-cell>
          <table:table-cell table:style-name="ce87" table:formula="of:=SUM([.G58];1)" office:value-type="float" office:value="20710" calcext:value-type="float">
            <text:p>20710</text:p>
          </table:table-cell>
          <table:table-cell table:style-name="ce95" table:formula="of:=SUM([.H58];1)" office:value-type="float" office:value="20711" calcext:value-type="float">
            <text:p>20711</text:p>
          </table:table-cell>
          <table:table-cell table:style-name="ce87" table:formula="of:=SUM([.I58];1)" office:value-type="float" office:value="20712" calcext:value-type="float">
            <text:p>20712</text:p>
          </table:table-cell>
          <table:table-cell table:style-name="ce95" table:formula="of:=SUM([.J58];1)" office:value-type="float" office:value="20713" calcext:value-type="float">
            <text:p>20713</text:p>
          </table:table-cell>
          <table:table-cell table:style-name="ce87" table:formula="of:=SUM([.K58];1)" office:value-type="float" office:value="20714" calcext:value-type="float">
            <text:p>20714</text:p>
          </table:table-cell>
          <table:table-cell table:style-name="ce95" table:formula="of:=SUM([.L58];1)" office:value-type="float" office:value="20715" calcext:value-type="float">
            <text:p>20715</text:p>
          </table:table-cell>
          <table:table-cell table:style-name="ce104" table:formula="of:=SUM([.M58];1)" office:value-type="float" office:value="20716" calcext:value-type="float">
            <text:p>20716</text:p>
          </table:table-cell>
          <table:table-cell table:style-name="ce100" table:formula="of:=SUM([.N58];1)" office:value-type="float" office:value="20717" calcext:value-type="float">
            <text:p>20717</text:p>
          </table:table-cell>
          <table:table-cell table:style-name="ce106" table:formula="of:=SUM([.O58];1)" office:value-type="float" office:value="20718" calcext:value-type="float">
            <text:p>20718</text:p>
          </table:table-cell>
          <table:table-cell table:style-name="ce95" table:formula="of:=SUM([.P58];1)" office:value-type="float" office:value="20719" calcext:value-type="float">
            <text:p>20719</text:p>
          </table:table-cell>
          <table:table-cell table:style-name="ce99" table:formula="of:=SUM([.Q58];1)" office:value-type="float" office:value="20720" calcext:value-type="float">
            <text:p>20720</text:p>
          </table:table-cell>
          <table:table-cell table:style-name="ce95" table:formula="of:=SUM([.R58];1)" office:value-type="float" office:value="20721" calcext:value-type="float">
            <text:p>20721</text:p>
          </table:table-cell>
          <table:table-cell table:style-name="ce99" table:formula="of:=SUM([.S58];1)" office:value-type="float" office:value="20722" calcext:value-type="float">
            <text:p>20722</text:p>
          </table:table-cell>
          <table:table-cell table:style-name="ce95" table:formula="of:=SUM([.T58];1)" office:value-type="float" office:value="20723" calcext:value-type="float">
            <text:p>20723</text:p>
          </table:table-cell>
          <table:table-cell table:style-name="ce99" table:formula="of:=SUM([.U58];1)" office:value-type="float" office:value="20724" calcext:value-type="float">
            <text:p>20724</text:p>
          </table:table-cell>
          <table:table-cell table:style-name="ce95" table:formula="of:=SUM([.V58];1)" office:value-type="float" office:value="20725" calcext:value-type="float">
            <text:p>20725</text:p>
          </table:table-cell>
          <table:table-cell table:style-name="ce99" table:formula="of:=SUM([.W58];1)" office:value-type="float" office:value="20726" calcext:value-type="float">
            <text:p>20726</text:p>
          </table:table-cell>
          <table:table-cell table:style-name="ce95" table:formula="of:=SUM([.X58];1)" office:value-type="float" office:value="20727" calcext:value-type="float">
            <text:p>20727</text:p>
          </table:table-cell>
          <table:table-cell table:style-name="ce99" table:formula="of:=SUM([.Y58];1)" office:value-type="float" office:value="20728" calcext:value-type="float">
            <text:p>20728</text:p>
          </table:table-cell>
          <table:table-cell table:style-name="ce95" table:formula="of:=SUM([.Z58];1)" office:value-type="float" office:value="20729" calcext:value-type="float">
            <text:p>20729</text:p>
          </table:table-cell>
          <table:table-cell table:style-name="ce91" table:formula="of:=SUM([.AA58];1)" office:value-type="float" office:value="20730" calcext:value-type="float">
            <text:p>20730</text:p>
          </table:table-cell>
          <table:table-cell table:style-name="ce95" table:formula="of:=SUM([.AB58];1)" office:value-type="float" office:value="20731" calcext:value-type="float">
            <text:p>20731</text:p>
          </table:table-cell>
          <table:table-cell table:style-name="ce99" table:formula="of:=SUM([.AC58];1)" office:value-type="float" office:value="20732" calcext:value-type="float">
            <text:p>20732</text:p>
          </table:table-cell>
          <table:table-cell table:style-name="ce95" table:formula="of:=SUM([.AD58];1)" office:value-type="float" office:value="20733" calcext:value-type="float">
            <text:p>20733</text:p>
          </table:table-cell>
          <table:table-cell table:style-name="ce92" table:formula="of:=SUM([.AE58];1)" office:value-type="float" office:value="20734" calcext:value-type="float">
            <text:p>20734</text:p>
          </table:table-cell>
          <table:table-cell table:style-name="ce89" table:formula="of:=SUM([.AF58];1)" office:value-type="float" office:value="20735" calcext:value-type="float">
            <text:p>2073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1];1)" office:value-type="float" office:value="20960" calcext:value-type="float">
            <text:p>20960</text:p>
          </table:table-cell>
          <table:table-cell table:style-name="ce94" table:formula="of:=SUM([.B59];1)" office:value-type="float" office:value="20961" calcext:value-type="float">
            <text:p>20961</text:p>
          </table:table-cell>
          <table:table-cell table:style-name="ce87" table:formula="of:=SUM([.C59];1)" office:value-type="float" office:value="20962" calcext:value-type="float">
            <text:p>20962</text:p>
          </table:table-cell>
          <table:table-cell table:style-name="ce94" table:formula="of:=SUM([.D59];1)" office:value-type="float" office:value="20963" calcext:value-type="float">
            <text:p>20963</text:p>
          </table:table-cell>
          <table:table-cell table:style-name="ce87" table:formula="of:=SUM([.E59];1)" office:value-type="float" office:value="20964" calcext:value-type="float">
            <text:p>20964</text:p>
          </table:table-cell>
          <table:table-cell table:style-name="ce94" table:formula="of:=SUM([.F59];1)" office:value-type="float" office:value="20965" calcext:value-type="float">
            <text:p>20965</text:p>
          </table:table-cell>
          <table:table-cell table:style-name="ce87" table:formula="of:=SUM([.G59];1)" office:value-type="float" office:value="20966" calcext:value-type="float">
            <text:p>20966</text:p>
          </table:table-cell>
          <table:table-cell table:style-name="ce94" table:formula="of:=SUM([.H59];1)" office:value-type="float" office:value="20967" calcext:value-type="float">
            <text:p>20967</text:p>
          </table:table-cell>
          <table:table-cell table:style-name="ce87" table:formula="of:=SUM([.I59];1)" office:value-type="float" office:value="20968" calcext:value-type="float">
            <text:p>20968</text:p>
          </table:table-cell>
          <table:table-cell table:style-name="ce94" table:formula="of:=SUM([.J59];1)" office:value-type="float" office:value="20969" calcext:value-type="float">
            <text:p>20969</text:p>
          </table:table-cell>
          <table:table-cell table:style-name="ce87" table:formula="of:=SUM([.K59];1)" office:value-type="float" office:value="20970" calcext:value-type="float">
            <text:p>20970</text:p>
          </table:table-cell>
          <table:table-cell table:style-name="ce94" table:formula="of:=SUM([.L59];1)" office:value-type="float" office:value="20971" calcext:value-type="float">
            <text:p>20971</text:p>
          </table:table-cell>
          <table:table-cell table:style-name="ce104" table:formula="of:=SUM([.M59];1)" office:value-type="float" office:value="20972" calcext:value-type="float">
            <text:p>20972</text:p>
          </table:table-cell>
          <table:table-cell table:style-name="ce89" table:formula="of:=SUM([.N59];1)" office:value-type="float" office:value="20973" calcext:value-type="float">
            <text:p>20973</text:p>
          </table:table-cell>
          <table:table-cell table:style-name="ce97" table:formula="of:=SUM([.O59];1)" office:value-type="float" office:value="20974" calcext:value-type="float">
            <text:p>20974</text:p>
          </table:table-cell>
          <table:table-cell table:style-name="ce94" table:formula="of:=SUM([.P59];1)" office:value-type="float" office:value="20975" calcext:value-type="float">
            <text:p>20975</text:p>
          </table:table-cell>
          <table:table-cell table:style-name="ce87" table:formula="of:=SUM([.Q59];1)" office:value-type="float" office:value="20976" calcext:value-type="float">
            <text:p>20976</text:p>
          </table:table-cell>
          <table:table-cell table:style-name="ce94" table:formula="of:=SUM([.R59];1)" office:value-type="float" office:value="20977" calcext:value-type="float">
            <text:p>20977</text:p>
          </table:table-cell>
          <table:table-cell table:style-name="ce87" table:formula="of:=SUM([.S59];1)" office:value-type="float" office:value="20978" calcext:value-type="float">
            <text:p>20978</text:p>
          </table:table-cell>
          <table:table-cell table:style-name="ce94" table:formula="of:=SUM([.T59];1)" office:value-type="float" office:value="20979" calcext:value-type="float">
            <text:p>20979</text:p>
          </table:table-cell>
          <table:table-cell table:style-name="ce87" table:formula="of:=SUM([.U59];1)" office:value-type="float" office:value="20980" calcext:value-type="float">
            <text:p>20980</text:p>
          </table:table-cell>
          <table:table-cell table:style-name="ce94" table:formula="of:=SUM([.V59];1)" office:value-type="float" office:value="20981" calcext:value-type="float">
            <text:p>20981</text:p>
          </table:table-cell>
          <table:table-cell table:style-name="ce87" table:formula="of:=SUM([.W59];1)" office:value-type="float" office:value="20982" calcext:value-type="float">
            <text:p>20982</text:p>
          </table:table-cell>
          <table:table-cell table:style-name="ce94" table:formula="of:=SUM([.X59];1)" office:value-type="float" office:value="20983" calcext:value-type="float">
            <text:p>20983</text:p>
          </table:table-cell>
          <table:table-cell table:style-name="ce87" table:formula="of:=SUM([.Y59];1)" office:value-type="float" office:value="20984" calcext:value-type="float">
            <text:p>20984</text:p>
          </table:table-cell>
          <table:table-cell table:style-name="ce94" table:formula="of:=SUM([.Z59];1)" office:value-type="float" office:value="20985" calcext:value-type="float">
            <text:p>20985</text:p>
          </table:table-cell>
          <table:table-cell table:style-name="ce92" table:formula="of:=SUM([.AA59];1)" office:value-type="float" office:value="20986" calcext:value-type="float">
            <text:p>20986</text:p>
          </table:table-cell>
          <table:table-cell table:style-name="ce94" table:formula="of:=SUM([.AB59];1)" office:value-type="float" office:value="20987" calcext:value-type="float">
            <text:p>20987</text:p>
          </table:table-cell>
          <table:table-cell table:style-name="ce87" table:formula="of:=SUM([.AC59];1)" office:value-type="float" office:value="20988" calcext:value-type="float">
            <text:p>20988</text:p>
          </table:table-cell>
          <table:table-cell table:style-name="ce94" table:formula="of:=SUM([.AD59];1)" office:value-type="float" office:value="20989" calcext:value-type="float">
            <text:p>20989</text:p>
          </table:table-cell>
          <table:table-cell table:style-name="ce92" table:formula="of:=SUM([.AE59];1)" office:value-type="float" office:value="20990" calcext:value-type="float">
            <text:p>20990</text:p>
          </table:table-cell>
          <table:table-cell table:style-name="ce89" table:formula="of:=SUM([.AF59];1)" office:value-type="float" office:value="20991" calcext:value-type="float">
            <text:p>20991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2];1)" office:value-type="float" office:value="21216" calcext:value-type="float">
            <text:p>21216</text:p>
          </table:table-cell>
          <table:table-cell table:style-name="ce94" table:formula="of:=SUM([.B60];1)" office:value-type="float" office:value="21217" calcext:value-type="float">
            <text:p>21217</text:p>
          </table:table-cell>
          <table:table-cell table:style-name="ce87" table:formula="of:=SUM([.C60];1)" office:value-type="float" office:value="21218" calcext:value-type="float">
            <text:p>21218</text:p>
          </table:table-cell>
          <table:table-cell table:style-name="ce94" table:formula="of:=SUM([.D60];1)" office:value-type="float" office:value="21219" calcext:value-type="float">
            <text:p>21219</text:p>
          </table:table-cell>
          <table:table-cell table:style-name="ce87" table:formula="of:=SUM([.E60];1)" office:value-type="float" office:value="21220" calcext:value-type="float">
            <text:p>21220</text:p>
          </table:table-cell>
          <table:table-cell table:style-name="ce94" table:formula="of:=SUM([.F60];1)" office:value-type="float" office:value="21221" calcext:value-type="float">
            <text:p>21221</text:p>
          </table:table-cell>
          <table:table-cell table:style-name="ce87" table:formula="of:=SUM([.G60];1)" office:value-type="float" office:value="21222" calcext:value-type="float">
            <text:p>21222</text:p>
          </table:table-cell>
          <table:table-cell table:style-name="ce94" table:formula="of:=SUM([.H60];1)" office:value-type="float" office:value="21223" calcext:value-type="float">
            <text:p>21223</text:p>
          </table:table-cell>
          <table:table-cell table:style-name="ce87" table:formula="of:=SUM([.I60];1)" office:value-type="float" office:value="21224" calcext:value-type="float">
            <text:p>21224</text:p>
          </table:table-cell>
          <table:table-cell table:style-name="ce94" table:formula="of:=SUM([.J60];1)" office:value-type="float" office:value="21225" calcext:value-type="float">
            <text:p>21225</text:p>
          </table:table-cell>
          <table:table-cell table:style-name="ce87" table:formula="of:=SUM([.K60];1)" office:value-type="float" office:value="21226" calcext:value-type="float">
            <text:p>21226</text:p>
          </table:table-cell>
          <table:table-cell table:style-name="ce94" table:formula="of:=SUM([.L60];1)" office:value-type="float" office:value="21227" calcext:value-type="float">
            <text:p>21227</text:p>
          </table:table-cell>
          <table:table-cell table:style-name="ce104" table:formula="of:=SUM([.M60];1)" office:value-type="float" office:value="21228" calcext:value-type="float">
            <text:p>21228</text:p>
          </table:table-cell>
          <table:table-cell table:style-name="ce89" table:formula="of:=SUM([.N60];1)" office:value-type="float" office:value="21229" calcext:value-type="float">
            <text:p>21229</text:p>
          </table:table-cell>
          <table:table-cell table:style-name="ce97" table:formula="of:=SUM([.O60];1)" office:value-type="float" office:value="21230" calcext:value-type="float">
            <text:p>21230</text:p>
          </table:table-cell>
          <table:table-cell table:style-name="ce94" table:formula="of:=SUM([.P60];1)" office:value-type="float" office:value="21231" calcext:value-type="float">
            <text:p>21231</text:p>
          </table:table-cell>
          <table:table-cell table:style-name="ce87" table:formula="of:=SUM([.Q60];1)" office:value-type="float" office:value="21232" calcext:value-type="float">
            <text:p>21232</text:p>
          </table:table-cell>
          <table:table-cell table:style-name="ce94" table:formula="of:=SUM([.R60];1)" office:value-type="float" office:value="21233" calcext:value-type="float">
            <text:p>21233</text:p>
          </table:table-cell>
          <table:table-cell table:style-name="ce87" table:formula="of:=SUM([.S60];1)" office:value-type="float" office:value="21234" calcext:value-type="float">
            <text:p>21234</text:p>
          </table:table-cell>
          <table:table-cell table:style-name="ce94" table:formula="of:=SUM([.T60];1)" office:value-type="float" office:value="21235" calcext:value-type="float">
            <text:p>21235</text:p>
          </table:table-cell>
          <table:table-cell table:style-name="ce87" table:formula="of:=SUM([.U60];1)" office:value-type="float" office:value="21236" calcext:value-type="float">
            <text:p>21236</text:p>
          </table:table-cell>
          <table:table-cell table:style-name="ce94" table:formula="of:=SUM([.V60];1)" office:value-type="float" office:value="21237" calcext:value-type="float">
            <text:p>21237</text:p>
          </table:table-cell>
          <table:table-cell table:style-name="ce87" table:formula="of:=SUM([.W60];1)" office:value-type="float" office:value="21238" calcext:value-type="float">
            <text:p>21238</text:p>
          </table:table-cell>
          <table:table-cell table:style-name="ce94" table:formula="of:=SUM([.X60];1)" office:value-type="float" office:value="21239" calcext:value-type="float">
            <text:p>21239</text:p>
          </table:table-cell>
          <table:table-cell table:style-name="ce87" table:formula="of:=SUM([.Y60];1)" office:value-type="float" office:value="21240" calcext:value-type="float">
            <text:p>21240</text:p>
          </table:table-cell>
          <table:table-cell table:style-name="ce94" table:formula="of:=SUM([.Z60];1)" office:value-type="float" office:value="21241" calcext:value-type="float">
            <text:p>21241</text:p>
          </table:table-cell>
          <table:table-cell table:style-name="ce92" table:formula="of:=SUM([.AA60];1)" office:value-type="float" office:value="21242" calcext:value-type="float">
            <text:p>21242</text:p>
          </table:table-cell>
          <table:table-cell table:style-name="ce94" table:formula="of:=SUM([.AB60];1)" office:value-type="float" office:value="21243" calcext:value-type="float">
            <text:p>21243</text:p>
          </table:table-cell>
          <table:table-cell table:style-name="ce87" table:formula="of:=SUM([.AC60];1)" office:value-type="float" office:value="21244" calcext:value-type="float">
            <text:p>21244</text:p>
          </table:table-cell>
          <table:table-cell table:style-name="ce94" table:formula="of:=SUM([.AD60];1)" office:value-type="float" office:value="21245" calcext:value-type="float">
            <text:p>21245</text:p>
          </table:table-cell>
          <table:table-cell table:style-name="ce92" table:formula="of:=SUM([.AE60];1)" office:value-type="float" office:value="21246" calcext:value-type="float">
            <text:p>21246</text:p>
          </table:table-cell>
          <table:table-cell table:style-name="ce89" table:formula="of:=SUM([.AF60];1)" office:value-type="float" office:value="21247" calcext:value-type="float">
            <text:p>21247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3];1)" office:value-type="float" office:value="21472" calcext:value-type="float">
            <text:p>21472</text:p>
          </table:table-cell>
          <table:table-cell table:style-name="ce94" table:formula="of:=SUM([.B61];1)" office:value-type="float" office:value="21473" calcext:value-type="float">
            <text:p>21473</text:p>
          </table:table-cell>
          <table:table-cell table:style-name="ce87" table:formula="of:=SUM([.C61];1)" office:value-type="float" office:value="21474" calcext:value-type="float">
            <text:p>21474</text:p>
          </table:table-cell>
          <table:table-cell table:style-name="ce94" table:formula="of:=SUM([.D61];1)" office:value-type="float" office:value="21475" calcext:value-type="float">
            <text:p>21475</text:p>
          </table:table-cell>
          <table:table-cell table:style-name="ce87" table:formula="of:=SUM([.E61];1)" office:value-type="float" office:value="21476" calcext:value-type="float">
            <text:p>21476</text:p>
          </table:table-cell>
          <table:table-cell table:style-name="ce94" table:formula="of:=SUM([.F61];1)" office:value-type="float" office:value="21477" calcext:value-type="float">
            <text:p>21477</text:p>
          </table:table-cell>
          <table:table-cell table:style-name="ce87" table:formula="of:=SUM([.G61];1)" office:value-type="float" office:value="21478" calcext:value-type="float">
            <text:p>21478</text:p>
          </table:table-cell>
          <table:table-cell table:style-name="ce94" table:formula="of:=SUM([.H61];1)" office:value-type="float" office:value="21479" calcext:value-type="float">
            <text:p>21479</text:p>
          </table:table-cell>
          <table:table-cell table:style-name="ce87" table:formula="of:=SUM([.I61];1)" office:value-type="float" office:value="21480" calcext:value-type="float">
            <text:p>21480</text:p>
          </table:table-cell>
          <table:table-cell table:style-name="ce94" table:formula="of:=SUM([.J61];1)" office:value-type="float" office:value="21481" calcext:value-type="float">
            <text:p>21481</text:p>
          </table:table-cell>
          <table:table-cell table:style-name="ce87" table:formula="of:=SUM([.K61];1)" office:value-type="float" office:value="21482" calcext:value-type="float">
            <text:p>21482</text:p>
          </table:table-cell>
          <table:table-cell table:style-name="ce94" table:formula="of:=SUM([.L61];1)" office:value-type="float" office:value="21483" calcext:value-type="float">
            <text:p>21483</text:p>
          </table:table-cell>
          <table:table-cell table:style-name="ce104" table:formula="of:=SUM([.M61];1)" office:value-type="float" office:value="21484" calcext:value-type="float">
            <text:p>21484</text:p>
          </table:table-cell>
          <table:table-cell table:style-name="ce89" table:formula="of:=SUM([.N61];1)" office:value-type="float" office:value="21485" calcext:value-type="float">
            <text:p>21485</text:p>
          </table:table-cell>
          <table:table-cell table:style-name="ce97" table:formula="of:=SUM([.O61];1)" office:value-type="float" office:value="21486" calcext:value-type="float">
            <text:p>21486</text:p>
          </table:table-cell>
          <table:table-cell table:style-name="ce94" table:formula="of:=SUM([.P61];1)" office:value-type="float" office:value="21487" calcext:value-type="float">
            <text:p>21487</text:p>
          </table:table-cell>
          <table:table-cell table:style-name="ce87" table:formula="of:=SUM([.Q61];1)" office:value-type="float" office:value="21488" calcext:value-type="float">
            <text:p>21488</text:p>
          </table:table-cell>
          <table:table-cell table:style-name="ce94" table:formula="of:=SUM([.R61];1)" office:value-type="float" office:value="21489" calcext:value-type="float">
            <text:p>21489</text:p>
          </table:table-cell>
          <table:table-cell table:style-name="ce87" table:formula="of:=SUM([.S61];1)" office:value-type="float" office:value="21490" calcext:value-type="float">
            <text:p>21490</text:p>
          </table:table-cell>
          <table:table-cell table:style-name="ce94" table:formula="of:=SUM([.T61];1)" office:value-type="float" office:value="21491" calcext:value-type="float">
            <text:p>21491</text:p>
          </table:table-cell>
          <table:table-cell table:style-name="ce87" table:formula="of:=SUM([.U61];1)" office:value-type="float" office:value="21492" calcext:value-type="float">
            <text:p>21492</text:p>
          </table:table-cell>
          <table:table-cell table:style-name="ce94" table:formula="of:=SUM([.V61];1)" office:value-type="float" office:value="21493" calcext:value-type="float">
            <text:p>21493</text:p>
          </table:table-cell>
          <table:table-cell table:style-name="ce87" table:formula="of:=SUM([.W61];1)" office:value-type="float" office:value="21494" calcext:value-type="float">
            <text:p>21494</text:p>
          </table:table-cell>
          <table:table-cell table:style-name="ce94" table:formula="of:=SUM([.X61];1)" office:value-type="float" office:value="21495" calcext:value-type="float">
            <text:p>21495</text:p>
          </table:table-cell>
          <table:table-cell table:style-name="ce87" table:formula="of:=SUM([.Y61];1)" office:value-type="float" office:value="21496" calcext:value-type="float">
            <text:p>21496</text:p>
          </table:table-cell>
          <table:table-cell table:style-name="ce94" table:formula="of:=SUM([.Z61];1)" office:value-type="float" office:value="21497" calcext:value-type="float">
            <text:p>21497</text:p>
          </table:table-cell>
          <table:table-cell table:style-name="ce92" table:formula="of:=SUM([.AA61];1)" office:value-type="float" office:value="21498" calcext:value-type="float">
            <text:p>21498</text:p>
          </table:table-cell>
          <table:table-cell table:style-name="ce94" table:formula="of:=SUM([.AB61];1)" office:value-type="float" office:value="21499" calcext:value-type="float">
            <text:p>21499</text:p>
          </table:table-cell>
          <table:table-cell table:style-name="ce87" table:formula="of:=SUM([.AC61];1)" office:value-type="float" office:value="21500" calcext:value-type="float">
            <text:p>21500</text:p>
          </table:table-cell>
          <table:table-cell table:style-name="ce94" table:formula="of:=SUM([.AD61];1)" office:value-type="float" office:value="21501" calcext:value-type="float">
            <text:p>21501</text:p>
          </table:table-cell>
          <table:table-cell table:style-name="ce92" table:formula="of:=SUM([.AE61];1)" office:value-type="float" office:value="21502" calcext:value-type="float">
            <text:p>21502</text:p>
          </table:table-cell>
          <table:table-cell table:style-name="ce89" table:formula="of:=SUM([.AF61];1)" office:value-type="float" office:value="21503" calcext:value-type="float">
            <text:p>21503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4];1)" office:value-type="float" office:value="21728" calcext:value-type="float">
            <text:p>21728</text:p>
          </table:table-cell>
          <table:table-cell table:style-name="ce94" table:formula="of:=SUM([.B62];1)" office:value-type="float" office:value="21729" calcext:value-type="float">
            <text:p>21729</text:p>
          </table:table-cell>
          <table:table-cell table:style-name="ce87" table:formula="of:=SUM([.C62];1)" office:value-type="float" office:value="21730" calcext:value-type="float">
            <text:p>21730</text:p>
          </table:table-cell>
          <table:table-cell table:style-name="ce94" table:formula="of:=SUM([.D62];1)" office:value-type="float" office:value="21731" calcext:value-type="float">
            <text:p>21731</text:p>
          </table:table-cell>
          <table:table-cell table:style-name="ce87" table:formula="of:=SUM([.E62];1)" office:value-type="float" office:value="21732" calcext:value-type="float">
            <text:p>21732</text:p>
          </table:table-cell>
          <table:table-cell table:style-name="ce94" table:formula="of:=SUM([.F62];1)" office:value-type="float" office:value="21733" calcext:value-type="float">
            <text:p>21733</text:p>
          </table:table-cell>
          <table:table-cell table:style-name="ce87" table:formula="of:=SUM([.G62];1)" office:value-type="float" office:value="21734" calcext:value-type="float">
            <text:p>21734</text:p>
          </table:table-cell>
          <table:table-cell table:style-name="ce94" table:formula="of:=SUM([.H62];1)" office:value-type="float" office:value="21735" calcext:value-type="float">
            <text:p>21735</text:p>
          </table:table-cell>
          <table:table-cell table:style-name="ce87" table:formula="of:=SUM([.I62];1)" office:value-type="float" office:value="21736" calcext:value-type="float">
            <text:p>21736</text:p>
          </table:table-cell>
          <table:table-cell table:style-name="ce94" table:formula="of:=SUM([.J62];1)" office:value-type="float" office:value="21737" calcext:value-type="float">
            <text:p>21737</text:p>
          </table:table-cell>
          <table:table-cell table:style-name="ce87" table:formula="of:=SUM([.K62];1)" office:value-type="float" office:value="21738" calcext:value-type="float">
            <text:p>21738</text:p>
          </table:table-cell>
          <table:table-cell table:style-name="ce94" table:formula="of:=SUM([.L62];1)" office:value-type="float" office:value="21739" calcext:value-type="float">
            <text:p>21739</text:p>
          </table:table-cell>
          <table:table-cell table:style-name="ce104" table:formula="of:=SUM([.M62];1)" office:value-type="float" office:value="21740" calcext:value-type="float">
            <text:p>21740</text:p>
          </table:table-cell>
          <table:table-cell table:style-name="ce89" table:formula="of:=SUM([.N62];1)" office:value-type="float" office:value="21741" calcext:value-type="float">
            <text:p>21741</text:p>
          </table:table-cell>
          <table:table-cell table:style-name="ce97" table:formula="of:=SUM([.O62];1)" office:value-type="float" office:value="21742" calcext:value-type="float">
            <text:p>21742</text:p>
          </table:table-cell>
          <table:table-cell table:style-name="ce94" table:formula="of:=SUM([.P62];1)" office:value-type="float" office:value="21743" calcext:value-type="float">
            <text:p>21743</text:p>
          </table:table-cell>
          <table:table-cell table:style-name="ce87" table:formula="of:=SUM([.Q62];1)" office:value-type="float" office:value="21744" calcext:value-type="float">
            <text:p>21744</text:p>
          </table:table-cell>
          <table:table-cell table:style-name="ce94" table:formula="of:=SUM([.R62];1)" office:value-type="float" office:value="21745" calcext:value-type="float">
            <text:p>21745</text:p>
          </table:table-cell>
          <table:table-cell table:style-name="ce87" table:formula="of:=SUM([.S62];1)" office:value-type="float" office:value="21746" calcext:value-type="float">
            <text:p>21746</text:p>
          </table:table-cell>
          <table:table-cell table:style-name="ce94" table:formula="of:=SUM([.T62];1)" office:value-type="float" office:value="21747" calcext:value-type="float">
            <text:p>21747</text:p>
          </table:table-cell>
          <table:table-cell table:style-name="ce87" table:formula="of:=SUM([.U62];1)" office:value-type="float" office:value="21748" calcext:value-type="float">
            <text:p>21748</text:p>
          </table:table-cell>
          <table:table-cell table:style-name="ce94" table:formula="of:=SUM([.V62];1)" office:value-type="float" office:value="21749" calcext:value-type="float">
            <text:p>21749</text:p>
          </table:table-cell>
          <table:table-cell table:style-name="ce87" table:formula="of:=SUM([.W62];1)" office:value-type="float" office:value="21750" calcext:value-type="float">
            <text:p>21750</text:p>
          </table:table-cell>
          <table:table-cell table:style-name="ce94" table:formula="of:=SUM([.X62];1)" office:value-type="float" office:value="21751" calcext:value-type="float">
            <text:p>21751</text:p>
          </table:table-cell>
          <table:table-cell table:style-name="ce87" table:formula="of:=SUM([.Y62];1)" office:value-type="float" office:value="21752" calcext:value-type="float">
            <text:p>21752</text:p>
          </table:table-cell>
          <table:table-cell table:style-name="ce94" table:formula="of:=SUM([.Z62];1)" office:value-type="float" office:value="21753" calcext:value-type="float">
            <text:p>21753</text:p>
          </table:table-cell>
          <table:table-cell table:style-name="ce92" table:formula="of:=SUM([.AA62];1)" office:value-type="float" office:value="21754" calcext:value-type="float">
            <text:p>21754</text:p>
          </table:table-cell>
          <table:table-cell table:style-name="ce94" table:formula="of:=SUM([.AB62];1)" office:value-type="float" office:value="21755" calcext:value-type="float">
            <text:p>21755</text:p>
          </table:table-cell>
          <table:table-cell table:style-name="ce87" table:formula="of:=SUM([.AC62];1)" office:value-type="float" office:value="21756" calcext:value-type="float">
            <text:p>21756</text:p>
          </table:table-cell>
          <table:table-cell table:style-name="ce94" table:formula="of:=SUM([.AD62];1)" office:value-type="float" office:value="21757" calcext:value-type="float">
            <text:p>21757</text:p>
          </table:table-cell>
          <table:table-cell table:style-name="ce92" table:formula="of:=SUM([.AE62];1)" office:value-type="float" office:value="21758" calcext:value-type="float">
            <text:p>21758</text:p>
          </table:table-cell>
          <table:table-cell table:style-name="ce89" table:formula="of:=SUM([.AF62];1)" office:value-type="float" office:value="21759" calcext:value-type="float">
            <text:p>21759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5];1)" office:value-type="float" office:value="21984" calcext:value-type="float">
            <text:p>21984</text:p>
          </table:table-cell>
          <table:table-cell table:style-name="ce94" table:formula="of:=SUM([.B63];1)" office:value-type="float" office:value="21985" calcext:value-type="float">
            <text:p>21985</text:p>
          </table:table-cell>
          <table:table-cell table:style-name="ce87" table:formula="of:=SUM([.C63];1)" office:value-type="float" office:value="21986" calcext:value-type="float">
            <text:p>21986</text:p>
          </table:table-cell>
          <table:table-cell table:style-name="ce94" table:formula="of:=SUM([.D63];1)" office:value-type="float" office:value="21987" calcext:value-type="float">
            <text:p>21987</text:p>
          </table:table-cell>
          <table:table-cell table:style-name="ce87" table:formula="of:=SUM([.E63];1)" office:value-type="float" office:value="21988" calcext:value-type="float">
            <text:p>21988</text:p>
          </table:table-cell>
          <table:table-cell table:style-name="ce94" table:formula="of:=SUM([.F63];1)" office:value-type="float" office:value="21989" calcext:value-type="float">
            <text:p>21989</text:p>
          </table:table-cell>
          <table:table-cell table:style-name="ce87" table:formula="of:=SUM([.G63];1)" office:value-type="float" office:value="21990" calcext:value-type="float">
            <text:p>21990</text:p>
          </table:table-cell>
          <table:table-cell table:style-name="ce94" table:formula="of:=SUM([.H63];1)" office:value-type="float" office:value="21991" calcext:value-type="float">
            <text:p>21991</text:p>
          </table:table-cell>
          <table:table-cell table:style-name="ce87" table:formula="of:=SUM([.I63];1)" office:value-type="float" office:value="21992" calcext:value-type="float">
            <text:p>21992</text:p>
          </table:table-cell>
          <table:table-cell table:style-name="ce94" table:formula="of:=SUM([.J63];1)" office:value-type="float" office:value="21993" calcext:value-type="float">
            <text:p>21993</text:p>
          </table:table-cell>
          <table:table-cell table:style-name="ce87" table:formula="of:=SUM([.K63];1)" office:value-type="float" office:value="21994" calcext:value-type="float">
            <text:p>21994</text:p>
          </table:table-cell>
          <table:table-cell table:style-name="ce94" table:formula="of:=SUM([.L63];1)" office:value-type="float" office:value="21995" calcext:value-type="float">
            <text:p>21995</text:p>
          </table:table-cell>
          <table:table-cell table:style-name="ce104" table:formula="of:=SUM([.M63];1)" office:value-type="float" office:value="21996" calcext:value-type="float">
            <text:p>21996</text:p>
          </table:table-cell>
          <table:table-cell table:style-name="ce89" table:formula="of:=SUM([.N63];1)" office:value-type="float" office:value="21997" calcext:value-type="float">
            <text:p>21997</text:p>
          </table:table-cell>
          <table:table-cell table:style-name="ce97" table:formula="of:=SUM([.O63];1)" office:value-type="float" office:value="21998" calcext:value-type="float">
            <text:p>21998</text:p>
          </table:table-cell>
          <table:table-cell table:style-name="ce94" table:formula="of:=SUM([.P63];1)" office:value-type="float" office:value="21999" calcext:value-type="float">
            <text:p>21999</text:p>
          </table:table-cell>
          <table:table-cell table:style-name="ce87" table:formula="of:=SUM([.Q63];1)" office:value-type="float" office:value="22000" calcext:value-type="float">
            <text:p>22000</text:p>
          </table:table-cell>
          <table:table-cell table:style-name="ce94" table:formula="of:=SUM([.R63];1)" office:value-type="float" office:value="22001" calcext:value-type="float">
            <text:p>22001</text:p>
          </table:table-cell>
          <table:table-cell table:style-name="ce87" table:formula="of:=SUM([.S63];1)" office:value-type="float" office:value="22002" calcext:value-type="float">
            <text:p>22002</text:p>
          </table:table-cell>
          <table:table-cell table:style-name="ce94" table:formula="of:=SUM([.T63];1)" office:value-type="float" office:value="22003" calcext:value-type="float">
            <text:p>22003</text:p>
          </table:table-cell>
          <table:table-cell table:style-name="ce87" table:formula="of:=SUM([.U63];1)" office:value-type="float" office:value="22004" calcext:value-type="float">
            <text:p>22004</text:p>
          </table:table-cell>
          <table:table-cell table:style-name="ce94" table:formula="of:=SUM([.V63];1)" office:value-type="float" office:value="22005" calcext:value-type="float">
            <text:p>22005</text:p>
          </table:table-cell>
          <table:table-cell table:style-name="ce87" table:formula="of:=SUM([.W63];1)" office:value-type="float" office:value="22006" calcext:value-type="float">
            <text:p>22006</text:p>
          </table:table-cell>
          <table:table-cell table:style-name="ce94" table:formula="of:=SUM([.X63];1)" office:value-type="float" office:value="22007" calcext:value-type="float">
            <text:p>22007</text:p>
          </table:table-cell>
          <table:table-cell table:style-name="ce87" table:formula="of:=SUM([.Y63];1)" office:value-type="float" office:value="22008" calcext:value-type="float">
            <text:p>22008</text:p>
          </table:table-cell>
          <table:table-cell table:style-name="ce94" table:formula="of:=SUM([.Z63];1)" office:value-type="float" office:value="22009" calcext:value-type="float">
            <text:p>22009</text:p>
          </table:table-cell>
          <table:table-cell table:style-name="ce92" table:formula="of:=SUM([.AA63];1)" office:value-type="float" office:value="22010" calcext:value-type="float">
            <text:p>22010</text:p>
          </table:table-cell>
          <table:table-cell table:style-name="ce94" table:formula="of:=SUM([.AB63];1)" office:value-type="float" office:value="22011" calcext:value-type="float">
            <text:p>22011</text:p>
          </table:table-cell>
          <table:table-cell table:style-name="ce87" table:formula="of:=SUM([.AC63];1)" office:value-type="float" office:value="22012" calcext:value-type="float">
            <text:p>22012</text:p>
          </table:table-cell>
          <table:table-cell table:style-name="ce94" table:formula="of:=SUM([.AD63];1)" office:value-type="float" office:value="22013" calcext:value-type="float">
            <text:p>22013</text:p>
          </table:table-cell>
          <table:table-cell table:style-name="ce92" table:formula="of:=SUM([.AE63];1)" office:value-type="float" office:value="22014" calcext:value-type="float">
            <text:p>22014</text:p>
          </table:table-cell>
          <table:table-cell table:style-name="ce89" table:formula="of:=SUM([.AF63];1)" office:value-type="float" office:value="22015" calcext:value-type="float">
            <text:p>22015</text:p>
          </table:table-cell>
          <table:table-cell table:number-columns-repeated="31"/>
        </table:table-row>
        <table:table-row table:style-name="ro2">
          <table:covered-table-cell table:style-name="ce81"/>
          <table:table-cell table:style-name="ce97" table:formula="of:=SUM([.AG56];1)" office:value-type="float" office:value="22240" calcext:value-type="float">
            <text:p>22240</text:p>
          </table:table-cell>
          <table:table-cell table:style-name="ce94" table:formula="of:=SUM([.B64];1)" office:value-type="float" office:value="22241" calcext:value-type="float">
            <text:p>22241</text:p>
          </table:table-cell>
          <table:table-cell table:style-name="ce87" table:formula="of:=SUM([.C64];1)" office:value-type="float" office:value="22242" calcext:value-type="float">
            <text:p>22242</text:p>
          </table:table-cell>
          <table:table-cell table:style-name="ce94" table:formula="of:=SUM([.D64];1)" office:value-type="float" office:value="22243" calcext:value-type="float">
            <text:p>22243</text:p>
          </table:table-cell>
          <table:table-cell table:style-name="ce87" table:formula="of:=SUM([.E64];1)" office:value-type="float" office:value="22244" calcext:value-type="float">
            <text:p>22244</text:p>
          </table:table-cell>
          <table:table-cell table:style-name="ce94" table:formula="of:=SUM([.F64];1)" office:value-type="float" office:value="22245" calcext:value-type="float">
            <text:p>22245</text:p>
          </table:table-cell>
          <table:table-cell table:style-name="ce87" table:formula="of:=SUM([.G64];1)" office:value-type="float" office:value="22246" calcext:value-type="float">
            <text:p>22246</text:p>
          </table:table-cell>
          <table:table-cell table:style-name="ce94" table:formula="of:=SUM([.H64];1)" office:value-type="float" office:value="22247" calcext:value-type="float">
            <text:p>22247</text:p>
          </table:table-cell>
          <table:table-cell table:style-name="ce87" table:formula="of:=SUM([.I64];1)" office:value-type="float" office:value="22248" calcext:value-type="float">
            <text:p>22248</text:p>
          </table:table-cell>
          <table:table-cell table:style-name="ce94" table:formula="of:=SUM([.J64];1)" office:value-type="float" office:value="22249" calcext:value-type="float">
            <text:p>22249</text:p>
          </table:table-cell>
          <table:table-cell table:style-name="ce87" table:formula="of:=SUM([.K64];1)" office:value-type="float" office:value="22250" calcext:value-type="float">
            <text:p>22250</text:p>
          </table:table-cell>
          <table:table-cell table:style-name="ce94" table:formula="of:=SUM([.L64];1)" office:value-type="float" office:value="22251" calcext:value-type="float">
            <text:p>22251</text:p>
          </table:table-cell>
          <table:table-cell table:style-name="ce104" table:formula="of:=SUM([.M64];1)" office:value-type="float" office:value="22252" calcext:value-type="float">
            <text:p>22252</text:p>
          </table:table-cell>
          <table:table-cell table:style-name="ce89" table:formula="of:=SUM([.N64];1)" office:value-type="float" office:value="22253" calcext:value-type="float">
            <text:p>22253</text:p>
          </table:table-cell>
          <table:table-cell table:style-name="ce97" table:formula="of:=SUM([.O64];1)" office:value-type="float" office:value="22254" calcext:value-type="float">
            <text:p>22254</text:p>
          </table:table-cell>
          <table:table-cell table:style-name="ce94" table:formula="of:=SUM([.P64];1)" office:value-type="float" office:value="22255" calcext:value-type="float">
            <text:p>22255</text:p>
          </table:table-cell>
          <table:table-cell table:style-name="ce87" table:formula="of:=SUM([.Q64];1)" office:value-type="float" office:value="22256" calcext:value-type="float">
            <text:p>22256</text:p>
          </table:table-cell>
          <table:table-cell table:style-name="ce94" table:formula="of:=SUM([.R64];1)" office:value-type="float" office:value="22257" calcext:value-type="float">
            <text:p>22257</text:p>
          </table:table-cell>
          <table:table-cell table:style-name="ce87" table:formula="of:=SUM([.S64];1)" office:value-type="float" office:value="22258" calcext:value-type="float">
            <text:p>22258</text:p>
          </table:table-cell>
          <table:table-cell table:style-name="ce94" table:formula="of:=SUM([.T64];1)" office:value-type="float" office:value="22259" calcext:value-type="float">
            <text:p>22259</text:p>
          </table:table-cell>
          <table:table-cell table:style-name="ce87" table:formula="of:=SUM([.U64];1)" office:value-type="float" office:value="22260" calcext:value-type="float">
            <text:p>22260</text:p>
          </table:table-cell>
          <table:table-cell table:style-name="ce94" table:formula="of:=SUM([.V64];1)" office:value-type="float" office:value="22261" calcext:value-type="float">
            <text:p>22261</text:p>
          </table:table-cell>
          <table:table-cell table:style-name="ce87" table:formula="of:=SUM([.W64];1)" office:value-type="float" office:value="22262" calcext:value-type="float">
            <text:p>22262</text:p>
          </table:table-cell>
          <table:table-cell table:style-name="ce94" table:formula="of:=SUM([.X64];1)" office:value-type="float" office:value="22263" calcext:value-type="float">
            <text:p>22263</text:p>
          </table:table-cell>
          <table:table-cell table:style-name="ce87" table:formula="of:=SUM([.Y64];1)" office:value-type="float" office:value="22264" calcext:value-type="float">
            <text:p>22264</text:p>
          </table:table-cell>
          <table:table-cell table:style-name="ce94" table:formula="of:=SUM([.Z64];1)" office:value-type="float" office:value="22265" calcext:value-type="float">
            <text:p>22265</text:p>
          </table:table-cell>
          <table:table-cell table:style-name="ce92" table:formula="of:=SUM([.AA64];1)" office:value-type="float" office:value="22266" calcext:value-type="float">
            <text:p>22266</text:p>
          </table:table-cell>
          <table:table-cell table:style-name="ce94" table:formula="of:=SUM([.AB64];1)" office:value-type="float" office:value="22267" calcext:value-type="float">
            <text:p>22267</text:p>
          </table:table-cell>
          <table:table-cell table:style-name="ce87" table:formula="of:=SUM([.AC64];1)" office:value-type="float" office:value="22268" calcext:value-type="float">
            <text:p>22268</text:p>
          </table:table-cell>
          <table:table-cell table:style-name="ce94" table:formula="of:=SUM([.AD64];1)" office:value-type="float" office:value="22269" calcext:value-type="float">
            <text:p>22269</text:p>
          </table:table-cell>
          <table:table-cell table:style-name="ce92" table:formula="of:=SUM([.AE64];1)" office:value-type="float" office:value="22270" calcext:value-type="float">
            <text:p>22270</text:p>
          </table:table-cell>
          <table:table-cell table:style-name="ce89" table:formula="of:=SUM([.AF64];1)" office:value-type="float" office:value="22271" calcext:value-type="float">
            <text:p>22271</text:p>
          </table:table-cell>
          <table:table-cell table:number-columns-repeated="31"/>
        </table:table-row>
        <table:table-row table:style-name="ro2">
          <table:covered-table-cell table:style-name="ce82"/>
          <table:table-cell table:style-name="ce98" table:formula="of:=SUM([.AG57];1)" office:value-type="float" office:value="22496" calcext:value-type="float">
            <text:p>22496</text:p>
          </table:table-cell>
          <table:table-cell table:style-name="ce96" table:formula="of:=SUM([.B65];1)" office:value-type="float" office:value="22497" calcext:value-type="float">
            <text:p>22497</text:p>
          </table:table-cell>
          <table:table-cell table:style-name="ce101" table:formula="of:=SUM([.C65];1)" office:value-type="float" office:value="22498" calcext:value-type="float">
            <text:p>22498</text:p>
          </table:table-cell>
          <table:table-cell table:style-name="ce96" table:formula="of:=SUM([.D65];1)" office:value-type="float" office:value="22499" calcext:value-type="float">
            <text:p>22499</text:p>
          </table:table-cell>
          <table:table-cell table:style-name="ce101" table:formula="of:=SUM([.E65];1)" office:value-type="float" office:value="22500" calcext:value-type="float">
            <text:p>22500</text:p>
          </table:table-cell>
          <table:table-cell table:style-name="ce96" table:formula="of:=SUM([.F65];1)" office:value-type="float" office:value="22501" calcext:value-type="float">
            <text:p>22501</text:p>
          </table:table-cell>
          <table:table-cell table:style-name="ce101" table:formula="of:=SUM([.G65];1)" office:value-type="float" office:value="22502" calcext:value-type="float">
            <text:p>22502</text:p>
          </table:table-cell>
          <table:table-cell table:style-name="ce96" table:formula="of:=SUM([.H65];1)" office:value-type="float" office:value="22503" calcext:value-type="float">
            <text:p>22503</text:p>
          </table:table-cell>
          <table:table-cell table:style-name="ce101" table:formula="of:=SUM([.I65];1)" office:value-type="float" office:value="22504" calcext:value-type="float">
            <text:p>22504</text:p>
          </table:table-cell>
          <table:table-cell table:style-name="ce96" table:formula="of:=SUM([.J65];1)" office:value-type="float" office:value="22505" calcext:value-type="float">
            <text:p>22505</text:p>
          </table:table-cell>
          <table:table-cell table:style-name="ce101" table:formula="of:=SUM([.K65];1)" office:value-type="float" office:value="22506" calcext:value-type="float">
            <text:p>22506</text:p>
          </table:table-cell>
          <table:table-cell table:style-name="ce96" table:formula="of:=SUM([.L65];1)" office:value-type="float" office:value="22507" calcext:value-type="float">
            <text:p>22507</text:p>
          </table:table-cell>
          <table:table-cell table:style-name="ce105" table:formula="of:=SUM([.M65];1)" office:value-type="float" office:value="22508" calcext:value-type="float">
            <text:p>22508</text:p>
          </table:table-cell>
          <table:table-cell table:style-name="ce90" table:formula="of:=SUM([.N65];1)" office:value-type="float" office:value="22509" calcext:value-type="float">
            <text:p>22509</text:p>
          </table:table-cell>
          <table:table-cell table:style-name="ce98" table:formula="of:=SUM([.O65];1)" office:value-type="float" office:value="22510" calcext:value-type="float">
            <text:p>22510</text:p>
          </table:table-cell>
          <table:table-cell table:style-name="ce96" table:formula="of:=SUM([.P65];1)" office:value-type="float" office:value="22511" calcext:value-type="float">
            <text:p>22511</text:p>
          </table:table-cell>
          <table:table-cell table:style-name="ce101" table:formula="of:=SUM([.Q65];1)" office:value-type="float" office:value="22512" calcext:value-type="float">
            <text:p>22512</text:p>
          </table:table-cell>
          <table:table-cell table:style-name="ce96" table:formula="of:=SUM([.R65];1)" office:value-type="float" office:value="22513" calcext:value-type="float">
            <text:p>22513</text:p>
          </table:table-cell>
          <table:table-cell table:style-name="ce101" table:formula="of:=SUM([.S65];1)" office:value-type="float" office:value="22514" calcext:value-type="float">
            <text:p>22514</text:p>
          </table:table-cell>
          <table:table-cell table:style-name="ce96" table:formula="of:=SUM([.T65];1)" office:value-type="float" office:value="22515" calcext:value-type="float">
            <text:p>22515</text:p>
          </table:table-cell>
          <table:table-cell table:style-name="ce101" table:formula="of:=SUM([.U65];1)" office:value-type="float" office:value="22516" calcext:value-type="float">
            <text:p>22516</text:p>
          </table:table-cell>
          <table:table-cell table:style-name="ce96" table:formula="of:=SUM([.V65];1)" office:value-type="float" office:value="22517" calcext:value-type="float">
            <text:p>22517</text:p>
          </table:table-cell>
          <table:table-cell table:style-name="ce101" table:formula="of:=SUM([.W65];1)" office:value-type="float" office:value="22518" calcext:value-type="float">
            <text:p>22518</text:p>
          </table:table-cell>
          <table:table-cell table:style-name="ce96" table:formula="of:=SUM([.X65];1)" office:value-type="float" office:value="22519" calcext:value-type="float">
            <text:p>22519</text:p>
          </table:table-cell>
          <table:table-cell table:style-name="ce101" table:formula="of:=SUM([.Y65];1)" office:value-type="float" office:value="22520" calcext:value-type="float">
            <text:p>22520</text:p>
          </table:table-cell>
          <table:table-cell table:style-name="ce96" table:formula="of:=SUM([.Z65];1)" office:value-type="float" office:value="22521" calcext:value-type="float">
            <text:p>22521</text:p>
          </table:table-cell>
          <table:table-cell table:style-name="ce93" table:formula="of:=SUM([.AA65];1)" office:value-type="float" office:value="22522" calcext:value-type="float">
            <text:p>22522</text:p>
          </table:table-cell>
          <table:table-cell table:style-name="ce96" table:formula="of:=SUM([.AB65];1)" office:value-type="float" office:value="22523" calcext:value-type="float">
            <text:p>22523</text:p>
          </table:table-cell>
          <table:table-cell table:style-name="ce101" table:formula="of:=SUM([.AC65];1)" office:value-type="float" office:value="22524" calcext:value-type="float">
            <text:p>22524</text:p>
          </table:table-cell>
          <table:table-cell table:style-name="ce96" table:formula="of:=SUM([.AD65];1)" office:value-type="float" office:value="22525" calcext:value-type="float">
            <text:p>22525</text:p>
          </table:table-cell>
          <table:table-cell table:style-name="ce93" table:formula="of:=SUM([.AE65];1)" office:value-type="float" office:value="22526" calcext:value-type="float">
            <text:p>22526</text:p>
          </table:table-cell>
          <table:table-cell table:style-name="ce90" table:formula="of:=SUM([.AF65];1)" office:value-type="float" office:value="22527" calcext:value-type="float">
            <text:p>22527</text:p>
          </table:table-cell>
          <table:table-cell table:number-columns-repeated="31"/>
        </table:table-row>
        <table:table-row table:style-name="ro2" table:number-rows-repeated="935">
          <table:table-cell table:style-name="ce87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office:forms form:automatic-focus="false" form:apply-design-mode="false"/>
        <table:table-column table:style-name="co4" table:number-columns-repeated="11" table:default-cell-style-name="ce52"/>
        <table:table-column table:style-name="co4" table:default-cell-style-name="Default"/>
        <table:table-column table:style-name="co4" table:default-cell-style-name="ce52"/>
        <table:table-column table:style-name="co4" table:default-cell-style-name="Default"/>
        <table:table-column table:style-name="co4" table:default-cell-style-name="ce52"/>
        <table:table-column table:style-name="co4" table:default-cell-style-name="Default"/>
        <table:table-column table:style-name="co4" table:number-columns-repeated="3" table:default-cell-style-name="ce52"/>
        <table:table-column table:style-name="co4" table:default-cell-style-name="Default"/>
        <table:table-column table:style-name="co4" table:default-cell-style-name="ce52"/>
        <table:table-column table:style-name="co4" table:default-cell-style-name="Default"/>
        <table:table-column table:style-name="co4" table:default-cell-style-name="ce52"/>
        <table:table-column table:style-name="co4" table:number-columns-repeated="1001" table:default-cell-style-name="Default"/>
        <table:table-row table:style-name="ro5">
          <table:table-cell table:style-name="ce79" office:value-type="string" calcext:value-type="string">
            <text:p>Attributes</text:p>
          </table:table-cell>
          <table:table-cell table:style-name="ce88" office:value-type="string" calcext:value-type="string">
            <text:p>0</text:p>
            <text:p>$0</text:p>
            <text:p>Character</text:p>
          </table:table-cell>
          <table:table-cell table:style-name="ce88" office:value-type="string" calcext:value-type="string">
            <text:p>1</text:p>
            <text:p>$1</text:p>
            <text:p>Character</text:p>
          </table:table-cell>
          <table:table-cell table:style-name="ce88" office:value-type="string" calcext:value-type="string">
            <text:p>2</text:p>
            <text:p>$2</text:p>
            <text:p>Character</text:p>
          </table:table-cell>
          <table:table-cell table:style-name="ce88" office:value-type="string" calcext:value-type="string">
            <text:p>3</text:p>
            <text:p>$3</text:p>
            <text:p>Character</text:p>
          </table:table-cell>
          <table:table-cell table:style-name="ce88" office:value-type="string" calcext:value-type="string">
            <text:p>4</text:p>
            <text:p>$4</text:p>
            <text:p>Character</text:p>
          </table:table-cell>
          <table:table-cell table:style-name="ce88" office:value-type="string" calcext:value-type="string">
            <text:p>5</text:p>
            <text:p>$5</text:p>
            <text:p>Character</text:p>
          </table:table-cell>
          <table:table-cell table:style-name="ce88" office:value-type="string" calcext:value-type="string">
            <text:p>6</text:p>
            <text:p>$6</text:p>
            <text:p>Character</text:p>
          </table:table-cell>
          <table:table-cell table:style-name="ce88" office:value-type="string" calcext:value-type="string">
            <text:p>7</text:p>
            <text:p>$7</text:p>
            <text:p>Character</text:p>
          </table:table-cell>
          <table:table-cell table:style-name="ce88" office:value-type="string" calcext:value-type="string">
            <text:p>8</text:p>
            <text:p>$8</text:p>
            <text:p>Character</text:p>
          </table:table-cell>
          <table:table-cell table:style-name="ce88" office:value-type="string" calcext:value-type="string">
            <text:p>9</text:p>
            <text:p>$9</text:p>
            <text:p>Character</text:p>
          </table:table-cell>
          <table:table-cell table:style-name="ce88" office:value-type="string" calcext:value-type="string">
            <text:p>10</text:p>
            <text:p>$A</text:p>
            <text:p>Character</text:p>
          </table:table-cell>
          <table:table-cell table:style-name="ce88" office:value-type="string" calcext:value-type="string">
            <text:p>11</text:p>
            <text:p>$B</text:p>
            <text:p>Character</text:p>
          </table:table-cell>
          <table:table-cell table:style-name="ce88" office:value-type="string" calcext:value-type="string">
            <text:p>12</text:p>
            <text:p>$C</text:p>
            <text:p>Character</text:p>
          </table:table-cell>
          <table:table-cell table:style-name="ce88" office:value-type="string" calcext:value-type="string">
            <text:p>13</text:p>
            <text:p>$D</text:p>
            <text:p>Character</text:p>
          </table:table-cell>
          <table:table-cell table:style-name="ce88" office:value-type="string" calcext:value-type="string">
            <text:p>14</text:p>
            <text:p>$E</text:p>
            <text:p>Character</text:p>
          </table:table-cell>
          <table:table-cell table:style-name="ce88" office:value-type="string" calcext:value-type="string">
            <text:p>15</text:p>
            <text:p>$F</text:p>
            <text:p>Character</text:p>
          </table:table-cell>
          <table:table-cell table:style-name="ce88" office:value-type="string" calcext:value-type="string">
            <text:p>16</text:p>
            <text:p>$10</text:p>
            <text:p>Character</text:p>
          </table:table-cell>
          <table:table-cell table:style-name="ce88" office:value-type="string" calcext:value-type="string">
            <text:p>17</text:p>
            <text:p>$11</text:p>
            <text:p>Character</text:p>
          </table:table-cell>
          <table:table-cell table:style-name="ce88" office:value-type="string" calcext:value-type="string">
            <text:p>18</text:p>
            <text:p>$12</text:p>
            <text:p>Character</text:p>
          </table:table-cell>
          <table:table-cell table:style-name="ce88" office:value-type="string" calcext:value-type="string">
            <text:p>19</text:p>
            <text:p>$13</text:p>
            <text:p>Character</text:p>
          </table:table-cell>
          <table:table-cell table:style-name="ce88" office:value-type="string" calcext:value-type="string">
            <text:p>20</text:p>
            <text:p>$14</text:p>
            <text:p>Character</text:p>
          </table:table-cell>
          <table:table-cell table:style-name="ce88" office:value-type="string" calcext:value-type="string">
            <text:p>21</text:p>
            <text:p>$15</text:p>
            <text:p>Character</text:p>
          </table:table-cell>
          <table:table-cell table:style-name="ce88" office:value-type="string" calcext:value-type="string">
            <text:p>22</text:p>
            <text:p>$16</text:p>
            <text:p>Character</text:p>
          </table:table-cell>
          <table:table-cell table:style-name="ce88" office:value-type="string" calcext:value-type="string">
            <text:p>23</text:p>
            <text:p>$17</text:p>
            <text:p>Character</text:p>
          </table:table-cell>
          <table:table-cell table:style-name="ce88" office:value-type="string" calcext:value-type="string">
            <text:p>24</text:p>
            <text:p>$18</text:p>
            <text:p>Character</text:p>
          </table:table-cell>
          <table:table-cell table:style-name="ce88" office:value-type="string" calcext:value-type="string">
            <text:p>25</text:p>
            <text:p>$19</text:p>
            <text:p>Character</text:p>
          </table:table-cell>
          <table:table-cell table:style-name="ce88" office:value-type="string" calcext:value-type="string">
            <text:p>26</text:p>
            <text:p>$1A</text:p>
            <text:p>Character</text:p>
          </table:table-cell>
          <table:table-cell table:style-name="ce88" office:value-type="string" calcext:value-type="string">
            <text:p>27</text:p>
            <text:p>$1B</text:p>
            <text:p>Character</text:p>
          </table:table-cell>
          <table:table-cell table:style-name="ce88" office:value-type="string" calcext:value-type="string">
            <text:p>28</text:p>
            <text:p>$1C</text:p>
            <text:p>Character</text:p>
          </table:table-cell>
          <table:table-cell table:style-name="ce88" office:value-type="string" calcext:value-type="string">
            <text:p>29</text:p>
            <text:p>$1D</text:p>
            <text:p>Character</text:p>
          </table:table-cell>
          <table:table-cell table:style-name="ce88" office:value-type="string" calcext:value-type="string">
            <text:p>30</text:p>
            <text:p>$1E</text:p>
            <text:p>Character</text:p>
          </table:table-cell>
          <table:table-cell table:style-name="ce88" office:value-type="string" calcext:value-type="string">
            <text:p>31</text:p>
            <text:p>$1F</text:p>
            <text:p>Character</text:p>
          </table:table-cell>
          <table:table-cell table:number-columns-repeated="991"/>
        </table:table-row>
        <table:table-row table:style-name="ro6">
          <table:table-cell table:style-name="ce58" office:value-type="string" calcext:value-type="string">
            <text:p>0</text:p>
            <text:p>$0</text:p>
            <text:p>Character</text:p>
          </table:table-cell>
          <table:table-cell table:style-name="ce60" office:value-type="string" calcext:value-type="string">
            <text:p>#5800</text:p>
          </table:table-cell>
          <table:table-cell table:style-name="ce60" office:value-type="string" calcext:value-type="string">
            <text:p>#5801</text:p>
          </table:table-cell>
          <table:table-cell table:style-name="ce60" office:value-type="string" calcext:value-type="string">
            <text:p>#5802</text:p>
          </table:table-cell>
          <table:table-cell table:style-name="ce60" office:value-type="string" calcext:value-type="string">
            <text:p>#5803</text:p>
          </table:table-cell>
          <table:table-cell table:style-name="ce60" office:value-type="string" calcext:value-type="string">
            <text:p>#5804</text:p>
          </table:table-cell>
          <table:table-cell table:style-name="ce60" office:value-type="string" calcext:value-type="string">
            <text:p>#5805</text:p>
          </table:table-cell>
          <table:table-cell table:style-name="ce60" office:value-type="string" calcext:value-type="string">
            <text:p>#5806</text:p>
          </table:table-cell>
          <table:table-cell table:style-name="ce60" office:value-type="string" calcext:value-type="string">
            <text:p>#5807</text:p>
          </table:table-cell>
          <table:table-cell table:style-name="ce60" office:value-type="string" calcext:value-type="string">
            <text:p>#5808</text:p>
          </table:table-cell>
          <table:table-cell table:style-name="ce60" office:value-type="string" calcext:value-type="string">
            <text:p>#5809</text:p>
          </table:table-cell>
          <table:table-cell table:style-name="ce60" office:value-type="string" calcext:value-type="string">
            <text:p>#580A</text:p>
          </table:table-cell>
          <table:table-cell table:style-name="ce60" office:value-type="string" calcext:value-type="string">
            <text:p>#580B</text:p>
          </table:table-cell>
          <table:table-cell table:style-name="ce60" office:value-type="string" calcext:value-type="string">
            <text:p>#580C</text:p>
          </table:table-cell>
          <table:table-cell table:style-name="ce60" office:value-type="string" calcext:value-type="string">
            <text:p>#580D</text:p>
          </table:table-cell>
          <table:table-cell table:style-name="ce60" office:value-type="string" calcext:value-type="string">
            <text:p>#580E</text:p>
          </table:table-cell>
          <table:table-cell table:style-name="ce60" office:value-type="string" calcext:value-type="string">
            <text:p>#580F</text:p>
          </table:table-cell>
          <table:table-cell table:style-name="ce60" office:value-type="string" calcext:value-type="string">
            <text:p>#5810</text:p>
          </table:table-cell>
          <table:table-cell table:style-name="ce60" office:value-type="string" calcext:value-type="string">
            <text:p>#5811</text:p>
          </table:table-cell>
          <table:table-cell table:style-name="ce60" office:value-type="string" calcext:value-type="string">
            <text:p>#5812</text:p>
          </table:table-cell>
          <table:table-cell table:style-name="ce60" office:value-type="string" calcext:value-type="string">
            <text:p>#5813</text:p>
          </table:table-cell>
          <table:table-cell table:style-name="ce60" office:value-type="string" calcext:value-type="string">
            <text:p>#5814</text:p>
          </table:table-cell>
          <table:table-cell table:style-name="ce60" office:value-type="string" calcext:value-type="string">
            <text:p>#5815</text:p>
          </table:table-cell>
          <table:table-cell table:style-name="ce60" office:value-type="string" calcext:value-type="string">
            <text:p>#5816</text:p>
          </table:table-cell>
          <table:table-cell table:style-name="ce60" office:value-type="string" calcext:value-type="string">
            <text:p>#5817</text:p>
          </table:table-cell>
          <table:table-cell table:style-name="ce60" office:value-type="string" calcext:value-type="string">
            <text:p>#5818</text:p>
          </table:table-cell>
          <table:table-cell table:style-name="ce60" office:value-type="string" calcext:value-type="string">
            <text:p>#5819</text:p>
          </table:table-cell>
          <table:table-cell table:style-name="ce60" office:value-type="string" calcext:value-type="string">
            <text:p>#581A</text:p>
          </table:table-cell>
          <table:table-cell table:style-name="ce60" office:value-type="string" calcext:value-type="string">
            <text:p>#581B</text:p>
          </table:table-cell>
          <table:table-cell table:style-name="ce60" office:value-type="string" calcext:value-type="string">
            <text:p>#581C</text:p>
          </table:table-cell>
          <table:table-cell table:style-name="ce60" office:value-type="string" calcext:value-type="string">
            <text:p>#581D</text:p>
          </table:table-cell>
          <table:table-cell table:style-name="ce60" office:value-type="string" calcext:value-type="string">
            <text:p>#581E</text:p>
          </table:table-cell>
          <table:table-cell table:style-name="ce60" office:value-type="string" calcext:value-type="string">
            <text:p>#581F</text:p>
          </table:table-cell>
          <table:table-cell table:number-columns-repeated="991"/>
        </table:table-row>
        <table:table-row table:style-name="ro6">
          <table:table-cell table:style-name="ce58" office:value-type="string" calcext:value-type="string">
            <text:p>1</text:p>
            <text:p>$1</text:p>
            <text:p>Character</text:p>
          </table:table-cell>
          <table:table-cell table:style-name="ce60" office:value-type="string" calcext:value-type="string">
            <text:p>#5820</text:p>
          </table:table-cell>
          <table:table-cell table:style-name="ce60" office:value-type="string" calcext:value-type="string">
            <text:p>#5821</text:p>
          </table:table-cell>
          <table:table-cell table:style-name="ce60" office:value-type="string" calcext:value-type="string">
            <text:p>#5822</text:p>
          </table:table-cell>
          <table:table-cell table:style-name="ce60" office:value-type="string" calcext:value-type="string">
            <text:p>#5823</text:p>
          </table:table-cell>
          <table:table-cell table:style-name="ce60" office:value-type="string" calcext:value-type="string">
            <text:p>#5824</text:p>
          </table:table-cell>
          <table:table-cell table:style-name="ce60" office:value-type="string" calcext:value-type="string">
            <text:p>#5825</text:p>
          </table:table-cell>
          <table:table-cell table:style-name="ce60" office:value-type="string" calcext:value-type="string">
            <text:p>#5826</text:p>
          </table:table-cell>
          <table:table-cell table:style-name="ce60" office:value-type="string" calcext:value-type="string">
            <text:p>#5827</text:p>
          </table:table-cell>
          <table:table-cell table:style-name="ce60" office:value-type="string" calcext:value-type="string">
            <text:p>#5828</text:p>
          </table:table-cell>
          <table:table-cell table:style-name="ce60" office:value-type="string" calcext:value-type="string">
            <text:p>#5829</text:p>
          </table:table-cell>
          <table:table-cell table:style-name="ce52" office:value-type="string" calcext:value-type="string">
            <text:p>#582A</text:p>
          </table:table-cell>
          <table:table-cell office:value-type="string" calcext:value-type="string">
            <text:p>#582B</text:p>
          </table:table-cell>
          <table:table-cell table:style-name="ce52" office:value-type="string" calcext:value-type="string">
            <text:p>#582C</text:p>
          </table:table-cell>
          <table:table-cell office:value-type="string" calcext:value-type="string">
            <text:p>#582D</text:p>
          </table:table-cell>
          <table:table-cell table:style-name="ce52" office:value-type="string" calcext:value-type="string">
            <text:p>#582E</text:p>
          </table:table-cell>
          <table:table-cell office:value-type="string" calcext:value-type="string">
            <text:p>#582F</text:p>
          </table:table-cell>
          <table:table-cell office:value-type="string" calcext:value-type="string">
            <text:p>#5830</text:p>
          </table:table-cell>
          <table:table-cell office:value-type="string" calcext:value-type="string">
            <text:p>#5831</text:p>
          </table:table-cell>
          <table:table-cell table:style-name="ce52" office:value-type="string" calcext:value-type="string">
            <text:p>#5832</text:p>
          </table:table-cell>
          <table:table-cell office:value-type="string" calcext:value-type="string">
            <text:p>#5833</text:p>
          </table:table-cell>
          <table:table-cell table:style-name="ce52" office:value-type="string" calcext:value-type="string">
            <text:p>#5834</text:p>
          </table:table-cell>
          <table:table-cell office:value-type="string" calcext:value-type="string">
            <text:p>#5835</text:p>
          </table:table-cell>
          <table:table-cell table:style-name="ce52" office:value-type="string" calcext:value-type="string">
            <text:p>#5836</text:p>
          </table:table-cell>
          <table:table-cell table:style-name="ce52" office:value-type="string" calcext:value-type="string">
            <text:p>#5837</text:p>
          </table:table-cell>
          <table:table-cell table:style-name="ce52" office:value-type="string" calcext:value-type="string">
            <text:p>#5838</text:p>
          </table:table-cell>
          <table:table-cell table:style-name="ce52" office:value-type="string" calcext:value-type="string">
            <text:p>#5839</text:p>
          </table:table-cell>
          <table:table-cell table:style-name="ce52" office:value-type="string" calcext:value-type="string">
            <text:p>#583A</text:p>
          </table:table-cell>
          <table:table-cell table:number-columns-repeated="2" table:style-name="ce52" office:value-type="string" calcext:value-type="string">
            <text:p>#583B</text:p>
          </table:table-cell>
          <table:table-cell table:style-name="ce52" office:value-type="string" calcext:value-type="string">
            <text:p>#583D</text:p>
          </table:table-cell>
          <table:table-cell table:style-name="ce52" office:value-type="string" calcext:value-type="string">
            <text:p>#583E</text:p>
          </table:table-cell>
          <table:table-cell table:style-name="ce52" office:value-type="string" calcext:value-type="string">
            <text:p>#583F</text:p>
          </table:table-cell>
          <table:table-cell table:number-columns-repeated="991"/>
        </table:table-row>
        <table:table-row table:style-name="ro6">
          <table:table-cell table:style-name="ce58" office:value-type="string" calcext:value-type="string">
            <text:p>2</text:p>
            <text:p>$2</text:p>
            <text:p>Character</text:p>
          </table:table-cell>
          <table:table-cell table:style-name="ce60" office:value-type="string" calcext:value-type="string">
            <text:p>#5840</text:p>
          </table:table-cell>
          <table:table-cell table:style-name="ce60" office:value-type="string" calcext:value-type="string">
            <text:p>#5841</text:p>
          </table:table-cell>
          <table:table-cell table:style-name="ce60" office:value-type="string" calcext:value-type="string">
            <text:p>#5842</text:p>
          </table:table-cell>
          <table:table-cell table:style-name="ce60" office:value-type="string" calcext:value-type="string">
            <text:p>#5843</text:p>
          </table:table-cell>
          <table:table-cell table:style-name="ce60" office:value-type="string" calcext:value-type="string">
            <text:p>#5844</text:p>
          </table:table-cell>
          <table:table-cell table:style-name="ce60" office:value-type="string" calcext:value-type="string">
            <text:p>#5845</text:p>
          </table:table-cell>
          <table:table-cell table:style-name="ce60" office:value-type="string" calcext:value-type="string">
            <text:p>#5846</text:p>
          </table:table-cell>
          <table:table-cell table:style-name="ce60" office:value-type="string" calcext:value-type="string">
            <text:p>#5847</text:p>
          </table:table-cell>
          <table:table-cell table:style-name="ce60" office:value-type="string" calcext:value-type="string">
            <text:p>#5848</text:p>
          </table:table-cell>
          <table:table-cell table:style-name="ce60" office:value-type="string" calcext:value-type="string">
            <text:p>#5849</text:p>
          </table:table-cell>
          <table:table-cell table:style-name="ce60" office:value-type="string" calcext:value-type="string">
            <text:p>#584A</text:p>
          </table:table-cell>
          <table:table-cell table:style-name="ce60" office:value-type="string" calcext:value-type="string">
            <text:p>#584B</text:p>
          </table:table-cell>
          <table:table-cell table:style-name="ce60" office:value-type="string" calcext:value-type="string">
            <text:p>#584C</text:p>
          </table:table-cell>
          <table:table-cell table:style-name="ce60" office:value-type="string" calcext:value-type="string">
            <text:p>#584D</text:p>
          </table:table-cell>
          <table:table-cell table:style-name="ce60" office:value-type="string" calcext:value-type="string">
            <text:p>#584E</text:p>
          </table:table-cell>
          <table:table-cell table:style-name="ce60" office:value-type="string" calcext:value-type="string">
            <text:p>#584F</text:p>
          </table:table-cell>
          <table:table-cell office:value-type="string" calcext:value-type="string">
            <text:p>#5850</text:p>
          </table:table-cell>
          <table:table-cell office:value-type="string" calcext:value-type="string">
            <text:p>#5851</text:p>
          </table:table-cell>
          <table:table-cell table:style-name="ce52" office:value-type="string" calcext:value-type="string">
            <text:p>#5852</text:p>
          </table:table-cell>
          <table:table-cell office:value-type="string" calcext:value-type="string">
            <text:p>#5853</text:p>
          </table:table-cell>
          <table:table-cell table:style-name="ce52" office:value-type="string" calcext:value-type="string">
            <text:p>#5854</text:p>
          </table:table-cell>
          <table:table-cell office:value-type="string" calcext:value-type="string">
            <text:p>#5855</text:p>
          </table:table-cell>
          <table:table-cell table:style-name="ce52" office:value-type="string" calcext:value-type="string">
            <text:p>#5856</text:p>
          </table:table-cell>
          <table:table-cell table:style-name="ce52" office:value-type="string" calcext:value-type="string">
            <text:p>#5857</text:p>
          </table:table-cell>
          <table:table-cell table:style-name="ce52" office:value-type="string" calcext:value-type="string">
            <text:p>#5858</text:p>
          </table:table-cell>
          <table:table-cell table:style-name="ce52" office:value-type="string" calcext:value-type="string">
            <text:p>#5859</text:p>
          </table:table-cell>
          <table:table-cell table:number-columns-repeated="997"/>
        </table:table-row>
        <table:table-row table:style-name="ro6">
          <table:table-cell table:style-name="ce58" office:value-type="string" calcext:value-type="string">
            <text:p>3</text:p>
            <text:p>$3</text:p>
            <text:p>Character</text:p>
          </table:table-cell>
          <table:table-cell table:style-name="ce60" office:value-type="string" calcext:value-type="string">
            <text:p>#5860</text:p>
          </table:table-cell>
          <table:table-cell table:style-name="ce60" office:value-type="string" calcext:value-type="string">
            <text:p>#5861</text:p>
          </table:table-cell>
          <table:table-cell table:style-name="ce60" office:value-type="string" calcext:value-type="string">
            <text:p>#5862</text:p>
          </table:table-cell>
          <table:table-cell table:style-name="ce60" office:value-type="string" calcext:value-type="string">
            <text:p>#5863</text:p>
          </table:table-cell>
          <table:table-cell table:style-name="ce60" office:value-type="string" calcext:value-type="string">
            <text:p>#5864</text:p>
          </table:table-cell>
          <table:table-cell table:style-name="ce60" office:value-type="string" calcext:value-type="string">
            <text:p>#5865</text:p>
          </table:table-cell>
          <table:table-cell table:style-name="ce60" office:value-type="string" calcext:value-type="string">
            <text:p>#5866</text:p>
          </table:table-cell>
          <table:table-cell table:style-name="ce60" office:value-type="string" calcext:value-type="string">
            <text:p>#5867</text:p>
          </table:table-cell>
          <table:table-cell table:style-name="ce60" office:value-type="string" calcext:value-type="string">
            <text:p>#5868</text:p>
          </table:table-cell>
          <table:table-cell table:style-name="ce60" office:value-type="string" calcext:value-type="string">
            <text:p>#5869</text:p>
          </table:table-cell>
          <table:table-cell table:number-columns-repeated="1013"/>
        </table:table-row>
        <table:table-row table:style-name="ro6">
          <table:table-cell table:style-name="ce58" office:value-type="string" calcext:value-type="string">
            <text:p>4</text:p>
            <text:p>$4</text:p>
            <text:p>Character</text:p>
          </table:table-cell>
          <table:table-cell table:style-name="ce60" office:value-type="string" calcext:value-type="string">
            <text:p>#5880</text:p>
          </table:table-cell>
          <table:table-cell table:style-name="ce60" office:value-type="string" calcext:value-type="string">
            <text:p>#5881</text:p>
          </table:table-cell>
          <table:table-cell table:style-name="ce60" office:value-type="string" calcext:value-type="string">
            <text:p>#5882</text:p>
          </table:table-cell>
          <table:table-cell table:style-name="ce60" office:value-type="string" calcext:value-type="string">
            <text:p>#5883</text:p>
          </table:table-cell>
          <table:table-cell table:style-name="ce60" office:value-type="string" calcext:value-type="string">
            <text:p>#5884</text:p>
          </table:table-cell>
          <table:table-cell table:style-name="ce60" office:value-type="string" calcext:value-type="string">
            <text:p>#5885</text:p>
          </table:table-cell>
          <table:table-cell table:style-name="ce60" office:value-type="string" calcext:value-type="string">
            <text:p>#5886</text:p>
          </table:table-cell>
          <table:table-cell table:style-name="ce60" office:value-type="string" calcext:value-type="string">
            <text:p>#5887</text:p>
          </table:table-cell>
          <table:table-cell table:style-name="ce60" office:value-type="string" calcext:value-type="string">
            <text:p>#5888</text:p>
          </table:table-cell>
          <table:table-cell table:style-name="ce60" office:value-type="string" calcext:value-type="string">
            <text:p>#5889</text:p>
          </table:table-cell>
          <table:table-cell table:number-columns-repeated="1013"/>
        </table:table-row>
        <table:table-row table:style-name="ro6">
          <table:table-cell table:style-name="ce58" office:value-type="string" calcext:value-type="string">
            <text:p>5</text:p>
            <text:p>$5</text:p>
            <text:p>Character</text:p>
          </table:table-cell>
          <table:table-cell table:style-name="ce60" office:value-type="string" calcext:value-type="string">
            <text:p>#58A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6</text:p>
            <text:p>$6</text:p>
            <text:p>Character</text:p>
          </table:table-cell>
          <table:table-cell table:style-name="ce60" office:value-type="string" calcext:value-type="string">
            <text:p>#58C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7</text:p>
            <text:p>$7</text:p>
            <text:p>Character</text:p>
          </table:table-cell>
          <table:table-cell table:style-name="ce60" office:value-type="string" calcext:value-type="string">
            <text:p>#58E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8</text:p>
            <text:p>$8</text:p>
            <text:p>Character</text:p>
          </table:table-cell>
          <table:table-cell table:style-name="ce60" office:value-type="string" calcext:value-type="string">
            <text:p>#590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9</text:p>
            <text:p>$9</text:p>
            <text:p>Character</text:p>
          </table:table-cell>
          <table:table-cell table:style-name="ce60" office:value-type="string" calcext:value-type="string">
            <text:p>#592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10</text:p>
            <text:p>$0A</text:p>
            <text:p>Character</text:p>
          </table:table-cell>
          <table:table-cell table:style-name="ce60" office:value-type="string" calcext:value-type="string">
            <text:p>#594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11</text:p>
            <text:p>$B0</text:p>
            <text:p>Character</text:p>
          </table:table-cell>
          <table:table-cell table:style-name="ce60" office:value-type="string" calcext:value-type="string">
            <text:p>#596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12</text:p>
            <text:p>$0C</text:p>
            <text:p>Character</text:p>
          </table:table-cell>
          <table:table-cell table:style-name="ce60" office:value-type="string" calcext:value-type="string">
            <text:p>#598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13</text:p>
            <text:p>$0D</text:p>
            <text:p>Character</text:p>
          </table:table-cell>
          <table:table-cell table:style-name="ce60" office:value-type="string" calcext:value-type="string">
            <text:p>#59A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14</text:p>
            <text:p>$0E</text:p>
            <text:p>Character</text:p>
          </table:table-cell>
          <table:table-cell table:style-name="ce60" office:value-type="string" calcext:value-type="string">
            <text:p>#59C0</text:p>
          </table:table-cell>
          <table:table-cell table:number-columns-repeated="1022"/>
        </table:table-row>
        <table:table-row table:style-name="ro6">
          <table:table-cell table:style-name="ce58" office:value-type="string" calcext:value-type="string">
            <text:p>15</text:p>
            <text:p>$0F</text:p>
            <text:p>Character</text:p>
          </table:table-cell>
          <table:table-cell table:style-name="ce60" office:value-type="string" calcext:value-type="string">
            <text:p>#59E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16</text:p>
            <text:p>$10</text:p>
            <text:p>Character</text:p>
          </table:table-cell>
          <table:table-cell table:style-name="ce60" office:value-type="string" calcext:value-type="string">
            <text:p>#5A00</text:p>
          </table:table-cell>
          <table:table-cell table:number-columns-repeated="1022"/>
        </table:table-row>
        <table:table-row table:style-name="ro7">
          <table:table-cell table:style-name="ce58" office:value-type="string" calcext:value-type="string">
            <text:p>17</text:p>
            <text:p>$11</text:p>
            <text:p>Character7</text:p>
          </table:table-cell>
          <table:table-cell office:value-type="string" calcext:value-type="string">
            <text:p>#5A20</text:p>
          </table:table-cell>
          <table:table-cell table:number-columns-repeated="1022"/>
        </table:table-row>
        <table:table-row table:style-name="ro7">
          <table:table-cell table:style-name="ce58" office:value-type="string" calcext:value-type="string">
            <text:p>18</text:p>
            <text:p>$12</text:p>
            <text:p>Character</text:p>
          </table:table-cell>
          <table:table-cell office:value-type="string" calcext:value-type="string">
            <text:p>#5A40</text:p>
          </table:table-cell>
          <table:table-cell table:number-columns-repeated="1022"/>
        </table:table-row>
        <table:table-row table:style-name="ro7">
          <table:table-cell table:style-name="ce58" office:value-type="string" calcext:value-type="string">
            <text:p>19</text:p>
            <text:p>$13</text:p>
            <text:p>Character</text:p>
          </table:table-cell>
          <table:table-cell office:value-type="string" calcext:value-type="string">
            <text:p>#5A60</text:p>
          </table:table-cell>
          <table:table-cell table:number-columns-repeated="1022"/>
        </table:table-row>
        <table:table-row table:style-name="ro7">
          <table:table-cell table:style-name="ce58" office:value-type="string" calcext:value-type="string">
            <text:p>20</text:p>
            <text:p>$14</text:p>
            <text:p>Character</text:p>
          </table:table-cell>
          <table:table-cell office:value-type="string" calcext:value-type="string">
            <text:p>#5A80</text:p>
          </table:table-cell>
          <table:table-cell table:number-columns-repeated="1022"/>
        </table:table-row>
        <table:table-row table:style-name="ro7">
          <table:table-cell table:style-name="ce58" office:value-type="string" calcext:value-type="string">
            <text:p>21</text:p>
            <text:p>$15</text:p>
            <text:p>Character</text:p>
          </table:table-cell>
          <table:table-cell office:value-type="string" calcext:value-type="string">
            <text:p>#5AA0</text:p>
          </table:table-cell>
          <table:table-cell table:number-columns-repeated="1022"/>
        </table:table-row>
        <table:table-row table:style-name="ro7">
          <table:table-cell table:style-name="ce58" office:value-type="string" calcext:value-type="string">
            <text:p>22</text:p>
            <text:p>$16</text:p>
            <text:p>Character</text:p>
          </table:table-cell>
          <table:table-cell office:value-type="string" calcext:value-type="string">
            <text:p>#5AC0</text:p>
          </table:table-cell>
          <table:table-cell office:value-type="string" calcext:value-type="string">
            <text:p>#5AC1</text:p>
          </table:table-cell>
          <table:table-cell office:value-type="string" calcext:value-type="string">
            <text:p>#5AC2</text:p>
          </table:table-cell>
          <table:table-cell table:number-columns-repeated="1020"/>
        </table:table-row>
        <table:table-row table:style-name="ro7">
          <table:table-cell table:style-name="ce58" office:value-type="string" calcext:value-type="string">
            <text:p>23</text:p>
            <text:p>$17</text:p>
            <text:p>Character</text:p>
          </table:table-cell>
          <table:table-cell office:value-type="string" calcext:value-type="string">
            <text:p>#5AE0</text:p>
          </table:table-cell>
          <table:table-cell office:value-type="string" calcext:value-type="string">
            <text:p>#5AE1</text:p>
          </table:table-cell>
          <table:table-cell office:value-type="string" calcext:value-type="string">
            <text:p>#5AE2</text:p>
          </table:table-cell>
          <table:table-cell office:value-type="string" calcext:value-type="string">
            <text:p>#5AE3</text:p>
          </table:table-cell>
          <table:table-cell office:value-type="string" calcext:value-type="string">
            <text:p>#5AE4</text:p>
          </table:table-cell>
          <table:table-cell office:value-type="string" calcext:value-type="string">
            <text:p>#5AE5</text:p>
          </table:table-cell>
          <table:table-cell office:value-type="string" calcext:value-type="string">
            <text:p>#5AE6</text:p>
          </table:table-cell>
          <table:table-cell office:value-type="string" calcext:value-type="string">
            <text:p>#5AE7</text:p>
          </table:table-cell>
          <table:table-cell office:value-type="string" calcext:value-type="string">
            <text:p>#5AE8</text:p>
          </table:table-cell>
          <table:table-cell office:value-type="string" calcext:value-type="string">
            <text:p>#5AE9</text:p>
          </table:table-cell>
          <table:table-cell table:style-name="ce52" office:value-type="string" calcext:value-type="string">
            <text:p>#5AEA</text:p>
          </table:table-cell>
          <table:table-cell office:value-type="string" calcext:value-type="string">
            <text:p>#5AEB</text:p>
          </table:table-cell>
          <table:table-cell table:style-name="ce52" office:value-type="string" calcext:value-type="string">
            <text:p>#5AEC</text:p>
          </table:table-cell>
          <table:table-cell office:value-type="string" calcext:value-type="string">
            <text:p>#5AED</text:p>
          </table:table-cell>
          <table:table-cell table:style-name="ce52" office:value-type="string" calcext:value-type="string">
            <text:p>#5AEE</text:p>
          </table:table-cell>
          <table:table-cell office:value-type="string" calcext:value-type="string">
            <text:p>#5AEF</text:p>
          </table:table-cell>
          <table:table-cell office:value-type="string" calcext:value-type="string">
            <text:p>#5AF0</text:p>
          </table:table-cell>
          <table:table-cell office:value-type="string" calcext:value-type="string">
            <text:p>#5AF1</text:p>
          </table:table-cell>
          <table:table-cell table:style-name="ce52" office:value-type="string" calcext:value-type="string">
            <text:p>#5AF2</text:p>
          </table:table-cell>
          <table:table-cell office:value-type="string" calcext:value-type="string">
            <text:p>#5AF3</text:p>
          </table:table-cell>
          <table:table-cell table:style-name="ce52" office:value-type="string" calcext:value-type="string">
            <text:p>#5AF4</text:p>
          </table:table-cell>
          <table:table-cell office:value-type="string" calcext:value-type="string">
            <text:p>#5AF5</text:p>
          </table:table-cell>
          <table:table-cell table:style-name="ce52" office:value-type="string" calcext:value-type="string">
            <text:p>#5AF6</text:p>
          </table:table-cell>
          <table:table-cell table:style-name="ce52" office:value-type="string" calcext:value-type="string">
            <text:p>#5AF7</text:p>
          </table:table-cell>
          <table:table-cell table:style-name="ce52" office:value-type="string" calcext:value-type="string">
            <text:p>#5AF8</text:p>
          </table:table-cell>
          <table:table-cell table:style-name="ce52" office:value-type="string" calcext:value-type="string">
            <text:p>#5AF9</text:p>
          </table:table-cell>
          <table:table-cell table:style-name="ce52" office:value-type="string" calcext:value-type="string">
            <text:p>#5AFA</text:p>
          </table:table-cell>
          <table:table-cell table:style-name="ce52" office:value-type="string" calcext:value-type="string">
            <text:p>#5AFB</text:p>
          </table:table-cell>
          <table:table-cell table:style-name="ce52" office:value-type="string" calcext:value-type="string">
            <text:p>#5AFC</text:p>
          </table:table-cell>
          <table:table-cell table:style-name="ce52" office:value-type="string" calcext:value-type="string">
            <text:p>#5AFD</text:p>
          </table:table-cell>
          <table:table-cell table:style-name="ce52" office:value-type="string" calcext:value-type="string">
            <text:p>#5AFE</text:p>
          </table:table-cell>
          <table:table-cell table:style-name="ce52" office:value-type="string" calcext:value-type="string">
            <text:p>#5AFF</text:p>
          </table:table-cell>
          <table:table-cell table:style-name="ce52" table:number-columns-repeated="99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mo" svg:font-family="Arimo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0pt" style:font-name-asian="Linux Libertine G" style:font-family-asian="'Linux Libertine G'" style:font-family-generic-asian="system" style:font-pitch-asian="variable" style:font-size-asian="10pt" style:font-name-complex="Linux Libertine G" style:font-family-complex="'Linux Libertine G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05:12:00.65555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creen1-3" style:display-name="PageStyle_Screen1-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een2-3" style:display-name="PageStyle_Screen2-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een3-3" style:display-name="PageStyle_Screen3-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een1-3_20__28_HEX_29_" style:display-name="PageStyle_Screen1-3 (HE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een2-3_20__28_HEX_29_" style:display-name="PageStyle_Screen2-3 (HE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een3-3_20__28_HEX_29_" style:display-name="PageStyle_Screen3-3 (HE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6-26T08:08:43</meta:creation-date>
    <meta:initial-creator>User</meta:initial-creator>
    <meta:generator>LibreOffice/25.2.4.3$Windows_X86_64 LibreOffice_project/33e196637044ead23f5c3226cde09b47731f7e27</meta:generator>
    <dc:date>2025-07-01T05:25:53.992057600</dc:date>
    <meta:editing-duration>P13DT4H11M7S</meta:editing-duration>
    <meta:editing-cycles>123</meta:editing-cycles>
    <meta:document-statistic meta:table-count="7" meta:cell-count="12747" meta:object-count="0"/>
  </office:meta>
</office:document-meta>
</file>